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achlieli CLM1" svg:font-family="'Nachlieli CLM'"/>
    <style:font-face style:name="Courier New" svg:font-family="'Courier New'" style:font-family-generic="modern"/>
    <style:font-face style:name="Rod" svg:font-family="Rod" style:font-family-generic="modern"/>
    <style:font-face style:name="David Transparent" svg:font-family="'David Transparent'" style:font-pitch="variable"/>
    <style:font-face style:name="Miriam" svg:font-family="Miriam" style:font-pitch="variable"/>
    <style:font-face style:name="Narkisim" svg:font-family="Narkisim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style:font-name-complex="Miriam" style:font-size-complex="10pt"/>
    </style:style>
    <style:style style:name="P6" style:family="paragraph" style:parent-style-name="Standard">
      <style:paragraph-properties fo:text-align="end" style:justify-single-word="false"/>
      <style:text-properties style:font-name-complex="Miriam" style:font-size-complex="8pt"/>
    </style:style>
    <style:style style:name="P7" style:family="paragraph" style:parent-style-name="Standard">
      <style:paragraph-properties fo:text-align="end" style:justify-single-word="false"/>
      <style:text-properties style:font-style-complex="italic"/>
    </style:style>
    <style:style style:name="P8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9" style:family="paragraph" style:parent-style-name="Standard">
      <style:paragraph-properties fo:text-align="end" style:justify-single-word="false"/>
      <style:text-properties style:font-name="Courier New" fo:font-size="8pt" style:font-size-asian="8pt" style:font-name-complex="Courier New" style:font-size-complex="10pt"/>
    </style:style>
    <style:style style:name="P10" style:family="paragraph" style:parent-style-name="Standard">
      <style:paragraph-properties fo:text-align="end" style:justify-single-word="false"/>
      <style:text-properties style:font-name="Courier New" fo:font-size="8pt" style:font-size-asian="8pt" style:font-size-complex="10pt"/>
    </style:style>
    <style:style style:name="P11" style:family="paragraph" style:parent-style-name="Standard">
      <style:paragraph-properties fo:text-align="end" style:justify-single-word="false"/>
      <style:text-properties style:font-size-complex="10pt"/>
    </style:style>
    <style:style style:name="P12" style:family="paragraph" style:parent-style-name="Standard">
      <style:paragraph-properties fo:text-align="end" style:justify-single-word="false"/>
      <style:text-properties style:font-name-complex="Times New Roman" style:font-size-complex="10pt"/>
    </style:style>
    <style:style style:name="P13" style:family="paragraph" style:parent-style-name="Standard">
      <style:paragraph-properties fo:text-align="end" style:justify-single-word="false"/>
      <style:text-properties style:font-name-complex="Times New Roman"/>
    </style:style>
    <style:style style:name="P14" style:family="paragraph" style:parent-style-name="Standard">
      <style:paragraph-properties fo:text-align="end" style:justify-single-word="false"/>
      <style:text-properties style:font-size-complex="8pt"/>
    </style:style>
    <style:style style:name="P15" style:family="paragraph" style:parent-style-name="Standard">
      <style:paragraph-properties fo:text-align="end" style:justify-single-word="false"/>
      <style:text-properties fo:color="#000000" style:font-size-complex="10pt"/>
    </style:style>
    <style:style style:name="P16" style:family="paragraph" style:parent-style-name="Standard">
      <style:paragraph-properties fo:text-align="end" style:justify-single-word="false"/>
      <style:text-properties fo:color="#000000" style:font-name-complex="Miriam"/>
    </style:style>
    <style:style style:name="P17" style:family="paragraph" style:parent-style-name="Standard">
      <style:paragraph-properties fo:margin-top="0.106cm" fo:margin-bottom="0cm" fo:text-align="center" style:justify-single-word="false"/>
      <style:text-properties fo:font-size="11pt" style:font-size-asian="11pt" style:font-size-complex="11pt"/>
    </style:style>
    <style:style style:name="P18" style:family="paragraph" style:parent-style-name="Standard">
      <style:paragraph-properties fo:margin-left="1.27cm" fo:margin-right="0cm" fo:text-align="end" style:justify-single-word="false" fo:text-indent="0cm" style:auto-text-indent="false"/>
    </style:style>
    <style:style style:name="P19" style:family="paragraph" style:parent-style-name="Standard">
      <style:paragraph-properties fo:margin-left="1.27cm" fo:margin-right="0cm" fo:text-align="end" style:justify-single-word="false" fo:text-indent="0cm" style:auto-text-indent="false"/>
      <style:text-properties style:font-name="Courier New" fo:font-size="8pt" style:font-size-asian="8pt" style:font-size-complex="10pt"/>
    </style:style>
    <style:style style:name="P20" style:family="paragraph" style:parent-style-name="Standard">
      <style:paragraph-properties fo:margin-left="1.27cm" fo:margin-right="0cm" fo:text-align="end" style:justify-single-word="false" fo:text-indent="0cm" style:auto-text-indent="false"/>
      <style:text-properties style:font-size-complex="10pt"/>
    </style:style>
    <style:style style:name="P21" style:family="paragraph" style:parent-style-name="Standard" style:list-style-name="WW8Num1">
      <style:paragraph-properties fo:margin-left="1.402cm" fo:margin-right="0cm" fo:text-align="end" style:justify-single-word="false" fo:text-indent="-0.767cm" style:auto-text-indent="false" style:text-autospace="none" style:punctuation-wrap="simple" style:vertical-align="baseline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font-size="16pt" style:text-underline-style="solid" style:text-underline-width="auto" style:text-underline-color="font-color" style:font-size-asian="16pt" style:font-size-complex="16pt"/>
    </style:style>
    <style:style style:name="P23" style:family="paragraph" style:parent-style-name="Footer">
      <style:paragraph-properties fo:text-align="end" style:justify-single-word="false"/>
    </style:style>
    <style:style style:name="P24" style:family="paragraph" style:parent-style-name="Footer">
      <style:paragraph-properties fo:text-align="end" style:justify-single-word="false"/>
      <style:text-properties style:language-asian="en" style:country-asian="US"/>
    </style:style>
    <style:style style:name="P25" style:family="paragraph" style:parent-style-name="Footer">
      <style:paragraph-properties fo:text-align="end" style:justify-single-word="false">
        <style:tab-stops/>
      </style:paragraph-properties>
      <style:text-properties style:language-asian="en" style:country-asian="US"/>
    </style:style>
    <style:style style:name="P26" style:family="paragraph" style:parent-style-name="Footer">
      <style:paragraph-properties fo:text-align="end" style:justify-single-word="false"/>
      <style:text-properties fo:font-size="12pt" style:font-size-asian="12pt" style:language-asian="en" style:country-asian="US" style:font-name-complex="Miriam" style:font-size-complex="10pt"/>
    </style:style>
    <style:style style:name="P27" style:family="paragraph" style:parent-style-name="Footer">
      <style:paragraph-properties fo:text-align="center" style:justify-single-word="false">
        <style:tab-stops/>
      </style:paragraph-properties>
      <style:text-properties fo:font-size="12pt" style:font-size-asian="12pt" style:language-asian="en" style:country-asian="US"/>
    </style:style>
    <style:style style:name="P28" style:family="paragraph" style:parent-style-name="Body_20_Text_20_2">
      <style:paragraph-properties fo:text-align="end" style:justify-single-word="false"/>
    </style:style>
    <style:style style:name="P29" style:family="paragraph" style:parent-style-name="Body_20_Text_20_2">
      <style:paragraph-properties fo:text-align="end" style:justify-single-word="false"/>
      <style:text-properties style:font-name="Courier New" fo:font-size="8pt" style:font-size-asian="8pt" style:language-asian="en" style:country-asian="US" style:font-name-complex="Courier New"/>
    </style:style>
    <style:style style:name="P30" style:family="paragraph" style:parent-style-name="Body_20_Text_20_2">
      <style:paragraph-properties fo:text-align="end" style:justify-single-word="false"/>
      <style:text-properties style:language-asian="en" style:country-asian="US"/>
    </style:style>
    <style:style style:name="P31" style:family="paragraph" style:parent-style-name="Body_20_Text_20_3">
      <style:paragraph-properties fo:text-align="end" style:justify-single-word="false"/>
    </style:style>
    <style:style style:name="P32" style:family="paragraph" style:parent-style-name="Footnote">
      <style:paragraph-properties fo:text-align="end" style:justify-single-word="false"/>
    </style:style>
    <style:style style:name="P33" style:family="paragraph" style:parent-style-name="Header">
      <style:paragraph-properties fo:text-align="end" style:justify-single-word="false"/>
    </style:style>
    <style:style style:name="P34" style:family="paragraph">
      <style:paragraph-properties fo:margin-left="0cm" fo:margin-right="0cm" fo:text-align="end" fo:text-indent="0cm" style:text-autospace="none" style:punctuation-wrap="simple" style:writing-mode="rl-tb"/>
    </style:style>
    <style:style style:name="T1" style:family="text">
      <style:text-properties style:font-name-complex="Times New Roman"/>
    </style:style>
    <style:style style:name="T2" style:family="text">
      <style:text-properties style:font-name-complex="Times New Roman" style:font-size-complex="11pt"/>
    </style:style>
    <style:style style:name="T3" style:family="text">
      <style:text-properties style:font-name-complex="Times New Roman" style:font-size-complex="8pt"/>
    </style:style>
    <style:style style:name="T4" style:family="text">
      <style:text-properties style:font-name-complex="Times New Roman" style:font-size-complex="10pt"/>
    </style:style>
    <style:style style:name="T5" style:family="text">
      <style:text-properties style:font-name-complex="Times New Roman" style:font-size-complex="9pt"/>
    </style:style>
    <style:style style:name="T6" style:family="text">
      <style:text-properties style:font-name-complex="Times New Roman" style:font-style-complex="italic"/>
    </style:style>
    <style:style style:name="T7" style:family="text">
      <style:text-properties style:font-name-complex="David Transparen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size-complex="14pt" style:font-weight-complex="bold"/>
    </style:style>
    <style:style style:name="T10" style:family="text">
      <style:text-properties fo:font-weight="bold" style:font-weight-asian="bold" style:font-name-complex="Miriam" style:font-size-complex="10pt" style:font-weight-complex="bold"/>
    </style:style>
    <style:style style:name="T11" style:family="text">
      <style:text-properties fo:font-weight="bold" style:font-weight-asian="bold" style:font-name-complex="Miriam" style:font-weight-complex="bold"/>
    </style:style>
    <style:style style:name="T12" style:family="text">
      <style:text-properties fo:font-weight="bold" style:font-weight-asian="bold" style:font-name-complex="Times New Roman" style:font-size-complex="10pt" style:font-weight-complex="bold"/>
    </style:style>
    <style:style style:name="T13" style:family="text">
      <style:text-properties fo:font-weight="bold" style:font-weight-asian="bold" style:font-name-complex="Times New Roman" style:font-weight-complex="bold"/>
    </style:style>
    <style:style style:name="T14" style:family="text">
      <style:text-properties fo:font-weight="bold" style:font-weight-asian="bold" style:font-name-complex="Narkisim" style:font-size-complex="10pt" style:font-weight-complex="bold"/>
    </style:style>
    <style:style style:name="T15" style:family="text">
      <style:text-properties style:font-size-complex="14pt"/>
    </style:style>
    <style:style style:name="T16" style:family="text">
      <style:text-properties style:font-size-complex="8pt"/>
    </style:style>
    <style:style style:name="T17" style:family="text">
      <style:text-properties style:font-name-complex="Miriam"/>
    </style:style>
    <style:style style:name="T18" style:family="text">
      <style:text-properties style:font-name-complex="Miriam" style:font-size-complex="10pt"/>
    </style:style>
    <style:style style:name="T19" style:family="text">
      <style:text-properties style:font-name-complex="Miriam" style:font-size-complex="8pt"/>
    </style:style>
    <style:style style:name="T20" style:family="text">
      <style:text-properties style:font-name-complex="Miriam" style:font-size-complex="9pt"/>
    </style:style>
    <style:style style:name="T21" style:family="text">
      <style:text-properties style:font-size-complex="10pt"/>
    </style:style>
    <style:style style:name="T22" style:family="text">
      <style:text-properties style:font-name-complex="Narkisim"/>
    </style:style>
    <style:style style:name="T23" style:family="text">
      <style:text-properties style:font-name-complex="Narkisim" style:font-size-complex="9pt"/>
    </style:style>
    <style:style style:name="T24" style:family="text">
      <style:text-properties style:font-name-complex="Narkisim" style:font-size-complex="10pt"/>
    </style:style>
    <style:style style:name="T25" style:family="text">
      <style:text-properties style:font-name-complex="Narkisim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name-complex="Times New Roman" style:font-style-complex="italic"/>
    </style:style>
    <style:style style:name="T28" style:family="text">
      <style:text-properties fo:font-style="italic" style:font-style-asian="italic" style:font-name-complex="Times New Roman" style:font-size-complex="10pt" style:font-style-complex="italic"/>
    </style:style>
    <style:style style:name="T29" style:family="text">
      <style:text-properties fo:font-style="italic" style:font-style-asian="italic" style:font-name-complex="Narkisim"/>
    </style:style>
    <style:style style:name="T30" style:family="text">
      <style:text-properties fo:font-style="italic" style:font-style-asian="italic" style:font-name-complex="Narkisim" style:font-style-complex="italic"/>
    </style:style>
    <style:style style:name="T31" style:family="text">
      <style:text-properties fo:font-style="italic" style:font-style-asian="italic" style:font-name-complex="Narkisim" style:font-size-complex="10pt" style:font-style-complex="italic"/>
    </style:style>
    <style:style style:name="T32" style:family="text">
      <style:text-properties fo:font-style="italic" style:font-style-asian="italic" style:font-size-complex="10pt" style:font-style-complex="italic"/>
    </style:style>
    <style:style style:name="T33" style:family="text">
      <style:text-properties fo:font-style="italic" style:font-style-asian="italic" style:font-name-complex="Miriam" style:font-size-complex="10pt" style:font-style-complex="italic"/>
    </style:style>
    <style:style style:name="T34" style:family="text">
      <style:text-properties fo:font-style="italic" style:font-style-asian="italic" style:font-size-complex="14pt" style:font-style-complex="italic"/>
    </style:style>
    <style:style style:name="T35" style:family="text">
      <style:text-properties style:font-style-complex="italic"/>
    </style:style>
    <style:style style:name="T36" style:family="text">
      <style:text-properties style:font-name-asian="Courier New"/>
    </style:style>
    <style:style style:name="T37" style:family="text">
      <style:text-properties style:font-name-asian="Courier New" style:font-name-complex="Courier New"/>
    </style:style>
    <style:style style:name="T38" style:family="text">
      <style:text-properties fo:font-size="8pt" style:font-size-asian="8pt" style:font-name-complex="Narkisim" style:font-size-complex="8pt"/>
    </style:style>
    <style:style style:name="T39" style:family="text">
      <style:text-properties fo:font-size="8pt" style:font-size-asian="8pt" style:font-name-complex="Times New Roman" style:font-size-complex="8pt"/>
    </style:style>
    <style:style style:name="T40" style:family="text">
      <style:text-properties fo:font-size="8pt" style:font-size-asian="8pt" style:font-name-complex="Miriam" style:font-size-complex="8pt"/>
    </style:style>
    <style:style style:name="T41" style:family="text">
      <style:text-properties style:font-name="Courier New" fo:font-size="8pt" style:font-size-asian="8pt" style:font-name-complex="Courier New"/>
    </style:style>
    <style:style style:name="T42" style:family="text">
      <style:text-properties style:font-name="Courier New" fo:font-size="8pt" style:font-size-asian="8pt" style:font-name-complex="Courier New" style:font-size-complex="8pt"/>
    </style:style>
    <style:style style:name="T43" style:family="text">
      <style:text-properties style:font-name="Courier New" fo:font-size="8pt" style:font-size-asian="8pt" style:font-name-complex="Courier New" style:font-size-complex="10pt"/>
    </style:style>
    <style:style style:name="T44" style:family="text">
      <style:text-properties style:font-name="Courier New" fo:font-size="8pt" style:font-size-asian="8pt" style:font-name-complex="Narkisim"/>
    </style:style>
    <style:style style:name="T45" style:family="text">
      <style:text-properties style:font-name="Courier New" fo:font-size="8pt" style:font-size-asian="8pt" style:font-name-complex="Narkisim" style:font-size-complex="10pt"/>
    </style:style>
    <style:style style:name="T46" style:family="text">
      <style:text-properties style:font-name="Courier New" fo:font-size="8pt" style:font-name-asian="Courier New" style:font-size-asian="8pt" style:font-name-complex="Courier New"/>
    </style:style>
    <style:style style:name="T4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48" style:family="text">
      <style:text-properties style:font-name="Courier New" fo:font-size="8pt" style:font-name-asian="Courier New" style:font-size-asian="8pt" style:font-name-complex="Courier New" style:font-size-complex="10pt"/>
    </style:style>
    <style:style style:name="T49" style:family="text">
      <style:text-properties style:font-name="Courier New" fo:font-size="8pt" fo:font-style="italic" style:font-size-asian="8pt" style:font-style-asian="italic" style:font-name-complex="Courier New" style:font-size-complex="10pt" style:font-style-complex="italic"/>
    </style:style>
    <style:style style:name="T50" style:family="text">
      <style:text-properties style:font-name="Courier New" fo:font-size="8pt" fo:font-style="italic" style:font-name-asian="Courier New" style:font-size-asian="8pt" style:font-style-asian="italic" style:font-name-complex="Courier New" style:font-size-complex="10pt" style:font-style-complex="italic"/>
    </style:style>
    <style:style style:name="T51" style:family="text">
      <style:text-properties style:font-name="Courier New" fo:font-size="8pt" style:text-underline-style="solid" style:text-underline-width="auto" style:text-underline-color="font-color" style:font-size-asian="8pt" style:font-name-complex="Narkisim" style:font-size-complex="10pt"/>
    </style:style>
    <style:style style:name="T52" style:family="text">
      <style:text-properties style:font-name-complex="Courier New"/>
    </style:style>
    <style:style style:name="T53" style:family="text">
      <style:text-properties style:font-name-complex="Courier New" style:font-size-complex="10pt"/>
    </style:style>
    <style:style style:name="T54" style:family="text">
      <style:text-properties style:font-name-complex="Courier New" style:font-size-complex="8pt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style:font-name-complex="Narkisim"/>
    </style:style>
    <style:style style:name="T57" style:family="text">
      <style:text-properties style:text-underline-style="solid" style:text-underline-width="auto" style:text-underline-color="font-color" style:font-name-complex="Narkisim" style:font-size-complex="10pt"/>
    </style:style>
    <style:style style:name="T58" style:family="text">
      <style:text-properties style:text-underline-style="solid" style:text-underline-width="auto" style:text-underline-color="font-color" style:font-size-complex="10pt"/>
    </style:style>
    <style:style style:name="T59" style:family="text">
      <style:text-properties style:text-underline-style="solid" style:text-underline-width="auto" style:text-underline-color="font-color" style:font-name-complex="Times New Roman"/>
    </style:style>
    <style:style style:name="T60" style:family="text">
      <style:text-properties style:text-underline-style="solid" style:text-underline-width="auto" style:text-underline-color="font-color" style:font-name-complex="Times New Roman" style:font-size-complex="10pt"/>
    </style:style>
    <style:style style:name="T61" style:family="text">
      <style:text-properties style:text-underline-style="solid" style:text-underline-width="auto" style:text-underline-color="font-color" style:font-name-complex="Times New Roman" style:font-size-complex="8pt"/>
    </style:style>
    <style:style style:name="T62" style:family="text">
      <style:text-properties style:text-underline-style="solid" style:text-underline-width="auto" style:text-underline-color="font-color" style:font-name-asian="Courier New" style:font-name-complex="Courier New"/>
    </style:style>
    <style:style style:name="T63" style:family="text">
      <style:text-properties style:text-underline-style="solid" style:text-underline-width="auto" style:text-underline-color="font-color" style:font-name-complex="Miriam" style:font-size-complex="10pt"/>
    </style:style>
    <style:style style:name="T64" style:family="text">
      <style:text-properties style:text-underline-style="solid" style:text-underline-width="auto" style:text-underline-color="font-color" style:font-name-complex="Miriam" style:font-size-complex="8pt"/>
    </style:style>
    <style:style style:name="T65" style:family="text">
      <style:text-properties style:text-underline-style="solid" style:text-underline-width="auto" style:text-underline-color="font-color" fo:background-color="#00ffff" style:font-name-complex="Narkisim" style:font-size-complex="10pt"/>
    </style:style>
    <style:style style:name="T66" style:family="text">
      <style:text-properties style:text-line-through-style="solid" style:font-size-complex="10pt"/>
    </style:style>
    <style:style style:name="T67" style:family="text">
      <style:text-properties style:text-line-through-style="solid" style:font-name-complex="Miriam" style:font-size-complex="10pt"/>
    </style:style>
    <style:style style:name="T68" style:family="text">
      <style:text-properties fo:background-color="#00ffff" style:font-name-complex="Miriam" style:font-size-complex="8pt"/>
    </style:style>
    <style:style style:name="T69" style:family="text">
      <style:text-properties fo:background-color="#00ffff" style:font-name-complex="Courier New"/>
    </style:style>
    <style:style style:name="T70" style:family="text">
      <style:text-properties fo:background-color="#00ffff" style:font-name-complex="Narkisim" style:font-style-complex="italic"/>
    </style:style>
    <style:style style:name="T71" style:family="text">
      <style:text-properties fo:font-size="12pt" style:font-size-asian="12pt" style:font-name-complex="Miriam"/>
    </style:style>
    <style:style style:name="T72" style:family="text">
      <style:text-properties fo:font-size="12pt" style:font-size-asian="12pt" style:font-name-complex="Miriam" style:font-size-complex="8pt"/>
    </style:style>
    <style:style style:name="T73" style:family="text">
      <style:text-properties fo:font-size="12pt" style:font-size-asian="12pt" style:font-name-complex="Miriam" style:font-size-complex="10pt"/>
    </style:style>
    <style:style style:name="T74" style:family="text">
      <style:text-properties fo:font-size="12pt" style:font-size-asian="12pt" style:font-name-complex="Times New Roman"/>
    </style:style>
    <style:style style:name="T75" style:family="text">
      <style:text-properties fo:font-size="12pt" style:font-size-asian="12pt" style:font-name-complex="Times New Roman" style:font-size-complex="8pt"/>
    </style:style>
    <style:style style:name="T76" style:family="text">
      <style:text-properties fo:font-size="12pt" style:font-size-asian="12pt" style:font-name-complex="Times New Roman" style:font-size-complex="10pt"/>
    </style:style>
    <style:style style:name="T77" style:family="text">
      <style:text-properties fo:font-size="12pt" style:font-size-asian="12pt" style:font-name-complex="Narkisim"/>
    </style:style>
    <style:style style:name="T78" style:family="text">
      <style:text-properties fo:font-size="12pt" style:font-size-asian="12pt" style:font-name-complex="Narkisim" style:font-size-complex="10pt"/>
    </style:style>
    <style:style style:name="T79" style:family="text">
      <style:text-properties fo:font-size="12pt" style:font-size-asian="12pt" style:language-asian="en" style:country-asian="US" style:font-name-complex="Miriam"/>
    </style:style>
    <style:style style:name="T80" style:family="text">
      <style:text-properties fo:font-size="12pt" style:font-size-asian="12pt" style:language-asian="en" style:country-asian="US" style:font-name-complex="Times New Roman"/>
    </style:style>
    <style:style style:name="T81" style:family="text">
      <style:text-properties fo:font-size="12pt" fo:font-weight="bold" style:font-size-asian="12pt" style:font-weight-asian="bold" style:font-name-complex="Miriam" style:font-weight-complex="bold"/>
    </style:style>
    <style:style style:name="T82" style:family="text">
      <style:text-properties fo:font-size="12pt" fo:font-weight="bold" style:font-size-asian="12pt" style:font-weight-asian="bold" style:font-name-complex="Times New Roman" style:font-weight-complex="bold"/>
    </style:style>
    <style:style style:name="T83" style:family="text">
      <style:text-properties style:text-position="super 58%" text:display="true"/>
    </style:style>
    <style:style style:name="T84" style:family="text">
      <style:text-properties style:font-name="Miriam" style:font-name-complex="Miriam" style:font-size-complex="10pt"/>
    </style:style>
    <style:style style:name="T85" style:family="text">
      <style:text-properties style:font-name="Miriam" style:font-name-asian="Miriam" style:font-name-complex="Miriam" style:font-size-complex="10pt"/>
    </style:style>
    <style:style style:name="T86" style:family="text">
      <style:text-properties style:font-name="Miriam" style:text-underline-style="solid" style:text-underline-width="auto" style:text-underline-color="font-color" fo:font-weight="bold" style:font-weight-asian="bold" style:font-name-complex="Miriam" style:font-size-complex="10pt" style:font-weight-complex="bold"/>
    </style:style>
    <style:style style:name="T87" style:family="text">
      <style:text-properties style:font-name="Miriam" style:font-name-complex="Narkisim" style:font-size-complex="10pt"/>
    </style:style>
    <style:style style:name="T88" style:family="text">
      <style:text-properties fo:language="he" fo:country="IL" style:font-name-complex="Narkisim" style:font-size-complex="10pt"/>
    </style:style>
    <style:style style:name="T89" style:family="text">
      <style:text-properties fo:language="he" fo:country="IL" style:font-name-complex="Times New Roman" style:font-size-complex="10pt"/>
    </style:style>
    <style:style style:name="T90" style:family="text">
      <style:text-properties fo:language="he" fo:country="IL" style:text-underline-style="solid" style:text-underline-width="auto" style:text-underline-color="font-color" style:font-name-complex="Narkisim" style:font-size-complex="10pt"/>
    </style:style>
    <style:style style:name="T91" style:family="text">
      <style:text-properties fo:color="#000000" fo:language="he" fo:country="IL" style:font-name-complex="Narkisim" style:font-size-complex="10pt"/>
    </style:style>
    <style:style style:name="T92" style:family="text">
      <style:text-properties fo:color="#000000" fo:language="he" fo:country="IL" style:font-name-complex="Narkisim" style:font-style-complex="italic"/>
    </style:style>
    <style:style style:name="T93" style:family="text">
      <style:text-properties fo:color="#000000" fo:language="he" fo:country="IL" style:font-name-complex="Times New Roman" style:font-size-complex="10pt"/>
    </style:style>
    <style:style style:name="T94" style:family="text">
      <style:text-properties fo:color="#000000" fo:language="he" fo:country="IL" style:font-name-complex="Times New Roman" style:font-style-complex="italic"/>
    </style:style>
    <style:style style:name="T95" style:family="text">
      <style:text-properties fo:color="#000000" fo:language="he" fo:country="IL" style:text-underline-style="solid" style:text-underline-width="auto" style:text-underline-color="font-color" style:font-name-complex="Narkisim" style:font-size-complex="10pt"/>
    </style:style>
    <style:style style:name="T96" style:family="text">
      <style:text-properties fo:color="#000000" style:font-style-complex="italic"/>
    </style:style>
    <style:style style:name="T97" style:family="text">
      <style:text-properties fo:color="#000000" style:font-name-complex="Times New Roman"/>
    </style:style>
    <style:style style:name="T98" style:family="text">
      <style:text-properties fo:color="#000000" style:font-name-complex="Times New Roman" style:font-style-complex="italic"/>
    </style:style>
    <style:style style:name="T99" style:family="text">
      <style:text-properties fo:color="#000000" style:font-name-complex="Times New Roman" style:font-size-complex="10pt"/>
    </style:style>
    <style:style style:name="T100" style:family="text">
      <style:text-properties fo:color="#000000" style:font-name-complex="Miriam" style:font-size-complex="10pt"/>
    </style:style>
    <style:style style:name="T101" style:family="text">
      <style:text-properties fo:color="#000000" style:font-name-complex="Narkisim"/>
    </style:style>
    <style:style style:name="T102" style:family="text">
      <style:text-properties fo:color="#000000" style:font-name-complex="Narkisim" style:font-size-complex="10pt"/>
    </style:style>
    <style:style style:name="T103" style:family="text">
      <style:text-properties fo:color="#000000" style:font-name-complex="Narkisim" style:font-size-complex="8pt"/>
    </style:style>
    <style:style style:name="T104" style:family="text">
      <style:text-properties fo:color="#000000" fo:font-style="italic" style:font-style-asian="italic" style:font-name-complex="Narkisim" style:font-style-complex="italic"/>
    </style:style>
    <style:style style:name="T105" style:family="text">
      <style:text-properties fo:color="#000000" fo:font-style="italic" style:font-style-asian="italic" style:font-name-complex="Times New Roman" style:font-style-complex="italic"/>
    </style:style>
    <style:style style:name="T106" style:family="text">
      <style:text-properties fo:color="#000000" fo:font-size="14pt" style:font-size-asian="14pt" style:font-name-complex="Narkisim"/>
    </style:style>
    <style:style style:name="T107" style:family="text">
      <style:text-properties fo:color="#000000" fo:font-size="14pt" style:font-size-asian="14pt" style:font-name-complex="Narkisim" style:font-size-complex="10pt"/>
    </style:style>
    <style:style style:name="T108" style:family="text">
      <style:text-properties fo:color="#000000" fo:font-size="14pt" style:font-size-asian="14pt" style:font-name-complex="Times New Roman"/>
    </style:style>
    <style:style style:name="T109" style:family="text">
      <style:text-properties fo:color="#000000" fo:font-size="14pt" style:font-size-asian="14pt" style:font-name-complex="Times New Roman" style:font-size-complex="10pt"/>
    </style:style>
    <style:style style:name="T110" style:family="text">
      <style:text-properties fo:color="#ff00ff" fo:language="he" fo:country="IL" style:font-name-complex="Times New Roman" style:font-size-complex="10pt"/>
    </style:style>
    <style:style style:name="T111" style:family="text">
      <style:text-properties fo:font-size="14pt" style:font-size-asian="14pt" style:font-name-complex="Miriam"/>
    </style:style>
    <style:style style:name="T112" style:family="text">
      <style:text-properties fo:font-size="14pt" style:font-size-asian="14pt" style:font-name-complex="Times New Roman"/>
    </style:style>
    <style:style style:name="T113" style:family="text"/>
    <style:style style:name="T114" style:family="text">
      <style:text-properties style:use-window-font-color="true" style:font-name="Times New Roman" fo:font-size="10pt" fo:language="en" fo:country="US" style:font-name-asian="Times New Roman" style:font-size-asian="10pt" style:font-name-complex="Courier New" style:font-size-complex="10pt" style:language-complex="he" style:country-complex="IL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מסכת<text:span text:style-name="T1"> </text:span>חגיגה</text:p>
      <text:p text:style-name="P2"/>
      <text:p text:style-name="P17"><text:span text:style-name="T7">מתוך</text:span><text:span text:style-name="T1"> </text:span><text:span text:style-name="T7">"גמרא</text:span><text:span text:style-name="T1"> </text:span><text:span text:style-name="T7">נוֹחָה"</text:span></text:p>
      <text:p text:style-name="P3">על<text:span text:style-name="T1"> </text:span>שם<text:span text:style-name="T1"> </text:span>הורי<text:span text:style-name="T1"> </text:span><text:span text:style-name="T9">נ</text:span>פתלי<text:span text:style-name="T1"> </text:span><text:span text:style-name="T9">וח</text:span>נה<text:span text:style-name="T2"> </text:span><text:span text:style-name="T9">ה</text:span>ולנדר<text:span text:style-name="T3"> </text:span><text:span text:style-name="T16">ז"ל</text:span></text:p>
      <text:p text:style-name="P1"/>
      <text:p text:style-name="P1"/>
      <text:p text:style-name="P1">חגיגה<text:span text:style-name="T1"> </text:span>פרק<text:span text:style-name="T1"> </text:span>ראשון<text:span text:style-name="T1"> </text:span>הכל<text:span text:style-name="T1"> </text:span>חייבין</text:p>
      <text:p text:style-name="P4">(חגיגה<text:span text:style-name="T1"> </text:span>ב,א)</text:p>
      <text:p text:style-name="P4">משנה:</text:p>
      <text:p text:style-name="P4">הכל<text:span text:style-name="T1"> </text:span>חייבין<text:span text:style-name="T1"> </text:span>בראייה<text:span text:style-name="T1"> </text:span><text:span text:style-name="T18">(במצות</text:span><text:span text:style-name="T4"> </text:span><text:span text:style-name="T18">ראיית</text:span><text:span text:style-name="T4"> </text:span><text:span text:style-name="T18">כל</text:span><text:span text:style-name="T4"> </text:span><text:span text:style-name="T18">זכורך</text:span><text:span text:style-name="T4"> </text:span><text:span text:style-name="T23">[</text:span><text:span text:style-name="T19">שמות</text:span><text:span text:style-name="T3"> </text:span><text:span text:style-name="T19">כג,יז:</text:span><text:span text:style-name="T23"> שלש</text:span><text:span text:style-name="T5"> </text:span><text:span text:style-name="T23">פעמים</text:span><text:span text:style-name="T5"> </text:span><text:span text:style-name="T23">בשנה</text:span><text:span text:style-name="T5"> </text:span><text:span text:style-name="T23">יראה</text:span><text:span text:style-name="T5"> </text:span><text:span text:style-name="T23">כל</text:span><text:span text:style-name="T5"> </text:span><text:span text:style-name="T23">זכורך</text:span><text:span text:style-name="T5"> </text:span><text:span text:style-name="T23">אל</text:span><text:span text:style-name="T5"> </text:span><text:span text:style-name="T23">פני</text:span><text:span text:style-name="T5"> </text:span><text:span text:style-name="T23">האדן</text:span><text:span text:style-name="T5"> </text:span><text:span text:style-name="T23">ה']</text:span><text:span text:style-name="T18"> שצריכים</text:span><text:span text:style-name="T4"> </text:span><text:span text:style-name="T18">להתראות</text:span><text:span text:style-name="T4"> </text:span><text:span text:style-name="T18">בעזרה</text:span><text:span text:style-name="T4"> </text:span><text:span text:style-name="T18">ברגל)</text:span> חוץ<text:span text:style-name="T1"> </text:span>מחרש<text:span text:style-name="T1"> </text:span>שוטה<text:span text:style-name="T1"> </text:span>וקטן<text:span text:style-name="T1"> </text:span><text:span text:style-name="T18">(דלאו</text:span><text:span text:style-name="T4"> </text:span><text:span text:style-name="T18">בני</text:span><text:span text:style-name="T4"> </text:span><text:span text:style-name="T18">דעה</text:span><text:span text:style-name="T4"> </text:span><text:span text:style-name="T18">נינהו</text:span><text:span text:style-name="T4"> </text:span><text:span text:style-name="T18">ופטורין</text:span><text:span text:style-name="T4"> </text:span><text:span text:style-name="T18">ממצות)</text:span>, וטומטום, ואנדרוגינוס, ונשים, ועבדים<text:span text:style-name="T1"> </text:span>שאינם<text:span text:style-name="T1"> </text:span>משוחררים, החיגר, והסומא<text:span text:style-name="T1"> </text:span><text:span text:style-name="T18">(כולה</text:span><text:span text:style-name="T4"> </text:span><text:span text:style-name="T18">יליף</text:span><text:span text:style-name="T4"> </text:span><text:span text:style-name="T18">מקראי</text:span><text:span text:style-name="T4"> </text:span><text:span text:style-name="T18">בגמרא)</text:span>, והחולה, והזקן, ומי<text:span text:style-name="T1"> </text:span>שאינו<text:span text:style-name="T1"> </text:span>יכול<text:span text:style-name="T1"> </text:span>לעלות<text:span text:style-name="T1"> </text:span>ברגליו<text:span text:style-name="T1"> </text:span><text:span text:style-name="T18">(מירושלים</text:span><text:span text:style-name="T4"> </text:span><text:span text:style-name="T18">לעזרה; ובגמרא</text:span><text:span text:style-name="T4"> </text:span><text:span text:style-name="T18">מפרש</text:span><text:span text:style-name="T4"> </text:span><text:span text:style-name="T18">להו)</text:span>.</text:p>
      <text:p text:style-name="P4">איזהו<text:span text:style-name="T1"> </text:span>'<text:span text:style-name="T26">קטן</text:span>'?</text:p>
      <text:p text:style-name="P29">כל<text:span text:style-name="T36"> </text:span>שאינו<text:span text:style-name="T36"> </text:span>יכול<text:span text:style-name="T36"> </text:span>לרכוב<text:span text:style-name="T36"> </text:span>על<text:span text:style-name="T36"> </text:span>כתפיו<text:span text:style-name="T36"> </text:span>של<text:span text:style-name="T36"> </text:span>אביו<text:span text:style-name="T36"> </text:span>ולעלות<text:span text:style-name="T36"> </text:span>מירושלים<text:span text:style-name="T36"> </text:span>להר<text:span text:style-name="T36"> </text:span>הבית<text:span text:style-name="T36"> </text:span>- דברי<text:span text:style-name="T36"> </text:span>בית<text:span text:style-name="T36"> </text:span>שמאי;</text:p>
      <text:p text:style-name="P4"><text:span text:style-name="T41">ובית</text:span><text:span text:style-name="T46"> </text:span><text:span text:style-name="T41">הלל</text:span><text:span text:style-name="T46"> </text:span><text:span text:style-name="T41">אומרים: כל</text:span><text:span text:style-name="T46"> </text:span><text:span text:style-name="T41">שאינו</text:span><text:span text:style-name="T46"> </text:span><text:span text:style-name="T41">יכול</text:span><text:span text:style-name="T46"> </text:span><text:span text:style-name="T41">לאחוז</text:span><text:span text:style-name="T46"> </text:span><text:span text:style-name="T41">בידו</text:span><text:span text:style-name="T46"> </text:span><text:span text:style-name="T41">של</text:span><text:span text:style-name="T46"> </text:span><text:span text:style-name="T41">אביו</text:span><text:span text:style-name="T46"> </text:span><text:span text:style-name="T41">ולעלות</text:span><text:span text:style-name="T46"> </text:span><text:span text:style-name="T41">מירושלים</text:span><text:span text:style-name="T46"> </text:span><text:span text:style-name="T41">להר</text:span><text:span text:style-name="T46"> </text:span><text:span text:style-name="T41">הבית</text:span><text:span text:style-name="T1"> </text:span><text:span text:style-name="T18">(אבל</text:span><text:span text:style-name="T4"> </text:span><text:span text:style-name="T18">מכאן</text:span><text:span text:style-name="T4"> </text:span><text:span text:style-name="T18">ואילך, אף</text:span><text:span text:style-name="T4"> </text:span><text:span text:style-name="T18">על</text:span><text:span text:style-name="T4"> </text:span><text:span text:style-name="T18">פי</text:span><text:span text:style-name="T4"> </text:span><text:span text:style-name="T18">שאינו</text:span><text:span text:style-name="T4"> </text:span><text:span text:style-name="T18">חייב</text:span><text:span text:style-name="T4"> </text:span><text:span text:style-name="T18">מן</text:span><text:span text:style-name="T4"> </text:span><text:span text:style-name="T18">התורה</text:span><text:span text:style-name="T4"> </text:span><text:span text:style-name="T18">- הטילו</text:span><text:span text:style-name="T4"> </text:span><text:span text:style-name="T18">חכמים</text:span><text:span text:style-name="T4"> </text:span><text:span text:style-name="T18">על</text:span><text:span text:style-name="T4"> </text:span><text:span text:style-name="T18">אביו</text:span><text:span text:style-name="T4"> </text:span><text:span text:style-name="T18">ועל</text:span><text:span text:style-name="T4"> </text:span><text:span text:style-name="T18">אמו</text:span><text:span text:style-name="T4"> </text:span><text:span text:style-name="T18">לחנכו</text:span><text:span text:style-name="T4"> </text:span><text:span text:style-name="T18">במצות)</text:span>, </text:p>
      <text:p text:style-name="P4">שנאמר<text:span text:style-name="T1"> </text:span><text:span text:style-name="T19">(שמות</text:span><text:span text:style-name="T3"> </text:span><text:span text:style-name="T19">כג,יד)</text:span><text:span text:style-name="T22"> שלש</text:span><text:span text:style-name="T1"> </text:span><text:span text:style-name="T22">רגלים</text:span><text:span text:style-name="T1"> </text:span><text:span text:style-name="T24">[תחג</text:span><text:span text:style-name="T4"> </text:span><text:span text:style-name="T24">לי</text:span><text:span text:style-name="T4"> </text:span><text:span text:style-name="T24">בשנה]</text:span> <text:span text:style-name="T18">(הראוי</text:span><text:span text:style-name="T4"> </text:span><text:span text:style-name="T18">לעלות</text:span><text:span text:style-name="T4"> </text:span><text:span text:style-name="T18">ברגליו</text:span><text:span text:style-name="T4"> </text:span><text:span text:style-name="T18">חייב</text:span><text:span text:style-name="T4"> </text:span><text:span text:style-name="T18">הכתוב, וכיון</text:span><text:span text:style-name="T4"> </text:span><text:span text:style-name="T18">דגדול</text:span><text:span text:style-name="T4"> </text:span><text:span text:style-name="T18">פטור</text:span><text:span text:style-name="T4"> </text:span><text:span text:style-name="T18">מן</text:span><text:span text:style-name="T4"> </text:span><text:span text:style-name="T18">התורה</text:span><text:span text:style-name="T4"> </text:span><text:span text:style-name="T18">- קטן</text:span><text:span text:style-name="T4"> </text:span><text:span text:style-name="T18">לאו</text:span><text:span text:style-name="T4"> </text:span><text:span text:style-name="T18">בר</text:span><text:span text:style-name="T4"> </text:span><text:span text:style-name="T18">חינוך</text:span><text:span text:style-name="T4"> </text:span><text:span text:style-name="T18">הוא)</text:span>;</text:p>
      <text:p text:style-name="P4">בית<text:span text:style-name="T1"> </text:span>שמאי<text:span text:style-name="T1"> </text:span>אומרים: הראייה<text:span text:style-name="T1"> </text:span>שתי<text:span text:style-name="T1"> </text:span>כסף<text:span text:style-name="T1"> </text:span><text:span text:style-name="T18">(גדול</text:span><text:span text:style-name="T4"> </text:span><text:span text:style-name="T18">הבא</text:span><text:span text:style-name="T4"> </text:span><text:span text:style-name="T18">להיראות</text:span><text:span text:style-name="T4"> </text:span><text:span text:style-name="T18">צריך</text:span><text:span text:style-name="T4"> </text:span><text:span text:style-name="T18">להביא</text:span><text:span text:style-name="T4"> </text:span><text:span text:style-name="T18">עולה, ואינה</text:span><text:span text:style-name="T4"> </text:span><text:span text:style-name="T18">פחותה</text:span><text:span text:style-name="T4"> </text:span><text:span text:style-name="T18">משתי</text:span><text:span text:style-name="T4"> </text:span><text:span text:style-name="T18">כסף: שתי</text:span><text:span text:style-name="T4"> </text:span><text:span text:style-name="T18">מעות</text:span><text:span text:style-name="T4"> </text:span><text:span text:style-name="T18">כסף, שהן</text:span><text:span text:style-name="T4"> </text:span><text:span text:style-name="T18">שליש</text:span><text:span text:style-name="T4"> </text:span><text:span text:style-name="T18">דינר, שנאמר</text:span><text:span text:style-name="T4"> </text:span><text:span text:style-name="T24">ולא</text:span><text:span text:style-name="T4"> </text:span><text:span text:style-name="T24">יראו</text:span><text:span text:style-name="T4"> </text:span><text:span text:style-name="T24">פני</text:span><text:span text:style-name="T4"> </text:span><text:span text:style-name="T24">ריקם</text:span><text:span text:style-name="T4"> </text:span><text:span text:style-name="T19">(שמות</text:span><text:span text:style-name="T3"> </text:span><text:span text:style-name="T19">כג,טו)</text:span><text:span text:style-name="T18">, ויליף</text:span><text:span text:style-name="T4"> </text:span><text:span text:style-name="T18">בגמרא</text:span><text:span text:style-name="T4"> </text:span><text:span text:style-name="T18">שצריך</text:span><text:span text:style-name="T4"> </text:span><text:span text:style-name="T18">להביא</text:span><text:span text:style-name="T4"> </text:span><text:span text:style-name="T18">עולה; אף</text:span><text:span text:style-name="T4"> </text:span><text:span text:style-name="T18">על</text:span><text:span text:style-name="T4"> </text:span><text:span text:style-name="T18">פי</text:span><text:span text:style-name="T4"> </text:span><text:span text:style-name="T18">שלא</text:span><text:span text:style-name="T4"> </text:span><text:span text:style-name="T18">נתנה</text:span><text:span text:style-name="T4"> </text:span><text:span text:style-name="T18">בו</text:span><text:span text:style-name="T4"> </text:span><text:span text:style-name="T18">תורה</text:span><text:span text:style-name="T4"> </text:span><text:span text:style-name="T18">שיעור</text:span><text:span text:style-name="T4"> </text:span><text:span text:style-name="T18">- חכמים</text:span><text:span text:style-name="T4"> </text:span><text:span text:style-name="T18">נתנו</text:span><text:span text:style-name="T4"> </text:span><text:span text:style-name="T18">שיעור)</text:span> והחגיגה<text:span text:style-name="T1"> </text:span>מעה<text:span text:style-name="T1"> </text:span>כסף<text:span text:style-name="T1"> </text:span><text:span text:style-name="T18">(שלמי</text:span><text:span text:style-name="T4"> </text:span><text:span text:style-name="T18">חגיגה</text:span><text:span text:style-name="T4"> </text:span><text:span text:style-name="T18">חייבין</text:span><text:span text:style-name="T4"> </text:span><text:span text:style-name="T18">היחידים</text:span><text:span text:style-name="T4"> </text:span><text:span text:style-name="T18">להביא</text:span><text:span text:style-name="T4"> </text:span><text:span text:style-name="T18">ברגל, דילפינן</text:span><text:span text:style-name="T4"> </text:span><text:span text:style-name="T18">לה</text:span><text:span text:style-name="T4"> </text:span><text:span text:style-name="T18">בשלהי</text:span><text:span text:style-name="T4"> </text:span><text:span text:style-name="T18">פירקין</text:span><text:span text:style-name="T4"> </text:span><text:span text:style-name="T19">(דף</text:span><text:span text:style-name="T3"> </text:span><text:span text:style-name="T19">ט.)</text:span><text:span text:style-name="T18"> מ</text:span><text:span text:style-name="T24">וחגותם</text:span><text:span text:style-name="T4"> </text:span><text:span text:style-name="T24">אותו</text:span><text:span text:style-name="T4"> </text:span><text:span text:style-name="T24">חג</text:span><text:span text:style-name="T4"> </text:span><text:span text:style-name="T24">לה'</text:span><text:span text:style-name="T18"> </text:span><text:span text:style-name="T19">[שמות</text:span><text:span text:style-name="T3"> </text:span><text:span text:style-name="T19">יב,יד; ויקרא</text:span><text:span text:style-name="T3"> </text:span><text:span text:style-name="T19">כג,מא]</text:span><text:span text:style-name="T18">)</text:span>;</text:p>
      <text:p text:style-name="P4">ובית<text:span text:style-name="T1"> </text:span>הלל<text:span text:style-name="T1"> </text:span>אומרים: הראייה<text:span text:style-name="T1"> </text:span>מעה<text:span text:style-name="T1"> </text:span>כסף, והחגיגה<text:span text:style-name="T1"> </text:span>שתי<text:span text:style-name="T1"> </text:span>כסף.</text:p>
      <text:p text:style-name="P5"/>
      <text:p text:style-name="P4">גמרא:</text:p>
      <text:p text:style-name="P4">'<text:span text:style-name="T26">הכל</text:span>' לאתויי<text:span text:style-name="T1"> </text:span>מאי?</text:p>
      <text:p text:style-name="P4">לאתויי<text:span text:style-name="T1"> </text:span>מי<text:span text:style-name="T1"> </text:span>שחציו<text:span text:style-name="T1"> </text:span>עבד<text:span text:style-name="T1"> </text:span>וחציו<text:span text:style-name="T1"> </text:span>בן<text:span text:style-name="T1"> </text:span>חורין;</text:p>
      <text:p text:style-name="P4">ולרבינא, דאמר<text:span text:style-name="T1"> </text:span><text:span text:style-name="T18">(לקמן</text:span><text:span text:style-name="T4"> </text:span><text:span text:style-name="T18">בפירקין</text:span><text:span text:style-name="T4"> </text:span><text:span text:style-name="T19">(דף</text:span><text:span text:style-name="T3"> </text:span><text:span text:style-name="T19">ד.)</text:span><text:span text:style-name="T18">)</text:span> 'מי<text:span text:style-name="T1"> </text:span>שחציו<text:span text:style-name="T1"> </text:span>עבד<text:span text:style-name="T1"> </text:span>וחציו<text:span text:style-name="T1"> </text:span>בן<text:span text:style-name="T1"> </text:span>חורין<text:span text:style-name="T1"> </text:span>פטור<text:span text:style-name="T1"> </text:span>מן<text:span text:style-name="T1"> </text:span>הראייה', '<text:span text:style-name="T26">הכל</text:span>' לאתויי<text:span text:style-name="T1"> </text:span>מאי?</text:p>
      <text:p text:style-name="P4">לאתויי<text:span text:style-name="T1"> </text:span>חיגר<text:span text:style-name="T1"> </text:span>ביום<text:span text:style-name="T1"> </text:span>ראשון<text:span text:style-name="T1"> </text:span>ונתפשט<text:span text:style-name="T1"> </text:span>ביום<text:span text:style-name="T1"> </text:span>שני.</text:p>
      <text:p text:style-name="P4">הניחא<text:span text:style-name="T1"> </text:span>למאן<text:span text:style-name="T1"> </text:span>דאמר<text:span text:style-name="T1"> </text:span>כולן<text:span text:style-name="T1"> </text:span>תשלומין<text:span text:style-name="T1"> </text:span>זה<text:span text:style-name="T1"> </text:span>לזה<text:span text:style-name="T1"> </text:span><text:span text:style-name="T18">(לקמן</text:span><text:span text:style-name="T4"> </text:span><text:span text:style-name="T18">אמרינן</text:span><text:span text:style-name="T4"> </text:span><text:span text:style-name="T18">בפירקין</text:span><text:span text:style-name="T4"> </text:span><text:span text:style-name="T19">(דף</text:span><text:span text:style-name="T3"> </text:span><text:span text:style-name="T19">ט.)</text:span><text:span text:style-name="T18"> שיש</text:span><text:span text:style-name="T4"> </text:span><text:span text:style-name="T18">לקרבנות</text:span><text:span text:style-name="T4"> </text:span><text:span text:style-name="T18">החג</text:span><text:span text:style-name="T4"> </text:span><text:span text:style-name="T18">תשלומין</text:span><text:span text:style-name="T4"> </text:span><text:span text:style-name="T18">כל</text:span><text:span text:style-name="T4"> </text:span><text:span text:style-name="T18">שבעה, ואיפליגו</text:span><text:span text:style-name="T4"> </text:span><text:span text:style-name="T18">בה</text:span><text:span text:style-name="T4"> </text:span><text:span text:style-name="T18">אמוראי: איכא</text:span><text:span text:style-name="T4"> </text:span><text:span text:style-name="T18">למאן</text:span><text:span text:style-name="T4"> </text:span><text:span text:style-name="T18">דאמר</text:span><text:span text:style-name="T4"> </text:span><text:span text:style-name="T18">תשלומין</text:span><text:span text:style-name="T4"> </text:span><text:span text:style-name="T18">זה</text:span><text:span text:style-name="T4"> </text:span><text:span text:style-name="T18">לזה, ואיכא</text:span><text:span text:style-name="T4"> </text:span><text:span text:style-name="T18">למאן</text:span><text:span text:style-name="T4"> </text:span><text:span text:style-name="T18">דאמר</text:span><text:span text:style-name="T4"> </text:span><text:span text:style-name="T18">כולם</text:span><text:span text:style-name="T4"> </text:span><text:span text:style-name="T18">תשלומין</text:span><text:span text:style-name="T4"> </text:span><text:span text:style-name="T18">דראשון</text:span><text:span text:style-name="T4"> </text:span><text:span text:style-name="T18">הן; ואמרינן: מאי</text:span><text:span text:style-name="T4"> </text:span><text:span text:style-name="T18">בינייהו? חיגר</text:span><text:span text:style-name="T4"> </text:span><text:span text:style-name="T18">ביום</text:span><text:span text:style-name="T4"> </text:span><text:span text:style-name="T18">ראשון</text:span><text:span text:style-name="T4"> </text:span><text:span text:style-name="T18">ונתפשט</text:span><text:span text:style-name="T4"> </text:span><text:span text:style-name="T18">ביום</text:span><text:span text:style-name="T4"> </text:span><text:span text:style-name="T18">שני</text:span><text:span text:style-name="T4"> </text:span><text:span text:style-name="T18">איכא</text:span><text:span text:style-name="T4"> </text:span><text:span text:style-name="T18">בינייהו: מאן</text:span><text:span text:style-name="T4"> </text:span><text:span text:style-name="T18">דאמר</text:span><text:span text:style-name="T4"> </text:span><text:span text:style-name="T18">'כולן</text:span><text:span text:style-name="T4"> </text:span><text:span text:style-name="T18">תשלומין</text:span><text:span text:style-name="T4"> </text:span><text:span text:style-name="T18">לראשון', מי</text:span><text:span text:style-name="T4"> </text:span><text:span text:style-name="T18">שמחויב</text:span><text:span text:style-name="T4"> </text:span><text:span text:style-name="T18">בראשון</text:span><text:span text:style-name="T4"> </text:span><text:span text:style-name="T18">ולא</text:span><text:span text:style-name="T4"> </text:span><text:span text:style-name="T18">הביא</text:span><text:span text:style-name="T4"> </text:span><text:span text:style-name="T18">יביא</text:span><text:span text:style-name="T4"> </text:span><text:span text:style-name="T18">באחד</text:span><text:span text:style-name="T4"> </text:span><text:span text:style-name="T18">משאר</text:span><text:span text:style-name="T4"> </text:span><text:span text:style-name="T18">הימים, ומי</text:span><text:span text:style-name="T4"> </text:span><text:span text:style-name="T18">שאינו</text:span><text:span text:style-name="T4"> </text:span><text:span text:style-name="T18">מחויב</text:span><text:span text:style-name="T4"> </text:span><text:span text:style-name="T18">אינו</text:span><text:span text:style-name="T4"> </text:span><text:span text:style-name="T18">צריך</text:span><text:span text:style-name="T4"> </text:span><text:span text:style-name="T18">תשלומין; ומאן</text:span><text:span text:style-name="T4"> </text:span><text:span text:style-name="T18">דאמר</text:span><text:span text:style-name="T4"> </text:span><text:span text:style-name="T18">תשלומין</text:span><text:span text:style-name="T4"> </text:span><text:span text:style-name="T18">זה</text:span><text:span text:style-name="T4"> </text:span><text:span text:style-name="T18">לזה</text:span><text:span text:style-name="T4"> </text:span><text:span text:style-name="T18">- קסבר</text:span><text:span text:style-name="T4"> </text:span><text:span text:style-name="T18">החובה</text:span><text:span text:style-name="T4"> </text:span><text:span text:style-name="T18">מוטלת</text:span><text:span text:style-name="T4"> </text:span><text:span text:style-name="T18">על</text:span><text:span text:style-name="T4"> </text:span><text:span text:style-name="T18">כל</text:span><text:span text:style-name="T4"> </text:span><text:span text:style-name="T18">אחד</text:span><text:span text:style-name="T4"> </text:span><text:span text:style-name="T18">מן</text:span><text:span text:style-name="T4"> </text:span><text:span text:style-name="T18">שאר</text:span><text:span text:style-name="T4"> </text:span><text:span text:style-name="T18">הימים</text:span><text:span text:style-name="T4"> </text:span><text:span text:style-name="T18">ולא</text:span><text:span text:style-name="T4"> </text:span><text:span text:style-name="T18">על</text:span><text:span text:style-name="T4"> </text:span><text:span text:style-name="T18">הראשון</text:span><text:span text:style-name="T4"> </text:span><text:span text:style-name="T18">לבדו, הלכך</text:span><text:span text:style-name="T4"> </text:span><text:span text:style-name="T18">אף</text:span><text:span text:style-name="T4"> </text:span><text:span text:style-name="T18">מי</text:span><text:span text:style-name="T4"> </text:span><text:span text:style-name="T18">שפטור</text:span><text:span text:style-name="T4"> </text:span><text:span text:style-name="T18">בראשון</text:span><text:span text:style-name="T4"> </text:span><text:span text:style-name="T18">ונראה</text:span><text:span text:style-name="T4"> </text:span><text:span text:style-name="T18">בשני</text:span><text:span text:style-name="T4"> </text:span><text:span text:style-name="T18">- חייב</text:span><text:span text:style-name="T4"> </text:span><text:span text:style-name="T18">להביא, ואם</text:span><text:span text:style-name="T4"> </text:span><text:span text:style-name="T18">לא</text:span><text:span text:style-name="T4"> </text:span><text:span text:style-name="T18">יביא</text:span><text:span text:style-name="T4"> </text:span><text:span text:style-name="T18">בו</text:span><text:span text:style-name="T4"> </text:span><text:span text:style-name="T18">ביום</text:span><text:span text:style-name="T4"> </text:span><text:span text:style-name="T18">יביא</text:span><text:span text:style-name="T4"> </text:span><text:span text:style-name="T18">למחר)</text:span>, אלא<text:span text:style-name="T1"> </text:span>למאן<text:span text:style-name="T1"> </text:span>דאמר<text:span text:style-name="T1"> </text:span>כולן<text:span text:style-name="T1"> </text:span>תשלומין<text:span text:style-name="T1"> </text:span>דראשון<text:span text:style-name="T1"> – </text:span>'<text:span text:style-name="T26">הכל</text:span>' לאתויי<text:span text:style-name="T1"> </text:span>מאי? </text:p>
      <text:p text:style-name="P4">לאתויי<text:span text:style-name="T1"> </text:span>סומא<text:span text:style-name="T1"> </text:span>באחת<text:span text:style-name="T1"> </text:span>מעיניו, ודלא<text:span text:style-name="T1"> </text:span>כי<text:span text:style-name="T1"> </text:span>האי<text:span text:style-name="T1"> </text:span>תנא, דתניא<text:span text:style-name="T1"> </text:span><text:span text:style-name="T19">[תוספתא</text:span><text:span text:style-name="T3"> </text:span><text:span text:style-name="T19">חגיגה</text:span><text:span text:style-name="T3"> </text:span><text:span text:style-name="T19">פ"א</text:span><text:span text:style-name="T3"> </text:span><text:span text:style-name="T19">מ"ב]</text:span>: '<text:span text:style-name="T26">יוחנן</text:span><text:span text:style-name="T27"> </text:span><text:span text:style-name="T26">בן</text:span><text:span text:style-name="T27"> </text:span><text:span text:style-name="T26">דהבאי</text:span><text:span text:style-name="T27"> </text:span><text:span text:style-name="T26">אומר</text:span><text:span text:style-name="T27"> </text:span><text:span text:style-name="T26">משום</text:span><text:span text:style-name="T27"> </text:span><text:span text:style-name="T26">רבי</text:span><text:span text:style-name="T27"> </text:span><text:span text:style-name="T26">יהודה: סומא</text:span><text:span text:style-name="T27"> </text:span><text:span text:style-name="T26">באחת</text:span><text:span text:style-name="T27"> </text:span><text:span text:style-name="T26">מעיניו</text:span><text:span text:style-name="T27"> </text:span><text:span text:style-name="T26">- פטור</text:span><text:span text:style-name="T27"> </text:span><text:span text:style-name="T26">מן</text:span><text:span text:style-name="T27"> </text:span><text:span text:style-name="T26">הראייה, שנאמר</text:span><text:span text:style-name="T27"> </text:span><text:span text:style-name="T24">[</text:span><text:span text:style-name="T19">שמות</text:span><text:span text:style-name="T3"> </text:span><text:span text:style-name="T19">כג,יז:</text:span><text:span text:style-name="T24"> שלש</text:span><text:span text:style-name="T4"> </text:span><text:span text:style-name="T24">פעמים</text:span><text:span text:style-name="T4"> </text:span><text:span text:style-name="T24">בשנה</text:span><text:span text:style-name="T4"> </text:span><text:span text:style-name="T24">יראה</text:span><text:span text:style-name="T4"> </text:span><text:span text:style-name="T24">כל</text:span><text:span text:style-name="T4"> </text:span><text:span text:style-name="T24">זכורך</text:span><text:span text:style-name="T4"> </text:span><text:span text:style-name="T24">אל</text:span><text:span text:style-name="T4"> </text:span><text:span text:style-name="T24">פני</text:span><text:span text:style-name="T4"> </text:span><text:span text:style-name="T24">האדן</text:span><text:span text:style-name="T4"> </text:span><text:span text:style-name="T24">ה']</text:span><text:span text:style-name="T26"> '</text:span><text:span text:style-name="T30">יֵרָאֶה</text:span><text:span text:style-name="T26">' – יִרְאֶה</text:span><text:span text:style-name="T27"> </text:span><text:span text:style-name="T18">('יראה' כתיב</text:span><text:span text:style-name="T4"> </text:span><text:span text:style-name="T18">וקרינן</text:span><text:span text:style-name="T4"> </text:span><text:span text:style-name="T18">יֵרָאֶה: </text:span><text:span text:style-name="T24">יִראה</text:span><text:span text:style-name="T4"> </text:span><text:span text:style-name="T24">כל</text:span><text:span text:style-name="T4"> </text:span><text:span text:style-name="T24">זכורך</text:span><text:span text:style-name="T4"> </text:span><text:span text:style-name="T24">את</text:span><text:span text:style-name="T4"> </text:span><text:span text:style-name="T24">פני</text:span><text:span text:style-name="T4"> </text:span><text:span text:style-name="T24">האדון</text:span><text:span text:style-name="T4"> </text:span><text:span text:style-name="T18">דמשמע</text:span><text:span text:style-name="T4"> </text:span><text:span text:style-name="T18">שהאדם</text:span><text:span text:style-name="T4"> </text:span><text:span text:style-name="T18">רואה</text:span><text:span text:style-name="T4"> </text:span><text:span text:style-name="T18">את</text:span><text:span text:style-name="T4"> </text:span><text:span text:style-name="T18">השכינה; </text:span><text:span text:style-name="T24">יֵרָאֶה</text:span><text:span text:style-name="T4"> </text:span><text:span text:style-name="T24">כל</text:span><text:span text:style-name="T4"> </text:span><text:span text:style-name="T24">זכורך</text:span><text:span text:style-name="T4"> </text:span><text:span text:style-name="T24">את</text:span><text:span text:style-name="T4"> </text:span><text:span text:style-name="T24">פני</text:span><text:span text:style-name="T4"> </text:span><text:span text:style-name="T24">האדון</text:span><text:span text:style-name="T4"> </text:span><text:span text:style-name="T18">משמע</text:span><text:span text:style-name="T4"> </text:span><text:span text:style-name="T18">שהאדון</text:span><text:span text:style-name="T4"> </text:span><text:span text:style-name="T18">בא</text:span><text:span text:style-name="T4"> </text:span><text:span text:style-name="T18">לראותך; הקיש</text:span><text:span text:style-name="T4"> </text:span><text:span text:style-name="T18">הכתוב</text:span><text:span text:style-name="T4"> </text:span><text:span text:style-name="T18">ראייתך</text:span><text:span text:style-name="T4"> </text:span><text:span text:style-name="T18">לראייתו)</text:span>: <text:span text:style-name="T26">כדרך</text:span><text:span text:style-name="T27"> </text:span><text:span text:style-name="T26">שבא</text:span><text:span text:style-name="T27"> </text:span><text:span text:style-name="T26">לִרְאות</text:span><text:span text:style-name="T27"> </text:span><text:span text:style-name="T18">(כדרך</text:span><text:span text:style-name="T4"> </text:span><text:span text:style-name="T18">שבא</text:span><text:span text:style-name="T4"> </text:span><text:span text:style-name="T18">לִראותך)</text:span><text:span text:style-name="T26"> - כך</text:span><text:span text:style-name="T27"> </text:span><text:span text:style-name="T26">בא</text:span><text:span text:style-name="T27"> </text:span><text:span text:style-name="T26">לֵירָאות</text:span><text:span text:style-name="T27"> </text:span><text:span text:style-name="T18">(כך</text:span><text:span text:style-name="T4"> </text:span><text:span text:style-name="T18">הוא</text:span><text:span text:style-name="T4"> </text:span><text:span text:style-name="T18">בא</text:span><text:span text:style-name="T4"> </text:span><text:span text:style-name="T18">ליראות</text:span><text:span text:style-name="T4"> </text:span><text:span text:style-name="T18">ממך)</text:span><text:span text:style-name="T26"> </text:span><text:span text:style-name="T19">[- ספרי</text:span><text:span text:style-name="T3"> </text:span><text:span text:style-name="T19">ראה</text:span><text:span text:style-name="T3"> </text:span><text:span text:style-name="T19">פסקה</text:span><text:span text:style-name="T3"> </text:span><text:span text:style-name="T19">קמג]</text:span>: מה<text:span text:style-name="T1"> </text:span>לִראותך<text:span text:style-name="T1"> </text:span>בשתי<text:span text:style-name="T1"> </text:span>עיניו<text:span text:style-name="T1"> </text:span>- אף<text:span text:style-name="T1"> </text:span>לֵיראות<text:span text:style-name="T1"> </text:span><text:span text:style-name="T18">(מן</text:span><text:span text:style-name="T4"> </text:span><text:span text:style-name="T18">האדם)</text:span> בשתי<text:span text:style-name="T1"> </text:span>עיניו<text:span text:style-name="T1"> </text:span><text:span text:style-name="T18">(של</text:span><text:span text:style-name="T4"> </text:span><text:span text:style-name="T18">אדם)</text:span>;</text:p>
      <text:p text:style-name="P4"><text:soft-page-break/>ואיבעית<text:span text:style-name="T1"> </text:span>אימא<text:span text:style-name="T1"> </text:span>לעולם<text:span text:style-name="T1"> </text:span>כדאמרי<text:span text:style-name="T1"> </text:span>מעיקרא, ודקא<text:span text:style-name="T1"> </text:span>קשיא<text:span text:style-name="T1"> </text:span>לך<text:span text:style-name="T1"> </text:span>הא<text:span text:style-name="T1"> </text:span>דרבינא<text:span text:style-name="T1"> </text:span>- לא<text:span text:style-name="T1"> </text:span>קשיא: כאן<text:span text:style-name="T1"> </text:span><text:span text:style-name="T42">[רבינא]</text:span> כמשנה<text:span text:style-name="T1"> </text:span>ראשונה, כאן<text:span text:style-name="T1"> </text:span>כמשנה<text:span text:style-name="T1"> </text:span>אחרונה, דתנן<text:span text:style-name="T1"> </text:span><text:span text:style-name="T19">[עדויות</text:span><text:span text:style-name="T3"> <text:s/></text:span><text:span text:style-name="T19">פ"א</text:span><text:span text:style-name="T3"> </text:span><text:span text:style-name="T19">מ"יג; גיטין</text:span><text:span text:style-name="T3"> </text:span><text:span text:style-name="T19">פ"ד</text:span><text:span text:style-name="T3"> </text:span><text:span text:style-name="T19">מ"ג]</text:span>: '<text:span text:style-name="T26">מי</text:span><text:span text:style-name="T27"> </text:span><text:span text:style-name="T26">שחציו</text:span><text:span text:style-name="T27"> </text:span><text:span text:style-name="T26">עבד</text:span><text:span text:style-name="T27"> </text:span><text:span text:style-name="T26">וחציו</text:span><text:span text:style-name="T27"> </text:span><text:span text:style-name="T26">בן</text:span><text:span text:style-name="T27"> </text:span><text:span text:style-name="T26">חורין</text:span><text:span text:style-name="T27"> </text:span><text:span text:style-name="T26">עובד</text:span><text:span text:style-name="T27"> </text:span><text:span text:style-name="T26">את</text:span><text:span text:style-name="T27"> </text:span><text:span text:style-name="T26">רבו</text:span><text:span text:style-name="T27"> </text:span><text:span text:style-name="T26">יום</text:span><text:span text:style-name="T27"> </text:span><text:span text:style-name="T26">אחד</text:span><text:span text:style-name="T27"> </text:span><text:span text:style-name="T26">ואת</text:span><text:span text:style-name="T27"> </text:span><text:span text:style-name="T26">עצמו</text:span><text:span text:style-name="T27"> </text:span><text:span text:style-name="T26">יום</text:span><text:span text:style-name="T27"> </text:span><text:span text:style-name="T26">אחד</text:span><text:span text:style-name="T27"> </text:span><text:span text:style-name="T26">- דברי</text:span><text:span text:style-name="T27"> </text:span><text:span text:style-name="T26">בית</text:span><text:span text:style-name="T27"> </text:span><text:span text:style-name="T26">הלל; אמרו</text:span><text:span text:style-name="T27"> </text:span><text:span text:style-name="T26">להם</text:span><text:span text:style-name="T27"> </text:span><text:span text:style-name="T26">בית</text:span><text:span text:style-name="T27"> </text:span><text:span text:style-name="T26">שמאי:</text:span></text:p>
      <text:p text:style-name="P4"/>
      <text:p text:style-name="P4">(חגיגה<text:span text:style-name="T1"> </text:span>ב,ב)</text:p>
      <text:p text:style-name="P4"><text:span text:style-name="T26">תקנתם</text:span><text:span text:style-name="T27"> </text:span><text:span text:style-name="T26">את</text:span><text:span text:style-name="T27"> </text:span><text:span text:style-name="T26">רבו</text:span><text:span text:style-name="T27"> </text:span><text:span text:style-name="T26">ואת</text:span><text:span text:style-name="T27"> </text:span><text:span text:style-name="T26">עצמו</text:span><text:span text:style-name="T27"> </text:span><text:span text:style-name="T26">לא</text:span><text:span text:style-name="T27"> </text:span><text:span text:style-name="T26">תקנתם</text:span><text:span text:style-name="T27"> </text:span><text:span text:style-name="T18">(כל</text:span><text:span text:style-name="T4"> </text:span><text:span text:style-name="T18">תקנת</text:span><text:span text:style-name="T4"> </text:span><text:span text:style-name="T18">רבו</text:span><text:span text:style-name="T4"> </text:span><text:span text:style-name="T18">כאן</text:span><text:span text:style-name="T4"> </text:span><text:span text:style-name="T18">היא, אבל</text:span><text:span text:style-name="T4"> </text:span><text:span text:style-name="T18">תקנת</text:span><text:span text:style-name="T4"> </text:span><text:span text:style-name="T18">העבד</text:span><text:span text:style-name="T4"> </text:span><text:span text:style-name="T18">אין</text:span><text:span text:style-name="T4"> </text:span><text:span text:style-name="T18">כאן: אם</text:span><text:span text:style-name="T4"> </text:span><text:span text:style-name="T18">נתקן</text:span><text:span text:style-name="T4"> </text:span><text:span text:style-name="T18">במשפט</text:span><text:span text:style-name="T4"> </text:span><text:span text:style-name="T18">הממון</text:span><text:span text:style-name="T4"> </text:span><text:span text:style-name="T18">לא</text:span><text:span text:style-name="T4"> </text:span><text:span text:style-name="T18">נתקן</text:span><text:span text:style-name="T4"> </text:span><text:span text:style-name="T18">בפריה</text:span><text:span text:style-name="T4"> </text:span><text:span text:style-name="T18">ורביה)</text:span><text:span text:style-name="T26">: לישא</text:span><text:span text:style-name="T27"> </text:span><text:span text:style-name="T26">שפחה</text:span><text:span text:style-name="T27"> </text:span><text:span text:style-name="T26">אינו</text:span><text:span text:style-name="T27"> </text:span><text:span text:style-name="T26">יכול</text:span><text:span text:style-name="T27"> </text:span><text:span text:style-name="T18">(מפני</text:span><text:span text:style-name="T4"> </text:span><text:span text:style-name="T18">צד</text:span><text:span text:style-name="T4"> </text:span><text:span text:style-name="T18">החרות</text:span><text:span text:style-name="T4"> </text:span><text:span text:style-name="T18">שבו, וכתיב</text:span><text:span text:style-name="T4"> </text:span><text:span text:style-name="T24">לא</text:span><text:span text:style-name="T4"> </text:span><text:span text:style-name="T24">יהיה</text:span><text:span text:style-name="T4"> </text:span><text:span text:style-name="T24">קדש</text:span><text:span text:style-name="T4"> </text:span><text:span text:style-name="T18">וגו' </text:span><text:span text:style-name="T19">(דברים</text:span><text:span text:style-name="T3"> </text:span><text:span text:style-name="T19">כג,יח)</text:span><text:span text:style-name="T18">)</text:span><text:span text:style-name="T26">, בת</text:span><text:span text:style-name="T27"> </text:span><text:span text:style-name="T26">חורין</text:span><text:span text:style-name="T27"> </text:span><text:span text:style-name="T26">אינו</text:span><text:span text:style-name="T27"> </text:span><text:span text:style-name="T26">יכול</text:span><text:span text:style-name="T27"> </text:span><text:span text:style-name="T18">(מפני</text:span><text:span text:style-name="T4"> </text:span><text:span text:style-name="T18">צד</text:span><text:span text:style-name="T4"> </text:span><text:span text:style-name="T18">עבדות</text:span><text:span text:style-name="T4"> </text:span><text:span text:style-name="T18">שבו)</text:span><text:span text:style-name="T26">; ליבטיל? והלא</text:span><text:span text:style-name="T27"> </text:span><text:span text:style-name="T26">לא</text:span><text:span text:style-name="T27"> </text:span><text:span text:style-name="T26">נברא</text:span><text:span text:style-name="T27"> </text:span><text:span text:style-name="T26">העולם</text:span><text:span text:style-name="T27"> </text:span><text:span text:style-name="T26">אלא</text:span><text:span text:style-name="T27"> </text:span><text:span text:style-name="T26">לפריה</text:span><text:span text:style-name="T27"> </text:span><text:span text:style-name="T26">ורביה, שנאמר</text:span><text:span text:style-name="T27"> </text:span><text:span text:style-name="T19">(ישעיהו</text:span><text:span text:style-name="T3"> </text:span><text:span text:style-name="T19">מה,יח)</text:span><text:span text:style-name="T24"> [</text:span></text:p>
      <text:p text:style-name="P4"><text:span text:style-name="T24">כי</text:span><text:span text:style-name="T4"> </text:span><text:span text:style-name="T24">כה</text:span><text:span text:style-name="T4"> </text:span><text:span text:style-name="T24">אמר</text:span><text:span text:style-name="T4"> </text:span><text:span text:style-name="T24">ה' בורא</text:span><text:span text:style-name="T4"> </text:span><text:span text:style-name="T24">השמים</text:span><text:span text:style-name="T4"> </text:span><text:span text:style-name="T24">הוא</text:span><text:span text:style-name="T4"> </text:span><text:span text:style-name="T24">האלקים</text:span><text:span text:style-name="T4"> </text:span><text:span text:style-name="T24">יצר</text:span><text:span text:style-name="T4"> </text:span><text:span text:style-name="T24">הארץ</text:span><text:span text:style-name="T4"> </text:span><text:span text:style-name="T24">ועשה</text:span><text:span text:style-name="T4"> </text:span><text:span text:style-name="T24">הוא</text:span><text:span text:style-name="T4"> </text:span><text:span text:style-name="T24">כוננה]</text:span><text:span text:style-name="T30"> לא</text:span><text:span text:style-name="T27"> </text:span><text:span text:style-name="T30">תהו</text:span><text:span text:style-name="T27"> </text:span><text:span text:style-name="T30">בראה</text:span><text:span text:style-name="T27"> </text:span><text:span text:style-name="T30">לשבת</text:span><text:span text:style-name="T27"> </text:span><text:span text:style-name="T30">יצרה</text:span><text:span text:style-name="T27"> </text:span><text:span text:style-name="T24">[אני</text:span><text:span text:style-name="T4"> </text:span><text:span text:style-name="T24">ה' ואין</text:span><text:span text:style-name="T4"> </text:span><text:span text:style-name="T24">עוד]</text:span> <text:span text:style-name="T18">(לא</text:span><text:span text:style-name="T4"> </text:span><text:span text:style-name="T18">ברא</text:span><text:span text:style-name="T4"> </text:span><text:span text:style-name="T18">הקב"ה</text:span><text:span text:style-name="T4"> </text:span><text:span text:style-name="T18">את</text:span><text:span text:style-name="T4"> </text:span><text:span text:style-name="T18">הארץ</text:span><text:span text:style-name="T4"> </text:span><text:span text:style-name="T18">להיות</text:span><text:span text:style-name="T4"> </text:span><text:span text:style-name="T18">בלא</text:span><text:span text:style-name="T4"> </text:span><text:span text:style-name="T18">יישוב, אלא</text:span><text:span text:style-name="T4"> </text:span><text:span text:style-name="T18">לשבת</text:span><text:span text:style-name="T4"> </text:span><text:span text:style-name="T18">יצרה)</text:span><text:span text:style-name="T26">; אלא</text:span><text:span text:style-name="T27"> </text:span><text:span text:style-name="T26">מפני</text:span><text:span text:style-name="T27"> </text:span><text:span text:style-name="T26">תיקון</text:span><text:span text:style-name="T27"> </text:span><text:span text:style-name="T26">העולם</text:span><text:span text:style-name="T27"> </text:span><text:span text:style-name="T26">כופין</text:span><text:span text:style-name="T27"> </text:span><text:span text:style-name="T26">את</text:span><text:span text:style-name="T27"> </text:span><text:span text:style-name="T26">רבו</text:span><text:span text:style-name="T27"> </text:span><text:span text:style-name="T26">ועושה</text:span><text:span text:style-name="T27"> </text:span><text:span text:style-name="T26">אותו</text:span><text:span text:style-name="T27"> </text:span><text:span text:style-name="T26">בן</text:span><text:span text:style-name="T27"> </text:span><text:span text:style-name="T26">חורין, וכותב</text:span><text:span text:style-name="T27"> </text:span><text:span text:style-name="T26">לו</text:span><text:span text:style-name="T27"> </text:span><text:span text:style-name="T26">שטר</text:span><text:span text:style-name="T27"> </text:span><text:span text:style-name="T26">על</text:span><text:span text:style-name="T27"> </text:span><text:span text:style-name="T26">חצי</text:span><text:span text:style-name="T27"> </text:span><text:span text:style-name="T26">דמיו; וחזרו</text:span><text:span text:style-name="T27"> </text:span><text:span text:style-name="T26">בית</text:span><text:span text:style-name="T27"> </text:span><text:span text:style-name="T26">הלל</text:span><text:span text:style-name="T27"> </text:span><text:span text:style-name="T26">להורות</text:span><text:span text:style-name="T27"> </text:span><text:span text:style-name="T26">כדברי</text:span><text:span text:style-name="T27"> </text:span><text:span text:style-name="T26">בית</text:span><text:span text:style-name="T27"> </text:span><text:span text:style-name="T26">שמאי</text:span>' <text:span text:style-name="T18">(</text:span><text:span text:style-name="T10">משנה</text:span><text:span text:style-name="T12"> </text:span><text:span text:style-name="T10">ראשונה</text:span><text:span text:style-name="T4"> </text:span><text:span text:style-name="T18">= קודם</text:span><text:span text:style-name="T4"> </text:span><text:span text:style-name="T18">שחזרו</text:span><text:span text:style-name="T4"> </text:span><text:span text:style-name="T18">בית</text:span><text:span text:style-name="T4"> </text:span><text:span text:style-name="T18">הלל</text:span><text:span text:style-name="T4"> </text:span><text:span text:style-name="T18">להורות</text:span><text:span text:style-name="T4"> </text:span><text:span text:style-name="T18">כדברי</text:span><text:span text:style-name="T4"> </text:span><text:span text:style-name="T18">בית</text:span><text:span text:style-name="T4"> </text:span><text:span text:style-name="T18">שמאי; סיפא</text:span><text:span text:style-name="T4"> </text:span><text:span text:style-name="T18">דמתניתין, דקתני</text:span><text:span text:style-name="T4"> </text:span><text:span text:style-name="T18">'חוץ</text:span><text:span text:style-name="T4"> </text:span><text:span text:style-name="T18">מן</text:span><text:span text:style-name="T4"> </text:span><text:span text:style-name="T18">העבדים</text:span><text:span text:style-name="T4"> </text:span><text:span text:style-name="T18">שאינן</text:span><text:span text:style-name="T4"> </text:span><text:span text:style-name="T18">משוחררים' דאוקמא</text:span><text:span text:style-name="T4"> </text:span><text:span text:style-name="T18">רבינא</text:span><text:span text:style-name="T4"> </text:span><text:span text:style-name="T18">במי</text:span><text:span text:style-name="T4"> </text:span><text:span text:style-name="T18">שחציו</text:span><text:span text:style-name="T4"> </text:span><text:span text:style-name="T18">עבד</text:span><text:span text:style-name="T4"> </text:span><text:span text:style-name="T18">וחציו</text:span><text:span text:style-name="T4"> </text:span><text:span text:style-name="T18">בן</text:span><text:span text:style-name="T4"> </text:span><text:span text:style-name="T18">חורין</text:span><text:span text:style-name="T4"> </text:span><text:span text:style-name="T18">דפטור</text:span><text:span text:style-name="T4"> </text:span><text:span text:style-name="T18">- נשנית</text:span><text:span text:style-name="T4"> </text:span><text:span text:style-name="T18">קודם</text:span><text:span text:style-name="T4"> </text:span><text:span text:style-name="T18">שחזרו</text:span><text:span text:style-name="T4"> </text:span><text:span text:style-name="T18">בית</text:span><text:span text:style-name="T4"> </text:span><text:span text:style-name="T18">הלל, אבל</text:span><text:span text:style-name="T4"> </text:span><text:span text:style-name="T18">לאחר</text:span><text:span text:style-name="T4"> </text:span><text:span text:style-name="T18">שהודו</text:span><text:span text:style-name="T4"> </text:span><text:span text:style-name="T18">לבית</text:span><text:span text:style-name="T4"> </text:span><text:span text:style-name="T18">שמאי</text:span><text:span text:style-name="T4"> </text:span><text:span text:style-name="T18">שיש</text:span><text:span text:style-name="T4"> </text:span><text:span text:style-name="T18">על</text:span><text:span text:style-name="T4"> </text:span><text:span text:style-name="T18">בית</text:span><text:span text:style-name="T4"> </text:span><text:span text:style-name="T18">דין</text:span><text:span text:style-name="T4"> </text:span><text:span text:style-name="T18">לכוף</text:span><text:span text:style-name="T4"> </text:span><text:span text:style-name="T18">את</text:span><text:span text:style-name="T4"> </text:span><text:span text:style-name="T18">אדונו</text:span><text:span text:style-name="T4"> </text:span><text:span text:style-name="T18">לשחררו, והוה</text:span><text:span text:style-name="T4"> </text:span><text:span text:style-name="T18">ליה</text:span><text:span text:style-name="T4"> </text:span><text:span text:style-name="T18">כאלו</text:span><text:span text:style-name="T4"> </text:span><text:span text:style-name="T18">משוחרר</text:span><text:span text:style-name="T4"> </text:span><text:span text:style-name="T18">כבר, וחייב; ומשנה</text:span><text:span text:style-name="T4"> </text:span><text:span text:style-name="T18">שנשנית</text:span><text:span text:style-name="T4"> </text:span><text:span text:style-name="T18">לא</text:span><text:span text:style-name="T4"> </text:span><text:span text:style-name="T18">זזה</text:span><text:span text:style-name="T4"> </text:span><text:span text:style-name="T18">ממקומה)</text:span>.</text:p>
      <text:p text:style-name="P4"/>
      <text:p text:style-name="P4">חוץ<text:span text:style-name="T1"> </text:span>מחרש<text:span text:style-name="T1"> </text:span>שוטה<text:span text:style-name="T1"> </text:span>וקטן<text:span text:style-name="T1"> </text:span>כו': <text:s/></text:p>
      <text:p text:style-name="P4">קתני<text:span text:style-name="T1"> </text:span>חרש<text:span text:style-name="T1"> </text:span>דומיא<text:span text:style-name="T1"> </text:span>דשוטה<text:span text:style-name="T1"> </text:span>וקטן: מה<text:span text:style-name="T1"> </text:span>שוטה<text:span text:style-name="T1"> </text:span>וקטן<text:span text:style-name="T1"> </text:span>דלאו<text:span text:style-name="T1"> </text:span>בני<text:span text:style-name="T1"> </text:span>דעה<text:span text:style-name="T1"> </text:span>- אף<text:span text:style-name="T1"> </text:span>חרש<text:span text:style-name="T1"> </text:span>דלאו<text:span text:style-name="T1"> </text:span>בר<text:span text:style-name="T1"> </text:span>דעה<text:span text:style-name="T1"> </text:span>הוא, וקא<text:span text:style-name="T1"> </text:span>משמע<text:span text:style-name="T1"> </text:span>לן<text:span text:style-name="T1"> </text:span>כדתנן<text:span text:style-name="T1"> </text:span><text:span text:style-name="T18">(בריש</text:span><text:span text:style-name="T4"> </text:span><text:span text:style-name="T18">מסכת</text:span><text:span text:style-name="T4"> </text:span><text:span text:style-name="T18">תרומות</text:span><text:span text:style-name="T4"> </text:span><text:span text:style-name="T19">(פ"א</text:span><text:span text:style-name="T3"> </text:span><text:span text:style-name="T19">מ"ב)</text:span><text:span text:style-name="T18">)</text:span>: '<text:span text:style-name="T26">חרש</text:span><text:span text:style-name="T27"> </text:span><text:span text:style-name="T26">שדיברו</text:span><text:span text:style-name="T27"> </text:span><text:span text:style-name="T26">חכמים</text:span><text:span text:style-name="T27"> </text:span><text:span text:style-name="T26">בכל</text:span><text:span text:style-name="T27"> </text:span><text:span text:style-name="T26">מקום</text:span><text:span text:style-name="T1"> </text:span><text:span text:style-name="T18">(שהשוו</text:span><text:span text:style-name="T4"> </text:span><text:span text:style-name="T18">אותו</text:span><text:span text:style-name="T4"> </text:span><text:span text:style-name="T18">לשוטה</text:span><text:span text:style-name="T4"> </text:span><text:span text:style-name="T18">לפוטרו)</text:span><text:span text:style-name="T26"> =</text:span> <text:span text:style-name="T18">(לא</text:span><text:span text:style-name="T4"> </text:span><text:span text:style-name="T18">דברו</text:span><text:span text:style-name="T4"> </text:span><text:span text:style-name="T18">אלא</text:span><text:span text:style-name="T4"> </text:span><text:span text:style-name="T18">במי)</text:span> <text:span text:style-name="T26"><text:s/>שאינו</text:span><text:span text:style-name="T27"> </text:span><text:span text:style-name="T26">שומע</text:span><text:span text:style-name="T27"> </text:span><text:span text:style-name="T26">ואינו</text:span><text:span text:style-name="T27"> </text:span><text:span text:style-name="T26">מדבר</text:span>' <text:span text:style-name="T18">(הכי</text:span><text:span text:style-name="T4"> </text:span><text:span text:style-name="T18">קים</text:span><text:span text:style-name="T4"> </text:span><text:span text:style-name="T18">להו</text:span><text:span text:style-name="T4"> </text:span><text:span text:style-name="T18">לרבנן</text:span><text:span text:style-name="T4"> </text:span><text:span text:style-name="T18">דמי</text:span><text:span text:style-name="T4"> </text:span><text:span text:style-name="T18">שאינו</text:span><text:span text:style-name="T4"> </text:span><text:span text:style-name="T18">שומע</text:span><text:span text:style-name="T4"> </text:span><text:span text:style-name="T18">ואינו</text:span><text:span text:style-name="T4"> </text:span><text:span text:style-name="T18">מדבר</text:span><text:span text:style-name="T4"> </text:span><text:span text:style-name="T18">דלאו</text:span><text:span text:style-name="T4"> </text:span><text:span text:style-name="T18">בני</text:span><text:span text:style-name="T4"> </text:span><text:span text:style-name="T18">דעה</text:span><text:span text:style-name="T4"> </text:span><text:span text:style-name="T18">נינהו)</text:span> - הא<text:span text:style-name="T1"> </text:span>מדבר<text:span text:style-name="T1"> </text:span>ואינו<text:span text:style-name="T1"> </text:span>שומע<text:span text:style-name="T1"> </text:span><text:span text:style-name="T18">(תחילתו</text:span><text:span text:style-name="T4"> </text:span><text:span text:style-name="T18">היה</text:span><text:span text:style-name="T4"> </text:span><text:span text:style-name="T18">פקח</text:span><text:span text:style-name="T4"> </text:span><text:span text:style-name="T18">עד</text:span><text:span text:style-name="T4"> </text:span><text:span text:style-name="T18">שלמד</text:span><text:span text:style-name="T4"> </text:span><text:span text:style-name="T18">לדבר</text:span><text:span text:style-name="T4"> </text:span><text:span text:style-name="T18">ואח"כ</text:span><text:span text:style-name="T4"> </text:span><text:span text:style-name="T18">נתחרש)</text:span>, שומע<text:span text:style-name="T1"> </text:span>ואינו<text:span text:style-name="T1"> </text:span>מדבר<text:span text:style-name="T1"> – </text:span>חייב.</text:p>
      <text:p text:style-name="P4">תנינא<text:span text:style-name="T1"> </text:span><text:span text:style-name="T18">(במתניתין</text:span><text:span text:style-name="T4"> </text:span><text:span text:style-name="T42">[נ"ל</text:span><text:span text:style-name="T47"> </text:span><text:span text:style-name="T42">שצ"ל</text:span><text:span text:style-name="T47"> </text:span><text:span text:style-name="T42">'במתניתא']</text:span><text:span text:style-name="T18">)</text:span> להא, דתנו<text:span text:style-name="T1"> </text:span>רבנן<text:span text:style-name="T1"> </text:span><text:span text:style-name="T18">(בברייתא</text:span><text:span text:style-name="T4"> </text:span><text:span text:style-name="T18">ולמדנו</text:span><text:span text:style-name="T4"> </text:span><text:span text:style-name="T18">שהברייתא</text:span><text:span text:style-name="T4"> </text:span><text:span text:style-name="T18">הזאת</text:span><text:span text:style-name="T4"> </text:span><text:span text:style-name="T18">עיקר</text:span><text:span text:style-name="T4"> </text:span><text:span text:style-name="T18">וסומכין</text:span><text:span text:style-name="T4"> </text:span><text:span text:style-name="T18">עליה)</text:span>: '<text:span text:style-name="T26">המדבר</text:span><text:span text:style-name="T27"> </text:span><text:span text:style-name="T26">ואינו</text:span><text:span text:style-name="T27"> </text:span><text:span text:style-name="T26">שומע</text:span><text:span text:style-name="T27"> </text:span><text:span text:style-name="T26">- זהו</text:span><text:span text:style-name="T27"> </text:span><text:span text:style-name="T26">'חרש'; שומע</text:span><text:span text:style-name="T27"> </text:span><text:span text:style-name="T26">ואינו</text:span><text:span text:style-name="T27"> </text:span><text:span text:style-name="T26">מדבר</text:span><text:span text:style-name="T27"> </text:span><text:span text:style-name="T26">- זהו</text:span><text:span text:style-name="T27"> </text:span><text:span text:style-name="T26">'אלם'; זה</text:span><text:span text:style-name="T27"> </text:span><text:span text:style-name="T26">וזה</text:span><text:span text:style-name="T27"> </text:span><text:span text:style-name="T26">הרי</text:span><text:span text:style-name="T27"> </text:span><text:span text:style-name="T26">הן</text:span><text:span text:style-name="T27"> </text:span><text:span text:style-name="T26">כפקחין</text:span><text:span text:style-name="T27"> </text:span><text:span text:style-name="T26">לכל</text:span><text:span text:style-name="T27"> </text:span><text:span text:style-name="T26">דבריהם</text:span>' <text:span text:style-name="T18">(היינו</text:span><text:span text:style-name="T4"> </text:span><text:span text:style-name="T18">כמתניתין, דלא</text:span><text:span text:style-name="T4"> </text:span><text:span text:style-name="T18">פטר</text:span><text:span text:style-name="T4"> </text:span><text:span text:style-name="T18">אלא</text:span><text:span text:style-name="T4"> </text:span><text:span text:style-name="T18">חרש</text:span><text:span text:style-name="T4"> </text:span><text:span text:style-name="T18">הדומה</text:span><text:span text:style-name="T4"> </text:span><text:span text:style-name="T18">לשוטה)</text:span>; </text:p>
      <text:p text:style-name="P4">וממאי<text:span text:style-name="T1"> </text:span>דמדבר<text:span text:style-name="T1"> </text:span>ואינו<text:span text:style-name="T1"> </text:span>שומע<text:span text:style-name="T1"> </text:span>זהו<text:span text:style-name="T1"> </text:span>'חרש', שומע<text:span text:style-name="T1"> </text:span>ואינו<text:span text:style-name="T1"> </text:span>מדבר<text:span text:style-name="T1"> </text:span>זהו<text:span text:style-name="T1"> </text:span>'אלם'? דכתיב<text:span text:style-name="T1"> </text:span><text:span text:style-name="T19">(תהלים</text:span><text:span text:style-name="T3"> </text:span><text:span text:style-name="T19">לח,יד)</text:span><text:span text:style-name="T22"> ואני</text:span><text:span text:style-name="T1"> </text:span><text:span text:style-name="T22">כחרש</text:span><text:span text:style-name="T1"> </text:span><text:span text:style-name="T22">לא</text:span><text:span text:style-name="T1"> </text:span><text:span text:style-name="T22">אשמע</text:span><text:span text:style-name="T1"> </text:span><text:span text:style-name="T22">וכאלם</text:span><text:span text:style-name="T1"> </text:span><text:span text:style-name="T22">לא</text:span><text:span text:style-name="T1"> </text:span><text:span text:style-name="T22">יפתח</text:span><text:span text:style-name="T1"> </text:span><text:span text:style-name="T22">פיו</text:span>;</text:p>
      <text:p text:style-name="P4">ואיבעית<text:span text:style-name="T1"> </text:span>אימא<text:span text:style-name="T1"> </text:span>כדאמרי<text:span text:style-name="T1"> </text:span>אינשי: אישתקיל<text:span text:style-name="T1"> </text:span>מילוליה<text:span text:style-name="T1"> </text:span><text:span text:style-name="T18">(אלם</text:span><text:span text:style-name="T4"> </text:span><text:span text:style-name="T18">כמשמעו, נוטריקון</text:span><text:span text:style-name="T4"> </text:span><text:span text:style-name="T10">א</text:span><text:span text:style-name="T18">ישתקי</text:span><text:span text:style-name="T10">ל</text:span><text:span text:style-name="T4"> </text:span><text:span text:style-name="T10">מ</text:span><text:span text:style-name="T18">לוליה</text:span><text:span text:style-name="T4"> </text:span><text:span text:style-name="T18">= ניטל</text:span><text:span text:style-name="T4"> </text:span><text:span text:style-name="T18">דבורו)</text:span>. <text:s/></text:p>
      <text:p text:style-name="P4"/>
      <text:p text:style-name="P4">מדבר<text:span text:style-name="T1"> </text:span>ואינו<text:span text:style-name="T1"> </text:span>שומע<text:span text:style-name="T1"> </text:span>שומע<text:span text:style-name="T1"> </text:span>ואינו<text:span text:style-name="T1"> </text:span>מדבר<text:span text:style-name="T1"> </text:span>- חייב: <text:s/></text:p>
      <text:p text:style-name="P4">והתניא: '<text:span text:style-name="T26">מדבר</text:span><text:span text:style-name="T27"> </text:span><text:span text:style-name="T26">ואינו</text:span><text:span text:style-name="T27"> </text:span><text:span text:style-name="T26">שומע</text:span><text:span text:style-name="T27"> </text:span><text:span text:style-name="T26">שומע</text:span><text:span text:style-name="T27"> </text:span><text:span text:style-name="T26">ואינו</text:span><text:span text:style-name="T27"> </text:span><text:span text:style-name="T26">מדבר</text:span><text:span text:style-name="T27"> </text:span><text:span text:style-name="T26">- פטור</text:span><text:span text:style-name="T1"> </text:span><text:span text:style-name="T18">(מן</text:span><text:span text:style-name="T4"> </text:span><text:span text:style-name="T18">הראייה)</text:span>' <text:span text:style-name="T18">(קשיין</text:span><text:span text:style-name="T4"> </text:span><text:span text:style-name="T18">אהדדי</text:span><text:span text:style-name="T4"> </text:span><text:span text:style-name="T18">מתניתין</text:span><text:span text:style-name="T4"> </text:span><text:span text:style-name="T18">וברייתא)</text:span>? </text:p>
      <text:p text:style-name="P4">אמר<text:span text:style-name="T1"> </text:span>רבינא<text:span text:style-name="T1"> </text:span>- ואיתימא<text:span text:style-name="T1"> </text:span>רבא<text:span text:style-name="T1"> </text:span><text:span text:style-name="T18">(מתניתין</text:span><text:span text:style-name="T4"> </text:span><text:span text:style-name="T18">דתני</text:span><text:span text:style-name="T4"> </text:span><text:span text:style-name="T18">אצל</text:span><text:span text:style-name="T4"> </text:span><text:span text:style-name="T18">ראייה</text:span><text:span text:style-name="T4"> </text:span><text:span text:style-name="T18">חרש</text:span><text:span text:style-name="T4"> </text:span><text:span text:style-name="T18">- דומיא</text:span><text:span text:style-name="T4"> </text:span><text:span text:style-name="T18">דשוטה)</text:span>: חסורי<text:span text:style-name="T1"> </text:span>מיחסרא<text:span text:style-name="T1"> </text:span>והכי<text:span text:style-name="T1"> </text:span>קתני: '<text:span text:style-name="T26">הכל</text:span><text:span text:style-name="T27"> </text:span><text:span text:style-name="T26">חייבין</text:span><text:span text:style-name="T27"> </text:span><text:span text:style-name="T26">בראייה</text:span><text:span text:style-name="T1"> </text:span><text:span text:style-name="T55">ובשמחה</text:span><text:span text:style-name="T1"> </text:span><text:span text:style-name="T26">חוץ</text:span><text:span text:style-name="T27"> </text:span><text:span text:style-name="T26">מחרש</text:span><text:span text:style-name="T1"> </text:span>המדבר<text:span text:style-name="T1"> </text:span>ואינו<text:span text:style-name="T1"> </text:span>שומע, שומע<text:span text:style-name="T1"> </text:span>ואינו<text:span text:style-name="T1"> </text:span>מדבר<text:span text:style-name="T1"> </text:span>- שפטור<text:span text:style-name="T1"> </text:span>מן<text:span text:style-name="T1"> </text:span>הראייה, ואף<text:span text:style-name="T1"> </text:span>על<text:span text:style-name="T1"> </text:span>פי<text:span text:style-name="T1"> </text:span>שפטור<text:span text:style-name="T1"> </text:span>מן<text:span text:style-name="T1"> </text:span>הראייה<text:span text:style-name="T1"> </text:span><text:span text:style-name="T18">(בעולת</text:span><text:span text:style-name="T4"> </text:span><text:span text:style-name="T18">ראייה</text:span><text:span text:style-name="T4"> </text:span><text:span text:style-name="T18">ליראות)</text:span> - חייב<text:span text:style-name="T1"> </text:span>בשמחה<text:span text:style-name="T1"> </text:span><text:span text:style-name="T18">(ולקמן</text:span><text:span text:style-name="T4"> </text:span><text:span text:style-name="T18">פריך</text:span><text:span text:style-name="T4"> </text:span><text:span text:style-name="T18">מאי</text:span><text:span text:style-name="T4"> </text:span><text:span text:style-name="T18">שנא</text:span><text:span text:style-name="T4"> </text:span><text:span text:style-name="T18">לענין</text:span><text:span text:style-name="T4"> </text:span><text:span text:style-name="T18">ראייה</text:span><text:span text:style-name="T4"> </text:span><text:span text:style-name="T18">דפטור</text:span><text:span text:style-name="T4"> </text:span><text:span text:style-name="T42">[חרש</text:span><text:span text:style-name="T47"> </text:span><text:span text:style-name="T42">המדבר</text:span><text:span text:style-name="T47"> </text:span><text:span text:style-name="T42">ואינו</text:span><text:span text:style-name="T47"> </text:span><text:span text:style-name="T42">שומע, שומע</text:span><text:span text:style-name="T47"> </text:span><text:span text:style-name="T42">ואינו</text:span><text:span text:style-name="T47"> </text:span><text:span text:style-name="T42">מדבר]</text:span><text:span text:style-name="T18"> ולענין</text:span><text:span text:style-name="T4"> </text:span><text:span text:style-name="T18">שמחה</text:span><text:span text:style-name="T4"> </text:span><text:span text:style-name="T18">דמחייב)</text:span>, ואת<text:span text:style-name="T1"> </text:span>שאינו<text:span text:style-name="T1"> </text:span>לא<text:span text:style-name="T1"> </text:span>שומע<text:span text:style-name="T1"> </text:span>ולא<text:span text:style-name="T1"> </text:span>מדבר<text:span text:style-name="T1"> </text:span><text:span text:style-name="T26">ושוטה</text:span><text:span text:style-name="T27"> </text:span><text:span text:style-name="T26">וקטן</text:span><text:span text:style-name="T1"> </text:span>פטור<text:span text:style-name="T1"> </text:span>אף<text:span text:style-name="T1"> </text:span>מן<text:span text:style-name="T1"> </text:span>השמחה<text:span text:style-name="T1"> </text:span>הואיל<text:span text:style-name="T1"> </text:span>ופטורים<text:span text:style-name="T1"> </text:span>מכל<text:span text:style-name="T1"> </text:span>מצות<text:span text:style-name="T1"> </text:span>האמורות<text:span text:style-name="T1"> </text:span>בתורה' <text:span text:style-name="T18">(דאף</text:span><text:span text:style-name="T4"> </text:span><text:span text:style-name="T18">על</text:span><text:span text:style-name="T4"> </text:span><text:span text:style-name="T18">פי</text:span><text:span text:style-name="T4"> </text:span><text:span text:style-name="T18">דלא</text:span><text:span text:style-name="T4"> </text:span><text:span text:style-name="T18">דומה</text:span><text:span text:style-name="T4"> </text:span><text:span text:style-name="T18">לשוטה</text:span><text:span text:style-name="T4"> – </text:span><text:span text:style-name="T18">פטור; וכי</text:span><text:span text:style-name="T4"> </text:span><text:span text:style-name="T18">תניא</text:span><text:span text:style-name="T4"> </text:span><text:span text:style-name="T18">מתניתין</text:span><text:span text:style-name="T4"> </text:span><text:span text:style-name="T18">דומיא</text:span><text:span text:style-name="T4"> </text:span><text:span text:style-name="T18">דשוטה</text:span><text:span text:style-name="T4"> </text:span><text:span text:style-name="T18">- גבי</text:span><text:span text:style-name="T4"> </text:span><text:span text:style-name="T18">שמחה</text:span><text:span text:style-name="T4"> </text:span><text:span text:style-name="T18">הוא</text:span><text:span text:style-name="T4"> </text:span><text:span text:style-name="T18">דתני, ותרי</text:span><text:span text:style-name="T4"> </text:span><text:span text:style-name="T18">מיני</text:span><text:span text:style-name="T4"> </text:span><text:span text:style-name="T18">חרש</text:span><text:span text:style-name="T4"> </text:span><text:span text:style-name="T18">תנא</text:span><text:span text:style-name="T4"> </text:span><text:span text:style-name="T18">מתניתין, וחסורי</text:span><text:span text:style-name="T4"> </text:span><text:span text:style-name="T18">מיחסרא</text:span><text:span text:style-name="T4"> </text:span><text:span text:style-name="T18">מתניתין</text:span><text:span text:style-name="T4"> </text:span><text:span text:style-name="T18">והכי</text:span><text:span text:style-name="T4"> </text:span><text:span text:style-name="T18">קתני: הכל</text:span><text:span text:style-name="T4"> </text:span><text:span text:style-name="T18">חייבין</text:span><text:span text:style-name="T4"> </text:span><text:span text:style-name="T18">בראייה</text:span><text:span text:style-name="T4"> </text:span><text:span text:style-name="T18">חוץ</text:span><text:span text:style-name="T4"> </text:span><text:span text:style-name="T18">מחרש</text:span><text:span text:style-name="T4"> </text:span><text:span text:style-name="T18">כל</text:span><text:span text:style-name="T4"> </text:span><text:span text:style-name="T18">דהו: או</text:span><text:span text:style-name="T4"> </text:span><text:span text:style-name="T18">שומע</text:span><text:span text:style-name="T4"> </text:span><text:span text:style-name="T18">ואינו</text:span><text:span text:style-name="T4"> </text:span><text:span text:style-name="T18">מדבר</text:span><text:span text:style-name="T4"> </text:span><text:span text:style-name="T18">או</text:span><text:span text:style-name="T4"> </text:span><text:span text:style-name="T18">מדבר</text:span><text:span text:style-name="T4"> </text:span><text:span text:style-name="T18">ואינו</text:span><text:span text:style-name="T4"> </text:span><text:span text:style-name="T18">שומע)</text:span>.</text:p>
      <text:p text:style-name="P4">תניא<text:span text:style-name="T1"> </text:span>נמי<text:span text:style-name="T1"> </text:span>הכי: '<text:span text:style-name="T26">הכל</text:span><text:span text:style-name="T27"> </text:span><text:span text:style-name="T26">חייבין</text:span><text:span text:style-name="T27"> </text:span><text:span text:style-name="T26">בראייה</text:span><text:span text:style-name="T27"> </text:span><text:span text:style-name="T26">ובשמחה</text:span><text:span text:style-name="T27"> </text:span><text:span text:style-name="T26">חוץ</text:span><text:span text:style-name="T27"> </text:span><text:span text:style-name="T41">מחרש</text:span><text:span text:style-name="T46"> </text:span><text:span text:style-name="T41">המדבר</text:span><text:span text:style-name="T46"> </text:span><text:span text:style-name="T41">ואינו</text:span><text:span text:style-name="T46"> </text:span><text:span text:style-name="T41">שומע, שומע</text:span><text:span text:style-name="T46"> </text:span><text:span text:style-name="T41">ואינו</text:span><text:span text:style-name="T46"> </text:span><text:span text:style-name="T41">מדבר</text:span><text:span text:style-name="T26">, שפטורין</text:span><text:span text:style-name="T27"> </text:span><text:span text:style-name="T26">מן</text:span><text:span text:style-name="T27"> </text:span><text:span text:style-name="T26">הראייה; ואף</text:span><text:span text:style-name="T27"> </text:span><text:span text:style-name="T26">על</text:span><text:span text:style-name="T27"> </text:span><text:span text:style-name="T26">פי</text:span><text:span text:style-name="T27"> </text:span><text:span text:style-name="T26">שפטור</text:span><text:span text:style-name="T27"> </text:span><text:span text:style-name="T26">מן</text:span><text:span text:style-name="T27"> </text:span><text:span text:style-name="T26">הראייה</text:span><text:span text:style-name="T27"> </text:span><text:span text:style-name="T26">-</text:span> </text:p>
      <text:p text:style-name="P4"/>
      <text:p text:style-name="P4">(חגיגה<text:span text:style-name="T1"> </text:span>ג,א)</text:p>
      <text:p text:style-name="P4"><text:span text:style-name="T26">חייב</text:span><text:span text:style-name="T27"> </text:span><text:span text:style-name="T26">בשמחה</text:span><text:span text:style-name="T27"> </text:span><text:span text:style-name="T18">(לשמוח</text:span><text:span text:style-name="T4"> </text:span><text:span text:style-name="T18">בחג, דכתיב</text:span><text:span text:style-name="T4"> </text:span><text:span text:style-name="T24">ושמחת</text:span><text:span text:style-name="T4"> </text:span><text:span text:style-name="T24">בחגך</text:span><text:span text:style-name="T4"> </text:span><text:span text:style-name="T19">(דברים</text:span><text:span text:style-name="T3"> </text:span><text:span text:style-name="T19">טז,יד)</text:span><text:span text:style-name="T18">, ואמרינן</text:span><text:span text:style-name="T4"> </text:span><text:span text:style-name="T18">לקמן</text:span><text:span text:style-name="T4"> </text:span><text:span text:style-name="T19">(דף</text:span><text:span text:style-name="T3"> </text:span><text:span text:style-name="T19">ח.)</text:span><text:span text:style-name="T18"> דשמחה</text:span><text:span text:style-name="T4"> </text:span><text:span text:style-name="T18">בשלמים: לאכול</text:span><text:span text:style-name="T4"> </text:span><text:span text:style-name="T18">את</text:span><text:span text:style-name="T4"> </text:span><text:span text:style-name="T18">הבשר, וילפינן</text:span><text:span text:style-name="T4"> </text:span><text:span text:style-name="T18">לה</text:span><text:span text:style-name="T4"> </text:span><text:span text:style-name="T19">(פסחים</text:span><text:span text:style-name="T3"> </text:span><text:span text:style-name="T19">דף</text:span><text:span text:style-name="T3"> </text:span><text:span text:style-name="T19">קט.)</text:span><text:span text:style-name="T18"> מ-</text:span><text:span text:style-name="T24">וזבחת</text:span><text:span text:style-name="T4"> </text:span><text:span text:style-name="T24">שלמים</text:span><text:span text:style-name="T4"> </text:span><text:span text:style-name="T24">ואכלת</text:span><text:span text:style-name="T4"> </text:span><text:span text:style-name="T24">שם</text:span><text:span text:style-name="T4"> </text:span><text:span text:style-name="T24">ושמחת</text:span><text:span text:style-name="T4"> </text:span><text:span text:style-name="T19">[דברים</text:span><text:span text:style-name="T3"> </text:span><text:span text:style-name="T19">כז,ז]</text:span><text:span text:style-name="T18">)</text:span><text:span text:style-name="T26">; ואת</text:span><text:span text:style-name="T27"> </text:span><text:span text:style-name="T26">שאינו</text:span><text:span text:style-name="T27"> </text:span><text:span text:style-name="T26">לא</text:span><text:span text:style-name="T27"> </text:span><text:soft-page-break/><text:span text:style-name="T26">שומע</text:span><text:span text:style-name="T27"> </text:span><text:span text:style-name="T26">ולא</text:span><text:span text:style-name="T27"> </text:span><text:span text:style-name="T26">מדבר</text:span><text:span text:style-name="T1"> </text:span><text:span text:style-name="T18">(היינו</text:span><text:span text:style-name="T4"> </text:span><text:span text:style-name="T18">חרש</text:span><text:span text:style-name="T4"> </text:span><text:span text:style-name="T18">דמתניתין, שסמכו</text:span><text:span text:style-name="T4"> </text:span><text:span text:style-name="T18">לשוטה</text:span><text:span text:style-name="T4"> </text:span><text:span text:style-name="T18">וקטן)</text:span><text:span text:style-name="T26">, ושוטה</text:span><text:span text:style-name="T27"> </text:span><text:span text:style-name="T26">וקטן</text:span><text:span text:style-name="T27"> </text:span><text:span text:style-name="T26">- פטורין</text:span><text:span text:style-name="T27"> </text:span><text:span text:style-name="T26">אף</text:span><text:span text:style-name="T27"> </text:span><text:span text:style-name="T26">מן</text:span><text:span text:style-name="T27"> </text:span><text:span text:style-name="T26">השמחה, הואיל</text:span><text:span text:style-name="T27"> </text:span><text:span text:style-name="T26">ופטורין</text:span><text:span text:style-name="T27"> </text:span><text:span text:style-name="T26">מכל</text:span><text:span text:style-name="T27"> </text:span><text:span text:style-name="T26">מצות</text:span><text:span text:style-name="T27"> </text:span><text:span text:style-name="T26">האמורות</text:span><text:span text:style-name="T27"> </text:span><text:span text:style-name="T26">בתורה</text:span>.' </text:p>
      <text:p text:style-name="P5"/>
      <text:p text:style-name="P4">מאי<text:span text:style-name="T1"> </text:span>שנא<text:span text:style-name="T1"> </text:span>לענין<text:span text:style-name="T1"> </text:span>ראיה<text:span text:style-name="T1"> </text:span>דפטירי<text:span text:style-name="T1"> </text:span><text:span text:style-name="T43">[מחרש</text:span><text:span text:style-name="T48"> </text:span><text:span text:style-name="T43">המדבר</text:span><text:span text:style-name="T48"> </text:span><text:span text:style-name="T43">ואינו</text:span><text:span text:style-name="T48"> </text:span><text:span text:style-name="T43">שומע, שומע</text:span><text:span text:style-name="T48"> </text:span><text:span text:style-name="T43">ואינו</text:span><text:span text:style-name="T48"> </text:span><text:span text:style-name="T43">מדבר]</text:span>, ומאי<text:span text:style-name="T1"> </text:span>שנא<text:span text:style-name="T1"> </text:span>לענין<text:span text:style-name="T1"> </text:span>שמחה<text:span text:style-name="T1"> </text:span>דמחייבי?</text:p>
      <text:p text:style-name="P4">לענין<text:span text:style-name="T1"> </text:span>ראיה<text:span text:style-name="T1"> </text:span>גמר<text:span text:style-name="T1"> </text:span>ראיה<text:span text:style-name="T1"> </text:span>ראיה<text:span text:style-name="T1"> </text:span>מהקהל, דכתיב<text:span text:style-name="T1"> </text:span><text:span text:style-name="T18">(בפרשת</text:span><text:span text:style-name="T4"> </text:span><text:span text:style-name="T18">הקהל</text:span><text:span text:style-name="T4"> </text:span><text:span text:style-name="T19">[דברים</text:span><text:span text:style-name="T3"> </text:span><text:span text:style-name="T19">לא,יב]</text:span><text:span text:style-name="T18">)</text:span>: <text:span text:style-name="T22">הקהל</text:span><text:span text:style-name="T1"> </text:span><text:span text:style-name="T22">את</text:span><text:span text:style-name="T1"> </text:span><text:span text:style-name="T22">העם</text:span><text:span text:style-name="T1"> </text:span><text:span text:style-name="T22">האנשים</text:span><text:span text:style-name="T1"> </text:span><text:span text:style-name="T22">והנשים</text:span><text:span text:style-name="T1"> </text:span><text:span text:style-name="T22">והטף</text:span><text:span text:style-name="T1"> </text:span><text:span text:style-name="T24">[וגרך</text:span><text:span text:style-name="T4"> </text:span><text:span text:style-name="T24">אשר</text:span><text:span text:style-name="T4"> </text:span><text:span text:style-name="T24">בשעריך</text:span><text:span text:style-name="T4"> </text:span><text:span text:style-name="T57">למען</text:span><text:span text:style-name="T60"> </text:span><text:span text:style-name="T57">ישמעו</text:span><text:span text:style-name="T60"> </text:span><text:span text:style-name="T57">ולמען</text:span><text:span text:style-name="T60"> </text:span><text:span text:style-name="T57">ילמדו</text:span><text:span text:style-name="T4"> </text:span><text:span text:style-name="T24">ויראו</text:span><text:span text:style-name="T4"> </text:span><text:span text:style-name="T24">את</text:span><text:span text:style-name="T4"> </text:span><text:span text:style-name="T24">ה' אלקיכם</text:span><text:span text:style-name="T4"> </text:span><text:span text:style-name="T24">ושמרו</text:span><text:span text:style-name="T4"> </text:span><text:span text:style-name="T24">לעשות</text:span><text:span text:style-name="T4"> </text:span><text:span text:style-name="T24">את</text:span><text:span text:style-name="T4"> </text:span><text:span text:style-name="T24">כל</text:span><text:span text:style-name="T4"> </text:span><text:span text:style-name="T24">דברי</text:span><text:span text:style-name="T4"> </text:span><text:span text:style-name="T24">התורה</text:span><text:span text:style-name="T4"> </text:span><text:span text:style-name="T24">הזאת]</text:span> וכתיב<text:span text:style-name="T1"> </text:span><text:span text:style-name="T19">(דברים</text:span><text:span text:style-name="T3"> </text:span><text:span text:style-name="T19">לא,יא)</text:span><text:span text:style-name="T22"> בבא</text:span><text:span text:style-name="T1"> </text:span><text:span text:style-name="T22">כל</text:span><text:span text:style-name="T1"> </text:span><text:span text:style-name="T22">ישראל</text:span><text:span text:style-name="T1"> </text:span><text:span text:style-name="T22">לראות</text:span><text:span text:style-name="T1"> </text:span><text:span text:style-name="T24">[את</text:span><text:span text:style-name="T4"> </text:span><text:span text:style-name="T24">פני</text:span><text:span text:style-name="T4"> </text:span><text:span text:style-name="T24">ה' אלקיך</text:span><text:span text:style-name="T4"> </text:span><text:span text:style-name="T24">במקום</text:span><text:span text:style-name="T4"> </text:span><text:span text:style-name="T24">אשר</text:span><text:span text:style-name="T4"> </text:span><text:span text:style-name="T24">יבחר</text:span><text:span text:style-name="T4"> </text:span><text:span text:style-name="T24">תקרא</text:span><text:span text:style-name="T4"> </text:span><text:span text:style-name="T24">את</text:span><text:span text:style-name="T4"> </text:span><text:span text:style-name="T24">התורה</text:span><text:span text:style-name="T4"> </text:span><text:span text:style-name="T24">הזאת</text:span><text:span text:style-name="T4"> </text:span><text:span text:style-name="T24">נגד</text:span><text:span text:style-name="T4"> </text:span><text:span text:style-name="T24">כל</text:span><text:span text:style-name="T4"> </text:span><text:span text:style-name="T24">ישראל</text:span><text:span text:style-name="T4"> </text:span><text:span text:style-name="T24">באזניהם]</text:span> <text:span text:style-name="T18">(ופרשת</text:span><text:span text:style-name="T4"> </text:span><text:span text:style-name="T18">הקהל</text:span><text:span text:style-name="T4"> </text:span><text:span text:style-name="T18">המלך</text:span><text:span text:style-name="T4"> </text:span><text:span text:style-name="T18">היה</text:span><text:span text:style-name="T4"> </text:span><text:span text:style-name="T18">קורא</text:span><text:span text:style-name="T4"> </text:span><text:span text:style-name="T18">משנה</text:span><text:span text:style-name="T4"> </text:span><text:span text:style-name="T18">תורה</text:span><text:span text:style-name="T4"> </text:span><text:span text:style-name="T18">בעזרה</text:span><text:span text:style-name="T4"> </text:span><text:span text:style-name="T18">בכל</text:span><text:span text:style-name="T4"> </text:span><text:span text:style-name="T18">מוצאי</text:span><text:span text:style-name="T4"> </text:span><text:span text:style-name="T18">שמטה, דכתיב</text:span><text:span text:style-name="T4"> </text:span><text:span text:style-name="T24">מקץ</text:span><text:span text:style-name="T4"> </text:span><text:span text:style-name="T24">שבע</text:span><text:span text:style-name="T4"> </text:span><text:span text:style-name="T24">שנים</text:span><text:span text:style-name="T4"> </text:span><text:span text:style-name="T24">במועד</text:span><text:span text:style-name="T4"> </text:span><text:span text:style-name="T24">שנת</text:span><text:span text:style-name="T4"> </text:span><text:span text:style-name="T24">השמטה</text:span><text:span text:style-name="T4"> </text:span><text:span text:style-name="T18">וגו' </text:span><text:span text:style-name="T19">(דברים</text:span><text:span text:style-name="T3"> </text:span><text:span text:style-name="T19">לא,י)</text:span><text:span text:style-name="T18">)</text:span> </text:p>
      <text:p text:style-name="P4">והתם<text:span text:style-name="T1"> </text:span>מנלן?</text:p>
      <text:p text:style-name="P4">דכתיב<text:span text:style-name="T1"> </text:span><text:span text:style-name="T19">(דברים</text:span><text:span text:style-name="T3"> </text:span><text:span text:style-name="T19">לא,יב)</text:span> '<text:span text:style-name="T22">למען</text:span><text:span text:style-name="T1"> </text:span><text:span text:style-name="T22">ישמעו</text:span><text:span text:style-name="T1"> </text:span><text:span text:style-name="T22">ולמען</text:span><text:span text:style-name="T1"> </text:span><text:span text:style-name="T22">יִלְמדו</text:span>', ותניא: '<text:span text:style-name="T30">למען</text:span><text:span text:style-name="T27"> </text:span><text:span text:style-name="T30">ישמעו</text:span><text:span text:style-name="T27"> </text:span><text:span text:style-name="T26">- פרט</text:span><text:span text:style-name="T27"> </text:span><text:span text:style-name="T26">למדבר</text:span><text:span text:style-name="T27"> </text:span><text:span text:style-name="T26">ואינו</text:span><text:span text:style-name="T27"> </text:span><text:span text:style-name="T26">שומע, '</text:span><text:span text:style-name="T30">ולמען</text:span><text:span text:style-name="T27"> </text:span><text:span text:style-name="T30">ילמדו</text:span><text:span text:style-name="T26">' - פרט</text:span><text:span text:style-name="T27"> </text:span><text:span text:style-name="T26">לשומע</text:span><text:span text:style-name="T27"> </text:span><text:span text:style-name="T26">ואינו</text:span><text:span text:style-name="T27"> </text:span><text:span text:style-name="T26">מדבר</text:span><text:span text:style-name="T1"> </text:span><text:span text:style-name="T18">(השתא</text:span><text:span text:style-name="T4"> </text:span><text:span text:style-name="T18">משמע</text:span><text:span text:style-name="T4"> </text:span><text:span text:style-name="T18">שאין</text:span><text:span text:style-name="T4"> </text:span><text:span text:style-name="T18">זה</text:span><text:span text:style-name="T4"> </text:span><text:span text:style-name="T18">ראוי</text:span><text:span text:style-name="T4"> </text:span><text:span text:style-name="T18">ללמוד)</text:span>'. </text:p>
      <text:p text:style-name="P4">למימרא<text:span text:style-name="T1"> </text:span>דכי<text:span text:style-name="T1"> </text:span>לא<text:span text:style-name="T1"> </text:span>משתעי<text:span text:style-name="T1"> </text:span>לא<text:span text:style-name="T1"> </text:span>גמר? והא<text:span text:style-name="T1"> </text:span>הנהו<text:span text:style-name="T1"> </text:span>תרי<text:span text:style-name="T1"> </text:span>אילמי<text:span text:style-name="T1"> </text:span>דהוו<text:span text:style-name="T1"> </text:span>בשבבותיה<text:span text:style-name="T1"> </text:span>דרבי, בני<text:span text:style-name="T1"> </text:span>ברתיה<text:span text:style-name="T1"> </text:span>דרבי<text:span text:style-name="T1"> </text:span>יוחנן<text:span text:style-name="T1"> </text:span>בן<text:span text:style-name="T1"> </text:span>גודגדא, ואמרי<text:span text:style-name="T1"> </text:span>לה<text:span text:style-name="T1"> </text:span>בני<text:span text:style-name="T1"> </text:span>אחתיה<text:span text:style-name="T1"> </text:span>דרבי<text:span text:style-name="T1"> </text:span>יוחנן, דכל<text:span text:style-name="T1"> </text:span>אימת<text:span text:style-name="T1"> </text:span>דהוה<text:span text:style-name="T1"> </text:span>עייל<text:span text:style-name="T1"> </text:span>רבי<text:span text:style-name="T1"> </text:span>לבי<text:span text:style-name="T1"> </text:span>מדרשא<text:span text:style-name="T1"> </text:span>- הוו<text:span text:style-name="T1"> </text:span>עיילי<text:span text:style-name="T1"> </text:span>ויתבי<text:span text:style-name="T1"> </text:span>קמייהו, ומניידי<text:span text:style-name="T1"> </text:span>ברישייהו<text:span text:style-name="T1"> </text:span>ומרחשין<text:span text:style-name="T1"> </text:span>שפוותייהו, ובעי<text:span text:style-name="T1"> </text:span>רבי<text:span text:style-name="T1"> </text:span>רחמי<text:span text:style-name="T1"> </text:span>עלייהו<text:span text:style-name="T1"> </text:span>ואיתסו<text:span text:style-name="T1"> </text:span>ואשתכח<text:span text:style-name="T1"> </text:span>דהוו<text:span text:style-name="T1"> </text:span>גמירי<text:span text:style-name="T1"> </text:span>הלכתא<text:span text:style-name="T1"> </text:span><text:span text:style-name="T18">(משניות)</text:span> וספרא<text:span text:style-name="T1"> </text:span>וספרי<text:span text:style-name="T1"> </text:span>וכולה<text:span text:style-name="T1"> </text:span>תלמודא!? </text:p>
      <text:p text:style-name="P4">אמר<text:span text:style-name="T1"> </text:span>מר<text:span text:style-name="T1"> </text:span>זוטרא<text:span text:style-name="T1"> </text:span>קרי<text:span text:style-name="T1"> </text:span>ביה<text:span text:style-name="T1"> </text:span>'למען<text:span text:style-name="T1"> </text:span>יְלַמדו' <text:span text:style-name="T18">(ואין</text:span><text:span text:style-name="T4"> </text:span><text:span text:style-name="T18">זה</text:span><text:span text:style-name="T4"> </text:span><text:span text:style-name="T18">ראוי</text:span><text:span text:style-name="T4"> </text:span><text:span text:style-name="T18">ללמד</text:span><text:span text:style-name="T4"> </text:span><text:span text:style-name="T18">אחרים)</text:span>. </text:p>
      <text:p text:style-name="P4">רב<text:span text:style-name="T1"> </text:span>אשי<text:span text:style-name="T1"> </text:span>אמר: ודאי<text:span text:style-name="T1"> </text:span>למען<text:span text:style-name="T1"> </text:span>יְלַמדו<text:span text:style-name="T1"> </text:span>הוא<text:span text:style-name="T1"> </text:span><text:span text:style-name="T18">(כלומר: בלאו</text:span><text:span text:style-name="T4"> </text:span><text:span text:style-name="T18">קושיא</text:span><text:span text:style-name="T4"> </text:span><text:span text:style-name="T18">דהנך</text:span><text:span text:style-name="T4"> </text:span><text:span text:style-name="T18">תרי</text:span><text:span text:style-name="T4"> </text:span><text:span text:style-name="T18">אילמי</text:span><text:span text:style-name="T4"> </text:span><text:span text:style-name="T18">ליכא</text:span><text:span text:style-name="T4"> </text:span><text:span text:style-name="T18">לאוקמי</text:span><text:span text:style-name="T4"> </text:span><text:span text:style-name="T18">לדרשה</text:span><text:span text:style-name="T4"> </text:span><text:span text:style-name="T18">דתנא</text:span><text:span text:style-name="T4"> </text:span><text:span text:style-name="T18">דמעיט</text:span><text:span text:style-name="T4"> </text:span><text:span text:style-name="T18">מהכא</text:span><text:span text:style-name="T4"> </text:span><text:span text:style-name="T18">שומע</text:span><text:span text:style-name="T4"> </text:span><text:span text:style-name="T18">ואינו</text:span><text:span text:style-name="T4"> </text:span><text:span text:style-name="T18">מדבר, אלא</text:span><text:span text:style-name="T4"> </text:span><text:span text:style-name="T18">מ-</text:span><text:span text:style-name="T24">למען</text:span><text:span text:style-name="T4"> </text:span><text:span text:style-name="T24">ילמדו</text:span><text:span text:style-name="T18">)</text:span>, דאי<text:span text:style-name="T1"> </text:span>סלקא<text:span text:style-name="T1"> </text:span>דעתך<text:span text:style-name="T1"> </text:span>'למען<text:span text:style-name="T1"> </text:span>יִלְמדו' <text:span text:style-name="T18">(הוא</text:span><text:span text:style-name="T4"> </text:span><text:span text:style-name="T18">דמשמע</text:span><text:span text:style-name="T4"> </text:span><text:span text:style-name="T18">ליה, אלמא</text:span><text:span text:style-name="T4"> </text:span><text:span text:style-name="T18">סבירא</text:span><text:span text:style-name="T4"> </text:span><text:span text:style-name="T18">ליה</text:span><text:span text:style-name="T4"> </text:span><text:span text:style-name="T18">לתנא</text:span><text:span text:style-name="T4"> </text:span><text:span text:style-name="T18">דכיון</text:span><text:span text:style-name="T4"> </text:span><text:span text:style-name="T18">דלא</text:span><text:span text:style-name="T4"> </text:span><text:span text:style-name="T18">מישתעי</text:span><text:span text:style-name="T4"> </text:span><text:span text:style-name="T18">לא</text:span><text:span text:style-name="T4"> </text:span><text:span text:style-name="T18">גמיר</text:span><text:span text:style-name="T4"> </text:span><text:span text:style-name="T18">לנפשיה)</text:span>, וכיון<text:span text:style-name="T1"> </text:span>דלא<text:span text:style-name="T1"> </text:span>משתעי<text:span text:style-name="T1"> </text:span>לא<text:span text:style-name="T1"> </text:span>גמר? וכיון<text:span text:style-name="T1"> </text:span>דלא<text:span text:style-name="T1"> </text:span><text:span text:style-name="T55">שמע</text:span><text:span text:style-name="T1"> </text:span>לא<text:span text:style-name="T1"> </text:span>גמר<text:span text:style-name="T1"> </text:span><text:span text:style-name="T18">(אנן</text:span><text:span text:style-name="T4"> </text:span><text:span text:style-name="T18">סהדי</text:span><text:span text:style-name="T4"> </text:span><text:span text:style-name="T18">דלא</text:span><text:span text:style-name="T4"> </text:span><text:span text:style-name="T18">גמיר)</text:span>! האי<text:span text:style-name="T1"> – </text:span>מ'<text:span text:style-name="T22">למען</text:span><text:span text:style-name="T1"> </text:span><text:span text:style-name="T22">ישמעו</text:span>' נפקא<text:span text:style-name="T1"> </text:span><text:span text:style-name="T18">(וכיון</text:span><text:span text:style-name="T4"> </text:span><text:span text:style-name="T18">דתנן</text:span><text:span text:style-name="T4"> </text:span><text:span text:style-name="T31">למען</text:span><text:span text:style-name="T28"> </text:span><text:span text:style-name="T31">ישמעו</text:span><text:span text:style-name="T28"> </text:span><text:span text:style-name="T33">פרט</text:span><text:span text:style-name="T28"> </text:span><text:span text:style-name="T33">למדבר</text:span><text:span text:style-name="T28"> </text:span><text:span text:style-name="T33">ואינו</text:span><text:span text:style-name="T28"> </text:span><text:span text:style-name="T33">שומע</text:span><text:span text:style-name="T4"> </text:span><text:span text:style-name="T18">ואנן</text:span><text:span text:style-name="T4"> </text:span><text:span text:style-name="T18">סהדי</text:span><text:span text:style-name="T4"> </text:span><text:span text:style-name="T18">דטעמא</text:span><text:span text:style-name="T4"> </text:span><text:span text:style-name="T18">משום</text:span><text:span text:style-name="T4"> </text:span><text:span text:style-name="T18">דלא</text:span><text:span text:style-name="T4"> </text:span><text:span text:style-name="T18">גמיר</text:span><text:span text:style-name="T4"> </text:span><text:span text:style-name="T18">הוא</text:span><text:span text:style-name="T4"> </text:span><text:span text:style-name="T18">שלא</text:span><text:span text:style-name="T4"> </text:span><text:span text:style-name="T18">יבין</text:span><text:span text:style-name="T4"> </text:span><text:span text:style-name="T18">כל</text:span><text:span text:style-name="T4"> </text:span><text:span text:style-name="T18">מה</text:span><text:span text:style-name="T4"> </text:span><text:span text:style-name="T18">שאומרים</text:span><text:span text:style-name="T4"> </text:span><text:span text:style-name="T18">לפניו, למה</text:span><text:span text:style-name="T4"> </text:span><text:span text:style-name="T18">לי</text:span><text:span text:style-name="T4"> </text:span><text:span text:style-name="T18">למהדר</text:span><text:span text:style-name="T4"> </text:span><text:span text:style-name="T18">תו</text:span><text:span text:style-name="T4"> </text:span><text:span text:style-name="T18">'</text:span><text:span text:style-name="T31">למען</text:span><text:span text:style-name="T28"> </text:span><text:span text:style-name="T31">ילמדו</text:span><text:span text:style-name="T28"> </text:span><text:span text:style-name="T33">פרט</text:span><text:span text:style-name="T28"> </text:span><text:span text:style-name="T33">לשומע</text:span><text:span text:style-name="T28"> </text:span><text:span text:style-name="T33">ואינו</text:span><text:span text:style-name="T28"> </text:span><text:span text:style-name="T33">מדבר</text:span><text:span text:style-name="T18">'? כיון</text:span><text:span text:style-name="T4"> </text:span><text:span text:style-name="T18">דסבירא</text:span><text:span text:style-name="T4"> </text:span><text:span text:style-name="T18">ליה</text:span><text:span text:style-name="T4"> </text:span><text:span text:style-name="T18">דמאן</text:span><text:span text:style-name="T4"> </text:span><text:span text:style-name="T18">דלא</text:span><text:span text:style-name="T4"> </text:span><text:span text:style-name="T18">משתעי</text:span><text:span text:style-name="T4"> </text:span><text:span text:style-name="T18">נמי</text:span><text:span text:style-name="T4"> </text:span><text:span text:style-name="T18">לא</text:span><text:span text:style-name="T4"> </text:span><text:span text:style-name="T18">גמיר, מ-</text:span><text:span text:style-name="T24">למען</text:span><text:span text:style-name="T4"> </text:span><text:span text:style-name="T24">ישמעו</text:span><text:span text:style-name="T4"> </text:span><text:span text:style-name="T18">ממעט</text:span><text:span text:style-name="T4"> </text:span><text:span text:style-name="T18">ליה!)</text:span>, אלא<text:span text:style-name="T1"> </text:span>ודאי<text:span text:style-name="T1"> </text:span>'למען<text:span text:style-name="T1"> </text:span>יְלַמדו' הוא<text:span text:style-name="T1"> </text:span><text:span text:style-name="T18">(אלא</text:span><text:span text:style-name="T4"> </text:span><text:span text:style-name="T18">ודאי</text:span><text:span text:style-name="T4"> </text:span><text:span text:style-name="T18">סבירא</text:span><text:span text:style-name="T4"> </text:span><text:span text:style-name="T18">ליה</text:span><text:span text:style-name="T4"> </text:span><text:span text:style-name="T18">דמאן</text:span><text:span text:style-name="T4"> </text:span><text:span text:style-name="T18">דלא</text:span><text:span text:style-name="T4"> </text:span><text:span text:style-name="T18">משתעי</text:span><text:span text:style-name="T4"> </text:span><text:span text:style-name="T18">נמי</text:span><text:span text:style-name="T4"> </text:span><text:span text:style-name="T18">גמיר, ולא</text:span><text:span text:style-name="T4"> </text:span><text:span text:style-name="T18">מ'</text:span><text:span text:style-name="T24">למען</text:span><text:span text:style-name="T4"> </text:span><text:span text:style-name="T24">ישמעו</text:span><text:span text:style-name="T18">' ממעט, הלכך</text:span><text:span text:style-name="T4"> </text:span><text:span text:style-name="T18">הדר</text:span><text:span text:style-name="T4"> </text:span><text:span text:style-name="T18">ומעטיה</text:span><text:span text:style-name="T4"> </text:span><text:span text:style-name="T18">מ'</text:span><text:span text:style-name="T24">למען</text:span><text:span text:style-name="T4"> </text:span><text:span text:style-name="T24">ילמדו</text:span><text:span text:style-name="T18">'; הלכך</text:span><text:span text:style-name="T4"> </text:span><text:span text:style-name="T18">ודאי</text:span><text:span text:style-name="T4"> </text:span><text:span text:style-name="T24">למען</text:span><text:span text:style-name="T4"> </text:span><text:span text:style-name="T24">ילמדו</text:span><text:span text:style-name="T4"> </text:span><text:span text:style-name="T18">הוא</text:span><text:span text:style-name="T4"> </text:span><text:span text:style-name="T18">דדריש)</text:span>.</text:p>
      <text:p text:style-name="P5"/>
      <text:p text:style-name="P4">אמר<text:span text:style-name="T1"> </text:span>רבי<text:span text:style-name="T1"> </text:span>תנחום: חרש<text:span text:style-name="T1"> </text:span>באזנו<text:span text:style-name="T1"> </text:span>אחת<text:span text:style-name="T1"> </text:span>פטור<text:span text:style-name="T1"> </text:span>מן<text:span text:style-name="T1"> </text:span>הראיה, שנאמר<text:span text:style-name="T1"> </text:span><text:span text:style-name="T19">(דברים</text:span><text:span text:style-name="T3"> </text:span><text:span text:style-name="T19">לא,יא)</text:span><text:span text:style-name="T22"> </text:span><text:span text:style-name="T24">[בבוא</text:span><text:span text:style-name="T4"> </text:span><text:span text:style-name="T24">כל</text:span><text:span text:style-name="T4"> </text:span><text:span text:style-name="T24">ישראל</text:span><text:span text:style-name="T4"> </text:span><text:span text:style-name="T24">לראות</text:span><text:span text:style-name="T4"> </text:span><text:span text:style-name="T24">את</text:span><text:span text:style-name="T4"> </text:span><text:span text:style-name="T24">פני</text:span><text:span text:style-name="T4"> </text:span><text:span text:style-name="T24">ה' אלקיך</text:span><text:span text:style-name="T4"> </text:span><text:span text:style-name="T24">במקום</text:span><text:span text:style-name="T4"> </text:span><text:span text:style-name="T24">אשר</text:span><text:span text:style-name="T4"> </text:span><text:span text:style-name="T24">יבחר</text:span><text:span text:style-name="T4"> </text:span><text:span text:style-name="T24">תקרא</text:span><text:span text:style-name="T4"> </text:span><text:span text:style-name="T24">את</text:span><text:span text:style-name="T4"> </text:span><text:span text:style-name="T24">התורה</text:span><text:span text:style-name="T4"> </text:span><text:span text:style-name="T24">הזאת</text:span><text:span text:style-name="T4"> </text:span><text:span text:style-name="T57">נגד</text:span><text:span text:style-name="T60"> </text:span><text:span text:style-name="T57">כל</text:span><text:span text:style-name="T60"> </text:span><text:span text:style-name="T57">ישראל</text:span><text:span text:style-name="T24">]</text:span><text:span text:style-name="T22"> באזניהם</text:span>.</text:p>
      <text:p text:style-name="P4">והאי<text:span text:style-name="T1"> </text:span>'<text:span text:style-name="T22">באזניהם</text:span>' מבעי<text:span text:style-name="T1"> </text:span>ליה<text:span text:style-name="T1"> </text:span>'באזניהם<text:span text:style-name="T1"> </text:span>דכולהו<text:span text:style-name="T1"> </text:span>ישראל'!?</text:p>
      <text:p text:style-name="P4">ההוא<text:span text:style-name="T1"> – </text:span>מ'<text:span text:style-name="T22">נגד</text:span><text:span text:style-name="T1"> </text:span><text:span text:style-name="T22">כל</text:span><text:span text:style-name="T1"> </text:span><text:span text:style-name="T22">ישראל</text:span>' נפקא.</text:p>
      <text:p text:style-name="P4">אי<text:span text:style-name="T1"> </text:span>מ'<text:span text:style-name="T22">נגד</text:span><text:span text:style-name="T1"> </text:span><text:span text:style-name="T22">כל</text:span><text:span text:style-name="T1"> </text:span><text:span text:style-name="T22">ישראל</text:span>', הוה<text:span text:style-name="T1"> </text:span>אמינא<text:span text:style-name="T1"> </text:span>אף<text:span text:style-name="T1"> </text:span>על<text:span text:style-name="T1"> </text:span>גב<text:span text:style-name="T1"> </text:span>דלא<text:span text:style-name="T1"> </text:span>שמעי<text:span text:style-name="T1"> </text:span>- כתב<text:span text:style-name="T1"> </text:span>רחמנא<text:span text:style-name="T1"> </text:span>'<text:span text:style-name="T22">באזניהם</text:span>', והוא<text:span text:style-name="T1"> </text:span>דשמעי!</text:p>
      <text:p text:style-name="P4">ההוא<text:span text:style-name="T1"> – </text:span>מ'<text:span text:style-name="T22">למען</text:span><text:span text:style-name="T1"> </text:span><text:span text:style-name="T22">ישמעו</text:span>' <text:span text:style-name="T24">[</text:span><text:span text:style-name="T19">דברים</text:span><text:span text:style-name="T3"> </text:span><text:span text:style-name="T19">לא,יב:</text:span><text:span text:style-name="T24"> הקהל</text:span><text:span text:style-name="T4"> </text:span><text:span text:style-name="T24">את</text:span><text:span text:style-name="T4"> </text:span><text:span text:style-name="T24">העם</text:span><text:span text:style-name="T4"> </text:span><text:span text:style-name="T24">האנשים</text:span><text:span text:style-name="T4"> </text:span><text:span text:style-name="T24">והנשים</text:span><text:span text:style-name="T4"> </text:span><text:span text:style-name="T24">והטף</text:span><text:span text:style-name="T4"> </text:span><text:span text:style-name="T24">וגרך</text:span><text:span text:style-name="T4"> </text:span><text:span text:style-name="T24">אשר</text:span><text:span text:style-name="T4"> </text:span><text:span text:style-name="T24">בשעריך</text:span><text:span text:style-name="T4"> </text:span><text:span text:style-name="T57">למען</text:span><text:span text:style-name="T60"> </text:span><text:span text:style-name="T57">ישמעו</text:span><text:span text:style-name="T4"> </text:span><text:span text:style-name="T24">ולמען</text:span><text:span text:style-name="T4"> </text:span><text:span text:style-name="T24">ילמדו</text:span><text:span text:style-name="T4"> </text:span><text:span text:style-name="T24">ויראו</text:span><text:span text:style-name="T4"> </text:span><text:span text:style-name="T24">את</text:span><text:span text:style-name="T4"> </text:span><text:span text:style-name="T24">ה' אלקיכם</text:span><text:span text:style-name="T4"> </text:span><text:span text:style-name="T24">ושמרו</text:span><text:span text:style-name="T4"> </text:span><text:span text:style-name="T24">לעשות</text:span><text:span text:style-name="T4"> </text:span><text:span text:style-name="T24">את</text:span><text:span text:style-name="T4"> </text:span><text:span text:style-name="T24">כל</text:span><text:span text:style-name="T4"> </text:span><text:span text:style-name="T24">דברי</text:span><text:span text:style-name="T4"> </text:span><text:span text:style-name="T24">התורה</text:span><text:span text:style-name="T4"> </text:span><text:span text:style-name="T24">הזאת]</text:span> נפקא. </text:p>
      <text:p text:style-name="P4"/>
      <text:p text:style-name="P4">אמר<text:span text:style-name="T1"> </text:span>רבי<text:span text:style-name="T1"> </text:span>תנחום: חיגר<text:span text:style-name="T1"> </text:span>ברגלו<text:span text:style-name="T1"> </text:span>אחת<text:span text:style-name="T1"> </text:span>- פטור<text:span text:style-name="T1"> </text:span>מן<text:span text:style-name="T1"> </text:span>הראיה, שנאמר<text:span text:style-name="T1"> </text:span>'<text:span text:style-name="T22">רגלים</text:span>' <text:span text:style-name="T24">[</text:span><text:span text:style-name="T19">שמות</text:span><text:span text:style-name="T3"> </text:span><text:span text:style-name="T19">כג,יד:</text:span><text:span text:style-name="T24"> שלש</text:span><text:span text:style-name="T4"> </text:span><text:span text:style-name="T24">רגלים</text:span><text:span text:style-name="T4"> </text:span><text:span text:style-name="T24">תחג</text:span><text:span text:style-name="T4"> </text:span><text:span text:style-name="T24">לי</text:span><text:span text:style-name="T4"> </text:span><text:span text:style-name="T24">בשנה]</text:span>.</text:p>
      <text:p text:style-name="P4">והא<text:span text:style-name="T1"> </text:span>'<text:span text:style-name="T22">רגלים</text:span>' מבעי<text:span text:style-name="T1"> </text:span>ליה<text:span text:style-name="T1"> </text:span>פרט<text:span text:style-name="T1"> </text:span>לבעלי<text:span text:style-name="T1"> </text:span>קבין<text:span text:style-name="T1"> </text:span><text:span text:style-name="T18">(כשחתכו</text:span><text:span text:style-name="T4"> </text:span><text:span text:style-name="T18">רגליהם</text:span><text:span text:style-name="T4"> </text:span><text:span text:style-name="T18">- נתנו</text:span><text:span text:style-name="T4"> </text:span><text:span text:style-name="T18">קב</text:span><text:span text:style-name="T4"> </text:span><text:span text:style-name="T18">קטן</text:span><text:span text:style-name="T4"> </text:span><text:span text:style-name="T18">בסוף</text:span><text:span text:style-name="T4"> </text:span><text:span text:style-name="T18">שוקו, ונותנים</text:span><text:span text:style-name="T4"> </text:span><text:span text:style-name="T18">בו</text:span><text:span text:style-name="T4"> </text:span><text:span text:style-name="T18">מוכין, וסומך</text:span><text:span text:style-name="T4"> </text:span><text:span text:style-name="T18">סוף</text:span><text:span text:style-name="T4"> </text:span><text:span text:style-name="T18">שוקו</text:span><text:span text:style-name="T4"> </text:span><text:span text:style-name="T18">עליו)</text:span>?</text:p>
      <text:p text:style-name="P4">ההוא<text:span text:style-name="T1"> </text:span>מ'<text:span text:style-name="T22">פעמים</text:span>' נפקא, דתניא: '<text:span text:style-name="T30">פעמים</text:span><text:span text:style-name="T27"> </text:span><text:span text:style-name="T24">[</text:span><text:span text:style-name="T19">שמות</text:span><text:span text:style-name="T3"> </text:span><text:span text:style-name="T19">כג,יז:</text:span><text:span text:style-name="T24"> שלש</text:span><text:span text:style-name="T4"> </text:span><text:span text:style-name="T24">פעמים</text:span><text:span text:style-name="T4"> </text:span><text:span text:style-name="T24">בשנה</text:span><text:span text:style-name="T4"> </text:span><text:span text:style-name="T24">יראה</text:span><text:span text:style-name="T4"> </text:span><text:span text:style-name="T24">כל</text:span><text:span text:style-name="T4"> </text:span><text:span text:style-name="T24">זכורך</text:span><text:span text:style-name="T4"> </text:span><text:span text:style-name="T24">אל</text:span><text:span text:style-name="T4"> </text:span><text:span text:style-name="T24">פני</text:span><text:span text:style-name="T4"> </text:span><text:span text:style-name="T24">האדן</text:span><text:span text:style-name="T4"> </text:span><text:span text:style-name="T24">ה']</text:span><text:span text:style-name="T26"> - אין</text:span><text:span text:style-name="T27"> </text:span><text:span text:style-name="T26">'</text:span><text:span text:style-name="T30">פעמים</text:span><text:span text:style-name="T26">' אלא</text:span><text:span text:style-name="T27"> </text:span><text:span text:style-name="T26">רגלים</text:span><text:span text:style-name="T27"> </text:span><text:span text:style-name="T18">(אדם</text:span><text:span text:style-name="T4"> </text:span><text:span text:style-name="T18">שיש</text:span><text:span text:style-name="T4"> </text:span><text:span text:style-name="T18">לו</text:span><text:span text:style-name="T4"> </text:span><text:span text:style-name="T18">רגלים)</text:span>, וכן<text:span text:style-name="T1"> </text:span>הוא<text:span text:style-name="T1"> </text:span>אומר<text:span text:style-name="T1"> </text:span><text:span text:style-name="T19">(ישעיהו</text:span><text:span text:style-name="T3"> </text:span><text:span text:style-name="T19">כו,ו)</text:span><text:span text:style-name="T22"> תרמסנה</text:span><text:span text:style-name="T1"> </text:span><text:span text:style-name="T22">רגל</text:span><text:span text:style-name="T1"> </text:span><text:span text:style-name="T22">רגלי</text:span><text:span text:style-name="T1"> </text:span><text:span text:style-name="T22">עני</text:span><text:span text:style-name="T1"> </text:span><text:span text:style-name="T22">פעמי</text:span><text:span text:style-name="T1"> </text:span><text:span text:style-name="T22">דלים</text:span>, ואומר<text:span text:style-name="T1"> </text:span><text:span text:style-name="T19">(שיר</text:span><text:span text:style-name="T3"> </text:span><text:span text:style-name="T19">השירים</text:span><text:span text:style-name="T3"> </text:span><text:span text:style-name="T19">ז,ב)</text:span><text:span text:style-name="T22"> מה</text:span><text:span text:style-name="T1"> </text:span><text:span text:style-name="T22">יפו</text:span><text:span text:style-name="T1"> </text:span><text:span text:style-name="T22">פעמיך</text:span><text:span text:style-name="T1"> </text:span><text:span text:style-name="T22">בנעלים</text:span><text:span text:style-name="T1"> </text:span><text:span text:style-name="T22">בת</text:span><text:span text:style-name="T1"> </text:span><text:span text:style-name="T22">נדיב</text:span><text:span text:style-name="T1"> </text:span><text:span text:style-name="T24">[חמוקי</text:span><text:span text:style-name="T4"> </text:span><text:span text:style-name="T24">ירכיך</text:span><text:span text:style-name="T4"> </text:span><text:span text:style-name="T24">כמו</text:span><text:span text:style-name="T4"> </text:span><text:span text:style-name="T24">חלאים</text:span><text:span text:style-name="T4"> </text:span><text:span text:style-name="T24">מעשה</text:span><text:span text:style-name="T4"> </text:span><text:span text:style-name="T24">ידי</text:span><text:span text:style-name="T4"> </text:span><text:span text:style-name="T24">אמן]</text:span> <text:span text:style-name="T18">('פעמיך</text:span><text:span text:style-name="T4"> </text:span><text:span text:style-name="T18">בנעלים' - אלמא</text:span><text:span text:style-name="T4"> </text:span><text:span text:style-name="T18">בבעלי</text:span><text:span text:style-name="T4"> </text:span><text:span text:style-name="T18">מנעלים</text:span><text:span text:style-name="T4"> </text:span><text:span text:style-name="T18">שייכי</text:span><text:span text:style-name="T4"> </text:span><text:span text:style-name="T18">'פעמים', ובראייה</text:span><text:span text:style-name="T4"> </text:span><text:span text:style-name="T18">כתיב</text:span><text:span text:style-name="T4"> </text:span><text:span text:style-name="T24">שלש</text:span><text:span text:style-name="T4"> </text:span><text:span text:style-name="T24">פעמים</text:span><text:span text:style-name="T4"> </text:span><text:span text:style-name="T24">בשנה</text:span><text:span text:style-name="T4"> </text:span><text:span text:style-name="T24">יראה</text:span><text:span text:style-name="T4"> </text:span><text:span text:style-name="T24">כל</text:span><text:span text:style-name="T4"> </text:span><text:span text:style-name="T24">זכורך</text:span><text:span text:style-name="T4"> </text:span><text:span text:style-name="T18">וגו')</text:span>.</text:p>
      <text:p text:style-name="P4">דרש<text:span text:style-name="T1"> </text:span>רבא: מאי<text:span text:style-name="T1"> </text:span>דכתיב<text:span text:style-name="T1"> </text:span>'<text:span text:style-name="T22">מה</text:span><text:span text:style-name="T1"> </text:span><text:span text:style-name="T22">יפו</text:span><text:span text:style-name="T1"> </text:span><text:span text:style-name="T22">פעמיך</text:span><text:span text:style-name="T1"> </text:span><text:span text:style-name="T22">בנעלים</text:span><text:span text:style-name="T1"> </text:span><text:span text:style-name="T22">בת</text:span><text:span text:style-name="T1"> </text:span><text:span text:style-name="T22">נדיב</text:span>'? - כמה<text:span text:style-name="T1"> </text:span>נאין<text:span text:style-name="T1"> </text:span>רגליהן<text:span text:style-name="T1"> </text:span>של<text:span text:style-name="T1"> </text:span>ישראל<text:span text:style-name="T1"> </text:span>בשעה<text:span text:style-name="T1"> </text:span>שעולין<text:span text:style-name="T1"> </text:span>לרגל; '<text:span text:style-name="T22">בת</text:span><text:span text:style-name="T1"> </text:span><text:span text:style-name="T22">נדיב</text:span>' = בתו<text:span text:style-name="T1"> </text:span>של<text:span text:style-name="T1"> </text:span>אברהם<text:span text:style-name="T1"> </text:span>אבינו, שנקרא<text:span text:style-name="T1"> </text:span>נדיב<text:span text:style-name="T1"> </text:span><text:span text:style-name="T18">(על</text:span><text:span text:style-name="T4"> </text:span><text:span text:style-name="T18">שם</text:span><text:span text:style-name="T4"> </text:span><text:span text:style-name="T18">שנדבו</text:span><text:span text:style-name="T4"> </text:span><text:span text:style-name="T18">לבו</text:span><text:span text:style-name="T4"> </text:span><text:span text:style-name="T18">להכיר</text:span><text:span text:style-name="T4"> </text:span><text:span text:style-name="T18">בוראו)</text:span>, שנאמר<text:span text:style-name="T1"> </text:span><text:span text:style-name="T19">(תהלים</text:span><text:span text:style-name="T3"> </text:span><text:span text:style-name="T19">מז,י)</text:span><text:span text:style-name="T22"> נדיבי</text:span><text:span text:style-name="T1"> </text:span><text:span text:style-name="T22">עמים</text:span><text:span text:style-name="T1"> </text:span><text:span text:style-name="T22">נאספו</text:span><text:span text:style-name="T1"> </text:span><text:span text:style-name="T22">עם</text:span><text:span text:style-name="T1"> </text:span><text:span text:style-name="T22">אלהי</text:span><text:span text:style-name="T1"> </text:span><text:span text:style-name="T22">אברהם</text:span><text:span text:style-name="T1"> </text:span><text:span text:style-name="T24">[כי</text:span><text:span text:style-name="T4"> </text:span><text:span text:style-name="T24">לאלקים</text:span><text:span text:style-name="T4"> </text:span><text:soft-page-break/><text:span text:style-name="T24">מגני</text:span><text:span text:style-name="T4"> </text:span><text:span text:style-name="T24">ארץ</text:span><text:span text:style-name="T4"> </text:span><text:span text:style-name="T24">מאד</text:span><text:span text:style-name="T4"> </text:span><text:span text:style-name="T24">נעלה]</text:span> <text:span text:style-name="T18">('נדיבי</text:span><text:span text:style-name="T4"> </text:span><text:span text:style-name="T18">עמים' הם</text:span><text:span text:style-name="T4"> </text:span><text:span text:style-name="T18">הגרים</text:span><text:span text:style-name="T4"> </text:span><text:span text:style-name="T18">המתנדבין</text:span><text:span text:style-name="T4"> </text:span><text:span text:style-name="T18">מבין</text:span><text:span text:style-name="T4"> </text:span><text:span text:style-name="T18">העמים</text:span><text:span text:style-name="T4"> </text:span><text:span text:style-name="T18">לקבל</text:span><text:span text:style-name="T4"> </text:span><text:span text:style-name="T18">עליהן</text:span><text:span text:style-name="T4"> </text:span><text:span text:style-name="T18">עול</text:span><text:span text:style-name="T4"> </text:span><text:span text:style-name="T18">מצות)</text:span>; <text:s/>'אלהי<text:span text:style-name="T1"> </text:span>אברהם' - ולא<text:span text:style-name="T1"> </text:span>אלהי<text:span text:style-name="T1"> </text:span>יצחק<text:span text:style-name="T1"> </text:span>ויעקב? אלא<text:span text:style-name="T1"> </text:span>אלהי<text:span text:style-name="T1"> </text:span>אברהם<text:span text:style-name="T1"> </text:span>שהיה<text:span text:style-name="T1"> </text:span>תחילה<text:span text:style-name="T1"> </text:span>לגרים.</text:p>
      <text:p text:style-name="P4"/>
      <text:p text:style-name="P4">אמר<text:span text:style-name="T1"> </text:span>רב<text:span text:style-name="T1"> </text:span>כהנא: דרש<text:span text:style-name="T1"> </text:span>רב<text:span text:style-name="T1"> </text:span>נתן<text:span text:style-name="T1"> </text:span>בר<text:span text:style-name="T1"> </text:span>מניומי<text:span text:style-name="T1"> </text:span>משום<text:span text:style-name="T1"> </text:span>רבי<text:span text:style-name="T1"> </text:span>תנחום<text:span text:style-name="T1"> </text:span><text:span text:style-name="T18">(משום</text:span><text:span text:style-name="T4"> </text:span><text:span text:style-name="T18">דרבי</text:span><text:span text:style-name="T4"> </text:span><text:span text:style-name="T18">תנחום</text:span><text:span text:style-name="T4"> </text:span><text:span text:style-name="T18">אמרה</text:span><text:span text:style-name="T4"> </text:span><text:span text:style-name="T18">נקט</text:span><text:span text:style-name="T4"> </text:span><text:span text:style-name="T18">לה</text:span><text:span text:style-name="T4"> </text:span><text:span text:style-name="T18">הכא</text:span><text:span text:style-name="T4"> </text:span><text:span text:style-name="T18">גבי</text:span><text:span text:style-name="T4"> </text:span><text:span text:style-name="T18">שמעתתא</text:span><text:span text:style-name="T4"> </text:span><text:span text:style-name="T18">דרבי</text:span><text:span text:style-name="T4"> </text:span><text:span text:style-name="T18">תנחום)</text:span>: מאי<text:span text:style-name="T1"> </text:span>דכתיב<text:span text:style-name="T1"> </text:span><text:span text:style-name="T19">(בראשית</text:span><text:span text:style-name="T3"> </text:span><text:span text:style-name="T19">לז,כד)</text:span><text:span text:style-name="T22"> </text:span><text:span text:style-name="T24">[ויקחהו</text:span><text:span text:style-name="T4"> </text:span><text:span text:style-name="T24">וישלכו</text:span><text:span text:style-name="T4"> </text:span><text:span text:style-name="T24">אתו</text:span><text:span text:style-name="T4"> </text:span><text:span text:style-name="T24">הברה]</text:span><text:span text:style-name="T22"> והבור</text:span><text:span text:style-name="T1"> </text:span><text:span text:style-name="T22">רק</text:span><text:span text:style-name="T1"> </text:span><text:span text:style-name="T22">אין</text:span><text:span text:style-name="T1"> </text:span><text:span text:style-name="T22">בו</text:span><text:span text:style-name="T1"> </text:span><text:span text:style-name="T22">מים</text:span>? ממשמע<text:span text:style-name="T1"> </text:span>שנאמר<text:span text:style-name="T1"> </text:span>'<text:span text:style-name="T22">והבור</text:span><text:span text:style-name="T1"> </text:span><text:span text:style-name="T22">רק</text:span>' איני<text:span text:style-name="T1"> </text:span>יודע<text:span text:style-name="T1"> </text:span>ש'<text:span text:style-name="T22">אין</text:span><text:span text:style-name="T1"> </text:span><text:span text:style-name="T22">בו</text:span><text:span text:style-name="T1"> </text:span><text:span text:style-name="T22">מים</text:span>'? אלא: מים<text:span text:style-name="T1"> </text:span>- אין<text:span text:style-name="T1"> </text:span>בו, אבל<text:span text:style-name="T1"> </text:span>נחשים<text:span text:style-name="T1"> </text:span>ועקרבים<text:span text:style-name="T1"> </text:span>יש<text:span text:style-name="T1"> </text:span>בו<text:span text:style-name="T1"> </text:span><text:span text:style-name="T18">(לא</text:span><text:span text:style-name="T4"> </text:span><text:span text:style-name="T18">היה</text:span><text:span text:style-name="T4"> </text:span><text:span text:style-name="T18">רק</text:span><text:span text:style-name="T4"> </text:span><text:span text:style-name="T18">אלא</text:span><text:span text:style-name="T4"> </text:span><text:span text:style-name="T18">ממים)</text:span>.<text:span text:style-name="T18"> </text:span></text:p>
      <text:p text:style-name="P4"/>
      <text:p text:style-name="P4">תנו<text:span text:style-name="T1"> </text:span>רבנן: '<text:span text:style-name="T35">מעשה</text:span><text:span text:style-name="T6"> </text:span><text:span text:style-name="T35">ברבי</text:span><text:span text:style-name="T6"> </text:span><text:span text:style-name="T35">יוחנן</text:span><text:span text:style-name="T6"> </text:span><text:span text:style-name="T35">בן</text:span><text:span text:style-name="T6"> </text:span><text:span text:style-name="T35">ברוקה</text:span><text:span text:style-name="T6"> </text:span><text:span text:style-name="T35">ורבי</text:span><text:span text:style-name="T6"> </text:span><text:span text:style-name="T35">אלעזר</text:span><text:span text:style-name="T6"> </text:span><text:span text:style-name="T35">[בן] חסמא</text:span><text:span text:style-name="T6"> </text:span><text:span text:style-name="T35">שהלכו</text:span><text:span text:style-name="T6"> </text:span><text:span text:style-name="T35">להקביל</text:span><text:span text:style-name="T6"> </text:span><text:span text:style-name="T35">פני</text:span><text:span text:style-name="T6"> </text:span><text:span text:style-name="T35">רבי</text:span><text:span text:style-name="T6"> </text:span><text:span text:style-name="T35">יהושע</text:span><text:span text:style-name="T6"> </text:span><text:span text:style-name="T35">בפקיעין</text:span><text:span text:style-name="T6"> </text:span><text:span text:style-name="T18">(יום</text:span><text:span text:style-name="T4"> </text:span><text:span text:style-name="T18">טוב</text:span><text:span text:style-name="T4"> </text:span><text:span text:style-name="T18">היה, שחייב</text:span><text:span text:style-name="T4"> </text:span><text:span text:style-name="T18">אדם</text:span><text:span text:style-name="T4"> </text:span><text:span text:style-name="T18">לכבד</text:span><text:span text:style-name="T4"> </text:span><text:span text:style-name="T18">את</text:span><text:span text:style-name="T4"> </text:span><text:span text:style-name="T18">רבו</text:span><text:span text:style-name="T4"> </text:span><text:span text:style-name="T18">בהקבלת</text:span><text:span text:style-name="T4"> </text:span><text:span text:style-name="T18">פנים, כדאמרינן</text:span><text:span text:style-name="T4"> </text:span><text:span text:style-name="T18">במסכת</text:span><text:span text:style-name="T4"> </text:span><text:span text:style-name="T18">ראש</text:span><text:span text:style-name="T4"> </text:span><text:span text:style-name="T18">השנה</text:span><text:span text:style-name="T4"> </text:span><text:span text:style-name="T19">(דף</text:span><text:span text:style-name="T3"> </text:span><text:span text:style-name="T19">טז:)</text:span><text:span text:style-name="T18">: </text:span><text:span text:style-name="T24">מדוע</text:span><text:span text:style-name="T4"> </text:span><text:span text:style-name="T24">את</text:span><text:span text:style-name="T4"> </text:span><text:span text:style-name="T24">הולכת</text:span><text:span text:style-name="T4"> </text:span><text:span text:style-name="T24">אליו</text:span><text:span text:style-name="T4"> </text:span><text:span text:style-name="T24">היום</text:span><text:span text:style-name="T4"> </text:span><text:span text:style-name="T24">לא</text:span><text:span text:style-name="T4"> </text:span><text:span text:style-name="T24">חדש</text:span><text:span text:style-name="T4"> </text:span><text:span text:style-name="T24">ולא</text:span><text:span text:style-name="T4"> </text:span><text:span text:style-name="T24">שבת</text:span><text:span text:style-name="T4"> </text:span><text:span text:style-name="T19">(מלכים</text:span><text:span text:style-name="T3"> </text:span><text:span text:style-name="T19">ב' ד),כג)</text:span><text:span text:style-name="T35">; אמר</text:span><text:span text:style-name="T6"> </text:span><text:span text:style-name="T35">להם: מה</text:span><text:span text:style-name="T6"> </text:span><text:span text:style-name="T35">חידוש</text:span><text:span text:style-name="T6"> </text:span><text:span text:style-name="T35">היה</text:span><text:span text:style-name="T6"> </text:span><text:span text:style-name="T35">בבית</text:span><text:span text:style-name="T6"> </text:span><text:span text:style-name="T35">המדרש</text:span><text:span text:style-name="T6"> </text:span><text:span text:style-name="T35">היום?</text:span></text:p>
      <text:p text:style-name="P4"><text:span text:style-name="T35">אמרו</text:span><text:span text:style-name="T6"> </text:span><text:span text:style-name="T35">לו: תלמידיך</text:span><text:span text:style-name="T6"> </text:span><text:span text:style-name="T35">אנו</text:span><text:span text:style-name="T6"> </text:span><text:span text:style-name="T18">(ואין</text:span><text:span text:style-name="T4"> </text:span><text:span text:style-name="T18">לנו</text:span><text:span text:style-name="T4"> </text:span><text:span text:style-name="T18">לדבר</text:span><text:span text:style-name="T4"> </text:span><text:span text:style-name="T18">בפניך)</text:span><text:span text:style-name="T35"> ומימיך</text:span><text:span text:style-name="T6"> </text:span><text:span text:style-name="T35">אנו</text:span><text:span text:style-name="T6"> </text:span><text:span text:style-name="T35">שותין.</text:span></text:p>
      <text:p text:style-name="P7">אמר<text:span text:style-name="T1"> </text:span>להם: אף<text:span text:style-name="T1"> </text:span>על<text:span text:style-name="T1"> </text:span>פי<text:span text:style-name="T1"> </text:span>כן<text:span text:style-name="T1"> </text:span>אי<text:span text:style-name="T1"> </text:span>אפשר<text:span text:style-name="T1"> </text:span>לבית<text:span text:style-name="T1"> </text:span>המדרש<text:span text:style-name="T1"> </text:span>בלא<text:span text:style-name="T1"> </text:span>חידוש; שבת<text:span text:style-name="T1"> </text:span>של<text:span text:style-name="T1"> </text:span>מי<text:span text:style-name="T1"> </text:span>היתה?</text:p>
      <text:p text:style-name="P7">שבת<text:span text:style-name="T1"> </text:span>של<text:span text:style-name="T1"> </text:span>רבי<text:span text:style-name="T1"> </text:span>אלעזר<text:span text:style-name="T1"> </text:span>בן<text:span text:style-name="T1"> </text:span>עזריה<text:span text:style-name="T1"> </text:span>היתה.</text:p>
      <text:p text:style-name="P7">ובמה<text:span text:style-name="T1"> </text:span>היתה<text:span text:style-name="T1"> </text:span>הגדה<text:span text:style-name="T1"> </text:span>היום?</text:p>
      <text:p text:style-name="P7">אמרו<text:span text:style-name="T1"> </text:span>לו: בפרשת<text:span text:style-name="T1"> </text:span>הקהל.</text:p>
      <text:p text:style-name="P7">ומה<text:span text:style-name="T1"> </text:span>דרש<text:span text:style-name="T1"> </text:span>בה?</text:p>
      <text:p text:style-name="P4"><text:span text:style-name="T19">(דברים</text:span><text:span text:style-name="T3"> </text:span><text:span text:style-name="T19">לא,יב)</text:span><text:span text:style-name="T30"> הקהל</text:span><text:span text:style-name="T27"> </text:span><text:span text:style-name="T30">את</text:span><text:span text:style-name="T27"> </text:span><text:span text:style-name="T30">העם</text:span><text:span text:style-name="T27"> </text:span><text:span text:style-name="T30">האנשים</text:span><text:span text:style-name="T27"> </text:span><text:span text:style-name="T30">והנשים</text:span><text:span text:style-name="T27"> </text:span><text:span text:style-name="T30">והטף</text:span><text:span text:style-name="T27"> </text:span><text:span text:style-name="T24">[וגרך</text:span><text:span text:style-name="T4"> </text:span><text:span text:style-name="T24">אשר</text:span><text:span text:style-name="T4"> </text:span><text:span text:style-name="T24">בשעריך</text:span><text:span text:style-name="T4"> </text:span><text:span text:style-name="T24">למען</text:span><text:span text:style-name="T4"> </text:span><text:span text:style-name="T24">ישמעו</text:span><text:span text:style-name="T4"> </text:span><text:span text:style-name="T24">ולמען</text:span><text:span text:style-name="T4"> </text:span><text:span text:style-name="T24">ילמדו</text:span><text:span text:style-name="T4"> </text:span><text:span text:style-name="T24">ויראו</text:span><text:span text:style-name="T4"> </text:span><text:span text:style-name="T24">את</text:span><text:span text:style-name="T4"> </text:span><text:span text:style-name="T24">ה' אלקיכם</text:span><text:span text:style-name="T4"> </text:span><text:span text:style-name="T24">ושמרו</text:span><text:span text:style-name="T4"> </text:span><text:span text:style-name="T24">לעשות</text:span><text:span text:style-name="T4"> </text:span><text:span text:style-name="T24">את</text:span><text:span text:style-name="T4"> </text:span><text:span text:style-name="T24">כל</text:span><text:span text:style-name="T4"> </text:span><text:span text:style-name="T24">דברי</text:span><text:span text:style-name="T4"> </text:span><text:span text:style-name="T24">התורה</text:span><text:span text:style-name="T4"> </text:span><text:span text:style-name="T24">הזאת]</text:span><text:span text:style-name="T35">; אם</text:span><text:span text:style-name="T6"> </text:span><text:span text:style-name="T35">אנשים</text:span><text:span text:style-name="T6"> </text:span><text:span text:style-name="T35">באים</text:span><text:span text:style-name="T6"> </text:span><text:span text:style-name="T35">ללמוד, נשים</text:span><text:span text:style-name="T6"> </text:span><text:span text:style-name="T35">באות</text:span><text:span text:style-name="T6"> </text:span><text:span text:style-name="T35">לשמוע, טף</text:span><text:span text:style-name="T6"> </text:span><text:span text:style-name="T35">למה</text:span><text:span text:style-name="T6"> </text:span><text:span text:style-name="T35">באין? - כדי</text:span><text:span text:style-name="T6"> </text:span><text:span text:style-name="T35">ליתן</text:span><text:span text:style-name="T6"> </text:span><text:span text:style-name="T35">שכר</text:span><text:span text:style-name="T6"> </text:span><text:span text:style-name="T35">למביאיהן'.</text:span></text:p>
      <text:p text:style-name="P7">אמר<text:span text:style-name="T1"> </text:span>להם: מרגלית<text:span text:style-name="T1"> </text:span>טובה<text:span text:style-name="T1"> </text:span>היתה<text:span text:style-name="T1"> </text:span>בידכם<text:span text:style-name="T1"> </text:span>ובקשתם<text:span text:style-name="T1"> </text:span>לאבדה<text:span text:style-name="T1"> </text:span>ממני!?</text:p>
      <text:p text:style-name="P4"><text:span text:style-name="T35">ועוד</text:span><text:span text:style-name="T6"> </text:span><text:span text:style-name="T35">דרש: </text:span><text:span text:style-name="T19">(דברים</text:span><text:span text:style-name="T3"> </text:span><text:span text:style-name="T19">כו,יז-יח)</text:span><text:span text:style-name="T22"> את</text:span><text:span text:style-name="T1"> </text:span><text:span text:style-name="T22">ה' האמרת</text:span><text:span text:style-name="T1"> </text:span><text:span text:style-name="T22">היום</text:span><text:span text:style-name="T1"> </text:span><text:span text:style-name="T24">[להיות</text:span><text:span text:style-name="T4"> </text:span><text:span text:style-name="T24">לך</text:span><text:span text:style-name="T4"> </text:span><text:span text:style-name="T24">לאלקים</text:span><text:span text:style-name="T4"> </text:span><text:span text:style-name="T24">וללכת</text:span><text:span text:style-name="T4"> </text:span><text:span text:style-name="T24">בדרכיו</text:span><text:span text:style-name="T4"> </text:span><text:span text:style-name="T24">ולשמר</text:span><text:span text:style-name="T4"> </text:span><text:span text:style-name="T24">חקיו</text:span><text:span text:style-name="T4"> </text:span><text:span text:style-name="T24">ומצותיו</text:span><text:span text:style-name="T4"> </text:span><text:span text:style-name="T24">ומשפטיו</text:span><text:span text:style-name="T4"> </text:span><text:span text:style-name="T24">ולשמע</text:span><text:span text:style-name="T4"> </text:span><text:span text:style-name="T24">בקלו]</text:span><text:span text:style-name="T35"> </text:span><text:span text:style-name="T19">[פסוק</text:span><text:span text:style-name="T3"> </text:span><text:span text:style-name="T19">יח]</text:span><text:span text:style-name="T22"> וה' האמירך</text:span><text:span text:style-name="T1"> </text:span><text:span text:style-name="T22">היום</text:span><text:span text:style-name="T1"> </text:span><text:span text:style-name="T24">[להיות</text:span><text:span text:style-name="T4"> </text:span><text:span text:style-name="T24">לו</text:span><text:span text:style-name="T4"> </text:span><text:span text:style-name="T24">לעם</text:span><text:span text:style-name="T4"> </text:span><text:span text:style-name="T24">סגלה</text:span><text:span text:style-name="T4"> </text:span><text:span text:style-name="T24">כאשר</text:span><text:span text:style-name="T4"> </text:span><text:span text:style-name="T24">דבר</text:span><text:span text:style-name="T4"> </text:span><text:span text:style-name="T24">לך</text:span><text:span text:style-name="T4"> </text:span><text:span text:style-name="T24">ולשמר</text:span><text:span text:style-name="T4"> </text:span><text:span text:style-name="T24">כל</text:span><text:span text:style-name="T4"> </text:span><text:span text:style-name="T24">מצותיו]</text:span><text:span text:style-name="T35"> </text:span><text:span text:style-name="T18">(</text:span><text:span text:style-name="T24">האמרת</text:span><text:span text:style-name="T4"> </text:span><text:span text:style-name="T18">= שבחת; כמו</text:span><text:span text:style-name="T4"> </text:span><text:span text:style-name="T24">יתאמרו</text:span><text:span text:style-name="T4"> </text:span><text:span text:style-name="T24">כל</text:span><text:span text:style-name="T4"> </text:span><text:span text:style-name="T24">פועלי</text:span><text:span text:style-name="T4"> </text:span><text:span text:style-name="T24">און</text:span><text:span text:style-name="T4"> </text:span><text:span text:style-name="T19">(תהלים</text:span><text:span text:style-name="T3"> </text:span><text:span text:style-name="T19">צד,ד)</text:span><text:span text:style-name="T18"> = ישתבחו, שדרכן</text:span><text:span text:style-name="T4"> </text:span><text:span text:style-name="T18">צלחה)</text:span><text:span text:style-name="T35">: אמר</text:span><text:span text:style-name="T6"> </text:span><text:span text:style-name="T35">להם</text:span><text:span text:style-name="T6"> </text:span><text:span text:style-name="T35">הקב"ה</text:span><text:span text:style-name="T6"> </text:span><text:span text:style-name="T35">לישראל: אתם</text:span><text:span text:style-name="T6"> </text:span><text:span text:style-name="T35">עשיתוני</text:span><text:span text:style-name="T6"> </text:span><text:span text:style-name="T35">חטיבה</text:span><text:span text:style-name="T6"> </text:span><text:span text:style-name="T35">אחת</text:span><text:span text:style-name="T6"> </text:span><text:span text:style-name="T35">בעולם</text:span><text:span text:style-name="T6"> </text:span><text:span text:style-name="T18">(שבח</text:span><text:span text:style-name="T4"> </text:span><text:span text:style-name="T18">אחד</text:span><text:span text:style-name="T4"> </text:span><text:span text:style-name="T18">שבח</text:span><text:span text:style-name="T4"> </text:span><text:span text:style-name="T18">מיוחד, לומר</text:span><text:span text:style-name="T4"> </text:span><text:span text:style-name="T18">אין</text:span><text:span text:style-name="T4"> </text:span><text:span text:style-name="T18">כמוך</text:span><text:span text:style-name="T4"> </text:span><text:span text:style-name="T18">- לכך</text:span><text:span text:style-name="T4"> </text:span><text:span text:style-name="T18">בחרנוך</text:span><text:span text:style-name="T4"> </text:span><text:span text:style-name="T18">לאלוה)</text:span><text:span text:style-name="T35"> - ואני</text:span><text:span text:style-name="T6"> </text:span><text:span text:style-name="T35">אעשה</text:span><text:span text:style-name="T6"> </text:span><text:span text:style-name="T35">אתכם</text:span><text:span text:style-name="T6"> </text:span><text:span text:style-name="T35">חטיבה</text:span><text:span text:style-name="T6"> </text:span><text:span text:style-name="T35">אחת</text:span><text:span text:style-name="T6"> </text:span><text:span text:style-name="T35">בעולם:</text:span></text:p>
      <text:p text:style-name="P4"><text:span text:style-name="T35">אתם</text:span><text:span text:style-name="T6"> </text:span><text:span text:style-name="T35">עשיתוני</text:span><text:span text:style-name="T6"> </text:span><text:span text:style-name="T35">חטיבה</text:span><text:span text:style-name="T6"> </text:span><text:span text:style-name="T35">אחת</text:span><text:span text:style-name="T6"> </text:span><text:span text:style-name="T35">בעולם, דכתיב</text:span><text:span text:style-name="T6"> </text:span><text:span text:style-name="T19">(דברים</text:span><text:span text:style-name="T3"> </text:span><text:span text:style-name="T19">ו,ד)</text:span><text:span text:style-name="T22"> שמע</text:span><text:span text:style-name="T1"> </text:span><text:span text:style-name="T22">ישראל</text:span><text:span text:style-name="T1"> </text:span><text:span text:style-name="T22">ה' אלהינו</text:span><text:span text:style-name="T1"> </text:span><text:span text:style-name="T22">ה' אחד</text:span><text:span text:style-name="T35">, ואני</text:span><text:span text:style-name="T6"> </text:span><text:span text:style-name="T35">אעשה</text:span><text:span text:style-name="T6"> </text:span><text:span text:style-name="T35">אתכם</text:span><text:span text:style-name="T6"> </text:span><text:span text:style-name="T35">חטיבה</text:span><text:span text:style-name="T6"> </text:span><text:span text:style-name="T35">אחת</text:span><text:span text:style-name="T6"> </text:span><text:span text:style-name="T35">בעולם, שנאמר</text:span><text:span text:style-name="T6"> </text:span></text:p>
      <text:p text:style-name="P4"/>
      <text:p text:style-name="P4">(חגיגה<text:span text:style-name="T1"> </text:span>ג,ב)</text:p>
      <text:p text:style-name="P4"><text:span text:style-name="T19">(דברי</text:span><text:span text:style-name="T3"> </text:span><text:span text:style-name="T19">הימים</text:span><text:span text:style-name="T3"> </text:span><text:span text:style-name="T19">א</text:span><text:span text:style-name="T3"> </text:span><text:span text:style-name="T19">יז,כא)</text:span><text:span text:style-name="T30"> ומי</text:span><text:span text:style-name="T27"> </text:span><text:span text:style-name="T30">כעמך</text:span><text:span text:style-name="T27"> </text:span><text:span text:style-name="T30">ישראל</text:span><text:span text:style-name="T27"> </text:span><text:span text:style-name="T30">גוי</text:span><text:span text:style-name="T27"> </text:span><text:span text:style-name="T30">אחד</text:span><text:span text:style-name="T27"> </text:span><text:span text:style-name="T30">בארץ</text:span><text:span text:style-name="T27"> </text:span><text:span text:style-name="T24">[אשר</text:span><text:span text:style-name="T4"> </text:span><text:span text:style-name="T24">הלך</text:span><text:span text:style-name="T4"> </text:span><text:span text:style-name="T24">האלקים</text:span><text:span text:style-name="T4"> </text:span><text:span text:style-name="T24">לפדות</text:span><text:span text:style-name="T4"> </text:span><text:span text:style-name="T24">לו</text:span><text:span text:style-name="T4"> </text:span><text:span text:style-name="T24">עם</text:span><text:span text:style-name="T4"> </text:span><text:span text:style-name="T24">לשום</text:span><text:span text:style-name="T4"> </text:span><text:span text:style-name="T24">לך</text:span><text:span text:style-name="T4"> </text:span><text:span text:style-name="T24">שם</text:span><text:span text:style-name="T4"> </text:span><text:span text:style-name="T24">גדלות</text:span><text:span text:style-name="T4"> </text:span><text:span text:style-name="T24">ונוראות</text:span><text:span text:style-name="T4"> </text:span><text:span text:style-name="T24">לגרש</text:span><text:span text:style-name="T4"> </text:span><text:span text:style-name="T24">מפני</text:span><text:span text:style-name="T4"> </text:span><text:span text:style-name="T24">עמך</text:span><text:span text:style-name="T4"> </text:span><text:span text:style-name="T24">אשר</text:span><text:span text:style-name="T4"> </text:span><text:span text:style-name="T24">פדית</text:span><text:span text:style-name="T4"> </text:span><text:span text:style-name="T24">ממצרים</text:span><text:span text:style-name="T4"> </text:span><text:span text:style-name="T24">גוים]</text:span><text:span text:style-name="T26">.</text:span></text:p>
      <text:p text:style-name="P4"><text:span text:style-name="T26">ואף</text:span><text:span text:style-name="T27"> </text:span><text:span text:style-name="T26">הוא</text:span><text:span text:style-name="T27"> </text:span><text:span text:style-name="T18">(רבי</text:span><text:span text:style-name="T4"> </text:span><text:span text:style-name="T18">אלעזר</text:span><text:span text:style-name="T4"> </text:span><text:span text:style-name="T18">בן</text:span><text:span text:style-name="T4"> </text:span><text:span text:style-name="T18">עזריה</text:span><text:span text:style-name="T4"> </text:span><text:span text:style-name="T42">[מהרש"א: רבי</text:span><text:span text:style-name="T47"> </text:span><text:span text:style-name="T42">יהושע]</text:span><text:span text:style-name="T18">)</text:span><text:span text:style-name="T35"> פתח</text:span><text:span text:style-name="T6"> </text:span><text:span text:style-name="T35">ודרש: </text:span><text:span text:style-name="T19">(קהלת</text:span><text:span text:style-name="T3"> </text:span><text:span text:style-name="T19">יב,יא)</text:span><text:span text:style-name="T30"> דברי</text:span><text:span text:style-name="T27"> </text:span><text:span text:style-name="T30">חכמים</text:span><text:span text:style-name="T27"> </text:span><text:span text:style-name="T30">כדרבונות</text:span><text:span text:style-name="T27"> </text:span><text:span text:style-name="T30">וכמסמרות</text:span><text:span text:style-name="T27"> </text:span><text:span text:style-name="T30">נטועים</text:span><text:span text:style-name="T27"> </text:span><text:span text:style-name="T30">בעלי</text:span><text:span text:style-name="T27"> </text:span><text:span text:style-name="T30">אסופות</text:span><text:span text:style-name="T27"> </text:span><text:span text:style-name="T30">נתנו</text:span><text:span text:style-name="T27"> </text:span><text:span text:style-name="T30">מרועה</text:span><text:span text:style-name="T27"> </text:span><text:span text:style-name="T30">אחד</text:span><text:span text:style-name="T35">; למה</text:span><text:span text:style-name="T6"> </text:span><text:span text:style-name="T35">נמשלו</text:span><text:span text:style-name="T6"> </text:span><text:span text:style-name="T35">דברי</text:span><text:span text:style-name="T6"> </text:span><text:span text:style-name="T35">תורה</text:span><text:span text:style-name="T6"> </text:span><text:span text:style-name="T35">לדרבן? לומר</text:span><text:span text:style-name="T6"> </text:span><text:span text:style-name="T35">לך: מה</text:span><text:span text:style-name="T6"> </text:span><text:span text:style-name="T35">דרבן</text:span><text:span text:style-name="T6"> </text:span><text:span text:style-name="T35">זה</text:span><text:span text:style-name="T6"> </text:span><text:span text:style-name="T35">מכוין</text:span><text:span text:style-name="T6"> </text:span><text:span text:style-name="T35">את</text:span><text:span text:style-name="T6"> </text:span><text:span text:style-name="T35">הפרה</text:span><text:span text:style-name="T6"> </text:span><text:span text:style-name="T35">לתלמיה</text:span><text:span text:style-name="T6"> </text:span><text:span text:style-name="T18">(שורות</text:span><text:span text:style-name="T4"> </text:span><text:span text:style-name="T18">המענה)</text:span><text:span text:style-name="T35"> להוציא</text:span><text:span text:style-name="T6"> </text:span><text:span text:style-name="T35">חיים</text:span><text:span text:style-name="T6"> </text:span><text:span text:style-name="T35">לעולם</text:span><text:span text:style-name="T6"> </text:span><text:span text:style-name="T35">- אף</text:span><text:span text:style-name="T6"> </text:span><text:span text:style-name="T35">דברי</text:span><text:span text:style-name="T6"> </text:span><text:span text:style-name="T35">תורה</text:span><text:span text:style-name="T6"> </text:span><text:span text:style-name="T35">מכוונין</text:span><text:span text:style-name="T6"> </text:span><text:span text:style-name="T35">את</text:span><text:span text:style-name="T6"> </text:span><text:span text:style-name="T35">לומדיהן</text:span><text:span text:style-name="T6"> </text:span><text:span text:style-name="T35">מדרכי</text:span><text:span text:style-name="T6"> </text:span><text:span text:style-name="T35">מיתה</text:span><text:span text:style-name="T6"> </text:span><text:span text:style-name="T35">לדרכי</text:span><text:span text:style-name="T6"> </text:span><text:span text:style-name="T35">חיים;</text:span></text:p>
      <text:p text:style-name="P7">אי<text:span text:style-name="T1"> </text:span>'מה<text:span text:style-name="T1"> </text:span>דרבן<text:span text:style-name="T1"> </text:span>זה<text:span text:style-name="T1"> </text:span>מטלטל<text:span text:style-name="T1"> </text:span>אף<text:span text:style-name="T1"> </text:span>דברי<text:span text:style-name="T1"> </text:span>תורה<text:span text:style-name="T1"> </text:span>מטלטלין'?</text:p>
      <text:p text:style-name="P4"><text:span text:style-name="T35">תלמוד</text:span><text:span text:style-name="T6"> </text:span><text:span text:style-name="T35">לומר: '</text:span><text:span text:style-name="T22">מסמרות</text:span><text:span text:style-name="T35">'.</text:span></text:p>
      <text:p text:style-name="P8">אי<text:span text:style-name="T1"> </text:span>'מה<text:span text:style-name="T1"> </text:span>מסמר<text:span text:style-name="T1"> </text:span>זה<text:span text:style-name="T1"> </text:span>חסר<text:span text:style-name="T1"> </text:span>ולא<text:span text:style-name="T1"> </text:span>יתר<text:span text:style-name="T1"> </text:span>- אף<text:span text:style-name="T1"> </text:span>דברי<text:span text:style-name="T1"> </text:span>תורה<text:span text:style-name="T1"> </text:span>חסירין<text:span text:style-name="T1"> </text:span>ולא<text:span text:style-name="T1"> </text:span>יתירין'?</text:p>
      <text:p text:style-name="P4"><text:span text:style-name="T4"><text:s/></text:span><text:span text:style-name="T18">(</text:span><text:span text:style-name="T42">גירסת</text:span><text:span text:style-name="T47"> </text:span><text:span text:style-name="T42">רש"י: </text:span><text:span text:style-name="T18">מה</text:span><text:span text:style-name="T4"> </text:span><text:span text:style-name="T18">מסמר</text:span><text:span text:style-name="T4"> </text:span><text:span text:style-name="T18">זה, כשנועצין</text:span><text:span text:style-name="T4"> </text:span><text:span text:style-name="T18">אותו</text:span><text:span text:style-name="T4"> </text:span><text:span text:style-name="T18">בכותל</text:span><text:span text:style-name="T4"> </text:span><text:span text:style-name="T18">הוא</text:span><text:span text:style-name="T4"> </text:span><text:span text:style-name="T18">מחסרו</text:span><text:span text:style-name="T4"> </text:span><text:span text:style-name="T18">יכול</text:span><text:span text:style-name="T4"> </text:span><text:span text:style-name="T18">אף</text:span><text:span text:style-name="T4"> </text:span><text:span text:style-name="T18">זה</text:span><text:span text:style-name="T4"> </text:span><text:span text:style-name="T18">כן? - תלמוד</text:span><text:span text:style-name="T4"> </text:span><text:span text:style-name="T18">לומר</text:span><text:span text:style-name="T4"> </text:span><text:span text:style-name="T18">'</text:span><text:span text:style-name="T24">נטועים</text:span><text:span text:style-name="T18">': כנטיעה</text:span><text:span text:style-name="T4"> </text:span><text:span text:style-name="T18">שדרכה</text:span><text:span text:style-name="T4"> </text:span><text:span text:style-name="T18">לפרות</text:span><text:span text:style-name="T4"> </text:span><text:span text:style-name="T18">ולרבות)</text:span><text:span text:style-name="T35"> </text:span></text:p>
      <text:p text:style-name="P7">תלמוד<text:span text:style-name="T1"> </text:span>לומר: '<text:span text:style-name="T29">נטועים</text:span>': מה<text:span text:style-name="T1"> </text:span>נטיעה<text:span text:style-name="T1"> </text:span>זו<text:span text:style-name="T1"> </text:span>פרה<text:span text:style-name="T1"> </text:span>ורבה<text:span text:style-name="T1"> </text:span>- אף<text:span text:style-name="T1"> </text:span>דברי<text:span text:style-name="T1"> </text:span>תורה<text:span text:style-name="T1"> </text:span>פרין<text:span text:style-name="T1"> </text:span>ורבין; <text:s/></text:p>
      <text:p text:style-name="P4"><text:span text:style-name="T26">'</text:span><text:span text:style-name="T30">בעלי</text:span><text:span text:style-name="T27"> </text:span><text:span text:style-name="T30">אסופות</text:span><text:span text:style-name="T35">' - אלו</text:span><text:span text:style-name="T6"> </text:span><text:span text:style-name="T35">תלמידי</text:span><text:span text:style-name="T6"> </text:span><text:span text:style-name="T35">חכמים</text:span><text:span text:style-name="T6"> </text:span><text:span text:style-name="T35">שיושבין</text:span><text:span text:style-name="T6"> </text:span><text:span text:style-name="T35">אסופות</text:span><text:span text:style-name="T6"> </text:span><text:span text:style-name="T35">אסופות</text:span><text:span text:style-name="T6"> </text:span><text:span text:style-name="T35">ועוסקין</text:span><text:span text:style-name="T6"> </text:span><text:span text:style-name="T35">בתורה, הללו</text:span><text:span text:style-name="T6"> </text:span><text:span text:style-name="T35">מטמאין</text:span><text:span text:style-name="T6"> </text:span><text:span text:style-name="T35">והללו</text:span><text:span text:style-name="T6"> </text:span><text:span text:style-name="T35">מטהרין, הללו</text:span><text:span text:style-name="T6"> </text:span><text:span text:style-name="T35">אוסרין</text:span><text:span text:style-name="T6"> </text:span><text:span text:style-name="T35">והללו</text:span><text:span text:style-name="T6"> </text:span><text:span text:style-name="T35">מתירין, הללו</text:span><text:span text:style-name="T6"> </text:span><text:span text:style-name="T35">פוסלין</text:span><text:span text:style-name="T6"> </text:span><text:span text:style-name="T35">והללו</text:span><text:span text:style-name="T6"> </text:span><text:span text:style-name="T35">מכשירין</text:span><text:span text:style-name="T6"> </text:span><text:span text:style-name="T18">('פוסלין' ו'מכשירין' שייך</text:span><text:span text:style-name="T4"> </text:span><text:span text:style-name="T18">לומר</text:span><text:span text:style-name="T4"> </text:span><text:span text:style-name="T18">לענין</text:span><text:span text:style-name="T4"> </text:span><text:span text:style-name="T18">פסול</text:span><text:span text:style-name="T4"> </text:span><text:span text:style-name="T18">עדות</text:span><text:span text:style-name="T4"> </text:span><text:span text:style-name="T18">ופסול</text:span><text:span text:style-name="T4"> </text:span><text:span text:style-name="T18">כהונה)</text:span><text:span text:style-name="T35">;</text:span></text:p>
      <text:p text:style-name="P7">שמא<text:span text:style-name="T1"> </text:span>יאמר<text:span text:style-name="T1"> </text:span>אדם<text:span text:style-name="T1"> </text:span>'היאך<text:span text:style-name="T1"> </text:span>אני<text:span text:style-name="T1"> </text:span>למד<text:span text:style-name="T1"> </text:span>תורה<text:span text:style-name="T1"> </text:span>מעתה'? </text:p>
      <text:p text:style-name="P4"><text:span text:style-name="T35">תלמוד</text:span><text:span text:style-name="T6"> </text:span><text:span text:style-name="T35">לומר</text:span><text:span text:style-name="T6"> </text:span><text:span text:style-name="T26">'</text:span><text:span text:style-name="T30">כולם</text:span><text:span text:style-name="T27"> </text:span><text:span text:style-name="T30">נתנו</text:span><text:span text:style-name="T27"> </text:span><text:span text:style-name="T30">מרועה</text:span><text:span text:style-name="T27"> </text:span><text:span text:style-name="T30">אחד</text:span><text:span text:style-name="T26">'</text:span><text:span text:style-name="T35">: אל</text:span><text:span text:style-name="T6"> </text:span><text:span text:style-name="T35">אחד</text:span><text:span text:style-name="T6"> </text:span><text:span text:style-name="T35">נתנן</text:span><text:span text:style-name="T6"> </text:span><text:span text:style-name="T18">(אין</text:span><text:span text:style-name="T4"> </text:span><text:span text:style-name="T18">לך</text:span><text:span text:style-name="T4"> </text:span><text:span text:style-name="T18">מבני</text:span><text:span text:style-name="T4"> </text:span><text:span text:style-name="T18">המחלוקת</text:span><text:span text:style-name="T4"> </text:span><text:span text:style-name="T18">מביא</text:span><text:span text:style-name="T4"> </text:span><text:span text:style-name="T18">ראיה</text:span><text:span text:style-name="T4"> </text:span><text:span text:style-name="T18">מתורת</text:span><text:span text:style-name="T4"> </text:span><text:span text:style-name="T18">אלוה</text:span><text:span text:style-name="T4"> </text:span><text:span text:style-name="T18">אחר</text:span><text:span text:style-name="T4"> </text:span><text:span text:style-name="T18">אלא</text:span><text:span text:style-name="T4"> </text:span><text:span text:style-name="T18">מתורת</text:span><text:span text:style-name="T4"> </text:span><text:span text:style-name="T18">אלהינו)</text:span><text:span text:style-name="T35">, פרנס</text:span><text:span text:style-name="T6"> </text:span><text:span text:style-name="T35">אחד</text:span><text:span text:style-name="T6"> </text:span><text:span text:style-name="T35">אמרן</text:span><text:span text:style-name="T6"> </text:span><text:span text:style-name="T35">מפי</text:span><text:span text:style-name="T6"> </text:span><text:span text:style-name="T35">אדון</text:span><text:span text:style-name="T6"> </text:span><text:span text:style-name="T35">כל</text:span><text:span text:style-name="T6"> </text:span><text:span text:style-name="T35">המעשים</text:span><text:span text:style-name="T6"> </text:span><text:span text:style-name="T35">ברוך</text:span><text:span text:style-name="T6"> </text:span><text:span text:style-name="T35">הוא</text:span><text:span text:style-name="T6"> </text:span><text:span text:style-name="T18">(אין</text:span><text:span text:style-name="T4"> </text:span><text:span text:style-name="T18">לך</text:span><text:span text:style-name="T4"> </text:span><text:span text:style-name="T18">מביא</text:span><text:span text:style-name="T4"> </text:span><text:span text:style-name="T18">ראייה</text:span><text:span text:style-name="T4"> </text:span><text:span text:style-name="T18">מדברי</text:span><text:span text:style-name="T4"> </text:span><text:span text:style-name="T18">נביא</text:span><text:span text:style-name="T4"> </text:span><text:span text:style-name="T18">הבא</text:span><text:span text:style-name="T4"> </text:span><text:span text:style-name="T18">לחלוק</text:span><text:span text:style-name="T4"> </text:span><text:span text:style-name="T18">על</text:span><text:span text:style-name="T4"> </text:span><text:span text:style-name="T18">משה</text:span><text:span text:style-name="T4"> </text:span><text:span text:style-name="T18">רבינו)</text:span><text:span text:style-name="T35">, דכתיב</text:span><text:span text:style-name="T6"> </text:span><text:span text:style-name="T19">(שמות</text:span><text:span text:style-name="T3"> </text:span><text:span text:style-name="T19">כ,א)</text:span><text:span text:style-name="T30"> וידבר</text:span><text:span text:style-name="T27"> </text:span><text:span text:style-name="T30">אלהים</text:span><text:span text:style-name="T27"> </text:span><text:span text:style-name="T30">את</text:span><text:span text:style-name="T27"> </text:span><text:span text:style-name="T30">כל</text:span><text:span text:style-name="T27"> </text:span><text:span text:style-name="T30">הדברים</text:span><text:span text:style-name="T27"> </text:span><text:soft-page-break/><text:span text:style-name="T30">האלה</text:span><text:span text:style-name="T27"> </text:span><text:span text:style-name="T24">[לאמר]</text:span><text:span text:style-name="T35"> - אף</text:span><text:span text:style-name="T6"> </text:span><text:span text:style-name="T35">אתה</text:span><text:span text:style-name="T6"> </text:span><text:span text:style-name="T18">(מאחר</text:span><text:span text:style-name="T4"> </text:span><text:span text:style-name="T18">שכולן</text:span><text:span text:style-name="T4"> </text:span><text:span text:style-name="T18">לבן</text:span><text:span text:style-name="T4"> </text:span><text:span text:style-name="T18">לשמים)</text:span><text:span text:style-name="T35"> עשה</text:span><text:span text:style-name="T6"> </text:span><text:span text:style-name="T35">אזניך</text:span><text:span text:style-name="T6"> </text:span><text:span text:style-name="T35">כאפרכסת</text:span><text:span text:style-name="T6"> </text:span><text:span text:style-name="T18">(עשה</text:span><text:span text:style-name="T4"> </text:span><text:span text:style-name="T18">אזנך</text:span><text:span text:style-name="T4"> </text:span><text:span text:style-name="T18">שומעת</text:span><text:span text:style-name="T4"> </text:span><text:span text:style-name="T18">ולמוד</text:span><text:span text:style-name="T4"> </text:span><text:span text:style-name="T18">ודע</text:span><text:span text:style-name="T4"> </text:span><text:span text:style-name="T18">דברי</text:span><text:span text:style-name="T4"> </text:span><text:span text:style-name="T18">כולן, וכשתדע</text:span><text:span text:style-name="T4"> </text:span><text:span text:style-name="T18">להבחין</text:span><text:span text:style-name="T4"> </text:span><text:span text:style-name="T18">אי</text:span><text:span text:style-name="T4"> </text:span><text:span text:style-name="T18">זה</text:span><text:span text:style-name="T4"> </text:span><text:span text:style-name="T18">יכשר</text:span><text:span text:style-name="T4"> </text:span><text:span text:style-name="T18">- קבע</text:span><text:span text:style-name="T4"> </text:span><text:span text:style-name="T18">הלכה</text:span><text:span text:style-name="T4"> </text:span><text:span text:style-name="T18">כמותו; 'אפרכסת' - טירמויי"א</text:span><text:span text:style-name="T4"> </text:span><text:span text:style-name="T18">שעל</text:span><text:span text:style-name="T4"> </text:span><text:span text:style-name="T18">הריחים)</text:span><text:span text:style-name="T35"> וקנה</text:span><text:span text:style-name="T6"> </text:span><text:span text:style-name="T35">לך</text:span><text:span text:style-name="T6"> </text:span><text:span text:style-name="T35">לב</text:span><text:span text:style-name="T6"> </text:span><text:span text:style-name="T35">מבין, לשמוע</text:span><text:span text:style-name="T6"> </text:span><text:span text:style-name="T35">את</text:span><text:span text:style-name="T6"> </text:span><text:span text:style-name="T35">דברי</text:span><text:span text:style-name="T6"> </text:span><text:span text:style-name="T35">מטמאים</text:span><text:span text:style-name="T6"> </text:span><text:span text:style-name="T35">ואת</text:span><text:span text:style-name="T6"> </text:span><text:span text:style-name="T35">דברי</text:span><text:span text:style-name="T6"> </text:span><text:span text:style-name="T35">מטהרים, את</text:span><text:span text:style-name="T6"> </text:span><text:span text:style-name="T35">דברי</text:span><text:span text:style-name="T6"> </text:span><text:span text:style-name="T35">אוסרין</text:span><text:span text:style-name="T6"> </text:span><text:span text:style-name="T35">ואת</text:span><text:span text:style-name="T6"> </text:span><text:span text:style-name="T35">דברי</text:span><text:span text:style-name="T6"> </text:span><text:span text:style-name="T35">מתירין, את</text:span><text:span text:style-name="T6"> </text:span><text:span text:style-name="T35">דברי</text:span><text:span text:style-name="T6"> </text:span><text:span text:style-name="T35">פוסלין</text:span><text:span text:style-name="T6"> </text:span><text:span text:style-name="T35">ואת</text:span><text:span text:style-name="T6"> </text:span><text:span text:style-name="T35">דברי</text:span><text:span text:style-name="T6"> </text:span><text:span text:style-name="T35">מכשירין!</text:span></text:p>
      <text:p text:style-name="P4"><text:span text:style-name="T35">בלשון</text:span><text:span text:style-name="T6"> </text:span><text:span text:style-name="T35">הזה</text:span><text:span text:style-name="T6"> </text:span><text:span text:style-name="T35">אמר</text:span><text:span text:style-name="T6"> </text:span><text:span text:style-name="T35">להם: אין</text:span><text:span text:style-name="T6"> </text:span><text:span text:style-name="T35">דור</text:span><text:span text:style-name="T6"> </text:span><text:span text:style-name="T35">יתום</text:span><text:span text:style-name="T6"> </text:span><text:span text:style-name="T35">שרבי</text:span><text:span text:style-name="T6"> </text:span><text:span text:style-name="T35">אלעזר</text:span><text:span text:style-name="T6"> </text:span><text:span text:style-name="T35">בן</text:span><text:span text:style-name="T6"> </text:span><text:span text:style-name="T35">עזריה</text:span><text:span text:style-name="T6"> </text:span><text:span text:style-name="T35">שרוי</text:span><text:span text:style-name="T6"> </text:span><text:span text:style-name="T35">בתוכו.</text:span>'<text:span text:style-name="T18"> </text:span></text:p>
      <text:p text:style-name="P4">ולימרו<text:span text:style-name="T1"> </text:span>ליה<text:span text:style-name="T1"> </text:span>בהדיא<text:span text:style-name="T1"> </text:span><text:span text:style-name="T18">(מיד! למה</text:span><text:span text:style-name="T4"> </text:span><text:span text:style-name="T18">הוזקקו</text:span><text:span text:style-name="T4"> </text:span><text:span text:style-name="T18">לומר</text:span><text:span text:style-name="T4"> </text:span><text:span text:style-name="T18">'תלמידיך</text:span><text:span text:style-name="T4"> </text:span><text:span text:style-name="T18">אנו')</text:span>!?</text:p>
      <text:p text:style-name="P4">משום<text:span text:style-name="T1"> </text:span>מעשה<text:span text:style-name="T1"> </text:span>שהיה, דתניא<text:span text:style-name="T1"> </text:span><text:span text:style-name="T19">[ידים</text:span><text:span text:style-name="T3"> </text:span><text:span text:style-name="T19">פ"ד</text:span><text:span text:style-name="T3"> </text:span><text:span text:style-name="T19">מ"ג; תוספתא</text:span><text:span text:style-name="T3"> </text:span><text:span text:style-name="T19">ידים</text:span><text:span text:style-name="T3"> </text:span><text:span text:style-name="T19">פ"ב</text:span><text:span text:style-name="T3"> </text:span><text:span text:style-name="T19">מ"ז]</text:span>: '<text:span text:style-name="T26">מעשה</text:span><text:span text:style-name="T27"> </text:span><text:span text:style-name="T26">ברבי</text:span><text:span text:style-name="T27"> </text:span><text:span text:style-name="T26">יוסי</text:span><text:span text:style-name="T27"> </text:span><text:span text:style-name="T26">בן</text:span><text:span text:style-name="T27"> </text:span><text:span text:style-name="T26">דורמסקית</text:span><text:span text:style-name="T27"> </text:span><text:span text:style-name="T26">שהלך</text:span><text:span text:style-name="T27"> </text:span><text:span text:style-name="T26">להקביל</text:span><text:span text:style-name="T27"> </text:span><text:span text:style-name="T26">פני</text:span><text:span text:style-name="T27"> </text:span><text:span text:style-name="T26">רבי</text:span><text:span text:style-name="T27"> </text:span><text:span text:style-name="T26">אליעזר</text:span><text:span text:style-name="T27"> </text:span><text:span text:style-name="T43">[אמנם</text:span><text:span text:style-name="T48"> </text:span><text:span text:style-name="T43">הגירסה</text:span><text:span text:style-name="T48"> </text:span><text:span text:style-name="T43">כאן</text:span><text:span text:style-name="T48"> </text:span><text:span text:style-name="T43">הוא</text:span><text:span text:style-name="T48"> </text:span><text:span text:style-name="T43">'אלעזר', אך</text:span><text:span text:style-name="T48"> </text:span><text:span text:style-name="T43">לוד</text:span><text:span text:style-name="T48"> </text:span><text:span text:style-name="T43">היה</text:span><text:span text:style-name="T48"> </text:span><text:span text:style-name="T43">מקומו</text:span><text:span text:style-name="T48"> </text:span><text:span text:style-name="T43">של</text:span><text:span text:style-name="T48"> </text:span><text:span text:style-name="T43">רבי</text:span><text:span text:style-name="T48"> </text:span><text:span text:style-name="T43">אליעזר, ובספור</text:span><text:span text:style-name="T48"> </text:span><text:span text:style-name="T43">המקביל</text:span><text:span text:style-name="T48"> </text:span><text:span text:style-name="T43">בידים</text:span><text:span text:style-name="T48"> </text:span><text:span text:style-name="T43">פ"ד</text:span><text:span text:style-name="T48"> </text:span><text:span text:style-name="T43">מ"ד</text:span><text:span text:style-name="T48"> </text:span><text:span text:style-name="T43">הגירסה</text:span><text:span text:style-name="T48"> </text:span><text:span text:style-name="T43">'אליעזר', וכן</text:span><text:span text:style-name="T48"> </text:span><text:span text:style-name="T43">בגירסת</text:span><text:span text:style-name="T48"> </text:span><text:span text:style-name="T43">הספור</text:span><text:span text:style-name="T48"> </text:span><text:span text:style-name="T43">בתוספתא</text:span><text:span text:style-name="T48"> </text:span><text:span text:style-name="T43">ידים</text:span><text:span text:style-name="T48"> </text:span><text:span text:style-name="T43">פ"ב</text:span><text:span text:style-name="T48"> </text:span><text:span text:style-name="T43">מ"ז]</text:span><text:span text:style-name="T35"> בלוד; אמר</text:span><text:span text:style-name="T6"> </text:span><text:span text:style-name="T35">לו: מה</text:span><text:span text:style-name="T6"> </text:span><text:span text:style-name="T35">חידוש</text:span><text:span text:style-name="T6"> </text:span><text:span text:style-name="T35">היה</text:span><text:span text:style-name="T6"> </text:span><text:span text:style-name="T35">בבהמ"ד</text:span><text:span text:style-name="T6"> </text:span><text:span text:style-name="T35">היום?</text:span></text:p>
      <text:p text:style-name="P4"><text:span text:style-name="T35">אמר</text:span><text:span text:style-name="T6"> </text:span><text:span text:style-name="T35">לו: נמנו</text:span><text:span text:style-name="T6"> </text:span><text:span text:style-name="T35">וגמרו</text:span><text:span text:style-name="T6"> </text:span><text:span text:style-name="T18">(והתקינו</text:span><text:span text:style-name="T4"> </text:span><text:span text:style-name="T18">שיהו</text:span><text:span text:style-name="T4"> </text:span><text:span text:style-name="T18">ישראל</text:span><text:span text:style-name="T4"> </text:span><text:span text:style-name="T18">הדרין</text:span><text:span text:style-name="T4"> </text:span><text:span text:style-name="T18">בעבר</text:span><text:span text:style-name="T4"> </text:span><text:span text:style-name="T18">הירדן</text:span><text:span text:style-name="T4"> </text:span><text:span text:style-name="T18">- במה</text:span><text:span text:style-name="T4"> </text:span><text:span text:style-name="T18">שכבשו</text:span><text:span text:style-name="T4"> </text:span><text:span text:style-name="T18">מסיחון</text:span><text:span text:style-name="T4"> </text:span><text:span text:style-name="T18">ועוג: ארץ)</text:span><text:span text:style-name="T35"> עמון</text:span><text:span text:style-name="T6"> </text:span><text:span text:style-name="T35">ומואב</text:span><text:span text:style-name="T6"> </text:span><text:span text:style-name="T35">מעשרין</text:span><text:span text:style-name="T6"> </text:span><text:span text:style-name="T18">(עכשיו)</text:span><text:span text:style-name="T35"> מעשר</text:span><text:span text:style-name="T6"> </text:span><text:span text:style-name="T35">עני</text:span><text:span text:style-name="T6"> </text:span><text:span text:style-name="T35">בשביעית</text:span><text:span text:style-name="T6"> </text:span><text:span text:style-name="T18">(שהן</text:span><text:span text:style-name="T4"> </text:span><text:span text:style-name="T18">היו</text:span><text:span text:style-name="T4"> </text:span><text:span text:style-name="T18">זורעין</text:span><text:span text:style-name="T4"> </text:span><text:span text:style-name="T18">בשביעית, כדאמרינן</text:span><text:span text:style-name="T4"> </text:span><text:span text:style-name="T18">לקמן: שלא</text:span><text:span text:style-name="T4"> </text:span><text:span text:style-name="T18">קידשוה</text:span><text:span text:style-name="T4"> </text:span><text:span text:style-name="T18">עולי</text:span><text:span text:style-name="T4"> </text:span><text:span text:style-name="T18">גולה</text:span><text:span text:style-name="T4"> </text:span><text:span text:style-name="T18">כקדושת</text:span><text:span text:style-name="T4"> </text:span><text:span text:style-name="T18">הארץ)</text:span><text:span text:style-name="T35">.</text:span></text:p>
      <text:p text:style-name="P4"><text:span text:style-name="T35">אמר</text:span><text:span text:style-name="T6"> </text:span><text:span text:style-name="T35">לו: יוסי! פשוט</text:span><text:span text:style-name="T6"> </text:span><text:span text:style-name="T35">ידיך</text:span><text:span text:style-name="T6"> </text:span><text:span text:style-name="T35">וקבל</text:span><text:span text:style-name="T6"> </text:span><text:span text:style-name="T35">עיניך</text:span><text:span text:style-name="T6"> </text:span><text:span text:style-name="T18">(הוקשה</text:span><text:span text:style-name="T4"> </text:span><text:span text:style-name="T18">בעיניו</text:span><text:span text:style-name="T4"> </text:span><text:span text:style-name="T18">שנתן</text:span><text:span text:style-name="T4"> </text:span><text:span text:style-name="T18">עטרה</text:span><text:span text:style-name="T4"> </text:span><text:span text:style-name="T18">לאותו</text:span><text:span text:style-name="T4"> </text:span><text:span text:style-name="T18">דורש: והלא</text:span><text:span text:style-name="T4"> </text:span><text:span text:style-name="T18">מימות</text:span><text:span text:style-name="T4"> </text:span><text:span text:style-name="T18">אנשי</text:span><text:span text:style-name="T4"> </text:span><text:span text:style-name="T18">כנסת</text:span><text:span text:style-name="T4"> </text:span><text:span text:style-name="T18">הגדולה</text:span><text:span text:style-name="T4"> </text:span><text:span text:style-name="T18">היתה</text:span><text:span text:style-name="T4"> </text:span><text:span text:style-name="T18">תקנה</text:span><text:span text:style-name="T4"> </text:span><text:span text:style-name="T18">זו)</text:span><text:span text:style-name="T35">!</text:span></text:p>
      <text:p text:style-name="P7">פשט<text:span text:style-name="T1"> </text:span>ידיו<text:span text:style-name="T1"> </text:span>וקבל<text:span text:style-name="T1"> </text:span>עיניו.</text:p>
      <text:p text:style-name="P4"><text:span text:style-name="T35">בכה</text:span><text:span text:style-name="T6"> </text:span><text:span text:style-name="T35">רבי</text:span><text:span text:style-name="T6"> </text:span><text:span text:style-name="T35">אליעזר</text:span><text:span text:style-name="T6"> </text:span><text:span text:style-name="T35">ואמר: </text:span><text:span text:style-name="T19">(תהלים</text:span><text:span text:style-name="T3"> </text:span><text:span text:style-name="T19">כה,יד)</text:span><text:span text:style-name="T30"> סוד</text:span><text:span text:style-name="T27"> </text:span><text:span text:style-name="T30">ה' ליראיו</text:span><text:span text:style-name="T27"> </text:span><text:span text:style-name="T30">ובריתו</text:span><text:span text:style-name="T27"> </text:span><text:span text:style-name="T30">להודיעם*;</text:span><text:span text:style-name="T35"> </text:span></text:p>
      <text:p text:style-name="P4"><text:span text:style-name="T35">אמר</text:span><text:span text:style-name="T6"> </text:span><text:span text:style-name="T35">לו: לך</text:span><text:span text:style-name="T6"> </text:span><text:span text:style-name="T35">אמור</text:span><text:span text:style-name="T6"> </text:span><text:span text:style-name="T35">להם: אל</text:span><text:span text:style-name="T6"> </text:span><text:span text:style-name="T35">תחושו</text:span><text:span text:style-name="T6"> </text:span><text:span text:style-name="T35">למניינכם</text:span><text:span text:style-name="T6"> </text:span><text:span text:style-name="T18">(אל</text:span><text:span text:style-name="T4"> </text:span><text:span text:style-name="T18">יהי</text:span><text:span text:style-name="T4"> </text:span><text:span text:style-name="T18">לכם</text:span><text:span text:style-name="T4"> </text:span><text:span text:style-name="T18">שום</text:span><text:span text:style-name="T4"> </text:span><text:span text:style-name="T18">חשש</text:span><text:span text:style-name="T4"> </text:span><text:span text:style-name="T18">וגמגום</text:span><text:span text:style-name="T4"> </text:span><text:span text:style-name="T18">במה</text:span><text:span text:style-name="T4"> </text:span><text:span text:style-name="T18">שמיניתם</text:span><text:span text:style-name="T4"> </text:span><text:span text:style-name="T18">ותיקנתם</text:span><text:span text:style-name="T4"> </text:span><text:span text:style-name="T18">שהרי</text:span><text:span text:style-name="T4"> </text:span><text:span text:style-name="T18">הסכמתם</text:span><text:span text:style-name="T4"> </text:span><text:span text:style-name="T18">להלכה:)</text:span><text:span text:style-name="T35"> - כך</text:span><text:span text:style-name="T6"> </text:span><text:span text:style-name="T35">מקובלני</text:span><text:span text:style-name="T6"> </text:span><text:span text:style-name="T35">מרבן</text:span><text:span text:style-name="T6"> </text:span><text:span text:style-name="T35">יוחנן</text:span><text:span text:style-name="T6"> </text:span><text:span text:style-name="T35">בן</text:span><text:span text:style-name="T6"> </text:span><text:span text:style-name="T35">זכאי</text:span><text:span text:style-name="T6"> </text:span><text:span text:style-name="T35">ששמע</text:span><text:span text:style-name="T6"> </text:span><text:span text:style-name="T35">מרבו</text:span><text:span text:style-name="T6"> </text:span><text:span text:style-name="T35">ורבו</text:span><text:span text:style-name="T6"> </text:span><text:span text:style-name="T35">מרבו</text:span><text:span text:style-name="T6"> </text:span><text:span text:style-name="T35">הלכתא</text:span><text:span text:style-name="T6"> </text:span><text:span text:style-name="T35">למשה</text:span><text:span text:style-name="T6"> </text:span><text:span text:style-name="T35">מסיני: עמון</text:span><text:span text:style-name="T6"> </text:span><text:span text:style-name="T35">ומואב</text:span><text:span text:style-name="T6"> </text:span><text:span text:style-name="T35">מעשרין</text:span><text:span text:style-name="T6"> </text:span><text:span text:style-name="T35">מעשר</text:span><text:span text:style-name="T6"> </text:span><text:span text:style-name="T35">עני</text:span><text:span text:style-name="T6"> </text:span><text:span text:style-name="T35">בשביעית; מה</text:span><text:span text:style-name="T6"> </text:span><text:span text:style-name="T35">טעם? הרבה</text:span><text:span text:style-name="T6"> </text:span><text:span text:style-name="T35">כרכים</text:span><text:span text:style-name="T6"> </text:span><text:span text:style-name="T35">כבשו</text:span><text:span text:style-name="T6"> </text:span><text:span text:style-name="T35">עולי</text:span><text:span text:style-name="T6"> </text:span><text:span text:style-name="T35">מצרים</text:span><text:span text:style-name="T6"> </text:span><text:span text:style-name="T35">ולא</text:span><text:span text:style-name="T6"> </text:span><text:span text:style-name="T35">כבשום</text:span><text:span text:style-name="T6"> </text:span><text:span text:style-name="T35">עולי</text:span><text:span text:style-name="T6"> </text:span><text:span text:style-name="T35">בבל! מפני</text:span><text:span text:style-name="T6"> </text:span><text:span text:style-name="T35">שקדושה</text:span><text:span text:style-name="T6"> </text:span><text:span text:style-name="T35">ראשונה</text:span><text:span text:style-name="T6"> </text:span><text:span text:style-name="T18">(שקידשה</text:span><text:span text:style-name="T4"> </text:span><text:span text:style-name="T18">יהושע)</text:span><text:span text:style-name="T35"> קדשה</text:span><text:span text:style-name="T6"> </text:span><text:span text:style-name="T35">לשעתה</text:span><text:span text:style-name="T6"> </text:span><text:span text:style-name="T35">ולא</text:span><text:span text:style-name="T6"> </text:span><text:span text:style-name="T35">קדשה</text:span><text:span text:style-name="T6"> </text:span><text:span text:style-name="T35">לעתיד</text:span><text:span text:style-name="T6"> </text:span><text:span text:style-name="T35">לבא, והניחום</text:span><text:span text:style-name="T6"> </text:span><text:span text:style-name="T35">כדי</text:span><text:span text:style-name="T6"> </text:span><text:span text:style-name="T35">שיסמכו</text:span><text:span text:style-name="T6"> </text:span><text:span text:style-name="T35">עליהן</text:span><text:span text:style-name="T6"> </text:span><text:span text:style-name="T35">עניים</text:span><text:span text:style-name="T6"> </text:span><text:span text:style-name="T35">בשביעית</text:span>'. <text:span text:style-name="T18">(אבל</text:span><text:span text:style-name="T4"> </text:span><text:span text:style-name="T18">קדושה</text:span><text:span text:style-name="T4"> </text:span><text:span text:style-name="T18">שניה</text:span><text:span text:style-name="T4"> </text:span><text:span text:style-name="T18">נתקדשה</text:span><text:span text:style-name="T4"> </text:span><text:span text:style-name="T18">לעולם, כדתניא</text:span><text:span text:style-name="T4"> </text:span><text:span text:style-name="T18">ביבמות</text:span><text:span text:style-name="T4"> </text:span><text:span text:style-name="T19">(דף</text:span><text:span text:style-name="T3"> </text:span><text:span text:style-name="T19">פב:)</text:span><text:span text:style-name="T18"> 'קדושה</text:span><text:span text:style-name="T4"> </text:span><text:span text:style-name="T18">ראשונה</text:span><text:span text:style-name="T4"> </text:span><text:span text:style-name="T18">ושניה</text:span><text:span text:style-name="T4"> </text:span><text:span text:style-name="T18">יש</text:span><text:span text:style-name="T4"> </text:span><text:span text:style-name="T18">להן, שלישית</text:span><text:span text:style-name="T4"> </text:span><text:span text:style-name="T18">אין</text:span><text:span text:style-name="T4"> </text:span><text:span text:style-name="T18">להן'; לפיכך</text:span><text:span text:style-name="T4"> </text:span><text:span text:style-name="T18">בשאר</text:span><text:span text:style-name="T4"> </text:span><text:span text:style-name="T18">ארץ</text:span><text:span text:style-name="T4"> </text:span><text:span text:style-name="T18">ישראל</text:span><text:span text:style-name="T4"> </text:span><text:span text:style-name="T18">אין</text:span><text:span text:style-name="T4"> </text:span><text:span text:style-name="T18">זריעה</text:span><text:span text:style-name="T4"> </text:span><text:span text:style-name="T18">בשביעית, אבל</text:span><text:span text:style-name="T4"> </text:span><text:span text:style-name="T18">עמון</text:span><text:span text:style-name="T4"> </text:span><text:span text:style-name="T18">ומואב</text:span><text:span text:style-name="T4"> </text:span><text:span text:style-name="T18">הניחו</text:span><text:span text:style-name="T4"> </text:span><text:span text:style-name="T18">מלקדשן</text:span><text:span text:style-name="T4"> </text:span><text:span text:style-name="T18">כדי</text:span><text:span text:style-name="T4"> </text:span><text:span text:style-name="T18">שיסמכו</text:span><text:span text:style-name="T4"> </text:span><text:span text:style-name="T18">עליהן</text:span><text:span text:style-name="T4"> </text:span><text:span text:style-name="T18">עניים</text:span><text:span text:style-name="T4"> </text:span><text:span text:style-name="T18">בשביעית</text:span><text:span text:style-name="T4"> </text:span><text:span text:style-name="T18">בלקט</text:span><text:span text:style-name="T4"> </text:span><text:span text:style-name="T18">שכחה</text:span><text:span text:style-name="T4"> </text:span><text:span text:style-name="T18">ופאה</text:span><text:span text:style-name="T4"> </text:span><text:span text:style-name="T18">ובמעשר</text:span><text:span text:style-name="T4"> </text:span><text:span text:style-name="T18">עני; לכך</text:span><text:span text:style-name="T4"> </text:span><text:span text:style-name="T18">תקנו</text:span><text:span text:style-name="T4"> </text:span><text:span text:style-name="T18">להן</text:span><text:span text:style-name="T4"> </text:span><text:span text:style-name="T18">שיהו</text:span><text:span text:style-name="T4"> </text:span><text:span text:style-name="T18">מעשרין</text:span><text:span text:style-name="T4"> </text:span><text:span text:style-name="T18">מעשר</text:span><text:span text:style-name="T4"> </text:span><text:span text:style-name="T18">עני, וברשות</text:span><text:span text:style-name="T4"> </text:span><text:span text:style-name="T18">החכמים</text:span><text:span text:style-name="T4"> </text:span><text:span text:style-name="T18">היה</text:span><text:span text:style-name="T4"> </text:span><text:span text:style-name="T18">להטיל</text:span><text:span text:style-name="T4"> </text:span><text:span text:style-name="T18">עליהן</text:span><text:span text:style-name="T4"> </text:span><text:span text:style-name="T18">איזה</text:span><text:span text:style-name="T4"> </text:span><text:span text:style-name="T18">מעשר</text:span><text:span text:style-name="T4"> </text:span><text:span text:style-name="T18">שירצו, לפי</text:span><text:span text:style-name="T4"> </text:span><text:span text:style-name="T18">שאינן</text:span><text:span text:style-name="T4"> </text:span><text:span text:style-name="T18">חייבין</text:span><text:span text:style-name="T4"> </text:span><text:span text:style-name="T18">מן</text:span><text:span text:style-name="T4"> </text:span><text:span text:style-name="T18">התורה.)</text:span></text:p>
      <text:p text:style-name="P4">תנא: '<text:span text:style-name="T26">לאחר</text:span><text:span text:style-name="T27"> </text:span><text:span text:style-name="T26">שנתיישבה</text:span><text:span text:style-name="T27"> </text:span><text:span text:style-name="T26">דעתו</text:span><text:span text:style-name="T27"> – </text:span><text:span text:style-name="T26">אמר: "יהי</text:span><text:span text:style-name="T27"> </text:span><text:span text:style-name="T26">רצון</text:span><text:span text:style-name="T27"> </text:span><text:span text:style-name="T26">שיחזרו</text:span><text:span text:style-name="T27"> </text:span><text:span text:style-name="T26">עיני</text:span><text:span text:style-name="T27"> </text:span><text:span text:style-name="T26">יוסי</text:span><text:span text:style-name="T27"> </text:span><text:span text:style-name="T26">למקומן" – וחזרו</text:span>'.<text:span text:style-name="T18"> </text:span></text:p>
      <text:p text:style-name="P4"><text:span text:style-name="T22">*</text:span><text:span text:style-name="T43">[כלומר: סוד</text:span><text:span text:style-name="T48"> </text:span><text:span text:style-name="T43">ה' ליראיו</text:span><text:span text:style-name="T48"> – </text:span><text:span text:style-name="T43">רבי</text:span><text:span text:style-name="T48"> </text:span><text:span text:style-name="T43">אליעזר</text:span><text:span text:style-name="T48"> </text:span><text:span text:style-name="T43">עצמו, שהוא</text:span><text:span text:style-name="T48"> </text:span><text:span text:style-name="T43">היודע</text:span><text:span text:style-name="T48"> </text:span><text:span text:style-name="T43">את</text:span><text:span text:style-name="T48"> </text:span><text:span text:style-name="T43">סודות</text:span><text:span text:style-name="T48"> </text:span><text:span text:style-name="T43">ה', והסודות</text:span><text:span text:style-name="T48"> </text:span><text:span text:style-name="T43">הן</text:span><text:span text:style-name="T48"> </text:span><text:span text:style-name="T43">סודות</text:span><text:span text:style-name="T48"> </text:span><text:span text:style-name="T43">כי</text:span><text:span text:style-name="T48"> </text:span><text:span text:style-name="T43">לא</text:span><text:span text:style-name="T48"> </text:span><text:span text:style-name="T43">למדו</text:span><text:span text:style-name="T48"> </text:span><text:span text:style-name="T43">ממנו</text:span><text:span text:style-name="T48"> </text:span><text:span text:style-name="T43">ולא</text:span><text:span text:style-name="T48"> </text:span><text:span text:style-name="T43">שאלו</text:span><text:span text:style-name="T48"> </text:span><text:span text:style-name="T43">אותו</text:span><text:span text:style-name="T48"> </text:span><text:span text:style-name="T43">וכי</text:span><text:span text:style-name="T48"> </text:span><text:span text:style-name="T43">הוא</text:span><text:span text:style-name="T48"> </text:span><text:span text:style-name="T43">לא</text:span><text:span text:style-name="T48"> </text:span><text:span text:style-name="T43">היה</text:span><text:span text:style-name="T48"> </text:span><text:span text:style-name="T43">בדיון; ובריתו</text:span><text:span text:style-name="T48"> </text:span><text:span text:style-name="T43">להודיעם</text:span><text:span text:style-name="T48"> – </text:span><text:span text:style-name="T43">ליראיו.]</text:span></text:p>
      <text:p text:style-name="P9">פשוט<text:span text:style-name="T36"> </text:span>ידיך<text:span text:style-name="T36"> </text:span>וקבל<text:span text:style-name="T36"> </text:span>עיניך<text:span text:style-name="T36"> – </text:span>כי<text:span text:style-name="T36"> </text:span>'והיו<text:span text:style-name="T36"> </text:span>עיניך<text:span text:style-name="T36"> </text:span>רואות<text:span text:style-name="T36"> </text:span>את<text:span text:style-name="T36"> </text:span>מוריך', ורבי<text:span text:style-name="T36"> </text:span>יוסי<text:span text:style-name="T36"> </text:span>עזב<text:span text:style-name="T36"> </text:span>את<text:span text:style-name="T36"> </text:span>מוריו<text:span text:style-name="T36"> – </text:span>את<text:span text:style-name="T36"> </text:span>רבי<text:span text:style-name="T36"> </text:span>אליעזר<text:span text:style-name="T36"> – </text:span>והלך<text:span text:style-name="T36"> </text:span>לראות<text:span text:style-name="T36"> </text:span>מורים<text:span text:style-name="T36"> </text:span>אחרים, ולכן<text:span text:style-name="T36"> </text:span>עיניו<text:span text:style-name="T36"> </text:span>אינן<text:span text:style-name="T36"> </text:span>רואות<text:span text:style-name="T36"> </text:span>מה<text:span text:style-name="T36"> </text:span>שהם<text:span text:style-name="T36"> </text:span>צריכים<text:span text:style-name="T36"> </text:span>לראות; ועיניו<text:span text:style-name="T36"> </text:span>חזרו<text:span text:style-name="T36"> </text:span>לראות<text:span text:style-name="T36"> </text:span>את<text:span text:style-name="T36"> </text:span>רבי<text:span text:style-name="T36"> </text:span>אליעזר. </text:p>
      <text:p text:style-name="P4"/>
      <text:p text:style-name="P4">תנו<text:span text:style-name="T1"> </text:span>רבנן: '<text:span text:style-name="T35">איזהו</text:span><text:span text:style-name="T6"> </text:span><text:span text:style-name="T35">'שוטה' </text:span><text:span text:style-name="T18">(האמור</text:span><text:span text:style-name="T4"> </text:span><text:span text:style-name="T18">בכל</text:span><text:span text:style-name="T4"> </text:span><text:span text:style-name="T18">מקום</text:span><text:span text:style-name="T4"> </text:span><text:span text:style-name="T18">שפטור</text:span><text:span text:style-name="T4"> </text:span><text:span text:style-name="T18">מן</text:span><text:span text:style-name="T4"> </text:span><text:span text:style-name="T18">המצות</text:span><text:span text:style-name="T4"> </text:span><text:span text:style-name="T18">ומן</text:span><text:span text:style-name="T4"> </text:span><text:span text:style-name="T18">העונש</text:span><text:span text:style-name="T4"> </text:span><text:span text:style-name="T18">ואין</text:span><text:span text:style-name="T4"> </text:span><text:span text:style-name="T18">קנינו</text:span><text:span text:style-name="T4"> </text:span><text:span text:style-name="T18">קנין</text:span><text:span text:style-name="T4"> </text:span><text:span text:style-name="T18">ואין</text:span><text:span text:style-name="T4"> </text:span><text:span text:style-name="T18">ממכרו</text:span><text:span text:style-name="T4"> </text:span><text:span text:style-name="T18">ממכר)</text:span><text:span text:style-name="T35">? </text:span></text:p>
      <text:p text:style-name="P4"><text:span text:style-name="T35">היוצא</text:span><text:span text:style-name="T6"> </text:span><text:span text:style-name="T35">יחידי</text:span><text:span text:style-name="T6"> </text:span><text:span text:style-name="T35">בלילה, והלן</text:span><text:span text:style-name="T6"> </text:span><text:span text:style-name="T35">בבית</text:span><text:span text:style-name="T6"> </text:span><text:span text:style-name="T35">הקברות</text:span><text:span text:style-name="T6"> </text:span><text:span text:style-name="T18">(בלילה)</text:span><text:span text:style-name="T35">, והמקרע</text:span><text:span text:style-name="T6"> </text:span><text:span text:style-name="T35">את</text:span><text:span text:style-name="T6"> </text:span><text:span text:style-name="T35">כסותו</text:span>'.</text:p>
      <text:p text:style-name="P4">איתמר: רב<text:span text:style-name="T1"> </text:span>הונא<text:span text:style-name="T1"> </text:span>אמר: עד<text:span text:style-name="T1"> </text:span>שיהו<text:span text:style-name="T1"> </text:span>כולן<text:span text:style-name="T1"> </text:span>בבת<text:span text:style-name="T1"> </text:span>אחת.</text:p>
      <text:p text:style-name="P4">רבי<text:span text:style-name="T1"> </text:span>יוחנן<text:span text:style-name="T1"> </text:span>אמר: אפילו<text:span text:style-name="T1"> </text:span>באחת<text:span text:style-name="T1"> </text:span>מהן.</text:p>
      <text:p text:style-name="P4">היכי<text:span text:style-name="T1"> </text:span>דמי? אי<text:span text:style-name="T1"> </text:span>דעביד<text:span text:style-name="T1"> </text:span>להו<text:span text:style-name="T1"> </text:span>דרך<text:span text:style-name="T1"> </text:span>שטות<text:span text:style-name="T1"> </text:span>- אפילו<text:span text:style-name="T1"> </text:span>בחדא<text:span text:style-name="T1"> </text:span>נמי! אי<text:span text:style-name="T1"> </text:span>דלא<text:span text:style-name="T1"> </text:span>עביד<text:span text:style-name="T1"> </text:span>להו<text:span text:style-name="T1"> </text:span>דרך<text:span text:style-name="T1"> </text:span>שטות<text:span text:style-name="T1"> </text:span>- אפילו<text:span text:style-name="T1"> </text:span>כולהו<text:span text:style-name="T1"> </text:span>נמי<text:span text:style-name="T1"> </text:span>לא!?</text:p>
      <text:p text:style-name="P4">לעולם<text:span text:style-name="T1"> </text:span>דקא<text:span text:style-name="T1"> </text:span>עביד<text:span text:style-name="T1"> </text:span>להו<text:span text:style-name="T1"> </text:span>דרך<text:span text:style-name="T1"> </text:span>שטות<text:span text:style-name="T1"> </text:span><text:span text:style-name="T18">(ואפילו</text:span><text:span text:style-name="T4"> </text:span><text:span text:style-name="T18">הכי</text:span><text:span text:style-name="T4"> </text:span><text:span text:style-name="T18">לא</text:span><text:span text:style-name="T4"> </text:span><text:span text:style-name="T18">מחזקינן</text:span><text:span text:style-name="T4"> </text:span><text:span text:style-name="T18">ליה</text:span><text:span text:style-name="T4"> </text:span><text:span text:style-name="T18">בחדא:)</text:span> והלן<text:span text:style-name="T1"> </text:span>בבית<text:span text:style-name="T1"> </text:span>הקברות<text:span text:style-name="T1"> </text:span>- אימור<text:span text:style-name="T1"> </text:span>כדי<text:span text:style-name="T1"> </text:span>שתשרה<text:span text:style-name="T1"> </text:span>עליו<text:span text:style-name="T1"> </text:span>רוח<text:span text:style-name="T1"> </text:span>טומאה<text:span text:style-name="T1"> </text:span><text:span text:style-name="T18">(רוח</text:span><text:span text:style-name="T4"> </text:span><text:span text:style-name="T18">שדים</text:span><text:span text:style-name="T4"> </text:span><text:span text:style-name="T18">שיסייעוהו</text:span><text:span text:style-name="T4"> </text:span><text:span text:style-name="T18">להיות</text:span><text:span text:style-name="T4"> </text:span><text:span text:style-name="T18">מכשף)</text:span> הוא<text:span text:style-name="T1"> </text:span>דקא<text:span text:style-name="T1"> </text:span>עביד, והיוצא<text:span text:style-name="T1"> </text:span>יחידי<text:span text:style-name="T1"> </text:span>בלילה<text:span text:style-name="T1"> </text:span>- אימור<text:span text:style-name="T1"> </text:span>גנדריפס<text:span text:style-name="T1"> </text:span>אחדיה<text:span text:style-name="T1"> </text:span><text:span text:style-name="T18">(אני</text:span><text:span text:style-name="T4"> </text:span><text:span text:style-name="T18">שמעתי</text:span><text:span text:style-name="T4"> </text:span><text:span text:style-name="T18">חולי</text:span><text:span text:style-name="T4"> </text:span><text:span text:style-name="T18">האוחז</text:span><text:span text:style-name="T4"> </text:span><text:span text:style-name="T18">מתוך</text:span><text:span text:style-name="T4"> </text:span><text:span text:style-name="T18">דאגה; ולי</text:span><text:span text:style-name="T4"> </text:span><text:span text:style-name="T18">נראה</text:span><text:span text:style-name="T4"> </text:span><text:span text:style-name="T18">שנתחמם</text:span><text:span text:style-name="T4"> </text:span><text:span text:style-name="T18">גופו</text:span><text:span text:style-name="T4"> </text:span><text:span text:style-name="T18">ויוצא</text:span><text:span text:style-name="T4"> </text:span><text:span text:style-name="T18">למקום</text:span><text:span text:style-name="T4"> </text:span><text:span text:style-name="T18">האויר)</text:span>; והמקרע<text:span text:style-name="T1"> </text:span>את<text:span text:style-name="T1"> </text:span>כסותו<text:span text:style-name="T1"> </text:span>- אימור<text:span text:style-name="T1"> </text:span>בעל<text:span text:style-name="T1"> </text:span>מחשבות<text:span text:style-name="T1"> </text:span>הוא; כיון<text:span text:style-name="T1"> </text:span>דעבדינהו<text:span text:style-name="T1"> </text:span>לכולהו<text:span text:style-name="T1"> </text:span>- הוה<text:span text:style-name="T1"> </text:span>להו</text:p>
      <text:p text:style-name="P4"/>
      <text:p text:style-name="P4">(חגיגה<text:span text:style-name="T1"> </text:span>ד,א)</text:p>
      <text:p text:style-name="P4"><text:soft-page-break/>כמי<text:span text:style-name="T1"> </text:span>שנגח<text:span text:style-name="T1"> </text:span>שור<text:span text:style-name="T1"> </text:span>חמור<text:span text:style-name="T1"> </text:span>וגמל<text:span text:style-name="T1"> </text:span><text:span text:style-name="T18">(דבבא</text:span><text:span text:style-name="T4"> </text:span><text:span text:style-name="T18">קמא</text:span><text:span text:style-name="T4"> </text:span><text:span text:style-name="T19">(דף</text:span><text:span text:style-name="T3"> </text:span><text:span text:style-name="T19">לז.)</text:span><text:span text:style-name="T18">)</text:span> ונעשה<text:span text:style-name="T1"> </text:span>מועד<text:span text:style-name="T1"> </text:span>לכל<text:span text:style-name="T1"> </text:span><text:span text:style-name="T18">(ולא</text:span><text:span text:style-name="T4"> </text:span><text:span text:style-name="T18">אמרינן</text:span><text:span text:style-name="T4"> </text:span><text:span text:style-name="T18">'עד</text:span><text:span text:style-name="T4"> </text:span><text:span text:style-name="T18">שיהא</text:span><text:span text:style-name="T4"> </text:span><text:span text:style-name="T18">מועד</text:span><text:span text:style-name="T4"> </text:span><text:span text:style-name="T18">בשלשה</text:span><text:span text:style-name="T4"> </text:span><text:span text:style-name="T18">בכל</text:span><text:span text:style-name="T4"> </text:span><text:span text:style-name="T18">מין</text:span><text:span text:style-name="T4"> </text:span><text:span text:style-name="T18">ומין', דהואיל</text:span><text:span text:style-name="T4"> </text:span><text:span text:style-name="T18">והועד</text:span><text:span text:style-name="T4"> </text:span><text:span text:style-name="T18">שלשה</text:span><text:span text:style-name="T4"> </text:span><text:span text:style-name="T18">נגיחותיו</text:span><text:span text:style-name="T4"> </text:span><text:span text:style-name="T18">בשלשה</text:span><text:span text:style-name="T4"> </text:span><text:span text:style-name="T18">מינין</text:span><text:span text:style-name="T4"> </text:span><text:span text:style-name="T18">- אין</text:span><text:span text:style-name="T4"> </text:span><text:span text:style-name="T18">זה</text:span><text:span text:style-name="T4"> </text:span><text:span text:style-name="T18">מקפיד</text:span><text:span text:style-name="T4"> </text:span><text:span text:style-name="T18">על</text:span><text:span text:style-name="T4"> </text:span><text:span text:style-name="T18">מין</text:span><text:span text:style-name="T4"> </text:span><text:span text:style-name="T18">אחד; אף</text:span><text:span text:style-name="T4"> </text:span><text:span text:style-name="T18">כאן</text:span><text:span text:style-name="T4"> </text:span><text:span text:style-name="T18">לא</text:span><text:span text:style-name="T4"> </text:span><text:span text:style-name="T18">באו</text:span><text:span text:style-name="T4"> </text:span><text:span text:style-name="T18">שלשה</text:span><text:span text:style-name="T4"> </text:span><text:span text:style-name="T18">דברים</text:span><text:span text:style-name="T4"> </text:span><text:span text:style-name="T18">לידו</text:span><text:span text:style-name="T4"> </text:span><text:span text:style-name="T18">בבת</text:span><text:span text:style-name="T4"> </text:span><text:span text:style-name="T18">אחת</text:span><text:span text:style-name="T4"> </text:span><text:span text:style-name="T18">אלא</text:span><text:span text:style-name="T4"> </text:span><text:span text:style-name="T18">כולן</text:span><text:span text:style-name="T4"> </text:span><text:span text:style-name="T18">משום</text:span><text:span text:style-name="T4"> </text:span><text:span text:style-name="T18">שטות)</text:span>.</text:p>
      <text:p text:style-name="P4">אמר<text:span text:style-name="T1"> </text:span>רב<text:span text:style-name="T1"> </text:span>פפא: אי<text:span text:style-name="T1"> </text:span>שמיע<text:span text:style-name="T1"> </text:span>ליה<text:span text:style-name="T1"> </text:span>לרב<text:span text:style-name="T1"> </text:span>הונא<text:span text:style-name="T1"> </text:span>הא<text:span text:style-name="T1"> </text:span>דתניא: '<text:span text:style-name="T26">אי</text:span><text:span text:style-name="T27"> </text:span><text:span text:style-name="T26">זהו</text:span><text:span text:style-name="T27"> </text:span><text:span text:style-name="T26">שוטה? - זה</text:span><text:span text:style-name="T27"> </text:span><text:span text:style-name="T26">המאבד</text:span><text:span text:style-name="T27"> </text:span><text:span text:style-name="T26">כל</text:span><text:span text:style-name="T27"> </text:span><text:span text:style-name="T26">מה</text:span><text:span text:style-name="T27"> </text:span><text:span text:style-name="T26">שנותנים</text:span><text:span text:style-name="T27"> </text:span><text:span text:style-name="T26">לו</text:span>' <text:span text:style-name="T18">(דמשמע</text:span><text:span text:style-name="T4"> </text:span><text:span text:style-name="T18">בדבר</text:span><text:span text:style-name="T4"> </text:span><text:span text:style-name="T18">אחד</text:span><text:span text:style-name="T4"> </text:span><text:span text:style-name="T18">מחזיקין</text:span><text:span text:style-name="T4"> </text:span><text:span text:style-name="T18">אותו</text:span><text:span text:style-name="T4"> </text:span><text:span text:style-name="T18">בשוטה)</text:span> - הוה<text:span text:style-name="T1"> </text:span>הדר<text:span text:style-name="T1"> </text:span>ביה.</text:p>
      <text:p text:style-name="P4">איבעיא<text:span text:style-name="T1"> </text:span>להו: כי<text:span text:style-name="T1"> </text:span>הוה<text:span text:style-name="T1"> </text:span>הדר<text:span text:style-name="T1"> </text:span>ביה<text:span text:style-name="T1"> </text:span>ממקרע<text:span text:style-name="T1"> </text:span>כסותו<text:span text:style-name="T1"> </text:span>- הוא<text:span text:style-name="T1"> </text:span>דהוה<text:span text:style-name="T1"> </text:span>הדר<text:span text:style-name="T1"> </text:span>ביה<text:span text:style-name="T1"> </text:span>דדמיא<text:span text:style-name="T1"> </text:span>להא? או<text:span text:style-name="T1"> </text:span>דלמא<text:span text:style-name="T1"> </text:span>מכולהו<text:span text:style-name="T1"> </text:span>הוה<text:span text:style-name="T1"> </text:span>הדר?</text:p>
      <text:p text:style-name="P4">תיקו.</text:p>
      <text:p text:style-name="P4"/>
      <text:p text:style-name="P4">וטומטום<text:span text:style-name="T1"> </text:span>ואנדרוגינוס: <text:s/></text:p>
      <text:p text:style-name="P4">תנו<text:span text:style-name="T1"> </text:span>רבנן<text:span text:style-name="T1"> </text:span><text:span text:style-name="T19">[השוה</text:span><text:span text:style-name="T3"> </text:span><text:span text:style-name="T19">מכילתא</text:span><text:span text:style-name="T3"> </text:span><text:span text:style-name="T19">מפשטים</text:span><text:span text:style-name="T3"> </text:span><text:span text:style-name="T19">מסכת</text:span><text:span text:style-name="T3"> </text:span><text:span text:style-name="T19">דכספא</text:span><text:span text:style-name="T3"> </text:span><text:span text:style-name="T19">פרשתא</text:span><text:span text:style-name="T3"> </text:span><text:span text:style-name="T19">כ; ספרי</text:span><text:span text:style-name="T3"> </text:span><text:span text:style-name="T19">ראה</text:span><text:span text:style-name="T3"> </text:span><text:span text:style-name="T19">פסקה</text:span><text:span text:style-name="T3"> </text:span><text:span text:style-name="T19">קמג]</text:span>: <text:span text:style-name="T23">[</text:span><text:span text:style-name="T19">שמות</text:span><text:span text:style-name="T3"> </text:span><text:span text:style-name="T19">כג,יז:</text:span><text:span text:style-name="T23"> שלש</text:span><text:span text:style-name="T5"> </text:span><text:span text:style-name="T23">פעמים</text:span><text:span text:style-name="T5"> </text:span><text:span text:style-name="T23">בשנה</text:span><text:span text:style-name="T5"> </text:span><text:span text:style-name="T23">יראה</text:span><text:span text:style-name="T5"> </text:span><text:span text:style-name="T23">כל</text:span><text:span text:style-name="T5"> </text:span><text:span text:style-name="T23">זכורך</text:span><text:span text:style-name="T5"> </text:span><text:span text:style-name="T23">אל</text:span><text:span text:style-name="T5"> </text:span><text:span text:style-name="T23">פני</text:span><text:span text:style-name="T5"> </text:span><text:span text:style-name="T23">האדן</text:span><text:span text:style-name="T5"> </text:span><text:span text:style-name="T23">ה']</text:span> <text:span text:style-name="T26">'</text:span><text:span text:style-name="T30">זכור</text:span><text:span text:style-name="T26">' - להוציא</text:span><text:span text:style-name="T27"> </text:span><text:span text:style-name="T26">את</text:span><text:span text:style-name="T27"> </text:span><text:span text:style-name="T26">הנשים; '</text:span><text:span text:style-name="T30">זכורך</text:span><text:span text:style-name="T26">' - להוציא</text:span><text:span text:style-name="T27"> </text:span><text:span text:style-name="T26">טומטום</text:span><text:span text:style-name="T27"> </text:span><text:span text:style-name="T26">ואנדרוגינוס</text:span><text:span text:style-name="T1"> </text:span><text:span text:style-name="T18">(אם</text:span><text:span text:style-name="T4"> </text:span><text:span text:style-name="T18">נאמר</text:span><text:span text:style-name="T4"> </text:span><text:span text:style-name="T24">זכור</text:span><text:span text:style-name="T4"> </text:span><text:span text:style-name="T18">אין</text:span><text:span text:style-name="T4"> </text:span><text:span text:style-name="T18">לך</text:span><text:span text:style-name="T4"> </text:span><text:span text:style-name="T18">להוציא</text:span><text:span text:style-name="T4"> </text:span><text:span text:style-name="T18">אלא</text:span><text:span text:style-name="T4"> </text:span><text:span text:style-name="T18">את</text:span><text:span text:style-name="T4"> </text:span><text:span text:style-name="T18">הנשים; עכשיו</text:span><text:span text:style-name="T4"> </text:span><text:span text:style-name="T18">שנאמר</text:span><text:span text:style-name="T4"> </text:span><text:span text:style-name="T24">זכורך</text:span><text:span text:style-name="T4"> </text:span><text:span text:style-name="T18">בא</text:span><text:span text:style-name="T4"> </text:span><text:span text:style-name="T18">להוציא</text:span><text:span text:style-name="T4"> </text:span><text:span text:style-name="T18">אף</text:span><text:span text:style-name="T4"> </text:span><text:span text:style-name="T18">טומטום</text:span><text:span text:style-name="T4"> </text:span><text:span text:style-name="T18">ואנדרוגינוס</text:span><text:span text:style-name="T4"> </text:span><text:span text:style-name="T18">עם</text:span><text:span text:style-name="T4"> </text:span><text:span text:style-name="T18">הנשים)</text:span><text:span text:style-name="T26">; '</text:span><text:span text:style-name="T30">כל</text:span><text:span text:style-name="T27"> </text:span><text:span text:style-name="T30">זכורך</text:span><text:span text:style-name="T26">' - לרבות</text:span><text:span text:style-name="T27"> </text:span><text:span text:style-name="T26">את</text:span><text:span text:style-name="T27"> </text:span><text:span text:style-name="T26">הקטנים</text:span>'.</text:p>
      <text:p text:style-name="P4">אמר<text:span text:style-name="T1"> </text:span>מר: '<text:span text:style-name="T30">זכור</text:span><text:span text:style-name="T27"> </text:span><text:span text:style-name="T26">- להוציא</text:span><text:span text:style-name="T27"> </text:span><text:span text:style-name="T26">את</text:span><text:span text:style-name="T27"> </text:span><text:span text:style-name="T26">הנשים</text:span>' הא<text:span text:style-name="T1"> </text:span>למה<text:span text:style-name="T1"> </text:span>לי<text:span text:style-name="T1"> </text:span>קרא? מכדי<text:span text:style-name="T1"> </text:span>מצות<text:span text:style-name="T1"> </text:span>עשה<text:span text:style-name="T1"> </text:span>שהזמן<text:span text:style-name="T1"> </text:span>גרמא<text:span text:style-name="T1"> </text:span>הוא<text:span text:style-name="T1"> </text:span>וכל<text:span text:style-name="T1"> </text:span>מצות<text:span text:style-name="T1"> </text:span>עשה<text:span text:style-name="T1"> </text:span>שהזמן<text:span text:style-name="T1"> </text:span>גרמא<text:span text:style-name="T1"> </text:span>נשים<text:span text:style-name="T1"> </text:span>פטורות<text:span text:style-name="T1"> </text:span><text:span text:style-name="T18">(בפרק</text:span><text:span text:style-name="T4"> </text:span><text:span text:style-name="T18">קמא</text:span><text:span text:style-name="T4"> </text:span><text:span text:style-name="T18">דקדושין</text:span><text:span text:style-name="T4"> </text:span><text:span text:style-name="T19">(דף</text:span><text:span text:style-name="T3"> </text:span><text:span text:style-name="T19">לד:)</text:span><text:span text:style-name="T18"> ילפינן</text:span><text:span text:style-name="T4"> </text:span><text:span text:style-name="T18">לה)</text:span>?</text:p>
      <text:p text:style-name="P4">אצטריך: סלקא<text:span text:style-name="T1"> </text:span>דעתך<text:span text:style-name="T1"> </text:span>אמינא<text:span text:style-name="T1"> </text:span>'נילף<text:span text:style-name="T1"> </text:span>ראייה<text:span text:style-name="T1"> </text:span>ראייה<text:span text:style-name="T1"> </text:span>מהקהל<text:span text:style-name="T1"> </text:span><text:span text:style-name="T18">(דהוי</text:span><text:span text:style-name="T4"> </text:span><text:span text:style-name="T18">נמי</text:span><text:span text:style-name="T4"> </text:span><text:span text:style-name="T18">מצות</text:span><text:span text:style-name="T4"> </text:span><text:span text:style-name="T18">עשה</text:span><text:span text:style-name="T4"> </text:span><text:span text:style-name="T18">שהזמן</text:span><text:span text:style-name="T4"> </text:span><text:span text:style-name="T18">גרמא, ונשים</text:span><text:span text:style-name="T4"> </text:span><text:span text:style-name="T18">חייבות)</text:span>: מה<text:span text:style-name="T1"> </text:span>להלן<text:span text:style-name="T1"> </text:span>נשים<text:span text:style-name="T1"> </text:span>חייבות<text:span text:style-name="T1"> </text:span>אף<text:span text:style-name="T1"> </text:span>כאן<text:span text:style-name="T1"> </text:span>נשים<text:span text:style-name="T1"> </text:span>חייבות' - קא<text:span text:style-name="T1"> </text:span>משמע<text:span text:style-name="T1"> </text:span>לן.<text:span text:style-name="T18"> </text:span></text:p>
      <text:p text:style-name="P5"/>
      <text:p text:style-name="P4">אמר<text:span text:style-name="T1"> </text:span>מר<text:span text:style-name="T1"> </text:span>'<text:span text:style-name="T30">זכורך</text:span><text:span text:style-name="T27"> </text:span><text:span text:style-name="T26">להוציא</text:span><text:span text:style-name="T27"> </text:span><text:span text:style-name="T26">טומטום</text:span><text:span text:style-name="T27"> </text:span><text:span text:style-name="T26">ואנדרוגינוס</text:span>' בשלמא<text:span text:style-name="T1"> </text:span>אנדרוגינוס<text:span text:style-name="T1"> </text:span>אצטריך: סלקא<text:span text:style-name="T1"> </text:span>דעתך<text:span text:style-name="T1"> </text:span>אמינא<text:span text:style-name="T1"> </text:span>'הואיל<text:span text:style-name="T1"> </text:span>ואית<text:span text:style-name="T1"> </text:span>ליה<text:span text:style-name="T1"> </text:span>צד<text:span text:style-name="T1"> </text:span>זכרות<text:span text:style-name="T1"> – </text:span>ליחייב' - קא<text:span text:style-name="T1"> </text:span>משמע<text:span text:style-name="T1"> </text:span>לן<text:span text:style-name="T1"> </text:span>דבריה<text:span text:style-name="T1"> </text:span>בפני<text:span text:style-name="T1"> </text:span>עצמו<text:span text:style-name="T1"> </text:span>הוא; אלא<text:span text:style-name="T1"> </text:span>טומטום<text:span text:style-name="T1"> </text:span>- ספיקא<text:span text:style-name="T1"> </text:span>הוא, מי<text:span text:style-name="T1"> </text:span>אצטריך<text:span text:style-name="T1"> </text:span>קרא<text:span text:style-name="T1"> </text:span>למעוטי<text:span text:style-name="T1"> </text:span>ספיקא<text:span text:style-name="T1"> </text:span><text:span text:style-name="T18">(בתמיה: למה</text:span><text:span text:style-name="T4"> </text:span><text:span text:style-name="T18">לי</text:span><text:span text:style-name="T4"> </text:span><text:span text:style-name="T18">קרא? מהיכא</text:span><text:span text:style-name="T4"> </text:span><text:span text:style-name="T18">תיתי</text:span><text:span text:style-name="T4"> </text:span><text:span text:style-name="T18">לן</text:span><text:span text:style-name="T4"> </text:span><text:span text:style-name="T18">לחיוביה)</text:span>?</text:p>
      <text:p text:style-name="P4">אמר<text:span text:style-name="T1"> </text:span>אביי: כשביציו<text:span text:style-name="T1"> </text:span>מבחוץ<text:span text:style-name="T1"> </text:span><text:span text:style-name="T18">(אלא</text:span><text:span text:style-name="T4"> </text:span><text:span text:style-name="T18">שהגיד</text:span><text:span text:style-name="T4"> </text:span><text:span text:style-name="T18">טמון, דהא</text:span><text:span text:style-name="T4"> </text:span><text:span text:style-name="T18">ודאי</text:span><text:span text:style-name="T4"> </text:span><text:span text:style-name="T18">זכר</text:span><text:span text:style-name="T4"> </text:span><text:span text:style-name="T18">הוא, הלכך</text:span><text:span text:style-name="T4"> </text:span><text:span text:style-name="T18">איצטריך</text:span><text:span text:style-name="T4"> </text:span><text:span text:style-name="T18">קרא</text:span><text:span text:style-name="T4"> </text:span><text:span text:style-name="T18">למעוטי)</text:span>.</text:p>
      <text:p text:style-name="P5"/>
      <text:p text:style-name="P4">אמר<text:span text:style-name="T1"> </text:span>מר: '<text:span text:style-name="T30">כל</text:span><text:span text:style-name="T27"> </text:span><text:span text:style-name="T30">זכורך</text:span><text:span text:style-name="T27"> </text:span><text:span text:style-name="T26">- לרבות</text:span><text:span text:style-name="T27"> </text:span><text:span text:style-name="T26">את</text:span><text:span text:style-name="T27"> </text:span><text:span text:style-name="T26">הקטנים</text:span>' והתנן: '<text:span text:style-name="T26">חוץ</text:span><text:span text:style-name="T27"> </text:span><text:span text:style-name="T26">מחרש</text:span><text:span text:style-name="T27"> </text:span><text:span text:style-name="T26">שוטה</text:span><text:span text:style-name="T27"> </text:span><text:span text:style-name="T26">וקטן</text:span>'!?</text:p>
      <text:p text:style-name="P4">אמר<text:span text:style-name="T1"> </text:span>אביי: לא<text:span text:style-name="T1"> </text:span>קשיא: כאן<text:span text:style-name="T1"> </text:span>בקטן<text:span text:style-name="T1"> </text:span>שהגיע<text:span text:style-name="T1"> </text:span>לחינוך, כאן<text:span text:style-name="T1"> </text:span>בקטן<text:span text:style-name="T1"> </text:span>שלא<text:span text:style-name="T1"> </text:span>הגיע<text:span text:style-name="T1"> </text:span>לחינוך.</text:p>
      <text:p text:style-name="P4">קטן<text:span text:style-name="T1"> </text:span>שהגיע<text:span text:style-name="T1"> </text:span>לחינוך<text:span text:style-name="T1"> </text:span>- דרבנן<text:span text:style-name="T1"> </text:span>היא!?</text:p>
      <text:p text:style-name="P4">אין<text:span text:style-name="T1"> </text:span>הכי<text:span text:style-name="T1"> </text:span>נמי, וקרא<text:span text:style-name="T1"> </text:span>אסמכתא<text:span text:style-name="T1"> </text:span>בעלמא.</text:p>
      <text:p text:style-name="P4">ואלא<text:span text:style-name="T1"> </text:span>קרא<text:span text:style-name="T1"> </text:span>למאי<text:span text:style-name="T1"> </text:span>אתא?</text:p>
      <text:p text:style-name="P4">לכדאחרים, דתניא: '<text:span text:style-name="T26">אחרים</text:span><text:span text:style-name="T27"> </text:span><text:span text:style-name="T26">אומרים: המקמץ</text:span><text:span text:style-name="T27"> </text:span><text:span text:style-name="T18">(מפרש</text:span><text:span text:style-name="T4"> </text:span><text:span text:style-name="T18">במסכת</text:span><text:span text:style-name="T4"> </text:span><text:span text:style-name="T18">כתובות</text:span><text:span text:style-name="T4"> </text:span><text:span text:style-name="T19">(דף</text:span><text:span text:style-name="T3"> </text:span><text:span text:style-name="T19">עז.)</text:span><text:span text:style-name="T18"> המקמץ</text:span><text:span text:style-name="T4"> </text:span><text:span text:style-name="T18">בידו</text:span><text:span text:style-name="T4"> </text:span><text:span text:style-name="T18">צואת</text:span><text:span text:style-name="T4"> </text:span><text:span text:style-name="T18">כלבים; ואומר</text:span><text:span text:style-name="T4"> </text:span><text:span text:style-name="T18">אני</text:span><text:span text:style-name="T4"> </text:span><text:span text:style-name="T18">כי</text:span><text:span text:style-name="T4"> </text:span><text:span text:style-name="T18">לתקן</text:span><text:span text:style-name="T4"> </text:span><text:span text:style-name="T18">בהן</text:span><text:span text:style-name="T4"> </text:span><text:span text:style-name="T18">עורות</text:span><text:span text:style-name="T4"> </text:span><text:span text:style-name="T18">שקורין</text:span><text:span text:style-name="T4"> </text:span><text:span text:style-name="T18">קורדוו"ן, שמעבדין</text:span><text:span text:style-name="T4"> </text:span><text:span text:style-name="T18">אותן</text:span><text:span text:style-name="T4"> </text:span><text:span text:style-name="T18">בצואת</text:span><text:span text:style-name="T4"> </text:span><text:span text:style-name="T18">כלבים)</text:span><text:span text:style-name="T26"> והמצרף</text:span><text:span text:style-name="T27"> </text:span><text:span text:style-name="T26">נחשת</text:span><text:span text:style-name="T27"> </text:span><text:span text:style-name="T18">(שמצרפו</text:span><text:span text:style-name="T4"> </text:span><text:span text:style-name="T18">במקום</text:span><text:span text:style-name="T4"> </text:span><text:span text:style-name="T18">שחופרין</text:span><text:span text:style-name="T4"> </text:span><text:span text:style-name="T18">אותו</text:span><text:span text:style-name="T4"> </text:span><text:span text:style-name="T18">מן</text:span><text:span text:style-name="T4"> </text:span><text:span text:style-name="T18">הקרקע, כדמפרש</text:span><text:span text:style-name="T4"> </text:span><text:span text:style-name="T18">במסכת</text:span><text:span text:style-name="T4"> </text:span><text:span text:style-name="T18">כתובות</text:span><text:span text:style-name="T4"> </text:span><text:span text:style-name="T19">(שם)</text:span><text:span text:style-name="T18">)</text:span><text:span text:style-name="T26"> והבורסי</text:span><text:span text:style-name="T27"> </text:span><text:span text:style-name="T26">- פטורין</text:span><text:span text:style-name="T27"> </text:span><text:span text:style-name="T26">מן</text:span><text:span text:style-name="T27"> </text:span><text:span text:style-name="T26">הראייה</text:span><text:span text:style-name="T27"> </text:span><text:span text:style-name="T18">(וכל</text:span><text:span text:style-name="T4"> </text:span><text:span text:style-name="T18">אלו</text:span><text:span text:style-name="T4"> </text:span><text:span text:style-name="T18">ריחן</text:span><text:span text:style-name="T4"> </text:span><text:span text:style-name="T18">רע</text:span><text:span text:style-name="T4"> </text:span><text:span text:style-name="T18">ואין</text:span><text:span text:style-name="T4"> </text:span><text:span text:style-name="T18">יכולין</text:span><text:span text:style-name="T4"> </text:span><text:span text:style-name="T18">לעלות</text:span><text:span text:style-name="T4"> </text:span><text:span text:style-name="T18">עם</text:span><text:span text:style-name="T4"> </text:span><text:span text:style-name="T18">חביריהם)</text:span><text:span text:style-name="T26"> <text:s/>משום</text:span><text:span text:style-name="T27"> </text:span><text:span text:style-name="T26">שנאמר</text:span><text:span text:style-name="T27"> </text:span><text:span text:style-name="T19">(שמות</text:span><text:span text:style-name="T3"> </text:span><text:span text:style-name="T19">כג,יז)</text:span><text:span text:style-name="T22"> </text:span><text:span text:style-name="T23">[שלש</text:span><text:span text:style-name="T5"> </text:span><text:span text:style-name="T23">פעמים</text:span><text:span text:style-name="T5"> </text:span><text:span text:style-name="T23">בשנה</text:span><text:span text:style-name="T5"> </text:span><text:span text:style-name="T23">יראה</text:span><text:span text:style-name="T5"> </text:span><text:span text:style-name="T23">כל</text:span><text:span text:style-name="T5"> </text:span><text:span text:style-name="T23">זכורך</text:span><text:span text:style-name="T5"> </text:span><text:span text:style-name="T23">אל</text:span><text:span text:style-name="T5"> </text:span><text:span text:style-name="T23">פני</text:span><text:span text:style-name="T5"> </text:span><text:span text:style-name="T23">האדן</text:span><text:span text:style-name="T5"> </text:span><text:span text:style-name="T23">ה']</text:span><text:span text:style-name="T26"> '</text:span><text:span text:style-name="T30">כל</text:span><text:span text:style-name="T27"> </text:span><text:span text:style-name="T30">זכורך</text:span><text:span text:style-name="T26">': מי</text:span><text:span text:style-name="T27"> </text:span><text:span text:style-name="T26">שיכול</text:span><text:span text:style-name="T27"> </text:span><text:span text:style-name="T26">לעלות</text:span><text:span text:style-name="T27"> </text:span><text:span text:style-name="T26">עם</text:span><text:span text:style-name="T27"> </text:span><text:span text:style-name="T26">כל</text:span><text:span text:style-name="T27"> </text:span><text:span text:style-name="T26">זכורך, יצאו</text:span><text:span text:style-name="T27"> </text:span><text:span text:style-name="T26">אלו</text:span><text:span text:style-name="T27"> </text:span><text:span text:style-name="T26">שאינן</text:span><text:span text:style-name="T27"> </text:span><text:span text:style-name="T26">ראויין</text:span><text:span text:style-name="T27"> </text:span><text:span text:style-name="T26">לעלות</text:span><text:span text:style-name="T27"> </text:span><text:span text:style-name="T26">עם</text:span><text:span text:style-name="T27"> </text:span><text:span text:style-name="T26">כל</text:span><text:span text:style-name="T27"> </text:span><text:span text:style-name="T26">זכורך</text:span>'. <text:s/></text:p>
      <text:p text:style-name="P4"/>
      <text:p text:style-name="P4">נשים<text:span text:style-name="T1"> </text:span>ועבדים<text:span text:style-name="T1"> </text:span>שאינן<text:span text:style-name="T1"> </text:span>משוחררים: <text:s/></text:p>
      <text:p text:style-name="P4">בשלמא<text:span text:style-name="T1"> </text:span>נשים, כדאמרן<text:span text:style-name="T1"> </text:span><text:span text:style-name="T18">(</text:span><text:span text:style-name="T24">זכור</text:span><text:span text:style-name="T4"> </text:span><text:span text:style-name="T18">להוציא</text:span><text:span text:style-name="T4"> </text:span><text:span text:style-name="T18">את</text:span><text:span text:style-name="T4"> </text:span><text:span text:style-name="T18">הנשים)</text:span>, אלא<text:span text:style-name="T1"> </text:span>עבדים<text:span text:style-name="T1"> </text:span>מנלן?</text:p>
      <text:p text:style-name="P4">אמר<text:span text:style-name="T1"> </text:span>רב<text:span text:style-name="T1"> </text:span>הונא: אמר<text:span text:style-name="T1"> </text:span>קרא: <text:span text:style-name="T19">(שמות</text:span><text:span text:style-name="T3"> </text:span><text:span text:style-name="T19">כג,יז)</text:span><text:span text:style-name="T22"> </text:span><text:span text:style-name="T23">[שלש</text:span><text:span text:style-name="T5"> </text:span><text:span text:style-name="T23">פעמים</text:span><text:span text:style-name="T5"> </text:span><text:span text:style-name="T23">בשנה</text:span><text:span text:style-name="T5"> </text:span><text:span text:style-name="T23">יראה</text:span><text:span text:style-name="T5"> </text:span><text:span text:style-name="T23">כל</text:span><text:span text:style-name="T5"> </text:span><text:span text:style-name="T23">זכורך]</text:span><text:span text:style-name="T22"> אל</text:span><text:span text:style-name="T1"> </text:span><text:span text:style-name="T22">פני</text:span><text:span text:style-name="T1"> </text:span><text:span text:style-name="T22">האדון</text:span><text:span text:style-name="T1"> </text:span><text:span text:style-name="T22">ה'</text:span>: מי<text:span text:style-name="T1"> </text:span>שאין<text:span text:style-name="T1"> </text:span>לו<text:span text:style-name="T1"> </text:span>אלא<text:span text:style-name="T1"> </text:span>אדון<text:span text:style-name="T1"> </text:span>אחד, יצא<text:span text:style-name="T1"> </text:span>זה<text:span text:style-name="T1"> </text:span>שיש<text:span text:style-name="T1"> </text:span>לו<text:span text:style-name="T1"> </text:span>אדון<text:span text:style-name="T1"> </text:span>אחר.</text:p>
      <text:p text:style-name="P4">הא<text:span text:style-name="T1"> </text:span>- למה<text:span text:style-name="T1"> </text:span>לי<text:span text:style-name="T1"> </text:span>קרא? מכדי<text:span text:style-name="T1"> </text:span>כל<text:span text:style-name="T1"> </text:span>מצוה<text:span text:style-name="T1"> </text:span>שהאשה<text:span text:style-name="T1"> </text:span>חייבת<text:span text:style-name="T1"> </text:span>בה<text:span text:style-name="T1"> </text:span>עבד<text:span text:style-name="T1"> </text:span>חייב<text:span text:style-name="T1"> </text:span>בה, כל<text:span text:style-name="T1"> </text:span>מצוה<text:span text:style-name="T1"> </text:span>שאין<text:span text:style-name="T1"> </text:span>האשה<text:span text:style-name="T1"> </text:span>חייבת<text:span text:style-name="T1"> </text:span>בה<text:span text:style-name="T1"> </text:span>אין<text:span text:style-name="T1"> </text:span>העבד<text:span text:style-name="T1"> </text:span>חייב<text:span text:style-name="T1"> </text:span>בה, דגמר<text:span text:style-name="T1"> </text:span>לה<text:span text:style-name="T1"> </text:span>לה<text:span text:style-name="T1"> </text:span>מאשה<text:span text:style-name="T1"> </text:span><text:span text:style-name="T18">(כתיב</text:span><text:span text:style-name="T4"> </text:span><text:span text:style-name="T18">הכא</text:span><text:span text:style-name="T4"> </text:span><text:span text:style-name="T24">וכתב</text:span><text:span text:style-name="T4"> </text:span><text:span text:style-name="T24">לה</text:span><text:span text:style-name="T4"> </text:span><text:span text:style-name="T19">(דברים</text:span><text:span text:style-name="T3"> </text:span><text:span text:style-name="T19">כד,א)</text:span><text:span text:style-name="T18"> וכתיב</text:span><text:span text:style-name="T4"> </text:span><text:span text:style-name="T18">התם</text:span><text:span text:style-name="T4"> </text:span><text:span text:style-name="T24">או</text:span><text:span text:style-name="T4"> </text:span><text:span text:style-name="T24">חפשה</text:span><text:span text:style-name="T4"> </text:span><text:span text:style-name="T24">לא</text:span><text:span text:style-name="T4"> </text:span><text:span text:style-name="T24">נתן</text:span><text:span text:style-name="T4"> </text:span><text:span text:style-name="T24">לה</text:span><text:span text:style-name="T4"> </text:span><text:span text:style-name="T19">(ויקרא</text:span><text:span text:style-name="T3"> </text:span><text:span text:style-name="T19">יט,כ)</text:span><text:span text:style-name="T18">)</text:span>?</text:p>
      <text:p text:style-name="P4">אמר<text:span text:style-name="T1"> </text:span>רבינא: לא<text:span text:style-name="T1"> </text:span>נצרכה<text:span text:style-name="T1"> </text:span>אלא<text:span text:style-name="T1"> </text:span>למי<text:span text:style-name="T1"> </text:span>שחציו<text:span text:style-name="T1"> </text:span>עבד<text:span text:style-name="T1"> </text:span>וחציו<text:span text:style-name="T1"> </text:span>בן<text:span text:style-name="T1"> </text:span>חורין; דיקא<text:span text:style-name="T1"> </text:span>נמי<text:span text:style-name="T1"> </text:span>דקתני<text:span text:style-name="T1"> </text:span>'<text:span text:style-name="T26">נשים</text:span><text:span text:style-name="T27"> </text:span><text:span text:style-name="T26">ועבדים</text:span><text:span text:style-name="T27"> </text:span><text:span text:style-name="T26">שאינן</text:span><text:span text:style-name="T27"> </text:span><text:span text:style-name="T26">משוחררין</text:span>' מאי<text:span text:style-name="T1"> </text:span>'<text:span text:style-name="T26">שאינן</text:span><text:span text:style-name="T27"> </text:span><text:span text:style-name="T26">משוחררין</text:span>'?: אילימא<text:span text:style-name="T1"> </text:span>שאינן<text:span text:style-name="T1"> </text:span>משוחררין<text:span text:style-name="T1"> </text:span>כלל<text:span text:style-name="T1"> </text:span>- ליתני<text:span text:style-name="T1"> </text:span>'עבדים' סתמא!? אלא<text:span text:style-name="T1"> </text:span>לאו<text:span text:style-name="T1"> </text:span>שאינן<text:span text:style-name="T1"> </text:span>משוחררין<text:span text:style-name="T1"> </text:span>לגמרי, ומאי<text:span text:style-name="T1"> </text:span>נינהו? - מי<text:span text:style-name="T1"> </text:span>שחציו<text:span text:style-name="T1"> </text:span>עבד<text:span text:style-name="T1"> </text:span>וחציו<text:span text:style-name="T1"> </text:span>בן<text:span text:style-name="T1"> </text:span>חורין!?</text:p>
      <text:p text:style-name="P4">שמע<text:span text:style-name="T1"> </text:span>מינה. <text:s/></text:p>
      <text:p text:style-name="P11"><text:span text:style-name="T17">(מיהו</text:span><text:span text:style-name="T1"> </text:span><text:span text:style-name="T17">למשנה</text:span><text:span text:style-name="T1"> </text:span><text:span text:style-name="T17">אחרונה, הואיל</text:span><text:span text:style-name="T1"> </text:span><text:span text:style-name="T17">ובידינו</text:span><text:span text:style-name="T1"> </text:span><text:span text:style-name="T17">לכוף</text:span><text:span text:style-name="T1"> </text:span><text:span text:style-name="T17">את</text:span><text:span text:style-name="T1"> </text:span><text:span text:style-name="T17">רבו</text:span><text:span text:style-name="T1"> – </text:span><text:span text:style-name="T17">חייב, דאין</text:span><text:span text:style-name="T1"> </text:span><text:span text:style-name="T17">לו</text:span><text:span text:style-name="T1"> </text:span><text:span text:style-name="T17">אלא</text:span><text:span text:style-name="T1"> </text:span><text:span text:style-name="T17">אדון</text:span><text:span text:style-name="T1"> </text:span><text:span text:style-name="T17">אחד.)</text:span></text:p>
      <text:p text:style-name="P4"><text:soft-page-break/></text:p>
      <text:p text:style-name="P4">והחיגר<text:span text:style-name="T1"> </text:span>והסומא<text:span text:style-name="T1"> </text:span>וחולה<text:span text:style-name="T1"> </text:span>והזקן: <text:s/></text:p>
      <text:p text:style-name="P4">תנו<text:span text:style-name="T1"> </text:span>רבנן: <text:span text:style-name="T19">(שמות</text:span><text:span text:style-name="T3"> </text:span><text:span text:style-name="T19">כג,יד)</text:span><text:span text:style-name="T22"> </text:span><text:span text:style-name="T24">[שלש]</text:span><text:span text:style-name="T30"> רגלים</text:span><text:span text:style-name="T27"> </text:span><text:span text:style-name="T24">[תחג</text:span><text:span text:style-name="T4"> </text:span><text:span text:style-name="T24">לי</text:span><text:span text:style-name="T4"> </text:span><text:span text:style-name="T24">בשנה]</text:span><text:span text:style-name="T26"> - פרט</text:span><text:span text:style-name="T27"> </text:span><text:span text:style-name="T26">לבעלי</text:span><text:span text:style-name="T27"> </text:span><text:span text:style-name="T26">קבין; דבר</text:span><text:span text:style-name="T27"> </text:span><text:span text:style-name="T26">אחר</text:span><text:span text:style-name="T27"> </text:span><text:span text:style-name="T18">(פרט</text:span><text:span text:style-name="T4"> </text:span><text:span text:style-name="T18">לבעלי</text:span><text:span text:style-name="T4"> </text:span><text:span text:style-name="T18">קבין</text:span><text:span text:style-name="T4"> – </text:span><text:span text:style-name="T18">מ'</text:span><text:span text:style-name="T24">פעמים</text:span><text:span text:style-name="T18">' נפקא, כדאמרינן</text:span><text:span text:style-name="T4"> </text:span><text:span text:style-name="T18">לעיל, הלכך</text:span><text:span text:style-name="T4"> </text:span><text:span text:style-name="T18">'</text:span><text:span text:style-name="T24">רגלים</text:span><text:span text:style-name="T18">' - למעוטי</text:span><text:span text:style-name="T4"> </text:span><text:span text:style-name="T18">מי</text:span><text:span text:style-name="T4"> </text:span><text:span text:style-name="T18">שצריך</text:span><text:span text:style-name="T4"> </text:span><text:span text:style-name="T18">משענת</text:span><text:span text:style-name="T4"> </text:span><text:span text:style-name="T18">אחרת</text:span><text:span text:style-name="T4"> </text:span><text:span text:style-name="T18">לבד</text:span><text:span text:style-name="T4"> </text:span><text:span text:style-name="T18">מרגליו)</text:span><text:span text:style-name="T26">: '</text:span><text:span text:style-name="T30">רגלים</text:span><text:span text:style-name="T26">' - פרט</text:span><text:span text:style-name="T27"> </text:span><text:span text:style-name="T26">לחיגר</text:span><text:span text:style-name="T27"> </text:span><text:span text:style-name="T26">ולחולה</text:span><text:span text:style-name="T27"> </text:span><text:span text:style-name="T26">ולסומא</text:span><text:span text:style-name="T27"> </text:span><text:span text:style-name="T26">ולזקן</text:span><text:span text:style-name="T27"> </text:span><text:span text:style-name="T26">ולשאינו</text:span><text:span text:style-name="T27"> </text:span><text:span text:style-name="T26">יכול</text:span><text:span text:style-name="T27"> </text:span><text:span text:style-name="T26">לעלות</text:span><text:span text:style-name="T27"> </text:span><text:span text:style-name="T26">ברגליו</text:span>'.</text:p>
      <text:p text:style-name="P4">'<text:span text:style-name="T26">ושאינו</text:span><text:span text:style-name="T27"> </text:span><text:span text:style-name="T26">יכול</text:span><text:span text:style-name="T27"> </text:span><text:span text:style-name="T26">לעלות</text:span><text:span text:style-name="T27"> </text:span><text:span text:style-name="T26">ברגליו</text:span>' לאתויי<text:span text:style-name="T1"> </text:span>מאי?</text:p>
      <text:p text:style-name="P4">אמר<text:span text:style-name="T1"> </text:span>רבא: לאתויי</text:p>
      <text:p text:style-name="P4"/>
      <text:p text:style-name="P4">(חגיגה<text:span text:style-name="T1"> </text:span>ד,ב)</text:p>
      <text:p text:style-name="P4">מפנקי<text:span text:style-name="T1"> </text:span><text:span text:style-name="T18">(שאין</text:span><text:span text:style-name="T4"> </text:span><text:span text:style-name="T18">הולכין</text:span><text:span text:style-name="T4"> </text:span><text:span text:style-name="T18">בלא</text:span><text:span text:style-name="T4"> </text:span><text:span text:style-name="T18">מנעל, דאין</text:span><text:span text:style-name="T4"> </text:span><text:span text:style-name="T18">אדם</text:span><text:span text:style-name="T4"> </text:span><text:span text:style-name="T18">נכנס</text:span><text:span text:style-name="T4"> </text:span><text:span text:style-name="T18">להר</text:span><text:span text:style-name="T4"> </text:span><text:span text:style-name="T18">הבית</text:span><text:span text:style-name="T4"> </text:span><text:span text:style-name="T18">במנעלו)</text:span>, דכתיב<text:span text:style-name="T1"> </text:span><text:span text:style-name="T19">(ישעיהו</text:span><text:span text:style-name="T3"> </text:span><text:span text:style-name="T19">א,יב)</text:span><text:span text:style-name="T22"> כי</text:span><text:span text:style-name="T1"> </text:span><text:span text:style-name="T22">תבאו</text:span><text:span text:style-name="T1"> </text:span><text:span text:style-name="T22">לראות</text:span><text:span text:style-name="T1"> </text:span><text:span text:style-name="T22">פני</text:span><text:span text:style-name="T1"> </text:span><text:span text:style-name="T22">מי</text:span><text:span text:style-name="T1"> </text:span><text:span text:style-name="T22">בקש</text:span><text:span text:style-name="T1"> </text:span><text:span text:style-name="T22">זאת</text:span><text:span text:style-name="T1"> </text:span><text:span text:style-name="T22">מידכם</text:span><text:span text:style-name="T1"> </text:span><text:span text:style-name="T22">רמוס</text:span><text:span text:style-name="T1"> </text:span><text:span text:style-name="T22">חצרי</text:span>.</text:p>
      <text:p text:style-name="P4"/>
      <text:p text:style-name="P4">תנא: '<text:span text:style-name="T26">הערל</text:span><text:span text:style-name="T27"> </text:span><text:span text:style-name="T26">והטמא</text:span><text:span text:style-name="T27"> </text:span><text:span text:style-name="T26">פטורין</text:span><text:span text:style-name="T27"> </text:span><text:span text:style-name="T26">מן</text:span><text:span text:style-name="T27"> </text:span><text:span text:style-name="T26">הראייה</text:span><text:span text:style-name="T1"> </text:span><text:span text:style-name="T18">(אין</text:span><text:span text:style-name="T4"> </text:span><text:span text:style-name="T18">חייבין</text:span><text:span text:style-name="T4"> </text:span><text:span text:style-name="T18">לשלוח</text:span><text:span text:style-name="T4"> </text:span><text:span text:style-name="T18">עולות</text:span><text:span text:style-name="T4"> </text:span><text:span text:style-name="T18">ראיותיהן</text:span><text:span text:style-name="T4"> </text:span><text:span text:style-name="T18">על</text:span><text:span text:style-name="T4"> </text:span><text:span text:style-name="T18">ידי</text:span><text:span text:style-name="T4"> </text:span><text:span text:style-name="T18">שליח)</text:span>';</text:p>
      <text:p text:style-name="P4">בשלמא<text:span text:style-name="T1"> </text:span>טמא, דכתיב<text:span text:style-name="T1"> </text:span><text:span text:style-name="T19">(דברים</text:span><text:span text:style-name="T3"> </text:span><text:span text:style-name="T19">יב,ה-ו)</text:span><text:span text:style-name="T22"> </text:span><text:span text:style-name="T24">[כי</text:span><text:span text:style-name="T4"> </text:span><text:span text:style-name="T24">אם</text:span><text:span text:style-name="T4"> </text:span><text:span text:style-name="T24">אל</text:span><text:span text:style-name="T4"> </text:span><text:span text:style-name="T24">המקום</text:span><text:span text:style-name="T4"> </text:span><text:span text:style-name="T24">אשר</text:span><text:span text:style-name="T4"> </text:span><text:span text:style-name="T24">יבחר</text:span><text:span text:style-name="T4"> </text:span><text:span text:style-name="T24">ה' אלקיכם</text:span><text:span text:style-name="T4"> </text:span><text:span text:style-name="T24">מכל</text:span><text:span text:style-name="T4"> </text:span><text:span text:style-name="T24">שבטיכם</text:span><text:span text:style-name="T4"> </text:span><text:span text:style-name="T24">לשום</text:span><text:span text:style-name="T4"> </text:span><text:span text:style-name="T24">את</text:span><text:span text:style-name="T4"> </text:span><text:span text:style-name="T24">שמו</text:span><text:span text:style-name="T4"> </text:span><text:span text:style-name="T24">שם</text:span><text:span text:style-name="T4"> </text:span><text:span text:style-name="T24">לשכנו</text:span><text:span text:style-name="T4"> </text:span><text:span text:style-name="T24">תדרשו]</text:span><text:span text:style-name="T22"> ובאת</text:span><text:span text:style-name="T1"> </text:span><text:span text:style-name="T22">שמה</text:span><text:span text:style-name="T1"> </text:span><text:span text:style-name="T19">[פסוק</text:span><text:span text:style-name="T3"> </text:span><text:span text:style-name="T19">ו]</text:span><text:span text:style-name="T22"> והבאתם</text:span><text:span text:style-name="T1"> </text:span><text:span text:style-name="T22">שמה</text:span><text:span text:style-name="T1"> </text:span><text:span text:style-name="T24">[עלתיכם</text:span><text:span text:style-name="T4"> </text:span><text:span text:style-name="T24">וזבחיכם</text:span><text:span text:style-name="T4"> </text:span><text:span text:style-name="T24">ואת</text:span><text:span text:style-name="T4"> </text:span><text:span text:style-name="T24">מעשרתיכם</text:span><text:span text:style-name="T4"> </text:span><text:span text:style-name="T24">ואת</text:span><text:span text:style-name="T4"> </text:span><text:span text:style-name="T24">תרומת</text:span><text:span text:style-name="T4"> </text:span><text:span text:style-name="T24">ידכם</text:span><text:span text:style-name="T4"> </text:span><text:span text:style-name="T24">ונדריכם</text:span><text:span text:style-name="T4"> </text:span><text:span text:style-name="T24">ונדבתיכם</text:span><text:span text:style-name="T4"> </text:span><text:span text:style-name="T24">ובכרת</text:span><text:span text:style-name="T4"> </text:span><text:span text:style-name="T24">בקרכם</text:span><text:span text:style-name="T4"> </text:span><text:span text:style-name="T24">וצאנכם]</text:span>: כל<text:span text:style-name="T1"> </text:span>שישנו<text:span text:style-name="T1"> </text:span>בביאה<text:span text:style-name="T1"> </text:span>ישנו<text:span text:style-name="T1"> </text:span>בהבאה, וכל<text:span text:style-name="T1"> </text:span>שאינו<text:span text:style-name="T1"> </text:span>בביאה<text:span text:style-name="T1"> </text:span>אינו<text:span text:style-name="T1"> </text:span>בהבאה<text:span text:style-name="T1"> </text:span><text:span text:style-name="T18">(טמא</text:span><text:span text:style-name="T4"> </text:span><text:span text:style-name="T18">אינו</text:span><text:span text:style-name="T4"> </text:span><text:span text:style-name="T18">בביאה, שאינו</text:span><text:span text:style-name="T4"> </text:span><text:span text:style-name="T18">יכול</text:span><text:span text:style-name="T4"> </text:span><text:span text:style-name="T18">ליכנס</text:span><text:span text:style-name="T4"> </text:span><text:span text:style-name="T18">למקדש, דכתיב</text:span><text:span text:style-name="T4"> </text:span><text:span text:style-name="T24">את</text:span><text:span text:style-name="T4"> </text:span><text:span text:style-name="T24">משכן</text:span><text:span text:style-name="T4"> </text:span><text:span text:style-name="T24">ה' טמא</text:span><text:span text:style-name="T4"> </text:span><text:span text:style-name="T24">ונכרתה</text:span><text:span text:style-name="T4"> </text:span><text:span text:style-name="T19">(במדבר</text:span><text:span text:style-name="T3"> </text:span><text:span text:style-name="T19">יט,יג)</text:span><text:span text:style-name="T18">)</text:span>; אלא<text:span text:style-name="T1"> </text:span>ערל<text:span text:style-name="T1"> </text:span><text:span text:style-name="T18">(ישראל</text:span><text:span text:style-name="T4"> </text:span><text:span text:style-name="T18">שמתו</text:span><text:span text:style-name="T4"> </text:span><text:span text:style-name="T18">אחיו</text:span><text:span text:style-name="T4"> </text:span><text:span text:style-name="T18">מחמת</text:span><text:span text:style-name="T4"> </text:span><text:span text:style-name="T18">מילה)</text:span> מנלן?</text:p>
      <text:p text:style-name="P4">הא<text:span text:style-name="T1"> </text:span>מני? - רבי<text:span text:style-name="T1"> </text:span>עקיבא<text:span text:style-name="T1"> </text:span>היא, דמרבי<text:span text:style-name="T1"> </text:span>לערל<text:span text:style-name="T1"> </text:span>כטמא, דתניא<text:span text:style-name="T1"> </text:span><text:span text:style-name="T19">[ספרא</text:span><text:span text:style-name="T3"> </text:span><text:span text:style-name="T19">אמור</text:span><text:span text:style-name="T3"> </text:span><text:span text:style-name="T19">פרשתא</text:span><text:span text:style-name="T3"> </text:span><text:span text:style-name="T19">ד</text:span><text:span text:style-name="T3"> </text:span><text:span text:style-name="T19">פרק</text:span><text:span text:style-name="T3"> </text:span><text:span text:style-name="T19">ד</text:span><text:span text:style-name="T3"> </text:span><text:span text:style-name="T19">משנה</text:span><text:span text:style-name="T3"> </text:span><text:span text:style-name="T19">יח]</text:span>: '<text:span text:style-name="T26">רבי</text:span><text:span text:style-name="T27"> </text:span><text:span text:style-name="T26">עקיבא</text:span><text:span text:style-name="T27"> </text:span><text:span text:style-name="T26">אומר: </text:span><text:span text:style-name="T19">(ויקרא</text:span><text:span text:style-name="T3"> </text:span><text:span text:style-name="T19">כב,ד)</text:span> <text:span text:style-name="T26">'</text:span><text:span text:style-name="T30">איש</text:span><text:span text:style-name="T27"> </text:span><text:span text:style-name="T30">איש</text:span><text:span text:style-name="T27"> </text:span><text:span text:style-name="T24">[מזרע</text:span><text:span text:style-name="T4"> </text:span><text:span text:style-name="T24">אהרן</text:span><text:span text:style-name="T4"> </text:span><text:span text:style-name="T24">והוא</text:span><text:span text:style-name="T4"> </text:span><text:span text:style-name="T24">צרוע</text:span><text:span text:style-name="T4"> </text:span><text:span text:style-name="T24">או</text:span><text:span text:style-name="T4"> </text:span><text:span text:style-name="T24">זב</text:span><text:span text:style-name="T4"> </text:span><text:span text:style-name="T24">בקדשים</text:span><text:span text:style-name="T4"> </text:span><text:span text:style-name="T24">לא</text:span><text:span text:style-name="T4"> </text:span><text:span text:style-name="T24">יאכל</text:span><text:span text:style-name="T4"> </text:span><text:span text:style-name="T24">עד</text:span><text:span text:style-name="T4"> </text:span><text:span text:style-name="T24">אשר</text:span><text:span text:style-name="T4"> </text:span><text:span text:style-name="T24">יטהר</text:span><text:span text:style-name="T4"> </text:span><text:span text:style-name="T24">והנגע</text:span><text:span text:style-name="T4"> </text:span><text:span text:style-name="T24">בכל</text:span><text:span text:style-name="T4"> </text:span><text:span text:style-name="T24">טמא</text:span><text:span text:style-name="T4"> </text:span><text:span text:style-name="T24">נפש</text:span><text:span text:style-name="T4"> </text:span><text:span text:style-name="T24">או</text:span><text:span text:style-name="T4"> </text:span><text:span text:style-name="T24">איש</text:span><text:span text:style-name="T4"> </text:span><text:span text:style-name="T24">אשר</text:span><text:span text:style-name="T4"> </text:span><text:span text:style-name="T24">תצא</text:span><text:span text:style-name="T4"> </text:span><text:span text:style-name="T24">מממנו</text:span><text:span text:style-name="T4"> </text:span><text:span text:style-name="T24">שכבת</text:span><text:span text:style-name="T4"> </text:span><text:span text:style-name="T24">זרע]</text:span><text:span text:style-name="T26">'- לרבות</text:span><text:span text:style-name="T27"> </text:span><text:span text:style-name="T26">את</text:span><text:span text:style-name="T27"> </text:span><text:span text:style-name="T26">הערל</text:span><text:span text:style-name="T1"> </text:span><text:span text:style-name="T18">(שהוא</text:span><text:span text:style-name="T4"> </text:span><text:span text:style-name="T18">כטמא: שלא</text:span><text:span text:style-name="T4"> </text:span><text:span text:style-name="T18">יאכל</text:span><text:span text:style-name="T4"> </text:span><text:span text:style-name="T18">תרומה</text:span><text:span text:style-name="T4"> </text:span><text:span text:style-name="T18">אם</text:span><text:span text:style-name="T4"> </text:span><text:span text:style-name="T18">כהן</text:span><text:span text:style-name="T4"> </text:span><text:span text:style-name="T18">הוא)</text:span>'.</text:p>
      <text:p text:style-name="P4"/>
      <text:p text:style-name="P4">תנו<text:span text:style-name="T1"> </text:span>רבנן<text:span text:style-name="T1"> </text:span><text:span text:style-name="T19">[תוספתא</text:span><text:span text:style-name="T3"> </text:span><text:span text:style-name="T19">חגיגה</text:span><text:span text:style-name="T3"> </text:span><text:span text:style-name="T19">פ"א</text:span><text:span text:style-name="T3"> </text:span><text:span text:style-name="T19">מ"א-ב]</text:span>: '<text:span text:style-name="T35">טמא</text:span><text:span text:style-name="T6"> </text:span><text:span text:style-name="T35">פטור</text:span><text:span text:style-name="T6"> </text:span><text:span text:style-name="T35">מן</text:span><text:span text:style-name="T6"> </text:span><text:span text:style-name="T35">הראייה, דכתיב</text:span><text:span text:style-name="T6"> </text:span><text:span text:style-name="T19">(דברים</text:span><text:span text:style-name="T3"> </text:span><text:span text:style-name="T19">יב,ה-ו)</text:span><text:span text:style-name="T25"> </text:span><text:span text:style-name="T24">[כי</text:span><text:span text:style-name="T4"> </text:span><text:span text:style-name="T24">אם</text:span><text:span text:style-name="T4"> </text:span><text:span text:style-name="T24">אל</text:span><text:span text:style-name="T4"> </text:span><text:span text:style-name="T24">המקום</text:span><text:span text:style-name="T4"> </text:span><text:span text:style-name="T24">אשר</text:span><text:span text:style-name="T4"> </text:span><text:span text:style-name="T24">יבחר</text:span><text:span text:style-name="T4"> </text:span><text:span text:style-name="T24">ה' אלקיכם</text:span><text:span text:style-name="T4"> </text:span><text:span text:style-name="T24">מכל</text:span><text:span text:style-name="T4"> </text:span><text:span text:style-name="T24">שבטיכם</text:span><text:span text:style-name="T4"> </text:span><text:span text:style-name="T24">לשום</text:span><text:span text:style-name="T4"> </text:span><text:span text:style-name="T24">את</text:span><text:span text:style-name="T4"> </text:span><text:span text:style-name="T24">שמו</text:span><text:span text:style-name="T4"> </text:span><text:span text:style-name="T24">שם</text:span><text:span text:style-name="T4"> </text:span><text:span text:style-name="T24">לשכנו</text:span><text:span text:style-name="T4"> </text:span><text:span text:style-name="T24">תדרשו]</text:span><text:span text:style-name="T25"> ובאת</text:span><text:span text:style-name="T6"> </text:span><text:span text:style-name="T25">שמה</text:span><text:span text:style-name="T6"> <text:s/></text:span><text:span text:style-name="T19">[פסוק</text:span><text:span text:style-name="T3"> </text:span><text:span text:style-name="T19">ו]</text:span><text:span text:style-name="T25"> <text:s/>והבאתם</text:span><text:span text:style-name="T6"> </text:span><text:span text:style-name="T25">שמה</text:span><text:span text:style-name="T6"> </text:span><text:span text:style-name="T24">[עלתיכם</text:span><text:span text:style-name="T4"> </text:span><text:span text:style-name="T24">וזבחיכם</text:span><text:span text:style-name="T4"> </text:span><text:span text:style-name="T24">ואת</text:span><text:span text:style-name="T4"> </text:span><text:span text:style-name="T24">מעשרתיכם</text:span><text:span text:style-name="T4"> </text:span><text:span text:style-name="T24">ואת</text:span><text:span text:style-name="T4"> </text:span><text:span text:style-name="T24">תרומת</text:span><text:span text:style-name="T4"> </text:span><text:span text:style-name="T24">ידכם</text:span><text:span text:style-name="T4"> </text:span><text:span text:style-name="T24">ונדריכם</text:span><text:span text:style-name="T4"> </text:span><text:span text:style-name="T24">ונדבתיכם</text:span><text:span text:style-name="T4"> </text:span><text:span text:style-name="T24">ובכרת</text:span><text:span text:style-name="T4"> </text:span><text:span text:style-name="T24">בקרכם</text:span><text:span text:style-name="T4"> </text:span><text:span text:style-name="T24">וצאנכם]</text:span><text:span text:style-name="T35">: כל</text:span><text:span text:style-name="T6"> </text:span><text:span text:style-name="T35">שישנו</text:span><text:span text:style-name="T6"> </text:span><text:span text:style-name="T35">בביאה</text:span><text:span text:style-name="T6"> </text:span><text:span text:style-name="T35">ישנו</text:span><text:span text:style-name="T6"> </text:span><text:span text:style-name="T35">בהבאה, וכל</text:span><text:span text:style-name="T6"> </text:span><text:span text:style-name="T35">שאינו</text:span><text:span text:style-name="T6"> </text:span><text:span text:style-name="T35">בביאה</text:span><text:span text:style-name="T6"> </text:span><text:span text:style-name="T35">אינו</text:span><text:span text:style-name="T6"> </text:span><text:span text:style-name="T35">בהבאה; רבי</text:span><text:span text:style-name="T6"> </text:span><text:span text:style-name="T35">יוחנן</text:span><text:span text:style-name="T6"> </text:span><text:span text:style-name="T35">בן</text:span><text:span text:style-name="T6"> </text:span><text:span text:style-name="T35">דהבאי</text:span><text:span text:style-name="T6"> </text:span><text:span text:style-name="T35">אומר</text:span><text:span text:style-name="T6"> </text:span><text:span text:style-name="T35">משום</text:span><text:span text:style-name="T6"> </text:span><text:span text:style-name="T35">רבי</text:span><text:span text:style-name="T6"> </text:span><text:span text:style-name="T35">יהודה: סומא</text:span><text:span text:style-name="T6"> </text:span><text:span text:style-name="T35">באחת</text:span><text:span text:style-name="T6"> </text:span><text:span text:style-name="T35">מעיניו</text:span><text:span text:style-name="T6"> </text:span><text:span text:style-name="T35">פטור</text:span><text:span text:style-name="T6"> </text:span><text:span text:style-name="T35">מן</text:span><text:span text:style-name="T6"> </text:span><text:span text:style-name="T35">הראייה, שנאמר</text:span><text:span text:style-name="T6"> </text:span><text:span text:style-name="T24">[</text:span><text:span text:style-name="T19">שמות</text:span><text:span text:style-name="T3"> </text:span><text:span text:style-name="T19">כג,יז:</text:span><text:span text:style-name="T24"> שלש</text:span><text:span text:style-name="T4"> </text:span><text:span text:style-name="T24">פעמים</text:span><text:span text:style-name="T4"> </text:span><text:span text:style-name="T24">בשנה</text:span><text:span text:style-name="T4"> </text:span><text:span text:style-name="T24">יראה</text:span><text:span text:style-name="T4"> </text:span><text:span text:style-name="T24">כל</text:span><text:span text:style-name="T4"> </text:span><text:span text:style-name="T24">זכורך</text:span><text:span text:style-name="T4"> </text:span><text:span text:style-name="T24">אל</text:span><text:span text:style-name="T4"> </text:span><text:span text:style-name="T24">פני</text:span><text:span text:style-name="T4"> </text:span><text:span text:style-name="T24">האדן</text:span><text:span text:style-name="T4"> </text:span><text:span text:style-name="T24">ה']</text:span><text:span text:style-name="T26"> '</text:span><text:span text:style-name="T30">יֵרָאֶה</text:span><text:span text:style-name="T26">' – יִרְאֶה</text:span><text:span text:style-name="T35">: כדרך</text:span><text:span text:style-name="T6"> </text:span><text:span text:style-name="T35">שבא</text:span><text:span text:style-name="T6"> </text:span><text:span text:style-name="T35">לראות</text:span><text:span text:style-name="T6"> </text:span><text:span text:style-name="T35">כך</text:span><text:span text:style-name="T6"> </text:span><text:span text:style-name="T35">בא</text:span><text:span text:style-name="T6"> </text:span><text:span text:style-name="T35">ליראות: מה</text:span><text:span text:style-name="T6"> </text:span><text:span text:style-name="T35">בא</text:span><text:span text:style-name="T6"> </text:span><text:span text:style-name="T35">לֵרָאוֹת</text:span><text:span text:style-name="T6"> </text:span><text:span text:style-name="T35">בשתי</text:span><text:span text:style-name="T6"> </text:span><text:span text:style-name="T35">עיניו</text:span><text:span text:style-name="T6"> </text:span><text:span text:style-name="T35">- אף</text:span><text:span text:style-name="T6"> </text:span><text:span text:style-name="T35">לִירְאוֹת</text:span><text:span text:style-name="T6"> </text:span><text:span text:style-name="T35">בשתי</text:span><text:span text:style-name="T6"> </text:span><text:span text:style-name="T35">עיניו</text:span>'. <text:s/></text:p>
      <text:p text:style-name="P6"/>
      <text:p text:style-name="P4">רב<text:span text:style-name="T1"> </text:span>הונא, כי<text:span text:style-name="T1"> </text:span>מטי<text:span text:style-name="T1"> </text:span>להאי<text:span text:style-name="T1"> </text:span>קרא: 'יראה<text:span text:style-name="T1"> </text:span>יראה' – בכי, אמר: עבד<text:span text:style-name="T1"> </text:span>שרבו<text:span text:style-name="T1"> </text:span>מצפה<text:span text:style-name="T1"> </text:span>לו<text:span text:style-name="T1"> </text:span>לראותו<text:span text:style-name="T1"> </text:span><text:span text:style-name="T18">(שהוא</text:span><text:span text:style-name="T4"> </text:span><text:span text:style-name="T18">חביב</text:span><text:span text:style-name="T4"> </text:span><text:span text:style-name="T18">לרבו</text:span><text:span text:style-name="T4"> </text:span><text:span text:style-name="T18">עד</text:span><text:span text:style-name="T4"> </text:span><text:span text:style-name="T18">שרבו</text:span><text:span text:style-name="T4"> </text:span><text:span text:style-name="T18">מצפה</text:span><text:span text:style-name="T4"> </text:span><text:span text:style-name="T18">ושואף</text:span><text:span text:style-name="T4"> </text:span><text:span text:style-name="T18">מתי</text:span><text:span text:style-name="T4"> </text:span><text:span text:style-name="T18">יראהו)</text:span> - יתרחק<text:span text:style-name="T1"> </text:span>ממנו<text:span text:style-name="T1"> </text:span><text:span text:style-name="T18">(איך</text:span><text:span text:style-name="T4"> </text:span><text:span text:style-name="T18">הגיע</text:span><text:span text:style-name="T4"> </text:span><text:span text:style-name="T18">יום</text:span><text:span text:style-name="T4"> </text:span><text:span text:style-name="T18">שנהפך</text:span><text:span text:style-name="T4"> </text:span><text:span text:style-name="T18">לו</text:span><text:span text:style-name="T4"> </text:span><text:span text:style-name="T18">לשונא, ורחקו, וצוה</text:span><text:span text:style-name="T4"> </text:span><text:span text:style-name="T18">שלא</text:span><text:span text:style-name="T4"> </text:span><text:span text:style-name="T18">יראהו)</text:span>, דכתיב<text:span text:style-name="T1"> </text:span><text:span text:style-name="T19">(ישעיהו</text:span><text:span text:style-name="T3"> </text:span><text:span text:style-name="T19">א,יב)</text:span><text:span text:style-name="T22"> כי</text:span><text:span text:style-name="T1"> </text:span><text:span text:style-name="T22">תבואו</text:span><text:span text:style-name="T1"> </text:span><text:span text:style-name="T22">לראות</text:span><text:span text:style-name="T1"> </text:span><text:span text:style-name="T22">פני</text:span><text:span text:style-name="T1"> </text:span><text:span text:style-name="T22">מי</text:span><text:span text:style-name="T1"> </text:span><text:span text:style-name="T22">בקש</text:span><text:span text:style-name="T1"> </text:span><text:span text:style-name="T22">זאת</text:span><text:span text:style-name="T1"> </text:span><text:span text:style-name="T22">מידכם</text:span><text:span text:style-name="T1"> </text:span><text:span text:style-name="T22">רמוס</text:span><text:span text:style-name="T1"> </text:span><text:span text:style-name="T22">חצרי</text:span>!</text:p>
      <text:p text:style-name="P6"/>
      <text:p text:style-name="P4">רב<text:span text:style-name="T1"> </text:span>הונא, כי<text:span text:style-name="T1"> </text:span>מטי<text:span text:style-name="T1"> </text:span>להאי<text:span text:style-name="T1"> </text:span>קרא<text:span text:style-name="T1"> – </text:span>בכי: <text:span text:style-name="T19">(דברים</text:span><text:span text:style-name="T3"> </text:span><text:span text:style-name="T19">כז,ז)</text:span><text:span text:style-name="T22"> וזבחת</text:span><text:span text:style-name="T1"> </text:span><text:span text:style-name="T22">שלמים</text:span><text:span text:style-name="T1"> </text:span><text:span text:style-name="T22">ואכלת</text:span><text:span text:style-name="T1"> </text:span><text:span text:style-name="T22">שם</text:span><text:span text:style-name="T1"> </text:span><text:span text:style-name="T24">[ושמחת</text:span><text:span text:style-name="T4"> </text:span><text:span text:style-name="T24">לפני</text:span><text:span text:style-name="T4"> </text:span><text:span text:style-name="T24">ה' אלקיך]</text:span>; עבד<text:span text:style-name="T1"> </text:span>שרבו<text:span text:style-name="T1"> </text:span>מצפה<text:span text:style-name="T1"> </text:span>לאכול<text:span text:style-name="T1"> </text:span>על<text:span text:style-name="T1"> </text:span>שלחנו<text:span text:style-name="T1"> </text:span>- יתרחק<text:span text:style-name="T1"> </text:span>ממנו, דכתיב<text:span text:style-name="T1"> </text:span><text:span text:style-name="T19">(ישעיהו</text:span><text:span text:style-name="T3"> </text:span><text:span text:style-name="T19">א,יא)</text:span><text:span text:style-name="T22"> למה</text:span><text:span text:style-name="T1"> </text:span><text:span text:style-name="T22">לי</text:span><text:span text:style-name="T1"> </text:span><text:span text:style-name="T22">רוב</text:span><text:span text:style-name="T1"> </text:span><text:span text:style-name="T22">זבחיכם</text:span><text:span text:style-name="T1"> </text:span><text:span text:style-name="T22">יאמר</text:span><text:span text:style-name="T1"> </text:span><text:span text:style-name="T22">ה' </text:span><text:span text:style-name="T24">[שבעתי</text:span><text:span text:style-name="T4"> </text:span><text:span text:style-name="T24">עלות</text:span><text:span text:style-name="T4"> </text:span><text:span text:style-name="T24">אילים</text:span><text:span text:style-name="T4"> </text:span><text:span text:style-name="T24">וחלב</text:span><text:span text:style-name="T4"> </text:span><text:span text:style-name="T24">מריאים</text:span><text:span text:style-name="T4"> </text:span><text:span text:style-name="T24">ודם</text:span><text:span text:style-name="T4"> </text:span><text:span text:style-name="T24">פרים</text:span><text:span text:style-name="T4"> </text:span><text:span text:style-name="T24">וכבשים</text:span><text:span text:style-name="T4"> </text:span><text:span text:style-name="T24">ועתודים</text:span><text:span text:style-name="T4"> </text:span><text:span text:style-name="T24">לא</text:span><text:span text:style-name="T4"> </text:span><text:span text:style-name="T24">חפצתי]</text:span>!</text:p>
      <text:p text:style-name="P6"/>
      <text:p text:style-name="P4">רבי<text:span text:style-name="T1"> </text:span>אלעזר, כי<text:span text:style-name="T1"> </text:span>מטי<text:span text:style-name="T1"> </text:span>להאי<text:span text:style-name="T1"> </text:span>קרא<text:span text:style-name="T1"> – </text:span>בכי: <text:span text:style-name="T19">(בראשית</text:span><text:span text:style-name="T3"> </text:span><text:span text:style-name="T19">מה,ג)</text:span><text:span text:style-name="T22"> </text:span><text:span text:style-name="T24">[ויאמר</text:span><text:span text:style-name="T4"> </text:span><text:span text:style-name="T24">יוסף</text:span><text:span text:style-name="T4"> </text:span><text:span text:style-name="T24">אל</text:span><text:span text:style-name="T4"> </text:span><text:span text:style-name="T24">אחיו</text:span><text:span text:style-name="T4"> </text:span><text:span text:style-name="T24">אני</text:span><text:span text:style-name="T4"> </text:span><text:span text:style-name="T24">יוסף</text:span><text:span text:style-name="T4"> </text:span><text:span text:style-name="T24">העוד</text:span><text:span text:style-name="T4"> </text:span><text:span text:style-name="T24">אבי</text:span><text:span text:style-name="T4"> </text:span><text:span text:style-name="T24">חי]</text:span><text:span text:style-name="T22"> ולא</text:span><text:span text:style-name="T1"> </text:span><text:span text:style-name="T22">יכלו</text:span><text:span text:style-name="T1"> </text:span><text:span text:style-name="T22">אחיו</text:span><text:span text:style-name="T1"> </text:span><text:span text:style-name="T22">לענות</text:span><text:span text:style-name="T1"> </text:span><text:span text:style-name="T22">אתו</text:span><text:span text:style-name="T1"> </text:span><text:span text:style-name="T22">כי</text:span><text:span text:style-name="T1"> </text:span><text:span text:style-name="T22">נבהלו</text:span><text:span text:style-name="T1"> </text:span><text:span text:style-name="T22">מפניו</text:span>; ומה<text:span text:style-name="T1"> </text:span>תוכחה<text:span text:style-name="T1"> </text:span><text:span text:style-name="T18">(שמוכיח</text:span><text:span text:style-name="T4"> </text:span><text:span text:style-name="T18">פשעו</text:span><text:span text:style-name="T4"> </text:span><text:span text:style-name="T18">בפניו)</text:span> של<text:span text:style-name="T1"> </text:span>בשר<text:span text:style-name="T1"> </text:span>ודם<text:span text:style-name="T1"> </text:span>כך, תוכחה<text:span text:style-name="T1"> </text:span>של<text:span text:style-name="T1"> </text:span>הקדוש<text:span text:style-name="T1"> </text:span>ברוך<text:span text:style-name="T1"> </text:span>הוא<text:span text:style-name="T1"> </text:span>על<text:span text:style-name="T1"> </text:span>אחת<text:span text:style-name="T1"> </text:span>כמה<text:span text:style-name="T1"> </text:span>וכמה!</text:p>
      <text:p text:style-name="P6"/>
      <text:p text:style-name="P4">רבי<text:span text:style-name="T1"> </text:span>אלעזר<text:span text:style-name="T1"> </text:span>כי<text:span text:style-name="T1"> </text:span>מטי<text:span text:style-name="T1"> </text:span>להאי<text:span text:style-name="T1"> </text:span>קרא<text:span text:style-name="T1"> – </text:span>בכי: <text:span text:style-name="T19">(שמואל</text:span><text:span text:style-name="T3"> </text:span><text:span text:style-name="T19">א</text:span><text:span text:style-name="T3"> </text:span><text:span text:style-name="T19">כח,טו)</text:span><text:span text:style-name="T22"> ויאמר</text:span><text:span text:style-name="T1"> </text:span><text:span text:style-name="T22">שמואל</text:span><text:span text:style-name="T1"> </text:span><text:span text:style-name="T22">אל</text:span><text:span text:style-name="T1"> </text:span><text:span text:style-name="T22">שאול</text:span><text:span text:style-name="T1"> </text:span><text:span text:style-name="T22">למה</text:span><text:span text:style-name="T1"> </text:span><text:span text:style-name="T22">הרגזתני</text:span><text:span text:style-name="T1"> </text:span><text:span text:style-name="T22">להעלות</text:span><text:span text:style-name="T1"> </text:span><text:span text:style-name="T22">אותי</text:span><text:span text:style-name="T1"> </text:span><text:span text:style-name="T24">[ויאמר</text:span><text:span text:style-name="T4"> </text:span><text:span text:style-name="T24">שאול</text:span><text:span text:style-name="T4"> </text:span><text:span text:style-name="T24">צר</text:span><text:span text:style-name="T4"> </text:span><text:span text:style-name="T24">לי</text:span><text:span text:style-name="T4"> </text:span><text:span text:style-name="T24">מאד</text:span><text:span text:style-name="T4"> </text:span><text:span text:style-name="T24">ופלשתים</text:span><text:span text:style-name="T4"> </text:span><text:span text:style-name="T24">נלחמים</text:span><text:span text:style-name="T4"> </text:span><text:span text:style-name="T24">בי</text:span><text:span text:style-name="T4"> </text:span><text:span text:style-name="T24">ואלקים</text:span><text:span text:style-name="T4"> </text:span><text:span text:style-name="T24">סר</text:span><text:span text:style-name="T4"> </text:span><text:span text:style-name="T24">מעלי</text:span><text:span text:style-name="T4"> </text:span><text:span text:style-name="T24">ולא</text:span><text:span text:style-name="T4"> </text:span><text:span text:style-name="T24">ענני</text:span><text:span text:style-name="T4"> </text:span><text:span text:style-name="T24">עוד</text:span><text:span text:style-name="T4"> </text:span><text:span text:style-name="T24">גם</text:span><text:span text:style-name="T4"> </text:span><text:span text:style-name="T24">ביד</text:span><text:span text:style-name="T4"> </text:span><text:span text:style-name="T24">הנביאים</text:span><text:span text:style-name="T4"> </text:span><text:span text:style-name="T24">גם</text:span><text:span text:style-name="T4"> </text:span><text:span text:style-name="T24">בחלמות</text:span><text:span text:style-name="T4"> </text:span><text:span text:style-name="T24">ואקראה</text:span><text:span text:style-name="T4"> </text:span><text:span text:style-name="T24">לך</text:span><text:span text:style-name="T4"> </text:span><text:span text:style-name="T24">להודיעני</text:span><text:span text:style-name="T4"> </text:span><text:span text:style-name="T24">מה</text:span><text:span text:style-name="T4"> </text:span><text:span text:style-name="T24">אעשה]</text:span>; ומה<text:span text:style-name="T1"> </text:span>שמואל<text:span text:style-name="T1"> </text:span>הצדיק<text:span text:style-name="T1"> </text:span>היה<text:span text:style-name="T1"> </text:span>מתיירא<text:span text:style-name="T1"> </text:span>מן<text:span text:style-name="T1"> </text:span>הדין<text:span text:style-name="T1"> </text:span>- אנו<text:span text:style-name="T1"> </text:span>על<text:span text:style-name="T1"> </text:span>אחת<text:span text:style-name="T1"> </text:span>כמה<text:span text:style-name="T1"> </text:span>וכמה.</text:p>
      <text:p text:style-name="P4">שמואל<text:span text:style-name="T1"> </text:span>מאי<text:span text:style-name="T1"> </text:span>היא<text:span text:style-name="T1"> </text:span><text:span text:style-name="T18">(מנא</text:span><text:span text:style-name="T4"> </text:span><text:span text:style-name="T18">לן</text:span><text:span text:style-name="T4"> </text:span><text:span text:style-name="T18">דמתיירא)</text:span>?</text:p>
      <text:p text:style-name="P4"><text:soft-page-break/>דכתיב<text:span text:style-name="T1"> </text:span><text:span text:style-name="T19">(שמואל</text:span><text:span text:style-name="T3"> </text:span><text:span text:style-name="T19">א</text:span><text:span text:style-name="T3"> </text:span><text:span text:style-name="T19">כח,יג)</text:span><text:span text:style-name="T22"> </text:span><text:span text:style-name="T24">[ויאמר</text:span><text:span text:style-name="T4"> </text:span><text:span text:style-name="T24">לה</text:span><text:span text:style-name="T4"> </text:span><text:span text:style-name="T24">המלך</text:span><text:span text:style-name="T4"> </text:span><text:span text:style-name="T24">אל</text:span><text:span text:style-name="T4"> </text:span><text:span text:style-name="T24">תיראי</text:span><text:span text:style-name="T4"> </text:span><text:span text:style-name="T24">כי</text:span><text:span text:style-name="T4"> </text:span><text:span text:style-name="T24">מה</text:span><text:span text:style-name="T4"> </text:span><text:span text:style-name="T24">ראית]</text:span><text:span text:style-name="T22"> ותאמר</text:span><text:span text:style-name="T1"> </text:span><text:span text:style-name="T22">האשה</text:span><text:span text:style-name="T1"> </text:span><text:span text:style-name="T22">אל</text:span><text:span text:style-name="T1"> </text:span><text:span text:style-name="T22">שאול</text:span><text:span text:style-name="T1"> </text:span><text:span text:style-name="T22">אלהים</text:span><text:span text:style-name="T1"> </text:span><text:span text:style-name="T22">ראיתי</text:span><text:span text:style-name="T1"> </text:span><text:span text:style-name="T22">עולים</text:span><text:span text:style-name="T1"> </text:span><text:span text:style-name="T24">[מן</text:span><text:span text:style-name="T4"> </text:span><text:span text:style-name="T24">הארץ]</text:span> 'עולים' - תרי<text:span text:style-name="T1"> </text:span>משמע: חד<text:span text:style-name="T1"> </text:span>שמואל, ואידך? - דאזל<text:span text:style-name="T1"> </text:span>שמואל<text:span text:style-name="T1"> </text:span>ואתייה<text:span text:style-name="T1"> </text:span>למשה<text:span text:style-name="T1"> </text:span>בהדיה, אמר<text:span text:style-name="T1"> </text:span>ליה: דלמא<text:span text:style-name="T1"> </text:span>חס<text:span text:style-name="T1"> </text:span>ושלום<text:span text:style-name="T1"> </text:span>לדינא<text:span text:style-name="T1"> </text:span>מתבעינא<text:span text:style-name="T1"> </text:span>- קום<text:span text:style-name="T1"> </text:span>בהדאי, דליכא<text:span text:style-name="T1"> </text:span>מילתא<text:span text:style-name="T1"> </text:span>דכתבת<text:span text:style-name="T1"> </text:span>באורייתא<text:span text:style-name="T1"> </text:span>דלא<text:span text:style-name="T1"> </text:span>קיימתיה. </text:p>
      <text:p text:style-name="P6"/>
      <text:p text:style-name="P4">רבי<text:span text:style-name="T1"> </text:span>אמי, כי<text:span text:style-name="T1"> </text:span>מטי<text:span text:style-name="T1"> </text:span>להאי<text:span text:style-name="T1"> </text:span>קרא<text:span text:style-name="T1"> – </text:span>בכי: <text:span text:style-name="T19">(איכה</text:span><text:span text:style-name="T3"> </text:span><text:span text:style-name="T19">ג,כט)</text:span><text:span text:style-name="T22"> יתן</text:span><text:span text:style-name="T1"> </text:span><text:span text:style-name="T22">בעפר</text:span><text:span text:style-name="T1"> </text:span><text:span text:style-name="T22">פיהו</text:span><text:span text:style-name="T1"> </text:span><text:span text:style-name="T22">אולי</text:span><text:span text:style-name="T1"> </text:span><text:span text:style-name="T22">יש</text:span><text:span text:style-name="T1"> </text:span><text:span text:style-name="T22">תקוה</text:span>, אמר: כולי<text:span text:style-name="T1"> </text:span>האי<text:span text:style-name="T1"> </text:span>ו'<text:span text:style-name="T22">אולי</text:span>' <text:span text:style-name="T18">(כל</text:span><text:span text:style-name="T4"> </text:span><text:span text:style-name="T18">היסורין</text:span><text:span text:style-name="T4"> </text:span><text:span text:style-name="T18">הללו</text:span><text:span text:style-name="T4"> </text:span><text:span text:style-name="T18">יקבל, ועודנו</text:span><text:span text:style-name="T4"> </text:span><text:span text:style-name="T18">בספק</text:span><text:span text:style-name="T4"> </text:span><text:span text:style-name="T18">אם</text:span><text:span text:style-name="T4"> </text:span><text:span text:style-name="T18">תהיה</text:span><text:span text:style-name="T4"> </text:span><text:span text:style-name="T18">לו</text:span><text:span text:style-name="T4"> </text:span><text:span text:style-name="T18">תקוה)</text:span>?</text:p>
      <text:p text:style-name="P6"/>
      <text:p text:style-name="P4">רבי<text:span text:style-name="T1"> </text:span>אמי, כי<text:span text:style-name="T1"> </text:span>מטי<text:span text:style-name="T1"> </text:span>להאי<text:span text:style-name="T1"> </text:span>קרא<text:span text:style-name="T1"> – </text:span>בכי: <text:span text:style-name="T19">(צפניה</text:span><text:span text:style-name="T3"> </text:span><text:span text:style-name="T19">ב,ג)</text:span><text:span text:style-name="T22"> </text:span><text:span text:style-name="T24">[בקשו</text:span><text:span text:style-name="T4"> </text:span><text:span text:style-name="T24">את</text:span><text:span text:style-name="T4"> </text:span><text:span text:style-name="T24">ה' כל</text:span><text:span text:style-name="T4"> </text:span><text:span text:style-name="T24">ענוי</text:span><text:span text:style-name="T4"> </text:span><text:span text:style-name="T24">הארץ</text:span><text:span text:style-name="T4"> </text:span><text:span text:style-name="T24">אשר</text:span><text:span text:style-name="T4"> </text:span><text:span text:style-name="T24">משפטו</text:span><text:span text:style-name="T4"> </text:span><text:span text:style-name="T24">פעלו]</text:span><text:span text:style-name="T22"> בקשו</text:span><text:span text:style-name="T1"> </text:span><text:span text:style-name="T22">צדק</text:span><text:span text:style-name="T1"> </text:span><text:span text:style-name="T22">בקשו</text:span><text:span text:style-name="T1"> </text:span><text:span text:style-name="T22">ענוה</text:span><text:span text:style-name="T1"> </text:span><text:span text:style-name="T22">אולי</text:span><text:span text:style-name="T1"> </text:span><text:span text:style-name="T22">תסתרו</text:span><text:span text:style-name="T1"> </text:span><text:span text:style-name="T22">ביום</text:span><text:span text:style-name="T1"> </text:span><text:span text:style-name="T22">אף</text:span><text:span text:style-name="T1"> </text:span><text:span text:style-name="T22">ה'</text:span>, אמר: כולי<text:span text:style-name="T1"> </text:span>האי<text:span text:style-name="T1"> </text:span>ו'<text:span text:style-name="T22">אולי</text:span>'?</text:p>
      <text:p text:style-name="P6"/>
      <text:p text:style-name="P4">רבי<text:span text:style-name="T1"> </text:span>אסי, כי<text:span text:style-name="T1"> </text:span>מטי<text:span text:style-name="T1"> </text:span>להאי<text:span text:style-name="T1"> </text:span>קרא<text:span text:style-name="T1"> – </text:span>בכי: <text:span text:style-name="T19">(עמוס</text:span><text:span text:style-name="T3"> </text:span><text:span text:style-name="T19">ה,טו)</text:span><text:span text:style-name="T22"> שנאו</text:span><text:span text:style-name="T1"> </text:span><text:span text:style-name="T22">רע</text:span><text:span text:style-name="T1"> </text:span><text:span text:style-name="T22">ואהבו</text:span><text:span text:style-name="T1"> </text:span><text:span text:style-name="T22">טוב</text:span><text:span text:style-name="T1"> </text:span><text:span text:style-name="T22">והציגו</text:span><text:span text:style-name="T1"> </text:span><text:span text:style-name="T22">בשער</text:span><text:span text:style-name="T1"> </text:span><text:span text:style-name="T22">משפט</text:span><text:span text:style-name="T1"> </text:span><text:span text:style-name="T22">אולי</text:span><text:span text:style-name="T1"> </text:span><text:span text:style-name="T22">יחנן</text:span><text:span text:style-name="T1"> </text:span><text:span text:style-name="T22">ה' צבאות</text:span><text:span text:style-name="T1"> </text:span><text:span text:style-name="T24">[שארית</text:span><text:span text:style-name="T4"> </text:span><text:span text:style-name="T24">יוסף]</text:span>; כולי<text:span text:style-name="T1"> </text:span>האי<text:span text:style-name="T1"> </text:span>ו'<text:span text:style-name="T22">אולי</text:span>'?</text:p>
      <text:p text:style-name="P12"><text:s/></text:p>
      <text:p text:style-name="P4">רב<text:span text:style-name="T1"> </text:span>יוסף, כי<text:span text:style-name="T1"> </text:span>מטי<text:span text:style-name="T1"> </text:span>להאי<text:span text:style-name="T1"> </text:span>קרא<text:span text:style-name="T1"> – </text:span>בכי: <text:span text:style-name="T19">(משלי</text:span><text:span text:style-name="T3"> </text:span><text:span text:style-name="T19">יג,כג)</text:span><text:span text:style-name="T22"> </text:span><text:span text:style-name="T24">[רב</text:span><text:span text:style-name="T4"> </text:span><text:span text:style-name="T24">אכל</text:span><text:span text:style-name="T4"> </text:span><text:span text:style-name="T24">ניר</text:span><text:span text:style-name="T4"> </text:span><text:span text:style-name="T24">ראשים]</text:span><text:span text:style-name="T22"> ויש</text:span><text:span text:style-name="T1"> </text:span><text:span text:style-name="T22">נספה</text:span><text:span text:style-name="T1"> </text:span><text:span text:style-name="T22">בלא</text:span><text:span text:style-name="T1"> </text:span><text:span text:style-name="T22">משפט</text:span><text:span text:style-name="T1"> </text:span><text:span text:style-name="T18">(יש</text:span><text:span text:style-name="T4"> </text:span><text:span text:style-name="T18">כלה</text:span><text:span text:style-name="T4"> </text:span><text:span text:style-name="T18">ואין</text:span><text:span text:style-name="T4"> </text:span><text:span text:style-name="T18">עון</text:span><text:span text:style-name="T4"> </text:span><text:span text:style-name="T18">בידו</text:span><text:span text:style-name="T4"> </text:span><text:span text:style-name="T18">ולא</text:span><text:span text:style-name="T4"> </text:span><text:span text:style-name="T18">היה</text:span><text:span text:style-name="T4"> </text:span><text:span text:style-name="T18">משפט</text:span><text:span text:style-name="T4"> </text:span><text:span text:style-name="T18">לספות)</text:span>. </text:p>
      <text:p text:style-name="P4"><text:span text:style-name="T66">אמר:</text:span><text:span text:style-name="T21"> </text:span>מי<text:span text:style-name="T1"> </text:span>איכא<text:span text:style-name="T1"> </text:span>דאזיל<text:span text:style-name="T1"> </text:span>בלא<text:span text:style-name="T1"> </text:span>זמניה? <text:span text:style-name="T18">(ומי</text:span><text:span text:style-name="T4"> </text:span><text:span text:style-name="T18">איכא</text:span><text:span text:style-name="T4"> </text:span><text:span text:style-name="T18">דאזיל</text:span><text:span text:style-name="T4"> </text:span><text:span text:style-name="T18">כו'. הש"ס</text:span><text:span text:style-name="T4"> </text:span><text:span text:style-name="T18">קא</text:span><text:span text:style-name="T4"> </text:span><text:span text:style-name="T18">בעי</text:span><text:span text:style-name="T4"> </text:span><text:span text:style-name="T18">לה</text:span><text:span text:style-name="T4"> </text:span><text:span text:style-name="T42">[רש"י</text:span><text:span text:style-name="T47"> </text:span><text:span text:style-name="T42">לא</text:span><text:span text:style-name="T47"> </text:span><text:span text:style-name="T42">גרס</text:span><text:span text:style-name="T47"> </text:span><text:span text:style-name="T42">'אמר']</text:span><text:span text:style-name="T18">)</text:span> </text:p>
      <text:p text:style-name="P4">אִין, כי<text:span text:style-name="T1"> </text:span>הא: דרב<text:span text:style-name="T1"> </text:span>ביבי<text:span text:style-name="T1"> </text:span>בר<text:span text:style-name="T1"> </text:span>אביי<text:span text:style-name="T1"> </text:span>הוה<text:span text:style-name="T1"> </text:span>שכיח<text:span text:style-name="T1"> </text:span>גביה<text:span text:style-name="T1"> </text:span>מלאך<text:span text:style-name="T1"> </text:span>המות, אמר<text:span text:style-name="T1"> </text:span>ליה<text:span text:style-name="T1"> </text:span><text:span text:style-name="T18">(מלאך)</text:span> לשלוחיה<text:span text:style-name="T1"> </text:span><text:span text:style-name="T18">(לשלוחו)</text:span>: זיל<text:span text:style-name="T1"> </text:span>אייתי<text:span text:style-name="T1"> </text:span>לי<text:span text:style-name="T1"> </text:span>מרים<text:span text:style-name="T1"> </text:span>מגדלא<text:span text:style-name="T1"> </text:span>שיער<text:span text:style-name="T1"> </text:span>נשייא<text:span text:style-name="T1"> </text:span><text:span text:style-name="T18">(הרוג</text:span><text:span text:style-name="T4"> </text:span><text:span text:style-name="T18">את</text:span><text:span text:style-name="T4"> </text:span><text:span text:style-name="T18">מרים</text:span><text:span text:style-name="T4"> </text:span><text:span text:style-name="T18">המקלעת</text:span><text:span text:style-name="T4"> </text:span><text:span text:style-name="T18">שיער</text:span><text:span text:style-name="T4"> </text:span><text:span text:style-name="T18">הנשים)</text:span>.</text:p>
      <text:p text:style-name="P4">אזל<text:span text:style-name="T1"> </text:span>אייתי<text:span text:style-name="T1"> </text:span>ליה<text:span text:style-name="T1"> </text:span>מרים<text:span text:style-name="T1"> </text:span>מגדלא<text:span text:style-name="T1"> </text:span>דרדקי; אמר<text:span text:style-name="T1"> </text:span>ליה: אנא<text:span text:style-name="T1"> – </text:span>'מרים<text:span text:style-name="T1"> </text:span>מגדלא<text:span text:style-name="T1"> </text:span>שיער<text:span text:style-name="T1"> </text:span>נשייא' אמרי<text:span text:style-name="T1"> </text:span>לך!</text:p>
      <text:p text:style-name="P4">אמר<text:span text:style-name="T1"> </text:span>ליה: אי<text:span text:style-name="T1"> </text:span>הכי<text:span text:style-name="T1"> – </text:span>אהדרהּ! </text:p>
      <text:p text:style-name="P4">אמר<text:span text:style-name="T1"> </text:span>ליה: הואיל<text:span text:style-name="T1"> </text:span>ואייתיתה<text:span text:style-name="T1"> </text:span>- ליהוי<text:span text:style-name="T1"> </text:span>למניינא.</text:p>
      <text:p text:style-name="P4">אלא<text:span text:style-name="T1"> </text:span>היכי<text:span text:style-name="T1"> </text:span>יכלת<text:span text:style-name="T1"> </text:span>לה<text:span text:style-name="T1"> </text:span><text:span text:style-name="T18">(מאחר</text:span><text:span text:style-name="T4"> </text:span><text:span text:style-name="T18">שלא</text:span><text:span text:style-name="T4"> </text:span><text:span text:style-name="T18">הגיע</text:span><text:span text:style-name="T4"> </text:span><text:span text:style-name="T18">זמנה)</text:span>? </text:p>
      <text:p text:style-name="P4">הות<text:span text:style-name="T1"> </text:span>נקיטא<text:span text:style-name="T1"> </text:span>מתארא<text:span text:style-name="T1"> </text:span>בידה<text:span text:style-name="T1"> </text:span><text:span text:style-name="T18">(היתה</text:span><text:span text:style-name="T4"> </text:span><text:span text:style-name="T18">אוחזת</text:span><text:span text:style-name="T4"> </text:span><text:span text:style-name="T18">בידה</text:span><text:span text:style-name="T4"> </text:span><text:span text:style-name="T18">האוד</text:span><text:span text:style-name="T4"> </text:span><text:span text:style-name="T18">של</text:span><text:span text:style-name="T4"> </text:span><text:span text:style-name="T18">תנור, שקורין</text:span><text:span text:style-name="T4"> </text:span><text:span text:style-name="T18">פרגו"ן</text:span><text:span text:style-name="T4"> </text:span><text:span text:style-name="T42">[שפוד, או</text:span><text:span text:style-name="T47"> </text:span><text:span text:style-name="T42">יעה, לחתות</text:span><text:span text:style-name="T47"> </text:span><text:span text:style-name="T42">בו]</text:span><text:span text:style-name="T18">)</text:span> והות<text:span text:style-name="T1"> </text:span>קא<text:span text:style-name="T1"> </text:span>שגרא</text:p>
      <text:p text:style-name="P4"/>
      <text:p text:style-name="P4">(חגיגה<text:span text:style-name="T1"> </text:span>ה,א)</text:p>
      <text:p text:style-name="P4">ומחריא<text:span text:style-name="T1"> </text:span>תנורא<text:span text:style-name="T1"> </text:span><text:span text:style-name="T18">(מכבדת</text:span><text:span text:style-name="T4"> </text:span><text:span text:style-name="T18">את</text:span><text:span text:style-name="T4"> </text:span><text:span text:style-name="T18">התנור)</text:span>, שקלתא<text:span text:style-name="T1"> </text:span>ואנחתא<text:span text:style-name="T1"> </text:span>אגבה<text:span text:style-name="T1"> </text:span>דכרעה<text:span text:style-name="T1"> </text:span><text:span text:style-name="T18">(הושיבתו</text:span><text:span text:style-name="T4"> </text:span><text:span text:style-name="T18">על</text:span><text:span text:style-name="T4"> </text:span><text:span text:style-name="T18">גב</text:span><text:span text:style-name="T4"> </text:span><text:span text:style-name="T18">רגלה)</text:span>, קדחא<text:span text:style-name="T1"> </text:span><text:span text:style-name="T18">(ונכוֵת)</text:span> ואיתרע<text:span text:style-name="T1"> </text:span>מזלה<text:span text:style-name="T1"> </text:span><text:span text:style-name="T18">(והורע</text:span><text:span text:style-name="T4"> </text:span><text:span text:style-name="T18">מזלה)</text:span> ואייתיתה. </text:p>
      <text:p text:style-name="P4">אמר<text:span text:style-name="T1"> </text:span>ליה<text:span text:style-name="T1"> </text:span>רב<text:span text:style-name="T1"> </text:span>ביבי<text:span text:style-name="T1"> </text:span>בר<text:span text:style-name="T1"> </text:span>אביי: אית<text:span text:style-name="T1"> </text:span>לכו<text:span text:style-name="T1"> </text:span>רשותא<text:span text:style-name="T1"> </text:span>למיעבד<text:span text:style-name="T1"> </text:span>הכי?</text:p>
      <text:p text:style-name="P4">אמר<text:span text:style-name="T1"> </text:span>ליה: ולא<text:span text:style-name="T1"> </text:span>כתיב<text:span text:style-name="T1"> </text:span>'<text:span text:style-name="T22">ויש</text:span><text:span text:style-name="T1"> </text:span><text:span text:style-name="T22">נספה</text:span><text:span text:style-name="T1"> </text:span><text:span text:style-name="T22">בלא</text:span><text:span text:style-name="T1"> </text:span><text:span text:style-name="T22">משפט</text:span>'?</text:p>
      <text:p text:style-name="P4">אמר<text:span text:style-name="T1"> </text:span>ליה: והכתיב<text:span text:style-name="T1"> </text:span><text:span text:style-name="T19">(קהלת</text:span><text:span text:style-name="T3"> </text:span><text:span text:style-name="T19">א,ד)</text:span><text:span text:style-name="T22"> דור</text:span><text:span text:style-name="T1"> </text:span><text:span text:style-name="T22">הולך</text:span><text:span text:style-name="T1"> </text:span><text:span text:style-name="T22">ודור</text:span><text:span text:style-name="T1"> </text:span><text:span text:style-name="T22">בא</text:span><text:span text:style-name="T1"> </text:span><text:span text:style-name="T24">[והארץ</text:span><text:span text:style-name="T4"> </text:span><text:span text:style-name="T24">לעולם</text:span><text:span text:style-name="T4"> </text:span><text:span text:style-name="T24">עמדת]</text:span>!</text:p>
      <text:p text:style-name="P4">אמר: דרעינא<text:span text:style-name="T1"> </text:span>להו<text:span text:style-name="T1"> </text:span>אנא<text:span text:style-name="T1"> </text:span><text:span text:style-name="T18">(איני</text:span><text:span text:style-name="T4"> </text:span><text:span text:style-name="T18">מוסרן</text:span><text:span text:style-name="T4"> </text:span><text:span text:style-name="T18">לשומר</text:span><text:span text:style-name="T4"> </text:span><text:span text:style-name="T18">המתים</text:span><text:span text:style-name="T4"> </text:span><text:span text:style-name="T18">ששמו</text:span><text:span text:style-name="T4"> </text:span><text:span text:style-name="T18">'דומה', אלא</text:span><text:span text:style-name="T4"> </text:span><text:span text:style-name="T18">מתגלגלין</text:span><text:span text:style-name="T4"> </text:span><text:span text:style-name="T18">עמי</text:span><text:span text:style-name="T4"> </text:span><text:span text:style-name="T18">ושטין</text:span><text:span text:style-name="T4"> </text:span><text:span text:style-name="T18">בעולם)</text:span> עד<text:span text:style-name="T1"> </text:span>דמלו<text:span text:style-name="T1"> </text:span>להו<text:span text:style-name="T1"> </text:span>לדרא<text:span text:style-name="T1"> </text:span><text:span text:style-name="T18">(עד</text:span><text:span text:style-name="T4"> </text:span><text:span text:style-name="T18">שיתמלאו</text:span><text:span text:style-name="T4"> </text:span><text:span text:style-name="T18">שנותיו, והוא</text:span><text:span text:style-name="T4"> </text:span><text:span text:style-name="T18">קרוי</text:span><text:span text:style-name="T4"> </text:span><text:span text:style-name="T18">'דור')</text:span> והדר<text:span text:style-name="T1"> </text:span>משלימנא<text:span text:style-name="T1"> </text:span>ליה<text:span text:style-name="T1"> </text:span>לדומה. </text:p>
      <text:p text:style-name="P4">אמר<text:span text:style-name="T1"> </text:span>ליה: סוף<text:span text:style-name="T1"> </text:span>סוף<text:span text:style-name="T1"> </text:span>שניה<text:span text:style-name="T1"> </text:span>מאי<text:span text:style-name="T1"> </text:span>עבדת?</text:p>
      <text:p text:style-name="P4">אמר: אי<text:span text:style-name="T1"> </text:span>איכא<text:span text:style-name="T1"> </text:span>צורבא<text:span text:style-name="T1"> </text:span>מרבנן<text:span text:style-name="T1"> </text:span>דמעביר<text:span text:style-name="T1"> </text:span>במיליה<text:span text:style-name="T1"> </text:span><text:span text:style-name="T18">(מעביר</text:span><text:span text:style-name="T4"> </text:span><text:span text:style-name="T18">על</text:span><text:span text:style-name="T4"> </text:span><text:span text:style-name="T18">מדותיו)</text:span> - מוסיפנא<text:span text:style-name="T1"> </text:span>להו<text:span text:style-name="T1"> </text:span>ליה, והויא<text:span text:style-name="T1"> </text:span>חלופיה. </text:p>
      <text:p text:style-name="P6"/>
      <text:p text:style-name="P4">רבי<text:span text:style-name="T1"> </text:span>יוחנן, כי<text:span text:style-name="T1"> </text:span>מטי<text:span text:style-name="T1"> </text:span>להאי<text:span text:style-name="T1"> </text:span>קרא<text:span text:style-name="T1"> – </text:span>בכי: <text:span text:style-name="T19">(איוב</text:span><text:span text:style-name="T3"> </text:span><text:span text:style-name="T19">ב,ג)</text:span><text:span text:style-name="T22"> </text:span><text:span text:style-name="T24">[ויאמר</text:span><text:span text:style-name="T4"> </text:span><text:span text:style-name="T24">ה' אל</text:span><text:span text:style-name="T4"> </text:span><text:span text:style-name="T24">השטן</text:span><text:span text:style-name="T4"> </text:span><text:span text:style-name="T24">השמת</text:span><text:span text:style-name="T4"> </text:span><text:span text:style-name="T24">לבך</text:span><text:span text:style-name="T4"> </text:span><text:span text:style-name="T24">אל</text:span><text:span text:style-name="T4"> </text:span><text:span text:style-name="T24">עבדי</text:span><text:span text:style-name="T4"> </text:span><text:span text:style-name="T24">איוב</text:span><text:span text:style-name="T4"> </text:span><text:span text:style-name="T24">כי</text:span><text:span text:style-name="T4"> </text:span><text:span text:style-name="T24">אין</text:span><text:span text:style-name="T4"> </text:span><text:span text:style-name="T24">כמהו</text:span><text:span text:style-name="T4"> </text:span><text:span text:style-name="T24">בארץ</text:span><text:span text:style-name="T4"> </text:span><text:span text:style-name="T24">איש</text:span><text:span text:style-name="T4"> </text:span><text:span text:style-name="T24">תם</text:span><text:span text:style-name="T4"> </text:span><text:span text:style-name="T24">וישר</text:span><text:span text:style-name="T4"> </text:span><text:span text:style-name="T24">ירא</text:span><text:span text:style-name="T4"> </text:span><text:span text:style-name="T24">אלקים</text:span><text:span text:style-name="T4"> </text:span><text:span text:style-name="T24">וסר</text:span><text:span text:style-name="T4"> </text:span><text:span text:style-name="T24">מרע</text:span><text:span text:style-name="T4"> </text:span><text:span text:style-name="T24">ועדנו</text:span><text:span text:style-name="T4"> </text:span><text:span text:style-name="T24">מחזיק</text:span><text:span text:style-name="T4"> </text:span><text:span text:style-name="T24">בתמתו]</text:span><text:span text:style-name="T22"> ותסיתני</text:span><text:span text:style-name="T1"> </text:span><text:span text:style-name="T22">בו</text:span><text:span text:style-name="T1"> </text:span><text:span text:style-name="T22">לבלעו</text:span><text:span text:style-name="T1"> </text:span><text:span text:style-name="T22">חנם</text:span>; עבד<text:span text:style-name="T1"> </text:span>שרבו<text:span text:style-name="T1"> </text:span>מסיתין<text:span text:style-name="T1"> </text:span>לו<text:span text:style-name="T1"> </text:span>וניסת, תקנה<text:span text:style-name="T1"> </text:span>יש<text:span text:style-name="T1"> </text:span>לו?</text:p>
      <text:p text:style-name="P6"/>
      <text:p text:style-name="P4">רבי<text:span text:style-name="T1"> </text:span>יוחנן, כי<text:span text:style-name="T1"> </text:span>מטי<text:span text:style-name="T1"> </text:span>להאי<text:span text:style-name="T1"> </text:span>קרא<text:span text:style-name="T1"> – </text:span>בכי: <text:span text:style-name="T19">(איוב</text:span><text:span text:style-name="T3"> </text:span><text:span text:style-name="T19">טו,טו)</text:span><text:span text:style-name="T22"> הן</text:span><text:span text:style-name="T1"> </text:span><text:span text:style-name="T22">בקדושיו</text:span><text:span text:style-name="T1"> </text:span><text:span text:style-name="T22">לא</text:span><text:span text:style-name="T1"> </text:span><text:span text:style-name="T22">יאמין</text:span><text:span text:style-name="T1"> </text:span><text:span text:style-name="T24">[ושמים</text:span><text:span text:style-name="T4"> </text:span><text:span text:style-name="T24">לא</text:span><text:span text:style-name="T4"> </text:span><text:span text:style-name="T24">זכו</text:span><text:span text:style-name="T4"> </text:span><text:span text:style-name="T24">בעיניו]</text:span> אי<text:span text:style-name="T1"> </text:span>בקדושיו<text:span text:style-name="T1"> </text:span>לא<text:span text:style-name="T1"> </text:span>יאמין<text:span text:style-name="T1"> </text:span>במאן<text:span text:style-name="T1"> </text:span>יאמין?</text:p>
      <text:p text:style-name="P4">יומא<text:span text:style-name="T1"> </text:span>חד<text:span text:style-name="T1"> </text:span>הוה<text:span text:style-name="T1"> </text:span>קא<text:span text:style-name="T1"> </text:span>אזיל<text:span text:style-name="T1"> </text:span>באורחא, חזייה<text:span text:style-name="T1"> </text:span>לההוא<text:span text:style-name="T1"> </text:span>גברא<text:span text:style-name="T1"> </text:span>דהוה<text:span text:style-name="T1"> </text:span>מנקיט<text:span text:style-name="T1"> </text:span>תאני, שביק<text:span text:style-name="T1"> </text:span>הנך<text:span text:style-name="T1"> </text:span>דמטו<text:span text:style-name="T1"> </text:span><text:span text:style-name="T18">(נתבשלו)</text:span> ושקיל<text:span text:style-name="T1"> </text:span>הנך<text:span text:style-name="T1"> </text:span>דלא<text:span text:style-name="T1"> </text:span>מטו. אמר<text:span text:style-name="T1"> </text:span>ליה: לאו<text:span text:style-name="T1"> </text:span>הני<text:span text:style-name="T1"> </text:span>מעלן<text:span text:style-name="T1"> </text:span>טפי?</text:p>
      <text:p text:style-name="P4">אמר<text:span text:style-name="T1"> </text:span>ליה: הני<text:span text:style-name="T1"> </text:span>לאורחא<text:span text:style-name="T1"> </text:span>בעינן<text:span text:style-name="T1"> </text:span>להו; הני<text:span text:style-name="T1"> </text:span>נטרן<text:span text:style-name="T1"> </text:span><text:span text:style-name="T18">(אותן</text:span><text:span text:style-name="T4"> </text:span><text:span text:style-name="T18">שלא</text:span><text:span text:style-name="T4"> </text:span><text:span text:style-name="T18">בישלו</text:span><text:span text:style-name="T4"> </text:span><text:span text:style-name="T18">כל</text:span><text:span text:style-name="T4"> </text:span><text:span text:style-name="T18">צורכן</text:span><text:span text:style-name="T4"> </text:span><text:span text:style-name="T18">אין</text:span><text:span text:style-name="T4"> </text:span><text:span text:style-name="T18">ממהרות</text:span><text:span text:style-name="T4"> </text:span><text:span text:style-name="T18">לירקב)</text:span> והני<text:span text:style-name="T1"> </text:span>לא<text:span text:style-name="T1"> </text:span>נטרן.</text:p>
      <text:p text:style-name="P4"><text:soft-page-break/>אמר: היינו<text:span text:style-name="T1"> </text:span>דכתיב<text:span text:style-name="T1"> </text:span>'<text:span text:style-name="T22">הן</text:span><text:span text:style-name="T1"> </text:span><text:span text:style-name="T22">בקדושיו</text:span><text:span text:style-name="T1"> </text:span><text:span text:style-name="T22">לא</text:span><text:span text:style-name="T1"> </text:span><text:span text:style-name="T22">יאמין</text:span>' <text:span text:style-name="T18">(הטובות</text:span><text:span text:style-name="T4"> </text:span><text:span text:style-name="T18">ירא</text:span><text:span text:style-name="T4"> </text:span><text:span text:style-name="T18">פן</text:span><text:span text:style-name="T4"> </text:span><text:span text:style-name="T18">ירקבו</text:span><text:span text:style-name="T4"> </text:span><text:span text:style-name="T18">- אף</text:span><text:span text:style-name="T4"> </text:span><text:span text:style-name="T18">הבחורים</text:span><text:span text:style-name="T4"> </text:span><text:span text:style-name="T18">הצדיקים</text:span><text:span text:style-name="T4"> </text:span><text:span text:style-name="T18">נאחזין</text:span><text:span text:style-name="T4"> </text:span><text:span text:style-name="T18">למיתה</text:span><text:span text:style-name="T4"> </text:span><text:span text:style-name="T18">פן</text:span><text:span text:style-name="T4"> </text:span><text:span text:style-name="T18">יחטאו)</text:span>. </text:p>
      <text:p text:style-name="P4">איני! והא<text:span text:style-name="T1"> </text:span>ההוא<text:span text:style-name="T1"> </text:span>תלמידא<text:span text:style-name="T1"> </text:span>דהוה<text:span text:style-name="T1"> </text:span>בשיבבותיה<text:span text:style-name="T1"> </text:span>דרבי<text:span text:style-name="T1"> </text:span>אלכסנדרי, ושכיב<text:span text:style-name="T1"> </text:span>אדזוטר<text:span text:style-name="T1"> </text:span><text:span text:style-name="T18">(בעודו</text:span><text:span text:style-name="T4"> </text:span><text:span text:style-name="T18">בחור)</text:span>, ואמר: "אי<text:span text:style-name="T1"> </text:span>בעי<text:span text:style-name="T1"> </text:span><text:span text:style-name="T18">(להיות</text:span><text:span text:style-name="T4"> </text:span><text:span text:style-name="T18">הולך</text:span><text:span text:style-name="T4"> </text:span><text:span text:style-name="T18">בדרך</text:span><text:span text:style-name="T4"> </text:span><text:span text:style-name="T18">טובים)</text:span>, האי<text:span text:style-name="T1"> </text:span>מרבנן<text:span text:style-name="T1"> </text:span>הוה<text:span text:style-name="T1"> </text:span>חיי", ואם<text:span text:style-name="T1"> </text:span>איתא<text:span text:style-name="T1"> </text:span>- דלמא<text:span text:style-name="T1"> </text:span>מ'<text:span text:style-name="T22">הן</text:span><text:span text:style-name="T1"> </text:span><text:span text:style-name="T22">בקדושיו</text:span><text:span text:style-name="T1"> </text:span><text:span text:style-name="T22">לא</text:span><text:span text:style-name="T1"> </text:span><text:span text:style-name="T22">יאמין</text:span>' הוה?</text:p>
      <text:p text:style-name="P4">ההוא<text:span text:style-name="T1"> </text:span>- מבעט<text:span text:style-name="T1"> </text:span>ברבותיו<text:span text:style-name="T1"> </text:span>הוה<text:span text:style-name="T1"> </text:span><text:span text:style-name="T18">(רבי</text:span><text:span text:style-name="T4"> </text:span><text:span text:style-name="T18">אלכסנדרי</text:span><text:span text:style-name="T4"> </text:span><text:span text:style-name="T18">היה</text:span><text:span text:style-name="T4"> </text:span><text:span text:style-name="T18">מכיר</text:span><text:span text:style-name="T4"> </text:span><text:span text:style-name="T18">בו</text:span><text:span text:style-name="T4"> </text:span><text:span text:style-name="T18">שלא</text:span><text:span text:style-name="T4"> </text:span><text:span text:style-name="T18">היה</text:span><text:span text:style-name="T4"> </text:span><text:span text:style-name="T18">מן</text:span><text:span text:style-name="T4"> </text:span><text:span text:style-name="T18">הקדושים, וכתיב</text:span><text:span text:style-name="T4"> </text:span><text:span text:style-name="T24">וטוב</text:span><text:span text:style-name="T4"> </text:span><text:span text:style-name="T24">לא</text:span><text:span text:style-name="T4"> </text:span><text:span text:style-name="T24">יהיה</text:span><text:span text:style-name="T4"> </text:span><text:span text:style-name="T24">לרשע</text:span><text:span text:style-name="T4"> </text:span><text:span text:style-name="T24">ולא</text:span><text:span text:style-name="T4"> </text:span><text:span text:style-name="T24">יאריך</text:span><text:span text:style-name="T4"> </text:span><text:span text:style-name="T24">ימים</text:span><text:span text:style-name="T4"> </text:span><text:span text:style-name="T24">כצל</text:span><text:span text:style-name="T4"> </text:span><text:span text:style-name="T24">אשר</text:span><text:span text:style-name="T4"> </text:span><text:span text:style-name="T24">איננו</text:span><text:span text:style-name="T4"> </text:span><text:span text:style-name="T24">ירא</text:span><text:span text:style-name="T4"> </text:span><text:span text:style-name="T24">מלפני</text:span><text:span text:style-name="T4"> </text:span><text:span text:style-name="T24">האלהים</text:span><text:span text:style-name="T4"> </text:span><text:span text:style-name="T19">(קהלת</text:span><text:span text:style-name="T3"> </text:span><text:span text:style-name="T19">ח,יג)</text:span><text:span text:style-name="T18">, ותניא</text:span><text:span text:style-name="T4"> </text:span><text:span text:style-name="T18">במסכת</text:span><text:span text:style-name="T4"> </text:span><text:span text:style-name="T18">קדושין</text:span><text:span text:style-name="T4"> </text:span><text:span text:style-name="T19">(דף</text:span><text:span text:style-name="T3"> </text:span><text:span text:style-name="T19">לג:)</text:span><text:span text:style-name="T18"> 'מורא</text:span><text:span text:style-name="T4"> </text:span><text:span text:style-name="T18">זו</text:span><text:span text:style-name="T4"> </text:span><text:span text:style-name="T18">- איני</text:span><text:span text:style-name="T4"> </text:span><text:span text:style-name="T18">יודע</text:span><text:span text:style-name="T4"> </text:span><text:span text:style-name="T18">מהו; כשהוא</text:span><text:span text:style-name="T4"> </text:span><text:span text:style-name="T18">אומר</text:span><text:span text:style-name="T4"> </text:span><text:span text:style-name="T24">והדרת</text:span><text:span text:style-name="T4"> </text:span><text:span text:style-name="T24">פני</text:span><text:span text:style-name="T4"> </text:span><text:span text:style-name="T24">זקן</text:span><text:span text:style-name="T4"> </text:span><text:span text:style-name="T24">ויראת</text:span><text:span text:style-name="T4"> </text:span><text:span text:style-name="T24">מאלהיך</text:span><text:span text:style-name="T4"> </text:span><text:span text:style-name="T19">(ויקרא</text:span><text:span text:style-name="T3"> </text:span><text:span text:style-name="T19">יט,לב)</text:span><text:span text:style-name="T18"> הוי</text:span><text:span text:style-name="T4"> </text:span><text:span text:style-name="T18">אומר: מורא</text:span><text:span text:style-name="T4"> </text:span><text:span text:style-name="T18">זו</text:span><text:span text:style-name="T4"> </text:span><text:span text:style-name="T18">כבוד</text:span><text:span text:style-name="T4"> </text:span><text:span text:style-name="T18">חכמים)</text:span>.</text:p>
      <text:p text:style-name="P6"/>
      <text:p text:style-name="P4">רבי<text:span text:style-name="T1"> </text:span>יוחנן<text:span text:style-name="T1"> </text:span>כי<text:span text:style-name="T1"> </text:span>מטי<text:span text:style-name="T1"> </text:span>להאי<text:span text:style-name="T1"> </text:span>קרא<text:span text:style-name="T1"> – </text:span>בכי: <text:span text:style-name="T19">(מלאכי</text:span><text:span text:style-name="T3"> </text:span><text:span text:style-name="T19">ג,ה)</text:span><text:span text:style-name="T22"> וקרבתי</text:span><text:span text:style-name="T1"> </text:span><text:span text:style-name="T22">אליכם</text:span><text:span text:style-name="T1"> </text:span><text:span text:style-name="T22">למשפט</text:span><text:span text:style-name="T1"> </text:span><text:span text:style-name="T22">והייתי</text:span><text:span text:style-name="T1"> </text:span><text:span text:style-name="T22">עד</text:span><text:span text:style-name="T1"> </text:span><text:span text:style-name="T22">ממהר</text:span><text:span text:style-name="T1"> </text:span><text:span text:style-name="T22">במכשפים</text:span><text:span text:style-name="T1"> </text:span><text:span text:style-name="T22">ובמנאפים</text:span><text:span text:style-name="T1"> </text:span><text:span text:style-name="T22">ובנשבעים</text:span><text:span text:style-name="T1"> </text:span><text:span text:style-name="T22">לשקר</text:span><text:span text:style-name="T1"> </text:span><text:span text:style-name="T22">ובעושקי</text:span><text:span text:style-name="T1"> </text:span><text:span text:style-name="T22">שכר</text:span><text:span text:style-name="T1"> </text:span><text:span text:style-name="T22">שכיר</text:span><text:span text:style-name="T1"> </text:span><text:span text:style-name="T24">[אלמנה</text:span><text:span text:style-name="T4"> </text:span><text:span text:style-name="T24">ויתום</text:span><text:span text:style-name="T4"> </text:span><text:span text:style-name="T24">וּמַטֵּי</text:span><text:span text:style-name="T4"> </text:span><text:span text:style-name="T24">גר</text:span><text:span text:style-name="T4"> </text:span><text:span text:style-name="T57">ולא</text:span><text:span text:style-name="T60"> </text:span><text:span text:style-name="T57">יראוני</text:span><text:span text:style-name="T4"> </text:span><text:span text:style-name="T24">אמר</text:span><text:span text:style-name="T4"> </text:span><text:span text:style-name="T24">ה' צבאות]</text:span>; עבד<text:span text:style-name="T1"> </text:span>שרבו<text:span text:style-name="T1"> </text:span>מקרבו<text:span text:style-name="T1"> </text:span>לדונו<text:span text:style-name="T1"> </text:span>וממהר<text:span text:style-name="T1"> </text:span>להעידו<text:span text:style-name="T1"> </text:span>- תקנה<text:span text:style-name="T1"> </text:span>יש<text:span text:style-name="T1"> </text:span>לו?</text:p>
      <text:p text:style-name="P4">אמר<text:span text:style-name="T1"> </text:span>רבי<text:span text:style-name="T1"> </text:span>יוחנן<text:span text:style-name="T1"> </text:span>בן<text:span text:style-name="T1"> </text:span>זכאי: אוי<text:span text:style-name="T1"> </text:span>לנו<text:span text:style-name="T1"> </text:span>ששקל<text:span text:style-name="T1"> </text:span>עלינו<text:span text:style-name="T1"> </text:span>הכתוב<text:span text:style-name="T1"> </text:span>קלות<text:span text:style-name="T1"> </text:span>כחמורות<text:span text:style-name="T1"> </text:span><text:span text:style-name="T18">(עושקי</text:span><text:span text:style-name="T4"> </text:span><text:span text:style-name="T18">שכר</text:span><text:span text:style-name="T4"> </text:span><text:span text:style-name="T18">שכיר</text:span><text:span text:style-name="T4"> </text:span><text:span text:style-name="T18">כמנאפים</text:span><text:span text:style-name="T4"> </text:span><text:span text:style-name="T18">ומכשפים)</text:span>.</text:p>
      <text:p text:style-name="P4">אמר<text:span text:style-name="T1"> </text:span>ריש<text:span text:style-name="T1"> </text:span>לקיש: כל<text:span text:style-name="T1"> </text:span>המטה<text:span text:style-name="T1"> </text:span>דינו<text:span text:style-name="T1"> </text:span>של<text:span text:style-name="T1"> </text:span>גר<text:span text:style-name="T1"> </text:span>- כאילו<text:span text:style-name="T1"> </text:span>מטה<text:span text:style-name="T1"> </text:span>דינו<text:span text:style-name="T1"> </text:span>של<text:span text:style-name="T1"> </text:span>מעלה, שנאמר<text:span text:style-name="T1"> </text:span>'<text:span text:style-name="T22">וּמַטֵּי</text:span><text:span text:style-name="T1"> </text:span><text:span text:style-name="T22">גר</text:span>' <text:span text:style-name="T18">(בהאי</text:span><text:span text:style-name="T4"> </text:span><text:span text:style-name="T18">קרא</text:span><text:span text:style-name="T4"> </text:span><text:span text:style-name="T19">(מלאכי</text:span><text:span text:style-name="T3"> </text:span><text:span text:style-name="T19">ג,ה)</text:span><text:span text:style-name="T18"> כתיב)</text:span>; ומטי<text:span text:style-name="T1"> </text:span><text:span text:style-name="T43">[ומטִי]</text:span> <text:span text:style-name="T21"><text:s/></text:span>כתיב.</text:p>
      <text:p text:style-name="P4">אמר<text:span text:style-name="T1"> </text:span>רבי<text:span text:style-name="T1"> </text:span>חנינא<text:span text:style-name="T1"> </text:span>בר<text:span text:style-name="T1"> </text:span>פפא: כל<text:span text:style-name="T1"> </text:span>העושה<text:span text:style-name="T1"> </text:span>דבר<text:span text:style-name="T1"> </text:span>ומתחרט<text:span text:style-name="T1"> </text:span>בו<text:span text:style-name="T1"> </text:span>- מוחלין<text:span text:style-name="T1"> </text:span>לו<text:span text:style-name="T1"> </text:span>מיד, שנאמר<text:span text:style-name="T1"> </text:span>'<text:span text:style-name="T22">ולא</text:span><text:span text:style-name="T1"> </text:span><text:span text:style-name="T22">יראוני</text:span>' <text:span text:style-name="T18">(ובהא</text:span><text:span text:style-name="T4"> </text:span><text:span text:style-name="T18">קרא</text:span><text:span text:style-name="T4"> </text:span><text:span text:style-name="T19">(מלאכי</text:span><text:span text:style-name="T3"> </text:span><text:span text:style-name="T19">ג,ה)</text:span><text:span text:style-name="T18"> כתיב)</text:span> - הא<text:span text:style-name="T1"> </text:span>יראוני<text:span text:style-name="T1"> </text:span>מוחלין<text:span text:style-name="T1"> </text:span>להו<text:span text:style-name="T1"> </text:span>מיד.<text:span text:style-name="T18"> </text:span></text:p>
      <text:p text:style-name="P12"><text:s/></text:p>
      <text:p text:style-name="P4">רבי<text:span text:style-name="T1"> </text:span>יוחנן, כי<text:span text:style-name="T1"> </text:span>מטי<text:span text:style-name="T1"> </text:span>להאי<text:span text:style-name="T1"> </text:span>קרא<text:span text:style-name="T1"> – </text:span>בכי: <text:span text:style-name="T19">(קהלת</text:span><text:span text:style-name="T3"> </text:span><text:span text:style-name="T19">יב,יד)</text:span><text:span text:style-name="T22"> כי</text:span><text:span text:style-name="T1"> </text:span><text:span text:style-name="T22">את</text:span><text:span text:style-name="T1"> </text:span><text:span text:style-name="T22">כל</text:span><text:span text:style-name="T1"> </text:span><text:span text:style-name="T22">מעשה</text:span><text:span text:style-name="T1"> </text:span><text:span text:style-name="T22">האלהים</text:span><text:span text:style-name="T1"> </text:span><text:span text:style-name="T22">יביא</text:span><text:span text:style-name="T1"> </text:span><text:span text:style-name="T22">במשפט</text:span><text:span text:style-name="T1"> </text:span><text:span text:style-name="T22">על</text:span><text:span text:style-name="T1"> </text:span><text:span text:style-name="T22">כל</text:span><text:span text:style-name="T1"> </text:span><text:span text:style-name="T22">נעלם</text:span><text:span text:style-name="T1"> </text:span><text:span text:style-name="T24">[אם</text:span><text:span text:style-name="T4"> </text:span><text:span text:style-name="T24">טוב</text:span><text:span text:style-name="T4"> </text:span><text:span text:style-name="T24">ואם</text:span><text:span text:style-name="T4"> </text:span><text:span text:style-name="T24">רע]</text:span> <text:span text:style-name="T18">(ואף</text:span><text:span text:style-name="T4"> </text:span><text:span text:style-name="T18">על</text:span><text:span text:style-name="T4"> </text:span><text:span text:style-name="T18">הנעלמות</text:span><text:span text:style-name="T4"> </text:span><text:span text:style-name="T18">ממנו, שעשה</text:span><text:span text:style-name="T4"> </text:span><text:span text:style-name="T18">שוגג</text:span><text:span text:style-name="T4"> </text:span><text:span text:style-name="T18">- הוא</text:span><text:span text:style-name="T4"> </text:span><text:span text:style-name="T18">מביאו</text:span><text:span text:style-name="T4"> </text:span><text:span text:style-name="T18">במשפט)</text:span>; <text:s/>עבד<text:span text:style-name="T1"> </text:span>שרבו<text:span text:style-name="T1"> </text:span>שוקל<text:span text:style-name="T1"> </text:span>לו<text:span text:style-name="T1"> </text:span>שגגות<text:span text:style-name="T1"> </text:span>כזדונות<text:span text:style-name="T1"> </text:span>- תקנה<text:span text:style-name="T1"> </text:span>יש<text:span text:style-name="T1"> </text:span>לו?</text:p>
      <text:p text:style-name="P4">מאי<text:span text:style-name="T1"> </text:span>'<text:span text:style-name="T22">על</text:span><text:span text:style-name="T1"> </text:span><text:span text:style-name="T22">כל</text:span><text:span text:style-name="T1"> </text:span><text:span text:style-name="T22">נעלם</text:span>' <text:span text:style-name="T18">(אפילו</text:span><text:span text:style-name="T4"> </text:span><text:span text:style-name="T18">דבר</text:span><text:span text:style-name="T4"> </text:span><text:span text:style-name="T18">מועט</text:span><text:span text:style-name="T4"> </text:span><text:span text:style-name="T18">במשמע)</text:span>? </text:p>
      <text:p text:style-name="P4">אמר<text:span text:style-name="T1"> </text:span>רב: זה<text:span text:style-name="T1"> </text:span>ההורג<text:span text:style-name="T1"> </text:span>כינה<text:span text:style-name="T1"> </text:span>בפני<text:span text:style-name="T1"> </text:span>חברו<text:span text:style-name="T1"> </text:span>ונמאס<text:span text:style-name="T1"> </text:span>בה<text:span text:style-name="T1"> </text:span><text:span text:style-name="T18">(קָצָה</text:span><text:span text:style-name="T4"> </text:span><text:span text:style-name="T18">דעת</text:span><text:span text:style-name="T4"> </text:span><text:span text:style-name="T18">חבירו</text:span><text:span text:style-name="T4"> </text:span><text:span text:style-name="T18">בדבר)</text:span>;</text:p>
      <text:p text:style-name="P4">ושמואל<text:span text:style-name="T1"> </text:span>אמר: זה<text:span text:style-name="T1"> </text:span>הרק<text:span text:style-name="T1"> </text:span>בפני<text:span text:style-name="T1"> </text:span>חבירו<text:span text:style-name="T1"> </text:span>ונמאס.</text:p>
      <text:p text:style-name="P4">מאי<text:span text:style-name="T1"> </text:span>'<text:span text:style-name="T22">אם</text:span><text:span text:style-name="T1"> </text:span><text:span text:style-name="T22">טוב</text:span><text:span text:style-name="T1"> </text:span><text:span text:style-name="T22">ואם</text:span><text:span text:style-name="T1"> </text:span><text:span text:style-name="T22">רע</text:span>' <text:span text:style-name="T18">(דמשמע</text:span><text:span text:style-name="T4"> </text:span><text:span text:style-name="T18">אף</text:span><text:span text:style-name="T4"> </text:span><text:span text:style-name="T18">על</text:span><text:span text:style-name="T4"> </text:span><text:span text:style-name="T18">הטובה</text:span><text:span text:style-name="T4"> </text:span><text:span text:style-name="T18">מביאו</text:span><text:span text:style-name="T4"> </text:span><text:span text:style-name="T18">במשפט)</text:span>?</text:p>
      <text:p text:style-name="P4">אמרי<text:span text:style-name="T1"> </text:span>דבי<text:span text:style-name="T1"> </text:span>רבי<text:span text:style-name="T1"> </text:span>ינאי: זה<text:span text:style-name="T1"> </text:span>הנותן<text:span text:style-name="T1"> </text:span>צדקה<text:span text:style-name="T1"> </text:span>לעני<text:span text:style-name="T1"> </text:span>בפרהסיא,</text:p>
      <text:p text:style-name="P4">כי<text:span text:style-name="T1"> </text:span>הא: דרבי<text:span text:style-name="T1"> </text:span>ינאי<text:span text:style-name="T1"> </text:span>חזייה<text:span text:style-name="T1"> </text:span>לההוא<text:span text:style-name="T1"> </text:span>גברא<text:span text:style-name="T1"> </text:span>דקא<text:span text:style-name="T1"> </text:span>יהיב<text:span text:style-name="T1"> </text:span>זוזא<text:span text:style-name="T1"> </text:span>לעני<text:span text:style-name="T1"> </text:span>בפרהסיא, אמר<text:span text:style-name="T1"> </text:span>ליה: מוטב<text:span text:style-name="T1"> </text:span>דלא<text:span text:style-name="T1"> </text:span>יהבת<text:span text:style-name="T1"> </text:span>ליה, מהשתא<text:span text:style-name="T1"> </text:span>דיהבת<text:span text:style-name="T1"> </text:span>ליה<text:span text:style-name="T1"> </text:span>וכספתיה<text:span text:style-name="T1"> </text:span><text:span text:style-name="T43">[ובִיַּשְׁתָּ</text:span><text:span text:style-name="T48"> </text:span><text:span text:style-name="T43">אותו]</text:span>; </text:p>
      <text:p text:style-name="P4">דבי<text:span text:style-name="T1"> </text:span>רבי<text:span text:style-name="T1"> </text:span>שילא<text:span text:style-name="T1"> </text:span>אמרי: זה<text:span text:style-name="T1"> </text:span>הנותן<text:span text:style-name="T1"> </text:span>צדקה<text:span text:style-name="T1"> </text:span>לאשה<text:span text:style-name="T1"> </text:span>בסתר, דקא<text:span text:style-name="T1"> </text:span>מייתי<text:span text:style-name="T1"> </text:span>לה<text:span text:style-name="T1"> </text:span>לידי<text:span text:style-name="T1"> </text:span>חשדא.</text:p>
      <text:p text:style-name="P4">רבא<text:span text:style-name="T1"> </text:span>אמר: זה<text:span text:style-name="T1"> </text:span>המשגר<text:span text:style-name="T1"> </text:span>לאשתו<text:span text:style-name="T1"> </text:span>בשר<text:span text:style-name="T1"> </text:span>שאינו<text:span text:style-name="T1"> </text:span>מחותך<text:span text:style-name="T1"> </text:span><text:span text:style-name="T18">(שאינו</text:span><text:span text:style-name="T4"> </text:span><text:span text:style-name="T18">מנוקר</text:span><text:span text:style-name="T4"> </text:span><text:span text:style-name="T18">מן</text:span><text:span text:style-name="T4"> </text:span><text:span text:style-name="T18">החלב</text:span><text:span text:style-name="T4"> </text:span><text:span text:style-name="T18">ומן</text:span><text:span text:style-name="T4"> </text:span><text:span text:style-name="T18">הגידין</text:span><text:span text:style-name="T4"> </text:span><text:span text:style-name="T18">האסורים)</text:span> בערבי<text:span text:style-name="T1"> </text:span>שבתות<text:span text:style-name="T1"> </text:span><text:span text:style-name="T18">(שמתוך</text:span><text:span text:style-name="T4"> </text:span><text:span text:style-name="T18">שממהרין</text:span><text:span text:style-name="T4"> </text:span><text:span text:style-name="T18">לעשות</text:span><text:span text:style-name="T4"> </text:span><text:span text:style-name="T18">צורכי</text:span><text:span text:style-name="T4"> </text:span><text:span text:style-name="T18">שבת</text:span><text:span text:style-name="T4"> </text:span><text:span text:style-name="T18">- אינן</text:span><text:span text:style-name="T4"> </text:span><text:span text:style-name="T18">נותנין</text:span><text:span text:style-name="T4"> </text:span><text:span text:style-name="T18">לב</text:span><text:span text:style-name="T4"> </text:span><text:span text:style-name="T18">אם</text:span><text:span text:style-name="T4"> </text:span><text:span text:style-name="T18">מנוקר</text:span><text:span text:style-name="T4"> </text:span><text:span text:style-name="T18">הוא)</text:span>.<text:span text:style-name="T18"> </text:span></text:p>
      <text:p text:style-name="P4">והא<text:span text:style-name="T1"> </text:span>רבא<text:span text:style-name="T1"> </text:span>משגר?</text:p>
      <text:p text:style-name="P4">שאני<text:span text:style-name="T1"> </text:span>בת<text:span text:style-name="T1"> </text:span>רב<text:span text:style-name="T1"> </text:span>חסדא, דקים<text:span text:style-name="T1"> </text:span>ליה<text:span text:style-name="T1"> </text:span>בגווה<text:span text:style-name="T1"> </text:span>דבקיאה.</text:p>
      <text:p text:style-name="P6"/>
      <text:p text:style-name="P4">רבי<text:span text:style-name="T1"> </text:span>יוחנן, כי<text:span text:style-name="T1"> </text:span>מטי<text:span text:style-name="T1"> </text:span>להאי<text:span text:style-name="T1"> </text:span>קרא<text:span text:style-name="T1"> – </text:span>בכי: <text:span text:style-name="T19">(דברים</text:span><text:span text:style-name="T3"> </text:span><text:span text:style-name="T19">לא,כא)</text:span><text:span text:style-name="T22"> והיה</text:span><text:span text:style-name="T1"> </text:span><text:span text:style-name="T22">כי</text:span><text:span text:style-name="T1"> </text:span><text:span text:style-name="T22">תמצאן</text:span><text:span text:style-name="T1"> </text:span><text:span text:style-name="T22">אותו</text:span><text:span text:style-name="T1"> </text:span><text:span text:style-name="T22">רעות</text:span><text:span text:style-name="T1"> </text:span><text:span text:style-name="T22">רבות</text:span><text:span text:style-name="T1"> </text:span><text:span text:style-name="T22">וצרות</text:span><text:span text:style-name="T1"> </text:span><text:span text:style-name="T24">[וענתה</text:span><text:span text:style-name="T4"> </text:span><text:span text:style-name="T24">השירה</text:span><text:span text:style-name="T4"> </text:span><text:span text:style-name="T24">הזאת</text:span><text:span text:style-name="T4"> </text:span><text:span text:style-name="T24">לפניו</text:span><text:span text:style-name="T4"> </text:span><text:span text:style-name="T24">לעד</text:span><text:span text:style-name="T4"> </text:span><text:span text:style-name="T24">כי</text:span><text:span text:style-name="T4"> </text:span><text:span text:style-name="T24">לא</text:span><text:span text:style-name="T4"> </text:span><text:span text:style-name="T24">תשכח</text:span><text:span text:style-name="T4"> </text:span><text:span text:style-name="T24">מפי</text:span><text:span text:style-name="T4"> </text:span><text:span text:style-name="T24">זרעו</text:span><text:span text:style-name="T4"> </text:span><text:span text:style-name="T24">כי</text:span><text:span text:style-name="T4"> </text:span><text:span text:style-name="T24">ידעתי</text:span><text:span text:style-name="T4"> </text:span><text:span text:style-name="T24">את</text:span><text:span text:style-name="T4"> </text:span><text:span text:style-name="T24">יצרו</text:span><text:span text:style-name="T4"> </text:span><text:span text:style-name="T24">אשר</text:span><text:span text:style-name="T4"> </text:span><text:span text:style-name="T24">הוא</text:span><text:span text:style-name="T4"> </text:span><text:span text:style-name="T24">עשה</text:span><text:span text:style-name="T4"> </text:span><text:span text:style-name="T24">היום</text:span><text:span text:style-name="T4"> </text:span><text:span text:style-name="T24">בטרם</text:span><text:span text:style-name="T4"> </text:span><text:span text:style-name="T24">אביאנו</text:span><text:span text:style-name="T4"> </text:span><text:span text:style-name="T24">אל</text:span><text:span text:style-name="T4"> </text:span><text:span text:style-name="T24">הארץ</text:span><text:span text:style-name="T4"> </text:span><text:span text:style-name="T24">אשר</text:span><text:span text:style-name="T4"> </text:span><text:span text:style-name="T24">נשבעתי]</text:span>; עבד<text:span text:style-name="T1"> </text:span>שרבו<text:span text:style-name="T1"> </text:span>ממציא<text:span text:style-name="T1"> </text:span>לו<text:span text:style-name="T1"> </text:span>רעות<text:span text:style-name="T1"> </text:span>וצרות<text:span text:style-name="T1"> </text:span>- תקנה<text:span text:style-name="T1"> </text:span>יש<text:span text:style-name="T1"> </text:span>לו?</text:p>
      <text:p text:style-name="P4">מאי<text:span text:style-name="T1"> </text:span>'<text:span text:style-name="T22">רעות</text:span><text:span text:style-name="T1"> </text:span><text:span text:style-name="T22">וצרות</text:span>'? </text:p>
      <text:p text:style-name="P4">אמר<text:span text:style-name="T1"> </text:span>רב: רעות<text:span text:style-name="T1"> </text:span>שנעשות<text:span text:style-name="T1"> </text:span>צרות<text:span text:style-name="T1"> </text:span>זו<text:span text:style-name="T1"> </text:span>לזו<text:span text:style-name="T1"> </text:span><text:span text:style-name="T18">(לשון</text:span><text:span text:style-name="T4"> </text:span><text:span text:style-name="T24">וכעסתה</text:span><text:span text:style-name="T4"> </text:span><text:span text:style-name="T24">צרתה</text:span><text:span text:style-name="T4"> </text:span><text:span text:style-name="T19">(שמואל</text:span><text:span text:style-name="T3"> </text:span><text:span text:style-name="T19">א</text:span><text:span text:style-name="T3"> </text:span><text:span text:style-name="T19">א,ו)</text:span><text:span text:style-name="T18"> שתי</text:span><text:span text:style-name="T4"> </text:span><text:span text:style-name="T18">נשים</text:span><text:span text:style-name="T4"> </text:span><text:span text:style-name="T18">יחד)</text:span>, כגון<text:span text:style-name="T1"> </text:span>זיבורא<text:span text:style-name="T1"> </text:span>ועקרבא; <text:span text:style-name="T18">(נקיט</text:span><text:span text:style-name="T4"> </text:span><text:span text:style-name="T18">הכי</text:span><text:span text:style-name="T4"> </text:span><text:span text:style-name="T18">משום</text:span><text:span text:style-name="T4"> </text:span><text:span text:style-name="T18">דאמרינן</text:span><text:span text:style-name="T4"> </text:span><text:span text:style-name="T18">במסכת</text:span><text:span text:style-name="T4"> </text:span><text:span text:style-name="T18">ע"ז</text:span><text:span text:style-name="T4"> </text:span><text:span text:style-name="T18">בפרק</text:span><text:span text:style-name="T4"> </text:span><text:span text:style-name="T18">'אין</text:span><text:span text:style-name="T4"> </text:span><text:span text:style-name="T18">מעמידין' </text:span><text:span text:style-name="T19">(דף</text:span><text:span text:style-name="T3"> </text:span><text:span text:style-name="T19">כח:)</text:span><text:span text:style-name="T18"> 'חמימי</text:span><text:span text:style-name="T4"> </text:span><text:span text:style-name="T18">לעקרבא</text:span><text:span text:style-name="T4"> </text:span><text:span text:style-name="T18">וקרירי</text:span><text:span text:style-name="T4"> </text:span><text:span text:style-name="T18">לזיבורא, וחילופא</text:span><text:span text:style-name="T4"> </text:span><text:span text:style-name="T18">סכנתא' הלכך</text:span><text:span text:style-name="T4"> </text:span><text:span text:style-name="T18">היכא</text:span><text:span text:style-name="T4"> </text:span><text:span text:style-name="T18">דנכתיה</text:span><text:span text:style-name="T4"> </text:span><text:span text:style-name="T18">זיבורא</text:span><text:span text:style-name="T4"> </text:span><text:span text:style-name="T18">ועקרבא</text:span><text:span text:style-name="T4"> </text:span><text:span text:style-name="T18">- נעשות</text:span><text:span text:style-name="T4"> </text:span><text:span text:style-name="T18">צרות</text:span><text:span text:style-name="T4"> </text:span><text:span text:style-name="T18">זו</text:span><text:span text:style-name="T4"> </text:span><text:span text:style-name="T18">לזו: דלית</text:span><text:span text:style-name="T4"> </text:span><text:span text:style-name="T18">ליה</text:span><text:span text:style-name="T4"> </text:span><text:span text:style-name="T18">תקנתא</text:span><text:span text:style-name="T4"> </text:span><text:span text:style-name="T18">לא</text:span><text:span text:style-name="T4"> </text:span><text:span text:style-name="T18">בקרירי</text:span><text:span text:style-name="T4"> </text:span><text:span text:style-name="T18">- דקשה</text:span><text:span text:style-name="T4"> </text:span><text:span text:style-name="T18">לעקרב, ולא</text:span><text:span text:style-name="T4"> </text:span><text:span text:style-name="T18">בחמימי</text:span><text:span text:style-name="T4"> </text:span><text:span text:style-name="T18">- דקשה</text:span><text:span text:style-name="T4"> </text:span><text:span text:style-name="T18">לזיבורא;)</text:span></text:p>
      <text:p text:style-name="P4">ושמואל<text:span text:style-name="T1"> </text:span>אמר: זה<text:span text:style-name="T1"> </text:span><text:span text:style-name="T18">(אלעיל</text:span><text:span text:style-name="T4"> </text:span><text:span text:style-name="T18">קאי: </text:span><text:span text:style-name="T24">אם</text:span><text:span text:style-name="T4"> </text:span><text:span text:style-name="T24">טוב</text:span><text:span text:style-name="T4"> </text:span><text:span text:style-name="T24">ואם</text:span><text:span text:style-name="T4"> </text:span><text:span text:style-name="T24">רע</text:span><text:span text:style-name="T18">)</text:span> הממציא<text:span text:style-name="T1"> </text:span>לו<text:span text:style-name="T1"> </text:span>מעות<text:span text:style-name="T1"> </text:span>לעני<text:span text:style-name="T1"> </text:span>בשעת<text:span text:style-name="T1"> </text:span>דוחקו<text:span text:style-name="T1"> </text:span><text:span text:style-name="T18">(הרגיל</text:span><text:span text:style-name="T4"> </text:span><text:span text:style-name="T18">להמציא</text:span><text:span text:style-name="T4"> </text:span><text:span text:style-name="T18">צדקתו</text:span><text:span text:style-name="T4"> </text:span><text:span text:style-name="T18">לעני</text:span><text:span text:style-name="T4"> </text:span><text:span text:style-name="T18">בשעת</text:span><text:span text:style-name="T4"> </text:span><text:span text:style-name="T18">דוחקו</text:span><text:span text:style-name="T4"> </text:span><text:span text:style-name="T18">ולא</text:span><text:span text:style-name="T4"> </text:span><text:span text:style-name="T18">קודם</text:span><text:span text:style-name="T4"> </text:span><text:span text:style-name="T18">שעת</text:span><text:span text:style-name="T4"> </text:span><text:span text:style-name="T18">הדחק, שיכול</text:span><text:span text:style-name="T4"> </text:span><text:span text:style-name="T18">לבקש</text:span><text:span text:style-name="T4"> </text:span><text:span text:style-name="T18">מזונותיו</text:span><text:span text:style-name="T4"> </text:span><text:span text:style-name="T18">ולקנותן</text:span><text:span text:style-name="T4"> </text:span><text:span text:style-name="T18">בשעת</text:span><text:span text:style-name="T4"> </text:span><text:span text:style-name="T18">הזול)</text:span>.</text:p>
      <text:p text:style-name="P4">אמר<text:span text:style-name="T1"> </text:span>רבא: היינו<text:span text:style-name="T1"> </text:span>דאמרי<text:span text:style-name="T1"> </text:span>אינשי<text:span text:style-name="T1"> </text:span>'זוזא<text:span text:style-name="T1"> </text:span>- לעללא<text:span text:style-name="T1"> </text:span><text:span text:style-name="T18">(לקנות</text:span><text:span text:style-name="T4"> </text:span><text:span text:style-name="T18">התבואה</text:span><text:span text:style-name="T4"> </text:span><text:span text:style-name="T18">דמתרגם</text:span><text:span text:style-name="T4"> </text:span><text:span text:style-name="T18">ועללת</text:span><text:span text:style-name="T4"> </text:span><text:span text:style-name="T18">ארעא</text:span><text:span text:style-name="T4"> </text:span><text:span text:style-name="T19">(ויקרא</text:span><text:span text:style-name="T3"> </text:span><text:span text:style-name="T19">כה)</text:span><text:span text:style-name="T68">*</text:span><text:span text:style-name="T18">)</text:span> לא<text:span text:style-name="T1"> </text:span>שכיחא, לתליתא<text:span text:style-name="T1"> </text:span><text:span text:style-name="T18">(להפסד</text:span><text:span text:style-name="T4"> </text:span><text:span text:style-name="T18">ולאיבוד)</text:span> שכיח'. <text:span text:style-name="T18">(כך</text:span><text:span text:style-name="T4"> </text:span><text:span text:style-name="T18">שמעתי; ולי</text:span><text:span text:style-name="T4"> </text:span><text:span text:style-name="T18">נראה: לקנות</text:span><text:span text:style-name="T4"> </text:span><text:span text:style-name="T18">בשעת</text:span><text:span text:style-name="T4"> </text:span><text:span text:style-name="T18">הדחק</text:span><text:span text:style-name="T4"> </text:span><text:span text:style-name="T18">מזון</text:span><text:span text:style-name="T4"> </text:span><text:span text:style-name="T18">שהוא</text:span><text:span text:style-name="T4"> </text:span><text:span text:style-name="T18">תולה</text:span><text:span text:style-name="T4"> </text:span><text:span text:style-name="T18">בסלו, כדאמר</text:span><text:span text:style-name="T4"> </text:span><text:span text:style-name="T18">מר</text:span><text:span text:style-name="T4"> </text:span><text:span text:style-name="T19">(פסחים</text:span><text:span text:style-name="T3"> </text:span><text:span text:style-name="T19">דף</text:span><text:span text:style-name="T3"> </text:span><text:span text:style-name="T19">קיא:)</text:span><text:span text:style-name="T18"> 'תלא</text:span><text:span text:style-name="T4"> </text:span><text:span text:style-name="T18">סילתא</text:span><text:span text:style-name="T4"> </text:span><text:span text:style-name="T18">תלא</text:span><text:span text:style-name="T4"> </text:span><text:span text:style-name="T18">מזוני</text:span><text:span text:style-name="T4"> </text:span><text:span text:style-name="T18">תלאי</text:span><text:span text:style-name="T4"> </text:span><text:span text:style-name="T18">בביתא</text:span><text:span text:style-name="T4"> </text:span><text:span text:style-name="T18">- קשה</text:span><text:span text:style-name="T4"> </text:span><text:span text:style-name="T18">לעניותא'.)</text:span> </text:p>
      <text:p text:style-name="P19"><text:span text:style-name="T69">*</text:span><text:span text:style-name="T52">[לא</text:span><text:span text:style-name="T37"> </text:span><text:span text:style-name="T52">מצאתי</text:span><text:span text:style-name="T37"> </text:span><text:span text:style-name="T52">פסוק</text:span><text:span text:style-name="T37"> </text:span><text:span text:style-name="T52">מתאים</text:span><text:span text:style-name="T37"> </text:span><text:span text:style-name="T52">בויקרא</text:span><text:span text:style-name="T37"> </text:span><text:span text:style-name="T52">כה; אבל</text:span><text:span text:style-name="T37"> </text:span><text:span text:style-name="T52">בדברים</text:span><text:span text:style-name="T37"> </text:span><text:span text:style-name="T52">כב,ט: </text:span><text:span text:style-name="T22">לא</text:span><text:span text:style-name="T37"> </text:span><text:span text:style-name="T22">תזרע</text:span><text:span text:style-name="T37"> </text:span><text:span text:style-name="T22">כרמך</text:span><text:span text:style-name="T37"> </text:span><text:span text:style-name="T22">כלאים</text:span><text:span text:style-name="T37"> </text:span><text:span text:style-name="T22">פן</text:span><text:span text:style-name="T37"> </text:span><text:span text:style-name="T22">תקדש</text:span><text:span text:style-name="T37"> </text:span><text:span text:style-name="T22">המלאה</text:span><text:span text:style-name="T37"> </text:span><text:span text:style-name="T22">הזרע</text:span><text:span text:style-name="T37"> </text:span><text:span text:style-name="T22">אשר</text:span><text:span text:style-name="T37"> </text:span><text:span text:style-name="T22">תזרע</text:span><text:span text:style-name="T37"> </text:span><text:span text:style-name="T56">ותבואת</text:span><text:span text:style-name="T62"> </text:span><text:span text:style-name="T56">הכרם</text:span><text:span text:style-name="T52">, ושם</text:span><text:span text:style-name="T37"> </text:span><text:span text:style-name="T52">התרגום</text:span><text:span text:style-name="T37"> </text:span><text:span text:style-name="T52">הוא</text:span><text:span text:style-name="T37"> </text:span><text:span text:style-name="T52">'ועללת</text:span><text:span text:style-name="T37"> </text:span><text:span text:style-name="T52">כרמא'.]</text:span></text:p>
      <text:p text:style-name="P6"><text:soft-page-break/></text:p>
      <text:p text:style-name="P4"><text:span text:style-name="T19">(דברים</text:span><text:span text:style-name="T3"> </text:span><text:span text:style-name="T19">לא,יז)</text:span><text:span text:style-name="T22"> וחרה</text:span><text:span text:style-name="T1"> </text:span><text:span text:style-name="T22">אפי</text:span><text:span text:style-name="T1"> </text:span><text:span text:style-name="T22">בו</text:span><text:span text:style-name="T1"> </text:span><text:span text:style-name="T22">ביום</text:span><text:span text:style-name="T1"> </text:span><text:span text:style-name="T22">ההוא</text:span><text:span text:style-name="T1"> </text:span><text:span text:style-name="T22">ועזבתים</text:span><text:span text:style-name="T1"> </text:span><text:span text:style-name="T22">והסתרתי</text:span><text:span text:style-name="T1"> </text:span><text:span text:style-name="T22">פני</text:span><text:span text:style-name="T1"> </text:span><text:span text:style-name="T22">מהם</text:span><text:span text:style-name="T1"> </text:span><text:span text:style-name="T24">[והיה</text:span><text:span text:style-name="T4"> </text:span><text:span text:style-name="T24">לאכל</text:span><text:span text:style-name="T4"> </text:span><text:span text:style-name="T24">ומצאהו</text:span><text:span text:style-name="T4"> </text:span><text:span text:style-name="T24">רעות</text:span><text:span text:style-name="T4"> </text:span><text:span text:style-name="T24">רבות</text:span><text:span text:style-name="T4"> </text:span><text:span text:style-name="T24">וצרות</text:span><text:span text:style-name="T4"> </text:span><text:span text:style-name="T24">ואמר</text:span><text:span text:style-name="T4"> </text:span><text:span text:style-name="T24">ביום</text:span><text:span text:style-name="T4"> </text:span><text:span text:style-name="T24">ההוא</text:span><text:span text:style-name="T4"> </text:span><text:span text:style-name="T24">הלא</text:span><text:span text:style-name="T4"> </text:span><text:span text:style-name="T24">על</text:span><text:span text:style-name="T4"> </text:span><text:span text:style-name="T24">כי</text:span><text:span text:style-name="T4"> </text:span><text:span text:style-name="T24">אין</text:span><text:span text:style-name="T4"> </text:span><text:span text:style-name="T24">אלקי</text:span><text:span text:style-name="T4"> </text:span><text:span text:style-name="T24">בקרבי</text:span><text:span text:style-name="T4"> </text:span><text:span text:style-name="T24">מצאוני</text:span><text:span text:style-name="T4"> </text:span><text:span text:style-name="T24">הרעות</text:span><text:span text:style-name="T4"> </text:span><text:span text:style-name="T24">האלה]</text:span>; אמר<text:span text:style-name="T1"> </text:span>רב<text:span text:style-name="T1"> </text:span>ברדלא<text:span text:style-name="T1"> </text:span>בר<text:span text:style-name="T1"> </text:span>טביומי<text:span text:style-name="T1"> </text:span>אמר<text:span text:style-name="T1"> </text:span>רב: כל<text:span text:style-name="T1"> </text:span>שאינו<text:span text:style-name="T1"> </text:span>בהסתר<text:span text:style-name="T1"> </text:span>פנים<text:span text:style-name="T1"> </text:span>- אינו<text:span text:style-name="T1"> </text:span>מהם; כל<text:span text:style-name="T1"> </text:span>שאינו<text:span text:style-name="T1"> </text:span>ב'<text:span text:style-name="T22">והיה</text:span><text:span text:style-name="T1"> </text:span><text:span text:style-name="T22">לאכול</text:span>'</text:p>
      <text:p text:style-name="P4"/>
      <text:p text:style-name="P4">(חגיגה<text:span text:style-name="T1"> </text:span>ה,ב)</text:p>
      <text:p text:style-name="P4">אינו<text:span text:style-name="T1"> </text:span>מהם<text:span text:style-name="T1"> </text:span><text:span text:style-name="T18">(מזרע</text:span><text:span text:style-name="T4"> </text:span><text:span text:style-name="T18">ישראל, דכתיב</text:span><text:span text:style-name="T4"> </text:span><text:span text:style-name="T24">והסתרתי</text:span><text:span text:style-name="T4"> </text:span><text:span text:style-name="T24">פני</text:span><text:span text:style-name="T4"> </text:span><text:span text:style-name="T24">מהם</text:span><text:span text:style-name="T3"> </text:span><text:span text:style-name="T19">(דברים</text:span><text:span text:style-name="T3"> </text:span><text:span text:style-name="T19">לא,נז)</text:span><text:span text:style-name="T18">: שצועק</text:span><text:span text:style-name="T4"> </text:span><text:span text:style-name="T18">מצרות</text:span><text:span text:style-name="T4"> </text:span><text:span text:style-name="T18">הבאות</text:span><text:span text:style-name="T4"> </text:span><text:span text:style-name="T18">עליו</text:span><text:span text:style-name="T4"> </text:span><text:span text:style-name="T18">ואינו</text:span><text:span text:style-name="T4"> </text:span><text:span text:style-name="T18">נענה</text:span><text:span text:style-name="T4"> </text:span><text:span text:style-name="T18">שלא</text:span><text:span text:style-name="T4"> </text:span><text:span text:style-name="T18">יבואו)</text:span>.</text:p>
      <text:p text:style-name="P4"/>
      <text:p text:style-name="P4">אמרו<text:span text:style-name="T1"> </text:span>ליה<text:span text:style-name="T1"> </text:span>רבנן<text:span text:style-name="T1"> </text:span>לרבא: מר<text:span text:style-name="T1"> </text:span>לא<text:span text:style-name="T1"> </text:span>בהסתר<text:span text:style-name="T1"> </text:span>פנים<text:span text:style-name="T1"> </text:span>איתיה<text:span text:style-name="T1"> </text:span>ולא<text:span text:style-name="T1"> </text:span>ב'<text:span text:style-name="T22">והיה</text:span><text:span text:style-name="T1"> </text:span><text:span text:style-name="T22">לאכול</text:span>' איתיה<text:span text:style-name="T1"> </text:span><text:span text:style-name="T18">(שהעובדי</text:span><text:span text:style-name="T4"> </text:span><text:span text:style-name="T18">כוכבים</text:span><text:span text:style-name="T4"> </text:span><text:span text:style-name="T18">שוללין</text:span><text:span text:style-name="T4"> </text:span><text:span text:style-name="T18">ממונו)</text:span>!?</text:p>
      <text:p text:style-name="P4">אמר<text:span text:style-name="T1"> </text:span>להו: מי<text:span text:style-name="T1"> </text:span>ידעיתו<text:span text:style-name="T1"> </text:span>כמה<text:span text:style-name="T1"> </text:span>משדרנא<text:span text:style-name="T1"> </text:span>בצנעא<text:span text:style-name="T1"> </text:span>בי<text:span text:style-name="T1"> </text:span>שבור<text:span text:style-name="T1"> </text:span>מלכא!</text:p>
      <text:p text:style-name="P4">אפילו<text:span text:style-name="T1"> </text:span>הכי<text:span text:style-name="T1"> </text:span>יהבו<text:span text:style-name="T1"> </text:span>ביה<text:span text:style-name="T1"> </text:span>רבנן<text:span text:style-name="T1"> </text:span>עינייהו;</text:p>
      <text:p text:style-name="P4">אדהכי<text:span text:style-name="T1"> </text:span>שדור<text:span text:style-name="T1"> </text:span>דבי<text:span text:style-name="T1"> </text:span>שבור<text:span text:style-name="T1"> </text:span>מלכא<text:span text:style-name="T1"> </text:span>וגרבוהו<text:span text:style-name="T1"> </text:span><text:span text:style-name="T18">(שללוהו</text:span><text:span text:style-name="T4"> </text:span><text:span text:style-name="T42">[לקחו</text:span><text:span text:style-name="T47"> </text:span><text:span text:style-name="T42">את</text:span><text:span text:style-name="T47"> </text:span><text:span text:style-name="T42">ממונו</text:span><text:span text:style-name="T47"> </text:span><text:span text:style-name="T42">שלל, גבו</text:span><text:span text:style-name="T47"> </text:span><text:span text:style-name="T42">כספו</text:span><text:span text:style-name="T47"> </text:span><text:span text:style-name="T42">למלך]</text:span><text:span text:style-name="T18">)</text:span>;</text:p>
      <text:p text:style-name="P4">אמר: היינו<text:span text:style-name="T1"> </text:span>דתניא: '<text:span text:style-name="T26">אמר</text:span><text:span text:style-name="T27"> </text:span><text:span text:style-name="T26">רבן</text:span><text:span text:style-name="T27"> </text:span><text:span text:style-name="T26">שמעון</text:span><text:span text:style-name="T27"> </text:span><text:span text:style-name="T26">בן</text:span><text:span text:style-name="T27"> </text:span><text:span text:style-name="T26">גמליאל: כל</text:span><text:span text:style-name="T27"> </text:span><text:span text:style-name="T26">מקום</text:span><text:span text:style-name="T27"> </text:span><text:span text:style-name="T26">שנתנו</text:span><text:span text:style-name="T27"> </text:span><text:span text:style-name="T26">חכמים</text:span><text:span text:style-name="T27"> </text:span><text:span text:style-name="T26">עיניהם</text:span><text:span text:style-name="T27"> </text:span><text:span text:style-name="T26">- או</text:span><text:span text:style-name="T27"> </text:span><text:span text:style-name="T26">מיתה</text:span><text:span text:style-name="T27"> </text:span><text:span text:style-name="T26">או</text:span><text:span text:style-name="T27"> </text:span><text:span text:style-name="T26">עוני</text:span>'.</text:p>
      <text:p text:style-name="P4"/>
      <text:p text:style-name="P4"><text:span text:style-name="T19">(דברים</text:span><text:span text:style-name="T3"> </text:span><text:span text:style-name="T19">לא,יח)</text:span><text:span text:style-name="T22"> ואנכי</text:span><text:span text:style-name="T1"> </text:span><text:span text:style-name="T22">הסתר</text:span><text:span text:style-name="T1"> </text:span><text:span text:style-name="T22">אסתיר</text:span><text:span text:style-name="T1"> </text:span><text:span text:style-name="T22">פני</text:span><text:span text:style-name="T1"> </text:span><text:span text:style-name="T22">ביום</text:span><text:span text:style-name="T1"> </text:span><text:span text:style-name="T22">ההוא</text:span><text:span text:style-name="T1"> </text:span><text:span text:style-name="T24">[על</text:span><text:span text:style-name="T4"> </text:span><text:span text:style-name="T24">כל</text:span><text:span text:style-name="T4"> </text:span><text:span text:style-name="T24">הרעה</text:span><text:span text:style-name="T4"> </text:span><text:span text:style-name="T24">אשר</text:span><text:span text:style-name="T4"> </text:span><text:span text:style-name="T24">עשה</text:span><text:span text:style-name="T4"> </text:span><text:span text:style-name="T24">כי</text:span><text:span text:style-name="T4"> </text:span><text:span text:style-name="T24">פנה</text:span><text:span text:style-name="T4"> </text:span><text:span text:style-name="T24">אל</text:span><text:span text:style-name="T4"> </text:span><text:span text:style-name="T24">אלהים</text:span><text:span text:style-name="T4"> </text:span><text:span text:style-name="T24">אחרים]</text:span> - אמר<text:span text:style-name="T1"> </text:span>רבא: אמר<text:span text:style-name="T1"> </text:span>הקב"ה: אף<text:span text:style-name="T1"> </text:span>על<text:span text:style-name="T1"> </text:span>פי<text:span text:style-name="T1"> </text:span>שהסתרתי<text:span text:style-name="T1"> </text:span>פני<text:span text:style-name="T1"> </text:span>מהם<text:span text:style-name="T1"> </text:span>- בחלום<text:span text:style-name="T1"> </text:span>אדבר<text:span text:style-name="T1"> </text:span>בו<text:span text:style-name="T1"> </text:span><text:span text:style-name="T18">(</text:span><text:span text:style-name="T24">ביום</text:span><text:span text:style-name="T4"> </text:span><text:span text:style-name="T24">ההוא</text:span><text:span text:style-name="T4"> </text:span><text:span text:style-name="T18">קא</text:span><text:span text:style-name="T4"> </text:span><text:span text:style-name="T18">דייק: ביום</text:span><text:span text:style-name="T4"> </text:span><text:span text:style-name="T18">ולא</text:span><text:span text:style-name="T4"> </text:span><text:span text:style-name="T18">בלילה, שמראין</text:span><text:span text:style-name="T4"> </text:span><text:span text:style-name="T18">לו</text:span><text:span text:style-name="T4"> </text:span><text:span text:style-name="T18">חלום</text:span><text:span text:style-name="T4"> </text:span><text:span text:style-name="T18">כדי</text:span><text:span text:style-name="T4"> </text:span><text:span text:style-name="T18">שיתפלל</text:span><text:span text:style-name="T4"> </text:span><text:span text:style-name="T18">על</text:span><text:span text:style-name="T4"> </text:span><text:span text:style-name="T18">הדבר)</text:span>.</text:p>
      <text:p text:style-name="P4">רב<text:span text:style-name="T1"> </text:span>יוסף<text:span text:style-name="T1"> </text:span>אמר: ידו<text:span text:style-name="T1"> </text:span>נטויה<text:span text:style-name="T1"> </text:span><text:span text:style-name="T18">(להגן)</text:span> עלינו, שנאמר<text:span text:style-name="T1"> </text:span><text:span text:style-name="T19">(ישעיהו</text:span><text:span text:style-name="T3"> </text:span><text:span text:style-name="T19">נא,טז)</text:span><text:span text:style-name="T22"> </text:span><text:span text:style-name="T24">[ואשם</text:span><text:span text:style-name="T4"> </text:span><text:span text:style-name="T24">דברי</text:span><text:span text:style-name="T4"> </text:span><text:span text:style-name="T24">בפיך]</text:span><text:span text:style-name="T22"> ובצל</text:span><text:span text:style-name="T1"> </text:span><text:span text:style-name="T22">ידי</text:span><text:span text:style-name="T1"> </text:span><text:span text:style-name="T22">כסיתיך</text:span><text:span text:style-name="T1"> </text:span><text:span text:style-name="T24">[לנטע</text:span><text:span text:style-name="T4"> </text:span><text:span text:style-name="T24">שמים</text:span><text:span text:style-name="T4"> </text:span><text:span text:style-name="T24">וליסד</text:span><text:span text:style-name="T4"> </text:span><text:span text:style-name="T24">ארץ</text:span><text:span text:style-name="T4"> </text:span><text:span text:style-name="T24">ולאמר</text:span><text:span text:style-name="T4"> </text:span><text:span text:style-name="T24">לציון</text:span><text:span text:style-name="T4"> </text:span><text:span text:style-name="T24">עמי</text:span><text:span text:style-name="T4"> </text:span><text:span text:style-name="T24">אתה]</text:span>;</text:p>
      <text:p text:style-name="P4">רבי<text:span text:style-name="T1"> </text:span>יהושע<text:span text:style-name="T1"> </text:span>בן<text:span text:style-name="T1"> </text:span>חנניה<text:span text:style-name="T1"> </text:span>הוה<text:span text:style-name="T1"> </text:span>קאי<text:span text:style-name="T1"> </text:span>בי<text:span text:style-name="T1"> </text:span>קיסר; אחוי<text:span text:style-name="T1"> </text:span>ליה<text:span text:style-name="T1"> </text:span><text:span text:style-name="T18">(על</text:span><text:span text:style-name="T4"> </text:span><text:span text:style-name="T18">ידי</text:span><text:span text:style-name="T4"> </text:span><text:span text:style-name="T18">סימן</text:span><text:span text:style-name="T4"> </text:span><text:span text:style-name="T18">רמז</text:span><text:span text:style-name="T4"> </text:span><text:span text:style-name="T18">לו</text:span><text:span text:style-name="T4"> </text:span><text:span text:style-name="T18">החזיר</text:span><text:span text:style-name="T4"> </text:span><text:span text:style-name="T18">פניו)</text:span> ההוא<text:span text:style-name="T1"> </text:span>אפיקורוסא<text:span text:style-name="T1"> </text:span><text:span text:style-name="T18">(אפיקורסים</text:span><text:span text:style-name="T4"> </text:span><text:span text:style-name="T18">= שאינם</text:span><text:span text:style-name="T4"> </text:span><text:span text:style-name="T18">מאמינים</text:span><text:span text:style-name="T4"> </text:span><text:span text:style-name="T18">לדברי</text:span><text:span text:style-name="T4"> </text:span><text:span text:style-name="T18">רז"ל, כגון</text:span><text:span text:style-name="T4"> </text:span><text:span text:style-name="T18">צדוקים)</text:span>: עמא<text:span text:style-name="T1"> </text:span>דאהדרינהו<text:span text:style-name="T1"> </text:span>מריה<text:span text:style-name="T1"> </text:span>לאפיה<text:span text:style-name="T1"> </text:span>מיניה;</text:p>
      <text:p text:style-name="P4">אחוי<text:span text:style-name="T1"> </text:span>ליה: 'ידו<text:span text:style-name="T1"> </text:span>נטויה<text:span text:style-name="T1"> </text:span>עלינו' </text:p>
      <text:p text:style-name="P4">אמר<text:span text:style-name="T1"> </text:span>ליה<text:span text:style-name="T1"> </text:span>קיסר<text:span text:style-name="T1"> </text:span>לרבי<text:span text:style-name="T1"> </text:span>יהושע: מאי<text:span text:style-name="T1"> </text:span>אחוי<text:span text:style-name="T1"> </text:span>לך?</text:p>
      <text:p text:style-name="P4">עמא<text:span text:style-name="T1"> </text:span>דאהדרינהו<text:span text:style-name="T1"> </text:span>מריה<text:span text:style-name="T1"> </text:span>לאפיה<text:span text:style-name="T1"> </text:span>מיניה, ואנא<text:span text:style-name="T1"> </text:span>מחוינא<text:span text:style-name="T1"> </text:span>ליה<text:span text:style-name="T1"> </text:span>'ידו<text:span text:style-name="T1"> </text:span>נטויה<text:span text:style-name="T1"> </text:span>עלינו'! </text:p>
      <text:p text:style-name="P4">אמרו<text:span text:style-name="T1"> </text:span>ליה<text:span text:style-name="T1"> </text:span>לההוא<text:span text:style-name="T1"> </text:span>מינא: מאי<text:span text:style-name="T1"> </text:span>אחויית<text:span text:style-name="T1"> </text:span>ליה?</text:p>
      <text:p text:style-name="P4">עמא<text:span text:style-name="T1"> </text:span>דאהדרינהו<text:span text:style-name="T1"> </text:span>מריה<text:span text:style-name="T1"> </text:span>מיניה; </text:p>
      <text:p text:style-name="P4">ומאי<text:span text:style-name="T1"> </text:span>אחוי<text:span text:style-name="T1"> </text:span>לך?</text:p>
      <text:p text:style-name="P4">לא<text:span text:style-name="T1"> </text:span>ידענא.</text:p>
      <text:p text:style-name="P4">אמרו: גברא<text:span text:style-name="T1"> </text:span>דלא<text:span text:style-name="T1"> </text:span>ידע<text:span text:style-name="T1"> </text:span>מאי<text:span text:style-name="T1"> </text:span>מחוו<text:span text:style-name="T1"> </text:span>ליה<text:span text:style-name="T1"> </text:span>במחוג<text:span text:style-name="T1"> </text:span><text:span text:style-name="T18">(ברמז)</text:span> - יחוי<text:span text:style-name="T1"> </text:span>קמי<text:span text:style-name="T1"> </text:span>מלכא?</text:p>
      <text:p text:style-name="P4">אפקוהו<text:span text:style-name="T1"> </text:span>וקטלוהו. </text:p>
      <text:p text:style-name="P5"/>
      <text:p text:style-name="P4">כי<text:span text:style-name="T1"> </text:span>קא<text:span text:style-name="T1"> </text:span>ניחא<text:span text:style-name="T1"> </text:span>נפשיה<text:span text:style-name="T1"> </text:span>דרבי<text:span text:style-name="T1"> </text:span>יהושע<text:span text:style-name="T1"> </text:span>בן<text:span text:style-name="T1"> </text:span>חנניה, אמרו<text:span text:style-name="T1"> </text:span>ליה<text:span text:style-name="T1"> </text:span>רבנן: מאי<text:span text:style-name="T1"> </text:span>תיהוי<text:span text:style-name="T1"> </text:span>עלן<text:span text:style-name="T1"> </text:span>מאפיקורוסין? </text:p>
      <text:p text:style-name="P4">אמר<text:span text:style-name="T1"> </text:span>להם: <text:span text:style-name="T19">(ירמיהו</text:span><text:span text:style-name="T3"> </text:span><text:span text:style-name="T19">מט,ז)</text:span><text:span text:style-name="T24"> [לאדום</text:span><text:span text:style-name="T4"> </text:span><text:span text:style-name="T24">כה</text:span><text:span text:style-name="T4"> </text:span><text:span text:style-name="T24">אמר</text:span><text:span text:style-name="T4"> </text:span><text:span text:style-name="T24">ה' צבאות</text:span><text:span text:style-name="T4"> </text:span><text:span text:style-name="T24">האין</text:span><text:span text:style-name="T4"> </text:span><text:span text:style-name="T24">עוד</text:span><text:span text:style-name="T4"> </text:span><text:span text:style-name="T24">חכמה</text:span><text:span text:style-name="T4"> </text:span><text:span text:style-name="T24">בתימן]</text:span><text:span text:style-name="T22"> אבדה</text:span><text:span text:style-name="T1"> </text:span><text:span text:style-name="T22">עצה</text:span><text:span text:style-name="T1"> </text:span><text:span text:style-name="T22">מבנים</text:span><text:span text:style-name="T1"> </text:span><text:span text:style-name="T22">נסרחה</text:span><text:span text:style-name="T1"> </text:span><text:span text:style-name="T22">חכמתם</text:span><text:span text:style-name="T1"> </text:span><text:span text:style-name="T18">(באדום</text:span><text:span text:style-name="T4"> </text:span><text:span text:style-name="T18">כתיב: האין</text:span><text:span text:style-name="T4"> </text:span><text:span text:style-name="T18">עוד</text:span><text:span text:style-name="T4"> </text:span><text:span text:style-name="T18">חכמה</text:span><text:span text:style-name="T4"> </text:span><text:span text:style-name="T18">בתימן? אבדה</text:span><text:span text:style-name="T4"> </text:span><text:span text:style-name="T18">עצה</text:span><text:span text:style-name="T4"> </text:span><text:span text:style-name="T18">מבנים</text:span><text:span text:style-name="T4"> </text:span><text:span text:style-name="T18">= מישראל)</text:span> - כיון<text:span text:style-name="T1"> </text:span>שאבדה<text:span text:style-name="T1"> </text:span>עצה<text:span text:style-name="T1"> </text:span>מבנים<text:span text:style-name="T1"> </text:span>- נסרחה<text:span text:style-name="T1"> </text:span>חכמתן<text:span text:style-name="T1"> </text:span>של<text:span text:style-name="T1"> </text:span>אומות<text:span text:style-name="T1"> </text:span>העולם. ואי<text:span text:style-name="T1"> </text:span>בעית<text:span text:style-name="T1"> </text:span>אימא<text:span text:style-name="T1"> – </text:span>מהכא: <text:span text:style-name="T19">(בראשית</text:span><text:span text:style-name="T3"> </text:span><text:span text:style-name="T19">לג,יב)</text:span><text:span text:style-name="T22"> ויאמר</text:span><text:span text:style-name="T1"> </text:span><text:span text:style-name="T22">נסעה</text:span><text:span text:style-name="T1"> </text:span><text:span text:style-name="T22">ונלכה</text:span><text:span text:style-name="T1"> </text:span><text:span text:style-name="T22">ואלכה</text:span><text:span text:style-name="T1"> </text:span><text:span text:style-name="T22">לנגדך</text:span><text:span text:style-name="T1"> </text:span><text:span text:style-name="T18">(לנגדך</text:span><text:span text:style-name="T4"> </text:span><text:span text:style-name="T18">= בשוה)</text:span>.</text:p>
      <text:p text:style-name="P4">רבי<text:span text:style-name="T1"> </text:span>אילא<text:span text:style-name="T1"> </text:span>הוה<text:span text:style-name="T1"> </text:span>סליק<text:span text:style-name="T1"> </text:span>בדרגא<text:span text:style-name="T1"> </text:span>דבי<text:span text:style-name="T1"> </text:span>רבה<text:span text:style-name="T1"> </text:span>בר<text:span text:style-name="T1"> </text:span>שילא, שמעיה<text:span text:style-name="T1"> </text:span>לינוקא<text:span text:style-name="T1"> </text:span>דהוה<text:span text:style-name="T1"> </text:span>קא<text:span text:style-name="T1"> </text:span>קרי<text:span text:style-name="T1"> </text:span><text:span text:style-name="T19">(עמוס</text:span><text:span text:style-name="T3"> </text:span><text:span text:style-name="T19">ד,יג)</text:span><text:span text:style-name="T22"> כי</text:span><text:span text:style-name="T1"> </text:span><text:span text:style-name="T22">הנה</text:span><text:span text:style-name="T1"> </text:span><text:span text:style-name="T22">יוצר</text:span><text:span text:style-name="T1"> </text:span><text:span text:style-name="T22">הרים</text:span><text:span text:style-name="T1"> </text:span><text:span text:style-name="T22">ובורא</text:span><text:span text:style-name="T1"> </text:span><text:span text:style-name="T22">רוח</text:span><text:span text:style-name="T1"> </text:span><text:span text:style-name="T22">ומגיד</text:span><text:span text:style-name="T1"> </text:span><text:span text:style-name="T22">לאדם</text:span><text:span text:style-name="T1"> </text:span><text:span text:style-name="T22">מה</text:span><text:span text:style-name="T1"> </text:span><text:span text:style-name="T22">שיחו</text:span><text:span text:style-name="T1"> </text:span><text:span text:style-name="T24">[עשה</text:span><text:span text:style-name="T4"> </text:span><text:span text:style-name="T24">שחר</text:span><text:span text:style-name="T4"> </text:span><text:span text:style-name="T24">עיפה</text:span><text:span text:style-name="T4"> </text:span><text:span text:style-name="T24">ודרך</text:span><text:span text:style-name="T4"> </text:span><text:span text:style-name="T24">על</text:span><text:span text:style-name="T4"> </text:span><text:span text:style-name="T24">במתי</text:span><text:span text:style-name="T4"> </text:span><text:span text:style-name="T24">ארץ</text:span><text:span text:style-name="T4"> </text:span><text:span text:style-name="T24">ה' אלקי</text:span><text:span text:style-name="T4"> </text:span><text:span text:style-name="T24">צבאות</text:span><text:span text:style-name="T4"> </text:span><text:span text:style-name="T24">שמו]</text:span>; אמר: עבד<text:span text:style-name="T1"> </text:span>שרבו<text:span text:style-name="T1"> </text:span>מגיד<text:span text:style-name="T1"> </text:span>לו<text:span text:style-name="T1"> </text:span>מה<text:span text:style-name="T1"> </text:span>שיחו<text:span text:style-name="T1"> </text:span>- תקנה<text:span text:style-name="T1"> </text:span>יש<text:span text:style-name="T1"> </text:span>לו?</text:p>
      <text:p text:style-name="P4">מאי<text:span text:style-name="T1"> </text:span>'<text:span text:style-name="T22">מה</text:span><text:span text:style-name="T1"> </text:span><text:span text:style-name="T22">שיחו</text:span>'?</text:p>
      <text:p text:style-name="P4">אמר<text:span text:style-name="T1"> </text:span>רב: אפילו<text:span text:style-name="T1"> </text:span>שיחה<text:span text:style-name="T1"> </text:span>יתירה<text:span text:style-name="T1"> </text:span>שבין<text:span text:style-name="T1"> </text:span>איש<text:span text:style-name="T1"> </text:span>לאשתו<text:span text:style-name="T1"> </text:span><text:span text:style-name="T18">(דברי</text:span><text:span text:style-name="T4"> </text:span><text:span text:style-name="T18">שחוק</text:span><text:span text:style-name="T4"> </text:span><text:span text:style-name="T18">שלפני</text:span><text:span text:style-name="T4"> </text:span><text:span text:style-name="T18">תשמיש)</text:span> מגידים<text:span text:style-name="T1"> </text:span>לו<text:span text:style-name="T1"> </text:span>לאדם<text:span text:style-name="T1"> </text:span>בשעת<text:span text:style-name="T1"> </text:span>מיתה.</text:p>
      <text:p text:style-name="P4">איני! והא<text:span text:style-name="T1"> </text:span>רב<text:span text:style-name="T1"> </text:span>כהנא<text:span text:style-name="T1"> </text:span>הוה<text:span text:style-name="T1"> </text:span>גני<text:span text:style-name="T1"> </text:span>תותי<text:span text:style-name="T1"> </text:span>פורייה<text:span text:style-name="T1"> </text:span>דרב, ושמעיה<text:span text:style-name="T1"> </text:span>דסח<text:span text:style-name="T1"> </text:span>וצחק<text:span text:style-name="T1"> </text:span>ועשה<text:span text:style-name="T1"> </text:span>צרכיו, אמר: דמי<text:span text:style-name="T1"> </text:span>פומיה<text:span text:style-name="T1"> </text:span>דרב<text:span text:style-name="T1"> </text:span>כמאן<text:span text:style-name="T1"> </text:span>דלא<text:span text:style-name="T1"> </text:span>טעים<text:span text:style-name="T1"> </text:span>ליה<text:span text:style-name="T1"> </text:span>תבשילא<text:span text:style-name="T1"> </text:span><text:span text:style-name="T18">(שרעב</text:span><text:span text:style-name="T4"> </text:span><text:span text:style-name="T18">לאכול</text:span><text:span text:style-name="T4"> </text:span><text:span text:style-name="T18">כלומר</text:span><text:span text:style-name="T4"> </text:span><text:span text:style-name="T18">מתאוה</text:span><text:span text:style-name="T4"> </text:span><text:span text:style-name="T18">לתשמיש)</text:span>! </text:p>
      <text:p text:style-name="P4"><text:soft-page-break/>אמר<text:span text:style-name="T1"> </text:span>ליה: כהנא<text:span text:style-name="T1"> </text:span>פוק! לאו<text:span text:style-name="T1"> </text:span>אורח<text:span text:style-name="T1"> </text:span>ארעא!</text:p>
      <text:p text:style-name="P4">לא<text:span text:style-name="T1"> </text:span>קשיא: כאן<text:span text:style-name="T1"> </text:span>דצריך<text:span text:style-name="T1"> </text:span>לרצויה, הא<text:span text:style-name="T1"> </text:span>דלא<text:span text:style-name="T1"> </text:span>צריך<text:span text:style-name="T1"> </text:span>לרצויה.</text:p>
      <text:p text:style-name="P6"/>
      <text:p text:style-name="P4"><text:span text:style-name="T19">(ירמיהו</text:span><text:span text:style-name="T3"> </text:span><text:span text:style-name="T19">יג,יז)</text:span><text:span text:style-name="T22"> ואם</text:span><text:span text:style-name="T1"> </text:span><text:span text:style-name="T22">לא</text:span><text:span text:style-name="T1"> </text:span><text:span text:style-name="T22">תשמעוה</text:span><text:span text:style-name="T1"> </text:span><text:span text:style-name="T22">במסתרים</text:span><text:span text:style-name="T1"> </text:span><text:span text:style-name="T22">תבכה</text:span><text:span text:style-name="T1"> </text:span><text:span text:style-name="T22">נפשי</text:span><text:span text:style-name="T1"> </text:span><text:span text:style-name="T22">מפני</text:span><text:span text:style-name="T1"> </text:span><text:span text:style-name="T22">גוה</text:span><text:span text:style-name="T1"> </text:span><text:span text:style-name="T24">[ודמע</text:span><text:span text:style-name="T4"> </text:span><text:span text:style-name="T24">תדמע</text:span><text:span text:style-name="T4"> </text:span><text:span text:style-name="T24">ותרד</text:span><text:span text:style-name="T4"> </text:span><text:span text:style-name="T24">עיני</text:span><text:span text:style-name="T4"> </text:span><text:span text:style-name="T24">דמעה</text:span><text:span text:style-name="T4"> </text:span><text:span text:style-name="T24">כי</text:span><text:span text:style-name="T4"> </text:span><text:span text:style-name="T24">נשבה</text:span><text:span text:style-name="T4"> </text:span><text:span text:style-name="T24">עדר</text:span><text:span text:style-name="T4"> </text:span><text:span text:style-name="T24">ה']</text:span>; אמר<text:span text:style-name="T1"> </text:span>רב<text:span text:style-name="T1"> </text:span>שמואל<text:span text:style-name="T1"> </text:span>בר<text:span text:style-name="T1"> </text:span>איניא<text:span text:style-name="T1"> </text:span>משמיה<text:span text:style-name="T1"> </text:span>דרב: מקום<text:span text:style-name="T1"> </text:span>יש<text:span text:style-name="T1"> </text:span>לו<text:span text:style-name="T1"> </text:span>להקדוש<text:span text:style-name="T1"> </text:span>ברוך<text:span text:style-name="T1"> </text:span>הוא<text:span text:style-name="T1"> </text:span>ו'מסתרים' שמו; מאי<text:span text:style-name="T1"> </text:span>'<text:span text:style-name="T22">מפני</text:span><text:span text:style-name="T1"> </text:span><text:span text:style-name="T22">גוה</text:span>'? - אמר<text:span text:style-name="T1"> </text:span>רב<text:span text:style-name="T1"> </text:span>שמואל<text:span text:style-name="T1"> </text:span>בר<text:span text:style-name="T1"> </text:span>יצחק: מפני<text:span text:style-name="T1"> </text:span>גאוותן<text:span text:style-name="T1"> </text:span>של<text:span text:style-name="T1"> </text:span>ישראל<text:span text:style-name="T1"> </text:span>שניטלה<text:span text:style-name="T1"> </text:span>מהם<text:span text:style-name="T1"> </text:span>ונתנה<text:span text:style-name="T1"> </text:span>לעובדי<text:span text:style-name="T1"> </text:span>כוכבים.</text:p>
      <text:p text:style-name="P4">רבי<text:span text:style-name="T1"> </text:span>שמואל<text:span text:style-name="T1"> </text:span>בר<text:span text:style-name="T1"> </text:span>נחמני<text:span text:style-name="T1"> </text:span>אמר: מפני<text:span text:style-name="T1"> </text:span>גאוותה<text:span text:style-name="T1"> </text:span>של<text:span text:style-name="T1"> </text:span>מלכות<text:span text:style-name="T1"> </text:span>שמים.</text:p>
      <text:p text:style-name="P4">ומי<text:span text:style-name="T1"> </text:span>איכא<text:span text:style-name="T1"> </text:span>בכיה<text:span text:style-name="T1"> </text:span>קמיה<text:span text:style-name="T1"> </text:span>הקב"ה, והאמר<text:span text:style-name="T1"> </text:span>רב<text:span text:style-name="T1"> </text:span>פפא: אין<text:span text:style-name="T1"> </text:span>עציבות<text:span text:style-name="T1"> </text:span>לפני<text:span text:style-name="T1"> </text:span>הקב"ה, שנאמר<text:span text:style-name="T1"> </text:span><text:span text:style-name="T19">(דברי</text:span><text:span text:style-name="T3"> </text:span><text:span text:style-name="T19">הימים</text:span><text:span text:style-name="T3"> </text:span><text:span text:style-name="T19">א</text:span><text:span text:style-name="T3"> </text:span><text:span text:style-name="T19">טז,כז)</text:span><text:span text:style-name="T22"> הוד</text:span><text:span text:style-name="T1"> </text:span><text:span text:style-name="T22">והדר</text:span><text:span text:style-name="T1"> </text:span><text:span text:style-name="T22">לפניו</text:span><text:span text:style-name="T1"> </text:span><text:span text:style-name="T22">עוז</text:span><text:span text:style-name="T1"> </text:span><text:span text:style-name="T22">וחדוה</text:span><text:span text:style-name="T1"> </text:span><text:span text:style-name="T22">במקומו</text:span>!?</text:p>
      <text:p text:style-name="P4">לא<text:span text:style-name="T1"> </text:span>קשיא: הא<text:span text:style-name="T1"> </text:span>בבתי<text:span text:style-name="T1"> </text:span>גואי<text:span text:style-name="T1"> </text:span><text:span text:style-name="T18">(בבתי</text:span><text:span text:style-name="T4"> </text:span><text:span text:style-name="T18">גואי</text:span><text:span text:style-name="T4"> </text:span><text:span text:style-name="T18">איכא, דכתיב</text:span><text:span text:style-name="T4"> </text:span><text:span text:style-name="T24">במסתרים</text:span><text:span text:style-name="T18">)</text:span>, הא<text:span text:style-name="T1"> </text:span>בבתי<text:span text:style-name="T1"> </text:span>בראי.</text:p>
      <text:p text:style-name="P4">ובבתי<text:span text:style-name="T1"> </text:span>בראי<text:span text:style-name="T1"> </text:span>לא? והא<text:span text:style-name="T1"> </text:span>כתיב<text:span text:style-name="T1"> </text:span><text:span text:style-name="T19">(ישעיהו</text:span><text:span text:style-name="T3"> </text:span><text:span text:style-name="T19">כב,יב)</text:span><text:span text:style-name="T22"> ויקרא</text:span><text:span text:style-name="T1"> </text:span><text:span text:style-name="T22">אדני</text:span><text:span text:style-name="T1"> </text:span><text:span text:style-name="T22">ה' צבאות</text:span><text:span text:style-name="T1"> </text:span><text:span text:style-name="T22">ביום</text:span><text:span text:style-name="T1"> </text:span><text:span text:style-name="T22">ההוא</text:span><text:span text:style-name="T1"> </text:span><text:span text:style-name="T22">לבכי</text:span><text:span text:style-name="T1"> </text:span><text:span text:style-name="T22">ולמספד</text:span><text:span text:style-name="T1"> </text:span><text:span text:style-name="T22">ולקרחה</text:span><text:span text:style-name="T1"> </text:span><text:span text:style-name="T22">ולחגור</text:span><text:span text:style-name="T1"> </text:span><text:span text:style-name="T22">שק</text:span><text:span text:style-name="T1"> </text:span><text:span text:style-name="T18">(והכתיב</text:span><text:span text:style-name="T4"> </text:span><text:span text:style-name="T24">ויקרא</text:span><text:span text:style-name="T18">, וכל</text:span><text:span text:style-name="T4"> </text:span><text:span text:style-name="T18">קריאה</text:span><text:span text:style-name="T4"> </text:span><text:span text:style-name="T18">- השמעת</text:span><text:span text:style-name="T4"> </text:span><text:span text:style-name="T18">קול</text:span><text:span text:style-name="T4"> </text:span><text:span text:style-name="T18">היא)</text:span>!?</text:p>
      <text:p text:style-name="P4">שאני<text:span text:style-name="T1"> </text:span>חרבן<text:span text:style-name="T1"> </text:span>בית<text:span text:style-name="T1"> </text:span>המקדש, דאפילו<text:span text:style-name="T1"> </text:span>מלאכי<text:span text:style-name="T1"> </text:span>שלום<text:span text:style-name="T1"> </text:span>בכו, שנאמר<text:span text:style-name="T1"> </text:span><text:span text:style-name="T19">(ישעיהו</text:span><text:span text:style-name="T3"> </text:span><text:span text:style-name="T19">לג,ז)</text:span><text:span text:style-name="T22"> הן</text:span><text:span text:style-name="T1"> </text:span><text:span text:style-name="T22">אראלם</text:span><text:span text:style-name="T1"> </text:span><text:span text:style-name="T22">צעקו</text:span><text:span text:style-name="T1"> </text:span><text:span text:style-name="T22">חוצה</text:span><text:span text:style-name="T1"> </text:span><text:span text:style-name="T22">מלאכי</text:span><text:span text:style-name="T1"> </text:span><text:span text:style-name="T22">שלום</text:span><text:span text:style-name="T1"> </text:span><text:span text:style-name="T22">מר</text:span><text:span text:style-name="T1"> </text:span><text:span text:style-name="T22">יבכיון</text:span>.</text:p>
      <text:p text:style-name="P6"/>
      <text:p text:style-name="P4"><text:span text:style-name="T19">(ירמיהו</text:span><text:span text:style-name="T3"> </text:span><text:span text:style-name="T19">יג,יז)</text:span> <text:span text:style-name="T24">[ואם</text:span><text:span text:style-name="T4"> </text:span><text:span text:style-name="T24">לא</text:span><text:span text:style-name="T4"> </text:span><text:span text:style-name="T24">תשמעוה</text:span><text:span text:style-name="T4"> </text:span><text:span text:style-name="T24">במסתרים</text:span><text:span text:style-name="T4"> </text:span><text:span text:style-name="T24">תבכה</text:span><text:span text:style-name="T4"> </text:span><text:span text:style-name="T24">נפשי</text:span><text:span text:style-name="T4"> </text:span><text:span text:style-name="T24">מפני</text:span><text:span text:style-name="T4"> </text:span><text:span text:style-name="T24">גוה] </text:span><text:span text:style-name="T22">ודמע</text:span><text:span text:style-name="T1"> </text:span><text:span text:style-name="T22">תדמע</text:span><text:span text:style-name="T1"> </text:span><text:span text:style-name="T22">ותרד</text:span><text:span text:style-name="T1"> </text:span><text:span text:style-name="T22">עיני</text:span><text:span text:style-name="T1"> </text:span><text:span text:style-name="T22">דמעה</text:span><text:span text:style-name="T1"> </text:span><text:span text:style-name="T22">כי</text:span><text:span text:style-name="T1"> </text:span><text:span text:style-name="T22">נשבה</text:span><text:span text:style-name="T1"> </text:span><text:span text:style-name="T22">עדר</text:span><text:span text:style-name="T1"> </text:span><text:span text:style-name="T22">ה'</text:span>; אמר<text:span text:style-name="T1"> </text:span>רבי<text:span text:style-name="T1"> </text:span>אלעזר: שלש<text:span text:style-name="T1"> </text:span>דמעות<text:span text:style-name="T1"> </text:span>הללו, למה? - אחת<text:span text:style-name="T1"> </text:span>על<text:span text:style-name="T1"> </text:span>מקדש<text:span text:style-name="T1"> </text:span>ראשון, ואחת<text:span text:style-name="T1"> </text:span>על<text:span text:style-name="T1"> </text:span>מקדש<text:span text:style-name="T1"> </text:span>שני, ואחת<text:span text:style-name="T1"> </text:span>על<text:span text:style-name="T1"> </text:span>ישראל<text:span text:style-name="T1"> </text:span>שגלו<text:span text:style-name="T1"> </text:span>ממקומן.</text:p>
      <text:p text:style-name="P4">ואיכא<text:span text:style-name="T1"> </text:span>דאמרי: אחת<text:span text:style-name="T1"> </text:span>על<text:span text:style-name="T1"> </text:span>ביטול<text:span text:style-name="T1"> </text:span>תורה. </text:p>
      <text:p text:style-name="P4">בשלמא<text:span text:style-name="T1"> </text:span>למאן<text:span text:style-name="T1"> </text:span>דאמר<text:span text:style-name="T1"> </text:span>על<text:span text:style-name="T1"> </text:span>ישראל<text:span text:style-name="T1"> </text:span>שגלו, היינו<text:span text:style-name="T1"> </text:span>דכתיב<text:span text:style-name="T1"> </text:span>'<text:span text:style-name="T22">כי</text:span><text:span text:style-name="T1"> </text:span><text:span text:style-name="T22">נשבה</text:span><text:span text:style-name="T1"> </text:span><text:span text:style-name="T22">עדר</text:span><text:span text:style-name="T1"> </text:span><text:span text:style-name="T22">ה'</text:span>', אלא<text:span text:style-name="T1"> </text:span>למאן<text:span text:style-name="T1"> </text:span>דאמר<text:span text:style-name="T1"> </text:span>על<text:span text:style-name="T1"> </text:span>ביטול<text:span text:style-name="T1"> </text:span>תורה, מאי<text:span text:style-name="T1"> </text:span>'<text:span text:style-name="T22">כי</text:span><text:span text:style-name="T1"> </text:span><text:span text:style-name="T22">נשבה</text:span><text:span text:style-name="T1"> </text:span><text:span text:style-name="T22">עדר</text:span><text:span text:style-name="T1"> </text:span><text:span text:style-name="T22">ה'</text:span>'?</text:p>
      <text:p text:style-name="P4">כיון<text:span text:style-name="T1"> </text:span>שגלו<text:span text:style-name="T1"> </text:span>ישראל<text:span text:style-name="T1"> </text:span>ממקומן<text:span text:style-name="T1"> </text:span>- אין<text:span text:style-name="T1"> </text:span>לך<text:span text:style-name="T1"> </text:span>ביטול<text:span text:style-name="T1"> </text:span>תורה<text:span text:style-name="T1"> </text:span>גדול<text:span text:style-name="T1"> </text:span>מזה.</text:p>
      <text:p text:style-name="P5"/>
      <text:p text:style-name="P4">תנו<text:span text:style-name="T1"> </text:span>רבנן: '<text:span text:style-name="T26">שלשה</text:span><text:span text:style-name="T27"> </text:span><text:span text:style-name="T26">הקב"ה</text:span><text:span text:style-name="T27"> </text:span><text:span text:style-name="T26">בוכה</text:span><text:span text:style-name="T27"> </text:span><text:span text:style-name="T26">עליהן</text:span><text:span text:style-name="T27"> </text:span><text:span text:style-name="T26">בכל</text:span><text:span text:style-name="T27"> </text:span><text:span text:style-name="T26">יום: על</text:span><text:span text:style-name="T27"> </text:span><text:span text:style-name="T26">שאפשר</text:span><text:span text:style-name="T27"> </text:span><text:span text:style-name="T26">לעסוק</text:span><text:span text:style-name="T27"> </text:span><text:span text:style-name="T26">בתורה</text:span><text:span text:style-name="T27"> </text:span><text:span text:style-name="T26">ואינו</text:span><text:span text:style-name="T27"> </text:span><text:span text:style-name="T26">עוסק, ועל</text:span><text:span text:style-name="T27"> </text:span><text:span text:style-name="T26">שאי</text:span><text:span text:style-name="T27"> </text:span><text:span text:style-name="T26">אפשר</text:span><text:span text:style-name="T27"> </text:span><text:span text:style-name="T26">לעסוק</text:span><text:span text:style-name="T27"> </text:span><text:span text:style-name="T26">בתורה</text:span><text:span text:style-name="T27"> </text:span><text:span text:style-name="T26">ועוסק, ועל</text:span><text:span text:style-name="T27"> </text:span><text:span text:style-name="T26">פרנס</text:span><text:span text:style-name="T27"> </text:span><text:span text:style-name="T26">המתגאה</text:span><text:span text:style-name="T27"> </text:span><text:span text:style-name="T26">על</text:span><text:span text:style-name="T27"> </text:span><text:span text:style-name="T26">הצבור.</text:span>'</text:p>
      <text:p text:style-name="P4"/>
      <text:p text:style-name="P4">רבי<text:span text:style-name="T1"> </text:span>הוה<text:span text:style-name="T1"> </text:span>נקיט<text:span text:style-name="T1"> </text:span>ספר<text:span text:style-name="T1"> </text:span>קינות<text:span text:style-name="T1"> </text:span>וקא<text:span text:style-name="T1"> </text:span>קרי<text:span text:style-name="T1"> </text:span>בגויה; כי<text:span text:style-name="T1"> </text:span>מטא<text:span text:style-name="T1"> </text:span>להאי<text:span text:style-name="T1"> </text:span>פסוקא<text:span text:style-name="T1"> </text:span><text:span text:style-name="T19">(איכה</text:span><text:span text:style-name="T3"> </text:span><text:span text:style-name="T19">ב,א)</text:span><text:span text:style-name="T22"> </text:span><text:span text:style-name="T24">[איכה</text:span><text:span text:style-name="T4"> </text:span><text:span text:style-name="T24">יעיב</text:span><text:span text:style-name="T4"> </text:span><text:span text:style-name="T24">באפו</text:span><text:span text:style-name="T4"> </text:span><text:span text:style-name="T24">ד' את</text:span><text:span text:style-name="T4"> </text:span><text:span text:style-name="T24">בת</text:span><text:span text:style-name="T4"> </text:span><text:span text:style-name="T24">ציון]</text:span><text:span text:style-name="T22"> השליך</text:span><text:span text:style-name="T1"> </text:span><text:span text:style-name="T22">משמים</text:span><text:span text:style-name="T1"> </text:span><text:span text:style-name="T22">ארץ</text:span><text:span text:style-name="T1"> </text:span><text:span text:style-name="T24">[תפארת</text:span><text:span text:style-name="T4"> </text:span><text:span text:style-name="T24">ישראל</text:span><text:span text:style-name="T4"> </text:span><text:span text:style-name="T24">ולא</text:span><text:span text:style-name="T4"> </text:span><text:span text:style-name="T24">זכר</text:span><text:span text:style-name="T4"> </text:span><text:span text:style-name="T24">הדם</text:span><text:span text:style-name="T4"> </text:span><text:span text:style-name="T24">רגליו</text:span><text:span text:style-name="T4"> </text:span><text:span text:style-name="T24">ביום</text:span><text:span text:style-name="T4"> </text:span><text:span text:style-name="T24">אפו]</text:span><text:span text:style-name="T22"> </text:span>- נפל<text:span text:style-name="T1"> </text:span>מן<text:span text:style-name="T1"> </text:span>ידיה, אמר: מאיגרא<text:span text:style-name="T1"> </text:span>רם<text:span text:style-name="T1"> </text:span>לבירא<text:span text:style-name="T1"> </text:span>עמיקתא<text:span text:style-name="T1"> </text:span><text:span text:style-name="T18">(כמה</text:span><text:span text:style-name="T4"> </text:span><text:span text:style-name="T18">גדולה</text:span><text:span text:style-name="T4"> </text:span><text:span text:style-name="T18">נפילה</text:span><text:span text:style-name="T4"> </text:span><text:span text:style-name="T18">זו)</text:span>! <text:span text:style-name="T18">(אין</text:span><text:span text:style-name="T4"> </text:span><text:span text:style-name="T18">לך</text:span><text:span text:style-name="T4"> </text:span><text:span text:style-name="T18">גבוה</text:span><text:span text:style-name="T4"> </text:span><text:span text:style-name="T18">ובור</text:span><text:span text:style-name="T4"> </text:span><text:span text:style-name="T18">עמוק</text:span><text:span text:style-name="T4"> </text:span><text:span text:style-name="T18">כמשמים</text:span><text:span text:style-name="T4"> </text:span><text:span text:style-name="T18">לארץ.)</text:span></text:p>
      <text:p text:style-name="P4"/>
      <text:p text:style-name="P4">רבי<text:span text:style-name="T1"> </text:span>ורבי<text:span text:style-name="T1"> </text:span>חייא<text:span text:style-name="T1"> </text:span>הוו<text:span text:style-name="T1"> </text:span>שקלי<text:span text:style-name="T1"> </text:span>ואזלי<text:span text:style-name="T1"> </text:span>באורחא; כי<text:span text:style-name="T1"> </text:span>מטו<text:span text:style-name="T1"> </text:span>לההוא<text:span text:style-name="T1"> </text:span>מתא, אמרי: איכא<text:span text:style-name="T1"> </text:span>צורבא<text:span text:style-name="T1"> </text:span>מרבנן<text:span text:style-name="T1"> </text:span>הכא? נזיל<text:span text:style-name="T1"> </text:span>וניקביל<text:span text:style-name="T1"> </text:span>אפיה!</text:p>
      <text:p text:style-name="P4">אמרי: איכא<text:span text:style-name="T1"> </text:span>צורבא<text:span text:style-name="T1"> </text:span>מרבנן<text:span text:style-name="T1"> </text:span>הכא, ומאור<text:span text:style-name="T1"> </text:span>עינים<text:span text:style-name="T1"> </text:span>הוא.</text:p>
      <text:p text:style-name="P4">אמר<text:span text:style-name="T1"> </text:span>ליה<text:span text:style-name="T1"> </text:span>רבי<text:span text:style-name="T1"> </text:span>חייא<text:span text:style-name="T1"> </text:span>לרבי: תיב<text:span text:style-name="T1"> </text:span>את, לא<text:span text:style-name="T1"> </text:span>תזלזל<text:span text:style-name="T1"> </text:span>בנשיאותך; איזיל<text:span text:style-name="T1"> </text:span>אנא<text:span text:style-name="T1"> </text:span>ואקביל<text:span text:style-name="T1"> </text:span>אפיה.</text:p>
      <text:p text:style-name="P4">תקפיה<text:span text:style-name="T1"> </text:span><text:span text:style-name="T18">(רבי</text:span><text:span text:style-name="T4"> </text:span><text:span text:style-name="T18">לרבי</text:span><text:span text:style-name="T4"> </text:span><text:span text:style-name="T18">חייא)</text:span> ואזל<text:span text:style-name="T1"> </text:span><text:span text:style-name="T18">(רבי)</text:span> בהדיה; כי<text:span text:style-name="T1"> </text:span>הוו<text:span text:style-name="T1"> </text:span>מיפטרי<text:span text:style-name="T1"> </text:span>מיניה<text:span text:style-name="T1"> </text:span><text:span text:style-name="T18">(שנטלו</text:span><text:span text:style-name="T4"> </text:span><text:span text:style-name="T18">ממנו</text:span><text:span text:style-name="T4"> </text:span><text:span text:style-name="T18">רשות)</text:span>, אמר<text:span text:style-name="T1"> </text:span>להו: אתם<text:span text:style-name="T1"> </text:span>הקבלתם<text:span text:style-name="T1"> </text:span>פנים<text:span text:style-name="T1"> </text:span>הנראים<text:span text:style-name="T1"> </text:span>ואינן<text:span text:style-name="T1"> </text:span>רואין; תזכו<text:span text:style-name="T1"> </text:span>להקביל<text:span text:style-name="T1"> </text:span>פנים<text:span text:style-name="T1"> </text:span>הרואים<text:span text:style-name="T1"> </text:span>ואינן<text:span text:style-name="T1"> </text:span>נראין.</text:p>
      <text:p text:style-name="P4">אמר<text:span text:style-name="T1"> </text:span>ליה: איכו<text:span text:style-name="T1"> </text:span><text:span text:style-name="T43">[אילו</text:span><text:span text:style-name="T48"> </text:span><text:span text:style-name="T43">עשיתי</text:span><text:span text:style-name="T48"> </text:span><text:span text:style-name="T43">אחרת</text:span><text:span text:style-name="T48"> </text:span><text:span text:style-name="T42">[JASTROW]</text:span><text:span text:style-name="T43">, כלומר: אילו</text:span><text:span text:style-name="T48"> </text:span><text:span text:style-name="T43">נשמעתי</text:span><text:span text:style-name="T48"> </text:span><text:span text:style-name="T43">לך</text:span><text:span text:style-name="T48"> </text:span><text:span text:style-name="T43">ולא</text:span><text:span text:style-name="T48"> </text:span><text:span text:style-name="T43">באתי]</text:span>, השתא<text:span text:style-name="T1"> </text:span>מנעתן<text:span text:style-name="T1"> </text:span>מהאי<text:span text:style-name="T1"> </text:span>בירכתא<text:span text:style-name="T1"> </text:span><text:span text:style-name="T18">(אם</text:span><text:span text:style-name="T4"> </text:span><text:span text:style-name="T18">לא</text:span><text:span text:style-name="T4"> </text:span><text:span text:style-name="T18">באתי</text:span><text:span text:style-name="T4"> </text:span><text:span text:style-name="T18">עמך</text:span><text:span text:style-name="T4"> </text:span><text:span text:style-name="T18">והאמנתי</text:span><text:span text:style-name="T4"> </text:span><text:span text:style-name="T18">לך</text:span><text:span text:style-name="T4"> </text:span><text:span text:style-name="T18">מנעתני</text:span><text:span text:style-name="T4"> </text:span><text:span text:style-name="T18">מברכה</text:span><text:span text:style-name="T4"> </text:span><text:span text:style-name="T18">זו)</text:span>!</text:p>
      <text:p text:style-name="P4">אמרו<text:span text:style-name="T1"> </text:span>ליה: ממאן<text:span text:style-name="T1"> </text:span>שמיעא<text:span text:style-name="T1"> </text:span>לך<text:span text:style-name="T1"> </text:span><text:span text:style-name="T18">(שכל</text:span><text:span text:style-name="T4"> </text:span><text:span text:style-name="T18">כך</text:span><text:span text:style-name="T4"> </text:span><text:span text:style-name="T18">גדולה</text:span><text:span text:style-name="T4"> </text:span><text:span text:style-name="T18">הקבלת</text:span><text:span text:style-name="T4"> </text:span><text:span text:style-name="T18">פנים)</text:span>?</text:p>
      <text:p text:style-name="P4">מפרקיה<text:span text:style-name="T1"> </text:span>דרבי<text:span text:style-name="T1"> </text:span>יעקב<text:span text:style-name="T1"> </text:span>שמיע<text:span text:style-name="T1"> </text:span>לי, דרבי<text:span text:style-name="T1"> </text:span>יעקב<text:span text:style-name="T1"> </text:span>איש<text:span text:style-name="T1"> </text:span>כפר<text:span text:style-name="T1"> </text:span>חיטייא<text:span text:style-name="T1"> </text:span>הוה<text:span text:style-name="T1"> </text:span>מקביל<text:span text:style-name="T1"> </text:span>אפיה<text:span text:style-name="T1"> </text:span>דרביה<text:span text:style-name="T1"> </text:span>כל<text:span text:style-name="T1"> </text:span>יומא; כי<text:span text:style-name="T1"> </text:span>קש<text:span text:style-name="T1"> </text:span><text:span text:style-name="T18">(כשהזקין</text:span><text:span text:style-name="T4"> </text:span><text:span text:style-name="T18">רבי</text:span><text:span text:style-name="T4"> </text:span><text:span text:style-name="T18">יעקב)</text:span>, אמר<text:span text:style-name="T1"> </text:span>ליה: לא<text:span text:style-name="T1"> </text:span>נצטער<text:span text:style-name="T1"> </text:span>מר, דלא<text:span text:style-name="T1"> </text:span>יכיל<text:span text:style-name="T1"> </text:span>מר!</text:p>
      <text:p text:style-name="P4">אמר<text:span text:style-name="T1"> </text:span>ליה: מי<text:span text:style-name="T1"> </text:span>זוטר? מאי<text:span text:style-name="T1"> </text:span>דכתיב<text:span text:style-name="T1"> </text:span>בהו<text:span text:style-name="T1"> </text:span>ברבנן<text:span text:style-name="T1"> </text:span><text:span text:style-name="T19">(תהלים</text:span><text:span text:style-name="T3"> </text:span><text:span text:style-name="T19">מט,י)</text:span><text:span text:style-name="T22"> ויחי</text:span><text:span text:style-name="T1"> </text:span><text:span text:style-name="T22">עוד</text:span><text:span text:style-name="T1"> </text:span><text:span text:style-name="T22">לנצח</text:span><text:span text:style-name="T1"> </text:span><text:span text:style-name="T22">לא</text:span><text:span text:style-name="T1"> </text:span><text:span text:style-name="T22">יראה</text:span><text:span text:style-name="T1"> </text:span><text:span text:style-name="T22">השחת</text:span><text:span text:style-name="T1"> </text:span><text:span text:style-name="T19">[פסוק</text:span><text:span text:style-name="T3"> </text:span><text:span text:style-name="T19">יא]</text:span> <text:span text:style-name="T22">כי</text:span><text:span text:style-name="T1"> </text:span><text:span text:style-name="T22">יראה</text:span><text:span text:style-name="T1"> </text:span><text:span text:style-name="T22">חכמים</text:span><text:span text:style-name="T1"> </text:span><text:span text:style-name="T22">ימותו</text:span><text:span text:style-name="T1"> </text:span><text:span text:style-name="T24">[יחד</text:span><text:span text:style-name="T4"> </text:span><text:span text:style-name="T24">כסיל</text:span><text:span text:style-name="T4"> </text:span><text:span text:style-name="T24">ובער</text:span><text:span text:style-name="T4"> </text:span><text:span text:style-name="T24">יאבדו</text:span><text:span text:style-name="T4"> </text:span><text:span text:style-name="T24">ועזבו</text:span><text:span text:style-name="T4"> </text:span><text:span text:style-name="T24">לאחרים</text:span><text:span text:style-name="T4"> </text:span><text:span text:style-name="T24">חילם]</text:span> ומה<text:span text:style-name="T1"> </text:span>הרואה<text:span text:style-name="T1"> </text:span>חכמים<text:span text:style-name="T1"> </text:span>במיתתן<text:span text:style-name="T1"> </text:span>יחיה<text:span text:style-name="T1"> </text:span>- בחייהן<text:span text:style-name="T1"> </text:span>על<text:span text:style-name="T1"> </text:span>אחת<text:span text:style-name="T1"> </text:span>כמה<text:span text:style-name="T1"> </text:span>וכמה! </text:p>
      <text:p text:style-name="P13"><text:s/></text:p>
      <text:p text:style-name="P4">רב<text:span text:style-name="T1"> </text:span>אידי<text:span text:style-name="T1"> </text:span>אבוה<text:span text:style-name="T1"> </text:span>דרבי<text:span text:style-name="T1"> </text:span>יעקב<text:span text:style-name="T1"> </text:span>בר<text:span text:style-name="T1"> </text:span>אידי<text:span text:style-name="T1"> </text:span>הוה<text:span text:style-name="T1"> </text:span>רגיל<text:span text:style-name="T1"> </text:span>דהוה<text:span text:style-name="T1"> </text:span>אזיל<text:span text:style-name="T1"> </text:span>תלתא<text:span text:style-name="T1"> </text:span>ירחי<text:span text:style-name="T1"> </text:span>באורחא<text:span text:style-name="T1"> </text:span>וחד<text:span text:style-name="T1"> </text:span>יומא<text:span text:style-name="T1"> </text:span>בבי<text:span text:style-name="T1"> </text:span>רב<text:span text:style-name="T1"> </text:span><text:span text:style-name="T18">(מהלך</text:span><text:span text:style-name="T4"> </text:span><text:span text:style-name="T18">שלשה</text:span><text:span text:style-name="T4"> </text:span><text:span text:style-name="T18">חדשים</text:span><text:span text:style-name="T4"> </text:span><text:span text:style-name="T18">היה</text:span><text:span text:style-name="T4"> </text:span><text:span text:style-name="T18">מביתו</text:span><text:span text:style-name="T4"> </text:span><text:span text:style-name="T18">לבית</text:span><text:span text:style-name="T4"> </text:span><text:span text:style-name="T18">המדרש, ונוסע</text:span><text:span text:style-name="T4"> </text:span><text:span text:style-name="T18">מביתו</text:span><text:span text:style-name="T4"> </text:span><text:span text:style-name="T18">אחר</text:span><text:span text:style-name="T4"> </text:span><text:span text:style-name="T18">הפסח</text:span><text:span text:style-name="T4"> </text:span><text:span text:style-name="T18">ולומד</text:span><text:span text:style-name="T4"> </text:span><text:span text:style-name="T18">יום</text:span><text:span text:style-name="T4"> </text:span><text:span text:style-name="T18">אחד, וחוזר</text:span><text:span text:style-name="T4"> </text:span><text:span text:style-name="T18">לביתו</text:span><text:span text:style-name="T4"> </text:span><text:span text:style-name="T18">לשמח</text:span><text:span text:style-name="T4"> </text:span><text:span text:style-name="T18">את</text:span><text:span text:style-name="T4"> </text:span><text:span text:style-name="T18">אשתו</text:span><text:span text:style-name="T4"> </text:span><text:span text:style-name="T18">בחג</text:span><text:span text:style-name="T4"> </text:span><text:span text:style-name="T18">הסוכות)</text:span>, והוו<text:span text:style-name="T1"> </text:span>קרו<text:span text:style-name="T1"> </text:span>ליה<text:span text:style-name="T1"> </text:span>רבנן<text:span text:style-name="T1"> </text:span>'בר<text:span text:style-name="T1"> </text:span>בי<text:span text:style-name="T1"> </text:span>רב<text:span text:style-name="T1"> </text:span>דחד<text:span text:style-name="T1"> </text:span>יומא'; חלש<text:span text:style-name="T1"> </text:span>דעתיה, קרי<text:span text:style-name="T1"> </text:span><text:soft-page-break/>אנפשיה: <text:span text:style-name="T19">(איוב</text:span><text:span text:style-name="T3"> </text:span><text:span text:style-name="T19">יב,ד)</text:span><text:span text:style-name="T22"> שחוק</text:span><text:span text:style-name="T1"> </text:span><text:span text:style-name="T22">לרעהו</text:span><text:span text:style-name="T1"> </text:span><text:span text:style-name="T22">אהיה</text:span><text:span text:style-name="T1"> </text:span><text:span text:style-name="T24">[קרא</text:span><text:span text:style-name="T4"> </text:span><text:span text:style-name="T24">לאלוה</text:span><text:span text:style-name="T4"> </text:span><text:span text:style-name="T24">ויענהו</text:span><text:span text:style-name="T4"> </text:span><text:span text:style-name="T24">שחוק</text:span><text:span text:style-name="T4"> </text:span><text:span text:style-name="T24">צדיק</text:span><text:span text:style-name="T4"> </text:span><text:span text:style-name="T24">תמים]</text:span>! אמר<text:span text:style-name="T1"> </text:span>ליה<text:span text:style-name="T1"> </text:span>רבי<text:span text:style-name="T1"> </text:span>יוחנן: במטותא<text:span text:style-name="T1"> </text:span>מינך<text:span text:style-name="T1"> </text:span>לא<text:span text:style-name="T1"> </text:span>תעניש<text:span text:style-name="T1"> </text:span>להו<text:span text:style-name="T1"> </text:span>רבנן.</text:p>
      <text:p text:style-name="P4">נפק<text:span text:style-name="T1"> </text:span>רבי<text:span text:style-name="T1"> </text:span>יוחנן<text:span text:style-name="T1"> </text:span>לבי<text:span text:style-name="T1"> </text:span>מדרשא<text:span text:style-name="T1"> </text:span>ודרש: <text:span text:style-name="T19">(ישעיהו</text:span><text:span text:style-name="T3"> </text:span><text:span text:style-name="T19">נח,ב)</text:span><text:span text:style-name="T22"> ואותי</text:span><text:span text:style-name="T1"> </text:span><text:span text:style-name="T22">יום</text:span><text:span text:style-name="T1"> </text:span><text:span text:style-name="T22">יום</text:span><text:span text:style-name="T1"> </text:span><text:span text:style-name="T22">ידרשון</text:span><text:span text:style-name="T1"> </text:span><text:span text:style-name="T22">ודעת</text:span><text:span text:style-name="T1"> </text:span><text:span text:style-name="T22">דרכי</text:span><text:span text:style-name="T1"> </text:span><text:span text:style-name="T22">יחפצון</text:span><text:span text:style-name="T1"> </text:span><text:span text:style-name="T24">[כגוי</text:span><text:span text:style-name="T4"> </text:span><text:span text:style-name="T24">אשר</text:span><text:span text:style-name="T4"> </text:span><text:span text:style-name="T24">צדקה</text:span><text:span text:style-name="T4"> </text:span><text:span text:style-name="T24">עשה</text:span><text:span text:style-name="T4"> </text:span><text:span text:style-name="T24">ומשפט</text:span><text:span text:style-name="T4"> </text:span><text:span text:style-name="T24">אלקיו</text:span><text:span text:style-name="T4"> </text:span><text:span text:style-name="T24">לא</text:span><text:span text:style-name="T4"> </text:span><text:span text:style-name="T24">עזב</text:span><text:span text:style-name="T4"> </text:span><text:span text:style-name="T24">ישאלוני</text:span><text:span text:style-name="T4"> </text:span><text:span text:style-name="T24">משפטי</text:span><text:span text:style-name="T4"> </text:span><text:span text:style-name="T24">צדק</text:span><text:span text:style-name="T4"> </text:span><text:span text:style-name="T24">קרבת</text:span><text:span text:style-name="T4"> </text:span><text:span text:style-name="T24">אלקים</text:span><text:span text:style-name="T4"> </text:span><text:span text:style-name="T24">יחפצון]</text:span>; וכי<text:span text:style-name="T1"> </text:span>ביום<text:span text:style-name="T1"> </text:span>דורשין<text:span text:style-name="T1"> </text:span>אותו<text:span text:style-name="T1"> </text:span>ובלילה<text:span text:style-name="T1"> </text:span>אין<text:span text:style-name="T1"> </text:span>דורשין<text:span text:style-name="T1"> </text:span>אותו?</text:p>
      <text:p text:style-name="P4">אלא<text:span text:style-name="T1"> </text:span>לומר<text:span text:style-name="T1"> </text:span>לך: כל<text:span text:style-name="T1"> </text:span>העוסק<text:span text:style-name="T1"> </text:span>בתורה<text:span text:style-name="T1"> </text:span>אפילו<text:span text:style-name="T1"> </text:span>יום<text:span text:style-name="T1"> </text:span>אחד<text:span text:style-name="T1"> </text:span>בשנה<text:span text:style-name="T1"> </text:span>- מעלה<text:span text:style-name="T1"> </text:span>עליו<text:span text:style-name="T1"> </text:span>הכתוב<text:span text:style-name="T1"> </text:span>כאילו<text:span text:style-name="T1"> </text:span>עסק<text:span text:style-name="T1"> </text:span>כל<text:span text:style-name="T1"> </text:span>השנה<text:span text:style-name="T1"> </text:span>כולה; וכן<text:span text:style-name="T1"> </text:span>במדת<text:span text:style-name="T1"> </text:span>פורענות, דכתיב<text:span text:style-name="T1"> </text:span><text:span text:style-name="T19">(במדבר</text:span><text:span text:style-name="T3"> </text:span><text:span text:style-name="T19">יד,לד)</text:span><text:span text:style-name="T22"> במספר</text:span><text:span text:style-name="T1"> </text:span><text:span text:style-name="T22">הימים</text:span><text:span text:style-name="T1"> </text:span><text:span text:style-name="T22">אשר</text:span><text:span text:style-name="T1"> </text:span><text:span text:style-name="T22">תרתם</text:span><text:span text:style-name="T1"> </text:span><text:span text:style-name="T22">את</text:span><text:span text:style-name="T1"> </text:span><text:span text:style-name="T22">הארץ</text:span><text:span text:style-name="T1"> </text:span><text:span text:style-name="T24">[ארבעים</text:span><text:span text:style-name="T4"> </text:span><text:span text:style-name="T24">יום</text:span><text:span text:style-name="T4"> </text:span><text:span text:style-name="T24">יום</text:span><text:span text:style-name="T4"> </text:span><text:span text:style-name="T24">לשנה</text:span><text:span text:style-name="T4"> </text:span><text:span text:style-name="T24">יום</text:span><text:span text:style-name="T4"> </text:span><text:span text:style-name="T24">לשנה</text:span><text:span text:style-name="T4"> </text:span><text:span text:style-name="T24">תשאו</text:span><text:span text:style-name="T4"> </text:span><text:span text:style-name="T24">את</text:span><text:span text:style-name="T4"> </text:span><text:span text:style-name="T24">עונתיכם</text:span><text:span text:style-name="T4"> </text:span><text:span text:style-name="T24">ארבעים</text:span><text:span text:style-name="T4"> </text:span><text:span text:style-name="T24">שנה</text:span><text:span text:style-name="T4"> </text:span><text:span text:style-name="T24">וידעתם</text:span><text:span text:style-name="T4"> </text:span><text:span text:style-name="T24">את</text:span><text:span text:style-name="T4"> </text:span><text:span text:style-name="T24">תנואתי]</text:span>; וכי<text:span text:style-name="T1"> </text:span>ארבעים<text:span text:style-name="T1"> </text:span>שנה<text:span text:style-name="T1"> </text:span>חטאו? והלא<text:span text:style-name="T1"> </text:span>ארבעים<text:span text:style-name="T1"> </text:span>יום<text:span text:style-name="T1"> </text:span>חטאו! אלא<text:span text:style-name="T1"> </text:span>לומר<text:span text:style-name="T1"> </text:span>לך: כל<text:span text:style-name="T1"> </text:span>העובר<text:span text:style-name="T1"> </text:span>עבירה<text:span text:style-name="T1"> </text:span>אפילו<text:span text:style-name="T1"> </text:span>יום<text:span text:style-name="T1"> </text:span>אחד<text:span text:style-name="T1"> </text:span>בשנה<text:span text:style-name="T1"> </text:span>- מעלה<text:span text:style-name="T1"> </text:span>עליו<text:span text:style-name="T1"> </text:span>הכתוב<text:span text:style-name="T1"> </text:span>כאילו<text:span text:style-name="T1"> </text:span>עבר<text:span text:style-name="T1"> </text:span>כל<text:span text:style-name="T1"> </text:span>השנה<text:span text:style-name="T1"> </text:span>כולה.</text:p>
      <text:p text:style-name="P4"/>
      <text:p text:style-name="P4">אי<text:span text:style-name="T1"> </text:span>זהו<text:span text:style-name="T1"> </text:span>קטן<text:span text:style-name="T1"> </text:span>כל<text:span text:style-name="T1"> </text:span>שאינו<text:span text:style-name="T1"> </text:span>יכול<text:span text:style-name="T1"> </text:span>לרכוב<text:span text:style-name="T1"> </text:span>על<text:span text:style-name="T1"> </text:span>כתפו<text:span text:style-name="T1"> </text:span>של<text:span text:style-name="T1"> </text:span>אביו: <text:s/></text:p>
      <text:p text:style-name="P4">מתקיף<text:span text:style-name="T1"> </text:span>לה<text:span text:style-name="T1"> </text:span>רבי<text:span text:style-name="T1"> </text:span>זירא:</text:p>
      <text:p text:style-name="P4"/>
      <text:p text:style-name="P4">(חגיגה<text:span text:style-name="T1"> </text:span>ו,א)</text:p>
      <text:p text:style-name="P4">עד<text:span text:style-name="T1"> </text:span>הכא<text:span text:style-name="T1"> </text:span>מאן<text:span text:style-name="T1"> </text:span>אתייה<text:span text:style-name="T1"> </text:span><text:span text:style-name="T18">(עד</text:span><text:span text:style-name="T4"> </text:span><text:span text:style-name="T18">ירושלים</text:span><text:span text:style-name="T4"> </text:span><text:span text:style-name="T18">מי</text:span><text:span text:style-name="T4"> </text:span><text:span text:style-name="T18">הביאו? והלא</text:span><text:span text:style-name="T4"> </text:span><text:span text:style-name="T18">משהוא</text:span><text:span text:style-name="T4"> </text:span><text:span text:style-name="T18">יכול</text:span><text:span text:style-name="T4"> </text:span><text:span text:style-name="T18">להיות</text:span><text:span text:style-name="T4"> </text:span><text:span text:style-name="T18">חוץ</text:span><text:span text:style-name="T4"> </text:span><text:span text:style-name="T18">מאמו</text:span><text:span text:style-name="T4"> </text:span><text:span text:style-name="T18">- יכול</text:span><text:span text:style-name="T4"> </text:span><text:span text:style-name="T18">לאחוז</text:span><text:span text:style-name="T4"> </text:span><text:span text:style-name="T18">ביד</text:span><text:span text:style-name="T4"> </text:span><text:span text:style-name="T18">אביו, דכדי</text:span><text:span text:style-name="T4"> </text:span><text:span text:style-name="T18">עלייה</text:span><text:span text:style-name="T4"> </text:span><text:span text:style-name="T18">מירושלים</text:span><text:span text:style-name="T4"> </text:span><text:span text:style-name="T18">להר</text:span><text:span text:style-name="T4"> </text:span><text:span text:style-name="T18">הבית</text:span><text:span text:style-name="T4"> </text:span><text:span text:style-name="T18">אתה</text:span><text:span text:style-name="T4"> </text:span><text:span text:style-name="T18">אומר</text:span><text:span text:style-name="T4"> </text:span><text:span text:style-name="T18">שיחנכוהו, ועד</text:span><text:span text:style-name="T4"> </text:span><text:span text:style-name="T18">ירושלים</text:span><text:span text:style-name="T4"> </text:span><text:span text:style-name="T18">מי</text:span><text:span text:style-name="T4"> </text:span><text:span text:style-name="T18">הביאו)</text:span>?</text:p>
      <text:p text:style-name="P4">אמר<text:span text:style-name="T1"> </text:span>ליה<text:span text:style-name="T1"> </text:span>אביי: עד<text:span text:style-name="T1"> </text:span>הכא<text:span text:style-name="T1"> </text:span>דמיחייבא<text:span text:style-name="T1"> </text:span>אימיה<text:span text:style-name="T1"> </text:span>בשמחה<text:span text:style-name="T1"> </text:span>- אייתיתיה<text:span text:style-name="T1"> </text:span>אימיה<text:span text:style-name="T1"> </text:span><text:span text:style-name="T18">(לעלות</text:span><text:span text:style-name="T4"> </text:span><text:span text:style-name="T18">לרגל</text:span><text:span text:style-name="T4"> </text:span><text:span text:style-name="T18">ולשמוח</text:span><text:span text:style-name="T4"> </text:span><text:span text:style-name="T18">בחג</text:span><text:span text:style-name="T4"> </text:span><text:span text:style-name="T18">עם</text:span><text:span text:style-name="T4"> </text:span><text:span text:style-name="T18">בעלה</text:span><text:span text:style-name="T4"> </text:span><text:span text:style-name="T18">- דעל</text:span><text:span text:style-name="T4"> </text:span><text:span text:style-name="T18">השמחה</text:span><text:span text:style-name="T4"> </text:span><text:span text:style-name="T18">נצטוו</text:span><text:span text:style-name="T4"> </text:span><text:span text:style-name="T18">נשים, דכתיב</text:span><text:span text:style-name="T4"> </text:span><text:span text:style-name="T24">ושמחת</text:span><text:span text:style-name="T4"> </text:span><text:span text:style-name="T24">אתה</text:span><text:span text:style-name="T4"> </text:span><text:span text:style-name="T24">וביתך</text:span><text:span text:style-name="T4"> </text:span><text:span text:style-name="T19">(דברים</text:span><text:span text:style-name="T3"> </text:span><text:span text:style-name="T19">יד,כו)</text:span><text:span text:style-name="T18">)</text:span>; מכאן<text:span text:style-name="T1"> </text:span>ואילך<text:span text:style-name="T1"> </text:span><text:span text:style-name="T18">(דאימיה</text:span><text:span text:style-name="T4"> </text:span><text:span text:style-name="T18">לא</text:span><text:span text:style-name="T4"> </text:span><text:span text:style-name="T18">מחייבא</text:span><text:span text:style-name="T4"> </text:span><text:span text:style-name="T18">להתראות</text:span><text:span text:style-name="T4"> </text:span><text:span text:style-name="T18">בהר</text:span><text:span text:style-name="T4"> </text:span><text:span text:style-name="T18">הבית)</text:span>, אם<text:span text:style-name="T1"> </text:span>יכול<text:span text:style-name="T1"> </text:span>לעלות<text:span text:style-name="T1"> </text:span>ולאחוז<text:span text:style-name="T1"> </text:span>בידו<text:span text:style-name="T1"> </text:span>של<text:span text:style-name="T1"> </text:span>אביו<text:span text:style-name="T1"> </text:span>מירושלים<text:span text:style-name="T1"> </text:span>להר<text:span text:style-name="T1"> </text:span>הבית<text:span text:style-name="T1"> – </text:span>חייב, ואי<text:span text:style-name="T1"> </text:span>לא<text:span text:style-name="T1"> </text:span>- פטור.</text:p>
      <text:p text:style-name="P4"/>
      <text:p text:style-name="P30">השיב<text:span text:style-name="T1"> </text:span>רבי<text:span text:style-name="T1"> </text:span>תחת<text:span text:style-name="T1"> </text:span>בית<text:span text:style-name="T1"> </text:span>הלל<text:span text:style-name="T1"> </text:span>לדברי<text:span text:style-name="T1"> </text:span>בית<text:span text:style-name="T1"> </text:span>שמאי<text:span text:style-name="T1"> </text:span><text:span text:style-name="T43">[שבמשנתנו: '</text:span><text:span text:style-name="T49">כל</text:span><text:span text:style-name="T50"> </text:span><text:span text:style-name="T49">שאינו</text:span><text:span text:style-name="T50"> </text:span><text:span text:style-name="T49">יכול</text:span><text:span text:style-name="T50"> </text:span><text:span text:style-name="T49">לרכוב</text:span><text:span text:style-name="T50"> </text:span><text:span text:style-name="T49">על</text:span><text:span text:style-name="T50"> </text:span><text:span text:style-name="T49">כתפיו</text:span><text:span text:style-name="T50"> </text:span><text:span text:style-name="T49">של</text:span><text:span text:style-name="T50"> </text:span><text:span text:style-name="T49">אביו</text:span><text:span text:style-name="T50"> </text:span><text:span text:style-name="T49">ולעלות</text:span><text:span text:style-name="T50"> </text:span><text:span text:style-name="T49">מירושלים</text:span><text:span text:style-name="T50"> </text:span><text:span text:style-name="T49">להר</text:span><text:span text:style-name="T50"> </text:span><text:span text:style-name="T49">הבית</text:span><text:span text:style-name="T50"> </text:span><text:span text:style-name="T49">- דברי</text:span><text:span text:style-name="T50"> </text:span><text:span text:style-name="T49">בית</text:span><text:span text:style-name="T50"> </text:span><text:span text:style-name="T49">שמאי; ובית</text:span><text:span text:style-name="T50"> </text:span><text:span text:style-name="T49">הלל</text:span><text:span text:style-name="T50"> </text:span><text:span text:style-name="T49">אומרים: כל</text:span><text:span text:style-name="T50"> </text:span><text:span text:style-name="T49">שאינו</text:span><text:span text:style-name="T50"> </text:span><text:span text:style-name="T49">יכול</text:span><text:span text:style-name="T50"> </text:span><text:span text:style-name="T49">לאחוז</text:span><text:span text:style-name="T50"> </text:span><text:span text:style-name="T49">בידו</text:span><text:span text:style-name="T50"> </text:span><text:span text:style-name="T49">של</text:span><text:span text:style-name="T50"> </text:span><text:span text:style-name="T49">אביו</text:span><text:span text:style-name="T50"> </text:span><text:span text:style-name="T49">ולעלות</text:span><text:span text:style-name="T50"> </text:span><text:span text:style-name="T49">מירושלים</text:span><text:span text:style-name="T50"> </text:span><text:span text:style-name="T49">להר</text:span><text:span text:style-name="T50"> </text:span><text:span text:style-name="T49">הבית</text:span><text:span text:style-name="T43">']</text:span>: <text:span text:style-name="T72">(שמואל</text:span><text:span text:style-name="T75"> </text:span><text:span text:style-name="T72">א</text:span><text:span text:style-name="T75"> </text:span><text:span text:style-name="T72">א,כב)</text:span><text:span text:style-name="T22"> וחנה</text:span><text:span text:style-name="T1"> </text:span><text:span text:style-name="T22">לא</text:span><text:span text:style-name="T1"> </text:span><text:span text:style-name="T22">עלתה</text:span><text:span text:style-name="T1"> </text:span><text:span text:style-name="T22">כי</text:span><text:span text:style-name="T1"> </text:span><text:span text:style-name="T22">אמרה</text:span><text:span text:style-name="T1"> </text:span><text:span text:style-name="T22">לאישה</text:span><text:span text:style-name="T1"> </text:span><text:span text:style-name="T22">עד</text:span><text:span text:style-name="T1"> </text:span><text:span text:style-name="T22">יגמל</text:span><text:span text:style-name="T1"> </text:span><text:span text:style-name="T22">הנער</text:span><text:span text:style-name="T1"> </text:span><text:span text:style-name="T22">והביאותיו</text:span><text:span text:style-name="T1"> </text:span><text:span text:style-name="T24">[ונראה</text:span><text:span text:style-name="T4"> </text:span><text:span text:style-name="T24">את</text:span><text:span text:style-name="T4"> </text:span><text:span text:style-name="T24">פני</text:span><text:span text:style-name="T4"> </text:span><text:span text:style-name="T24">ה' וישב</text:span><text:span text:style-name="T4"> </text:span><text:span text:style-name="T24">שם</text:span><text:span text:style-name="T4"> </text:span><text:span text:style-name="T24">עד</text:span><text:span text:style-name="T4"> </text:span><text:span text:style-name="T24">עולם]</text:span>; והא<text:span text:style-name="T1"> </text:span>שמואל<text:span text:style-name="T1"> </text:span>דיכול<text:span text:style-name="T1"> </text:span>לרכוב<text:span text:style-name="T1"> </text:span>על<text:span text:style-name="T1"> </text:span>כתיפו<text:span text:style-name="T1"> </text:span>של<text:span text:style-name="T1"> </text:span>אביו<text:span text:style-name="T1"> </text:span>הוה<text:span text:style-name="T1"> </text:span><text:span text:style-name="T18">(</text:span><text:span text:style-name="T78">עד</text:span><text:span text:style-name="T76"> </text:span><text:span text:style-name="T78">יגמל</text:span><text:span text:style-name="T76"> </text:span><text:span text:style-name="T73">- לסוף</text:span><text:span text:style-name="T76"> </text:span><text:span text:style-name="T73">כ"ד</text:span><text:span text:style-name="T76"> </text:span><text:span text:style-name="T73">חדש, שכן</text:span><text:span text:style-name="T76"> </text:span><text:span text:style-name="T73">תינוק</text:span><text:span text:style-name="T76"> </text:span><text:span text:style-name="T73">יונק, ומשָּׁנָה</text:span><text:span text:style-name="T76"> </text:span><text:span text:style-name="T73">ראשונה</text:span><text:span text:style-name="T76"> </text:span><text:span text:style-name="T73">הוא</text:span><text:span text:style-name="T76"> </text:span><text:span text:style-name="T73">יכול</text:span><text:span text:style-name="T76"> </text:span><text:span text:style-name="T73">לרכוב</text:span><text:span text:style-name="T76"> </text:span><text:span text:style-name="T73">על</text:span><text:span text:style-name="T76"> </text:span><text:span text:style-name="T73">כתיפו</text:span><text:span text:style-name="T76"> </text:span><text:span text:style-name="T73">של</text:span><text:span text:style-name="T76"> </text:span><text:span text:style-name="T73">אביו</text:span><text:span text:style-name="T76"> </text:span><text:span text:style-name="T73">כדי</text:span><text:span text:style-name="T76"> </text:span><text:span text:style-name="T73">לעלות</text:span><text:span text:style-name="T76"> </text:span><text:span text:style-name="T73">מירושלים</text:span><text:span text:style-name="T76"> </text:span><text:span text:style-name="T73">להר</text:span><text:span text:style-name="T76"> </text:span><text:span text:style-name="T73">הבית, וכל</text:span><text:span text:style-name="T76"> </text:span><text:span text:style-name="T73">שכן</text:span><text:span text:style-name="T76"> </text:span><text:span text:style-name="T73">משילה</text:span><text:span text:style-name="T76"> </text:span><text:span text:style-name="T73">למשכן</text:span><text:span text:style-name="T18">)</text:span>!? </text:p>
      <text:p text:style-name="P4">אמר<text:span text:style-name="T1"> </text:span>ליה<text:span text:style-name="T1"> </text:span>אבוה: ולטעמיך<text:span text:style-name="T1"> </text:span>תיקשי<text:span text:style-name="T1"> </text:span>לך<text:span text:style-name="T1"> </text:span>חנה<text:span text:style-name="T1"> </text:span>גופה: מי<text:span text:style-name="T1"> </text:span>לא<text:span text:style-name="T1"> </text:span>מיחייבא<text:span text:style-name="T1"> </text:span>בשמחה?</text:p>
      <text:p text:style-name="P4">אלא<text:span text:style-name="T1"> </text:span>חנה<text:span text:style-name="T1"> </text:span>- מפנקותא<text:span text:style-name="T1"> </text:span>יתירתא<text:span text:style-name="T1"> </text:span>חזייא<text:span text:style-name="T1"> </text:span>ביה<text:span text:style-name="T1"> </text:span>בשמואל, וחשא<text:span text:style-name="T1"> </text:span>ביה<text:span text:style-name="T1"> </text:span>בשמואל<text:span text:style-name="T1"> </text:span>לחולשא<text:span text:style-name="T1"> </text:span>דאורחא.</text:p>
      <text:p text:style-name="P12"><text:s/></text:p>
      <text:p text:style-name="P4">בעי<text:span text:style-name="T1"> </text:span>רבי<text:span text:style-name="T1"> </text:span>שמעון<text:span text:style-name="T1"> </text:span>בן<text:span text:style-name="T1"> </text:span>לקיש: קטן<text:span text:style-name="T1"> </text:span>חיגר<text:span text:style-name="T1"> </text:span>לדברי<text:span text:style-name="T1"> </text:span>בית<text:span text:style-name="T1"> </text:span>שמאי, וסומא<text:span text:style-name="T1"> </text:span>לדברי<text:span text:style-name="T1"> </text:span>שניהם<text:span text:style-name="T18">*</text:span> – מהו?</text:p>
      <text:p text:style-name="P4"><text:span text:style-name="T18">*(דאילו</text:span><text:span text:style-name="T4"> </text:span><text:span text:style-name="T18">חיגר</text:span><text:span text:style-name="T4"> </text:span><text:span text:style-name="T18">לדברי</text:span><text:span text:style-name="T4"> </text:span><text:span text:style-name="T18">בית</text:span><text:span text:style-name="T4"> </text:span><text:span text:style-name="T18">הלל</text:span><text:span text:style-name="T4"> </text:span><text:span text:style-name="T18">לא</text:span><text:span text:style-name="T4"> </text:span><text:span text:style-name="T18">מיבעיא</text:span><text:span text:style-name="T4"> </text:span><text:span text:style-name="T18">לן</text:span><text:span text:style-name="T4"> </text:span><text:span text:style-name="T18">דלא</text:span><text:span text:style-name="T4"> </text:span><text:span text:style-name="T18">מחנכינן</text:span><text:span text:style-name="T4"> </text:span><text:span text:style-name="T18">ליה, דהא</text:span><text:span text:style-name="T4"> </text:span><text:span text:style-name="T18">אמרינן</text:span><text:span text:style-name="T4"> </text:span><text:span text:style-name="T18">'אין</text:span><text:span text:style-name="T4"> </text:span><text:span text:style-name="T18">מחנכין</text:span><text:span text:style-name="T4"> </text:span><text:span text:style-name="T18">אלא</text:span><text:span text:style-name="T4"> </text:span><text:span text:style-name="T18">לקטן</text:span><text:span text:style-name="T4"> </text:span><text:span text:style-name="T18">שיכול</text:span><text:span text:style-name="T4"> </text:span><text:span text:style-name="T18">לאחוז</text:span><text:span text:style-name="T4"> </text:span><text:span text:style-name="T18">ולעלות</text:span><text:span text:style-name="T4"> </text:span><text:span text:style-name="T18">ברגליו</text:span><text:span text:style-name="T4"> </text:span><text:span text:style-name="T18">בירושלים', וזה</text:span><text:span text:style-name="T4"> </text:span><text:span text:style-name="T18">אינו</text:span><text:span text:style-name="T4"> </text:span><text:span text:style-name="T18">יכול! אבל</text:span><text:span text:style-name="T4"> </text:span><text:span text:style-name="T18">לבית</text:span><text:span text:style-name="T4"> </text:span><text:span text:style-name="T18">שמאי</text:span><text:span text:style-name="T4"> </text:span><text:span text:style-name="T18">- דמחייבי</text:span><text:span text:style-name="T4"> </text:span><text:span text:style-name="T18">לחנכו</text:span><text:span text:style-name="T4"> </text:span><text:span text:style-name="T18">משיכול</text:span><text:span text:style-name="T4"> </text:span><text:span text:style-name="T18">לרכוב, קטן</text:span><text:span text:style-name="T4"> </text:span><text:span text:style-name="T18">חיגר</text:span><text:span text:style-name="T4"> </text:span><text:span text:style-name="T18">יכול</text:span><text:span text:style-name="T4"> </text:span><text:span text:style-name="T18">לרכוב</text:span><text:span text:style-name="T4"> </text:span><text:span text:style-name="T18">על</text:span><text:span text:style-name="T4"> </text:span><text:span text:style-name="T18">כתיפו</text:span><text:span text:style-name="T4"> </text:span><text:span text:style-name="T18">של</text:span><text:span text:style-name="T4"> </text:span><text:span text:style-name="T18">אביו! והסומא</text:span><text:span text:style-name="T4"> </text:span><text:span text:style-name="T18">יכול</text:span><text:span text:style-name="T4"> </text:span><text:span text:style-name="T18">לאחוז! לבית</text:span><text:span text:style-name="T4"> </text:span><text:span text:style-name="T18">הלל</text:span><text:span text:style-name="T4"> </text:span><text:span text:style-name="T18">מהו? צריך</text:span><text:span text:style-name="T4"> </text:span><text:span text:style-name="T18">חינוך</text:span><text:span text:style-name="T4"> </text:span><text:span text:style-name="T18">או</text:span><text:span text:style-name="T4"> </text:span><text:span text:style-name="T18">לא?)</text:span> </text:p>
      <text:p text:style-name="P4">היכי<text:span text:style-name="T1"> </text:span>דמי?: אילימא<text:span text:style-name="T1"> </text:span>בחיגר<text:span text:style-name="T1"> </text:span>שאינו<text:span text:style-name="T1"> </text:span>יכול<text:span text:style-name="T1"> </text:span>להתפשט<text:span text:style-name="T1"> </text:span><text:span text:style-name="T18">(שאין</text:span><text:span text:style-name="T4"> </text:span><text:span text:style-name="T18">סופו</text:span><text:span text:style-name="T4"> </text:span><text:span text:style-name="T18">להתפשט</text:span><text:span text:style-name="T4"> </text:span><text:span text:style-name="T18">עולמית)</text:span> וסומא<text:span text:style-name="T1"> </text:span>שאינו<text:span text:style-name="T1"> </text:span>יכול<text:span text:style-name="T1"> </text:span>להתפתח, השתא<text:span text:style-name="T1"> </text:span>גדול<text:span text:style-name="T1"> </text:span>פטור<text:span text:style-name="T1"> </text:span>קטן<text:span text:style-name="T1"> </text:span>מיבעיא<text:span text:style-name="T1"> </text:span><text:span text:style-name="T18">(הלא</text:span><text:span text:style-name="T4"> </text:span><text:span text:style-name="T18">אין</text:span><text:span text:style-name="T4"> </text:span><text:span text:style-name="T18">חינוך</text:span><text:span text:style-name="T4"> </text:span><text:span text:style-name="T18">קטן</text:span><text:span text:style-name="T4"> </text:span><text:span text:style-name="T18">אלא</text:span><text:span text:style-name="T4"> </text:span><text:span text:style-name="T18">כדי</text:span><text:span text:style-name="T4"> </text:span><text:span text:style-name="T18">להנהיגו</text:span><text:span text:style-name="T4"> </text:span><text:span text:style-name="T18">שיהא</text:span><text:span text:style-name="T4"> </text:span><text:span text:style-name="T18">סרוך</text:span><text:span text:style-name="T4"> </text:span><text:span text:style-name="T18">אחר</text:span><text:span text:style-name="T4"> </text:span><text:span text:style-name="T18">מנהגו</text:span><text:span text:style-name="T4"> </text:span><text:span text:style-name="T18">לכשיגדיל, וכיון</text:span><text:span text:style-name="T4"> </text:span><text:span text:style-name="T18">שזה</text:span><text:span text:style-name="T4"> </text:span><text:span text:style-name="T18">פטור</text:span><text:span text:style-name="T4"> </text:span><text:span text:style-name="T18">לכשיגדיל</text:span><text:span text:style-name="T4"> </text:span><text:span text:style-name="T18">- למה</text:span><text:span text:style-name="T4"> </text:span><text:span text:style-name="T18">לי</text:span><text:span text:style-name="T4"> </text:span><text:span text:style-name="T18">חינוך)</text:span>? לא, צריכא<text:span text:style-name="T1"> </text:span>בחיגר<text:span text:style-name="T1"> </text:span>שיכול<text:span text:style-name="T1"> </text:span>להתפשט<text:span text:style-name="T1"> </text:span>וסומא<text:span text:style-name="T1"> </text:span>שיכול<text:span text:style-name="T1"> </text:span>להתפתח<text:span text:style-name="T1"> </text:span><text:span text:style-name="T18">(קודם</text:span><text:span text:style-name="T4"> </text:span><text:span text:style-name="T18">שיגדיל)</text:span> – מאי?</text:p>
      <text:p text:style-name="P4">אמר<text:span text:style-name="T1"> </text:span>אביי: כל<text:span text:style-name="T1"> </text:span>היכא<text:span text:style-name="T1"> </text:span>דגדול<text:span text:style-name="T1"> </text:span>מיחייב<text:span text:style-name="T1"> </text:span>מדאורייתא<text:span text:style-name="T1"> </text:span>- קטן<text:span text:style-name="T1"> </text:span>נמי<text:span text:style-name="T1"> </text:span>מחנכינן<text:span text:style-name="T1"> </text:span>ליה<text:span text:style-name="T1"> </text:span>מדרבנן; כל<text:span text:style-name="T1"> </text:span>היכא<text:span text:style-name="T1"> </text:span>דגדול<text:span text:style-name="T1"> </text:span>פטור<text:span text:style-name="T1"> </text:span>מדאורייתא<text:span text:style-name="T1"> </text:span>- מדרבנן<text:span text:style-name="T1"> </text:span>קטן<text:span text:style-name="T1"> </text:span>נמי<text:span text:style-name="T1"> </text:span>פטור.</text:p>
      <text:p text:style-name="P4"/>
      <text:p text:style-name="P4">בית<text:span text:style-name="T1"> </text:span>שמאי<text:span text:style-name="T1"> </text:span>אומרים: הראייה<text:span text:style-name="T1"> </text:span>שתי<text:span text:style-name="T1"> </text:span>כסף<text:span text:style-name="T1"> </text:span><text:span text:style-name="T21">[והחגיגה</text:span><text:span text:style-name="T4"> </text:span><text:span text:style-name="T21">מעה</text:span><text:span text:style-name="T4"> </text:span><text:span text:style-name="T21">כסף; ובית</text:span><text:span text:style-name="T4"> </text:span><text:span text:style-name="T21">הלל</text:span><text:span text:style-name="T4"> </text:span><text:span text:style-name="T21">אומרים: הראייה</text:span><text:span text:style-name="T4"> </text:span><text:span text:style-name="T21">מעה</text:span><text:span text:style-name="T4"> </text:span><text:span text:style-name="T21">כסף, והחגיגה</text:span><text:span text:style-name="T4"> </text:span><text:span text:style-name="T21">שתי</text:span><text:span text:style-name="T4"> </text:span><text:span text:style-name="T21">כסף]</text:span>: <text:s/></text:p>
      <text:p text:style-name="P4">תנו<text:span text:style-name="T1"> </text:span>רבנן: 'בית<text:span text:style-name="T1"> </text:span>שמאי<text:span text:style-name="T1"> </text:span>אומרים: הראייה<text:span text:style-name="T1"> </text:span>- שתי<text:span text:style-name="T1"> </text:span>כסף, והחגיגה<text:span text:style-name="T1"> </text:span>- מעה<text:span text:style-name="T1"> </text:span>כסף, שהראייה<text:span text:style-name="T1"> </text:span>עולה<text:span text:style-name="T1"> </text:span>כולה<text:span text:style-name="T1"> </text:span>לגבוה, מה<text:span text:style-name="T1"> </text:span>שאין<text:span text:style-name="T1"> </text:span>כן<text:span text:style-name="T1"> </text:span>בחגיגה; ועוד: מצינו<text:span text:style-name="T1"> </text:span>בעצרת<text:span text:style-name="T1"> </text:span>שריבה<text:span text:style-name="T1"> </text:span>בהן<text:span text:style-name="T1"> </text:span>הכתוב<text:span text:style-name="T1"> </text:span>בעולות<text:span text:style-name="T1"> </text:span>יותר<text:span text:style-name="T1"> </text:span>מבשלמים<text:span text:style-name="T1"> </text:span><text:span text:style-name="T18">(בפרשת</text:span><text:span text:style-name="T4"> </text:span><text:span text:style-name="T18">'שור</text:span><text:span text:style-name="T4"> </text:span><text:span text:style-name="T18">או</text:span><text:span text:style-name="T4"> </text:span><text:span text:style-name="T18">כשב': </text:span><text:span text:style-name="T19">(ויקרא</text:span><text:span text:style-name="T3"> </text:span><text:span text:style-name="T19">כג,יח)</text:span><text:span text:style-name="T18"> </text:span><text:span text:style-name="T24">והקרבתם</text:span><text:span text:style-name="T4"> </text:span><text:span text:style-name="T24">על</text:span><text:span text:style-name="T4"> </text:span><text:span text:style-name="T24">הלחם</text:span><text:span text:style-name="T4"> </text:span><text:span text:style-name="T24">שבעת</text:span><text:span text:style-name="T4"> </text:span><text:span text:style-name="T24">כבשים</text:span><text:span text:style-name="T4"> </text:span><text:soft-page-break/><text:span text:style-name="T24">תמימים</text:span><text:span text:style-name="T4"> </text:span><text:span text:style-name="T24">ופר</text:span><text:span text:style-name="T4"> </text:span><text:span text:style-name="T24">בן</text:span><text:span text:style-name="T4"> </text:span><text:span text:style-name="T24">בקר</text:span><text:span text:style-name="T4"> </text:span><text:span text:style-name="T24">אחד</text:span><text:span text:style-name="T4"> </text:span><text:span text:style-name="T24">ואילים</text:span><text:span text:style-name="T4"> </text:span><text:span text:style-name="T24">שנים</text:span><text:span text:style-name="T4"> </text:span><text:span text:style-name="T24">יהיו</text:span><text:span text:style-name="T4"> </text:span><text:span text:style-name="T24">עולה</text:span><text:span text:style-name="T4"> </text:span><text:span text:style-name="T24">לה'</text:span><text:span text:style-name="T18"> וכתיב</text:span><text:span text:style-name="T4"> </text:span><text:span text:style-name="T24">ושני</text:span><text:span text:style-name="T4"> </text:span><text:span text:style-name="T24">כבשים</text:span><text:span text:style-name="T4"> </text:span><text:span text:style-name="T24">בני</text:span><text:span text:style-name="T4"> </text:span><text:span text:style-name="T24">שנה</text:span><text:span text:style-name="T4"> </text:span><text:span text:style-name="T24">לזבח</text:span><text:span text:style-name="T4"> </text:span><text:span text:style-name="T24">שלמים</text:span><text:span text:style-name="T4"> </text:span><text:span text:style-name="T19">(ויקרא</text:span><text:span text:style-name="T3"> </text:span><text:span text:style-name="T19">כג,יט)</text:span><text:span text:style-name="T18">)</text:span>!</text:p>
      <text:p text:style-name="P4">ובית<text:span text:style-name="T1"> </text:span>הלל<text:span text:style-name="T1"> </text:span>אומרים: הראייה<text:span text:style-name="T1"> </text:span>- מעה<text:span text:style-name="T1"> </text:span>כסף, וחגיגה<text:span text:style-name="T1"> </text:span>- שתי<text:span text:style-name="T1"> </text:span>כסף, שחגיגה<text:span text:style-name="T1"> </text:span>ישנה<text:span text:style-name="T1"> </text:span>לפני<text:span text:style-name="T1"> </text:span>הדיבור<text:span text:style-name="T1"> </text:span><text:span text:style-name="T18">(קודם</text:span><text:span text:style-name="T4"> </text:span><text:span text:style-name="T18">מתן</text:span><text:span text:style-name="T4"> </text:span><text:span text:style-name="T18">תורה</text:span><text:span text:style-name="T4"> </text:span><text:span text:style-name="T18">הקריבו</text:span><text:span text:style-name="T4"> </text:span><text:span text:style-name="T18">שלמים</text:span><text:span text:style-name="T4"> </text:span><text:span text:style-name="T18">בסיני, דכתיב</text:span><text:span text:style-name="T4"> </text:span><text:span text:style-name="T24">וישלח</text:span><text:span text:style-name="T4"> </text:span><text:span text:style-name="T24">את</text:span><text:span text:style-name="T4"> </text:span><text:span text:style-name="T24">נערי</text:span><text:span text:style-name="T4"> </text:span><text:span text:style-name="T24">בני</text:span><text:span text:style-name="T4"> </text:span><text:span text:style-name="T24">ישראל</text:span><text:span text:style-name="T4"> </text:span><text:span text:style-name="T23">[ויעלו</text:span><text:span text:style-name="T5"> </text:span><text:span text:style-name="T23">עלת</text:span><text:span text:style-name="T5"> </text:span><text:span text:style-name="T23">ויזבחו</text:span><text:span text:style-name="T5"> </text:span><text:span text:style-name="T23">זבחים</text:span><text:span text:style-name="T5"> </text:span><text:span text:style-name="T23">שלמים</text:span><text:span text:style-name="T5"> </text:span><text:span text:style-name="T23">לה' פרים]</text:span><text:span text:style-name="T24"> </text:span><text:span text:style-name="T19">(שמות</text:span><text:span text:style-name="T3"> </text:span><text:span text:style-name="T19">כד,ה)</text:span><text:span text:style-name="T18">; ואף</text:span><text:span text:style-name="T4"> </text:span><text:span text:style-name="T18">על</text:span><text:span text:style-name="T4"> </text:span><text:span text:style-name="T18">גב</text:span><text:span text:style-name="T4"> </text:span><text:span text:style-name="T18">דהאי</text:span><text:span text:style-name="T4"> </text:span><text:span text:style-name="T18">קרא</text:span><text:span text:style-name="T4"> </text:span><text:span text:style-name="T18">כתיב</text:span><text:span text:style-name="T4"> </text:span><text:span text:style-name="T18">ב'ואלה</text:span><text:span text:style-name="T4"> </text:span><text:span text:style-name="T18">המשפטים' לאחר</text:span><text:span text:style-name="T4"> </text:span><text:span text:style-name="T18">עשרת</text:span><text:span text:style-name="T4"> </text:span><text:span text:style-name="T18">הדברות</text:span><text:span text:style-name="T4"> </text:span><text:span text:style-name="T18">- קודם</text:span><text:span text:style-name="T4"> </text:span><text:span text:style-name="T18">עשרת</text:span><text:span text:style-name="T4"> </text:span><text:span text:style-name="T18">הדברות</text:span><text:span text:style-name="T4"> </text:span><text:span text:style-name="T18">הוה, ואין</text:span><text:span text:style-name="T4"> </text:span><text:span text:style-name="T18">מוקדם</text:span><text:span text:style-name="T4"> </text:span><text:span text:style-name="T18">ומאוחר</text:span><text:span text:style-name="T4"> </text:span><text:span text:style-name="T18">בתורה; והכי</text:span><text:span text:style-name="T4"> </text:span><text:span text:style-name="T18">תניא</text:span><text:span text:style-name="T4"> </text:span><text:span text:style-name="T18">במסכת</text:span><text:span text:style-name="T4"> </text:span><text:span text:style-name="T18">שבת</text:span><text:span text:style-name="T4"> </text:span><text:span text:style-name="T18">בפרק</text:span><text:span text:style-name="T4"> </text:span><text:span text:style-name="T18">ירבי</text:span><text:span text:style-name="T4"> </text:span><text:span text:style-name="T18">עקיבאי</text:span><text:span text:style-name="T4"> </text:span><text:span text:style-name="T19">(דף</text:span><text:span text:style-name="T3"> </text:span><text:span text:style-name="T19">פח.)</text:span><text:span text:style-name="T18"> 'רבי</text:span><text:span text:style-name="T4"> </text:span><text:span text:style-name="T18">יוסי</text:span><text:span text:style-name="T4"> </text:span><text:span text:style-name="T18">אומר: בשני</text:span><text:span text:style-name="T4"> </text:span><text:span text:style-name="T18">עלה</text:span><text:span text:style-name="T4"> </text:span><text:span text:style-name="T18">וירד, בשלישי</text:span><text:span text:style-name="T4"> </text:span><text:span text:style-name="T18">עלה</text:span><text:span text:style-name="T4"> </text:span><text:span text:style-name="T18">וירד, ברביעי</text:span><text:span text:style-name="T4"> </text:span><text:span text:style-name="T18">ירד</text:span><text:span text:style-name="T4"> </text:span><text:span text:style-name="T18">ושוב</text:span><text:span text:style-name="T4"> </text:span><text:span text:style-name="T18">לא</text:span><text:span text:style-name="T4"> </text:span><text:span text:style-name="T18">עלה, בחמישי</text:span><text:span text:style-name="T4"> </text:span><text:span text:style-name="T18">בנה</text:span><text:span text:style-name="T4"> </text:span><text:span text:style-name="T18">מזבח</text:span><text:span text:style-name="T4"> </text:span><text:span text:style-name="T18">והקריב</text:span><text:span text:style-name="T4"> </text:span><text:span text:style-name="T18">עליו</text:span><text:span text:style-name="T4"> </text:span><text:span text:style-name="T18">קרבן, בששי</text:span><text:span text:style-name="T4"> </text:span><text:span text:style-name="T18">ניתנה</text:span><text:span text:style-name="T4"> </text:span><text:span text:style-name="T18">תורה' ואין</text:span><text:span text:style-name="T4"> </text:span><text:span text:style-name="T18">אתה</text:span><text:span text:style-name="T4"> </text:span><text:span text:style-name="T18">מוצא</text:span><text:span text:style-name="T4"> </text:span><text:span text:style-name="T18">בנתינת</text:span><text:span text:style-name="T4"> </text:span><text:span text:style-name="T18">התורה</text:span><text:span text:style-name="T4"> </text:span><text:span text:style-name="T18">בנין</text:span><text:span text:style-name="T4"> </text:span><text:span text:style-name="T18">מזבח</text:span><text:span text:style-name="T4"> </text:span><text:span text:style-name="T18">אלא</text:span><text:span text:style-name="T4"> </text:span><text:span text:style-name="T18">באותו</text:span><text:span text:style-name="T4"> </text:span><text:span text:style-name="T18">שנאמר</text:span><text:span text:style-name="T4"> </text:span><text:span text:style-name="T24">וישלח</text:span><text:span text:style-name="T4"> </text:span><text:span text:style-name="T24">את</text:span><text:span text:style-name="T4"> </text:span><text:span text:style-name="T24">נערי</text:span><text:span text:style-name="T4"> </text:span><text:span text:style-name="T24">בני</text:span><text:span text:style-name="T4"> </text:span><text:span text:style-name="T24">ישראל</text:span><text:span text:style-name="T4"> </text:span><text:span text:style-name="T18">וגו'; ולקמן</text:span><text:span text:style-name="T4"> </text:span><text:span text:style-name="T18">פריך: התם</text:span><text:span text:style-name="T4"> </text:span><text:span text:style-name="T18">נמי</text:span><text:span text:style-name="T4"> </text:span><text:span text:style-name="T18">עולה</text:span><text:span text:style-name="T4"> </text:span><text:span text:style-name="T18">הואי?)</text:span> מה<text:span text:style-name="T1"> </text:span>שאין<text:span text:style-name="T1"> </text:span>כן<text:span text:style-name="T1"> </text:span>בראייה; ועוד: מצינו<text:span text:style-name="T1"> </text:span>בנשיאים<text:span text:style-name="T1"> </text:span>שריבה<text:span text:style-name="T1"> </text:span>בהן<text:span text:style-name="T1"> </text:span>הכתוב<text:span text:style-name="T1"> </text:span>בשלמים<text:span text:style-name="T1"> </text:span>יותר<text:span text:style-name="T1"> </text:span>מבעולות<text:span text:style-name="T1"> </text:span><text:span text:style-name="T18">(בחנוכת</text:span><text:span text:style-name="T4"> </text:span><text:span text:style-name="T18">המזבח</text:span><text:span text:style-name="T4"> </text:span><text:span text:style-name="T18">הקריבו</text:span><text:span text:style-name="T4"> </text:span><text:span text:style-name="T18">שלמים</text:span><text:span text:style-name="T4"> </text:span><text:span text:style-name="T18">יותר</text:span><text:span text:style-name="T4"> </text:span><text:span text:style-name="T18">מעולות, דכתיב</text:span><text:span text:style-name="T4"> </text:span><text:span text:style-name="T19">(במדבר</text:span><text:span text:style-name="T3"> </text:span><text:span text:style-name="T19">ז,פז)</text:span><text:span text:style-name="T18"> </text:span><text:span text:style-name="T24">כל</text:span><text:span text:style-name="T4"> </text:span><text:span text:style-name="T24">הבקר</text:span><text:span text:style-name="T4"> </text:span><text:span text:style-name="T57">לעולה</text:span><text:span text:style-name="T4"> </text:span><text:span text:style-name="T23">[שנים</text:span><text:span text:style-name="T5"> </text:span><text:span text:style-name="T23">עשר</text:span><text:span text:style-name="T5"> </text:span><text:span text:style-name="T23">פרים</text:span><text:span text:style-name="T5"> </text:span><text:span text:style-name="T23">אילם</text:span><text:span text:style-name="T5"> </text:span><text:span text:style-name="T23">שנים</text:span><text:span text:style-name="T5"> </text:span><text:span text:style-name="T23">עשר</text:span><text:span text:style-name="T5"> </text:span><text:span text:style-name="T23">כבשים</text:span><text:span text:style-name="T5"> </text:span><text:span text:style-name="T23">בני</text:span><text:span text:style-name="T5"> </text:span><text:span text:style-name="T23">שנה</text:span><text:span text:style-name="T5"> </text:span><text:span text:style-name="T23">שנים</text:span><text:span text:style-name="T5"> </text:span><text:span text:style-name="T23">עשר</text:span><text:span text:style-name="T5"> </text:span><text:span text:style-name="T23">ומנחתם</text:span><text:span text:style-name="T5"> </text:span><text:span text:style-name="T23">ושעירי</text:span><text:span text:style-name="T5"> </text:span><text:span text:style-name="T23">עזים</text:span><text:span text:style-name="T5"> </text:span><text:span text:style-name="T23">שנים</text:span><text:span text:style-name="T5"> </text:span><text:span text:style-name="T23">עשר</text:span><text:span text:style-name="T5"> </text:span><text:span text:style-name="T23">לחטאת]</text:span><text:span text:style-name="T18"> </text:span><text:span text:style-name="T19">(במדבר</text:span><text:span text:style-name="T3"> </text:span><text:span text:style-name="T19">ז,פח)</text:span><text:span text:style-name="T18"> </text:span><text:span text:style-name="T24">וכל</text:span><text:span text:style-name="T4"> </text:span><text:span text:style-name="T24">בקר</text:span><text:span text:style-name="T4"> </text:span><text:span text:style-name="T24">זבח</text:span><text:span text:style-name="T4"> </text:span><text:span text:style-name="T57">השלמים</text:span><text:span text:style-name="T4"> </text:span><text:span text:style-name="T23">[עשרים</text:span><text:span text:style-name="T5"> </text:span><text:span text:style-name="T23">וארבעה</text:span><text:span text:style-name="T5"> </text:span><text:span text:style-name="T23">פרים</text:span><text:span text:style-name="T5"> </text:span><text:span text:style-name="T23">אילם</text:span><text:span text:style-name="T5"> </text:span><text:span text:style-name="T23">ששים</text:span><text:span text:style-name="T5"> </text:span><text:span text:style-name="T23">עתדים</text:span><text:span text:style-name="T5"> </text:span><text:span text:style-name="T23">ששים</text:span><text:span text:style-name="T5"> </text:span><text:span text:style-name="T23">כבשים</text:span><text:span text:style-name="T5"> </text:span><text:span text:style-name="T23">בני</text:span><text:span text:style-name="T5"> </text:span><text:span text:style-name="T23">שנה</text:span><text:span text:style-name="T5"> </text:span><text:span text:style-name="T23">ששים</text:span><text:span text:style-name="T5"> </text:span><text:span text:style-name="T23">זאת</text:span><text:span text:style-name="T5"> </text:span><text:span text:style-name="T23">חנכת</text:span><text:span text:style-name="T5"> </text:span><text:span text:style-name="T23">המזבח</text:span><text:span text:style-name="T5"> </text:span><text:span text:style-name="T23">אחרי</text:span><text:span text:style-name="T5"> </text:span><text:span text:style-name="T23">המשח</text:span><text:span text:style-name="T5"> </text:span><text:span text:style-name="T23">אתו]</text:span><text:span text:style-name="T18">)</text:span>.'</text:p>
      <text:p text:style-name="P4">ובית<text:span text:style-name="T1"> </text:span>הלל, מאי<text:span text:style-name="T1"> </text:span>טעמא<text:span text:style-name="T1"> </text:span>לא<text:span text:style-name="T1"> </text:span>אמרי<text:span text:style-name="T1"> </text:span>כבית<text:span text:style-name="T1"> </text:span>שמאי?</text:p>
      <text:p text:style-name="P4">דקא<text:span text:style-name="T1"> </text:span>אמרת<text:span text:style-name="T1"> </text:span>ראייה<text:span text:style-name="T1"> </text:span>עדיפא<text:span text:style-name="T1"> </text:span>דעולה<text:span text:style-name="T1"> </text:span>כולה<text:span text:style-name="T1"> </text:span>לגבוה, אדרבה! חגיגה<text:span text:style-name="T1"> </text:span>עדיפא, דאית<text:span text:style-name="T1"> </text:span>בה<text:span text:style-name="T1"> </text:span>שתי<text:span text:style-name="T1"> </text:span>אכילות<text:span text:style-name="T1"> </text:span><text:span text:style-name="T18">(מזבח</text:span><text:span text:style-name="T4"> </text:span><text:span text:style-name="T18">ואדם)</text:span>; ודקא<text:span text:style-name="T1"> </text:span>אמרת<text:span text:style-name="T1"> </text:span>נילף<text:span text:style-name="T1"> </text:span>מעצרת<text:span text:style-name="T1"> </text:span>- דנין<text:span text:style-name="T1"> </text:span>קרבן<text:span text:style-name="T1"> </text:span>יחיד<text:span text:style-name="T1"> </text:span>מקרבן<text:span text:style-name="T1"> </text:span>יחיד<text:span text:style-name="T1"> </text:span>ואין<text:span text:style-name="T1"> </text:span>דנין<text:span text:style-name="T1"> </text:span>קרבן<text:span text:style-name="T1"> </text:span>יחיד<text:span text:style-name="T1"> </text:span>מקרבן<text:span text:style-name="T1"> </text:span>צבור<text:span text:style-name="T1"> </text:span><text:span text:style-name="T18">(נשיאים</text:span><text:span text:style-name="T4"> </text:span><text:span text:style-name="T18">קרבן</text:span><text:span text:style-name="T4"> </text:span><text:span text:style-name="T18">יחיד</text:span><text:span text:style-name="T4"> </text:span><text:span text:style-name="T18">וראייה</text:span><text:span text:style-name="T4"> </text:span><text:span text:style-name="T18">וחגיגה</text:span><text:span text:style-name="T4"> </text:span><text:span text:style-name="T18">קרבן</text:span><text:span text:style-name="T4"> </text:span><text:span text:style-name="T18">יחיד, אבל</text:span><text:span text:style-name="T4"> </text:span><text:span text:style-name="T18">כבשי</text:span><text:span text:style-name="T4"> </text:span><text:span text:style-name="T18">עצרת</text:span><text:span text:style-name="T4"> </text:span><text:span text:style-name="T18">קרבן</text:span><text:span text:style-name="T4"> </text:span><text:span text:style-name="T18">צבור</text:span><text:span text:style-name="T4"> </text:span><text:span text:style-name="T18">ומתרומת</text:span><text:span text:style-name="T4"> </text:span><text:span text:style-name="T18">הלשכה)</text:span>.</text:p>
      <text:p text:style-name="P4">ובית<text:span text:style-name="T1"> </text:span>שמאי, מאי<text:span text:style-name="T1"> </text:span>טעמא<text:span text:style-name="T1"> </text:span>לא<text:span text:style-name="T1"> </text:span>אמרי<text:span text:style-name="T1"> </text:span>כבית<text:span text:style-name="T1"> </text:span>הלל?</text:p>
      <text:p text:style-name="P4">דקאמרת<text:span text:style-name="T1"> </text:span>חגיגה<text:span text:style-name="T1"> </text:span>עדיפא<text:span text:style-name="T1"> </text:span>דישנה<text:span text:style-name="T1"> </text:span>לפני<text:span text:style-name="T1"> </text:span>הדיבור<text:span text:style-name="T1"> </text:span>- ראייה<text:span text:style-name="T1"> </text:span>נמי<text:span text:style-name="T1"> </text:span>ישנה<text:span text:style-name="T1"> </text:span>לפני<text:span text:style-name="T1"> </text:span>הדיבור<text:span text:style-name="T1"> </text:span><text:span text:style-name="T18">(דעולה</text:span><text:span text:style-name="T4"> </text:span><text:span text:style-name="T18">נמי</text:span><text:span text:style-name="T4"> </text:span><text:span text:style-name="T18">הוה</text:span><text:span text:style-name="T4"> </text:span><text:span text:style-name="T18">התם)</text:span>; ודקאמרת<text:span text:style-name="T1"> </text:span>נילף<text:span text:style-name="T1"> </text:span>מנשיאים<text:span text:style-name="T1"> </text:span>- דנין<text:span text:style-name="T1"> </text:span>דבר<text:span text:style-name="T1"> </text:span>הנוהג<text:span text:style-name="T1"> </text:span>לדורות<text:span text:style-name="T1"> </text:span>מדבר<text:span text:style-name="T1"> </text:span>הנוהג<text:span text:style-name="T1"> </text:span>לדורות<text:span text:style-name="T1"> </text:span><text:span text:style-name="T18">(כבשי</text:span><text:span text:style-name="T4"> </text:span><text:span text:style-name="T18">עצרת)</text:span>, ואין<text:span text:style-name="T1"> </text:span>דנין<text:span text:style-name="T1"> </text:span>דבר<text:span text:style-name="T1"> </text:span>הנוהג<text:span text:style-name="T1"> </text:span>לדורות<text:span text:style-name="T1"> </text:span>מדבר<text:span text:style-name="T1"> </text:span>שאינו<text:span text:style-name="T1"> </text:span>נוהג<text:span text:style-name="T1"> </text:span>לדורות.</text:p>
      <text:p text:style-name="P4">ובית<text:span text:style-name="T1"> </text:span>הלל, מאי<text:span text:style-name="T1"> </text:span>שנא<text:span text:style-name="T1"> </text:span>חגיגה<text:span text:style-name="T1"> </text:span>דישנה<text:span text:style-name="T1"> </text:span>לפני<text:span text:style-name="T1"> </text:span>הדיבור, דכתיב<text:span text:style-name="T1"> </text:span><text:span text:style-name="T19">(שמות</text:span><text:span text:style-name="T3"> </text:span><text:span text:style-name="T19">כד,ה)</text:span><text:span text:style-name="T22"> </text:span><text:span text:style-name="T24">[וישלח</text:span><text:span text:style-name="T4"> </text:span><text:span text:style-name="T24">את</text:span><text:span text:style-name="T4"> </text:span><text:span text:style-name="T24">נערי</text:span><text:span text:style-name="T4"> </text:span><text:span text:style-name="T24">בני</text:span><text:span text:style-name="T4"> </text:span><text:span text:style-name="T24">ישראל</text:span><text:span text:style-name="T4"> </text:span><text:span text:style-name="T57">ויעלו</text:span><text:span text:style-name="T60"> </text:span><text:span text:style-name="T57">עלת</text:span><text:span text:style-name="T24">]</text:span><text:span text:style-name="T22"> ויזבחו</text:span><text:span text:style-name="T1"> </text:span><text:span text:style-name="T22">זבחים</text:span><text:span text:style-name="T1"> </text:span><text:span text:style-name="T22">שלמים</text:span><text:span text:style-name="T1"> </text:span><text:span text:style-name="T24">[לה' פרים]</text:span> - ראייה<text:span text:style-name="T1"> </text:span>נמי<text:span text:style-name="T1"> </text:span>הכתיב<text:span text:style-name="T1"> </text:span>'<text:span text:style-name="T22">ויעלו</text:span><text:span text:style-name="T1"> </text:span><text:span text:style-name="T22">עולות</text:span>'?</text:p>
      <text:p text:style-name="P4">קסברי<text:span text:style-name="T1"> </text:span>בית<text:span text:style-name="T1"> </text:span>הלל: עולה<text:span text:style-name="T1"> </text:span>שהקריבו<text:span text:style-name="T1"> </text:span>ישראל<text:span text:style-name="T1"> </text:span>במדבר<text:span text:style-name="T1"> </text:span>- עולת<text:span text:style-name="T1"> </text:span>תמיד<text:span text:style-name="T1"> </text:span>הואי<text:span text:style-name="T1"> </text:span><text:span text:style-name="T18">(חובת</text:span><text:span text:style-name="T4"> </text:span><text:span text:style-name="T18">כל</text:span><text:span text:style-name="T4"> </text:span><text:span text:style-name="T18">יום</text:span><text:span text:style-name="T4"> </text:span><text:span text:style-name="T18">ויום</text:span><text:span text:style-name="T4"> </text:span><text:span text:style-name="T18">ולא</text:span><text:span text:style-name="T4"> </text:span><text:span text:style-name="T18">גמרינן</text:span><text:span text:style-name="T4"> </text:span><text:span text:style-name="T18">מינה)</text:span>, ובית<text:span text:style-name="T1"> </text:span>שמאי<text:span text:style-name="T1"> </text:span>סברי: עולה<text:span text:style-name="T1"> </text:span>שהקריבו<text:span text:style-name="T1"> </text:span>ישראל<text:span text:style-name="T1"> </text:span>במדבר<text:span text:style-name="T1"> </text:span>- עולת<text:span text:style-name="T1"> </text:span>ראייה<text:span text:style-name="T1"> </text:span>הואי<text:span text:style-name="T1"> </text:span><text:span text:style-name="T18">(על</text:span><text:span text:style-name="T4"> </text:span><text:span text:style-name="T18">שם</text:span><text:span text:style-name="T4"> </text:span><text:span text:style-name="T24">ויחזו</text:span><text:span text:style-name="T4"> </text:span><text:span text:style-name="T24">את</text:span><text:span text:style-name="T4"> </text:span><text:span text:style-name="T24">האלהים</text:span><text:span text:style-name="T4"> </text:span><text:span text:style-name="T19">[שמות</text:span><text:span text:style-name="T3"> </text:span><text:span text:style-name="T19">כד,יא]</text:span><text:span text:style-name="T18">)</text:span>.</text:p>
      <text:p text:style-name="P4">אמר<text:span text:style-name="T1"> </text:span>אביי: בית<text:span text:style-name="T1"> </text:span>שמאי, ורבי<text:span text:style-name="T1"> </text:span>אלעזר<text:span text:style-name="T1"> </text:span><text:span text:style-name="T43">[יש</text:span><text:span text:style-name="T48"> </text:span><text:span text:style-name="T43">גורסים</text:span><text:span text:style-name="T48"> </text:span><text:span text:style-name="T43">'אליעזר']</text:span>, ורבי<text:span text:style-name="T1"> </text:span>ישמעאל<text:span text:style-name="T1"> </text:span>- כולהו<text:span text:style-name="T1"> </text:span>סבירא<text:span text:style-name="T1"> </text:span>להו<text:span text:style-name="T1"> </text:span>עולה<text:span text:style-name="T1"> </text:span>שהקריבו<text:span text:style-name="T1"> </text:span>ישראל<text:span text:style-name="T1"> </text:span>במדבר<text:span text:style-name="T1"> </text:span>עולת<text:span text:style-name="T1"> </text:span>ראייה<text:span text:style-name="T1"> </text:span>הואי, ובית<text:span text:style-name="T1"> </text:span>הלל, ורבי<text:span text:style-name="T1"> </text:span>עקיבא, ורבי<text:span text:style-name="T1"> </text:span>יוסי<text:span text:style-name="T1"> </text:span>הגלילי<text:span text:style-name="T1"> </text:span>- כולהו<text:span text:style-name="T1"> </text:span>סבירא<text:span text:style-name="T1"> </text:span>להו<text:span text:style-name="T1"> </text:span>עולה<text:span text:style-name="T1"> </text:span>שהקריבו<text:span text:style-name="T1"> </text:span>ישראל<text:span text:style-name="T1"> </text:span>במדבר<text:span text:style-name="T1"> </text:span>עולת<text:span text:style-name="T1"> </text:span>תמיד<text:span text:style-name="T1"> </text:span>הואי.</text:p>
      <text:p text:style-name="P4">בית<text:span text:style-name="T1"> </text:span>שמאי<text:span text:style-name="T1"> </text:span>- הא<text:span text:style-name="T1"> </text:span>דאמרן; </text:p>
      <text:p text:style-name="P4">רבי<text:span text:style-name="T1"> </text:span>ישמעאל<text:span text:style-name="T1"> – </text:span>דתניא: 'רבי<text:span text:style-name="T1"> </text:span>ישמעאל<text:span text:style-name="T1"> </text:span>אומר: כללות<text:span text:style-name="T1"> </text:span>נאמרו<text:span text:style-name="T1"> </text:span>בסיני<text:span text:style-name="T1"> </text:span><text:span text:style-name="T18">(הרבה</text:span><text:span text:style-name="T4"> </text:span><text:span text:style-name="T18">דברים</text:span><text:span text:style-name="T4"> </text:span><text:span text:style-name="T18">נאמרו</text:span><text:span text:style-name="T4"> </text:span><text:span text:style-name="T18">סתומים</text:span><text:span text:style-name="T4"> </text:span><text:span text:style-name="T18">בסיני</text:span><text:span text:style-name="T4"> </text:span><text:span text:style-name="T18">שלא</text:span><text:span text:style-name="T4"> </text:span><text:span text:style-name="T18">נתפרשו</text:span><text:span text:style-name="T4"> </text:span><text:span text:style-name="T18">כל</text:span><text:span text:style-name="T4"> </text:span><text:span text:style-name="T18">צרכן, ופירשו</text:span><text:span text:style-name="T4"> </text:span><text:span text:style-name="T18">לו</text:span><text:span text:style-name="T4"> </text:span><text:span text:style-name="T18">לאחר</text:span><text:span text:style-name="T4"> </text:span><text:span text:style-name="T18">שהוקם</text:span><text:span text:style-name="T4"> </text:span><text:span text:style-name="T18">המשכן</text:span><text:span text:style-name="T4"> </text:span><text:span text:style-name="T18">באהל</text:span><text:span text:style-name="T4"> </text:span><text:span text:style-name="T18">מועד; שהרי</text:span><text:span text:style-name="T4"> </text:span><text:span text:style-name="T18">לא</text:span><text:span text:style-name="T4"> </text:span><text:span text:style-name="T18">נתפרשו</text:span><text:span text:style-name="T4"> </text:span><text:span text:style-name="T18">שם</text:span><text:span text:style-name="T4"> </text:span><text:span text:style-name="T18">הלכות</text:span><text:span text:style-name="T4"> </text:span><text:span text:style-name="T18">עבודה</text:span><text:span text:style-name="T4"> </text:span><text:span text:style-name="T18">ככל</text:span><text:span text:style-name="T4"> </text:span><text:span text:style-name="T18">הצריך, אלא</text:span><text:span text:style-name="T4"> </text:span><text:span text:style-name="T18">'</text:span><text:span text:style-name="T24">מזבח</text:span><text:span text:style-name="T4"> </text:span><text:span text:style-name="T24">אדמה</text:span><text:span text:style-name="T4"> </text:span><text:span text:style-name="T24">תעשה</text:span><text:span text:style-name="T4"> </text:span><text:span text:style-name="T24">לי</text:span><text:span text:style-name="T4"> </text:span><text:span text:style-name="T24">וזבחת</text:span><text:span text:style-name="T4"> </text:span><text:span text:style-name="T24">עליו</text:span><text:span text:style-name="T4"> </text:span><text:span text:style-name="T24">את</text:span><text:span text:style-name="T4"> </text:span><text:span text:style-name="T24">עולותיך</text:span><text:span text:style-name="T4"> </text:span><text:span text:style-name="T24">ואת</text:span><text:span text:style-name="T4"> </text:span><text:span text:style-name="T24">שלמיך</text:span><text:span text:style-name="T18">' </text:span><text:span text:style-name="T19">(שמות</text:span><text:span text:style-name="T3"> </text:span><text:span text:style-name="T19">כ,כב)</text:span><text:span text:style-name="T18">, ולא</text:span><text:span text:style-name="T4"> </text:span><text:span text:style-name="T18">פירש</text:span><text:span text:style-name="T4"> </text:span><text:span text:style-name="T18">מתן</text:span><text:span text:style-name="T4"> </text:span><text:span text:style-name="T18">דמיהן, הפשיטן, וניתוחן</text:span><text:span text:style-name="T4"> </text:span><text:span text:style-name="T18">של</text:span><text:span text:style-name="T4"> </text:span><text:span text:style-name="T18">עולות, והקרבת</text:span><text:span text:style-name="T4"> </text:span><text:span text:style-name="T18">אימורין</text:span><text:span text:style-name="T4"> </text:span><text:span text:style-name="T18">של</text:span><text:span text:style-name="T4"> </text:span><text:span text:style-name="T18">שלמים)</text:span></text:p>
      <text:p text:style-name="P4"/>
      <text:p text:style-name="P4">(חגיגה<text:span text:style-name="T1"> </text:span>ו,ב)</text:p>
      <text:p text:style-name="P4">ופרטות<text:span text:style-name="T1"> </text:span>באהל<text:span text:style-name="T1"> </text:span>מועד<text:span text:style-name="T1"> </text:span><text:span text:style-name="T18">(משהוקם</text:span><text:span text:style-name="T4"> </text:span><text:span text:style-name="T18">המשכן</text:span><text:span text:style-name="T4"> </text:span><text:span text:style-name="T18">ודיבר</text:span><text:span text:style-name="T4"> </text:span><text:span text:style-name="T18">עמו</text:span><text:span text:style-name="T4"> </text:span><text:span text:style-name="T18">מעל</text:span><text:span text:style-name="T4"> </text:span><text:span text:style-name="T18">הפרוכת</text:span><text:span text:style-name="T4"> </text:span><text:span text:style-name="T18">- שם</text:span><text:span text:style-name="T4"> </text:span><text:span text:style-name="T18">פירש</text:span><text:span text:style-name="T4"> </text:span><text:span text:style-name="T18">לו</text:span><text:span text:style-name="T4"> </text:span><text:span text:style-name="T18">הכתוב, כדכתיב</text:span><text:span text:style-name="T4"> </text:span><text:span text:style-name="T19">[ויקרא</text:span><text:span text:style-name="T3"> </text:span><text:span text:style-name="T19">א,א]</text:span><text:span text:style-name="T18"> </text:span><text:span text:style-name="T24">ויקרא</text:span><text:span text:style-name="T4"> </text:span><text:span text:style-name="T24">אל</text:span><text:span text:style-name="T4"> </text:span><text:span text:style-name="T24">משה</text:span><text:span text:style-name="T4"> </text:span><text:span text:style-name="T24">וידבר</text:span><text:span text:style-name="T4"> </text:span><text:span text:style-name="T24">ה' אליו</text:span><text:span text:style-name="T4"> </text:span><text:span text:style-name="T24">מאהל</text:span><text:span text:style-name="T4"> </text:span><text:span text:style-name="T24">מועד</text:span><text:span text:style-name="T4"> </text:span><text:span text:style-name="T24">לאמר</text:span><text:span text:style-name="T4"> </text:span><text:span text:style-name="T18">ובספר</text:span><text:span text:style-name="T4"> </text:span><text:span text:style-name="T18">תורת</text:span><text:span text:style-name="T4"> </text:span><text:span text:style-name="T18">כהנים</text:span><text:span text:style-name="T4"> – </text:span><text:span text:style-name="T18">'דהיינו</text:span><text:span text:style-name="T4"> </text:span><text:span text:style-name="T18">ויקרא' - נתפרשו</text:span><text:span text:style-name="T4"> </text:span><text:span text:style-name="T18">כל</text:span><text:span text:style-name="T4"> </text:span><text:span text:style-name="T18">הלכות</text:span><text:span text:style-name="T4"> </text:span><text:span text:style-name="T18">קרבן, וכן</text:span><text:span text:style-name="T4"> </text:span><text:span text:style-name="T18">דברים</text:span><text:span text:style-name="T4"> </text:span><text:span text:style-name="T18">הרבה)</text:span>, ורבי<text:span text:style-name="T1"> </text:span>עקיבא<text:span text:style-name="T1"> </text:span>אומר: כללות<text:span text:style-name="T1"> </text:span>ופרטות<text:span text:style-name="T1"> </text:span>נאמרו<text:span text:style-name="T1"> </text:span>בסיני<text:span text:style-name="T1"> </text:span>ונשנו<text:span text:style-name="T1"> </text:span>באהל<text:span text:style-name="T1"> </text:span>מועד<text:span text:style-name="T1"> </text:span><text:span text:style-name="T18">(פעם</text:span><text:span text:style-name="T4"> </text:span><text:span text:style-name="T18">שנית, וכל</text:span><text:span text:style-name="T4"> </text:span><text:span text:style-name="T18">מה</text:span><text:span text:style-name="T4"> </text:span><text:span text:style-name="T18">שנאמר</text:span><text:span text:style-name="T4"> </text:span><text:span text:style-name="T18">כאן</text:span><text:span text:style-name="T4"> </text:span><text:span text:style-name="T18">נאמר</text:span><text:span text:style-name="T4"> </text:span><text:span text:style-name="T18">כאן</text:span><text:span text:style-name="T4"> </text:span><text:span text:style-name="T18">ואף</text:span><text:span text:style-name="T4"> </text:span><text:span text:style-name="T18">על</text:span><text:span text:style-name="T4"> </text:span><text:span text:style-name="T18">פי</text:span><text:span text:style-name="T4"> </text:span><text:span text:style-name="T18">שלא</text:span><text:span text:style-name="T4"> </text:span><text:span text:style-name="T18">נכתב)</text:span> ונשתלשו<text:span text:style-name="T1"> </text:span>בערבות<text:span text:style-name="T1"> </text:span>מואב<text:span text:style-name="T1"> </text:span><text:span text:style-name="T18">(מפי</text:span><text:span text:style-name="T4"> </text:span><text:span text:style-name="T18">משה</text:span><text:span text:style-name="T4"> </text:span><text:span text:style-name="T18">לישראל, שנאמר</text:span><text:span text:style-name="T4"> </text:span><text:span text:style-name="T24">בעבר</text:span><text:span text:style-name="T4"> </text:span><text:span text:style-name="T24">הירדן</text:span><text:span text:style-name="T4"> </text:span><text:span text:style-name="T24">בארץ</text:span><text:span text:style-name="T4"> </text:span><text:span text:style-name="T24">מואב</text:span><text:span text:style-name="T4"> </text:span><text:span text:style-name="T24">הואיל</text:span><text:span text:style-name="T4"> </text:span><text:span text:style-name="T24">משה</text:span><text:span text:style-name="T4"> </text:span><text:span text:style-name="T24">באר</text:span><text:span text:style-name="T4"> </text:span><text:span text:style-name="T24">את</text:span><text:span text:style-name="T4"> </text:span><text:span text:style-name="T24">התורה</text:span><text:span text:style-name="T4"> </text:span><text:span text:style-name="T18">וגו' </text:span><text:span text:style-name="T19">(דברים</text:span><text:span text:style-name="T3"> </text:span><text:span text:style-name="T19">א,ה)</text:span><text:span text:style-name="T18">)</text:span>', ואי<text:span text:style-name="T1"> </text:span>סלקא<text:span text:style-name="T1"> </text:span>דעתך<text:span text:style-name="T1"> </text:span>עולה<text:span text:style-name="T1"> </text:span>שהקריבו<text:span text:style-name="T1"> </text:span>ישראל<text:span text:style-name="T1"> </text:span>במדבר<text:span text:style-name="T1"> </text:span>עולת<text:span text:style-name="T1"> </text:span>תמיד<text:span text:style-name="T1"> </text:span>הואי<text:span text:style-name="T1"> </text:span><text:span text:style-name="T18">(וחובת</text:span><text:span text:style-name="T4"> </text:span><text:span text:style-name="T18">הדורות</text:span><text:span text:style-name="T4"> </text:span><text:span text:style-name="T18">מפי</text:span><text:span text:style-name="T4"> </text:span><text:span text:style-name="T18">הגבורה)</text:span> - מי<text:span text:style-name="T1"> </text:span>איכא<text:span text:style-name="T1"> </text:span>מידי<text:span text:style-name="T1"> </text:span>דמעיקרא<text:span text:style-name="T1"> </text:span>לא<text:span text:style-name="T1"> </text:span>בעי<text:span text:style-name="T1"> </text:span>הפשט<text:span text:style-name="T1"> </text:span>וניתוח<text:span text:style-name="T1"> </text:span>ולבסוף<text:span text:style-name="T1"> </text:span>בעי<text:span text:style-name="T1"> </text:span>הפשט<text:span text:style-name="T1"> </text:span>וניתוח? <text:span text:style-name="T18">(אלא</text:span><text:span text:style-name="T4"> </text:span><text:span text:style-name="T18">ודאי</text:span><text:span text:style-name="T4"> </text:span><text:span text:style-name="T18">עולת</text:span><text:span text:style-name="T4"> </text:span><text:span text:style-name="T18">ראייה</text:span><text:span text:style-name="T4"> </text:span><text:span text:style-name="T18">הואי, ומאיליהם</text:span><text:span text:style-name="T4"> </text:span><text:span text:style-name="T18">הקריבוה)</text:span>!</text:p>
      <text:p text:style-name="P9">[## לא<text:span text:style-name="T36"> </text:span>הבינותי<text:span text:style-name="T36"> </text:span>סברה<text:span text:style-name="T36"> </text:span>זו: מעיקרא<text:span text:style-name="T36"> </text:span>לא<text:span text:style-name="T36"> </text:span>בעי<text:span text:style-name="T36"> </text:span>הפשט<text:span text:style-name="T36"> </text:span>וניתוח<text:span text:style-name="T36"> </text:span>כי<text:span text:style-name="T36"> </text:span>טרם<text:span text:style-name="T36"> </text:span>נצטוו<text:span text:style-name="T36"> </text:span>על<text:span text:style-name="T36"> </text:span>הפשט<text:span text:style-name="T36"> </text:span>וניתוח; ואם<text:span text:style-name="T36"> </text:span>מתחילה<text:span text:style-name="T36"> </text:span>היו<text:span text:style-name="T36"> </text:span>נוהגים<text:span text:style-name="T36"> </text:span>הפשט<text:span text:style-name="T36"> </text:span>וניתוח<text:span text:style-name="T36"> – </text:span>למה<text:span text:style-name="T36"> </text:span>היה<text:span text:style-name="T36"> </text:span>צורך<text:span text:style-name="T36"> </text:span>לומר<text:span text:style-name="T36"> </text:span>זאת<text:span text:style-name="T36"> </text:span>בספר<text:span text:style-name="T36"> </text:span>ויקרא? היה<text:span text:style-name="T36"> </text:span>צריך<text:span text:style-name="T36"> </text:span>להיות<text:span text:style-name="T36"> </text:span>כדיני<text:span text:style-name="T36"> </text:span>שחיטה, שלא<text:span text:style-name="T36"> </text:span>נאמרו<text:span text:style-name="T36"> </text:span>כי<text:span text:style-name="T36"> </text:span>לא<text:span text:style-name="T36"> </text:span>היה<text:span text:style-name="T36"> </text:span>שנוי<text:span text:style-name="T36"> </text:span>בדינים<text:span text:style-name="T36"> </text:span>שנהגו<text:span text:style-name="T36"> </text:span>קודם<text:span text:style-name="T36"> </text:span>מתן<text:span text:style-name="T36"> </text:span>תורה, כך<text:span text:style-name="T36"> </text:span>דיני<text:span text:style-name="T36"> </text:span>הקרבנות<text:span text:style-name="T36"> </text:span>שלא<text:span text:style-name="T36"> </text:span>השתנו; ומעצם<text:span text:style-name="T36"> </text:span>העובדה<text:span text:style-name="T36"> </text:span>שהפרטים<text:span text:style-name="T36"> </text:span>נאמרו<text:span text:style-name="T36"> – </text:span>בסיני<text:span text:style-name="T36"> </text:span>או<text:span text:style-name="T36"> </text:span>באוהל<text:span text:style-name="T36"> </text:span>מועד<text:span text:style-name="T36"> – </text:span>מכאן<text:span text:style-name="T36"> </text:span>ראיה<text:span text:style-name="T36"> </text:span>שהם<text:span text:style-name="T36"> </text:span>חדשים.]</text:p>
      <text:p text:style-name="P4">רבי<text:span text:style-name="T1"> </text:span>אלעזר<text:span text:style-name="T1"> – </text:span>דתניא: '<text:span text:style-name="T19">(במדבר</text:span><text:span text:style-name="T3"> </text:span><text:span text:style-name="T19">כח,ו)</text:span><text:span text:style-name="T22"> עולת</text:span><text:span text:style-name="T1"> </text:span><text:span text:style-name="T22">תמיד</text:span><text:span text:style-name="T1"> </text:span><text:span text:style-name="T22">העשויה</text:span><text:span text:style-name="T1"> </text:span><text:span text:style-name="T22">בהר</text:span><text:span text:style-name="T1"> </text:span><text:span text:style-name="T22">סיני</text:span><text:span text:style-name="T1"> </text:span><text:span text:style-name="T24">[לריח</text:span><text:span text:style-name="T4"> </text:span><text:span text:style-name="T24">ניחח</text:span><text:span text:style-name="T4"> </text:span><text:span text:style-name="T24">אשה</text:span><text:span text:style-name="T4"> </text:span><text:span text:style-name="T24">לה']</text:span>; רבי<text:span text:style-name="T1"> </text:span>אלעזר<text:span text:style-name="T1"> </text:span>אומר: מעשיה<text:span text:style-name="T1"> </text:span>נאמרו<text:span text:style-name="T1"> </text:span>בסיני<text:span text:style-name="T1"> </text:span>והיא<text:span text:style-name="T1"> </text:span>עצמה<text:span text:style-name="T1"> </text:span>לא<text:span text:style-name="T1"> </text:span>קרבה<text:span text:style-name="T1"> </text:span><text:span text:style-name="T18">(והעולה</text:span><text:span text:style-name="T4"> </text:span><text:span text:style-name="T18">שהקריבו</text:span><text:span text:style-name="T4"> </text:span><text:span text:style-name="T18">הבכורות</text:span><text:span text:style-name="T4"> </text:span><text:span text:style-name="T18">- עולת</text:span><text:span text:style-name="T4"> </text:span><text:soft-page-break/><text:span text:style-name="T18">ראייה</text:span><text:span text:style-name="T4"> </text:span><text:span text:style-name="T18">הוה)</text:span>; רבי<text:span text:style-name="T1"> </text:span>עקיבא<text:span text:style-name="T1"> </text:span>אומר: קרבה<text:span text:style-name="T1"> </text:span>ושוב<text:span text:style-name="T1"> </text:span>לא<text:span text:style-name="T1"> </text:span>פסקה, אלא<text:span text:style-name="T1"> </text:span>מה<text:span text:style-name="T1"> </text:span>אני<text:span text:style-name="T1"> </text:span>מקיים<text:span text:style-name="T1"> </text:span><text:span text:style-name="T19">(עמוס</text:span><text:span text:style-name="T3"> </text:span><text:span text:style-name="T19">ה,כה)</text:span><text:span text:style-name="T22"> הזבחים</text:span><text:span text:style-name="T1"> </text:span><text:span text:style-name="T22">ומנחה</text:span><text:span text:style-name="T1"> </text:span><text:span text:style-name="T22">הגשתם</text:span><text:span text:style-name="T1"> </text:span><text:span text:style-name="T22">לי</text:span><text:span text:style-name="T1"> </text:span><text:span text:style-name="T22">במדבר</text:span><text:span text:style-name="T1"> </text:span><text:span text:style-name="T22">ארבעים</text:span><text:span text:style-name="T1"> </text:span><text:span text:style-name="T22">שנה</text:span><text:span text:style-name="T1"> </text:span><text:span text:style-name="T22">בית</text:span><text:span text:style-name="T1"> </text:span><text:span text:style-name="T22">ישראל</text:span><text:span text:style-name="T1"> </text:span><text:span text:style-name="T18">(לשון</text:span><text:span text:style-name="T4"> </text:span><text:span text:style-name="T18">תימה</text:span><text:span text:style-name="T4"> </text:span><text:span text:style-name="T18">ומשמע</text:span><text:span text:style-name="T4"> </text:span><text:span text:style-name="T18">שלא</text:span><text:span text:style-name="T4"> </text:span><text:span text:style-name="T18">הקריבו</text:span><text:span text:style-name="T4"> </text:span><text:span text:style-name="T18">לפי</text:span><text:span text:style-name="T4"> </text:span><text:span text:style-name="T18">שנזופין</text:span><text:span text:style-name="T4"> </text:span><text:span text:style-name="T18">היו)</text:span>? - שבטו<text:span text:style-name="T1"> </text:span>של<text:span text:style-name="T1"> </text:span>לוי<text:span text:style-name="T1"> </text:span>שלא<text:span text:style-name="T1"> </text:span>עבדו<text:span text:style-name="T1"> </text:span>עבודה<text:span text:style-name="T1"> </text:span>זרה<text:span text:style-name="T1"> </text:span>- הן<text:span text:style-name="T1"> </text:span>הקריבו<text:span text:style-name="T1"> </text:span>אותה<text:span text:style-name="T1"> </text:span><text:span text:style-name="T18">(משלהם)</text:span>.' </text:p>
      <text:p text:style-name="P4">בית<text:span text:style-name="T1"> </text:span>הלל<text:span text:style-name="T1"> </text:span>- הא<text:span text:style-name="T1"> </text:span>דאמרן; רבי<text:span text:style-name="T1"> </text:span>עקיבא<text:span text:style-name="T1"> </text:span>- הא<text:span text:style-name="T1"> </text:span>נמי<text:span text:style-name="T1"> </text:span>דאמרן; </text:p>
      <text:p text:style-name="P4">רבי<text:span text:style-name="T1"> </text:span>יוסי<text:span text:style-name="T1"> </text:span>הגלילי<text:span text:style-name="T1"> </text:span>- דתניא: 'רבי<text:span text:style-name="T1"> </text:span>יוסי<text:span text:style-name="T1"> </text:span>הגלילי<text:span text:style-name="T1"> </text:span>אומר: שלש<text:span text:style-name="T1"> </text:span>מצות<text:span text:style-name="T1"> </text:span>נצטוו<text:span text:style-name="T1"> </text:span>ישראל<text:span text:style-name="T1"> </text:span>בעלותם<text:span text:style-name="T1"> </text:span>לרגל: ראייה, וחגיגה, ושמחה<text:span text:style-name="T1"> </text:span><text:span text:style-name="T18">(אף</text:span><text:span text:style-name="T4"> </text:span><text:span text:style-name="T18">הם</text:span><text:span text:style-name="T4"> </text:span><text:span text:style-name="T18">שלמי</text:span><text:span text:style-name="T4"> </text:span><text:span text:style-name="T18">שמחה: אם</text:span><text:span text:style-name="T4"> </text:span><text:span text:style-name="T18">אין</text:span><text:span text:style-name="T4"> </text:span><text:span text:style-name="T18">לו</text:span><text:span text:style-name="T4"> </text:span><text:span text:style-name="T18">בשר</text:span><text:span text:style-name="T4"> </text:span><text:span text:style-name="T18">שלמים</text:span><text:span text:style-name="T4"> </text:span><text:span text:style-name="T18">של</text:span><text:span text:style-name="T4"> </text:span><text:span text:style-name="T18">נדר</text:span><text:span text:style-name="T4"> </text:span><text:span text:style-name="T18">ונדבה</text:span><text:span text:style-name="T4"> </text:span><text:span text:style-name="T18">שהתנדב</text:span><text:span text:style-name="T4"> </text:span><text:span text:style-name="T18">כל</text:span><text:span text:style-name="T4"> </text:span><text:span text:style-name="T18">השנה</text:span><text:span text:style-name="T4"> </text:span><text:span text:style-name="T18">שמביאין</text:span><text:span text:style-name="T4"> </text:span><text:span text:style-name="T18">ברגל, ולא</text:span><text:span text:style-name="T4"> </text:span><text:span text:style-name="T18">מעשר</text:span><text:span text:style-name="T4"> </text:span><text:span text:style-name="T18">בהמה</text:span><text:span text:style-name="T4"> </text:span><text:span text:style-name="T18">- מביא</text:span><text:span text:style-name="T4"> </text:span><text:span text:style-name="T18">שלמים</text:span><text:span text:style-name="T4"> </text:span><text:span text:style-name="T18">משלו</text:span><text:span text:style-name="T4"> </text:span><text:span text:style-name="T18">או</text:span><text:span text:style-name="T4"> </text:span><text:span text:style-name="T18">ממעות</text:span><text:span text:style-name="T4"> </text:span><text:span text:style-name="T18">מעשר</text:span><text:span text:style-name="T4"> </text:span><text:span text:style-name="T18">שני</text:span><text:span text:style-name="T4"> </text:span><text:span text:style-name="T18">שלו, להיות</text:span><text:span text:style-name="T4"> </text:span><text:span text:style-name="T18">לו</text:span><text:span text:style-name="T4"> </text:span><text:span text:style-name="T18">בשר</text:span><text:span text:style-name="T4"> </text:span><text:span text:style-name="T18">לשובע: שאין</text:span><text:span text:style-name="T4"> </text:span><text:span text:style-name="T18">שמחת</text:span><text:span text:style-name="T4"> </text:span><text:span text:style-name="T18">החג</text:span><text:span text:style-name="T4"> </text:span><text:span text:style-name="T18">אלא</text:span><text:span text:style-name="T4"> </text:span><text:span text:style-name="T18">בבשר)</text:span>; יש<text:span text:style-name="T1"> </text:span>בראייה<text:span text:style-name="T1"> </text:span>שאין<text:span text:style-name="T1"> </text:span>בשתיהן, ויש<text:span text:style-name="T1"> </text:span>בחגיגה<text:span text:style-name="T1"> </text:span>שאין<text:span text:style-name="T1"> </text:span>בשתיהן, יש<text:span text:style-name="T1"> </text:span>בשמחה<text:span text:style-name="T1"> </text:span>שאין<text:span text:style-name="T1"> </text:span>בשתיהן: יש<text:span text:style-name="T1"> </text:span>בראייה<text:span text:style-name="T1"> </text:span>שאין<text:span text:style-name="T1"> </text:span>בשתיהן: שהראייה<text:span text:style-name="T1"> </text:span>עולה<text:span text:style-name="T1"> </text:span>כולה<text:span text:style-name="T1"> </text:span>לגבוה<text:span text:style-name="T1"> </text:span>מה<text:span text:style-name="T1"> </text:span>שאין<text:span text:style-name="T1"> </text:span>כן<text:span text:style-name="T1"> </text:span>בשתיהן; יש<text:span text:style-name="T1"> </text:span>בחגיגה<text:span text:style-name="T1"> </text:span>מה<text:span text:style-name="T1"> </text:span>שאין<text:span text:style-name="T1"> </text:span>בשתיהן: שחגיגה<text:span text:style-name="T1"> </text:span>ישנה<text:span text:style-name="T1"> </text:span>לפני<text:span text:style-name="T1"> </text:span>הדיבור<text:span text:style-name="T1"> </text:span><text:span text:style-name="T18">(אותן</text:span><text:span text:style-name="T4"> </text:span><text:span text:style-name="T18">שלמים</text:span><text:span text:style-name="T4"> </text:span><text:span text:style-name="T18">שהקריבו</text:span><text:span text:style-name="T4"> </text:span><text:span text:style-name="T18">הבכורות, אף</text:span><text:span text:style-name="T4"> </text:span><text:span text:style-name="T18">על</text:span><text:span text:style-name="T4"> </text:span><text:span text:style-name="T18">פי</text:span><text:span text:style-name="T4"> </text:span><text:span text:style-name="T18">שלא</text:span><text:span text:style-name="T4"> </text:span><text:span text:style-name="T18">ברגל</text:span><text:span text:style-name="T4"> </text:span><text:span text:style-name="T18">הקריבום</text:span><text:span text:style-name="T4"> – </text:span><text:span text:style-name="T18">'חגיגה' נקראו: שבהן</text:span><text:span text:style-name="T4"> </text:span><text:span text:style-name="T18">נתקיים</text:span><text:span text:style-name="T4"> </text:span><text:span text:style-name="T24">ויחוגו</text:span><text:span text:style-name="T4"> </text:span><text:span text:style-name="T24">לי</text:span><text:span text:style-name="T4"> </text:span><text:span text:style-name="T24">במדבר</text:span><text:span text:style-name="T4"> </text:span><text:span text:style-name="T19">(שמות</text:span><text:span text:style-name="T3"> </text:span><text:span text:style-name="T19">ה,א)</text:span><text:span text:style-name="T18"> שנאמר</text:span><text:span text:style-name="T4"> </text:span><text:span text:style-name="T18">להם</text:span><text:span text:style-name="T4"> </text:span><text:span text:style-name="T18">במצרים)</text:span>, מה<text:span text:style-name="T1"> </text:span>שאין<text:span text:style-name="T1"> </text:span>בשתיהן; יש<text:span text:style-name="T1"> </text:span>בשמחה<text:span text:style-name="T1"> </text:span>מה<text:span text:style-name="T1"> </text:span>שאין<text:span text:style-name="T1"> </text:span>בשתיהן: שהשמחה<text:span text:style-name="T1"> </text:span>נוהגת<text:span text:style-name="T1"> </text:span>באנשים<text:span text:style-name="T1"> </text:span>ובנשים<text:span text:style-name="T1"> </text:span><text:span text:style-name="T18">(דכתיב</text:span><text:span text:style-name="T4"> </text:span><text:span text:style-name="T24">ושמחת</text:span><text:span text:style-name="T4"> </text:span><text:span text:style-name="T24">אתה</text:span><text:span text:style-name="T4"> </text:span><text:span text:style-name="T24">וביתך</text:span><text:span text:style-name="T4"> </text:span><text:span text:style-name="T19">(דברים</text:span><text:span text:style-name="T3"> </text:span><text:span text:style-name="T19">יד,כו)</text:span><text:span text:style-name="T18">)</text:span>, מה<text:span text:style-name="T1"> </text:span>שאין<text:span text:style-name="T1"> </text:span>בשתיהן<text:span text:style-name="T1"> </text:span><text:span text:style-name="T18">(דמצות</text:span><text:span text:style-name="T4"> </text:span><text:span text:style-name="T18">עשה</text:span><text:span text:style-name="T4"> </text:span><text:span text:style-name="T18">שהזמן</text:span><text:span text:style-name="T4"> </text:span><text:span text:style-name="T18">גרמא</text:span><text:span text:style-name="T4"> </text:span><text:span text:style-name="T18">הן, והכתוב</text:span><text:span text:style-name="T4"> </text:span><text:span text:style-name="T18">לא</text:span><text:span text:style-name="T4"> </text:span><text:span text:style-name="T18">ריבה</text:span><text:span text:style-name="T4"> </text:span><text:span text:style-name="T18">אותן)</text:span>.'<text:span text:style-name="T18"> </text:span></text:p>
      <text:p text:style-name="P4">ורבי<text:span text:style-name="T1"> </text:span>ישמעאל<text:span text:style-name="T18">(ולא</text:span><text:span text:style-name="T4"> </text:span><text:span text:style-name="T18">גרסינן</text:span><text:span text:style-name="T4"> </text:span><text:span text:style-name="T18">'אמר</text:span><text:span text:style-name="T4"> </text:span><text:span text:style-name="T18">לך</text:span><text:span text:style-name="T4"> </text:span><text:span text:style-name="T18">[רבי</text:span><text:span text:style-name="T4"> </text:span><text:span text:style-name="T18">ישמעאל?] ; והכי</text:span><text:span text:style-name="T4"> </text:span><text:span text:style-name="T18">פירושא: לאביי</text:span><text:span text:style-name="T4"> </text:span><text:span text:style-name="T18">פריך, דאמר</text:span><text:span text:style-name="T4"> </text:span><text:span text:style-name="T18">לעיל</text:span><text:span text:style-name="T4"> </text:span><text:span text:style-name="T18">'בית</text:span><text:span text:style-name="T4"> </text:span><text:span text:style-name="T18">שמאי</text:span><text:span text:style-name="T4"> </text:span><text:span text:style-name="T18">ורבי</text:span><text:span text:style-name="T4"> </text:span><text:span text:style-name="T18">ישמעאל</text:span><text:span text:style-name="T4"> </text:span><text:span text:style-name="T18">כו' </text:span><text:span text:style-name="T20">[אמרו</text:span><text:span text:style-name="T5"> </text:span><text:span text:style-name="T20">דבר</text:span><text:span text:style-name="T5"> </text:span><text:span text:style-name="T20">אחד]</text:span><text:span text:style-name="T18">)</text:span>, מאי<text:span text:style-name="T1"> </text:span>טעמא<text:span text:style-name="T1"> </text:span>קא<text:span text:style-name="T1"> </text:span>מוקמת<text:span text:style-name="T1"> </text:span>ליה<text:span text:style-name="T1"> </text:span><text:span text:style-name="T18">(לרבי</text:span><text:span text:style-name="T4"> </text:span><text:span text:style-name="T18">ישמעאל</text:span><text:span text:style-name="T4"> </text:span><text:span text:style-name="T18">דלא</text:span><text:span text:style-name="T4"> </text:span><text:span text:style-name="T18">כהלכתא)</text:span> כבית<text:span text:style-name="T1"> </text:span>שמאי<text:span text:style-name="T1"> </text:span><text:span text:style-name="T18">(דבית</text:span><text:span text:style-name="T4"> </text:span><text:span text:style-name="T18">שמאי</text:span><text:span text:style-name="T4"> </text:span><text:span text:style-name="T18">במקום</text:span><text:span text:style-name="T4"> </text:span><text:span text:style-name="T18">בית</text:span><text:span text:style-name="T4"> </text:span><text:span text:style-name="T18">הלל</text:span><text:span text:style-name="T4"> </text:span><text:span text:style-name="T18">אינו</text:span><text:span text:style-name="T4"> </text:span><text:span text:style-name="T18">משנה? משום</text:span><text:span text:style-name="T4"> </text:span><text:span text:style-name="T18">דשמעת</text:span><text:span text:style-name="T4"> </text:span><text:span text:style-name="T18">ליה</text:span><text:span text:style-name="T4"> </text:span><text:span text:style-name="T18">דאמר</text:span><text:span text:style-name="T4"> </text:span><text:span text:style-name="T18">'פרטות</text:span><text:span text:style-name="T4"> </text:span><text:span text:style-name="T18">לא</text:span><text:span text:style-name="T4"> </text:span><text:span text:style-name="T18">נאמרו</text:span><text:span text:style-name="T4"> </text:span><text:span text:style-name="T18">בסיני', וקשיא</text:span><text:span text:style-name="T4"> </text:span><text:span text:style-name="T18">לך)</text:span> אי<text:span text:style-name="T1"> </text:span>סלקא<text:span text:style-name="T1"> </text:span>דעתך<text:span text:style-name="T1"> </text:span>עולה<text:span text:style-name="T1"> </text:span>שהקריבו<text:span text:style-name="T1"> </text:span>ישראל<text:span text:style-name="T1"> </text:span>במדבר<text:span text:style-name="T1"> </text:span>עולת<text:span text:style-name="T1"> </text:span>תמיד<text:span text:style-name="T1"> </text:span>הואי, מי<text:span text:style-name="T1"> </text:span>איכא<text:span text:style-name="T1"> </text:span>מידי<text:span text:style-name="T1"> </text:span>דמעיקרא<text:span text:style-name="T1"> </text:span>לא<text:span text:style-name="T1"> </text:span>בעי<text:span text:style-name="T1"> </text:span>הפשט<text:span text:style-name="T1"> </text:span>וניתוח<text:span text:style-name="T1"> </text:span>ולבסוף<text:span text:style-name="T1"> </text:span>בעי<text:span text:style-name="T1"> </text:span>הפשט<text:span text:style-name="T1"> </text:span>וניתוח? <text:span text:style-name="T18">(משום</text:span><text:span text:style-name="T4"> </text:span><text:span text:style-name="T18">הכי</text:span><text:span text:style-name="T4"> </text:span><text:span text:style-name="T18">לא</text:span><text:span text:style-name="T4"> </text:span><text:span text:style-name="T18">הוה</text:span><text:span text:style-name="T4"> </text:span><text:span text:style-name="T18">לך</text:span><text:span text:style-name="T4"> </text:span><text:span text:style-name="T18">לאוקמה</text:span><text:span text:style-name="T4"> </text:span><text:span text:style-name="T18">כבית</text:span><text:span text:style-name="T4"> </text:span><text:span text:style-name="T18">שמאי:)</text:span> והא<text:span text:style-name="T1"> </text:span>רבי<text:span text:style-name="T1"> </text:span>יוסי<text:span text:style-name="T1"> </text:span>הגלילי, <text:span text:style-name="T18">(דשמעת</text:span><text:span text:style-name="T4"> </text:span><text:span text:style-name="T18">ליה</text:span><text:span text:style-name="T4"> </text:span><text:span text:style-name="T18">בהדיא)</text:span> דאמר<text:span text:style-name="T1"> </text:span><text:span text:style-name="T18">(לעיל)</text:span> '<text:span text:style-name="T26">עולה</text:span><text:span text:style-name="T27"> </text:span><text:span text:style-name="T26">שהקריבו</text:span><text:span text:style-name="T27"> </text:span><text:span text:style-name="T26">ישראל</text:span><text:span text:style-name="T27"> </text:span><text:span text:style-name="T26">במדבר</text:span><text:span text:style-name="T27"> </text:span><text:span text:style-name="T26">- עולת</text:span><text:span text:style-name="T27"> </text:span><text:span text:style-name="T26">תמיד</text:span><text:span text:style-name="T27"> </text:span><text:span text:style-name="T26">הואי</text:span>', <text:span text:style-name="T18">(ואפילו</text:span><text:span text:style-name="T4"> </text:span><text:span text:style-name="T18">הכי</text:span><text:span text:style-name="T4"> </text:span><text:span text:style-name="T18">שמעינן</text:span><text:span text:style-name="T4"> </text:span><text:span text:style-name="T18">בעולת</text:span><text:span text:style-name="T4"> </text:span><text:span text:style-name="T18">תמיד</text:span><text:span text:style-name="T4"> </text:span><text:span text:style-name="T18">דלית</text:span><text:span text:style-name="T4"> </text:span><text:span text:style-name="T18">ביה</text:span><text:span text:style-name="T4"> </text:span><text:span text:style-name="T18">הפשט</text:span><text:span text:style-name="T4"> </text:span><text:span text:style-name="T18">וניתוח)</text:span> מעיקרא<text:span text:style-name="T1"> </text:span>לא<text:span text:style-name="T1"> </text:span>בעי<text:span text:style-name="T1"> </text:span>הפשט<text:span text:style-name="T1"> </text:span>וניתוח<text:span text:style-name="T1"> </text:span>ולבסוף<text:span text:style-name="T1"> </text:span>בעי<text:span text:style-name="T1"> </text:span>הפשט<text:span text:style-name="T1"> </text:span>וניתוח, דתניא: '<text:span text:style-name="T26">רבי</text:span><text:span text:style-name="T27"> </text:span><text:span text:style-name="T26">יוסי</text:span><text:span text:style-name="T27"> </text:span><text:span text:style-name="T26">הגלילי</text:span><text:span text:style-name="T27"> </text:span><text:span text:style-name="T26">אומר: עולה</text:span><text:span text:style-name="T27"> </text:span><text:span text:style-name="T26">שהקריבו</text:span><text:span text:style-name="T27"> </text:span><text:span text:style-name="T26">ישראל</text:span><text:span text:style-name="T27"> </text:span><text:span text:style-name="T26">במדבר</text:span><text:span text:style-name="T27"> </text:span><text:span text:style-name="T26">אינה</text:span><text:span text:style-name="T27"> </text:span><text:span text:style-name="T26">טעונה</text:span><text:span text:style-name="T27"> </text:span><text:span text:style-name="T26">הפשט</text:span><text:span text:style-name="T27"> </text:span><text:span text:style-name="T26">וניתוח, לפי</text:span><text:span text:style-name="T27"> </text:span><text:span text:style-name="T26">שאין</text:span><text:span text:style-name="T27"> </text:span><text:span text:style-name="T26">הפשט</text:span><text:span text:style-name="T27"> </text:span><text:span text:style-name="T26">וניתוח</text:span><text:span text:style-name="T27"> </text:span><text:span text:style-name="T26">אלא</text:span><text:span text:style-name="T27"> </text:span><text:span text:style-name="T26">מאהל</text:span><text:span text:style-name="T27"> </text:span><text:span text:style-name="T26">מועד</text:span><text:span text:style-name="T27"> </text:span><text:span text:style-name="T26">ואילך</text:span>'!</text:p>
      <text:p text:style-name="P4">סמי<text:span text:style-name="T1"> </text:span>מכאן<text:span text:style-name="T1"> </text:span>רבי<text:span text:style-name="T1"> </text:span>ישמעאל.</text:p>
      <text:p text:style-name="P4"/>
      <text:p text:style-name="P4">בעי<text:span text:style-name="T1"> </text:span>רב<text:span text:style-name="T1"> </text:span>חסדא: האי<text:span text:style-name="T1"> </text:span>קרא, היכי<text:span text:style-name="T1"> </text:span>כתיב: <text:span text:style-name="T19">(שמות</text:span><text:span text:style-name="T3"> </text:span><text:span text:style-name="T19">כד,ה)</text:span><text:span text:style-name="T22"> וישלח</text:span><text:span text:style-name="T1"> </text:span><text:span text:style-name="T22">את</text:span><text:span text:style-name="T1"> </text:span><text:span text:style-name="T22">נערי</text:span><text:span text:style-name="T1"> </text:span><text:span text:style-name="T22">בני</text:span><text:span text:style-name="T1"> </text:span><text:span text:style-name="T22">ישראל</text:span><text:span text:style-name="T1"> </text:span><text:span text:style-name="T22">ויעלו</text:span><text:span text:style-name="T1"> </text:span><text:span text:style-name="T22">עולות</text:span><text:span text:style-name="T1"> </text:span><text:span text:style-name="T22">= </text:span>כבשים,<text:span text:style-name="T22"> ויזבחו</text:span><text:span text:style-name="T1"> </text:span><text:span text:style-name="T22">זבחים</text:span><text:span text:style-name="T1"> </text:span><text:span text:style-name="T22">שלמים</text:span><text:span text:style-name="T1"> </text:span><text:span text:style-name="T22">לה' = פרים</text:span>? או<text:span text:style-name="T1"> </text:span>דלמא<text:span text:style-name="T1"> </text:span>אידי<text:span text:style-name="T1"> </text:span>ואידי<text:span text:style-name="T1"> </text:span>פרים<text:span text:style-name="T1"> </text:span>הוו? </text:p>
      <text:p text:style-name="P4">למאי<text:span text:style-name="T1"> </text:span>נפקא<text:span text:style-name="T1"> </text:span>מינה?</text:p>
      <text:p text:style-name="P4">מר<text:span text:style-name="T1"> </text:span>זוטרא<text:span text:style-name="T1"> </text:span>אמר: לפיסוק<text:span text:style-name="T1"> </text:span>טעמים<text:span text:style-name="T1"> </text:span><text:span text:style-name="T18">(בנגינות; אם</text:span><text:span text:style-name="T4"> </text:span><text:span text:style-name="T18">תאמר</text:span><text:span text:style-name="T4"> </text:span><text:span text:style-name="T18">שני</text:span><text:span text:style-name="T4"> </text:span><text:span text:style-name="T18">מינין</text:span><text:span text:style-name="T4"> </text:span><text:span text:style-name="T18">- צריך</text:span><text:span text:style-name="T4"> </text:span><text:span text:style-name="T18">אתה</text:span><text:span text:style-name="T4"> </text:span><text:span text:style-name="T18">לפסוק</text:span><text:span text:style-name="T4"> </text:span><text:span text:style-name="T18">הטעם</text:span><text:span text:style-name="T4"> </text:span><text:span text:style-name="T18">של</text:span><text:span text:style-name="T4"> </text:span><text:span text:style-name="T24">ויעלו</text:span><text:span text:style-name="T4"> </text:span><text:span text:style-name="T24">עולות</text:span><text:span text:style-name="T4"> </text:span><text:span text:style-name="T18">באתנחתא, כמו</text:span><text:span text:style-name="T4"> </text:span><text:span text:style-name="T18">שאנו</text:span><text:span text:style-name="T4"> </text:span><text:span text:style-name="T18">קורין</text:span><text:span text:style-name="T4"> </text:span><text:span text:style-name="T18">אותו, או</text:span><text:span text:style-name="T4"> </text:span><text:span text:style-name="T18">בזקף</text:span><text:span text:style-name="T4"> </text:span><text:span text:style-name="T18">קטן: טעם</text:span><text:span text:style-name="T4"> </text:span><text:span text:style-name="T18">שמפסיק</text:span><text:span text:style-name="T4"> </text:span><text:span text:style-name="T18">הדבור</text:span><text:span text:style-name="T4"> </text:span><text:span text:style-name="T18">ממה</text:span><text:span text:style-name="T4"> </text:span><text:span text:style-name="T18">שלאחריו; ואם</text:span><text:span text:style-name="T4"> </text:span><text:span text:style-name="T18">מין</text:span><text:span text:style-name="T4"> </text:span><text:span text:style-name="T18">אחד</text:span><text:span text:style-name="T4"> </text:span><text:span text:style-name="T18">היה</text:span><text:span text:style-name="T4"> </text:span><text:span text:style-name="T18">- צריך</text:span><text:span text:style-name="T4"> </text:span><text:span text:style-name="T18">אתה</text:span><text:span text:style-name="T4"> </text:span><text:span text:style-name="T18">לקרותו</text:span><text:span text:style-name="T4"> </text:span><text:span text:style-name="T18">באחד</text:span><text:span text:style-name="T4"> </text:span><text:span text:style-name="T18">משאר</text:span><text:span text:style-name="T4"> </text:span><text:span text:style-name="T18">טעמים</text:span><text:span text:style-name="T4"> </text:span><text:span text:style-name="T18">שאין</text:span><text:span text:style-name="T4"> </text:span><text:span text:style-name="T18">מפסיקין, כגון</text:span><text:span text:style-name="T4"> </text:span><text:span text:style-name="T18">פשטא</text:span><text:span text:style-name="T4"> </text:span><text:span text:style-name="T18">או</text:span><text:span text:style-name="T4"> </text:span><text:span text:style-name="T18">רביע)</text:span>;</text:p>
      <text:p text:style-name="P4">רב<text:span text:style-name="T1"> </text:span>אחא<text:span text:style-name="T1"> </text:span>בריה<text:span text:style-name="T1"> </text:span>דרבא<text:span text:style-name="T1"> </text:span>אמר: לאומר<text:span text:style-name="T1"> </text:span><text:span text:style-name="T18">(ולא</text:span><text:span text:style-name="T4"> </text:span><text:span text:style-name="T18">גרסינן</text:span><text:span text:style-name="T4"> </text:span><text:span text:style-name="T18">'כאומר')</text:span>: "הרי<text:span text:style-name="T1"> </text:span>עלי<text:span text:style-name="T1"> </text:span>עולה<text:span text:style-name="T1"> </text:span>כעולה<text:span text:style-name="T1"> </text:span>שהקריבו<text:span text:style-name="T1"> </text:span>ישראל<text:span text:style-name="T1"> </text:span>במדבר", מאי<text:span text:style-name="T1"> </text:span><text:span text:style-name="T18">(מה</text:span><text:span text:style-name="T4"> </text:span><text:span text:style-name="T18">יביא)</text:span>? פרים<text:span text:style-name="T1"> </text:span>הוו<text:span text:style-name="T1"> </text:span>או<text:span text:style-name="T1"> </text:span>כבשים<text:span text:style-name="T1"> </text:span>הוו?</text:p>
      <text:p text:style-name="P4">תיקו.</text:p>
      <text:p text:style-name="P13"><text:s/></text:p>
      <text:p text:style-name="P4">תנן<text:span text:style-name="T1"> </text:span>התם<text:span text:style-name="T1"> </text:span><text:span text:style-name="T18">(במסכת</text:span><text:span text:style-name="T4"> </text:span><text:span text:style-name="T18">פאה</text:span><text:span text:style-name="T4"> </text:span><text:span text:style-name="T19">[פ"א</text:span><text:span text:style-name="T3"> </text:span><text:span text:style-name="T19">מ"א]</text:span><text:span text:style-name="T18">)</text:span>: '<text:span text:style-name="T26">אלו</text:span><text:span text:style-name="T27"> </text:span><text:span text:style-name="T26">דברים</text:span><text:span text:style-name="T27"> </text:span><text:span text:style-name="T26">שאין</text:span><text:span text:style-name="T27"> </text:span><text:span text:style-name="T26">להם</text:span><text:span text:style-name="T27"> </text:span><text:span text:style-name="T26">שיעור:</text:span></text:p>
      <text:p text:style-name="P4"/>
      <text:p text:style-name="P4">(חגיגה<text:span text:style-name="T1"> </text:span>ז,א)</text:p>
      <text:p text:style-name="P4"><text:span text:style-name="T26">הפאה</text:span><text:span text:style-name="T27"> </text:span><text:span text:style-name="T26">והבכורים</text:span><text:span text:style-name="T27"> </text:span><text:span text:style-name="T26">והראיון</text:span><text:span text:style-name="T27"> </text:span><text:span text:style-name="T26">וגמילות</text:span><text:span text:style-name="T27"> </text:span><text:span text:style-name="T26">חסדים</text:span><text:span text:style-name="T27"> </text:span><text:span text:style-name="T26">ותלמוד</text:span><text:span text:style-name="T27"> </text:span><text:span text:style-name="T26">תורה</text:span><text:span text:style-name="T1"> </text:span><text:span text:style-name="T18">(הפאה</text:span><text:span text:style-name="T4"> </text:span><text:span text:style-name="T18">לא</text:span><text:span text:style-name="T4"> </text:span><text:span text:style-name="T18">נתנה</text:span><text:span text:style-name="T4"> </text:span><text:span text:style-name="T18">בו</text:span><text:span text:style-name="T4"> </text:span><text:span text:style-name="T18">תורה</text:span><text:span text:style-name="T4"> </text:span><text:span text:style-name="T18">שיעור, ואף</text:span><text:span text:style-name="T4"> </text:span><text:span text:style-name="T18">על</text:span><text:span text:style-name="T4"> </text:span><text:span text:style-name="T18">פי</text:span><text:span text:style-name="T4"> </text:span><text:span text:style-name="T18">שאין</text:span><text:span text:style-name="T4"> </text:span><text:span text:style-name="T18">לפאה</text:span><text:span text:style-name="T4"> </text:span><text:span text:style-name="T18">שיעור</text:span><text:span text:style-name="T4"> </text:span><text:span text:style-name="T18">- נתנו</text:span><text:span text:style-name="T4"> </text:span><text:span text:style-name="T18">בו</text:span><text:span text:style-name="T4"> </text:span><text:span text:style-name="T18">חכמים</text:span><text:span text:style-name="T4"> </text:span><text:span text:style-name="T18">שיעור: אחת</text:span><text:span text:style-name="T4"> </text:span><text:span text:style-name="T18">מששים; וכן</text:span><text:span text:style-name="T4"> </text:span><text:span text:style-name="T18">הבכורים: </text:span><text:span text:style-name="T24">ולקחת</text:span><text:span text:style-name="T4"> </text:span><text:span text:style-name="T24">מראשית</text:span><text:span text:style-name="T4"> </text:span><text:span text:style-name="T24">כל</text:span><text:span text:style-name="T4"> </text:span><text:span text:style-name="T24">פרי</text:span><text:span text:style-name="T4"> </text:span><text:span text:style-name="T24">האדמה</text:span><text:span text:style-name="T4"> </text:span><text:span text:style-name="T19">(דברים</text:span><text:span text:style-name="T3"> </text:span><text:span text:style-name="T19">כו,ב)</text:span><text:span text:style-name="T18"> ולא</text:span><text:span text:style-name="T4"> </text:span><text:span text:style-name="T18">נאמר</text:span><text:span text:style-name="T4"> </text:span><text:span text:style-name="T18">כמה; 'והראיון' לקמן</text:span><text:span text:style-name="T4"> </text:span><text:span text:style-name="T18">מפרש</text:span><text:span text:style-name="T4"> </text:span><text:span text:style-name="T18">)</text:span>' </text:p>
      <text:p text:style-name="P4">אמר<text:span text:style-name="T1"> </text:span>רבי<text:span text:style-name="T1"> </text:span>יוחנן: כסבורין<text:span text:style-name="T1"> </text:span>אנו<text:span text:style-name="T1"> </text:span>לומר<text:span text:style-name="T1"> </text:span>'<text:span text:style-name="T18">(האי</text:span><text:span text:style-name="T4"> </text:span><text:span text:style-name="T18">דקתני</text:span><text:span text:style-name="T4"> </text:span><text:span text:style-name="T18">הכא)</text:span> '<text:span text:style-name="T26">הראיון... אין</text:span><text:span text:style-name="T27"> </text:span><text:span text:style-name="T26">לו</text:span><text:span text:style-name="T27"> </text:span><text:span text:style-name="T26">שיעור</text:span>' – למעלה<text:span text:style-name="T1"> </text:span><text:span text:style-name="T18">(שיביא</text:span><text:span text:style-name="T4"> </text:span><text:span text:style-name="T18">כמה</text:span><text:span text:style-name="T4"> </text:span><text:span text:style-name="T18">שירצה)</text:span>, אבל<text:span text:style-name="T1"> </text:span>יש<text:span text:style-name="T1"> </text:span>לו<text:span text:style-name="T1"> </text:span>שיעור<text:span text:style-name="T1"> </text:span>למטה<text:span text:style-name="T1"> </text:span><text:span text:style-name="T18">(שלא</text:span><text:span text:style-name="T4"> </text:span><text:span text:style-name="T18">לפחות</text:span><text:span text:style-name="T4"> </text:span><text:span text:style-name="T18">ממעה</text:span><text:span text:style-name="T4"> </text:span><text:span text:style-name="T18">כסף, כמו</text:span><text:span text:style-name="T4"> </text:span><text:span text:style-name="T18">ששנינו</text:span><text:span text:style-name="T4"> </text:span><text:span text:style-name="T18">במשנתינו, והיינו</text:span><text:span text:style-name="T4"> </text:span><text:span text:style-name="T18">סבורין</text:span><text:span text:style-name="T4"> </text:span><text:span text:style-name="T18">דשיעור</text:span><text:span text:style-name="T4"> </text:span><text:span text:style-name="T18">דאורייתא</text:span><text:span text:style-name="T4"> </text:span><text:span text:style-name="T18">הוא)</text:span>', עד<text:span text:style-name="T1"> </text:span>שבא<text:span text:style-name="T1"> </text:span>רבי<text:span text:style-name="T1"> </text:span>אושעיא<text:span text:style-name="T1"> </text:span>ברבי<text:span text:style-name="T1"> </text:span><text:span text:style-name="T18">('ברבי' = גדול</text:span><text:span text:style-name="T4"> </text:span><text:span text:style-name="T18">בדורו)</text:span> ולימד: '<text:span text:style-name="T26">הראיון</text:span><text:span text:style-name="T27"> </text:span><text:span text:style-name="T26">אין</text:span><text:span text:style-name="T27"> </text:span><text:span text:style-name="T26">לו</text:span><text:span text:style-name="T27"> </text:span><text:span text:style-name="T26">שיעור</text:span><text:span text:style-name="T27"> </text:span><text:span text:style-name="T26">לא</text:span><text:span text:style-name="T27"> </text:span><text:span text:style-name="T26">למעלה</text:span><text:span text:style-name="T27"> </text:span><text:span text:style-name="T26">ולא</text:span><text:span text:style-name="T27"> </text:span><text:span text:style-name="T26">למטה</text:span><text:span text:style-name="T27"> </text:span><text:span text:style-name="T18">(מן</text:span><text:span text:style-name="T4"> </text:span><text:span text:style-name="T18">התורה)</text:span><text:span text:style-name="T26">, אבל</text:span><text:span text:style-name="T27"> </text:span><text:span text:style-name="T26">חכמים</text:span><text:span text:style-name="T27"> </text:span><text:span text:style-name="T26">אומרים</text:span><text:span text:style-name="T27"> </text:span><text:span text:style-name="T18">('אבל</text:span><text:span text:style-name="T4"> </text:span><text:span text:style-name="T18">אמרו</text:span><text:span text:style-name="T4"> </text:span><text:span text:style-name="T18">חכמים' גרסינן)</text:span><text:span text:style-name="T26">: הראייה</text:span><text:span text:style-name="T27"> </text:span><text:span text:style-name="T26">מעה</text:span><text:span text:style-name="T27"> </text:span><text:span text:style-name="T26">כסף</text:span><text:span text:style-name="T27"> </text:span><text:span text:style-name="T26">והחגיגה</text:span><text:span text:style-name="T27"> </text:span><text:span text:style-name="T26">שתי</text:span><text:span text:style-name="T27"> </text:span><text:span text:style-name="T26">כסף</text:span><text:span text:style-name="T27"> </text:span><text:span text:style-name="T18">(כלומר: שיעור</text:span><text:span text:style-name="T4"> </text:span><text:span text:style-name="T18">מעה</text:span><text:span text:style-name="T4"> </text:span><text:span text:style-name="T18">כסף</text:span><text:span text:style-name="T4"> </text:span><text:span text:style-name="T18">ושתי</text:span><text:span text:style-name="T4"> </text:span><text:span text:style-name="T18">כסף</text:span><text:span text:style-name="T4"> </text:span><text:span text:style-name="T18">האמור</text:span><text:span text:style-name="T4"> </text:span><text:span text:style-name="T18">במשנתינו</text:span><text:span text:style-name="T4"> </text:span><text:span text:style-name="T18">בראייה</text:span><text:span text:style-name="T4"> </text:span><text:span text:style-name="T18">ובחגיגה</text:span><text:span text:style-name="T4"> </text:span><text:span text:style-name="T18">- מדברי</text:span><text:span text:style-name="T4"> </text:span><text:span text:style-name="T18">חכמים</text:span><text:span text:style-name="T4"> </text:span><text:span text:style-name="T18">הוא)</text:span>'.</text:p>
      <text:p text:style-name="P4"/>
      <text:p text:style-name="P4"><text:soft-page-break/>מאי<text:span text:style-name="T1"> </text:span>'<text:span text:style-name="T26">הראיון</text:span>' <text:span text:style-name="T18">(ולא</text:span><text:span text:style-name="T4"> </text:span><text:span text:style-name="T18">תנא</text:span><text:span text:style-name="T4"> </text:span><text:span text:style-name="T18">'הראייה', דליהוי</text:span><text:span text:style-name="T4"> </text:span><text:span text:style-name="T18">משמע</text:span><text:span text:style-name="T4"> </text:span><text:span text:style-name="T18">דמי</text:span><text:span text:style-name="T4"> </text:span><text:span text:style-name="T18">עולה, דאלו</text:span><text:span text:style-name="T4"> </text:span><text:span text:style-name="T18">השתא</text:span><text:span text:style-name="T4"> </text:span><text:span text:style-name="T18">לאו</text:span><text:span text:style-name="T4"> </text:span><text:span text:style-name="T18">בדמים</text:span><text:span text:style-name="T4"> </text:span><text:span text:style-name="T18">משמע</text:span><text:span text:style-name="T4"> </text:span><text:span text:style-name="T18">אלא</text:span><text:span text:style-name="T4"> </text:span><text:span text:style-name="T18">במצות</text:span><text:span text:style-name="T4"> </text:span><text:span text:style-name="T18">ראיית</text:span><text:span text:style-name="T4"> </text:span><text:span text:style-name="T18">פנים)</text:span>? </text:p>
      <text:p text:style-name="P4">רבי<text:span text:style-name="T1"> </text:span>יוחנן<text:span text:style-name="T1"> </text:span>אמר: 'ראיית<text:span text:style-name="T1"> </text:span>פנים' = בעזרה<text:span text:style-name="T1"> </text:span><text:span text:style-name="T18">(כמה</text:span><text:span text:style-name="T4"> </text:span><text:span text:style-name="T18">פעמים</text:span><text:span text:style-name="T4"> </text:span><text:span text:style-name="T18">שהוא</text:span><text:span text:style-name="T4"> </text:span><text:span text:style-name="T18">חפץ</text:span><text:span text:style-name="T4"> </text:span><text:span text:style-name="T18">- בא</text:span><text:span text:style-name="T4"> </text:span><text:span text:style-name="T18">ומראה</text:span><text:span text:style-name="T4"> </text:span><text:span text:style-name="T18">עצמו</text:span><text:span text:style-name="T4"> </text:span><text:span text:style-name="T18">בעזרה, ואין</text:span><text:span text:style-name="T4"> </text:span><text:span text:style-name="T18">צריך</text:span><text:span text:style-name="T4"> </text:span><text:span text:style-name="T18">להביא</text:span><text:span text:style-name="T4"> </text:span><text:span text:style-name="T18">קרבן</text:span><text:span text:style-name="T4"> </text:span><text:span text:style-name="T18">בכל</text:span><text:span text:style-name="T4"> </text:span><text:span text:style-name="T18">ראייה</text:span><text:span text:style-name="T4"> </text:span><text:span text:style-name="T18">וראייה)</text:span>, וריש<text:span text:style-name="T1"> </text:span>לקיש<text:span text:style-name="T1"> </text:span>אמר: 'ראיית<text:span text:style-name="T1"> </text:span>פנים' - בקרבן<text:span text:style-name="T1"> </text:span><text:span text:style-name="T18">(וצריך</text:span><text:span text:style-name="T4"> </text:span><text:span text:style-name="T18">להביא</text:span><text:span text:style-name="T4"> </text:span><text:span text:style-name="T18">קרבן</text:span><text:span text:style-name="T4"> </text:span><text:span text:style-name="T18">על</text:span><text:span text:style-name="T4"> </text:span><text:span text:style-name="T18">כל</text:span><text:span text:style-name="T4"> </text:span><text:span text:style-name="T18">פעם</text:span><text:span text:style-name="T4"> </text:span><text:span text:style-name="T18">ופעם)</text:span>. </text:p>
      <text:p text:style-name="P4">בעיקר<text:span text:style-name="T1"> </text:span>הרגל<text:span text:style-name="T1"> </text:span><text:span text:style-name="T18">(ביום</text:span><text:span text:style-name="T4"> </text:span><text:span text:style-name="T18">טוב</text:span><text:span text:style-name="T4"> </text:span><text:span text:style-name="T18">ראשון)</text:span> כולי<text:span text:style-name="T1"> </text:span>עלמא<text:span text:style-name="T1"> </text:span>לא<text:span text:style-name="T1"> </text:span>פליגי<text:span text:style-name="T1"> </text:span>דראיית<text:span text:style-name="T1"> </text:span>פנים<text:span text:style-name="T1"> </text:span>בקרבן, כי<text:span text:style-name="T1"> </text:span>פליגי<text:span text:style-name="T1"> </text:span>בשאר<text:span text:style-name="T1"> </text:span>ימות<text:span text:style-name="T1"> </text:span>הרגל: כל<text:span text:style-name="T1"> </text:span>היכא<text:span text:style-name="T1"> </text:span>דאתא<text:span text:style-name="T1"> </text:span>ואייתי<text:span text:style-name="T1"> </text:span>- כולי<text:span text:style-name="T1"> </text:span>עלמא<text:span text:style-name="T1"> </text:span>לא<text:span text:style-name="T1"> </text:span>פליגי<text:span text:style-name="T1"> </text:span>דמקבלינן<text:span text:style-name="T1"> </text:span>מיניה, כי<text:span text:style-name="T1"> </text:span>פליגי<text:span text:style-name="T1"> </text:span>דאתא<text:span text:style-name="T1"> </text:span>ולא<text:span text:style-name="T1"> </text:span>אייתי: דרבי<text:span text:style-name="T1"> </text:span>יוחנן<text:span text:style-name="T1"> </text:span>סבר<text:span text:style-name="T1"> </text:span>'ראיית<text:span text:style-name="T1"> </text:span>פנים<text:span text:style-name="T1"> </text:span>= בעזרה': דכל<text:span text:style-name="T1"> </text:span>אימת<text:span text:style-name="T1"> </text:span>דאתי<text:span text:style-name="T1"> </text:span>לא<text:span text:style-name="T1"> </text:span>צריך<text:span text:style-name="T1"> </text:span>לאתויי; ריש<text:span text:style-name="T1"> </text:span>לקיש<text:span text:style-name="T1"> </text:span>אמר: 'ראיית<text:span text:style-name="T1"> </text:span>פנים<text:span text:style-name="T1"> </text:span>- בקרבן': דכל<text:span text:style-name="T1"> </text:span>אימת<text:span text:style-name="T1"> </text:span>דאתי<text:span text:style-name="T1"> </text:span>צריך<text:span text:style-name="T1"> </text:span>לאתויי.</text:p>
      <text:p text:style-name="P4">איתיביה<text:span text:style-name="T1"> </text:span>ריש<text:span text:style-name="T1"> </text:span>לקיש<text:span text:style-name="T1"> </text:span>לרבי<text:span text:style-name="T1"> </text:span>יוחנן: <text:span text:style-name="T19">(שמות</text:span><text:span text:style-name="T3"> </text:span><text:span text:style-name="T19">כג,טו)</text:span><text:span text:style-name="T22"> </text:span><text:span text:style-name="T24">[את</text:span><text:span text:style-name="T4"> </text:span><text:span text:style-name="T24">חג</text:span><text:span text:style-name="T4"> </text:span><text:span text:style-name="T24">המצות</text:span><text:span text:style-name="T4"> </text:span><text:span text:style-name="T24">תשמר</text:span><text:span text:style-name="T4"> </text:span><text:span text:style-name="T24">שבעת</text:span><text:span text:style-name="T4"> </text:span><text:span text:style-name="T24">ימים</text:span><text:span text:style-name="T4"> </text:span><text:span text:style-name="T24">תאכל</text:span><text:span text:style-name="T4"> </text:span><text:span text:style-name="T24">מצות</text:span><text:span text:style-name="T4"> </text:span><text:span text:style-name="T24">כאשר</text:span><text:span text:style-name="T4"> </text:span><text:span text:style-name="T24">צויתך</text:span><text:span text:style-name="T4"> </text:span><text:span text:style-name="T24">למועד</text:span><text:span text:style-name="T4"> </text:span><text:span text:style-name="T24">חדש</text:span><text:span text:style-name="T4"> </text:span><text:span text:style-name="T24">האביב</text:span><text:span text:style-name="T4"> </text:span><text:span text:style-name="T24">כי</text:span><text:span text:style-name="T4"> </text:span><text:span text:style-name="T24">בו</text:span><text:span text:style-name="T4"> </text:span><text:span text:style-name="T24">יצאת</text:span><text:span text:style-name="T4"> </text:span><text:span text:style-name="T24">ממצרים]</text:span><text:span text:style-name="T22"> ולא</text:span><text:span text:style-name="T1"> </text:span><text:span text:style-name="T22">יראו</text:span><text:span text:style-name="T1"> </text:span><text:span text:style-name="T22">פני</text:span><text:span text:style-name="T1"> </text:span><text:span text:style-name="T22">ריקם</text:span>!</text:p>
      <text:p text:style-name="P4">אמר<text:span text:style-name="T1"> </text:span>ליה: בעיקר<text:span text:style-name="T1"> </text:span>הרגל.<text:span text:style-name="T18"> </text:span></text:p>
      <text:p text:style-name="P4">איתיביה<text:span text:style-name="T1"> </text:span><text:span text:style-name="T19">[דומה</text:span><text:span text:style-name="T3"> </text:span><text:span text:style-name="T19">למכילתא</text:span><text:span text:style-name="T3"> </text:span><text:span text:style-name="T19">משפטים</text:span><text:span text:style-name="T3"> </text:span><text:span text:style-name="T19">מסכת</text:span><text:span text:style-name="T3"> </text:span><text:span text:style-name="T19">דכספא</text:span><text:span text:style-name="T3"> </text:span><text:span text:style-name="T19">פרשתא</text:span><text:span text:style-name="T3"> </text:span><text:span text:style-name="T19">כ]</text:span>: '<text:span text:style-name="T30">ולא</text:span><text:span text:style-name="T27"> </text:span><text:span text:style-name="T30">יראו</text:span><text:span text:style-name="T27"> </text:span><text:span text:style-name="T30">פני</text:span><text:span text:style-name="T27"> </text:span><text:span text:style-name="T30">ריקם</text:span><text:span text:style-name="T27"> </text:span><text:span text:style-name="T28">–</text:span><text:span text:style-name="T27"> </text:span><text:span text:style-name="T26">בזבחים</text:span>' <text:span text:style-name="T18">(צריך</text:span><text:span text:style-name="T4"> </text:span><text:span text:style-name="T18">להביא</text:span><text:span text:style-name="T4"> </text:span><text:span text:style-name="T18">קרבן</text:span><text:span text:style-name="T4"> </text:span><text:span text:style-name="T18">בהמה</text:span><text:span text:style-name="T4"> </text:span><text:span text:style-name="T18">הזבוחים</text:span><text:span text:style-name="T4"> </text:span><text:span text:style-name="T18">בסכין, ולא</text:span><text:span text:style-name="T4"> </text:span><text:span text:style-name="T18">עולת</text:span><text:span text:style-name="T4"> </text:span><text:span text:style-name="T18">העוף</text:span><text:span text:style-name="T4"> </text:span><text:span text:style-name="T18">שהיא</text:span><text:span text:style-name="T4"> </text:span><text:span text:style-name="T18">נמלקת)</text:span><text:span text:style-name="T26">;</text:span></text:p>
      <text:p text:style-name="P4"><text:span text:style-name="T26">אתה</text:span><text:span text:style-name="T27"> </text:span><text:span text:style-name="T26">אומר</text:span><text:span text:style-name="T27"> </text:span><text:span text:style-name="T26">בזבחים, או</text:span><text:span text:style-name="T27"> </text:span><text:span text:style-name="T26">אינו</text:span><text:span text:style-name="T27"> </text:span><text:span text:style-name="T26">אלא</text:span><text:span text:style-name="T27"> </text:span><text:span text:style-name="T26">בעופות</text:span><text:span text:style-name="T27"> </text:span><text:span text:style-name="T26">ומנחות?: ודין</text:span><text:span text:style-name="T27"> </text:span><text:span text:style-name="T26">הוא: נאמרה</text:span><text:span text:style-name="T27"> </text:span><text:span text:style-name="T26">חגיגה</text:span><text:span text:style-name="T27"> </text:span><text:span text:style-name="T26">להדיוט</text:span><text:span text:style-name="T27"> </text:span><text:span text:style-name="T18">(למאכל</text:span><text:span text:style-name="T4"> </text:span><text:span text:style-name="T18">הדיוט</text:span><text:span text:style-name="T4"> </text:span><text:span text:style-name="T18">ברגל)</text:span><text:span text:style-name="T26"> ונאמרה</text:span><text:span text:style-name="T27"> </text:span><text:span text:style-name="T26">ראייה</text:span><text:span text:style-name="T27"> </text:span><text:span text:style-name="T26">לגבוה</text:span><text:span text:style-name="T27"> </text:span><text:span text:style-name="T18">(דהא</text:span><text:span text:style-name="T4"> </text:span><text:span text:style-name="T24">לא</text:span><text:span text:style-name="T4"> </text:span><text:span text:style-name="T24">יראו</text:span><text:span text:style-name="T4"> </text:span><text:span text:style-name="T24">פני</text:span><text:span text:style-name="T4"> </text:span><text:span text:style-name="T18">דכתיב</text:span><text:span text:style-name="T4"> – </text:span><text:span text:style-name="T18">משמע: לצורכי</text:span><text:span text:style-name="T4"> </text:span><text:span text:style-name="T18">אני</text:span><text:span text:style-name="T4"> </text:span><text:span text:style-name="T18">שואל)</text:span><text:span text:style-name="T26">; מה</text:span><text:span text:style-name="T27"> </text:span><text:span text:style-name="T26">חגיגה</text:span><text:span text:style-name="T27"> </text:span><text:span text:style-name="T26">האמורה</text:span><text:span text:style-name="T27"> </text:span><text:span text:style-name="T26">להדיוט</text:span><text:span text:style-name="T27"> </text:span><text:span text:style-name="T26">= זבחים</text:span><text:span text:style-name="T27"> </text:span><text:span text:style-name="T18">(של</text:span><text:span text:style-name="T4"> </text:span><text:span text:style-name="T18">בהמה, דכתיב</text:span><text:span text:style-name="T4"> </text:span><text:span text:style-name="T24">לא</text:span><text:span text:style-name="T4"> </text:span><text:span text:style-name="T24">ילין</text:span><text:span text:style-name="T4"> </text:span><text:span text:style-name="T24">חלב</text:span><text:span text:style-name="T4"> </text:span><text:span text:style-name="T24">חגי</text:span><text:span text:style-name="T4"> </text:span><text:span text:style-name="T24">עד</text:span><text:span text:style-name="T4"> </text:span><text:span text:style-name="T24">בקר</text:span><text:span text:style-name="T4"> </text:span><text:span text:style-name="T19">(שמות</text:span><text:span text:style-name="T3"> </text:span><text:span text:style-name="T19">כג,יח)</text:span><text:span text:style-name="T18">: במידי</text:span><text:span text:style-name="T4"> </text:span><text:span text:style-name="T18">דאית</text:span><text:span text:style-name="T4"> </text:span><text:span text:style-name="T18">ליה</text:span><text:span text:style-name="T4"> </text:span><text:span text:style-name="T18">חלב</text:span><text:span text:style-name="T4"> </text:span><text:span text:style-name="T18">הקרב</text:span><text:span text:style-name="T4"> </text:span><text:span text:style-name="T18">לגבוה</text:span><text:span text:style-name="T4"> </text:span><text:span text:style-name="T18">קאמר)</text:span><text:span text:style-name="T26">, אף</text:span><text:span text:style-name="T27"> </text:span><text:span text:style-name="T26">ראייה</text:span><text:span text:style-name="T27"> </text:span><text:span text:style-name="T26">האמורה</text:span><text:span text:style-name="T27"> </text:span><text:span text:style-name="T26">לגבוה</text:span><text:span text:style-name="T27"> </text:span><text:span text:style-name="T26">= זבחים, ומה</text:span><text:span text:style-name="T27"> </text:span><text:span text:style-name="T26">הן</text:span><text:span text:style-name="T27"> </text:span><text:span text:style-name="T26">זבחים</text:span><text:span text:style-name="T27"> </text:span><text:span text:style-name="T26">= עולות; </text:span></text:p>
      <text:p text:style-name="P4"><text:span text:style-name="T26">אתה</text:span><text:span text:style-name="T27"> </text:span><text:span text:style-name="T26">אומר</text:span><text:span text:style-name="T27"> </text:span><text:span text:style-name="T26">עולות, או</text:span><text:span text:style-name="T27"> </text:span><text:span text:style-name="T26">אינו</text:span><text:span text:style-name="T27"> </text:span><text:span text:style-name="T26">אלא</text:span><text:span text:style-name="T27"> </text:span><text:span text:style-name="T26">שלמים?: ודין</text:span><text:span text:style-name="T27"> </text:span><text:span text:style-name="T26">הוא: נאמרה</text:span><text:span text:style-name="T27"> </text:span><text:span text:style-name="T26">חגיגה</text:span><text:span text:style-name="T27"> </text:span><text:span text:style-name="T26">להדיוט</text:span><text:span text:style-name="T27"> </text:span><text:span text:style-name="T26">ונאמרה</text:span><text:span text:style-name="T27"> </text:span><text:span text:style-name="T26">ראייה</text:span><text:span text:style-name="T27"> </text:span><text:span text:style-name="T26">לגבוה; מה</text:span><text:span text:style-name="T27"> </text:span><text:span text:style-name="T26">חגיגה</text:span><text:span text:style-name="T27"> </text:span><text:span text:style-name="T26">האמורה</text:span><text:span text:style-name="T27"> </text:span><text:span text:style-name="T26">להדיוט</text:span><text:span text:style-name="T27"> </text:span><text:span text:style-name="T26">- בראוי</text:span><text:span text:style-name="T27"> </text:span><text:span text:style-name="T26">לו, אף</text:span><text:span text:style-name="T27"> </text:span><text:span text:style-name="T26">ראייה</text:span><text:span text:style-name="T27"> </text:span><text:span text:style-name="T26">האמורה</text:span><text:span text:style-name="T27"> </text:span><text:span text:style-name="T26">לגבוה</text:span><text:span text:style-name="T27"> </text:span><text:span text:style-name="T26">בראוי</text:span><text:span text:style-name="T27"> </text:span><text:span text:style-name="T26">לו! וכן</text:span><text:span text:style-name="T27"> </text:span><text:span text:style-name="T26">בדין</text:span><text:span text:style-name="T27"> </text:span><text:span text:style-name="T26">שלא</text:span><text:span text:style-name="T27"> </text:span><text:span text:style-name="T26">יהא</text:span><text:span text:style-name="T27"> </text:span><text:span text:style-name="T26">שולחנך</text:span><text:span text:style-name="T27"> </text:span><text:span text:style-name="T26">מלא</text:span><text:span text:style-name="T27"> </text:span><text:span text:style-name="T26">ושולחן</text:span><text:span text:style-name="T27"> </text:span><text:span text:style-name="T26">רבך</text:span><text:span text:style-name="T27"> </text:span><text:span text:style-name="T26">ריקם!</text:span>'</text:p>
      <text:p text:style-name="P4">אמר<text:span text:style-name="T1"> </text:span>לו: בעיקר<text:span text:style-name="T1"> </text:span>הרגל.</text:p>
      <text:p text:style-name="P4">איתיביה: '<text:span text:style-name="T26">רבי</text:span><text:span text:style-name="T27"> </text:span><text:span text:style-name="T26">יוסי</text:span><text:span text:style-name="T27"> </text:span><text:span text:style-name="T26">ברבי</text:span><text:span text:style-name="T27"> </text:span><text:span text:style-name="T26">יהודה</text:span><text:span text:style-name="T27"> </text:span><text:span text:style-name="T26">אומר: שלש</text:span><text:span text:style-name="T27"> </text:span><text:span text:style-name="T26">רגלים</text:span><text:span text:style-name="T27"> </text:span><text:span text:style-name="T26">בשנה</text:span><text:span text:style-name="T27"> </text:span><text:span text:style-name="T26">נצטוו</text:span><text:span text:style-name="T27"> </text:span><text:span text:style-name="T26">ישראל</text:span><text:span text:style-name="T27"> </text:span><text:span text:style-name="T26">לעלות</text:span><text:span text:style-name="T27"> </text:span><text:span text:style-name="T26">ברגל: בחג</text:span><text:span text:style-name="T27"> </text:span><text:span text:style-name="T26">המצות, ובחג</text:span><text:span text:style-name="T27"> </text:span><text:span text:style-name="T26">השבועות, ובחג</text:span><text:span text:style-name="T27"> </text:span><text:span text:style-name="T26">הסוכות; ואין</text:span><text:span text:style-name="T27"> </text:span><text:span text:style-name="T26">נראין</text:span><text:span text:style-name="T27"> </text:span><text:span text:style-name="T26">חצאין</text:span><text:span text:style-name="T27"> </text:span><text:span text:style-name="T18">(מפרש</text:span><text:span text:style-name="T4"> </text:span><text:span text:style-name="T18">לקמן)</text:span><text:span text:style-name="T26">, משום</text:span><text:span text:style-name="T27"> </text:span><text:span text:style-name="T26">שנאמר</text:span><text:span text:style-name="T27"> </text:span><text:span text:style-name="T26">'</text:span><text:span text:style-name="T30">כל</text:span><text:span text:style-name="T27"> </text:span><text:span text:style-name="T30">זכורך</text:span><text:span text:style-name="T26">', ואין</text:span><text:span text:style-name="T27"> </text:span><text:span text:style-name="T26">נראין</text:span><text:span text:style-name="T27"> </text:span><text:span text:style-name="T26">ריקנים</text:span><text:span text:style-name="T27"> </text:span><text:span text:style-name="T26">משום</text:span><text:span text:style-name="T27"> </text:span><text:span text:style-name="T26">שנאמר</text:span><text:span text:style-name="T27"> </text:span><text:span text:style-name="T24">[</text:span><text:span text:style-name="T19">שמות</text:span><text:span text:style-name="T3"> </text:span><text:span text:style-name="T19">כג,טו:</text:span><text:span text:style-name="T24"> את</text:span><text:span text:style-name="T4"> </text:span><text:span text:style-name="T24">חג</text:span><text:span text:style-name="T4"> </text:span><text:span text:style-name="T24">המצות</text:span><text:span text:style-name="T4"> </text:span><text:span text:style-name="T24">תשמר</text:span><text:span text:style-name="T4"> </text:span><text:span text:style-name="T24">שבעת</text:span><text:span text:style-name="T4"> </text:span><text:span text:style-name="T24">ימים</text:span><text:span text:style-name="T4"> </text:span><text:span text:style-name="T24">תאכל</text:span><text:span text:style-name="T4"> </text:span><text:span text:style-name="T24">מצות</text:span><text:span text:style-name="T4"> </text:span><text:span text:style-name="T24">כאשר</text:span><text:span text:style-name="T4"> </text:span><text:span text:style-name="T24">צויתך</text:span><text:span text:style-name="T4"> </text:span><text:span text:style-name="T24">למועד</text:span><text:span text:style-name="T4"> </text:span><text:span text:style-name="T24">חדש</text:span><text:span text:style-name="T4"> </text:span><text:span text:style-name="T24">האביב</text:span><text:span text:style-name="T4"> </text:span><text:span text:style-name="T24">כי</text:span><text:span text:style-name="T4"> </text:span><text:span text:style-name="T24">בו</text:span><text:span text:style-name="T4"> </text:span><text:span text:style-name="T24">יצאת</text:span><text:span text:style-name="T4"> </text:span><text:span text:style-name="T24">ממצרים] </text:span><text:span text:style-name="T26">'</text:span><text:span text:style-name="T30">ולא</text:span><text:span text:style-name="T27"> </text:span><text:span text:style-name="T30">יראו</text:span><text:span text:style-name="T27"> </text:span><text:span text:style-name="T30">פני</text:span><text:span text:style-name="T27"> </text:span><text:span text:style-name="T30">ריקם</text:span><text:span text:style-name="T26">'</text:span>!<text:span text:style-name="T26">!</text:span>'</text:p>
      <text:p text:style-name="P4">אמר<text:span text:style-name="T1"> </text:span>ליה: בעיקר<text:span text:style-name="T1"> </text:span>הרגל.</text:p>
      <text:p text:style-name="P4">איתיביה<text:span text:style-name="T1"> </text:span>רבי<text:span text:style-name="T1"> </text:span>יוחנן<text:span text:style-name="T1"> </text:span>לריש<text:span text:style-name="T1"> </text:span>לקיש: '<text:span text:style-name="T24">[</text:span><text:span text:style-name="T19">שמות</text:span><text:span text:style-name="T3"> </text:span><text:span text:style-name="T19">כג,יז:</text:span><text:span text:style-name="T24"> שלש</text:span><text:span text:style-name="T4"> </text:span><text:span text:style-name="T24">פעמים</text:span><text:span text:style-name="T4"> </text:span><text:span text:style-name="T24">בשנה</text:span><text:span text:style-name="T4"> </text:span><text:span text:style-name="T24">יראה</text:span><text:span text:style-name="T4"> </text:span><text:span text:style-name="T24">כל</text:span><text:span text:style-name="T4"> </text:span><text:span text:style-name="T24">זכורך</text:span><text:span text:style-name="T4"> </text:span><text:span text:style-name="T24">אל</text:span><text:span text:style-name="T4"> </text:span><text:span text:style-name="T24">פני</text:span><text:span text:style-name="T4"> </text:span><text:span text:style-name="T24">האדן</text:span><text:span text:style-name="T4"> </text:span><text:span text:style-name="T24">ה']</text:span> <text:span text:style-name="T26">'</text:span><text:span text:style-name="T30">יֵרָאֶה</text:span><text:span text:style-name="T26">' – יִרְאֶה</text:span><text:span text:style-name="T27"> </text:span><text:span text:style-name="T21">[</text:span><text:span text:style-name="T32">כדרך</text:span><text:span text:style-name="T28"> </text:span><text:span text:style-name="T32">שבא</text:span><text:span text:style-name="T28"> </text:span><text:span text:style-name="T32">לִרְאות</text:span><text:span text:style-name="T28"> </text:span><text:span text:style-name="T32">- כך</text:span><text:span text:style-name="T28"> </text:span><text:span text:style-name="T32">בא</text:span><text:span text:style-name="T28"> </text:span><text:span text:style-name="T32">לֵירָאות</text:span><text:span text:style-name="T28"> </text:span><text:span text:style-name="T19">[לעיל</text:span><text:span text:style-name="T3"> </text:span><text:span text:style-name="T19">דף</text:span><text:span text:style-name="T3"> </text:span><text:span text:style-name="T19">ב</text:span><text:span text:style-name="T3"> </text:span><text:span text:style-name="T19">סוף</text:span><text:span text:style-name="T3"> </text:span><text:span text:style-name="T19">עמוד</text:span><text:span text:style-name="T3"> </text:span><text:span text:style-name="T19">א]</text:span><text:span text:style-name="T21">]</text:span><text:span text:style-name="T26">: מה</text:span><text:span text:style-name="T27"> </text:span><text:span text:style-name="T26">אני</text:span><text:span text:style-name="T27"> </text:span><text:span text:style-name="T26">בחנם</text:span><text:span text:style-name="T27"> </text:span><text:span text:style-name="T26">- אף</text:span><text:span text:style-name="T27"> </text:span><text:span text:style-name="T26">אתם</text:span><text:span text:style-name="T27"> </text:span><text:span text:style-name="T26">בחנם</text:span>! </text:p>
      <text:p text:style-name="P4">אלא: כל<text:span text:style-name="T1"> </text:span>היכא<text:span text:style-name="T1"> </text:span>דאתא<text:span text:style-name="T1"> </text:span>ולא<text:span text:style-name="T1"> </text:span>אייתי<text:span text:style-name="T1"> </text:span>- דכולי<text:span text:style-name="T1"> </text:span>עלמא<text:span text:style-name="T1"> </text:span>לא<text:span text:style-name="T1"> </text:span>פליגי<text:span text:style-name="T1"> </text:span>דעייל<text:span text:style-name="T1"> </text:span>ומתחזי<text:span text:style-name="T1"> </text:span>ונפיק; כי<text:span text:style-name="T1"> </text:span>פליגי<text:span text:style-name="T1"> </text:span>דאתא<text:span text:style-name="T1"> </text:span>ואייתי: רבי<text:span text:style-name="T1"> </text:span>יוחנן, דאמר<text:span text:style-name="T1"> </text:span>ראיית<text:span text:style-name="T1"> </text:span>פנים<text:span text:style-name="T1"> </text:span>בעזרה: ראיית<text:span text:style-name="T1"> </text:span>פנים<text:span text:style-name="T1"> </text:span>- <text:span text:style-name="T55">הוא</text:span><text:span text:style-name="T1"> </text:span>דאין<text:span text:style-name="T1"> </text:span>לה<text:span text:style-name="T1"> </text:span>שיעור, הא<text:span text:style-name="T1"> </text:span>לקרבן<text:span text:style-name="T1"> </text:span>יש<text:span text:style-name="T1"> </text:span>לה<text:span text:style-name="T1"> </text:span>שיעור! וריש<text:span text:style-name="T1"> </text:span>לקיש<text:span text:style-name="T1"> </text:span>אמר: ראיית<text:span text:style-name="T1"> </text:span>פנים<text:span text:style-name="T1"> </text:span>בקרבן, דאפילו<text:span text:style-name="T1"> </text:span>קרבן<text:span text:style-name="T1"> </text:span>נמי<text:span text:style-name="T1"> </text:span>אין<text:span text:style-name="T1"> </text:span>לו<text:span text:style-name="T1"> </text:span>שיעור.</text:p>
      <text:p text:style-name="P4">איתיביה: <text:span text:style-name="T19">(משלי</text:span><text:span text:style-name="T3"> </text:span><text:span text:style-name="T19">כה,יז)</text:span><text:span text:style-name="T22"> הוקַר</text:span><text:span text:style-name="T1"> </text:span><text:span text:style-name="T22">רגלך</text:span><text:span text:style-name="T1"> </text:span><text:span text:style-name="T22">מבית</text:span><text:span text:style-name="T1"> </text:span><text:span text:style-name="T22">רעך</text:span><text:span text:style-name="T1"> </text:span><text:span text:style-name="T24">[פן</text:span><text:span text:style-name="T4"> </text:span><text:span text:style-name="T24">ישבעך</text:span><text:span text:style-name="T4"> </text:span><text:span text:style-name="T24">ושנאך]</text:span> <text:span text:style-name="T18">(מבית</text:span><text:span text:style-name="T4"> </text:span><text:span text:style-name="T18">אוהבך</text:span><text:span text:style-name="T4"> </text:span><text:span text:style-name="T18">- הקב"ה, שקרא</text:span><text:span text:style-name="T4"> </text:span><text:span text:style-name="T18">ישראל</text:span><text:span text:style-name="T4"> </text:span><text:span text:style-name="T18">'</text:span><text:span text:style-name="T24">רעים</text:span><text:span text:style-name="T18">' שנאמר</text:span><text:span text:style-name="T4"> </text:span><text:span text:style-name="T24">למען</text:span><text:span text:style-name="T4"> </text:span><text:span text:style-name="T24">אחי</text:span><text:span text:style-name="T4"> </text:span><text:span text:style-name="T24">ורעי</text:span><text:span text:style-name="T4"> </text:span><text:span text:style-name="T19">(תהלים</text:span><text:span text:style-name="T3"> </text:span><text:span text:style-name="T19">קכב,ח)</text:span><text:span text:style-name="T18">)</text:span>? </text:p>
      <text:p text:style-name="P4">התם<text:span text:style-name="T1"> </text:span>בחטאות<text:span text:style-name="T1"> </text:span>ואשמות<text:span text:style-name="T1"> </text:span><text:span text:style-name="T18">(שלא</text:span><text:span text:style-name="T4"> </text:span><text:span text:style-name="T18">תחטא</text:span><text:span text:style-name="T4"> </text:span><text:span text:style-name="T18">ותזקק</text:span><text:span text:style-name="T4"> </text:span><text:span text:style-name="T18">להביא</text:span><text:span text:style-name="T4"> </text:span><text:span text:style-name="T18">חטאת</text:span><text:span text:style-name="T4"> </text:span><text:span text:style-name="T18">ואשם)</text:span>, כדרבי<text:span text:style-name="T1"> </text:span>לוי, דרבי<text:span text:style-name="T1"> </text:span>לוי<text:span text:style-name="T1"> </text:span>רמי: כתיב<text:span text:style-name="T1"> </text:span>'<text:span text:style-name="T22">הוקר</text:span><text:span text:style-name="T1"> </text:span><text:span text:style-name="T22">רגלך</text:span><text:span text:style-name="T1"> </text:span><text:span text:style-name="T22">מבית</text:span><text:span text:style-name="T1"> </text:span><text:span text:style-name="T22">רעך</text:span>' וכתיב<text:span text:style-name="T1"> </text:span><text:span text:style-name="T19">(תהלים</text:span><text:span text:style-name="T3"> </text:span><text:span text:style-name="T19">סו,יג)</text:span><text:span text:style-name="T22"> אבא</text:span><text:span text:style-name="T1"> </text:span><text:span text:style-name="T22">ביתך</text:span><text:span text:style-name="T1"> </text:span><text:span text:style-name="T22">בעולות</text:span><text:span text:style-name="T1"> </text:span><text:span text:style-name="T24">[אשלם</text:span><text:span text:style-name="T4"> </text:span><text:span text:style-name="T24">לך</text:span><text:span text:style-name="T4"> </text:span><text:span text:style-name="T24">נדרי]</text:span>? - לא<text:span text:style-name="T1"> </text:span>קשיא: כאן<text:span text:style-name="T1"> </text:span>בחטאות<text:span text:style-name="T1"> </text:span>ואשמות<text:span text:style-name="T1"> </text:span>כאן<text:span text:style-name="T1"> </text:span>בעולות<text:span text:style-name="T1"> </text:span>ושלמים.</text:p>
      <text:p text:style-name="P4">תניא<text:span text:style-name="T1"> </text:span>נמי<text:span text:style-name="T1"> </text:span>הכי: '<text:span text:style-name="T19">(משלי</text:span><text:span text:style-name="T3"> </text:span><text:span text:style-name="T19">כה,יז)</text:span><text:span text:style-name="T30"> הוקר</text:span><text:span text:style-name="T27"> </text:span><text:span text:style-name="T30">רגלך</text:span><text:span text:style-name="T27"> </text:span><text:span text:style-name="T30">מבית</text:span><text:span text:style-name="T27"> </text:span><text:span text:style-name="T30">רעך</text:span><text:span text:style-name="T27"> </text:span><text:span text:style-name="T24">[פן</text:span><text:span text:style-name="T4"> </text:span><text:span text:style-name="T24">ישבעך</text:span><text:span text:style-name="T4"> </text:span><text:span text:style-name="T24">ושנאך]</text:span><text:span text:style-name="T26"> - בחטאות</text:span><text:span text:style-name="T27"> </text:span><text:span text:style-name="T26">ואשמות</text:span><text:span text:style-name="T27"> </text:span><text:span text:style-name="T26">הכתוב</text:span><text:span text:style-name="T27"> </text:span><text:span text:style-name="T26">מדבר; </text:span></text:p>
      <text:p text:style-name="P8">אתה<text:span text:style-name="T1"> </text:span>אומר<text:span text:style-name="T1"> </text:span>בחטאות<text:span text:style-name="T1"> </text:span>ואשמות, או<text:span text:style-name="T1"> </text:span>אינו<text:span text:style-name="T1"> </text:span>אלא<text:span text:style-name="T1"> </text:span>בעולות<text:span text:style-name="T1"> </text:span>ושלמים?</text:p>
      <text:p text:style-name="P4"><text:span text:style-name="T26">כשהוא</text:span><text:span text:style-name="T27"> </text:span><text:span text:style-name="T26">אומר</text:span><text:span text:style-name="T27"> </text:span><text:span text:style-name="T19">(תהלים</text:span><text:span text:style-name="T3"> </text:span><text:span text:style-name="T19">סו,יג)</text:span><text:span text:style-name="T30"> אבוא</text:span><text:span text:style-name="T27"> </text:span><text:span text:style-name="T30">ביתך</text:span><text:span text:style-name="T27"> </text:span><text:span text:style-name="T30">בעולות</text:span><text:span text:style-name="T27"> </text:span><text:span text:style-name="T30">אשלם</text:span><text:span text:style-name="T27"> </text:span><text:span text:style-name="T30">לך</text:span><text:span text:style-name="T27"> </text:span><text:span text:style-name="T30">נדרי</text:span><text:span text:style-name="T27"> </text:span><text:span text:style-name="T26">- הרי</text:span><text:span text:style-name="T27"> </text:span><text:span text:style-name="T26">עולות</text:span><text:span text:style-name="T27"> </text:span><text:span text:style-name="T26">ושלמים</text:span><text:span text:style-name="T27"> </text:span><text:span text:style-name="T26">אמור, הא</text:span><text:span text:style-name="T27"> </text:span><text:span text:style-name="T26">מה</text:span><text:span text:style-name="T27"> </text:span><text:span text:style-name="T26">אני</text:span><text:span text:style-name="T27"> </text:span><text:span text:style-name="T26">מקיים</text:span><text:span text:style-name="T27"> </text:span><text:span text:style-name="T26">'הוקר</text:span><text:span text:style-name="T27"> </text:span><text:span text:style-name="T26">רגלך</text:span><text:span text:style-name="T27"> </text:span><text:span text:style-name="T26">מבית</text:span><text:span text:style-name="T27"> </text:span><text:span text:style-name="T26">רעך' - בחטאות</text:span><text:span text:style-name="T27"> </text:span><text:span text:style-name="T26">ואשמות</text:span><text:span text:style-name="T27"> </text:span><text:span text:style-name="T26">הכתוב</text:span><text:span text:style-name="T27"> </text:span><text:span text:style-name="T26">מדבר.</text:span>'</text:p>
      <text:p text:style-name="P25"/>
      <text:p text:style-name="P4"><text:span text:style-name="T53">[הגמרא</text:span><text:span text:style-name="T4"> </text:span><text:span text:style-name="T53">חוקרת</text:span><text:span text:style-name="T4"> </text:span><text:span text:style-name="T53">את</text:span><text:span text:style-name="T4"> </text:span><text:span text:style-name="T53">הברייתא</text:span><text:span text:style-name="T4"> </text:span><text:span text:style-name="T53">לעיל:]</text:span> ואין<text:span text:style-name="T1"> </text:span>נראין<text:span text:style-name="T1"> </text:span>חצאין<text:span text:style-name="T1"> </text:span>כו': <text:s/></text:p>
      <text:p text:style-name="P4">סבר<text:span text:style-name="T1"> </text:span>רב<text:span text:style-name="T1"> </text:span>יוסף<text:span text:style-name="T1"> </text:span>למימר: מאן<text:span text:style-name="T1"> </text:span>דאית<text:span text:style-name="T1"> </text:span>ליה<text:span text:style-name="T1"> </text:span>עשרה<text:span text:style-name="T1"> </text:span>בנים<text:span text:style-name="T1"> </text:span>- לא<text:span text:style-name="T1"> </text:span>ליסקו<text:span text:style-name="T1"> </text:span>האידנא<text:span text:style-name="T1"> </text:span>חמשה<text:span text:style-name="T1"> </text:span>ולמחר<text:span text:style-name="T1"> </text:span>חמשה<text:span text:style-name="T1"> </text:span><text:span text:style-name="T18">(דאי</text:span><text:span text:style-name="T4"> </text:span><text:span text:style-name="T18">לאו</text:span><text:span text:style-name="T4"> </text:span><text:span text:style-name="T18">הכי</text:span><text:span text:style-name="T4"> </text:span><text:span text:style-name="T18">- מאי</text:span><text:span text:style-name="T4"> </text:span><text:span text:style-name="T18">'אין</text:span><text:span text:style-name="T4"> </text:span><text:span text:style-name="T18">נראין</text:span><text:span text:style-name="T4"> </text:span><text:span text:style-name="T18">חצאין' דיליף</text:span><text:span text:style-name="T4"> </text:span><text:span text:style-name="T18">מ'</text:span><text:span text:style-name="T24">בכל</text:span><text:span text:style-name="T4"> </text:span><text:span text:style-name="T24">זכורך</text:span><text:span text:style-name="T18">'?: אי</text:span><text:span text:style-name="T4"> </text:span><text:span text:style-name="T18">שלא</text:span><text:span text:style-name="T4"> </text:span><text:span text:style-name="T18">יהיו</text:span><text:span text:style-name="T4"> </text:span><text:span text:style-name="T18">חציין</text:span><text:span text:style-name="T4"> </text:span><text:span text:style-name="T18">עולין</text:span><text:span text:style-name="T4"> </text:span><text:span text:style-name="T1">–</text:span><text:span text:style-name="T4"> </text:span><text:span text:style-name="T18">מ'</text:span><text:span text:style-name="T24">זכורך</text:span><text:span text:style-name="T18">' נפקא, שהרי</text:span><text:span text:style-name="T4"> </text:span><text:span text:style-name="T18">כל</text:span><text:span text:style-name="T4"> </text:span><text:span text:style-name="T18">הזכרים</text:span><text:span text:style-name="T4"> </text:span><text:span text:style-name="T18">בכלל</text:span><text:span text:style-name="T4"> </text:span><text:span text:style-name="T24">זכורך!</text:span><text:span text:style-name="T18">)</text:span>.</text:p>
      <text:p text:style-name="P4"><text:soft-page-break/></text:p>
      <text:p text:style-name="P4">(חגיגה<text:span text:style-name="T1"> </text:span>ז,ב)</text:p>
      <text:p text:style-name="P4">אמר<text:span text:style-name="T1"> </text:span>ליה<text:span text:style-name="T1"> </text:span>אביי: פשיטא<text:span text:style-name="T1"> </text:span><text:span text:style-name="T18">(האי</text:span><text:span text:style-name="T4"> </text:span><text:span text:style-name="T18">נמי</text:span><text:span text:style-name="T4"> </text:span><text:span text:style-name="T18">לא</text:span><text:span text:style-name="T4"> </text:span><text:span text:style-name="T18">תיבעי</text:span><text:span text:style-name="T4"> </text:span><text:span text:style-name="T18">לך</text:span><text:span text:style-name="T4"> </text:span><text:span text:style-name="T18">קרא, דבלאו</text:span><text:span text:style-name="T4"> </text:span><text:span text:style-name="T18">קרא</text:span><text:span text:style-name="T4"> </text:span><text:span text:style-name="T18">נמי</text:span><text:span text:style-name="T4"> </text:span><text:span text:style-name="T18">פשיטא)</text:span>: הי<text:span text:style-name="T1"> </text:span>מינייהו<text:span text:style-name="T1"> </text:span>משוית<text:span text:style-name="T1"> </text:span>להו<text:span text:style-name="T1"> </text:span>פושעים<text:span text:style-name="T1"> </text:span>והי<text:span text:style-name="T1"> </text:span>מינייהו<text:span text:style-name="T1"> </text:span>משוית<text:span text:style-name="T1"> </text:span>להו<text:span text:style-name="T1"> </text:span>זריזין<text:span text:style-name="T1"> </text:span><text:span text:style-name="T18">(מאחר</text:span><text:span text:style-name="T4"> </text:span><text:span text:style-name="T18">שחייב</text:span><text:span text:style-name="T4"> </text:span><text:span text:style-name="T18">את</text:span><text:span text:style-name="T4"> </text:span><text:span text:style-name="T18">כולן, אנא</text:span><text:span text:style-name="T4"> </text:span><text:span text:style-name="T18">ידענא</text:span><text:span text:style-name="T4"> </text:span><text:span text:style-name="T18">דכל</text:span><text:span text:style-name="T4"> </text:span><text:span text:style-name="T18">אחד</text:span><text:span text:style-name="T4"> </text:span><text:span text:style-name="T18">צריך</text:span><text:span text:style-name="T4"> </text:span><text:span text:style-name="T18">לזרז</text:span><text:span text:style-name="T4"> </text:span><text:span text:style-name="T18">את</text:span><text:span text:style-name="T4"> </text:span><text:span text:style-name="T18">עצמו, דהיאך</text:span><text:span text:style-name="T4"> </text:span><text:span text:style-name="T18">יאמר</text:span><text:span text:style-name="T4"> </text:span><text:span text:style-name="T18">האב</text:span><text:span text:style-name="T4"> </text:span><text:span text:style-name="T18">לאלו</text:span><text:span text:style-name="T4"> </text:span><text:span text:style-name="T18">"הוו</text:span><text:span text:style-name="T4"> </text:span><text:span text:style-name="T18">זריזין" ולאלו</text:span><text:span text:style-name="T4"> </text:span><text:span text:style-name="T18">"הוו</text:span><text:span text:style-name="T4"> </text:span><text:span text:style-name="T18">עצלין")</text:span>!? אלא<text:span text:style-name="T1"> </text:span>קרא<text:span text:style-name="T1"> </text:span>למאי<text:span text:style-name="T1"> </text:span>אתא? - לכדאחרים, דתניא: '<text:span text:style-name="T26">אחרים</text:span><text:span text:style-name="T27"> </text:span><text:span text:style-name="T26">אומרים: 'המקמץ</text:span><text:span text:style-name="T27"> </text:span><text:span text:style-name="T26">והמצרף</text:span><text:span text:style-name="T27"> </text:span><text:span text:style-name="T26">נחשת, והבורסי</text:span><text:span text:style-name="T27"> </text:span><text:span text:style-name="T26">- פטורין</text:span><text:span text:style-name="T27"> </text:span><text:span text:style-name="T26">מן</text:span><text:span text:style-name="T27"> </text:span><text:span text:style-name="T26">הראייה, שנאמר</text:span><text:span text:style-name="T27"> </text:span><text:span text:style-name="T26">'</text:span><text:span text:style-name="T22">כל</text:span><text:span text:style-name="T1"> </text:span><text:span text:style-name="T22">זכורך</text:span>' <text:span text:style-name="T24">[</text:span><text:span text:style-name="T19">שמות</text:span><text:span text:style-name="T3"> </text:span><text:span text:style-name="T19">כג,יז:</text:span><text:span text:style-name="T24"> שלש</text:span><text:span text:style-name="T4"> </text:span><text:span text:style-name="T24">פעמים</text:span><text:span text:style-name="T4"> </text:span><text:span text:style-name="T24">בשנה</text:span><text:span text:style-name="T4"> </text:span><text:span text:style-name="T24">יראה</text:span><text:span text:style-name="T4"> </text:span><text:span text:style-name="T24">כל</text:span><text:span text:style-name="T4"> </text:span><text:span text:style-name="T24">זכורך</text:span><text:span text:style-name="T4"> </text:span><text:span text:style-name="T24">אל</text:span><text:span text:style-name="T4"> </text:span><text:span text:style-name="T24">פני</text:span><text:span text:style-name="T4"> </text:span><text:span text:style-name="T24">האדֹן</text:span><text:span text:style-name="T4"> </text:span><text:span text:style-name="T24">ה']</text:span> <text:span text:style-name="T24">[</text:span><text:span text:style-name="T19">דברים</text:span><text:span text:style-name="T3"> </text:span><text:span text:style-name="T19">טז,טז:</text:span><text:span text:style-name="T24"> שלוש</text:span><text:span text:style-name="T4"> </text:span><text:span text:style-name="T24">פעמים</text:span><text:span text:style-name="T4"> </text:span><text:span text:style-name="T24">בשנה</text:span><text:span text:style-name="T4"> </text:span><text:span text:style-name="T24">יראה</text:span><text:span text:style-name="T4"> </text:span><text:span text:style-name="T24">כל</text:span><text:span text:style-name="T4"> </text:span><text:span text:style-name="T24">זכורך</text:span><text:span text:style-name="T4"> </text:span><text:span text:style-name="T24">את</text:span><text:span text:style-name="T4"> </text:span><text:span text:style-name="T24">פני</text:span><text:span text:style-name="T4"> </text:span><text:span text:style-name="T24">ה' אלקיך</text:span><text:span text:style-name="T4"> </text:span><text:span text:style-name="T24">במקום</text:span><text:span text:style-name="T4"> </text:span><text:span text:style-name="T24">אשר</text:span><text:span text:style-name="T4"> </text:span><text:span text:style-name="T24">יבחר</text:span><text:span text:style-name="T4"> </text:span><text:span text:style-name="T24">בחג</text:span><text:span text:style-name="T4"> </text:span><text:span text:style-name="T24">המצות</text:span><text:span text:style-name="T4"> </text:span><text:span text:style-name="T24">ובחג</text:span><text:span text:style-name="T4"> </text:span><text:span text:style-name="T24">השבעות</text:span><text:span text:style-name="T4"> </text:span><text:span text:style-name="T24">ובחג</text:span><text:span text:style-name="T4"> </text:span><text:span text:style-name="T24">הסכות</text:span><text:span text:style-name="T4"> </text:span><text:span text:style-name="T24">ולא</text:span><text:span text:style-name="T4"> </text:span><text:span text:style-name="T24">יראה</text:span><text:span text:style-name="T4"> </text:span><text:span text:style-name="T24">את</text:span><text:span text:style-name="T4"> </text:span><text:span text:style-name="T24">פני</text:span><text:span text:style-name="T4"> </text:span><text:span text:style-name="T24">ה' ריקם]</text:span><text:span text:style-name="T26"> - מי</text:span><text:span text:style-name="T27"> </text:span><text:span text:style-name="T26">שיכול</text:span><text:span text:style-name="T27"> </text:span><text:span text:style-name="T26">לעלות</text:span><text:span text:style-name="T27"> </text:span><text:span text:style-name="T26">עם</text:span><text:span text:style-name="T27"> </text:span><text:span text:style-name="T26">כל</text:span><text:span text:style-name="T27"> </text:span><text:span text:style-name="T26">זכורך, יצאו</text:span><text:span text:style-name="T27"> </text:span><text:span text:style-name="T26">אלו</text:span><text:span text:style-name="T27"> </text:span><text:span text:style-name="T26">שאין</text:span><text:span text:style-name="T27"> </text:span><text:span text:style-name="T26">יכולין</text:span><text:span text:style-name="T27"> </text:span><text:span text:style-name="T26">לעלות</text:span><text:span text:style-name="T27"> </text:span><text:span text:style-name="T26">עם</text:span><text:span text:style-name="T27"> </text:span><text:span text:style-name="T26">כל</text:span><text:span text:style-name="T27"> </text:span><text:span text:style-name="T26">זכורך</text:span>! <text:s/><text:span text:style-name="T18">(והיינו</text:span><text:span text:style-name="T4"> </text:span><text:span text:style-name="T18">נמי</text:span><text:span text:style-name="T4"> </text:span><text:span text:style-name="T18">'אין</text:span><text:span text:style-name="T4"> </text:span><text:span text:style-name="T18">נראין</text:span><text:span text:style-name="T4"> </text:span><text:span text:style-name="T18">לחצאין', דמי</text:span><text:span text:style-name="T4"> </text:span><text:span text:style-name="T18">שאינו</text:span><text:span text:style-name="T4"> </text:span><text:span text:style-name="T18">ראוי</text:span><text:span text:style-name="T4"> </text:span><text:span text:style-name="T18">לעלות</text:span><text:span text:style-name="T4"> </text:span><text:span text:style-name="T18">אלא</text:span><text:span text:style-name="T4"> </text:span><text:span text:style-name="T18">בחבורה</text:span><text:span text:style-name="T4"> </text:span><text:span text:style-name="T18">מועטת, כגון</text:span><text:span text:style-name="T4"> </text:span><text:span text:style-name="T18">אלו</text:span><text:span text:style-name="T4"> </text:span><text:span text:style-name="T18">שיעשו</text:span><text:span text:style-name="T4"> </text:span><text:span text:style-name="T18">חבורה</text:span><text:span text:style-name="T4"> </text:span><text:span text:style-name="T18">לעצמן</text:span><text:span text:style-name="T4"> </text:span><text:span text:style-name="T18">- כך</text:span><text:span text:style-name="T4"> </text:span><text:span text:style-name="T18">נראה</text:span><text:span text:style-name="T4"> </text:span><text:span text:style-name="T18">בעיני; וחביריי</text:span><text:span text:style-name="T4"> </text:span><text:span text:style-name="T18">מפרשין</text:span><text:span text:style-name="T4"> </text:span><text:span text:style-name="T18">דלאו</text:span><text:span text:style-name="T4"> </text:span><text:span text:style-name="T18">'אין</text:span><text:span text:style-name="T4"> </text:span><text:span text:style-name="T18">נראין</text:span><text:span text:style-name="T4"> </text:span><text:span text:style-name="T18">לחצאין' אתא</text:span><text:span text:style-name="T4"> </text:span><text:span text:style-name="T18">אביי</text:span><text:span text:style-name="T4"> </text:span><text:span text:style-name="T18">לפרושי, אלא</text:span><text:span text:style-name="T4"> </text:span><text:span text:style-name="T18">למימרא</text:span><text:span text:style-name="T4"> </text:span><text:span text:style-name="T18">דקרא</text:span><text:span text:style-name="T4"> </text:span><text:span text:style-name="T18">- לאו</text:span><text:span text:style-name="T4"> </text:span><text:span text:style-name="T18">להכי</text:span><text:span text:style-name="T4"> </text:span><text:span text:style-name="T18">אתא; וקשיא</text:span><text:span text:style-name="T4"> </text:span><text:span text:style-name="T18">לי: סוף</text:span><text:span text:style-name="T4"> </text:span><text:span text:style-name="T18">סוף</text:span><text:span text:style-name="T4"> </text:span><text:span text:style-name="T18">הא</text:span><text:span text:style-name="T4"> </text:span><text:span text:style-name="T18">דאין</text:span><text:span text:style-name="T4"> </text:span><text:span text:style-name="T18">נראין</text:span><text:span text:style-name="T4"> </text:span><text:span text:style-name="T18">חצאין</text:span><text:span text:style-name="T4"> </text:span><text:span text:style-name="T18">- מאי</text:span><text:span text:style-name="T4"> </text:span><text:span text:style-name="T18">קאמר</text:span><text:span text:style-name="T4"> </text:span><text:span text:style-name="T18">תנא? ועוד: ששיטת</text:span><text:span text:style-name="T4"> </text:span><text:span text:style-name="T18">הש"ס</text:span><text:span text:style-name="T4"> </text:span><text:span text:style-name="T18">כל</text:span><text:span text:style-name="T4"> </text:span><text:span text:style-name="T18">היכא</text:span><text:span text:style-name="T4"> </text:span><text:span text:style-name="T18">דאיכא</text:span><text:span text:style-name="T4"> </text:span><text:span text:style-name="T18">סבר</text:span><text:span text:style-name="T4"> </text:span><text:span text:style-name="T18">פלוני</text:span><text:span text:style-name="T4"> </text:span><text:span text:style-name="T18">למימר</text:span><text:span text:style-name="T4"> </text:span><text:span text:style-name="T18">הכי</text:span><text:span text:style-name="T4"> </text:span><text:span text:style-name="T18">ואמר</text:span><text:span text:style-name="T4"> </text:span><text:span text:style-name="T18">ליה</text:span><text:span text:style-name="T4"> </text:span><text:span text:style-name="T18">פלוני</text:span><text:span text:style-name="T4"> </text:span><text:span text:style-name="T18">הכי</text:span><text:span text:style-name="T4"> </text:span><text:span text:style-name="T18">- ההיא</text:span><text:span text:style-name="T4"> </text:span><text:span text:style-name="T18">מילתא</text:span><text:span text:style-name="T4"> </text:span><text:span text:style-name="T18">גופא</text:span><text:span text:style-name="T4"> </text:span><text:span text:style-name="T18">דהוה</text:span><text:span text:style-name="T4"> </text:span><text:span text:style-name="T18">מצי</text:span><text:span text:style-name="T4"> </text:span><text:span text:style-name="T18">למימר</text:span><text:span text:style-name="T4"> </text:span><text:span text:style-name="T18">קמא</text:span><text:span text:style-name="T4"> </text:span><text:span text:style-name="T18">מתרץ</text:span><text:span text:style-name="T4"> </text:span><text:span text:style-name="T18">בתרא</text:span><text:span text:style-name="T4"> </text:span><text:span text:style-name="T18">ואמר</text:span><text:span text:style-name="T4"> </text:span><text:span text:style-name="T18">ליה</text:span><text:span text:style-name="T4"> </text:span><text:span text:style-name="T18">דלא</text:span><text:span text:style-name="T4"> </text:span><text:span text:style-name="T18">תפרשיה</text:span><text:span text:style-name="T4"> </text:span><text:span text:style-name="T18">הכי</text:span><text:span text:style-name="T4"> </text:span><text:span text:style-name="T18">אלא</text:span><text:span text:style-name="T4"> </text:span><text:span text:style-name="T18">הכי.)</text:span></text:p>
      <text:p text:style-name="P25"/>
      <text:p text:style-name="P4"/>
      <text:p text:style-name="P4">משנה:</text:p>
      <text:p text:style-name="P4">עולות<text:span text:style-name="T1"> </text:span>במועד<text:span text:style-name="T1"> </text:span>באות<text:span text:style-name="T1"> </text:span>מן<text:span text:style-name="T1"> </text:span>החולין, והשלמים<text:span text:style-name="T1"> </text:span>מן<text:span text:style-name="T1"> </text:span>המעשר<text:span text:style-name="T1"> </text:span><text:span text:style-name="T53">[מעשר</text:span><text:span text:style-name="T4"> </text:span><text:span text:style-name="T53">שני]</text:span> <text:span text:style-name="T18">(בגמרא</text:span><text:span text:style-name="T4"> </text:span><text:span text:style-name="T18">מפרש: שלמי</text:span><text:span text:style-name="T4"> </text:span><text:span text:style-name="T18">שמחה, דרבינהו</text:span><text:span text:style-name="T4"> </text:span><text:span text:style-name="T18">קרא</text:span><text:span text:style-name="T4"> </text:span><text:span text:style-name="T18">בכל</text:span><text:span text:style-name="T4"> </text:span><text:span text:style-name="T18">מילי)</text:span>; <text:span text:style-name="T18">(</text:span><text:span text:style-name="T10">עולות</text:span><text:span text:style-name="T12"> </text:span><text:span text:style-name="T10">במועד</text:span><text:span text:style-name="T12"> </text:span><text:span text:style-name="T10">באות</text:span><text:span text:style-name="T12"> </text:span><text:span text:style-name="T10">מן</text:span><text:span text:style-name="T12"> </text:span><text:span text:style-name="T10">החולין</text:span><text:span text:style-name="T18">: משמע</text:span><text:span text:style-name="T4"> </text:span><text:span text:style-name="T18">השתא</text:span><text:span text:style-name="T4"> </text:span><text:span text:style-name="T18">עולות</text:span><text:span text:style-name="T4"> </text:span><text:span text:style-name="T18">ראייה</text:span><text:span text:style-name="T4"> </text:span><text:span text:style-name="T18">הבאות</text:span><text:span text:style-name="T4"> </text:span><text:span text:style-name="T18">בחולו</text:span><text:span text:style-name="T4"> </text:span><text:span text:style-name="T18">של</text:span><text:span text:style-name="T4"> </text:span><text:span text:style-name="T18">מועד</text:span><text:span text:style-name="T4"> </text:span><text:span text:style-name="T18">באות</text:span><text:span text:style-name="T4"> </text:span><text:span text:style-name="T18">מן</text:span><text:span text:style-name="T4"> </text:span><text:span text:style-name="T18">החולין</text:span><text:span text:style-name="T4"> </text:span><text:span text:style-name="T18">- ולא</text:span><text:span text:style-name="T4"> </text:span><text:span text:style-name="T18">ממעות</text:span><text:span text:style-name="T4"> </text:span><text:span text:style-name="T18">מעשר</text:span><text:span text:style-name="T4"> </text:span><text:span text:style-name="T18">שני, דקיימא</text:span><text:span text:style-name="T4"> </text:span><text:span text:style-name="T18">לן</text:span><text:span text:style-name="T4"> </text:span><text:span text:style-name="T18">'כל</text:span><text:span text:style-name="T4"> </text:span><text:span text:style-name="T18">דבר</text:span><text:span text:style-name="T4"> </text:span><text:span text:style-name="T18">שבחובה</text:span><text:span text:style-name="T4"> </text:span><text:span text:style-name="T18">אינו</text:span><text:span text:style-name="T4"> </text:span><text:span text:style-name="T18">בא</text:span><text:span text:style-name="T4"> </text:span><text:span text:style-name="T18">אלא</text:span><text:span text:style-name="T4"> </text:span><text:span text:style-name="T18">מן</text:span><text:span text:style-name="T4"> </text:span><text:span text:style-name="T18">החולין' </text:span><text:span text:style-name="T19">[במסכת</text:span><text:span text:style-name="T3"> </text:span><text:span text:style-name="T19">מנחות</text:span><text:span text:style-name="T3"> </text:span><text:span text:style-name="T19">(דף</text:span><text:span text:style-name="T3"> </text:span><text:span text:style-name="T19">פב.)]</text:span><text:span text:style-name="T18">; ולקמן</text:span><text:span text:style-name="T4"> </text:span><text:span text:style-name="T18">נמי</text:span><text:span text:style-name="T4"> </text:span><text:span text:style-name="T18">בגמרא</text:span><text:span text:style-name="T4"> </text:span><text:span text:style-name="T19">(דף</text:span><text:span text:style-name="T3"> </text:span><text:span text:style-name="T19">ח.)</text:span><text:span text:style-name="T18"> תניא: '</text:span><text:span text:style-name="T31">מסת</text:span><text:span text:style-name="T28"> </text:span><text:span text:style-name="T38">[נדבת</text:span><text:span text:style-name="T39"> </text:span><text:span text:style-name="T38">ידך]</text:span><text:span text:style-name="T18">' </text:span><text:span text:style-name="T19">[דברים</text:span><text:span text:style-name="T3"> </text:span><text:span text:style-name="T19">טז,י]</text:span><text:span text:style-name="T33"> - מלמד</text:span><text:span text:style-name="T28"> </text:span><text:span text:style-name="T33">שאדם</text:span><text:span text:style-name="T28"> </text:span><text:span text:style-name="T33">מביא</text:span><text:span text:style-name="T28"> </text:span><text:span text:style-name="T33">חובתו</text:span><text:span text:style-name="T28"> </text:span><text:span text:style-name="T33">מן</text:span><text:span text:style-name="T28"> </text:span><text:span text:style-name="T33">החולין</text:span><text:span text:style-name="T18">'; ובגמרא</text:span><text:span text:style-name="T4"> </text:span><text:span text:style-name="T18">פריך: אמאי</text:span><text:span text:style-name="T4"> </text:span><text:span text:style-name="T18">נקט</text:span><text:span text:style-name="T4"> </text:span><text:span text:style-name="T18">חולו</text:span><text:span text:style-name="T4"> </text:span><text:span text:style-name="T18">של</text:span><text:span text:style-name="T4"> </text:span><text:span text:style-name="T18">מועד?: כי</text:span><text:span text:style-name="T4"> </text:span><text:span text:style-name="T18">מייתי</text:span><text:span text:style-name="T4"> </text:span><text:span text:style-name="T18">לה</text:span><text:span text:style-name="T4"> </text:span><text:span text:style-name="T18">ביום</text:span><text:span text:style-name="T4"> </text:span><text:span text:style-name="T18">טוב</text:span><text:span text:style-name="T4"> </text:span><text:span text:style-name="T18">נמי</text:span><text:span text:style-name="T4"> </text:span><text:span text:style-name="T18">מן</text:span><text:span text:style-name="T4"> </text:span><text:span text:style-name="T18">החולין</text:span><text:span text:style-name="T4"> </text:span><text:span text:style-name="T18">בעי</text:span><text:span text:style-name="T4"> </text:span><text:span text:style-name="T18">לאתויי!)</text:span></text:p>
      <text:p text:style-name="P4">יום<text:span text:style-name="T1"> </text:span>טוב<text:span text:style-name="T1"> </text:span>הראשון<text:span text:style-name="T1"> </text:span>של<text:span text:style-name="T1"> </text:span>פסח<text:span text:style-name="T1"> </text:span><text:span text:style-name="T18">(בגמרא</text:span><text:span text:style-name="T4"> </text:span><text:span text:style-name="T18">מפרש</text:span><text:span text:style-name="T4"> </text:span><text:span text:style-name="T18">מאי</text:span><text:span text:style-name="T4"> </text:span><text:span text:style-name="T18">היא, ומאי</text:span><text:span text:style-name="T4"> </text:span><text:span text:style-name="T18">שנא</text:span><text:span text:style-name="T4"> </text:span><text:span text:style-name="T18">פסח</text:span><text:span text:style-name="T4"> </text:span><text:span text:style-name="T18">דנקט)</text:span>: בית<text:span text:style-name="T1"> </text:span>שמאי<text:span text:style-name="T1"> </text:span>אומרים: מן<text:span text:style-name="T1"> </text:span>החולין, ובית<text:span text:style-name="T1"> </text:span>הלל<text:span text:style-name="T1"> </text:span>אומרים<text:span text:style-name="T1"> </text:span>מן<text:span text:style-name="T1"> </text:span>המעשר;</text:p>
      <text:p text:style-name="P4">ישראל<text:span text:style-name="T1"> </text:span>יוצאין<text:span text:style-name="T1"> </text:span>ידי<text:span text:style-name="T1"> </text:span>חובתן<text:span text:style-name="T1"> </text:span><text:span text:style-name="T18">(משום</text:span><text:span text:style-name="T4"> </text:span><text:span text:style-name="T18">שמחה, בכל</text:span><text:span text:style-name="T4"> </text:span><text:span text:style-name="T18">ענין</text:span><text:span text:style-name="T4"> </text:span><text:span text:style-name="T18">שיש</text:span><text:span text:style-name="T4"> </text:span><text:span text:style-name="T18">להן</text:span><text:span text:style-name="T4"> </text:span><text:span text:style-name="T18">בשר</text:span><text:span text:style-name="T4"> </text:span><text:span text:style-name="T18">לשובע, ואין</text:span><text:span text:style-name="T4"> </text:span><text:span text:style-name="T18">זקוקין</text:span><text:span text:style-name="T4"> </text:span><text:span text:style-name="T18">לזבוח</text:span><text:span text:style-name="T4"> </text:span><text:span text:style-name="T18">שלמים</text:span><text:span text:style-name="T4"> </text:span><text:span text:style-name="T18">לשם</text:span><text:span text:style-name="T4"> </text:span><text:span text:style-name="T18">כך)</text:span> בנדרים<text:span text:style-name="T1"> </text:span>ונדבות<text:span text:style-name="T1"> </text:span>ובמעשר<text:span text:style-name="T1"> </text:span>בהמה<text:span text:style-name="T1"> </text:span><text:span text:style-name="T18">(שהתנדבו</text:span><text:span text:style-name="T4"> </text:span><text:span text:style-name="T18">כל</text:span><text:span text:style-name="T4"> </text:span><text:span text:style-name="T18">השנה, וכשעולין</text:span><text:span text:style-name="T4"> </text:span><text:span text:style-name="T18">לירושלים</text:span><text:span text:style-name="T4"> </text:span><text:span text:style-name="T18">ברגל</text:span><text:span text:style-name="T4"> </text:span><text:span text:style-name="T18">מביאין</text:span><text:span text:style-name="T4"> </text:span><text:span text:style-name="T18">אותן, ומקריבין</text:span><text:span text:style-name="T4"> </text:span><text:span text:style-name="T18">אימוריהן, והבשר</text:span><text:span text:style-name="T4"> </text:span><text:span text:style-name="T18">נאכל</text:span><text:span text:style-name="T4"> </text:span><text:span text:style-name="T18">לבעלים</text:span><text:span text:style-name="T4"> </text:span><text:span text:style-name="T18">- יוצאין</text:span><text:span text:style-name="T4"> </text:span><text:span text:style-name="T18">בהן</text:span><text:span text:style-name="T4"> </text:span><text:span text:style-name="T18">משום</text:span><text:span text:style-name="T4"> </text:span><text:span text:style-name="T18">שמחה, משום</text:span><text:span text:style-name="T4"> </text:span><text:span text:style-name="T18">דבעי</text:span><text:span text:style-name="T4"> </text:span><text:span text:style-name="T18">למיתני</text:span><text:span text:style-name="T4"> </text:span><text:span text:style-name="T18">סיפא: 'והכהנים</text:span><text:span text:style-name="T4"> </text:span><text:span text:style-name="T18">בחטאות</text:span><text:span text:style-name="T4"> </text:span><text:span text:style-name="T18">וכו' - נקט</text:span><text:span text:style-name="T4"> </text:span><text:span text:style-name="T18">ברישא</text:span><text:span text:style-name="T4"> </text:span><text:span text:style-name="T18">ישראל)</text:span>, והכהנים<text:span text:style-name="T1"> </text:span>בחטאות<text:span text:style-name="T1"> </text:span>ואשמות<text:span text:style-name="T1"> </text:span>ובבכור<text:span text:style-name="T1"> </text:span><text:span text:style-name="T18">(שבאו</text:span><text:span text:style-name="T4"> </text:span><text:span text:style-name="T18">להן</text:span><text:span text:style-name="T4"> </text:span><text:span text:style-name="T18">חטאות</text:span><text:span text:style-name="T4"> </text:span><text:span text:style-name="T18">ברגל, חטאות</text:span><text:span text:style-name="T4"> </text:span><text:span text:style-name="T18">ואשמות, שהיו</text:span><text:span text:style-name="T4"> </text:span><text:span text:style-name="T18">עולי</text:span><text:span text:style-name="T4"> </text:span><text:span text:style-name="T18">רגלים</text:span><text:span text:style-name="T4"> </text:span><text:span text:style-name="T18">מחוייבין</text:span><text:span text:style-name="T4"> </text:span><text:span text:style-name="T18">ויש</text:span><text:span text:style-name="T4"> </text:span><text:span text:style-name="T18">להן</text:span><text:span text:style-name="T4"> </text:span><text:span text:style-name="T18">בשר</text:span><text:span text:style-name="T4"> </text:span><text:span text:style-name="T18">לשובע</text:span><text:span text:style-name="T4"> </text:span><text:span text:style-name="T18">- יוצאין</text:span><text:span text:style-name="T4"> </text:span><text:span text:style-name="T18">בהן</text:span><text:span text:style-name="T4"> </text:span><text:span text:style-name="T18">משום</text:span><text:span text:style-name="T4"> </text:span><text:span text:style-name="T18">שמחה, ואין</text:span><text:span text:style-name="T4"> </text:span><text:span text:style-name="T18">צריכין</text:span><text:span text:style-name="T4"> </text:span><text:span text:style-name="T18">להביא</text:span><text:span text:style-name="T4"> </text:span><text:span text:style-name="T18">שלמים</text:span><text:span text:style-name="T4"> </text:span><text:span text:style-name="T18">לשם</text:span><text:span text:style-name="T4"> </text:span><text:span text:style-name="T18">שמחה</text:span><text:span text:style-name="T4"> </text:span><text:span text:style-name="T18">אלא</text:span><text:span text:style-name="T4"> </text:span><text:span text:style-name="T18">בזמן</text:span><text:span text:style-name="T4"> </text:span><text:span text:style-name="T18">שאין</text:span><text:span text:style-name="T4"> </text:span><text:span text:style-name="T18">להן</text:span><text:span text:style-name="T4"> </text:span><text:span text:style-name="T18">בשר</text:span><text:span text:style-name="T4"> </text:span><text:span text:style-name="T18">לשובע)</text:span> ובחזה<text:span text:style-name="T1"> </text:span>ושוק<text:span text:style-name="T1"> </text:span><text:span text:style-name="T18">(המורמים</text:span><text:span text:style-name="T4"> </text:span><text:span text:style-name="T18">להן</text:span><text:span text:style-name="T4"> </text:span><text:span text:style-name="T18">משלמי</text:span><text:span text:style-name="T4"> </text:span><text:span text:style-name="T18">עולי</text:span><text:span text:style-name="T4"> </text:span><text:span text:style-name="T18">רגלים)</text:span>, אבל<text:span text:style-name="T1"> </text:span>לא<text:span text:style-name="T1"> </text:span>בעופות<text:span text:style-name="T1"> </text:span><text:span text:style-name="T18">(בחטאת</text:span><text:span text:style-name="T4"> </text:span><text:span text:style-name="T18">העוף, שאין</text:span><text:span text:style-name="T4"> </text:span><text:span text:style-name="T18">שובע</text:span><text:span text:style-name="T4"> </text:span><text:span text:style-name="T18">אלא</text:span><text:span text:style-name="T4"> </text:span><text:span text:style-name="T18">בבשר</text:span><text:span text:style-name="T4"> </text:span><text:span text:style-name="T18">בהמה; ובגמרא</text:span><text:span text:style-name="T4"> </text:span><text:span text:style-name="T18">יליף</text:span><text:span text:style-name="T4"> </text:span><text:span text:style-name="T18">לה)</text:span> ולא<text:span text:style-name="T1"> </text:span>במנחות.<text:span text:style-name="T18"> </text:span></text:p>
      <text:p text:style-name="P4"><text:span text:style-name="T43">[לולא</text:span><text:span text:style-name="T48"> </text:span><text:span text:style-name="T43">רש"י</text:span><text:span text:style-name="T48"> </text:span><text:span text:style-name="T43">שמפרש</text:span><text:span text:style-name="T48"> </text:span><text:span text:style-name="T43">על</text:span><text:span text:style-name="T48"> </text:span><text:span text:style-name="T43">פי</text:span><text:span text:style-name="T48"> </text:span><text:span text:style-name="T43">סוגיות</text:span><text:span text:style-name="T48"> </text:span><text:span text:style-name="T43">הגמרא, היינו</text:span><text:span text:style-name="T48"> </text:span><text:span text:style-name="T43">אומרים: ברור</text:span><text:span text:style-name="T48"> </text:span><text:span text:style-name="T43">שהמשנה</text:span><text:span text:style-name="T48"> </text:span><text:span text:style-name="T43">דנה</text:span><text:span text:style-name="T48"> </text:span><text:span text:style-name="T43">בחיוב</text:span><text:span text:style-name="T48"> </text:span><text:span text:style-name="T43">אכילת</text:span><text:span text:style-name="T48"> </text:span><text:span text:style-name="T43">בשר</text:span><text:span text:style-name="T48"> </text:span><text:span text:style-name="T43">קדשים</text:span><text:span text:style-name="T48"> </text:span><text:span text:style-name="T43">במועד</text:span><text:span text:style-name="T48"> </text:span><text:span text:style-name="T43">[כמו</text:span><text:span text:style-name="T48"> </text:span><text:span text:style-name="T43">שכתוב</text:span><text:span text:style-name="T48"> </text:span><text:span text:style-name="T43">בחג</text:span><text:span text:style-name="T48"> </text:span><text:span text:style-name="T43">הפסח</text:span><text:span text:style-name="T48"> </text:span><text:span text:style-name="T43">בפירוש: </text:span><text:span text:style-name="T19">דברים</text:span><text:span text:style-name="T3"> </text:span><text:span text:style-name="T19">טז,ב:</text:span><text:span text:style-name="T45"> וזבחת</text:span><text:span text:style-name="T48"> </text:span><text:span text:style-name="T45">פסח</text:span><text:span text:style-name="T48"> </text:span><text:span text:style-name="T45">לה' אלקיך</text:span><text:span text:style-name="T48"> </text:span><text:span text:style-name="T45">צאן</text:span><text:span text:style-name="T48"> </text:span><text:span text:style-name="T51">ובקר</text:span><text:span text:style-name="T48"> </text:span><text:span text:style-name="T45">במקום</text:span><text:span text:style-name="T48"> </text:span><text:span text:style-name="T45">אשר</text:span><text:span text:style-name="T48"> </text:span><text:span text:style-name="T45">יבחר</text:span><text:span text:style-name="T48"> </text:span><text:span text:style-name="T45">ה' לשכן</text:span><text:span text:style-name="T48"> </text:span><text:span text:style-name="T45">שמו</text:span><text:span text:style-name="T48"> </text:span><text:span text:style-name="T45">שם] </text:span><text:span text:style-name="T43">ובחג</text:span><text:span text:style-name="T48"> </text:span><text:span text:style-name="T43">השבועות: </text:span><text:span text:style-name="T19">דברים</text:span><text:span text:style-name="T3"> </text:span><text:span text:style-name="T19">טז</text:span><text:span text:style-name="T3"> </text:span><text:span text:style-name="T19">פסוק</text:span><text:span text:style-name="T3"> </text:span><text:span text:style-name="T19">י:</text:span><text:span text:style-name="T43"> </text:span><text:span text:style-name="T45">ועשית</text:span><text:span text:style-name="T48"> </text:span><text:span text:style-name="T45">חג</text:span><text:span text:style-name="T48"> </text:span><text:span text:style-name="T45">שבעות</text:span><text:span text:style-name="T48"> </text:span><text:span text:style-name="T45">לה' אלקיך</text:span><text:span text:style-name="T48"> </text:span><text:span text:style-name="T45">מסת</text:span><text:span text:style-name="T48"> </text:span><text:span text:style-name="T45">נדבת</text:span><text:span text:style-name="T48"> </text:span><text:span text:style-name="T45">ידך</text:span><text:span text:style-name="T48"> </text:span><text:span text:style-name="T45">אשר</text:span><text:span text:style-name="T48"> </text:span><text:span text:style-name="T45">תתן</text:span><text:span text:style-name="T48"> </text:span><text:span text:style-name="T45">כאשר</text:span><text:span text:style-name="T48"> </text:span><text:span text:style-name="T45">יברכך</text:span><text:span text:style-name="T48"> </text:span><text:span text:style-name="T45">ה' אלקיך</text:span><text:span text:style-name="T43">; </text:span><text:span text:style-name="T19">פסוק</text:span><text:span text:style-name="T3"> </text:span><text:span text:style-name="T19">יא</text:span><text:span text:style-name="T48"> </text:span><text:span text:style-name="T45">ושמחת</text:span><text:span text:style-name="T48"> </text:span><text:span text:style-name="T45">לפני</text:span><text:span text:style-name="T48"> </text:span><text:span text:style-name="T45">ה' אלקיך...</text:span><text:span text:style-name="T43"> – ואין</text:span><text:span text:style-name="T48"> </text:span><text:span text:style-name="T43">שמחה</text:span><text:span text:style-name="T48"> </text:span><text:span text:style-name="T43">אלא</text:span><text:span text:style-name="T48"> </text:span><text:span text:style-name="T43">בבשר</text:span><text:span text:style-name="T48"> </text:span><text:span text:style-name="T43">ויין; וכן</text:span><text:span text:style-name="T48"> </text:span><text:span text:style-name="T43">בסוכות: </text:span><text:span text:style-name="T19">דברים</text:span><text:span text:style-name="T3"> </text:span><text:span text:style-name="T19">טז,יג:</text:span><text:span text:style-name="T43"> </text:span><text:span text:style-name="T45">חג</text:span><text:span text:style-name="T48"> </text:span><text:span text:style-name="T45">הסכת</text:span><text:span text:style-name="T48"> </text:span><text:span text:style-name="T45">תעשה</text:span><text:span text:style-name="T48"> </text:span><text:span text:style-name="T45">לך</text:span><text:span text:style-name="T48"> </text:span><text:span text:style-name="T45">שבעת</text:span><text:span text:style-name="T48"> </text:span><text:span text:style-name="T45">ימים</text:span><text:span text:style-name="T48"> </text:span><text:span text:style-name="T45">באספך</text:span><text:span text:style-name="T48"> </text:span><text:span text:style-name="T45">מגרנך</text:span><text:span text:style-name="T48"> </text:span><text:span text:style-name="T45">ומיקבך</text:span><text:span text:style-name="T43">: </text:span><text:span text:style-name="T19">פסוק</text:span><text:span text:style-name="T3"> </text:span><text:span text:style-name="T19">יד:</text:span><text:span text:style-name="T43"> </text:span><text:span text:style-name="T45">ושמחת</text:span><text:span text:style-name="T48"> </text:span><text:span text:style-name="T45">בחגך</text:span><text:span text:style-name="T43">], אך</text:span><text:span text:style-name="T48"> </text:span><text:span text:style-name="T43">אין</text:span><text:span text:style-name="T48"> </text:span><text:span text:style-name="T43">סיבה</text:span><text:span text:style-name="T48"> </text:span><text:span text:style-name="T43">לחשוב</text:span><text:span text:style-name="T48"> </text:span><text:span text:style-name="T43">שיש</text:span><text:span text:style-name="T48"> </text:span><text:span text:style-name="T43">חובה</text:span><text:span text:style-name="T48"> </text:span><text:span text:style-name="T43">של</text:span><text:span text:style-name="T48"> </text:span><text:span text:style-name="T43">קרבן</text:span><text:span text:style-name="T48"> </text:span><text:span text:style-name="T43">מיוחד, אלא</text:span><text:span text:style-name="T48"> </text:span><text:span text:style-name="T43">אדם</text:span><text:span text:style-name="T48"> </text:span><text:span text:style-name="T43">שהתחייב</text:span><text:span text:style-name="T48"> </text:span><text:span text:style-name="T43">להביא</text:span><text:span text:style-name="T48"> </text:span><text:span text:style-name="T43">שלמים</text:span><text:span text:style-name="T48"> </text:span><text:span text:style-name="T43">יכול</text:span><text:span text:style-name="T48"> </text:span><text:span text:style-name="T43">לעשות</text:span><text:span text:style-name="T48"> </text:span><text:span text:style-name="T43">זאת</text:span><text:span text:style-name="T48"> </text:span><text:span text:style-name="T43">במועד, ויאכל, וישמח; ואפילו</text:span><text:span text:style-name="T48"> </text:span><text:span text:style-name="T43">לא</text:span><text:span text:style-name="T48"> </text:span><text:span text:style-name="T43">ברור</text:span><text:span text:style-name="T48"> </text:span><text:span text:style-name="T43">שיש</text:span><text:span text:style-name="T48"> </text:span><text:span text:style-name="T43">חיוב</text:span><text:span text:style-name="T48"> </text:span><text:span text:style-name="T43">בקרבן</text:span><text:span text:style-name="T48"> </text:span><text:span text:style-name="T43">חגיגה, עד</text:span><text:span text:style-name="T48"> </text:span><text:span text:style-name="T43">למשנה</text:span><text:span text:style-name="T48"> </text:span><text:span text:style-name="T43">בדף</text:span><text:span text:style-name="T48"> </text:span><text:span text:style-name="T43">ח,ב</text:span><text:span text:style-name="T48"> </text:span><text:span text:style-name="T43">האומרת: </text:span><text:span text:style-name="T21">מי</text:span><text:span text:style-name="T4"> </text:span><text:span text:style-name="T21">שלא</text:span><text:span text:style-name="T4"> </text:span><text:span text:style-name="T21">חג</text:span><text:span text:style-name="T4"> </text:span><text:span text:style-name="T21">ביום</text:span><text:span text:style-name="T4"> </text:span><text:span text:style-name="T21">טוב</text:span><text:span text:style-name="T4"> </text:span><text:span text:style-name="T21">הראשון</text:span><text:span text:style-name="T4"> </text:span><text:span text:style-name="T21">של</text:span><text:span text:style-name="T4"> </text:span><text:span text:style-name="T21">חג</text:span><text:span text:style-name="T4"> </text:span><text:span text:style-name="T21">- חוגג</text:span><text:span text:style-name="T4"> </text:span><text:span text:style-name="T21">את</text:span><text:span text:style-name="T4"> </text:span><text:span text:style-name="T21">כל</text:span><text:span text:style-name="T4"> </text:span><text:span text:style-name="T21">הרגל</text:span><text:span text:style-name="T4"> </text:span><text:span text:style-name="T21">ויום</text:span><text:span text:style-name="T4"> </text:span><text:span text:style-name="T21">טוב</text:span><text:span text:style-name="T4"> <text:s/></text:span><text:span text:style-name="T21">האחרון</text:span><text:span text:style-name="T4"> </text:span><text:span text:style-name="T21">של</text:span><text:span text:style-name="T4"> </text:span><text:span text:style-name="T21">חג</text:span><text:span text:style-name="T43">, ופירשו</text:span><text:span text:style-name="T48"> </text:span><text:span text:style-name="T43">שהכוונה</text:span><text:span text:style-name="T48"> </text:span><text:span text:style-name="T43">להביא</text:span><text:span text:style-name="T48"> </text:span><text:span text:style-name="T43">קרבן</text:span><text:span text:style-name="T48"> </text:span><text:span text:style-name="T43">חגיגה</text:span><text:span text:style-name="T48"> – </text:span><text:span text:style-name="T43">אך</text:span><text:span text:style-name="T48"> </text:span><text:span text:style-name="T43">אין</text:span><text:span text:style-name="T48"> </text:span><text:span text:style-name="T43">זה</text:span><text:span text:style-name="T48"> </text:span><text:span text:style-name="T43">הכרחי</text:span><text:span text:style-name="T48"> </text:span><text:span text:style-name="T43">גם</text:span><text:span text:style-name="T48"> </text:span><text:span text:style-name="T43">שם</text:span><text:span text:style-name="T48"> </text:span><text:span text:style-name="T43">לפרש</text:span><text:span text:style-name="T48"> </text:span><text:span text:style-name="T43">שזהו</text:span><text:span text:style-name="T48"> </text:span><text:span text:style-name="T43">קרבן</text:span><text:span text:style-name="T48"> </text:span><text:span text:style-name="T43">מיוחד, ויתכן</text:span><text:span text:style-name="T48"> </text:span><text:span text:style-name="T43">לכאורה</text:span><text:span text:style-name="T48"> </text:span><text:span text:style-name="T43">שהכוונה</text:span><text:span text:style-name="T48"> </text:span><text:span text:style-name="T43">היא, שכל</text:span><text:span text:style-name="T48"> </text:span><text:span text:style-name="T43">שלמים</text:span><text:span text:style-name="T48"> </text:span><text:span text:style-name="T43">שהביאו</text:span><text:span text:style-name="T48"> </text:span><text:span text:style-name="T43">בזמן</text:span><text:span text:style-name="T48"> </text:span><text:span text:style-name="T43">המועד</text:span><text:span text:style-name="T48"> </text:span><text:span text:style-name="T43">נקראים</text:span><text:span text:style-name="T48"> </text:span><text:span text:style-name="T43">בשם</text:span><text:span text:style-name="T48"> </text:span><text:span text:style-name="T43">חגיגה!]</text:span></text:p>
      <text:p text:style-name="P4"/>
      <text:p text:style-name="P4">גמרא:</text:p>
      <text:p text:style-name="P4">אלא<text:span text:style-name="T1"> </text:span>עולות<text:span text:style-name="T1"> </text:span>במועד<text:span text:style-name="T1"> </text:span>- הוא<text:span text:style-name="T1"> </text:span>דבאות<text:span text:style-name="T1"> </text:span>מן<text:span text:style-name="T1"> </text:span>החולין, הא<text:span text:style-name="T1"> </text:span>ביום<text:span text:style-name="T1"> </text:span>טוב<text:span text:style-name="T1"> </text:span>מן<text:span text:style-name="T1"> </text:span>המעשר<text:span text:style-name="T1"> </text:span><text:span text:style-name="T18">(אם</text:span><text:span text:style-name="T4"> </text:span><text:span text:style-name="T18">הביאן</text:span><text:span text:style-name="T4"> </text:span><text:span text:style-name="T18">ביום</text:span><text:span text:style-name="T4"> </text:span><text:span text:style-name="T18">טוב</text:span><text:span text:style-name="T4"> </text:span><text:span text:style-name="T18">יביאם</text:span><text:span text:style-name="T4"> </text:span><text:span text:style-name="T18">מן</text:span><text:span text:style-name="T4"> </text:span><text:span text:style-name="T18">המעשר</text:span><text:span text:style-name="T4"> </text:span><text:span text:style-name="T18">אם</text:span><text:span text:style-name="T4"> </text:span><text:span text:style-name="T18">ירצה</text:span><text:span text:style-name="T4"> </text:span><text:span text:style-name="T18">- בתמיה)</text:span>? אמאי? דבר<text:span text:style-name="T1"> </text:span>שבחובה<text:span text:style-name="T1"> </text:span>היא, וכל<text:span text:style-name="T1"> </text:span>דבר<text:span text:style-name="T1"> </text:span>שבחובה<text:span text:style-name="T1"> </text:span>אינו<text:span text:style-name="T1"> </text:span>בא<text:span text:style-name="T1"> </text:span>אלא<text:span text:style-name="T1"> </text:span>מן<text:span text:style-name="T1"> </text:span>החולין? וכי<text:span text:style-name="T1"> </text:span>תימא<text:span text:style-name="T1"> </text:span><text:span text:style-name="T18">(האי</text:span><text:span text:style-name="T4"> </text:span><text:span text:style-name="T18">דנקט</text:span><text:span text:style-name="T4"> </text:span><text:span text:style-name="T18">במועד</text:span><text:span text:style-name="T4"> </text:span><text:span text:style-name="T18">משום</text:span><text:span text:style-name="T4"> </text:span><text:span text:style-name="T18">דאגב</text:span><text:span text:style-name="T4"> </text:span><text:span text:style-name="T18">אורחיה)</text:span> הא<text:span text:style-name="T1"> </text:span><text:span text:style-name="T18">(מילתא</text:span><text:span text:style-name="T4"> </text:span><text:span text:style-name="T18">אחריתי)</text:span> קא<text:span text:style-name="T1"> </text:span>משמע<text:span text:style-name="T1"> </text:span>לן: דעולות<text:span text:style-name="T1"> </text:span>במועד<text:span text:style-name="T1"> </text:span>באות, ביום<text:span text:style-name="T1"> </text:span>טוב<text:span text:style-name="T1"> </text:span>אינן<text:span text:style-name="T1"> </text:span>באות<text:span text:style-name="T1"> </text:span><text:span text:style-name="T18">(דאין</text:span><text:span text:style-name="T4"> </text:span><text:span text:style-name="T18">עולת</text:span><text:span text:style-name="T4"> </text:span><text:span text:style-name="T18">ראייה</text:span><text:span text:style-name="T4"> </text:span><text:span text:style-name="T18">קריבה</text:span><text:span text:style-name="T4"> </text:span><text:span text:style-name="T18">ביום</text:span><text:span text:style-name="T4"> </text:span><text:span text:style-name="T18">טוב</text:span><text:span text:style-name="T4"> </text:span><text:span text:style-name="T18">ואף</text:span><text:span text:style-name="T4"> </text:span><text:span text:style-name="T18">על</text:span><text:span text:style-name="T4"> </text:span><text:span text:style-name="T18">פי</text:span><text:span text:style-name="T4"> </text:span><text:span text:style-name="T18">שהיא</text:span><text:span text:style-name="T4"> </text:span><text:span text:style-name="T18">חובת</text:span><text:span text:style-name="T4"> </text:span><text:span text:style-name="T18">הרגל, הואיל</text:span><text:span text:style-name="T4"> </text:span><text:span text:style-name="T18">ויש</text:span><text:span text:style-name="T4"> </text:span><text:span text:style-name="T18">לה</text:span><text:span text:style-name="T4"> </text:span><text:span text:style-name="T18">תשלומין</text:span><text:span text:style-name="T4"> </text:span><text:span text:style-name="T18">למחר)</text:span> <text:span text:style-name="T21">–</text:span> כמאן? כבית<text:span text:style-name="T1"> </text:span>שמאי, דתנן<text:span text:style-name="T1"> </text:span><text:span text:style-name="T19">[ביצה</text:span><text:span text:style-name="T3"> </text:span><text:span text:style-name="T19">פ"ב</text:span><text:span text:style-name="T3"> </text:span><text:span text:style-name="T19">מ"ד]</text:span>: '<text:span text:style-name="T26">בית</text:span><text:span text:style-name="T27"> </text:span><text:span text:style-name="T26">שמאי</text:span><text:span text:style-name="T27"> </text:span><text:span text:style-name="T26">אומרים: מביאין</text:span><text:span text:style-name="T27"> </text:span><text:span text:style-name="T26">שלמים</text:span><text:span text:style-name="T27"> </text:span><text:span text:style-name="T18">( ביום</text:span><text:span text:style-name="T4"> </text:span><text:span text:style-name="T18">טוב</text:span><text:span text:style-name="T4"> </text:span><text:span text:style-name="T18">לפי</text:span><text:span text:style-name="T4"> </text:span><text:span text:style-name="T18">שיש</text:span><text:span text:style-name="T4"> </text:span><text:span text:style-name="T18">בהם</text:span><text:span text:style-name="T4"> </text:span><text:span text:style-name="T18">צורך</text:span><text:span text:style-name="T4"> </text:span><text:span text:style-name="T18">מאכל</text:span><text:span text:style-name="T4"> </text:span><text:span text:style-name="T18">הדיוט)</text:span><text:span text:style-name="T26"> ואין</text:span><text:span text:style-name="T27"> </text:span><text:span text:style-name="T26">סומכין</text:span><text:span text:style-name="T27"> </text:span><text:span text:style-name="T26">עליהן</text:span><text:span text:style-name="T27"> </text:span><text:span text:style-name="T18">(שהסמיכה</text:span><text:span text:style-name="T4"> </text:span><text:span text:style-name="T18">- שבות</text:span><text:span text:style-name="T4"> </text:span><text:span text:style-name="T18">היא: שמשתמש</text:span><text:span text:style-name="T4"> </text:span><text:span text:style-name="T18">בבעלי</text:span><text:span text:style-name="T4"> </text:span><text:span text:style-name="T18">חיים, ותנן</text:span><text:span text:style-name="T4"> <text:s/></text:span><text:span text:style-name="T19">[ביצה</text:span><text:span text:style-name="T3"> </text:span><text:span text:style-name="T19">פ"ה</text:span><text:span text:style-name="T3"> </text:span><text:span text:style-name="T19">מ"ב]</text:span><text:span text:style-name="T18"> '</text:span><text:span text:style-name="T33">אלו</text:span><text:span text:style-name="T28"> </text:span><text:span text:style-name="T33">הן</text:span><text:span text:style-name="T28"> </text:span><text:span text:style-name="T33">משום</text:span><text:span text:style-name="T28"> </text:span><text:span text:style-name="T33">שבות: לא</text:span><text:span text:style-name="T28"> </text:span><text:span text:style-name="T33">עולין</text:span><text:span text:style-name="T28"> </text:span><text:span text:style-name="T33">באילן</text:span><text:span text:style-name="T28"> </text:span><text:span text:style-name="T33">ולא</text:span><text:span text:style-name="T28"> </text:span><text:span text:style-name="T33">רוכבין</text:span><text:span text:style-name="T28"> </text:span><text:span text:style-name="T33">על</text:span><text:span text:style-name="T28"> </text:span><text:span text:style-name="T33">גבי</text:span><text:span text:style-name="T28"> </text:span><text:span text:style-name="T33">בהמה</text:span><text:span text:style-name="T19">' (ביצה</text:span><text:span text:style-name="T3"> </text:span><text:span text:style-name="T19">דף</text:span><text:span text:style-name="T3"> </text:span><text:span text:style-name="T19">לו:)</text:span><text:span text:style-name="T18">)</text:span><text:span text:style-name="T26">, אבל</text:span><text:span text:style-name="T27"> </text:span><text:span text:style-name="T26">לא</text:span><text:span text:style-name="T27"> </text:span><text:span text:style-name="T26">עולות</text:span><text:span text:style-name="T27"> </text:span><text:span text:style-name="T18">(עולות</text:span><text:span text:style-name="T4"> </text:span><text:span text:style-name="T18">אין</text:span><text:span text:style-name="T4"> </text:span><text:span text:style-name="T18">מביאין</text:span><text:span text:style-name="T4"> </text:span><text:span text:style-name="T18">כלל; דסבירא</text:span><text:span text:style-name="T4"> </text:span><text:span text:style-name="T18">להו</text:span><text:span text:style-name="T4"> </text:span><text:span text:style-name="T18">לבית</text:span><text:span text:style-name="T4"> </text:span><text:span text:style-name="T18">שמאי</text:span><text:span text:style-name="T4"> </text:span><text:span text:style-name="T23">[וביום</text:span><text:span text:style-name="T5"> </text:span><text:span text:style-name="T23">השביעי</text:span><text:span text:style-name="T5"> </text:span><text:span text:style-name="T23">מקרא</text:span><text:span text:style-name="T5"> </text:span><text:soft-page-break/><text:span text:style-name="T23">קדש</text:span><text:span text:style-name="T5"> </text:span><text:span text:style-name="T23">יהיה]</text:span><text:span text:style-name="T24"> לכם</text:span><text:span text:style-name="T4"> </text:span><text:span text:style-name="T23">[כל</text:span><text:span text:style-name="T5"> </text:span><text:span text:style-name="T23">מתאכה</text:span><text:span text:style-name="T5"> </text:span><text:span text:style-name="T23">לא</text:span><text:span text:style-name="T5"> </text:span><text:span text:style-name="T23">יעשה</text:span><text:span text:style-name="T5"> </text:span><text:span text:style-name="T23">בהם</text:span><text:span text:style-name="T5"> </text:span><text:span text:style-name="T23">אך</text:span><text:span text:style-name="T5"> </text:span><text:span text:style-name="T23">אשר</text:span><text:span text:style-name="T5"> </text:span><text:span text:style-name="T23">יאכל</text:span><text:span text:style-name="T5"> </text:span><text:span text:style-name="T23">לכל</text:span><text:span text:style-name="T5"> </text:span><text:span text:style-name="T23">נפש</text:span><text:span text:style-name="T5"> </text:span><text:span text:style-name="T23">הוא</text:span><text:span text:style-name="T5"> </text:span><text:span text:style-name="T23">לבדו</text:span><text:span text:style-name="T5"> </text:span><text:span text:style-name="T23">יעשה</text:span><text:span text:style-name="T5"> </text:span><text:span text:style-name="T23">לכם]</text:span><text:span text:style-name="T24"> </text:span><text:span text:style-name="T19">(שמות</text:span><text:span text:style-name="T3"> </text:span><text:span text:style-name="T19">יב,טז)</text:span><text:span text:style-name="T18"> - ולא</text:span><text:span text:style-name="T4"> </text:span><text:span text:style-name="T18">לגבוה, חוץ</text:span><text:span text:style-name="T4"> </text:span><text:span text:style-name="T18">מתמידין</text:span><text:span text:style-name="T4"> </text:span><text:span text:style-name="T18">ומוספין</text:span><text:span text:style-name="T4"> </text:span><text:span text:style-name="T18">שזמנן</text:span><text:span text:style-name="T4"> </text:span><text:span text:style-name="T18">קבוע; וכל</text:span><text:span text:style-name="T4"> </text:span><text:span text:style-name="T18">שזמנן</text:span><text:span text:style-name="T4"> </text:span><text:span text:style-name="T18">קבוע</text:span><text:span text:style-name="T4"> </text:span><text:span text:style-name="T18">כתיב</text:span><text:span text:style-name="T4"> </text:span><text:span text:style-name="T18">בהו</text:span><text:span text:style-name="T4"> </text:span><text:span text:style-name="T18">'</text:span><text:span text:style-name="T24">במועדו</text:span><text:span text:style-name="T4"> </text:span><text:span text:style-name="T18">- ואפילו</text:span><text:span text:style-name="T4"> </text:span><text:span text:style-name="T18">בשבת' </text:span><text:span text:style-name="T19">[מכילתא</text:span><text:span text:style-name="T3"> </text:span><text:span text:style-name="T19">בא</text:span><text:span text:style-name="T3"> </text:span><text:span text:style-name="T19">מסכת</text:span><text:span text:style-name="T3"> </text:span><text:span text:style-name="T19">דפסחא</text:span><text:span text:style-name="T3"> </text:span><text:span text:style-name="T19">פרשתא</text:span><text:span text:style-name="T3"> </text:span><text:span text:style-name="T19">ה, ספרי</text:span><text:span text:style-name="T3"> </text:span><text:span text:style-name="T19">בלק</text:span><text:span text:style-name="T3"> </text:span><text:span text:style-name="T19">פסקא</text:span><text:span text:style-name="T3"> </text:span><text:span text:style-name="T19">קמב]</text:span><text:span text:style-name="T18">, וכל</text:span><text:span text:style-name="T4"> </text:span><text:span text:style-name="T18">שכן</text:span><text:span text:style-name="T4"> </text:span><text:span text:style-name="T18">ביום</text:span><text:span text:style-name="T4"> </text:span><text:span text:style-name="T18">טוב)</text:span><text:span text:style-name="T26">, ובית</text:span><text:span text:style-name="T27"> </text:span><text:span text:style-name="T26">הלל</text:span><text:span text:style-name="T27"> </text:span><text:span text:style-name="T26">אומרים: מביאין</text:span><text:span text:style-name="T27"> </text:span><text:span text:style-name="T26">שלמים</text:span><text:span text:style-name="T27"> </text:span><text:span text:style-name="T26">ועולות</text:span><text:span text:style-name="T27"> </text:span><text:span text:style-name="T26">וסומכין</text:span><text:span text:style-name="T27"> </text:span><text:span text:style-name="T26">עליהן</text:span><text:span text:style-name="T1"> </text:span><text:span text:style-name="T18">(כיון</text:span><text:span text:style-name="T4"> </text:span><text:span text:style-name="T18">דמותר</text:span><text:span text:style-name="T4"> </text:span><text:span text:style-name="T18">להביאן</text:span><text:span text:style-name="T4"> </text:span><text:span text:style-name="T18">לא</text:span><text:span text:style-name="T4"> </text:span><text:span text:style-name="T18">גזרו</text:span><text:span text:style-name="T4"> </text:span><text:span text:style-name="T18">שבות</text:span><text:span text:style-name="T4"> </text:span><text:span text:style-name="T18">לבטל</text:span><text:span text:style-name="T4"> </text:span><text:span text:style-name="T18">סמיכתן)</text:span>'?</text:p>
      <text:p text:style-name="P4">חסורי<text:span text:style-name="T1"> </text:span>מיחסרא<text:span text:style-name="T1"> </text:span>והכי<text:span text:style-name="T1"> </text:span>קתני: 'עולות<text:span text:style-name="T1"> </text:span>נדרים<text:span text:style-name="T1"> </text:span>ונדבות: במועד<text:span text:style-name="T1"> </text:span>באות, ביום<text:span text:style-name="T1"> </text:span>טוב<text:span text:style-name="T1"> </text:span>אינן<text:span text:style-name="T1"> </text:span>באות<text:span text:style-name="T1"> </text:span><text:span text:style-name="T18">(ואפילו</text:span><text:span text:style-name="T4"> </text:span><text:span text:style-name="T18">לבית</text:span><text:span text:style-name="T4"> </text:span><text:span text:style-name="T18">הלל</text:span><text:span text:style-name="T4"> </text:span><text:span text:style-name="T18">סבירא</text:span><text:span text:style-name="T4"> </text:span><text:span text:style-name="T18">ליה</text:span><text:span text:style-name="T4"> </text:span><text:span text:style-name="T18">לתנא</text:span><text:span text:style-name="T4"> </text:span><text:span text:style-name="T18">דמתניתין</text:span><text:span text:style-name="T4"> </text:span><text:span text:style-name="T18">דנדרים</text:span><text:span text:style-name="T4"> </text:span><text:span text:style-name="T18">ונדבות</text:span><text:span text:style-name="T4"> </text:span><text:span text:style-name="T18">אין</text:span><text:span text:style-name="T4"> </text:span><text:span text:style-name="T18">קריבין</text:span><text:span text:style-name="T4"> </text:span><text:span text:style-name="T18">ביום</text:span><text:span text:style-name="T4"> </text:span><text:span text:style-name="T18">טוב)</text:span>, ועולת<text:span text:style-name="T1"> </text:span>ראייה<text:span text:style-name="T1"> </text:span>באה<text:span text:style-name="T1"> </text:span>אפילו<text:span text:style-name="T1"> </text:span>ביום<text:span text:style-name="T1"> </text:span>טוב<text:span text:style-name="T1"> </text:span><text:span text:style-name="T18">(וכי</text:span><text:span text:style-name="T4"> </text:span><text:span text:style-name="T18">שרו</text:span><text:span text:style-name="T4"> </text:span><text:span text:style-name="T18">בית</text:span><text:span text:style-name="T4"> </text:span><text:span text:style-name="T18">הלל</text:span><text:span text:style-name="T4"> </text:span><text:span text:style-name="T18">- בעולת</text:span><text:span text:style-name="T4"> </text:span><text:span text:style-name="T18">ראייה</text:span><text:span text:style-name="T4"> </text:span><text:span text:style-name="T18">ושלמי</text:span><text:span text:style-name="T4"> </text:span><text:span text:style-name="T18">חגיגה: אף</text:span><text:span text:style-name="T4"> </text:span><text:span text:style-name="T18">על</text:span><text:span text:style-name="T4"> </text:span><text:span text:style-name="T18">פי</text:span><text:span text:style-name="T4"> </text:span><text:span text:style-name="T18">שיש</text:span><text:span text:style-name="T4"> </text:span><text:span text:style-name="T18">להן</text:span><text:span text:style-name="T4"> </text:span><text:span text:style-name="T18">תשלומין</text:span><text:span text:style-name="T4"> </text:span><text:span text:style-name="T18">- עיקר</text:span><text:span text:style-name="T4"> </text:span><text:span text:style-name="T18">מצותן</text:span><text:span text:style-name="T4"> </text:span><text:span text:style-name="T18">ביום</text:span><text:span text:style-name="T4"> </text:span><text:span text:style-name="T18">ראשון, דכתיב</text:span><text:span text:style-name="T4"> </text:span><text:span text:style-name="T24">וחגותם</text:span><text:span text:style-name="T4"> </text:span><text:span text:style-name="T24">אותו</text:span><text:span text:style-name="T4"> </text:span><text:span text:style-name="T19">(ויקרא</text:span><text:span text:style-name="T3"> </text:span><text:span text:style-name="T19">כג,מא)</text:span><text:span text:style-name="T18"> ביום</text:span><text:span text:style-name="T4"> </text:span><text:span text:style-name="T18">ראשון</text:span><text:span text:style-name="T4"> </text:span><text:span text:style-name="T18">משמע</text:span><text:span text:style-name="T4"> </text:span><text:span text:style-name="T24">[</text:span><text:span text:style-name="T19">בפסוק</text:span><text:span text:style-name="T3"> </text:span><text:span text:style-name="T19">לפני</text:span><text:span text:style-name="T3"> </text:span><text:span text:style-name="T19">כן</text:span><text:span text:style-name="T3"> </text:span><text:span text:style-name="T19">כתוב:</text:span><text:span text:style-name="T24"> ולקחתם</text:span><text:span text:style-name="T4"> </text:span><text:span text:style-name="T24">לכם</text:span><text:span text:style-name="T4"> </text:span><text:span text:style-name="T24">ביום</text:span><text:span text:style-name="T4"> </text:span><text:span text:style-name="T24">הראשון]</text:span><text:span text:style-name="T18">)</text:span>, וכשהיא<text:span text:style-name="T1"> </text:span>באה<text:span text:style-name="T1"> </text:span>- אינה<text:span text:style-name="T1"> </text:span>באה<text:span text:style-name="T1"> </text:span>אלא<text:span text:style-name="T1"> </text:span>מן<text:span text:style-name="T1"> </text:span>החולין<text:span text:style-name="T1"> </text:span><text:span text:style-name="T18">(והכא</text:span><text:span text:style-name="T4"> </text:span><text:span text:style-name="T18">לא</text:span><text:span text:style-name="T4"> </text:span><text:span text:style-name="T18">מצו</text:span><text:span text:style-name="T4"> </text:span><text:span text:style-name="T18">לאיפלוגי</text:span><text:span text:style-name="T4"> </text:span><text:span text:style-name="T18">ולמימר</text:span><text:span text:style-name="T4"> </text:span><text:span text:style-name="T18">'טופל</text:span><text:span text:style-name="T4"> </text:span><text:span text:style-name="T18">מעות</text:span><text:span text:style-name="T4"> </text:span><text:span text:style-name="T18">מעשר</text:span><text:span text:style-name="T4"> </text:span><text:span text:style-name="T18">עמהן', דכי</text:span><text:span text:style-name="T4"> </text:span><text:span text:style-name="T18">אישתרי</text:span><text:span text:style-name="T4"> </text:span><text:span text:style-name="T18">טפילה</text:span><text:span text:style-name="T4"> </text:span><text:span text:style-name="T18">- בחגיגה</text:span><text:span text:style-name="T4"> </text:span><text:span text:style-name="T18">הוא</text:span><text:span text:style-name="T4"> </text:span><text:span text:style-name="T18">דאישתרי, לקמן: מניין</text:span><text:span text:style-name="T4"> </text:span><text:span text:style-name="T18">שאם</text:span><text:span text:style-name="T4"> </text:span><text:span text:style-name="T18">רצה</text:span><text:span text:style-name="T4"> </text:span><text:span text:style-name="T18">לערב</text:span><text:span text:style-name="T4"> </text:span><text:span text:style-name="T18">כו' גבי</text:span><text:span text:style-name="T4"> </text:span><text:span text:style-name="T18">שלמים: יש</text:span><text:span text:style-name="T4"> </text:span><text:span text:style-name="T18">אדם</text:span><text:span text:style-name="T4"> </text:span><text:span text:style-name="T18">שיש</text:span><text:span text:style-name="T4"> </text:span><text:span text:style-name="T18">לו</text:span><text:span text:style-name="T4"> </text:span><text:span text:style-name="T18">אוכלין</text:span><text:span text:style-name="T4"> </text:span><text:span text:style-name="T18">מרובין</text:span><text:span text:style-name="T4"> </text:span><text:span text:style-name="T18">ונכסין</text:span><text:span text:style-name="T4"> </text:span><text:span text:style-name="T18">מועטים, ואי</text:span><text:span text:style-name="T4"> </text:span><text:span text:style-name="T18">אפשר</text:span><text:span text:style-name="T4"> </text:span><text:span text:style-name="T18">להביא</text:span><text:span text:style-name="T4"> </text:span><text:span text:style-name="T18">אכילות</text:span><text:span text:style-name="T4"> </text:span><text:span text:style-name="T18">כולן</text:span><text:span text:style-name="T4"> </text:span><text:span text:style-name="T18">מן</text:span><text:span text:style-name="T4"> </text:span><text:span text:style-name="T18">החולין, אבל</text:span><text:span text:style-name="T4"> </text:span><text:span text:style-name="T18">עולה</text:span><text:span text:style-name="T4"> </text:span><text:span text:style-name="T18">למה</text:span><text:span text:style-name="T4"> </text:span><text:span text:style-name="T18">טופלה? יביא</text:span><text:span text:style-name="T4"> </text:span><text:span text:style-name="T18">במעה</text:span><text:span text:style-name="T4"> </text:span><text:span text:style-name="T18">כסף!)</text:span>, ושלמי<text:span text:style-name="T1"> </text:span>שמחה<text:span text:style-name="T1"> </text:span>באין<text:span text:style-name="T1"> </text:span>אף<text:span text:style-name="T1"> </text:span>מן<text:span text:style-name="T1"> </text:span>המעשר<text:span text:style-name="T1"> </text:span><text:span text:style-name="T18">(דלאו</text:span><text:span text:style-name="T4"> </text:span><text:span text:style-name="T18">דבר</text:span><text:span text:style-name="T4"> </text:span><text:span text:style-name="T18">שבחובה</text:span><text:span text:style-name="T4"> </text:span><text:span text:style-name="T18">הוא</text:span><text:span text:style-name="T4"> </text:span><text:span text:style-name="T18">במקום</text:span><text:span text:style-name="T4"> </text:span><text:span text:style-name="T18">שיש</text:span><text:span text:style-name="T4"> </text:span><text:span text:style-name="T18">בשר, והרי</text:span><text:span text:style-name="T4"> </text:span><text:span text:style-name="T18">יש</text:span><text:span text:style-name="T4"> </text:span><text:span text:style-name="T18">לו</text:span><text:span text:style-name="T4"> </text:span><text:span text:style-name="T18">מעות</text:span><text:span text:style-name="T4"> </text:span><text:span text:style-name="T18">מעשר</text:span><text:span text:style-name="T4"> </text:span><text:span text:style-name="T18">שני</text:span><text:span text:style-name="T4"> </text:span><text:span text:style-name="T18">שיש</text:span><text:span text:style-name="T4"> </text:span><text:span text:style-name="T18">לו</text:span><text:span text:style-name="T4"> </text:span><text:span text:style-name="T18">להוציא</text:span><text:span text:style-name="T4"> </text:span><text:span text:style-name="T18">בירושלים, ויקנה</text:span><text:span text:style-name="T4"> </text:span><text:span text:style-name="T18">בהם</text:span><text:span text:style-name="T4"> </text:span><text:span text:style-name="T18">שלמים, ורבי</text:span><text:span text:style-name="T4"> </text:span><text:span text:style-name="T18">קרא</text:span><text:span text:style-name="T4"> </text:span><text:span text:style-name="T18">לקמן</text:span><text:span text:style-name="T4"> </text:span><text:span text:style-name="T18">כל</text:span><text:span text:style-name="T4"> </text:span><text:span text:style-name="T18">מיני</text:span><text:span text:style-name="T4"> </text:span><text:span text:style-name="T18">שמחות</text:span><text:span text:style-name="T4"> </text:span><text:span text:style-name="T18">לשמחה)</text:span>; וחגיגת<text:span text:style-name="T1"> </text:span>יום<text:span text:style-name="T1"> </text:span>טוב<text:span text:style-name="T1"> </text:span>הראשון<text:span text:style-name="T1"> </text:span>של<text:span text:style-name="T1"> </text:span>פסח<text:span text:style-name="T1"> </text:span><text:span text:style-name="T18">(שהוא</text:span><text:span text:style-name="T4"> </text:span><text:span text:style-name="T18">ודאי</text:span><text:span text:style-name="T4"> </text:span><text:span text:style-name="T18">דבר</text:span><text:span text:style-name="T4"> </text:span><text:span text:style-name="T18">שבחובה</text:span><text:span text:style-name="T4"> </text:span><text:span text:style-name="T18">אפילו</text:span><text:span text:style-name="T4"> </text:span><text:span text:style-name="T18">יש</text:span><text:span text:style-name="T4"> </text:span><text:span text:style-name="T18">לו</text:span><text:span text:style-name="T4"> </text:span><text:span text:style-name="T18">בשר</text:span><text:span text:style-name="T4"> </text:span><text:span text:style-name="T18">הרבה, דילפינן</text:span><text:span text:style-name="T4"> </text:span><text:span text:style-name="T18">לקמן</text:span><text:span text:style-name="T4"> </text:span><text:span text:style-name="T18">מ'</text:span><text:span text:style-name="T24">וחגותם</text:span><text:span text:style-name="T4"> </text:span><text:span text:style-name="T24">אותו</text:span><text:span text:style-name="T4"> </text:span><text:span text:style-name="T18">וגו' (</text:span><text:span text:style-name="T19">(ויקרא</text:span><text:span text:style-name="T3"> </text:span><text:span text:style-name="T19">כג,מא)</text:span><text:span text:style-name="T18">); ולקמיה</text:span><text:span text:style-name="T4"> </text:span><text:span text:style-name="T18">פריך: מאי</text:span><text:span text:style-name="T4"> </text:span><text:span text:style-name="T18">שנא</text:span><text:span text:style-name="T4"> </text:span><text:span text:style-name="T18">פסח</text:span><text:span text:style-name="T4"> </text:span><text:span text:style-name="T18">דנקט?)</text:span>: בית<text:span text:style-name="T1"> </text:span>שמאי<text:span text:style-name="T1"> </text:span>אומרים<text:span text:style-name="T1"> </text:span>מן<text:span text:style-name="T1"> </text:span>החולין, ובית<text:span text:style-name="T1"> </text:span>הלל<text:span text:style-name="T1"> </text:span>אומרים<text:span text:style-name="T1"> </text:span>מן<text:span text:style-name="T1"> </text:span>המעשר' <text:span text:style-name="T18">(לקמן</text:span><text:span text:style-name="T4"> </text:span><text:span text:style-name="T18">פריך: הא</text:span><text:span text:style-name="T4"> </text:span><text:span text:style-name="T18">ודאי</text:span><text:span text:style-name="T4"> </text:span><text:span text:style-name="T18">דבר</text:span><text:span text:style-name="T4"> </text:span><text:span text:style-name="T18">שבחובה</text:span><text:span text:style-name="T4"> </text:span><text:span text:style-name="T18">היא! ומוקי</text:span><text:span text:style-name="T4"> </text:span><text:span text:style-name="T18">לה</text:span><text:span text:style-name="T4"> </text:span><text:span text:style-name="T18">בטופל)</text:span>;</text:p>
      <text:p text:style-name="P4">תניא<text:span text:style-name="T1"> </text:span>נמי<text:span text:style-name="T1"> </text:span>הכי: '<text:span text:style-name="T26">עולות</text:span><text:span text:style-name="T27"> </text:span><text:span text:style-name="T26">נדרים</text:span><text:span text:style-name="T27"> </text:span><text:span text:style-name="T26">ונדבות: במועד</text:span><text:span text:style-name="T27"> </text:span><text:span text:style-name="T26">באות, ביום</text:span><text:span text:style-name="T27"> </text:span><text:span text:style-name="T26">טוב</text:span><text:span text:style-name="T27"> </text:span><text:span text:style-name="T26">אינן</text:span><text:span text:style-name="T27"> </text:span><text:span text:style-name="T26">באות; ועולת</text:span><text:span text:style-name="T27"> </text:span><text:span text:style-name="T26">ראייה</text:span><text:span text:style-name="T27"> </text:span><text:span text:style-name="T26">באה</text:span><text:span text:style-name="T27"> </text:span><text:span text:style-name="T26">אפילו</text:span><text:span text:style-name="T27"> </text:span><text:span text:style-name="T26">ביום</text:span><text:span text:style-name="T27"> </text:span><text:span text:style-name="T26">טוב, וכשהיא</text:span><text:span text:style-name="T27"> </text:span><text:span text:style-name="T26">באה</text:span><text:span text:style-name="T27"> </text:span><text:span text:style-name="T26">- אינה</text:span><text:span text:style-name="T27"> </text:span><text:span text:style-name="T26">באה</text:span><text:span text:style-name="T27"> </text:span><text:span text:style-name="T26">אלא</text:span><text:span text:style-name="T27"> </text:span><text:span text:style-name="T26">מן</text:span><text:span text:style-name="T27"> </text:span><text:span text:style-name="T26">החולין, ושלמי</text:span><text:span text:style-name="T27"> </text:span><text:span text:style-name="T26">שמחה</text:span><text:span text:style-name="T27"> </text:span><text:span text:style-name="T26">באין</text:span><text:span text:style-name="T27"> </text:span><text:span text:style-name="T26">אף</text:span><text:span text:style-name="T27"> </text:span><text:span text:style-name="T26">מן</text:span><text:span text:style-name="T27"> </text:span><text:span text:style-name="T26">המעשר, וחגיגת</text:span><text:span text:style-name="T27"> </text:span><text:span text:style-name="T26">יום</text:span><text:span text:style-name="T27"> </text:span><text:span text:style-name="T26">טוב</text:span><text:span text:style-name="T27"> </text:span><text:span text:style-name="T26">הראשון</text:span><text:span text:style-name="T27"> </text:span><text:span text:style-name="T26">של</text:span><text:span text:style-name="T27"> </text:span><text:span text:style-name="T26">פסח, בית</text:span><text:span text:style-name="T27"> </text:span><text:span text:style-name="T26">שמאי</text:span><text:span text:style-name="T27"> </text:span><text:span text:style-name="T26">אומרים: מן</text:span><text:span text:style-name="T27"> </text:span><text:span text:style-name="T26">החולין, ובית</text:span><text:span text:style-name="T27"> </text:span><text:span text:style-name="T26">הלל</text:span><text:span text:style-name="T27"> </text:span><text:span text:style-name="T26">אומרים: מן</text:span><text:span text:style-name="T27"> </text:span><text:span text:style-name="T26">המעשר</text:span>'.</text:p>
      <text:p text:style-name="P9">[נראה<text:span text:style-name="T36"> </text:span>שהברייתא<text:span text:style-name="T36"> </text:span>שהביא<text:span text:style-name="T36"> </text:span>ב'תניא<text:span text:style-name="T36"> </text:span>נמי<text:span text:style-name="T36"> </text:span>הכי' היא<text:span text:style-name="T36"> </text:span>הסבה<text:span text:style-name="T36"> </text:span>שפירשו<text:span text:style-name="T36"> </text:span>כך<text:span text:style-name="T36"> </text:span>את<text:span text:style-name="T36"> </text:span>המשנה.]</text:p>
      <text:p text:style-name="P4">מאי<text:span text:style-name="T1"> </text:span>שנא<text:span text:style-name="T1"> </text:span>חגיגת<text:span text:style-name="T1"> </text:span>יום<text:span text:style-name="T1"> </text:span>טוב<text:span text:style-name="T1"> </text:span>הראשון<text:span text:style-name="T1"> </text:span>של<text:span text:style-name="T1"> </text:span>פסח?</text:p>
      <text:p text:style-name="P4">אמר<text:span text:style-name="T1"> </text:span>רב<text:span text:style-name="T1"> </text:span>אשי: הא<text:span text:style-name="T1"> </text:span>קא<text:span text:style-name="T1"> </text:span>משמע<text:span text:style-name="T1"> </text:span>לן: חגיגת<text:span text:style-name="T1"> </text:span>חמשה<text:span text:style-name="T1"> </text:span>עשר<text:span text:style-name="T1"> – </text:span>אִין, חגיגת<text:span text:style-name="T1"> </text:span>ארבעה<text:span text:style-name="T1"> </text:span>עשר<text:span text:style-name="T1"> – </text:span>לא<text:span text:style-name="T1"> </text:span><text:span text:style-name="T18">(כלומר, להכי</text:span><text:span text:style-name="T4"> </text:span><text:span text:style-name="T18">נקט</text:span><text:span text:style-name="T4"> </text:span><text:span text:style-name="T18">פסח: לפי</text:span><text:span text:style-name="T4"> </text:span><text:span text:style-name="T18">שיש</text:span><text:span text:style-name="T4"> </text:span><text:span text:style-name="T18">ערב</text:span><text:span text:style-name="T4"> </text:span><text:span text:style-name="T18">פסח</text:span><text:span text:style-name="T4"> </text:span><text:span text:style-name="T18">חגיגה</text:span><text:span text:style-name="T4"> </text:span><text:span text:style-name="T18">אחרת, כשהיתה</text:span><text:span text:style-name="T4"> </text:span><text:span text:style-name="T18">חבורת</text:span><text:span text:style-name="T4"> </text:span><text:span text:style-name="T18">פסח</text:span><text:span text:style-name="T4"> </text:span><text:span text:style-name="T18">מרובה</text:span><text:span text:style-name="T4"> </text:span><text:span text:style-name="T18">- היו</text:span><text:span text:style-name="T4"> </text:span><text:span text:style-name="T18">מביאין</text:span><text:span text:style-name="T4"> </text:span><text:span text:style-name="T18">עמו</text:span><text:span text:style-name="T4"> </text:span><text:span text:style-name="T18">חגיגה</text:span><text:span text:style-name="T4"> </text:span><text:span text:style-name="T18">כדי</text:span><text:span text:style-name="T4"> </text:span><text:span text:style-name="T18">שיהא</text:span><text:span text:style-name="T4"> </text:span><text:span text:style-name="T18">פסח</text:span><text:span text:style-name="T4"> </text:span><text:span text:style-name="T18">נאכל</text:span><text:span text:style-name="T4"> </text:span><text:span text:style-name="T18">על</text:span><text:span text:style-name="T4"> </text:span><text:span text:style-name="T18">השובע; ואשמעינן</text:span><text:span text:style-name="T4"> </text:span><text:span text:style-name="T18">מתניתין</text:span><text:span text:style-name="T4"> </text:span><text:span text:style-name="T18">דחגיגת</text:span><text:span text:style-name="T4"> </text:span><text:span text:style-name="T18">יום</text:span><text:span text:style-name="T4"> </text:span><text:span text:style-name="T18">טוב</text:span><text:span text:style-name="T4"> </text:span><text:span text:style-name="T18">עצמו</text:span><text:span text:style-name="T4"> </text:span><text:span text:style-name="T18">- הוא</text:span><text:span text:style-name="T4"> </text:span><text:span text:style-name="T18">דאינה</text:span><text:span text:style-name="T4"> </text:span><text:span text:style-name="T18">באה</text:span><text:span text:style-name="T4"> </text:span><text:span text:style-name="T18">אלא</text:span><text:span text:style-name="T4"> </text:span><text:span text:style-name="T18">מן</text:span><text:span text:style-name="T4"> </text:span><text:span text:style-name="T18">החולין, אבל</text:span><text:span text:style-name="T4"> </text:span><text:span text:style-name="T18">חגיגת</text:span><text:span text:style-name="T4"> </text:span><text:span text:style-name="T18">ארבעה</text:span><text:span text:style-name="T4"> </text:span><text:span text:style-name="T18">עשר</text:span><text:span text:style-name="T4"> </text:span><text:span text:style-name="T18">באה</text:span><text:span text:style-name="T4"> </text:span><text:span text:style-name="T18">אף</text:span><text:span text:style-name="T4"> </text:span><text:span text:style-name="T18">מן</text:span><text:span text:style-name="T4"> </text:span><text:span text:style-name="T18">המעשר)</text:span>;</text:p>
      <text:p text:style-name="P4"/>
      <text:p text:style-name="P4">(חגיגה<text:span text:style-name="T1"> </text:span>ח,א)</text:p>
      <text:p text:style-name="P4">אלמא<text:span text:style-name="T1"> </text:span>קסבר<text:span text:style-name="T1"> </text:span>חגיגת<text:span text:style-name="T1"> </text:span>ארבעה<text:span text:style-name="T1"> </text:span>עשר<text:span text:style-name="T1"> </text:span>לאו<text:span text:style-name="T1"> </text:span>דאורייתא.</text:p>
      <text:p text:style-name="P6"/>
      <text:p text:style-name="P4">אמר<text:span text:style-name="T1"> </text:span>מר: '<text:span text:style-name="T26">בית</text:span><text:span text:style-name="T27"> </text:span><text:span text:style-name="T26">הלל</text:span><text:span text:style-name="T27"> </text:span><text:span text:style-name="T26">אומרים: מן</text:span><text:span text:style-name="T27"> </text:span><text:span text:style-name="T26">המעשר</text:span>' – אמאי? דבר<text:span text:style-name="T1"> </text:span>שבחובה<text:span text:style-name="T1"> </text:span>הוא, וכל<text:span text:style-name="T1"> </text:span>דבר<text:span text:style-name="T1"> </text:span>שבחובה<text:span text:style-name="T1"> </text:span>אינו<text:span text:style-name="T1"> </text:span>בא<text:span text:style-name="T1"> </text:span>אלא<text:span text:style-name="T1"> </text:span>מן<text:span text:style-name="T1"> </text:span>החולין?</text:p>
      <text:p text:style-name="P4">אמר<text:span text:style-name="T1"> </text:span>עולא<text:span text:style-name="Comment_20_Reference"><text:span text:style-name="T83"><office:annotation><dc:creator>YH</dc:creator><dc:date>0000-00-00T00:00:00</dc:date><text:p text:style-name="P34"><text:span text:style-name="T114">עולא היה מן הנחותי: שהיה מביא שמועות מא"י לבבל, וכאן הוא מביא מחלוקת חזקיה ורבי יוחנן</text:span></text:p></office:annotation></text:span></text:span>: בטופל<text:span text:style-name="T1"> </text:span><text:span text:style-name="T18">(מחבר</text:span><text:span text:style-name="T4"> </text:span><text:span text:style-name="T18">מעשר</text:span><text:span text:style-name="T4"> </text:span><text:span text:style-name="T18">עם</text:span><text:span text:style-name="T4"> </text:span><text:span text:style-name="T18">החולין</text:span><text:span text:style-name="T4"> </text:span><text:span text:style-name="T18">ומביא, ופליגי</text:span><text:span text:style-name="T4"> </text:span><text:span text:style-name="T18">אמוראי</text:span><text:span text:style-name="T4"> </text:span><text:span text:style-name="T18">כיצד</text:span><text:span text:style-name="T4"> </text:span><text:span text:style-name="T18">טופלין)</text:span>: חזקיה<text:span text:style-name="T1"> </text:span>אמר: טופלין<text:span text:style-name="T1"> </text:span>בהמה<text:span text:style-name="T1"> </text:span>לבהמה<text:span text:style-name="T1"> </text:span><text:span text:style-name="T18">(אם</text:span><text:span text:style-name="T4"> </text:span><text:span text:style-name="T18">יש</text:span><text:span text:style-name="T4"> </text:span><text:span text:style-name="T18">לו</text:span><text:span text:style-name="T4"> </text:span><text:span text:style-name="T18">אוכלין</text:span><text:span text:style-name="T4"> </text:span><text:span text:style-name="T18">הרבה</text:span><text:span text:style-name="T4"> </text:span><text:span text:style-name="T18">ואין</text:span><text:span text:style-name="T4"> </text:span><text:span text:style-name="T18">להן</text:span><text:span text:style-name="T4"> </text:span><text:span text:style-name="T18">סיפוק</text:span><text:span text:style-name="T4"> </text:span><text:span text:style-name="T18">בבהמה</text:span><text:span text:style-name="T4"> </text:span><text:span text:style-name="T18">אחת</text:span><text:span text:style-name="T4"> </text:span><text:span text:style-name="T18">- יביא</text:span><text:span text:style-name="T4"> </text:span><text:span text:style-name="T18">אחת</text:span><text:span text:style-name="T4"> </text:span><text:span text:style-name="T18">לחגיגה</text:span><text:span text:style-name="T4"> </text:span><text:span text:style-name="T18">מן</text:span><text:span text:style-name="T4"> </text:span><text:span text:style-name="T18">החולין</text:span><text:span text:style-name="T4"> </text:span><text:span text:style-name="T18">והשאר</text:span><text:span text:style-name="T4"> </text:span><text:span text:style-name="T18">מן</text:span><text:span text:style-name="T4"> </text:span><text:span text:style-name="T18">המעשר; ואף</text:span><text:span text:style-name="T4"> </text:span><text:span text:style-name="T18">על</text:span><text:span text:style-name="T4"> </text:span><text:span text:style-name="T18">פי</text:span><text:span text:style-name="T4"> </text:span><text:span text:style-name="T18">שכולן</text:span><text:span text:style-name="T4"> </text:span><text:span text:style-name="T18">הבאות</text:span><text:span text:style-name="T4"> </text:span><text:span text:style-name="T18">ביום</text:span><text:span text:style-name="T4"> </text:span><text:span text:style-name="T18">ראשון</text:span><text:span text:style-name="T4"> </text:span><text:span text:style-name="T18">שם</text:span><text:span text:style-name="T4"> </text:span><text:span text:style-name="T18">חגיגה</text:span><text:span text:style-name="T4"> </text:span><text:span text:style-name="T18">עליהן</text:span><text:span text:style-name="T4"> </text:span><text:span text:style-name="T18">- כבר</text:span><text:span text:style-name="T4"> </text:span><text:span text:style-name="T18">יצא</text:span><text:span text:style-name="T4"> </text:span><text:span text:style-name="T18">ידי</text:span><text:span text:style-name="T4"> </text:span><text:span text:style-name="T18">חובה</text:span><text:span text:style-name="T4"> </text:span><text:span text:style-name="T18">בראשונה</text:span><text:span text:style-name="T4"> </text:span><text:span text:style-name="T18">מן</text:span><text:span text:style-name="T4"> </text:span><text:span text:style-name="T18">החולין)</text:span> ואין<text:span text:style-name="T1"> </text:span>טופלין<text:span text:style-name="T1"> </text:span>מעות<text:span text:style-name="T1"> </text:span>למעות<text:span text:style-name="T1"> </text:span><text:span text:style-name="T18">(לקנות</text:span><text:span text:style-name="T4"> </text:span><text:span text:style-name="T18">בהמה</text:span><text:span text:style-name="T4"> </text:span><text:span text:style-name="T18">גדולה)</text:span>; ורבי<text:span text:style-name="T1"> </text:span>יוחנן<text:span text:style-name="T1"> </text:span>אמר<text:span text:style-name="T1"> </text:span><text:span text:style-name="T18">(איפכא)</text:span>: טופלין<text:span text:style-name="T1"> </text:span>מעות<text:span text:style-name="T1"> </text:span>למעות<text:span text:style-name="T1"> </text:span>ואין<text:span text:style-name="T1"> </text:span>טופלין<text:span text:style-name="T1"> </text:span>בהמה<text:span text:style-name="T1"> </text:span>לבהמה<text:span text:style-name="T1"> </text:span><text:span text:style-name="T18">(למר</text:span><text:span text:style-name="T4"> </text:span><text:span text:style-name="T42">[חזקיה]</text:span><text:span text:style-name="T18"> אתחזי</text:span><text:span text:style-name="T4"> </text:span><text:span text:style-name="T18">ליה</text:span><text:span text:style-name="T4"> </text:span><text:span text:style-name="T18">שפיר</text:span><text:span text:style-name="T4"> </text:span><text:span text:style-name="T18">טפי</text:span><text:span text:style-name="T4"> </text:span><text:span text:style-name="T18">יציאת</text:span><text:span text:style-name="T4"> </text:span><text:span text:style-name="T18">ידי</text:span><text:span text:style-name="T4"> </text:span><text:span text:style-name="T18">חובתו</text:span><text:span text:style-name="T4"> </text:span><text:span text:style-name="T18">מן</text:span><text:span text:style-name="T4"> </text:span><text:span text:style-name="T18">החולין</text:span><text:span text:style-name="T4"> </text:span><text:span text:style-name="T18">כשמביא</text:span><text:span text:style-name="T4"> </text:span><text:span text:style-name="T18">בהמה</text:span><text:span text:style-name="T4"> </text:span><text:span text:style-name="T18">שלמה</text:span><text:span text:style-name="T4"> </text:span><text:span text:style-name="T18">מן</text:span><text:span text:style-name="T4"> </text:span><text:span text:style-name="T18">החולין, ולמר</text:span><text:span text:style-name="T4"> </text:span><text:span text:style-name="T42">[רבי</text:span><text:span text:style-name="T47"> </text:span><text:span text:style-name="T42">יוחנן]</text:span><text:span text:style-name="T18"> אתחזי</text:span><text:span text:style-name="T4"> </text:span><text:span text:style-name="T18">ליה</text:span><text:span text:style-name="T4"> </text:span><text:span text:style-name="T18">שפיר</text:span><text:span text:style-name="T4"> </text:span><text:span text:style-name="T18">טפי</text:span><text:span text:style-name="T4"> </text:span><text:span text:style-name="T18">כשחולין</text:span><text:span text:style-name="T4"> </text:span><text:span text:style-name="T18">מעורבין</text:span><text:span text:style-name="T4"> </text:span><text:span text:style-name="T18">עם</text:span><text:span text:style-name="T4"> </text:span><text:span text:style-name="T18">כל</text:span><text:span text:style-name="T4"> </text:span><text:span text:style-name="T18">אכילותיו; ולקמן</text:span><text:span text:style-name="T4"> </text:span><text:span text:style-name="T18">יליף</text:span><text:span text:style-name="T4"> </text:span><text:span text:style-name="T18">לה</text:span><text:span text:style-name="T4"> </text:span><text:span text:style-name="T18">מקראי</text:span><text:span text:style-name="T4"> </text:span><text:span text:style-name="T18">דמותר</text:span><text:span text:style-name="T4"> </text:span><text:span text:style-name="T18">להיות</text:span><text:span text:style-name="T4"> </text:span><text:span text:style-name="T18">טופל)</text:span>.</text:p>
      <text:p text:style-name="P4">תניא<text:span text:style-name="T1"> </text:span>כוותיה<text:span text:style-name="T1"> </text:span>דחזקיה<text:span text:style-name="T1"> </text:span>תניא<text:span text:style-name="T1"> </text:span>כוותיה<text:span text:style-name="T1"> </text:span>דרבי<text:span text:style-name="T1"> </text:span>יוחנן:</text:p>
      <text:p text:style-name="P4">תניא<text:span text:style-name="T1"> </text:span>כוותיה<text:span text:style-name="T1"> </text:span>דרבי<text:span text:style-name="T1"> </text:span>יוחנן<text:span text:style-name="T1"> </text:span><text:span text:style-name="T19">[ספרי</text:span><text:span text:style-name="T3"> </text:span><text:span text:style-name="T19">ראה</text:span><text:span text:style-name="T3"> </text:span><text:span text:style-name="T19">פסקא</text:span><text:span text:style-name="T3"> </text:span><text:span text:style-name="T19">קלז]</text:span>: <text:span text:style-name="T18">(בשבועות</text:span><text:span text:style-name="T4"> </text:span><text:span text:style-name="T18">כתיב)</text:span> <text:span text:style-name="T24">[</text:span><text:span text:style-name="T19">דברים</text:span><text:span text:style-name="T3"> </text:span><text:span text:style-name="T19">טז,י: </text:span><text:span text:style-name="T24">ועשית</text:span><text:span text:style-name="T4"> </text:span><text:span text:style-name="T24">חג</text:span><text:span text:style-name="T4"> </text:span><text:span text:style-name="T24">שבעות</text:span><text:span text:style-name="T4"> </text:span><text:span text:style-name="T24">לה' אלקיך</text:span><text:span text:style-name="T4"> </text:span><text:span text:style-name="T57">מסת</text:span><text:span text:style-name="T4"> </text:span><text:span text:style-name="T24">נדבת</text:span><text:span text:style-name="T4"> </text:span><text:span text:style-name="T24">ידך</text:span><text:span text:style-name="T4"> </text:span><text:span text:style-name="T24">אשר</text:span><text:span text:style-name="T4"> </text:span><text:span text:style-name="T24">תתן</text:span><text:span text:style-name="T4"> </text:span><text:span text:style-name="T57">כאשר</text:span><text:span text:style-name="T60"> </text:span><text:span text:style-name="T57">יברכך</text:span><text:span text:style-name="T60"> </text:span><text:span text:style-name="T57">ה' אלקיך</text:span><text:span text:style-name="T24">]</text:span> <text:span text:style-name="T18">(ולקמן</text:span><text:span text:style-name="T4"> </text:span><text:span text:style-name="T18">מפרש</text:span><text:span text:style-name="T4"> </text:span><text:span text:style-name="T24">מסת</text:span><text:span text:style-name="T4"> </text:span><text:span text:style-name="T18">- לשון</text:span><text:span text:style-name="T4"> </text:span><text:span text:style-name="T18">חולין)</text:span> <text:span text:style-name="T26">'</text:span><text:span text:style-name="T30">מִסַּת</text:span><text:span text:style-name="T26">' - מלמד</text:span><text:span text:style-name="T27"> </text:span><text:span text:style-name="T26">שאדם</text:span><text:span text:style-name="T27"> </text:span><text:span text:style-name="T26">מביא</text:span><text:span text:style-name="T27"> </text:span><text:span text:style-name="T26">חובתו</text:span><text:span text:style-name="T27"> </text:span><text:span text:style-name="T26">מן</text:span><text:span text:style-name="T27"> </text:span><text:span text:style-name="T26">החולין; ומנין</text:span><text:span text:style-name="T27"> </text:span><text:span text:style-name="T26">שאם</text:span><text:span text:style-name="T27"> </text:span><text:span text:style-name="T26">רצה</text:span><text:span text:style-name="T27"> </text:span><text:span text:style-name="T26">לערב</text:span><text:span text:style-name="T27"> </text:span><text:span text:style-name="T26">מערב? תלמוד</text:span><text:span text:style-name="T27"> </text:span><text:span text:style-name="T26">לומר: '</text:span><text:span text:style-name="T30">כאשר</text:span><text:span text:style-name="T27"> </text:span><text:span text:style-name="T30">יברכך</text:span><text:span text:style-name="T27"> </text:span><text:span text:style-name="T30">ה' אלהיך</text:span><text:span text:style-name="T26">' </text:span><text:span text:style-name="T18">('</text:span><text:span text:style-name="T33">מערב</text:span><text:span text:style-name="T18">' - אין</text:span><text:span text:style-name="T4"> </text:span><text:span text:style-name="T18">לשון</text:span><text:span text:style-name="T4"> </text:span><text:span text:style-name="T18">זה</text:span><text:span text:style-name="T4"> </text:span><text:span text:style-name="T18">נופל</text:span><text:span text:style-name="T4"> </text:span><text:span text:style-name="T18">אלא</text:span><text:span text:style-name="T4"> </text:span><text:span text:style-name="T18">במעות</text:span><text:span text:style-name="T4"> </text:span><text:span text:style-name="T18">שקנה</text:span><text:span text:style-name="T4"> </text:span><text:span text:style-name="T18">בהן</text:span><text:span text:style-name="T4"> </text:span><text:span text:style-name="T18">בהמה, דשתי</text:span><text:span text:style-name="T4"> </text:span><text:span text:style-name="T18">בהמות</text:span><text:span text:style-name="T4"> </text:span><text:span text:style-name="T18">- זו</text:span><text:span text:style-name="T4"> </text:span><text:span text:style-name="T18">ניכרת</text:span><text:span text:style-name="T4"> </text:span><text:span text:style-name="T18">לעצמה</text:span><text:span text:style-name="T4"> </text:span><text:span text:style-name="T18">וזו</text:span><text:span text:style-name="T4"> </text:span><text:span text:style-name="T18">ניכרת</text:span><text:span text:style-name="T4"> </text:span><text:span text:style-name="T18">לעצמה)</text:span>. </text:p>
      <text:p text:style-name="P4">תניא<text:span text:style-name="T1"> </text:span>כוותיה<text:span text:style-name="T1"> </text:span>דחזקיה: <text:span text:style-name="T26">'</text:span><text:span text:style-name="T30">מִסַּת</text:span><text:span text:style-name="T26">' - מלמד</text:span><text:span text:style-name="T27"> </text:span><text:span text:style-name="T26">שאדם</text:span><text:span text:style-name="T27"> </text:span><text:span text:style-name="T26">מביא</text:span><text:span text:style-name="T27"> </text:span><text:span text:style-name="T26">חובתו</text:span><text:span text:style-name="T27"> </text:span><text:span text:style-name="T26">מן</text:span><text:span text:style-name="T27"> </text:span><text:span text:style-name="T26">החולין</text:span>; '<text:span text:style-name="T26">בית</text:span><text:span text:style-name="T27"> </text:span><text:span text:style-name="T26">שמאי</text:span><text:span text:style-name="T27"> </text:span><text:span text:style-name="T26">אומרים: יום</text:span><text:span text:style-name="T27"> </text:span><text:span text:style-name="T26">ראשון</text:span><text:span text:style-name="T27"> </text:span><text:span text:style-name="T18">(שהוא</text:span><text:span text:style-name="T4"> </text:span><text:span text:style-name="T18">לשם</text:span><text:span text:style-name="T4"> </text:span><text:span text:style-name="T18">חגיגה)</text:span><text:span text:style-name="T26"> - מן</text:span><text:span text:style-name="T27"> </text:span><text:span text:style-name="T26">החולין</text:span><text:span text:style-name="T27"> </text:span><text:span text:style-name="T18">(ולית</text:span><text:span text:style-name="T4"> </text:span><text:span text:style-name="T18">להו</text:span><text:span text:style-name="T4"> </text:span><text:span text:style-name="T18">לבית</text:span><text:span text:style-name="T4"> </text:span><text:span text:style-name="T18">שמאי</text:span><text:span text:style-name="T4"> </text:span><text:span text:style-name="T18">טפילה</text:span><text:span text:style-name="T4"> </text:span><text:span text:style-name="T18">בדבר</text:span><text:span text:style-name="T4"> </text:span><text:span text:style-name="T18">שבחובה)</text:span><text:span text:style-name="T26"> מכאן</text:span><text:span text:style-name="T27"> </text:span><text:span text:style-name="T26">ואילך</text:span><text:span text:style-name="T27"> </text:span><text:span text:style-name="T18">(שאינו</text:span><text:span text:style-name="T4"> </text:span><text:span text:style-name="T18">אלא</text:span><text:span text:style-name="T4"> </text:span><text:span text:style-name="T18">שמחה- אף)</text:span><text:span text:style-name="T26"> מן</text:span><text:span text:style-name="T27"> </text:span><text:span text:style-name="T26">המעשר</text:span><text:span text:style-name="T27"> </text:span><text:span text:style-name="T18">(דאילו</text:span><text:span text:style-name="T4"> </text:span><text:span text:style-name="T18">בחגיגה</text:span><text:span text:style-name="T4"> </text:span><text:span text:style-name="T18">כתיב</text:span><text:span text:style-name="T4"> </text:span><text:span text:style-name="T24">וחגותם</text:span><text:span text:style-name="T4"> </text:span><text:span text:style-name="T57">אותו</text:span><text:span text:style-name="T4"> </text:span><text:span text:style-name="T19">[שמות</text:span><text:span text:style-name="T3"> </text:span><text:span text:style-name="T19">יב,יד]</text:span><text:span text:style-name="T18"> - יום</text:span><text:span text:style-name="T4"> </text:span><text:span text:style-name="T18">אחד</text:span><text:span text:style-name="T4"> </text:span><text:span text:style-name="T18">ותו</text:span><text:span text:style-name="T4"> </text:span><text:span text:style-name="T18">לא)</text:span><text:span text:style-name="T35">; ובית</text:span><text:span text:style-name="T6"> </text:span><text:span text:style-name="T35">הלל</text:span><text:span text:style-name="T6"> </text:span><text:span text:style-name="T35">אומרים: אכילה</text:span><text:span text:style-name="T6"> </text:span><text:span text:style-name="T35">ראשונה</text:span><text:span text:style-name="T6"> </text:span><text:span text:style-name="T35">מן</text:span><text:span text:style-name="T6"> </text:span><text:span text:style-name="T35">החולין</text:span><text:span text:style-name="T6"> </text:span><text:span text:style-name="T18">(השתא</text:span><text:span text:style-name="T4"> </text:span><text:span text:style-name="T18">סלקא</text:span><text:span text:style-name="T4"> </text:span><text:span text:style-name="T18">דעתך</text:span><text:span text:style-name="T4"> </text:span><text:span text:style-name="T18">בהמה</text:span><text:span text:style-name="T4"> </text:span><text:span text:style-name="T42">[ראשונה]</text:span><text:span text:style-name="T18"> לעצמה, ויביאנה</text:span><text:span text:style-name="T4"> </text:span><text:span text:style-name="T18">על</text:span><text:span text:style-name="T4"> </text:span><text:span text:style-name="T18">שלחן</text:span><text:span text:style-name="T4"> </text:span><text:span text:style-name="T18">ראשון)</text:span><text:span text:style-name="T35">, מכאן</text:span><text:span text:style-name="T6"> </text:span><text:span text:style-name="T35">ואילך</text:span><text:span text:style-name="T6"> </text:span><text:span text:style-name="T18">(אפילו</text:span><text:span text:style-name="T4"> </text:span><text:span text:style-name="T18">בו</text:span><text:span text:style-name="T4"> </text:span><text:span text:style-name="T18">ביום)</text:span><text:span text:style-name="T35"> מן</text:span><text:span text:style-name="T6"> </text:span><text:span text:style-name="T35">המעשר, ושאר</text:span><text:span text:style-name="T6"> </text:span><text:span text:style-name="T35">כל</text:span><text:span text:style-name="T6"> </text:span><text:span text:style-name="T35">ימות</text:span><text:span text:style-name="T6"> </text:span><text:soft-page-break/><text:span text:style-name="T35">הפסח</text:span><text:span text:style-name="T6"> </text:span><text:span text:style-name="T18">(שאינן</text:span><text:span text:style-name="T4"> </text:span><text:span text:style-name="T18">אלא</text:span><text:span text:style-name="T4"> </text:span><text:span text:style-name="T18">לשמחה)</text:span><text:span text:style-name="T35"> אדם</text:span><text:span text:style-name="T6"> </text:span><text:span text:style-name="T35">יוצא</text:span><text:span text:style-name="T6"> </text:span><text:span text:style-name="T35">ידי</text:span><text:span text:style-name="T6"> </text:span><text:span text:style-name="T35">חובתו</text:span><text:span text:style-name="T6"> </text:span><text:span text:style-name="T35">במעשר</text:span><text:span text:style-name="T6"> </text:span><text:span text:style-name="T35">בהמה</text:span><text:span text:style-name="T6"> </text:span><text:span text:style-name="T18">(אם</text:span><text:span text:style-name="T4"> </text:span><text:span text:style-name="T18">יש</text:span><text:span text:style-name="T4"> </text:span><text:span text:style-name="T18">לו</text:span><text:span text:style-name="T4"> </text:span><text:span text:style-name="T18">וכל</text:span><text:span text:style-name="T4"> </text:span><text:span text:style-name="T18">שכן</text:span><text:span text:style-name="T4"> </text:span><text:span text:style-name="T18">שקונה</text:span><text:span text:style-name="T4"> </text:span><text:span text:style-name="T18">שלמים</text:span><text:span text:style-name="T4"> </text:span><text:span text:style-name="T18">במעות</text:span><text:span text:style-name="T4"> </text:span><text:span text:style-name="T18">מעשר</text:span><text:span text:style-name="T4"> </text:span><text:span text:style-name="T18">שני)</text:span><text:span text:style-name="T35">.</text:span>'</text:p>
      <text:p text:style-name="P4">ביום<text:span text:style-name="T1"> </text:span>טוב<text:span text:style-name="T1"> </text:span>מאי<text:span text:style-name="T1"> </text:span>טעמא<text:span text:style-name="T1"> </text:span>לא<text:span text:style-name="T1"> </text:span><text:span text:style-name="T18">(ביום</text:span><text:span text:style-name="T4"> </text:span><text:span text:style-name="T18">טוב</text:span><text:span text:style-name="T4"> </text:span><text:span text:style-name="T18">מאי</text:span><text:span text:style-name="T4"> </text:span><text:span text:style-name="T18">טעמא</text:span><text:span text:style-name="T4"> </text:span><text:span text:style-name="T18">לא</text:span><text:span text:style-name="T4"> </text:span><text:span text:style-name="T18">נפיק</text:span><text:span text:style-name="T4"> </text:span><text:span text:style-name="T63">במעשר</text:span><text:span text:style-name="T60"> </text:span><text:span text:style-name="T63">בהמה</text:span><text:span text:style-name="T4"> </text:span><text:span text:style-name="T18">בשאר</text:span><text:span text:style-name="T4"> </text:span><text:span text:style-name="T18">אכילות</text:span><text:span text:style-name="T4"> </text:span><text:span text:style-name="T18">חוץ</text:span><text:span text:style-name="T4"> </text:span><text:span text:style-name="T18">מן</text:span><text:span text:style-name="T4"> </text:span><text:span text:style-name="T18">הראשונה, כי</text:span><text:span text:style-name="T4"> </text:span><text:span text:style-name="T18">היכי</text:span><text:span text:style-name="T4"> </text:span><text:span text:style-name="T18">דשרו</text:span><text:span text:style-name="T4"> </text:span><text:span text:style-name="T18">במעשר</text:span><text:span text:style-name="T4"> </text:span><text:span text:style-name="T18">שני)</text:span>?</text:p>
      <text:p text:style-name="P4">אמר<text:span text:style-name="T1"> </text:span>רב<text:span text:style-name="T1"> </text:span>אשי: דלמא<text:span text:style-name="T1"> </text:span>אתי<text:span text:style-name="T1"> </text:span>לעשורי<text:span text:style-name="T1"> </text:span>ביום<text:span text:style-name="T1"> </text:span>טוב, ואי<text:span text:style-name="T1"> </text:span>אפשר<text:span text:style-name="T1"> </text:span>לעשר<text:span text:style-name="T1"> </text:span>ביום<text:span text:style-name="T1"> </text:span>טוב<text:span text:style-name="T1"> </text:span>משום<text:span text:style-name="T1"> </text:span>סקרת<text:span text:style-name="T1"> </text:span><text:span text:style-name="T18">(שצובעו, דתנן</text:span><text:span text:style-name="T4"> </text:span><text:span text:style-name="T18">בבכורות</text:span><text:span text:style-name="T4"> </text:span><text:span text:style-name="T19">(דף</text:span><text:span text:style-name="T3"> </text:span><text:span text:style-name="T19">נח:)</text:span><text:span text:style-name="T18">: '</text:span><text:span text:style-name="T33">[ו]היוצא</text:span><text:span text:style-name="T28"> </text:span><text:span text:style-name="T33">בעשירי</text:span><text:span text:style-name="T28"> </text:span><text:span text:style-name="T33">סוקר[ו] בסיקרא</text:span><text:span text:style-name="T28"> </text:span><text:span text:style-name="T33">ואומר</text:span><text:span text:style-name="T28"> </text:span><text:span text:style-name="T33">"הרי</text:span><text:span text:style-name="T28"> </text:span><text:span text:style-name="T33">זה</text:span><text:span text:style-name="T28"> </text:span><text:span text:style-name="T33">מעשר"'</text:span><text:span text:style-name="T18">; והוא</text:span><text:span text:style-name="T4"> </text:span><text:span text:style-name="T18">צבע</text:span><text:span text:style-name="T4"> </text:span><text:span text:style-name="T18">אדום</text:span><text:span text:style-name="T4"> </text:span><text:span text:style-name="T18">שצובעין</text:span><text:span text:style-name="T4"> </text:span><text:span text:style-name="T18">בו</text:span><text:span text:style-name="T4"> </text:span><text:span text:style-name="T18">תריסין)</text:span>.</text:p>
      <text:p text:style-name="P4">מאי<text:span text:style-name="T1"> </text:span>משמע<text:span text:style-name="T1"> </text:span>דהאי<text:span text:style-name="T1"> </text:span>'<text:span text:style-name="T22">מִסַּת</text:span>' לישנא<text:span text:style-name="T1"> </text:span>דחולין<text:span text:style-name="T1"> </text:span>הוא?</text:p>
      <text:p text:style-name="P4">דכתיב<text:span text:style-name="T1"> </text:span><text:span text:style-name="T19">(אסתר</text:span><text:span text:style-name="T3"> </text:span><text:span text:style-name="T19">י,א)</text:span><text:span text:style-name="T22"> וישם</text:span><text:span text:style-name="T1"> </text:span><text:span text:style-name="T22">המלך</text:span><text:span text:style-name="T1"> </text:span><text:span text:style-name="T22">אחשורוש</text:span><text:span text:style-name="T1"> </text:span><text:span text:style-name="T22">מס</text:span><text:span text:style-name="T1"> </text:span><text:span text:style-name="T22">על</text:span><text:span text:style-name="T1"> </text:span><text:span text:style-name="T22">הארץ</text:span><text:span text:style-name="T1"> </text:span><text:span text:style-name="T24">[ואיי</text:span><text:span text:style-name="T4"> </text:span><text:span text:style-name="T24">הים]</text:span>. <text:s/></text:p>
      <text:p text:style-name="P4"/>
      <text:p text:style-name="P4">ישראל<text:span text:style-name="T1"> </text:span>יוצאין<text:span text:style-name="T1"> </text:span>ידי<text:span text:style-name="T1"> </text:span>חובתן<text:span text:style-name="T1"> </text:span>בנדרים<text:span text:style-name="T1"> </text:span>ונדבות: <text:s/></text:p>
      <text:p text:style-name="P4">תנו<text:span text:style-name="T1"> </text:span>רבנן<text:span text:style-name="T1"> </text:span><text:span text:style-name="T19">[דומה</text:span><text:span text:style-name="T3"> </text:span><text:span text:style-name="T19">לספרי</text:span><text:span text:style-name="T3"> </text:span><text:span text:style-name="T19">ראה</text:span><text:span text:style-name="T3"> </text:span><text:span text:style-name="T19">פסקא</text:span><text:span text:style-name="T3"> </text:span><text:span text:style-name="T19">קמא; הבדל</text:span><text:span text:style-name="T3"> </text:span><text:span text:style-name="T19">חשוב: המילה</text:span><text:span text:style-name="T3"> </text:span><text:span text:style-name="T19">'לשמחה' אינה</text:span><text:span text:style-name="T3"> </text:span><text:span text:style-name="T19">בספרי]</text:span>: '<text:span text:style-name="T19">(דברים</text:span><text:span text:style-name="T3"> </text:span><text:span text:style-name="T19">טז,יד)</text:span><text:span text:style-name="T30"> ושמחת</text:span><text:span text:style-name="T27"> </text:span><text:span text:style-name="T30">בחגך</text:span><text:span text:style-name="T27"> </text:span><text:span text:style-name="T24">[אתה</text:span><text:span text:style-name="T4"> </text:span><text:span text:style-name="T24">ובנך</text:span><text:span text:style-name="T4"> </text:span><text:span text:style-name="T24">ובתך</text:span><text:span text:style-name="T4"> </text:span><text:span text:style-name="T24">ועבדך</text:span><text:span text:style-name="T4"> </text:span><text:span text:style-name="T24">ואמתך</text:span><text:span text:style-name="T4"> </text:span><text:span text:style-name="T24">והלוי</text:span><text:span text:style-name="T4"> </text:span><text:span text:style-name="T24">והגר</text:span><text:span text:style-name="T4"> </text:span><text:span text:style-name="T24">והיתום</text:span><text:span text:style-name="T4"> </text:span><text:span text:style-name="T24">והאלמנה</text:span><text:span text:style-name="T4"> </text:span><text:span text:style-name="T24">אשר</text:span><text:span text:style-name="T4"> </text:span><text:span text:style-name="T24">בשעריך]</text:span><text:span text:style-name="T26"> - לרבות</text:span><text:span text:style-name="T27"> </text:span><text:span text:style-name="T26">כל</text:span><text:span text:style-name="T27"> </text:span><text:span text:style-name="T26">מיני</text:span><text:span text:style-name="T27"> </text:span><text:span text:style-name="T26">שמחות</text:span><text:span text:style-name="T27"> </text:span><text:span text:style-name="T26">לשמחה</text:span><text:span text:style-name="T27"> </text:span><text:span text:style-name="T18">('</text:span><text:span text:style-name="T24">ושמחת</text:span><text:span text:style-name="T18">' - כל</text:span><text:span text:style-name="T4"> </text:span><text:span text:style-name="T18">השמחות</text:span><text:span text:style-name="T4"> </text:span><text:span text:style-name="T18">במשמע: דלא</text:span><text:span text:style-name="T4"> </text:span><text:span text:style-name="T18">בעי</text:span><text:span text:style-name="T4"> </text:span><text:span text:style-name="T18">מיניה</text:span><text:span text:style-name="T4"> </text:span><text:span text:style-name="T18">אלא</text:span><text:span text:style-name="T4"> </text:span><text:span text:style-name="T18">שמחה, ואמר</text:span><text:span text:style-name="T4"> </text:span><text:span text:style-name="T18">מר</text:span><text:span text:style-name="T4"> </text:span><text:span text:style-name="T18">'אין</text:span><text:span text:style-name="T4"> </text:span><text:span text:style-name="T18">שמחה</text:span><text:span text:style-name="T4"> </text:span><text:span text:style-name="T18">אלא</text:span><text:span text:style-name="T4"> </text:span><text:span text:style-name="T18">בבשר', והאי</text:span><text:span text:style-name="T4"> </text:span><text:span text:style-name="T18">- בשר</text:span><text:span text:style-name="T4"> </text:span><text:span text:style-name="T18">הוא)</text:span><text:span text:style-name="T26">; מכאן</text:span><text:span text:style-name="T27"> </text:span><text:span text:style-name="T26">אמרו</text:span><text:span text:style-name="T27"> </text:span><text:span text:style-name="T26">חכמים: ישראל</text:span><text:span text:style-name="T27"> </text:span><text:span text:style-name="T26">יוצאין</text:span><text:span text:style-name="T27"> </text:span><text:span text:style-name="T26">ידי</text:span><text:span text:style-name="T27"> </text:span><text:span text:style-name="T26">חובתן</text:span><text:span text:style-name="T27"> </text:span><text:span text:style-name="T26">בנדרים</text:span><text:span text:style-name="T27"> </text:span><text:span text:style-name="T26">ונדבות</text:span><text:span text:style-name="T27"> </text:span><text:span text:style-name="T26">ובמעשר</text:span><text:span text:style-name="T27"> </text:span><text:span text:style-name="T26">בהמה, והכהנים</text:span><text:span text:style-name="T27"> </text:span><text:span text:style-name="T26">- בחטאת</text:span><text:span text:style-name="T27"> </text:span><text:span text:style-name="T26">ואשם</text:span><text:span text:style-name="T27"> </text:span><text:span text:style-name="T26">ובבכור</text:span><text:span text:style-name="T27"> </text:span><text:span text:style-name="T26">ובחזה</text:span><text:span text:style-name="T27"> </text:span><text:span text:style-name="T26">ושוק; </text:span></text:p>
      <text:p text:style-name="P8">יכול<text:span text:style-name="T1"> </text:span>אף<text:span text:style-name="T1"> </text:span>בעופות<text:span text:style-name="T1"> </text:span>ובמנחות? - תלמוד<text:span text:style-name="T1"> </text:span>לומר: '<text:span text:style-name="T22">ושמחת</text:span><text:span text:style-name="T1"> </text:span><text:span text:style-name="T22">בחגך</text:span>':</text:p>
      <text:p text:style-name="P4"/>
      <text:p text:style-name="P4">(חגיגה<text:span text:style-name="T1"> </text:span>ח,ב)</text:p>
      <text:p text:style-name="P4"><text:span text:style-name="T26">מי</text:span><text:span text:style-name="T27"> </text:span><text:span text:style-name="T26">שחגיגה</text:span><text:span text:style-name="T27"> </text:span><text:span text:style-name="T26">באה</text:span><text:span text:style-name="T27"> </text:span><text:span text:style-name="T26">מהם, יצאו</text:span><text:span text:style-name="T27"> </text:span><text:span text:style-name="T26">אלו</text:span><text:span text:style-name="T27"> </text:span><text:span text:style-name="T26">שאין</text:span><text:span text:style-name="T27"> </text:span><text:span text:style-name="T26">חגיגה</text:span><text:span text:style-name="T27"> </text:span><text:span text:style-name="T26">באה</text:span><text:span text:style-name="T27"> </text:span><text:span text:style-name="T26">מהם</text:span><text:span text:style-name="T27"> </text:span><text:span text:style-name="T18">(דחגיגה</text:span><text:span text:style-name="T4"> – </text:span><text:span text:style-name="T18">'</text:span><text:span text:style-name="T24">חֵלב</text:span><text:span text:style-name="T18">' כתיב</text:span><text:span text:style-name="T4"> </text:span><text:span text:style-name="T18">בה: </text:span><text:span text:style-name="T24">לא</text:span><text:span text:style-name="T4"> </text:span><text:span text:style-name="T24">ילין</text:span><text:span text:style-name="T4"> </text:span><text:span text:style-name="T24">חלב</text:span><text:span text:style-name="T4"> </text:span><text:span text:style-name="T24">חגי</text:span><text:span text:style-name="T4"> </text:span><text:span text:style-name="T18">וגו' </text:span><text:span text:style-name="T19">(שמות</text:span><text:span text:style-name="T3"> </text:span><text:span text:style-name="T19">כג,יח)</text:span><text:span text:style-name="T18">)</text:span><text:span text:style-name="T26">.</text:span>'</text:p>
      <text:p text:style-name="P4">רב<text:span text:style-name="T1"> </text:span>אשי<text:span text:style-name="T1"> </text:span>אמר: מ'<text:span text:style-name="T22">ושמחת</text:span>' נפקא: יצאו<text:span text:style-name="T1"> </text:span>אלו<text:span text:style-name="T1"> </text:span>שאין<text:span text:style-name="T1"> </text:span>בהן<text:span text:style-name="T1"> </text:span>שמחה.</text:p>
      <text:p text:style-name="P4">ורב<text:span text:style-name="T1"> </text:span>אשי, האי<text:span text:style-name="T1"> </text:span>'<text:span text:style-name="T22">בחגך</text:span>' מאי<text:span text:style-name="T1"> </text:span>עביד<text:span text:style-name="T1"> </text:span>ליה?</text:p>
      <text:p text:style-name="P4">ההוא<text:span text:style-name="T1"> </text:span>לכדרב<text:span text:style-name="T1"> </text:span>דניאל<text:span text:style-name="T1"> </text:span>בר<text:span text:style-name="T1"> </text:span>קטינא, דאמר<text:span text:style-name="T1"> </text:span>רב<text:span text:style-name="T1"> </text:span>דניאל<text:span text:style-name="T1"> </text:span>בר<text:span text:style-name="T1"> </text:span>קטינא<text:span text:style-name="T1"> </text:span>אמר<text:span text:style-name="T1"> </text:span>רב: מניין<text:span text:style-name="T1"> </text:span>שאין<text:span text:style-name="T1"> </text:span>נושאין<text:span text:style-name="T1"> </text:span>נשים<text:span text:style-name="T1"> </text:span>במועד? שנאמר<text:span text:style-name="T1"> </text:span><text:span text:style-name="T19">(דברים</text:span><text:span text:style-name="T3"> </text:span><text:span text:style-name="T19">טז,יד)</text:span><text:span text:style-name="T22"> ושמחת</text:span><text:span text:style-name="T1"> </text:span><text:span text:style-name="T22">בחגך</text:span><text:span text:style-name="T1"> </text:span><text:span text:style-name="T24">[אתה</text:span><text:span text:style-name="T4"> </text:span><text:span text:style-name="T24">ובנך</text:span><text:span text:style-name="T4"> </text:span><text:span text:style-name="T24">ובתך</text:span><text:span text:style-name="T4"> </text:span><text:span text:style-name="T24">ועבדך</text:span><text:span text:style-name="T4"> </text:span><text:span text:style-name="T24">ואמתך</text:span><text:span text:style-name="T4"> </text:span><text:span text:style-name="T24">והלוי</text:span><text:span text:style-name="T4"> </text:span><text:span text:style-name="T24">והגר</text:span><text:span text:style-name="T4"> </text:span><text:span text:style-name="T24">והיתום</text:span><text:span text:style-name="T4"> </text:span><text:span text:style-name="T24">והאלמנה</text:span><text:span text:style-name="T4"> </text:span><text:span text:style-name="T24">אשר</text:span><text:span text:style-name="T4"> </text:span><text:span text:style-name="T24">בשעריך]</text:span> - ולא<text:span text:style-name="T1"> </text:span>באשתך.</text:p>
      <text:p text:style-name="P4"/>
      <text:p text:style-name="P4"/>
      <text:p text:style-name="P4">משנה:</text:p>
      <text:p text:style-name="P4">מי<text:span text:style-name="T1"> </text:span>שיש<text:span text:style-name="T1"> </text:span>לו<text:span text:style-name="T1"> </text:span>אוכלים<text:span text:style-name="T1"> </text:span>מרובים<text:span text:style-name="T1"> </text:span><text:span text:style-name="T18">(בני</text:span><text:span text:style-name="T4"> </text:span><text:span text:style-name="T18">בית</text:span><text:span text:style-name="T4"> </text:span><text:span text:style-name="T18">רבים)</text:span> ונכסים<text:span text:style-name="T1"> </text:span>מועטים<text:span text:style-name="T1"> </text:span>- מביא<text:span text:style-name="T1"> </text:span>שלמים<text:span text:style-name="T1"> </text:span>מרובים<text:span text:style-name="T1"> </text:span><text:span text:style-name="T18">(שלמי</text:span><text:span text:style-name="T4"> </text:span><text:span text:style-name="T18">חגיגה</text:span><text:span text:style-name="T4"> </text:span><text:span text:style-name="T18">רבים</text:span><text:span text:style-name="T4"> </text:span><text:span text:style-name="T18">לפי</text:span><text:span text:style-name="T4"> </text:span><text:span text:style-name="T18">האוכלים)</text:span> ועולות<text:span text:style-name="T1"> </text:span>מועטות<text:span text:style-name="T1"> </text:span><text:span text:style-name="T18">(ועולת</text:span><text:span text:style-name="T4"> </text:span><text:span text:style-name="T18">ראייה</text:span><text:span text:style-name="T4"> </text:span><text:span text:style-name="T18">מועטת)</text:span>;</text:p>
      <text:p text:style-name="P4">נכסים<text:span text:style-name="T1"> </text:span>מרובים<text:span text:style-name="T1"> </text:span>ואוכלין<text:span text:style-name="T1"> </text:span>מועטין<text:span text:style-name="T1"> </text:span>- מביא<text:span text:style-name="T1"> </text:span>עולות<text:span text:style-name="T1"> </text:span>מרובות<text:span text:style-name="T1"> </text:span><text:span text:style-name="T18">(דכתיב</text:span><text:span text:style-name="T4"> </text:span><text:span text:style-name="T24">איש</text:span><text:span text:style-name="T4"> </text:span><text:span text:style-name="T24">כמתנת</text:span><text:span text:style-name="T4"> </text:span><text:span text:style-name="T24">ידו</text:span><text:span text:style-name="T4"> </text:span><text:span text:style-name="T19">(דברים</text:span><text:span text:style-name="T3"> </text:span><text:span text:style-name="T19">טז,יז)</text:span><text:span text:style-name="T18">)</text:span> ושלמים<text:span text:style-name="T1"> </text:span>מועטין;</text:p>
      <text:p text:style-name="P4">זה<text:span text:style-name="T1"> </text:span>וזה<text:span text:style-name="T1"> </text:span>מועט<text:span text:style-name="T1"> </text:span>- על<text:span text:style-name="T1"> </text:span>זה<text:span text:style-name="T1"> </text:span>נאמר<text:span text:style-name="T1"> </text:span>'<text:span text:style-name="T26">מעה</text:span><text:span text:style-name="T27"> </text:span><text:span text:style-name="T26">כסף</text:span><text:span text:style-name="T27"> </text:span><text:span text:style-name="T26">שתי</text:span><text:span text:style-name="T27"> </text:span><text:span text:style-name="T26">כסף</text:span>';</text:p>
      <text:p text:style-name="P4">זה<text:span text:style-name="T1"> </text:span>וזה<text:span text:style-name="T1"> </text:span>מרובים<text:span text:style-name="T1"> </text:span>- על<text:span text:style-name="T1"> </text:span>זה<text:span text:style-name="T1"> </text:span>נאמר<text:span text:style-name="T1"> </text:span><text:span text:style-name="T19">(דברים</text:span><text:span text:style-name="T3"> </text:span><text:span text:style-name="T19">טז,יז)</text:span><text:span text:style-name="T22"> איש</text:span><text:span text:style-name="T1"> </text:span><text:span text:style-name="T22">כמתנת</text:span><text:span text:style-name="T1"> </text:span><text:span text:style-name="T22">ידו</text:span><text:span text:style-name="T1"> </text:span><text:span text:style-name="T22">כברכת</text:span><text:span text:style-name="T1"> </text:span><text:span text:style-name="T22">ה' אלהיך</text:span><text:span text:style-name="T1"> </text:span><text:span text:style-name="T22">אשר</text:span><text:span text:style-name="T1"> </text:span><text:span text:style-name="T22">נתן</text:span><text:span text:style-name="T1"> </text:span><text:span text:style-name="T22">לך</text:span>.</text:p>
      <text:p text:style-name="P4"/>
      <text:p text:style-name="P4">גמרא:</text:p>
      <text:p text:style-name="P4">שלמים<text:span text:style-name="T1"> </text:span>מרובים<text:span text:style-name="T1"> </text:span>מהיכא<text:span text:style-name="T1"> </text:span>מייתי? הא<text:span text:style-name="T1"> </text:span>לית<text:span text:style-name="T1"> </text:span>ליה?</text:p>
      <text:p text:style-name="P4">אמר<text:span text:style-name="T1"> </text:span>רב<text:span text:style-name="T1"> </text:span>חסדא: טופל<text:span text:style-name="T1"> </text:span><text:span text:style-name="T18">(מעות</text:span><text:span text:style-name="T4"> </text:span><text:span text:style-name="T18">חולין</text:span><text:span text:style-name="T4"> </text:span><text:span text:style-name="T18">ומעשר</text:span><text:span text:style-name="T4"> </text:span><text:span text:style-name="T18">יחד)</text:span> ומביא<text:span text:style-name="T1"> </text:span>פר<text:span text:style-name="T1"> </text:span>גדול. </text:p>
      <text:p text:style-name="P4">אמר<text:span text:style-name="T1"> </text:span>ליה<text:span text:style-name="T1"> </text:span>רב<text:span text:style-name="T1"> </text:span>ששת: הרי<text:span text:style-name="T1"> </text:span>אמרו<text:span text:style-name="T1"> </text:span>טופלין<text:span text:style-name="T1"> </text:span>בהמה<text:span text:style-name="T1"> </text:span>לבהמה!</text:p>
      <text:p text:style-name="P4">מאי<text:span text:style-name="T1"> </text:span>קאמר<text:span text:style-name="T1"> </text:span>ליה?: אילימא<text:span text:style-name="T1"> </text:span>הכי<text:span text:style-name="T1"> </text:span>קאמר<text:span text:style-name="T1"> </text:span>ליה<text:span text:style-name="T1"> </text:span>'הרי<text:span text:style-name="T1"> </text:span>אמרו<text:span text:style-name="T1"> </text:span>טופלין<text:span text:style-name="T1"> </text:span>בהמה<text:span text:style-name="T1"> </text:span>לבהמה<text:span text:style-name="T1"> </text:span><text:span text:style-name="T55">אבל</text:span><text:span text:style-name="T59"> </text:span><text:span text:style-name="T55">לא</text:span><text:span text:style-name="T59"> </text:span><text:span text:style-name="T55">מעות</text:span><text:span text:style-name="T59"> </text:span><text:span text:style-name="T55">למעות</text:span>' <text:span text:style-name="T18">(כחזקיה)</text:span> - ולימא<text:span text:style-name="T1"> </text:span>ליה<text:span text:style-name="T1"> </text:span>'<text:span text:style-name="T18">(הרי</text:span><text:span text:style-name="T4"> </text:span><text:span text:style-name="T18">אמרו)</text:span> אין<text:span text:style-name="T1"> </text:span>טופלין<text:span text:style-name="T1"> </text:span>מעות<text:span text:style-name="T1"> </text:span>למעות' <text:span text:style-name="T18">(כיון</text:span><text:span text:style-name="T4"> </text:span><text:span text:style-name="T18">דלמיסר</text:span><text:span text:style-name="T4"> </text:span><text:span text:style-name="T18">טפילת</text:span><text:span text:style-name="T4"> </text:span><text:span text:style-name="T18">מעות</text:span><text:span text:style-name="T4"> </text:span><text:span text:style-name="T18">אתא, ושמעינן</text:span><text:span text:style-name="T4"> </text:span><text:span text:style-name="T18">לחזקיה</text:span><text:span text:style-name="T4"> </text:span><text:span text:style-name="T18">בהדיא</text:span><text:span text:style-name="T4"> </text:span><text:span text:style-name="T18">דאין</text:span><text:span text:style-name="T4"> </text:span><text:span text:style-name="T18">טופלין</text:span><text:span text:style-name="T4"> </text:span><text:span text:style-name="T18">- היכי</text:span><text:span text:style-name="T4"> </text:span><text:span text:style-name="T18">שביק</text:span><text:span text:style-name="T4"> </text:span><text:span text:style-name="T18">מילתא</text:span><text:span text:style-name="T4"> </text:span><text:span text:style-name="T18">בהדיא</text:span><text:span text:style-name="T4"> </text:span><text:span text:style-name="T18">ומותיב</text:span><text:span text:style-name="T4"> </text:span><text:span text:style-name="T18">מדיוקא)</text:span>? אלא<text:span text:style-name="T1"> </text:span>הכי<text:span text:style-name="T1"> </text:span>אמר<text:span text:style-name="T1"> </text:span>ליה: 'הרי<text:span text:style-name="T1"> </text:span>אמרו<text:span text:style-name="T1"> </text:span><text:span text:style-name="T55">אף</text:span><text:span text:style-name="T1"> </text:span>טופלין<text:span text:style-name="T1"> </text:span>בהמה<text:span text:style-name="T1"> </text:span>לבהמה' <text:span text:style-name="T18">(דשמעינן</text:span><text:span text:style-name="T4"> </text:span><text:span text:style-name="T18">לרב</text:span><text:span text:style-name="T4"> </text:span><text:span text:style-name="T18">חסדא</text:span><text:span text:style-name="T4"> </text:span><text:span text:style-name="T18">דקאמר</text:span><text:span text:style-name="T4"> </text:span><text:span text:style-name="T18">בטופל</text:span><text:span text:style-name="T4"> </text:span><text:span text:style-name="T18">ומביא</text:span><text:span text:style-name="T4"> </text:span><text:span text:style-name="T18">פר</text:span><text:span text:style-name="T4"> </text:span><text:span text:style-name="T18">גדול</text:span><text:span text:style-name="T4"> </text:span><text:span text:style-name="T18">- דוקא</text:span><text:span text:style-name="T4"> </text:span><text:span text:style-name="T18">מעות</text:span><text:span text:style-name="T4"> </text:span><text:span text:style-name="T18">למעות, אבל</text:span><text:span text:style-name="T4"> </text:span><text:span text:style-name="T18">בהמה</text:span><text:span text:style-name="T4"> </text:span><text:span text:style-name="T18">לבהמה</text:span><text:span text:style-name="T4"> – </text:span><text:span text:style-name="T18">לא, ואמר</text:span><text:span text:style-name="T4"> </text:span><text:span text:style-name="T18">ליה</text:span><text:span text:style-name="T4"> </text:span><text:span text:style-name="T18">איהו: הרי</text:span><text:span text:style-name="T4"> </text:span><text:span text:style-name="T18">אמרו</text:span><text:span text:style-name="T4"> </text:span><text:span text:style-name="T63">אף</text:span><text:span text:style-name="T4"> </text:span><text:span text:style-name="T18">טופלין</text:span><text:span text:style-name="T4"> </text:span><text:span text:style-name="T18">בהמה</text:span><text:span text:style-name="T4"> </text:span><text:span text:style-name="T18">לבהמה)</text:span> - כמאן? דלא<text:span text:style-name="T1"> </text:span>כחזקיה<text:span text:style-name="T1"> </text:span>ודלא<text:span text:style-name="T1"> </text:span>כרבי<text:span text:style-name="T1"> </text:span>יוחנן!? וכי<text:span text:style-name="T1"> </text:span>תימא<text:span text:style-name="T1"> </text:span>אמוראי<text:span text:style-name="T1"> </text:span><text:span text:style-name="T18">(חזקיה</text:span><text:span text:style-name="T4"> </text:span><text:span text:style-name="T18">ורבי</text:span><text:span text:style-name="T4"> </text:span><text:span text:style-name="T18">יוחנן)</text:span> הוא<text:span text:style-name="T1"> </text:span>דפליגי<text:span text:style-name="T1"> </text:span><text:span text:style-name="T18">(בבהמה</text:span><text:span text:style-name="T4"> </text:span><text:span text:style-name="T18">ובמעות)</text:span>, מתנייתא<text:span text:style-name="T1"> </text:span><text:span text:style-name="T18">(דאייתינן</text:span><text:span text:style-name="T4"> </text:span><text:span text:style-name="T18">לעיל: תניא</text:span><text:span text:style-name="T4"> </text:span><text:span text:style-name="T18">כוותיה</text:span><text:span text:style-name="T4"> </text:span><text:span text:style-name="T18">דמר</text:span><text:span text:style-name="T4"> </text:span><text:span text:style-name="T18">ודמר)</text:span> לא<text:span text:style-name="T1"> </text:span>פליגי<text:span text:style-name="T1"> </text:span><text:span text:style-name="T18">(במעות, אלא</text:span><text:span text:style-name="T4"> </text:span><text:span text:style-name="T18">בבהמה: דהך</text:span><text:span text:style-name="T4"> </text:span><text:span text:style-name="T18">דקתני</text:span><text:span text:style-name="T4"> </text:span><text:span text:style-name="T18">'אם</text:span><text:span text:style-name="T4"> </text:span><text:span text:style-name="T18">רצה</text:span><text:span text:style-name="T4"> </text:span><text:span text:style-name="T18">לערב' - הוא</text:span><text:span text:style-name="T4"> </text:span><text:span text:style-name="T18">דקאמר</text:span><text:span text:style-name="T4"> </text:span><text:span text:style-name="T18">מעות</text:span><text:span text:style-name="T4"> </text:span><text:span text:style-name="T18">דוקא, אבל</text:span><text:span text:style-name="T4"> </text:span><text:span text:style-name="T18">אידך</text:span><text:span text:style-name="T4"> </text:span><text:span text:style-name="T18">מתניתא</text:span><text:span text:style-name="T4"> </text:span><text:span text:style-name="T18">סבירא</text:span><text:span text:style-name="T4"> </text:span><text:span text:style-name="T18">ליה</text:span><text:span text:style-name="T4"> </text:span><text:span text:style-name="T18">בין</text:span><text:span text:style-name="T4"> </text:span><text:span text:style-name="T18">מעות</text:span><text:span text:style-name="T4"> </text:span><text:span text:style-name="T18">בין</text:span><text:span text:style-name="T4"> </text:span><text:span text:style-name="T18">בהמה, ורב</text:span><text:span text:style-name="T4"> </text:span><text:span text:style-name="T18">ששת</text:span><text:span text:style-name="T4"> </text:span><text:span text:style-name="T18">כברייתא</text:span><text:span text:style-name="T4"> </text:span><text:span text:style-name="T18">בתרייתא</text:span><text:span text:style-name="T4"> </text:span><text:span text:style-name="T18">סבירא</text:span><text:span text:style-name="T4"> </text:span><text:span text:style-name="T18">ליה)</text:span> - והא<text:span text:style-name="T1"> </text:span>קתני<text:span text:style-name="T1"> </text:span>'<text:span text:style-name="T26">אכילה</text:span><text:span text:style-name="T27"> </text:span><text:span text:style-name="T26">ראשונה</text:span><text:span text:style-name="T27"> </text:span><text:span text:style-name="T26">מן</text:span><text:span text:style-name="T27"> </text:span><text:span text:style-name="T26">החולין</text:span>' <text:span text:style-name="T18">(וקא</text:span><text:span text:style-name="T4"> </text:span><text:span text:style-name="T18">סלקא</text:span><text:span text:style-name="T4"> </text:span><text:span text:style-name="T18">דעתך</text:span><text:span text:style-name="T4"> </text:span><text:span text:style-name="T18">דסעודה</text:span><text:span text:style-name="T4"> </text:span><text:span text:style-name="T18">הבאה</text:span><text:span text:style-name="T4"> </text:span><text:span text:style-name="T18">ראשונה</text:span><text:span text:style-name="T4"> </text:span><text:span text:style-name="T18">על</text:span><text:span text:style-name="T4"> </text:span><text:span text:style-name="T18">השולחן</text:span><text:span text:style-name="T4"> </text:span><text:span text:style-name="T18">בעי</text:span><text:span text:style-name="T4"> </text:span><text:span text:style-name="T18">כולה</text:span><text:span text:style-name="T4"> </text:span><text:span text:style-name="T18">מחולין) </text:span><text:span text:style-name="T53">[כמו</text:span><text:span text:style-name="T4"> </text:span><text:span text:style-name="T53">שאמרנו</text:span><text:span text:style-name="T4"> </text:span><text:span text:style-name="T53">לעיל]</text:span>!?</text:p>
      <text:p text:style-name="P4"><text:soft-page-break/>מאי<text:span text:style-name="T1"> </text:span>'<text:span text:style-name="T26">אכילה</text:span><text:span text:style-name="T27"> </text:span><text:span text:style-name="T26">ראשונה</text:span>'? - שיעור<text:span text:style-name="T1"> </text:span>דמי<text:span text:style-name="T1"> </text:span>אכילה<text:span text:style-name="T1"> </text:span>ראשונה<text:span text:style-name="T1"> </text:span>מן<text:span text:style-name="T1"> </text:span>החולין<text:span text:style-name="T1"> </text:span><text:span text:style-name="T18">(כלומר: אכילה</text:span><text:span text:style-name="T4"> </text:span><text:span text:style-name="T18">ראשונה</text:span><text:span text:style-name="T4"> </text:span><text:span text:style-name="T18">סתמא</text:span><text:span text:style-name="T4"> </text:span><text:span text:style-name="T18">קתני, דאית</text:span><text:span text:style-name="T4"> </text:span><text:span text:style-name="T18">ליה</text:span><text:span text:style-name="T4"> </text:span><text:span text:style-name="T18">בין</text:span><text:span text:style-name="T4"> </text:span><text:span text:style-name="T18">בהמה</text:span><text:span text:style-name="T4"> </text:span><text:span text:style-name="T18">עצמה</text:span><text:span text:style-name="T4"> </text:span><text:span text:style-name="T18">בין</text:span><text:span text:style-name="T4"> </text:span><text:span text:style-name="T18">מעות</text:span><text:span text:style-name="T4"> </text:span><text:span text:style-name="T18">שיעור</text:span><text:span text:style-name="T4"> </text:span><text:span text:style-name="T18">אכילה</text:span><text:span text:style-name="T4"> </text:span><text:span text:style-name="T18">ראשונה)</text:span>!<text:span text:style-name="T18"> </text:span></text:p>
      <text:p text:style-name="P5"/>
      <text:p text:style-name="P4">אמר<text:span text:style-name="T1"> </text:span>עולא<text:span text:style-name="T1"> </text:span>אמר<text:span text:style-name="T1"> </text:span>ריש<text:span text:style-name="T1"> </text:span>לקיש: הפריש<text:span text:style-name="T1"> </text:span>עשר<text:span text:style-name="T1"> </text:span>בהמות<text:span text:style-name="T1"> </text:span>לחגיגתו<text:span text:style-name="T1"> </text:span>הקריב<text:span text:style-name="T1"> </text:span>חמש<text:span text:style-name="T1"> </text:span>ביום<text:span text:style-name="T1"> </text:span>טוב<text:span text:style-name="T1"> </text:span>ראשון<text:span text:style-name="T1"> </text:span>חוזר<text:span text:style-name="T1"> </text:span>ומקריב<text:span text:style-name="T1"> </text:span>חמש<text:span text:style-name="T1"> </text:span>ביום<text:span text:style-name="T1"> </text:span>טוב<text:span text:style-name="T1"> </text:span>שני<text:span text:style-name="T1"> </text:span><text:span text:style-name="T18">(ולא</text:span><text:span text:style-name="T4"> </text:span><text:span text:style-name="T18">אמרינן</text:span><text:span text:style-name="T4"> </text:span><text:span text:style-name="T18">'עובר</text:span><text:span text:style-name="T4"> </text:span><text:span text:style-name="T18">הוא</text:span><text:span text:style-name="T4"> </text:span><text:span text:style-name="T18">בבל</text:span><text:span text:style-name="T4"> </text:span><text:span text:style-name="T18">תוסיף</text:span><text:span text:style-name="T4"> </text:span><text:span text:style-name="T18">ורחמנא</text:span><text:span text:style-name="T4"> </text:span><text:span text:style-name="T18">אמר</text:span><text:span text:style-name="T4"> </text:span><text:span text:style-name="T24">וחגותם</text:span><text:span text:style-name="T4"> </text:span><text:span text:style-name="T24">אותו</text:span><text:span text:style-name="T4"> </text:span><text:span text:style-name="T18">- חד</text:span><text:span text:style-name="T4"> </text:span><text:span text:style-name="T18">יומא</text:span><text:span text:style-name="T4"> </text:span><text:span text:style-name="T18">ותו</text:span><text:span text:style-name="T4"> </text:span><text:span text:style-name="T18">לא' דהנך</text:span><text:span text:style-name="T4"> </text:span><text:span text:style-name="T18">נמי</text:span><text:span text:style-name="T4"> </text:span><text:span text:style-name="T18">דחד</text:span><text:span text:style-name="T4"> </text:span><text:span text:style-name="T18">יומא</text:span><text:span text:style-name="T4"> </text:span><text:span text:style-name="T18">הוא, ושֵׁנִי</text:span><text:span text:style-name="T4"> </text:span><text:span text:style-name="T18">תשלומין</text:span><text:span text:style-name="T4"> </text:span><text:span text:style-name="T18">דראשון)</text:span>; רבי<text:span text:style-name="T1"> </text:span>יוחנן<text:span text:style-name="T1"> </text:span>אמר: כיון<text:span text:style-name="T1"> </text:span>שפסק<text:span text:style-name="T1"> </text:span>- שוב<text:span text:style-name="T1"> </text:span>אינו<text:span text:style-name="T1"> </text:span>מקריב.</text:p>
      <text:p text:style-name="P4">אמר<text:span text:style-name="T1"> </text:span>רבי<text:span text:style-name="T1"> </text:span>אבא: ולא<text:span text:style-name="T1"> </text:span>פליגי: כאן<text:span text:style-name="T1"> </text:span>בסתם<text:span text:style-name="T1"> </text:span><text:span text:style-name="T18">(אם</text:span><text:span text:style-name="T4"> </text:span><text:span text:style-name="T18">הפרישן</text:span><text:span text:style-name="T4"> </text:span><text:span text:style-name="T18">סתם</text:span><text:span text:style-name="T4"> </text:span><text:span text:style-name="T18">- אינו</text:span><text:span text:style-name="T4"> </text:span><text:span text:style-name="T18">חוזר</text:span><text:span text:style-name="T4"> </text:span><text:span text:style-name="T18">ומקריבן, כדמפרש</text:span><text:span text:style-name="T4"> </text:span><text:span text:style-name="T18">ואזיל)</text:span>, כאן<text:span text:style-name="T1"> </text:span>במפרש<text:span text:style-name="T1"> </text:span><text:span text:style-name="T18">(דאמר</text:span><text:span text:style-name="T4"> </text:span><text:span text:style-name="T18">בהדיא</text:span><text:span text:style-name="T4"> </text:span><text:span text:style-name="T18">"ליום</text:span><text:span text:style-name="T4"> </text:span><text:span text:style-name="T18">ראשון</text:span><text:span text:style-name="T4"> </text:span><text:span text:style-name="T18">אני</text:span><text:span text:style-name="T4"> </text:span><text:span text:style-name="T18">מפריש</text:span><text:span text:style-name="T4"> </text:span><text:span text:style-name="T18">את</text:span><text:span text:style-name="T4"> </text:span><text:span text:style-name="T18">כולן" - חוזר</text:span><text:span text:style-name="T4"> </text:span><text:span text:style-name="T18">ומקריבן, שאינו</text:span><text:span text:style-name="T4"> </text:span><text:span text:style-name="T18">אלא</text:span><text:span text:style-name="T4"> </text:span><text:span text:style-name="T18">תשלומי</text:span><text:span text:style-name="T4"> </text:span><text:span text:style-name="T18">ראשון)</text:span>; האי<text:span text:style-name="T1"> </text:span>'סתם' <text:span text:style-name="T18">(דאמרת</text:span><text:span text:style-name="T4"> </text:span><text:span text:style-name="T18">אסור</text:span><text:span text:style-name="T4"> </text:span><text:span text:style-name="T18">להקריבן)</text:span> היכי<text:span text:style-name="T1"> </text:span>דמי?: אילימא<text:span text:style-name="T1"> </text:span>דליכא<text:span text:style-name="T1"> </text:span>שהות<text:span text:style-name="T1"> </text:span>ביום<text:span text:style-name="T1"> </text:span>לקרב, האי<text:span text:style-name="T1"> </text:span>דלא<text:span text:style-name="T1"> </text:span>אקרבינהו<text:span text:style-name="T1"> </text:span>דליכא<text:span text:style-name="T1"> </text:span>שהות<text:span text:style-name="T1"> </text:span>ביום<text:span text:style-name="T1"> </text:span><text:span text:style-name="T18">(ומסתמא</text:span><text:span text:style-name="T4"> </text:span><text:span text:style-name="T18">ליום</text:span><text:span text:style-name="T4"> </text:span><text:span text:style-name="T18">ראשון</text:span><text:span text:style-name="T4"> </text:span><text:span text:style-name="T18">הפרישן)</text:span>; ואלא<text:span text:style-name="T1"> </text:span>דלית<text:span text:style-name="T1"> </text:span>ליה<text:span text:style-name="T1"> </text:span>אוכלין? האי<text:span text:style-name="T1"> </text:span>דלא<text:span text:style-name="T1"> </text:span>אקרבינהו<text:span text:style-name="T1"> </text:span>דלית<text:span text:style-name="T1"> </text:span>ליה<text:span text:style-name="T1"> </text:span>אוכלין!?</text:p>
      <text:p text:style-name="P4">לא, צריכא<text:span text:style-name="T1"> </text:span>דאיכא<text:span text:style-name="T1"> </text:span>שהות<text:span text:style-name="T1"> </text:span>ביום<text:span text:style-name="T1"> </text:span>ואית<text:span text:style-name="T1"> </text:span>ליה<text:span text:style-name="T1"> </text:span>אוכלין: מדבקמא<text:span text:style-name="T1"> </text:span>לא<text:span text:style-name="T1"> </text:span>אקרבינהו<text:span text:style-name="T1"> </text:span>- שמע<text:span text:style-name="T1"> </text:span>מינה<text:span text:style-name="T1"> </text:span>שיורי<text:span text:style-name="T1"> </text:span>שיירינהו<text:span text:style-name="T1"> </text:span><text:span text:style-name="T18">(שהיה</text:span><text:span text:style-name="T4"> </text:span><text:span text:style-name="T18">בדעתו</text:span><text:span text:style-name="T4"> </text:span><text:span text:style-name="T18">לחוג</text:span><text:span text:style-name="T4"> </text:span><text:span text:style-name="T18">שני</text:span><text:span text:style-name="T4"> </text:span><text:span text:style-name="T18">ימים)</text:span>!</text:p>
      <text:p text:style-name="P4">והכי<text:span text:style-name="T1"> </text:span>נמי<text:span text:style-name="T1"> </text:span>מסתברא<text:span text:style-name="T1"> </text:span><text:span text:style-name="T18">(דמודה</text:span><text:span text:style-name="T4"> </text:span><text:span text:style-name="T18">רבי</text:span><text:span text:style-name="T4"> </text:span><text:span text:style-name="T18">יוחנן</text:span><text:span text:style-name="T4"> </text:span><text:span text:style-name="T18">בדמפרש)</text:span>, דכי<text:span text:style-name="T1"> </text:span>אתא<text:span text:style-name="T1"> </text:span>רבין<text:span text:style-name="T1"> </text:span>אמר<text:span text:style-name="T1"> </text:span>רבי<text:span text:style-name="T1"> </text:span>יוחנן: 'הפריש<text:span text:style-name="T1"> </text:span>עשר<text:span text:style-name="T1"> </text:span>בהמות<text:span text:style-name="T1"> </text:span>לחגיגתו, הקריב<text:span text:style-name="T1"> </text:span>חמש<text:span text:style-name="T1"> </text:span>ביום<text:span text:style-name="T1"> </text:span>טוב<text:span text:style-name="T1"> </text:span>- ראשון<text:span text:style-name="T1"> </text:span>חוזר<text:span text:style-name="T1"> </text:span>ומקריב<text:span text:style-name="T1"> </text:span>חמש<text:span text:style-name="T1"> </text:span>ביום<text:span text:style-name="T1"> </text:span>טוב<text:span text:style-name="T1"> </text:span>שני'; קשיין<text:span text:style-name="T1"> </text:span>אהדדי!? אלא<text:span text:style-name="T1"> </text:span>לאו<text:span text:style-name="T1"> </text:span>שמע<text:span text:style-name="T1"> </text:span>מינה<text:span text:style-name="T1"> </text:span>כאן<text:span text:style-name="T1"> </text:span>בסתם<text:span text:style-name="T1"> </text:span>כאן<text:span text:style-name="T1"> </text:span>במפרש?</text:p>
      <text:p text:style-name="P4">שמע<text:span text:style-name="T1"> </text:span>מינה.</text:p>
      <text:p text:style-name="P4">איתמר<text:span text:style-name="T1"> </text:span>נמי<text:span text:style-name="T1"> </text:span><text:span text:style-name="T18">(דהיכא</text:span><text:span text:style-name="T4"> </text:span><text:span text:style-name="T18">דמוכח</text:span><text:span text:style-name="T4"> </text:span><text:span text:style-name="T18">מילתא</text:span><text:span text:style-name="T4"> </text:span><text:span text:style-name="T18">דלא</text:span><text:span text:style-name="T4"> </text:span><text:span text:style-name="T18">היה</text:span><text:span text:style-name="T4"> </text:span><text:span text:style-name="T18">בדעתו</text:span><text:span text:style-name="T4"> </text:span><text:span text:style-name="T18">לחוג</text:span><text:span text:style-name="T4"> </text:span><text:span text:style-name="T18">שני</text:span><text:span text:style-name="T4"> </text:span><text:span text:style-name="T18">ימים</text:span><text:span text:style-name="T4"> </text:span><text:span text:style-name="T18">- מודה</text:span><text:span text:style-name="T4"> </text:span><text:span text:style-name="T18">רבי</text:span><text:span text:style-name="T4"> </text:span><text:span text:style-name="T18">יוחנן)</text:span>: אמר<text:span text:style-name="T1"> </text:span>רב<text:span text:style-name="T1"> </text:span>שמן<text:span text:style-name="T1"> </text:span>בר<text:span text:style-name="T1"> </text:span>אבא<text:span text:style-name="T1"> </text:span>אמר<text:span text:style-name="T1"> </text:span>רבי<text:span text:style-name="T1"> </text:span>יוחנן:</text:p>
      <text:p text:style-name="P4"/>
      <text:p text:style-name="P4">(חגיגה<text:span text:style-name="T1"> </text:span>ט,א)</text:p>
      <text:p text:style-name="P4">'לא<text:span text:style-name="T1"> </text:span>שנו<text:span text:style-name="T1"> </text:span><text:span text:style-name="T18">(הא</text:span><text:span text:style-name="T4"> </text:span><text:span text:style-name="T18">דתניא</text:span><text:span text:style-name="T4"> </text:span><text:span text:style-name="T18">לקמן</text:span><text:span text:style-name="T4"> </text:span><text:span text:style-name="T18">'אותו</text:span><text:span text:style-name="T4"> </text:span><text:span text:style-name="T18">אתה</text:span><text:span text:style-name="T4"> </text:span><text:span text:style-name="T18">חוגג</text:span><text:span text:style-name="T4"> </text:span><text:span text:style-name="T18">ולא</text:span><text:span text:style-name="T4"> </text:span><text:span text:style-name="T18">יותר')</text:span> אלא<text:span text:style-name="T1"> </text:span>שלא<text:span text:style-name="T1"> </text:span>גמר<text:span text:style-name="T1"> </text:span><text:span text:style-name="T18">(היום)</text:span>, אבל<text:span text:style-name="T1"> </text:span>גמר<text:span text:style-name="T1"> </text:span>- חוזר<text:span text:style-name="T1"> </text:span>ומקריב'; מאי<text:span text:style-name="T1"> </text:span>'גמר'?: אילימא<text:span text:style-name="T1"> </text:span>גמר<text:span text:style-name="T1"> </text:span>קרבנותיו<text:span text:style-name="T1"> </text:span>- מאי<text:span text:style-name="T1"> </text:span>מקריב? אלא<text:span text:style-name="T1"> </text:span>שלא<text:span text:style-name="T1"> </text:span>גמר<text:span text:style-name="T1"> </text:span><text:span text:style-name="T55">היום</text:span>, אבל<text:span text:style-name="T1"> </text:span>גמר<text:span text:style-name="T1"> </text:span>היום<text:span text:style-name="T1"> </text:span><text:span text:style-name="T18">(ולא</text:span><text:span text:style-name="T4"> </text:span><text:span text:style-name="T18">היה</text:span><text:span text:style-name="T4"> </text:span><text:span text:style-name="T18">לו</text:span><text:span text:style-name="T4"> </text:span><text:span text:style-name="T18">שהות</text:span><text:span text:style-name="T4"> </text:span><text:span text:style-name="T18">להקריב</text:span><text:span text:style-name="T4"> </text:span><text:span text:style-name="T18">כל</text:span><text:span text:style-name="T4"> </text:span><text:span text:style-name="T18">חגיגות</text:span><text:span text:style-name="T4"> </text:span><text:span text:style-name="T18">שהפריש)</text:span> - חוזר<text:span text:style-name="T1"> </text:span>ומקריב.</text:p>
      <text:p text:style-name="P4"/>
      <text:p text:style-name="P4"/>
      <text:p text:style-name="P4">משנה:</text:p>
      <text:p text:style-name="P4">מי<text:span text:style-name="T1"> </text:span>שלא<text:span text:style-name="T1"> </text:span>חג<text:span text:style-name="T1"> </text:span><text:span text:style-name="T18">(שלא</text:span><text:span text:style-name="T4"> </text:span><text:span text:style-name="T18">הביא</text:span><text:span text:style-name="T4"> </text:span><text:span text:style-name="T18">חגיגתו)</text:span> ביום<text:span text:style-name="T1"> </text:span>טוב<text:span text:style-name="T1"> </text:span>הראשון<text:span text:style-name="T1"> </text:span>של<text:span text:style-name="T1"> </text:span>חג<text:span text:style-name="T1"> </text:span>- חוגג<text:span text:style-name="T1"> </text:span>את<text:span text:style-name="T1"> </text:span>כל<text:span text:style-name="T1"> </text:span>הרגל<text:span text:style-name="T1"> </text:span>ויום<text:span text:style-name="T1"> </text:span>טוב<text:span text:style-name="T1"> <text:s/></text:span>האחרון<text:span text:style-name="T1"> </text:span>של<text:span text:style-name="T1"> </text:span>חג<text:span text:style-name="T1"> </text:span><text:span text:style-name="T18">(חוגג</text:span><text:span text:style-name="T4"> </text:span><text:span text:style-name="T18">שמיני</text:span><text:span text:style-name="T4"> </text:span><text:span text:style-name="T18">עצרת, ואף</text:span><text:span text:style-name="T4"> </text:span><text:span text:style-name="T18">על</text:span><text:span text:style-name="T4"> </text:span><text:span text:style-name="T18">גב</text:span><text:span text:style-name="T4"> </text:span><text:span text:style-name="T18">דרגל</text:span><text:span text:style-name="T4"> </text:span><text:span text:style-name="T18">בפני</text:span><text:span text:style-name="T4"> </text:span><text:span text:style-name="T18">עצמו</text:span><text:span text:style-name="T4"> </text:span><text:span text:style-name="T18">הוא</text:span><text:span text:style-name="T4"> </text:span><text:span text:style-name="T18">- הוי</text:span><text:span text:style-name="T4"> </text:span><text:span text:style-name="T18">תשלומין</text:span><text:span text:style-name="T4"> </text:span><text:span text:style-name="T18">לראשון)</text:span>;</text:p>
      <text:p text:style-name="P4">עבר<text:span text:style-name="T1"> </text:span>הרגל<text:span text:style-name="T1"> </text:span>ולא<text:span text:style-name="T1"> </text:span>חג<text:span text:style-name="T1"> </text:span>- אינו<text:span text:style-name="T1"> </text:span>חייב<text:span text:style-name="T1"> </text:span>באחריותו; על<text:span text:style-name="T1"> </text:span>זה<text:span text:style-name="T1"> </text:span>נאמר<text:span text:style-name="T1"> </text:span><text:span text:style-name="T19">(קהלת</text:span><text:span text:style-name="T3"> </text:span><text:span text:style-name="T19">א,טו)</text:span><text:span text:style-name="T22"> מעוות</text:span><text:span text:style-name="T1"> </text:span><text:span text:style-name="T22">לא</text:span><text:span text:style-name="T1"> </text:span><text:span text:style-name="T22">יוכל</text:span><text:span text:style-name="T1"> </text:span><text:span text:style-name="T22">לתקון</text:span><text:span text:style-name="T1"> </text:span><text:span text:style-name="T22">וחסרון</text:span><text:span text:style-name="T1"> </text:span><text:span text:style-name="T22">לא</text:span><text:span text:style-name="T1"> </text:span><text:span text:style-name="T22">יוכל</text:span><text:span text:style-name="T1"> </text:span><text:span text:style-name="T22">להמנות</text:span>;</text:p>
      <text:p text:style-name="P4">רבי<text:span text:style-name="T1"> </text:span>שמעון<text:span text:style-name="T1"> </text:span>בן<text:span text:style-name="T1"> </text:span>מנסייא<text:span text:style-name="T1"> </text:span>אומר: איזהו<text:span text:style-name="T1"> </text:span>מעוות<text:span text:style-name="T1"> </text:span>שאינו<text:span text:style-name="T1"> </text:span>יכול<text:span text:style-name="T1"> </text:span>להתקן? - זה<text:span text:style-name="T1"> </text:span>הבא<text:span text:style-name="T1"> </text:span>על<text:span text:style-name="T1"> </text:span>הערוה<text:span text:style-name="T1"> </text:span>והוליד<text:span text:style-name="T1"> </text:span>ממנה<text:span text:style-name="T1"> </text:span>ממזר<text:span text:style-name="T1"> </text:span><text:span text:style-name="T18">(שהביא</text:span><text:span text:style-name="T4"> </text:span><text:span text:style-name="T18">פסולין</text:span><text:span text:style-name="T4"> </text:span><text:span text:style-name="T18">בישראל, ויהא</text:span><text:span text:style-name="T4"> </text:span><text:span text:style-name="T18">זכרון; לפיכך</text:span><text:span text:style-name="T4"> </text:span><text:span text:style-name="T18">אין</text:span><text:span text:style-name="T4"> </text:span><text:span text:style-name="T18">עונותיו</text:span><text:span text:style-name="T4"> </text:span><text:span text:style-name="T18">נמחקין</text:span><text:span text:style-name="T4"> </text:span><text:span text:style-name="T18">בתשובה)</text:span>; אם<text:span text:style-name="T1"> </text:span>תאמר<text:span text:style-name="T1"> </text:span>בגונב<text:span text:style-name="T1"> </text:span>וגוזל<text:span text:style-name="T1"> </text:span>- יכול<text:span text:style-name="T1"> </text:span>הוא<text:span text:style-name="T1"> </text:span>להחזירו<text:span text:style-name="T1"> </text:span><text:span text:style-name="T18">(דמי</text:span><text:span text:style-name="T4"> </text:span><text:span text:style-name="T18">גניבתו</text:span><text:span text:style-name="T4"> </text:span><text:span text:style-name="T18">וגזלתו</text:span><text:span text:style-name="T4"> </text:span><text:span text:style-name="T18">לבעלים)</text:span> ויתקן<text:span text:style-name="T1"> </text:span><text:span text:style-name="T18">(ויהא</text:span><text:span text:style-name="T4"> </text:span><text:span text:style-name="T18">מתוקן</text:span><text:span text:style-name="T4"> </text:span><text:span text:style-name="T18">מן</text:span><text:span text:style-name="T4"> </text:span><text:span text:style-name="T18">החטא)</text:span>.</text:p>
      <text:p text:style-name="P4">רבי<text:span text:style-name="T1"> </text:span>שמעון<text:span text:style-name="T1"> </text:span>בן<text:span text:style-name="T1"> </text:span>יוחי<text:span text:style-name="T1"> </text:span>אומר: אין<text:span text:style-name="T1"> </text:span>קורין<text:span text:style-name="T1"> </text:span>'מעוות<text:span text:style-name="T1"> </text:span><text:span text:style-name="T18">(מקולקל)</text:span>' אלא<text:span text:style-name="T1"> </text:span>למי<text:span text:style-name="T1"> </text:span>שהיה<text:span text:style-name="T1"> </text:span>מתוקן<text:span text:style-name="T1"> </text:span>בתחילה<text:span text:style-name="T1"> </text:span>ונתעוות, ואי<text:span text:style-name="T1"> </text:span>זה<text:span text:style-name="T1"> </text:span>זה<text:span text:style-name="T1"> </text:span>- תלמיד<text:span text:style-name="T1"> </text:span>חכם<text:span text:style-name="T1"> </text:span>הפורש<text:span text:style-name="T1"> </text:span>מן<text:span text:style-name="T1"> </text:span>התורה.</text:p>
      <text:p text:style-name="P4"/>
      <text:p text:style-name="P4">גמרא:</text:p>
      <text:p text:style-name="P4">מנהני<text:span text:style-name="T1"> </text:span>מילי<text:span text:style-name="T1"> </text:span><text:span text:style-name="T18">(דיום</text:span><text:span text:style-name="T4"> </text:span><text:span text:style-name="T18">טוב</text:span><text:span text:style-name="T4"> </text:span><text:span text:style-name="T18">האחרון</text:span><text:span text:style-name="T4"> </text:span><text:span text:style-name="T18">של</text:span><text:span text:style-name="T4"> </text:span><text:span text:style-name="T18">חג</text:span><text:span text:style-name="T4"> </text:span><text:span text:style-name="T18">הסוכות</text:span><text:span text:style-name="T4"> </text:span><text:span text:style-name="T18">תשלומין</text:span><text:span text:style-name="T4"> </text:span><text:span text:style-name="T18">לקרבנות</text:span><text:span text:style-name="T4"> </text:span><text:span text:style-name="T18">החג</text:span><text:span text:style-name="T4"> </text:span><text:span text:style-name="T18">ליחידים)</text:span>?</text:p>
      <text:p text:style-name="P4">אמר<text:span text:style-name="T1"> </text:span>רבי<text:span text:style-name="T1"> </text:span>יוחנן<text:span text:style-name="T1"> </text:span>משום<text:span text:style-name="T1"> </text:span>רבי<text:span text:style-name="T1"> </text:span>ישמעאל: נאמר<text:span text:style-name="T1"> </text:span>עצרת<text:span text:style-name="T1"> </text:span>בשביעית<text:span text:style-name="T1"> </text:span>של<text:span text:style-name="T1"> </text:span>פסח<text:span text:style-name="T1"> </text:span><text:span text:style-name="T18">(בפרשת</text:span><text:span text:style-name="T4"> </text:span><text:span text:style-name="T18">'כל</text:span><text:span text:style-name="T4"> </text:span><text:span text:style-name="T18">הבכור': </text:span><text:span text:style-name="T24">ששת</text:span><text:span text:style-name="T4"> </text:span><text:span text:style-name="T24">ימים</text:span><text:span text:style-name="T4"> </text:span><text:span text:style-name="T24">תאכל</text:span><text:span text:style-name="T4"> </text:span><text:span text:style-name="T24">מצות</text:span><text:span text:style-name="T4"> </text:span><text:span text:style-name="T24">וביום</text:span><text:span text:style-name="T4"> </text:span><text:span text:style-name="T24">השביעי</text:span><text:span text:style-name="T4"> </text:span><text:span text:style-name="T57">עצרת</text:span><text:span text:style-name="T4"> </text:span><text:span text:style-name="T19">(דברים</text:span><text:span text:style-name="T3"> </text:span><text:span text:style-name="T19">טז,ח)</text:span><text:span text:style-name="T18">)</text:span>, ונאמר<text:span text:style-name="T1"> </text:span>עצרת<text:span text:style-name="T1"> </text:span>בשמיני<text:span text:style-name="T1"> </text:span>של<text:span text:style-name="T1"> </text:span>חג<text:span text:style-name="T1"> </text:span><text:span text:style-name="T24">[</text:span><text:span text:style-name="T19">במדבר</text:span><text:span text:style-name="T3"> </text:span><text:span text:style-name="T19">כט,לה:</text:span><text:span text:style-name="T24"> ביום</text:span><text:span text:style-name="T4"> </text:span><text:span text:style-name="T24">השמיני</text:span><text:span text:style-name="T4"> </text:span><text:span text:style-name="T57">עצרת</text:span><text:span text:style-name="T4"> </text:span><text:span text:style-name="T24">תהיה</text:span><text:span text:style-name="T4"> </text:span><text:span text:style-name="T24">לכם</text:span><text:span text:style-name="T4"> </text:span><text:span text:style-name="T24">כל</text:span><text:span text:style-name="T4"> </text:span><text:span text:style-name="T24">מלאכת</text:span><text:span text:style-name="T4"> </text:span><text:span text:style-name="T24">עבדה</text:span><text:span text:style-name="T4"> </text:span><text:span text:style-name="T24">לא</text:span><text:span text:style-name="T4"> </text:span><text:span text:style-name="T24">תעשו]</text:span>; מה<text:span text:style-name="T1"> </text:span>להלן<text:span text:style-name="T1"> </text:span><text:span text:style-name="T18">(לשביעי</text:span><text:span text:style-name="T4"> </text:span><text:span text:style-name="T18">של</text:span><text:span text:style-name="T4"> </text:span><text:span text:style-name="T18">פסח)</text:span> לתשלומין<text:span text:style-name="T1"> </text:span><text:span text:style-name="T18">(תשלומין</text:span><text:span text:style-name="T4"> </text:span><text:span text:style-name="T18">לראשון, שהרי</text:span><text:span text:style-name="T4"> </text:span><text:span text:style-name="T18">אינו</text:span><text:span text:style-name="T4"> </text:span><text:span text:style-name="T18">חלוק</text:span><text:span text:style-name="T4"> </text:span><text:span text:style-name="T18">משלפניו; שמיני</text:span><text:span text:style-name="T4"> </text:span><text:span text:style-name="T18">עצרת</text:span><text:span text:style-name="T4"> </text:span><text:span text:style-name="T18">חלוק</text:span><text:span text:style-name="T4"> </text:span><text:span text:style-name="T18">משלפניו</text:span><text:span text:style-name="T4"> </text:span><text:span text:style-name="T18">לענין</text:span><text:span text:style-name="T4"> </text:span><text:span text:style-name="T18">פז"ר</text:span><text:span text:style-name="T4"> </text:span><text:span text:style-name="T18">קש"ב*)</text:span> - אף<text:span text:style-name="T1"> </text:span>כאן<text:span text:style-name="T1"> </text:span>לתשלומין.</text:p>
      <text:p text:style-name="P20"><text:span text:style-name="T17">(סוכה</text:span><text:span text:style-name="T1"> </text:span><text:span text:style-name="T17">מח,א: פז"ר</text:span><text:span text:style-name="T1"> </text:span><text:span text:style-name="T17">קש"ב: </text:span><text:span text:style-name="T11">פ</text:span><text:span text:style-name="T17">ייס</text:span><text:span text:style-name="T1"> </text:span><text:span text:style-name="T17">בפני</text:span><text:span text:style-name="T1"> </text:span><text:span text:style-name="T17">עצמו, </text:span><text:span text:style-name="T11">ז</text:span><text:span text:style-name="T17">מן</text:span><text:span text:style-name="T1"> </text:span><text:span text:style-name="T17">בפני</text:span><text:span text:style-name="T1"> </text:span><text:span text:style-name="T17">עצמו, </text:span><text:span text:style-name="T11">ר</text:span><text:span text:style-name="T17">גל</text:span><text:span text:style-name="T1"> </text:span><text:span text:style-name="T17">בפני</text:span><text:span text:style-name="T1"> </text:span><text:span text:style-name="T17">עצמו, </text:span><text:span text:style-name="T11">ק</text:span><text:span text:style-name="T17">רבן</text:span><text:span text:style-name="T1"> </text:span><text:span text:style-name="T17">בפני</text:span><text:span text:style-name="T1"> </text:span><text:span text:style-name="T17">עצמו, </text:span><text:span text:style-name="T11">ש</text:span><text:span text:style-name="T17">ירה</text:span><text:span text:style-name="T1"> </text:span><text:span text:style-name="T17">בפני</text:span><text:span text:style-name="T1"> </text:span><text:span text:style-name="T17">עצמו, </text:span><text:span text:style-name="T11">ב</text:span><text:span text:style-name="T17">רכה</text:span><text:span text:style-name="T1"> </text:span><text:span text:style-name="T17">בפני</text:span><text:span text:style-name="T1"> </text:span><text:span text:style-name="T17">עצמו</text:span></text:p>
      <text:p text:style-name="P18"><text:span text:style-name="T4"><text:s/></text:span><text:span text:style-name="T18">רש"י</text:span><text:span text:style-name="T4"> </text:span><text:span text:style-name="T18">ראש</text:span><text:span text:style-name="T4"> </text:span><text:span text:style-name="T18">השנה</text:span><text:span text:style-name="T4"> </text:span><text:span text:style-name="T18">ד,א: </text:span><text:span text:style-name="T84">כבר</text:span><text:span text:style-name="T85"> </text:span><text:span text:style-name="T84">פירשתיו</text:span><text:span text:style-name="T85"> </text:span><text:span text:style-name="T84">במסכת</text:span><text:span text:style-name="T85"> </text:span><text:span text:style-name="T84">יומא</text:span><text:span text:style-name="T85"> </text:span><text:span text:style-name="T84">(דף</text:span><text:span text:style-name="T85"> </text:span><text:span text:style-name="T84">ג) ומסכת</text:span><text:span text:style-name="T85"> </text:span><text:span text:style-name="T84">סוכה</text:span><text:span text:style-name="T85"> </text:span><text:span text:style-name="T84">(דף</text:span><text:span text:style-name="T85"> </text:span><text:span text:style-name="T84">מח): טעון</text:span><text:span text:style-name="T85"> </text:span><text:span text:style-name="T86">פ</text:span><text:span text:style-name="T84">ייס</text:span><text:span text:style-name="T85"> </text:span><text:span text:style-name="T84">לפר</text:span><text:span text:style-name="T85"> </text:span><text:span text:style-name="T84">הבא</text:span><text:span text:style-name="T85"> </text:span><text:span text:style-name="T84">בשמיני</text:span><text:span text:style-name="T85"> </text:span><text:span text:style-name="T84">ואינו</text:span><text:span text:style-name="T85"> </text:span><text:span text:style-name="T84">קרב</text:span><text:span text:style-name="T85"> </text:span><text:span text:style-name="T84">לפי</text:span><text:span text:style-name="T85"> </text:span><text:span text:style-name="T84">סדר</text:span><text:span text:style-name="T85"> </text:span><text:span text:style-name="T84">המשמרות</text:span><text:span text:style-name="T85"> </text:span><text:span text:style-name="T84">ששנו</text:span><text:span text:style-name="T85"> </text:span><text:span text:style-name="T84">ושלשו</text:span><text:span text:style-name="T85"> </text:span><text:span text:style-name="T84">בפרי</text:span><text:span text:style-name="T85"> </text:span><text:span text:style-name="T84">החג</text:span><text:span text:style-name="T85"> </text:span><text:span text:style-name="T84">חוץ</text:span><text:span text:style-name="T85"> </text:span><text:span text:style-name="T84">משתים</text:span><text:span text:style-name="T85"> </text:span><text:span text:style-name="T84">ששנו</text:span><text:span text:style-name="T85"> </text:span><text:span text:style-name="T84">ולא</text:span><text:span text:style-name="T85"> </text:span><text:span text:style-name="T84">שלשו</text:span><text:span text:style-name="T85"> </text:span><text:span text:style-name="T84">ופר</text:span><text:span text:style-name="T85"> </text:span><text:span text:style-name="T84">של</text:span><text:span text:style-name="T85"> </text:span><text:span text:style-name="T84">שמיני</text:span><text:span text:style-name="T85"> </text:span><text:span text:style-name="T84">אין</text:span><text:span text:style-name="T85"> </text:span><text:span text:style-name="T84">אחת</text:span><text:span text:style-name="T85"> </text:span><text:span text:style-name="T84">מאותן</text:span><text:span text:style-name="T85"> </text:span><text:span text:style-name="T84">שתים</text:span><text:span text:style-name="T85"> </text:span><text:span text:style-name="T84">מקריבתו</text:span><text:span text:style-name="T85"> </text:span><text:span text:style-name="T84">אלא</text:span><text:span text:style-name="T85"> </text:span><text:span text:style-name="T84">כל</text:span><text:span text:style-name="T85"> </text:span><text:span text:style-name="T84">המשמרות</text:span><text:span text:style-name="T85"> </text:span><text:span text:style-name="T84">מפיסות; וטעון</text:span><text:span text:style-name="T85"> </text:span><text:span text:style-name="T86">ז</text:span><text:span text:style-name="T84">מן; ו</text:span><text:span text:style-name="T86">ר</text:span><text:span text:style-name="T84">גל</text:span><text:span text:style-name="T85"> </text:span><text:span text:style-name="T84">לעצמו, שאין</text:span><text:span text:style-name="T85"> </text:span><text:soft-page-break/><text:span text:style-name="T84">שם</text:span><text:span text:style-name="T85"> </text:span><text:span text:style-name="T84">חג</text:span><text:span text:style-name="T85"> </text:span><text:span text:style-name="T84">הסוכות</text:span><text:span text:style-name="T85"> </text:span><text:span text:style-name="T84">עליו; ו</text:span><text:span text:style-name="T86">ק</text:span><text:span text:style-name="T84">רבן</text:span><text:span text:style-name="T85"> </text:span><text:span text:style-name="T84">לעצמו, שאין</text:span><text:span text:style-name="T85"> </text:span><text:span text:style-name="T84">קרבנו</text:span><text:span text:style-name="T85"> </text:span><text:span text:style-name="T84">כשאר</text:span><text:span text:style-name="T85"> </text:span><text:span text:style-name="T84">ימי</text:span><text:span text:style-name="T85"> </text:span><text:span text:style-name="T84">החג, שהפרים</text:span><text:span text:style-name="T85"> </text:span><text:span text:style-name="T84">מתמעטים</text:span><text:span text:style-name="T85"> </text:span><text:span text:style-name="T84">בהם</text:span><text:span text:style-name="T85"> </text:span><text:span text:style-name="T84">אחד</text:span><text:span text:style-name="T85"> </text:span><text:span text:style-name="T84">אחד</text:span><text:span text:style-name="T85"> </text:span><text:span text:style-name="T84">וזה</text:span><text:span text:style-name="T85"> </text:span><text:span text:style-name="T84">אינו</text:span><text:span text:style-name="T85"> </text:span><text:span text:style-name="T84">אלא</text:span><text:span text:style-name="T85"> </text:span><text:span text:style-name="T84">פר</text:span><text:span text:style-name="T85"> </text:span><text:span text:style-name="T84">אחד, ושאר</text:span><text:span text:style-name="T85"> </text:span><text:span text:style-name="T84">הימים</text:span><text:span text:style-name="T85"> </text:span><text:span text:style-name="T84">שני</text:span><text:span text:style-name="T85"> </text:span><text:span text:style-name="T84">אילים</text:span><text:span text:style-name="T85"> </text:span><text:span text:style-name="T84">וארבעה</text:span><text:span text:style-name="T85"> </text:span><text:span text:style-name="T84">עשר</text:span><text:span text:style-name="T85"> </text:span><text:span text:style-name="T84">כבשים</text:span><text:span text:style-name="T85"> </text:span><text:span text:style-name="T84">וזה</text:span><text:span text:style-name="T85"> </text:span><text:span text:style-name="T84">איל</text:span><text:span text:style-name="T85"> </text:span><text:span text:style-name="T84">אחד</text:span><text:span text:style-name="T85"> </text:span><text:span text:style-name="T84">וז' כבשים; ו</text:span><text:span text:style-name="T86">ש</text:span><text:span text:style-name="T84">יר</text:span><text:span text:style-name="T85"> </text:span><text:span text:style-name="T84">לעצמו: אין</text:span><text:span text:style-name="T85"> </text:span><text:span text:style-name="T84">שירו</text:span><text:span text:style-name="T85"> </text:span><text:span text:style-name="T84">שוה</text:span><text:span text:style-name="T85"> </text:span><text:span text:style-name="T84">לשל</text:span><text:span text:style-name="T85"> </text:span><text:span text:style-name="T84">סוכות</text:span><text:span text:style-name="T85"> </text:span><text:span text:style-name="T84">שאומר</text:span><text:span text:style-name="T85"> </text:span><text:span text:style-name="T84">על</text:span><text:span text:style-name="T85"> </text:span><text:span text:style-name="T84">הדוכן. ולא</text:span><text:span text:style-name="T85"> </text:span><text:span text:style-name="T84">נתפרש</text:span><text:span text:style-name="T85"> </text:span><text:span text:style-name="T84">לנו</text:span><text:span text:style-name="T85"> </text:span><text:span text:style-name="T84">שירו</text:span><text:span text:style-name="T85"> </text:span><text:span text:style-name="T84">ובמסכת</text:span><text:span text:style-name="T85"> </text:span><text:span text:style-name="T84">סופרים</text:span><text:span text:style-name="T85"> </text:span><text:span text:style-name="T84">נמצא</text:span><text:span text:style-name="T85"> </text:span><text:span text:style-name="T84">שירו</text:span><text:span text:style-name="T85"> </text:span><text:span text:style-name="T84">הוא</text:span><text:span text:style-name="T85"> </text:span><text:span text:style-name="T84">למנצח</text:span><text:span text:style-name="T85"> </text:span><text:span text:style-name="T84">על</text:span><text:span text:style-name="T85"> </text:span><text:span text:style-name="T84">השמינית; </text:span><text:span text:style-name="T86">ב</text:span><text:span text:style-name="T84">רכה</text:span><text:span text:style-name="T85"> </text:span><text:span text:style-name="T84">לעצמה: מברכין</text:span><text:span text:style-name="T85"> </text:span><text:span text:style-name="T84">היו</text:span><text:span text:style-name="T85"> </text:span><text:span text:style-name="T84">את</text:span><text:span text:style-name="T85"> </text:span><text:span text:style-name="T84">המלך</text:span><text:span text:style-name="T85"> </text:span><text:span text:style-name="T84">זכר</text:span><text:span text:style-name="T85"> </text:span><text:span text:style-name="T84">לחנוכת</text:span><text:span text:style-name="T85"> </text:span><text:span text:style-name="T84">הבית</text:span><text:span text:style-name="T85"> </text:span><text:span text:style-name="T84">שנאמר</text:span><text:span text:style-name="T85"> </text:span><text:span text:style-name="T19">(מ"א</text:span><text:span text:style-name="T3"> </text:span><text:span text:style-name="T19">ח,סו)</text:span><text:span text:style-name="T87"> ביום</text:span><text:span text:style-name="T85"> </text:span><text:span text:style-name="T87">השמיני</text:span><text:span text:style-name="T85"> </text:span><text:span text:style-name="T87">שלח</text:span><text:span text:style-name="T85"> </text:span><text:span text:style-name="T87">את</text:span><text:span text:style-name="T85"> </text:span><text:span text:style-name="T87">העם</text:span><text:span text:style-name="T85"> </text:span><text:span text:style-name="T87">ויברכו</text:span><text:span text:style-name="T85"> </text:span><text:span text:style-name="T87">את</text:span><text:span text:style-name="T85"> </text:span><text:span text:style-name="T87">המלך</text:span><text:span text:style-name="T84">; כך</text:span><text:span text:style-name="T85"> </text:span><text:span text:style-name="T84">מפורש</text:span><text:span text:style-name="T85"> </text:span><text:span text:style-name="T84">בתוספתא</text:span><text:span text:style-name="T85"> </text:span><text:span text:style-name="T84">דסוכה</text:span><text:span text:style-name="T85"> </text:span><text:span text:style-name="T84">(פ"ד).</text:span><text:span text:style-name="T18">) </text:span></text:p>
      <text:p text:style-name="P4">מופנה<text:span text:style-name="T1"> </text:span><text:span text:style-name="T18">(וצריכה</text:span><text:span text:style-name="T4"> </text:span><text:span text:style-name="T18">גזירה</text:span><text:span text:style-name="T4"> </text:span><text:span text:style-name="T18">שוה</text:span><text:span text:style-name="T4"> </text:span><text:span text:style-name="T18">זו</text:span><text:span text:style-name="T4"> </text:span><text:span text:style-name="T18">שתהא</text:span><text:span text:style-name="T4"> </text:span><text:span text:style-name="T18">מופנה, דתו</text:span><text:span text:style-name="T4"> </text:span><text:span text:style-name="T18">לא</text:span><text:span text:style-name="T4"> </text:span><text:span text:style-name="T18">פרכינן</text:span><text:span text:style-name="T4"> </text:span><text:span text:style-name="T18">עליה</text:span><text:span text:style-name="T4"> </text:span><text:span text:style-name="T18">מידי: דכל</text:span><text:span text:style-name="T4"> </text:span><text:span text:style-name="T18">גזירה</text:span><text:span text:style-name="T4"> </text:span><text:span text:style-name="T18">שוה</text:span><text:span text:style-name="T4"> </text:span><text:span text:style-name="T18">מופנה</text:span><text:span text:style-name="T4"> </text:span><text:span text:style-name="T18">- למידין</text:span><text:span text:style-name="T4"> </text:span><text:span text:style-name="T18">ואין</text:span><text:span text:style-name="T4"> </text:span><text:span text:style-name="T18">משיבין)</text:span> - דאי<text:span text:style-name="T1"> </text:span>לאו<text:span text:style-name="T1"> </text:span>מופנה<text:span text:style-name="T1"> </text:span>איכא<text:span text:style-name="T1"> </text:span>למיפרך: מה<text:span text:style-name="T1"> </text:span>לשביעי<text:span text:style-name="T1"> </text:span>של<text:span text:style-name="T1"> </text:span>פסח<text:span text:style-name="T1"> </text:span>שכן<text:span text:style-name="T1"> </text:span>אינו<text:span text:style-name="T1"> </text:span>חלוק<text:span text:style-name="T1"> </text:span>משלפניו, תאמר<text:span text:style-name="T1"> </text:span>בשמיני<text:span text:style-name="T1"> </text:span>של<text:span text:style-name="T1"> </text:span>חג<text:span text:style-name="T1"> </text:span>שחלוק<text:span text:style-name="T1"> </text:span>משלפניו!</text:p>
      <text:p text:style-name="P4">לאיי<text:span text:style-name="T1"> </text:span><text:span text:style-name="T18">(באמת)</text:span>, אפנויי<text:span text:style-name="T1"> </text:span>מופנה: מכדי<text:span text:style-name="T1"> </text:span>מאי<text:span text:style-name="T1"> </text:span>'עצרת' = עצור<text:span text:style-name="T1"> </text:span>בעשיית<text:span text:style-name="T1"> </text:span>מלאכה, הכתיב<text:span text:style-name="T1"> <text:s/></text:span><text:span text:style-name="T24">[</text:span><text:span text:style-name="T19">דברים</text:span><text:span text:style-name="T3"> </text:span><text:span text:style-name="T19">טז,ח:</text:span><text:span text:style-name="T24"> ששת</text:span><text:span text:style-name="T4"> </text:span><text:span text:style-name="T24">ימים</text:span><text:span text:style-name="T4"> </text:span><text:span text:style-name="T24">תאכל</text:span><text:span text:style-name="T4"> </text:span><text:span text:style-name="T24">מצות</text:span><text:span text:style-name="T4"> </text:span><text:span text:style-name="T24">וביום</text:span><text:span text:style-name="T4"> </text:span><text:span text:style-name="T24">השביעי</text:span><text:span text:style-name="T4"> </text:span><text:span text:style-name="T57">עצרת</text:span><text:span text:style-name="T4"> </text:span><text:span text:style-name="T24">לה' אלקיך]</text:span><text:span text:style-name="T22"> לא</text:span><text:span text:style-name="T1"> </text:span><text:span text:style-name="T22">תעשה</text:span><text:span text:style-name="T1"> </text:span><text:span text:style-name="T22">מלאכה</text:span>, '<text:span text:style-name="T22">עצרת</text:span>' דכתב<text:span text:style-name="T1"> </text:span>רחמנא<text:span text:style-name="T1"> </text:span>למה<text:span text:style-name="T1"> </text:span>לי? - אלא<text:span text:style-name="T1"> </text:span>שמע<text:span text:style-name="T1"> </text:span>מינה<text:span text:style-name="T1"> </text:span>לאפנויי;<text:span text:style-name="T18"> </text:span></text:p>
      <text:p text:style-name="P4">ותנא<text:span text:style-name="T1"> </text:span>מייתי<text:span text:style-name="T1"> </text:span>לה<text:span text:style-name="T1"> </text:span>מהכא<text:span text:style-name="T1"> </text:span><text:span text:style-name="T18">(משום</text:span><text:span text:style-name="T4"> </text:span><text:span text:style-name="T18">דרבי</text:span><text:span text:style-name="T4"> </text:span><text:span text:style-name="T18">יוחנן, דגמר</text:span><text:span text:style-name="T4"> </text:span><text:span text:style-name="T18">לה</text:span><text:span text:style-name="T4"> </text:span><text:span text:style-name="T18">כדאמרינן</text:span><text:span text:style-name="T4"> </text:span><text:span text:style-name="T18">לעיל</text:span><text:span text:style-name="T4"> </text:span><text:span text:style-name="T18">אמורא</text:span><text:span text:style-name="T4"> </text:span><text:span text:style-name="T18">הוא</text:span><text:span text:style-name="T4"> </text:span><text:span text:style-name="T18">נקט</text:span><text:span text:style-name="T4"> </text:span><text:span text:style-name="T18">הכא</text:span><text:span text:style-name="T4"> </text:span><text:span text:style-name="T18">האי</text:span><text:span text:style-name="T4"> </text:span><text:span text:style-name="T18">לישנא)</text:span>, דתניא: '<text:span text:style-name="T19">(ויקרא</text:span><text:span text:style-name="T3"> </text:span><text:span text:style-name="T19">כג,מא)</text:span><text:span text:style-name="T25"> וחגותם</text:span><text:span text:style-name="T6"> </text:span><text:span text:style-name="T70">אותו</text:span><text:span text:style-name="T6"> </text:span><text:span text:style-name="T25">חג</text:span><text:span text:style-name="T6"> </text:span><text:span text:style-name="T25">לה' שבעת</text:span><text:span text:style-name="T6"> </text:span><text:span text:style-name="T25">ימים</text:span><text:span text:style-name="T6"> </text:span><text:span text:style-name="T24">[בשנה</text:span><text:span text:style-name="T4"> </text:span><text:span text:style-name="T24">חקת</text:span><text:span text:style-name="T4"> </text:span><text:span text:style-name="T24">עולם</text:span><text:span text:style-name="T4"> </text:span><text:span text:style-name="T24">לדרתיכם</text:span><text:span text:style-name="T4"> </text:span><text:span text:style-name="T24">בחדש</text:span><text:span text:style-name="T4"> </text:span><text:span text:style-name="T24">השביעי</text:span><text:span text:style-name="T4"> </text:span><text:span text:style-name="T24">תחגו</text:span><text:span text:style-name="T4"> </text:span><text:span text:style-name="T65">אֹתו</text:span><text:span text:style-name="T24">]</text:span><text:span text:style-name="T35"> ; יכול</text:span><text:span text:style-name="T6"> </text:span><text:span text:style-name="T35">יהא</text:span><text:span text:style-name="T6"> </text:span><text:span text:style-name="T35">חוגג</text:span><text:span text:style-name="T6"> </text:span><text:span text:style-name="T35">והולך</text:span><text:span text:style-name="T6"> </text:span><text:span text:style-name="T35">כל</text:span><text:span text:style-name="T6"> </text:span><text:span text:style-name="T35">שבעה</text:span><text:span text:style-name="T6"> </text:span><text:span text:style-name="T18">(כל</text:span><text:span text:style-name="T4"> </text:span><text:span text:style-name="T18">יום</text:span><text:span text:style-name="T4"> </text:span><text:span text:style-name="T18">ויום)</text:span><text:span text:style-name="T35">? תלמוד</text:span><text:span text:style-name="T6"> </text:span><text:span text:style-name="T35">לומר: '</text:span><text:span text:style-name="T25">אותו</text:span><text:span text:style-name="T35">': אותו</text:span><text:span text:style-name="T6"> </text:span><text:span text:style-name="T35">אתה</text:span><text:span text:style-name="T6"> </text:span><text:span text:style-name="T35">חוגג, ואי</text:span><text:span text:style-name="T6"> </text:span><text:span text:style-name="T35">אתה</text:span><text:span text:style-name="T6"> </text:span><text:span text:style-name="T35">חוגג</text:span><text:span text:style-name="T6"> </text:span><text:span text:style-name="T35">כל</text:span><text:span text:style-name="T6"> </text:span><text:span text:style-name="T35">שבעה; אם</text:span><text:span text:style-name="T6"> </text:span><text:span text:style-name="T35">כן</text:span><text:span text:style-name="T6"> </text:span><text:span text:style-name="T35">למה</text:span><text:span text:style-name="T6"> </text:span><text:span text:style-name="T35">נאמר</text:span><text:span text:style-name="T6"> </text:span><text:span text:style-name="T35">שבעה? – לתשלומין;</text:span></text:p>
      <text:p text:style-name="P4"><text:span text:style-name="T35">ומנין</text:span><text:span text:style-name="T6"> </text:span><text:span text:style-name="T35">שאם</text:span><text:span text:style-name="T6"> </text:span><text:span text:style-name="T35">לא</text:span><text:span text:style-name="T6"> </text:span><text:span text:style-name="T35">חג</text:span><text:span text:style-name="T6"> </text:span><text:span text:style-name="T35">יו"ט</text:span><text:span text:style-name="T6"> </text:span><text:span text:style-name="T35">הראשון</text:span><text:span text:style-name="T6"> </text:span><text:span text:style-name="T35">של</text:span><text:span text:style-name="T6"> </text:span><text:span text:style-name="T35">חג</text:span><text:span text:style-name="T6"> </text:span><text:span text:style-name="T35">שחוגג</text:span><text:span text:style-name="T6"> </text:span><text:span text:style-name="T35">והולך</text:span><text:span text:style-name="T6"> </text:span><text:span text:style-name="T35">את</text:span><text:span text:style-name="T6"> </text:span><text:span text:style-name="T35">כל</text:span><text:span text:style-name="T6"> </text:span><text:span text:style-name="T35">הרגל</text:span><text:span text:style-name="T6"> </text:span><text:span text:style-name="T35">ויום</text:span><text:span text:style-name="T6"> </text:span><text:span text:style-name="T35">טוב</text:span><text:span text:style-name="T6"> </text:span><text:span text:style-name="T35">האחרון?</text:span><text:span text:style-name="T18"> </text:span></text:p>
      <text:p text:style-name="P4"><text:span text:style-name="T35">תלמוד</text:span><text:span text:style-name="T6"> </text:span><text:span text:style-name="T35">לומר: '</text:span><text:span text:style-name="T25">בחדש</text:span><text:span text:style-name="T6"> </text:span><text:span text:style-name="T25">השביעי</text:span><text:span text:style-name="T6"> </text:span><text:span text:style-name="T25">תחגו</text:span><text:span text:style-name="T6"> </text:span><text:span text:style-name="T25">אותו</text:span><text:span text:style-name="T35">' </text:span><text:span text:style-name="T18">(כל</text:span><text:span text:style-name="T4"> </text:span><text:span text:style-name="T18">ימי</text:span><text:span text:style-name="T4"> </text:span><text:span text:style-name="T18">החג</text:span><text:span text:style-name="T4"> </text:span><text:span text:style-name="T18">האמור</text:span><text:span text:style-name="T4"> </text:span><text:span text:style-name="T18">בחדש</text:span><text:span text:style-name="T4"> </text:span><text:span text:style-name="T18">השביעי)</text:span><text:span text:style-name="T35">;</text:span></text:p>
      <text:p text:style-name="P4"><text:span text:style-name="T35">אי</text:span><text:span text:style-name="T6"> </text:span><text:span text:style-name="T35">בחדש</text:span><text:span text:style-name="T6"> </text:span><text:span text:style-name="T35">השביעי, יכול</text:span><text:span text:style-name="T6"> </text:span><text:span text:style-name="T35">יהא</text:span><text:span text:style-name="T6"> </text:span><text:span text:style-name="T35">חוגג</text:span><text:span text:style-name="T6"> </text:span><text:span text:style-name="T35">והולך</text:span><text:span text:style-name="T6"> </text:span><text:span text:style-name="T35">החדש</text:span><text:span text:style-name="T6"> </text:span><text:span text:style-name="T35">כולו</text:span><text:span text:style-name="T6"> </text:span><text:span text:style-name="T18">(איזה</text:span><text:span text:style-name="T4"> </text:span><text:span text:style-name="T18">יום</text:span><text:span text:style-name="T4"> </text:span><text:span text:style-name="T18">שירצה</text:span><text:span text:style-name="T4"> </text:span><text:span text:style-name="T18">לתשלומי</text:span><text:span text:style-name="T4"> </text:span><text:span text:style-name="T18">החג, אם</text:span><text:span text:style-name="T4"> </text:span><text:span text:style-name="T18">לא</text:span><text:span text:style-name="T4"> </text:span><text:span text:style-name="T18">הקריב</text:span><text:span text:style-name="T4"> </text:span><text:span text:style-name="T18">בחג)</text:span><text:span text:style-name="T35">?</text:span></text:p>
      <text:p text:style-name="P4"><text:span text:style-name="T35">תלמוד</text:span><text:span text:style-name="T6"> </text:span><text:span text:style-name="T35">לומר: '</text:span><text:span text:style-name="T25">אותו</text:span><text:span text:style-name="T35">' </text:span><text:span text:style-name="T18">(בסיפיה</text:span><text:span text:style-name="T4"> </text:span><text:span text:style-name="T18">דקרא; תרי</text:span><text:span text:style-name="T4"> </text:span><text:span text:style-name="T18">'אותו' כתיב</text:span><text:span text:style-name="T4"> </text:span><text:span text:style-name="T18">ביה</text:span><text:span text:style-name="T4"> </text:span><text:span text:style-name="T42">[בפסוק</text:span><text:span text:style-name="T47"> </text:span><text:span text:style-name="T42">זה]</text:span><text:span text:style-name="T18">)</text:span><text:span text:style-name="T35"> - אותו</text:span><text:span text:style-name="T6"> </text:span><text:span text:style-name="T35">אתה</text:span><text:span text:style-name="T6"> </text:span><text:span text:style-name="T35">חוגג</text:span><text:span text:style-name="T6"> </text:span><text:span text:style-name="T35">ואי</text:span><text:span text:style-name="T6"> </text:span><text:span text:style-name="T35">אתה</text:span><text:span text:style-name="T6"> </text:span><text:span text:style-name="T35">חוגג</text:span><text:span text:style-name="T6"> </text:span><text:span text:style-name="T35">חוצה</text:span><text:span text:style-name="T6"> </text:span><text:span text:style-name="T35">לו.</text:span>'</text:p>
      <text:p text:style-name="P9">[השווה:</text:p>
      <text:p text:style-name="P14"><text:span text:style-name="T17">ספרא</text:span><text:span text:style-name="T1"> </text:span><text:span text:style-name="T17">פרשת</text:span><text:span text:style-name="T1"> </text:span><text:span text:style-name="T17">אמור</text:span><text:span text:style-name="T1"> </text:span><text:span text:style-name="T17">פרשה</text:span><text:span text:style-name="T1"> </text:span><text:span text:style-name="T17">יב, פרק</text:span><text:span text:style-name="T1"> </text:span><text:span text:style-name="T17">יז, מ"א-ג: </text:span></text:p>
      <text:p text:style-name="P4"><text:span text:style-name="T45">וחגותם</text:span><text:span text:style-name="T48"> </text:span><text:span text:style-name="T45">אותו</text:span><text:span text:style-name="T48"> </text:span><text:span text:style-name="T45">חג</text:span><text:span text:style-name="T48"> </text:span><text:span text:style-name="T45">לה' שבעת</text:span><text:span text:style-name="T48"> </text:span><text:span text:style-name="T45">ימים</text:span><text:span text:style-name="T43">. לפי</text:span><text:span text:style-name="T48"> </text:span><text:span text:style-name="T43">שנאמר</text:span><text:span text:style-name="T48"> </text:span><text:span text:style-name="T19">[דברים</text:span><text:span text:style-name="T3"> </text:span><text:span text:style-name="T19">טז,וט]</text:span><text:span text:style-name="T45"> שבעת</text:span><text:span text:style-name="T48"> </text:span><text:span text:style-name="T45">ימים</text:span><text:span text:style-name="T48"> </text:span><text:span text:style-name="T45">תחוג</text:span><text:span text:style-name="T48"> </text:span><text:span text:style-name="T45">לה' אלהיך</text:span><text:span text:style-name="T43">, יכול</text:span><text:span text:style-name="T48"> </text:span><text:span text:style-name="T43">יטעון</text:span><text:span text:style-name="T48"> </text:span><text:span text:style-name="T43">חגיגה</text:span><text:span text:style-name="T48"> </text:span><text:span text:style-name="T43">כל</text:span><text:span text:style-name="T48"> </text:span><text:span text:style-name="T43">שבעה? תלמוד</text:span><text:span text:style-name="T48"> </text:span><text:span text:style-name="T43">לומר</text:span><text:span text:style-name="T48"> </text:span><text:span text:style-name="T43">'</text:span><text:span text:style-name="T45">אותו</text:span><text:span text:style-name="T43">' - יום</text:span><text:span text:style-name="T48"> </text:span><text:span text:style-name="T43">אחד</text:span><text:span text:style-name="T48"> </text:span><text:span text:style-name="T43">בלבד:</text:span></text:p>
      <text:p text:style-name="P10"><text:span text:style-name="T52">(ב) ואם</text:span><text:span text:style-name="T37"> </text:span><text:span text:style-name="T52">כן</text:span><text:span text:style-name="T37"> </text:span><text:span text:style-name="T52">למה</text:span><text:span text:style-name="T37"> </text:span><text:span text:style-name="T52">נאמר</text:span><text:span text:style-name="T37"> </text:span><text:span text:style-name="T52">'</text:span><text:span text:style-name="T22">שבעת</text:span><text:span text:style-name="T37"> </text:span><text:span text:style-name="T22">ימים</text:span><text:span text:style-name="T52">'? - בתשלומים</text:span><text:span text:style-name="T37"> </text:span><text:span text:style-name="T52">כל</text:span><text:span text:style-name="T37"> </text:span><text:span text:style-name="T52">שבעה:</text:span></text:p>
      <text:p text:style-name="P9">(ג) ומנין<text:span text:style-name="T36"> </text:span>שאם<text:span text:style-name="T36"> </text:span>לא<text:span text:style-name="T36"> </text:span>חג<text:span text:style-name="T36"> </text:span>ביום<text:span text:style-name="T36"> </text:span>טוב<text:span text:style-name="T36"> </text:span>הראשון<text:span text:style-name="T36"> </text:span>של<text:span text:style-name="T36"> </text:span>חג, חוגג<text:span text:style-name="T36"> </text:span>את<text:span text:style-name="T36"> </text:span>כל<text:span text:style-name="T36"> </text:span>הרגל<text:span text:style-name="T36"> </text:span>ויום<text:span text:style-name="T36"> </text:span>טוב<text:span text:style-name="T36"> </text:span>האחרון?</text:p>
      <text:p text:style-name="P10"><text:span text:style-name="T52">ת"ל</text:span><text:span text:style-name="T37"> </text:span><text:span text:style-name="T22">בחודש</text:span><text:span text:style-name="T37"> </text:span><text:span text:style-name="T22">השביעי</text:span><text:span text:style-name="T37"> </text:span><text:span text:style-name="T22">תחגו</text:span><text:span text:style-name="T37"> </text:span></text:p>
      <text:p text:style-name="P9">יכול<text:span text:style-name="T36"> </text:span>אם<text:span text:style-name="T36"> </text:span>לא<text:span text:style-name="T36"> </text:span>חג<text:span text:style-name="T36"> </text:span>ברגל<text:span text:style-name="T36"> </text:span>חוגג<text:span text:style-name="T36"> </text:span>אחר<text:span text:style-name="T36"> </text:span>הרגל?</text:p>
      <text:p text:style-name="P10"><text:span text:style-name="T52">ת"ל</text:span><text:span text:style-name="T37"> </text:span><text:span text:style-name="T52">'</text:span><text:span text:style-name="T22">תחגו</text:span><text:span text:style-name="T37"> </text:span><text:span text:style-name="T22">אותו</text:span><text:span text:style-name="T52">': במועד</text:span><text:span text:style-name="T37"> </text:span><text:span text:style-name="T52">אתה</text:span><text:span text:style-name="T37"> </text:span><text:span text:style-name="T52">חוגג, ואי</text:span><text:span text:style-name="T37"> </text:span><text:span text:style-name="T52">אתה</text:span><text:span text:style-name="T37"> </text:span><text:span text:style-name="T52">חוגג</text:span><text:span text:style-name="T37"> </text:span><text:span text:style-name="T52">חוצה</text:span><text:span text:style-name="T37"> </text:span><text:span text:style-name="T52">לו.]</text:span></text:p>
      <text:p text:style-name="P4"/>
      <text:p text:style-name="P4">ומאי<text:span text:style-name="T1"> </text:span>תשלומין<text:span text:style-name="T1"> </text:span><text:span text:style-name="T18">(כיצד</text:span><text:span text:style-name="T4"> </text:span><text:span text:style-name="T18">הן</text:span><text:span text:style-name="T4"> </text:span><text:span text:style-name="T18">תשלומין)</text:span>?</text:p>
      <text:p text:style-name="P4">רבי<text:span text:style-name="T1"> </text:span>יוחנן<text:span text:style-name="T1"> </text:span>אמר: <text:span text:style-name="T18">(כולן)</text:span> תשלומין<text:span text:style-name="T1"> </text:span>לראשון<text:span text:style-name="T1"> </text:span><text:span text:style-name="T18">(שהרי</text:span><text:span text:style-name="T4"> </text:span><text:span text:style-name="T18">יום</text:span><text:span text:style-name="T4"> </text:span><text:span text:style-name="T18">אחד</text:span><text:span text:style-name="T4"> </text:span><text:span text:style-name="T18">עשה</text:span><text:span text:style-name="T4"> </text:span><text:span text:style-name="T18">הכתוב</text:span><text:span text:style-name="T4"> </text:span><text:span text:style-name="T18">עיקר</text:span><text:span text:style-name="T4"> </text:span><text:span text:style-name="T18">בכולן, דכתיב</text:span><text:span text:style-name="T4"> </text:span><text:span text:style-name="T24">אותו</text:span><text:span text:style-name="T18">, ושלאחריו</text:span><text:span text:style-name="T4"> </text:span><text:span text:style-name="T18">עשה</text:span><text:span text:style-name="T4"> </text:span><text:span text:style-name="T18">תשלומין</text:span><text:span text:style-name="T4"> </text:span><text:span text:style-name="T18">לו)</text:span>, ורבי<text:span text:style-name="T1"> </text:span>אושעיא<text:span text:style-name="T1"> </text:span>אמר: תשלומין<text:span text:style-name="T1"> </text:span>זה<text:span text:style-name="T1"> </text:span>לזה<text:span text:style-name="T1"> </text:span><text:span text:style-name="T18">(אין</text:span><text:span text:style-name="T4"> </text:span><text:span text:style-name="T18">לך</text:span><text:span text:style-name="T4"> </text:span><text:span text:style-name="T18">יום</text:span><text:span text:style-name="T4"> </text:span><text:span text:style-name="T18">בהם</text:span><text:span text:style-name="T4"> </text:span><text:span text:style-name="T18">שאין</text:span><text:span text:style-name="T4"> </text:span><text:span text:style-name="T18">חובתו</text:span><text:span text:style-name="T4"> </text:span><text:span text:style-name="T18">תלויה</text:span><text:span text:style-name="T4"> </text:span><text:span text:style-name="T18">בו</text:span><text:span text:style-name="T4"> </text:span><text:span text:style-name="T18">בעצמו: למי</text:span><text:span text:style-name="T4"> </text:span><text:span text:style-name="T18">שלא</text:span><text:span text:style-name="T4"> </text:span><text:span text:style-name="T18">נראה</text:span><text:span text:style-name="T4"> </text:span><text:span text:style-name="T18">בימים</text:span><text:span text:style-name="T4"> </text:span><text:span text:style-name="T18">שלפניו, יום</text:span><text:span text:style-name="T4"> </text:span><text:span text:style-name="T18">ראשון</text:span><text:span text:style-name="T4"> </text:span><text:span text:style-name="T18">שהוא</text:span><text:span text:style-name="T4"> </text:span><text:span text:style-name="T18">נראה</text:span><text:span text:style-name="T4"> </text:span><text:span text:style-name="T18">להביא</text:span><text:span text:style-name="T4"> </text:span><text:span text:style-name="T63">עיקר</text:span><text:span text:style-name="T60"> </text:span><text:span text:style-name="T63">לדידיה</text:span><text:span text:style-name="T18">, וימיו</text:span><text:span text:style-name="T4"> </text:span><text:span text:style-name="T18">שלאחריו</text:span><text:span text:style-name="T4"> </text:span><text:span text:style-name="T18">תשלומין</text:span><text:span text:style-name="T4"> </text:span><text:span text:style-name="T18">לו)</text:span>.</text:p>
      <text:p text:style-name="P4">מאי<text:span text:style-name="T1"> </text:span>בינייהו?</text:p>
      <text:p text:style-name="P4">אמר<text:span text:style-name="T1"> </text:span>רבי<text:span text:style-name="T1"> </text:span>זירא: חיגר<text:span text:style-name="T1"> </text:span>ביום<text:span text:style-name="T1"> </text:span>ראשון<text:span text:style-name="T1"> </text:span><text:span text:style-name="T18">(אינו</text:span><text:span text:style-name="T4"> </text:span><text:span text:style-name="T18">ראוי</text:span><text:span text:style-name="T4"> </text:span><text:span text:style-name="T18">ליראות</text:span><text:span text:style-name="T4"> </text:span><text:span text:style-name="T18">כדאמרינן</text:span><text:span text:style-name="T4"> </text:span><text:span text:style-name="T18">במתניתין)</text:span> ונתפשט<text:span text:style-name="T1"> </text:span>ביום<text:span text:style-name="T1"> </text:span>שני<text:span text:style-name="T1"> </text:span>איכא<text:span text:style-name="T1"> </text:span>בינייהו: רבי<text:span text:style-name="T1"> </text:span>יוחנן<text:span text:style-name="T1"> </text:span>אמר: תשלומין<text:span text:style-name="T1"> </text:span>לראשון: כיון<text:span text:style-name="T1"> </text:span>דלא<text:span text:style-name="T1"> </text:span>חזי<text:span text:style-name="T1"> </text:span>בראשון<text:span text:style-name="T1"> </text:span>- לא<text:span text:style-name="T1"> </text:span>חזי<text:span text:style-name="T1"> </text:span>בשני, ורבי<text:span text:style-name="T1"> </text:span>אושעיא<text:span text:style-name="T1"> </text:span>אמר: תשלומין<text:span text:style-name="T1"> </text:span>זה<text:span text:style-name="T1"> </text:span>לזה: אף<text:span text:style-name="T1"> </text:span>על<text:span text:style-name="T1"> </text:span>גב<text:span text:style-name="T1"> </text:span>דלא<text:span text:style-name="T1"> </text:span>חזי<text:span text:style-name="T1"> </text:span>בראשון<text:span text:style-name="T1"> </text:span>- חזי<text:span text:style-name="T1"> </text:span>בשני.</text:p>
      <text:p text:style-name="P13"><text:s/></text:p>
      <text:p text:style-name="P4">ומי<text:span text:style-name="T1"> </text:span>אמר<text:span text:style-name="T1"> </text:span>רבי<text:span text:style-name="T1"> </text:span>יוחנן<text:span text:style-name="T1"> </text:span>הכי? והאמר<text:span text:style-name="T1"> </text:span>חזקיה: 'נטמא<text:span text:style-name="T1"> </text:span>ביום<text:span text:style-name="T1"> – </text:span>מביא, בלילה<text:span text:style-name="T1"> </text:span>- אינו<text:span text:style-name="T1"> </text:span>מביא' <text:span text:style-name="T18">(</text:span><text:span text:style-name="T10">נטמא</text:span><text:span text:style-name="T12"> </text:span><text:span text:style-name="T10">ביום</text:span><text:span text:style-name="T18">: בכריתות</text:span><text:span text:style-name="T4"> </text:span><text:span text:style-name="T19">(פ"ב</text:span><text:span text:style-name="T3"> </text:span><text:span text:style-name="T19">מ"ג, דף</text:span><text:span text:style-name="T3"> </text:span><text:span text:style-name="T19">ט.)</text:span><text:span text:style-name="T18"> תנן: '</text:span><text:span text:style-name="T33">נזיר</text:span><text:span text:style-name="T28"> </text:span><text:span text:style-name="T33">מביא</text:span><text:span text:style-name="T28"> </text:span><text:span text:style-name="T33">קרבן</text:span><text:span text:style-name="T28"> </text:span><text:span text:style-name="T33">אחד</text:span><text:span text:style-name="T28"> </text:span><text:span text:style-name="T33">על</text:span><text:span text:style-name="T28"> </text:span><text:span text:style-name="T33">טומאות</text:span><text:span text:style-name="T28"> </text:span><text:span text:style-name="T33">הרבה</text:span><text:span text:style-name="T18">', ואמר</text:span><text:span text:style-name="T4"> </text:span><text:span text:style-name="T18">חזקיה: נטמא</text:span><text:span text:style-name="T4"> </text:span><text:span text:style-name="T18">ביום</text:span><text:span text:style-name="T4"> </text:span><text:span text:style-name="T18">שמיני</text:span><text:span text:style-name="T4"> </text:span><text:span text:style-name="T18">- שהוא</text:span><text:span text:style-name="T4"> </text:span><text:span text:style-name="T18">ראוי</text:span><text:span text:style-name="T4"> </text:span><text:span text:style-name="T18">להביא</text:span><text:span text:style-name="T4"> </text:span><text:span text:style-name="T18">קרבנות</text:span><text:span text:style-name="T4"> </text:span><text:span text:style-name="T18">ולהתחיל</text:span><text:span text:style-name="T4"> </text:span><text:span text:style-name="T18">מנין</text:span><text:span text:style-name="T4"> </text:span><text:span text:style-name="T18">נזירותיו, וימים</text:span><text:span text:style-name="T4"> </text:span><text:span text:style-name="T18">שֶׁמָנָה</text:span><text:span text:style-name="T4"> </text:span><text:span text:style-name="T18">קודם</text:span><text:span text:style-name="T4"> </text:span><text:span text:style-name="T18">טומאה</text:span><text:span text:style-name="T4"> </text:span><text:span text:style-name="T18">בטלין, כמו</text:span><text:span text:style-name="T4"> </text:span><text:span text:style-name="T18">שנאמר</text:span><text:span text:style-name="T4"> </text:span><text:span text:style-name="T19">[במדבר</text:span><text:span text:style-name="T3"> </text:span><text:span text:style-name="T19">ו,י]</text:span><text:span text:style-name="T18"> </text:span><text:span text:style-name="T24">וביום</text:span><text:span text:style-name="T4"> </text:span><text:span text:style-name="T24">השמיני</text:span><text:span text:style-name="T4"> </text:span><text:span text:style-name="T24">יביא</text:span><text:span text:style-name="T4"> </text:span><text:span text:style-name="T24">שתי</text:span><text:span text:style-name="T4"> </text:span><text:span text:style-name="T24">תורים</text:span><text:span text:style-name="T4"> </text:span><text:span text:style-name="T24">או</text:span><text:span text:style-name="T4"> </text:span><text:span text:style-name="T24">שני</text:span><text:span text:style-name="T4"> </text:span><text:span text:style-name="T24">בני</text:span><text:span text:style-name="T4"> </text:span><text:span text:style-name="T18">וגו' </text:span><text:span text:style-name="T24">והזיר</text:span><text:span text:style-name="T4"> </text:span><text:span text:style-name="T24">לה' כל</text:span><text:span text:style-name="T4"> </text:span><text:span text:style-name="T24">ימי</text:span><text:span text:style-name="T4"> </text:span><text:span text:style-name="T24">נזרו</text:span><text:span text:style-name="T4"> </text:span><text:span text:style-name="T18">וגו' </text:span><text:span text:style-name="T24">והימים</text:span><text:span text:style-name="T4"> </text:span><text:span text:style-name="T24">הראשונים</text:span><text:span text:style-name="T4"> </text:span><text:span text:style-name="T24">יפלו</text:span><text:span text:style-name="T4"> </text:span><text:span text:style-name="T24">כי</text:span><text:span text:style-name="T4"> </text:span><text:span text:style-name="T24">טמא</text:span><text:span text:style-name="T4"> </text:span><text:span text:style-name="T24">נזרו</text:span><text:span text:style-name="T4"> </text:span><text:span text:style-name="T19">(במדבר</text:span><text:span text:style-name="T3"> </text:span><text:span text:style-name="T19">ו,יב) - <text:s/></text:span><text:span text:style-name="T10">מביא</text:span><text:span text:style-name="T4"> </text:span><text:span text:style-name="T18">קרבן</text:span><text:span text:style-name="T4"> </text:span><text:span text:style-name="T18">על</text:span><text:span text:style-name="T4"> </text:span><text:span text:style-name="T18">הטומאה</text:span><text:span text:style-name="T4"> </text:span><text:span text:style-name="T18">השנית, שכבר</text:span><text:span text:style-name="T4"> </text:span><text:span text:style-name="T18">נתחייב</text:span><text:span text:style-name="T4"> </text:span><text:span text:style-name="T18">בקרבן</text:span><text:span text:style-name="T4"> </text:span><text:span text:style-name="T18">הטומאה, והתחילה</text:span><text:span text:style-name="T4"> </text:span><text:span text:style-name="T42">[נזירות]</text:span><text:span text:style-name="T18"> שניה, והרי</text:span><text:span text:style-name="T4"> </text:span><text:span text:style-name="T18">זו</text:span><text:span text:style-name="T4"> </text:span><text:span text:style-name="T18">טומאה</text:span><text:span text:style-name="T4"> </text:span><text:span text:style-name="T18">אחרת; אבל</text:span><text:span text:style-name="T4"> </text:span><text:span text:style-name="T10">נטמא</text:span><text:span text:style-name="T12"> </text:span><text:span text:style-name="T10">בליל</text:span><text:span text:style-name="T4"> </text:span><text:span text:style-name="T18">שמיני</text:span><text:span text:style-name="T4"> </text:span><text:span text:style-name="T42">[בין</text:span><text:span text:style-name="T47"> </text:span><text:span text:style-name="T42">שביעי</text:span><text:span text:style-name="T47"> </text:span><text:span text:style-name="T42">לשמיני]</text:span><text:span text:style-name="T18"> - אינו</text:span><text:span text:style-name="T4"> </text:span><text:span text:style-name="T18">מביא</text:span><text:span text:style-name="T4"> </text:span><text:span text:style-name="T18">אלא</text:span><text:span text:style-name="T4"> </text:span><text:span text:style-name="T18">קרבן</text:span><text:span text:style-name="T4"> </text:span><text:span text:style-name="T18">אחד: דכיון</text:span><text:span text:style-name="T4"> </text:span><text:span text:style-name="T18">דלא</text:span><text:span text:style-name="T4"> </text:span><text:span text:style-name="T18">יצא</text:span><text:span text:style-name="T4"> </text:span><text:span text:style-name="T18">מטומאה</text:span><text:span text:style-name="T4"> </text:span><text:span text:style-name="T18">הראשונה</text:span><text:span text:style-name="T4"> </text:span><text:span text:style-name="T18">לשעה</text:span><text:span text:style-name="T4"> </text:span><text:span text:style-name="T18">שהיא</text:span><text:span text:style-name="T4"> </text:span><text:span text:style-name="T18">ראויה</text:span><text:span text:style-name="T4"> </text:span><text:span text:style-name="T18">להביא</text:span><text:span text:style-name="T4"> </text:span><text:span text:style-name="T18">עליה</text:span><text:span text:style-name="T4"> </text:span><text:span text:style-name="T18">קרבן</text:span><text:span text:style-name="T4"> </text:span><text:span text:style-name="T18">- לא</text:span><text:span text:style-name="T4"> </text:span><text:span text:style-name="T18">נתחייב</text:span><text:span text:style-name="T4"> </text:span><text:span text:style-name="T18">בקרבן</text:span><text:span text:style-name="T4"> </text:span><text:span text:style-name="T18">הראשון, ואין</text:span><text:span text:style-name="T4"> </text:span><text:span text:style-name="T18">לו</text:span><text:span text:style-name="T4"> </text:span><text:span text:style-name="T18">תשלומין)</text:span>, ורבי<text:span text:style-name="T1"> </text:span>יוחנן<text:span text:style-name="T1"> </text:span>אמר: אף<text:span text:style-name="T1"> </text:span>בלילה<text:span text:style-name="T1"> </text:span>נמי<text:span text:style-name="T1"> </text:span>מביא<text:span text:style-name="T1"> </text:span><text:span text:style-name="T18">(הואיל</text:span><text:span text:style-name="T4"> </text:span><text:span text:style-name="T18">וטבל</text:span><text:span text:style-name="T4"> </text:span><text:span text:style-name="T18">לטומאתו</text:span><text:span text:style-name="T4"> </text:span><text:span text:style-name="T18">ראשונה</text:span><text:span text:style-name="T4"> </text:span><text:span text:style-name="T18">והעריב</text:span><text:span text:style-name="T4"> </text:span><text:span text:style-name="T18">שמשו</text:span><text:span text:style-name="T4"> </text:span><text:span text:style-name="T18">- נתחייב</text:span><text:span text:style-name="T4"> </text:span><text:span text:style-name="T18">בקרבן, ואף</text:span><text:span text:style-name="T4"> </text:span><text:span text:style-name="T18">על</text:span><text:span text:style-name="T4"> </text:span><text:span text:style-name="T18">פי</text:span><text:span text:style-name="T4"> </text:span><text:span text:style-name="T18">שאין</text:span><text:span text:style-name="T4"> </text:span><text:span text:style-name="T18">לילה</text:span><text:span text:style-name="T4"> </text:span><text:span text:style-name="T18">ראוי</text:span><text:span text:style-name="T4"> </text:span><text:span text:style-name="T18">לקרבן; </text:span><text:span text:style-name="T63">אלמא</text:span><text:span text:style-name="T60"> </text:span><text:span text:style-name="T63">אף</text:span><text:span text:style-name="T60"> </text:span><text:span text:style-name="T63">על</text:span><text:span text:style-name="T60"> </text:span><text:span text:style-name="T63">גב</text:span><text:span text:style-name="T60"> </text:span><text:span text:style-name="T63">דלא</text:span><text:span text:style-name="T60"> </text:span><text:span text:style-name="T63">ראוי</text:span><text:span text:style-name="T60"> </text:span><text:span text:style-name="T63">לקרבן</text:span><text:span text:style-name="T60"> </text:span><text:span text:style-name="T63">- יש</text:span><text:span text:style-name="T60"> </text:span><text:span text:style-name="T63">לו</text:span><text:span text:style-name="T60"> </text:span><text:span text:style-name="T63">תשלומין</text:span><text:span text:style-name="T18">)</text:span>!? <text:span text:style-name="T43">[רבי</text:span><text:span text:style-name="T48"> </text:span><text:span text:style-name="T43">יוחנן</text:span><text:span text:style-name="T48"> </text:span><text:span text:style-name="T43">אומר</text:span><text:span text:style-name="T48"> </text:span><text:span text:style-name="T43">שאף</text:span><text:span text:style-name="T48"> </text:span><text:span text:style-name="T43">על</text:span><text:span text:style-name="T48"> </text:span><text:span text:style-name="T43">פי</text:span><text:span text:style-name="T48"> </text:span><text:span text:style-name="T43">שהוא</text:span><text:span text:style-name="T48"> </text:span><text:span text:style-name="T43">מָנוּעַ</text:span><text:span text:style-name="T48"> </text:span><text:span text:style-name="T43">מלהביא</text:span><text:span text:style-name="T48"> </text:span><text:span text:style-name="T43">בפועל</text:span><text:span text:style-name="T48"> </text:span><text:span text:style-name="T43">בליל</text:span><text:span text:style-name="T48"> </text:span><text:span text:style-name="T43">השמיני, היות</text:span><text:span text:style-name="T48"> </text:span><text:span text:style-name="T43">והתחיל</text:span><text:span text:style-name="T48"> </text:span><text:span text:style-name="T43">היום</text:span><text:span text:style-name="T48"> </text:span><text:span text:style-name="T43">השמיני</text:span><text:span text:style-name="T48"> </text:span><text:span text:style-name="T43">בתחילת</text:span><text:span text:style-name="T48"> </text:span><text:span text:style-name="T43">הלילה</text:span><text:span text:style-name="T48"> </text:span><text:span text:style-name="T43">- הוא</text:span><text:span text:style-name="T48"> </text:span><text:span text:style-name="T43">כבר</text:span><text:span text:style-name="T48"> </text:span><text:span text:style-name="T43">מחוייב</text:span><text:span text:style-name="T48"> </text:span><text:span text:style-name="T43">בקרבן</text:span><text:span text:style-name="T48"> </text:span><text:span text:style-name="T43">הטהרה</text:span><text:span text:style-name="T48"> </text:span><text:span text:style-name="T43">מראשית</text:span><text:span text:style-name="T48"> </text:span><text:span text:style-name="T43">הלילה; ובענין</text:span><text:span text:style-name="T48"> </text:span><text:span text:style-name="T43">תשלומי</text:span><text:span text:style-name="T48"> </text:span><text:soft-page-break/><text:span text:style-name="T43">החגיגה</text:span><text:span text:style-name="T48"> </text:span><text:span text:style-name="T43">אמר</text:span><text:span text:style-name="T48"> </text:span><text:span text:style-name="T43">שאם</text:span><text:span text:style-name="T48"> </text:span><text:span text:style-name="T43">הוא</text:span><text:span text:style-name="T48"> </text:span><text:span text:style-name="T43">מָנוּעַ</text:span><text:span text:style-name="T48"> </text:span><text:span text:style-name="T43">מלהביא</text:span><text:span text:style-name="T48"> </text:span><text:span text:style-name="T43">בפועל</text:span><text:span text:style-name="T48"> – </text:span><text:span text:style-name="T43">לא</text:span><text:span text:style-name="T48"> </text:span><text:span text:style-name="T43">נתחייב, ולא</text:span><text:span text:style-name="T48"> </text:span><text:span text:style-name="T43">יביא</text:span><text:span text:style-name="T48"> </text:span><text:span text:style-name="T43">אחרי</text:span><text:span text:style-name="T48"> </text:span><text:span text:style-name="T43">כן</text:span><text:span text:style-name="T48"> – </text:span><text:span text:style-name="T43">קשיא</text:span><text:span text:style-name="T48"> </text:span><text:span text:style-name="T43">רבי</text:span><text:span text:style-name="T48"> </text:span><text:span text:style-name="T43">יוחנן</text:span><text:span text:style-name="T48"> </text:span><text:span text:style-name="T43">אדרבי</text:span><text:span text:style-name="T48"> </text:span><text:span text:style-name="T43">יוחנן!?]</text:span></text:p>
      <text:p text:style-name="P10"><text:span text:style-name="T52">[## בקרבנות</text:span><text:span text:style-name="T37"> </text:span><text:span text:style-name="T52">- היום</text:span><text:span text:style-name="T37"> </text:span><text:span text:style-name="T52">הולך</text:span><text:span text:style-name="T37"> </text:span><text:span text:style-name="T52">אחר</text:span><text:span text:style-name="T37"> </text:span><text:span text:style-name="T52">הלילה, ובטומאה</text:span><text:span text:style-name="T37"> </text:span><text:span text:style-name="T52">הלילה</text:span><text:span text:style-name="T37"> </text:span><text:span text:style-name="T52">היא</text:span><text:span text:style-name="T37"> </text:span><text:span text:style-name="T52">התחלה</text:span><text:span text:style-name="T37"> </text:span><text:span text:style-name="T52">חדשה</text:span><text:span text:style-name="T37"> – </text:span><text:span text:style-name="T22">וטמאה</text:span><text:span text:style-name="T37"> </text:span><text:span text:style-name="T22">עד</text:span><text:span text:style-name="T37"> </text:span><text:span text:style-name="T22">הערב</text:span><text:span text:style-name="T37"> </text:span><text:span text:style-name="T52">כתיב! יש</text:span><text:span text:style-name="T37"> </text:span><text:span text:style-name="T52">אם</text:span><text:span text:style-name="T37"> </text:span><text:span text:style-name="T52">כן</text:span><text:span text:style-name="T37"> </text:span><text:span text:style-name="T52">סתירה</text:span><text:span text:style-name="T37"> </text:span><text:span text:style-name="T52">מובנית</text:span><text:span text:style-name="T37"> </text:span><text:span text:style-name="T52">בין</text:span><text:span text:style-name="T37"> </text:span><text:span text:style-name="T52">העקרונות</text:span><text:span text:style-name="T37"> </text:span><text:span text:style-name="T52">הפועלים. הרב</text:span><text:span text:style-name="T37"> </text:span><text:span text:style-name="T52">וילמן</text:span><text:span text:style-name="T37"> </text:span><text:span text:style-name="T52">העיר</text:span><text:span text:style-name="T37"> </text:span><text:span text:style-name="T52">שבעיה</text:span><text:span text:style-name="T37"> </text:span><text:span text:style-name="T52">זו</text:span><text:span text:style-name="T37"> </text:span><text:span text:style-name="T52">דומה</text:span><text:span text:style-name="T37"> </text:span><text:span text:style-name="T52">לבעית</text:span><text:span text:style-name="T37"> </text:span><text:span text:style-name="T52">הדין</text:span><text:span text:style-name="T37"> </text:span><text:span text:style-name="T52">הבינלאומי</text:span><text:span text:style-name="T37"> </text:span><text:span text:style-name="T52">הפרטי, ששם</text:span><text:span text:style-name="T37"> </text:span><text:span text:style-name="T52">יש</text:span><text:span text:style-name="T37"> </text:span><text:span text:style-name="T52">סתירה</text:span><text:span text:style-name="T37"> </text:span><text:span text:style-name="T52">מובנית</text:span><text:span text:style-name="T37"> </text:span><text:span text:style-name="T52">בין</text:span><text:span text:style-name="T37"> </text:span><text:span text:style-name="T52">הדין</text:span><text:span text:style-name="T37"> </text:span><text:span text:style-name="T52">האישי</text:span><text:span text:style-name="T37"> </text:span><text:span text:style-name="T52">והדין</text:span><text:span text:style-name="T37"> </text:span><text:span text:style-name="T52">הבינלאומי.]</text:span></text:p>
      <text:p text:style-name="P4">אמר<text:span text:style-name="T1"> </text:span>רבי<text:span text:style-name="T1"> </text:span>ירמיה: שאני<text:span text:style-name="T1"> </text:span><text:span text:style-name="T18">(קרבן</text:span><text:span text:style-name="T4"> </text:span><text:span text:style-name="T18">הנדחה</text:span><text:span text:style-name="T4"> </text:span><text:span text:style-name="T18">מפני)</text:span> טומאה<text:span text:style-name="T1"> </text:span><text:span text:style-name="T18">(ולפיכך</text:span><text:span text:style-name="T4"> </text:span><text:span text:style-name="T18">יש</text:span><text:span text:style-name="T4"> </text:span><text:span text:style-name="T18">לו</text:span><text:span text:style-name="T4"> </text:span><text:span text:style-name="T18">תשלומין</text:span><text:span text:style-name="T4"> </text:span><text:span text:style-name="T18">ואף</text:span><text:span text:style-name="T4"> </text:span><text:span text:style-name="T18">על</text:span><text:span text:style-name="T4"> </text:span><text:span text:style-name="T18">גב</text:span><text:span text:style-name="T4"> </text:span><text:span text:style-name="T18">דלא</text:span><text:span text:style-name="T4"> </text:span><text:span text:style-name="T18">נראה</text:span><text:span text:style-name="T4"> </text:span><text:span text:style-name="T18">להביא)</text:span>, דיש<text:span text:style-name="T1"> </text:span>לה<text:span text:style-name="T1"> </text:span>תשלומין<text:span text:style-name="T1"> </text:span><text:span text:style-name="T18">(כגון</text:span><text:span text:style-name="T4"> </text:span><text:span text:style-name="T18">אלו:)</text:span> בפסח<text:span text:style-name="T1"> </text:span>שני<text:span text:style-name="T1"> </text:span><text:span text:style-name="T18">(שהרי</text:span><text:span text:style-name="T4"> </text:span><text:span text:style-name="T18">מי</text:span><text:span text:style-name="T4"> </text:span><text:span text:style-name="T18">שלא</text:span><text:span text:style-name="T4"> </text:span><text:span text:style-name="T18">נראה</text:span><text:span text:style-name="T4"> </text:span><text:span text:style-name="T18">בראשון</text:span><text:span text:style-name="T4"> </text:span><text:span text:style-name="T18">- יש</text:span><text:span text:style-name="T4"> </text:span><text:span text:style-name="T18">לו</text:span><text:span text:style-name="T4"> </text:span><text:span text:style-name="T18">תשלומין, אבל</text:span><text:span text:style-name="T4"> </text:span><text:span text:style-name="T18">הנדחה</text:span><text:span text:style-name="T4"> </text:span><text:span text:style-name="T18">מפני</text:span><text:span text:style-name="T4"> </text:span><text:span text:style-name="T18">דבר</text:span><text:span text:style-name="T4"> </text:span><text:span text:style-name="T18">אחר</text:span><text:span text:style-name="T4"> </text:span><text:span text:style-name="T18">- לא</text:span><text:span text:style-name="T4"> </text:span><text:span text:style-name="T18">מצינו</text:span><text:span text:style-name="T4"> </text:span><text:span text:style-name="T18">לו</text:span><text:span text:style-name="T4"> </text:span><text:span text:style-name="T18">תשלומין</text:span><text:span text:style-name="T4"> </text:span><text:span text:style-name="T18">אלא</text:span><text:span text:style-name="T4"> </text:span><text:span text:style-name="T18">אם</text:span><text:span text:style-name="T4"> </text:span><text:span text:style-name="T18">כן</text:span><text:span text:style-name="T4"> </text:span><text:span text:style-name="T18">נראה</text:span><text:span text:style-name="T4"> </text:span><text:span text:style-name="T18">להביא)</text:span>. <text:span text:style-name="T43">[כלומר: אין</text:span><text:span text:style-name="T48"> </text:span><text:span text:style-name="T43">להקשות</text:span><text:span text:style-name="T48"> </text:span><text:span text:style-name="T43">מדעת</text:span><text:span text:style-name="T48"> </text:span><text:span text:style-name="T43">רבי</text:span><text:span text:style-name="T48"> </text:span><text:span text:style-name="T43">יוחנן</text:span><text:span text:style-name="T48"> </text:span><text:span text:style-name="T43">בענין</text:span><text:span text:style-name="T48"> </text:span><text:span text:style-name="T43">קרבן</text:span><text:span text:style-name="T48"> </text:span><text:span text:style-name="T43">טומאה</text:span><text:span text:style-name="T48"> </text:span><text:span text:style-name="T43">על</text:span><text:span text:style-name="T48"> </text:span><text:span text:style-name="T43">דעתו</text:span><text:span text:style-name="T48"> </text:span><text:span text:style-name="T43">בענין</text:span><text:span text:style-name="T48"> </text:span><text:span text:style-name="T43">קרבן</text:span><text:span text:style-name="T48"> </text:span><text:span text:style-name="T43">החג: בקרבן</text:span><text:span text:style-name="T48"> </text:span><text:span text:style-name="T43">טומאה</text:span><text:span text:style-name="T48"> </text:span><text:span text:style-name="T43">יש</text:span><text:span text:style-name="T48"> </text:span><text:span text:style-name="T43">תשלומים, כגון</text:span><text:span text:style-name="T48"> </text:span><text:span text:style-name="T43">קרבן</text:span><text:span text:style-name="T48"> </text:span><text:span text:style-name="T43">פסח</text:span><text:span text:style-name="T48"> </text:span><text:span text:style-name="T43">ראשון, שמי</text:span><text:span text:style-name="T48"> </text:span><text:span text:style-name="T43">שהיה</text:span><text:span text:style-name="T48"> </text:span><text:span text:style-name="T43">טמא</text:span><text:span text:style-name="T48"> </text:span><text:span text:style-name="T43">פטור</text:span><text:span text:style-name="T48"> </text:span><text:span text:style-name="T43">אבל</text:span><text:span text:style-name="T48"> </text:span><text:span text:style-name="T43">יביא</text:span><text:span text:style-name="T48"> </text:span><text:span text:style-name="T43">בפסח</text:span><text:span text:style-name="T48"> </text:span><text:span text:style-name="T43">שני</text:span><text:span text:style-name="T48"> </text:span><text:span text:style-name="T43">קרבן</text:span><text:span text:style-name="T48"> </text:span><text:span text:style-name="T43">תשלומים; אך</text:span><text:span text:style-name="T48"> </text:span><text:span text:style-name="T43">קרבן</text:span><text:span text:style-name="T48"> </text:span><text:span text:style-name="T43">מסוג</text:span><text:span text:style-name="T48"> </text:span><text:span text:style-name="T43">אחר, כגון</text:span><text:span text:style-name="T48"> </text:span><text:span text:style-name="T43">קרבן</text:span><text:span text:style-name="T48"> </text:span><text:span text:style-name="T43">חגיגה</text:span><text:span text:style-name="T48"> – </text:span><text:span text:style-name="T43">אין</text:span><text:span text:style-name="T48"> </text:span><text:span text:style-name="T43">לה</text:span><text:span text:style-name="T48"> </text:span><text:span text:style-name="T43">תשלומים</text:span><text:span text:style-name="T48"> </text:span><text:span text:style-name="T43">אם</text:span><text:span text:style-name="T48"> </text:span><text:span text:style-name="T43">לא</text:span><text:span text:style-name="T48"> </text:span><text:span text:style-name="T43">נתחייב</text:span><text:span text:style-name="T48"> </text:span><text:span text:style-name="T43">בה</text:span><text:span text:style-name="T48"> </text:span><text:span text:style-name="T43">ביום</text:span><text:span text:style-name="T48"> </text:span><text:span text:style-name="T43">הראשון.]</text:span></text:p>
      <text:p text:style-name="P6"/>
      <text:p text:style-name="P4">מתקיף<text:span text:style-name="T1"> </text:span>לה<text:span text:style-name="T1"> </text:span>רב<text:span text:style-name="T1"> </text:span>פפא: הניחא<text:span text:style-name="T1"> </text:span><text:span text:style-name="T43">[תירוץ</text:span><text:span text:style-name="T48"> </text:span><text:span text:style-name="T43">רבי</text:span><text:span text:style-name="T48"> </text:span><text:span text:style-name="T43">ירמיה]</text:span> למאן<text:span text:style-name="T1"> </text:span>דאמר<text:span text:style-name="T1"> </text:span>'פסח</text:p>
      <text:p text:style-name="P4"/>
      <text:p text:style-name="P4">(חגיגה<text:span text:style-name="T1"> </text:span>ט,ב)</text:p>
      <text:p text:style-name="P4">שני<text:span text:style-name="T1"> </text:span>- תשלומין<text:span text:style-name="T1"> </text:span>דראשון<text:span text:style-name="T1"> </text:span>הוא' <text:span text:style-name="T18">(פלוגתא</text:span><text:span text:style-name="T4"> </text:span><text:span text:style-name="T18">היא</text:span><text:span text:style-name="T4"> </text:span><text:span text:style-name="T18">במסכת</text:span><text:span text:style-name="T4"> </text:span><text:span text:style-name="T18">פסחים</text:span><text:span text:style-name="T4"> </text:span><text:span text:style-name="T18">בפרק</text:span><text:span text:style-name="T4"> </text:span><text:span text:style-name="T18">'מי</text:span><text:span text:style-name="T4"> </text:span><text:span text:style-name="T18">שהיה</text:span><text:span text:style-name="T4"> </text:span><text:span text:style-name="T18">טמא' </text:span><text:span text:style-name="T19">(דף</text:span><text:span text:style-name="T3"> </text:span><text:span text:style-name="T19">צג.)</text:span><text:span text:style-name="T18">)</text:span> אלא<text:span text:style-name="T1"> </text:span>למאן<text:span text:style-name="T1"> </text:span>דאמר<text:span text:style-name="T1"> </text:span>'שני<text:span text:style-name="T1"> </text:span>- רגל<text:span text:style-name="T1"> </text:span>בפני<text:span text:style-name="T1"> </text:span>עצמו<text:span text:style-name="T1"> </text:span>הוא' <text:span text:style-name="T18">(ועכשיו</text:span><text:span text:style-name="T4"> </text:span><text:span text:style-name="T18">אין</text:span><text:span text:style-name="T4"> </text:span><text:span text:style-name="T18">לך</text:span><text:span text:style-name="T4"> </text:span><text:span text:style-name="T18">לתלות</text:span><text:span text:style-name="T4"> </text:span><text:span text:style-name="T18">טעמו</text:span><text:span text:style-name="T4"> </text:span><text:span text:style-name="T18">של</text:span><text:span text:style-name="T4"> </text:span><text:span text:style-name="T18">רבי</text:span><text:span text:style-name="T4"> </text:span><text:span text:style-name="T18">יוחנן</text:span><text:span text:style-name="T4"> </text:span><text:span text:style-name="T18">ב'הואיל</text:span><text:span text:style-name="T4"> </text:span><text:span text:style-name="T18">ויש</text:span><text:span text:style-name="T4"> </text:span><text:span text:style-name="T18">לטומאה</text:span><text:span text:style-name="T4"> </text:span><text:span text:style-name="T18">תשלומין</text:span><text:span text:style-name="T4"> </text:span><text:span text:style-name="T18">לשני')</text:span> <text:span text:style-name="T43">[ואפשר</text:span><text:span text:style-name="T48"> </text:span><text:span text:style-name="T43">להשוות</text:span><text:span text:style-name="T48"> </text:span><text:span text:style-name="T43">בין</text:span><text:span text:style-name="T48"> </text:span><text:span text:style-name="T43">קרבנות</text:span><text:span text:style-name="T48"> </text:span><text:span text:style-name="T43">הטומאה</text:span><text:span text:style-name="T48"> </text:span><text:span text:style-name="T43">לקרבנות</text:span><text:span text:style-name="T48"> </text:span><text:span text:style-name="T43">החג]</text:span> מאי<text:span text:style-name="T1"> </text:span>איכא<text:span text:style-name="T1"> </text:span>למימר<text:span text:style-name="T1"> </text:span><text:span text:style-name="T43">[נשארת</text:span><text:span text:style-name="T48"> </text:span><text:span text:style-name="T43">הסתירה</text:span><text:span text:style-name="T48"> </text:span><text:span text:style-name="T43">בין</text:span><text:span text:style-name="T48"> </text:span><text:span text:style-name="T43">דברי</text:span><text:span text:style-name="T48"> </text:span><text:span text:style-name="T43">רבי</text:span><text:span text:style-name="T48"> </text:span><text:span text:style-name="T43">יוחנן, כי</text:span><text:span text:style-name="T48"> </text:span><text:span text:style-name="T43">מפסח</text:span><text:span text:style-name="T48"> </text:span><text:span text:style-name="T43">אין</text:span><text:span text:style-name="T48"> </text:span><text:span text:style-name="T43">ללמוד</text:span><text:span text:style-name="T48"> </text:span><text:span text:style-name="T43">תשלומים</text:span><text:span text:style-name="T48"> </text:span><text:span text:style-name="T43">בעניני</text:span><text:span text:style-name="T48"> </text:span><text:span text:style-name="T43">טומאה</text:span><text:span text:style-name="T48"> </text:span><text:span text:style-name="T43">דוקא]</text:span>?</text:p>
      <text:p text:style-name="P4">אלא<text:span text:style-name="T1"> </text:span>אמר<text:span text:style-name="T1"> </text:span>רב<text:span text:style-name="T1"> </text:span>פפא: קסבר<text:span text:style-name="T1"> </text:span>רבי<text:span text:style-name="T1"> </text:span>יוחנן<text:span text:style-name="T1"> </text:span>'לילה<text:span text:style-name="T1"> </text:span>אינו<text:span text:style-name="T1"> </text:span>מחוסר<text:span text:style-name="T1"> </text:span>זמן<text:span text:style-name="T1"> </text:span><text:span text:style-name="T18">(אין</text:span><text:span text:style-name="T4"> </text:span><text:span text:style-name="T18">חסרון</text:span><text:span text:style-name="T4"> </text:span><text:span text:style-name="T18">זמן</text:span><text:span text:style-name="T4"> </text:span><text:span text:style-name="T18">במי</text:span><text:span text:style-name="T4"> </text:span><text:span text:style-name="T18">שהגיע</text:span><text:span text:style-name="T4"> </text:span><text:span text:style-name="T18">לילו</text:span><text:span text:style-name="T4"> </text:span><text:span text:style-name="T18">להקריב</text:span><text:span text:style-name="T4"> </text:span><text:span text:style-name="T18">קרבנותיו</text:span><text:span text:style-name="T4"> </text:span><text:span text:style-name="T18">מחר, הלכך</text:span><text:span text:style-name="T4"> </text:span><text:span text:style-name="T18">מחוייב</text:span><text:span text:style-name="T4"> </text:span><text:span text:style-name="T18">הוא</text:span><text:span text:style-name="T4"> </text:span><text:span text:style-name="T18">בקרבן</text:span><text:span text:style-name="T4"> </text:span><text:span text:style-name="T18">אלא</text:span><text:span text:style-name="T4"> </text:span><text:span text:style-name="T18">שהלילה</text:span><text:span text:style-name="T4"> </text:span><text:span text:style-name="T18">מעכבו</text:span><text:span text:style-name="T4"> </text:span><text:span text:style-name="T18">מלהביא</text:span><text:span text:style-name="T4"> </text:span><text:span text:style-name="T42">[ומשום</text:span><text:span text:style-name="T47"> </text:span><text:span text:style-name="T42">שנטמא</text:span><text:span text:style-name="T47"> </text:span><text:span text:style-name="T42">ואינו</text:span><text:span text:style-name="T47"> </text:span><text:span text:style-name="T42">יכול</text:span><text:span text:style-name="T47"> </text:span><text:span text:style-name="T42">להביא</text:span><text:span text:style-name="T47"> </text:span><text:span text:style-name="T42">עכשיו</text:span><text:span text:style-name="T47">– </text:span><text:span text:style-name="T42">כאשר</text:span><text:span text:style-name="T47"> </text:span><text:span text:style-name="T42">יטהר</text:span><text:span text:style-name="T47"> </text:span><text:span text:style-name="T42">מהטומאה</text:span><text:span text:style-name="T47"> </text:span><text:span text:style-name="T42">השניה</text:span><text:span text:style-name="T47"> </text:span><text:span text:style-name="T42">יביא</text:span><text:span text:style-name="T47"> </text:span><text:span text:style-name="T42">שני</text:span><text:span text:style-name="T47"> </text:span><text:span text:style-name="T42">קרבנות</text:span><text:span text:style-name="T47"> </text:span><text:span text:style-name="T42">על</text:span><text:span text:style-name="T47"> </text:span><text:span text:style-name="T42">שתי</text:span><text:span text:style-name="T47"> </text:span><text:span text:style-name="T42">תקופות</text:span><text:span text:style-name="T47"> </text:span><text:span text:style-name="T42">טומאה]</text:span><text:span text:style-name="T18">)</text:span>' <text:span text:style-name="T43">[ההשלכה</text:span><text:span text:style-name="T48"> </text:span><text:span text:style-name="T43">של</text:span><text:span text:style-name="T48"> </text:span><text:span text:style-name="T43">'לילה</text:span><text:span text:style-name="T48"> </text:span><text:span text:style-name="T43">אינו</text:span><text:span text:style-name="T48"> </text:span><text:span text:style-name="T43">מחוסר</text:span><text:span text:style-name="T48"> </text:span><text:span text:style-name="T43">זמן' היא, שדין</text:span><text:span text:style-name="T48"> </text:span><text:span text:style-name="T43">הלילה</text:span><text:span text:style-name="T48"> </text:span><text:span text:style-name="T43">כמו</text:span><text:span text:style-name="T48"> </text:span><text:span text:style-name="T43">דין</text:span><text:span text:style-name="T48"> </text:span><text:span text:style-name="T43">היום</text:span><text:span text:style-name="T48"> </text:span><text:span text:style-name="T43">שלאחריו]</text:span> <text:span text:style-name="T18">(אבל</text:span><text:span text:style-name="T4"> </text:span><text:span text:style-name="T18">חגר</text:span><text:span text:style-name="T4"> </text:span><text:span text:style-name="T18">ביום</text:span><text:span text:style-name="T4"> </text:span><text:span text:style-name="T18">ראשון</text:span><text:span text:style-name="T4"> </text:span><text:span text:style-name="T18">- אין</text:span><text:span text:style-name="T4"> </text:span><text:span text:style-name="T18">עליו</text:span><text:span text:style-name="T4"> </text:span><text:span text:style-name="T18">שום</text:span><text:span text:style-name="T4"> </text:span><text:span text:style-name="T18">חובת</text:span><text:span text:style-name="T4"> </text:span><text:span text:style-name="T18">ראייה, לפיכך</text:span><text:span text:style-name="T4"> </text:span><text:span text:style-name="T18">אין</text:span><text:span text:style-name="T4"> </text:span><text:span text:style-name="T18">לו</text:span><text:span text:style-name="T4"> </text:span><text:span text:style-name="T18">עליו</text:span><text:span text:style-name="T4"> </text:span><text:span text:style-name="T18">תשלומין)</text:span>.</text:p>
      <text:p text:style-name="P6"/>
      <text:p text:style-name="P4">ומי<text:span text:style-name="T1"> </text:span>אמר<text:span text:style-name="T1"> </text:span>רבי<text:span text:style-name="T1"> </text:span>יוחנן<text:span text:style-name="T1"> </text:span>הכי<text:span text:style-name="T1"> </text:span><text:span text:style-name="T18">(אין</text:span><text:span text:style-name="T4"> </text:span><text:span text:style-name="T18">לילה</text:span><text:span text:style-name="T4"> </text:span><text:span text:style-name="T18">מחוסר</text:span><text:span text:style-name="T4"> </text:span><text:span text:style-name="T18">זמן)</text:span>? והאמר<text:span text:style-name="T1"> </text:span>רבי<text:span text:style-name="T1"> </text:span>יוחנן: '<text:span text:style-name="T18">(זב</text:span><text:span text:style-name="T4"> </text:span><text:span text:style-name="T18">שספר</text:span><text:span text:style-name="T4"> </text:span><text:span text:style-name="T18">שבעה</text:span><text:span text:style-name="T4"> </text:span><text:span text:style-name="T18">נקיים</text:span><text:span text:style-name="T4"> </text:span><text:span text:style-name="T18">כמשפטו, וטבל, והעריב</text:span><text:span text:style-name="T4"> </text:span><text:span text:style-name="T18">שמשו, וחזר</text:span><text:span text:style-name="T4"> </text:span><text:span text:style-name="T18">ו)</text:span>ראה<text:span text:style-name="T1"> </text:span>אחת<text:span text:style-name="T1"> </text:span>בלילה<text:span text:style-name="T1"> </text:span>ושתים<text:span text:style-name="T1"> </text:span>ביום<text:span text:style-name="T1"> – </text:span>מביא<text:span text:style-name="T1"> </text:span><text:span text:style-name="T18">(קרבן</text:span><text:span text:style-name="T4"> </text:span><text:span text:style-name="T18">על</text:span><text:span text:style-name="T4"> </text:span><text:span text:style-name="T18">טומאה</text:span><text:span text:style-name="T4"> </text:span><text:span text:style-name="T18">שניה</text:span><text:span text:style-name="T4"> </text:span><text:span text:style-name="T18">זו, לבד</text:span><text:span text:style-name="T4"> </text:span><text:span text:style-name="T18">מן</text:span><text:span text:style-name="T4"> </text:span><text:span text:style-name="T18">הקרבן</text:span><text:span text:style-name="T4"> </text:span><text:span text:style-name="T18">שיביא</text:span><text:span text:style-name="T4"> </text:span><text:span text:style-name="T18">על</text:span><text:span text:style-name="T4"> </text:span><text:span text:style-name="T18">הראשונה, ויביא</text:span><text:span text:style-name="T4"> </text:span><text:span text:style-name="T18">שני</text:span><text:span text:style-name="T4"> </text:span><text:span text:style-name="T18">קרבנות</text:span><text:span text:style-name="T4"> </text:span><text:span text:style-name="T18">כשיטהר; הואיל</text:span><text:span text:style-name="T4"> </text:span><text:span text:style-name="T18">ולא</text:span><text:span text:style-name="T4"> </text:span><text:span text:style-name="T18">ראה</text:span><text:span text:style-name="T4"> </text:span><text:span text:style-name="T18">השניה</text:span><text:span text:style-name="T4"> </text:span><text:span text:style-name="T18">עד</text:span><text:span text:style-name="T4"> </text:span><text:span text:style-name="T18">שיצא</text:span><text:span text:style-name="T4"> </text:span><text:span text:style-name="T18">לשעה</text:span><text:span text:style-name="T4"> </text:span><text:span text:style-name="T18">שהיא</text:span><text:span text:style-name="T4"> </text:span><text:span text:style-name="T18">ראויה</text:span><text:span text:style-name="T4"> </text:span><text:span text:style-name="T18">להביא</text:span><text:span text:style-name="T4"> </text:span><text:span text:style-name="T18">קרבן</text:span><text:span text:style-name="T4"> </text:span><text:span text:style-name="T18">- יש</text:span><text:span text:style-name="T4"> </text:span><text:span text:style-name="T18">לו</text:span><text:span text:style-name="T4"> </text:span><text:span text:style-name="T18">תשלומין</text:span><text:span text:style-name="T4"> </text:span><text:span text:style-name="T42">[כלומר: מביא</text:span><text:span text:style-name="T47"> </text:span><text:span text:style-name="T42">לאחר</text:span><text:span text:style-name="T47"> </text:span><text:span text:style-name="T42">זמן]</text:span><text:span text:style-name="T18">, ואף</text:span><text:span text:style-name="T4"> </text:span><text:span text:style-name="T18">על</text:span><text:span text:style-name="T4"> </text:span><text:span text:style-name="T18">השניה</text:span><text:span text:style-name="T4"> </text:span><text:span text:style-name="T18">יביא; אף</text:span><text:span text:style-name="T4"> </text:span><text:span text:style-name="T18">על</text:span><text:span text:style-name="T4"> </text:span><text:span text:style-name="T18">פי</text:span><text:span text:style-name="T4"> </text:span><text:span text:style-name="T18">שתחילתה</text:span><text:span text:style-name="T4"> </text:span><text:span text:style-name="T18">בתוך</text:span><text:span text:style-name="T4"> </text:span><text:span text:style-name="T18">זמן</text:span><text:span text:style-name="T4"> </text:span><text:span text:style-name="T18">קרבן</text:span><text:span text:style-name="T4"> </text:span><text:span text:style-name="T18">הראשונה</text:span><text:span text:style-name="T4"> </text:span><text:span text:style-name="T18">- לא</text:span><text:span text:style-name="T4"> </text:span><text:span text:style-name="T18">אמרינן</text:span><text:span text:style-name="T4"> </text:span><text:span text:style-name="T18">'חדא</text:span><text:span text:style-name="T4"> </text:span><text:span text:style-name="T18">טומאה</text:span><text:span text:style-name="T4"> </text:span><text:span text:style-name="T18">היא'; ופירש</text:span><text:span text:style-name="T4"> </text:span><text:span text:style-name="T18">רב</text:span><text:span text:style-name="T4"> </text:span><text:span text:style-name="T18">יוסף</text:span><text:span text:style-name="T4"> </text:span><text:span text:style-name="T18">את</text:span><text:span text:style-name="T4"> </text:span><text:span text:style-name="T18">הטעם</text:span><text:span text:style-name="T4"> </text:span><text:span text:style-name="T18">במסכת</text:span><text:span text:style-name="T4"> </text:span><text:span text:style-name="T18">כריתות: לפי</text:span><text:span text:style-name="T4"> </text:span><text:span text:style-name="T18">שהראייה</text:span><text:span text:style-name="T4"> </text:span><text:span text:style-name="T18">ראשונה</text:span><text:span text:style-name="T4"> </text:span><text:span text:style-name="T18">של</text:span><text:span text:style-name="T4"> </text:span><text:span text:style-name="T18">זב</text:span><text:span text:style-name="T4"> </text:span><text:span text:style-name="T18">אינה</text:span><text:span text:style-name="T4"> </text:span><text:span text:style-name="T18">אלא</text:span><text:span text:style-name="T4"> </text:span><text:span text:style-name="T18">כקרי</text:span><text:span text:style-name="T4"> </text:span><text:span text:style-name="T18">בעלמא, וכי</text:span><text:span text:style-name="T4"> </text:span><text:span text:style-name="T18">חזי</text:span><text:span text:style-name="T4"> </text:span><text:span text:style-name="T18">אינך</text:span><text:span text:style-name="T4"> </text:span><text:span text:style-name="T18">למחר</text:span><text:span text:style-name="T4"> </text:span><text:span text:style-name="T18">- מצטרפת</text:span><text:span text:style-name="T4"> </text:span><text:span text:style-name="T18">בהדייהו; הכי</text:span><text:span text:style-name="T4"> </text:span><text:span text:style-name="T18">נמי</text:span><text:span text:style-name="T4"> </text:span><text:span text:style-name="T18">אף</text:span><text:span text:style-name="T4"> </text:span><text:span text:style-name="T18">על</text:span><text:span text:style-name="T4"> </text:span><text:span text:style-name="T18">פי</text:span><text:span text:style-name="T4"> </text:span><text:span text:style-name="T18">שהיתה</text:span><text:span text:style-name="T4"> </text:span><text:span text:style-name="T18">ראייה</text:span><text:span text:style-name="T4"> </text:span><text:span text:style-name="T18">ראשונה</text:span><text:span text:style-name="T4"> </text:span><text:span text:style-name="T18">בתוך</text:span><text:span text:style-name="T4"> </text:span><text:span text:style-name="T18">קרבן</text:span><text:span text:style-name="T4"> </text:span><text:span text:style-name="T18">ראשון, כי</text:span><text:span text:style-name="T4"> </text:span><text:span text:style-name="T18">הדר</text:span><text:span text:style-name="T4"> </text:span><text:span text:style-name="T18">חזי</text:span><text:span text:style-name="T4"> </text:span><text:span text:style-name="T18">אינך</text:span><text:span text:style-name="T4"> </text:span><text:span text:style-name="T18">למחר</text:span><text:span text:style-name="T4"> </text:span><text:span text:style-name="T18">- מצטרפין</text:span><text:span text:style-name="T4"> </text:span><text:span text:style-name="T18">בהדייהו)</text:span>, שתים<text:span text:style-name="T1"> </text:span>בלילה<text:span text:style-name="T1"> </text:span>ואחת<text:span text:style-name="T1"> </text:span>ביום<text:span text:style-name="T1"> </text:span>- אינו<text:span text:style-name="T1"> </text:span>מביא' ואי<text:span text:style-name="T1"> </text:span>סלקא<text:span text:style-name="T1"> </text:span>דעתך<text:span text:style-name="T1"> </text:span>קסבר<text:span text:style-name="T1"> </text:span>רבי<text:span text:style-name="T1"> </text:span>יוחנן<text:span text:style-name="T1"> </text:span>לילה<text:span text:style-name="T1"> </text:span>אינו<text:span text:style-name="T1"> </text:span>מחוסר<text:span text:style-name="T1"> </text:span>זמן, אפילו<text:span text:style-name="T1"> </text:span>שתים<text:span text:style-name="T1"> </text:span>בלילה<text:span text:style-name="T1"> </text:span>ואחת<text:span text:style-name="T1"> </text:span>ביום<text:span text:style-name="T1"> </text:span>מביא<text:span text:style-name="T1"> </text:span><text:span text:style-name="T18">(אפילו</text:span><text:span text:style-name="T4"> </text:span><text:span text:style-name="T18">ראה</text:span><text:span text:style-name="T4"> </text:span><text:span text:style-name="T18">שלשתן</text:span><text:span text:style-name="T4"> </text:span><text:span text:style-name="T18">בלילה</text:span><text:span text:style-name="T4"> </text:span><text:span text:style-name="T18">זה</text:span><text:span text:style-name="T4"> </text:span><text:span text:style-name="T18">- </text:span><text:span text:style-name="T63">כבר</text:span><text:span text:style-name="T60"> </text:span><text:span text:style-name="T63">יצא</text:span><text:span text:style-name="T60"> </text:span><text:span text:style-name="T63">מזמן</text:span><text:span text:style-name="T60"> </text:span><text:span text:style-name="T63">ראשון</text:span><text:span text:style-name="T18">, ושתי</text:span><text:span text:style-name="T4"> </text:span><text:span text:style-name="T18">זיבות</text:span><text:span text:style-name="T4"> </text:span><text:span text:style-name="T18">הן</text:span><text:span text:style-name="T4"> </text:span><text:span text:style-name="T18">- אי</text:span><text:span text:style-name="T4"> </text:span><text:span text:style-name="T18">לאו</text:span><text:span text:style-name="T4"> </text:span><text:span text:style-name="T18">דסבירא</text:span><text:span text:style-name="T4"> </text:span><text:span text:style-name="T18">ליה</text:span><text:span text:style-name="T4"> </text:span><text:span text:style-name="T18">לילה</text:span><text:span text:style-name="T4"> </text:span><text:span text:style-name="T18">מחוסר</text:span><text:span text:style-name="T4"> </text:span><text:span text:style-name="T18">זמן, הלכך</text:span><text:span text:style-name="T4"> </text:span><text:span text:style-name="T18">אם</text:span><text:span text:style-name="T4"> </text:span><text:span text:style-name="T18">ראה</text:span><text:span text:style-name="T4"> </text:span><text:span text:style-name="T18">שתים</text:span><text:span text:style-name="T4"> </text:span><text:span text:style-name="T18">בלילה</text:span><text:span text:style-name="T4"> </text:span><text:span text:style-name="T18">- הויא</text:span><text:span text:style-name="T4"> </text:span><text:span text:style-name="T18">לה</text:span><text:span text:style-name="T4"> </text:span><text:span text:style-name="T18">זיבה</text:span><text:span text:style-name="T4"> </text:span><text:span text:style-name="T18">אריכתא)</text:span>!?</text:p>
      <text:p text:style-name="P4">כי<text:span text:style-name="T1"> </text:span>קאמר<text:span text:style-name="T1"> </text:span>רבי<text:span text:style-name="T1"> </text:span>יוחנן<text:span text:style-name="T1"> </text:span><text:span text:style-name="T18">(ההיא)</text:span> - לדברי<text:span text:style-name="T1"> </text:span>האומר<text:span text:style-name="T1"> </text:span>'לילה<text:span text:style-name="T1"> </text:span>מחוסר<text:span text:style-name="T1"> </text:span>זמן' <text:span text:style-name="T18">(אבל</text:span><text:span text:style-name="T4"> </text:span><text:span text:style-name="T18">לדידיה</text:span><text:span text:style-name="T4"> </text:span><text:span text:style-name="T18">סבירא</text:span><text:span text:style-name="T4"> </text:span><text:span text:style-name="T18">ליה</text:span><text:span text:style-name="T4"> </text:span><text:span text:style-name="T18">אפילו</text:span><text:span text:style-name="T4"> </text:span><text:span text:style-name="T18">ראה</text:span><text:span text:style-name="T4"> </text:span><text:span text:style-name="T18">כולן</text:span><text:span text:style-name="T4"> </text:span><text:span text:style-name="T18">בלילה</text:span><text:span text:style-name="T4"> – </text:span><text:span text:style-name="T18">מביא</text:span><text:span text:style-name="T4"> </text:span><text:span text:style-name="T42">[שתי</text:span><text:span text:style-name="T47"> </text:span><text:span text:style-name="T42">קרבנות</text:span><text:span text:style-name="T47"> </text:span><text:span text:style-name="T42">טהרה, אחת</text:span><text:span text:style-name="T47"> </text:span><text:span text:style-name="T42">על</text:span><text:span text:style-name="T47"> </text:span><text:span text:style-name="T42">הטומאה</text:span><text:span text:style-name="T47"> </text:span><text:span text:style-name="T42">הראשונה, שנגמרה</text:span><text:span text:style-name="T47"> </text:span><text:span text:style-name="T42">עם</text:span><text:span text:style-name="T47"> </text:span><text:span text:style-name="T42">רדת</text:span><text:span text:style-name="T47"> </text:span><text:span text:style-name="T42">הלילה, ועל</text:span><text:span text:style-name="T47"> </text:span><text:span text:style-name="T42">הטומאה</text:span><text:span text:style-name="T47"> </text:span><text:span text:style-name="T42">השניה</text:span><text:span text:style-name="T47"> </text:span><text:span text:style-name="T42">שהחלה</text:span><text:span text:style-name="T47"> </text:span><text:span text:style-name="T42">בלילה; אבל</text:span><text:span text:style-name="T47"> </text:span><text:span text:style-name="T42">בעינן</text:span><text:span text:style-name="T47"> </text:span><text:span text:style-name="T42">תשלומי</text:span><text:span text:style-name="T47"> </text:span><text:span text:style-name="T42">חגיגה, מי</text:span><text:span text:style-name="T47"> </text:span><text:span text:style-name="T42">שלא</text:span><text:span text:style-name="T47"> </text:span><text:span text:style-name="T42">נתחייב</text:span><text:span text:style-name="T47"> </text:span><text:span text:style-name="T42">ביום</text:span><text:span text:style-name="T47"> </text:span><text:span text:style-name="T42">הראשון</text:span><text:span text:style-name="T47"> – </text:span><text:span text:style-name="T42">אינו</text:span><text:span text:style-name="T47"> </text:span><text:span text:style-name="T42">מתחייב</text:span><text:span text:style-name="T47"> </text:span><text:span text:style-name="T42">לאחר</text:span><text:span text:style-name="T47"> </text:span><text:span text:style-name="T42">מכן]</text:span><text:span text:style-name="T18">)</text:span>.</text:p>
      <text:p text:style-name="P4"><text:span text:style-name="T18">(אי</text:span><text:span text:style-name="T4"> </text:span><text:span text:style-name="T18">אמרת</text:span><text:span text:style-name="T4"> </text:span><text:span text:style-name="T18">בשלמא</text:span><text:span text:style-name="T4"> </text:span><text:span text:style-name="T18">טעמא</text:span><text:span text:style-name="T4"> </text:span><text:span text:style-name="T18">דנפשיה</text:span><text:span text:style-name="T4"> </text:span><text:span text:style-name="T18">קאמר</text:span><text:span text:style-name="T4"> </text:span><text:span text:style-name="T18">- אשמעינן</text:span><text:span text:style-name="T4"> </text:span><text:span text:style-name="T18">ביה</text:span><text:span text:style-name="T4"> </text:span><text:span text:style-name="T18">דסבירא</text:span><text:span text:style-name="T4"> </text:span><text:span text:style-name="T18">לילה</text:span><text:span text:style-name="T4"> </text:span><text:span text:style-name="T18">מחוסר</text:span><text:span text:style-name="T4"> </text:span><text:span text:style-name="T18">זמן; אלא</text:span><text:span text:style-name="T4"> </text:span><text:span text:style-name="T18">אי)</text:span> 'לדברי<text:span text:style-name="T1"> </text:span>האומר' <text:span text:style-name="T18">(קאמר)</text:span>? פשיטא<text:span text:style-name="T1"> </text:span><text:span text:style-name="T18">(מאי</text:span><text:span text:style-name="T4"> </text:span><text:span text:style-name="T18">אשמעינן</text:span><text:span text:style-name="T4"> </text:span><text:span text:style-name="T18">בה)</text:span>!?</text:p>
      <text:p text:style-name="P4">שתים<text:span text:style-name="T1"> </text:span>ביום<text:span text:style-name="T1"> </text:span>ואחת<text:span text:style-name="T1"> </text:span>בלילה<text:span text:style-name="T1"> </text:span>אצטריכא<text:span text:style-name="T1"> </text:span>ליה: סלקא<text:span text:style-name="T1"> </text:span>דעתך<text:span text:style-name="T1"> </text:span>אמינא<text:span text:style-name="T1"> </text:span>כאתקפתא<text:span text:style-name="T1"> </text:span>דרב<text:span text:style-name="T1"> </text:span>שישא<text:span text:style-name="T1"> </text:span>בריה<text:span text:style-name="T1"> </text:span>דרב<text:span text:style-name="T1"> </text:span>אידי<text:span text:style-name="T1"> </text:span><text:span text:style-name="T18">(דאתקיף</text:span><text:span text:style-name="T4"> </text:span><text:span text:style-name="T18">בכריתות</text:span><text:span text:style-name="T4"> </text:span><text:span text:style-name="T18">על</text:span><text:span text:style-name="T4"> </text:span><text:span text:style-name="T18">הטעם</text:span><text:span text:style-name="T4"> </text:span><text:span text:style-name="T18">שנתן</text:span><text:span text:style-name="T4"> </text:span><text:span text:style-name="T18">רב</text:span><text:span text:style-name="T4"> </text:span><text:span text:style-name="T18">יוסף</text:span><text:span text:style-name="T4"> </text:span><text:span text:style-name="T18">על</text:span><text:span text:style-name="T4"> </text:span><text:span text:style-name="T18">הדבר, כמו</text:span><text:span text:style-name="T4"> </text:span><text:span text:style-name="T18">שפירשתי</text:span><text:span text:style-name="T4"> </text:span><text:span text:style-name="T18">למעלה: תדע</text:span><text:span text:style-name="T4"> </text:span><text:span text:style-name="T18">דהא</text:span><text:span text:style-name="T4"> </text:span><text:span text:style-name="T18">ראייה</text:span><text:span text:style-name="T4"> </text:span><text:span text:style-name="T18">ראשונה</text:span><text:span text:style-name="T4"> </text:span><text:span text:style-name="T18">של</text:span><text:span text:style-name="T4"> </text:span><text:span text:style-name="T18">כל</text:span><text:span text:style-name="T4"> </text:span><text:span text:style-name="T18">הזבים</text:span><text:span text:style-name="T4"> </text:span><text:span text:style-name="T18">- קרי</text:span><text:span text:style-name="T4"> </text:span><text:span text:style-name="T18">בעלמא</text:span><text:span text:style-name="T4"> </text:span><text:span text:style-name="T18">הוא, וכי</text:span><text:span text:style-name="T4"> </text:span><text:span text:style-name="T18">הדר</text:span><text:span text:style-name="T4"> </text:span><text:span text:style-name="T18">חזי</text:span><text:span text:style-name="T4"> </text:span><text:span text:style-name="T18">תרתי</text:span><text:span text:style-name="T4"> </text:span><text:span text:style-name="T18">- מצטרפין</text:span><text:span text:style-name="T4"> </text:span><text:span text:style-name="T18">בהדייהו, הכא</text:span><text:span text:style-name="T4"> </text:span><text:span text:style-name="T18">נמי</text:span><text:span text:style-name="T4"> </text:span><text:span text:style-name="T18">לא</text:span><text:span text:style-name="T4"> </text:span><text:span text:style-name="T18">שנא; ומתקיף</text:span><text:span text:style-name="T4"> </text:span><text:span text:style-name="T18">לה</text:span><text:span text:style-name="T4"> </text:span><text:span text:style-name="T18">רב</text:span><text:span text:style-name="T4"> </text:span><text:span text:style-name="T18">שישא: מי</text:span><text:span text:style-name="T4"> </text:span><text:span text:style-name="T18">דמי? התם</text:span><text:span text:style-name="T4"> </text:span><text:span text:style-name="T18">כולהו</text:span><text:span text:style-name="T4"> </text:span><text:span text:style-name="T18">בזמן</text:span><text:span text:style-name="T4"> </text:span><text:span text:style-name="T18">חיובא</text:span><text:span text:style-name="T4"> </text:span><text:span text:style-name="T18">חזינהו, הכא</text:span><text:span text:style-name="T4"> </text:span><text:span text:style-name="T18">לאו</text:span><text:span text:style-name="T4"> </text:span><text:span text:style-name="T18">בזמן</text:span><text:span text:style-name="T4"> </text:span><text:span text:style-name="T18">חיובא</text:span><text:span text:style-name="T4"> </text:span><text:span text:style-name="T18">דהאי</text:span><text:span text:style-name="T4"> </text:span><text:span text:style-name="T18">קרבן</text:span><text:span text:style-name="T4"> </text:span><text:span text:style-name="T18">חזייה)</text:span> - קא<text:span text:style-name="T1"> </text:span>משמע<text:span text:style-name="T1"> </text:span>לן<text:span text:style-name="T1"> </text:span>כדרב<text:span text:style-name="T1"> </text:span>יוסף.</text:p>
      <text:p text:style-name="P4"/>
      <text:p text:style-name="P4">עבר<text:span text:style-name="T1"> </text:span>הרגל<text:span text:style-name="T1"> </text:span>ולא<text:span text:style-name="T1"> </text:span>חג<text:span text:style-name="T1"> </text:span>- אינו<text:span text:style-name="T1"> </text:span>חייב<text:span text:style-name="T1"> </text:span>באחריותו, ועל<text:span text:style-name="T1"> </text:span>זה<text:span text:style-name="T1"> </text:span>נאמר<text:span text:style-name="T1"> </text:span><text:span text:style-name="T22">מעוות</text:span><text:span text:style-name="T1"> </text:span><text:span text:style-name="T22">לא</text:span><text:span text:style-name="T1"> </text:span><text:span text:style-name="T22">יוכל</text:span><text:span text:style-name="T1"> </text:span><text:span text:style-name="T22">לתקון</text:span><text:span text:style-name="T1"> </text:span><text:span text:style-name="T22">וחסרון</text:span><text:span text:style-name="T1"> </text:span><text:span text:style-name="T22">לא</text:span><text:span text:style-name="T1"> </text:span><text:span text:style-name="T22">יוכל</text:span><text:span text:style-name="T1"> </text:span><text:span text:style-name="T22">להימנות</text:span>: <text:s/></text:p>
      <text:p text:style-name="P4"><text:soft-page-break/>אמר<text:span text:style-name="T1"> </text:span>ליה<text:span text:style-name="T1"> </text:span>בר<text:span text:style-name="T1"> </text:span>הי<text:span text:style-name="T1"> </text:span>הי<text:span text:style-name="T1"> </text:span>להלל: האי<text:span text:style-name="T1"> </text:span>'להימנות'? 'להמלאות' מיבעי<text:span text:style-name="T1"> </text:span>ליה<text:span text:style-name="T1"> </text:span><text:span text:style-name="T18">(אצל</text:span><text:span text:style-name="T4"> </text:span><text:span text:style-name="T18">חסרון</text:span><text:span text:style-name="T4"> </text:span><text:span text:style-name="T18">נופל</text:span><text:span text:style-name="T4"> </text:span><text:span text:style-name="T18">לשון</text:span><text:span text:style-name="T4"> </text:span><text:span text:style-name="T18">'מילוי': שחסר</text:span><text:span text:style-name="T4"> </text:span><text:span text:style-name="T18">מצוה</text:span><text:span text:style-name="T4"> </text:span><text:span text:style-name="T18">אחת, לא</text:span><text:span text:style-name="T4"> </text:span><text:span text:style-name="T18">יתמלא</text:span><text:span text:style-name="T4"> </text:span><text:span text:style-name="T18">עוד</text:span><text:span text:style-name="T4"> </text:span><text:span text:style-name="T18">חסרון</text:span><text:span text:style-name="T4"> </text:span><text:span text:style-name="T18">זה</text:span><text:span text:style-name="T4"> </text:span><text:span text:style-name="T18">משחסר)</text:span>!?</text:p>
      <text:p text:style-name="P4">אלא<text:span text:style-name="T1"> </text:span>זה<text:span text:style-name="T1"> </text:span>שמנוהו<text:span text:style-name="T1"> </text:span>חביריו<text:span text:style-name="T1"> </text:span>לדבר<text:span text:style-name="T1"> </text:span>מצוה<text:span text:style-name="T1"> </text:span><text:span text:style-name="T18">(שאמרו</text:span><text:span text:style-name="T4"> </text:span><text:span text:style-name="T18">לו</text:span><text:span text:style-name="T4"> </text:span><text:span text:style-name="T18">"בא</text:span><text:span text:style-name="T4"> </text:span><text:span text:style-name="T18">עמנו")</text:span>, והוא<text:span text:style-name="T1"> </text:span>לא<text:span text:style-name="T1"> </text:span>נמנה<text:span text:style-name="T1"> </text:span>עמהן<text:span text:style-name="T1"> </text:span><text:span text:style-name="T18">(ולא</text:span><text:span text:style-name="T4"> </text:span><text:span text:style-name="T18">הלך; נמצא</text:span><text:span text:style-name="T4"> </text:span><text:span text:style-name="T18">שחסר</text:span><text:span text:style-name="T4"> </text:span><text:span text:style-name="T18">עצמו</text:span><text:span text:style-name="T4"> </text:span><text:span text:style-name="T18">מאותו</text:span><text:span text:style-name="T4"> </text:span><text:span text:style-name="T18">מנין</text:span><text:span text:style-name="T4"> </text:span><text:span text:style-name="T18">- לא</text:span><text:span text:style-name="T4"> </text:span><text:span text:style-name="T18">יוכל</text:span><text:span text:style-name="T4"> </text:span><text:span text:style-name="T18">לימנות</text:span><text:span text:style-name="T4"> </text:span><text:span text:style-name="T18">עוד</text:span><text:span text:style-name="T4"> </text:span><text:span text:style-name="T18">באותו</text:span><text:span text:style-name="T4"> </text:span><text:span text:style-name="T18">מנין, שכבר</text:span><text:span text:style-name="T4"> </text:span><text:span text:style-name="T18">עשו</text:span><text:span text:style-name="T4"> </text:span><text:span text:style-name="T18">את</text:span><text:span text:style-name="T4"> </text:span><text:span text:style-name="T18">המצוה)</text:span>.</text:p>
      <text:p text:style-name="P4">תניא<text:span text:style-name="T1"> </text:span>נמי<text:span text:style-name="T1"> </text:span>הכי: <text:span text:style-name="T35">'</text:span><text:span text:style-name="T25">מעוות</text:span><text:span text:style-name="T6"> </text:span><text:span text:style-name="T25">לא</text:span><text:span text:style-name="T6"> </text:span><text:span text:style-name="T25">יוכל</text:span><text:span text:style-name="T6"> </text:span><text:span text:style-name="T25">לתקון</text:span><text:span text:style-name="T6"> </text:span><text:span text:style-name="T35">- זה</text:span><text:span text:style-name="T6"> </text:span><text:span text:style-name="T35">שביטל</text:span><text:span text:style-name="T6"> </text:span><text:span text:style-name="T35">קרית</text:span><text:span text:style-name="T6"> </text:span><text:span text:style-name="T35">שמע</text:span><text:span text:style-name="T6"> </text:span><text:span text:style-name="T35">של</text:span><text:span text:style-name="T6"> </text:span><text:span text:style-name="T35">שחרית</text:span><text:span text:style-name="T6"> </text:span><text:span text:style-name="T35">או</text:span><text:span text:style-name="T6"> </text:span><text:span text:style-name="T35">קריאת</text:span><text:span text:style-name="T6"> </text:span><text:span text:style-name="T35">שמע</text:span><text:span text:style-name="T6"> </text:span><text:span text:style-name="T35">של</text:span><text:span text:style-name="T6"> </text:span><text:span text:style-name="T35">ערבית, או</text:span><text:span text:style-name="T6"> </text:span><text:span text:style-name="T35">שביטל</text:span><text:span text:style-name="T6"> </text:span><text:span text:style-name="T35">תפלה</text:span><text:span text:style-name="T6"> </text:span><text:span text:style-name="T35">של</text:span><text:span text:style-name="T6"> </text:span><text:span text:style-name="T35">שחרית</text:span><text:span text:style-name="T6"> </text:span><text:span text:style-name="T35">או</text:span><text:span text:style-name="T6"> </text:span><text:span text:style-name="T35">תפלה</text:span><text:span text:style-name="T6"> </text:span><text:span text:style-name="T35">של</text:span><text:span text:style-name="T6"> </text:span><text:span text:style-name="T35">ערבית; </text:span><text:span text:style-name="T25">וחסרון</text:span><text:span text:style-name="T6"> </text:span><text:span text:style-name="T25">לא</text:span><text:span text:style-name="T6"> </text:span><text:span text:style-name="T25">יוכל</text:span><text:span text:style-name="T6"> </text:span><text:span text:style-name="T25">להימנות</text:span><text:span text:style-name="T6"> </text:span><text:span text:style-name="T35">זה</text:span><text:span text:style-name="T6"> </text:span><text:span text:style-name="T35">שנמנו</text:span><text:span text:style-name="T6"> </text:span><text:span text:style-name="T35">חביריו</text:span><text:span text:style-name="T6"> </text:span><text:span text:style-name="T35">לדבר</text:span><text:span text:style-name="T6"> </text:span><text:span text:style-name="T35">מצוה</text:span><text:span text:style-name="T6"> </text:span><text:span text:style-name="T35">והוא</text:span><text:span text:style-name="T6"> </text:span><text:span text:style-name="T35">לא</text:span><text:span text:style-name="T6"> </text:span><text:span text:style-name="T35">נמנה</text:span><text:span text:style-name="T6"> </text:span><text:span text:style-name="T35">עמהן; אמר</text:span><text:span text:style-name="T6"> </text:span><text:span text:style-name="T35">ליה</text:span><text:span text:style-name="T6"> </text:span><text:span text:style-name="T35">בר</text:span><text:span text:style-name="T6"> </text:span><text:span text:style-name="T35">הי</text:span><text:span text:style-name="T6"> </text:span><text:span text:style-name="T35">הי</text:span><text:span text:style-name="T6"> </text:span><text:span text:style-name="T35">להלל: מאי</text:span><text:span text:style-name="T6"> </text:span><text:span text:style-name="T35">דכתיב</text:span><text:span text:style-name="T6"> </text:span><text:span text:style-name="T19">(מלאכי</text:span><text:span text:style-name="T3"> </text:span><text:span text:style-name="T19">ג,יח)</text:span><text:span text:style-name="T35"> </text:span><text:span text:style-name="T25">ושבתם</text:span><text:span text:style-name="T6"> </text:span><text:span text:style-name="T25">וראיתם</text:span><text:span text:style-name="T6"> </text:span><text:span text:style-name="T25">בין</text:span><text:span text:style-name="T6"> </text:span><text:span text:style-name="T25">צדיק</text:span><text:span text:style-name="T6"> </text:span><text:span text:style-name="T25">לרשע</text:span><text:span text:style-name="T6"> </text:span><text:span text:style-name="T25">בין</text:span><text:span text:style-name="T6"> </text:span><text:span text:style-name="T25">עובד</text:span><text:span text:style-name="T6"> </text:span><text:span text:style-name="T25">אלהים</text:span><text:span text:style-name="T6"> </text:span><text:span text:style-name="T25">לאשר</text:span><text:span text:style-name="T6"> </text:span><text:span text:style-name="T25">לא</text:span><text:span text:style-name="T6"> </text:span><text:span text:style-name="T25">עבדו</text:span><text:span text:style-name="T6"> </text:span><text:span text:style-name="T35">- היינו</text:span><text:span text:style-name="T6"> </text:span><text:span text:style-name="T35">'</text:span><text:span text:style-name="T25">צדיק</text:span><text:span text:style-name="T35">' היינו</text:span><text:span text:style-name="T6"> </text:span><text:span text:style-name="T35">'</text:span><text:span text:style-name="T25">עובד</text:span><text:span text:style-name="T6"> </text:span><text:span text:style-name="T25">אלהים</text:span><text:span text:style-name="T35">' </text:span><text:span text:style-name="T18">(מי</text:span><text:span text:style-name="T4"> </text:span><text:span text:style-name="T18">הוא</text:span><text:span text:style-name="T4"> </text:span><text:span text:style-name="T18">'צדיק'? ומי</text:span><text:span text:style-name="T4"> </text:span><text:span text:style-name="T18">הוא</text:span><text:span text:style-name="T4"> </text:span><text:span text:style-name="T18">'עובד</text:span><text:span text:style-name="T4"> </text:span><text:span text:style-name="T18">אלהים'?: הלא</text:span><text:span text:style-name="T4"> </text:span><text:span text:style-name="T18">אחד</text:span><text:span text:style-name="T4"> </text:span><text:span text:style-name="T18">הוא!)</text:span><text:span text:style-name="T35">, היינו</text:span><text:span text:style-name="T6"> </text:span><text:span text:style-name="T35">'</text:span><text:span text:style-name="T25">רשע</text:span><text:span text:style-name="T35">' היינו</text:span><text:span text:style-name="T6"> </text:span><text:span text:style-name="T35">'</text:span><text:span text:style-name="T25">אשר</text:span><text:span text:style-name="T6"> </text:span><text:span text:style-name="T25">לא</text:span><text:span text:style-name="T6"> </text:span><text:span text:style-name="T25">עבדו</text:span><text:span text:style-name="T35">'!?</text:span></text:p>
      <text:p text:style-name="P4"><text:span text:style-name="T35">אמר</text:span><text:span text:style-name="T6"> </text:span><text:span text:style-name="T35">ליה: עבדו</text:span><text:span text:style-name="T6"> </text:span><text:span text:style-name="T35">ולא</text:span><text:span text:style-name="T6"> </text:span><text:span text:style-name="T35">עבדו</text:span><text:span text:style-name="T6"> </text:span><text:span text:style-name="T35">- תרוייהו</text:span><text:span text:style-name="T6"> </text:span><text:span text:style-name="T35">צדיקי</text:span><text:span text:style-name="T6"> </text:span><text:span text:style-name="T35">גמורי</text:span><text:span text:style-name="T6"> </text:span><text:span text:style-name="T35">נינהו, ו'אינו</text:span><text:span text:style-name="T6"> </text:span><text:span text:style-name="T35">דומה</text:span><text:span text:style-name="T6"> </text:span><text:span text:style-name="T35">שונה</text:span><text:span text:style-name="T6"> </text:span><text:span text:style-name="T35">פרקו</text:span><text:span text:style-name="T6"> </text:span><text:span text:style-name="T35">מאה</text:span><text:span text:style-name="T6"> </text:span><text:span text:style-name="T35">פעמים</text:span><text:span text:style-name="T6"> </text:span><text:span text:style-name="T35">לשונה</text:span><text:span text:style-name="T6"> </text:span><text:span text:style-name="T35">פרקו</text:span><text:span text:style-name="T6"> </text:span><text:span text:style-name="T35">מאה</text:span><text:span text:style-name="T6"> </text:span><text:span text:style-name="T35">ואחד' </text:span><text:span text:style-name="T18">(אף</text:span><text:span text:style-name="T4"> </text:span><text:span text:style-name="T18">על</text:span><text:span text:style-name="T4"> </text:span><text:span text:style-name="T18">פי</text:span><text:span text:style-name="T4"> </text:span><text:span text:style-name="T18">ששניהן</text:span><text:span text:style-name="T4"> </text:span><text:span text:style-name="T18">צדיקים</text:span><text:span text:style-name="T4"> </text:span><text:span text:style-name="T18">- לא</text:span><text:span text:style-name="T4"> </text:span><text:span text:style-name="T18">עבדוהו</text:span><text:span text:style-name="T4"> </text:span><text:span text:style-name="T18">בשוה, שזה</text:span><text:span text:style-name="T4"> </text:span><text:span text:style-name="T18">עבדו</text:span><text:span text:style-name="T4"> </text:span><text:span text:style-name="T18">יותר)</text:span><text:span text:style-name="T35">. <text:s/></text:span></text:p>
      <text:p text:style-name="P7">אמר<text:span text:style-name="T1"> </text:span>ליה: ומשום<text:span text:style-name="T1"> </text:span>חד<text:span text:style-name="T1"> </text:span>זימנא<text:span text:style-name="T1"> </text:span>קרי<text:span text:style-name="T1"> </text:span>ליה<text:span text:style-name="T1"> </text:span>'לא<text:span text:style-name="T1"> </text:span>עבדו'?</text:p>
      <text:p text:style-name="P4"><text:span text:style-name="T35">אמר</text:span><text:span text:style-name="T6"> </text:span><text:span text:style-name="T35">ליה: אין! צא</text:span><text:span text:style-name="T6"> </text:span><text:span text:style-name="T35">ולמד</text:span><text:span text:style-name="T6"> </text:span><text:span text:style-name="T35">משוק</text:span><text:span text:style-name="T6"> </text:span><text:span text:style-name="T35">של</text:span><text:span text:style-name="T6"> </text:span><text:span text:style-name="T35">חמרין: עשרה</text:span><text:span text:style-name="T6"> </text:span><text:span text:style-name="T35">פרסי</text:span><text:span text:style-name="T6"> </text:span><text:span text:style-name="T35">בזוזא, חד</text:span><text:span text:style-name="T6"> </text:span><text:span text:style-name="T35">עשר</text:span><text:span text:style-name="T6"> </text:span><text:span text:style-name="T35">פרסי</text:span><text:span text:style-name="T6"> </text:span><text:span text:style-name="T35">בתרי</text:span><text:span text:style-name="T6"> </text:span><text:span text:style-name="T35">זוזי</text:span><text:span text:style-name="T6"> </text:span><text:span text:style-name="T18">(עשרה</text:span><text:span text:style-name="T4"> </text:span><text:span text:style-name="T18">פרסי</text:span><text:span text:style-name="T4"> </text:span><text:span text:style-name="T18">ישכיר</text:span><text:span text:style-name="T4"> </text:span><text:span text:style-name="T18">לך</text:span><text:span text:style-name="T4"> </text:span><text:span text:style-name="T18">אדם</text:span><text:span text:style-name="T4"> </text:span><text:span text:style-name="T18">חמורו</text:span><text:span text:style-name="T4"> </text:span><text:span text:style-name="T18">בזוז</text:span><text:span text:style-name="T4"> </text:span><text:span text:style-name="T18">אחד, שכבר</text:span><text:span text:style-name="T4"> </text:span><text:span text:style-name="T18">נהגו</text:span><text:span text:style-name="T4"> </text:span><text:span text:style-name="T18">כן, ואם</text:span><text:span text:style-name="T4"> </text:span><text:span text:style-name="T18">תאמר</text:span><text:span text:style-name="T4"> </text:span><text:span text:style-name="T18">לו</text:span><text:span text:style-name="T4"> </text:span><text:span text:style-name="T18">לילך</text:span><text:span text:style-name="T4"> </text:span><text:span text:style-name="T18">פרסה</text:span><text:span text:style-name="T4"> </text:span><text:span text:style-name="T18">יותר</text:span><text:span text:style-name="T4"> </text:span><text:span text:style-name="T18">- ישאלך</text:span><text:span text:style-name="T4"> </text:span><text:span text:style-name="T18">שני</text:span><text:span text:style-name="T4"> </text:span><text:span text:style-name="T18">זוזים)</text:span>.</text:p>
      <text:p text:style-name="P4"/>
      <text:p text:style-name="P4">אמר<text:span text:style-name="T1"> </text:span>ליה<text:span text:style-name="T1"> </text:span>אליהו<text:span text:style-name="T1"> </text:span>לבר<text:span text:style-name="T1"> </text:span>הי<text:span text:style-name="T1"> </text:span>הי, ואמרי<text:span text:style-name="T1"> </text:span>ליה<text:span text:style-name="T1"> <text:s/></text:span>לרבי<text:span text:style-name="T1"> </text:span>אלעזר: מאי<text:span text:style-name="T1"> </text:span>דכתיב<text:span text:style-name="T1"> </text:span><text:span text:style-name="T19">(ישעיהו</text:span><text:span text:style-name="T3"> </text:span><text:span text:style-name="T19">מח,י)</text:span><text:span text:style-name="T22"> הנה</text:span><text:span text:style-name="T1"> </text:span><text:span text:style-name="T22">צרפתיך</text:span><text:span text:style-name="T1"> </text:span><text:span text:style-name="T22">ולא</text:span><text:span text:style-name="T1"> </text:span><text:span text:style-name="T22">בכסף</text:span><text:span text:style-name="T1"> </text:span><text:span text:style-name="T22">בחרתיך</text:span><text:span text:style-name="T1"> </text:span><text:span text:style-name="T22">בכור</text:span><text:span text:style-name="T1"> </text:span><text:span text:style-name="T22">עוני</text:span><text:span text:style-name="T1"> </text:span><text:span text:style-name="T18">(</text:span><text:span text:style-name="T24">צרפתיך</text:span><text:span text:style-name="T4"> </text:span><text:span text:style-name="T24">ולא</text:span><text:span text:style-name="T4"> </text:span><text:span text:style-name="T24">בכסף</text:span><text:span text:style-name="T4"> </text:span><text:span text:style-name="T18">ולא</text:span><text:span text:style-name="T4"> </text:span><text:span text:style-name="T18">באש, כמו</text:span><text:span text:style-name="T4"> </text:span><text:span text:style-name="T18">שצורפים</text:span><text:span text:style-name="T4"> </text:span><text:span text:style-name="T18">הכסף</text:span><text:span text:style-name="T4"> </text:span><text:span text:style-name="T18">באש, אלא</text:span><text:span text:style-name="T4"> </text:span><text:span text:style-name="T24">בחרתיך</text:span><text:span text:style-name="T4"> </text:span><text:span text:style-name="T24">בכור</text:span><text:span text:style-name="T4"> </text:span><text:span text:style-name="T24">עוני</text:span><text:span text:style-name="T4"> </text:span><text:span text:style-name="T18">לצורפו</text:span><text:span text:style-name="T4"> </text:span><text:span text:style-name="T18">בו; 'כור' הוא</text:span><text:span text:style-name="T4"> </text:span><text:span text:style-name="T18">החרס</text:span><text:span text:style-name="T4"> </text:span><text:span text:style-name="T18">שצורפין</text:span><text:span text:style-name="T4"> </text:span><text:span text:style-name="T18">בו)</text:span>? - מלמד<text:span text:style-name="T1"> </text:span>שחזר<text:span text:style-name="T1"> </text:span>הקב"ה<text:span text:style-name="T1"> </text:span>על<text:span text:style-name="T1"> </text:span>כל<text:span text:style-name="T1"> </text:span>מדות<text:span text:style-name="T1"> </text:span>טובות<text:span text:style-name="T1"> </text:span>ליתן<text:span text:style-name="T1"> </text:span>לישראל, ולא<text:span text:style-name="T1"> </text:span>מצא<text:span text:style-name="T1"> </text:span>אלא<text:span text:style-name="T1"> </text:span>עניות.</text:p>
      <text:p text:style-name="P4">אמר<text:span text:style-name="T1"> </text:span>שמואל<text:span text:style-name="T1"> </text:span>- ואיתימא<text:span text:style-name="T1"> </text:span>רב<text:span text:style-name="T1"> </text:span>יוסף: היינו<text:span text:style-name="T1"> </text:span>דאמרי<text:span text:style-name="T1"> </text:span>אינשי<text:span text:style-name="T1"> </text:span>'יאה<text:span text:style-name="T1"> </text:span>עניותא<text:span text:style-name="T1"> </text:span>ליהודאי<text:span text:style-name="T1"> </text:span>כי<text:span text:style-name="T1"> </text:span>ברזא<text:span text:style-name="T1"> </text:span>סומקא<text:span text:style-name="T1"> </text:span><text:span text:style-name="T43">[רסן</text:span><text:span text:style-name="T48"> </text:span><text:span text:style-name="T43">אדום]</text:span> לסוסיא<text:span text:style-name="T1"> </text:span>חיורא<text:span text:style-name="T1"> </text:span><text:span text:style-name="T43">[לסוס</text:span><text:span text:style-name="T48"> </text:span><text:span text:style-name="T43">לבן]</text:span>'.</text:p>
      <text:p text:style-name="P4"/>
      <text:p text:style-name="P4">רבי<text:span text:style-name="T1"> </text:span>שמעון<text:span text:style-name="T1"> </text:span>בן<text:span text:style-name="T1"> </text:span>מנסיא<text:span text:style-name="T1"> </text:span>אומר: אי<text:span text:style-name="T1"> </text:span>זה<text:span text:style-name="T1"> </text:span>הוא<text:span text:style-name="T1"> </text:span>מעוות<text:span text:style-name="T1"> </text:span>לא<text:span text:style-name="T1"> </text:span>יוכל<text:span text:style-name="T1"> </text:span>לתקון? - זה<text:span text:style-name="T1"> </text:span>הבא<text:span text:style-name="T1"> </text:span>על<text:span text:style-name="T1"> </text:span>הערוה<text:span text:style-name="T1"> </text:span>והוליד<text:span text:style-name="T1"> </text:span>ממנה<text:span text:style-name="T1"> </text:span>ממזר<text:span text:style-name="T1"> </text:span>וכו': <text:s/></text:p>
      <text:p text:style-name="P4">הוליד<text:span text:style-name="T1"> </text:span>אִין, לא<text:span text:style-name="T1"> </text:span>הוליד<text:span text:style-name="T1"> </text:span>לא? והא<text:span text:style-name="T1"> </text:span>תניא: '<text:span text:style-name="T26">רבי</text:span><text:span text:style-name="T27"> </text:span><text:span text:style-name="T26">שמעון</text:span><text:span text:style-name="T27"> </text:span><text:span text:style-name="T26">בן</text:span><text:span text:style-name="T27"> </text:span><text:span text:style-name="T26">מנסיא</text:span><text:span text:style-name="T27"> </text:span><text:span text:style-name="T26">אומר: גונב</text:span><text:span text:style-name="T27"> </text:span><text:span text:style-name="T26">אדם</text:span><text:span text:style-name="T27"> </text:span><text:span text:style-name="T18">(גניבה)</text:span><text:span text:style-name="T26"> - אפשר</text:span><text:span text:style-name="T27"> </text:span><text:span text:style-name="T26">שיחזיר</text:span><text:span text:style-name="T27"> </text:span><text:span text:style-name="T26">גנבו</text:span><text:span text:style-name="T27"> </text:span><text:span text:style-name="T26">ויתקן; גוזל</text:span><text:span text:style-name="T27"> </text:span><text:span text:style-name="T26">אדם</text:span><text:span text:style-name="T27"> </text:span><text:span text:style-name="T26">- אפשר</text:span><text:span text:style-name="T27"> </text:span><text:span text:style-name="T26">שיחזיר</text:span><text:span text:style-name="T27"> </text:span><text:span text:style-name="T26">גזלו</text:span><text:span text:style-name="T27"> </text:span><text:span text:style-name="T26">ויתקן, אבל</text:span><text:span text:style-name="T27"> </text:span><text:span text:style-name="T26">הבא</text:span><text:span text:style-name="T27"> </text:span><text:span text:style-name="T26">על</text:span><text:span text:style-name="T27"> </text:span><text:span text:style-name="T26">אשת</text:span><text:span text:style-name="T27"> </text:span><text:span text:style-name="T26">איש</text:span><text:span text:style-name="T27"> </text:span><text:span text:style-name="T26">ואסרה</text:span><text:span text:style-name="T27"> </text:span><text:span text:style-name="T26">לבעלה</text:span><text:span text:style-name="T27"> </text:span><text:span text:style-name="T26">- נטרד</text:span><text:span text:style-name="T27"> </text:span><text:span text:style-name="T26">מן</text:span><text:span text:style-name="T27"> </text:span><text:span text:style-name="T26">העולם</text:span><text:span text:style-name="T27"> </text:span><text:span text:style-name="T26">והלך</text:span><text:span text:style-name="T27"> </text:span><text:span text:style-name="T26">לו</text:span><text:span text:style-name="T27"> </text:span><text:span text:style-name="T18">(אין</text:span><text:span text:style-name="T4"> </text:span><text:span text:style-name="T18">לו</text:span><text:span text:style-name="T4"> </text:span><text:span text:style-name="T18">עוד</text:span><text:span text:style-name="T4"> </text:span><text:span text:style-name="T18">תשובה, לפי</text:span><text:span text:style-name="T4"> </text:span><text:span text:style-name="T18">שעשה</text:span><text:span text:style-name="T4"> </text:span><text:span text:style-name="T18">דבר</text:span><text:span text:style-name="T4"> </text:span><text:span text:style-name="T18">שאין</text:span><text:span text:style-name="T4"> </text:span><text:span text:style-name="T18">לו</text:span><text:span text:style-name="T4"> </text:span><text:span text:style-name="T18">רפואה)</text:span> <text:span text:style-name="T43">[ואפילו</text:span><text:span text:style-name="T48"> </text:span><text:span text:style-name="T43">אם</text:span><text:span text:style-name="T48"> </text:span><text:span text:style-name="T43">לא</text:span><text:span text:style-name="T48"> </text:span><text:span text:style-name="T43">הוליד</text:span><text:span text:style-name="T48"> </text:span><text:span text:style-name="T43">ממזר, רק</text:span><text:span text:style-name="T48"> </text:span><text:span text:style-name="T43">אסרה</text:span><text:span text:style-name="T48"> </text:span><text:span text:style-name="T43">לבעלה</text:span><text:span text:style-name="T48"> – </text:span><text:span text:style-name="T43">כבר</text:span><text:span text:style-name="T48"> </text:span><text:span text:style-name="T43">אינו</text:span><text:span text:style-name="T48"> </text:span><text:span text:style-name="T43">יכול</text:span><text:span text:style-name="T48"> </text:span><text:span text:style-name="T43">לתקן]</text:span><text:span text:style-name="T26">; רבי</text:span><text:span text:style-name="T27"> </text:span><text:span text:style-name="T26">שמעון</text:span><text:span text:style-name="T27"> </text:span><text:span text:style-name="T26">בן</text:span><text:span text:style-name="T27"> </text:span><text:span text:style-name="T26">יוחי</text:span><text:span text:style-name="T27"> </text:span><text:span text:style-name="T26">אומר: אין</text:span><text:span text:style-name="T27"> </text:span><text:span text:style-name="T26">אומר</text:span><text:span text:style-name="T27"> </text:span><text:span text:style-name="T26">"בקרו</text:span><text:span text:style-name="T27"> </text:span><text:span text:style-name="T26">גמל" "בקרו</text:span><text:span text:style-name="T27"> </text:span><text:span text:style-name="T26">חזיר" </text:span><text:span text:style-name="T18">(לקרבן, כלומר: מי</text:span><text:span text:style-name="T4"> </text:span><text:span text:style-name="T18">שהוא</text:span><text:span text:style-name="T4"> </text:span><text:span text:style-name="T18">מעוות</text:span><text:span text:style-name="T4"> </text:span><text:span text:style-name="T18">מתחילתו</text:span><text:span text:style-name="T4"> </text:span><text:span text:style-name="T18">- אין</text:span><text:span text:style-name="T4"> </text:span><text:span text:style-name="T18">זה</text:span><text:span text:style-name="T4"> </text:span><text:span text:style-name="T18">מעוות)</text:span><text:span text:style-name="T26"> אלא</text:span><text:span text:style-name="T27"> </text:span><text:span text:style-name="T26">"בקרו</text:span><text:span text:style-name="T27"> </text:span><text:span text:style-name="T26">טלה" </text:span><text:span text:style-name="T18">(זה</text:span><text:span text:style-name="T4"> </text:span><text:span text:style-name="T18">לקרבן</text:span><text:span text:style-name="T4"> </text:span><text:span text:style-name="T18">שמא</text:span><text:span text:style-name="T4"> </text:span><text:span text:style-name="T18">נפל</text:span><text:span text:style-name="T4"> </text:span><text:span text:style-name="T18">בו</text:span><text:span text:style-name="T4"> </text:span><text:span text:style-name="T18">מום</text:span><text:span text:style-name="T4"> </text:span><text:span text:style-name="T18">ונתקלקל)</text:span>" <text:span text:style-name="T18">(כך</text:span><text:span text:style-name="T4"> </text:span><text:span text:style-name="T18">לשון</text:span><text:span text:style-name="T4"> </text:span><text:span text:style-name="T18">קלקול</text:span><text:span text:style-name="T4"> </text:span><text:span text:style-name="T18">נופל</text:span><text:span text:style-name="T4"> </text:span><text:span text:style-name="T18">באדם</text:span><text:span text:style-name="T4"> </text:span><text:span text:style-name="T18">שהיה</text:span><text:span text:style-name="T4"> </text:span><text:span text:style-name="T18">טוב</text:span><text:span text:style-name="T4"> </text:span><text:span text:style-name="T18">מתחילה)</text:span><text:span text:style-name="T26">, ואי</text:span><text:span text:style-name="T27"> </text:span><text:span text:style-name="T26">זה? - זה</text:span><text:span text:style-name="T27"> </text:span><text:span text:style-name="T26">תלמיד</text:span><text:span text:style-name="T27"> </text:span><text:span text:style-name="T26">חכם</text:span><text:span text:style-name="T27"> </text:span><text:span text:style-name="T26">שפירש</text:span><text:span text:style-name="T27"> </text:span><text:span text:style-name="T26">מן</text:span><text:span text:style-name="T27"> </text:span><text:span text:style-name="T26">התורה; רבי</text:span><text:span text:style-name="T27"> </text:span><text:span text:style-name="T26">יהודה</text:span><text:span text:style-name="T27"> </text:span><text:span text:style-name="T26">בן</text:span><text:span text:style-name="T27"> </text:span><text:span text:style-name="T26">לקיש: אמר</text:span><text:span text:style-name="T27"> </text:span><text:span text:style-name="T26">כל</text:span><text:span text:style-name="T27"> </text:span><text:span text:style-name="T26">תלמיד</text:span><text:span text:style-name="T27"> </text:span><text:span text:style-name="T26">חכם</text:span><text:span text:style-name="T27"> </text:span><text:span text:style-name="T26">שפירש</text:span><text:span text:style-name="T27"> </text:span><text:span text:style-name="T26">מן</text:span><text:span text:style-name="T27"> </text:span><text:span text:style-name="T26">התורה</text:span><text:span text:style-name="T27"> </text:span><text:span text:style-name="T26">- עליו</text:span><text:span text:style-name="T27"> </text:span><text:span text:style-name="T26">הכתוב</text:span><text:span text:style-name="T27"> </text:span><text:span text:style-name="T26">אומר</text:span><text:span text:style-name="T27"> </text:span><text:span text:style-name="T19">(משלי</text:span><text:span text:style-name="T3"> </text:span><text:span text:style-name="T19">כז,ח)</text:span><text:span text:style-name="T30"> כצפור</text:span><text:span text:style-name="T27"> </text:span><text:span text:style-name="T30">נודדת</text:span><text:span text:style-name="T27"> </text:span><text:span text:style-name="T30">מן</text:span><text:span text:style-name="T27"> </text:span><text:span text:style-name="T30">קנה</text:span><text:span text:style-name="T27"> </text:span><text:span text:style-name="T30">כן</text:span><text:span text:style-name="T27"> </text:span><text:span text:style-name="T30">איש</text:span><text:span text:style-name="T27"> </text:span><text:span text:style-name="T30">נודד</text:span><text:span text:style-name="T27"> </text:span><text:span text:style-name="T30">ממקומו</text:span><text:span text:style-name="T26">, ואומר</text:span><text:span text:style-name="T27"> </text:span><text:span text:style-name="T24">[</text:span><text:span text:style-name="T19">ירמיהו</text:span><text:span text:style-name="T3"> </text:span><text:span text:style-name="T19">ב,ה: </text:span><text:span text:style-name="T24">כה</text:span><text:span text:style-name="T4"> </text:span><text:span text:style-name="T24">אמר</text:span><text:span text:style-name="T4"> </text:span><text:span text:style-name="T24">ה']</text:span><text:span text:style-name="T30"> מה</text:span><text:span text:style-name="T27"> </text:span><text:span text:style-name="T30">מצאו</text:span><text:span text:style-name="T27"> </text:span><text:span text:style-name="T30">אבותיכם</text:span><text:span text:style-name="T27"> </text:span><text:span text:style-name="T30">בי</text:span><text:span text:style-name="T27"> </text:span><text:span text:style-name="T30">עול</text:span><text:span text:style-name="T27"> </text:span><text:span text:style-name="T30">כי</text:span><text:span text:style-name="T27"> </text:span><text:span text:style-name="T30">רחקו</text:span><text:span text:style-name="T27"> </text:span><text:span text:style-name="T30">מעלי</text:span><text:span text:style-name="T27"> </text:span><text:span text:style-name="T24">[ויהבלו]</text:span>'?</text:p>
      <text:p text:style-name="P4">לא<text:span text:style-name="T1"> </text:span>קשיא: כאן<text:span text:style-name="T1"> </text:span>באחותו<text:span text:style-name="T1"> </text:span>פנויה<text:span text:style-name="T1"> </text:span><text:span text:style-name="T18">(הוליד</text:span><text:span text:style-name="T4"> – </text:span><text:span text:style-name="T18">אִין, לא</text:span><text:span text:style-name="T4"> </text:span><text:span text:style-name="T18">הוליד</text:span><text:span text:style-name="T4"> </text:span><text:span text:style-name="T18">- לא)</text:span>, כאן<text:span text:style-name="T1"> </text:span>באשת<text:span text:style-name="T1"> </text:span>איש<text:span text:style-name="T1"> </text:span><text:span text:style-name="T18">(באשת</text:span><text:span text:style-name="T4"> </text:span><text:span text:style-name="T18">איש</text:span><text:span text:style-name="T4"> </text:span><text:span text:style-name="T18">בלא</text:span><text:span text:style-name="T4"> </text:span><text:span text:style-name="T18">הוליד</text:span><text:span text:style-name="T4"> </text:span><text:span text:style-name="T18">נמי</text:span><text:span text:style-name="T4"> </text:span><text:span text:style-name="T18">יש</text:span><text:span text:style-name="T4"> </text:span><text:span text:style-name="T18">זכרון</text:span><text:span text:style-name="T4"> </text:span><text:span text:style-name="T18">לעונו: שאסרה</text:span><text:span text:style-name="T4"> </text:span><text:span text:style-name="T18">על</text:span><text:span text:style-name="T4"> </text:span><text:span text:style-name="T18">בעלה, לא</text:span><text:span text:style-name="T4"> </text:span><text:span text:style-name="T18">שנא</text:span><text:span text:style-name="T4"> </text:span><text:span text:style-name="T18">אחותו</text:span><text:span text:style-name="T4"> </text:span><text:span text:style-name="T18">ולא</text:span><text:span text:style-name="T4"> </text:span><text:span text:style-name="T18">שנא</text:span><text:span text:style-name="T4"> </text:span><text:span text:style-name="T18">נכרית)</text:span>; </text:p>
      <text:p text:style-name="P4">ואי<text:span text:style-name="T1"> </text:span>בעית<text:span text:style-name="T1"> </text:span>אימא: הא<text:span text:style-name="T1"> </text:span>והא<text:span text:style-name="T1"> </text:span>באשת<text:span text:style-name="T1"> </text:span>איש<text:span text:style-name="T1"> </text:span>ולא<text:span text:style-name="T1"> </text:span>קשיא: כאן</text:p>
      <text:p text:style-name="P4"/>
      <text:p text:style-name="P4">(חגיגה<text:span text:style-name="T1"> </text:span>י,א)</text:p>
      <text:p text:style-name="P4">באונס<text:span text:style-name="T1"> </text:span><text:span text:style-name="T43">[של</text:span><text:span text:style-name="T48"> </text:span><text:span text:style-name="T43">אשת</text:span><text:span text:style-name="T48"> </text:span><text:span text:style-name="T43">ישראל]</text:span> <text:span text:style-name="T18">(באונס</text:span><text:span text:style-name="T4"> </text:span><text:span text:style-name="T18">לא</text:span><text:span text:style-name="T4"> </text:span><text:span text:style-name="T18">אסרה</text:span><text:span text:style-name="T4"> </text:span><text:span text:style-name="T18">על</text:span><text:span text:style-name="T4"> </text:span><text:span text:style-name="T18">בעלה, לפיכך</text:span><text:span text:style-name="T4"> </text:span><text:span text:style-name="T18">הוליד</text:span><text:span text:style-name="T4"> – </text:span><text:span text:style-name="T18">אִין, לא</text:span><text:span text:style-name="T4"> </text:span><text:span text:style-name="T18">הוליד</text:span><text:span text:style-name="T4"> </text:span><text:span text:style-name="T18">- לא)</text:span> כאן<text:span text:style-name="T1"> </text:span>ברצון<text:span text:style-name="T1"> </text:span><text:span text:style-name="T18">(אסרה</text:span><text:span text:style-name="T4"> </text:span><text:span text:style-name="T18">על</text:span><text:span text:style-name="T4"> </text:span><text:span text:style-name="T18">בעלה)</text:span>;</text:p>
      <text:p text:style-name="P4">ואיבעית<text:span text:style-name="T1"> </text:span>אימא: הא<text:span text:style-name="T1"> </text:span>והא<text:span text:style-name="T1"> </text:span>באונס, ולא<text:span text:style-name="T1"> </text:span>קשיא: כאן<text:span text:style-name="T1"> </text:span>באשת<text:span text:style-name="T1"> </text:span>כהן<text:span text:style-name="T1"> </text:span>כאן<text:span text:style-name="T1"> </text:span>באשת<text:span text:style-name="T1"> </text:span>ישראל<text:span text:style-name="T1"> </text:span><text:span text:style-name="T18">(אשת</text:span><text:span text:style-name="T4"> </text:span><text:span text:style-name="T18">כהן, אפילו</text:span><text:span text:style-name="T4"> </text:span><text:span text:style-name="T18">באונס</text:span><text:span text:style-name="T4"> </text:span><text:span text:style-name="T18">אסורה</text:span><text:span text:style-name="T4"> </text:span><text:span text:style-name="T18">לבעלה; בכתובות</text:span><text:span text:style-name="T4"> </text:span><text:span text:style-name="T19">(דף</text:span><text:span text:style-name="T3"> </text:span><text:span text:style-name="T19">נא:)</text:span><text:span text:style-name="T18">: </text:span><text:span text:style-name="T24">והיא</text:span><text:span text:style-name="T4"> </text:span><text:span text:style-name="T24">לא</text:span><text:span text:style-name="T4"> </text:span><text:span text:style-name="T24">נתפשה</text:span><text:span text:style-name="T4"> </text:span><text:span text:style-name="T19">[במדבר</text:span><text:span text:style-name="T3"> </text:span><text:span text:style-name="T19">ה,יג]</text:span><text:span text:style-name="T18"> – אסורה, הא</text:span><text:span text:style-name="T4"> </text:span><text:span text:style-name="T18">נתפשה</text:span><text:span text:style-name="T4"> – </text:span><text:span text:style-name="T18">מותרת; ואי</text:span><text:span text:style-name="T4"> </text:span><text:span text:style-name="T18">זו? - זו</text:span><text:span text:style-name="T4"> </text:span><text:span text:style-name="T18">אשת</text:span><text:span text:style-name="T4"> </text:span><text:span text:style-name="T18">ישראל; ומדכתיב</text:span><text:span text:style-name="T4"> </text:span><text:span text:style-name="T18">היא</text:span><text:span text:style-name="T4"> </text:span><text:span text:style-name="T18">מיעוטא</text:span><text:span text:style-name="T4"> </text:span><text:span text:style-name="T18">- הוי</text:span><text:span text:style-name="T4"> </text:span><text:span text:style-name="T18">לומר</text:span><text:span text:style-name="T4"> </text:span><text:span text:style-name="T18">'יש</text:span><text:span text:style-name="T4"> </text:span><text:span text:style-name="T18">לך</text:span><text:span text:style-name="T4"> </text:span><text:span text:style-name="T18">אחרת</text:span><text:span text:style-name="T4"> </text:span><text:span text:style-name="T18">שאף</text:span><text:span text:style-name="T4"> </text:span><text:span text:style-name="T18">על</text:span><text:span text:style-name="T4"> </text:span><text:span text:style-name="T18">פי</text:span><text:span text:style-name="T4"> <text:s text:c="2"/></text:span><text:span text:style-name="T18">שנתפשה</text:span><text:span text:style-name="T4"> – </text:span><text:span text:style-name="T18">אסורה, ואי</text:span><text:span text:style-name="T4"> </text:span><text:span text:style-name="T18">זו? - זו</text:span><text:span text:style-name="T4"> </text:span><text:span text:style-name="T18">אשת</text:span><text:span text:style-name="T4"> </text:span><text:span text:style-name="T18">כהן)</text:span>.</text:p>
      <text:p text:style-name="P4"/>
      <text:p text:style-name="P4"><text:span text:style-name="T19">(זכריה</text:span><text:span text:style-name="T3"> </text:span><text:span text:style-name="T19">ח,י)</text:span><text:span text:style-name="T22"> </text:span><text:span text:style-name="T24">[כי</text:span><text:span text:style-name="T4"> </text:span><text:span text:style-name="T24">לפני</text:span><text:span text:style-name="T4"> </text:span><text:span text:style-name="T24">הימים</text:span><text:span text:style-name="T4"> </text:span><text:span text:style-name="T24">ההם</text:span><text:span text:style-name="T4"> </text:span><text:span text:style-name="T24">שכר</text:span><text:span text:style-name="T4"> </text:span><text:span text:style-name="T24">האדם</text:span><text:span text:style-name="T4"> </text:span><text:span text:style-name="T24">לא</text:span><text:span text:style-name="T4"> </text:span><text:span text:style-name="T24">נהיה</text:span><text:span text:style-name="T4"> </text:span><text:span text:style-name="T24">ושכר</text:span><text:span text:style-name="T4"> </text:span><text:span text:style-name="T24">הבהמה</text:span><text:span text:style-name="T4"> </text:span><text:span text:style-name="T24">איננה]</text:span><text:span text:style-name="T22"> וליוצא</text:span><text:span text:style-name="T1"> </text:span><text:span text:style-name="T22">ולבא</text:span><text:span text:style-name="T1"> </text:span><text:span text:style-name="T22">אין</text:span><text:span text:style-name="T1"> </text:span><text:span text:style-name="T22">שלום</text:span><text:span text:style-name="T1"> </text:span><text:span text:style-name="T24">[מן</text:span><text:span text:style-name="T4"> </text:span><text:span text:style-name="T24">הצר</text:span><text:span text:style-name="T4"> </text:span><text:span text:style-name="T24">ואשלח</text:span><text:span text:style-name="T4"> </text:span><text:span text:style-name="T24">את</text:span><text:span text:style-name="T4"> </text:span><text:span text:style-name="T24">כל</text:span><text:span text:style-name="T4"> </text:span><text:span text:style-name="T24">האדם</text:span><text:span text:style-name="T4"> </text:span><text:span text:style-name="T24">איש</text:span><text:span text:style-name="T4"> </text:span><text:span text:style-name="T24">ברעהו]</text:span> <text:span text:style-name="T18">(מקרא</text:span><text:span text:style-name="T4"> </text:span><text:span text:style-name="T18">הוא</text:span><text:span text:style-name="T4"> </text:span><text:span text:style-name="T18">בזכריה, ודרשוהו</text:span><text:span text:style-name="T4"> </text:span><text:span text:style-name="T18">כאן</text:span><text:span text:style-name="T4"> </text:span><text:span text:style-name="T18">ליוצא</text:span><text:span text:style-name="T4"> </text:span><text:span text:style-name="T18">מן</text:span><text:span text:style-name="T4"> </text:span><text:span text:style-name="T18">התורה</text:span><text:span text:style-name="T4"> </text:span><text:span text:style-name="T18">ובא</text:span><text:span text:style-name="T4"> </text:span><text:span text:style-name="T18">לו</text:span><text:span text:style-name="T4"> </text:span><text:soft-page-break/><text:span text:style-name="T18">לדברים</text:span><text:span text:style-name="T4"> </text:span><text:span text:style-name="T18">אחרים)</text:span>: אמר<text:span text:style-name="T1"> </text:span>רב: כיון<text:span text:style-name="T1"> </text:span>שיוצא<text:span text:style-name="T1"> </text:span>אדם<text:span text:style-name="T1"> </text:span>מדבר<text:span text:style-name="T1"> </text:span>הלכה<text:span text:style-name="T1"> </text:span>לדבר<text:span text:style-name="T1"> </text:span>מקרא<text:span text:style-name="T1"> </text:span>- שוב<text:span text:style-name="T1"> </text:span>אין<text:span text:style-name="T1"> </text:span>לו<text:span text:style-name="T1"> </text:span>שלום<text:span text:style-name="T1"> </text:span><text:span text:style-name="T18">(שאין</text:span><text:span text:style-name="T4"> </text:span><text:span text:style-name="T18">הוראה</text:span><text:span text:style-name="T4"> </text:span><text:span text:style-name="T18">מדבר</text:span><text:span text:style-name="T4"> </text:span><text:span text:style-name="T18">מקרא, שהמשנה</text:span><text:span text:style-name="T4"> </text:span><text:span text:style-name="T18">מפרשה</text:span><text:span text:style-name="T4"> </text:span><text:span text:style-name="T18">סתימת</text:span><text:span text:style-name="T4"> </text:span><text:span text:style-name="T18">התורה)</text:span>!</text:p>
      <text:p text:style-name="P4">ושמואל<text:span text:style-name="T1"> </text:span>אמר: זה<text:span text:style-name="T1"> </text:span>הפורש<text:span text:style-name="T1"> </text:span>מתלמוד<text:span text:style-name="T1"> </text:span>למשנה<text:span text:style-name="T1"> </text:span><text:span text:style-name="T18">(אם</text:span><text:span text:style-name="T4"> </text:span><text:span text:style-name="T18">שמש</text:span><text:span text:style-name="T4"> </text:span><text:span text:style-name="T18">את</text:span><text:span text:style-name="T4"> </text:span><text:span text:style-name="T18">החכמים</text:span><text:span text:style-name="T4"> </text:span><text:span text:style-name="T18">שהן</text:span><text:span text:style-name="T4"> </text:span><text:span text:style-name="T18">מדקדקין</text:span><text:span text:style-name="T4"> </text:span><text:span text:style-name="T18">ליתן</text:span><text:span text:style-name="T4"> </text:span><text:span text:style-name="T18">טעם</text:span><text:span text:style-name="T4"> </text:span><text:span text:style-name="T18">משניות</text:span><text:span text:style-name="T4"> </text:span><text:span text:style-name="T18">להבין</text:span><text:span text:style-name="T4"> </text:span><text:span text:style-name="T18">המשניות</text:span><text:span text:style-name="T4"> </text:span><text:span text:style-name="T18">הסותרות</text:span><text:span text:style-name="T4"> </text:span><text:span text:style-name="T18">זו</text:span><text:span text:style-name="T4"> </text:span><text:span text:style-name="T18">את</text:span><text:span text:style-name="T4"> </text:span><text:span text:style-name="T18">זו</text:span><text:span text:style-name="T4"> </text:span><text:span text:style-name="T18">ולמצוא</text:span><text:span text:style-name="T4"> </text:span><text:span text:style-name="T18">טעם</text:span><text:span text:style-name="T4"> </text:span><text:span text:style-name="T18">לפטור</text:span><text:span text:style-name="T4"> </text:span><text:span text:style-name="T18">ולחובה, לאיסור</text:span><text:span text:style-name="T4"> </text:span><text:span text:style-name="T18">ולהיתר</text:span><text:span text:style-name="T4"> </text:span><text:span text:style-name="T18">ש</text:span><text:span text:style-name="T67">ה</text:span><text:span text:style-name="T18">משנה</text:span><text:span text:style-name="T4"> </text:span><text:span text:style-name="T18">זו</text:span><text:span text:style-name="T4"> </text:span><text:span text:style-name="T18">קרוי</text:span><text:span text:style-name="T4"> </text:span><text:span text:style-name="T18">'תלמוד'; ואם</text:span><text:span text:style-name="T4"> </text:span><text:span text:style-name="T18">יצא</text:span><text:span text:style-name="T4"> </text:span><text:span text:style-name="T18">מהן</text:span><text:span text:style-name="T4"> </text:span><text:span text:style-name="T18">ונתן</text:span><text:span text:style-name="T4"> </text:span><text:span text:style-name="T18">עסקו</text:span><text:span text:style-name="T4"> </text:span><text:span text:style-name="T18">לגירסת</text:span><text:span text:style-name="T4"> </text:span><text:span text:style-name="T18">המשניות</text:span><text:span text:style-name="T4"> </text:span><text:span text:style-name="T18">- שוב</text:span><text:span text:style-name="T4"> </text:span><text:span text:style-name="T18">אין</text:span><text:span text:style-name="T4"> </text:span><text:span text:style-name="T18">לו</text:span><text:span text:style-name="T4"> </text:span><text:span text:style-name="T18">שלום</text:span><text:span text:style-name="T4"> </text:span><text:span text:style-name="T18">בדבר</text:span><text:span text:style-name="T4"> </text:span><text:span text:style-name="T18">הוראה: שאין</text:span><text:span text:style-name="T4"> </text:span><text:span text:style-name="T18">הוראה</text:span><text:span text:style-name="T4"> </text:span><text:span text:style-name="T18">נכונה</text:span><text:span text:style-name="T4"> </text:span><text:span text:style-name="T18">בדבר</text:span><text:span text:style-name="T4"> </text:span><text:span text:style-name="T18">משנה, שכמה</text:span><text:span text:style-name="T4"> </text:span><text:span text:style-name="T18">משניות</text:span><text:span text:style-name="T4"> </text:span><text:span text:style-name="T18">יש</text:span><text:span text:style-name="T4"> </text:span><text:span text:style-name="T18">שאין</text:span><text:span text:style-name="T4"> </text:span><text:span text:style-name="T18">דבריהן</text:span><text:span text:style-name="T4"> </text:span><text:span text:style-name="T18">מכוונין, ותירצום</text:span><text:span text:style-name="T4"> </text:span><text:span text:style-name="T18">בני</text:span><text:span text:style-name="T4"> </text:span><text:span text:style-name="T18">הש"ס: הכא</text:span><text:span text:style-name="T4"> </text:span><text:span text:style-name="T18">במאי</text:span><text:span text:style-name="T4"> </text:span><text:span text:style-name="T18">עסקינן, חסורי</text:span><text:span text:style-name="T4"> </text:span><text:span text:style-name="T18">מחסרא, הא</text:span><text:span text:style-name="T4"> </text:span><text:span text:style-name="T18">מני</text:span><text:span text:style-name="T4"> </text:span><text:span text:style-name="T18">רבי</text:span><text:span text:style-name="T4"> </text:span><text:span text:style-name="T18">פלוני</text:span><text:span text:style-name="T4"> </text:span><text:span text:style-name="T18">היא</text:span><text:span text:style-name="T4"> </text:span><text:span text:style-name="T18">ואין</text:span><text:span text:style-name="T4"> </text:span><text:span text:style-name="T18">הלכה</text:span><text:span text:style-name="T4"> </text:span><text:span text:style-name="T18">כמותו)</text:span>! <text:s text:c="2"/></text:p>
      <text:p text:style-name="P4">ורבי<text:span text:style-name="T1"> </text:span>יוחנן<text:span text:style-name="T1"> </text:span>אמר: אפילו<text:span text:style-name="T1"> </text:span>מתלמוד<text:span text:style-name="T1"> </text:span>לתלמוד<text:span text:style-name="T1"> </text:span><text:span text:style-name="T18">(מש"ס</text:span><text:span text:style-name="T4"> </text:span><text:span text:style-name="T18">ירושלמי</text:span><text:span text:style-name="T4"> </text:span><text:span text:style-name="T18">לש"ס</text:span><text:span text:style-name="T4"> </text:span><text:span text:style-name="T18">בבלי, שהוא</text:span><text:span text:style-name="T4"> </text:span><text:span text:style-name="T18">עמוק, כדאמרינן</text:span><text:span text:style-name="T4"> </text:span><text:span text:style-name="T18">בסנהדרין</text:span><text:span text:style-name="T4"> </text:span><text:span text:style-name="T19">(דף</text:span><text:span text:style-name="T3"> </text:span><text:span text:style-name="T19">כד.)</text:span><text:span text:style-name="T18"> </text:span><text:span text:style-name="T24">במחשכים</text:span><text:span text:style-name="T4"> </text:span><text:span text:style-name="T24">הושיבני</text:span><text:span text:style-name="T4"> </text:span><text:span text:style-name="T24">כמתי</text:span><text:span text:style-name="T4"> </text:span><text:span text:style-name="T24">עולם</text:span><text:span text:style-name="T4"> </text:span><text:span text:style-name="T19">[איכה</text:span><text:span text:style-name="T3"> </text:span><text:span text:style-name="T19">ג,ו]</text:span><text:span text:style-name="T18"> - זו</text:span><text:span text:style-name="T4"> </text:span><text:span text:style-name="T18">הש"ס</text:span><text:span text:style-name="T4"> </text:span><text:span text:style-name="T18">של</text:span><text:span text:style-name="T4"> </text:span><text:span text:style-name="T18">בבל)</text:span>.</text:p>
      <text:p text:style-name="P11"><text:span text:style-name="T52">[בסנהדרין</text:span><text:span text:style-name="T1"> </text:span><text:span text:style-name="T52">[כד,א] הגירסה</text:span><text:span text:style-name="T1"> </text:span><text:span text:style-name="T52">שונה</text:span><text:span text:style-name="T1"> </text:span><text:span text:style-name="T52">ממה</text:span><text:span text:style-name="T1"> </text:span><text:span text:style-name="T52">שמובא</text:span><text:span text:style-name="T1"> </text:span><text:span text:style-name="T52">כאן, אלא: מאי</text:span><text:span text:style-name="T1"> </text:span><text:span text:style-name="T52">'בבל'? א"ר</text:span><text:span text:style-name="T1"> </text:span><text:span text:style-name="T52">יוחנן: בלולה</text:span><text:span text:style-name="T1"> </text:span><text:span text:style-name="T52">במקרא</text:span><text:span text:style-name="T1"> </text:span><text:span text:style-name="T52">בלולה</text:span><text:span text:style-name="T1"> </text:span><text:span text:style-name="T52">במשנה</text:span><text:span text:style-name="T1"> </text:span><text:span text:style-name="T52">בלולה</text:span><text:span text:style-name="T1"> </text:span><text:span text:style-name="T52">בתלמוד; </text:span><text:span text:style-name="T22">במחשכים</text:span><text:span text:style-name="T1"> </text:span><text:span text:style-name="T22">הושיבני</text:span><text:span text:style-name="T1"> </text:span><text:span text:style-name="T22">כמתי</text:span><text:span text:style-name="T1"> </text:span><text:span text:style-name="T22">עולם</text:span><text:span text:style-name="T1"> </text:span><text:span text:style-name="T52">- אמר</text:span><text:span text:style-name="T1"> </text:span><text:span text:style-name="T52">ר' ירמיה</text:span><text:span text:style-name="T1"> </text:span><text:span text:style-name="T52">זה</text:span><text:span text:style-name="T1"> </text:span><text:span text:style-name="T52">תלמודה</text:span><text:span text:style-name="T1"> </text:span><text:span text:style-name="T52">של</text:span><text:span text:style-name="T1"> </text:span><text:span text:style-name="T52">בבל.</text:span></text:p>
      <text:p text:style-name="P11"><text:span text:style-name="T52">כנראה</text:span><text:span text:style-name="T1"> </text:span><text:span text:style-name="T52">המלה</text:span><text:span text:style-name="T1"> </text:span><text:span text:style-name="T52">'עמוק' ברש"י</text:span><text:span text:style-name="T1"> </text:span><text:span text:style-name="T52">כאן, אין</text:span><text:span text:style-name="T1"> </text:span><text:span text:style-name="T52">כוונתו</text:span><text:span text:style-name="T1"> </text:span><text:span text:style-name="T52">לשבח</text:span><text:span text:style-name="T1"> </text:span><text:span text:style-name="T52">אלא</text:span><text:span text:style-name="T1"> </text:span><text:span text:style-name="T52">אולי</text:span><text:span text:style-name="T1"> </text:span><text:span text:style-name="T52">שאינו</text:span><text:span text:style-name="T1"> </text:span><text:span text:style-name="T52">ברור</text:span><text:span text:style-name="T1"> </text:span><text:span text:style-name="T52">ובהיר, כמו</text:span><text:span text:style-name="T1"> </text:span><text:span text:style-name="T52">'ומראהו</text:span><text:span text:style-name="T1"> </text:span><text:span text:style-name="T52">עמוק' בנגעים.</text:span></text:p>
      <text:p text:style-name="P11"><text:span text:style-name="T52">רבנו</text:span><text:span text:style-name="T1"> </text:span><text:span text:style-name="T52">חננאל: אפילו</text:span><text:span text:style-name="T1"> </text:span><text:span text:style-name="T52">יוצא</text:span><text:span text:style-name="T1"> </text:span><text:span text:style-name="T52">מתלמוד</text:span><text:span text:style-name="T1"> </text:span><text:span text:style-name="T52">בבלי</text:span><text:span text:style-name="T1"> </text:span><text:span text:style-name="T52">לתלמוד</text:span><text:span text:style-name="T1"> </text:span><text:span text:style-name="T52">ארץ</text:span><text:span text:style-name="T1"> </text:span><text:span text:style-name="T52">ישראל</text:span><text:span text:style-name="T1"> </text:span><text:span text:style-name="T52">אין</text:span><text:span text:style-name="T1"> </text:span><text:span text:style-name="T52">שלום, שאין</text:span><text:span text:style-name="T1"> </text:span><text:span text:style-name="T52">דרכיהן</text:span><text:span text:style-name="T1"> </text:span><text:span text:style-name="T52">אחת.]</text:span></text:p>
      <text:p text:style-name="P4"/>
      <text:p text:style-name="P4"/>
      <text:p text:style-name="P4">משנה:</text:p>
      <text:p text:style-name="P4">היתר<text:span text:style-name="T1"> </text:span>נדרים<text:span text:style-name="T1"> </text:span><text:span text:style-name="T18">(התרת</text:span><text:span text:style-name="T4"> </text:span><text:span text:style-name="T18">נדרים</text:span><text:span text:style-name="T4"> </text:span><text:span text:style-name="T18">שאמרו</text:span><text:span text:style-name="T4"> </text:span><text:span text:style-name="T18">חכמים</text:span><text:span text:style-name="T4"> </text:span><text:span text:style-name="T18">שהחכם</text:span><text:span text:style-name="T4"> </text:span><text:span text:style-name="T18">מתיר</text:span><text:span text:style-name="T4"> </text:span><text:span text:style-name="T18">את</text:span><text:span text:style-name="T4"> </text:span><text:span text:style-name="T18">הנדר)</text:span> פורחין<text:span text:style-name="T1"> </text:span>באויר<text:span text:style-name="T1"> </text:span>ואין<text:span text:style-name="T1"> </text:span>להם<text:span text:style-name="T1"> </text:span>על<text:span text:style-name="T1"> </text:span>מה<text:span text:style-name="T1"> </text:span>שיסמכו<text:span text:style-name="T1"> </text:span><text:span text:style-name="T18">(מעט</text:span><text:span text:style-name="T4"> </text:span><text:span text:style-name="T18">רמז</text:span><text:span text:style-name="T4"> </text:span><text:span text:style-name="T18">יש</text:span><text:span text:style-name="T4"> </text:span><text:span text:style-name="T18">במקרא, ואין</text:span><text:span text:style-name="T4"> </text:span><text:span text:style-name="T18">על</text:span><text:span text:style-name="T4"> </text:span><text:span text:style-name="T18">מה</text:span><text:span text:style-name="T4"> </text:span><text:span text:style-name="T18">לסמוך, אלא</text:span><text:span text:style-name="T4"> </text:span><text:span text:style-name="T18">שכן</text:span><text:span text:style-name="T4"> </text:span><text:span text:style-name="T18">מסור</text:span><text:span text:style-name="T4"> </text:span><text:span text:style-name="T18">לחכמים</text:span><text:span text:style-name="T4"> </text:span><text:span text:style-name="T18">בתורה</text:span><text:span text:style-name="T4"> </text:span><text:span text:style-name="T18">שבעל</text:span><text:span text:style-name="T4"> </text:span><text:span text:style-name="T18">פה)</text:span>;</text:p>
      <text:p text:style-name="P4">הלכות<text:span text:style-name="T1"> </text:span>שבת, חגיגות, והמעילות<text:span text:style-name="T1"> </text:span><text:span text:style-name="T18">(הלכות</text:span><text:span text:style-name="T4"> </text:span><text:span text:style-name="T18">שבת</text:span><text:span text:style-name="T4"> </text:span><text:span text:style-name="T18">והלכות</text:span><text:span text:style-name="T4"> </text:span><text:span text:style-name="T18">חגיגה</text:span><text:span text:style-name="T4"> </text:span><text:span text:style-name="T18">הלכות</text:span><text:span text:style-name="T4"> </text:span><text:span text:style-name="T18">מעילות)</text:span> - הרי<text:span text:style-name="T1"> </text:span>הם<text:span text:style-name="T1"> </text:span>כהררים<text:span text:style-name="T1"> </text:span>התלוין<text:span text:style-name="T1"> </text:span>בשערה<text:span text:style-name="T1"> </text:span><text:span text:style-name="T18">(בשערות</text:span><text:span text:style-name="T4"> </text:span><text:span text:style-name="T18">ראש)</text:span>, שהן<text:span text:style-name="T1"> </text:span>מקרא<text:span text:style-name="T1"> </text:span>מועט<text:span text:style-name="T1"> </text:span>והלכות<text:span text:style-name="T1"> </text:span>מרובות<text:span text:style-name="T1"> </text:span><text:span text:style-name="T18">(יש</text:span><text:span text:style-name="T4"> </text:span><text:span text:style-name="T18">בהן</text:span><text:span text:style-name="T4"> </text:span><text:span text:style-name="T18">הלכות</text:span><text:span text:style-name="T4"> </text:span><text:span text:style-name="T18">שהן</text:span><text:span text:style-name="T4"> </text:span><text:span text:style-name="T18">תלויות</text:span><text:span text:style-name="T4"> </text:span><text:span text:style-name="T18">ברמז</text:span><text:span text:style-name="T4"> </text:span><text:span text:style-name="T18">מקרא</text:span><text:span text:style-name="T4"> </text:span><text:span text:style-name="T18">מועט)</text:span>;</text:p>
      <text:p text:style-name="P4">הדינין, והעבודות<text:span text:style-name="T1"> </text:span><text:span text:style-name="T18">(הלכות</text:span><text:span text:style-name="T4"> </text:span><text:span text:style-name="T18">עבודת</text:span><text:span text:style-name="T4"> </text:span><text:span text:style-name="T18">קרבן)</text:span>, הטהרות, והטמאות, ועריות<text:span text:style-name="T1"> </text:span><text:span text:style-name="T18">(ערוה)</text:span> - יש<text:span text:style-name="T1"> </text:span>להן<text:span text:style-name="T1"> </text:span>על<text:span text:style-name="T1"> </text:span>מה<text:span text:style-name="T1"> </text:span>שיסמכו<text:span text:style-name="T1"> </text:span>והן<text:span text:style-name="T1"> </text:span>הן<text:span text:style-name="T1"> </text:span>גופי<text:span text:style-name="T1"> </text:span>תורה<text:span text:style-name="Footnote_20_Symbol"><text:span text:style-name="T1"><text:note text:id="ftn1" text:note-class="footnote"><text:note-citation>1</text:note-citation><text:note-body><text:p text:style-name="P32"><text:span text:style-name="T1"><text:s/></text:span><text:span text:style-name="T79">שבת</text:span><text:span text:style-name="T80"> </text:span><text:span text:style-name="T79">לב,א: </text:span>תניא: '<text:span text:style-name="T26">רבן</text:span><text:span text:style-name="T27"> </text:span><text:span text:style-name="T26">שמעון</text:span><text:span text:style-name="T27"> </text:span><text:span text:style-name="T26">בן</text:span><text:span text:style-name="T27"> </text:span><text:span text:style-name="T26">גמליאל</text:span><text:span text:style-name="T27"> </text:span><text:span text:style-name="T26">אומר: הלכות</text:span><text:span text:style-name="T27"> </text:span><text:span text:style-name="T26">הקדש</text:span><text:span text:style-name="T27"> </text:span><text:span text:style-name="T26">תרומות</text:span><text:span text:style-name="T27"> </text:span><text:span text:style-name="T26">ומעשרות</text:span><text:span text:style-name="T27"> </text:span><text:span text:style-name="T26">- הן</text:span><text:span text:style-name="T27"> </text:span><text:span text:style-name="T26">הן</text:span><text:span text:style-name="T27"> </text:span><text:span text:style-name="T26">גופי</text:span><text:span text:style-name="T27"> </text:span><text:span text:style-name="T26">תורה, </text:span><text:span text:style-name="T71">(שבת</text:span><text:span text:style-name="T74"> </text:span><text:span text:style-name="T71">לב,ב)</text:span><text:span text:style-name="T26"> ונמסרו</text:span><text:span text:style-name="T27"> </text:span><text:span text:style-name="T26">לעמי</text:span><text:span text:style-name="T27"> </text:span><text:span text:style-name="T26">הארץ</text:span><text:span text:style-name="T27"> </text:span><text:span text:style-name="T17">(</text:span><text:span text:style-name="T71">שלא</text:span><text:span text:style-name="T74"> </text:span><text:span text:style-name="T71">מסרו</text:span><text:span text:style-name="T74"> </text:span><text:span text:style-name="T71">לבית</text:span><text:span text:style-name="T74"> </text:span><text:span text:style-name="T71">דין</text:span><text:span text:style-name="T74"> </text:span><text:span text:style-name="T71">למנות</text:span><text:span text:style-name="T74"> </text:span><text:span text:style-name="T71">שומרין</text:span><text:span text:style-name="T74"> </text:span><text:span text:style-name="T71">לדבר, והאמינה</text:span><text:span text:style-name="T74"> </text:span><text:span text:style-name="T71">תורה</text:span><text:span text:style-name="T74"> </text:span><text:span text:style-name="T71">את</text:span><text:span text:style-name="T74"> </text:span><text:span text:style-name="T71">כל</text:span><text:span text:style-name="T74"> </text:span><text:span text:style-name="T71">אדם</text:span><text:span text:style-name="T74"> </text:span><text:span text:style-name="T71">עליהן; והן</text:span><text:span text:style-name="T74"> </text:span><text:span text:style-name="T71">הן</text:span><text:span text:style-name="T74"> </text:span><text:span text:style-name="T71">גופי</text:span><text:span text:style-name="T74"> </text:span><text:span text:style-name="T71">תורה</text:span><text:span text:style-name="T74"> </text:span><text:span text:style-name="T71">שחברים</text:span><text:span text:style-name="T74"> </text:span><text:span text:style-name="T71">אוכלין</text:span><text:span text:style-name="T74"> </text:span><text:span text:style-name="T71">פתן</text:span><text:span text:style-name="T74"> </text:span><text:span text:style-name="T71">וסומכין</text:span><text:span text:style-name="T74"> </text:span><text:span text:style-name="T71">שניטל</text:span><text:span text:style-name="T74"> </text:span><text:span text:style-name="T71">ממנו</text:span><text:span text:style-name="T74"> </text:span><text:span text:style-name="T71">חלה</text:span><text:span text:style-name="T74"> </text:span><text:span text:style-name="T71">ותרומה</text:span><text:span text:style-name="T74"> </text:span><text:span text:style-name="T71">ומעשרות; והקדש</text:span><text:span text:style-name="T74"> </text:span><text:span text:style-name="T71">נמי</text:span><text:span text:style-name="T74"> </text:span><text:span text:style-name="T71">מסור</text:span><text:span text:style-name="T74"> </text:span><text:span text:style-name="T71">לכל</text:span><text:span text:style-name="T74"> </text:span><text:span text:style-name="T71">אדם</text:span><text:span text:style-name="T74"> </text:span><text:span text:style-name="T71">להקדיש</text:span><text:span text:style-name="T74"> </text:span><text:span text:style-name="T71">וחל</text:span><text:span text:style-name="T74"> </text:span><text:span text:style-name="T71">הקדש</text:span><text:span text:style-name="T74"> </text:span><text:span text:style-name="T71">על</text:span><text:span text:style-name="T74"> </text:span><text:span text:style-name="T71">פי</text:span><text:span text:style-name="T74"> </text:span><text:span text:style-name="T71">כל</text:span><text:span text:style-name="T74"> </text:span><text:span text:style-name="T71">אדם; והן</text:span><text:span text:style-name="T74"> </text:span><text:span text:style-name="T71">גופי</text:span><text:span text:style-name="T74"> </text:span><text:span text:style-name="T71">תורה</text:span><text:span text:style-name="T74"> </text:span><text:span text:style-name="T71">שהיינו</text:span><text:span text:style-name="T74"> </text:span><text:span text:style-name="T71">צריכים</text:span><text:span text:style-name="T74"> </text:span><text:span text:style-name="T71">לחוש</text:span><text:span text:style-name="T74"> </text:span><text:span text:style-name="T71">במטלטלין</text:span><text:span text:style-name="T74"> </text:span><text:span text:style-name="T71">שמא</text:span><text:span text:style-name="T74"> </text:span><text:span text:style-name="T71">הקדישו</text:span><text:span text:style-name="T74"> </text:span><text:span text:style-name="T71">וחזר</text:span><text:span text:style-name="T74"> </text:span><text:span text:style-name="T71">בו; ואף</text:span><text:span text:style-name="T74"> </text:span><text:span text:style-name="T71">על</text:span><text:span text:style-name="T74"> </text:span><text:span text:style-name="T71">גב</text:span><text:span text:style-name="T74"> </text:span><text:span text:style-name="T71">דתקון</text:span><text:span text:style-name="T74"> </text:span><text:span text:style-name="T71">רבנן</text:span><text:span text:style-name="T74"> </text:span><text:span text:style-name="T71">דמאי</text:span><text:span text:style-name="T74"> </text:span><text:span text:style-name="T71">- מכל</text:span><text:span text:style-name="T74"> </text:span><text:span text:style-name="T71">מקום</text:span><text:span text:style-name="T74"> </text:span><text:span text:style-name="T71">תורה</text:span><text:span text:style-name="T74"> </text:span><text:span text:style-name="T71">האמינתו; ורבותי</text:span><text:span text:style-name="T74"> </text:span><text:span text:style-name="T71">מפרשים</text:span><text:span text:style-name="T74"> </text:span><text:span text:style-name="T81">הלכות</text:span><text:span text:style-name="T82"> </text:span><text:span text:style-name="T81">הקדש</text:span><text:span text:style-name="T74"> </text:span><text:span text:style-name="T71">כגון</text:span><text:span text:style-name="T74"> </text:span><text:span text:style-name="T71">יין</text:span><text:span text:style-name="T74"> </text:span><text:span text:style-name="T71">לנסכים, כדמפרש</text:span><text:span text:style-name="T74"> </text:span><text:span text:style-name="T71">ב'חומר</text:span><text:span text:style-name="T74"> </text:span><text:span text:style-name="T71">בקדש' </text:span><text:span text:style-name="T72">(חגיגה</text:span><text:span text:style-name="T75"> </text:span><text:span text:style-name="T72">דף</text:span><text:span text:style-name="T75"> </text:span><text:span text:style-name="T72">כז:)</text:span><text:span text:style-name="T71"> שעמי</text:span><text:span text:style-name="T74"> </text:span><text:span text:style-name="T71">הארץ</text:span><text:span text:style-name="T74"> </text:span><text:span text:style-name="T71">נאמנים</text:span><text:span text:style-name="T74"> </text:span><text:span text:style-name="T71">עליו</text:span><text:span text:style-name="T17">)</text:span>.' <text:span text:style-name="T17">(</text:span><text:span text:style-name="T71">וקשיא</text:span><text:span text:style-name="T74"> </text:span><text:span text:style-name="T71">לי: אי</text:span><text:span text:style-name="T74"> </text:span><text:span text:style-name="T71">מדרבנן</text:span><text:span text:style-name="T74"> </text:span><text:span text:style-name="T71">קאמר</text:span><text:span text:style-name="T74"> </text:span><text:span text:style-name="T71">= דחשיב</text:span><text:span text:style-name="T74"> </text:span><text:span text:style-name="T71">מאי</text:span><text:span text:style-name="T74"> </text:span><text:span text:style-name="T71">דהימנוהו</text:span><text:span text:style-name="T74"> </text:span><text:span text:style-name="T71">רבנן, לא</text:span><text:span text:style-name="T74"> </text:span><text:span text:style-name="T71">הוה</text:span><text:span text:style-name="T74"> </text:span><text:span text:style-name="T71">ליה</text:span><text:span text:style-name="T74"> </text:span><text:span text:style-name="T71">למיתני</text:span><text:span text:style-name="T74"> </text:span><text:span text:style-name="T71">תרומות</text:span><text:span text:style-name="T74"> </text:span><text:span text:style-name="T71">ומעשרות, דרבנן</text:span><text:span text:style-name="T74"> </text:span><text:span text:style-name="T71">לא</text:span><text:span text:style-name="T74"> </text:span><text:span text:style-name="T71">הימנוהו!</text:span><text:span text:style-name="T17">)</text:span></text:p></text:note-body></text:note></text:span></text:span>. <text:span text:style-name="T18">(בגמרא</text:span><text:span text:style-name="T4"> </text:span><text:span text:style-name="T18">פריך: אטו</text:span><text:span text:style-name="T4"> </text:span><text:span text:style-name="T18">הנך</text:span><text:span text:style-name="T4"> </text:span><text:span text:style-name="T18">לאו</text:span><text:span text:style-name="T4"> </text:span><text:span text:style-name="T18">גופי</text:span><text:span text:style-name="T4"> </text:span><text:span text:style-name="T18">תורה</text:span><text:span text:style-name="T4"> </text:span><text:span text:style-name="T18">נינהו?)</text:span></text:p>
      <text:p text:style-name="P4"/>
      <text:p text:style-name="P4">גמרא:</text:p>
      <text:p text:style-name="P4">תניא: '<text:span text:style-name="T35">רבי</text:span><text:span text:style-name="T6"> </text:span><text:span text:style-name="T35">אליעזר</text:span><text:span text:style-name="T6"> </text:span><text:span text:style-name="T35">אומר: יש</text:span><text:span text:style-name="T6"> </text:span><text:span text:style-name="T35">להם</text:span><text:span text:style-name="T6"> </text:span><text:span text:style-name="T35">על</text:span><text:span text:style-name="T6"> </text:span><text:span text:style-name="T35">מה</text:span><text:span text:style-name="T6"> </text:span><text:span text:style-name="T35">שיסמכו, שנאמר</text:span><text:span text:style-name="T6"> </text:span><text:span text:style-name="T35">'</text:span><text:span text:style-name="T25">כי</text:span><text:span text:style-name="T6"> </text:span><text:span text:style-name="T25">יפליא</text:span><text:span text:style-name="T35">' '</text:span><text:span text:style-name="T25">כי</text:span><text:span text:style-name="T6"> </text:span><text:span text:style-name="T25">יפליא</text:span><text:span text:style-name="T35">' שתי</text:span><text:span text:style-name="T6"> </text:span><text:span text:style-name="T35">פעמים</text:span><text:span text:style-name="T6"> </text:span><text:span text:style-name="T18">(אחד</text:span><text:span text:style-name="T4"> </text:span><text:span text:style-name="T18">בערכין</text:span><text:span text:style-name="T3"> </text:span><text:span text:style-name="T19">[ויקרא</text:span><text:span text:style-name="T3"> </text:span><text:span text:style-name="T19">כז,ב]</text:span><text:span text:style-name="T24"> </text:span><text:span text:style-name="T23">[דבר</text:span><text:span text:style-name="T5"> </text:span><text:span text:style-name="T23">אל</text:span><text:span text:style-name="T5"> </text:span><text:span text:style-name="T23">בני</text:span><text:span text:style-name="T5"> </text:span><text:span text:style-name="T23">ישראל</text:span><text:span text:style-name="T5"> </text:span><text:span text:style-name="T23">ואמרת</text:span><text:span text:style-name="T5"> </text:span><text:span text:style-name="T23">אלהם</text:span><text:span text:style-name="T5"> </text:span><text:span text:style-name="T23">איש]</text:span><text:span text:style-name="T24"> כי</text:span><text:span text:style-name="T4"> </text:span><text:span text:style-name="T24">יפלא</text:span><text:span text:style-name="T4"> </text:span><text:span text:style-name="T24">נדר</text:span><text:span text:style-name="T4"> </text:span><text:span text:style-name="T24">בערכך</text:span><text:span text:style-name="T4"> </text:span><text:span text:style-name="T23">[נפשת</text:span><text:span text:style-name="T5"> </text:span><text:span text:style-name="T23">לה']</text:span><text:span text:style-name="T24"> </text:span><text:span text:style-name="T18">ואחד</text:span><text:span text:style-name="T4"> </text:span><text:span text:style-name="T18">בנזיר</text:span><text:span text:style-name="T3"> </text:span><text:span text:style-name="T24">[</text:span><text:span text:style-name="T19">במדבר</text:span><text:span text:style-name="T3"> </text:span><text:span text:style-name="T19">ו,ב:</text:span><text:span text:style-name="T24"> דבר</text:span><text:span text:style-name="T4"> </text:span><text:span text:style-name="T24">אל</text:span><text:span text:style-name="T4"> </text:span><text:span text:style-name="T24">בני</text:span><text:span text:style-name="T4"> </text:span><text:span text:style-name="T24">ישראל</text:span><text:span text:style-name="T4"> </text:span><text:span text:style-name="T24">ואמרת</text:span><text:span text:style-name="T4"> </text:span><text:span text:style-name="T24">אלהם</text:span><text:span text:style-name="T4"> </text:span><text:span text:style-name="T24">איש</text:span><text:span text:style-name="T4"> </text:span><text:span text:style-name="T24">או</text:span><text:span text:style-name="T4"> </text:span><text:span text:style-name="T24">אשה] כי</text:span><text:span text:style-name="T4"> </text:span><text:span text:style-name="T24">יפלא</text:span><text:span text:style-name="T4"> </text:span><text:span text:style-name="T24">לנדר</text:span><text:span text:style-name="T4"> </text:span><text:span text:style-name="T24">נדר</text:span><text:span text:style-name="T4"> </text:span><text:span text:style-name="T24">נזיר</text:span><text:span text:style-name="T4"> </text:span><text:span text:style-name="T23">[להזיר</text:span><text:span text:style-name="T5"> </text:span><text:span text:style-name="T23">לה']</text:span><text:span text:style-name="T18">)</text:span><text:span text:style-name="T35">: אחת</text:span><text:span text:style-name="T6"> </text:span><text:span text:style-name="T35">הפלאה</text:span><text:span text:style-name="T6"> </text:span><text:span text:style-name="T35">לאיסור</text:span><text:span text:style-name="T6"> </text:span><text:span text:style-name="T35">ואחת</text:span><text:span text:style-name="T6"> </text:span><text:span text:style-name="T35">הפלאה</text:span><text:span text:style-name="T6"> </text:span><text:span text:style-name="T35">להיתר</text:span><text:span text:style-name="T6"> </text:span><text:span text:style-name="T18">(כוליה</text:span><text:span text:style-name="T4"> </text:span><text:span text:style-name="T18">'הפלאה' לשון</text:span><text:span text:style-name="T4"> </text:span><text:span text:style-name="T18">פירוש, כתרגומו: 'ארי</text:span><text:span text:style-name="T4"> </text:span><text:span text:style-name="T18">יפריש'; ולמה</text:span><text:span text:style-name="T4"> </text:span><text:span text:style-name="T18">כתב</text:span><text:span text:style-name="T4"> </text:span><text:span text:style-name="T18">הפלאה</text:span><text:span text:style-name="T4"> </text:span><text:span text:style-name="T18">בשניהן? אחת</text:span><text:span text:style-name="T4"> </text:span><text:span text:style-name="T18">כשפירש</text:span><text:span text:style-name="T4"> </text:span><text:span text:style-name="T18">ונדר</text:span><text:span text:style-name="T4"> </text:span><text:span text:style-name="T18">ואסר</text:span><text:span text:style-name="T4"> </text:span><text:span text:style-name="T18">עצמו</text:span><text:span text:style-name="T4"> </text:span><text:span text:style-name="T18">בנדר, ואחת</text:span><text:span text:style-name="T4"> </text:span><text:span text:style-name="T18">שחוזר</text:span><text:span text:style-name="T4"> </text:span><text:span text:style-name="T18">ומפרש</text:span><text:span text:style-name="T4"> </text:span><text:span text:style-name="T18">לפני</text:span><text:span text:style-name="T4"> </text:span><text:span text:style-name="T18">החכם</text:span><text:span text:style-name="T4"> </text:span><text:span text:style-name="T18">ואומר</text:span><text:span text:style-name="T4"> </text:span><text:span text:style-name="T18">"כן</text:span><text:span text:style-name="T4"> </text:span><text:span text:style-name="T18">נדרתי</text:span><text:span text:style-name="T4"> </text:span><text:span text:style-name="T18">ולדעת</text:span><text:span text:style-name="T4"> </text:span><text:span text:style-name="T18">כן</text:span><text:span text:style-name="T4"> </text:span><text:span text:style-name="T18">נדרתי</text:span><text:span text:style-name="T4"> </text:span><text:span text:style-name="T18">אבל</text:span><text:span text:style-name="T4"> </text:span><text:span text:style-name="T18">לדעת</text:span><text:span text:style-name="T4"> </text:span><text:span text:style-name="T18">כן</text:span><text:span text:style-name="T4"> </text:span><text:span text:style-name="T18">לא</text:span><text:span text:style-name="T4"> </text:span><text:span text:style-name="T18">נדרתי" והרי</text:span><text:span text:style-name="T4"> </text:span><text:span text:style-name="T18">הוא</text:span><text:span text:style-name="T4"> </text:span><text:span text:style-name="T18">בא</text:span><text:span text:style-name="T4"> </text:span><text:span text:style-name="T18">לידי</text:span><text:span text:style-name="T4"> </text:span><text:span text:style-name="T18">חרטה, ומתוך</text:span><text:span text:style-name="T4"> </text:span><text:span text:style-name="T18">כך</text:span><text:span text:style-name="T4"> </text:span><text:span text:style-name="T18">בא</text:span><text:span text:style-name="T4"> </text:span><text:span text:style-name="T18">לידי</text:span><text:span text:style-name="T4"> </text:span><text:span text:style-name="T18">היתר)</text:span><text:span text:style-name="T35">;</text:span></text:p>
      <text:p text:style-name="P4"><text:span text:style-name="T35">רבי</text:span><text:span text:style-name="T6"> </text:span><text:span text:style-name="T35">יהושע</text:span><text:span text:style-name="T6"> </text:span><text:span text:style-name="T35">אומר: יש</text:span><text:span text:style-name="T6"> </text:span><text:span text:style-name="T35">להם</text:span><text:span text:style-name="T6"> </text:span><text:span text:style-name="T35">על</text:span><text:span text:style-name="T6"> </text:span><text:span text:style-name="T35">מה</text:span><text:span text:style-name="T6"> </text:span><text:span text:style-name="T35">שיסמכו, שנאמר</text:span><text:span text:style-name="T6"> </text:span><text:span text:style-name="T19">(תהלים</text:span><text:span text:style-name="T3"> </text:span><text:span text:style-name="T19">צה,יא)</text:span><text:span text:style-name="T25"> אשר</text:span><text:span text:style-name="T6"> </text:span><text:span text:style-name="T25">נשבעתי</text:span><text:span text:style-name="T6"> </text:span><text:span text:style-name="T25">באפי</text:span><text:span text:style-name="T6"> </text:span><text:span text:style-name="T24">[אם</text:span><text:span text:style-name="T4"> </text:span><text:span text:style-name="T24">יבאון</text:span><text:span text:style-name="T4"> </text:span><text:span text:style-name="T24">אל</text:span><text:span text:style-name="T4"> </text:span><text:span text:style-name="T24">מנוחתי]</text:span><text:span text:style-name="T35">: באפי</text:span><text:span text:style-name="T6"> </text:span><text:span text:style-name="T35">נשבעתי, וחזרתי</text:span><text:span text:style-name="T6"> </text:span><text:span text:style-name="T35">בי</text:span><text:span text:style-name="T6"> </text:span><text:span text:style-name="T18">(מדקאמר</text:span><text:span text:style-name="T4"> </text:span><text:span text:style-name="T18">'</text:span><text:span text:style-name="T24">באפי</text:span><text:span text:style-name="T18">' משמע</text:span><text:span text:style-name="T4"> </text:span><text:span text:style-name="T18">יכול</text:span><text:span text:style-name="T4"> </text:span><text:span text:style-name="T18">אני</text:span><text:span text:style-name="T4"> </text:span><text:span text:style-name="T18">לישאל</text:span><text:span text:style-name="T4"> </text:span><text:span text:style-name="T18">עליו</text:span><text:span text:style-name="T4"> </text:span><text:span text:style-name="T18">לפי</text:span><text:span text:style-name="T4"> </text:span><text:span text:style-name="T18">שמחמת</text:span><text:span text:style-name="T4"> </text:span><text:span text:style-name="T18">אפי</text:span><text:span text:style-name="T4"> </text:span><text:span text:style-name="T18">ולא</text:span><text:span text:style-name="T4"> </text:span><text:span text:style-name="T18">מדעת</text:span><text:span text:style-name="T4"> </text:span><text:span text:style-name="T18">מיושבת</text:span><text:span text:style-name="T4"> </text:span><text:span text:style-name="T18">נשבעתי; יש</text:span><text:span text:style-name="T4"> </text:span><text:span text:style-name="T18">ללמוד</text:span><text:span text:style-name="T4"> </text:span><text:span text:style-name="T18">מכאן</text:span><text:span text:style-name="T4"> </text:span><text:span text:style-name="T18">שהמוצא</text:span><text:span text:style-name="T4"> </text:span><text:span text:style-name="T18">פתח</text:span><text:span text:style-name="T4"> </text:span><text:span text:style-name="T18">לנדרו</text:span><text:span text:style-name="T4"> </text:span><text:span text:style-name="T18">לאמר</text:span><text:span text:style-name="T4"> </text:span><text:span text:style-name="T18">"לא</text:span><text:span text:style-name="T4"> </text:span><text:span text:style-name="T18">לדעת</text:span><text:span text:style-name="T4"> </text:span><text:span text:style-name="T18">כן</text:span><text:span text:style-name="T4"> </text:span><text:span text:style-name="T18">נדרתי</text:span><text:span text:style-name="T4"> </text:span><text:span text:style-name="T18">שיקרני</text:span><text:span text:style-name="T4"> </text:span><text:span text:style-name="T18">דבר</text:span><text:span text:style-name="T4"> </text:span><text:span text:style-name="T18">זה</text:span><text:span text:style-name="T4"> </text:span><text:span text:style-name="T18">שאני</text:span><text:span text:style-name="T4"> </text:span><text:span text:style-name="T18">רואה</text:span><text:span text:style-name="T4"> </text:span><text:span text:style-name="T18">הבא</text:span><text:span text:style-name="T4"> </text:span><text:span text:style-name="T18">לי</text:span><text:span text:style-name="T4"> </text:span><text:span text:style-name="T18">על</text:span><text:span text:style-name="T4"> </text:span><text:span text:style-name="T18">ידי</text:span><text:span text:style-name="T4"> </text:span><text:span text:style-name="T18">נדרי" - מתירין</text:span><text:span text:style-name="T4"> </text:span><text:span text:style-name="T18">לו)</text:span><text:span text:style-name="T35">;</text:span></text:p>
      <text:p text:style-name="P4"><text:span text:style-name="T35">רבי</text:span><text:span text:style-name="T6"> </text:span><text:span text:style-name="T35">יצחק</text:span><text:span text:style-name="T6"> </text:span><text:span text:style-name="T35">אומר: יש</text:span><text:span text:style-name="T6"> </text:span><text:span text:style-name="T35">להם</text:span><text:span text:style-name="T6"> </text:span><text:span text:style-name="T35">על</text:span><text:span text:style-name="T6"> </text:span><text:span text:style-name="T35">מה</text:span><text:span text:style-name="T6"> </text:span><text:span text:style-name="T35">שיסמכו, שנאמר</text:span><text:span text:style-name="T6"> </text:span><text:span text:style-name="T19">(שמות</text:span><text:span text:style-name="T3"> </text:span><text:span text:style-name="T19">לה,ה)</text:span><text:span text:style-name="T25"> </text:span><text:span text:style-name="T24">[קחו</text:span><text:span text:style-name="T4"> </text:span><text:span text:style-name="T24">מאתכם</text:span><text:span text:style-name="T4"> </text:span><text:span text:style-name="T24">תרומה</text:span><text:span text:style-name="T4"> </text:span><text:span text:style-name="T24">לה']</text:span><text:span text:style-name="T25"> כל</text:span><text:span text:style-name="T6"> </text:span><text:span text:style-name="T25">נדיב</text:span><text:span text:style-name="T6"> </text:span><text:span text:style-name="T25">לבו</text:span><text:span text:style-name="T6"> </text:span><text:span text:style-name="T24">[יביאה</text:span><text:span text:style-name="T4"> </text:span><text:span text:style-name="T24">את</text:span><text:span text:style-name="T4"> </text:span><text:span text:style-name="T24">תרומת</text:span><text:span text:style-name="T4"> </text:span><text:span text:style-name="T24">ה' זהב</text:span><text:span text:style-name="T4"> </text:span><text:span text:style-name="T24">וכסף</text:span><text:span text:style-name="T4"> </text:span><text:span text:style-name="T24">ונחשת]</text:span><text:span text:style-name="T35"> </text:span><text:span text:style-name="T18">(</text:span><text:span text:style-name="T24">כל</text:span><text:span text:style-name="T4"> </text:span><text:span text:style-name="T24">נדיב</text:span><text:span text:style-name="T4"> </text:span><text:span text:style-name="T24">לבו</text:span><text:span text:style-name="T4"> </text:span><text:span text:style-name="T24">יביאה</text:span><text:span text:style-name="T4"> </text:span><text:span text:style-name="T18">אם</text:span><text:span text:style-name="T4"> </text:span><text:span text:style-name="T18">עודנו</text:span><text:span text:style-name="T4"> </text:span><text:span text:style-name="T18">לבו</text:span><text:span text:style-name="T4"> </text:span><text:span text:style-name="T18">נודבו</text:span><text:span text:style-name="T4"> </text:span><text:span text:style-name="T18">- עליו</text:span><text:span text:style-name="T4"> </text:span><text:span text:style-name="T18">יביאו, ואם</text:span><text:span text:style-name="T4"> </text:span><text:span text:style-name="T18">מתחרט</text:span><text:span text:style-name="T4"> </text:span><text:span text:style-name="T18">- יתירו</text:span><text:span text:style-name="T4"> </text:span><text:span text:style-name="T18">לו)</text:span><text:span text:style-name="T35">.</text:span></text:p>
      <text:p text:style-name="P4"><text:span text:style-name="T35">חנניה</text:span><text:span text:style-name="T6"> </text:span><text:span text:style-name="T35">בן</text:span><text:span text:style-name="T6"> </text:span><text:span text:style-name="T35">אחי</text:span><text:span text:style-name="T6"> </text:span><text:span text:style-name="T35">רבי</text:span><text:span text:style-name="T6"> </text:span><text:span text:style-name="T35">יהושע</text:span><text:span text:style-name="T6"> </text:span><text:span text:style-name="T35">אומר: יש</text:span><text:span text:style-name="T6"> </text:span><text:span text:style-name="T35">להם</text:span><text:span text:style-name="T6"> </text:span><text:span text:style-name="T35">על</text:span><text:span text:style-name="T6"> </text:span><text:span text:style-name="T35">מה</text:span><text:span text:style-name="T6"> </text:span><text:span text:style-name="T35">שיסמכו, שנאמר</text:span><text:span text:style-name="T6"> </text:span><text:span text:style-name="T19">(תהלים</text:span><text:span text:style-name="T3"> </text:span><text:span text:style-name="T19">קיט,קו)</text:span><text:span text:style-name="T25"> נשבעתי</text:span><text:span text:style-name="T6"> </text:span><text:span text:style-name="T25">ואקיימה</text:span><text:span text:style-name="T6"> </text:span><text:span text:style-name="T25">לשמור</text:span><text:span text:style-name="T6"> </text:span><text:span text:style-name="T25">משפטי</text:span><text:span text:style-name="T6"> </text:span><text:span text:style-name="T25">צדקך</text:span><text:span text:style-name="T6"> </text:span><text:span text:style-name="T18">(מדקאמר</text:span><text:span text:style-name="T4"> </text:span><text:span text:style-name="T18">"ואקיימה" - מכלל</text:span><text:span text:style-name="T4"> </text:span><text:span text:style-name="T18">דאם</text:span><text:span text:style-name="T4"> </text:span><text:span text:style-name="T18">רצה</text:span><text:span text:style-name="T4"> </text:span><text:span text:style-name="T18">שלא</text:span><text:span text:style-name="T4"> </text:span><text:span text:style-name="T18">לקיים</text:span><text:span text:style-name="T4"> </text:span><text:span text:style-name="T18">- מתירין</text:span><text:span text:style-name="T4"> </text:span><text:span text:style-name="T18">לו)</text:span>.</text:p>
      <text:p text:style-name="P5"/>
      <text:p text:style-name="P4"><text:soft-page-break/>אמר<text:span text:style-name="T1"> </text:span>רב<text:span text:style-name="T1"> </text:span>יהודה<text:span text:style-name="T1"> </text:span>אמר<text:span text:style-name="T1"> </text:span>שמואל: אי<text:span text:style-name="T1"> </text:span>הואי<text:span text:style-name="T1"> </text:span>התם<text:span text:style-name="T1"> </text:span>- אמרי<text:span text:style-name="T1"> </text:span>להו: דידי<text:span text:style-name="T1"> </text:span>עדיפא<text:span text:style-name="T1"> </text:span>מדידכו, שנאמר<text:span text:style-name="T1"> </text:span><text:span text:style-name="T24">[</text:span><text:span text:style-name="T19">במדבר</text:span><text:span text:style-name="T3"> </text:span><text:span text:style-name="T19">ל,ג: </text:span><text:span text:style-name="T24">איש</text:span><text:span text:style-name="T4"> </text:span><text:span text:style-name="T24">כי</text:span><text:span text:style-name="T4"> </text:span><text:span text:style-name="T24">ידר</text:span><text:span text:style-name="T4"> </text:span><text:span text:style-name="T24">נדר</text:span><text:span text:style-name="T4"> </text:span><text:span text:style-name="T24">לה' או</text:span><text:span text:style-name="T4"> </text:span><text:span text:style-name="T24">השבע</text:span><text:span text:style-name="T4"> </text:span><text:span text:style-name="T24">שבעה</text:span><text:span text:style-name="T4"> </text:span><text:span text:style-name="T24">לאסר</text:span><text:span text:style-name="T4"> </text:span><text:span text:style-name="T24">אסר</text:span><text:span text:style-name="T4"> </text:span><text:span text:style-name="T24">על</text:span><text:span text:style-name="T4"> </text:span><text:span text:style-name="T24">נפשו]</text:span><text:span text:style-name="T22"> לא</text:span><text:span text:style-name="T1"> </text:span><text:span text:style-name="T22">יחל</text:span><text:span text:style-name="T1"> </text:span><text:span text:style-name="T22">דברו</text:span><text:span text:style-name="T1"> </text:span><text:span text:style-name="T24">[ככל</text:span><text:span text:style-name="T4"> </text:span><text:span text:style-name="T24">היצא</text:span><text:span text:style-name="T4"> </text:span><text:span text:style-name="T24">מפיו</text:span><text:span text:style-name="T4"> </text:span><text:span text:style-name="T24">יעשה]</text:span> - הוא<text:span text:style-name="T1"> </text:span>אינו<text:span text:style-name="T1"> </text:span>מוחל, אבל<text:span text:style-name="T1"> </text:span>אחרים<text:span text:style-name="T1"> </text:span>מוחלין<text:span text:style-name="T1"> </text:span>לו.</text:p>
      <text:p text:style-name="P4">אמר<text:span text:style-name="T1"> </text:span>רבא: לכולהו<text:span text:style-name="T1"> </text:span>אית<text:span text:style-name="T1"> </text:span>להו<text:span text:style-name="T1"> </text:span>פירכא<text:span text:style-name="T1"> </text:span>לבר<text:span text:style-name="T1"> </text:span>מדשמואל, דלית<text:span text:style-name="T1"> </text:span>ליה<text:span text:style-name="T1"> </text:span>פירכא; </text:p>
      <text:p text:style-name="P4">דאי<text:span text:style-name="T1"> </text:span>מדרבי<text:span text:style-name="T1"> </text:span>אליעזר<text:span text:style-name="T1"> </text:span><text:span text:style-name="T18">(דדריש</text:span><text:span text:style-name="T4"> </text:span><text:span text:style-name="T18">'הפלאה' יתירתא)</text:span>, דלמא<text:span text:style-name="T1"> </text:span>כדרבי<text:span text:style-name="T1"> </text:span>יהודה<text:span text:style-name="T1"> </text:span>שאמר<text:span text:style-name="T1"> </text:span>משום<text:span text:style-name="T1"> </text:span>רבי<text:span text:style-name="T1"> </text:span>טרפון<text:span text:style-name="T1"> </text:span><text:span text:style-name="T18">(לכדרבי</text:span><text:span text:style-name="T4"> </text:span><text:span text:style-name="T18">טרפון</text:span><text:span text:style-name="T4"> </text:span><text:span text:style-name="T18">אתא)</text:span>, דתניא<text:span text:style-name="T1"> </text:span><text:span text:style-name="T19">[תוספתא</text:span><text:span text:style-name="T3"> </text:span><text:span text:style-name="T19">נזיר</text:span><text:span text:style-name="T3"> </text:span><text:span text:style-name="T19">פ"ג</text:span><text:span text:style-name="T3"> </text:span><text:span text:style-name="T19">מ"יא]</text:span>: '<text:span text:style-name="T35">רבי</text:span><text:span text:style-name="T6"> </text:span><text:span text:style-name="T35">יהודה</text:span><text:span text:style-name="T6"> </text:span><text:span text:style-name="T35">אומר</text:span><text:span text:style-name="T6"> </text:span><text:span text:style-name="T35">משום</text:span><text:span text:style-name="T6"> </text:span><text:span text:style-name="T35">רבי</text:span><text:span text:style-name="T6"> </text:span><text:span text:style-name="T35">טרפון: </text:span><text:span text:style-name="T18">(שנים</text:span><text:span text:style-name="T4"> </text:span><text:span text:style-name="T18">שהיו</text:span><text:span text:style-name="T4"> </text:span><text:span text:style-name="T18">יושבין, ובא</text:span><text:span text:style-name="T4"> </text:span><text:span text:style-name="T18">אחד</text:span><text:span text:style-name="T4"> </text:span><text:span text:style-name="T18">לפניהם</text:span><text:span text:style-name="T4"> </text:span><text:span text:style-name="T18">ואמר</text:span><text:span text:style-name="T4"> </text:span><text:span text:style-name="T18">אחד</text:span><text:span text:style-name="T4"> </text:span><text:span text:style-name="T18">"הריני</text:span><text:span text:style-name="T4"> </text:span><text:span text:style-name="T18">נזיר</text:span><text:span text:style-name="T4"> </text:span><text:span text:style-name="T18">שזה</text:span><text:span text:style-name="T4"> </text:span><text:span text:style-name="T18">הבא</text:span><text:span text:style-name="T4"> </text:span><text:span text:style-name="T18">אצלנו</text:span><text:span text:style-name="T4"> </text:span><text:span text:style-name="T18">נזיר</text:span><text:span text:style-name="T4"> </text:span><text:span text:style-name="T18">הוא" וחבירו</text:span><text:span text:style-name="T4"> </text:span><text:span text:style-name="T18">אומר</text:span><text:span text:style-name="T4"> </text:span><text:span text:style-name="T18">"הריני</text:span><text:span text:style-name="T4"> </text:span><text:span text:style-name="T18">נזיר</text:span><text:span text:style-name="T4"> </text:span><text:span text:style-name="T18">שאינו</text:span><text:span text:style-name="T4"> </text:span><text:span text:style-name="T18">נזיר" ולבסוף</text:span><text:span text:style-name="T4"> </text:span><text:span text:style-name="T18">נמצא</text:span><text:span text:style-name="T4"> </text:span><text:span text:style-name="T18">כאחד</text:span><text:span text:style-name="T4"> </text:span><text:span text:style-name="T18">מהן</text:span><text:span text:style-name="T4"> </text:span><text:span text:style-name="T18">-)</text:span><text:span text:style-name="T35"> לעולם</text:span><text:span text:style-name="T6"> </text:span><text:span text:style-name="T35">אין</text:span><text:span text:style-name="T6"> </text:span><text:span text:style-name="T35">אחד</text:span><text:span text:style-name="T6"> </text:span><text:span text:style-name="T35">מהם</text:span><text:span text:style-name="T6"> </text:span><text:span text:style-name="T35">נזיר, שלא</text:span><text:span text:style-name="T6"> </text:span><text:span text:style-name="T35">ניתנה</text:span><text:span text:style-name="T6"> </text:span><text:span text:style-name="T35">נזירות</text:span><text:span text:style-name="T6"> </text:span><text:span text:style-name="T18">(להיות</text:span><text:span text:style-name="T4"> </text:span><text:span text:style-name="T18">נזיר</text:span><text:span text:style-name="T4"> </text:span><text:span text:style-name="T18">בתלייה</text:span><text:span text:style-name="T4"> </text:span><text:span text:style-name="T18">ובספק)</text:span><text:span text:style-name="T35"> אלא</text:span><text:span text:style-name="T6"> </text:span><text:span text:style-name="T35">להפלאה</text:span><text:span text:style-name="T6"> </text:span><text:span text:style-name="T18">(בהפלאה</text:span><text:span text:style-name="T4"> </text:span><text:span text:style-name="T18">ודאית</text:span><text:span text:style-name="T4"> </text:span><text:span text:style-name="T18">מפורשת)</text:span>'; </text:p>
      <text:p text:style-name="P4">אי<text:span text:style-name="T1"> </text:span>מדרבי<text:span text:style-name="T1"> </text:span>יהושע, דלמא<text:span text:style-name="T1"> </text:span>הכי<text:span text:style-name="T1"> </text:span>קאמר: באפי<text:span text:style-name="T1"> </text:span>נשבעתי<text:span text:style-name="T1"> </text:span>ולא<text:span text:style-name="T1"> </text:span>הדרנא<text:span text:style-name="T1"> </text:span>בי; </text:p>
      <text:p text:style-name="P4">אי<text:span text:style-name="T1"> </text:span>מדרבי<text:span text:style-name="T1"> </text:span>יצחק, דלמא<text:span text:style-name="T1"> </text:span>לאפוקי<text:span text:style-name="T1"> </text:span>מדשמואל, דאמר<text:span text:style-name="T1"> </text:span>שמואל: גמר<text:span text:style-name="T1"> </text:span>בלבו<text:span text:style-name="T1"> </text:span><text:span text:style-name="T18">(שבועה</text:span><text:span text:style-name="T4"> </text:span><text:span text:style-name="T18">או</text:span><text:span text:style-name="T4"> </text:span><text:span text:style-name="T18">נדר</text:span><text:span text:style-name="T4"> </text:span><text:span text:style-name="T18">או</text:span><text:span text:style-name="T4"> </text:span><text:span text:style-name="T18">הקדש)</text:span> - צריך<text:span text:style-name="T1"> </text:span>שיוציא<text:span text:style-name="T1"> </text:span>בשפתיו, והא<text:span text:style-name="T1"> </text:span>קא<text:span text:style-name="T1"> </text:span>משמע<text:span text:style-name="T1"> </text:span>לן: דאף<text:span text:style-name="T1"> </text:span>על<text:span text:style-name="T1"> </text:span>גב<text:span text:style-name="T1"> </text:span>דלא<text:span text:style-name="T1"> </text:span>הוציא<text:span text:style-name="T1"> </text:span>בשפתיו;</text:p>
      <text:p text:style-name="P4">אי<text:span text:style-name="T1"> </text:span>מדחנניה<text:span text:style-name="T1"> </text:span>בן<text:span text:style-name="T1"> </text:span>אחי<text:span text:style-name="T1"> </text:span>רבי<text:span text:style-name="T1"> </text:span>יהושע, דלמא<text:span text:style-name="T1"> </text:span>כרב<text:span text:style-name="T1"> </text:span>גידל<text:span text:style-name="T1"> </text:span>אמר<text:span text:style-name="T1"> </text:span>רב, דאמר<text:span text:style-name="T1"> </text:span>רב<text:span text:style-name="T1"> </text:span>גידל<text:span text:style-name="T1"> </text:span>אמר<text:span text:style-name="T1"> </text:span>רב: מנין<text:span text:style-name="T1"> </text:span>שנשבעין<text:span text:style-name="T1"> </text:span>לקיים<text:span text:style-name="T1"> </text:span>את<text:span text:style-name="T1"> </text:span>המצוה<text:span text:style-name="T1"> </text:span><text:span text:style-name="T18">(כלומר: מצוה</text:span><text:span text:style-name="T4"> </text:span><text:span text:style-name="T18">שיהא</text:span><text:span text:style-name="T4"> </text:span><text:span text:style-name="T18">אדם</text:span><text:span text:style-name="T4"> </text:span><text:span text:style-name="T18">נשבע</text:span><text:span text:style-name="T4"> </text:span><text:span text:style-name="T18">לקיים</text:span><text:span text:style-name="T4"> </text:span><text:span text:style-name="T18">מצוה, כדי</text:span><text:span text:style-name="T4"> </text:span><text:span text:style-name="T18">שימהר</text:span><text:span text:style-name="T4"> </text:span><text:span text:style-name="T18">ויזדרז</text:span><text:span text:style-name="T4"> </text:span><text:span text:style-name="T18">לקיימה)</text:span>? שנאמר<text:span text:style-name="T1"> </text:span><text:span text:style-name="T19">(תהלים</text:span><text:span text:style-name="T3"> </text:span><text:span text:style-name="T19">קיט,קו)</text:span><text:span text:style-name="T22"> נשבעתי</text:span><text:span text:style-name="T1"> </text:span><text:span text:style-name="T22">ואקיימה</text:span><text:span text:style-name="T1"> </text:span><text:span text:style-name="T22">לשמור</text:span><text:span text:style-name="T1"> </text:span><text:span text:style-name="T22">משפטי</text:span><text:span text:style-name="T1"> </text:span><text:span text:style-name="T22">צדקך</text:span>, </text:p>
      <text:p text:style-name="P4">אלא<text:span text:style-name="T1"> </text:span>דשמואל<text:span text:style-name="T1"> </text:span>לית<text:span text:style-name="T1"> </text:span>ליה<text:span text:style-name="T1"> </text:span>פירכא.</text:p>
      <text:p text:style-name="P4">אמר<text:span text:style-name="T1"> </text:span>רבא, ואיתימא<text:span text:style-name="T1"> </text:span>רב<text:span text:style-name="T1"> </text:span>נחמן<text:span text:style-name="T1"> </text:span>בר<text:span text:style-name="T1"> </text:span>יצחק: היינו<text:span text:style-name="T1"> </text:span>דאמרי<text:span text:style-name="T1"> </text:span>אינשי: טבא<text:span text:style-name="T1"> </text:span>חדא<text:span text:style-name="T1"> </text:span>פלפלתא<text:span text:style-name="T1"> </text:span>חריפתא<text:span text:style-name="T1"> </text:span><text:span text:style-name="T18">(גרעין</text:span><text:span text:style-name="T4"> </text:span><text:span text:style-name="T18">אחד</text:span><text:span text:style-name="T4"> </text:span><text:span text:style-name="T18">של</text:span><text:span text:style-name="T4"> </text:span><text:span text:style-name="T18">פלפל)</text:span> - ממלי<text:span text:style-name="T1"> </text:span>צנא<text:span text:style-name="T1"> </text:span>דקרי<text:span text:style-name="T1"> </text:span><text:span text:style-name="T43">[מסל</text:span><text:span text:style-name="T48"> </text:span><text:span text:style-name="T43">מלא</text:span><text:span text:style-name="T48"> </text:span><text:span text:style-name="T43">דלעות]</text:span>.</text:p>
      <text:p text:style-name="P12"><text:s/></text:p>
      <text:p text:style-name="P4">הלכות<text:span text:style-name="T1"> </text:span>שבת<text:span text:style-name="T1"> </text:span><text:span text:style-name="T21">[חגיגות, והמעילות</text:span><text:span text:style-name="T4"> </text:span><text:span text:style-name="T21">- הרי</text:span><text:span text:style-name="T4"> </text:span><text:span text:style-name="T21">הם</text:span><text:span text:style-name="T4"> </text:span><text:span text:style-name="T21">כהררים</text:span><text:span text:style-name="T4"> </text:span><text:span text:style-name="T21">התלוין</text:span><text:span text:style-name="T4"> </text:span><text:span text:style-name="T21">בשערה, שהן</text:span><text:span text:style-name="T4"> </text:span><text:span text:style-name="T21">מקרא</text:span><text:span text:style-name="T4"> </text:span><text:span text:style-name="T21">מועט</text:span><text:span text:style-name="T4"> </text:span><text:span text:style-name="T21">והלכות</text:span><text:span text:style-name="T4"> </text:span><text:span text:style-name="T21">מרובות]</text:span>:</text:p>
      <text:p text:style-name="P4">'הלכות<text:span text:style-name="T1"> </text:span>שבת'? מיכתב<text:span text:style-name="T1"> </text:span>כתיבן<text:span text:style-name="T1"> </text:span><text:span text:style-name="T18">(טובא</text:span><text:span text:style-name="T4"> </text:span><text:span text:style-name="T18">אזהרות</text:span><text:span text:style-name="T4"> </text:span><text:span text:style-name="T18">כתיבי</text:span><text:span text:style-name="T4"> </text:span><text:span text:style-name="T18">בשבת, מאי</text:span><text:span text:style-name="T4"> </text:span><text:span text:style-name="T18">'</text:span><text:span text:style-name="T33">מקרא</text:span><text:span text:style-name="T28"> </text:span><text:span text:style-name="T33">מועט</text:span><text:span text:style-name="T18">' דקאמר</text:span><text:span text:style-name="T4"> </text:span><text:span text:style-name="T18">מתניתין)</text:span>!?</text:p>
      <text:p text:style-name="P4">לא, צריכא<text:span text:style-name="T1"> </text:span>לכדרבי<text:span text:style-name="T1"> </text:span>אבא, דאמר<text:span text:style-name="T1"> </text:span>רבי<text:span text:style-name="T1"> </text:span>אבא: 'החופר<text:span text:style-name="T1"> </text:span>גומא<text:span text:style-name="T1"> </text:span><text:span text:style-name="T18">(בונה</text:span><text:span text:style-name="T4"> </text:span><text:span text:style-name="T18">בנין</text:span><text:span text:style-name="T4"> </text:span><text:span text:style-name="T18">הוא)</text:span> בשבת, ואין<text:span text:style-name="T1"> </text:span>צריך<text:span text:style-name="T1"> </text:span>אלא<text:span text:style-name="T1"> </text:span>לעפרה<text:span text:style-name="T1"> </text:span><text:span text:style-name="T18">(ואם</text:span><text:span text:style-name="T4"> </text:span><text:span text:style-name="T18">אינו</text:span><text:span text:style-name="T4"> </text:span><text:span text:style-name="T18">צריך</text:span><text:span text:style-name="T4"> </text:span><text:span text:style-name="T18">לה</text:span><text:span text:style-name="T4"> </text:span><text:span text:style-name="T18">אלא</text:span><text:span text:style-name="T4"> </text:span><text:span text:style-name="T18">ליטול</text:span><text:span text:style-name="T4"> </text:span><text:span text:style-name="T18">את</text:span><text:span text:style-name="T4"> </text:span><text:span text:style-name="T18">העפר)</text:span> - פטור<text:span text:style-name="T1"> </text:span>עליה<text:span text:style-name="T1"> </text:span><text:span text:style-name="T18">(אף</text:span><text:span text:style-name="T4"> </text:span><text:span text:style-name="T18">על</text:span><text:span text:style-name="T4"> </text:span><text:span text:style-name="T18">פי</text:span><text:span text:style-name="T4"> </text:span><text:span text:style-name="T18">שהבנין</text:span><text:span text:style-name="T4"> </text:span><text:span text:style-name="T18">בנוי</text:span><text:span text:style-name="T4"> </text:span><text:span text:style-name="T18">- אינו</text:span><text:span text:style-name="T4"> </text:span><text:span text:style-name="T18">חייב</text:span><text:span text:style-name="T4"> </text:span><text:span text:style-name="T18">משום</text:span><text:span text:style-name="T4"> </text:span><text:span text:style-name="T18">בונה)</text:span>' <text:span text:style-name="T18">(דבר</text:span><text:span text:style-name="T4"> </text:span><text:span text:style-name="T18">זה</text:span><text:span text:style-name="T4"> </text:span><text:span text:style-name="T18">וכיוצא</text:span><text:span text:style-name="T4"> </text:span><text:span text:style-name="T18">בו</text:span><text:span text:style-name="T4"> </text:span><text:span text:style-name="T18">- רמז</text:span><text:span text:style-name="T4"> </text:span><text:span text:style-name="T18">מועט</text:span><text:span text:style-name="T4"> </text:span><text:span text:style-name="T18">יש</text:span><text:span text:style-name="T4"> </text:span><text:span text:style-name="T18">לו</text:span><text:span text:style-name="T4"> </text:span><text:span text:style-name="T18">ללמוד</text:span><text:span text:style-name="T4"> </text:span><text:span text:style-name="T18">מן</text:span><text:span text:style-name="T4"> </text:span><text:span text:style-name="T18">התורה)</text:span>; כמאן? - כרבי<text:span text:style-name="T1"> </text:span>שמעון, דאמר<text:span text:style-name="T1"> </text:span>'מלאכה<text:span text:style-name="T1"> </text:span>שאינה<text:span text:style-name="T1"> </text:span>צריכה<text:span text:style-name="T1"> </text:span>לגופה<text:span text:style-name="T1"> </text:span><text:span text:style-name="T18">(כגון</text:span><text:span text:style-name="T4"> </text:span><text:span text:style-name="T18">זה</text:span><text:span text:style-name="T4"> </text:span><text:span text:style-name="T18">שאינו</text:span><text:span text:style-name="T4"> </text:span><text:span text:style-name="T18">צריך</text:span><text:span text:style-name="T4"> </text:span><text:span text:style-name="T18">לבנין</text:span><text:span text:style-name="T4"> </text:span><text:span text:style-name="T18">זה)</text:span> - פטור<text:span text:style-name="T1"> </text:span>עליה' <text:span text:style-name="T18">(ורבי</text:span><text:span text:style-name="T4"> </text:span><text:span text:style-name="T18">שמעון</text:span><text:span text:style-name="T4"> </text:span><text:span text:style-name="T18">אמר</text:span><text:span text:style-name="T4"> </text:span><text:span text:style-name="T18">מילתיה</text:span><text:span text:style-name="T4"> </text:span><text:span text:style-name="T18">גבי</text:span><text:span text:style-name="T4"> </text:span><text:span text:style-name="T18">מוציא</text:span><text:span text:style-name="T4"> </text:span><text:span text:style-name="T18">את</text:span><text:span text:style-name="T4"> </text:span><text:span text:style-name="T18">המת</text:span><text:span text:style-name="T4"> </text:span><text:span text:style-name="T18">במטה</text:span><text:span text:style-name="T4"> </text:span><text:span text:style-name="T18">לקוברו</text:span><text:span text:style-name="T4"> </text:span><text:span text:style-name="T18">בשבת</text:span><text:span text:style-name="T4"> </text:span><text:span text:style-name="T19">(שבת</text:span><text:span text:style-name="T3"> </text:span><text:span text:style-name="T19">דף</text:span><text:span text:style-name="T3"> </text:span><text:span text:style-name="T19">צג:)</text:span><text:span text:style-name="T18">, וקאמר</text:span><text:span text:style-name="T4"> </text:span><text:span text:style-name="T18">רבי</text:span><text:span text:style-name="T4"> </text:span><text:span text:style-name="T18">שמעון: פטור</text:span><text:span text:style-name="T4"> </text:span><text:span text:style-name="T18">על</text:span><text:span text:style-name="T4"> </text:span><text:span text:style-name="T18">הוצאה</text:span><text:span text:style-name="T4"> </text:span><text:span text:style-name="T18">זו, שברצונו</text:span><text:span text:style-name="T4"> </text:span><text:span text:style-name="T18">לא</text:span><text:span text:style-name="T4"> </text:span><text:span text:style-name="T18">היתה</text:span><text:span text:style-name="T4"> </text:span><text:span text:style-name="T18">באה</text:span><text:span text:style-name="T4"> </text:span><text:span text:style-name="T18">אליו</text:span><text:span text:style-name="T4"> </text:span><text:span text:style-name="T18">ולא</text:span><text:span text:style-name="T4"> </text:span><text:span text:style-name="T18">היה</text:span><text:span text:style-name="T4"> </text:span><text:span text:style-name="T18">צריך</text:span><text:span text:style-name="T4"> </text:span><text:span text:style-name="T18">לה)</text:span>.</text:p>
      <text:p text:style-name="P4">אפילו<text:span text:style-name="T1"> </text:span>תימא<text:span text:style-name="T1"> </text:span>לרבי<text:span text:style-name="T1"> </text:span>יהודה<text:span text:style-name="T1"> </text:span><text:span text:style-name="T18">(דפליג</text:span><text:span text:style-name="T4"> </text:span><text:span text:style-name="T18">עליה</text:span><text:span text:style-name="T4"> </text:span><text:span text:style-name="T18">- מודה</text:span><text:span text:style-name="T4"> </text:span><text:span text:style-name="T18">בהך</text:span><text:span text:style-name="T4"> </text:span><text:span text:style-name="T18">גומא)</text:span>: התם<text:span text:style-name="T1"> </text:span><text:span text:style-name="T18">(הקובר</text:span><text:span text:style-name="T4"> </text:span><text:span text:style-name="T18">את</text:span><text:span text:style-name="T4"> </text:span><text:span text:style-name="T18">המת)</text:span> מתקן<text:span text:style-name="T1"> </text:span><text:span text:style-name="T18">(הוא)</text:span>, הכא<text:span text:style-name="T1"> </text:span><text:span text:style-name="T18">(והאי</text:span><text:span text:style-name="T4"> </text:span><text:span text:style-name="T18">חופר</text:span><text:span text:style-name="T4"> </text:span><text:span text:style-name="T18">גומא)</text:span> מקלקל<text:span text:style-name="T1"> </text:span>הוא<text:span text:style-name="T1"> </text:span><text:span text:style-name="T18">(את</text:span><text:span text:style-name="T4"> </text:span><text:span text:style-name="T18">חצרו)</text:span>.</text:p>
      <text:p text:style-name="P4">מאי<text:span text:style-name="T1"> </text:span>'<text:span text:style-name="T26">כהררין</text:span><text:span text:style-name="T27"> </text:span><text:span text:style-name="T26">התלויין</text:span><text:span text:style-name="T27"> </text:span><text:span text:style-name="T26">בשערה</text:span>' <text:span text:style-name="T18">(דקאמר</text:span><text:span text:style-name="T4"> </text:span><text:span text:style-name="T18">במתניתין, דמשמע</text:span><text:span text:style-name="T4"> </text:span><text:span text:style-name="T18">שיש</text:span><text:span text:style-name="T4"> </text:span><text:span text:style-name="T18">קצת</text:span><text:span text:style-name="T4"> </text:span><text:span text:style-name="T18">רמז</text:span><text:span text:style-name="T4"> </text:span><text:span text:style-name="T18">מן</text:span><text:span text:style-name="T4"> </text:span><text:span text:style-name="T18">התורה</text:span><text:span text:style-name="T4"> </text:span><text:span text:style-name="T18">ללמד</text:span><text:span text:style-name="T4"> </text:span><text:span text:style-name="T18">זה, ומהו</text:span><text:span text:style-name="T4"> </text:span><text:span text:style-name="T18">הרמז)</text:span>?</text:p>
      <text:p text:style-name="P4"/>
      <text:p text:style-name="P4">(חגיגה<text:span text:style-name="T1"> </text:span>י,ב)</text:p>
      <text:p text:style-name="P4">- מלאכת<text:span text:style-name="T1"> </text:span>מחשבת<text:span text:style-name="T1"> </text:span>אסרה<text:span text:style-name="T1"> </text:span>תורה<text:span text:style-name="T1"> </text:span><text:span text:style-name="T18">(שהמחשבָהּ</text:span><text:span text:style-name="T4"> </text:span><text:span text:style-name="T18">חשבָהּ</text:span><text:span text:style-name="T4"> </text:span><text:span text:style-name="T18">בדעתו, ונתכוון</text:span><text:span text:style-name="T4"> </text:span><text:span text:style-name="T18">לה, וזה</text:span><text:span text:style-name="T4"> </text:span><text:span text:style-name="T18">לא</text:span><text:span text:style-name="T4"> </text:span><text:span text:style-name="T18">נתכוון</text:span><text:span text:style-name="T4"> </text:span><text:span text:style-name="T18">לה</text:span><text:span text:style-name="T4"> </text:span><text:span text:style-name="T18">לבנין</text:span><text:span text:style-name="T4"> </text:span><text:span text:style-name="T18">זה</text:span><text:span text:style-name="T4"> </text:span><text:span text:style-name="T18">- לפיכך</text:span><text:span text:style-name="T4"> </text:span><text:span text:style-name="T18">פטור)</text:span>, ומלאכת<text:span text:style-name="T1"> </text:span>מחשבת<text:span text:style-name="T1"> </text:span>לא<text:span text:style-name="T1"> </text:span>כתיבא<text:span text:style-name="T1"> </text:span><text:span text:style-name="T18">(וזהו</text:span><text:span text:style-name="T4"> </text:span><text:span text:style-name="T18">רמז</text:span><text:span text:style-name="T4"> </text:span><text:span text:style-name="T18">מועט: דאילו</text:span><text:span text:style-name="T4"> </text:span><text:span text:style-name="T18">מלאכת</text:span><text:span text:style-name="T4"> </text:span><text:span text:style-name="T18">מחשבת</text:span><text:span text:style-name="T4"> </text:span><text:span text:style-name="T18">בשבת</text:span><text:span text:style-name="T4"> </text:span><text:span text:style-name="T18">לא</text:span><text:span text:style-name="T4"> </text:span><text:span text:style-name="T18">כתיבא, אלא</text:span><text:span text:style-name="T4"> </text:span><text:span text:style-name="T18">במשכן</text:span><text:span text:style-name="T4"> </text:span><text:span text:style-name="T18">הוא</text:span><text:span text:style-name="T4"> </text:span><text:span text:style-name="T18">דכתיב, ולפי</text:span><text:span text:style-name="T4"> </text:span><text:span text:style-name="T18">שסמך</text:span><text:span text:style-name="T4"> </text:span><text:span text:style-name="T18">בפרשת</text:span><text:span text:style-name="T4"> </text:span><text:span text:style-name="T18">ויקהל</text:span><text:span text:style-name="T4"> </text:span><text:span text:style-name="T18">פרשת</text:span><text:span text:style-name="T4"> </text:span><text:span text:style-name="T18">שבת</text:span><text:span text:style-name="T4"> </text:span><text:span text:style-name="T18">לפרשת</text:span><text:span text:style-name="T4"> </text:span><text:span text:style-name="T18">משכן</text:span><text:span text:style-name="T4"> </text:span><text:span text:style-name="T18">- אנו</text:span><text:span text:style-name="T4"> </text:span><text:span text:style-name="T18">למדין</text:span><text:span text:style-name="T4"> </text:span><text:span text:style-name="T18">מלאכת</text:span><text:span text:style-name="T4"> </text:span><text:span text:style-name="T18">מחשבת</text:span><text:span text:style-name="T4"> </text:span><text:span text:style-name="T18">לשבת)</text:span>.</text:p>
      <text:p text:style-name="P4"/>
      <text:p text:style-name="P4">'<text:span text:style-name="T26">חגיגות</text:span>'? מיכתב<text:span text:style-name="T1"> </text:span>כתיבן<text:span text:style-name="T1"> </text:span><text:span text:style-name="T18">(כדאמרינן</text:span><text:span text:style-name="T4"> </text:span><text:span text:style-name="T18">לעיל, מ'</text:span><text:span text:style-name="T24">וחגותם</text:span><text:span text:style-name="T4"> </text:span><text:span text:style-name="T24">אותו</text:span><text:span text:style-name="T4"> </text:span><text:span text:style-name="T20">[</text:span><text:span text:style-name="T23">חג</text:span><text:span text:style-name="T5"> </text:span><text:span text:style-name="T23">לה']</text:span><text:span text:style-name="T18">' </text:span><text:span text:style-name="T19">[שמות</text:span><text:span text:style-name="T3"> </text:span><text:span text:style-name="T19">יב,יד; ויקרא</text:span><text:span text:style-name="T3"> </text:span><text:span text:style-name="T19">כג,מא]</text:span><text:span text:style-name="T18">)</text:span>?</text:p>
      <text:p text:style-name="P4">לא, צריכא<text:span text:style-name="T1"> </text:span>לכדאמר<text:span text:style-name="T1"> </text:span>ליה<text:span text:style-name="T1"> </text:span>רב<text:span text:style-name="T1"> </text:span>פפא<text:span text:style-name="T1"> </text:span>לאביי: ממאי<text:span text:style-name="T1"> </text:span>דהאי<text:span text:style-name="T1"> </text:span>'<text:span text:style-name="T22">וחגותם</text:span><text:span text:style-name="T1"> </text:span><text:span text:style-name="T22">אותו</text:span><text:span text:style-name="T1"> </text:span><text:span text:style-name="T22">חג</text:span><text:span text:style-name="T1"> </text:span><text:span text:style-name="T22">לה'</text:span>' <text:span text:style-name="T19">[שמות</text:span><text:span text:style-name="T3"> </text:span><text:span text:style-name="T19">יב,יד; ויקרא</text:span><text:span text:style-name="T3"> </text:span><text:span text:style-name="T19">כג,מא]</text:span> = זביחה? דלמא<text:span text:style-name="T1"> </text:span>חוגו<text:span text:style-name="T1"> </text:span>חגא<text:span text:style-name="T1"> </text:span><text:span text:style-name="T18">(להרבות</text:span><text:span text:style-name="T4"> </text:span><text:span text:style-name="T18">שמחה)</text:span> קאמר<text:span text:style-name="T1"> </text:span>רחמנא?</text:p>
      <text:p text:style-name="P4">אלא<text:span text:style-name="T1"> </text:span>מעתה, דכתיב<text:span text:style-name="T1"> </text:span><text:span text:style-name="T24">[</text:span><text:span text:style-name="T19">שמות</text:span><text:span text:style-name="T3"> </text:span><text:span text:style-name="T19">ה,א: </text:span><text:span text:style-name="T24">ואחר</text:span><text:span text:style-name="T4"> </text:span><text:span text:style-name="T24">באו</text:span><text:span text:style-name="T4"> </text:span><text:span text:style-name="T24">משה</text:span><text:span text:style-name="T4"> </text:span><text:span text:style-name="T24">ואהרן</text:span><text:span text:style-name="T4"> </text:span><text:span text:style-name="T24">ויאמרו</text:span><text:span text:style-name="T4"> </text:span><text:span text:style-name="T24">אל</text:span><text:span text:style-name="T4"> </text:span><text:span text:style-name="T24">פרעה</text:span><text:span text:style-name="T4"> </text:span><text:span text:style-name="T24">כה</text:span><text:span text:style-name="T4"> </text:span><text:span text:style-name="T24">אמר</text:span><text:span text:style-name="T4"> </text:span><text:span text:style-name="T24">ה' אלהי</text:span><text:span text:style-name="T4"> </text:span><text:span text:style-name="T24">ישראל</text:span><text:span text:style-name="T4"> </text:span><text:span text:style-name="T24">שלח</text:span><text:span text:style-name="T4"> </text:span><text:span text:style-name="T24">את</text:span><text:span text:style-name="T4"> </text:span><text:span text:style-name="T24">עמי]</text:span><text:span text:style-name="T22"> ויחוגו</text:span><text:span text:style-name="T1"> </text:span><text:span text:style-name="T22">לי</text:span><text:span text:style-name="T1"> </text:span><text:span text:style-name="T22">במדבר</text:span><text:span text:style-name="T1"> </text:span>- הכי<text:span text:style-name="T1"> </text:span>נמי<text:span text:style-name="T1"> </text:span>דחוגו<text:span text:style-name="T1"> </text:span>חגא<text:span text:style-name="T1"> </text:span>הוא? וכי<text:span text:style-name="T1"> </text:span>תימא<text:span text:style-name="T1"> </text:span>הכי<text:span text:style-name="T1"> </text:span>נמי, - והכתיב<text:span text:style-name="T1"> </text:span><text:span text:style-name="T19">(שמות</text:span><text:span text:style-name="T3"> </text:span><text:span text:style-name="T19">י,כה)</text:span><text:span text:style-name="T22"> ויאמר</text:span><text:span text:style-name="T1"> </text:span><text:span text:style-name="T22">משה</text:span><text:span text:style-name="T1"> </text:span><text:span text:style-name="T22">גם</text:span><text:span text:style-name="T1"> </text:span><text:span text:style-name="T22">אתה</text:span><text:span text:style-name="T1"> </text:span><text:span text:style-name="T22">תתן</text:span><text:span text:style-name="T1"> </text:span><text:span text:style-name="T22">בידינו</text:span><text:span text:style-name="T1"> </text:span><text:span text:style-name="T22">זבחים</text:span><text:span text:style-name="T1"> </text:span><text:span text:style-name="T22">ועולות</text:span><text:span text:style-name="T1"> </text:span><text:span text:style-name="T24">[ועשינו</text:span><text:span text:style-name="T4"> </text:span><text:span text:style-name="T24">לה' אלהינו]</text:span>!?</text:p>
      <text:p text:style-name="P4">דלמא<text:span text:style-name="T1"> </text:span>הכי<text:span text:style-name="T1"> </text:span>קאמר<text:span text:style-name="T1"> </text:span>רחמנא: אכלו<text:span text:style-name="T1"> </text:span>ושתו<text:span text:style-name="T1"> </text:span>וחוגו<text:span text:style-name="T1"> </text:span>חגא<text:span text:style-name="T1"> </text:span>קמאי<text:span text:style-name="T1"> </text:span><text:span text:style-name="T18">(והאי</text:span><text:span text:style-name="T4"> </text:span><text:span text:style-name="T18">'</text:span><text:span text:style-name="T24">זבחים</text:span><text:span text:style-name="T18">' דקרא</text:span><text:span text:style-name="T4"> </text:span><text:span text:style-name="T18">- <text:s/>לאו</text:span><text:span text:style-name="T4"> </text:span><text:span text:style-name="T18">שלמים</text:span><text:span text:style-name="T4"> </text:span><text:span text:style-name="T18">נינהו, אלא</text:span><text:span text:style-name="T4"> </text:span><text:span text:style-name="T18">וזבחת</text:span><text:span text:style-name="T4"> </text:span><text:span text:style-name="T18">בשר</text:span><text:span text:style-name="T4"> </text:span><text:span text:style-name="T18">לאכול)</text:span>! </text:p>
      <text:p text:style-name="P4">לא<text:span text:style-name="T1"> </text:span>סלקא<text:span text:style-name="T1"> </text:span>דעתך, דכתיב<text:span text:style-name="T1"> </text:span><text:span text:style-name="T24">[</text:span><text:span text:style-name="T19">שמות</text:span><text:span text:style-name="T3"> </text:span><text:span text:style-name="T19">כג,יח: </text:span><text:span text:style-name="T24">לא</text:span><text:span text:style-name="T4"> </text:span><text:span text:style-name="T24">תזבח</text:span><text:span text:style-name="T4"> </text:span><text:span text:style-name="T24">על</text:span><text:span text:style-name="T4"> </text:span><text:span text:style-name="T24">חמץ</text:span><text:span text:style-name="T4"> </text:span><text:span text:style-name="T24">דם</text:span><text:span text:style-name="T4"> </text:span><text:span text:style-name="T24">זבחי]</text:span><text:span text:style-name="T22"> ולא</text:span><text:span text:style-name="T1"> </text:span><text:span text:style-name="T22">ילין</text:span><text:span text:style-name="T1"> </text:span><text:span text:style-name="T22">חלב</text:span><text:span text:style-name="T1"> </text:span><text:span text:style-name="T22">חגי</text:span><text:span text:style-name="T1"> </text:span><text:span text:style-name="T22">עד</text:span><text:span text:style-name="T1"> </text:span><text:span text:style-name="T22">בקר</text:span>, ואי<text:span text:style-name="T1"> </text:span>סלקא<text:span text:style-name="T1"> </text:span>דעתך<text:span text:style-name="T1"> </text:span>דחוגא<text:span text:style-name="T1"> </text:span>הוא<text:span text:style-name="T1"> </text:span>- תרבא<text:span text:style-name="T1"> </text:span>לחגא<text:span text:style-name="T1"> </text:span>אית<text:span text:style-name="T1"> </text:span>ליה?</text:p>
      <text:p text:style-name="P4"><text:soft-page-break/>ודלמא<text:span text:style-name="T1"> </text:span>הכי<text:span text:style-name="T1"> </text:span>קאמר<text:span text:style-name="T1"> </text:span>רחמנא: חלב<text:span text:style-name="T1"> </text:span>הבא<text:span text:style-name="T1"> </text:span>בזמן<text:span text:style-name="T1"> </text:span>חג<text:span text:style-name="T1"> </text:span>לא<text:span text:style-name="T1"> </text:span>ילין<text:span text:style-name="T1"> </text:span><text:span text:style-name="T18">(אם</text:span><text:span text:style-name="T4"> </text:span><text:span text:style-name="T18">באת</text:span><text:span text:style-name="T4"> </text:span><text:span text:style-name="T18">להקריב</text:span><text:span text:style-name="T4"> </text:span><text:span text:style-name="T18">קרבנות</text:span><text:span text:style-name="T4"> </text:span><text:span text:style-name="T18">נדריך</text:span><text:span text:style-name="T4"> </text:span><text:span text:style-name="T18">ברגל</text:span><text:span text:style-name="T4"> </text:span><text:span text:style-name="T18">- לא</text:span><text:span text:style-name="T4"> </text:span><text:span text:style-name="T18">ילינו</text:span><text:span text:style-name="T4"> </text:span><text:span text:style-name="T18">חוץ</text:span><text:span text:style-name="T4"> </text:span><text:span text:style-name="T18">למזבח</text:span><text:span text:style-name="T4"> </text:span><text:span text:style-name="T18">בעלות</text:span><text:span text:style-name="T4"> </text:span><text:span text:style-name="T18">השחר)</text:span>?</text:p>
      <text:p text:style-name="P4">אלא<text:span text:style-name="T1"> </text:span>מעתה, הבא<text:span text:style-name="T1"> </text:span>בזמן<text:span text:style-name="T1"> </text:span>חג<text:span text:style-name="T1"> </text:span>- הוא<text:span text:style-name="T1"> </text:span>דלא<text:span text:style-name="T1"> </text:span>ילין, הא<text:span text:style-name="T1"> </text:span>דכל<text:span text:style-name="T1"> </text:span>השנה<text:span text:style-name="T1"> </text:span>כולה<text:span text:style-name="T1"> </text:span>ילין<text:span text:style-name="T1"> </text:span><text:span text:style-name="T18">(בתמיה)</text:span>? <text:span text:style-name="T24">[</text:span><text:span text:style-name="T19">ויקרא</text:span><text:span text:style-name="T3"> </text:span><text:span text:style-name="T19">ו,ב: </text:span><text:span text:style-name="T24">צו</text:span><text:span text:style-name="T4"> </text:span><text:span text:style-name="T24">את</text:span><text:span text:style-name="T4"> </text:span><text:span text:style-name="T24">אהרן</text:span><text:span text:style-name="T4"> </text:span><text:span text:style-name="T24">ואת</text:span><text:span text:style-name="T4"> </text:span><text:span text:style-name="T24">בניו</text:span><text:span text:style-name="T4"> </text:span><text:span text:style-name="T24">לאמר</text:span><text:span text:style-name="T4"> </text:span><text:span text:style-name="T24">זאת</text:span><text:span text:style-name="T4"> </text:span><text:span text:style-name="T24">תורת</text:span><text:span text:style-name="T4"> </text:span><text:span text:style-name="T24">העלה</text:span><text:span text:style-name="T4"> </text:span><text:span text:style-name="T24">הוא</text:span><text:span text:style-name="T4"> </text:span><text:span text:style-name="T24">העלה</text:span><text:span text:style-name="T4"> </text:span><text:span text:style-name="T24">על</text:span><text:span text:style-name="T4"> </text:span><text:span text:style-name="T24">מוקדה</text:span><text:span text:style-name="T4"> </text:span><text:span text:style-name="T24">על</text:span><text:span text:style-name="T4"> </text:span><text:span text:style-name="T24">המזבח]</text:span><text:span text:style-name="T22"> כל</text:span><text:span text:style-name="T1"> </text:span><text:span text:style-name="T22">הלילה</text:span><text:span text:style-name="T1"> </text:span><text:span text:style-name="T22">עד</text:span><text:span text:style-name="T1"> </text:span><text:span text:style-name="T22">הבקר</text:span><text:span text:style-name="T1"> </text:span><text:span text:style-name="T24">[ואש</text:span><text:span text:style-name="T4"> </text:span><text:span text:style-name="T24">המזבח</text:span><text:span text:style-name="T4"> </text:span><text:span text:style-name="T24">תוקד</text:span><text:span text:style-name="T4"> </text:span><text:span text:style-name="T24">בו]</text:span> כתיב<text:span text:style-name="T1"> </text:span><text:span text:style-name="T18">(מכאן</text:span><text:span text:style-name="T4"> </text:span><text:span text:style-name="T18">אנו</text:span><text:span text:style-name="T4"> </text:span><text:span text:style-name="T18">למדין</text:span><text:span text:style-name="T4"> </text:span><text:span text:style-name="T18">שמעלה</text:span><text:span text:style-name="T4"> </text:span><text:span text:style-name="T24">כל</text:span><text:span text:style-name="T4"> </text:span><text:span text:style-name="T24">הלילה</text:span><text:span text:style-name="T4"> </text:span><text:span text:style-name="T18">אברים</text:span><text:span text:style-name="T4"> </text:span><text:span text:style-name="T18">ופדרים</text:span><text:span text:style-name="T4"> </text:span><text:span text:style-name="T18">של</text:span><text:span text:style-name="T4"> </text:span><text:span text:style-name="T18">קרבנות</text:span><text:span text:style-name="T4"> </text:span><text:span text:style-name="T18">שנשחטו</text:span><text:span text:style-name="T4"> </text:span><text:span text:style-name="T18">היום, אבל</text:span><text:span text:style-name="T4"> </text:span><text:span text:style-name="T18">לא</text:span><text:span text:style-name="T4"> </text:span><text:span text:style-name="T18">מעלות</text:span><text:span text:style-name="T4"> </text:span><text:span text:style-name="T18">השחר</text:span><text:span text:style-name="T4"> </text:span><text:span text:style-name="T18">ולמעלה, דנפסלו</text:span><text:span text:style-name="T4"> </text:span><text:span text:style-name="T18">בלינה)</text:span>!</text:p>
      <text:p text:style-name="P4">דלמא<text:span text:style-name="T1"> </text:span>אי<text:span text:style-name="T1"> </text:span>מההוא, הוה<text:span text:style-name="T1"> </text:span>אמינא: ההוא<text:span text:style-name="T1"> </text:span>- לעשה<text:span text:style-name="T1"> </text:span>כתב<text:span text:style-name="T1"> </text:span>רחמנא, האי<text:span text:style-name="T1"> </text:span>- ללאו!</text:p>
      <text:p text:style-name="P4">ללאו<text:span text:style-name="T1"> </text:span>כתב<text:span text:style-name="T1"> </text:span>קרא<text:span text:style-name="T1"> </text:span>אחרינא: <text:span text:style-name="T24">[</text:span><text:span text:style-name="T19"> דברים</text:span><text:span text:style-name="T3"> </text:span><text:span text:style-name="T19">טז,ד:</text:span><text:span text:style-name="T24"> ולא</text:span><text:span text:style-name="T4"> </text:span><text:span text:style-name="T24">יראה</text:span><text:span text:style-name="T4"> </text:span><text:span text:style-name="T24">לך</text:span><text:span text:style-name="T4"> </text:span><text:span text:style-name="T24">שאר</text:span><text:span text:style-name="T4"> </text:span><text:span text:style-name="T24">בכל</text:span><text:span text:style-name="T4"> </text:span><text:span text:style-name="T24">גבלך</text:span><text:span text:style-name="T4"> </text:span><text:span text:style-name="T24">שבעת</text:span><text:span text:style-name="T4"> </text:span><text:span text:style-name="T24">ימים]</text:span><text:span text:style-name="T22"> ולא</text:span><text:span text:style-name="T1"> </text:span><text:span text:style-name="T22">ילין</text:span><text:span text:style-name="T1"> </text:span><text:span text:style-name="T22">מן</text:span><text:span text:style-name="T1"> </text:span><text:span text:style-name="T22">הבשר</text:span><text:span text:style-name="T1"> </text:span><text:span text:style-name="T22">אשר</text:span><text:span text:style-name="T1"> </text:span><text:span text:style-name="T22">תזבח</text:span><text:span text:style-name="T1"> </text:span><text:span text:style-name="T22">בערב</text:span><text:span text:style-name="T1"> </text:span><text:span text:style-name="T22">ביום</text:span><text:span text:style-name="T1"> </text:span><text:span text:style-name="T22">הראשון</text:span><text:span text:style-name="T1"> </text:span><text:span text:style-name="T22">לבקר</text:span>!</text:p>
      <text:p text:style-name="P4">ודלמא<text:span text:style-name="T1"> </text:span>לעבור<text:span text:style-name="T1"> </text:span>עליו<text:span text:style-name="T1"> </text:span>בשני<text:span text:style-name="T1"> </text:span>לאוין<text:span text:style-name="T1"> </text:span>ועשה?</text:p>
      <text:p text:style-name="P4">אלא<text:span text:style-name="T1"> </text:span>אתיא<text:span text:style-name="T1"> </text:span>'מדבר' 'מדבר': כתיב<text:span text:style-name="T1"> </text:span>הכא<text:span text:style-name="T1"> </text:span><text:span text:style-name="T24">[</text:span><text:span text:style-name="T19">שמות</text:span><text:span text:style-name="T3"> </text:span><text:span text:style-name="T19">ה,א:</text:span><text:span text:style-name="T24"> ואחר</text:span><text:span text:style-name="T4"> </text:span><text:span text:style-name="T24">באו</text:span><text:span text:style-name="T4"> </text:span><text:span text:style-name="T24">משה</text:span><text:span text:style-name="T4"> </text:span><text:span text:style-name="T24">ואהרן</text:span><text:span text:style-name="T4"> </text:span><text:span text:style-name="T24">ויאמרו</text:span><text:span text:style-name="T4"> </text:span><text:span text:style-name="T24">אל</text:span><text:span text:style-name="T4"> </text:span><text:span text:style-name="T24">פרעה</text:span><text:span text:style-name="T4"> </text:span><text:span text:style-name="T24">כה</text:span><text:span text:style-name="T4"> </text:span><text:span text:style-name="T24">אמר</text:span><text:span text:style-name="T4"> </text:span><text:span text:style-name="T24">ה' אלהי</text:span><text:span text:style-name="T4"> </text:span><text:span text:style-name="T24">ישראל</text:span><text:span text:style-name="T4"> </text:span><text:span text:style-name="T24">שלח</text:span><text:span text:style-name="T4"> </text:span><text:span text:style-name="T24">את</text:span><text:span text:style-name="T4"> </text:span><text:span text:style-name="T24">עמי]</text:span><text:span text:style-name="T22"> ויחוגו</text:span><text:span text:style-name="T1"> </text:span><text:span text:style-name="T22">לי</text:span><text:span text:style-name="T1"> </text:span><text:span text:style-name="T22">במדבר</text:span>, וכתיב<text:span text:style-name="T1"> </text:span>התם<text:span text:style-name="T1"> </text:span><text:span text:style-name="T19">(עמוס</text:span><text:span text:style-name="T3"> </text:span><text:span text:style-name="T19">ה,כה)</text:span><text:span text:style-name="T22"> הזבחים</text:span><text:span text:style-name="T1"> </text:span><text:span text:style-name="T22">ומנחה</text:span><text:span text:style-name="T1"> </text:span><text:span text:style-name="T22">הגשתם</text:span><text:span text:style-name="T1"> </text:span><text:span text:style-name="T22">לי</text:span><text:span text:style-name="T1"> </text:span><text:span text:style-name="T22">במדבר</text:span><text:span text:style-name="T1"> </text:span><text:span text:style-name="T24">[ארבעים</text:span><text:span text:style-name="T4"> </text:span><text:span text:style-name="T24">שנה</text:span><text:span text:style-name="T4"> </text:span><text:span text:style-name="T24">בית</text:span><text:span text:style-name="T4"> </text:span><text:span text:style-name="T24">ישראל]</text:span>: מה<text:span text:style-name="T1"> </text:span>להלן<text:span text:style-name="T1"> </text:span>זבחים<text:span text:style-name="T1"> </text:span>אף<text:span text:style-name="T1"> </text:span>כאן<text:span text:style-name="T1"> </text:span>זבחים.</text:p>
      <text:p text:style-name="P4">ומאי<text:span text:style-name="T1"> </text:span>'כהררין<text:span text:style-name="T1"> </text:span>התלויין<text:span text:style-name="T1"> </text:span>בשערה' <text:span text:style-name="T18">(גזרה</text:span><text:span text:style-name="T4"> </text:span><text:span text:style-name="T18">שוה</text:span><text:span text:style-name="T4"> </text:span><text:span text:style-name="T18">- ראייה</text:span><text:span text:style-name="T4"> </text:span><text:span text:style-name="T18">גדולה</text:span><text:span text:style-name="T4"> </text:span><text:span text:style-name="T18">היא)</text:span>?</text:p>
      <text:p text:style-name="P4">דברי<text:span text:style-name="T1"> </text:span>תורה<text:span text:style-name="T1"> </text:span>מדברי<text:span text:style-name="T1"> </text:span>קבלה<text:span text:style-name="T1"> </text:span>לא<text:span text:style-name="T1"> </text:span>ילפינן<text:span text:style-name="T1"> </text:span><text:span text:style-name="T18">(הלכך</text:span><text:span text:style-name="T4"> </text:span><text:span text:style-name="T18">רמז</text:span><text:span text:style-name="T4"> </text:span><text:span text:style-name="T18">בעלמא)</text:span>.<text:span text:style-name="T18"> </text:span></text:p>
      <text:p text:style-name="P4"/>
      <text:p text:style-name="P4">'<text:span text:style-name="T26">מעילות</text:span>'? - מיכתב<text:span text:style-name="T1"> </text:span>כתיבן!?</text:p>
      <text:p text:style-name="P4">אמר<text:span text:style-name="T1"> </text:span>רמי<text:span text:style-name="T1"> </text:span>בר<text:span text:style-name="T1"> </text:span>חמא: לא<text:span text:style-name="T1"> </text:span>נצרכא<text:span text:style-name="T1"> </text:span>אלא<text:span text:style-name="T1"> </text:span>לכדתנן<text:span text:style-name="T1"> </text:span><text:span text:style-name="T19">[מעילה</text:span><text:span text:style-name="T3"> </text:span><text:span text:style-name="T19">פ"ו</text:span><text:span text:style-name="T3"> </text:span><text:span text:style-name="T19">מ"א]</text:span>: '<text:span text:style-name="T18">(בעל</text:span><text:span text:style-name="T4"> </text:span><text:span text:style-name="T18">הבית</text:span><text:span text:style-name="T4"> </text:span><text:span text:style-name="T18">שהיו</text:span><text:span text:style-name="T4"> </text:span><text:span text:style-name="T18">בידו</text:span><text:span text:style-name="T4"> </text:span><text:span text:style-name="T18">מעות</text:span><text:span text:style-name="T4"> </text:span><text:span text:style-name="T18">הקדש</text:span><text:span text:style-name="T4"> </text:span><text:span text:style-name="T18">ונתחלפו</text:span><text:span text:style-name="T4"> </text:span><text:span text:style-name="T18">במעותיו</text:span><text:span text:style-name="T4"> </text:span><text:span text:style-name="T18">ונתנן</text:span><text:span text:style-name="T4"> </text:span><text:span text:style-name="T18">בשוגג</text:span><text:span text:style-name="T4"> </text:span><text:span text:style-name="T18">לשליח</text:span><text:span text:style-name="T4"> </text:span><text:span text:style-name="T18">ואמר</text:span><text:span text:style-name="T4"> </text:span><text:span text:style-name="T18">לו</text:span><text:span text:style-name="T4"> </text:span><text:span text:style-name="T18">"קח</text:span><text:span text:style-name="T4"> </text:span><text:span text:style-name="T18">לי</text:span><text:span text:style-name="T4"> </text:span><text:span text:style-name="T18">מהם</text:span><text:span text:style-name="T4"> </text:span><text:span text:style-name="T18">חלוק</text:span><text:span text:style-name="T4"> </text:span><text:span text:style-name="T18">או</text:span><text:span text:style-name="T4"> </text:span><text:span text:style-name="T18">טלית",)</text:span><text:span text:style-name="T26"> השליח</text:span><text:span text:style-name="T27"> </text:span><text:span text:style-name="T26">שעשה</text:span><text:span text:style-name="T27"> </text:span><text:span text:style-name="T26">שליחותו</text:span><text:span text:style-name="T27"> </text:span><text:span text:style-name="T26">- בעל</text:span><text:span text:style-name="T27"> </text:span><text:span text:style-name="T26">הבית</text:span><text:span text:style-name="T27"> </text:span><text:span text:style-name="T26">מעל; לא</text:span><text:span text:style-name="T27"> </text:span><text:span text:style-name="T26">עשה</text:span><text:span text:style-name="T27"> </text:span><text:span text:style-name="T26">שליחותו</text:span><text:span text:style-name="T27"> </text:span><text:span text:style-name="T26">- שליח</text:span><text:span text:style-name="T27"> </text:span><text:span text:style-name="T26">מעל</text:span>'; <text:span text:style-name="T18">(שיש</text:span><text:span text:style-name="T4"> </text:span><text:span text:style-name="T18">לתמוה</text:span><text:span text:style-name="T4"> </text:span><text:span text:style-name="T18">ולומר:)</text:span> וכי<text:span text:style-name="T1"> </text:span>עשה<text:span text:style-name="T1"> </text:span>שליחותו<text:span text:style-name="T1"> </text:span>אמאי<text:span text:style-name="T1"> </text:span>מעל? וכי<text:span text:style-name="T1"> </text:span>זה<text:span text:style-name="T1"> </text:span>חוטא<text:span text:style-name="T1"> </text:span>וזה<text:span text:style-name="T1"> </text:span>מתחייב<text:span text:style-name="T1"> </text:span><text:span text:style-name="T18">(וכי</text:span><text:span text:style-name="T4"> </text:span><text:span text:style-name="T18">שליח</text:span><text:span text:style-name="T4"> </text:span><text:span text:style-name="T18">זה</text:span><text:span text:style-name="T4"> </text:span><text:span text:style-name="T18">חטא</text:span><text:span text:style-name="T4"> </text:span><text:span text:style-name="T18">שהוציא</text:span><text:span text:style-name="T4"> </text:span><text:span text:style-name="T18">מעות</text:span><text:span text:style-name="T4"> </text:span><text:span text:style-name="T18">הקדש, ובעל</text:span><text:span text:style-name="T4"> </text:span><text:span text:style-name="T18">הבית</text:span><text:span text:style-name="T4"> </text:span><text:span text:style-name="T18">מתחייב</text:span><text:span text:style-name="T4"> </text:span><text:span text:style-name="T18">קרן</text:span><text:span text:style-name="T4"> </text:span><text:span text:style-name="T18">וחומש</text:span><text:span text:style-name="T4"> </text:span><text:span text:style-name="T18">ולהביא</text:span><text:span text:style-name="T4"> </text:span><text:span text:style-name="T18">אשם</text:span><text:span text:style-name="T4"> </text:span><text:span text:style-name="T18">מעילות, והרי</text:span><text:span text:style-name="T4"> </text:span><text:span text:style-name="T18">ידוע</text:span><text:span text:style-name="T4"> </text:span><text:span text:style-name="T18">לנו</text:span><text:span text:style-name="T4"> </text:span><text:span text:style-name="T18">בכל</text:span><text:span text:style-name="T4"> </text:span><text:span text:style-name="T18">הש"ס</text:span><text:span text:style-name="T4"> </text:span><text:span text:style-name="T18">שאין</text:span><text:span text:style-name="T4"> </text:span><text:span text:style-name="T18">שליח</text:span><text:span text:style-name="T4"> </text:span><text:span text:style-name="T18">לדבר</text:span><text:span text:style-name="T4"> </text:span><text:span text:style-name="T18">עבירה</text:span><text:span text:style-name="T4"> </text:span><text:span text:style-name="T18">שיהא</text:span><text:span text:style-name="T4"> </text:span><text:span text:style-name="T18">שולח</text:span><text:span text:style-name="T4"> </text:span><text:span text:style-name="T18">מתחייב</text:span><text:span text:style-name="T4"> </text:span><text:span text:style-name="T18">על</text:span><text:span text:style-name="T4"> </text:span><text:span text:style-name="T18">ידי</text:span><text:span text:style-name="T4"> </text:span><text:span text:style-name="T18">שלוחו)</text:span>? - היינו<text:span text:style-name="T1"> </text:span>'<text:span text:style-name="T26">כהררין</text:span><text:span text:style-name="T27"> </text:span><text:span text:style-name="T26">התלויין</text:span><text:span text:style-name="T27"> </text:span><text:span text:style-name="T26">בשערה</text:span>'.</text:p>
      <text:p text:style-name="P4">אמר<text:span text:style-name="T1"> </text:span>רבא: ומאי<text:span text:style-name="T1"> </text:span>קושיא? דלמא<text:span text:style-name="T1"> </text:span>שאני<text:span text:style-name="T1"> </text:span>מעילה<text:span text:style-name="T1"> </text:span>דילפא<text:span text:style-name="T1"> </text:span>'חטא' 'חטא' מתרומה<text:span text:style-name="T1"> </text:span><text:span text:style-name="T18">(לכמה</text:span><text:span text:style-name="T4"> </text:span><text:span text:style-name="T18">דברים</text:span><text:span text:style-name="T4"> </text:span><text:span text:style-name="T18">נאמר</text:span><text:span text:style-name="T4"> </text:span><text:span text:style-name="T18">בתורת</text:span><text:span text:style-name="T4"> </text:span><text:span text:style-name="T18">כהנים: נאמר</text:span><text:span text:style-name="T4"> </text:span><text:span text:style-name="T18">במעילה</text:span><text:span text:style-name="T4"> </text:span><text:span text:style-name="T24">וחטאה</text:span><text:span text:style-name="T4"> </text:span><text:span text:style-name="T24">בשגגה</text:span><text:span text:style-name="T4"> </text:span><text:span text:style-name="T24">מקדשי</text:span><text:span text:style-name="T4"> </text:span><text:span text:style-name="T24">ה' </text:span><text:span text:style-name="T19">(ויקרא</text:span><text:span text:style-name="T3"> </text:span><text:span text:style-name="T19">ה,טו)</text:span><text:span text:style-name="T18"> ונאמר</text:span><text:span text:style-name="T4"> </text:span><text:span text:style-name="T18">בתרומה</text:span><text:span text:style-name="T4"> </text:span><text:span text:style-name="T24">ולא</text:span><text:span text:style-name="T4"> </text:span><text:span text:style-name="T24">תשאו</text:span><text:span text:style-name="T4"> </text:span><text:span text:style-name="T24">עליו</text:span><text:span text:style-name="T4"> </text:span><text:span text:style-name="T24">חטא</text:span><text:span text:style-name="T4"> </text:span><text:span text:style-name="T19">(במדבר</text:span><text:span text:style-name="T3"> </text:span><text:span text:style-name="T19">יח,לב</text:span><text:span text:style-name="T18">)</text:span>: מה<text:span text:style-name="T1"> </text:span>התם<text:span text:style-name="T1"> </text:span>שלוחו<text:span text:style-name="T1"> </text:span>של<text:span text:style-name="T1"> </text:span>אדם<text:span text:style-name="T1"> </text:span>כמותו<text:span text:style-name="T1"> </text:span><text:span text:style-name="T18">(דכתיב</text:span><text:span text:style-name="T4"> </text:span><text:span text:style-name="T24">כן</text:span><text:span text:style-name="T4"> </text:span><text:span text:style-name="T24">תרימו</text:span><text:span text:style-name="T4"> </text:span><text:span text:style-name="T24">גם</text:span><text:span text:style-name="T4"> </text:span><text:span text:style-name="T24">אתם</text:span><text:span text:style-name="T4"> </text:span><text:span text:style-name="T19">(במדבר</text:span><text:span text:style-name="T3"> </text:span><text:span text:style-name="T19">יח,כח)</text:span><text:span text:style-name="T18"> ואמר</text:span><text:span text:style-name="T4"> </text:span><text:span text:style-name="T18">מר: </text:span><text:span text:style-name="T24">גם</text:span><text:span text:style-name="T4"> </text:span><text:span text:style-name="T24">אתם</text:span><text:span text:style-name="T4"> </text:span><text:span text:style-name="T18">- לרבות</text:span><text:span text:style-name="T4"> </text:span><text:span text:style-name="T18">שלוחכם)</text:span> - אף<text:span text:style-name="T1"> </text:span>כאן<text:span text:style-name="T1"> </text:span>שלוחו<text:span text:style-name="T1"> </text:span>של<text:span text:style-name="T1"> </text:span>אדם<text:span text:style-name="T1"> </text:span>כמותו<text:span text:style-name="T1"> </text:span><text:span text:style-name="T18">(מה</text:span><text:span text:style-name="T4"> </text:span><text:span text:style-name="T18">התם</text:span><text:span text:style-name="T4"> </text:span><text:span text:style-name="T18">שלוחו</text:span><text:span text:style-name="T4"> </text:span><text:span text:style-name="T18">כמותו)</text:span>;</text:p>
      <text:p text:style-name="P4">אלא<text:span text:style-name="T1"> </text:span>אמר<text:span text:style-name="T1"> </text:span>רבא: לא<text:span text:style-name="T1"> </text:span>נצרכא<text:span text:style-name="T1"> </text:span>אלא<text:span text:style-name="T1"> </text:span>לכדתניא<text:span text:style-name="T1"> </text:span><text:span text:style-name="T19">[תופסתא</text:span><text:span text:style-name="T3"> </text:span><text:span text:style-name="T19">מעילה</text:span><text:span text:style-name="T3"> </text:span><text:span text:style-name="T19">פ"ב</text:span><text:span text:style-name="T3"> </text:span><text:span text:style-name="T19">מ"ז]</text:span>: <text:span text:style-name="T18">(ברייתא</text:span><text:span text:style-name="T4"> </text:span><text:span text:style-name="T18">היא</text:span><text:span text:style-name="T4"> </text:span><text:span text:style-name="T18">בפרק</text:span><text:span text:style-name="T4"> </text:span><text:span text:style-name="T18">בתרא</text:span><text:span text:style-name="T4"> </text:span><text:span text:style-name="T18">דמעילה)</text:span> '<text:span text:style-name="T35">נזכר</text:span><text:span text:style-name="T6"> </text:span><text:span text:style-name="T35">בעל</text:span><text:span text:style-name="T6"> </text:span><text:span text:style-name="T35">הבית</text:span><text:span text:style-name="T6"> </text:span><text:span text:style-name="T18">(והכי</text:span><text:span text:style-name="T4"> </text:span><text:span text:style-name="T18">גרסינן: </text:span><text:span text:style-name="T33">נזכר</text:span><text:span text:style-name="T28"> </text:span><text:span text:style-name="T33">בעל</text:span><text:span text:style-name="T28"> </text:span><text:span text:style-name="T33">הבית</text:span><text:span text:style-name="T28"> </text:span><text:span text:style-name="T33">שהן</text:span><text:span text:style-name="T28"> </text:span><text:span text:style-name="T33">של</text:span><text:span text:style-name="T28"> </text:span><text:span text:style-name="T33">הקדש</text:span><text:span text:style-name="T28"> </text:span><text:span text:style-name="T33">עד</text:span><text:span text:style-name="T28"> </text:span><text:span text:style-name="T33">שלא</text:span><text:span text:style-name="T28"> </text:span><text:span text:style-name="T33">יגיע</text:span><text:span text:style-name="T28"> </text:span><text:span text:style-name="T33">שליח</text:span><text:span text:style-name="T28"> </text:span><text:span text:style-name="T33">אצל</text:span><text:span text:style-name="T28"> </text:span><text:span text:style-name="T33">חנוני</text:span><text:span text:style-name="T18">)</text:span><text:span text:style-name="T35"> ולא</text:span><text:span text:style-name="T6"> </text:span><text:span text:style-name="T35">נזכר</text:span><text:span text:style-name="T6"> </text:span><text:span text:style-name="T35">שליח</text:span><text:span text:style-name="T6"> </text:span><text:span text:style-name="T18">(</text:span><text:span text:style-name="T33">והוציאן</text:span><text:span text:style-name="T18">)</text:span><text:span text:style-name="T35"> - שליח</text:span><text:span text:style-name="T6"> </text:span><text:span text:style-name="T35">מעל</text:span><text:span text:style-name="T6"> </text:span><text:span text:style-name="T18">(</text:span><text:span text:style-name="T33">השליח</text:span><text:span text:style-name="T28"> </text:span><text:span text:style-name="T33">חייב</text:span><text:span text:style-name="T18">)</text:span>'; שליח<text:span text:style-name="T1"> </text:span>עניא<text:span text:style-name="T1"> </text:span>מאי<text:span text:style-name="T1"> </text:span>קא<text:span text:style-name="T1"> </text:span>עביד<text:span text:style-name="T1"> </text:span><text:span text:style-name="T18">(נהי</text:span><text:span text:style-name="T4"> </text:span><text:span text:style-name="T18">דבעל</text:span><text:span text:style-name="T4"> </text:span><text:span text:style-name="T18">הבית</text:span><text:span text:style-name="T4"> </text:span><text:span text:style-name="T18">פטור, דכיון</text:span><text:span text:style-name="T4"> </text:span><text:span text:style-name="T18">דנזכר</text:span><text:span text:style-name="T4"> </text:span><text:span text:style-name="T18">אנן</text:span><text:span text:style-name="T4"> </text:span><text:span text:style-name="T18">סהדי</text:span><text:span text:style-name="T4"> </text:span><text:span text:style-name="T18">דתו</text:span><text:span text:style-name="T4"> </text:span><text:span text:style-name="T18">לא</text:span><text:span text:style-name="T4"> </text:span><text:span text:style-name="T18">ניחא</text:span><text:span text:style-name="T4"> </text:span><text:span text:style-name="T18">ליה</text:span><text:span text:style-name="T4"> </text:span><text:span text:style-name="T18">בשליחותיה</text:span><text:span text:style-name="T4"> </text:span><text:span text:style-name="T18">דהאיך, ומהשתא</text:span><text:span text:style-name="T4"> </text:span><text:span text:style-name="T18">לאו</text:span><text:span text:style-name="T4"> </text:span><text:span text:style-name="T18">שלוחו</text:span><text:span text:style-name="T4"> </text:span><text:span text:style-name="T18">הוא, ומיהא</text:span><text:span text:style-name="T4"> </text:span><text:span text:style-name="T18">שליח</text:span><text:span text:style-name="T4"> </text:span><text:span text:style-name="T18">מאי</text:span><text:span text:style-name="T4"> </text:span><text:span text:style-name="T18">עביד)</text:span>? היינו<text:span text:style-name="T1"> </text:span>'<text:span text:style-name="T26">כהררין</text:span><text:span text:style-name="T27"> </text:span><text:span text:style-name="T26">התלויין</text:span><text:span text:style-name="T27"> </text:span><text:span text:style-name="T26">בשערה</text:span>'.</text:p>
      <text:p text:style-name="P4">אמר<text:span text:style-name="T1"> </text:span>רב<text:span text:style-name="T1"> </text:span>אשי: מאי<text:span text:style-name="T1"> </text:span>קושיא? דלמא<text:span text:style-name="T1"> </text:span>מידי<text:span text:style-name="T1"> </text:span>דהוה<text:span text:style-name="T1"> </text:span>אמוציא<text:span text:style-name="T1"> </text:span>מעות<text:span text:style-name="T1"> </text:span>הקדש<text:span text:style-name="T1"> </text:span>לחולין<text:span text:style-name="T1"> </text:span><text:span text:style-name="T18">(אשאר</text:span><text:span text:style-name="T4"> </text:span><text:span text:style-name="T18">כל</text:span><text:span text:style-name="T4"> </text:span><text:span text:style-name="T18">מוציאין</text:span><text:span text:style-name="T4"> </text:span><text:span text:style-name="T18">מעות</text:span><text:span text:style-name="T4"> </text:span><text:span text:style-name="T18">הקדש</text:span><text:span text:style-name="T4"> </text:span><text:span text:style-name="T18">לחולין</text:span><text:span text:style-name="T4"> </text:span><text:span text:style-name="T18">בשוגג, שימעלו</text:span><text:span text:style-name="T4"> </text:span><text:span text:style-name="T18">- אף</text:span><text:span text:style-name="T4"> </text:span><text:span text:style-name="T18">זה</text:span><text:span text:style-name="T4"> </text:span><text:span text:style-name="T18">בשוגג</text:span><text:span text:style-name="T4"> </text:span><text:span text:style-name="T18">הוציאן; דכיון</text:span><text:span text:style-name="T4"> </text:span><text:span text:style-name="T18">שביטל</text:span><text:span text:style-name="T4"> </text:span><text:span text:style-name="T18">המשלח</text:span><text:span text:style-name="T4"> </text:span><text:span text:style-name="T18">שליחותו</text:span><text:span text:style-name="T4"> </text:span><text:span text:style-name="T18">- הוה</text:span><text:span text:style-name="T4"> </text:span><text:span text:style-name="T18">ליה</text:span><text:span text:style-name="T4"> </text:span><text:span text:style-name="T18">איהו</text:span><text:span text:style-name="T4"> </text:span><text:span text:style-name="T18">מוציא)</text:span>? </text:p>
      <text:p text:style-name="P4">אלא<text:span text:style-name="T1"> </text:span>אמר<text:span text:style-name="T1"> </text:span>רב<text:span text:style-name="T1"> </text:span>אשי: לא<text:span text:style-name="T1"> </text:span>נצרכא<text:span text:style-name="T1"> </text:span>אלא<text:span text:style-name="T1"> </text:span>לכדתנן<text:span text:style-name="T1"> </text:span><text:span text:style-name="T19">[מעילה</text:span><text:span text:style-name="T3"> </text:span><text:span text:style-name="T19">פ"ה</text:span><text:span text:style-name="T3"> </text:span><text:span text:style-name="T19">מ"ד]</text:span>: '<text:span text:style-name="T53">[גזבר</text:span><text:span text:style-name="T4"> </text:span><text:span text:style-name="T53">של</text:span><text:span text:style-name="T4"> </text:span><text:span text:style-name="T53">ההקדש</text:span><text:span text:style-name="T4"> </text:span><text:span text:style-name="T53">אשר] </text:span><text:span text:style-name="T26">נטל</text:span><text:span text:style-name="T27"> </text:span><text:span text:style-name="T26">אבן</text:span><text:span text:style-name="T27"> </text:span><text:span text:style-name="T26">או</text:span><text:span text:style-name="T27"> </text:span><text:span text:style-name="T26">קורה</text:span><text:span text:style-name="T27"> </text:span><text:span text:style-name="T26">של</text:span><text:span text:style-name="T27"> </text:span><text:span text:style-name="T26">הקדש</text:span><text:span text:style-name="T27"> </text:span><text:span text:style-name="T26">- הרי</text:span><text:span text:style-name="T27"> </text:span><text:span text:style-name="T26">זה</text:span><text:span text:style-name="T27"> </text:span><text:span text:style-name="T26">לא</text:span><text:span text:style-name="T27"> </text:span><text:span text:style-name="T26">מעל; נתנה</text:span><text:span text:style-name="T27"> </text:span><text:span text:style-name="T26">לחבירו</text:span><text:span text:style-name="T27"> </text:span><text:span text:style-name="T26">- הוא</text:span><text:span text:style-name="T27"> </text:span><text:span text:style-name="T26">מעל</text:span><text:span text:style-name="T27"> </text:span><text:span text:style-name="T18">(דכיון</text:span><text:span text:style-name="T4"> </text:span><text:span text:style-name="T18">שנתנם</text:span><text:span text:style-name="T4"> </text:span><text:span text:style-name="T18">לו</text:span><text:span text:style-name="T4"> </text:span><text:span text:style-name="T18">הוציאן</text:span><text:span text:style-name="T4"> </text:span><text:span text:style-name="T18">מיד</text:span><text:span text:style-name="T4"> </text:span><text:span text:style-name="T18">הקדש</text:span><text:span text:style-name="T4"> </text:span><text:span text:style-name="T18">לחולין)</text:span><text:span text:style-name="T26"> וחבירו</text:span><text:span text:style-name="T27"> </text:span><text:span text:style-name="T26">לא</text:span><text:span text:style-name="T27"> </text:span><text:span text:style-name="T26">מעל</text:span><text:span text:style-name="T27"> </text:span><text:span text:style-name="T18">(בכל</text:span><text:span text:style-name="T4"> </text:span><text:span text:style-name="T18">שיעשה</text:span><text:span text:style-name="T4"> </text:span><text:span text:style-name="T18">הוא</text:span><text:span text:style-name="T4"> </text:span><text:span text:style-name="T18">בה</text:span><text:span text:style-name="T4"> </text:span><text:span text:style-name="T18">דהא</text:span><text:span text:style-name="T4"> </text:span><text:span text:style-name="T18">דידיה</text:span><text:span text:style-name="T4"> </text:span><text:span text:style-name="T18">היא</text:span><text:span text:style-name="T4"> </text:span><text:span text:style-name="T18">ועליה</text:span><text:span text:style-name="T4"> </text:span><text:span text:style-name="T18">דהאיך</text:span><text:span text:style-name="T4"> </text:span><text:span text:style-name="T18">לשלומי</text:span><text:span text:style-name="T4"> </text:span><text:span text:style-name="T18">להקדש</text:span><text:span text:style-name="T4"> </text:span><text:span text:style-name="T18">כדכתיב</text:span><text:span text:style-name="T4"> </text:span><text:span text:style-name="T24">ואשר</text:span><text:span text:style-name="T4"> </text:span><text:span text:style-name="T24">חטא</text:span><text:span text:style-name="T4"> </text:span><text:span text:style-name="T24">מן</text:span><text:span text:style-name="T4"> </text:span><text:span text:style-name="T24">הקדש</text:span><text:span text:style-name="T4"> </text:span><text:span text:style-name="T24">ישלם</text:span><text:span text:style-name="T4"> </text:span><text:span text:style-name="T40">(ויקרא</text:span><text:span text:style-name="T39"> </text:span><text:span text:style-name="T40">ה,טז)</text:span><text:span text:style-name="T18">)</text:span>'; מכדי<text:span text:style-name="T1"> </text:span>מישקל<text:span text:style-name="T1"> </text:span>שקלה, מה<text:span text:style-name="T1"> </text:span>לי<text:span text:style-name="T1"> </text:span>הוא<text:span text:style-name="T1"> </text:span>ומה<text:span text:style-name="T1"> </text:span>לי<text:span text:style-name="T1"> </text:span>חבירו? היינו<text:span text:style-name="T1"> </text:span>'<text:span text:style-name="T26">כהררין</text:span><text:span text:style-name="T27"> </text:span><text:span text:style-name="T26">התלויין</text:span><text:span text:style-name="T27"> </text:span><text:span text:style-name="T26">בשערה</text:span>'.</text:p>
      <text:p text:style-name="P4">ומאי<text:span text:style-name="T1"> </text:span>קושיא? דלמא<text:span text:style-name="T1"> </text:span>כדשמואל, דאמר<text:span text:style-name="T1"> </text:span>שמואל: הכא</text:p>
      <text:p text:style-name="P4"/>
      <text:p text:style-name="P4">(חגיגה<text:span text:style-name="T1"> </text:span>יא,א)</text:p>
      <text:p text:style-name="P4">בגזבר<text:span text:style-name="T1"> </text:span>המסורות<text:span text:style-name="T1"> </text:span>לו<text:span text:style-name="T1"> </text:span>אבני<text:span text:style-name="T1"> </text:span>בנין<text:span text:style-name="T1"> </text:span>עסקינן: דכל<text:span text:style-name="T1"> </text:span>היכא<text:span text:style-name="T1"> </text:span>דמנחה<text:span text:style-name="T1"> </text:span><text:span text:style-name="T18">(אפילו</text:span><text:span text:style-name="T4"> </text:span><text:span text:style-name="T18">מקמי</text:span><text:span text:style-name="T4"> </text:span><text:span text:style-name="T18">הכי)</text:span> - ברשותא<text:span text:style-name="T1"> </text:span>דידיה<text:span text:style-name="T1"> </text:span>מנחה<text:span text:style-name="T1"> </text:span><text:span text:style-name="T18">(הלכך: כל</text:span><text:span text:style-name="T4"> </text:span><text:span text:style-name="T18">כמה</text:span><text:span text:style-name="T4"> </text:span><text:span text:style-name="T18">שנטלה</text:span><text:span text:style-name="T4"> </text:span><text:span text:style-name="T18">לא</text:span><text:span text:style-name="T4"> </text:span><text:span text:style-name="T18">שנייה</text:span><text:span text:style-name="T4"> </text:span><text:span text:style-name="T18">מידי, דתיפוק</text:span><text:span text:style-name="T4"> </text:span><text:span text:style-name="T18">מידא</text:span><text:span text:style-name="T4"> </text:span><text:span text:style-name="T18">דהקדש)</text:span>!</text:p>
      <text:p text:style-name="P4">אלא<text:span text:style-name="T1"> </text:span>מסיפא: '<text:span text:style-name="T26">בנאה</text:span><text:span text:style-name="T27"> </text:span><text:span text:style-name="T26">בתוך</text:span><text:span text:style-name="T27"> </text:span><text:span text:style-name="T26">ביתו</text:span><text:span text:style-name="T27"> </text:span><text:span text:style-name="T26">- הרי</text:span><text:span text:style-name="T27"> </text:span><text:span text:style-name="T26">זה</text:span><text:span text:style-name="T27"> </text:span><text:span text:style-name="T26">לא</text:span><text:span text:style-name="T27"> </text:span><text:span text:style-name="T26">מעל</text:span><text:span text:style-name="T27"> </text:span><text:span text:style-name="T26">עד</text:span><text:span text:style-name="T27"> </text:span><text:span text:style-name="T26">שידור</text:span><text:span text:style-name="T27"> </text:span><text:span text:style-name="T26">תחתיה</text:span><text:span text:style-name="T27"> </text:span><text:span text:style-name="T26">בשוה</text:span><text:span text:style-name="T27"> </text:span><text:span text:style-name="T26">פרוטה</text:span>'; מכדי<text:span text:style-name="T1"> </text:span>שנויי<text:span text:style-name="T1"> </text:span>שנייה<text:span text:style-name="T1"> </text:span><text:span text:style-name="T18">(כשקבעה</text:span><text:span text:style-name="T4"> </text:span><text:span text:style-name="T18">בבנין, וקנייה</text:span><text:span text:style-name="T4"> </text:span><text:span text:style-name="T18">בשנוי: שמסתתה</text:span><text:span text:style-name="T4"> </text:span><text:span text:style-name="T18">וקובעה)</text:span>, מה<text:span text:style-name="T1"> </text:span>לי<text:span text:style-name="T1"> </text:span>דר<text:span text:style-name="T1"> </text:span>ומה<text:span text:style-name="T1"> </text:span>לי<text:span text:style-name="T1"> </text:span>לא<text:span text:style-name="T1"> </text:span>דר? - היינו<text:span text:style-name="T1"> </text:span>'<text:span text:style-name="T26">כהררין</text:span><text:span text:style-name="T27"> </text:span><text:span text:style-name="T26">התלויין</text:span><text:span text:style-name="T27"> </text:span><text:span text:style-name="T26">בשערה</text:span>'.</text:p>
      <text:p text:style-name="P4">ומאי<text:span text:style-name="T1"> </text:span>קושיא? דלמא<text:span text:style-name="T1"> </text:span>לכדרב, דאמר<text:span text:style-name="T1"> </text:span>רב: כגון<text:span text:style-name="T1"> </text:span>שהניחה<text:span text:style-name="T1"> </text:span>על<text:span text:style-name="T1"> </text:span>פי<text:span text:style-name="T1"> </text:span>ארובה<text:span text:style-name="T1"> </text:span><text:span text:style-name="T18">(לפקוק</text:span><text:span text:style-name="T4"> </text:span><text:span text:style-name="T18">הארובה</text:span><text:span text:style-name="T4"> </text:span><text:span text:style-name="T18">וכל</text:span><text:span text:style-name="T4"> </text:span><text:span text:style-name="T18">שעה</text:span><text:span text:style-name="T4"> </text:span><text:span text:style-name="T18">שירצה</text:span><text:span text:style-name="T4"> </text:span><text:span text:style-name="T18">נוטלה</text:span><text:span text:style-name="T4"> </text:span><text:span text:style-name="T18">ולא</text:span><text:span text:style-name="T4"> </text:span><text:span text:style-name="T18">שנייה</text:span><text:span text:style-name="T4"> </text:span><text:span text:style-name="T18">מידי)</text:span>: אי<text:span text:style-name="T1"> </text:span>דר<text:span text:style-name="T1"> </text:span>ביה<text:span text:style-name="T1"> – </text:span>אִין, לא<text:span text:style-name="T1"> </text:span>דר<text:span text:style-name="T1"> </text:span>ביה<text:span text:style-name="T1"> – </text:span>לא!</text:p>
      <text:p text:style-name="P4"><text:soft-page-break/>אלא<text:span text:style-name="T1"> </text:span>לעולם<text:span text:style-name="T1"> </text:span>כדרבא<text:span text:style-name="T1"> </text:span><text:span text:style-name="T18">('נזכר</text:span><text:span text:style-name="T4"> </text:span><text:span text:style-name="T18">בעל</text:span><text:span text:style-name="T4"> </text:span><text:span text:style-name="T18">הבית</text:span><text:span text:style-name="T4"> </text:span><text:span text:style-name="T18">כו')</text:span>; ודקא<text:span text:style-name="T1"> </text:span>קשיא<text:span text:style-name="T1"> </text:span>לך<text:span text:style-name="T1"> </text:span>'מידי<text:span text:style-name="T1"> </text:span>דהוה<text:span text:style-name="T1"> </text:span>אמוציא<text:span text:style-name="T1"> </text:span>מעות<text:span text:style-name="T1"> </text:span>הקדש<text:span text:style-name="T1"> </text:span>לחולין' - התם<text:span text:style-name="T1"> </text:span>מידע<text:span text:style-name="T1"> </text:span>ידע<text:span text:style-name="T1"> </text:span>דאיכא<text:span text:style-name="T1"> </text:span>זוזי<text:span text:style-name="T1"> </text:span>דהקדש, איבעיא<text:span text:style-name="T1"> </text:span>ליה<text:span text:style-name="T1"> </text:span>לעיוני; הכא<text:span text:style-name="T1"> </text:span>מי<text:span text:style-name="T1"> </text:span>ידע? היינו<text:span text:style-name="T1"> </text:span>'<text:span text:style-name="T26">כהררין</text:span><text:span text:style-name="T27"> </text:span><text:span text:style-name="T26">התלויין</text:span><text:span text:style-name="T27"> </text:span><text:span text:style-name="T26">בשערה</text:span>' <text:span text:style-name="T18">(בסמיכה</text:span><text:span text:style-name="T4"> </text:span><text:span text:style-name="T18">מועטת</text:span><text:span text:style-name="T4"> </text:span><text:span text:style-name="T18">מדמינן</text:span><text:span text:style-name="T4"> </text:span><text:span text:style-name="T18">לה</text:span><text:span text:style-name="T4"> </text:span><text:span text:style-name="T18">למוציא</text:span><text:span text:style-name="T4"> </text:span><text:span text:style-name="T18">מעות</text:span><text:span text:style-name="T4"> </text:span><text:span text:style-name="T18">הקדש</text:span><text:span text:style-name="T4"> </text:span><text:span text:style-name="T18">לחולין, שהרי</text:span><text:span text:style-name="T4"> </text:span><text:span text:style-name="T18">קרוב</text:span><text:span text:style-name="T4"> </text:span><text:span text:style-name="T18">הוא</text:span><text:span text:style-name="T4"> </text:span><text:span text:style-name="T18">לאונס</text:span><text:span text:style-name="T4"> </text:span><text:span text:style-name="T18">יותר</text:span><text:span text:style-name="T4"> </text:span><text:span text:style-name="T18">מן</text:span><text:span text:style-name="T4"> </text:span><text:span text:style-name="T18">השוגג)</text:span>. <text:s/></text:p>
      <text:p text:style-name="P4"/>
      <text:p text:style-name="P4"><text:span text:style-name="T21">[הלכות</text:span><text:span text:style-name="T4"> </text:span><text:span text:style-name="T21">שבת, חגיגות, והמעילות</text:span><text:span text:style-name="T4"> </text:span><text:span text:style-name="T21">- הרי</text:span><text:span text:style-name="T4"> </text:span><text:span text:style-name="T21">הם</text:span><text:span text:style-name="T4"> </text:span><text:span text:style-name="T21">כהררים</text:span><text:span text:style-name="T4"> </text:span><text:span text:style-name="T21">התלוין</text:span><text:span text:style-name="T4"> </text:span><text:span text:style-name="T21">בשערה]</text:span> מקרא<text:span text:style-name="T1"> </text:span>מועט<text:span text:style-name="T1"> </text:span>והלכות<text:span text:style-name="T1"> </text:span>מרובות: <text:s/></text:p>
      <text:p text:style-name="P4">תנא: '<text:span text:style-name="T26">נגעים</text:span><text:span text:style-name="T27"> </text:span><text:span text:style-name="T26">ואהלות</text:span><text:span text:style-name="T27"> </text:span><text:span text:style-name="T26">- מקרא</text:span><text:span text:style-name="T27"> </text:span><text:span text:style-name="T26">מועט</text:span><text:span text:style-name="T27"> </text:span><text:span text:style-name="T26">והלכות</text:span><text:span text:style-name="T27"> </text:span><text:span text:style-name="T26">מרובות</text:span>'; '<text:span text:style-name="T26">נגעים</text:span><text:span text:style-name="T27"> </text:span><text:span text:style-name="T26">מקרא</text:span><text:span text:style-name="T27"> </text:span><text:span text:style-name="T26">מועט</text:span>'? נגעים<text:span text:style-name="T1"> </text:span>מקרא<text:span text:style-name="T1"> </text:span>מרובה<text:span text:style-name="T1"> </text:span>הוא!?</text:p>
      <text:p text:style-name="P4">אמר<text:span text:style-name="T1"> </text:span>רב<text:span text:style-name="T1"> </text:span>פפא: הכי<text:span text:style-name="T1"> </text:span>קאמר: 'נגעים<text:span text:style-name="T1"> </text:span>- מקרא<text:span text:style-name="T1"> </text:span>מרובה<text:span text:style-name="T1"> </text:span>והלכות<text:span text:style-name="T1"> </text:span>מועטות; אהלות<text:span text:style-name="T1"> </text:span>- מקרא<text:span text:style-name="T1"> </text:span>מועט<text:span text:style-name="T1"> </text:span>והלכות<text:span text:style-name="T1"> </text:span>מרובות'; ומאי<text:span text:style-name="T1"> </text:span>נפקא<text:span text:style-name="T1"> </text:span>מינה? - אי<text:span text:style-name="T1"> </text:span>מסתפקא<text:span text:style-name="T1"> </text:span>לך<text:span text:style-name="T1"> </text:span>מילתא<text:span text:style-name="T1"> </text:span>בנגעים<text:span text:style-name="T1"> </text:span>- עיין<text:span text:style-name="T1"> </text:span>בקראי, ואי<text:span text:style-name="T1"> </text:span>מסתפקא<text:span text:style-name="T1"> </text:span>לך<text:span text:style-name="T1"> </text:span>מילתא<text:span text:style-name="T1"> </text:span>באהלות<text:span text:style-name="T1"> </text:span>- עיין<text:span text:style-name="T1"> </text:span>במתניתין.</text:p>
      <text:p text:style-name="P4"/>
      <text:p text:style-name="P11">[הדינין<text:span text:style-name="T1"> </text:span>והעבודות, הטהרות, והטמאות, ועריות<text:span text:style-name="T1"> </text:span>- יש<text:span text:style-name="T1"> </text:span>להן<text:span text:style-name="T1"> </text:span>על<text:span text:style-name="T1"> </text:span>מה<text:span text:style-name="T1"> </text:span>שיסמכו<text:span text:style-name="T1"> </text:span>והן<text:span text:style-name="T1"> </text:span>הן<text:span text:style-name="T1"> </text:span>גופי<text:span text:style-name="T1"> </text:span>תורה:]</text:p>
      <text:p text:style-name="P4">'דינין'? מיכתב<text:span text:style-name="T1"> </text:span>כתיבן<text:span text:style-name="T1"> </text:span><text:span text:style-name="T18">(מפורשין</text:span><text:span text:style-name="T4"> </text:span><text:span text:style-name="T18">יפה, ומתניתין</text:span><text:span text:style-name="T4"> </text:span><text:span text:style-name="T18">קתני</text:span><text:span text:style-name="T4"> </text:span><text:span text:style-name="T18">'יש</text:span><text:span text:style-name="T4"> </text:span><text:span text:style-name="T18">להן</text:span><text:span text:style-name="T4"> </text:span><text:span text:style-name="T18">סמיכה' משמע</text:span><text:span text:style-name="T4"> </text:span><text:span text:style-name="T18">שאינן</text:span><text:span text:style-name="T4"> </text:span><text:span text:style-name="T18">מפורשין)</text:span>!?</text:p>
      <text:p text:style-name="P4">לא<text:span text:style-name="T1"> </text:span>נצרכא<text:span text:style-name="T1"> </text:span>אלא<text:span text:style-name="T1"> </text:span>לכדרבי<text:span text:style-name="T1"> </text:span><text:span text:style-name="T18">(כלומר: יש</text:span><text:span text:style-name="T4"> </text:span><text:span text:style-name="T18">בהן</text:span><text:span text:style-name="T4"> </text:span><text:span text:style-name="T18">דברים</text:span><text:span text:style-name="T4"> </text:span><text:span text:style-name="T18">שאינן</text:span><text:span text:style-name="T4"> </text:span><text:span text:style-name="T18">מפורשין</text:span><text:span text:style-name="T4"> </text:span><text:span text:style-name="T18">בפירוש, כגון</text:span><text:span text:style-name="T4"> </text:span><text:span text:style-name="T18">זה</text:span><text:span text:style-name="T4"> </text:span><text:span text:style-name="T18">וכיוצא</text:span><text:span text:style-name="T4"> </text:span><text:span text:style-name="T18">בה)</text:span>, דתניא<text:span text:style-name="T1"> </text:span><text:span text:style-name="T19">[מכילתא</text:span><text:span text:style-name="T3"> </text:span><text:span text:style-name="T19">דרבי</text:span><text:span text:style-name="T3"> </text:span><text:span text:style-name="T19">ישמעאל, משפטים, מסכת</text:span><text:span text:style-name="T3"> </text:span><text:span text:style-name="T19">נזיקין, פרשה</text:span><text:span text:style-name="T3"> </text:span><text:span text:style-name="T19">ח, עם</text:span><text:span text:style-name="T3"> </text:span><text:span text:style-name="T19">שנויים]</text:span>: '<text:span text:style-name="T26">רבי</text:span><text:span text:style-name="T27"> </text:span><text:span text:style-name="T26">אומר: </text:span><text:span text:style-name="T19">(שמות</text:span><text:span text:style-name="T3"> </text:span><text:span text:style-name="T19">כא,כג)</text:span><text:span text:style-name="T22"> </text:span><text:span text:style-name="T24">[</text:span><text:span text:style-name="T57">ואם</text:span><text:span text:style-name="T60"> </text:span><text:span text:style-name="T57">אסון</text:span><text:span text:style-name="T60"> </text:span><text:span text:style-name="T57">יהיה</text:span><text:span text:style-name="T4"> </text:span><text:span text:style-name="T24">ונתתה]</text:span><text:span text:style-name="T30"> נפש</text:span><text:span text:style-name="T27"> </text:span><text:span text:style-name="T30">תחת</text:span><text:span text:style-name="T27"> </text:span><text:span text:style-name="T30">נפש</text:span><text:span text:style-name="T27"> – </text:span><text:span text:style-name="T26">ממון</text:span><text:span text:style-name="T27"> </text:span><text:span text:style-name="T18">(</text:span><text:span text:style-name="T24">אם</text:span><text:span text:style-name="T4"> </text:span><text:span text:style-name="T24">אסון</text:span><text:span text:style-name="T4"> </text:span><text:span text:style-name="T24">יהיה</text:span><text:span text:style-name="T4"> </text:span><text:span text:style-name="T18">שמתה</text:span><text:span text:style-name="T4"> </text:span><text:span text:style-name="T18">האשה</text:span><text:span text:style-name="T4"> </text:span><text:span text:style-name="T18">- יתן</text:span><text:span text:style-name="T4"> </text:span><text:span text:style-name="T18">ממון</text:span><text:span text:style-name="T4"> </text:span><text:span text:style-name="T18">דמי</text:span><text:span text:style-name="T4"> </text:span><text:span text:style-name="T18">האשה</text:span><text:span text:style-name="T4"> </text:span><text:span text:style-name="T18">ליורשיה, שאין</text:span><text:span text:style-name="T4"> </text:span><text:span text:style-name="T18">עליה</text:span><text:span text:style-name="T4"> </text:span><text:span text:style-name="T18">חיוב</text:span><text:span text:style-name="T4"> </text:span><text:span text:style-name="T18">מיתה: שלא</text:span><text:span text:style-name="T4"> </text:span><text:span text:style-name="T18">נתכוון</text:span><text:span text:style-name="T4"> </text:span><text:span text:style-name="T18">לה</text:span><text:span text:style-name="T4"> </text:span><text:span text:style-name="T18">אלא</text:span><text:span text:style-name="T4"> </text:span><text:span text:style-name="T18">לחברו</text:span><text:span text:style-name="T4"> </text:span><text:span text:style-name="T18">נתכוון, דכתיב</text:span><text:span text:style-name="T4"> </text:span><text:span text:style-name="T19">[שמות</text:span><text:span text:style-name="T3"> </text:span><text:span text:style-name="T19">כא,כב]</text:span><text:span text:style-name="T18"> </text:span><text:span text:style-name="T24">וכי</text:span><text:span text:style-name="T4"> </text:span><text:span text:style-name="T24">ינצו</text:span><text:span text:style-name="T4"> </text:span><text:span text:style-name="T24">אנשים</text:span><text:span text:style-name="T4"> </text:span><text:span text:style-name="T24">יחדיו</text:span><text:span text:style-name="T18">; קסבר</text:span><text:span text:style-name="T4"> </text:span><text:span text:style-name="T18">רבי</text:span><text:span text:style-name="T4"> </text:span><text:span text:style-name="T18">נתכוון</text:span><text:span text:style-name="T4"> </text:span><text:span text:style-name="T18">להרוג</text:span><text:span text:style-name="T4"> </text:span><text:span text:style-name="T18">את</text:span><text:span text:style-name="T4"> </text:span><text:span text:style-name="T18">זה</text:span><text:span text:style-name="T4"> </text:span><text:span text:style-name="T18">והרג</text:span><text:span text:style-name="T4"> </text:span><text:span text:style-name="T18">את</text:span><text:span text:style-name="T4"> </text:span><text:span text:style-name="T18">זה</text:span><text:span text:style-name="T4"> </text:span><text:span text:style-name="T18">- פטור</text:span><text:span text:style-name="T4"> </text:span><text:span text:style-name="T18">ממיתה</text:span><text:span text:style-name="T4"> </text:span><text:span text:style-name="T18">ומשלם</text:span><text:span text:style-name="T4"> </text:span><text:span text:style-name="T18">ממון)</text:span><text:span text:style-name="T26">; אתה</text:span><text:span text:style-name="T27"> </text:span><text:span text:style-name="T26">אומר</text:span><text:span text:style-name="T27"> </text:span><text:span text:style-name="T26">ממון? או</text:span><text:span text:style-name="T27"> </text:span><text:span text:style-name="T26">אינו</text:span><text:span text:style-name="T27"> </text:span><text:span text:style-name="T26">אלא</text:span><text:span text:style-name="T27"> </text:span><text:span text:style-name="T26">נפש</text:span><text:span text:style-name="T27"> </text:span><text:span text:style-name="T26">ממש?</text:span><text:span text:style-name="T21"> </text:span></text:p>
      <text:p text:style-name="P4"><text:span text:style-name="T26">נאמרה</text:span><text:span text:style-name="T27"> </text:span><text:span text:style-name="T26">נתינה</text:span><text:span text:style-name="T27"> </text:span><text:span text:style-name="T26">למטה</text:span><text:span text:style-name="T27"> </text:span><text:span text:style-name="T18">(</text:span><text:span text:style-name="T24">ונתתה</text:span><text:span text:style-name="T4"> </text:span><text:span text:style-name="T24">נפש</text:span><text:span text:style-name="T4"> </text:span><text:span text:style-name="T24">תחת</text:span><text:span text:style-name="T4"> </text:span><text:span text:style-name="T24">נפש</text:span><text:span text:style-name="T4"> – </text:span><text:span text:style-name="T18">ממון; ומאי</text:span><text:span text:style-name="T4"> </text:span><text:span text:style-name="T18">'נפש'? - דמי</text:span><text:span text:style-name="T4"> </text:span><text:span text:style-name="T18">הנפש)</text:span><text:span text:style-name="T26"> ונאמרה</text:span><text:span text:style-name="T27"> </text:span><text:span text:style-name="T26">נתינה</text:span><text:span text:style-name="T27"> </text:span><text:span text:style-name="T26">למעלה</text:span><text:span text:style-name="T27"> </text:span><text:span text:style-name="T18">(לענין</text:span><text:span text:style-name="T4"> </text:span><text:span text:style-name="T18">דמי</text:span><text:span text:style-name="T4"> </text:span><text:span text:style-name="T18">וולדות</text:span><text:span text:style-name="T4"> </text:span><text:span text:style-name="T18">כתיב</text:span><text:span text:style-name="T4"> </text:span><text:span text:style-name="T24">ונתן</text:span><text:span text:style-name="T4"> </text:span><text:span text:style-name="T24">בפלילים</text:span><text:span text:style-name="T4"> </text:span><text:span text:style-name="T19">(שמות</text:span><text:span text:style-name="T3"> </text:span><text:span text:style-name="T19">כא,כב)</text:span><text:span text:style-name="T18">)</text:span><text:span text:style-name="T26">; מה</text:span><text:span text:style-name="T27"> </text:span><text:span text:style-name="T26">להלן</text:span><text:span text:style-name="T27"> </text:span><text:span text:style-name="T26">ממון</text:span><text:span text:style-name="T27"> </text:span><text:span text:style-name="T26">- אף</text:span><text:span text:style-name="T27"> </text:span><text:span text:style-name="T26">כאן</text:span><text:span text:style-name="T27"> </text:span><text:span text:style-name="T26">ממון.</text:span>'</text:p>
      <text:p text:style-name="P4"/>
      <text:p text:style-name="P4">'<text:span text:style-name="T26">עבודות</text:span>'? מיכתב<text:span text:style-name="T1"> </text:span>כתיבן!?</text:p>
      <text:p text:style-name="P4">לא<text:span text:style-name="T1"> </text:span>נצרכא<text:span text:style-name="T1"> </text:span>אלא<text:span text:style-name="T1"> </text:span>להולכת<text:span text:style-name="T1"> </text:span>הדם, דתניא<text:span text:style-name="T1"> </text:span><text:span text:style-name="T19">[ספרא</text:span><text:span text:style-name="T3"> </text:span><text:span text:style-name="T19">ויקרא</text:span><text:span text:style-name="T3"> </text:span><text:span text:style-name="T19">דבורא</text:span><text:span text:style-name="T3"> </text:span><text:span text:style-name="T19">דנדבה</text:span><text:span text:style-name="T3"> </text:span><text:span text:style-name="T19">פרשתא</text:span><text:span text:style-name="T3"> </text:span><text:span text:style-name="T19">ד</text:span><text:span text:style-name="T3"> </text:span><text:span text:style-name="T19">משנה</text:span><text:span text:style-name="T3"> </text:span><text:span text:style-name="T19">ד]</text:span>: <text:span text:style-name="T24">[</text:span><text:span text:style-name="T19">ויקרא</text:span><text:span text:style-name="T3"> </text:span><text:span text:style-name="T19">א,ה: </text:span><text:span text:style-name="T24">ושחט</text:span><text:span text:style-name="T4"> </text:span><text:span text:style-name="T24">את</text:span><text:span text:style-name="T4"> </text:span><text:span text:style-name="T24">בן</text:span><text:span text:style-name="T4"> </text:span><text:span text:style-name="T24">הבקר</text:span><text:span text:style-name="T4"> </text:span><text:span text:style-name="T24">לפני</text:span><text:span text:style-name="T4"> </text:span><text:span text:style-name="T24">ה']</text:span><text:span text:style-name="T30"> והקריבו</text:span><text:span text:style-name="T27"> </text:span><text:span text:style-name="T24">[בני</text:span><text:span text:style-name="T4"> </text:span><text:span text:style-name="T24">אהרן</text:span><text:span text:style-name="T4"> </text:span><text:span text:style-name="T24">הכהנים</text:span><text:span text:style-name="T4"> </text:span><text:span text:style-name="T24">את</text:span><text:span text:style-name="T4"> </text:span><text:span text:style-name="T24">הדם</text:span><text:span text:style-name="T4"> </text:span><text:span text:style-name="T24">וזרקו</text:span><text:span text:style-name="T4"> </text:span><text:span text:style-name="T24">את</text:span><text:span text:style-name="T4"> </text:span><text:span text:style-name="T24">הדם</text:span><text:span text:style-name="T4"> </text:span><text:span text:style-name="T24">על</text:span><text:span text:style-name="T4"> </text:span><text:span text:style-name="T24">המזבח</text:span><text:span text:style-name="T4"> </text:span><text:span text:style-name="T24">סביב</text:span><text:span text:style-name="T4"> </text:span><text:span text:style-name="T24">אשר</text:span><text:span text:style-name="T4"> </text:span><text:span text:style-name="T24">פתח</text:span><text:span text:style-name="T4"> </text:span><text:span text:style-name="T24">אהל</text:span><text:span text:style-name="T4"> </text:span><text:span text:style-name="T24">מועד]</text:span><text:span text:style-name="T26"> - זו</text:span><text:span text:style-name="T27"> </text:span><text:span text:style-name="T26">קבלת</text:span><text:span text:style-name="T27"> </text:span><text:span text:style-name="T26">הדם</text:span>', ואפקה<text:span text:style-name="T1"> </text:span>רחמנא<text:span text:style-name="T1"> </text:span>בלשון<text:span text:style-name="T1"> </text:span>הולכה<text:span text:style-name="T1"> </text:span><text:span text:style-name="T18">(אף</text:span><text:span text:style-name="T4"> </text:span><text:span text:style-name="T18">על</text:span><text:span text:style-name="T4"> </text:span><text:span text:style-name="T18">פי</text:span><text:span text:style-name="T4"> </text:span><text:span text:style-name="T18">שהוא</text:span><text:span text:style-name="T4"> </text:span><text:span text:style-name="T18">לשון</text:span><text:span text:style-name="T4"> </text:span><text:span text:style-name="T18">הולכה, אינה</text:span><text:span text:style-name="T4"> </text:span><text:span text:style-name="T18">אלא</text:span><text:span text:style-name="T4"> </text:span><text:span text:style-name="T18">קבלה, שהרי</text:span><text:span text:style-name="T4"> </text:span><text:span text:style-name="T18">לאחר</text:span><text:span text:style-name="T4"> </text:span><text:span text:style-name="T18">שחיטה</text:span><text:span text:style-name="T4"> </text:span><text:span text:style-name="T18">נכתבה, ואין</text:span><text:span text:style-name="T4"> </text:span><text:span text:style-name="T18">הולכה</text:span><text:span text:style-name="T4"> </text:span><text:span text:style-name="T18">אלא</text:span><text:span text:style-name="T4"> </text:span><text:span text:style-name="T18">אם</text:span><text:span text:style-name="T4"> </text:span><text:span text:style-name="T18">כן</text:span><text:span text:style-name="T4"> </text:span><text:span text:style-name="T18">קיבל</text:span><text:span text:style-name="T4"> </text:span><text:span text:style-name="T18">הדם)</text:span>, דכתיב<text:span text:style-name="T1"> <text:s/></text:span><text:span text:style-name="T18">(גבי</text:span><text:span text:style-name="T4"> </text:span><text:span text:style-name="T18">אברים</text:span><text:span text:style-name="T4"> </text:span><text:span text:style-name="T18">כתיב)</text:span><text:span text:style-name="T22"> </text:span><text:span text:style-name="T24">[</text:span><text:span text:style-name="T19">ויקרא</text:span><text:span text:style-name="T3"> </text:span><text:span text:style-name="T19">א,יג:</text:span><text:span text:style-name="T24"> והקרב</text:span><text:span text:style-name="T4"> </text:span><text:span text:style-name="T24">והכרעים</text:span><text:span text:style-name="T4"> </text:span><text:span text:style-name="T24">ירחץ</text:span><text:span text:style-name="T4"> </text:span><text:span text:style-name="T24">במים]</text:span><text:span text:style-name="T22"> והקריב</text:span><text:span text:style-name="T1"> </text:span><text:span text:style-name="T22">הכהן</text:span><text:span text:style-name="T1"> </text:span><text:span text:style-name="T22">את</text:span><text:span text:style-name="T1"> </text:span><text:span text:style-name="T22">הכל</text:span><text:span text:style-name="T1"> </text:span><text:span text:style-name="T22">והקטיר</text:span><text:span text:style-name="T1"> </text:span><text:span text:style-name="T22">המזבחה</text:span><text:span text:style-name="T1"> </text:span><text:span text:style-name="T24">[עלה</text:span><text:span text:style-name="T4"> </text:span><text:span text:style-name="T24">הוא</text:span><text:span text:style-name="T4"> </text:span><text:span text:style-name="T24">אשה</text:span><text:span text:style-name="T4"> </text:span><text:span text:style-name="T24">ריח</text:span><text:span text:style-name="T4"> </text:span><text:span text:style-name="T24">ניחח</text:span><text:span text:style-name="T4"> </text:span><text:span text:style-name="T24">לה']</text:span>, ואמר<text:span text:style-name="T1"> </text:span>מר: זו<text:span text:style-name="T1"> </text:span>הולכת<text:span text:style-name="T1"> </text:span>אברים<text:span text:style-name="T1"> </text:span>לכבש<text:span text:style-name="T1"> </text:span><text:span text:style-name="T18">(דאילו</text:span><text:span text:style-name="T4"> </text:span><text:span text:style-name="T18">הקטרה</text:span><text:span text:style-name="T4"> </text:span><text:span text:style-name="T18">בהדיא</text:span><text:span text:style-name="T4"> </text:span><text:span text:style-name="T18">כתיב</text:span><text:span text:style-name="T4"> </text:span><text:span text:style-name="T18">בקרא: </text:span><text:span text:style-name="T24">והקטיר</text:span><text:span text:style-name="T4"> </text:span><text:span text:style-name="T24">המזבחה</text:span><text:span text:style-name="T18">)</text:span> למימרא<text:span text:style-name="T1"> </text:span>דהולכה<text:span text:style-name="T1"> </text:span>לא<text:span text:style-name="T1"> </text:span>תפקה<text:span text:style-name="T1"> </text:span>מכלל<text:span text:style-name="T1"> </text:span>קבלה<text:span text:style-name="T1"> </text:span><text:span text:style-name="T18">(לכל</text:span><text:span text:style-name="T4"> </text:span><text:span text:style-name="T18">דבריה, ואף</text:span><text:span text:style-name="T4"> </text:span><text:span text:style-name="T18">על</text:span><text:span text:style-name="T4"> </text:span><text:span text:style-name="T18">גב</text:span><text:span text:style-name="T4"> </text:span><text:span text:style-name="T18">שהיא</text:span><text:span text:style-name="T4"> </text:span><text:span text:style-name="T18">עבודה</text:span><text:span text:style-name="T4"> </text:span><text:span text:style-name="T18">שאפשר</text:span><text:span text:style-name="T4"> </text:span><text:span text:style-name="T18">לבטלה: שאם</text:span><text:span text:style-name="T4"> </text:span><text:span text:style-name="T18">רצה</text:span><text:span text:style-name="T4"> </text:span><text:span text:style-name="T18">שוחט</text:span><text:span text:style-name="T4"> </text:span><text:span text:style-name="T18">בצד</text:span><text:span text:style-name="T4"> </text:span><text:span text:style-name="T18">המזבח</text:span><text:span text:style-name="T4"> </text:span><text:span text:style-name="T18">וזורק, היכא</text:span><text:span text:style-name="T4"> </text:span><text:span text:style-name="T18">דלא</text:span><text:span text:style-name="T4"> </text:span><text:span text:style-name="T18">בטלה</text:span><text:span text:style-name="T4"> </text:span><text:span text:style-name="T18">- עבודה</text:span><text:span text:style-name="T4"> </text:span><text:span text:style-name="T18">היא, ומפגלין</text:span><text:span text:style-name="T4"> </text:span><text:span text:style-name="T18">את</text:span><text:span text:style-name="T4"> </text:span><text:span text:style-name="T18">הקרבן</text:span><text:span text:style-name="T4"> </text:span><text:span text:style-name="T18">במחשבתה, וצריכה</text:span><text:span text:style-name="T4"> </text:span><text:span text:style-name="T18">כהן</text:span><text:span text:style-name="T4"> </text:span><text:span text:style-name="T18">ובגדי</text:span><text:span text:style-name="T4"> </text:span><text:span text:style-name="T18">כהונה, ופוסל</text:span><text:span text:style-name="T4"> </text:span><text:span text:style-name="T18">בה</text:span><text:span text:style-name="T4"> </text:span><text:span text:style-name="T18">אונן</text:span><text:span text:style-name="T4"> </text:span><text:span text:style-name="T18">ויושב</text:span><text:span text:style-name="T4"> </text:span><text:span text:style-name="T18">וערל)</text:span>.</text:p>
      <text:p text:style-name="P4"/>
      <text:p text:style-name="P4">'<text:span text:style-name="T26">טהרות</text:span>'? <text:s/>מיכתב<text:span text:style-name="T1"> </text:span>כתיבן!?</text:p>
      <text:p text:style-name="P4">לא<text:span text:style-name="T1"> </text:span>נצרכא<text:span text:style-name="T1"> </text:span>אלא<text:span text:style-name="T1"> </text:span>לשיעור<text:span text:style-name="T1"> </text:span>מקוה, דלא<text:span text:style-name="T1"> </text:span>כתיבא, דתניא<text:span text:style-name="T1"> </text:span>'<text:span text:style-name="T24">[</text:span><text:span text:style-name="T19">ויקרא</text:span><text:span text:style-name="T3"> </text:span><text:span text:style-name="T19">טו,טז: </text:span><text:span text:style-name="T91">ואיש</text:span><text:span text:style-name="T93"> </text:span><text:span text:style-name="T91">כי</text:span><text:span text:style-name="T93"> </text:span><text:span text:style-name="T91">תצא</text:span><text:span text:style-name="T93"> </text:span><text:span text:style-name="T91">ממנו</text:span><text:span text:style-name="T93"> </text:span><text:span text:style-name="T91">שכבת</text:span><text:span text:style-name="T93"> </text:span><text:span text:style-name="T91">זרע]</text:span><text:span text:style-name="T92"> ורחץ</text:span><text:span text:style-name="T94"> </text:span><text:span text:style-name="T92">במים</text:span><text:span text:style-name="T94"> </text:span><text:span text:style-name="T91">[את</text:span><text:span text:style-name="T93"> </text:span><text:span text:style-name="T91">כל</text:span><text:span text:style-name="T93"> </text:span><text:span text:style-name="T91">בשרו</text:span><text:span text:style-name="T110"> </text:span><text:span text:style-name="T91">וטמא</text:span><text:span text:style-name="T93"> </text:span><text:span text:style-name="T91">עד</text:span><text:span text:style-name="T93"> </text:span><text:span text:style-name="T91">הערב</text:span><text:span text:style-name="T24">]</text:span><text:span text:style-name="T35">: '</text:span><text:span text:style-name="T25">בַּמים</text:span><text:span text:style-name="T35">' במי</text:span><text:span text:style-name="T6"> </text:span><text:span text:style-name="T35">מקוה</text:span><text:span text:style-name="T6"> </text:span><text:span text:style-name="T18">('</text:span><text:span text:style-name="T24">בַּמים</text:span><text:span text:style-name="T18">' נקודתו</text:span><text:span text:style-name="T4"> </text:span><text:span text:style-name="T18">בפתח, משמע</text:span><text:span text:style-name="T4"> </text:span><text:span text:style-name="T18">מים</text:span><text:span text:style-name="T4"> </text:span><text:span text:style-name="T18">המיוחדים, לאפוקי</text:span><text:span text:style-name="T4"> </text:span><text:span text:style-name="T18">שאובין; ומיהו</text:span><text:span text:style-name="T4"> </text:span><text:span text:style-name="T18">מים</text:span><text:span text:style-name="T4"> </text:span><text:span text:style-name="T18">חיים</text:span><text:span text:style-name="T4"> </text:span><text:span text:style-name="T18">לא</text:span><text:span text:style-name="T4"> </text:span><text:span text:style-name="T18">צריך, מדכתיב</text:span><text:span text:style-name="T4"> </text:span><text:span text:style-name="T18">בזב</text:span><text:span text:style-name="T4"> </text:span><text:span text:style-name="T24">מים</text:span><text:span text:style-name="T4"> </text:span><text:span text:style-name="T24">חיים</text:span><text:span text:style-name="T4"> </text:span><text:span text:style-name="T19">(ויקרא</text:span><text:span text:style-name="T3"> </text:span><text:span text:style-name="T19">טו,יג)</text:span><text:span text:style-name="T18"> - מכלל</text:span><text:span text:style-name="T4"> </text:span><text:span text:style-name="T18">דשאר</text:span><text:span text:style-name="T4"> </text:span><text:span text:style-name="T18">טמאין</text:span><text:span text:style-name="T4"> </text:span><text:span text:style-name="T18">לאו</text:span><text:span text:style-name="T4"> </text:span><text:span text:style-name="T18">מים</text:span><text:span text:style-name="T4"> </text:span><text:span text:style-name="T18">חיים</text:span><text:span text:style-name="T4"> </text:span><text:span text:style-name="T18">בעו, ומיהו</text:span><text:span text:style-name="T4"> </text:span><text:span text:style-name="T18">'</text:span><text:span text:style-name="T24">בַּמים</text:span><text:span text:style-name="T18">' במים</text:span><text:span text:style-name="T4"> </text:span><text:span text:style-name="T18">המיוחדין</text:span><text:span text:style-name="T4"> – </text:span><text:span text:style-name="T18">במקוה, אף</text:span><text:span text:style-name="T4"> </text:span><text:span text:style-name="T18">על</text:span><text:span text:style-name="T4"> </text:span><text:span text:style-name="T18">פי</text:span><text:span text:style-name="T4"> </text:span><text:span text:style-name="T18">שהן</text:span><text:span text:style-name="T4"> </text:span><text:span text:style-name="T18">גשמים)</text:span><text:span text:style-name="T35">; '</text:span><text:span text:style-name="T25">את</text:span><text:span text:style-name="T6"> </text:span><text:span text:style-name="T25">כל</text:span><text:span text:style-name="T6"> </text:span><text:span text:style-name="T25">בשרו</text:span><text:span text:style-name="T35">' - מים</text:span><text:span text:style-name="T6"> </text:span><text:span text:style-name="T35">שכל</text:span><text:span text:style-name="T6"> </text:span><text:span text:style-name="T35">גופו</text:span><text:span text:style-name="T6"> </text:span><text:span text:style-name="T35">עולה</text:span><text:span text:style-name="T6"> </text:span><text:span text:style-name="T35">בהן, וכמה</text:span><text:span text:style-name="T6"> </text:span><text:span text:style-name="T35">הן? - אמה</text:span><text:span text:style-name="T6"> </text:span><text:span text:style-name="T35">על</text:span><text:span text:style-name="T6"> </text:span><text:span text:style-name="T35">אמה</text:span><text:span text:style-name="T6"> </text:span><text:span text:style-name="T35">ברום</text:span><text:span text:style-name="T6"> </text:span><text:span text:style-name="T35">שלש</text:span><text:span text:style-name="T6"> </text:span><text:span text:style-name="T35">אמות, </text:span><text:span text:style-name="T96">ושיערו</text:span><text:span text:style-name="T98"> </text:span><text:span text:style-name="T96">חכמים</text:span><text:span text:style-name="T6"> </text:span><text:span text:style-name="T35">מי</text:span><text:span text:style-name="T6"> </text:span><text:span text:style-name="T35">מקוה</text:span><text:span text:style-name="T6"> </text:span><text:span text:style-name="T35">ארבעים</text:span><text:span text:style-name="T6"> </text:span><text:span text:style-name="T35">סאה.</text:span>'</text:p>
      <text:p text:style-name="P4"/>
      <text:p text:style-name="P4">'<text:span text:style-name="T26">טמאות</text:span>'? - מיכתב<text:span text:style-name="T1"> </text:span>כתיבן!?</text:p>
      <text:p text:style-name="P4">לא<text:span text:style-name="T1"> </text:span>נצרכא<text:span text:style-name="T1"> </text:span>אלא<text:span text:style-name="T1"> </text:span>לכעדשה<text:span text:style-name="T1"> </text:span>מן<text:span text:style-name="T1"> </text:span>השרץ<text:span text:style-name="T1"> </text:span>דלא<text:span text:style-name="T1"> </text:span>כתיבא, דתניא<text:span text:style-name="T1"> </text:span><text:span text:style-name="T19">[ספרא</text:span><text:span text:style-name="T3"> </text:span><text:span text:style-name="T19">שמיני</text:span><text:span text:style-name="T3"> </text:span><text:span text:style-name="T19">פרשתא</text:span><text:span text:style-name="T3"> </text:span><text:span text:style-name="T19">ה</text:span><text:span text:style-name="T3"> </text:span><text:span text:style-name="T19">פרק</text:span><text:span text:style-name="T3"> </text:span><text:span text:style-name="T19">ז</text:span><text:span text:style-name="T3"> </text:span><text:span text:style-name="T19">משנה</text:span><text:span text:style-name="T3"> </text:span><text:span text:style-name="T19">ו]</text:span>: '<text:span text:style-name="T24">[</text:span><text:span text:style-name="T19">ויקרא</text:span><text:span text:style-name="T3"> </text:span><text:span text:style-name="T19">יא,לא:</text:span><text:span text:style-name="T24"> </text:span><text:span text:style-name="T91">אלה</text:span><text:span text:style-name="T93"> </text:span><text:span text:style-name="T91">הטמאים</text:span><text:span text:style-name="T93"> </text:span><text:span text:style-name="T91">לכם</text:span><text:span text:style-name="T93"> </text:span><text:span text:style-name="T91">בכל</text:span><text:span text:style-name="T93"> </text:span><text:span text:style-name="T91">השרץ</text:span><text:span text:style-name="T93"> </text:span><text:span text:style-name="T88">כל</text:span><text:span text:style-name="T89"> </text:span><text:span text:style-name="T88">הנגע</text:span><text:span text:style-name="T89"> </text:span><text:span text:style-name="T90">בהם</text:span><text:span text:style-name="T89"> </text:span><text:span text:style-name="T91">במתם</text:span><text:span text:style-name="T93"> </text:span><text:span text:style-name="T91">יטמא</text:span><text:span text:style-name="T93"> </text:span><text:span text:style-name="T91">עד</text:span><text:span text:style-name="T93"> </text:span><text:span text:style-name="T91">הערב</text:span><text:span text:style-name="T24">]</text:span><text:span text:style-name="T35"> '</text:span><text:span text:style-name="T25">בהם</text:span><text:span text:style-name="T35">' - יכול</text:span><text:span text:style-name="T6"> </text:span><text:span text:style-name="T35">בכולן? תלמוד</text:span><text:span text:style-name="T6"> </text:span><text:span text:style-name="T35">לומר</text:span><text:span text:style-name="T6"> </text:span><text:span text:style-name="T35">'מהם' </text:span><text:span text:style-name="T24">[</text:span><text:span text:style-name="T19">ויקרא</text:span><text:span text:style-name="T3"> </text:span><text:span text:style-name="T19">יא,לב:</text:span><text:span text:style-name="T24"> </text:span><text:span text:style-name="T91">כל</text:span><text:span text:style-name="T93"> </text:span><text:span text:style-name="T91">אשר</text:span><text:span text:style-name="T93"> </text:span><text:span text:style-name="T91">יפל</text:span><text:span text:style-name="T93"> </text:span><text:span text:style-name="T91">עליו</text:span><text:span text:style-name="T93"> </text:span><text:span text:style-name="T95">מהם</text:span><text:span text:style-name="T93"> </text:span><text:span text:style-name="T91">במתם</text:span><text:span text:style-name="T93"> </text:span><text:span text:style-name="T91">יטמא</text:span><text:span text:style-name="T93"> </text:span><text:span text:style-name="T91">מכל</text:span><text:span text:style-name="T93"> </text:span><text:span text:style-name="T91">כלי</text:span><text:span text:style-name="T93"> </text:span><text:span text:style-name="T91">עץ</text:span><text:span text:style-name="T93"> </text:span><text:span text:style-name="T91">או</text:span><text:span text:style-name="T93"> </text:span><text:span text:style-name="T91">בגד</text:span><text:span text:style-name="T93"> </text:span><text:span text:style-name="T91">או</text:span><text:span text:style-name="T93"> </text:span><text:span text:style-name="T91">עור</text:span><text:span text:style-name="T93"> </text:span><text:span text:style-name="T91">או</text:span><text:span text:style-name="T93"> </text:span><text:span text:style-name="T91">שק</text:span><text:span text:style-name="T93"> </text:span><text:span text:style-name="T91">כל</text:span><text:span text:style-name="T93"> </text:span><text:span text:style-name="T91">כלי</text:span><text:span text:style-name="T93"> </text:span><text:span text:style-name="T91">אשר</text:span><text:span text:style-name="T93"> </text:span><text:span text:style-name="T91">יעשה</text:span><text:span text:style-name="T93"> <text:s/></text:span><text:span text:style-name="T91">מלאכה</text:span><text:span text:style-name="T93"> </text:span><text:span text:style-name="T91">בהם</text:span><text:span text:style-name="T93"> </text:span><text:span text:style-name="T91">במים</text:span><text:span text:style-name="T93"> </text:span><text:span text:style-name="T91">יובא</text:span><text:span text:style-name="T93"> </text:span><text:span text:style-name="T91">וטמא</text:span><text:span text:style-name="T93"> </text:span><text:span text:style-name="T91">עד</text:span><text:span text:style-name="T93"> </text:span><text:span text:style-name="T91">הערב</text:span><text:span text:style-name="T93"> </text:span><text:span text:style-name="T91">וטהר</text:span><text:span text:style-name="T24">]</text:span><text:span text:style-name="T35">; יכול</text:span><text:span text:style-name="T6"> </text:span><text:span text:style-name="T35">במקצתן? תלמוד</text:span><text:span text:style-name="T6"> </text:span><text:span text:style-name="T35">לומר: '</text:span><text:span text:style-name="T25">בהם</text:span><text:span text:style-name="T35">'; הא</text:span><text:span text:style-name="T6"> </text:span><text:span text:style-name="T35">כיצד? עד</text:span><text:span text:style-name="T6"> </text:span><text:span text:style-name="T35">שיגיע</text:span><text:span text:style-name="T6"> </text:span><text:span text:style-name="T35">במקצתו</text:span><text:span text:style-name="T6"> </text:span><text:span text:style-name="T35">שהוא</text:span><text:span text:style-name="T6"> </text:span><text:span text:style-name="T35">ככולו, שיערו</text:span><text:span text:style-name="T6"> </text:span><text:span text:style-name="T35">חכמים</text:span><text:span text:style-name="T6"> </text:span><text:span text:style-name="T35">בכעדשה, שכן</text:span><text:span text:style-name="T6"> </text:span><text:span text:style-name="T35">חומט</text:span><text:span text:style-name="T6"> </text:span><text:span text:style-name="T35">תחלתו</text:span><text:span text:style-name="T6"> </text:span><text:span text:style-name="T35">בכעדשה</text:span><text:span text:style-name="T6"> </text:span><text:span text:style-name="T18">(חומט</text:span><text:span text:style-name="T4"> </text:span><text:span text:style-name="T18">- אומר</text:span><text:span text:style-name="T4"> </text:span><text:span text:style-name="T18">אני</text:span><text:span text:style-name="T4"> </text:span><text:span text:style-name="T18">שהוא</text:span><text:span text:style-name="T4"> </text:span><text:span text:style-name="T18">מין</text:span><text:span text:style-name="T4"> </text:span><text:span text:style-name="T18">שרץ</text:span><text:span text:style-name="T4"> </text:span><text:span text:style-name="T18">שקורין</text:span><text:span text:style-name="T4"> </text:span><text:span text:style-name="T18">לימג"א</text:span><text:span text:style-name="T4"> </text:span><text:span text:style-name="T42">[חילזון]</text:span><text:span text:style-name="T18">, הגדל</text:span><text:span text:style-name="T4"> </text:span><text:span text:style-name="T18">בקליפה</text:span><text:span text:style-name="T4"> </text:span><text:soft-page-break/><text:span text:style-name="T18">ההולכת</text:span><text:span text:style-name="T4"> </text:span><text:span text:style-name="T18">ומעגלת</text:span><text:span text:style-name="T4"> </text:span><text:span text:style-name="T18">תמיד</text:span><text:span text:style-name="T4"> </text:span><text:span text:style-name="T18">כל</text:span><text:span text:style-name="T4"> </text:span><text:span text:style-name="T18">כמה</text:span><text:span text:style-name="T4"> </text:span><text:span text:style-name="T18">שגדל, ותחילת</text:span><text:span text:style-name="T4"> </text:span><text:span text:style-name="T18">הניצר</text:span><text:span text:style-name="T4"> </text:span><text:span text:style-name="T18">כקליפה</text:span><text:span text:style-name="T4"> </text:span><text:span text:style-name="T18">של</text:span><text:span text:style-name="T4"> </text:span><text:span text:style-name="T18">עדשה</text:span><text:span text:style-name="T4"> </text:span><text:span text:style-name="T18">היא)</text:span><text:span text:style-name="T35">; רבי</text:span><text:span text:style-name="T6"> </text:span><text:span text:style-name="T35">יוסי</text:span><text:span text:style-name="T6"> </text:span><text:span text:style-name="T35">ברבי</text:span><text:span text:style-name="T6"> </text:span><text:span text:style-name="T35">יהודה</text:span><text:span text:style-name="T6"> </text:span><text:span text:style-name="T35">אומר: כזנב</text:span><text:span text:style-name="T6"> </text:span><text:span text:style-name="T35">הלטאה</text:span><text:span text:style-name="T6"> </text:span><text:span text:style-name="T18">(לפי</text:span><text:span text:style-name="T4"> </text:span><text:span text:style-name="T18">שמפרכסת</text:span><text:span text:style-name="T4"> </text:span><text:span text:style-name="T18">לאחר</text:span><text:span text:style-name="T4"> </text:span><text:span text:style-name="T18">שנחתכה, והיינו</text:span><text:span text:style-name="T4"> </text:span><text:span text:style-name="T18">מקצתו</text:span><text:span text:style-name="T4"> </text:span><text:span text:style-name="T18">שהוא</text:span><text:span text:style-name="T4"> </text:span><text:span text:style-name="T18">ככולו: שיש</text:span><text:span text:style-name="T4"> </text:span><text:span text:style-name="T18">בו</text:span><text:span text:style-name="T4"> </text:span><text:span text:style-name="T18">חיות)</text:span><text:span text:style-name="T35">.</text:span>'</text:p>
      <text:p text:style-name="P4"/>
      <text:p text:style-name="P4">'<text:span text:style-name="T26">עריות</text:span>'? מיכתב<text:span text:style-name="T1"> </text:span>כתיבן!?</text:p>
      <text:p text:style-name="P4">לא<text:span text:style-name="T1"> </text:span>נצרכא</text:p>
      <text:p text:style-name="P4"/>
      <text:p text:style-name="P4">(חגיגה<text:span text:style-name="T1"> </text:span>יא,ב)</text:p>
      <text:p text:style-name="P4">לבתו<text:span text:style-name="T1"> </text:span>מאנוסתו, דלא<text:span text:style-name="T1"> </text:span>כתיבא<text:span text:style-name="T1"> </text:span><text:span text:style-name="T18">(דאילו</text:span><text:span text:style-name="T4"> </text:span><text:span text:style-name="T18">בתו</text:span><text:span text:style-name="T4"> </text:span><text:span text:style-name="T18">מאשתו</text:span><text:span text:style-name="T4"> </text:span><text:span text:style-name="T18">כתיבא: </text:span><text:span text:style-name="T24">ערות</text:span><text:span text:style-name="T4"> </text:span><text:span text:style-name="T24">אשה</text:span><text:span text:style-name="T4"> </text:span><text:span text:style-name="T24">ובתה</text:span><text:span text:style-name="T4"> </text:span><text:span text:style-name="T23">[לא</text:span><text:span text:style-name="T5"> </text:span><text:span text:style-name="T23">תגלה]</text:span><text:span text:style-name="T18"> </text:span><text:span text:style-name="T19">(ויקרא</text:span><text:span text:style-name="T3"> </text:span><text:span text:style-name="T19">יח,יז)</text:span><text:span text:style-name="T18"> משמע</text:span><text:span text:style-name="T4"> </text:span><text:span text:style-name="T18">בין</text:span><text:span text:style-name="T4"> </text:span><text:span text:style-name="T18">שהבת</text:span><text:span text:style-name="T4"> </text:span><text:span text:style-name="T18">ממנו</text:span><text:span text:style-name="T4"> </text:span><text:span text:style-name="T18">בין</text:span><text:span text:style-name="T4"> </text:span><text:span text:style-name="T18">מאיש</text:span><text:span text:style-name="T4"> </text:span><text:span text:style-name="T18">אחר, וכתיב</text:span><text:span text:style-name="T4"> </text:span><text:span text:style-name="T18">קרא</text:span><text:span text:style-name="T4"> </text:span><text:span text:style-name="T18">אחרינא</text:span><text:span text:style-name="T4"> </text:span><text:span text:style-name="T24">ערות</text:span><text:span text:style-name="T4"> </text:span><text:span text:style-name="T24">בת</text:span><text:span text:style-name="T4"> </text:span><text:span text:style-name="T24">בנך</text:span><text:span text:style-name="T4"> </text:span><text:span text:style-name="T24">או</text:span><text:span text:style-name="T4"> </text:span><text:span text:style-name="T24">בת</text:span><text:span text:style-name="T4"> </text:span><text:span text:style-name="T24">בתך</text:span><text:span text:style-name="T4"> </text:span><text:span text:style-name="T23">[לא</text:span><text:span text:style-name="T5"> </text:span><text:span text:style-name="T23">תגלה</text:span><text:span text:style-name="T5"> </text:span><text:span text:style-name="T23">ערותן]</text:span><text:span text:style-name="T24"> </text:span><text:span text:style-name="T19">(ויקרא</text:span><text:span text:style-name="T3"> </text:span><text:span text:style-name="T19">יח,י)</text:span><text:span text:style-name="T18"> ומוקמינן</text:span><text:span text:style-name="T4"> </text:span><text:span text:style-name="T18">לה</text:span><text:span text:style-name="T4"> </text:span><text:span text:style-name="T18">ביבמות</text:span><text:span text:style-name="T4"> </text:span><text:span text:style-name="T19">(דף</text:span><text:span text:style-name="T3"> </text:span><text:span text:style-name="T19">צז.)</text:span><text:span text:style-name="T18"> בבתו</text:span><text:span text:style-name="T4"> </text:span><text:span text:style-name="T18">מאנוסתו; מדלא</text:span><text:span text:style-name="T4"> </text:span><text:span text:style-name="T18">אסר</text:span><text:span text:style-name="T4"> </text:span><text:span text:style-name="T18">הכתוב</text:span><text:span text:style-name="T4"> </text:span><text:span text:style-name="T18">בת</text:span><text:span text:style-name="T4"> </text:span><text:span text:style-name="T18">בתה</text:span><text:span text:style-name="T4"> </text:span><text:span text:style-name="T18">של</text:span><text:span text:style-name="T4"> </text:span><text:span text:style-name="T18">אשה</text:span><text:span text:style-name="T4"> </text:span><text:span text:style-name="T18">זו</text:span><text:span text:style-name="T4"> </text:span><text:span text:style-name="T18">אלא</text:span><text:span text:style-name="T4"> </text:span><text:span text:style-name="T18">בבת</text:span><text:span text:style-name="T4"> </text:span><text:span text:style-name="T18">הבת</text:span><text:span text:style-name="T4"> </text:span><text:span text:style-name="T18">שנולדה</text:span><text:span text:style-name="T4"> </text:span><text:span text:style-name="T18">הימנו, ובהאי</text:span><text:span text:style-name="T4"> </text:span><text:span text:style-name="T18">קרא</text:span><text:span text:style-name="T4"> </text:span><text:span text:style-name="T18">דאנוסה</text:span><text:span text:style-name="T4"> </text:span><text:span text:style-name="T18">בת</text:span><text:span text:style-name="T4"> </text:span><text:span text:style-name="T18">בתו</text:span><text:span text:style-name="T4"> </text:span><text:span text:style-name="T18">ובת</text:span><text:span text:style-name="T4"> </text:span><text:span text:style-name="T18">בנו</text:span><text:span text:style-name="T4"> </text:span><text:span text:style-name="T18">כתיב, בתו</text:span><text:span text:style-name="T4"> </text:span><text:span text:style-name="T18">לא</text:span><text:span text:style-name="T4"> </text:span><text:span text:style-name="T18">כתיב, ואי</text:span><text:span text:style-name="T4"> </text:span><text:span text:style-name="T18">תימא</text:span><text:span text:style-name="T4"> </text:span><text:span text:style-name="T18">קל</text:span><text:span text:style-name="T4"> </text:span><text:span text:style-name="T18">וחומר</text:span><text:span text:style-name="T4"> </text:span><text:span text:style-name="T18">הוא</text:span><text:span text:style-name="T4"> </text:span><text:span text:style-name="T18">- אין</text:span><text:span text:style-name="T4"> </text:span><text:span text:style-name="T18">מזהירין</text:span><text:span text:style-name="T4"> </text:span><text:span text:style-name="T18">מן</text:span><text:span text:style-name="T4"> </text:span><text:span text:style-name="T18">הדין</text:span><text:span text:style-name="T4"> </text:span><text:span text:style-name="T18">ואין</text:span><text:span text:style-name="T4"> </text:span><text:span text:style-name="T18">עונשין</text:span><text:span text:style-name="T4"> </text:span><text:span text:style-name="T18">מדין</text:span><text:span text:style-name="T4"> </text:span><text:span text:style-name="T18">קל</text:span><text:span text:style-name="T4"> </text:span><text:span text:style-name="T18">וחומר; דיני</text:span><text:span text:style-name="T4"> </text:span><text:span text:style-name="T18">ממונות</text:span><text:span text:style-name="T4"> </text:span><text:span text:style-name="T18">ומצות</text:span><text:span text:style-name="T4"> </text:span><text:span text:style-name="T18">עשה</text:span><text:span text:style-name="T4"> </text:span><text:span text:style-name="T18">והלכות</text:span><text:span text:style-name="T4"> </text:span><text:span text:style-name="T18">עבודה</text:span><text:span text:style-name="T4"> </text:span><text:span text:style-name="T18">ופסולי</text:span><text:span text:style-name="T4"> </text:span><text:span text:style-name="T18">קדשים</text:span><text:span text:style-name="T4"> </text:span><text:span text:style-name="T18">אתה</text:span><text:span text:style-name="T4"> </text:span><text:span text:style-name="T18">למד</text:span><text:span text:style-name="T4"> </text:span><text:span text:style-name="T18">בקל</text:span><text:span text:style-name="T4"> </text:span><text:span text:style-name="T18">וחומר, אבל</text:span><text:span text:style-name="T4"> </text:span><text:span text:style-name="T18">לא</text:span><text:span text:style-name="T4"> </text:span><text:span text:style-name="T18">אזהרות</text:span><text:span text:style-name="T4"> </text:span><text:span text:style-name="T18">ועונשין; ומקראי</text:span><text:span text:style-name="T4"> </text:span><text:span text:style-name="T18">נפקא</text:span><text:span text:style-name="T4"> </text:span><text:span text:style-name="T18">לן</text:span><text:span text:style-name="T4"> </text:span><text:span text:style-name="T18">במסכת</text:span><text:span text:style-name="T4"> </text:span><text:span text:style-name="T18">מכות</text:span><text:span text:style-name="T4"> </text:span><text:span text:style-name="T18">(</text:span><text:span text:style-name="T19">דף</text:span><text:span text:style-name="T3"> </text:span><text:span text:style-name="T19">ה:)</text:span><text:span text:style-name="T18"> ומהיכן</text:span><text:span text:style-name="T4"> </text:span><text:span text:style-name="T18">נפקא</text:span><text:span text:style-name="T4"> </text:span><text:span text:style-name="T18">לן</text:span><text:span text:style-name="T4"> </text:span><text:span text:style-name="T18">לבתו</text:span><text:span text:style-name="T4"> </text:span><text:span text:style-name="T18">מאנוסתו)</text:span>, דאמר<text:span text:style-name="T1"> </text:span>רבא: אמר<text:span text:style-name="T1"> </text:span>לי<text:span text:style-name="T1"> </text:span>רבי<text:span text:style-name="T1"> </text:span>יצחק<text:span text:style-name="T1"> </text:span>בר<text:span text:style-name="T1"> </text:span>אבדימי: אתיא<text:span text:style-name="T1"> </text:span>הנה<text:span text:style-name="T1"> </text:span>הנה<text:span text:style-name="T1"> </text:span>אתיא<text:span text:style-name="T1"> </text:span>זימה<text:span text:style-name="T1"> </text:span>זימה<text:span text:style-name="T1"> </text:span><text:span text:style-name="T18">(לאיסורא</text:span><text:span text:style-name="T4"> </text:span><text:span text:style-name="T18">אתיא</text:span><text:span text:style-name="T4"> </text:span><text:span text:style-name="T18">זימה</text:span><text:span text:style-name="T4"> </text:span><text:span text:style-name="T18">זימה</text:span><text:span text:style-name="T4"> </text:span><text:span text:style-name="T18">לשריפה: כתיב</text:span><text:span text:style-name="T4"> </text:span><text:span text:style-name="T18">בנישואין</text:span><text:span text:style-name="T4"> </text:span><text:span text:style-name="T19">[ויקרא</text:span><text:span text:style-name="T3"> </text:span><text:span text:style-name="T19">יח,יז]</text:span><text:span text:style-name="T18"> </text:span><text:span text:style-name="T24">שארה</text:span><text:span text:style-name="T4"> </text:span><text:span text:style-name="T57">הנה</text:span><text:span text:style-name="T4"> </text:span><text:span text:style-name="T57">זימה</text:span><text:span text:style-name="T4"> </text:span><text:span text:style-name="T24">היא</text:span><text:span text:style-name="T18">, וכתיב</text:span><text:span text:style-name="T4"> </text:span><text:span text:style-name="T18">באונסין</text:span><text:span text:style-name="T4"> </text:span><text:span text:style-name="T19">[ויקרא</text:span><text:span text:style-name="T3"> </text:span><text:span text:style-name="T19">יח,י]</text:span><text:span text:style-name="T18"> </text:span><text:span text:style-name="T24">כי</text:span><text:span text:style-name="T4"> </text:span><text:span text:style-name="T24">ערותך</text:span><text:span text:style-name="T4"> </text:span><text:span text:style-name="T57">הנה</text:span><text:span text:style-name="T18">; מה</text:span><text:span text:style-name="T4"> </text:span><text:span text:style-name="T18">האמור</text:span><text:span text:style-name="T4"> </text:span><text:span text:style-name="T18">בנשואין</text:span><text:span text:style-name="T4"> </text:span><text:span text:style-name="T18">עָשָׂה</text:span><text:span text:style-name="T4"> </text:span><text:span text:style-name="T18">הכתוב</text:span><text:span text:style-name="T4"> </text:span><text:span text:style-name="T18">בתה</text:span><text:span text:style-name="T4"> </text:span><text:span text:style-name="T18">כבת</text:span><text:span text:style-name="T4"> </text:span><text:span text:style-name="T18">בתה</text:span><text:span text:style-name="T4"> </text:span><text:span text:style-name="T18">וכבת</text:span><text:span text:style-name="T4"> </text:span><text:span text:style-name="T18">בנה</text:span><text:span text:style-name="T4"> </text:span><text:span text:style-name="T18">- אף</text:span><text:span text:style-name="T4"> </text:span><text:span text:style-name="T18">באונסין</text:span><text:span text:style-name="T4"> </text:span><text:span text:style-name="T18">עשה</text:span><text:span text:style-name="T4"> </text:span><text:span text:style-name="T18">הכתוב</text:span><text:span text:style-name="T4"> </text:span><text:span text:style-name="T18">בתו</text:span><text:span text:style-name="T4"> </text:span><text:span text:style-name="T18">כבת</text:span><text:span text:style-name="T4"> </text:span><text:span text:style-name="T18">בתו</text:span><text:span text:style-name="T4"> </text:span><text:span text:style-name="T18">וכבת</text:span><text:span text:style-name="T4"> </text:span><text:span text:style-name="T18">בנו; אתיא</text:span><text:span text:style-name="T4"> </text:span><text:span text:style-name="T18">זימה</text:span><text:span text:style-name="T4"> </text:span><text:span text:style-name="T18">זימה</text:span><text:span text:style-name="T4"> </text:span><text:span text:style-name="T18">לשריפה: מאחר</text:span><text:span text:style-name="T4"> </text:span><text:span text:style-name="T18">שלמדת</text:span><text:span text:style-name="T4"> </text:span><text:span text:style-name="T18">אנוסה</text:span><text:span text:style-name="T4"> </text:span><text:span text:style-name="T18">מנשואה, ובנשואה</text:span><text:span text:style-name="T4"> </text:span><text:span text:style-name="T18">כתיב</text:span><text:span text:style-name="T4"> </text:span><text:span text:style-name="T18">'</text:span><text:span text:style-name="T24">זימה</text:span><text:span text:style-name="T4"> </text:span><text:span text:style-name="T24">היא</text:span><text:span text:style-name="T18">' </text:span><text:span text:style-name="T19">[ויקרא</text:span><text:span text:style-name="T3"> </text:span><text:span text:style-name="T19">כ,יד:</text:span><text:span text:style-name="T100"> </text:span><text:span text:style-name="T102">וְאִישׁ</text:span><text:span text:style-name="T99"> </text:span><text:span text:style-name="T102">אֲשֶׁר</text:span><text:span text:style-name="T99"> </text:span><text:span text:style-name="T102">יִקַּח</text:span><text:span text:style-name="T99"> </text:span><text:span text:style-name="T102">אֶת</text:span><text:span text:style-name="T99"> </text:span><text:span text:style-name="T102">אִשָּׁה</text:span><text:span text:style-name="T99"> </text:span><text:span text:style-name="T102">וְאֶת</text:span><text:span text:style-name="T99"> </text:span><text:span text:style-name="T102">אִמָּהּ</text:span><text:span text:style-name="T99"> </text:span><text:span text:style-name="T102">זִמָּה</text:span><text:span text:style-name="T99"> </text:span><text:span text:style-name="T102">הִוא</text:span><text:span text:style-name="T99"> </text:span><text:span text:style-name="T102">בָּאֵשׁ</text:span><text:span text:style-name="T99"> </text:span><text:span text:style-name="T102">יִשְׂרְפוּ</text:span><text:span text:style-name="T99"> </text:span><text:span text:style-name="T102">אֹתוֹ</text:span><text:span text:style-name="T99"> </text:span><text:span text:style-name="T102">וְאֶתְהֶן</text:span><text:span text:style-name="T99"> </text:span><text:span text:style-name="T102">וְלֹא</text:span><text:span text:style-name="T99"> </text:span><text:span text:style-name="T102">תִהְיֶה</text:span><text:span text:style-name="T99"> </text:span><text:span text:style-name="T102">זִמָּה</text:span><text:span text:style-name="T99"> </text:span><text:span text:style-name="T102">בְּתוֹכְכֶם</text:span><text:span text:style-name="T19">]</text:span><text:span text:style-name="T18">, כמה</text:span><text:span text:style-name="T4"> </text:span><text:span text:style-name="T18">דכתיב</text:span><text:span text:style-name="T4"> </text:span><text:span text:style-name="T18">באנוסה</text:span><text:span text:style-name="T4"> </text:span><text:span text:style-name="T18">דמי, וחזור</text:span><text:span text:style-name="T4"> </text:span><text:span text:style-name="T18">ולמוד</text:span><text:span text:style-name="T4"> </text:span><text:span text:style-name="T18">בה</text:span><text:span text:style-name="T4"> </text:span><text:span text:style-name="T18">שריפה</text:span><text:span text:style-name="T4"> </text:span><text:span text:style-name="T18">מ'</text:span><text:span text:style-name="T24">איש</text:span><text:span text:style-name="T4"> </text:span><text:span text:style-name="T24">אשר</text:span><text:span text:style-name="T4"> </text:span><text:span text:style-name="T24">יקח</text:span><text:span text:style-name="T4"> </text:span><text:span text:style-name="T24">את</text:span><text:span text:style-name="T4"> </text:span><text:span text:style-name="T24">אשה</text:span><text:span text:style-name="T4"> </text:span><text:span text:style-name="T24">ואת</text:span><text:span text:style-name="T4"> </text:span><text:span text:style-name="T24">אמה</text:span><text:span text:style-name="T4"> </text:span><text:span text:style-name="T24">זימה</text:span><text:span text:style-name="T4"> </text:span><text:span text:style-name="T24">היא</text:span><text:span text:style-name="T4"> </text:span><text:span text:style-name="T24">באש</text:span><text:span text:style-name="T4"> </text:span><text:span text:style-name="T24">ישרפו</text:span><text:span text:style-name="T4"> </text:span><text:span text:style-name="T24">אותו</text:span><text:span text:style-name="T4"> </text:span><text:span text:style-name="T24">ואתהן</text:span><text:span text:style-name="T18">' </text:span><text:span text:style-name="T19">(ויקרא</text:span><text:span text:style-name="T3"> </text:span><text:span text:style-name="T19">כ,יד)</text:span><text:span text:style-name="T18">)</text:span>. <text:s/></text:p>
      <text:p text:style-name="P4"/>
      <text:p text:style-name="P4">הן<text:span text:style-name="T1"> </text:span>הן<text:span text:style-name="T1"> </text:span>גופי<text:span text:style-name="T1"> </text:span>תורה: <text:s/></text:p>
      <text:p text:style-name="P4">הני<text:span text:style-name="T1"> </text:span><text:span text:style-name="T18">(דמיפרשי)</text:span> אִין<text:span text:style-name="T1"> </text:span><text:span text:style-name="T18">(הוו</text:span><text:span text:style-name="T4"> </text:span><text:span text:style-name="T18">'גופי</text:span><text:span text:style-name="T4"> </text:span><text:span text:style-name="T18">תורה')</text:span>, הנך<text:span text:style-name="T1"> </text:span><text:span text:style-name="T18">(דלא</text:span><text:span text:style-name="T4"> </text:span><text:span text:style-name="T18">מיפרשי</text:span><text:span text:style-name="T4"> </text:span><text:span text:style-name="T18">כולי</text:span><text:span text:style-name="T4"> </text:span><text:span text:style-name="T18">האי)</text:span> לא<text:span text:style-name="T1"> </text:span><text:span text:style-name="T18">(לאו</text:span><text:span text:style-name="T4"> </text:span><text:span text:style-name="T18">גופי</text:span><text:span text:style-name="T4"> </text:span><text:span text:style-name="T18">תורה</text:span><text:span text:style-name="T4"> </text:span><text:span text:style-name="T18">- בתמיה)</text:span>?</text:p>
      <text:p text:style-name="P4">אלא<text:span text:style-name="T1"> </text:span>אימא: הן<text:span text:style-name="T1"> </text:span><text:span text:style-name="T9">ו</text:span>הן<text:span text:style-name="T1"> </text:span><text:span text:style-name="T18">(אלו</text:span><text:span text:style-name="T4"> </text:span><text:span text:style-name="T18">ואלו)</text:span> גופי<text:span text:style-name="T1"> </text:span>תורה.</text:p>
      <text:p text:style-name="P26"/>
      <text:p text:style-name="P27">הדרן<text:span text:style-name="T1"> </text:span>עלך<text:span text:style-name="T1"> </text:span>הכל<text:span text:style-name="T1"> </text:span>חייבין</text:p>
      <text:p text:style-name="P1">=-=-=-=-=-=-=-=-=-=-=-=-=-=-=-=-=-=-=-=-=-=-=-=</text:p>
      <text:p text:style-name="P1"/>
      <text:p text:style-name="P1">חגיגה<text:span text:style-name="T1"> </text:span>פרק<text:span text:style-name="T1"> </text:span>שני<text:span text:style-name="T1"> </text:span>אין<text:span text:style-name="T1"> </text:span>דורשין</text:p>
      <text:p text:style-name="P4"/>
      <text:p text:style-name="P4">(חגיגה<text:span text:style-name="T1"> </text:span>יא,ב) </text:p>
      <text:p text:style-name="P4">משנה:</text:p>
      <text:p text:style-name="P4">אין<text:span text:style-name="T1"> </text:span>דורשין<text:span text:style-name="T1"> </text:span>בעריות<text:span text:style-name="T1"> </text:span>בשלשה<text:span text:style-name="T1"> </text:span><text:span text:style-name="T18">(שנים</text:span><text:span text:style-name="T4"> </text:span><text:span text:style-name="T18">והוא)</text:span>, ולא<text:span text:style-name="T1"> </text:span>במעשה<text:span text:style-name="T1"> </text:span>בראשית<text:span text:style-name="T1"> </text:span>בשנים<text:span text:style-name="T1"> </text:span><text:span text:style-name="T18">(אחד</text:span><text:span text:style-name="T4"> </text:span><text:span text:style-name="T18">והוא)</text:span>, ולא<text:span text:style-name="T1"> </text:span>במרכבה<text:span text:style-name="T1"> </text:span>ביחיד<text:span text:style-name="T1"> </text:span><text:span text:style-name="T18">(אין</text:span><text:span text:style-name="T4"> </text:span><text:span text:style-name="T18">שם</text:span><text:span text:style-name="T4"> </text:span><text:span text:style-name="T18">אלא</text:span><text:span text:style-name="T4"> </text:span><text:span text:style-name="T18">הוא</text:span><text:span text:style-name="T4"> </text:span><text:span text:style-name="T18">לבדו; ובגמרא</text:span><text:span text:style-name="T4"> </text:span><text:span text:style-name="T18">מפרש</text:span><text:span text:style-name="T4"> </text:span><text:span text:style-name="T18">לה)</text:span> אלא<text:span text:style-name="T1"> </text:span>אם<text:span text:style-name="T1"> </text:span>כן<text:span text:style-name="T1"> </text:span>היה<text:span text:style-name="T1"> </text:span>חכם<text:span text:style-name="T1"> </text:span>ומבין<text:span text:style-name="T1"> </text:span>מדעתו.</text:p>
      <text:p text:style-name="P4">כל<text:span text:style-name="T1"> </text:span>המסתכל<text:span text:style-name="T1"> </text:span>בארבעה<text:span text:style-name="T1"> </text:span>דברים<text:span text:style-name="T1"> </text:span><text:span text:style-name="T18">(הני</text:span><text:span text:style-name="T4"> </text:span><text:span text:style-name="T18">דמפרש</text:span><text:span text:style-name="T4"> </text:span><text:span text:style-name="T18">ואזיל)</text:span> - רתוי<text:span text:style-name="T1"> </text:span>לו<text:span text:style-name="T1"> </text:span>כאילו<text:span text:style-name="T1"> </text:span>לא<text:span text:style-name="T1"> </text:span>בא<text:span text:style-name="T1"> </text:span>לעולם: מה<text:span text:style-name="T1"> </text:span>למעלה<text:span text:style-name="T1"> </text:span><text:span text:style-name="T18">(מרקיע</text:span><text:span text:style-name="T4"> </text:span><text:span text:style-name="T18">שעל</text:span><text:span text:style-name="T4"> </text:span><text:span text:style-name="T18">ראשי</text:span><text:span text:style-name="T4"> </text:span><text:span text:style-name="T18">החיות)</text:span>, מה<text:span text:style-name="T1"> </text:span>למטה<text:span text:style-name="T1"> </text:span><text:span text:style-name="T18">(מהן)</text:span>, מה<text:span text:style-name="T1"> </text:span>לפנים<text:span text:style-name="T1"> </text:span><text:span text:style-name="T18">(חוץ</text:span><text:span text:style-name="T4"> </text:span><text:span text:style-name="T18">למחיצת</text:span><text:span text:style-name="T4"> </text:span><text:span text:style-name="T18">הרקיע</text:span><text:span text:style-name="T4"> </text:span><text:span text:style-name="T18">למזרח)</text:span>, ומה<text:span text:style-name="T1"> </text:span>לאחור<text:span text:style-name="T1"> </text:span><text:span text:style-name="T18">(למערב)</text:span>.</text:p>
      <text:p text:style-name="P4">וכל<text:span text:style-name="T1"> </text:span>שלא<text:span text:style-name="T1"> </text:span>חס<text:span text:style-name="T1"> </text:span>על<text:span text:style-name="T1"> </text:span>כבוד<text:span text:style-name="T1"> </text:span>קונו<text:span text:style-name="T1"> </text:span><text:span text:style-name="T18">(בגמרא</text:span><text:span text:style-name="T4"> </text:span><text:span text:style-name="T18">מפרש</text:span><text:span text:style-name="T4"> </text:span><text:span text:style-name="T18">מאי</text:span><text:span text:style-name="T4"> </text:span><text:span text:style-name="T18">היא)</text:span> - רתוי<text:span text:style-name="T1"> </text:span>לו<text:span text:style-name="T1"> </text:span>שלא<text:span text:style-name="T1"> </text:span>בא<text:span text:style-name="T1"> </text:span>לעולם<text:span text:style-name="T1"> </text:span><text:span text:style-name="T18">(טוב</text:span><text:span text:style-name="T4"> </text:span><text:span text:style-name="T18">ויפה</text:span><text:span text:style-name="T4"> </text:span><text:span text:style-name="T18">היה</text:span><text:span text:style-name="T4"> </text:span><text:span text:style-name="T18">לו</text:span><text:span text:style-name="T4"> </text:span><text:span text:style-name="T18">אם</text:span><text:span text:style-name="T4"> </text:span><text:span text:style-name="T18">לא</text:span><text:span text:style-name="T4"> </text:span><text:span text:style-name="T18">בא</text:span><text:span text:style-name="T4"> </text:span><text:span text:style-name="T18">לעולם; ואומר</text:span><text:span text:style-name="T4"> </text:span><text:span text:style-name="T18">אני</text:span><text:span text:style-name="T4"> </text:span><text:span text:style-name="T18">שהוא</text:span><text:span text:style-name="T4"> </text:span><text:span text:style-name="T18">לשון</text:span><text:span text:style-name="T4"> </text:span><text:span text:style-name="T18">רחמנות, כלומר: מרוחם</text:span><text:span text:style-name="T4"> </text:span><text:span text:style-name="T18">הוא</text:span><text:span text:style-name="T4"> </text:span><text:span text:style-name="T18">אם</text:span><text:span text:style-name="T4"> </text:span><text:span text:style-name="T18">לא</text:span><text:span text:style-name="T4"> </text:span><text:span text:style-name="T18">בא</text:span><text:span text:style-name="T4"> </text:span><text:span text:style-name="T18">לעולם; ודוגמתו</text:span><text:span text:style-name="T4"> </text:span><text:span text:style-name="T18">בתורת</text:span><text:span text:style-name="T4"> </text:span><text:span text:style-name="T18">כהנים: </text:span><text:span text:style-name="T24">אל</text:span><text:span text:style-name="T4"> </text:span><text:span text:style-name="T24">אלעזר</text:span><text:span text:style-name="T4"> </text:span><text:span text:style-name="T24">ואל</text:span><text:span text:style-name="T4"> </text:span><text:span text:style-name="T24">איתמר</text:span><text:span text:style-name="T4"> </text:span><text:span text:style-name="T24">בניו</text:span><text:span text:style-name="T4"> </text:span><text:span text:style-name="T24">הנותרים</text:span><text:span text:style-name="T4"> </text:span><text:span text:style-name="T19">(ויקרא</text:span><text:span text:style-name="T3"> </text:span><text:span text:style-name="T19">י,יב)</text:span><text:span text:style-name="T33"> - </text:span><text:span text:style-name="T18">ראויין</text:span><text:span text:style-name="T4"> </text:span><text:span text:style-name="T18">היו</text:span><text:span text:style-name="T4"> </text:span><text:span text:style-name="T18">לישרף, אלא</text:span><text:span text:style-name="T4"> </text:span><text:span text:style-name="T18">שריתה</text:span><text:span text:style-name="T4"> </text:span><text:span text:style-name="T18">הכתוב</text:span><text:span text:style-name="T4"> </text:span><text:span text:style-name="T18">לאהרן)</text:span>.</text:p>
      <text:p text:style-name="P11"><text:span text:style-name="T17">(תוספות: אינו</text:span><text:span text:style-name="T1"> </text:span><text:span text:style-name="T17">יכול</text:span><text:span text:style-name="T1"> </text:span><text:span text:style-name="T17">להיות</text:span><text:span text:style-name="T1"> </text:span><text:span text:style-name="T17">מה</text:span><text:span text:style-name="T1"> </text:span><text:span text:style-name="T17">שפירש</text:span><text:span text:style-name="T1"> </text:span><text:span text:style-name="T17">המורה</text:span><text:span text:style-name="T1"> </text:span><text:span text:style-name="T11">מה</text:span><text:span text:style-name="T13"> </text:span><text:span text:style-name="T11">לפנים</text:span><text:span text:style-name="T1"> </text:span><text:span text:style-name="T17">חוץ</text:span><text:span text:style-name="T1"> </text:span><text:span text:style-name="T17">למחיצת</text:span><text:span text:style-name="T1"> </text:span><text:span text:style-name="T17">הרקיע</text:span><text:span text:style-name="T1"> </text:span><text:span text:style-name="T11">ומה</text:span><text:span text:style-name="T13"> </text:span><text:span text:style-name="T11">לאחור</text:span><text:span text:style-name="T1"> </text:span><text:span text:style-name="T17">למערב, מדפריך</text:span><text:span text:style-name="T1"> </text:span><text:span text:style-name="T17">בגמרא</text:span><text:span text:style-name="T1"> </text:span><text:span text:style-name="T17">'בשלמא</text:span><text:span text:style-name="T1"> </text:span><text:span text:style-name="T17">מה</text:span><text:span text:style-name="T1"> </text:span><text:span text:style-name="T17">למעלה</text:span><text:span text:style-name="T1"> </text:span><text:span text:style-name="T17">ומה</text:span><text:span text:style-name="T1"> </text:span><text:span text:style-name="T17">למטה</text:span><text:span text:style-name="T1"> </text:span><text:span text:style-name="T17">ומה</text:span><text:span text:style-name="T1"> </text:span><text:span text:style-name="T17">לאחור' – לחיי, אלא</text:span><text:span text:style-name="T1"> </text:span><text:span text:style-name="T17">לפנים</text:span><text:span text:style-name="T1"> </text:span><text:span text:style-name="T17">- מה</text:span><text:span text:style-name="T1"> </text:span><text:span text:style-name="T17">דהוה</text:span><text:span text:style-name="T1"> </text:span><text:span text:style-name="T17">הוה!? אלמא</text:span><text:span text:style-name="T1"> </text:span><text:span text:style-name="T17">מה</text:span><text:span text:style-name="T1"> </text:span><text:span text:style-name="T17">לפנים</text:span><text:span text:style-name="T1"> </text:span><text:span text:style-name="T17">קודם</text:span><text:span text:style-name="T1"> </text:span><text:span text:style-name="T17">לעולם</text:span><text:span text:style-name="T1"> </text:span><text:span text:style-name="T17">הוא; ועוד</text:span><text:span text:style-name="T1"> </text:span><text:span text:style-name="T17">בתוספתא: מה</text:span><text:span text:style-name="T1"> </text:span><text:span text:style-name="T17">לפנים</text:span><text:span text:style-name="T1"> </text:span><text:span text:style-name="T17">ומה</text:span><text:span text:style-name="T1"> </text:span><text:span text:style-name="T17">לאחור: מה</text:span><text:span text:style-name="T1"> </text:span><text:span text:style-name="T17">היה</text:span><text:span text:style-name="T1"> </text:span><text:span text:style-name="T17">ומה</text:span><text:span text:style-name="T1"> </text:span><text:span text:style-name="T17">עתיד</text:span><text:span text:style-name="T1"> </text:span><text:span text:style-name="T17">להיות; ע"כ</text:span><text:span text:style-name="T1"> </text:span><text:span text:style-name="T17">תוס':) </text:span></text:p>
      <text:p text:style-name="P4"/>
      <text:p text:style-name="P4">גמרא:</text:p>
      <text:p text:style-name="P4">אמרת<text:span text:style-name="T1"> </text:span>ברישא<text:span text:style-name="T1"> </text:span>'<text:span text:style-name="T26">ולא</text:span><text:span text:style-name="T27"> </text:span><text:span text:style-name="T26">במרכבה</text:span><text:span text:style-name="T27"> </text:span><text:span text:style-name="T26">ביחיד</text:span>' <text:span text:style-name="T18">(וכיון</text:span><text:span text:style-name="T4"> </text:span><text:span text:style-name="T18">דיחידי</text:span><text:span text:style-name="T4"> </text:span><text:span text:style-name="T18">הוא</text:span><text:span text:style-name="T4"> </text:span><text:span text:style-name="T18">ואינו</text:span><text:span text:style-name="T4"> </text:span><text:span text:style-name="T18">שומע</text:span><text:span text:style-name="T4"> </text:span><text:span text:style-name="T18">מפי</text:span><text:span text:style-name="T4"> </text:span><text:span text:style-name="T18">הרב, על</text:span><text:span text:style-name="T4"> </text:span><text:span text:style-name="T18">כרחך</text:span><text:span text:style-name="T4"> </text:span><text:span text:style-name="T18">מדעתו</text:span><text:span text:style-name="T4"> </text:span><text:span text:style-name="T18">הוא</text:span><text:span text:style-name="T4"> </text:span><text:span text:style-name="T18">מבין, וקאסרת</text:span><text:span text:style-name="T4"> </text:span><text:span text:style-name="T18">ליה)</text:span>, והדר<text:span text:style-name="T1"> </text:span>אמרת<text:span text:style-name="T1"> </text:span>'<text:span text:style-name="T26">אלא</text:span><text:span text:style-name="T27"> </text:span><text:span text:style-name="T26">אם</text:span><text:span text:style-name="T27"> </text:span><text:span text:style-name="T26">כן</text:span><text:span text:style-name="T27"> </text:span><text:span text:style-name="T26">היה</text:span><text:span text:style-name="T27"> </text:span><text:span text:style-name="T26">חכם</text:span><text:span text:style-name="T27"> </text:span><text:span text:style-name="T26">ומבין</text:span><text:span text:style-name="T27"> </text:span><text:span text:style-name="T26">מדעתו</text:span>'!? </text:p>
      <text:p text:style-name="P4">הכי<text:span text:style-name="T1"> </text:span>קאמר: אין<text:span text:style-name="T1"> </text:span>דורשין<text:span text:style-name="T1"> </text:span>בעריות<text:span text:style-name="T1"> </text:span>לשלשה<text:span text:style-name="T1"> </text:span><text:span text:style-name="T18">(לבד</text:span><text:span text:style-name="T4"> </text:span><text:span text:style-name="T18">מן</text:span><text:span text:style-name="T4"> </text:span><text:span text:style-name="T18">הדורש)</text:span>, ולא<text:span text:style-name="T1"> </text:span>במעשה<text:span text:style-name="T1"> </text:span>בראשית<text:span text:style-name="T1"> </text:span>לשנים<text:span text:style-name="T1"> </text:span><text:span text:style-name="T18">(וכל</text:span><text:span text:style-name="T4"> </text:span><text:span text:style-name="T18">שכן</text:span><text:span text:style-name="T4"> </text:span><text:span text:style-name="T18">לשלשה)</text:span>, ולא<text:span text:style-name="T1"> </text:span>במרכבה<text:span text:style-name="T1"> </text:span>ליחיד<text:span text:style-name="T1"> </text:span><text:span text:style-name="T18">(לתלמיד</text:span><text:span text:style-name="T4"> </text:span><text:span text:style-name="T18">יחיד)</text:span> אלא<text:span text:style-name="T1"> </text:span>אם<text:span text:style-name="T1"> </text:span>כן<text:span text:style-name="T1"> </text:span>היה<text:span text:style-name="T1"> </text:span>חכם<text:span text:style-name="T1"> </text:span>ומבין<text:span text:style-name="T1"> </text:span>מדעתו<text:span text:style-name="T1"> </text:span><text:span text:style-name="T18">(שלא</text:span><text:span text:style-name="T4"> </text:span><text:span text:style-name="T18">יצטרך</text:span><text:span text:style-name="T4"> </text:span><text:span text:style-name="T18">לשאול</text:span><text:span text:style-name="T4"> </text:span><text:span text:style-name="T18">לרב</text:span><text:span text:style-name="T4"> </text:span><text:span text:style-name="T18">כשיסתפק</text:span><text:span text:style-name="T4"> </text:span><text:span text:style-name="T18">לו, דלאו</text:span><text:span text:style-name="T4"> </text:span><text:span text:style-name="T18">אורח</text:span><text:span text:style-name="T4"> </text:span><text:span text:style-name="T18">ארעא</text:span><text:span text:style-name="T4"> </text:span><text:span text:style-name="T18">לפרושא</text:span><text:span text:style-name="T4"> </text:span><text:span text:style-name="T18">בהדיא)</text:span>.</text:p>
      <text:p text:style-name="P4"/>
      <text:p text:style-name="P4"><text:soft-page-break/>אין<text:span text:style-name="T1"> </text:span>דורשין<text:span text:style-name="T1"> </text:span>בעריות<text:span text:style-name="T1"> </text:span>בשלשה:</text:p>
      <text:p text:style-name="P4">מאי<text:span text:style-name="T1"> </text:span>טעמא?: אילימא<text:span text:style-name="T1"> </text:span>משום<text:span text:style-name="T1"> </text:span>דכתיב<text:span text:style-name="T1"> </text:span><text:span text:style-name="T19">(ויקרא</text:span><text:span text:style-name="T3"> </text:span><text:span text:style-name="T19">יח,ו)</text:span><text:span text:style-name="T22"> איש</text:span><text:span text:style-name="T1"> </text:span><text:span text:style-name="T22">איש</text:span><text:span text:style-name="T1"> </text:span><text:span text:style-name="T22">אל</text:span><text:span text:style-name="T1"> </text:span><text:span text:style-name="T22">כל</text:span><text:span text:style-name="T1"> </text:span><text:span text:style-name="T22">שאר</text:span><text:span text:style-name="T1"> </text:span><text:span text:style-name="T22">בשרו</text:span><text:span text:style-name="T1"> </text:span><text:span text:style-name="T24">[לא</text:span><text:span text:style-name="T4"> </text:span><text:span text:style-name="T24">תקרבו</text:span><text:span text:style-name="T4"> </text:span><text:span text:style-name="T24">לגלות</text:span><text:span text:style-name="T4"> </text:span><text:span text:style-name="T24">ערוה</text:span><text:span text:style-name="T4"> </text:span><text:span text:style-name="T24">אני</text:span><text:span text:style-name="T4"> </text:span><text:span text:style-name="T24">ה']</text:span>, '<text:span text:style-name="T22">איש</text:span><text:span text:style-name="T1"> </text:span><text:span text:style-name="T22">איש</text:span>' – תרי, '<text:span text:style-name="T22">שאר</text:span><text:span text:style-name="T1"> </text:span><text:span text:style-name="T22">בשרו</text:span>' – חד, ואמר<text:span text:style-name="T1"> </text:span>רחמנא<text:span text:style-name="T1"> </text:span>'<text:span text:style-name="T22">לא</text:span><text:span text:style-name="T1"> </text:span><text:span text:style-name="T22">תקרבו</text:span><text:span text:style-name="T1"> </text:span><text:span text:style-name="T22">לגלות</text:span><text:span text:style-name="T1"> </text:span><text:span text:style-name="T22">ערוה</text:span>' <text:span text:style-name="T18">(לא</text:span><text:span text:style-name="T4"> </text:span><text:span text:style-name="T18">תקרבו</text:span><text:span text:style-name="T4"> </text:span><text:span text:style-name="T18">שלשתכם</text:span><text:span text:style-name="T4"> </text:span><text:span text:style-name="T18">זה</text:span><text:span text:style-name="T4"> </text:span><text:span text:style-name="T18">אצל</text:span><text:span text:style-name="T4"> </text:span><text:span text:style-name="T18">זה</text:span><text:span text:style-name="T4"> </text:span><text:span text:style-name="T18">לגלות</text:span><text:span text:style-name="T4"> </text:span><text:span text:style-name="T18">טעמי</text:span><text:span text:style-name="T4"> </text:span><text:span text:style-name="T18">פרשת</text:span><text:span text:style-name="T4"> </text:span><text:span text:style-name="T18">עריות)</text:span> - אלא<text:span text:style-name="T1"> </text:span>מעתה<text:span text:style-name="T1"> </text:span>דכתיב<text:span text:style-name="T1"> </text:span><text:span text:style-name="T24">[</text:span><text:span text:style-name="T19">ויקרא</text:span><text:span text:style-name="T3"> </text:span><text:span text:style-name="T19">כד,טו:</text:span><text:span text:style-name="T24"> ואל</text:span><text:span text:style-name="T4"> </text:span><text:span text:style-name="T24">בני</text:span><text:span text:style-name="T4"> </text:span><text:span text:style-name="T24">ישראל</text:span><text:span text:style-name="T4"> </text:span><text:span text:style-name="T24">תדבר</text:span><text:span text:style-name="T4"> </text:span><text:span text:style-name="T24">לאמא]</text:span><text:span text:style-name="T22"> איש</text:span><text:span text:style-name="T1"> </text:span><text:span text:style-name="T22">איש</text:span><text:span text:style-name="T1"> </text:span><text:span text:style-name="T22">כי</text:span><text:span text:style-name="T1"> </text:span><text:span text:style-name="T22">יקלל</text:span><text:span text:style-name="T1"> </text:span><text:span text:style-name="T22">אלהיו</text:span><text:span text:style-name="T1"> </text:span><text:span text:style-name="T24">[ונשא</text:span><text:span text:style-name="T4"> </text:span><text:span text:style-name="T24">חטאו]</text:span>, <text:span text:style-name="T24">[</text:span><text:span text:style-name="T19">ויקרא</text:span><text:span text:style-name="T3"> </text:span><text:span text:style-name="T19">כ,ב: </text:span><text:span text:style-name="T24">ואל</text:span><text:span text:style-name="T4"> </text:span><text:span text:style-name="T24">בני</text:span><text:span text:style-name="T4"> </text:span><text:span text:style-name="T24">ישראל</text:span><text:span text:style-name="T4"> </text:span><text:span text:style-name="T24">תאמר]</text:span><text:span text:style-name="T22"> איש</text:span><text:span text:style-name="T1"> </text:span><text:span text:style-name="T22">איש</text:span><text:span text:style-name="T1"> </text:span><text:span text:style-name="T24">[מבני</text:span><text:span text:style-name="T4"> </text:span><text:span text:style-name="T24">ישראל</text:span><text:span text:style-name="T4"> </text:span><text:span text:style-name="T24">ומן</text:span><text:span text:style-name="T4"> </text:span><text:span text:style-name="T24">הגר</text:span><text:span text:style-name="T4"> </text:span><text:span text:style-name="T24">הגר</text:span><text:span text:style-name="T4"> </text:span><text:span text:style-name="T24">בישראל]</text:span><text:span text:style-name="T22"> אשר</text:span><text:span text:style-name="T1"> </text:span><text:span text:style-name="T22">יתן</text:span><text:span text:style-name="T1"> </text:span><text:span text:style-name="T22">מזרעו</text:span><text:span text:style-name="T1"> </text:span><text:span text:style-name="T22">למולך</text:span><text:span text:style-name="T1"> </text:span><text:span text:style-name="T24">[מות</text:span><text:span text:style-name="T4"> </text:span><text:span text:style-name="T24">יומת</text:span><text:span text:style-name="T4"> </text:span><text:span text:style-name="T24">עם</text:span><text:span text:style-name="T4"> </text:span><text:span text:style-name="T24">הארץ</text:span><text:span text:style-name="T4"> </text:span><text:span text:style-name="T24">ירגמהו</text:span><text:span text:style-name="T4"> </text:span><text:span text:style-name="T24">באבן]</text:span><text:span text:style-name="T22"> </text:span><text:s/>הכי<text:span text:style-name="T1"> </text:span>נמי!?</text:p>
      <text:p text:style-name="P4">אלא<text:span text:style-name="T1"> </text:span>הנהו<text:span text:style-name="T1"> </text:span>מיבעי<text:span text:style-name="T1"> </text:span>ליה<text:span text:style-name="T1"> </text:span>לרבות<text:span text:style-name="T1"> </text:span>את<text:span text:style-name="T1"> </text:span>הנכרים<text:span text:style-name="T1"> </text:span>שמוזהרין<text:span text:style-name="T1"> </text:span>על<text:span text:style-name="T1"> </text:span>ברכת<text:span text:style-name="T1"> </text:span>השם<text:span text:style-name="T1"> </text:span>ועל<text:span text:style-name="T1"> </text:span>עבודה<text:span text:style-name="T1"> </text:span>זרה<text:span text:style-name="T1"> </text:span>כישראל.</text:p>
      <text:p text:style-name="P4">האי<text:span text:style-name="T1"> </text:span>נמי<text:span text:style-name="T1"> </text:span>מיבעי<text:span text:style-name="T1"> </text:span>ליה<text:span text:style-name="T1"> </text:span>לרבות<text:span text:style-name="T1"> </text:span>את<text:span text:style-name="T1"> </text:span>הנכרים<text:span text:style-name="T1"> </text:span>שמוזהרין<text:span text:style-name="T1"> </text:span>על<text:span text:style-name="T1"> </text:span>העריות<text:span text:style-name="T1"> </text:span>כישראל!</text:p>
      <text:p text:style-name="P4">אלא<text:span text:style-name="T1"> </text:span>מדכתיב<text:span text:style-name="T1"> </text:span><text:span text:style-name="T19">(ויקרא</text:span><text:span text:style-name="T3"> </text:span><text:span text:style-name="T19">יח,ל)</text:span><text:span text:style-name="T22"> ושמרתם</text:span><text:span text:style-name="T1"> </text:span><text:span text:style-name="T22">את</text:span><text:span text:style-name="T1"> </text:span><text:span text:style-name="T22">משמרתי</text:span><text:span text:style-name="T1"> </text:span><text:span text:style-name="T24">[לבלתי</text:span><text:span text:style-name="T4"> </text:span><text:span text:style-name="T24">עשות</text:span><text:span text:style-name="T4"> </text:span><text:span text:style-name="T24">מחקות</text:span><text:span text:style-name="T4"> </text:span><text:span text:style-name="T24">התועבת</text:span><text:span text:style-name="T4"> </text:span><text:span text:style-name="T24">אשר</text:span><text:span text:style-name="T4"> </text:span><text:span text:style-name="T24">נעשו</text:span><text:span text:style-name="T4"> </text:span><text:span text:style-name="T24">לפניכם</text:span><text:span text:style-name="T4"> </text:span><text:span text:style-name="T24">ולא</text:span><text:span text:style-name="T4"> </text:span><text:span text:style-name="T24">תטמאו</text:span><text:span text:style-name="T4"> </text:span><text:span text:style-name="T24">בהם</text:span><text:span text:style-name="T4"> </text:span><text:span text:style-name="T24">אני</text:span><text:span text:style-name="T4"> </text:span><text:span text:style-name="T24">ה' אלהיכם]</text:span>: ושמר<text:span text:style-name="T8">תם</text:span><text:span text:style-name="T1"> </text:span>= תרי, משמרתי<text:span text:style-name="T1"> </text:span>= חד, ואמר<text:span text:style-name="T1"> </text:span>רחמנא<text:span text:style-name="T1"> </text:span>לבלתי<text:span text:style-name="T1"> </text:span>עשות<text:span text:style-name="T1"> </text:span>מחקות<text:span text:style-name="T1"> </text:span>התועבות.</text:p>
      <text:p text:style-name="P4">אלא<text:span text:style-name="T1"> </text:span>מעתה, דכתיב<text:span text:style-name="T1"> </text:span><text:span text:style-name="T19">(שמות</text:span><text:span text:style-name="T3"> </text:span><text:span text:style-name="T19">לא,יד)</text:span><text:span text:style-name="T22"> ושמרתם</text:span><text:span text:style-name="T1"> </text:span><text:span text:style-name="T22">את</text:span><text:span text:style-name="T1"> </text:span><text:span text:style-name="T22">השבת</text:span><text:span text:style-name="T1"> </text:span><text:span text:style-name="T24">[כי</text:span><text:span text:style-name="T4"> </text:span><text:span text:style-name="T24">קדש</text:span><text:span text:style-name="T4"> </text:span><text:span text:style-name="T24">הוא</text:span><text:span text:style-name="T4"> </text:span><text:span text:style-name="T24">לכם</text:span><text:span text:style-name="T4"> </text:span><text:span text:style-name="T24">מחלליה</text:span><text:span text:style-name="T4"> </text:span><text:span text:style-name="T24">מות</text:span><text:span text:style-name="T4"> </text:span><text:span text:style-name="T24">יומת</text:span><text:span text:style-name="T4"> </text:span><text:span text:style-name="T24">כי</text:span><text:span text:style-name="T4"> </text:span><text:span text:style-name="T24">כל</text:span><text:span text:style-name="T4"> </text:span><text:span text:style-name="T24">העשה</text:span><text:span text:style-name="T4"> </text:span><text:span text:style-name="T24">בה</text:span><text:span text:style-name="T4"> </text:span><text:span text:style-name="T24">מלאכה</text:span><text:span text:style-name="T4"> </text:span><text:span text:style-name="T24">ונכרתה</text:span><text:span text:style-name="T4"> </text:span><text:span text:style-name="T24">הנפש</text:span><text:span text:style-name="T4"> </text:span><text:span text:style-name="T24">ההוא</text:span><text:span text:style-name="T4"> </text:span><text:span text:style-name="T24">מקרב</text:span><text:span text:style-name="T4"> </text:span><text:span text:style-name="T24">עמיה]</text:span>, <text:span text:style-name="T19">(שמות</text:span><text:span text:style-name="T3"> </text:span><text:span text:style-name="T19">יב,יז)</text:span><text:span text:style-name="T22"> ושמרתם</text:span><text:span text:style-name="T1"> </text:span><text:span text:style-name="T22">את</text:span><text:span text:style-name="T1"> </text:span><text:span text:style-name="T22">המצות</text:span><text:span text:style-name="T1"> </text:span><text:span text:style-name="T24">[כי</text:span><text:span text:style-name="T4"> </text:span><text:span text:style-name="T24">בעצם</text:span><text:span text:style-name="T4"> </text:span><text:span text:style-name="T24">היום</text:span><text:span text:style-name="T4"> </text:span><text:span text:style-name="T24">הזה</text:span><text:span text:style-name="T4"> </text:span><text:span text:style-name="T24">הוצאתי</text:span><text:span text:style-name="T4"> </text:span><text:span text:style-name="T24">את</text:span><text:span text:style-name="T4"> </text:span><text:span text:style-name="T24">צבאותיכם</text:span><text:span text:style-name="T4"> </text:span><text:span text:style-name="T24">מארץ</text:span><text:span text:style-name="T4"> </text:span><text:span text:style-name="T24">מצרים</text:span><text:span text:style-name="T4"> </text:span><text:span text:style-name="T24">ושמרתם</text:span><text:span text:style-name="T4"> </text:span><text:span text:style-name="T24">את</text:span><text:span text:style-name="T4"> </text:span><text:span text:style-name="T24">היום</text:span><text:span text:style-name="T4"> </text:span><text:span text:style-name="T24">הזה</text:span><text:span text:style-name="T4"> </text:span><text:span text:style-name="T24">לדרתיכם</text:span><text:span text:style-name="T4"> </text:span><text:span text:style-name="T24">חקת</text:span><text:span text:style-name="T4"> </text:span><text:span text:style-name="T24">עולם]</text:span>, <text:span text:style-name="T19">(במדבר</text:span><text:span text:style-name="T3"> </text:span><text:span text:style-name="T19">יח,ה)</text:span><text:span text:style-name="T22"> ושמרתם</text:span><text:span text:style-name="T1"> </text:span><text:span text:style-name="T22">את</text:span><text:span text:style-name="T1"> </text:span><text:span text:style-name="T22">משמרת</text:span><text:span text:style-name="T1"> </text:span><text:span text:style-name="T22">הקדש</text:span><text:span text:style-name="T1"> </text:span><text:span text:style-name="T24">[ואת</text:span><text:span text:style-name="T4"> </text:span><text:span text:style-name="T24">משמרת</text:span><text:span text:style-name="T4"> </text:span><text:span text:style-name="T24">המזבח</text:span><text:span text:style-name="T4"> </text:span><text:span text:style-name="T24">ולא</text:span><text:span text:style-name="T4"> </text:span><text:span text:style-name="T24">יהיה</text:span><text:span text:style-name="T4"> </text:span><text:span text:style-name="T24">עוד</text:span><text:span text:style-name="T4"> </text:span><text:span text:style-name="T24">קצף</text:span><text:span text:style-name="T4"> </text:span><text:span text:style-name="T24">על</text:span><text:span text:style-name="T4"> </text:span><text:span text:style-name="T24">בני</text:span><text:span text:style-name="T4"> </text:span><text:span text:style-name="T24">ישראל]</text:span> הכי<text:span text:style-name="T1"> </text:span>נמי!</text:p>
      <text:p text:style-name="P4">אלא<text:span text:style-name="T1"> </text:span>אמר<text:span text:style-name="T1"> </text:span>רב<text:span text:style-name="T1"> </text:span>אשי: מאי<text:span text:style-name="T1"> </text:span>'<text:span text:style-name="T26">אין</text:span><text:span text:style-name="T27"> </text:span><text:span text:style-name="T26">דורשין</text:span><text:span text:style-name="T27"> </text:span><text:span text:style-name="T26">בעריות</text:span><text:span text:style-name="T27"> </text:span><text:span text:style-name="T26">בשלשה</text:span>'? - אין<text:span text:style-name="T1"> </text:span>דורשין<text:span text:style-name="T1"> </text:span>בסתרי<text:span text:style-name="T1"> </text:span>עריות<text:span text:style-name="T1"> </text:span><text:span text:style-name="T18">(שאינן</text:span><text:span text:style-name="T4"> </text:span><text:span text:style-name="T18">מפורשות, כגון</text:span><text:span text:style-name="T4"> </text:span><text:span text:style-name="T18">בתו</text:span><text:span text:style-name="T4"> </text:span><text:span text:style-name="T18">מאנוסתו, ואֵם</text:span><text:span text:style-name="T4"> </text:span><text:span text:style-name="T18">חמיו, ואֵם</text:span><text:span text:style-name="T4"> </text:span><text:span text:style-name="T18">חמותו, דנפקי</text:span><text:span text:style-name="T4"> </text:span><text:span text:style-name="T18">במסכת</text:span><text:span text:style-name="T4"> </text:span><text:span text:style-name="T18">סנהדרין</text:span><text:span text:style-name="T4"> </text:span><text:span text:style-name="T19">(דף</text:span><text:span text:style-name="T3"> </text:span><text:span text:style-name="T19">עה.)</text:span><text:span text:style-name="T18"> מדרשא)</text:span> לשלשה; מאי<text:span text:style-name="T1"> </text:span>טעמא? - סברא<text:span text:style-name="T1"> </text:span>הוא: בי<text:span text:style-name="T1"> </text:span>תרי, כי<text:span text:style-name="T1"> </text:span>יתבי<text:span text:style-name="T1"> </text:span>קמי<text:span text:style-name="T1"> </text:span>רבייהו<text:span text:style-name="T1"> </text:span>- חד<text:span text:style-name="T1"> </text:span>שקיל<text:span text:style-name="T1"> </text:span>וטרי<text:span text:style-name="T1"> </text:span>בהדי<text:span text:style-name="T1"> </text:span>רביה<text:span text:style-name="T1"> </text:span><text:span text:style-name="T18">(נושא</text:span><text:span text:style-name="T4"> </text:span><text:span text:style-name="T18">ונותן</text:span><text:span text:style-name="T4"> </text:span><text:span text:style-name="T18">בהלכה</text:span><text:span text:style-name="T4"> </text:span><text:span text:style-name="T18">עם</text:span><text:span text:style-name="T4"> </text:span><text:span text:style-name="T18">רבו)</text:span>, ואידך<text:span text:style-name="T1"> </text:span>מצלי<text:span text:style-name="T1"> </text:span>אודניה<text:span text:style-name="T1"> </text:span>לגמרא<text:span text:style-name="T1"> </text:span><text:span text:style-name="T18">(מטה</text:span><text:span text:style-name="T4"> </text:span><text:span text:style-name="T18">אזנו</text:span><text:span text:style-name="T4"> </text:span><text:span text:style-name="T18">ושומע</text:span><text:span text:style-name="T4"> </text:span><text:span text:style-name="T18">דבריהן</text:span><text:span text:style-name="T4"> </text:span><text:span text:style-name="T18">והן</text:span><text:span text:style-name="T4"> </text:span><text:span text:style-name="T18">שומעין</text:span><text:span text:style-name="T4"> </text:span><text:span text:style-name="T18">את</text:span><text:span text:style-name="T4"> </text:span><text:span text:style-name="T18">דברי</text:span><text:span text:style-name="T4"> </text:span><text:span text:style-name="T18">הרב)</text:span>; תלתא<text:span text:style-name="T1"> </text:span><text:span text:style-name="T18">(אבל</text:span><text:span text:style-name="T4"> </text:span><text:span text:style-name="T18">כשהן</text:span><text:span text:style-name="T4"> </text:span><text:span text:style-name="T18">שלשה)</text:span> - חד<text:span text:style-name="T1"> </text:span>שקיל<text:span text:style-name="T1"> </text:span>וטרי<text:span text:style-name="T1"> </text:span>בהדי<text:span text:style-name="T1"> </text:span>רביה, והנך<text:span text:style-name="T1"> </text:span>תרי<text:span text:style-name="T1"> </text:span>שקלו<text:span text:style-name="T1"> </text:span>וטרו<text:span text:style-name="T1"> </text:span>בהדי<text:span text:style-name="T1"> </text:span>הדדי<text:span text:style-name="T1"> </text:span><text:span text:style-name="T18">(זה</text:span><text:span text:style-name="T4"> </text:span><text:span text:style-name="T18">עם</text:span><text:span text:style-name="T4"> </text:span><text:span text:style-name="T18">זה)</text:span>, ולא<text:span text:style-name="T1"> </text:span>ידעי<text:span text:style-name="T1"> </text:span>מאי<text:span text:style-name="T1"> </text:span>קאמר<text:span text:style-name="T1"> </text:span>רבייהו<text:span text:style-name="T1"> </text:span>ואתו<text:span text:style-name="T1"> </text:span>למישרי<text:span text:style-name="T1"> </text:span>איסורא<text:span text:style-name="T1"> </text:span>בעריות<text:span text:style-name="T1"> </text:span><text:span text:style-name="T18">(על</text:span><text:span text:style-name="T4"> </text:span><text:span text:style-name="T18">ידי</text:span><text:span text:style-name="T4"> </text:span><text:span text:style-name="T18">שלא</text:span><text:span text:style-name="T4"> </text:span><text:span text:style-name="T18">שמעו</text:span><text:span text:style-name="T4"> </text:span><text:span text:style-name="T18">מפי</text:span><text:span text:style-name="T4"> </text:span><text:span text:style-name="T18">הרב</text:span><text:span text:style-name="T4"> </text:span><text:span text:style-name="T18">כשדרש</text:span><text:span text:style-name="T4"> </text:span><text:span text:style-name="T18">בו</text:span><text:span text:style-name="T4"> </text:span><text:span text:style-name="T18">איסור)</text:span>.</text:p>
      <text:p text:style-name="P4">אי<text:span text:style-name="T1"> </text:span>הכי<text:span text:style-name="T1"> </text:span>כל<text:span text:style-name="T1"> </text:span>התורה<text:span text:style-name="T1"> </text:span>נמי?</text:p>
      <text:p text:style-name="P4">עריות<text:span text:style-name="T1"> </text:span>שאני, דאמר<text:span text:style-name="T1"> </text:span>מר<text:span text:style-name="T1"> </text:span><text:span text:style-name="T18">(במתניתין</text:span><text:span text:style-name="T4"> </text:span><text:span text:style-name="T18">בתרייתא</text:span><text:span text:style-name="T4"> </text:span><text:span text:style-name="T18">דמסכת</text:span><text:span text:style-name="T4"> </text:span><text:span text:style-name="T18">מכות</text:span><text:span text:style-name="T4"> </text:span><text:span text:style-name="T19">(פ"ג</text:span><text:span text:style-name="T3"> </text:span><text:span text:style-name="T19">מ"טו, דף</text:span><text:span text:style-name="T3"> </text:span><text:span text:style-name="T19">כג:)</text:span><text:span text:style-name="T18">)</text:span>: '<text:span text:style-name="T26">גזל</text:span><text:span text:style-name="T27"> </text:span><text:span text:style-name="T26">ועריות</text:span><text:span text:style-name="T27"> </text:span><text:span text:style-name="T26">- נפשו</text:span><text:span text:style-name="T27"> </text:span><text:span text:style-name="T26">מחמדתן</text:span><text:span text:style-name="T27"> </text:span><text:span text:style-name="T26">ומתאוה</text:span><text:span text:style-name="T27"> </text:span><text:span text:style-name="T26">להם</text:span>'.</text:p>
      <text:p text:style-name="P4">אי<text:span text:style-name="T1"> </text:span>הכי<text:span text:style-name="T1"> </text:span>גזל<text:span text:style-name="T1"> </text:span>נמי!?</text:p>
      <text:p text:style-name="P4">עריות<text:span text:style-name="T1"> </text:span>- בין<text:span text:style-name="T1"> </text:span>בפניו<text:span text:style-name="T1"> </text:span>בין<text:span text:style-name="T1"> </text:span>שלא<text:span text:style-name="T1"> </text:span>בפניו<text:span text:style-name="T1"> </text:span>נפיש<text:span text:style-name="T1"> </text:span>יצריה; גזל, בפניו<text:span text:style-name="T1"> </text:span>נפיש<text:span text:style-name="T1"> </text:span>יצריה<text:span text:style-name="T1"> </text:span><text:span text:style-name="T18">(כשהוא</text:span><text:span text:style-name="T4"> </text:span><text:span text:style-name="T18">רואה</text:span><text:span text:style-name="T4"> </text:span><text:span text:style-name="T18">לפניו</text:span><text:span text:style-name="T4"> </text:span><text:span text:style-name="T18">שיכול</text:span><text:span text:style-name="T4"> </text:span><text:span text:style-name="T18">לגזול)</text:span>, שלא<text:span text:style-name="T1"> </text:span>בפניו<text:span text:style-name="T1"> </text:span>לא<text:span text:style-name="T1"> </text:span>נפיש<text:span text:style-name="T1"> </text:span>יצריה.</text:p>
      <text:p text:style-name="P4"/>
      <text:p text:style-name="P4">ולא<text:span text:style-name="T1"> </text:span>במעשה<text:span text:style-name="T1"> </text:span>בראשית<text:span text:style-name="T1"> </text:span>בשנים: <text:s/></text:p>
      <text:p text:style-name="P4">מנא<text:span text:style-name="T1"> </text:span>הני<text:span text:style-name="T1"> </text:span>מילי<text:span text:style-name="T1"> </text:span><text:span text:style-name="T18">(דאין</text:span><text:span text:style-name="T4"> </text:span><text:span text:style-name="T18">שנים</text:span><text:span text:style-name="T4"> </text:span><text:span text:style-name="T18">שואלין</text:span><text:span text:style-name="T4"> </text:span><text:span text:style-name="T18">במעשה</text:span><text:span text:style-name="T4"> </text:span><text:span text:style-name="T18">בראשית)</text:span>?</text:p>
      <text:p text:style-name="P4">דתנו<text:span text:style-name="T1"> </text:span>רבנן: <text:span text:style-name="T19">(דברים</text:span><text:span text:style-name="T3"> </text:span><text:span text:style-name="T19">ד,לב)</text:span><text:span text:style-name="T25"> כי</text:span><text:span text:style-name="T6"> </text:span><text:span text:style-name="T25">שאל</text:span><text:span text:style-name="T6"> </text:span><text:span text:style-name="T25">נא</text:span><text:span text:style-name="T6"> </text:span><text:span text:style-name="T25">לימים</text:span><text:span text:style-name="T6"> </text:span><text:span text:style-name="T25">ראשונים</text:span><text:span text:style-name="T6"> </text:span><text:span text:style-name="T57">[אשר</text:span><text:span text:style-name="T60"> </text:span><text:span text:style-name="T57">היו</text:span><text:span text:style-name="T60"> </text:span><text:span text:style-name="T57">לפניך</text:span><text:span text:style-name="T4"> </text:span><text:span text:style-name="T57">למן</text:span><text:span text:style-name="T60"> </text:span><text:span text:style-name="T57">היום</text:span><text:span text:style-name="T60"> </text:span><text:span text:style-name="T57">אשר</text:span><text:span text:style-name="T60"> </text:span><text:span text:style-name="T57">ברא</text:span><text:span text:style-name="T60"> </text:span><text:span text:style-name="T57">אלהים</text:span><text:span text:style-name="T60"> </text:span><text:span text:style-name="T57">אדם</text:span><text:span text:style-name="T60"> </text:span><text:span text:style-name="T57">על</text:span><text:span text:style-name="T60"> </text:span><text:span text:style-name="T57">הארץ</text:span><text:span text:style-name="T4"> </text:span><text:span text:style-name="T57">ולמקצה</text:span><text:span text:style-name="T60"> </text:span><text:span text:style-name="T57">השמים</text:span><text:span text:style-name="T60"> </text:span><text:span text:style-name="T57">ועד</text:span><text:span text:style-name="T60"> </text:span><text:span text:style-name="T57">קצה</text:span><text:span text:style-name="T60"> </text:span><text:span text:style-name="T57">השמים</text:span><text:span text:style-name="T4"> </text:span><text:span text:style-name="T24">הנהיה</text:span><text:span text:style-name="T4"> </text:span><text:span text:style-name="T24">כדבר</text:span><text:span text:style-name="T4"> </text:span><text:span text:style-name="T24">הגדול</text:span><text:span text:style-name="T4"> </text:span><text:span text:style-name="T24">הזה</text:span><text:span text:style-name="T4"> </text:span><text:span text:style-name="T24">או</text:span><text:span text:style-name="T4"> </text:span><text:span text:style-name="T24">הנשמע</text:span><text:span text:style-name="T4"> </text:span><text:span text:style-name="T24">כמהו]</text:span><text:span text:style-name="T35"> - יחיד</text:span><text:span text:style-name="T6"> </text:span><text:span text:style-name="T35">שואל</text:span><text:span text:style-name="T6"> </text:span><text:span text:style-name="T35">ואין</text:span><text:span text:style-name="T6"> </text:span><text:span text:style-name="T35">שנים</text:span><text:span text:style-name="T6"> </text:span><text:span text:style-name="T35">שואלין.</text:span></text:p>
      <text:p text:style-name="P4"><text:span text:style-name="T35">יכול</text:span><text:span text:style-name="T6"> </text:span><text:span text:style-name="T35">ישאל</text:span><text:span text:style-name="T6"> </text:span><text:span text:style-name="T35">אדם</text:span><text:span text:style-name="T6"> </text:span><text:span text:style-name="T18">(מה</text:span><text:span text:style-name="T4"> </text:span><text:span text:style-name="T18">היה)</text:span><text:span text:style-name="T35"> קודם</text:span><text:span text:style-name="T6"> </text:span><text:span text:style-name="T35">שנברא</text:span><text:span text:style-name="T6"> </text:span><text:span text:style-name="T35">העולם?</text:span></text:p>
      <text:p text:style-name="P7">תלמוד<text:span text:style-name="T1"> </text:span>לומר: '<text:span text:style-name="T22">למן</text:span><text:span text:style-name="T1"> </text:span><text:span text:style-name="T22">היום</text:span><text:span text:style-name="T1"> </text:span><text:span text:style-name="T22">אשר</text:span><text:span text:style-name="T1"> </text:span><text:span text:style-name="T22">ברא</text:span><text:span text:style-name="T1"> </text:span><text:span text:style-name="T22">אלהים</text:span><text:span text:style-name="T1"> </text:span><text:span text:style-name="T22">אדם</text:span><text:span text:style-name="T1"> </text:span><text:span text:style-name="T22">על</text:span><text:span text:style-name="T1"> </text:span><text:span text:style-name="T22">הארץ</text:span>';</text:p>
      <text:p text:style-name="P4"><text:span text:style-name="T35">יכול</text:span><text:span text:style-name="T6"> </text:span><text:span text:style-name="T35">לא</text:span><text:span text:style-name="T6"> </text:span><text:span text:style-name="T35">ישאל</text:span><text:span text:style-name="T6"> </text:span><text:span text:style-name="T35">אדם</text:span><text:span text:style-name="T6"> </text:span><text:span text:style-name="T35">מששת</text:span><text:span text:style-name="T6"> </text:span><text:span text:style-name="T35">ימי</text:span><text:span text:style-name="T6"> </text:span><text:span text:style-name="T35">בראשית</text:span><text:span text:style-name="T6"> </text:span><text:span text:style-name="T18">(יכול</text:span><text:span text:style-name="T4"> </text:span><text:span text:style-name="T18">לא</text:span><text:span text:style-name="T4"> </text:span><text:span text:style-name="T18">ידרוש</text:span><text:span text:style-name="T4"> </text:span><text:span text:style-name="T18">ולא</text:span><text:span text:style-name="T4"> </text:span><text:span text:style-name="T18">ישאל</text:span><text:span text:style-name="T4"> </text:span><text:span text:style-name="T18">בששת</text:span><text:span text:style-name="T4"> </text:span><text:span text:style-name="T18">ימי</text:span><text:span text:style-name="T4"> </text:span><text:span text:style-name="T18">בראשית, דהא</text:span><text:span text:style-name="T4"> </text:span><text:span text:style-name="T18">למן</text:span><text:span text:style-name="T4"> </text:span><text:span text:style-name="T18">בריית</text:span><text:span text:style-name="T4"> </text:span><text:span text:style-name="T18">אדם</text:span><text:span text:style-name="T4"> </text:span><text:span text:style-name="T18">הוא</text:span><text:span text:style-name="T4"> </text:span><text:span text:style-name="T18">דיהיב</text:span><text:span text:style-name="T4"> </text:span><text:span text:style-name="T18">רשותא, והוא</text:span><text:span text:style-name="T4"> </text:span><text:span text:style-name="T18">- בערב</text:span><text:span text:style-name="T4"> </text:span><text:span text:style-name="T18">שבת</text:span><text:span text:style-name="T4"> </text:span><text:span text:style-name="T18">נברא)</text:span><text:span text:style-name="T35">?</text:span></text:p>
      <text:p text:style-name="P4"><text:span text:style-name="T35">תלמוד</text:span><text:span text:style-name="T6"> </text:span><text:span text:style-name="T35">לומר</text:span><text:span text:style-name="T6"> </text:span><text:span text:style-name="T35">'</text:span><text:span text:style-name="T25">לימים</text:span><text:span text:style-name="T6"> </text:span><text:span text:style-name="T25">ראשונים</text:span><text:span text:style-name="T6"> </text:span><text:span text:style-name="T25">אשר</text:span><text:span text:style-name="T6"> </text:span><text:span text:style-name="T25">היו</text:span><text:span text:style-name="T6"> </text:span><text:span text:style-name="T25">לפניך</text:span><text:span text:style-name="T35">' </text:span><text:span text:style-name="T18">(מיום</text:span><text:span text:style-name="T4"> </text:span><text:span text:style-name="T18">ראשון)</text:span><text:span text:style-name="T35">;</text:span></text:p>
      <text:p text:style-name="P7">יכול<text:span text:style-name="T1"> </text:span>ישאל<text:span text:style-name="T1"> </text:span>אדם<text:span text:style-name="T1"> </text:span>מה<text:span text:style-name="T1"> </text:span>למעלה<text:span text:style-name="T1"> </text:span>ומה<text:span text:style-name="T1"> </text:span>למטה, מה<text:span text:style-name="T1"> </text:span>לפנים<text:span text:style-name="T1"> </text:span>ומה<text:span text:style-name="T1"> </text:span>לאחור?</text:p>
      <text:p text:style-name="P7">תלמוד<text:span text:style-name="T1"> </text:span>לומר: '<text:span text:style-name="T22">ולמקצה</text:span><text:span text:style-name="T1"> </text:span><text:span text:style-name="T22">השמים</text:span><text:span text:style-name="T1"> </text:span><text:span text:style-name="T22">ועד</text:span><text:span text:style-name="T1"> </text:span><text:span text:style-name="T22">קצה</text:span><text:span text:style-name="T1"> </text:span><text:span text:style-name="T22">השמים</text:span>': מלמקצה<text:span text:style-name="T1"> </text:span>השמים<text:span text:style-name="T1"> </text:span>ועד<text:span text:style-name="T1"> </text:span>קצה<text:span text:style-name="T1"> </text:span>השמים<text:span text:style-name="T1"> </text:span>אתה<text:span text:style-name="T1"> </text:span>שואל, ואין<text:span text:style-name="T1"> </text:span>אתה<text:span text:style-name="T1"> </text:span>שואל<text:span text:style-name="T1"> </text:span>מה<text:span text:style-name="T1"> </text:span>למעלה<text:span text:style-name="T1"> </text:span>מה<text:span text:style-name="T1"> </text:span>למטה<text:span text:style-name="T1"> </text:span>מה<text:span text:style-name="T1"> </text:span>לפנים<text:span text:style-name="T1"> </text:span>מה<text:span text:style-name="T1"> </text:span>לאחור.'</text:p>
      <text:p text:style-name="P4"/>
      <text:p text:style-name="P4">(חגיגה<text:span text:style-name="T1"> </text:span>יב,א)</text:p>
      <text:p text:style-name="P4">השתא<text:span text:style-name="T1"> </text:span>דנפקא<text:span text:style-name="T1"> </text:span>ליה<text:span text:style-name="T1"> </text:span>מ'<text:span text:style-name="T22">למקצה</text:span><text:span text:style-name="T1"> </text:span><text:span text:style-name="T22">השמים</text:span><text:span text:style-name="T1"> </text:span><text:span text:style-name="T22">ועד</text:span><text:span text:style-name="T1"> </text:span><text:span text:style-name="T22">קצה</text:span><text:span text:style-name="T1"> </text:span><text:span text:style-name="T22">השמים</text:span>' <text:span text:style-name="T18">(דאסור</text:span><text:span text:style-name="T4"> </text:span><text:span text:style-name="T18">לשאול</text:span><text:span text:style-name="T4"> </text:span><text:span text:style-name="T18">מה</text:span><text:span text:style-name="T4"> </text:span><text:span text:style-name="T18">שיש</text:span><text:span text:style-name="T4"> </text:span><text:span text:style-name="T18">חוץ</text:span><text:span text:style-name="T4"> </text:span><text:span text:style-name="T18">למחיצות, ממילא</text:span><text:span text:style-name="T4"> </text:span><text:span text:style-name="T18">נפקא</text:span><text:span text:style-name="T4"> </text:span><text:span text:style-name="T18">לן</text:span><text:span text:style-name="T4"> </text:span><text:span text:style-name="T18">דאסור</text:span><text:span text:style-name="T4"> </text:span><text:span text:style-name="T18">לשאול</text:span><text:span text:style-name="T4"> </text:span><text:span text:style-name="T18">בקודם</text:span><text:span text:style-name="T4"> </text:span><text:span text:style-name="T18">שנברא, דהיא</text:span><text:span text:style-name="T4"> </text:span><text:span text:style-name="T18">היא, מה</text:span><text:span text:style-name="T4"> </text:span><text:span text:style-name="T18">שהיה</text:span><text:span text:style-name="T4"> </text:span><text:span text:style-name="T18">קודם</text:span><text:span text:style-name="T4"> </text:span><text:span text:style-name="T18">לברייתו</text:span><text:span text:style-name="T4"> </text:span><text:span text:style-name="T18">- הוא</text:span><text:span text:style-name="T4"> </text:span><text:span text:style-name="T18">עכשיו</text:span><text:span text:style-name="T4"> </text:span><text:span text:style-name="T18">חוץ</text:span><text:span text:style-name="T4"> </text:span><text:soft-page-break/><text:span text:style-name="T18">למחיצתו)</text:span>, <text:span text:style-name="T18">(הלכך)</text:span> '<text:span text:style-name="T22">למן</text:span><text:span text:style-name="T1"> </text:span><text:span text:style-name="T22">היום</text:span><text:span text:style-name="T1"> </text:span><text:span text:style-name="T22">אשר</text:span><text:span text:style-name="T1"> </text:span><text:span text:style-name="T22">ברא</text:span><text:span text:style-name="T1"> </text:span><text:span text:style-name="T22">אלהים</text:span><text:span text:style-name="T1"> </text:span><text:span text:style-name="T22">אדם</text:span><text:span text:style-name="T1"> </text:span><text:span text:style-name="T22">על</text:span><text:span text:style-name="T1"> </text:span><text:span text:style-name="T22">הארץ</text:span>' למה<text:span text:style-name="T1"> </text:span>לי<text:span text:style-name="T1"> </text:span><text:span text:style-name="T18">(למה</text:span><text:span text:style-name="T4"> </text:span><text:span text:style-name="T18">לי</text:span><text:span text:style-name="T4"> </text:span><text:span text:style-name="T18">למעוטי</text:span><text:span text:style-name="T4"> </text:span><text:span text:style-name="T18">מיניה</text:span><text:span text:style-name="T4"> </text:span><text:span text:style-name="T18">קודם</text:span><text:span text:style-name="T4"> </text:span><text:span text:style-name="T18">שנברא</text:span><text:span text:style-name="T4"> </text:span><text:span text:style-name="T18">העולם)</text:span>?</text:p>
      <text:p text:style-name="P4">כדרבי<text:span text:style-name="T1"> </text:span>אלעזר, דאמר<text:span text:style-name="T1"> </text:span>רבי<text:span text:style-name="T1"> </text:span>אלעזר: אדם<text:span text:style-name="T1"> </text:span>הראשון<text:span text:style-name="T1"> </text:span>- מן<text:span text:style-name="T1"> </text:span>הארץ<text:span text:style-name="T1"> </text:span>עד<text:span text:style-name="T1"> </text:span>לרקיע, שנאמר<text:span text:style-name="T1"> </text:span>'<text:span text:style-name="T22">למן</text:span><text:span text:style-name="T1"> </text:span><text:span text:style-name="T22">היום</text:span><text:span text:style-name="T1"> </text:span><text:span text:style-name="T22">אשר</text:span><text:span text:style-name="T1"> </text:span><text:span text:style-name="T22">ברא</text:span><text:span text:style-name="T1"> </text:span><text:span text:style-name="T22">אלהים</text:span><text:span text:style-name="T1"> </text:span><text:span text:style-name="T22">אדם</text:span><text:span text:style-name="T1"> </text:span><text:span text:style-name="T56">על</text:span><text:span text:style-name="T59"> </text:span><text:span text:style-name="T56">הארץ</text:span><text:span text:style-name="T1"> </text:span><text:span text:style-name="T24">[</text:span><text:span text:style-name="T57">ולמקצה</text:span><text:span text:style-name="T60"> </text:span><text:span text:style-name="T57">השמים</text:span><text:span text:style-name="T4"> </text:span><text:span text:style-name="T24">ועד</text:span><text:span text:style-name="T4"> </text:span><text:span text:style-name="T24">קצה</text:span><text:span text:style-name="T4"> </text:span><text:span text:style-name="T24">השמים]</text:span>' <text:span text:style-name="T18">(על</text:span><text:span text:style-name="T4"> </text:span><text:span text:style-name="T18">הארץ</text:span><text:span text:style-name="T4"> </text:span><text:span text:style-name="T18">היה, ומגיע</text:span><text:span text:style-name="T4"> </text:span><text:span text:style-name="T18">לשמים)</text:span>, וכיון<text:span text:style-name="T1"> </text:span>שסרח<text:span text:style-name="T1"> </text:span>- הניח<text:span text:style-name="T1"> </text:span>הקב"ה<text:span text:style-name="T1"> </text:span>ידיו<text:span text:style-name="T1"> </text:span>עליו<text:span text:style-name="T1"> </text:span>ומיעטו, שנאמר<text:span text:style-name="T1"> </text:span><text:span text:style-name="T19">(תהלים</text:span><text:span text:style-name="T3"> </text:span><text:span text:style-name="T19">קלט,ה)</text:span><text:span text:style-name="T22"> אחור</text:span><text:span text:style-name="T1"> </text:span><text:span text:style-name="T22">וקדם</text:span><text:span text:style-name="T1"> </text:span><text:span text:style-name="T22">צרתני</text:span><text:span text:style-name="T1"> </text:span><text:span text:style-name="T22">ותשת</text:span><text:span text:style-name="T1"> </text:span><text:span text:style-name="T22">עלי</text:span><text:span text:style-name="T1"> </text:span><text:span text:style-name="T22">כפך</text:span><text:span text:style-name="T1"> </text:span><text:span text:style-name="T18">(</text:span><text:span text:style-name="T24">אחור</text:span><text:span text:style-name="T4"> </text:span><text:span text:style-name="T24">וקדם</text:span><text:span text:style-name="T4"> </text:span><text:span text:style-name="T24">צרתני</text:span><text:span text:style-name="T4"> </text:span><text:span text:style-name="T18">- שתי</text:span><text:span text:style-name="T4"> </text:span><text:span text:style-name="T18">פעמים</text:span><text:span text:style-name="T4"> </text:span><text:span text:style-name="T18">יצרתני, תחלה</text:span><text:span text:style-name="T4"> </text:span><text:span text:style-name="T18">גבוה</text:span><text:span text:style-name="T4"> </text:span><text:span text:style-name="T18">ולבסוף</text:span><text:span text:style-name="T4"> </text:span><text:span text:style-name="T18">שפל)</text:span>.</text:p>
      <text:p text:style-name="P6"/>
      <text:p text:style-name="P4">אמר<text:span text:style-name="T1"> </text:span>רב<text:span text:style-name="T1"> </text:span>יהודה<text:span text:style-name="T1"> </text:span>אמר<text:span text:style-name="T1"> </text:span>רב: אדם<text:span text:style-name="T1"> </text:span>הראשון<text:span text:style-name="T1"> </text:span>- מסוף<text:span text:style-name="T1"> </text:span>העולם<text:span text:style-name="T1"> </text:span>ועד<text:span text:style-name="T1"> </text:span>סופו<text:span text:style-name="T1"> </text:span>היה<text:span text:style-name="T1"> </text:span><text:span text:style-name="T18">(כשהיה</text:span><text:span text:style-name="T4"> </text:span><text:span text:style-name="T18">שוכב</text:span><text:span text:style-name="T4"> </text:span><text:span text:style-name="T18">היה</text:span><text:span text:style-name="T4"> </text:span><text:span text:style-name="T18">ראשו</text:span><text:span text:style-name="T4"> </text:span><text:span text:style-name="T18">למזרח</text:span><text:span text:style-name="T4"> </text:span><text:span text:style-name="T18">ורגליו</text:span><text:span text:style-name="T4"> </text:span><text:span text:style-name="T18">למערב)</text:span>, שנאמר<text:span text:style-name="T1"> </text:span>'<text:span text:style-name="T22">למן</text:span><text:span text:style-name="T1"> </text:span><text:span text:style-name="T22">היום</text:span><text:span text:style-name="T1"> </text:span><text:span text:style-name="T22">אשר</text:span><text:span text:style-name="T1"> </text:span><text:span text:style-name="T22">ברא</text:span><text:span text:style-name="T1"> </text:span><text:span text:style-name="T22">אלהים</text:span><text:span text:style-name="T1"> </text:span><text:span text:style-name="T22">אדם</text:span><text:span text:style-name="T1"> </text:span><text:span text:style-name="T22">על</text:span><text:span text:style-name="T1"> </text:span><text:span text:style-name="T22">הארץ</text:span><text:span text:style-name="T1"> </text:span><text:span text:style-name="T22">ולמקצה</text:span><text:span text:style-name="T1"> </text:span><text:span text:style-name="T22">השמים</text:span><text:span text:style-name="T1"> </text:span><text:span text:style-name="T22">ועד</text:span><text:span text:style-name="T1"> </text:span><text:span text:style-name="T22">קצה</text:span><text:span text:style-name="T1"> </text:span><text:span text:style-name="T22">השמים</text:span>'; כיון<text:span text:style-name="T1"> </text:span>שסרח<text:span text:style-name="T1"> </text:span>- הניח<text:span text:style-name="T1"> </text:span>הקב"ה<text:span text:style-name="T1"> </text:span>ידו<text:span text:style-name="T1"> </text:span>עליו<text:span text:style-name="T1"> </text:span>ומיעטו, שנאמר<text:span text:style-name="T1"> </text:span>'<text:span text:style-name="T22">ותשת</text:span><text:span text:style-name="T1"> </text:span><text:span text:style-name="T22">עלי</text:span><text:span text:style-name="T1"> </text:span><text:span text:style-name="T22">כפך</text:span>'. </text:p>
      <text:p text:style-name="P4">אי<text:span text:style-name="T1"> </text:span>הכי<text:span text:style-name="T1"> </text:span>קשו<text:span text:style-name="T1"> </text:span>קראי<text:span text:style-name="T1"> </text:span>אהדדי? </text:p>
      <text:p text:style-name="P4">אידי<text:span text:style-name="T1"> </text:span>ואידי<text:span text:style-name="T1"> </text:span>חד<text:span text:style-name="T1"> </text:span>שיעורא<text:span text:style-name="T1"> </text:span>הוא. </text:p>
      <text:p text:style-name="P6"/>
      <text:p text:style-name="P4">ואמר<text:span text:style-name="T1"> </text:span>רב<text:span text:style-name="T1"> </text:span>יהודה<text:span text:style-name="T1"> </text:span>אמר<text:span text:style-name="T1"> </text:span>רב: עשרה<text:span text:style-name="T1"> </text:span>דברים<text:span text:style-name="T1"> </text:span>נבראו<text:span text:style-name="T1"> </text:span>ביום<text:span text:style-name="T1"> </text:span>ראשון, ואלו<text:span text:style-name="T1"> </text:span>הן: שמים<text:span text:style-name="T1"> </text:span>וארץ, תהו<text:span text:style-name="T1"> </text:span>ובהו<text:span text:style-name="T1"> </text:span><text:span text:style-name="T18">(לקמן</text:span><text:span text:style-name="T4"> </text:span><text:span text:style-name="T18">מפרש</text:span><text:span text:style-name="T4"> </text:span><text:span text:style-name="T18">להו)</text:span>, אור<text:span text:style-name="T1"> </text:span>וחשך, רוח<text:span text:style-name="T1"> </text:span>ומים, מדת<text:span text:style-name="T1"> </text:span>יום<text:span text:style-name="T1"> </text:span>ומדת<text:span text:style-name="T1"> </text:span>לילה<text:span text:style-name="T1"> </text:span><text:span text:style-name="T18">(עשרים</text:span><text:span text:style-name="T4"> </text:span><text:span text:style-name="T18">וארבע</text:span><text:span text:style-name="T4"> </text:span><text:span text:style-name="T18">שעות</text:span><text:span text:style-name="T4"> </text:span><text:span text:style-name="T18">בין</text:span><text:span text:style-name="T4"> </text:span><text:span text:style-name="T18">שניהם)</text:span>:</text:p>
      <text:p text:style-name="P4">שמים<text:span text:style-name="T1"> </text:span>וארץ<text:span text:style-name="T1"> </text:span>- דכתיב<text:span text:style-name="T1"> </text:span><text:span text:style-name="T19">(בראשית</text:span><text:span text:style-name="T3"> </text:span><text:span text:style-name="T19">א,א)</text:span><text:span text:style-name="T22"> בראשית</text:span><text:span text:style-name="T1"> </text:span><text:span text:style-name="T22">ברא</text:span><text:span text:style-name="T1"> </text:span><text:span text:style-name="T22">אלהים</text:span><text:span text:style-name="T1"> </text:span><text:span text:style-name="T22">את</text:span><text:span text:style-name="T1"> </text:span><text:span text:style-name="T22">השמים</text:span><text:span text:style-name="T1"> </text:span><text:span text:style-name="T22">ואת</text:span><text:span text:style-name="T1"> </text:span><text:span text:style-name="T22">הארץ</text:span>;</text:p>
      <text:p text:style-name="P4">תהו<text:span text:style-name="T1"> </text:span>ובהו<text:span text:style-name="T1"> </text:span>- דכתיב<text:span text:style-name="T1"> </text:span><text:span text:style-name="T19">(בראשית</text:span><text:span text:style-name="T3"> </text:span><text:span text:style-name="T19">א,ב)</text:span><text:span text:style-name="T22"> והארץ</text:span><text:span text:style-name="T1"> </text:span><text:span text:style-name="T22">היתה</text:span><text:span text:style-name="T1"> </text:span><text:span text:style-name="T22">תהו</text:span><text:span text:style-name="T1"> </text:span><text:span text:style-name="T22">ובהו</text:span><text:span text:style-name="T1"> </text:span><text:span text:style-name="T24">[וחשך</text:span><text:span text:style-name="T4"> </text:span><text:span text:style-name="T24">על</text:span><text:span text:style-name="T4"> </text:span><text:span text:style-name="T24">פני</text:span><text:span text:style-name="T4"> </text:span><text:span text:style-name="T24">תהום</text:span><text:span text:style-name="T4"> </text:span><text:span text:style-name="T24">ורוח</text:span><text:span text:style-name="T4"> </text:span><text:span text:style-name="T24">אלהים</text:span><text:span text:style-name="T4"> </text:span><text:span text:style-name="T24">מרחפת</text:span><text:span text:style-name="T4"> </text:span><text:span text:style-name="T24">על</text:span><text:span text:style-name="T4"> </text:span><text:span text:style-name="T24">פני</text:span><text:span text:style-name="T4"> </text:span><text:span text:style-name="T24">המים]</text:span>;</text:p>
      <text:p text:style-name="P4">אור<text:span text:style-name="T1"> </text:span>וחשך: חשך<text:span text:style-name="T1"> </text:span>- דכתיב<text:span text:style-name="T1"> </text:span><text:span text:style-name="T22">וחשך</text:span><text:span text:style-name="T1"> </text:span><text:span text:style-name="T22">על</text:span><text:span text:style-name="T1"> </text:span><text:span text:style-name="T22">פני</text:span><text:span text:style-name="T1"> </text:span><text:span text:style-name="T22">תהום</text:span>; אור<text:span text:style-name="T1"> </text:span>- דכתיב<text:span text:style-name="T1"> </text:span><text:span text:style-name="T19">(בראשית</text:span><text:span text:style-name="T3"> </text:span><text:span text:style-name="T19">א,ג)</text:span><text:span text:style-name="T22"> ויאמר</text:span><text:span text:style-name="T1"> </text:span><text:span text:style-name="T22">אלהים</text:span><text:span text:style-name="T1"> </text:span><text:span text:style-name="T22">יהי</text:span><text:span text:style-name="T1"> </text:span><text:span text:style-name="T22">אור</text:span><text:span text:style-name="T1"> </text:span><text:span text:style-name="T24">[ויהי</text:span><text:span text:style-name="T4"> </text:span><text:span text:style-name="T24">אור]</text:span>;</text:p>
      <text:p text:style-name="P4">רוח<text:span text:style-name="T1"> </text:span>ומים<text:span text:style-name="T1"> </text:span>- דכתיב<text:span text:style-name="T1"> </text:span>'<text:span text:style-name="T22">ורוח</text:span><text:span text:style-name="T1"> </text:span><text:span text:style-name="T22">אלהים</text:span><text:span text:style-name="T1"> </text:span><text:span text:style-name="T22">מרחפת</text:span><text:span text:style-name="T1"> </text:span><text:span text:style-name="T22">על</text:span><text:span text:style-name="T1"> </text:span><text:span text:style-name="T22">פני</text:span><text:span text:style-name="T1"> </text:span><text:span text:style-name="T22">המים</text:span>';</text:p>
      <text:p text:style-name="P4">מדת<text:span text:style-name="T1"> </text:span>יום<text:span text:style-name="T1"> </text:span>ומדת<text:span text:style-name="T1"> </text:span>לילה<text:span text:style-name="T1"> </text:span>- דכתיב<text:span text:style-name="T1"> </text:span><text:span text:style-name="T24">[</text:span><text:span text:style-name="T19">בראשית</text:span><text:span text:style-name="T3"> </text:span><text:span text:style-name="T19">א,ה: </text:span><text:span text:style-name="T24">ויקרא</text:span><text:span text:style-name="T4"> </text:span><text:span text:style-name="T24">אלהים</text:span><text:span text:style-name="T4"> </text:span><text:span text:style-name="T24">לאור</text:span><text:span text:style-name="T4"> </text:span><text:span text:style-name="T24">יום</text:span><text:span text:style-name="T4"> </text:span><text:span text:style-name="T24">ולחשך</text:span><text:span text:style-name="T4"> </text:span><text:span text:style-name="T24">קרא</text:span><text:span text:style-name="T4"> </text:span><text:span text:style-name="T24">לילה]</text:span><text:span text:style-name="T22"> ויהי</text:span><text:span text:style-name="T1"> </text:span><text:span text:style-name="T22">ערב</text:span><text:span text:style-name="T1"> </text:span><text:span text:style-name="T22">ויהי</text:span><text:span text:style-name="T1"> </text:span><text:span text:style-name="T22">בקר</text:span><text:span text:style-name="T1"> </text:span><text:span text:style-name="T22">יום</text:span><text:span text:style-name="T1"> </text:span><text:span text:style-name="T22">אחד</text:span>.</text:p>
      <text:p text:style-name="P4">תנא: '<text:span text:style-name="T35">'</text:span><text:span text:style-name="T25">תהו</text:span><text:span text:style-name="T35">' = קו</text:span><text:span text:style-name="T6"> </text:span><text:span text:style-name="T35">ירוק</text:span><text:span text:style-name="T6"> </text:span><text:span text:style-name="T35">שמקיף</text:span><text:span text:style-name="T6"> </text:span><text:span text:style-name="T35">את</text:span><text:span text:style-name="T6"> </text:span><text:span text:style-name="T35">כל</text:span><text:span text:style-name="T6"> </text:span><text:span text:style-name="T35">העולם</text:span><text:span text:style-name="T6"> </text:span><text:span text:style-name="T35">כולו, שממנו</text:span><text:span text:style-name="T6"> </text:span><text:span text:style-name="T35">יצא</text:span><text:span text:style-name="T6"> </text:span><text:span text:style-name="T35">חשך, שנאמר</text:span><text:span text:style-name="T6"> </text:span><text:span text:style-name="T19">(תהלים</text:span><text:span text:style-name="T3"> </text:span><text:span text:style-name="T19">יח,יב)</text:span><text:span text:style-name="T25"> ישת</text:span><text:span text:style-name="T6"> </text:span><text:span text:style-name="T25">חשך</text:span><text:span text:style-name="T6"> </text:span><text:span text:style-name="T25">סתרו</text:span><text:span text:style-name="T6"> </text:span><text:span text:style-name="T25">סביבותיו</text:span><text:span text:style-name="T6"> </text:span><text:span text:style-name="T24">[סכתו</text:span><text:span text:style-name="T4"> </text:span><text:span text:style-name="T24">חשכת</text:span><text:span text:style-name="T4"> </text:span><text:span text:style-name="T24">מים</text:span><text:span text:style-name="T4"> </text:span><text:span text:style-name="T24">עבי</text:span><text:span text:style-name="T4"> </text:span><text:span text:style-name="T24">שחקים]</text:span><text:span text:style-name="T35"> </text:span><text:span text:style-name="T18">(למדת</text:span><text:span text:style-name="T4"> </text:span><text:span text:style-name="T18">שקו</text:span><text:span text:style-name="T4"> </text:span><text:span text:style-name="T18">החשך</text:span><text:span text:style-name="T4"> </text:span><text:span text:style-name="T18">מקיף</text:span><text:span text:style-name="T4"> </text:span><text:span text:style-name="T18">את</text:span><text:span text:style-name="T4"> </text:span><text:span text:style-name="T18">השמים)</text:span><text:span text:style-name="T35">; </text:span></text:p>
      <text:p text:style-name="P4"><text:span text:style-name="T35">'</text:span><text:span text:style-name="T25">בהו</text:span><text:span text:style-name="T35">' אלו</text:span><text:span text:style-name="T6"> </text:span><text:span text:style-name="T35">אבנים</text:span><text:span text:style-name="T6"> </text:span><text:span text:style-name="T35">המפולמות</text:span><text:span text:style-name="T6"> </text:span><text:span text:style-name="T18">(לשון</text:span><text:span text:style-name="T4"> </text:span><text:span text:style-name="T18">ליחלוח)</text:span><text:span text:style-name="T35"> המשוקעות</text:span><text:span text:style-name="T6"> </text:span><text:span text:style-name="T35">בתהום, שמהן</text:span><text:span text:style-name="T6"> </text:span><text:span text:style-name="T35">יוצאין</text:span><text:span text:style-name="T6"> </text:span><text:span text:style-name="T35">מים, שנאמר</text:span><text:span text:style-name="T6"> </text:span><text:span text:style-name="T19">(</text:span></text:p>
      <text:p text:style-name="P4"><text:span text:style-name="T24">[</text:span><text:span text:style-name="T19">ישעיהו</text:span><text:span text:style-name="T3"> </text:span><text:span text:style-name="T19">לד,יא: </text:span><text:span text:style-name="T24">וירשוה</text:span><text:span text:style-name="T4"> </text:span><text:span text:style-name="T24">קאת</text:span><text:span text:style-name="T4"> </text:span><text:span text:style-name="T24">וקפוד</text:span><text:span text:style-name="T4"> </text:span><text:span text:style-name="T24">וינשוף</text:span><text:span text:style-name="T4"> </text:span><text:span text:style-name="T24">וערב</text:span><text:span text:style-name="T4"> </text:span><text:span text:style-name="T24">ישכנו</text:span><text:span text:style-name="T4"> </text:span><text:span text:style-name="T24">בה]</text:span><text:span text:style-name="T25"> ונטה</text:span><text:span text:style-name="T6"> </text:span><text:span text:style-name="T25">עליה</text:span><text:span text:style-name="T6"> </text:span><text:span text:style-name="T25">קו</text:span><text:span text:style-name="T6"> </text:span><text:span text:style-name="T25">תהו</text:span><text:span text:style-name="T6"> </text:span><text:span text:style-name="T25">ואבני</text:span><text:span text:style-name="T6"> </text:span><text:span text:style-name="T25">בהו</text:span><text:span text:style-name="T6"> </text:span><text:span text:style-name="T18">(למדת</text:span><text:span text:style-name="T4"> </text:span><text:span text:style-name="T18">שה'</text:span><text:span text:style-name="T24">תהו</text:span><text:span text:style-name="T18">' = קו, וה'</text:span><text:span text:style-name="T24">בהו</text:span><text:span text:style-name="T18">' = אבנים)</text:span>;</text:p>
      <text:p text:style-name="P4">ואור, ביום<text:span text:style-name="T1"> </text:span>ראשון<text:span text:style-name="T1"> </text:span>איברי? והכתיב<text:span text:style-name="T1"> </text:span><text:span text:style-name="T19">[בראשית</text:span><text:span text:style-name="T3"> </text:span><text:span text:style-name="T19">א,יז]</text:span><text:span text:style-name="T22"> ויתן</text:span><text:span text:style-name="T1"> </text:span><text:span text:style-name="T22">אותם</text:span><text:span text:style-name="T1"> </text:span><text:span text:style-name="T22">אלהים</text:span><text:span text:style-name="T1"> </text:span><text:span text:style-name="T22">ברקיע</text:span><text:span text:style-name="T1"> </text:span><text:span text:style-name="T22">השמים</text:span><text:span text:style-name="T1"> </text:span><text:span text:style-name="T24">[להאיר</text:span><text:span text:style-name="T4"> </text:span><text:span text:style-name="T24">על</text:span><text:span text:style-name="T4"> </text:span><text:span text:style-name="T24">הארץ]</text:span> וכתיב<text:span text:style-name="T1"> </text:span><text:span text:style-name="T19">[בראשית</text:span><text:span text:style-name="T3"> </text:span><text:span text:style-name="T19">א,יט]</text:span><text:span text:style-name="T22"> ויהי</text:span><text:span text:style-name="T1"> </text:span><text:span text:style-name="T22">ערב</text:span><text:span text:style-name="T1"> </text:span><text:span text:style-name="T22">ויהי</text:span><text:span text:style-name="T1"> </text:span><text:span text:style-name="T22">בקר</text:span><text:span text:style-name="T1"> </text:span><text:span text:style-name="T22">יום</text:span><text:span text:style-name="T1"> </text:span><text:span text:style-name="T22">רביעי</text:span>?</text:p>
      <text:p text:style-name="P4">כדרבי<text:span text:style-name="T1"> </text:span>אלעזר, דאמר<text:span text:style-name="T1"> </text:span>רבי<text:span text:style-name="T1"> </text:span>אלעזר: אור<text:span text:style-name="T1"> </text:span>שברא<text:span text:style-name="T1"> </text:span>הקב"ה<text:span text:style-name="T1"> </text:span>ביום<text:span text:style-name="T1"> </text:span>ראשון<text:span text:style-name="T1"> </text:span>- אדם<text:span text:style-name="T1"> </text:span>צופה<text:span text:style-name="T1"> </text:span>בו<text:span text:style-name="T1"> </text:span>מסוף<text:span text:style-name="T1"> </text:span>העולם<text:span text:style-name="T1"> </text:span>ועד<text:span text:style-name="T1"> </text:span>סופו; כיון<text:span text:style-name="T1"> </text:span>שנסתכל<text:span text:style-name="T1"> </text:span>הקב"ה<text:span text:style-name="T1"> </text:span>בדור<text:span text:style-name="T1"> </text:span>המבול<text:span text:style-name="T1"> </text:span>ובדור<text:span text:style-name="T1"> </text:span>הפלגה<text:span text:style-name="T1"> </text:span>וראה<text:span text:style-name="T1"> </text:span>שמעשיהם<text:span text:style-name="T1"> </text:span>מקולקלים<text:span text:style-name="T1"> </text:span>- עמד<text:span text:style-name="T1"> </text:span>וגנזו<text:span text:style-name="T1"> </text:span>מהן, שנאמר<text:span text:style-name="T1"> </text:span><text:span text:style-name="T19">(איוב</text:span><text:span text:style-name="T3"> </text:span><text:span text:style-name="T19">לח,טו)</text:span><text:span text:style-name="T22"> וימנע</text:span><text:span text:style-name="T1"> </text:span><text:span text:style-name="T22">מרשעים</text:span><text:span text:style-name="T1"> </text:span><text:span text:style-name="T22">אורם</text:span><text:span text:style-name="T1"> </text:span><text:span text:style-name="T24">[וזרוע</text:span><text:span text:style-name="T4"> </text:span><text:span text:style-name="T24">רמה</text:span><text:span text:style-name="T4"> </text:span><text:span text:style-name="T24">תשבר]</text:span>; ולמי<text:span text:style-name="T1"> </text:span>גנזו? - לצדיקים<text:span text:style-name="T1"> </text:span>לעתיד<text:span text:style-name="T1"> </text:span>לבא, שנאמר<text:span text:style-name="T1"> </text:span><text:span text:style-name="T19">[בראשית</text:span><text:span text:style-name="T3"> </text:span><text:span text:style-name="T19">א,ד]</text:span><text:span text:style-name="T22"> וירא</text:span><text:span text:style-name="T1"> </text:span><text:span text:style-name="T22">אלהים</text:span><text:span text:style-name="T1"> </text:span><text:span text:style-name="T22">את</text:span><text:span text:style-name="T1"> </text:span><text:span text:style-name="T22">האור</text:span><text:span text:style-name="T1"> </text:span><text:span text:style-name="T22">כי</text:span><text:span text:style-name="T1"> </text:span><text:span text:style-name="T22">טוב</text:span><text:span text:style-name="T1"> </text:span><text:span text:style-name="T24">[ויבדל</text:span><text:span text:style-name="T4"> </text:span><text:span text:style-name="T24">אלקים</text:span><text:span text:style-name="T4"> </text:span><text:span text:style-name="T24">בין</text:span><text:span text:style-name="T4"> </text:span><text:span text:style-name="T24">האור</text:span><text:span text:style-name="T4"> </text:span><text:span text:style-name="T24">ובין</text:span><text:span text:style-name="T4"> </text:span><text:span text:style-name="T24">החשך]</text:span>, ואין<text:span text:style-name="T1"> </text:span>טוב<text:span text:style-name="T1"> </text:span>אלא<text:span text:style-name="T1"> </text:span>צדיק, שנאמר<text:span text:style-name="T1"> </text:span><text:span text:style-name="T19">(ישעיהו</text:span><text:span text:style-name="T3"> </text:span><text:span text:style-name="T19">ג,י)</text:span><text:span text:style-name="T22"> אמרו</text:span><text:span text:style-name="T1"> </text:span><text:span text:style-name="T22">צדיק</text:span><text:span text:style-name="T1"> </text:span><text:span text:style-name="T22">כי</text:span><text:span text:style-name="T1"> </text:span><text:span text:style-name="T22">טוב</text:span><text:span text:style-name="T1"> </text:span><text:span text:style-name="T24">[כי</text:span><text:span text:style-name="T4"> </text:span><text:span text:style-name="T24">פרי</text:span><text:span text:style-name="T4"> </text:span><text:span text:style-name="T24">מעלליהם</text:span><text:span text:style-name="T4"> </text:span><text:span text:style-name="T24">יאכלו]</text:span>; כיון<text:span text:style-name="T1"> </text:span>שראה<text:span text:style-name="T1"> </text:span>אור<text:span text:style-name="T1"> </text:span>שגנזו<text:span text:style-name="T1"> </text:span>לצדיקים<text:span text:style-name="T1"> – </text:span>שמח, שנאמר<text:span text:style-name="T1"> </text:span><text:span text:style-name="T19">(משלי</text:span><text:span text:style-name="T3"> </text:span><text:span text:style-name="T19">יג,ט)</text:span><text:span text:style-name="T22"> אור</text:span><text:span text:style-name="T1"> </text:span><text:span text:style-name="T22">צדיקים</text:span><text:span text:style-name="T1"> </text:span><text:span text:style-name="T22">ישְׂמַח</text:span><text:span text:style-name="T1"> </text:span><text:span text:style-name="T24">[ונר</text:span><text:span text:style-name="T4"> </text:span><text:span text:style-name="T24">רשעים</text:span><text:span text:style-name="T4"> </text:span><text:span text:style-name="T24">ידעַך]</text:span>.</text:p>
      <text:p text:style-name="P4">כתנאי: '<text:span text:style-name="T26">אור</text:span><text:span text:style-name="T27"> </text:span><text:span text:style-name="T26">שברא</text:span><text:span text:style-name="T27"> </text:span><text:span text:style-name="T26">הקב"ה</text:span><text:span text:style-name="T27"> </text:span><text:span text:style-name="T26">ביום</text:span><text:span text:style-name="T27"> </text:span><text:span text:style-name="T26">ראשון</text:span><text:span text:style-name="T27"> </text:span><text:span text:style-name="T26">- אדם</text:span><text:span text:style-name="T27"> </text:span><text:span text:style-name="T26">צופה</text:span><text:span text:style-name="T27"> </text:span><text:span text:style-name="T26">ומביט</text:span><text:span text:style-name="T27"> </text:span><text:span text:style-name="T26">בו</text:span><text:span text:style-name="T27"> </text:span><text:span text:style-name="T26">מסוף</text:span><text:span text:style-name="T27"> </text:span><text:span text:style-name="T26">העולם</text:span><text:span text:style-name="T27"> </text:span><text:span text:style-name="T26">ועד</text:span><text:span text:style-name="T27"> </text:span><text:span text:style-name="T26">סופו, דברי</text:span><text:span text:style-name="T27"> </text:span><text:span text:style-name="T26">רבי</text:span><text:span text:style-name="T27"> </text:span><text:span text:style-name="T26">יעקב; וחכמים</text:span><text:span text:style-name="T27"> </text:span><text:span text:style-name="T26">אומרים: הן</text:span><text:span text:style-name="T27"> </text:span><text:span text:style-name="T26">הן</text:span><text:span text:style-name="T27"> </text:span><text:span text:style-name="T26">מאורות</text:span><text:span text:style-name="T27"> </text:span><text:span text:style-name="T26">שנבראו</text:span><text:span text:style-name="T27"> </text:span><text:span text:style-name="T26">ביום</text:span><text:span text:style-name="T27"> </text:span><text:span text:style-name="T26">ראשון, ולא</text:span><text:span text:style-name="T27"> </text:span><text:span text:style-name="T26">נתלו</text:span><text:span text:style-name="T27"> </text:span><text:span text:style-name="T26">עד</text:span><text:span text:style-name="T27"> </text:span><text:span text:style-name="T26">יום</text:span><text:span text:style-name="T27"> </text:span><text:span text:style-name="T26">רביעי.</text:span>'</text:p>
      <text:p text:style-name="P6"/>
      <text:p text:style-name="P4">אמר<text:span text:style-name="T1"> </text:span>רב<text:span text:style-name="T1"> </text:span>זוטרא<text:span text:style-name="T1"> </text:span>בר<text:span text:style-name="T1"> </text:span>טוביא<text:span text:style-name="T1"> </text:span>אמר<text:span text:style-name="T1"> </text:span>רב: בעשרה<text:span text:style-name="T1"> </text:span>דברים<text:span text:style-name="T1"> </text:span>נברא<text:span text:style-name="T1"> </text:span>העולם: בחכמה<text:span text:style-name="T1"> </text:span><text:span text:style-name="T18">(יודע</text:span><text:span text:style-name="T4"> </text:span><text:span text:style-name="T18">מה</text:span><text:span text:style-name="T4"> </text:span><text:span text:style-name="T18">שלמד)</text:span> ובתבונה<text:span text:style-name="T1"> </text:span><text:span text:style-name="T18">(שהוא</text:span><text:span text:style-name="T4"> </text:span><text:span text:style-name="T18">מבין</text:span><text:span text:style-name="T4"> </text:span><text:span text:style-name="T18">דבר</text:span><text:span text:style-name="T4"> </text:span><text:span text:style-name="T18">חדש</text:span><text:span text:style-name="T4"> </text:span><text:span text:style-name="T18">מפלפול</text:span><text:span text:style-name="T4"> </text:span><text:span text:style-name="T18">חכמתו)</text:span> ובדעת<text:span text:style-name="T1"> </text:span><text:span text:style-name="T18">(ישוב)</text:span> ובכח<text:span text:style-name="T1"> </text:span><text:span text:style-name="T18">(הוא</text:span><text:span text:style-name="T4"> </text:span><text:span text:style-name="T18">כח</text:span><text:span text:style-name="T4"> </text:span><text:span text:style-name="T18">הזרוע)</text:span> ובגערה<text:span text:style-name="T1"> </text:span><text:span text:style-name="T18">(נזיפה, כדאמרינן</text:span><text:span text:style-name="T4"> </text:span><text:span text:style-name="T18">לקמן: שגער</text:span><text:span text:style-name="T4"> </text:span><text:span text:style-name="T18">בו</text:span><text:span text:style-name="T4"> </text:span><text:span text:style-name="T18">ועמד)</text:span> ובגבורה<text:span text:style-name="T1"> </text:span><text:span text:style-name="T18">(גבורת</text:span><text:span text:style-name="T4"> </text:span><text:span text:style-name="T18">הלב)</text:span> בצדק<text:span text:style-name="T1"> </text:span>ובמשפט<text:span text:style-name="T1"> </text:span>בחסד<text:span text:style-name="T1"> </text:span>וברחמים:</text:p>
      <text:p text:style-name="P4">בחכמה<text:span text:style-name="T1"> </text:span>ובתבונה<text:span text:style-name="T1"> </text:span>- דכתיב<text:span text:style-name="T1"> </text:span><text:span text:style-name="T19">(משלי</text:span><text:span text:style-name="T3"> </text:span><text:span text:style-name="T19">ג,יט)</text:span><text:span text:style-name="T22"> ה' בחכמה</text:span><text:span text:style-name="T1"> </text:span><text:span text:style-name="T22">יסד</text:span><text:span text:style-name="T1"> </text:span><text:span text:style-name="T22">ארץ</text:span><text:span text:style-name="T1"> </text:span><text:span text:style-name="T22">כונן</text:span><text:span text:style-name="T1"> </text:span><text:span text:style-name="T22">שמים</text:span><text:span text:style-name="T1"> </text:span><text:span text:style-name="T22">בתבונה</text:span>;</text:p>
      <text:p text:style-name="P4">בדעת<text:span text:style-name="T1"> </text:span>- דכתיב<text:span text:style-name="T1"> </text:span><text:span text:style-name="T19">(משלי</text:span><text:span text:style-name="T3"> </text:span><text:span text:style-name="T19">ג,כ)</text:span><text:span text:style-name="T22"> בדעתו</text:span><text:span text:style-name="T1"> </text:span><text:span text:style-name="T22">תהומות</text:span><text:span text:style-name="T1"> </text:span><text:span text:style-name="T22">נבקעו</text:span><text:span text:style-name="T1"> </text:span><text:span text:style-name="T24">[ושחקים</text:span><text:span text:style-name="T4"> </text:span><text:span text:style-name="T24">ירעפו</text:span><text:span text:style-name="T4"> </text:span><text:span text:style-name="T24">טל]</text:span>;</text:p>
      <text:p text:style-name="P4"><text:soft-page-break/>בכח<text:span text:style-name="T1"> </text:span>וגבורה<text:span text:style-name="T1"> </text:span>- דכתיב<text:span text:style-name="T1"> </text:span><text:span text:style-name="T19">(תהלים</text:span><text:span text:style-name="T3"> </text:span><text:span text:style-name="T19">סה,ז)</text:span><text:span text:style-name="T22"> מכין</text:span><text:span text:style-name="T1"> </text:span><text:span text:style-name="T22">הרים</text:span><text:span text:style-name="T1"> </text:span><text:span text:style-name="T22">בכחו</text:span><text:span text:style-name="T1"> </text:span><text:span text:style-name="T22">נאזר</text:span><text:span text:style-name="T1"> </text:span><text:span text:style-name="T22">בגבורה</text:span>;</text:p>
      <text:p text:style-name="P4">בגערה<text:span text:style-name="T1"> </text:span>- דכתיב<text:span text:style-name="T1"> </text:span><text:span text:style-name="T19">(איוב</text:span><text:span text:style-name="T3"> </text:span><text:span text:style-name="T19">כו,יא)</text:span><text:span text:style-name="T22"> עמודי</text:span><text:span text:style-name="T1"> </text:span><text:span text:style-name="T22">שמים</text:span><text:span text:style-name="T1"> </text:span><text:span text:style-name="T22">ירופפו</text:span><text:span text:style-name="T1"> </text:span><text:span text:style-name="T22">ויתמהו</text:span><text:span text:style-name="T1"> </text:span><text:span text:style-name="T22">מגערתו</text:span>; </text:p>
      <text:p text:style-name="P4">בצדק<text:span text:style-name="T1"> </text:span>ומשפט<text:span text:style-name="T1"> </text:span>- דכתיב<text:span text:style-name="T1"> </text:span><text:span text:style-name="T19">(תהלים</text:span><text:span text:style-name="T3"> </text:span><text:span text:style-name="T19">פט,טו)</text:span><text:span text:style-name="T22"> צדק</text:span><text:span text:style-name="T1"> </text:span><text:span text:style-name="T22">ומשפט</text:span><text:span text:style-name="T1"> </text:span><text:span text:style-name="T22">מכון</text:span><text:span text:style-name="T1"> </text:span><text:span text:style-name="T22">כסאך</text:span><text:span text:style-name="T1"> </text:span><text:span text:style-name="T24">[חסד</text:span><text:span text:style-name="T4"> </text:span><text:span text:style-name="T24">ואמת</text:span><text:span text:style-name="T4"> </text:span><text:span text:style-name="T24">יקדמו</text:span><text:span text:style-name="T4"> </text:span><text:span text:style-name="T24">פניך]</text:span>;</text:p>
      <text:p text:style-name="P4">בחסד<text:span text:style-name="T1"> </text:span>ורחמים<text:span text:style-name="T1"> </text:span>- דכתיב<text:span text:style-name="T1"> </text:span><text:span text:style-name="T19">(תהלים</text:span><text:span text:style-name="T3"> </text:span><text:span text:style-name="T19">כה,ו)</text:span><text:span text:style-name="T22"> זכר</text:span><text:span text:style-name="T1"> </text:span><text:span text:style-name="T22">רחמיך</text:span><text:span text:style-name="T1"> </text:span><text:span text:style-name="T22">ה' וחסדיך</text:span><text:span text:style-name="T1"> </text:span><text:span text:style-name="T22">כי</text:span><text:span text:style-name="T1"> </text:span><text:span text:style-name="T22">מעולם</text:span><text:span text:style-name="T1"> </text:span><text:span text:style-name="T22">המה</text:span>.</text:p>
      <text:p text:style-name="P6"/>
      <text:p text:style-name="P4">ואמר<text:span text:style-name="T1"> </text:span>רב<text:span text:style-name="T1"> </text:span>יהודה<text:span text:style-name="T1"> </text:span>אמר<text:span text:style-name="T1"> </text:span>רב: בשעה<text:span text:style-name="T1"> </text:span>שברא<text:span text:style-name="T1"> </text:span>הקב"ה<text:span text:style-name="T1"> </text:span>את<text:span text:style-name="T1"> </text:span>העולם<text:span text:style-name="T1"> </text:span>- היה<text:span text:style-name="T1"> </text:span>מרחיב<text:span text:style-name="T1"> </text:span>והולך<text:span text:style-name="T1"> </text:span>כשתי<text:span text:style-name="T1"> </text:span>פקעיות<text:span text:style-name="T1"> </text:span><text:span text:style-name="T18">(לומישי"ל</text:span><text:span text:style-name="T4"> </text:span><text:span text:style-name="T18">בלעז, פקעת</text:span><text:span text:style-name="T4"> </text:span><text:span text:style-name="T18">של</text:span><text:span text:style-name="T4"> </text:span><text:span text:style-name="T18">חוטים)</text:span> של<text:span text:style-name="T1"> </text:span>שתִי, עד<text:span text:style-name="T1"> </text:span>שגער<text:span text:style-name="T1"> </text:span>בו<text:span text:style-name="T1"> </text:span>הקב"ה<text:span text:style-name="T1"> </text:span>והעמידו, שנאמר<text:span text:style-name="T1"> </text:span>'<text:span text:style-name="T22">עמודי</text:span><text:span text:style-name="T1"> </text:span><text:span text:style-name="T22">שמים</text:span><text:span text:style-name="T1"> </text:span><text:span text:style-name="T22">ירופפו</text:span><text:span text:style-name="T1"> </text:span><text:span text:style-name="T22">ויתמהו</text:span><text:span text:style-name="T1"> </text:span><text:span text:style-name="T22">מגערתו</text:span>', והיינו<text:span text:style-name="T1"> </text:span>דאמר<text:span text:style-name="T1"> </text:span>ריש<text:span text:style-name="T1"> </text:span>לקיש: מאי<text:span text:style-name="T1"> </text:span>דכתיב<text:span text:style-name="T1"> </text:span><text:span text:style-name="T19">(בראשית</text:span><text:span text:style-name="T3"> </text:span><text:span text:style-name="T19">יז,א; לה,א; איוב</text:span><text:span text:style-name="T3"> </text:span><text:span text:style-name="T19">יג,ג)</text:span> '<text:span text:style-name="T22">אני</text:span><text:span text:style-name="T1"> </text:span><text:span text:style-name="T22">אל</text:span><text:span text:style-name="T1"> </text:span><text:span text:style-name="T22">שדי</text:span>'? - אני<text:span text:style-name="T1"> </text:span>הוא<text:span text:style-name="T1"> </text:span>שאמרתי<text:span text:style-name="T1"> </text:span>לעולם<text:span text:style-name="T1"> </text:span>די: </text:p>
      <text:p text:style-name="P4">אמר<text:span text:style-name="T1"> </text:span>ריש<text:span text:style-name="T1"> </text:span>לקיש: בשעה<text:span text:style-name="T1"> </text:span>שברא<text:span text:style-name="T1"> </text:span>הקב"ה<text:span text:style-name="T1"> </text:span>את<text:span text:style-name="T1"> </text:span>הים<text:span text:style-name="T1"> </text:span>- היה<text:span text:style-name="T1"> </text:span>מרחיב<text:span text:style-name="T1"> </text:span>והולך<text:span text:style-name="T1"> </text:span>עד<text:span text:style-name="T1"> </text:span>שגער<text:span text:style-name="T1"> </text:span>בו<text:span text:style-name="T1"> </text:span>הקב"ה<text:span text:style-name="T1"> </text:span>ויבשו, שנאמר<text:span text:style-name="T1"> </text:span><text:span text:style-name="T19">(נחום</text:span><text:span text:style-name="T3"> </text:span><text:span text:style-name="T19">א,ד)</text:span><text:span text:style-name="T22"> </text:span><text:span text:style-name="T101">גּוֹעֵר</text:span><text:span text:style-name="T97"> </text:span><text:span text:style-name="T101">בַּיָּם</text:span><text:span text:style-name="T97"> </text:span><text:span text:style-name="T101">וַיַּבְּשֵׁהוּ</text:span><text:span text:style-name="T97"> </text:span><text:span text:style-name="T101">וְכָל</text:span><text:span text:style-name="T97"> </text:span><text:span text:style-name="T101">הַנְּהָרוֹת</text:span><text:span text:style-name="T97"> </text:span><text:span text:style-name="T101">הֶחֱרִיב</text:span><text:span text:style-name="T97"> </text:span><text:span text:style-name="T102">[אֻמְלַל</text:span><text:span text:style-name="T99"> </text:span><text:span text:style-name="T102">בָּשָׁן</text:span><text:span text:style-name="T99"> </text:span><text:span text:style-name="T102">וְכַרְמֶל</text:span><text:span text:style-name="T99"> </text:span><text:span text:style-name="T102">וּפֶרַח</text:span><text:span text:style-name="T99"> </text:span><text:span text:style-name="T102">לְבָנוֹן</text:span><text:span text:style-name="T99"> </text:span><text:span text:style-name="T102">אֻמְלָל]</text:span>.</text:p>
      <text:p text:style-name="P4"/>
      <text:p text:style-name="P4">תנו<text:span text:style-name="T1"> </text:span>רבנן: '<text:span text:style-name="T35">בית</text:span><text:span text:style-name="T6"> </text:span><text:span text:style-name="T35">שמאי</text:span><text:span text:style-name="T6"> </text:span><text:span text:style-name="T35">אומרים: שמים</text:span><text:span text:style-name="T6"> </text:span><text:span text:style-name="T35">נבראו</text:span><text:span text:style-name="T6"> </text:span><text:span text:style-name="T35">תחלה</text:span><text:span text:style-name="T6"> </text:span><text:span text:style-name="T35">ואחר</text:span><text:span text:style-name="T6"> </text:span><text:span text:style-name="T35">כך</text:span><text:span text:style-name="T6"> </text:span><text:span text:style-name="T35">נבראת</text:span><text:span text:style-name="T6"> </text:span><text:span text:style-name="T35">הארץ, שנאמר</text:span><text:span text:style-name="T6"> </text:span><text:span text:style-name="T19">(בראשית</text:span><text:span text:style-name="T3"> </text:span><text:span text:style-name="T19">א,א)</text:span><text:span text:style-name="T25"> בראשית</text:span><text:span text:style-name="T6"> </text:span><text:span text:style-name="T25">ברא</text:span><text:span text:style-name="T6"> </text:span><text:span text:style-name="T25">אלהים</text:span><text:span text:style-name="T6"> </text:span><text:span text:style-name="T25">את</text:span><text:span text:style-name="T6"> </text:span><text:span text:style-name="T25">השמים</text:span><text:span text:style-name="T6"> </text:span><text:span text:style-name="T25">ואת</text:span><text:span text:style-name="T6"> </text:span><text:span text:style-name="T25">הארץ</text:span><text:span text:style-name="T35">, ובית</text:span><text:span text:style-name="T6"> </text:span><text:span text:style-name="T35">הלל</text:span><text:span text:style-name="T6"> </text:span><text:span text:style-name="T35">אומרים: ארץ</text:span><text:span text:style-name="T6"> </text:span><text:span text:style-name="T35">נבראת</text:span><text:span text:style-name="T6"> </text:span><text:span text:style-name="T35">תחלה</text:span><text:span text:style-name="T6"> </text:span><text:span text:style-name="T35">ואחר</text:span><text:span text:style-name="T6"> </text:span><text:span text:style-name="T35">כך</text:span><text:span text:style-name="T6"> </text:span><text:span text:style-name="T35">שמים, שנאמר</text:span><text:span text:style-name="T6"> </text:span><text:span text:style-name="T24">[</text:span><text:span text:style-name="T19">בראשית</text:span><text:span text:style-name="T3"> </text:span><text:span text:style-name="T19">ב,א: </text:span><text:span text:style-name="T24">אלה</text:span><text:span text:style-name="T4"> </text:span><text:span text:style-name="T24">תולדות</text:span><text:span text:style-name="T4"> </text:span><text:span text:style-name="T24">השמים</text:span><text:span text:style-name="T4"> </text:span><text:span text:style-name="T24">והארץ</text:span><text:span text:style-name="T4"> </text:span><text:span text:style-name="T24">בהבראם]</text:span><text:span text:style-name="T25"> ביום</text:span><text:span text:style-name="T6"> </text:span><text:span text:style-name="T25">עשות</text:span><text:span text:style-name="T6"> </text:span><text:span text:style-name="T25">ה' אלהים</text:span><text:span text:style-name="T6"> </text:span><text:span text:style-name="T25">ארץ</text:span><text:span text:style-name="T6"> </text:span><text:span text:style-name="T25">ושמים</text:span><text:span text:style-name="T35">. </text:span></text:p>
      <text:p text:style-name="P4"><text:span text:style-name="T35">אמר</text:span><text:span text:style-name="T6"> </text:span><text:span text:style-name="T35">להם</text:span><text:span text:style-name="T6"> </text:span><text:span text:style-name="T35">בית</text:span><text:span text:style-name="T6"> </text:span><text:span text:style-name="T35">הלל</text:span><text:span text:style-name="T6"> </text:span><text:span text:style-name="T35">לבית</text:span><text:span text:style-name="T6"> </text:span><text:span text:style-name="T35">שמאי: לדבריכם</text:span><text:span text:style-name="T6"> </text:span><text:span text:style-name="T35">אדם</text:span><text:span text:style-name="T6"> </text:span><text:span text:style-name="T35">בונה</text:span><text:span text:style-name="T6"> </text:span><text:span text:style-name="T35">עלייה</text:span><text:span text:style-name="T6"> </text:span><text:span text:style-name="T35">ואחר</text:span><text:span text:style-name="T6"> </text:span><text:span text:style-name="T35">כך</text:span><text:span text:style-name="T6"> </text:span><text:span text:style-name="T35">בונה</text:span><text:span text:style-name="T6"> </text:span><text:span text:style-name="T35">בית, שנאמר</text:span><text:span text:style-name="T6"> </text:span><text:span text:style-name="T19">(עמוס</text:span><text:span text:style-name="T3"> </text:span><text:span text:style-name="T19">ט,ו)</text:span><text:span text:style-name="T30"> </text:span><text:span text:style-name="T104">הַבּוֹנֶה</text:span><text:span text:style-name="T105"> </text:span><text:span text:style-name="T104">בַשָּׁמַיִם</text:span><text:span text:style-name="T105"> </text:span><text:span text:style-name="T103">&lt;מעלותו&gt;</text:span><text:span text:style-name="T104"> מַעֲלוֹתָיו</text:span><text:span text:style-name="T105"> </text:span><text:span text:style-name="T104">וַאֲגֻדָּתוֹ</text:span><text:span text:style-name="T105"> </text:span><text:span text:style-name="T104">עַל</text:span><text:span text:style-name="T105"> </text:span><text:span text:style-name="T104">אֶרֶץ</text:span><text:span text:style-name="T105"> </text:span><text:span text:style-name="T104">יְסָדָהּ</text:span><text:span text:style-name="T105"> </text:span><text:span text:style-name="T102">[הַקֹּרֵא</text:span><text:span text:style-name="T99"> </text:span><text:span text:style-name="T102">לְמֵי</text:span><text:span text:style-name="T99"> </text:span><text:span text:style-name="T102">הַיָּם</text:span><text:span text:style-name="T99"> </text:span><text:span text:style-name="T102">וַיִּשְׁפְּכֵם</text:span><text:span text:style-name="T99"> </text:span><text:span text:style-name="T102">עַל</text:span><text:span text:style-name="T99"> </text:span><text:span text:style-name="T102">פְּנֵי</text:span><text:span text:style-name="T99"> </text:span><text:span text:style-name="T102">הָאָרֶץ</text:span><text:span text:style-name="T99"> </text:span><text:span text:style-name="T102">ה' שְׁמוֹ]</text:span><text:span text:style-name="T35"> </text:span><text:span text:style-name="T18">(אלמא</text:span><text:span text:style-name="T4"> </text:span><text:span text:style-name="T18">'עלייה' מיקרו)</text:span><text:span text:style-name="T35">?</text:span></text:p>
      <text:p text:style-name="P4"><text:span text:style-name="T35">אמר</text:span><text:span text:style-name="T6"> </text:span><text:span text:style-name="T35">להם</text:span><text:span text:style-name="T6"> </text:span><text:span text:style-name="T35">בית</text:span><text:span text:style-name="T6"> </text:span><text:span text:style-name="T35">שמאי</text:span><text:span text:style-name="T6"> </text:span><text:span text:style-name="T35">לבית</text:span><text:span text:style-name="T6"> </text:span><text:span text:style-name="T35">הלל: לדבריכם, אדם</text:span><text:span text:style-name="T6"> </text:span><text:span text:style-name="T35">עושה</text:span><text:span text:style-name="T6"> </text:span><text:span text:style-name="T35">שרפרף</text:span><text:span text:style-name="T6"> </text:span><text:span text:style-name="T35">ואחר</text:span><text:span text:style-name="T6"> </text:span><text:span text:style-name="T35">כך</text:span><text:span text:style-name="T6"> </text:span><text:span text:style-name="T35">עושה</text:span><text:span text:style-name="T6"> </text:span><text:span text:style-name="T35">כסא, שנאמר</text:span><text:span text:style-name="T6"> </text:span><text:span text:style-name="T19">(ישעיהו</text:span><text:span text:style-name="T3"> </text:span><text:span text:style-name="T19">סו,א)</text:span><text:span text:style-name="T25"> כה</text:span><text:span text:style-name="T6"> </text:span><text:span text:style-name="T25">אמר</text:span><text:span text:style-name="T6"> </text:span><text:span text:style-name="T25">ה' השמים</text:span><text:span text:style-name="T6"> </text:span><text:span text:style-name="T25">כסאי</text:span><text:span text:style-name="T6"> </text:span><text:span text:style-name="T25">והארץ</text:span><text:span text:style-name="T6"> </text:span><text:span text:style-name="T25">הדום</text:span><text:span text:style-name="T6"> </text:span><text:span text:style-name="T25">רגלי</text:span><text:span text:style-name="T6"> </text:span><text:span text:style-name="T24">[אי</text:span><text:span text:style-name="T4"> </text:span><text:span text:style-name="T24">זה</text:span><text:span text:style-name="T4"> </text:span><text:span text:style-name="T24">בית</text:span><text:span text:style-name="T4"> </text:span><text:span text:style-name="T24">אשר</text:span><text:span text:style-name="T4"> </text:span><text:span text:style-name="T24">תבנו</text:span><text:span text:style-name="T4"> </text:span><text:span text:style-name="T24">לי</text:span><text:span text:style-name="T4"> </text:span><text:span text:style-name="T24">ואי</text:span><text:span text:style-name="T4"> </text:span><text:span text:style-name="T24">זה</text:span><text:span text:style-name="T4"> </text:span><text:span text:style-name="T24">מקום</text:span><text:span text:style-name="T4"> </text:span><text:span text:style-name="T24">מנוחתי]</text:span><text:span text:style-name="T35"> </text:span><text:span text:style-name="T18">(שרפרף</text:span><text:span text:style-name="T4"> </text:span><text:span text:style-name="T18">- לרגליו, וכסא</text:span><text:span text:style-name="T4"> – </text:span><text:span text:style-name="T18">לישב; על</text:span><text:span text:style-name="T4"> </text:span><text:span text:style-name="T18">כרחך</text:span><text:span text:style-name="T4"> </text:span><text:span text:style-name="T18">הכסא</text:span><text:span text:style-name="T4"> </text:span><text:span text:style-name="T18">עשוי</text:span><text:span text:style-name="T4"> </text:span><text:span text:style-name="T18">תחלה, ולפי</text:span><text:span text:style-name="T4"> </text:span><text:span text:style-name="T18">גובה</text:span><text:span text:style-name="T4"> </text:span><text:span text:style-name="T18">הכסא</text:span><text:span text:style-name="T4"> </text:span><text:span text:style-name="T18">הוא</text:span><text:span text:style-name="T4"> </text:span><text:span text:style-name="T18">מתקן</text:span><text:span text:style-name="T4"> </text:span><text:span text:style-name="T18">השרפרף)</text:span><text:span text:style-name="T35">?</text:span></text:p>
      <text:p text:style-name="P4"><text:span text:style-name="T35">וחכמים</text:span><text:span text:style-name="T6"> </text:span><text:span text:style-name="T35">אומרים: זה</text:span><text:span text:style-name="T6"> </text:span><text:span text:style-name="T35">וזה</text:span><text:span text:style-name="T6"> </text:span><text:span text:style-name="T35">כאחת</text:span><text:span text:style-name="T6"> </text:span><text:span text:style-name="T35">נבראו, שנאמר</text:span><text:span text:style-name="T6"> </text:span><text:span text:style-name="T19">(ישעיהו</text:span><text:span text:style-name="T3"> </text:span><text:span text:style-name="T19">מח,יג)</text:span><text:span text:style-name="T30"> </text:span><text:span text:style-name="T104">אַף</text:span><text:span text:style-name="T105"> </text:span><text:span text:style-name="T104">יָדִי</text:span><text:span text:style-name="T105"> </text:span><text:span text:style-name="T104">יָסְדָה</text:span><text:span text:style-name="T105"> </text:span><text:span text:style-name="T104">אֶרֶץ</text:span><text:span text:style-name="T105"> </text:span><text:span text:style-name="T104">וִימִינִי</text:span><text:span text:style-name="T105"> </text:span><text:span text:style-name="T104">טִפְּחָה</text:span><text:span text:style-name="T105"> </text:span><text:span text:style-name="T104">שָׁמָיִם</text:span><text:span text:style-name="T105"> </text:span><text:span text:style-name="T104">קֹרֵא</text:span><text:span text:style-name="T105"> </text:span><text:span text:style-name="T104">אֲנִי</text:span><text:span text:style-name="T105"> </text:span><text:span text:style-name="T104">אֲלֵיהֶם</text:span><text:span text:style-name="T105"> </text:span><text:span text:style-name="T104">יַעַמְדוּ</text:span><text:span text:style-name="T105"> </text:span><text:span text:style-name="T104">יַחְדָּו</text:span><text:span text:style-name="T105"> </text:span><text:span text:style-name="T18">(מסיפיה</text:span><text:span text:style-name="T4"> </text:span><text:span text:style-name="T18">דקרא</text:span><text:span text:style-name="T4"> </text:span><text:span text:style-name="T18">יליף, דכתיב</text:span><text:span text:style-name="T4"> </text:span><text:span text:style-name="T24">יעמדו</text:span><text:span text:style-name="T4"> </text:span><text:span text:style-name="T24">יחדו</text:span><text:span text:style-name="T4"> </text:span><text:span text:style-name="T18">כשבראן</text:span><text:span text:style-name="T4"> </text:span><text:span text:style-name="T18">ועשאן</text:span><text:span text:style-name="T4"> </text:span><text:span text:style-name="T18">פקעיות, כמו</text:span><text:span text:style-name="T4"> </text:span><text:span text:style-name="T18">שאמרנו</text:span><text:span text:style-name="T4"> </text:span><text:span text:style-name="T18">למעלה)</text:span><text:span text:style-name="T35">.</text:span>'</text:p>
      <text:p text:style-name="P4">ואידך, מאי<text:span text:style-name="T1"> </text:span>'<text:span text:style-name="T22">יחדו</text:span>'?</text:p>
      <text:p text:style-name="P4">דלא<text:span text:style-name="T1"> </text:span>משתלפי<text:span text:style-name="T1"> </text:span>מהדדי<text:span text:style-name="T1"> </text:span><text:span text:style-name="T43">[שאין</text:span><text:span text:style-name="T48"> </text:span><text:span text:style-name="T43">לנתקם</text:span><text:span text:style-name="T48"> </text:span><text:span text:style-name="T43">זה</text:span><text:span text:style-name="T48"> </text:span><text:span text:style-name="T43">מזה]</text:span>. </text:p>
      <text:p text:style-name="P4"><text:span text:style-name="T43">[מכל</text:span><text:span text:style-name="T48"> </text:span><text:span text:style-name="T43">מקום]</text:span> קשו<text:span text:style-name="T1"> </text:span>קראי<text:span text:style-name="T1"> </text:span>אהדדי?</text:p>
      <text:p text:style-name="P4">אמר<text:span text:style-name="T1"> </text:span>ריש<text:span text:style-name="T1"> </text:span>לקיש: כשנבראו<text:span text:style-name="T1"> </text:span>- ברא<text:span text:style-name="T1"> </text:span>שמים<text:span text:style-name="T1"> </text:span>ואחר<text:span text:style-name="T1"> </text:span>כך<text:span text:style-name="T1"> </text:span>ברא<text:span text:style-name="T1"> </text:span>הארץ, וכשנטה<text:span text:style-name="T1"> </text:span>- נטה<text:span text:style-name="T1"> </text:span>הארץ<text:span text:style-name="T1"> </text:span>ואחר<text:span text:style-name="T1"> </text:span>כך<text:span text:style-name="T1"> </text:span>נטה<text:span text:style-name="T1"> </text:span>שמים.</text:p>
      <text:p text:style-name="P4">מאי<text:span text:style-name="T1"> </text:span>'שמים'?</text:p>
      <text:p text:style-name="P4">אמר<text:span text:style-name="T1"> </text:span>רבי<text:span text:style-name="T1"> </text:span>יוסי<text:span text:style-name="T1"> </text:span>בר<text:span text:style-name="T1"> </text:span>חנינא: ששם<text:span text:style-name="T1"> </text:span>מים.</text:p>
      <text:p text:style-name="P4">במתניתא<text:span text:style-name="T1"> </text:span>תנא: '<text:span text:style-name="T26">אש</text:span><text:span text:style-name="T27"> </text:span><text:span text:style-name="T26">ומים, מלמד</text:span><text:span text:style-name="T27"> </text:span><text:span text:style-name="T26">שהביאן</text:span><text:span text:style-name="T27"> </text:span><text:span text:style-name="T26">הקב"ה</text:span><text:span text:style-name="T27"> </text:span><text:span text:style-name="T26">וטרפן</text:span><text:span text:style-name="T27"> </text:span><text:span text:style-name="T18">(עירבן)</text:span><text:span text:style-name="T26"> זה</text:span><text:span text:style-name="T27"> </text:span><text:span text:style-name="T26">בזה</text:span><text:span text:style-name="T27"> </text:span><text:span text:style-name="T26">ועשה</text:span><text:span text:style-name="T27"> </text:span><text:span text:style-name="T26">מהן</text:span><text:span text:style-name="T27"> </text:span><text:span text:style-name="T26">רקיע</text:span>'.</text:p>
      <text:p text:style-name="P4"><text:span text:style-name="T35">שאל</text:span><text:span text:style-name="T6"> </text:span><text:span text:style-name="T35">רבי</text:span><text:span text:style-name="T6"> </text:span><text:span text:style-name="T35">ישמעאל</text:span><text:span text:style-name="T6"> </text:span><text:span text:style-name="T35">את</text:span><text:span text:style-name="T6"> </text:span><text:span text:style-name="T35">רבי</text:span><text:span text:style-name="T6"> </text:span><text:span text:style-name="T35">עקיבא</text:span><text:span text:style-name="T6"> </text:span><text:span text:style-name="T35">כשהיו</text:span><text:span text:style-name="T6"> </text:span><text:span text:style-name="T35">מהלכין</text:span><text:span text:style-name="T6"> </text:span><text:span text:style-name="T35">בדרך, אמר</text:span><text:span text:style-name="T6"> </text:span><text:span text:style-name="T35">לו: אתה, ששימשת</text:span><text:span text:style-name="T6"> </text:span><text:span text:style-name="T35">את</text:span><text:span text:style-name="T6"> </text:span><text:span text:style-name="T35">נחום</text:span><text:span text:style-name="T6"> </text:span><text:span text:style-name="T35">איש</text:span><text:span text:style-name="T6"> </text:span><text:span text:style-name="T35">גם</text:span><text:span text:style-name="T6"> </text:span><text:span text:style-name="T35">זו</text:span><text:span text:style-name="T6"> </text:span><text:span text:style-name="T35">כ"ב</text:span><text:span text:style-name="T6"> </text:span><text:span text:style-name="T35">שנה, שהיה</text:span><text:span text:style-name="T6"> </text:span><text:span text:style-name="T35">דורש</text:span><text:span text:style-name="T6"> </text:span><text:span text:style-name="T35">כל</text:span><text:span text:style-name="T6"> </text:span><text:span text:style-name="T35">'את'ין</text:span><text:span text:style-name="T6"> </text:span><text:span text:style-name="T35">שבתורה, '</text:span><text:span text:style-name="T24">[</text:span><text:span text:style-name="T19">בראשית</text:span><text:span text:style-name="T3"> </text:span><text:span text:style-name="T19">א,א:</text:span><text:span text:style-name="T24"> בראשית</text:span><text:span text:style-name="T4"> </text:span><text:span text:style-name="T24">ברא</text:span><text:span text:style-name="T4"> </text:span><text:span text:style-name="T24">אלהים]</text:span><text:span text:style-name="T25"> את</text:span><text:span text:style-name="T6"> </text:span><text:span text:style-name="T25">השמים</text:span><text:span text:style-name="T6"> </text:span><text:span text:style-name="T25">ואת</text:span><text:span text:style-name="T6"> </text:span><text:span text:style-name="T25">הארץ</text:span><text:span text:style-name="T35">' מה</text:span><text:span text:style-name="T6"> </text:span><text:span text:style-name="T35">היה</text:span><text:span text:style-name="T6"> </text:span><text:span text:style-name="T35">דורש</text:span><text:span text:style-name="T6"> </text:span><text:span text:style-name="T35">בהן?</text:span></text:p>
      <text:p text:style-name="P4"><text:span text:style-name="T35">אמר</text:span><text:span text:style-name="T6"> </text:span><text:span text:style-name="T35">לו: אילו</text:span><text:span text:style-name="T6"> </text:span><text:span text:style-name="T35">נאמר</text:span><text:span text:style-name="T6"> </text:span><text:span text:style-name="T35">'</text:span><text:span text:style-name="T24">[בראשית</text:span><text:span text:style-name="T4"> </text:span><text:span text:style-name="T24">ברא</text:span><text:span text:style-name="T4"> </text:span><text:span text:style-name="T24">אלהים] </text:span><text:span text:style-name="T35">שמים</text:span><text:span text:style-name="T6"> </text:span><text:span text:style-name="T35">וארץ' הייתי</text:span><text:span text:style-name="T6"> </text:span><text:span text:style-name="T35">אומר</text:span><text:span text:style-name="T6"> </text:span><text:span text:style-name="T35">שמים</text:span><text:span text:style-name="T6"> </text:span><text:span text:style-name="T35">= שמו</text:span><text:span text:style-name="T6"> </text:span><text:span text:style-name="T35">של</text:span><text:span text:style-name="T6"> </text:span><text:span text:style-name="T35">הקב"ה; עכשיו</text:span><text:span text:style-name="T6"> </text:span><text:span text:style-name="T35">שנאמר</text:span><text:span text:style-name="T6"> </text:span><text:span text:style-name="T35">'</text:span><text:span text:style-name="T25">את</text:span><text:span text:style-name="T6"> </text:span><text:span text:style-name="T25">השמים</text:span><text:span text:style-name="T6"> </text:span><text:span text:style-name="T25">ואת</text:span><text:span text:style-name="T6"> </text:span><text:span text:style-name="T25">הארץ</text:span><text:span text:style-name="T35">' שמים</text:span><text:span text:style-name="T6"> </text:span><text:span text:style-name="T35">= שמים</text:span><text:span text:style-name="T6"> </text:span><text:span text:style-name="T35">ממש, ארץ</text:span><text:span text:style-name="T6"> </text:span><text:span text:style-name="T35">= ארץ</text:span><text:span text:style-name="T6"> </text:span><text:span text:style-name="T35">ממש;</text:span></text:p>
      <text:p text:style-name="P4"/>
      <text:p text:style-name="P4">(חגיגה<text:span text:style-name="T1"> </text:span>יב,ב)</text:p>
      <text:p text:style-name="P4"><text:span text:style-name="T26">'</text:span><text:span text:style-name="T30">את</text:span><text:span text:style-name="T27"> </text:span><text:span text:style-name="T30">הארץ</text:span><text:span text:style-name="T26">' למה</text:span><text:span text:style-name="T27"> </text:span><text:span text:style-name="T26">לי? - להקדים</text:span><text:span text:style-name="T27"> </text:span><text:span text:style-name="T26">שמים</text:span><text:span text:style-name="T27"> </text:span><text:span text:style-name="T26">לארץ</text:span><text:span text:style-name="T1"> </text:span><text:span text:style-name="T18">(דאי</text:span><text:span text:style-name="T4"> </text:span><text:span text:style-name="T18">לא</text:span><text:span text:style-name="T4"> </text:span><text:span text:style-name="T18">כתיב</text:span><text:span text:style-name="T4"> </text:span><text:span text:style-name="T18">'</text:span><text:span text:style-name="T24">את</text:span><text:span text:style-name="T18">', הוה</text:span><text:span text:style-name="T4"> </text:span><text:span text:style-name="T18">אמינא</text:span><text:span text:style-name="T4"> </text:span><text:span text:style-name="T18">כאחת</text:span><text:span text:style-name="T4"> </text:span><text:span text:style-name="T18">נבראו</text:span><text:span text:style-name="T4"> </text:span><text:span text:style-name="T18">אלא</text:span><text:span text:style-name="T4"> </text:span><text:span text:style-name="T18">שאי</text:span><text:span text:style-name="T4"> </text:span><text:span text:style-name="T18">אפשר</text:span><text:span text:style-name="T4"> </text:span><text:span text:style-name="T18">לקרות</text:span><text:span text:style-name="T4"> </text:span><text:span text:style-name="T18">שני</text:span><text:span text:style-name="T4"> </text:span><text:span text:style-name="T18">שמות</text:span><text:span text:style-name="T4"> </text:span><text:span text:style-name="T18">כאחת</text:span><text:span text:style-name="T4"> </text:span><text:span text:style-name="T18">- להכי</text:span><text:span text:style-name="T4"> </text:span><text:span text:style-name="T18">כתב</text:span><text:span text:style-name="T4"> </text:span><text:span text:style-name="T18">'</text:span><text:span text:style-name="T24">את</text:span><text:span text:style-name="T18">': להקדים)</text:span>.</text:p>
      <text:p text:style-name="P4"><text:span text:style-name="T19">(בראשית</text:span><text:span text:style-name="T3"> </text:span><text:span text:style-name="T19">א,ב)</text:span><text:span text:style-name="T22"> והארץ</text:span><text:span text:style-name="T1"> </text:span><text:span text:style-name="T22">היתה</text:span><text:span text:style-name="T1"> </text:span><text:span text:style-name="T22">תהו</text:span><text:span text:style-name="T1"> </text:span><text:span text:style-name="T22">ובהו</text:span><text:span text:style-name="T1"> </text:span><text:span text:style-name="T24">[וחשך</text:span><text:span text:style-name="T4"> </text:span><text:span text:style-name="T24">על</text:span><text:span text:style-name="T4"> </text:span><text:span text:style-name="T24">פני</text:span><text:span text:style-name="T4"> </text:span><text:span text:style-name="T24">תהום</text:span><text:span text:style-name="T4"> </text:span><text:span text:style-name="T24">ורוח</text:span><text:span text:style-name="T4"> </text:span><text:span text:style-name="T24">אלהים</text:span><text:span text:style-name="T4"> </text:span><text:span text:style-name="T24">מרחפת</text:span><text:span text:style-name="T4"> </text:span><text:span text:style-name="T24">על</text:span><text:span text:style-name="T4"> </text:span><text:span text:style-name="T24">פני</text:span><text:span text:style-name="T4"> </text:span><text:span text:style-name="T24">המים]</text:span> - מכדי<text:span text:style-name="T1"> </text:span>בשמים<text:span text:style-name="T1"> </text:span>אתחיל<text:span text:style-name="T1"> </text:span>ברישא, מאי<text:span text:style-name="T1"> </text:span>שנא<text:span text:style-name="T1"> </text:span>דקא<text:span text:style-name="T1"> </text:span>חשיב<text:span text:style-name="T1"> </text:span>מעשה<text:span text:style-name="T1"> </text:span>ארץ?</text:p>
      <text:p text:style-name="P4">תנא<text:span text:style-name="T1"> </text:span>דבי<text:span text:style-name="T1"> </text:span>רבי<text:span text:style-name="T1"> </text:span>ישמעאל: משל<text:span text:style-name="T1"> </text:span>למלך<text:span text:style-name="T1"> </text:span>בשר<text:span text:style-name="T1"> </text:span>ודם<text:span text:style-name="T1"> </text:span>שאמר<text:span text:style-name="T1"> </text:span>לעבדיו: השכימו<text:span text:style-name="T1"> </text:span>לפתחי! השכים<text:span text:style-name="T1"> </text:span>ומצא<text:span text:style-name="T1"> </text:span>נשים<text:span text:style-name="T1"> </text:span>ואנשים, למי<text:span text:style-name="T1"> </text:span>משבח? למי<text:span text:style-name="T1"> </text:span>שאין<text:span text:style-name="T1"> </text:span>דרכו<text:span text:style-name="T1"> </text:span>להשכים<text:span text:style-name="T1"> </text:span>והשכים! <text:span text:style-name="T18">(הכא</text:span><text:span text:style-name="T4"> </text:span><text:span text:style-name="T18">נמי</text:span><text:span text:style-name="T4"> </text:span><text:span text:style-name="T18">דקָרא</text:span><text:span text:style-name="T4"> </text:span><text:span text:style-name="T18">לשמים</text:span><text:span text:style-name="T4"> </text:span><text:soft-page-break/><text:span text:style-name="T18">תחלה, הוה</text:span><text:span text:style-name="T4"> </text:span><text:span text:style-name="T18">ליה</text:span><text:span text:style-name="T4"> </text:span><text:span text:style-name="T18">ארץ</text:span><text:span text:style-name="T4"> </text:span><text:span text:style-name="T18">= אין</text:span><text:span text:style-name="T4"> </text:span><text:span text:style-name="T18">דרכו</text:span><text:span text:style-name="T4"> </text:span><text:span text:style-name="T18">להשכים, ועוד: שכל</text:span><text:span text:style-name="T4"> </text:span><text:span text:style-name="T18">מעשה</text:span><text:span text:style-name="T4"> </text:span><text:span text:style-name="T18">ארץ</text:span><text:span text:style-name="T4"> </text:span><text:span text:style-name="T18">מתונים, ומעשה</text:span><text:span text:style-name="T4"> </text:span><text:span text:style-name="T18">שמים</text:span><text:span text:style-name="T4"> </text:span><text:span text:style-name="T18">במהירות, וזו</text:span><text:span text:style-name="T4"> </text:span><text:span text:style-name="T42">[הארץ]</text:span><text:span text:style-name="T18"> השכימה</text:span><text:span text:style-name="T4"> </text:span><text:span text:style-name="T18">עמה, שנבראו</text:span><text:span text:style-name="T4"> </text:span><text:span text:style-name="T18">כאחת</text:span><text:span text:style-name="T4"> </text:span><text:span text:style-name="T18">- לכך</text:span><text:span text:style-name="T4"> </text:span><text:span text:style-name="T18">התחיל</text:span><text:span text:style-name="T4"> </text:span><text:span text:style-name="T18">לספר</text:span><text:span text:style-name="T4"> </text:span><text:span text:style-name="T18">מעשיה</text:span><text:span text:style-name="T4"> </text:span><text:span text:style-name="T18">תחלה)</text:span>. </text:p>
      <text:p text:style-name="P4"/>
      <text:p text:style-name="P4">תניא: '<text:span text:style-name="T35">רבי</text:span><text:span text:style-name="T6"> </text:span><text:span text:style-name="T35">יוסי</text:span><text:span text:style-name="T6"> </text:span><text:span text:style-name="T35">אומר: אוי</text:span><text:span text:style-name="T6"> </text:span><text:span text:style-name="T35">להם</text:span><text:span text:style-name="T6"> </text:span><text:span text:style-name="T35">לבריות</text:span><text:span text:style-name="T6"> </text:span><text:span text:style-name="T35">שרואות</text:span><text:span text:style-name="T6"> </text:span><text:span text:style-name="T35">ואינן</text:span><text:span text:style-name="T6"> </text:span><text:span text:style-name="T35">יודעות</text:span><text:span text:style-name="T6"> </text:span><text:span text:style-name="T35">מה</text:span><text:span text:style-name="T6"> </text:span><text:span text:style-name="T35">רואות, עומדות</text:span><text:span text:style-name="T6"> </text:span><text:span text:style-name="T35">ואין</text:span><text:span text:style-name="T6"> </text:span><text:span text:style-name="T35">יודעות</text:span><text:span text:style-name="T6"> </text:span><text:span text:style-name="T35">על</text:span><text:span text:style-name="T6"> </text:span><text:span text:style-name="T35">מה</text:span><text:span text:style-name="T6"> </text:span><text:span text:style-name="T35">הן</text:span><text:span text:style-name="T6"> </text:span><text:span text:style-name="T35">עומדות: </text:span></text:p>
      <text:p text:style-name="P4"><text:span text:style-name="T35">הארץ</text:span><text:span text:style-name="T6"> </text:span><text:span text:style-name="T35">על</text:span><text:span text:style-name="T6"> </text:span><text:span text:style-name="T35">מה</text:span><text:span text:style-name="T6"> </text:span><text:span text:style-name="T35">עומדת? - על</text:span><text:span text:style-name="T6"> </text:span><text:span text:style-name="T35">העמודים, שנאמר</text:span><text:span text:style-name="T6"> </text:span><text:span text:style-name="T19">(איוב</text:span><text:span text:style-name="T3"> </text:span><text:span text:style-name="T19">ט,ו)</text:span><text:span text:style-name="T25"> </text:span><text:span text:style-name="T104">הַמַּרְגִּיז</text:span><text:span text:style-name="T105"> </text:span><text:span text:style-name="T104">אֶרֶץ</text:span><text:span text:style-name="T105"> </text:span><text:span text:style-name="T104">מִמְּקוֹמָהּ</text:span><text:span text:style-name="T105"> </text:span><text:span text:style-name="T104">וְעַמּוּדֶיהָ</text:span><text:span text:style-name="T105"> </text:span><text:span text:style-name="T104">יִתְפַלָּצוּן</text:span><text:span text:style-name="T35">;</text:span></text:p>
      <text:p text:style-name="P4"><text:span text:style-name="T35">עמודים</text:span><text:span text:style-name="T6"> </text:span><text:span text:style-name="T35">- על</text:span><text:span text:style-name="T6"> </text:span><text:span text:style-name="T35">המים, שנאמר</text:span><text:span text:style-name="T6"> </text:span><text:span text:style-name="T19">(תהלים</text:span><text:span text:style-name="T3"> </text:span><text:span text:style-name="T19">קלו,ו)</text:span><text:span text:style-name="T25"> לרוקע</text:span><text:span text:style-name="T6"> </text:span><text:span text:style-name="T25">הארץ</text:span><text:span text:style-name="T6"> </text:span><text:span text:style-name="T25">על</text:span><text:span text:style-name="T6"> </text:span><text:span text:style-name="T25">המים</text:span><text:span text:style-name="T6"> </text:span><text:span text:style-name="T24">[כי</text:span><text:span text:style-name="T4"> </text:span><text:span text:style-name="T24">לעולם</text:span><text:span text:style-name="T4"> </text:span><text:span text:style-name="T24">חסדו]</text:span><text:span text:style-name="T35">;</text:span></text:p>
      <text:p text:style-name="P4"><text:span text:style-name="T35">מים</text:span><text:span text:style-name="T6"> </text:span><text:span text:style-name="T35">- על</text:span><text:span text:style-name="T6"> </text:span><text:span text:style-name="T35">ההרים, שנאמר</text:span><text:span text:style-name="T6"> </text:span><text:span text:style-name="T24">[</text:span><text:span text:style-name="T19">תהלים</text:span><text:span text:style-name="T3"> </text:span><text:span text:style-name="T19">קד,ו: </text:span><text:span text:style-name="T24">תהום</text:span><text:span text:style-name="T4"> </text:span><text:span text:style-name="T24">כלבוש</text:span><text:span text:style-name="T4"> </text:span><text:span text:style-name="T24">כסיתו]</text:span><text:span text:style-name="T25"> על</text:span><text:span text:style-name="T6"> </text:span><text:span text:style-name="T25">הרים</text:span><text:span text:style-name="T6"> </text:span><text:span text:style-name="T25">יעמדו</text:span><text:span text:style-name="T6"> </text:span><text:span text:style-name="T25">מים</text:span><text:span text:style-name="T35">; </text:span></text:p>
      <text:p text:style-name="P4"><text:span text:style-name="T35">הרים</text:span><text:span text:style-name="T6"> – </text:span><text:span text:style-name="T35">ברוח, שנאמר</text:span><text:span text:style-name="T6"> </text:span><text:span text:style-name="T19">(עמוס</text:span><text:span text:style-name="T3"> </text:span><text:span text:style-name="T19">ד,יג)</text:span><text:span text:style-name="T25"> כי</text:span><text:span text:style-name="T6"> </text:span><text:span text:style-name="T25">הנה</text:span><text:span text:style-name="T6"> </text:span><text:span text:style-name="T25">יוצר</text:span><text:span text:style-name="T6"> </text:span><text:span text:style-name="T25">הרים</text:span><text:span text:style-name="T6"> </text:span><text:span text:style-name="T25">ובורא</text:span><text:span text:style-name="T6"> </text:span><text:span text:style-name="T25">רוח</text:span><text:span text:style-name="T6"> </text:span><text:span text:style-name="T24">[ומגיד</text:span><text:span text:style-name="T4"> </text:span><text:span text:style-name="T24">לאדם</text:span><text:span text:style-name="T4"> </text:span><text:span text:style-name="T24">מה</text:span><text:span text:style-name="T4"> </text:span><text:span text:style-name="T24">שחו</text:span><text:span text:style-name="T4"> </text:span><text:span text:style-name="T24">עשה</text:span><text:span text:style-name="T4"> </text:span><text:span text:style-name="T24">שחר</text:span><text:span text:style-name="T4"> </text:span><text:span text:style-name="T24">עיפה</text:span><text:span text:style-name="T4"> </text:span><text:span text:style-name="T24">ודרך</text:span><text:span text:style-name="T4"> </text:span><text:span text:style-name="T24">על</text:span><text:span text:style-name="T4"> </text:span><text:span text:style-name="T24">במתי</text:span><text:span text:style-name="T4"> </text:span><text:span text:style-name="T24">ארץ</text:span><text:span text:style-name="T4"> </text:span><text:span text:style-name="T24">ה' אלקי</text:span><text:span text:style-name="T4"> </text:span><text:span text:style-name="T24">צבאות</text:span><text:span text:style-name="T4"> </text:span><text:span text:style-name="T24">שמו]</text:span><text:span text:style-name="T35"> </text:span><text:span text:style-name="T18">(</text:span><text:span text:style-name="T24">יוצר</text:span><text:span text:style-name="T4"> </text:span><text:span text:style-name="T24">הרים</text:span><text:span text:style-name="T4"> </text:span><text:span text:style-name="T24">ובורא</text:span><text:span text:style-name="T4"> </text:span><text:span text:style-name="T24">רוח</text:span><text:span text:style-name="T4"> </text:span><text:span text:style-name="T18">- מה</text:span><text:span text:style-name="T4"> </text:span><text:span text:style-name="T18">ענין</text:span><text:span text:style-name="T4"> </text:span><text:span text:style-name="T18">זה</text:span><text:span text:style-name="T4"> </text:span><text:span text:style-name="T18">אצל</text:span><text:span text:style-name="T4"> </text:span><text:span text:style-name="T18">זה? אלא</text:span><text:span text:style-name="T4"> </text:span><text:span text:style-name="T18">ללמדך</text:span><text:span text:style-name="T4"> </text:span><text:span text:style-name="T18">שההרים</text:span><text:span text:style-name="T4"> </text:span><text:span text:style-name="T18">עומדין</text:span><text:span text:style-name="T4"> </text:span><text:span text:style-name="T18">על</text:span><text:span text:style-name="T4"> </text:span><text:span text:style-name="T18">הרוח)</text:span><text:span text:style-name="T35">;</text:span></text:p>
      <text:p text:style-name="P4"><text:span text:style-name="T35">רוח</text:span><text:span text:style-name="T6"> – </text:span><text:span text:style-name="T35">בסערה, שנאמר</text:span><text:span text:style-name="T6"> </text:span><text:span text:style-name="T24">[</text:span><text:span text:style-name="T19">תהלים</text:span><text:span text:style-name="T3"> </text:span><text:span text:style-name="T19">קמח,ח: </text:span><text:span text:style-name="T24">אש</text:span><text:span text:style-name="T4"> </text:span><text:span text:style-name="T24">וברד</text:span><text:span text:style-name="T4"> </text:span><text:span text:style-name="T24">שלג</text:span><text:span text:style-name="T4"> </text:span><text:span text:style-name="T24">וקיטור]</text:span><text:span text:style-name="T25"> רוח</text:span><text:span text:style-name="T6"> </text:span><text:span text:style-name="T25">סערה</text:span><text:span text:style-name="T6"> </text:span><text:span text:style-name="T25">עושה</text:span><text:span text:style-name="T6"> </text:span><text:span text:style-name="T25">דברו</text:span><text:span text:style-name="T6"> </text:span><text:span text:style-name="T18">(דבר</text:span><text:span text:style-name="T4"> </text:span><text:span text:style-name="T18">הרוח</text:span><text:span text:style-name="T4"> </text:span><text:span text:style-name="T18">סערה</text:span><text:span text:style-name="T4"> </text:span><text:span text:style-name="T18">עשאתו)</text:span><text:span text:style-name="T35">;</text:span></text:p>
      <text:p text:style-name="P4"><text:span text:style-name="T35">סערה</text:span><text:span text:style-name="T6"> </text:span><text:span text:style-name="T35">- תלויה</text:span><text:span text:style-name="T6"> </text:span><text:span text:style-name="T35">בזרועו</text:span><text:span text:style-name="T6"> </text:span><text:span text:style-name="T35">של</text:span><text:span text:style-name="T6"> </text:span><text:span text:style-name="T35">הקב"ה, שנאמר</text:span><text:span text:style-name="T6"> </text:span><text:span text:style-name="T24">[</text:span><text:span text:style-name="T19">דברים</text:span><text:span text:style-name="T3"> </text:span><text:span text:style-name="T19">לג,כז:</text:span><text:span text:style-name="T24"> מענה</text:span><text:span text:style-name="T4"> </text:span><text:span text:style-name="T24">אלהי</text:span><text:span text:style-name="T4"> </text:span><text:span text:style-name="T24">קדם]</text:span><text:span text:style-name="T25"> ומתחת</text:span><text:span text:style-name="T6"> </text:span><text:span text:style-name="T25">זרועות</text:span><text:span text:style-name="T6"> </text:span><text:span text:style-name="T25">עולם</text:span><text:span text:style-name="T6"> </text:span><text:span text:style-name="T24">[ויגרש</text:span><text:span text:style-name="T4"> </text:span><text:span text:style-name="T24">מפניך</text:span><text:span text:style-name="T4"> </text:span><text:span text:style-name="T24">אויב</text:span><text:span text:style-name="T4"> </text:span><text:span text:style-name="T24">ויאמר</text:span><text:span text:style-name="T4"> </text:span><text:span text:style-name="T24">השמד]</text:span><text:span text:style-name="T35"> </text:span><text:span text:style-name="T18">(כל</text:span><text:span text:style-name="T4"> </text:span><text:span text:style-name="T18">היצירה</text:span><text:span text:style-name="T4"> </text:span><text:span text:style-name="T24">מתחת</text:span><text:span text:style-name="T4"> </text:span><text:span text:style-name="T24">זרועות</text:span><text:span text:style-name="T4"> </text:span><text:span text:style-name="T24">עולם</text:span><text:span text:style-name="T4"> </text:span><text:span text:style-name="T18">הסובלות</text:span><text:span text:style-name="T4"> </text:span><text:span text:style-name="T18">אותו)</text:span><text:span text:style-name="T35">; </text:span></text:p>
      <text:p text:style-name="P4"><text:span text:style-name="T35">וחכמים</text:span><text:span text:style-name="T6"> </text:span><text:span text:style-name="T35">אומרים: על</text:span><text:span text:style-name="T6"> </text:span><text:span text:style-name="T35">י"ב</text:span><text:span text:style-name="T6"> </text:span><text:span text:style-name="T35">עמודים</text:span><text:span text:style-name="T6"> </text:span><text:span text:style-name="T35">עומדת, שנאמר</text:span><text:span text:style-name="T6"> </text:span><text:span text:style-name="T24">[</text:span><text:span text:style-name="T19">דברים</text:span><text:span text:style-name="T3"> </text:span><text:span text:style-name="T19">לב,ח:</text:span><text:span text:style-name="T24"> בהנחל</text:span><text:span text:style-name="T4"> </text:span><text:span text:style-name="T24">עליון</text:span><text:span text:style-name="T4"> </text:span><text:span text:style-name="T24">גוים</text:span><text:span text:style-name="T4"> </text:span><text:span text:style-name="T24">בהפרידו</text:span><text:span text:style-name="T4"> </text:span><text:span text:style-name="T24">בני</text:span><text:span text:style-name="T4"> </text:span><text:span text:style-name="T24">אדם]</text:span><text:span text:style-name="T25"> יצב</text:span><text:span text:style-name="T6"> </text:span><text:span text:style-name="T25">גבולות</text:span><text:span text:style-name="T6"> </text:span><text:span text:style-name="T25">עמים</text:span><text:span text:style-name="T6"> </text:span><text:span text:style-name="T25">למספר</text:span><text:span text:style-name="T6"> </text:span><text:span text:style-name="T25">בני</text:span><text:span text:style-name="T6"> </text:span><text:span text:style-name="T25">ישראל</text:span><text:span text:style-name="T35">;</text:span></text:p>
      <text:p text:style-name="P4"><text:span text:style-name="T35">ויש</text:span><text:span text:style-name="T6"> </text:span><text:span text:style-name="T35">אומרים</text:span><text:span text:style-name="T6"> </text:span><text:span text:style-name="T35">שבעה</text:span><text:span text:style-name="T6"> </text:span><text:span text:style-name="T35">עמודים, שנאמר</text:span><text:span text:style-name="T6"> </text:span><text:span text:style-name="T24">[</text:span><text:span text:style-name="T19">משלי</text:span><text:span text:style-name="T3"> </text:span><text:span text:style-name="T19">ט,א:</text:span><text:span text:style-name="T24"> חכמות</text:span><text:span text:style-name="T4"> </text:span><text:span text:style-name="T24">בנתה</text:span><text:span text:style-name="T4"> </text:span><text:span text:style-name="T24">ביתה]</text:span><text:span text:style-name="T25"> חצבה</text:span><text:span text:style-name="T6"> </text:span><text:span text:style-name="T25">עמודיה</text:span><text:span text:style-name="T6"> </text:span><text:span text:style-name="T25">שבעה</text:span><text:span text:style-name="T35">;</text:span></text:p>
      <text:p text:style-name="P4"><text:span text:style-name="T35">רבי</text:span><text:span text:style-name="T6"> </text:span><text:span text:style-name="T35">אלעזר</text:span><text:span text:style-name="T6"> </text:span><text:span text:style-name="T35">בן</text:span><text:span text:style-name="T6"> </text:span><text:span text:style-name="T35">שמוע</text:span><text:span text:style-name="T6"> </text:span><text:span text:style-name="T35">אומר: על</text:span><text:span text:style-name="T6"> </text:span><text:span text:style-name="T35">עמוד</text:span><text:span text:style-name="T6"> </text:span><text:span text:style-name="T35">אחד, ו'צדיק' שמו, שנאמר</text:span><text:span text:style-name="T6"> </text:span><text:span text:style-name="T24">[</text:span><text:span text:style-name="T19">משלי</text:span><text:span text:style-name="T3"> </text:span><text:span text:style-name="T19">י,כה:</text:span><text:span text:style-name="T24"> כעבור</text:span><text:span text:style-name="T4"> </text:span><text:span text:style-name="T24">סופה</text:span><text:span text:style-name="T4"> </text:span><text:span text:style-name="T24">ואין</text:span><text:span text:style-name="T4"> </text:span><text:span text:style-name="T24">רשע]</text:span><text:span text:style-name="T25"> וצדיק</text:span><text:span text:style-name="T6"> </text:span><text:span text:style-name="T25">יסוד</text:span><text:span text:style-name="T6"> </text:span><text:span text:style-name="T25">עולם</text:span><text:span text:style-name="T35">.</text:span></text:p>
      <text:p text:style-name="P4"><text:span text:style-name="T26">אמר</text:span><text:span text:style-name="T27"> </text:span><text:span text:style-name="T26">רבי</text:span><text:span text:style-name="T27"> </text:span><text:span text:style-name="T26">יהודה: שני</text:span><text:span text:style-name="T27"> </text:span><text:span text:style-name="T26">רקיעים</text:span><text:span text:style-name="T27"> </text:span><text:span text:style-name="T26">הן, שנאמר</text:span><text:span text:style-name="T27"> </text:span><text:span text:style-name="T19">(דברים</text:span><text:span text:style-name="T3"> </text:span><text:span text:style-name="T19">י,יד)</text:span><text:span text:style-name="T30"> הן</text:span><text:span text:style-name="T27"> </text:span><text:span text:style-name="T30">לה' אלהיך</text:span><text:span text:style-name="T27"> </text:span><text:span text:style-name="T30">השמים</text:span><text:span text:style-name="T27"> </text:span><text:span text:style-name="T30">ושמי</text:span><text:span text:style-name="T27"> </text:span><text:span text:style-name="T30">השמים</text:span><text:span text:style-name="T27"> </text:span><text:span text:style-name="T24">[וכל</text:span><text:span text:style-name="T4"> </text:span><text:span text:style-name="T24">אשר</text:span><text:span text:style-name="T4"> </text:span><text:span text:style-name="T24">בה]</text:span>'.</text:p>
      <text:p text:style-name="P4">ריש<text:span text:style-name="T1"> </text:span>לקיש<text:span text:style-name="T1"> </text:span>אמר: שבעה, ואלו<text:span text:style-name="T1"> </text:span>הן: וילון, רקיע, שחקים, זבול, מעון, מכון, ערבות; </text:p>
      <text:p text:style-name="P4"><text:span text:style-name="T55">וילון</text:span><text:span text:style-name="T1"> </text:span>- אינו<text:span text:style-name="T1"> </text:span>משמש<text:span text:style-name="T1"> </text:span>כלום, אלא<text:span text:style-name="T1"> </text:span>נכנס<text:span text:style-name="T1"> </text:span>שחרית<text:span text:style-name="T1"> </text:span><text:span text:style-name="T18">(לתוך</text:span><text:span text:style-name="T4"> </text:span><text:span text:style-name="T18">תִיקוֹ, והאור</text:span><text:span text:style-name="T4"> </text:span><text:span text:style-name="T18">נראה)</text:span> ויוצא<text:span text:style-name="T1"> </text:span>ערבית<text:span text:style-name="T1"> </text:span><text:span text:style-name="T18">(מתיקו, ומתפשט</text:span><text:span text:style-name="T4"> </text:span><text:span text:style-name="T18">למטה</text:span><text:span text:style-name="T4"> </text:span><text:span text:style-name="T18">מן</text:span><text:span text:style-name="T4"> </text:span><text:span text:style-name="T18">האור, והרי</text:span><text:span text:style-name="T4"> </text:span><text:span text:style-name="T18">העולם</text:span><text:span text:style-name="T4"> </text:span><text:span text:style-name="T18">חשוך, וזהו</text:span><text:span text:style-name="T4"> </text:span><text:span text:style-name="T18">חידושו</text:span><text:span text:style-name="T4"> </text:span><text:span text:style-name="T18">למעשה</text:span><text:span text:style-name="T4"> </text:span><text:span text:style-name="T18">בראשית</text:span><text:span text:style-name="T4"> </text:span><text:span text:style-name="T18">בכל</text:span><text:span text:style-name="T4"> </text:span><text:span text:style-name="T18">יוםף)</text:span>, ומחדש<text:span text:style-name="T1"> </text:span>בכל<text:span text:style-name="T1"> </text:span>יום<text:span text:style-name="T1"> </text:span>מעשה<text:span text:style-name="T1"> </text:span>בראשית, שנאמר<text:span text:style-name="T1"> </text:span><text:span text:style-name="T24">[</text:span><text:span text:style-name="T19">ישעיהו</text:span><text:span text:style-name="T3"> </text:span><text:span text:style-name="T19">מ,כב:</text:span><text:span text:style-name="T24"> הישב</text:span><text:span text:style-name="T4"> </text:span><text:span text:style-name="T24">על</text:span><text:span text:style-name="T4"> </text:span><text:span text:style-name="T24">חוג</text:span><text:span text:style-name="T4"> </text:span><text:span text:style-name="T24">הארץ</text:span><text:span text:style-name="T4"> </text:span><text:span text:style-name="T24">וישביה</text:span><text:span text:style-name="T4"> </text:span><text:span text:style-name="T24">כחגבי]</text:span><text:span text:style-name="T22"> הנוטה</text:span><text:span text:style-name="T1"> </text:span><text:span text:style-name="T22">כדוק</text:span><text:span text:style-name="T1"> </text:span><text:span text:style-name="T22">שמים</text:span><text:span text:style-name="T1"> </text:span><text:span text:style-name="T22">וימתחם</text:span><text:span text:style-name="T1"> </text:span><text:span text:style-name="T22">כאהל</text:span><text:span text:style-name="T1"> </text:span><text:span text:style-name="T22">לשבת</text:span><text:span text:style-name="T1"> </text:span><text:span text:style-name="T18">(כדוק</text:span><text:span text:style-name="T4"> </text:span><text:span text:style-name="T18">- יריעה, טייל"א</text:span><text:span text:style-name="T4"> </text:span><text:span text:style-name="T18">בלעז</text:span><text:span text:style-name="T4"> </text:span><text:span text:style-name="T42">[בד, יריעה]</text:span><text:span text:style-name="T18">; אלמא: יש</text:span><text:span text:style-name="T4"> </text:span><text:span text:style-name="T18">שמים</text:span><text:span text:style-name="T4"> </text:span><text:span text:style-name="T18">שאין</text:span><text:span text:style-name="T4"> </text:span><text:span text:style-name="T18">משמשין</text:span><text:span text:style-name="T4"> </text:span><text:span text:style-name="T18">אלא</text:span><text:span text:style-name="T4"> </text:span><text:span text:style-name="T18">תשמיש</text:span><text:span text:style-name="T4"> </text:span><text:span text:style-name="T18">יריעה</text:span><text:span text:style-name="T4"> </text:span><text:span text:style-name="T18">פרוסה)</text:span>;</text:p>
      <text:p text:style-name="P4"><text:span text:style-name="T55">רקיע</text:span><text:span text:style-name="T1"> </text:span>- שבו<text:span text:style-name="T1"> </text:span>חמה<text:span text:style-name="T1"> </text:span>ולבנה<text:span text:style-name="T1"> </text:span>כוכבים<text:span text:style-name="T1"> </text:span>ומזלות<text:span text:style-name="T1"> </text:span>קבועין, שנאמר<text:span text:style-name="T1"> </text:span><text:span text:style-name="T19">(בראשית</text:span><text:span text:style-name="T3"> </text:span><text:span text:style-name="T19">א,יז)</text:span><text:span text:style-name="T22"> ויתן</text:span><text:span text:style-name="T1"> </text:span><text:span text:style-name="T22">אותם</text:span><text:span text:style-name="T1"> </text:span><text:span text:style-name="T22">אלהים</text:span><text:span text:style-name="T1"> </text:span><text:span text:style-name="T22">ברקיע</text:span><text:span text:style-name="T1"> </text:span><text:span text:style-name="T22">השמים</text:span><text:span text:style-name="T1"> </text:span><text:span text:style-name="T24">[להאיר</text:span><text:span text:style-name="T4"> </text:span><text:span text:style-name="T24">על</text:span><text:span text:style-name="T4"> </text:span><text:span text:style-name="T24">הארץ]</text:span>; </text:p>
      <text:p text:style-name="P4"><text:span text:style-name="T55">שחקים</text:span><text:span text:style-name="T1"> </text:span>- שבו<text:span text:style-name="T1"> </text:span>רחיים<text:span text:style-name="T1"> </text:span>עומדות<text:span text:style-name="T1"> </text:span>וטוחנות<text:span text:style-name="T1"> </text:span>מָן<text:span text:style-name="T1"> </text:span>לצדיקים, שנאמר<text:span text:style-name="T1"> </text:span><text:span text:style-name="T19">(תהלים</text:span><text:span text:style-name="T3"> </text:span><text:span text:style-name="T19">עח,כג-כד)</text:span><text:span text:style-name="T22"> ויצו</text:span><text:span text:style-name="T1"> </text:span><text:span text:style-name="T22">שחקים</text:span><text:span text:style-name="T1"> </text:span><text:span text:style-name="T22">ממעל</text:span><text:span text:style-name="T1"> </text:span><text:span text:style-name="T22">ודלתי</text:span><text:span text:style-name="T1"> </text:span><text:span text:style-name="T22">שמים</text:span><text:span text:style-name="T1"> </text:span><text:span text:style-name="T22">פתח</text:span><text:span text:style-name="T1"> </text:span><text:span text:style-name="T19">[פסוק</text:span><text:span text:style-name="T3"> </text:span><text:span text:style-name="T19">כד]</text:span><text:span text:style-name="T22"> וימטר</text:span><text:span text:style-name="T1"> </text:span><text:span text:style-name="T22">עליהם</text:span><text:span text:style-name="T1"> </text:span><text:span text:style-name="T22">מָן</text:span><text:span text:style-name="T1"> </text:span><text:span text:style-name="T22">לאכול</text:span><text:span text:style-name="T1"> </text:span><text:span text:style-name="T24">[ודגן</text:span><text:span text:style-name="T4"> </text:span><text:span text:style-name="T24">שמים</text:span><text:span text:style-name="T4"> </text:span><text:span text:style-name="T24">נתן</text:span><text:span text:style-name="T4"> </text:span><text:span text:style-name="T24">למו]</text:span>;</text:p>
      <text:p text:style-name="P4"><text:span text:style-name="T55">זבול</text:span><text:span text:style-name="T1"> </text:span>- שבו<text:span text:style-name="T1"> </text:span>ירושלים<text:span text:style-name="T1"> </text:span>ובית<text:span text:style-name="T1"> </text:span>המקדש<text:span text:style-name="T1"> </text:span>ומזבח<text:span text:style-name="T1"> </text:span>בנוי, ומיכאל<text:span text:style-name="T1"> </text:span>השר<text:span text:style-name="T1"> </text:span>הגדול<text:span text:style-name="T1"> </text:span>עומד<text:span text:style-name="T1"> </text:span>ומקריב<text:span text:style-name="T1"> </text:span>עליו<text:span text:style-name="T1"> </text:span>קרבן, שנאמר<text:span text:style-name="T1"> </text:span><text:span text:style-name="T19">(מלכים</text:span><text:span text:style-name="T3"> </text:span><text:span text:style-name="T19">א</text:span><text:span text:style-name="T3"> </text:span><text:span text:style-name="T19">ח,יג)</text:span><text:span text:style-name="T22"> בנה</text:span><text:span text:style-name="T1"> </text:span><text:span text:style-name="T22">בניתי</text:span><text:span text:style-name="T1"> </text:span><text:span text:style-name="T22">בית</text:span><text:span text:style-name="T1"> </text:span><text:span text:style-name="T22">זבול</text:span><text:span text:style-name="T1"> </text:span><text:span text:style-name="T22">לך</text:span><text:span text:style-name="T1"> </text:span><text:span text:style-name="T22">מכון</text:span><text:span text:style-name="T1"> </text:span><text:span text:style-name="T22">לשבתך</text:span><text:span text:style-name="T1"> </text:span><text:span text:style-name="T22">עולמים</text:span>;</text:p>
      <text:p text:style-name="P4">ומנלן<text:span text:style-name="T1"> </text:span>דאיקרי<text:span text:style-name="T1"> </text:span>'שמים'?</text:p>
      <text:p text:style-name="P4">דכתיב<text:span text:style-name="T1"> </text:span><text:span text:style-name="T19">(ישעיהו</text:span><text:span text:style-name="T3"> </text:span><text:span text:style-name="T19">סג,טו)</text:span><text:span text:style-name="T22"> הבט</text:span><text:span text:style-name="T1"> </text:span><text:span text:style-name="T22">משמים</text:span><text:span text:style-name="T1"> </text:span><text:span text:style-name="T22">וראה</text:span><text:span text:style-name="T1"> </text:span><text:span text:style-name="T22">מזבול</text:span><text:span text:style-name="T1"> </text:span><text:span text:style-name="T22">קדשך</text:span><text:span text:style-name="T1"> </text:span><text:span text:style-name="T22">ותפארתך</text:span><text:span text:style-name="T1"> </text:span><text:span text:style-name="T24">[איה</text:span><text:span text:style-name="T4"> </text:span><text:span text:style-name="T24">קנאתך</text:span><text:span text:style-name="T4"> </text:span><text:span text:style-name="T24">וגבורתך</text:span><text:span text:style-name="T4"> </text:span><text:span text:style-name="T24">המון</text:span><text:span text:style-name="T4"> </text:span><text:span text:style-name="T24">מעיך</text:span><text:span text:style-name="T4"> </text:span><text:span text:style-name="T24">ורחמיך</text:span><text:span text:style-name="T4"> </text:span><text:span text:style-name="T24">אלי</text:span><text:span text:style-name="T4"> </text:span><text:span text:style-name="T24">התאפקו]</text:span>;</text:p>
      <text:p text:style-name="P4"><text:span text:style-name="T55">מעון</text:span><text:span text:style-name="T1"> </text:span><text:span text:style-name="T18">(לשון</text:span><text:span text:style-name="T4"> </text:span><text:span text:style-name="T18">מדור, מקום</text:span><text:span text:style-name="T4"> </text:span><text:span text:style-name="T18">שמלאכים</text:span><text:span text:style-name="T4"> </text:span><text:span text:style-name="T18">דרין</text:span><text:span text:style-name="T4"> </text:span><text:span text:style-name="T18">בו)</text:span> - שבו<text:span text:style-name="T1"> </text:span>כיתות<text:span text:style-name="T1"> </text:span>של<text:span text:style-name="T1"> </text:span>מלאכי<text:span text:style-name="T1"> </text:span>השרת<text:span text:style-name="T1"> </text:span>שאומרות<text:span text:style-name="T1"> </text:span>שירה<text:span text:style-name="T1"> </text:span>בלילה, וחשות<text:span text:style-name="T1"> </text:span>ביום<text:span text:style-name="T1"> </text:span>מפני<text:span text:style-name="T1"> </text:span>כבודן<text:span text:style-name="T1"> </text:span>של<text:span text:style-name="T1"> </text:span>ישראל<text:span text:style-name="T1"> </text:span><text:span text:style-name="T18">(שמקלסין</text:span><text:span text:style-name="T4"> </text:span><text:span text:style-name="T18">ביום)</text:span>, שנאמר<text:span text:style-name="T1"> </text:span><text:span text:style-name="T19">(תהלים</text:span><text:span text:style-name="T3"> </text:span><text:span text:style-name="T19">מב,ט)</text:span><text:span text:style-name="T22"> יומם</text:span><text:span text:style-name="T1"> </text:span><text:span text:style-name="T22">יצוה</text:span><text:span text:style-name="T1"> </text:span><text:span text:style-name="T22">ה' חסדו</text:span><text:span text:style-name="T1"> </text:span><text:span text:style-name="T22">ובלילה</text:span><text:span text:style-name="T1"> </text:span><text:span text:style-name="T22">שירֹה</text:span><text:span text:style-name="T1"> </text:span><text:span text:style-name="T22">עמי</text:span><text:span text:style-name="T1"> </text:span><text:span text:style-name="T24">[תפלה</text:span><text:span text:style-name="T4"> </text:span><text:span text:style-name="T24">לאל</text:span><text:span text:style-name="T4"> </text:span><text:span text:style-name="T24">חיי]</text:span> <text:span text:style-name="T18">(</text:span><text:span text:style-name="T24">יומם</text:span><text:span text:style-name="T4"> </text:span><text:span text:style-name="T24">יצוה</text:span><text:span text:style-name="T4"> </text:span><text:span text:style-name="T24">ה' חסדו</text:span><text:span text:style-name="T4"> </text:span><text:span text:style-name="T18">= יצוה</text:span><text:span text:style-name="T4"> </text:span><text:span text:style-name="T18">למלאכים</text:span><text:span text:style-name="T4"> </text:span><text:span text:style-name="T18">לשתוק, כדי</text:span><text:span text:style-name="T4"> </text:span><text:span text:style-name="T18">לעשות</text:span><text:span text:style-name="T4"> </text:span><text:span text:style-name="T18">חסד</text:span><text:span text:style-name="T4"> </text:span><text:span text:style-name="T18">לצריכים</text:span><text:span text:style-name="T4"> </text:span><text:span text:style-name="T18">חסד, והם</text:span><text:span text:style-name="T4"> </text:span><text:span text:style-name="T18">התחתונים, </text:span><text:span text:style-name="T24">ובלילה</text:span><text:span text:style-name="T4"> </text:span><text:span text:style-name="T24">שירה</text:span><text:span text:style-name="T4"> </text:span><text:span text:style-name="T24">עמי</text:span><text:span text:style-name="T4"> – </text:span><text:span text:style-name="T18">ברקיע, עם</text:span><text:span text:style-name="T4"> </text:span><text:span text:style-name="T18">שיר</text:span><text:span text:style-name="T4"> </text:span><text:span text:style-name="T18">שלי</text:span><text:span text:style-name="T4"> </text:span><text:span text:style-name="T18">שקילסתי</text:span><text:span text:style-name="T4"> </text:span><text:span text:style-name="T18">ביום)</text:span>;</text:p>
      <text:p text:style-name="P18">אמר<text:span text:style-name="T1"> </text:span>ריש<text:span text:style-name="T1"> </text:span>לקיש: כל<text:span text:style-name="T1"> </text:span>העוסק<text:span text:style-name="T1"> </text:span>בתורה<text:span text:style-name="T1"> </text:span>בלילה<text:span text:style-name="T1"> </text:span>- הקב"ה<text:span text:style-name="T1"> </text:span>מושך<text:span text:style-name="T1"> </text:span>עליו<text:span text:style-name="T1"> </text:span>חוט<text:span text:style-name="T1"> </text:span>של<text:span text:style-name="T1"> </text:span>חסד<text:span text:style-name="T1"> </text:span>ביום, שנאמר<text:span text:style-name="T1"> </text:span>'<text:span text:style-name="T22">יומם</text:span><text:span text:style-name="T1"> </text:span><text:span text:style-name="T22">יצוה</text:span><text:span text:style-name="T1"> </text:span><text:span text:style-name="T22">ה' חסדו</text:span>'; ומה<text:span text:style-name="T1"> </text:span>טעם<text:span text:style-name="T1"> </text:span>'<text:span text:style-name="T22">יומם</text:span><text:span text:style-name="T1"> </text:span><text:span text:style-name="T22">יצוה</text:span><text:span text:style-name="T1"> </text:span><text:span text:style-name="T22">ה' חסדו</text:span>'? - משום<text:span text:style-name="T1"> </text:span>'<text:span text:style-name="T22">ובלילה</text:span><text:span text:style-name="T1"> </text:span><text:span text:style-name="T22">שירֹה</text:span><text:span text:style-name="T1"> </text:span><text:span text:style-name="T22">עמי</text:span>'.</text:p>
      <text:p text:style-name="P18">ואיכא<text:span text:style-name="T1"> </text:span>דאמרי<text:span text:style-name="T1"> </text:span>אמר<text:span text:style-name="T1"> </text:span>ריש<text:span text:style-name="T1"> </text:span>לקיש: כל<text:span text:style-name="T1"> </text:span>העוסק<text:span text:style-name="T1"> </text:span>בתורה<text:span text:style-name="T1"> </text:span>בעולם<text:span text:style-name="T1"> </text:span>הזה<text:span text:style-name="T1"> </text:span>שהוא<text:span text:style-name="T1"> </text:span>דומה<text:span text:style-name="T1"> </text:span>ללילה<text:span text:style-name="T1"> </text:span>- הקב"ה<text:span text:style-name="T1"> </text:span>מושך<text:span text:style-name="T1"> </text:span>עליו<text:span text:style-name="T1"> </text:span>חוט<text:span text:style-name="T1"> </text:span>של<text:span text:style-name="T1"> </text:span>חסד<text:span text:style-name="T1"> </text:span>לעולם<text:span text:style-name="T1"> </text:span>הבא, שהוא<text:span text:style-name="T1"> </text:span>דומה<text:span text:style-name="T1"> </text:span>ליום, שנאמר<text:span text:style-name="T1"> </text:span>'<text:span text:style-name="T22">יומם</text:span><text:span text:style-name="T1"> </text:span><text:span text:style-name="T22">יצוה</text:span><text:span text:style-name="T1"> </text:span><text:span text:style-name="T22">ה' חסדו</text:span><text:span text:style-name="T1"> </text:span><text:span text:style-name="T22">ובלילה</text:span><text:span text:style-name="T1"> </text:span><text:span text:style-name="T22">שירֹה</text:span><text:span text:style-name="T1"> </text:span><text:span text:style-name="T22">עמי</text:span>'.</text:p>
      <text:p text:style-name="P18">אמר<text:span text:style-name="T1"> </text:span>רבי<text:span text:style-name="T1"> </text:span>לוי: כל<text:span text:style-name="T1"> </text:span>הפוסק<text:span text:style-name="T1"> </text:span>מדברי<text:span text:style-name="T1"> </text:span>תורה<text:span text:style-name="T1"> </text:span>ועוסק<text:span text:style-name="T1"> </text:span>בדברי<text:span text:style-name="T1"> </text:span>שיחה<text:span text:style-name="T1"> </text:span>- מאכילין<text:span text:style-name="T1"> </text:span>אותו<text:span text:style-name="T1"> </text:span>גחלי<text:span text:style-name="T1"> </text:span>רתמים, שנאמר<text:span text:style-name="T1"> </text:span><text:span text:style-name="T19">(איוב</text:span><text:span text:style-name="T3"> </text:span><text:span text:style-name="T19">ל,ד)</text:span><text:span text:style-name="T22"> הקוטפים</text:span><text:span text:style-name="T1"> </text:span><text:span text:style-name="T101">מַלּוּחַ</text:span><text:span text:style-name="T97"> </text:span></text:p>
      <text:p text:style-name="P18"><text:soft-page-break/><text:span text:style-name="T22">עלי</text:span><text:span text:style-name="T1"> </text:span><text:span text:style-name="T22">שיח</text:span><text:span text:style-name="T1"> </text:span><text:span text:style-name="T22">ושרש</text:span><text:span text:style-name="T1"> </text:span><text:span text:style-name="T22">רתמים</text:span><text:span text:style-name="T1"> </text:span><text:span text:style-name="T22">לחמם</text:span>; </text:p>
      <text:p text:style-name="P4">ומנלן<text:span text:style-name="T1"> </text:span>דאיקרי<text:span text:style-name="T1"> </text:span>שמים? </text:p>
      <text:p text:style-name="P4">שנאמר<text:span text:style-name="T1"> </text:span><text:span text:style-name="T19">(דברים</text:span><text:span text:style-name="T3"> </text:span><text:span text:style-name="T19">כו,טו)</text:span><text:span text:style-name="T22"> השקיפה</text:span><text:span text:style-name="T1"> </text:span><text:span text:style-name="T22">ממעון</text:span><text:span text:style-name="T1"> </text:span><text:span text:style-name="T22">קדשך</text:span><text:span text:style-name="T1"> </text:span><text:span text:style-name="T22">מן</text:span><text:span text:style-name="T1"> </text:span><text:span text:style-name="T22">השמים</text:span><text:span text:style-name="T1"> </text:span><text:span text:style-name="T24">[וברך</text:span><text:span text:style-name="T4"> </text:span><text:span text:style-name="T24">את</text:span><text:span text:style-name="T4"> </text:span><text:span text:style-name="T24">עמך</text:span><text:span text:style-name="T4"> </text:span><text:span text:style-name="T24">את</text:span><text:span text:style-name="T4"> </text:span><text:span text:style-name="T24">ישראל</text:span><text:span text:style-name="T4"> </text:span><text:span text:style-name="T24">ואת</text:span><text:span text:style-name="T4"> </text:span><text:span text:style-name="T24">האדמה</text:span><text:span text:style-name="T4"> </text:span><text:span text:style-name="T24">אשר</text:span><text:span text:style-name="T4"> </text:span><text:span text:style-name="T24">נתתה</text:span><text:span text:style-name="T4"> </text:span><text:span text:style-name="T24">לנו</text:span><text:span text:style-name="T4"> </text:span><text:span text:style-name="T24">כאשר</text:span><text:span text:style-name="T4"> </text:span><text:span text:style-name="T24">נשבעת</text:span><text:span text:style-name="T4"> </text:span><text:span text:style-name="T24">לאבתינו</text:span><text:span text:style-name="T4"> </text:span><text:span text:style-name="T24">ארץ</text:span><text:span text:style-name="T4"> </text:span><text:span text:style-name="T24">זבת</text:span><text:span text:style-name="T4"> </text:span><text:span text:style-name="T24">חלב</text:span><text:span text:style-name="T4"> </text:span><text:span text:style-name="T24">ודבש]</text:span>;</text:p>
      <text:p text:style-name="P4"><text:span text:style-name="T55">מכון</text:span><text:span text:style-name="T1"> </text:span><text:span text:style-name="T18">(לשון</text:span><text:span text:style-name="T4"> </text:span><text:span text:style-name="T18">אוצר</text:span><text:span text:style-name="T4"> </text:span><text:span text:style-name="T18">של</text:span><text:span text:style-name="T4"> </text:span><text:span text:style-name="T18">פורעניות, כמה</text:span><text:span text:style-name="T4"> </text:span><text:span text:style-name="T18">דאת</text:span><text:span text:style-name="T4"> </text:span><text:span text:style-name="T18">אמר</text:span><text:span text:style-name="T4"> </text:span><text:span text:style-name="T24">נכונו</text:span><text:span text:style-name="T4"> </text:span><text:span text:style-name="T24">ללצים</text:span><text:span text:style-name="T4"> </text:span><text:span text:style-name="T24">שפטים</text:span><text:span text:style-name="T4"> </text:span><text:span text:style-name="T19">(משלי</text:span><text:span text:style-name="T3"> </text:span><text:span text:style-name="T19">יט,כט)</text:span><text:span text:style-name="T18">)</text:span> - שבו<text:span text:style-name="T1"> </text:span>אוצרות<text:span text:style-name="T1"> </text:span>שלג<text:span text:style-name="T1"> </text:span>ואוצרות<text:span text:style-name="T1"> </text:span>ברד<text:span text:style-name="T1"> </text:span>ועליית<text:span text:style-name="T1"> </text:span>טללים<text:span text:style-name="T1"> </text:span>רעים<text:span text:style-name="T1"> </text:span>ועליית<text:span text:style-name="T1"> </text:span>אגלים<text:span text:style-name="T1"> </text:span><text:span text:style-name="T18">(לשון</text:span><text:span text:style-name="T4"> </text:span><text:span text:style-name="T18">עוגה</text:span><text:span text:style-name="T4"> </text:span><text:span text:style-name="T18">של</text:span><text:span text:style-name="T4"> </text:span><text:span text:style-name="T18">מים</text:span><text:span text:style-name="T4"> </text:span><text:span text:style-name="T19">(חולין</text:span><text:span text:style-name="T3"> </text:span><text:span text:style-name="T19">מא, א)</text:span><text:span text:style-name="T18">, ולשון</text:span><text:span text:style-name="T4"> </text:span><text:span text:style-name="T24">אגלי</text:span><text:span text:style-name="T4"> </text:span><text:span text:style-name="T24">טל</text:span><text:span text:style-name="T4"> </text:span><text:span text:style-name="T19">(איוב</text:span><text:span text:style-name="T3"> </text:span><text:span text:style-name="T19">לח,כח)</text:span><text:span text:style-name="T18">, ולשון</text:span><text:span text:style-name="T4"> </text:span><text:span text:style-name="T24">אגן</text:span><text:span text:style-name="T4"> </text:span><text:span text:style-name="T24">הסהר</text:span><text:span text:style-name="T4"> </text:span><text:span text:style-name="T19">(שיר</text:span><text:span text:style-name="T3"> </text:span><text:span text:style-name="T19">השירים</text:span><text:span text:style-name="T3"> </text:span><text:span text:style-name="T19">ז,ג)</text:span><text:span text:style-name="T18"> שמתחלפת</text:span><text:span text:style-name="T4"> </text:span><text:span text:style-name="T18">למ"ד</text:span><text:span text:style-name="T4"> </text:span><text:span text:style-name="T18">בנו"ן, והם</text:span><text:span text:style-name="T4"> </text:span><text:span text:style-name="T18">מים</text:span><text:span text:style-name="T4"> </text:span><text:span text:style-name="T18">העומדים</text:span><text:span text:style-name="T4"> </text:span><text:span text:style-name="T18">להלקות</text:span><text:span text:style-name="T4"> </text:span><text:span text:style-name="T18">פירות)</text:span>, וחדרה<text:span text:style-name="T1"> </text:span>של<text:span text:style-name="T1"> </text:span>סופה<text:span text:style-name="T1"> </text:span>וסערה, ומערה<text:span text:style-name="T1"> </text:span>של<text:span text:style-name="T1"> </text:span>קיטור<text:span text:style-name="T1"> </text:span>ודלתותיהן<text:span text:style-name="T1"> </text:span>אש<text:span text:style-name="T1"> </text:span><text:span text:style-name="T18">(כל</text:span><text:span text:style-name="T4"> </text:span><text:span text:style-name="T18">אלה</text:span><text:span text:style-name="T4"> </text:span><text:span text:style-name="T18">לפורעניות)</text:span>, שנאמר<text:span text:style-name="T1"> </text:span><text:span text:style-name="T19">(דברים</text:span><text:span text:style-name="T3"> </text:span><text:span text:style-name="T19">כח,יב)</text:span><text:span text:style-name="T22"> יפתח</text:span><text:span text:style-name="T1"> </text:span><text:span text:style-name="T22">ה' לך</text:span><text:span text:style-name="T1"> </text:span><text:span text:style-name="T22">את</text:span><text:span text:style-name="T1"> </text:span><text:span text:style-name="T22">אוצרו</text:span><text:span text:style-name="T1"> </text:span><text:span text:style-name="T22">הטוב</text:span><text:span text:style-name="T1"> </text:span><text:span text:style-name="T24">[את</text:span><text:span text:style-name="T4"> </text:span><text:span text:style-name="T24">השמים</text:span><text:span text:style-name="T4"> </text:span><text:span text:style-name="T24">לתת</text:span><text:span text:style-name="T4"> </text:span><text:span text:style-name="T24">מטר</text:span><text:span text:style-name="T4"> </text:span><text:span text:style-name="T24">ארצך</text:span><text:span text:style-name="T4"> </text:span><text:span text:style-name="T24">בעתו</text:span><text:span text:style-name="T4"> </text:span><text:span text:style-name="T24">ולברך</text:span><text:span text:style-name="T4"> </text:span><text:span text:style-name="T24">את</text:span><text:span text:style-name="T4"> </text:span><text:span text:style-name="T24">כל</text:span><text:span text:style-name="T4"> </text:span><text:span text:style-name="T24">מעשה</text:span><text:span text:style-name="T4"> </text:span><text:span text:style-name="T24">ידך</text:span><text:span text:style-name="T4"> </text:span><text:span text:style-name="T24">והלוית</text:span><text:span text:style-name="T4"> </text:span><text:span text:style-name="T24">גוים</text:span><text:span text:style-name="T4"> </text:span><text:span text:style-name="T24">רבים</text:span><text:span text:style-name="T4"> </text:span><text:span text:style-name="T24">ואתה</text:span><text:span text:style-name="T4"> </text:span><text:span text:style-name="T24">לא</text:span><text:span text:style-name="T4"> </text:span><text:span text:style-name="T24">תלוה]</text:span> <text:span text:style-name="T18">(</text:span><text:span text:style-name="T24">יפתח</text:span><text:span text:style-name="T4"> </text:span><text:span text:style-name="T24">ה' לך</text:span><text:span text:style-name="T4"> </text:span><text:span text:style-name="T24">את</text:span><text:span text:style-name="T4"> </text:span><text:span text:style-name="T24">אוצרו</text:span><text:span text:style-name="T4"> </text:span><text:span text:style-name="T14">הטוב</text:span><text:span text:style-name="T4"> </text:span><text:span text:style-name="T18">- למדת</text:span><text:span text:style-name="T4"> </text:span><text:span text:style-name="T18">שיש</text:span><text:span text:style-name="T4"> </text:span><text:span text:style-name="T18">לו</text:span><text:span text:style-name="T4"> </text:span><text:span text:style-name="T18">אוצר</text:span><text:span text:style-name="T4"> </text:span><text:span text:style-name="T18">לפורענות)</text:span>; </text:p>
      <text:p text:style-name="P18">הני<text:span text:style-name="T1"> </text:span>ברקיעא<text:span text:style-name="T1"> </text:span>איתנהו? <text:span text:style-name="T43">[לא,]</text:span> הני<text:span text:style-name="T1"> </text:span>בארעא<text:span text:style-name="T1"> </text:span>איתנהו, דכתיב<text:span text:style-name="T1"> </text:span><text:span text:style-name="T19">(תהלים</text:span><text:span text:style-name="T3"> </text:span><text:span text:style-name="T19">קמח,ז-ח)</text:span><text:span text:style-name="T22"> הללו</text:span><text:span text:style-name="T1"> </text:span><text:span text:style-name="T22">את</text:span><text:span text:style-name="T1"> </text:span><text:span text:style-name="T22">ה' מן</text:span><text:span text:style-name="T1"> </text:span><text:span text:style-name="T22">הארץ</text:span><text:span text:style-name="T1"> </text:span><text:span text:style-name="T22">תנינים</text:span><text:span text:style-name="T1"> </text:span><text:span text:style-name="T22">וכל</text:span><text:span text:style-name="T1"> </text:span><text:span text:style-name="T22">תהומות</text:span><text:span text:style-name="T1"> <text:s/></text:span><text:span text:style-name="T19">[פסוק</text:span><text:span text:style-name="T3"> </text:span><text:span text:style-name="T19">ח]</text:span><text:span text:style-name="T22"> <text:s/>אש</text:span><text:span text:style-name="T1"> </text:span><text:span text:style-name="T22">וברד</text:span><text:span text:style-name="T1"> </text:span><text:span text:style-name="T22">שלג</text:span><text:span text:style-name="T1"> </text:span><text:span text:style-name="T22">וקיטור</text:span><text:span text:style-name="T1"> </text:span><text:span text:style-name="T22">רוח</text:span><text:span text:style-name="T1"> </text:span><text:span text:style-name="T22">סערה</text:span><text:span text:style-name="T1"> </text:span><text:span text:style-name="T22">עושה</text:span><text:span text:style-name="T1"> </text:span><text:span text:style-name="T22">דברו</text:span>!? </text:p>
      <text:p text:style-name="P18">אמר<text:span text:style-name="T1"> </text:span>רב<text:span text:style-name="T1"> </text:span>יהודה<text:span text:style-name="T1"> </text:span>אמר<text:span text:style-name="T1"> </text:span>רב: דוד<text:span text:style-name="T1"> </text:span>ביקש<text:span text:style-name="T1"> </text:span>עליהם<text:span text:style-name="T1"> </text:span>רחמים<text:span text:style-name="T1"> </text:span>והורידן<text:span text:style-name="T1"> </text:span>לארץ: אמר<text:span text:style-name="T1"> </text:span>לפניו: ריבונו<text:span text:style-name="T1"> </text:span>של<text:span text:style-name="T1"> </text:span>עולם! <text:span text:style-name="T24">[</text:span><text:span text:style-name="T19">תהלים</text:span><text:span text:style-name="T3"> </text:span><text:span text:style-name="T19">ה,ה:</text:span><text:span text:style-name="T24"> כי]</text:span><text:span text:style-name="T22"> לא</text:span><text:span text:style-name="T1"> </text:span><text:span text:style-name="T22">אל</text:span><text:span text:style-name="T1"> </text:span><text:span text:style-name="T22">חפץ</text:span><text:span text:style-name="T1"> </text:span><text:span text:style-name="T22">רשע</text:span><text:span text:style-name="T1"> </text:span><text:span text:style-name="T22">אתה</text:span><text:span text:style-name="T1"> </text:span><text:span text:style-name="T22">לא</text:span><text:span text:style-name="T1"> </text:span><text:span text:style-name="T22">יגורך</text:span><text:span text:style-name="T1"> </text:span><text:span text:style-name="T22">רע</text:span>: צדיק<text:span text:style-name="T1"> </text:span>אתה<text:span text:style-name="T1"> </text:span>ה', לא<text:span text:style-name="T1"> </text:span>יגור<text:span text:style-name="T1"> </text:span>במגורך<text:span text:style-name="T1"> </text:span>רע<text:span text:style-name="T1"> </text:span><text:span text:style-name="T18">(</text:span><text:span text:style-name="T24">לא</text:span><text:span text:style-name="T4"> </text:span><text:span text:style-name="T24">יגורך</text:span><text:span text:style-name="T4"> </text:span><text:span text:style-name="T18">= לא</text:span><text:span text:style-name="T4"> </text:span><text:span text:style-name="T18">יגור</text:span><text:span text:style-name="T4"> </text:span><text:span text:style-name="T63">אצלך</text:span><text:span text:style-name="T18">)</text:span>.</text:p>
      <text:p text:style-name="P4">ומנלן<text:span text:style-name="T1"> </text:span>דאיקרי<text:span text:style-name="T1"> </text:span><text:span text:style-name="T18">(דמעון)</text:span> 'שמים'? </text:p>
      <text:p text:style-name="P4">דכתיב<text:span text:style-name="T1"> </text:span><text:span text:style-name="T19">(מלכים</text:span><text:span text:style-name="T3"> </text:span><text:span text:style-name="T19">א</text:span><text:span text:style-name="T3"> </text:span><text:span text:style-name="T19">ח,לט)</text:span><text:span text:style-name="T22"> ואתה</text:span><text:span text:style-name="T1"> </text:span><text:span text:style-name="T22">תשמע</text:span><text:span text:style-name="T1"> </text:span><text:span text:style-name="T22">השמים</text:span><text:span text:style-name="T1"> </text:span><text:span text:style-name="T22">מכון</text:span><text:span text:style-name="T1"> </text:span><text:span text:style-name="T22">שבתך</text:span><text:span text:style-name="T1"> </text:span><text:span text:style-name="T24">[וסלחת</text:span><text:span text:style-name="T4"> </text:span><text:span text:style-name="T24">ועשית</text:span><text:span text:style-name="T4"> </text:span><text:span text:style-name="T24">ונתת</text:span><text:span text:style-name="T4"> </text:span><text:span text:style-name="T24">לאיש</text:span><text:span text:style-name="T4"> </text:span><text:span text:style-name="T24">ככל</text:span><text:span text:style-name="T4"> </text:span><text:span text:style-name="T24">דרכיו</text:span><text:span text:style-name="T4"> </text:span><text:span text:style-name="T24">אשר</text:span><text:span text:style-name="T4"> </text:span><text:span text:style-name="T24">תדע</text:span><text:span text:style-name="T4"> </text:span><text:span text:style-name="T24">את</text:span><text:span text:style-name="T4"> </text:span><text:span text:style-name="T24">לבבו</text:span><text:span text:style-name="T4"> </text:span><text:span text:style-name="T24">כי</text:span><text:span text:style-name="T4"> </text:span><text:span text:style-name="T24">אתה</text:span><text:span text:style-name="T4"> </text:span><text:span text:style-name="T24">ידעת</text:span><text:span text:style-name="T4"> </text:span><text:span text:style-name="T24">לבדך</text:span><text:span text:style-name="T4"> </text:span><text:span text:style-name="T24">את</text:span><text:span text:style-name="T4"> </text:span><text:span text:style-name="T24">לבב</text:span><text:span text:style-name="T4"> </text:span><text:span text:style-name="T24">כל</text:span><text:span text:style-name="T4"> </text:span><text:span text:style-name="T24">בני</text:span><text:span text:style-name="T4"> </text:span><text:span text:style-name="T24">האדם]</text:span>;</text:p>
      <text:p text:style-name="P4"><text:span text:style-name="T55">ערבות</text:span><text:span text:style-name="T1"> </text:span>- שבו<text:span text:style-name="T1"> </text:span>צדק<text:span text:style-name="T1"> </text:span>משפט, וצדקה, גנזי<text:span text:style-name="T1"> </text:span>חיים, וגנזי<text:span text:style-name="T1"> </text:span>שלום, וגנזי<text:span text:style-name="T1"> </text:span>ברכה, ונשמתן<text:span text:style-name="T1"> </text:span>של<text:span text:style-name="T1"> </text:span>צדיקים, ורוחות<text:span text:style-name="T1"> </text:span>ונשמות<text:span text:style-name="T1"> </text:span><text:span text:style-name="T18">('רוחות' ו'נשמות' חדא</text:span><text:span text:style-name="T4"> </text:span><text:span text:style-name="T18">היא)</text:span> שעתיד<text:span text:style-name="T1"> </text:span>להיבראות<text:span text:style-name="T1"> </text:span><text:span text:style-name="T18">(ויש</text:span><text:span text:style-name="T4"> </text:span><text:span text:style-name="T18">מפרשין</text:span><text:span text:style-name="T4"> </text:span><text:span text:style-name="T18">'רוח' היא</text:span><text:span text:style-name="T4"> </text:span><text:span text:style-name="T18">הנשמה</text:span><text:span text:style-name="T4"> </text:span><text:span text:style-name="T18">העשויה</text:span><text:span text:style-name="T4"> </text:span><text:span text:style-name="T18">בדמות</text:span><text:span text:style-name="T4"> </text:span><text:span text:style-name="T18">הגוף, 'נשמה' – נשימה: אליינ"א</text:span><text:span text:style-name="T4"> </text:span><text:span text:style-name="T18">בלעז)</text:span>, וטל<text:span text:style-name="T1"> </text:span>שעתיד<text:span text:style-name="T1"> </text:span>הקב"ה<text:span text:style-name="T1"> </text:span>להחיות<text:span text:style-name="T1"> </text:span>בו<text:span text:style-name="T1"> </text:span>מתים;</text:p>
      <text:p text:style-name="P18">צדק<text:span text:style-name="T1"> </text:span>ומשפט<text:span text:style-name="T1"> </text:span>- דכתיב<text:span text:style-name="T1"> </text:span><text:span text:style-name="T19">(תהלים</text:span><text:span text:style-name="T3"> </text:span><text:span text:style-name="T19">פט,טו)</text:span><text:span text:style-name="T22"> צדק</text:span><text:span text:style-name="T1"> </text:span><text:span text:style-name="T22">ומשפט</text:span><text:span text:style-name="T1"> </text:span><text:span text:style-name="T22">מכון</text:span><text:span text:style-name="T1"> </text:span><text:span text:style-name="T22">כסאך</text:span><text:span text:style-name="T1"> </text:span><text:span text:style-name="T24">[חסד</text:span><text:span text:style-name="T4"> </text:span><text:span text:style-name="T24">ואמת</text:span><text:span text:style-name="T4"> </text:span><text:span text:style-name="T24">יקדמו</text:span><text:span text:style-name="T4"> </text:span><text:span text:style-name="T24">פניך]</text:span> <text:span text:style-name="T18">(והכסא</text:span><text:span text:style-name="T4"> </text:span><text:span text:style-name="T18">- בערבות</text:span><text:span text:style-name="T4"> </text:span><text:span text:style-name="T18">הוא, כדמסיק</text:span><text:span text:style-name="T4"> </text:span><text:span text:style-name="T18">לקמן)</text:span>;</text:p>
      <text:p text:style-name="P18">צדקה<text:span text:style-name="T1"> </text:span>- דכתיב<text:span text:style-name="T1"> </text:span><text:span text:style-name="T19">(ישעיהו</text:span><text:span text:style-name="T3"> </text:span><text:span text:style-name="T19">נט,יז)</text:span><text:span text:style-name="T22"> וילבש</text:span><text:span text:style-name="T1"> </text:span><text:span text:style-name="T22">צדקה</text:span><text:span text:style-name="T1"> </text:span><text:span text:style-name="T22">כשריֹן</text:span><text:span text:style-name="T1"> </text:span><text:span text:style-name="T24">[וכובע</text:span><text:span text:style-name="T4"> </text:span><text:span text:style-name="T24">ישועה</text:span><text:span text:style-name="T4"> </text:span><text:span text:style-name="T24">בראשו</text:span><text:span text:style-name="T4"> </text:span><text:span text:style-name="T24">וילבש</text:span><text:span text:style-name="T4"> </text:span><text:span text:style-name="T24">בגדי</text:span><text:span text:style-name="T4"> </text:span><text:span text:style-name="T24">נקם</text:span><text:span text:style-name="T4"> </text:span><text:span text:style-name="T24">תלבשת</text:span><text:span text:style-name="T4"> </text:span><text:span text:style-name="T24">ויעט</text:span><text:span text:style-name="T4"> </text:span><text:span text:style-name="T24">כמעיל</text:span><text:span text:style-name="T4"> </text:span><text:span text:style-name="T24">קנאה]</text:span><text:span text:style-name="T22"> </text:span><text:s/><text:span text:style-name="T18">(</text:span><text:span text:style-name="T24">וילבש</text:span><text:span text:style-name="T4"> </text:span><text:span text:style-name="T24">צדקה</text:span><text:span text:style-name="T4"> </text:span><text:span text:style-name="T18">- למדת</text:span><text:span text:style-name="T4"> </text:span><text:span text:style-name="T18">שעמו</text:span><text:span text:style-name="T4"> </text:span><text:span text:style-name="T18">צדקה</text:span><text:span text:style-name="T4"> </text:span><text:span text:style-name="T18">שרויה)</text:span>;</text:p>
      <text:p text:style-name="P18">גנזי<text:span text:style-name="T1"> </text:span>חיים<text:span text:style-name="T1"> </text:span>- דכתיב<text:span text:style-name="T1"> </text:span><text:span text:style-name="T19">(תהלים</text:span><text:span text:style-name="T3"> </text:span><text:span text:style-name="T19">לו,י)</text:span><text:span text:style-name="T22"> כי</text:span><text:span text:style-name="T1"> </text:span><text:span text:style-name="T22">עמך</text:span><text:span text:style-name="T1"> </text:span><text:span text:style-name="T22">מקור</text:span><text:span text:style-name="T1"> </text:span><text:span text:style-name="T22">חיים</text:span><text:span text:style-name="T1"> </text:span><text:span text:style-name="T24">[באורך</text:span><text:span text:style-name="T4"> </text:span><text:span text:style-name="T24">נראה</text:span><text:span text:style-name="T4"> </text:span><text:span text:style-name="T24">אור]</text:span>;</text:p>
      <text:p text:style-name="P18">וגנזי<text:span text:style-name="T1"> </text:span>שלום<text:span text:style-name="T1"> </text:span>- דכתיב<text:span text:style-name="T1"> </text:span><text:span text:style-name="T24">[</text:span><text:span text:style-name="T19">שופטים</text:span><text:span text:style-name="T3"> </text:span><text:span text:style-name="T19">ו,כד: </text:span><text:span text:style-name="T24">ויבן</text:span><text:span text:style-name="T4"> </text:span><text:span text:style-name="T24">שם</text:span><text:span text:style-name="T4"> </text:span><text:span text:style-name="T24">גדעון</text:span><text:span text:style-name="T4"> </text:span><text:span text:style-name="T24">מזבח</text:span><text:span text:style-name="T4"> </text:span><text:span text:style-name="T24">לה']</text:span><text:span text:style-name="T22"> ויקרא</text:span><text:span text:style-name="T1"> </text:span><text:span text:style-name="T22">לו</text:span><text:span text:style-name="T1"> </text:span><text:span text:style-name="T22">ה' שלום</text:span><text:span text:style-name="T1"> </text:span><text:span text:style-name="T24">[עד</text:span><text:span text:style-name="T4"> </text:span><text:span text:style-name="T24">היום</text:span><text:span text:style-name="T4"> </text:span><text:span text:style-name="T24">הזה</text:span><text:span text:style-name="T4"> </text:span><text:span text:style-name="T24">עודנו</text:span><text:span text:style-name="T4"> </text:span><text:span text:style-name="T24">בעפרת</text:span><text:span text:style-name="T4"> </text:span><text:span text:style-name="T24">אבי</text:span><text:span text:style-name="T4"> </text:span><text:span text:style-name="T24">העזרי]</text:span> <text:span text:style-name="T18">(</text:span><text:span text:style-name="T24">ויקרא</text:span><text:span text:style-name="T4"> </text:span><text:span text:style-name="T24">לו</text:span><text:span text:style-name="T4"> </text:span><text:span text:style-name="T18">- קראה</text:span><text:span text:style-name="T4"> </text:span><text:span text:style-name="T18">אצלו)</text:span>;</text:p>
      <text:p text:style-name="P18">וגנזי<text:span text:style-name="T1"> </text:span>ברכה<text:span text:style-name="T1"> </text:span>- דכתיב<text:span text:style-name="T1"> </text:span><text:span text:style-name="T19">(תהלים</text:span><text:span text:style-name="T3"> </text:span><text:span text:style-name="T19">כד,ה)</text:span><text:span text:style-name="T22"> ישא</text:span><text:span text:style-name="T1"> </text:span><text:span text:style-name="T22">ברכה</text:span><text:span text:style-name="T1"> </text:span><text:span text:style-name="T22">מאת</text:span><text:span text:style-name="T1"> </text:span><text:span text:style-name="T22">ה' </text:span><text:span text:style-name="T24">[וצדקה</text:span><text:span text:style-name="T4"> </text:span><text:span text:style-name="T24">מאלהי</text:span><text:span text:style-name="T4"> </text:span><text:span text:style-name="T24">ישעו]</text:span>;</text:p>
      <text:p text:style-name="P18">נשמתן<text:span text:style-name="T1"> </text:span>של<text:span text:style-name="T1"> </text:span>צדיקים<text:span text:style-name="T1"> </text:span>- דכתיב<text:span text:style-name="T1"> </text:span><text:span text:style-name="T24">[</text:span><text:span text:style-name="T19">שמואל</text:span><text:span text:style-name="T3"> </text:span><text:span text:style-name="T19">א</text:span><text:span text:style-name="T3"> </text:span><text:span text:style-name="T19">כה,כט: </text:span><text:span text:style-name="T24">ויקם</text:span><text:span text:style-name="T4"> </text:span><text:span text:style-name="T24">אדם</text:span><text:span text:style-name="T4"> </text:span><text:span text:style-name="T24">לרדפך</text:span><text:span text:style-name="T4"> </text:span><text:span text:style-name="T24">ולבקש</text:span><text:span text:style-name="T4"> </text:span><text:span text:style-name="T24">את</text:span><text:span text:style-name="T4"> </text:span><text:span text:style-name="T24">נפש]</text:span><text:span text:style-name="T22"> והיתה</text:span><text:span text:style-name="T1"> </text:span><text:span text:style-name="T22">נפש</text:span><text:span text:style-name="T1"> </text:span><text:span text:style-name="T22">אדונִי</text:span><text:span text:style-name="T1"> </text:span><text:span text:style-name="T22">צרורה</text:span><text:span text:style-name="T1"> </text:span><text:span text:style-name="T22">בצרור</text:span><text:span text:style-name="T1"> </text:span><text:span text:style-name="T22">החיים</text:span><text:span text:style-name="T1"> </text:span><text:span text:style-name="T22">את</text:span><text:span text:style-name="T1"> </text:span><text:span text:style-name="T22">ה' אלהיך</text:span><text:span text:style-name="T1"> </text:span><text:span text:style-name="T24">[ואת</text:span><text:span text:style-name="T4"> </text:span><text:span text:style-name="T24">נפש</text:span><text:span text:style-name="T4"> </text:span><text:span text:style-name="T24">איביך</text:span><text:span text:style-name="T4"> </text:span><text:span text:style-name="T24">יקלענה</text:span><text:span text:style-name="T4"> </text:span><text:span text:style-name="T24">בתוך</text:span><text:span text:style-name="T4"> </text:span><text:span text:style-name="T24">כף</text:span><text:span text:style-name="T4"> </text:span><text:span text:style-name="T24">הקלע]</text:span>;</text:p>
      <text:p text:style-name="P18">רוחות<text:span text:style-name="T1"> </text:span>ונשמות<text:span text:style-name="T1"> </text:span>- שעתיד<text:span text:style-name="T1"> </text:span>להיבראות, דכתיב<text:span text:style-name="T1"> </text:span><text:span text:style-name="T24">[</text:span><text:span text:style-name="T19">ישעיהו</text:span><text:span text:style-name="T3"> </text:span><text:span text:style-name="T19">נז,טז:</text:span><text:span text:style-name="T24"> כי</text:span><text:span text:style-name="T4"> </text:span><text:span text:style-name="T24">לא</text:span><text:span text:style-name="T4"> </text:span><text:span text:style-name="T24">לעולם</text:span><text:span text:style-name="T4"> </text:span><text:span text:style-name="T24">אריב</text:span><text:span text:style-name="T4"> </text:span><text:span text:style-name="T24">ולא</text:span><text:span text:style-name="T4"> </text:span><text:span text:style-name="T24">לנצח</text:span><text:span text:style-name="T4"> </text:span><text:span text:style-name="T24">אקצוף]</text:span><text:span text:style-name="T22"> כי</text:span><text:span text:style-name="T1"> </text:span><text:span text:style-name="T22">רוח</text:span><text:span text:style-name="T1"> </text:span><text:span text:style-name="T22">מלפני</text:span><text:span text:style-name="T1"> </text:span><text:span text:style-name="T22">יעטוף</text:span><text:span text:style-name="T1"> </text:span><text:span text:style-name="T22">ונשמות</text:span><text:span text:style-name="T1"> </text:span><text:span text:style-name="T22">אני</text:span><text:span text:style-name="T1"> </text:span><text:span text:style-name="T22">עשיתי</text:span><text:span text:style-name="T1"> </text:span><text:span text:style-name="T18">(</text:span><text:span text:style-name="T24">רוח</text:span><text:span text:style-name="T4"> </text:span><text:span text:style-name="T24">מלפני</text:span><text:span text:style-name="T4"> </text:span><text:span text:style-name="T18">- אלמא</text:span><text:span text:style-name="T4"> </text:span><text:span text:style-name="T18">לפניו</text:span><text:span text:style-name="T4"> </text:span><text:span text:style-name="T18">הם)</text:span>;</text:p>
      <text:p text:style-name="P18">וטל<text:span text:style-name="T1"> </text:span>שעתיד<text:span text:style-name="T1"> </text:span>הקב"ה<text:span text:style-name="T1"> </text:span>להחיות<text:span text:style-name="T1"> </text:span>בו<text:span text:style-name="T1"> </text:span>מתים<text:span text:style-name="T1"> </text:span>- דכתיב<text:span text:style-name="T1"> </text:span><text:span text:style-name="T19">(תהלים</text:span><text:span text:style-name="T3"> </text:span><text:span text:style-name="T19">סח,י)</text:span><text:span text:style-name="T22"> גשם</text:span><text:span text:style-name="T1"> </text:span><text:span text:style-name="T22">נדבות</text:span><text:span text:style-name="T1"> </text:span><text:span text:style-name="T22">תניף</text:span><text:span text:style-name="T1"> </text:span><text:span text:style-name="T22">אלהים</text:span><text:span text:style-name="T1"> </text:span><text:span text:style-name="T22">נחלתך</text:span><text:span text:style-name="T1"> </text:span><text:span text:style-name="T22">ונלאה</text:span><text:span text:style-name="T1"> </text:span><text:span text:style-name="T22">אתה</text:span><text:span text:style-name="T1"> </text:span><text:span text:style-name="T22">כוננתה</text:span><text:span text:style-name="T1"> </text:span><text:span text:style-name="T18">(והאי</text:span><text:span text:style-name="T4"> </text:span><text:span text:style-name="T18">קרא</text:span><text:span text:style-name="T4"> </text:span><text:span text:style-name="T18">- במתן</text:span><text:span text:style-name="T4"> </text:span><text:span text:style-name="T18">תורה</text:span><text:span text:style-name="T4"> </text:span><text:span text:style-name="T18">כתיב, שיצתה</text:span><text:span text:style-name="T4"> </text:span><text:span text:style-name="T18">נשמתן, שנאמר</text:span><text:span text:style-name="T4"> </text:span><text:span text:style-name="T24">נפשי</text:span><text:span text:style-name="T4"> </text:span><text:span text:style-name="T24">יצאה</text:span><text:span text:style-name="T4"> </text:span><text:span text:style-name="T24">בדברו</text:span><text:span text:style-name="T4"> </text:span><text:span text:style-name="T19">(שיר</text:span><text:span text:style-name="T3"> </text:span><text:span text:style-name="T19">השירים</text:span><text:span text:style-name="T3"> </text:span><text:span text:style-name="T19">ה,ו)</text:span><text:span text:style-name="T18">, והניף</text:span><text:span text:style-name="T4"> </text:span><text:span text:style-name="T18">עליהן</text:span><text:span text:style-name="T4"> </text:span><text:span text:style-name="T18">טל</text:span><text:span text:style-name="T4"> </text:span><text:span text:style-name="T18">תחייתו, שנאמר</text:span><text:span text:style-name="T4"> </text:span><text:span text:style-name="T24">גשם</text:span><text:span text:style-name="T4"> </text:span><text:span text:style-name="T24">נדבות</text:span><text:span text:style-name="T4"> </text:span><text:span text:style-name="T24">תניף</text:span><text:span text:style-name="T4"> </text:span><text:span text:style-name="T24">אלהים</text:span><text:span text:style-name="T18">, והאי</text:span><text:span text:style-name="T4"> </text:span><text:span text:style-name="T18">קרא</text:span><text:span text:style-name="T4"> </text:span><text:span text:style-name="T18">משתעי</text:span><text:span text:style-name="T4"> </text:span><text:span text:style-name="T18">במתן</text:span><text:span text:style-name="T4"> </text:span><text:span text:style-name="T18">תורה, במזמור</text:span><text:span text:style-name="T4"> </text:span><text:span text:style-name="T24">יקום</text:span><text:span text:style-name="T4"> </text:span><text:span text:style-name="T24">אלהים</text:span><text:span text:style-name="T4"> </text:span><text:span text:style-name="T24">יפוצו</text:span><text:span text:style-name="T4"> </text:span><text:span text:style-name="T24">אויביו</text:span><text:span text:style-name="T4"> </text:span><text:span text:style-name="T19">(תהלים</text:span><text:span text:style-name="T3"> </text:span><text:span text:style-name="T19">סח,ב)</text:span><text:span text:style-name="T18">)</text:span>;</text:p>
      <text:p text:style-name="P18">שם<text:span text:style-name="T1"> </text:span>אופנים<text:span text:style-name="T1"> </text:span>ושרפים<text:span text:style-name="T1"> </text:span>וחיות<text:span text:style-name="T1"> </text:span>הקדש<text:span text:style-name="T1"> </text:span>ומלאכי<text:span text:style-name="T1"> </text:span>השרת<text:span text:style-name="T1"> </text:span>וכסא<text:span text:style-name="T1"> </text:span>הכבוד<text:span text:style-name="T1"> </text:span>מלך<text:span text:style-name="T1"> </text:span>אל<text:span text:style-name="T1"> </text:span>חי<text:span text:style-name="T1"> </text:span>רם<text:span text:style-name="T1"> </text:span>ונשא<text:span text:style-name="T1"> </text:span>שוכן<text:span text:style-name="T1"> </text:span>עליהם<text:span text:style-name="T1"> </text:span>בערבות<text:span text:style-name="T1"> </text:span>שנאמר<text:span text:style-name="T1"> </text:span><text:span text:style-name="T24">[</text:span><text:span text:style-name="T19">תהלים</text:span><text:span text:style-name="T3"> </text:span><text:span text:style-name="T19">סח,ה:</text:span><text:span text:style-name="T24"> שירו</text:span><text:span text:style-name="T4"> </text:span><text:span text:style-name="T24">לאלהים</text:span><text:span text:style-name="T4"> </text:span><text:span text:style-name="T24">זמרו</text:span><text:span text:style-name="T4"> </text:span><text:span text:style-name="T24">שמו]</text:span><text:span text:style-name="T22"> סולו</text:span><text:span text:style-name="T1"> </text:span><text:span text:style-name="T22">לרוכב</text:span><text:span text:style-name="T1"> </text:span><text:span text:style-name="T22">בערבות</text:span><text:span text:style-name="T1"> </text:span><text:span text:style-name="T22">ביה</text:span><text:span text:style-name="T1"> </text:span><text:span text:style-name="T22">שמו</text:span><text:span text:style-name="T1"> </text:span><text:span text:style-name="T24">[ועלזו</text:span><text:span text:style-name="T4"> </text:span><text:span text:style-name="T24">לפניו]</text:span>;</text:p>
      <text:p text:style-name="P4">ומנלן<text:span text:style-name="T1"> </text:span>דאיקרי<text:span text:style-name="T1"> </text:span>'שמים'? </text:p>
      <text:p text:style-name="P4">אתיא<text:span text:style-name="T1"> </text:span>'רכיבה' 'רכיבה': כתיב<text:span text:style-name="T1"> </text:span>הכא<text:span text:style-name="T1"> </text:span><text:span text:style-name="T22">סולו</text:span><text:span text:style-name="T1"> </text:span><text:span text:style-name="T22">לרוכב</text:span><text:span text:style-name="T1"> </text:span><text:span text:style-name="T22">בערבות</text:span><text:span text:style-name="T1"> </text:span>וכתיב<text:span text:style-name="T1"> </text:span>התם<text:span text:style-name="T1"> </text:span><text:span text:style-name="T24">[</text:span><text:span text:style-name="T19">דברים</text:span><text:span text:style-name="T3"> </text:span><text:span text:style-name="T19">לג,כו:</text:span><text:span text:style-name="T24"> אין</text:span><text:span text:style-name="T4"> </text:span><text:span text:style-name="T24">כאל</text:span><text:span text:style-name="T4"> </text:span><text:span text:style-name="T24">ישרון]</text:span><text:span text:style-name="T22"> רוכב</text:span><text:span text:style-name="T1"> </text:span><text:span text:style-name="T22">שמים</text:span><text:span text:style-name="T1"> </text:span><text:span text:style-name="T22">בעזרך</text:span><text:span text:style-name="T1"> </text:span><text:span text:style-name="T24">[ובגאותו</text:span><text:span text:style-name="T4"> </text:span><text:span text:style-name="T24">שחקים]</text:span> </text:p>
      <text:p text:style-name="P4">וחשך<text:span text:style-name="T1"> </text:span>וענן<text:span text:style-name="T1"> </text:span>וערפל<text:span text:style-name="T1"> </text:span>מקיפין<text:span text:style-name="T1"> </text:span>אותו<text:span text:style-name="T1"> </text:span>שנאמר<text:span text:style-name="T1"> </text:span><text:span text:style-name="T19">(תהלים</text:span><text:span text:style-name="T3"> </text:span><text:span text:style-name="T19">יח,יב)</text:span><text:span text:style-name="T22"> ישת</text:span><text:span text:style-name="T1"> </text:span><text:span text:style-name="T22">חשך</text:span><text:span text:style-name="T1"> </text:span><text:span text:style-name="T22">סתרו</text:span><text:span text:style-name="T1"> </text:span><text:span text:style-name="T22">סביבותיו</text:span><text:span text:style-name="T1"> </text:span><text:span text:style-name="T22">סוכתו</text:span><text:span text:style-name="T1"> </text:span><text:span text:style-name="T22">חשכת</text:span><text:span text:style-name="T1"> </text:span><text:span text:style-name="T22">מים</text:span><text:span text:style-name="T1"> </text:span><text:span text:style-name="T22">עבי</text:span><text:span text:style-name="T1"> </text:span><text:span text:style-name="T22">שחקים</text:span>.</text:p>
      <text:p text:style-name="P4"><text:soft-page-break/>ומי<text:span text:style-name="T1"> </text:span>איכא<text:span text:style-name="T1"> </text:span>חשוכא<text:span text:style-name="T1"> </text:span>קמי<text:span text:style-name="T1"> </text:span>שמיא? והכתיב<text:span text:style-name="T1"> </text:span><text:span text:style-name="T19">(דניאל</text:span><text:span text:style-name="T3"> </text:span><text:span text:style-name="T19">ב,כב)</text:span><text:span text:style-name="T101"> הוּא</text:span><text:span text:style-name="T97"> </text:span><text:span text:style-name="T101">גָּלֵא</text:span><text:span text:style-name="T97"> </text:span><text:span text:style-name="T101">עַמִּיקָתָא</text:span><text:span text:style-name="T97"> </text:span><text:span text:style-name="T101">וּמְסַתְּרָתָא</text:span><text:span text:style-name="T97"> </text:span><text:span text:style-name="T101">יָדַע</text:span><text:span text:style-name="T97"> </text:span><text:span text:style-name="T101">מָה</text:span><text:span text:style-name="T97"> </text:span><text:span text:style-name="T101">בַחֲשׁוֹכָא</text:span><text:span text:style-name="T97"> </text:span><text:span text:style-name="T103">&lt;ונהירא&gt;</text:span><text:span text:style-name="T101"> וּנְהוֹרָא</text:span><text:span text:style-name="T97"> </text:span><text:span text:style-name="T101">עִמֵּהּ</text:span><text:span text:style-name="T97"> </text:span><text:span text:style-name="T101">שְׁרֵא</text:span>? </text:p>
      <text:p text:style-name="P4">לא<text:span text:style-name="T1"> </text:span>קשיא: הא<text:span text:style-name="T1"> </text:span><text:span text:style-name="T18">(</text:span><text:span text:style-name="T24">ונהורא</text:span><text:span text:style-name="T4"> </text:span><text:span text:style-name="T24">עמיה</text:span><text:span text:style-name="T4"> </text:span><text:span text:style-name="T24">שרא</text:span><text:span text:style-name="T18">)</text:span></text:p>
      <text:p text:style-name="P4"/>
      <text:p text:style-name="P4">(חגיגה<text:span text:style-name="T1"> </text:span>יג,א)</text:p>
      <text:p text:style-name="P4">בבתי<text:span text:style-name="T1"> </text:span>גואי, הא<text:span text:style-name="T1"> </text:span><text:span text:style-name="T21">[</text:span><text:span text:style-name="T24">ישת</text:span><text:span text:style-name="T4"> </text:span><text:span text:style-name="T24">חשך</text:span><text:span text:style-name="T4"> </text:span><text:span text:style-name="T24">סתרו</text:span><text:span text:style-name="T4"> </text:span><text:span text:style-name="T24">סביבותיו</text:span><text:span text:style-name="T21">]</text:span> - בבתי<text:span text:style-name="T1"> </text:span>בראי.</text:p>
      <text:p text:style-name="P4"/>
      <text:p text:style-name="P4">ואמר<text:span text:style-name="T1"> </text:span>רב<text:span text:style-name="T1"> </text:span>אחא<text:span text:style-name="T1"> </text:span>בר<text:span text:style-name="T1"> </text:span>יעקב: עוד<text:span text:style-name="T1"> </text:span>רקיע<text:span text:style-name="T1"> </text:span>אחד<text:span text:style-name="T1"> </text:span>יש<text:span text:style-name="T1"> </text:span>למעלה<text:span text:style-name="T1"> </text:span>מראשי<text:span text:style-name="T1"> </text:span>החיות, דכתיב<text:span text:style-name="T1"> </text:span><text:span text:style-name="T19">(יחזקאל</text:span><text:span text:style-name="T3"> </text:span><text:span text:style-name="T19">א,כב)</text:span><text:span text:style-name="T22"> ודמות</text:span><text:span text:style-name="T1"> </text:span><text:span text:style-name="T22">על</text:span><text:span text:style-name="T1"> </text:span><text:span text:style-name="T22">ראשי</text:span><text:span text:style-name="T1"> </text:span><text:span text:style-name="T22">החיה</text:span><text:span text:style-name="T1"> </text:span><text:span text:style-name="T22">רקיע</text:span><text:span text:style-name="T1"> </text:span><text:span text:style-name="T22">כעין</text:span><text:span text:style-name="T1"> </text:span><text:span text:style-name="T22">הקרח</text:span><text:span text:style-name="T1"> </text:span><text:span text:style-name="T22">הנורא</text:span><text:span text:style-name="T1"> </text:span><text:span text:style-name="T24">[נטוי</text:span><text:span text:style-name="T4"> </text:span><text:span text:style-name="T24">על</text:span><text:span text:style-name="T4"> </text:span><text:span text:style-name="T24">ראשיהם</text:span><text:span text:style-name="T4"> </text:span><text:span text:style-name="T24">מלמעלה]</text:span>; עד<text:span text:style-name="T1"> </text:span>כאן<text:span text:style-name="T1"> </text:span>יש<text:span text:style-name="T1"> </text:span>לך<text:span text:style-name="T1"> </text:span>רשות<text:span text:style-name="T1"> </text:span>לדבר, מכאן<text:span text:style-name="T1"> </text:span>ואילך<text:span text:style-name="T1"> </text:span>אין<text:span text:style-name="T1"> </text:span>לך<text:span text:style-name="T1"> </text:span>רשות<text:span text:style-name="T1"> </text:span>לדבר, שכן<text:span text:style-name="T1"> </text:span>כתוב<text:span text:style-name="T1"> </text:span>בספר<text:span text:style-name="T1"> </text:span>בן<text:span text:style-name="T1"> </text:span>סירא: במופלא<text:span text:style-name="T1"> </text:span>ממך<text:span text:style-name="T1"> </text:span>אל<text:span text:style-name="T1"> </text:span>תדרוש<text:span text:style-name="T1"> </text:span><text:span text:style-name="T18">(במובדל</text:span><text:span text:style-name="T4"> </text:span><text:span text:style-name="T18">ומופרש</text:span><text:span text:style-name="T4"> </text:span><text:span text:style-name="T18">ממך: שלא</text:span><text:span text:style-name="T4"> </text:span><text:span text:style-name="T18">רצה</text:span><text:span text:style-name="T4"> </text:span><text:span text:style-name="T18">הקדוש</text:span><text:span text:style-name="T4"> </text:span><text:span text:style-name="T18">ברוך</text:span><text:span text:style-name="T4"> </text:span><text:span text:style-name="T18">הוא</text:span><text:span text:style-name="T4"> </text:span><text:span text:style-name="T18">לגלות</text:span><text:span text:style-name="T4"> </text:span><text:span text:style-name="T18">לך)</text:span>, ובמכוסה<text:span text:style-name="T1"> </text:span>ממך<text:span text:style-name="T1"> </text:span>אל<text:span text:style-name="T1"> </text:span>תחקור, במה<text:span text:style-name="T1"> </text:span>שהורשית<text:span text:style-name="T1"> </text:span>התבונן; אין<text:span text:style-name="T1"> </text:span>לך<text:span text:style-name="T1"> </text:span>עסק<text:span text:style-name="T1"> </text:span>בנסתרות. </text:p>
      <text:p text:style-name="P4">תניא: '<text:span text:style-name="T35">אמר</text:span><text:span text:style-name="T6"> </text:span><text:span text:style-name="T35">רבן</text:span><text:span text:style-name="T6"> </text:span><text:span text:style-name="T35">יוחנן</text:span><text:span text:style-name="T6"> </text:span><text:span text:style-name="T35">בן</text:span><text:span text:style-name="T6"> </text:span><text:span text:style-name="T35">זכאי: מה</text:span><text:span text:style-name="T6"> </text:span><text:span text:style-name="T35">תשובה</text:span><text:span text:style-name="T6"> </text:span><text:span text:style-name="T35">השיבתו</text:span><text:span text:style-name="T6"> </text:span><text:span text:style-name="T35">בת</text:span><text:span text:style-name="T6"> </text:span><text:span text:style-name="T35">קול</text:span><text:span text:style-name="T6"> </text:span><text:span text:style-name="T35">לאותו</text:span><text:span text:style-name="T6"> </text:span><text:span text:style-name="T35">רשע</text:span><text:span text:style-name="T6"> </text:span><text:span text:style-name="T18">(נבוכדנצר)</text:span><text:span text:style-name="T35"> בשעה</text:span><text:span text:style-name="T6"> </text:span><text:span text:style-name="T35">שאמר</text:span><text:span text:style-name="T6"> </text:span><text:span text:style-name="T19">(ישעיהו</text:span><text:span text:style-name="T3"> </text:span><text:span text:style-name="T19">יד,יד)</text:span><text:span text:style-name="T25"> אעלה</text:span><text:span text:style-name="T6"> </text:span><text:span text:style-name="T25">על</text:span><text:span text:style-name="T6"> </text:span><text:span text:style-name="T25">במתי</text:span><text:span text:style-name="T6"> </text:span><text:span text:style-name="T25">עב</text:span><text:span text:style-name="T6"> </text:span><text:span text:style-name="T25">אדמה</text:span><text:span text:style-name="T6"> </text:span><text:span text:style-name="T25">לעליון</text:span><text:span text:style-name="T35">? - יצתה</text:span><text:span text:style-name="T6"> </text:span><text:span text:style-name="T35">בת</text:span><text:span text:style-name="T6"> </text:span><text:span text:style-name="T35">קול</text:span><text:span text:style-name="T6"> </text:span><text:span text:style-name="T35">ואמרה</text:span><text:span text:style-name="T6"> </text:span><text:span text:style-name="T35">לו: רשע</text:span><text:span text:style-name="T6"> </text:span><text:span text:style-name="T35">בן</text:span><text:span text:style-name="T6"> </text:span><text:span text:style-name="T35">רשע</text:span><text:span text:style-name="T6"> </text:span><text:span text:style-name="T35">בן</text:span><text:span text:style-name="T6"> </text:span><text:span text:style-name="T35">בנו</text:span><text:span text:style-name="T6"> </text:span><text:span text:style-name="T35">של</text:span><text:span text:style-name="T6"> </text:span><text:span text:style-name="T35">נמרוד</text:span><text:span text:style-name="T6"> </text:span><text:span text:style-name="T35">הרשע</text:span><text:span text:style-name="T6"> </text:span><text:span text:style-name="T35">שהמריד</text:span><text:span text:style-name="T6"> </text:span><text:span text:style-name="T35">כל</text:span><text:span text:style-name="T6"> </text:span><text:span text:style-name="T35">העולם</text:span><text:span text:style-name="T6"> </text:span><text:span text:style-name="T35">כולו</text:span><text:span text:style-name="T6"> </text:span><text:span text:style-name="T35">עליו</text:span><text:span text:style-name="T6"> </text:span><text:span text:style-name="T18">(לשון</text:span><text:span text:style-name="T4"> </text:span><text:span text:style-name="T18">נקיה</text:span><text:span text:style-name="T4"> </text:span><text:span text:style-name="T18">היא, כלומר: על</text:span><text:span text:style-name="T4"> </text:span><text:span text:style-name="T18">עצמו, ולא</text:span><text:span text:style-name="T4"> </text:span><text:span text:style-name="T18">עלי)</text:span><text:span text:style-name="T35"> במלכותו! כמה</text:span><text:span text:style-name="T6"> </text:span><text:span text:style-name="T35">שנותיו</text:span><text:span text:style-name="T6"> </text:span><text:span text:style-name="T35">של</text:span><text:span text:style-name="T6"> </text:span><text:span text:style-name="T35">אדם? - שבעים</text:span><text:span text:style-name="T6"> </text:span><text:span text:style-name="T35">שנה, שנאמר</text:span><text:span text:style-name="T6"> </text:span><text:span text:style-name="T19">(תהלים</text:span><text:span text:style-name="T3"> </text:span><text:span text:style-name="T19">צ,י)</text:span><text:span text:style-name="T25"> ימי</text:span><text:span text:style-name="T6"> </text:span><text:span text:style-name="T25">שנותינו</text:span><text:span text:style-name="T6"> </text:span><text:span text:style-name="T25">בהם</text:span><text:span text:style-name="T6"> </text:span><text:span text:style-name="T25">שבעים</text:span><text:span text:style-name="T6"> </text:span><text:span text:style-name="T25">שנה</text:span><text:span text:style-name="T6"> </text:span><text:span text:style-name="T25">ואם</text:span><text:span text:style-name="T6"> </text:span><text:span text:style-name="T25">בגבורות</text:span><text:span text:style-name="T6"> </text:span><text:span text:style-name="T25">שמונים</text:span><text:span text:style-name="T6"> </text:span><text:span text:style-name="T25">שנה</text:span><text:span text:style-name="T6"> </text:span><text:span text:style-name="T24">[ורהבם</text:span><text:span text:style-name="T4"> </text:span><text:span text:style-name="T24">עמל</text:span><text:span text:style-name="T4"> </text:span><text:span text:style-name="T24">ואון</text:span><text:span text:style-name="T4"> </text:span><text:span text:style-name="T24">כי</text:span><text:span text:style-name="T4"> </text:span><text:span text:style-name="T24">גז</text:span><text:span text:style-name="T4"> </text:span><text:span text:style-name="T24">חיש</text:span><text:span text:style-name="T4"> </text:span><text:span text:style-name="T24">ונעפה]</text:span><text:span text:style-name="T35">! והלא</text:span><text:span text:style-name="T6"> </text:span><text:span text:style-name="T35">מן</text:span><text:span text:style-name="T6"> </text:span><text:span text:style-name="T35">הארץ</text:span><text:span text:style-name="T6"> </text:span><text:span text:style-name="T35">עד</text:span><text:span text:style-name="T6"> </text:span><text:span text:style-name="T35">לרקיע</text:span><text:span text:style-name="T6"> </text:span><text:span text:style-name="T35">מהלך</text:span><text:span text:style-name="T6"> </text:span><text:span text:style-name="T35">חמש</text:span><text:span text:style-name="T6"> </text:span><text:span text:style-name="T35">מאות</text:span><text:span text:style-name="T6"> </text:span><text:span text:style-name="T35">שנה, ועוביו</text:span><text:span text:style-name="T6"> </text:span><text:span text:style-name="T35">של</text:span><text:span text:style-name="T6"> </text:span><text:span text:style-name="T35">רקיע</text:span><text:span text:style-name="T6"> </text:span><text:span text:style-name="T35">מהלך</text:span><text:span text:style-name="T6"> </text:span><text:span text:style-name="T35">חמש</text:span><text:span text:style-name="T6"> </text:span><text:span text:style-name="T35">מאות</text:span><text:span text:style-name="T6"> </text:span><text:span text:style-name="T35">שנה, וכן</text:span><text:span text:style-name="T6"> </text:span><text:span text:style-name="T35">בין</text:span><text:span text:style-name="T6"> </text:span><text:span text:style-name="T35">כל</text:span><text:span text:style-name="T6"> </text:span><text:span text:style-name="T35">רקיע</text:span><text:span text:style-name="T6"> </text:span><text:span text:style-name="T35">ורקיע; למעלה</text:span><text:span text:style-name="T6"> </text:span><text:span text:style-name="T35">מהן</text:span><text:span text:style-name="T6"> </text:span><text:span text:style-name="T35">חיות</text:span><text:span text:style-name="T6"> </text:span><text:span text:style-name="T35">הקדש; רגלי</text:span><text:span text:style-name="T6"> </text:span><text:span text:style-name="T35">החיות</text:span><text:span text:style-name="T6"> </text:span><text:span text:style-name="T18">(עובי</text:span><text:span text:style-name="T4"> </text:span><text:span text:style-name="T18">פרסותיהן)</text:span><text:span text:style-name="T35"> כנגד</text:span><text:span text:style-name="T6"> </text:span><text:span text:style-name="T35">כולם, קרסולי</text:span><text:span text:style-name="T6"> </text:span><text:span text:style-name="T18">(אסתיורא, שקורין</text:span><text:span text:style-name="T4"> </text:span><text:span text:style-name="T18">קביליי"א</text:span><text:span text:style-name="T4"> </text:span><text:span text:style-name="T18">בלעז)</text:span><text:span text:style-name="T35"> החיות</text:span><text:span text:style-name="T6"> </text:span><text:span text:style-name="T35">כנגד</text:span><text:span text:style-name="T6"> </text:span><text:span text:style-name="T35">כולן, שוקי</text:span><text:span text:style-name="T6"> </text:span><text:span text:style-name="T35">החיות</text:span><text:span text:style-name="T6"> </text:span><text:span text:style-name="T18">('שוק' הוא</text:span><text:span text:style-name="T4"> </text:span><text:span text:style-name="T18">עצם</text:span><text:span text:style-name="T4"> </text:span><text:span text:style-name="T18">הנמכר</text:span><text:span text:style-name="T4"> </text:span><text:span text:style-name="T18">עם</text:span><text:span text:style-name="T4"> </text:span><text:span text:style-name="T18">הרגל)</text:span><text:span text:style-name="T35"> כנגד</text:span><text:span text:style-name="T6"> </text:span><text:span text:style-name="T35">כולן, רכובי</text:span><text:span text:style-name="T6"> </text:span><text:span text:style-name="T35">החיות</text:span><text:span text:style-name="T6"> </text:span><text:span text:style-name="T18">('רכוב' הוא</text:span><text:span text:style-name="T4"> </text:span><text:span text:style-name="T18">עצם</text:span><text:span text:style-name="T4"> </text:span><text:span text:style-name="T18">הירך</text:span><text:span text:style-name="T4"> </text:span><text:span text:style-name="T18">הסמוך</text:span><text:span text:style-name="T4"> </text:span><text:span text:style-name="T18">לשוק, ירך</text:span><text:span text:style-name="T4"> </text:span><text:span text:style-name="T18">הוא</text:span><text:span text:style-name="T4"> </text:span><text:span text:style-name="T18">עצם</text:span><text:span text:style-name="T4"> </text:span><text:span text:style-name="T18">הקולית</text:span><text:span text:style-name="T4"> </text:span><text:span text:style-name="T18">התקוע</text:span><text:span text:style-name="T4"> </text:span><text:span text:style-name="T18">במתנים)</text:span><text:span text:style-name="T35"> כנגד</text:span><text:span text:style-name="T6"> </text:span><text:span text:style-name="T35">כולן, ירכי</text:span><text:span text:style-name="T6"> </text:span><text:span text:style-name="T35">החיות</text:span><text:span text:style-name="T6"> </text:span><text:span text:style-name="T35">כנגד</text:span><text:span text:style-name="T6"> </text:span><text:span text:style-name="T35">כולן, גופי</text:span><text:span text:style-name="T6"> </text:span><text:span text:style-name="T35">החיות</text:span><text:span text:style-name="T6"> </text:span><text:span text:style-name="T35">כנגד</text:span><text:span text:style-name="T6"> </text:span><text:span text:style-name="T35">כולן, צוארי</text:span><text:span text:style-name="T6"> </text:span><text:span text:style-name="T35">החיות</text:span><text:span text:style-name="T6"> </text:span><text:span text:style-name="T35">כנגד</text:span><text:span text:style-name="T6"> </text:span><text:span text:style-name="T35">כולן, ראשי</text:span><text:span text:style-name="T6"> </text:span><text:span text:style-name="T35">החיות</text:span><text:span text:style-name="T6"> </text:span><text:span text:style-name="T35">כנגד</text:span><text:span text:style-name="T6"> </text:span><text:span text:style-name="T35">כולן, קרני</text:span><text:span text:style-name="T6"> </text:span><text:span text:style-name="T35">החיות</text:span><text:span text:style-name="T6"> </text:span><text:span text:style-name="T35">כנגד</text:span><text:span text:style-name="T6"> </text:span><text:span text:style-name="T35">כולן; למעלה</text:span><text:span text:style-name="T6"> </text:span><text:span text:style-name="T35">מהן</text:span><text:span text:style-name="T6"> </text:span><text:span text:style-name="T35">כסא</text:span><text:span text:style-name="T6"> </text:span><text:span text:style-name="T35">כבוד; רגלי</text:span><text:span text:style-name="T6"> </text:span><text:span text:style-name="T35">כסא</text:span><text:span text:style-name="T6"> </text:span><text:span text:style-name="T35">הכבוד</text:span><text:span text:style-name="T6"> </text:span><text:span text:style-name="T35">כנגד</text:span><text:span text:style-name="T6"> </text:span><text:span text:style-name="T35">כולן, כסא</text:span><text:span text:style-name="T6"> </text:span><text:span text:style-name="T35">הכבוד</text:span><text:span text:style-name="T6"> </text:span><text:span text:style-name="T35">כנגד</text:span><text:span text:style-name="T6"> </text:span><text:span text:style-name="T35">כולן, מלך</text:span><text:span text:style-name="T6"> </text:span><text:span text:style-name="T35">אל</text:span><text:span text:style-name="T6"> </text:span><text:span text:style-name="T35">חי</text:span><text:span text:style-name="T6"> </text:span><text:span text:style-name="T35">וקים</text:span><text:span text:style-name="T6"> </text:span><text:span text:style-name="T35">רם</text:span><text:span text:style-name="T6"> </text:span><text:span text:style-name="T35">ונשא</text:span><text:span text:style-name="T6"> </text:span><text:span text:style-name="T35">שוכן</text:span><text:span text:style-name="T6"> </text:span><text:span text:style-name="T35">עליהם, ואתה</text:span><text:span text:style-name="T6"> </text:span><text:span text:style-name="T35">אמרת</text:span><text:span text:style-name="T6"> </text:span><text:span text:style-name="T35">'</text:span><text:span text:style-name="T25">אעלה</text:span><text:span text:style-name="T6"> </text:span><text:span text:style-name="T25">על</text:span><text:span text:style-name="T6"> </text:span><text:span text:style-name="T25">במתי</text:span><text:span text:style-name="T6"> </text:span><text:span text:style-name="T25">עב</text:span><text:span text:style-name="T6"> </text:span><text:span text:style-name="T25">אדמה</text:span><text:span text:style-name="T6"> </text:span><text:span text:style-name="T25">לעליון</text:span><text:span text:style-name="T35">'? - </text:span><text:span text:style-name="T19">(ישעיהו</text:span><text:span text:style-name="T3"> </text:span><text:span text:style-name="T19">יד,טו)</text:span><text:span text:style-name="T25"> אך</text:span><text:span text:style-name="T6"> </text:span><text:span text:style-name="T25">אל</text:span><text:span text:style-name="T6"> </text:span><text:span text:style-name="T25">שאול</text:span><text:span text:style-name="T6"> </text:span><text:span text:style-name="T25">תורד</text:span><text:span text:style-name="T6"> </text:span><text:span text:style-name="T25">אל</text:span><text:span text:style-name="T6"> </text:span><text:span text:style-name="T25">ירכתי</text:span><text:span text:style-name="T6"> </text:span><text:span text:style-name="T25">בור</text:span><text:span text:style-name="T26">.</text:span>'</text:p>
      <text:p text:style-name="P4"/>
      <text:p text:style-name="P4">ולא<text:span text:style-name="T1"> </text:span>במרכבה<text:span text:style-name="T1"> </text:span>ביחיד: <text:s/></text:p>
      <text:p text:style-name="P4">תני<text:span text:style-name="T1"> </text:span>רבי<text:span text:style-name="T1"> </text:span>חייא: אבל<text:span text:style-name="T1"> </text:span>מוסרין<text:span text:style-name="T1"> </text:span>לו<text:span text:style-name="T1"> </text:span>ראשי<text:span text:style-name="T1"> </text:span>פרקים<text:span text:style-name="T1"> </text:span><text:span text:style-name="T18">(ראשי</text:span><text:span text:style-name="T4"> </text:span><text:span text:style-name="T18">פרשיות</text:span><text:span text:style-name="T4"> </text:span><text:span text:style-name="T18">שבה)</text:span>.</text:p>
      <text:p text:style-name="P4">אמר<text:span text:style-name="T1"> </text:span>רבי<text:span text:style-name="T1"> </text:span>זירא: אין<text:span text:style-name="T1"> </text:span>מוסרין<text:span text:style-name="T1"> </text:span>ראשי<text:span text:style-name="T1"> </text:span>פרקים<text:span text:style-name="T1"> </text:span>אלא<text:span text:style-name="T1"> </text:span>לאב<text:span text:style-name="T1"> </text:span>בית<text:span text:style-name="T1"> </text:span>דין, ולכל<text:span text:style-name="T1"> </text:span>מי<text:span text:style-name="T1"> </text:span>שלבו<text:span text:style-name="T1"> </text:span>דואג<text:span text:style-name="T1"> </text:span>בקרבו<text:span text:style-name="T1"> </text:span><text:span text:style-name="T18">(ואינו</text:span><text:span text:style-name="T4"> </text:span><text:span text:style-name="T18">מיקל</text:span><text:span text:style-name="T4"> </text:span><text:span text:style-name="T18">את</text:span><text:span text:style-name="T4"> </text:span><text:span text:style-name="T18">ראשו)</text:span>.</text:p>
      <text:p text:style-name="P4">איכא<text:span text:style-name="T1"> </text:span>דאמרי: <text:span text:style-name="T55">והוא</text:span><text:span text:style-name="T1"> </text:span>שלבו<text:span text:style-name="T1"> </text:span>דואג<text:span text:style-name="T1"> </text:span>בקרבו<text:span text:style-name="T1"> </text:span><text:span text:style-name="T18">(תרתי</text:span><text:span text:style-name="T4"> </text:span><text:span text:style-name="T18">בעינן)</text:span>.</text:p>
      <text:p text:style-name="P28">אמר<text:span text:style-name="T1"> </text:span>רבי<text:span text:style-name="T1"> </text:span>אמי: אין<text:span text:style-name="T1"> </text:span>מוסרין<text:span text:style-name="T1"> </text:span>סתרי<text:span text:style-name="T1"> </text:span>תורה<text:span text:style-name="T1"> </text:span><text:span text:style-name="T18">(</text:span><text:span text:style-name="T73">כגון</text:span><text:span text:style-name="T76"> </text:span><text:span text:style-name="T73">מעשה</text:span><text:span text:style-name="T76"> </text:span><text:span text:style-name="T73">המרכבה, וספר</text:span><text:span text:style-name="T76"> </text:span><text:span text:style-name="T73">יצירה, ומעשה</text:span><text:span text:style-name="T76"> </text:span><text:span text:style-name="T73">בראשית</text:span><text:span text:style-name="T76"> </text:span><text:span text:style-name="T73">- והיא</text:span><text:span text:style-name="T76"> </text:span><text:span text:style-name="T73">ברייתא</text:span><text:span text:style-name="T18">)</text:span> אלא<text:span text:style-name="T1"> </text:span>למי<text:span text:style-name="T1"> </text:span>שיש<text:span text:style-name="T1"> </text:span>בו<text:span text:style-name="T1"> </text:span>חמשה<text:span text:style-name="T1"> </text:span>דברים: <text:span text:style-name="T72">(ישעיהו</text:span><text:span text:style-name="T75"> </text:span><text:span text:style-name="T72">ג,ג)</text:span><text:span text:style-name="T22"> שר</text:span><text:span text:style-name="T1"> </text:span><text:span text:style-name="T22">חמשים</text:span><text:span text:style-name="T1"> </text:span><text:span text:style-name="T22">ונשוא</text:span><text:span text:style-name="T1"> </text:span><text:span text:style-name="T22">פנים</text:span><text:span text:style-name="T1"> </text:span><text:span text:style-name="T22">ויועץ</text:span><text:span text:style-name="T1"> </text:span><text:span text:style-name="T22">וחכם</text:span><text:span text:style-name="T1"> </text:span><text:span text:style-name="T22">חרשים</text:span><text:span text:style-name="T1"> </text:span><text:span text:style-name="T22">ונבון</text:span><text:span text:style-name="T1"> </text:span><text:span text:style-name="T22">לחש</text:span><text:span text:style-name="T1"> </text:span><text:span text:style-name="T18">(</text:span><text:span text:style-name="T73">לקמן</text:span><text:span text:style-name="T76"> </text:span><text:span text:style-name="T73">מפרש</text:span><text:span text:style-name="T76"> </text:span><text:span text:style-name="T73">להו</text:span><text:span text:style-name="T18">)</text:span> ;</text:p>
      <text:p text:style-name="P4">ואמר<text:span text:style-name="T1"> </text:span>רבי<text:span text:style-name="T1"> </text:span>אמי: אין<text:span text:style-name="T1"> </text:span>מוסרין<text:span text:style-name="T1"> </text:span>דברי<text:span text:style-name="T1"> </text:span>תורה<text:span text:style-name="T1"> </text:span>לעובד<text:span text:style-name="T1"> </text:span>כוכבים, שנאמר<text:span text:style-name="T1"> </text:span><text:span text:style-name="T19">(תהלים</text:span><text:span text:style-name="T3"> </text:span><text:span text:style-name="T19">קמז,כ)</text:span><text:span text:style-name="T22"> לא</text:span><text:span text:style-name="T1"> </text:span><text:span text:style-name="T22">עשה</text:span><text:span text:style-name="T1"> </text:span><text:span text:style-name="T22">כן</text:span><text:span text:style-name="T1"> </text:span><text:span text:style-name="T22">לכל</text:span><text:span text:style-name="T1"> </text:span><text:span text:style-name="T22">גוי</text:span><text:span text:style-name="T1"> </text:span><text:span text:style-name="T22">ומשפטים</text:span><text:span text:style-name="T1"> </text:span><text:span text:style-name="T22">בל</text:span><text:span text:style-name="T1"> </text:span><text:span text:style-name="T22">ידעום</text:span><text:span text:style-name="T1"> </text:span><text:span text:style-name="T24">[הללויה]</text:span> </text:p>
      <text:p text:style-name="P4">אמר<text:span text:style-name="T1"> </text:span>ליה<text:span text:style-name="T1"> </text:span>רבי<text:span text:style-name="T1"> </text:span>יוחנן<text:span text:style-name="T1"> </text:span>לרבי<text:span text:style-name="T1"> </text:span>אלעזר: תא<text:span text:style-name="T1"> </text:span>אגמרך<text:span text:style-name="T1"> </text:span>במעשה<text:span text:style-name="T1"> </text:span>המרכבה!</text:p>
      <text:p text:style-name="P4">אמר<text:span text:style-name="T1"> </text:span>ליה: לא<text:span text:style-name="T1"> </text:span>קשאי<text:span text:style-name="T1"> </text:span><text:span text:style-name="T18">(לא</text:span><text:span text:style-name="T4"> </text:span><text:span text:style-name="T18">זקנתי, ובעינן</text:span><text:span text:style-name="T4"> </text:span><text:span text:style-name="T18">לבו</text:span><text:span text:style-name="T4"> </text:span><text:span text:style-name="T18">דואג)</text:span>.</text:p>
      <text:p text:style-name="P4">כי<text:span text:style-name="T1"> </text:span>קש<text:span text:style-name="T1"> </text:span>- נח<text:span text:style-name="T1"> </text:span>נפשיה<text:span text:style-name="T1"> </text:span>דרבי<text:span text:style-name="T1"> </text:span>יוחנן; אמר<text:span text:style-name="T1"> </text:span>ליה<text:span text:style-name="T1"> </text:span>רבי<text:span text:style-name="T1"> </text:span>אסי: תא<text:span text:style-name="T1"> </text:span>ואגמרך<text:span text:style-name="T1"> </text:span>במעשה<text:span text:style-name="T1"> </text:span>מרכבה! </text:p>
      <text:p text:style-name="P4">אמר<text:span text:style-name="T1"> </text:span>ליה: אי<text:span text:style-name="T1"> </text:span>זכאי<text:span text:style-name="T1"> </text:span>- גמירתא<text:span text:style-name="T1"> </text:span>מרבי<text:span text:style-name="T1"> </text:span>יוחנן<text:span text:style-name="T1"> </text:span>רבך.</text:p>
      <text:p text:style-name="P4"/>
      <text:p text:style-name="P4">רב<text:span text:style-name="T1"> </text:span>יוסף<text:span text:style-name="T1"> </text:span>הוה<text:span text:style-name="T1"> </text:span>גמיר<text:span text:style-name="T1"> </text:span>מעשה<text:span text:style-name="T1"> </text:span>המרכבה; סבי<text:span text:style-name="T1"> </text:span>דפומבדיתא<text:span text:style-name="T1"> </text:span>הוו<text:span text:style-name="T1"> </text:span>תנו<text:span text:style-name="T1"> </text:span>במעשה<text:span text:style-name="T1"> </text:span>בראשית<text:span text:style-name="T1"> </text:span><text:span text:style-name="T18">('מעשה</text:span><text:span text:style-name="T4"> </text:span><text:span text:style-name="T18">המרכבה' ו'מעשה</text:span><text:span text:style-name="T4"> </text:span><text:span text:style-name="T18">בראשית' - ברייתות</text:span><text:span text:style-name="T4"> </text:span><text:span text:style-name="T18">הן)</text:span>; אמרו<text:span text:style-name="T1"> </text:span>ליה: ליגמור<text:span text:style-name="T1"> </text:span>לן<text:span text:style-name="T1"> </text:span>מר<text:span text:style-name="T1"> </text:span>מעשה<text:span text:style-name="T1"> </text:span>מרכבה!?</text:p>
      <text:p text:style-name="P4">אמר<text:span text:style-name="T1"> </text:span>להו: אגמרון<text:span text:style-name="T1"> </text:span>לי<text:span text:style-name="T1"> </text:span>מעשה<text:span text:style-name="T1"> </text:span>בראשית.</text:p>
      <text:p text:style-name="P4">בתר<text:span text:style-name="T1"> </text:span>דאגמרון<text:span text:style-name="T1"> </text:span>- אמרו<text:span text:style-name="T1"> </text:span>ליה: ליגמרון<text:span text:style-name="T1"> </text:span>מר<text:span text:style-name="T1"> </text:span>במעשה<text:span text:style-name="T1"> </text:span>מרכבה!</text:p>
      <text:p text:style-name="P4">אמר<text:span text:style-name="T1"> </text:span>להו: תנינא<text:span text:style-name="T1"> </text:span>בהו<text:span text:style-name="T1"> </text:span><text:span text:style-name="T24">[</text:span><text:span text:style-name="T19">שיר</text:span><text:span text:style-name="T3"> </text:span><text:span text:style-name="T19">השירים</text:span><text:span text:style-name="T3"> </text:span><text:span text:style-name="T19">ד,יא: </text:span><text:span text:style-name="T24">נפת</text:span><text:span text:style-name="T4"> </text:span><text:span text:style-name="T24">תטפנה</text:span><text:span text:style-name="T4"> </text:span><text:span text:style-name="T24">שפתותיך</text:span><text:span text:style-name="T4"> </text:span><text:span text:style-name="T24">כלה]</text:span><text:span text:style-name="T22"> דבש</text:span><text:span text:style-name="T1"> </text:span><text:span text:style-name="T22">וחלב</text:span><text:span text:style-name="T1"> </text:span><text:span text:style-name="T22">תחת</text:span><text:span text:style-name="T1"> </text:span><text:span text:style-name="T22">לשונך</text:span><text:span text:style-name="T1"> </text:span><text:span text:style-name="T24">[וריח</text:span><text:span text:style-name="T4"> </text:span><text:span text:style-name="T24">שלמתיך</text:span><text:span text:style-name="T4"> </text:span><text:span text:style-name="T24">כריח</text:span><text:span text:style-name="T4"> </text:span><text:span text:style-name="T24">לבנון]</text:span> - דברים<text:span text:style-name="T1"> </text:span>המתוקין<text:span text:style-name="T1"> </text:span>מדבש<text:span text:style-name="T1"> </text:span>וחלב<text:span text:style-name="T1"> </text:span>יהו<text:span text:style-name="T1"> </text:span>תחת<text:span text:style-name="T1"> </text:span>לשונך.</text:p>
      <text:p text:style-name="P4"><text:soft-page-break/>רבי<text:span text:style-name="T1"> </text:span>אבהו<text:span text:style-name="T1"> </text:span>אמר: מהכא: <text:span text:style-name="T19">(משלי</text:span><text:span text:style-name="T3"> </text:span><text:span text:style-name="T19">כז,כו)</text:span><text:span text:style-name="T22"> כבשים</text:span><text:span text:style-name="T1"> </text:span><text:span text:style-name="T22">ללבושך</text:span><text:span text:style-name="T1"> </text:span><text:span text:style-name="T24">[ומחיר</text:span><text:span text:style-name="T4"> </text:span><text:span text:style-name="T24">שדה</text:span><text:span text:style-name="T4"> </text:span><text:span text:style-name="T24">עתודים]</text:span> דברים<text:span text:style-name="T1"> </text:span>שהן<text:span text:style-name="T1"> </text:span>כבשונו<text:span text:style-name="T1"> </text:span>של<text:span text:style-name="T1"> </text:span>עולם<text:span text:style-name="T1"> </text:span><text:span text:style-name="T18">(סתרו</text:span><text:span text:style-name="T4"> </text:span><text:span text:style-name="T18">של</text:span><text:span text:style-name="T4"> </text:span><text:span text:style-name="T18">עולם, כמו: 'רישא</text:span><text:span text:style-name="T4"> </text:span><text:span text:style-name="T18">בכבשא' </text:span><text:span text:style-name="T19">(חולין</text:span><text:span text:style-name="T3"> </text:span><text:span text:style-name="T19">צג,ב)</text:span><text:span text:style-name="T18">; 'בהדי</text:span><text:span text:style-name="T4"> </text:span><text:span text:style-name="T18">כבשי</text:span><text:span text:style-name="T4"> </text:span><text:span text:style-name="T18">דרחמנא</text:span><text:span text:style-name="T4"> </text:span><text:span text:style-name="T18">למה</text:span><text:span text:style-name="T4"> </text:span><text:span text:style-name="T18">לך' </text:span><text:span text:style-name="T19">(ברכות</text:span><text:span text:style-name="T3"> </text:span><text:span text:style-name="T19">י,א)</text:span><text:span text:style-name="T18">; 'ממני</text:span><text:span text:style-name="T4"> </text:span><text:span text:style-name="T18">יצאו</text:span><text:span text:style-name="T4"> </text:span><text:span text:style-name="T18">כבושין' </text:span><text:span text:style-name="T19">(מכות</text:span><text:span text:style-name="T3"> </text:span><text:span text:style-name="T19">כג,ב)</text:span><text:span text:style-name="T18">)</text:span> יהיו<text:span text:style-name="T1"> </text:span>תחת<text:span text:style-name="T1"> </text:span>לבושך.</text:p>
      <text:p text:style-name="P4">אמרו<text:span text:style-name="T1"> </text:span>ליה: תנינן<text:span text:style-name="T1"> </text:span>בהו<text:span text:style-name="T1"> </text:span><text:span text:style-name="T18">(כבר</text:span><text:span text:style-name="T4"> </text:span><text:span text:style-name="T18">שנינו)</text:span>: '<text:span text:style-name="T26">עד</text:span><text:span text:style-name="T27"> </text:span><text:span text:style-name="T19">(יחזקאל</text:span><text:span text:style-name="T3"> </text:span><text:span text:style-name="T19">ב,א)</text:span><text:span text:style-name="T30"> ויאמר</text:span><text:span text:style-name="T27"> </text:span><text:span text:style-name="T30">אלי</text:span><text:span text:style-name="T27"> </text:span><text:span text:style-name="T30">בן</text:span><text:span text:style-name="T27"> </text:span><text:span text:style-name="T30">אדם</text:span><text:span text:style-name="T27"> </text:span><text:span text:style-name="T24">[עמד</text:span><text:span text:style-name="T4"> </text:span><text:span text:style-name="T24">על</text:span><text:span text:style-name="T4"> </text:span><text:span text:style-name="T24">רגליך</text:span><text:span text:style-name="T4"> </text:span><text:span text:style-name="T24">ואדבר</text:span><text:span text:style-name="T4"> </text:span><text:span text:style-name="T24">אתך]</text:span>!</text:p>
      <text:p text:style-name="P4">אמר<text:span text:style-name="T1"> </text:span>להו: הן<text:span text:style-name="T1"> </text:span>הן<text:span text:style-name="T1"> </text:span>מעשה<text:span text:style-name="T1"> </text:span>המרכבה<text:span text:style-name="T1"> </text:span><text:span text:style-name="T18">(אם</text:span><text:span text:style-name="T4"> </text:span><text:span text:style-name="T18">עד</text:span><text:span text:style-name="T4"> </text:span><text:span text:style-name="T18">כאן</text:span><text:span text:style-name="T4"> </text:span><text:span text:style-name="T18">שניתם</text:span><text:span text:style-name="T4"> </text:span><text:span text:style-name="T18">- הרבה</text:span><text:span text:style-name="T4"> </text:span><text:span text:style-name="T18">שניתם, ששני</text:span><text:span text:style-name="T4"> </text:span><text:span text:style-name="T18">מקראות</text:span><text:span text:style-name="T4"> </text:span><text:span text:style-name="T18">הללו, שהן: </text:span><text:span text:style-name="T24">וארא</text:span><text:span text:style-name="T4"> </text:span><text:span text:style-name="T24">כעין</text:span><text:span text:style-name="T4"> </text:span><text:span text:style-name="T24">החשמל</text:span><text:span text:style-name="T4"> <text:s/></text:span><text:span text:style-name="T19">[יחזקאל</text:span><text:span text:style-name="T3"> </text:span><text:span text:style-name="T19">א,כז]</text:span><text:span text:style-name="T24"> </text:span><text:span text:style-name="T18">וגו' </text:span><text:span text:style-name="T24">כמראה</text:span><text:span text:style-name="T4"> </text:span><text:span text:style-name="T24">הקשת</text:span><text:span text:style-name="T4"> </text:span><text:span text:style-name="T18">וגו' </text:span><text:span text:style-name="T19">[יחזקאל</text:span><text:span text:style-name="T3"> </text:span><text:span text:style-name="T19">א,כח]</text:span><text:span text:style-name="T18"> - הם</text:span><text:span text:style-name="T4"> </text:span><text:span text:style-name="T18">שהקפידו</text:span><text:span text:style-name="T4"> </text:span><text:span text:style-name="T18">עליהם</text:span><text:span text:style-name="T4"> </text:span><text:span text:style-name="T18">חכמים</text:span><text:span text:style-name="T4"> </text:span><text:span text:style-name="T18">מלדורשם, שהן</text:span><text:span text:style-name="T4"> </text:span><text:span text:style-name="T18">מדברין</text:span><text:span text:style-name="T4"> </text:span><text:span text:style-name="T18">בצורת</text:span><text:span text:style-name="T4"> </text:span><text:span text:style-name="T18">שכינה</text:span><text:span text:style-name="T4"> </text:span><text:span text:style-name="T18">ומראהו)</text:span>.</text:p>
      <text:p text:style-name="P4">מיתיבי<text:span text:style-name="T1"> </text:span><text:span text:style-name="T18">('מיתיבי' גרסינן, ולא</text:span><text:span text:style-name="T4"> </text:span><text:span text:style-name="T18">גרסינן: ומי</text:span><text:span text:style-name="T4"> </text:span><text:span text:style-name="T18">הוי</text:span><text:span text:style-name="T4"> </text:span><text:span text:style-name="T18">מעשה</text:span><text:span text:style-name="T4"> </text:span><text:span text:style-name="T18">המרכבה</text:span><text:span text:style-name="T4"> </text:span><text:span text:style-name="T18">עד</text:span><text:span text:style-name="T4"> </text:span><text:span text:style-name="T18">הכא)</text:span>: '<text:span text:style-name="T26">עד</text:span><text:span text:style-name="T27"> </text:span><text:span text:style-name="T26">היכן</text:span><text:span text:style-name="T27"> </text:span><text:span text:style-name="T26">מעשה</text:span><text:span text:style-name="T27"> </text:span><text:span text:style-name="T26">המרכבה? - רבי</text:span><text:span text:style-name="T27"> </text:span><text:span text:style-name="T26">אומר</text:span><text:span text:style-name="T27"> </text:span><text:span text:style-name="T26">עד</text:span><text:span text:style-name="T27"> </text:span><text:span text:style-name="T26">'</text:span><text:span text:style-name="T30">וארא</text:span><text:span text:style-name="T26">' בתרא</text:span><text:span text:style-name="T27"> </text:span><text:span text:style-name="T24">[</text:span><text:span text:style-name="T19">יחזקאל</text:span><text:span text:style-name="T3"> </text:span><text:span text:style-name="T19">א,כז:</text:span><text:span text:style-name="T24"> וארא</text:span><text:span text:style-name="T4"> </text:span><text:span text:style-name="T24">כעין</text:span><text:span text:style-name="T4"> </text:span><text:span text:style-name="T57">חשמל</text:span><text:span text:style-name="T4"> </text:span><text:span text:style-name="T24">כמראה</text:span><text:span text:style-name="T4"> </text:span><text:span text:style-name="T24">אש</text:span><text:span text:style-name="T4"> </text:span><text:span text:style-name="T24">בית</text:span><text:span text:style-name="T4"> </text:span><text:span text:style-name="T24">לה</text:span><text:span text:style-name="T4"> </text:span><text:span text:style-name="T24">סביב</text:span><text:span text:style-name="T4"> </text:span><text:span text:style-name="T24">ממראה</text:span><text:span text:style-name="T4"> </text:span><text:span text:style-name="T24">מתניו</text:span><text:span text:style-name="T4"> </text:span><text:span text:style-name="T24">ולמעלה</text:span><text:span text:style-name="T4"> </text:span><text:span text:style-name="T24">וממראה</text:span><text:span text:style-name="T4"> </text:span><text:span text:style-name="T24">מתניו</text:span><text:span text:style-name="T4"> </text:span><text:span text:style-name="T24">ולמטה</text:span><text:span text:style-name="T4"> </text:span><text:span text:style-name="T24">ראיתי</text:span><text:span text:style-name="T4"> </text:span><text:span text:style-name="T24">כמראה</text:span><text:span text:style-name="T4"> </text:span><text:span text:style-name="T24">אש</text:span><text:span text:style-name="T4"> </text:span><text:span text:style-name="T24">ונגה</text:span><text:span text:style-name="T4"> </text:span><text:span text:style-name="T24">לו</text:span><text:span text:style-name="T4"> </text:span><text:span text:style-name="T24">סביב]</text:span> <text:span text:style-name="T18">(ולא</text:span><text:span text:style-name="T4"> </text:span><text:span text:style-name="T18">הוא</text:span><text:span text:style-name="T4"> </text:span><text:span text:style-name="T18">בכלל)</text:span><text:span text:style-name="T26">;</text:span></text:p>
      <text:p text:style-name="P4"><text:span text:style-name="T26">רבי</text:span><text:span text:style-name="T27"> </text:span><text:span text:style-name="T26">יצחק</text:span><text:span text:style-name="T27"> </text:span><text:span text:style-name="T26">אומר: עד</text:span><text:span text:style-name="T27"> </text:span><text:span text:style-name="T26">ה'</text:span><text:span text:style-name="T30">חשמל</text:span><text:span text:style-name="T26">'</text:span> <text:span text:style-name="T18">(עד</text:span><text:span text:style-name="T4"> </text:span><text:span text:style-name="T18">התיבה</text:span><text:span text:style-name="T4"> </text:span><text:span text:style-name="T18">הזו, והיא</text:span><text:span text:style-name="T4"> </text:span><text:span text:style-name="T18">בכלל</text:span><text:span text:style-name="T4"> </text:span><text:span text:style-name="T18">לידרש)</text:span>; <text:span text:style-name="T43">[אולי</text:span><text:span text:style-name="T48"> </text:span><text:span text:style-name="T43">כאן</text:span><text:span text:style-name="T48"> </text:span><text:span text:style-name="T43">סיכום</text:span><text:span text:style-name="T48"> </text:span><text:span text:style-name="T43">והכרעת</text:span><text:span text:style-name="T48"> </text:span><text:span text:style-name="T43">הגמרא:]</text:span> עד<text:span text:style-name="T1"> </text:span>'<text:span text:style-name="T22">וארא</text:span>' מגמרינן<text:span text:style-name="T1"> </text:span><text:span text:style-name="T18">(כלומר, הכי</text:span><text:span text:style-name="T4"> </text:span><text:span text:style-name="T18">קאמר: עד</text:span><text:span text:style-name="T4"> </text:span><text:span text:style-name="T18">היכן</text:span><text:span text:style-name="T4"> </text:span><text:span text:style-name="T18">מעשה</text:span><text:span text:style-name="T4"> </text:span><text:span text:style-name="T18">מרכבה</text:span><text:span text:style-name="T4"> </text:span><text:span text:style-name="T18">שנתנו</text:span><text:span text:style-name="T4"> </text:span><text:span text:style-name="T18">לדרוש? - עד</text:span><text:span text:style-name="T4"> </text:span><text:span text:style-name="T18">'</text:span><text:span text:style-name="T24">וארא</text:span><text:span text:style-name="T18">' או</text:span><text:span text:style-name="T4"> </text:span><text:span text:style-name="T18">עד</text:span><text:span text:style-name="T4"> </text:span><text:span text:style-name="T18">'</text:span><text:span text:style-name="T24">החשמל</text:span><text:span text:style-name="T18">', ומשם</text:span><text:span text:style-name="T4"> </text:span><text:span text:style-name="T18">עד</text:span><text:span text:style-name="T4"> </text:span><text:span text:style-name="T18">'</text:span><text:span text:style-name="T24">ויאמר</text:span><text:span text:style-name="T18">' - הן</text:span><text:span text:style-name="T4"> </text:span><text:span text:style-name="T18">הן</text:span><text:span text:style-name="T4"> </text:span><text:span text:style-name="T18">מעשה</text:span><text:span text:style-name="T4"> </text:span><text:span text:style-name="T18">מרכבה</text:span><text:span text:style-name="T4"> </text:span><text:span text:style-name="T18">שהקפידו</text:span><text:span text:style-name="T4"> </text:span><text:span text:style-name="T18">עליהן</text:span><text:span text:style-name="T4"> </text:span><text:span text:style-name="T18">חכמים)</text:span>, מכאן<text:span text:style-name="T1"> </text:span>ואילך<text:span text:style-name="T1"> </text:span>מסרינן<text:span text:style-name="T1"> </text:span>ראשי<text:span text:style-name="T1"> </text:span>פרקים. </text:p>
      <text:p text:style-name="P4">איכא<text:span text:style-name="T1"> </text:span>דאמרי<text:span text:style-name="T1"> </text:span>עד<text:span text:style-name="T1"> </text:span>'<text:span text:style-name="T22">וארא</text:span>' מסרינן<text:span text:style-name="T1"> </text:span>ראשי<text:span text:style-name="T1"> </text:span>פרקים, מכאן<text:span text:style-name="T1"> </text:span>ואילך<text:span text:style-name="T1"> </text:span>אם<text:span text:style-name="T1"> </text:span>הוא<text:span text:style-name="T1"> </text:span>חכם<text:span text:style-name="T1"> </text:span>מבין<text:span text:style-name="T1"> </text:span>מדעתו<text:span text:style-name="T1"> – </text:span>אִין, אי<text:span text:style-name="T1"> </text:span>לא<text:span text:style-name="T1"> – </text:span>לא.</text:p>
      <text:p text:style-name="P4">ומי<text:span text:style-name="T1"> </text:span>דרשינן<text:span text:style-name="T1"> </text:span>בחשמל? והא<text:span text:style-name="T1"> </text:span>ההוא<text:span text:style-name="T1"> </text:span>ינוקא<text:span text:style-name="T1"> </text:span>דדרש<text:span text:style-name="T1"> </text:span>בחשמל<text:span text:style-name="T1"> </text:span>ונפקא<text:span text:style-name="T1"> </text:span>נורא<text:span text:style-name="T1"> </text:span>ואכלתיה!?</text:p>
      <text:p text:style-name="P4">שאני<text:span text:style-name="T1"> </text:span>ינוקא<text:span text:style-name="T1"> </text:span>דלאו<text:span text:style-name="T1"> </text:span>מטי<text:span text:style-name="T1"> </text:span>זימניה.</text:p>
      <text:p text:style-name="P4">אמר<text:span text:style-name="T1"> </text:span>רב<text:span text:style-name="T1"> </text:span>יהודה: ברם<text:span text:style-name="T1"> </text:span>זכור<text:span text:style-name="T1"> </text:span>אותו<text:span text:style-name="T1"> </text:span>האיש<text:span text:style-name="T1"> </text:span>לטוב, וחנניה<text:span text:style-name="T1"> </text:span>בן<text:span text:style-name="T1"> </text:span>חזקיה<text:span text:style-name="T1"> </text:span>שמו: אלמלא<text:span text:style-name="T1"> </text:span>הוא<text:span text:style-name="T1"> </text:span>- נגנז<text:span text:style-name="T1"> </text:span>ספר<text:span text:style-name="T1"> </text:span>יחזקאל, שהיו<text:span text:style-name="T1"> </text:span>דבריו<text:span text:style-name="T1"> </text:span>סותרין<text:span text:style-name="T1"> </text:span>דברי<text:span text:style-name="T1"> </text:span>תורה<text:span text:style-name="T1"> </text:span><text:span text:style-name="T18">(שיש</text:span><text:span text:style-name="T4"> </text:span><text:span text:style-name="T18">בסופו</text:span><text:span text:style-name="T4"> </text:span><text:span text:style-name="T18">דברים</text:span><text:span text:style-name="T4"> </text:span><text:span text:style-name="T18">בקרבנות</text:span><text:span text:style-name="T4"> </text:span><text:span text:style-name="T18">שסותרין</text:span><text:span text:style-name="T4"> </text:span><text:span text:style-name="T18">דברי</text:span><text:span text:style-name="T4"> </text:span><text:span text:style-name="T18">תורה)</text:span>; מה<text:span text:style-name="T1"> </text:span>עשה? העלו<text:span text:style-name="T1"> </text:span>לו<text:span text:style-name="T1"> </text:span>שלש<text:span text:style-name="T1"> </text:span>מאות<text:span text:style-name="T1"> </text:span>גרבי<text:span text:style-name="T1"> </text:span>שמן<text:span text:style-name="T1"> </text:span><text:span text:style-name="T18">(להדליק)</text:span>, וישב<text:span text:style-name="T1"> </text:span>בעלייה, ודרשו.</text:p>
      <text:p text:style-name="P4">תנו<text:span text:style-name="T1"> </text:span>רבנן: 'מעשה<text:span text:style-name="T1"> </text:span>בתינוק<text:span text:style-name="T1"> </text:span>אחד<text:span text:style-name="T1"> </text:span>שהיה<text:span text:style-name="T1"> </text:span>קורא<text:span text:style-name="T1"> </text:span>בבית<text:span text:style-name="T1"> </text:span>רבו<text:span text:style-name="T1"> </text:span>בספר<text:span text:style-name="T1"> </text:span>יחזקאל<text:span text:style-name="T1"> </text:span>והיה<text:span text:style-name="T1"> </text:span>מבין<text:span text:style-name="T1"> </text:span>בחשמל<text:span text:style-name="T1"> </text:span><text:span text:style-name="T18">(לדרוש</text:span><text:span text:style-name="T4"> </text:span><text:span text:style-name="T18">מהו)</text:span>, ויצאה<text:span text:style-name="T1"> </text:span>אש<text:span text:style-name="T1"> </text:span>מחשמל<text:span text:style-name="T1"> </text:span>ושרפתו, וביקשו<text:span text:style-name="T1"> </text:span>לגנוז<text:span text:style-name="T1"> </text:span>ספר<text:span text:style-name="T1"> </text:span>יחזקאל; אמר<text:span text:style-name="T1"> </text:span>להם<text:span text:style-name="T1"> </text:span>חנניה<text:span text:style-name="T1"> </text:span>בן<text:span text:style-name="T1"> </text:span>חזקיה: אם<text:span text:style-name="T1"> </text:span>זה<text:span text:style-name="T1"> </text:span>חכם<text:span text:style-name="T1"> </text:span>- הכל<text:span text:style-name="T1"> </text:span>חכמים<text:span text:style-name="T1"> </text:span>הן. מאי<text:span text:style-name="T1"> </text:span>'חשמל'?</text:p>
      <text:p text:style-name="P4">אמר<text:span text:style-name="T1"> </text:span>רב<text:span text:style-name="T1"> </text:span>יהודה:</text:p>
      <text:p text:style-name="P4"/>
      <text:p text:style-name="P4">(חגיגה<text:span text:style-name="T1"> </text:span>יג,ב)</text:p>
      <text:p text:style-name="P4"><text:span text:style-name="T15">ח</text:span>יות<text:span text:style-name="T1"> </text:span>א<text:span text:style-name="T15">ש</text:span><text:span text:style-name="T1"> </text:span>מ<text:span text:style-name="T15">מל</text:span>לות<text:span text:style-name="T1"> </text:span><text:span text:style-name="T18">(אש</text:span><text:span text:style-name="T4"> </text:span><text:span text:style-name="T18">יוצא</text:span><text:span text:style-name="T4"> </text:span><text:span text:style-name="T18">מדיבורן)</text:span>.</text:p>
      <text:p text:style-name="P4">במתניתא<text:span text:style-name="T1"> </text:span>תנא: '<text:span text:style-name="T26">עתים</text:span><text:span text:style-name="T27"> </text:span><text:span text:style-name="T34">חש</text:span><text:span text:style-name="T26">ות</text:span><text:span text:style-name="T27"> </text:span><text:span text:style-name="T26">עתים</text:span><text:span text:style-name="T27"> </text:span><text:span text:style-name="T26">מ</text:span><text:span text:style-name="T34">מל</text:span><text:span text:style-name="T26">לות: בשעה</text:span><text:span text:style-name="T27"> </text:span><text:span text:style-name="T26">שהדיבור</text:span><text:span text:style-name="T27"> </text:span><text:span text:style-name="T26">יוצא</text:span><text:span text:style-name="T27"> </text:span><text:span text:style-name="T26">מפי</text:span><text:span text:style-name="T27"> </text:span><text:span text:style-name="T26">הקב"ה</text:span><text:span text:style-name="T27"> – </text:span><text:span text:style-name="T26">חשות, ובשעה</text:span><text:span text:style-name="T27"> </text:span><text:span text:style-name="T26">שאין</text:span><text:span text:style-name="T27"> </text:span><text:span text:style-name="T26">הדיבור</text:span><text:span text:style-name="T27"> </text:span><text:span text:style-name="T26">יוצא</text:span><text:span text:style-name="T27"> </text:span><text:span text:style-name="T26">מפי</text:span><text:span text:style-name="T27"> </text:span><text:span text:style-name="T26">הקב"ה</text:span><text:span text:style-name="T27"> – </text:span><text:span text:style-name="T26">ממללות.</text:span>' </text:p>
      <text:p text:style-name="P5"/>
      <text:p text:style-name="P4"><text:span text:style-name="T19">(יחזקאל</text:span><text:span text:style-name="T3"> </text:span><text:span text:style-name="T19">א,יד)</text:span><text:span text:style-name="T22"> והחיות</text:span><text:span text:style-name="T1"> </text:span><text:span text:style-name="T22">רצוא</text:span><text:span text:style-name="T1"> </text:span><text:span text:style-name="T22">ושוב</text:span><text:span text:style-name="T1"> </text:span><text:span text:style-name="T22">כמראה</text:span><text:span text:style-name="T1"> </text:span><text:span text:style-name="T22">הבזק</text:span>; </text:p>
      <text:p text:style-name="P4">מאי<text:span text:style-name="T1"> </text:span>'<text:span text:style-name="T22">רצוא</text:span><text:span text:style-name="T1"> </text:span><text:span text:style-name="T22">ושוב</text:span>'?</text:p>
      <text:p text:style-name="P4">אמר<text:span text:style-name="T1"> </text:span>רב<text:span text:style-name="T1"> </text:span>יהודה: כאור<text:span text:style-name="T1"> </text:span>היוצא<text:span text:style-name="T1"> </text:span>מפי<text:span text:style-name="T1"> </text:span>הכבשן<text:span text:style-name="T1"> </text:span><text:span text:style-name="T18">(מוציאות</text:span><text:span text:style-name="T4"> </text:span><text:span text:style-name="T18">ראשן</text:span><text:span text:style-name="T4"> </text:span><text:span text:style-name="T18">מתחת</text:span><text:span text:style-name="T4"> </text:span><text:span text:style-name="T18">הרקיע</text:span><text:span text:style-name="T4"> </text:span><text:span text:style-name="T18">הנטוי</text:span><text:span text:style-name="T4"> </text:span><text:span text:style-name="T18">למעלה</text:span><text:span text:style-name="T4"> </text:span><text:span text:style-name="T18">מראשיהן, וחוזרות</text:span><text:span text:style-name="T4"> </text:span><text:span text:style-name="T18">ומכניסות</text:span><text:span text:style-name="T4"> </text:span><text:span text:style-name="T18">אותן</text:span><text:span text:style-name="T4"> </text:span><text:span text:style-name="T18">ממורא</text:span><text:span text:style-name="T4"> </text:span><text:span text:style-name="T18">השכינה</text:span><text:span text:style-name="T4"> </text:span><text:span text:style-name="T18">במהירות, כריצה</text:span><text:span text:style-name="T4"> </text:span><text:span text:style-name="T18">ושיבה</text:span><text:span text:style-name="T4"> </text:span><text:span text:style-name="T18">של</text:span><text:span text:style-name="T4"> </text:span><text:span text:style-name="T18">להב</text:span><text:span text:style-name="T4"> </text:span><text:span text:style-name="T18">היוצא</text:span><text:span text:style-name="T4"> </text:span><text:span text:style-name="T18">מפי</text:span><text:span text:style-name="T4"> </text:span><text:span text:style-name="T18">הבזק; הכבשן</text:span><text:span text:style-name="T4"> </text:span><text:span text:style-name="T18">- ששורפין</text:span><text:span text:style-name="T4"> </text:span><text:span text:style-name="T18">בו</text:span><text:span text:style-name="T4"> </text:span><text:span text:style-name="T18">אבנים</text:span><text:span text:style-name="T4"> </text:span><text:span text:style-name="T18">לסיד, ו'</text:span><text:span text:style-name="T24">בזק</text:span><text:span text:style-name="T18">' - לשון</text:span><text:span text:style-name="T4"> </text:span><text:span text:style-name="T18">שברי</text:span><text:span text:style-name="T4"> </text:span><text:span text:style-name="T18">שברים</text:span><text:span text:style-name="T4"> </text:span><text:span text:style-name="T18">הוא: שהאור</text:span><text:span text:style-name="T4"> </text:span><text:span text:style-name="T18">יוצא</text:span><text:span text:style-name="T4"> </text:span><text:span text:style-name="T18">בין</text:span><text:span text:style-name="T4"> </text:span><text:span text:style-name="T18">אבן</text:span><text:span text:style-name="T4"> </text:span><text:span text:style-name="T18">לאבן, כדתנן</text:span><text:span text:style-name="T4"> </text:span><text:span text:style-name="T18">בעירובין</text:span><text:span text:style-name="T4"> </text:span><text:span text:style-name="T18">(פ"י</text:span><text:span text:style-name="T4"> </text:span><text:span text:style-name="T18">מ"יד; בבלי</text:span><text:span text:style-name="T4"> </text:span><text:span text:style-name="T18">קד,א): '</text:span><text:span text:style-name="T33">בוזקין</text:span><text:span text:style-name="T28"> </text:span><text:span text:style-name="T33">מלח</text:span><text:span text:style-name="T28"> </text:span><text:span text:style-name="T33">על</text:span><text:span text:style-name="T28"> </text:span><text:span text:style-name="T33">גבי</text:span><text:span text:style-name="T28"> </text:span><text:span text:style-name="T33">הכבש</text:span><text:span text:style-name="T28"> </text:span><text:span text:style-name="T33">שלא</text:span><text:span text:style-name="T28"> </text:span><text:span text:style-name="T33">יחליקו</text:span><text:span text:style-name="T28"> </text:span><text:span text:style-name="T33">הכהנים</text:span><text:span text:style-name="T18">')</text:span>.</text:p>
      <text:p text:style-name="P4">מאי<text:span text:style-name="T1"> </text:span>'<text:span text:style-name="T22">כמראה</text:span><text:span text:style-name="T1"> </text:span><text:span text:style-name="T22">הבזק</text:span>'? </text:p>
      <text:p text:style-name="P4">אמר<text:span text:style-name="T1"> </text:span>רבי<text:span text:style-name="T1"> </text:span>יוסי<text:span text:style-name="T1"> </text:span>בר<text:span text:style-name="T1"> </text:span>חנינא<text:span text:style-name="T1"> </text:span>כאור<text:span text:style-name="T1"> </text:span>היוצא<text:span text:style-name="T1"> </text:span>מבין<text:span text:style-name="T1"> </text:span>חרסים<text:span text:style-name="T1"> </text:span><text:span text:style-name="T18">(דרך</text:span><text:span text:style-name="T4"> </text:span><text:span text:style-name="T18">מזקקי</text:span><text:span text:style-name="T4"> </text:span><text:span text:style-name="T18">זהב: לנקוב</text:span><text:span text:style-name="T4"> </text:span><text:span text:style-name="T18">כלי</text:span><text:span text:style-name="T4"> </text:span><text:span text:style-name="T18">חרס</text:span><text:span text:style-name="T4"> </text:span><text:span text:style-name="T18">נקבים</text:span><text:span text:style-name="T4"> </text:span><text:span text:style-name="T18">נקבים, וכופין</text:span><text:span text:style-name="T4"> </text:span><text:span text:style-name="T18">אותו</text:span><text:span text:style-name="T4"> </text:span><text:span text:style-name="T18">על</text:span><text:span text:style-name="T4"> </text:span><text:span text:style-name="T18">גבי</text:span><text:span text:style-name="T4"> </text:span><text:span text:style-name="T18">גחלים, שהזהב</text:span><text:span text:style-name="T4"> </text:span><text:span text:style-name="T18">נתון</text:span><text:span text:style-name="T4"> </text:span><text:span text:style-name="T18">בהן</text:span><text:span text:style-name="T4"> </text:span><text:span text:style-name="T18">בתוך</text:span><text:span text:style-name="T4"> </text:span><text:span text:style-name="T18">כתישת</text:span><text:span text:style-name="T4"> </text:span><text:span text:style-name="T18">החרסים</text:span><text:span text:style-name="T4"> </text:span><text:span text:style-name="T18">של</text:span><text:span text:style-name="T4"> </text:span><text:span text:style-name="T18">לבנים</text:span><text:span text:style-name="T4"> </text:span><text:span text:style-name="T18">על</text:span><text:span text:style-name="T4"> </text:span><text:span text:style-name="T18">גבי</text:span><text:span text:style-name="T4"> </text:span><text:span text:style-name="T18">חרס, ולהב</text:span><text:span text:style-name="T4"> </text:span><text:span text:style-name="T18">יוצא</text:span><text:span text:style-name="T4"> </text:span><text:span text:style-name="T18">למעלה</text:span><text:span text:style-name="T4"> </text:span><text:span text:style-name="T18">דרך</text:span><text:span text:style-name="T4"> </text:span><text:span text:style-name="T18">נקבי</text:span><text:span text:style-name="T4"> </text:span><text:span text:style-name="T18">הכלי, והוא</text:span><text:span text:style-name="T4"> </text:span><text:span text:style-name="T18">עשוי</text:span><text:span text:style-name="T4"> </text:span><text:span text:style-name="T18">גוונים</text:span><text:span text:style-name="T4"> </text:span><text:span text:style-name="T18">גוונים, ותמיד</text:span><text:span text:style-name="T4"> </text:span><text:span text:style-name="T18">יוצא</text:span><text:span text:style-name="T4"> </text:span><text:span text:style-name="T18">ונכנס)</text:span>.</text:p>
      <text:p text:style-name="P5"/>
      <text:p text:style-name="P4"><text:span text:style-name="T19">(יחזקאל</text:span><text:span text:style-name="T3"> </text:span><text:span text:style-name="T19">א,ד)</text:span><text:span text:style-name="T22"> וארא</text:span><text:span text:style-name="T1"> </text:span><text:span text:style-name="T22">והנה</text:span><text:span text:style-name="T1"> </text:span><text:span text:style-name="T22">רוח</text:span><text:span text:style-name="T1"> </text:span><text:span text:style-name="T22">סערה</text:span><text:span text:style-name="T1"> </text:span><text:span text:style-name="T22">באה</text:span><text:span text:style-name="T1"> </text:span><text:span text:style-name="T22">מן</text:span><text:span text:style-name="T1"> </text:span><text:span text:style-name="T22">הצפון</text:span><text:span text:style-name="T1"> </text:span><text:span text:style-name="T18">(מבבל, שהוא</text:span><text:span text:style-name="T4"> </text:span><text:span text:style-name="T18">בצפון, שנאמר</text:span><text:span text:style-name="T4"> </text:span><text:span text:style-name="T24">מצפון</text:span><text:span text:style-name="T4"> </text:span><text:span text:style-name="T24">תפתח</text:span><text:span text:style-name="T4"> </text:span><text:span text:style-name="T24">הרעה</text:span><text:span text:style-name="T4"> </text:span><text:span text:style-name="T19">(ירמיהו</text:span><text:span text:style-name="T3"> </text:span><text:span text:style-name="T19">א,יד)</text:span><text:span text:style-name="T18">))</text:span><text:span text:style-name="T22">, ענן</text:span><text:span text:style-name="T1"> </text:span><text:span text:style-name="T22">גדול</text:span><text:span text:style-name="T1"> </text:span><text:span text:style-name="T22">ואש</text:span><text:span text:style-name="T1"> </text:span><text:span text:style-name="T22">מתלקחת</text:span><text:span text:style-name="T1"> </text:span><text:span text:style-name="T22">ונוגה</text:span><text:span text:style-name="T1"> </text:span><text:span text:style-name="T22">לו</text:span><text:span text:style-name="T1"> </text:span><text:span text:style-name="T22">סביב</text:span><text:span text:style-name="T1"> </text:span><text:span text:style-name="T22">ומתוכה</text:span><text:span text:style-name="T1"> </text:span><text:span text:style-name="T22">כעין</text:span><text:span text:style-name="T1"> </text:span><text:span text:style-name="T22">החשמל</text:span><text:span text:style-name="T1"> </text:span><text:span text:style-name="T22">מתוך</text:span><text:span text:style-name="T1"> </text:span><text:span text:style-name="T22">האש</text:span>; להיכן<text:span text:style-name="T1"> </text:span>אזל? <text:span text:style-name="T18">(גירסת</text:span><text:span text:style-name="T4"> </text:span><text:span text:style-name="T18">רש"י: </text:span><text:span text:style-name="T10">מאי</text:span><text:span text:style-name="T12"> </text:span><text:span text:style-name="T10">בעיא</text:span><text:span text:style-name="T12"> </text:span><text:span text:style-name="T10">התם</text:span><text:span text:style-name="T4"> </text:span><text:span text:style-name="T18">- למה</text:span><text:span text:style-name="T4"> </text:span><text:span text:style-name="T18">הלכה</text:span><text:span text:style-name="T4"> </text:span><text:span text:style-name="T18">לבבל?)</text:span> </text:p>
      <text:p text:style-name="P4">אמר<text:span text:style-name="T1"> </text:span>רב<text:span text:style-name="T1"> </text:span>יהודה<text:span text:style-name="T1"> </text:span>אמר<text:span text:style-name="T1"> </text:span>רב: שהלך<text:span text:style-name="T1"> </text:span>לכבוש<text:span text:style-name="T1"> </text:span>את<text:span text:style-name="T1"> </text:span>כל<text:span text:style-name="T1"> </text:span>העולם<text:span text:style-name="T1"> </text:span>כולו<text:span text:style-name="T1"> </text:span>תחת<text:span text:style-name="T1"> </text:span>נבוכדנצר<text:span text:style-name="T1"> </text:span>הרשע, וכל<text:span text:style-name="T1"> </text:span>כך<text:span text:style-name="T1"> </text:span>למה? - שלא<text:span text:style-name="T1"> </text:span>יאמרו<text:span text:style-name="T1"> </text:span>אומות<text:span text:style-name="T1"> </text:span>העולם<text:span text:style-name="T1"> </text:span>"ביד<text:span text:style-name="T1"> </text:span>אומה<text:span text:style-name="T1"> </text:span>שפלה<text:span text:style-name="T1"> </text:span>מסר<text:span text:style-name="T1"> </text:span>הקב"ה<text:span text:style-name="T1"> </text:span>את<text:span text:style-name="T1"> </text:span>בניו"; אמר<text:span text:style-name="T1"> </text:span>הקב"ה: מי<text:span text:style-name="T1"> </text:span>גרם<text:span text:style-name="T1"> </text:span>לי<text:span text:style-name="T1"> </text:span>שאהיה<text:span text:style-name="T1"> </text:span>שמש<text:span text:style-name="T1"> </text:span>לעובדי<text:span text:style-name="T1"> </text:span>פסילים? - עונותיהן<text:span text:style-name="T1"> </text:span>של<text:span text:style-name="T1"> </text:span>ישראל<text:span text:style-name="T1"> </text:span>הן<text:span text:style-name="T1"> </text:span>גרמו<text:span text:style-name="T1"> </text:span>לי.</text:p>
      <text:p text:style-name="P4"/>
      <text:p text:style-name="P4"><text:soft-page-break/><text:span text:style-name="T19">(יחזקאל</text:span><text:span text:style-name="T3"> </text:span><text:span text:style-name="T19">א,טו)</text:span><text:span text:style-name="T22"> וארא</text:span><text:span text:style-name="T1"> </text:span><text:span text:style-name="T22">החיות</text:span><text:span text:style-name="T1"> </text:span><text:span text:style-name="T22">והנה</text:span><text:span text:style-name="T1"> </text:span><text:span text:style-name="T22">אופן</text:span><text:span text:style-name="T1"> </text:span><text:span text:style-name="T22">אחד</text:span><text:span text:style-name="T1"> </text:span><text:span text:style-name="T22">בארץ</text:span><text:span text:style-name="T1"> </text:span><text:span text:style-name="T22">אצל</text:span><text:span text:style-name="T1"> </text:span><text:span text:style-name="T22">החיות</text:span><text:span text:style-name="T1"> </text:span><text:span text:style-name="T24">[לארבעת</text:span><text:span text:style-name="T4"> </text:span><text:span text:style-name="T24">פניו]</text:span>; אמר<text:span text:style-name="T1"> </text:span>רבי<text:span text:style-name="T1"> </text:span>אלעזר: מלאך<text:span text:style-name="T1"> </text:span>אחד<text:span text:style-name="T1"> </text:span>שהוא<text:span text:style-name="T1"> </text:span>עומד<text:span text:style-name="T1"> </text:span>בארץ<text:span text:style-name="T1"> </text:span>וראשו<text:span text:style-name="T1"> </text:span>מגיע<text:span text:style-name="T1"> </text:span>אצל<text:span text:style-name="T1"> </text:span>החיות.</text:p>
      <text:p text:style-name="P4">במתניתא<text:span text:style-name="T1"> </text:span>תנא: '<text:span text:style-name="T26">סנדלפון</text:span><text:span text:style-name="T27"> </text:span><text:span text:style-name="T26">שמו, הגבוה</text:span><text:span text:style-name="T27"> </text:span><text:span text:style-name="T26">מחברו</text:span><text:span text:style-name="T27"> </text:span><text:span text:style-name="T26">מהלך</text:span><text:span text:style-name="T27"> </text:span><text:span text:style-name="T26">חמש</text:span><text:span text:style-name="T27"> </text:span><text:span text:style-name="T26">מאות</text:span><text:span text:style-name="T27"> </text:span><text:span text:style-name="T26">שנה, ועומד</text:span><text:span text:style-name="T27"> </text:span><text:span text:style-name="T26">אחורי</text:span><text:span text:style-name="T27"> </text:span><text:span text:style-name="T26">המרכבה</text:span><text:span text:style-name="T27"> </text:span><text:span text:style-name="T26">וקושר</text:span><text:span text:style-name="T27"> </text:span><text:span text:style-name="T26">כתרים</text:span><text:span text:style-name="T27"> </text:span><text:span text:style-name="T26">לקונו</text:span>!'.</text:p>
      <text:p text:style-name="P4">איני! והכתיב<text:span text:style-name="T1"> </text:span><text:span text:style-name="T24">[</text:span><text:span text:style-name="T19">יחזקאל</text:span><text:span text:style-name="T3"> </text:span><text:span text:style-name="T19">ג,יב: </text:span><text:span text:style-name="T24">ותשאני</text:span><text:span text:style-name="T4"> </text:span><text:span text:style-name="T24">רוח</text:span><text:span text:style-name="T4"> </text:span><text:span text:style-name="T24">ואשמע</text:span><text:span text:style-name="T4"> </text:span><text:span text:style-name="T24">אחרי</text:span><text:span text:style-name="T4"> </text:span><text:span text:style-name="T24">קול</text:span><text:span text:style-name="T4"> </text:span><text:span text:style-name="T24">רעש</text:span><text:span text:style-name="T4"> </text:span><text:span text:style-name="T24">גדול]</text:span><text:span text:style-name="T22"> ברוך</text:span><text:span text:style-name="T1"> </text:span><text:span text:style-name="T22">כבוד</text:span><text:span text:style-name="T1"> </text:span><text:span text:style-name="T22">ה' ממקומו</text:span><text:span text:style-name="T1"> </text:span>- מכלל<text:span text:style-name="T1"> </text:span>דמקומו<text:span text:style-name="T1"> </text:span>ליכא<text:span text:style-name="T1"> </text:span>דידע<text:span text:style-name="T1"> </text:span>ליה!</text:p>
      <text:p text:style-name="P4">דאמר<text:span text:style-name="T1"> </text:span>שֵׁם<text:span text:style-name="T1"> </text:span>אתגא<text:span text:style-name="T1"> </text:span><text:span text:style-name="T43">[סנדלפון</text:span><text:span text:style-name="T48"> </text:span><text:span text:style-name="T43">אומר</text:span><text:span text:style-name="T48"> </text:span><text:span text:style-name="T43">אחד</text:span><text:span text:style-name="T48"> </text:span><text:span text:style-name="T43">משמות</text:span><text:span text:style-name="T48"> </text:span><text:span text:style-name="T43">הקב"ה</text:span><text:span text:style-name="T48"> </text:span><text:span text:style-name="T43">על</text:span><text:span text:style-name="T48"> </text:span><text:span text:style-name="T43">הכתר]</text:span> ואזל<text:span text:style-name="T1"> </text:span>ויתיב<text:span text:style-name="T1"> </text:span>ברישיה<text:span text:style-name="T1"> </text:span><text:span text:style-name="T43">[והכתר</text:span><text:span text:style-name="T48"> </text:span><text:span text:style-name="T43">הולך</text:span><text:span text:style-name="T48"> </text:span><text:span text:style-name="T43">מכוח</text:span><text:span text:style-name="T48"> </text:span><text:span text:style-name="T43">אמירה</text:span><text:span text:style-name="T48"> </text:span><text:span text:style-name="T43">זו</text:span><text:span text:style-name="T48"> </text:span><text:span text:style-name="T43">ומתישב</text:span><text:span text:style-name="T48"> </text:span><text:span text:style-name="T43">על</text:span><text:span text:style-name="T48"> </text:span><text:span text:style-name="T43">ראשו]</text:span>.</text:p>
      <text:p text:style-name="P4"/>
      <text:p text:style-name="P4">אמר<text:span text:style-name="T1"> </text:span>רבא: כל<text:span text:style-name="T1"> </text:span>שראה<text:span text:style-name="T1"> </text:span>יחזקאל<text:span text:style-name="T1"> </text:span>ראה<text:span text:style-name="T1"> </text:span>ישעיה<text:span text:style-name="T1"> </text:span><text:span text:style-name="T18">(כששרתה</text:span><text:span text:style-name="T4"> </text:span><text:span text:style-name="T18">עליו</text:span><text:span text:style-name="T4"> </text:span><text:span text:style-name="T18">רוח</text:span><text:span text:style-name="T4"> </text:span><text:span text:style-name="T18">הקדש, כמה</text:span><text:span text:style-name="T4"> </text:span><text:span text:style-name="T18">שנאמר</text:span><text:span text:style-name="T4"> </text:span><text:span text:style-name="T24">ואראה</text:span><text:span text:style-name="T4"> </text:span><text:span text:style-name="T24">את</text:span><text:span text:style-name="T4"> </text:span><text:span text:style-name="T24">ה' יושב</text:span><text:span text:style-name="T4"> </text:span><text:span text:style-name="T24">על</text:span><text:span text:style-name="T4"> </text:span><text:span text:style-name="T24">כסא</text:span><text:span text:style-name="T4"> </text:span><text:span text:style-name="T24">רם</text:span><text:span text:style-name="T4"> </text:span><text:span text:style-name="T24">ונשא</text:span><text:span text:style-name="T4"> </text:span><text:span text:style-name="T18">וגו' </text:span><text:span text:style-name="T19">(ישעיהו</text:span><text:span text:style-name="T3"> </text:span><text:span text:style-name="T19">ו)</text:span><text:span text:style-name="T18">)</text:span>; <text:span text:style-name="T43">[ומדוע</text:span><text:span text:style-name="T48"> </text:span><text:span text:style-name="T43">ישעיהו</text:span><text:span text:style-name="T48"> </text:span><text:span text:style-name="T43">כתב</text:span><text:span text:style-name="T48"> </text:span><text:span text:style-name="T43">מעט</text:span><text:span text:style-name="T48"> </text:span><text:span text:style-name="T43">בתיאור</text:span><text:span text:style-name="T48"> </text:span><text:span text:style-name="T43">המרכבה</text:span><text:span text:style-name="T48"> </text:span><text:span text:style-name="T43">ויחזקאל</text:span><text:span text:style-name="T48"> </text:span><text:span text:style-name="T43">כתב</text:span><text:span text:style-name="T48"> </text:span><text:span text:style-name="T43">הרבה?]</text:span> למה<text:span text:style-name="T1"> </text:span>יחזקאל<text:span text:style-name="T1"> </text:span>דומה? - לבן<text:span text:style-name="T1"> </text:span>כפר<text:span text:style-name="T1"> </text:span>שראה<text:span text:style-name="T1"> </text:span>את<text:span text:style-name="T1"> </text:span>המלך, ולמה<text:span text:style-name="T1"> </text:span>ישעיה<text:span text:style-name="T1"> </text:span>דומה? - לבן<text:span text:style-name="T1"> </text:span>כרך<text:span text:style-name="T1"> </text:span>שראה<text:span text:style-name="T1"> </text:span>את<text:span text:style-name="T1"> </text:span>המלך<text:span text:style-name="T1"> </text:span><text:span text:style-name="T18">(אלא</text:span><text:span text:style-name="T4"> </text:span><text:span text:style-name="T18">שלא</text:span><text:span text:style-name="T4"> </text:span><text:span text:style-name="T18">חש</text:span><text:span text:style-name="T4"> </text:span><text:span text:style-name="T42">[ישעיהו]</text:span><text:span text:style-name="T18"> לפרש</text:span><text:span text:style-name="T4"> </text:span><text:span text:style-name="T18">את</text:span><text:span text:style-name="T4"> </text:span><text:span text:style-name="T18">הכל, שהיה</text:span><text:span text:style-name="T4"> </text:span><text:span text:style-name="T18">בן</text:span><text:span text:style-name="T4"> </text:span><text:span text:style-name="T18">מלכים</text:span><text:span text:style-name="T4"> </text:span><text:span text:style-name="T18">וגדל</text:span><text:span text:style-name="T4"> </text:span><text:span text:style-name="T18">בפלטין, ובן</text:span><text:span text:style-name="T4"> </text:span><text:span text:style-name="T18">כרך</text:span><text:span text:style-name="T4"> </text:span><text:span text:style-name="T18">הרואה</text:span><text:span text:style-name="T4"> </text:span><text:span text:style-name="T18">את</text:span><text:span text:style-name="T4"> </text:span><text:span text:style-name="T18">המלך</text:span><text:span text:style-name="T4"> </text:span><text:span text:style-name="T18">אינו</text:span><text:span text:style-name="T4"> </text:span><text:span text:style-name="T18">נבהל</text:span><text:span text:style-name="T4"> </text:span><text:span text:style-name="T18">ואינו</text:span><text:span text:style-name="T4"> </text:span><text:span text:style-name="T18">תמה, ואינו</text:span><text:span text:style-name="T4"> </text:span><text:span text:style-name="T18">חש</text:span><text:span text:style-name="T4"> </text:span><text:span text:style-name="T18">לספר)</text:span>.</text:p>
      <text:p text:style-name="P4"/>
      <text:p text:style-name="P4">אמר<text:span text:style-name="T1"> </text:span>ריש<text:span text:style-name="T1"> </text:span>לקיש: מאי<text:span text:style-name="T1"> </text:span>דכתיב<text:span text:style-name="T1"> </text:span><text:span text:style-name="T24">[</text:span><text:span text:style-name="T19">שמות</text:span><text:span text:style-name="T3"> </text:span><text:span text:style-name="T19">טו,א:</text:span><text:span text:style-name="T24"> אז</text:span><text:span text:style-name="T4"> </text:span><text:span text:style-name="T24">ישיר</text:span><text:span text:style-name="T4"> </text:span><text:span text:style-name="T24">משה</text:span><text:span text:style-name="T4"> </text:span><text:span text:style-name="T24">ובני</text:span><text:span text:style-name="T4"> </text:span><text:span text:style-name="T24">ישראל</text:span><text:span text:style-name="T4"> </text:span><text:span text:style-name="T24">את</text:span><text:span text:style-name="T4"> </text:span><text:span text:style-name="T24">השירה</text:span><text:span text:style-name="T4"> </text:span><text:span text:style-name="T24">הזאת</text:span><text:span text:style-name="T4"> </text:span><text:span text:style-name="T24">לה' ויאמרו</text:span><text:span text:style-name="T4"> </text:span><text:span text:style-name="T24">לאמר]</text:span><text:span text:style-name="T22"> אשירה</text:span><text:span text:style-name="T1"> </text:span><text:span text:style-name="T22">לה' כי</text:span><text:span text:style-name="T1"> </text:span><text:span text:style-name="T22">גאה</text:span><text:span text:style-name="T1"> </text:span><text:span text:style-name="T22">גאה</text:span><text:span text:style-name="T1"> </text:span><text:span text:style-name="T24">[סוס</text:span><text:span text:style-name="T4"> </text:span><text:span text:style-name="T24">ורכבו</text:span><text:span text:style-name="T4"> </text:span><text:span text:style-name="T24">רמה</text:span><text:span text:style-name="T4"> </text:span><text:span text:style-name="T24">בים]</text:span>? - שירה<text:span text:style-name="T1"> </text:span>למי<text:span text:style-name="T1"> </text:span>שמתגאה<text:span text:style-name="T1"> </text:span>על<text:span text:style-name="T1"> </text:span>הגאים, דאמר<text:span text:style-name="T1"> </text:span>מר: מלך<text:span text:style-name="T1"> </text:span>שבחיות<text:span text:style-name="T1"> – </text:span>ארי; מלך<text:span text:style-name="T1"> </text:span>שבבהמות<text:span text:style-name="T1"> – </text:span>שור; מלך<text:span text:style-name="T1"> </text:span>שבעופות<text:span text:style-name="T1"> – </text:span>נשר; ואדם<text:span text:style-name="T1"> </text:span>מתגאה<text:span text:style-name="T1"> </text:span>עליהן, והקב"ה<text:span text:style-name="T1"> </text:span>מתגאה<text:span text:style-name="T1"> </text:span>על<text:span text:style-name="T1"> </text:span>כולן<text:span text:style-name="T1"> </text:span><text:span text:style-name="T18">(ואלו</text:span><text:span text:style-name="T4"> </text:span><text:span text:style-name="T18">ארבעתן</text:span><text:span text:style-name="T4"> </text:span><text:span text:style-name="T18">בכסא, והוא</text:span><text:span text:style-name="T4"> </text:span><text:span text:style-name="T18">למעלה</text:span><text:span text:style-name="T4"> </text:span><text:span text:style-name="T18">מהן)</text:span> ועל<text:span text:style-name="T1"> </text:span>כל<text:span text:style-name="T1"> </text:span>העולם<text:span text:style-name="T1"> </text:span>כולו.</text:p>
      <text:p text:style-name="P4">כתוב<text:span text:style-name="T1"> </text:span>אחד<text:span text:style-name="T1"> </text:span>אומר<text:span text:style-name="T1"> </text:span><text:span text:style-name="T19">(יחזקאל</text:span><text:span text:style-name="T3"> </text:span><text:span text:style-name="T19">א,י)</text:span><text:span text:style-name="T22"> ודמות</text:span><text:span text:style-name="T1"> </text:span><text:span text:style-name="T22">פניהם</text:span><text:span text:style-name="T1"> </text:span><text:span text:style-name="T22">פני</text:span><text:span text:style-name="T1"> </text:span><text:span text:style-name="T22">אדם</text:span><text:span text:style-name="T1"> </text:span><text:span text:style-name="T22">ופני</text:span><text:span text:style-name="T1"> </text:span><text:span text:style-name="T22">אריה</text:span><text:span text:style-name="T1"> </text:span><text:span text:style-name="T22">אל</text:span><text:span text:style-name="T1"> </text:span><text:span text:style-name="T22">הימין</text:span><text:span text:style-name="T1"> </text:span><text:span text:style-name="T22">לארבעתם</text:span><text:span text:style-name="T1"> </text:span><text:span text:style-name="T22">ופני</text:span><text:span text:style-name="T1"> </text:span><text:span text:style-name="T22">שור</text:span><text:span text:style-name="T1"> </text:span><text:span text:style-name="T22">מהשמאל</text:span><text:span text:style-name="T1"> </text:span><text:span text:style-name="T22">לארבעתן</text:span><text:span text:style-name="T1"> </text:span><text:span text:style-name="T24">[ופני</text:span><text:span text:style-name="T4"> </text:span><text:span text:style-name="T24">נשר</text:span><text:span text:style-name="T4"> </text:span><text:span text:style-name="T24">לארבעתן]</text:span>, וכתיב<text:span text:style-name="T1"> </text:span><text:span text:style-name="T19">(יחזקאל</text:span><text:span text:style-name="T3"> </text:span><text:span text:style-name="T19">י,יד)</text:span><text:span text:style-name="T22"> וארבעה</text:span><text:span text:style-name="T1"> </text:span><text:span text:style-name="T22">פנים</text:span><text:span text:style-name="T1"> </text:span><text:span text:style-name="T22">לאחד</text:span><text:span text:style-name="T1"> </text:span><text:span text:style-name="T22">פני</text:span><text:span text:style-name="T1"> </text:span><text:span text:style-name="T22">האחד</text:span><text:span text:style-name="T1"> </text:span><text:span text:style-name="T22">פני</text:span><text:span text:style-name="T1"> </text:span><text:span text:style-name="T22">הכרוב</text:span><text:span text:style-name="T1"> </text:span><text:span text:style-name="T22">ופני</text:span><text:span text:style-name="T1"> </text:span><text:span text:style-name="T22">השני</text:span><text:span text:style-name="T1"> </text:span><text:span text:style-name="T22">פני</text:span><text:span text:style-name="T1"> </text:span><text:span text:style-name="T22">אדם</text:span><text:span text:style-name="T1"> </text:span><text:span text:style-name="T22">והשלישי</text:span><text:span text:style-name="T1"> </text:span><text:span text:style-name="T22">פני</text:span><text:span text:style-name="T1"> </text:span><text:span text:style-name="T22">אריה</text:span><text:span text:style-name="T1"> </text:span><text:span text:style-name="T22">והרביעי</text:span><text:span text:style-name="T1"> </text:span><text:span text:style-name="T22">פני</text:span><text:span text:style-name="T1"> </text:span><text:span text:style-name="T22">נשר</text:span>, ואילו<text:span text:style-name="T1"> </text:span>שור<text:span text:style-name="T1"> </text:span>לא<text:span text:style-name="T1"> </text:span>קא<text:span text:style-name="T1"> </text:span>חשיב!?</text:p>
      <text:p text:style-name="P4">אמר<text:span text:style-name="T1"> </text:span>ריש<text:span text:style-name="T1"> </text:span>לקיש: יחזקאל<text:span text:style-name="T1"> </text:span>ביקש<text:span text:style-name="T1"> </text:span>עליו<text:span text:style-name="T1"> </text:span>רחמים<text:span text:style-name="T1"> </text:span>והפכו<text:span text:style-name="T1"> </text:span>לכרוב, אמר<text:span text:style-name="T1"> </text:span>לפניו: ריבונו<text:span text:style-name="T1"> </text:span>של<text:span text:style-name="T1"> </text:span>עולם! קטיגור<text:span text:style-name="T1"> </text:span>יעשה<text:span text:style-name="T1"> </text:span>סניגור<text:span text:style-name="T1"> </text:span><text:span text:style-name="T18">(קטיגור</text:span><text:span text:style-name="T4"> </text:span><text:span text:style-name="T18">- שונא, סניגור</text:span><text:span text:style-name="T4"> </text:span><text:span text:style-name="T18">- אוהב, מליץ</text:span><text:span text:style-name="T4"> </text:span><text:span text:style-name="T18">יושר;</text:span><text:span text:style-name="T21"> </text:span><text:span text:style-name="T18">אנו</text:span><text:span text:style-name="T4"> </text:span><text:span text:style-name="T18">צריכין</text:span><text:span text:style-name="T4"> </text:span><text:span text:style-name="T18">שיבקשו</text:span><text:span text:style-name="T4"> </text:span><text:span text:style-name="T18">מרכבותך</text:span><text:span text:style-name="T4"> </text:span><text:span text:style-name="T18">עלינו</text:span><text:span text:style-name="T4"> </text:span><text:span text:style-name="T18">רחמים, והשור</text:span><text:span text:style-name="T4"> </text:span><text:span text:style-name="T18">- קטיגור</text:span><text:span text:style-name="T4"> </text:span><text:span text:style-name="T18">הוא)</text:span>?</text:p>
      <text:p text:style-name="P4"/>
      <text:p text:style-name="P4">מאי<text:span text:style-name="T1"> </text:span>'כרוב'?</text:p>
      <text:p text:style-name="P4">אמר<text:span text:style-name="T1"> </text:span>רבי<text:span text:style-name="T1"> </text:span>אבהו: כרביא<text:span text:style-name="T1"> </text:span><text:span text:style-name="T18">(פני</text:span><text:span text:style-name="T4"> </text:span><text:span text:style-name="T18">תינוק)</text:span> שכן<text:span text:style-name="T1"> </text:span>בבבל<text:span text:style-name="T1"> </text:span>קורין<text:span text:style-name="T1"> </text:span>לינוקא<text:span text:style-name="T1"> </text:span>'רביא'.</text:p>
      <text:p text:style-name="P4">אמר<text:span text:style-name="T1"> </text:span>ליה<text:span text:style-name="T1"> </text:span>רב<text:span text:style-name="T1"> </text:span>פפא<text:span text:style-name="T1"> </text:span>לאביי: אלא<text:span text:style-name="T1"> </text:span>מעתה, דכתיב<text:span text:style-name="T1"> </text:span>'<text:span text:style-name="T22">פני</text:span><text:span text:style-name="T1"> </text:span><text:span text:style-name="T22">האחד</text:span><text:span text:style-name="T1"> </text:span><text:span text:style-name="T22">פני</text:span><text:span text:style-name="T1"> </text:span><text:span text:style-name="T22">הכרוב</text:span><text:span text:style-name="T1"> </text:span><text:span text:style-name="T22">ופני</text:span><text:span text:style-name="T1"> </text:span><text:span text:style-name="T22">השני</text:span><text:span text:style-name="T1"> </text:span><text:span text:style-name="T22">פני</text:span><text:span text:style-name="T1"> </text:span><text:span text:style-name="T22">אדם</text:span><text:span text:style-name="T1"> </text:span><text:span text:style-name="T22">והשלישי</text:span><text:span text:style-name="T1"> </text:span><text:span text:style-name="T22">פני</text:span><text:span text:style-name="T1"> </text:span><text:span text:style-name="T22">אריה</text:span><text:span text:style-name="T1"> </text:span><text:span text:style-name="T22">והרביעי</text:span><text:span text:style-name="T1"> </text:span><text:span text:style-name="T22">פני</text:span><text:span text:style-name="T1"> </text:span><text:span text:style-name="T22">נשר</text:span>' היינו<text:span text:style-name="T1"> </text:span>'<text:span text:style-name="T22">פני</text:span><text:span text:style-name="T1"> </text:span><text:span text:style-name="T22">כרוב</text:span>' היינו<text:span text:style-name="T1"> </text:span>'<text:span text:style-name="T22">פני</text:span><text:span text:style-name="T1"> </text:span><text:span text:style-name="T22">אדם</text:span>' <text:span text:style-name="T18">(מה</text:span><text:span text:style-name="T4"> </text:span><text:span text:style-name="T18">הן</text:span><text:span text:style-name="T4"> </text:span><text:span text:style-name="T18">פני</text:span><text:span text:style-name="T4"> </text:span><text:span text:style-name="T18">כרוב</text:span><text:span text:style-name="T4"> </text:span><text:span text:style-name="T18">מה</text:span><text:span text:style-name="T4"> </text:span><text:span text:style-name="T18">הן</text:span><text:span text:style-name="T4"> </text:span><text:span text:style-name="T18">פני</text:span><text:span text:style-name="T4"> </text:span><text:span text:style-name="T18">אדם, וכי</text:span><text:span text:style-name="T4"> </text:span><text:span text:style-name="T18">לא</text:span><text:span text:style-name="T4"> </text:span><text:span text:style-name="T18">אחד</text:span><text:span text:style-name="T4"> </text:span><text:span text:style-name="T18">הן)</text:span>?</text:p>
      <text:p text:style-name="P4">אפי<text:span text:style-name="T1"> </text:span>רברבי<text:span text:style-name="T1"> </text:span>ואפי<text:span text:style-name="T1"> </text:span>זוטרי<text:span text:style-name="T1"> </text:span><text:span text:style-name="T18">(האחד</text:span><text:span text:style-name="T4"> </text:span><text:span text:style-name="T18">פני</text:span><text:span text:style-name="T4"> </text:span><text:span text:style-name="T18">גדול</text:span><text:span text:style-name="T4"> </text:span><text:span text:style-name="T18">והאחד</text:span><text:span text:style-name="T4"> </text:span><text:span text:style-name="T18">פני</text:span><text:span text:style-name="T4"> </text:span><text:span text:style-name="T18">קטן)</text:span>.</text:p>
      <text:p text:style-name="P5"/>
      <text:p text:style-name="P4">כתוב<text:span text:style-name="T1"> </text:span>אחד<text:span text:style-name="T1"> </text:span>אומר<text:span text:style-name="T1"> </text:span><text:span text:style-name="T24">[</text:span><text:span text:style-name="T19">ישעיהו</text:span><text:span text:style-name="T3"> </text:span><text:span text:style-name="T19">ו,ב: </text:span><text:span text:style-name="T24">שרפים</text:span><text:span text:style-name="T4"> </text:span><text:span text:style-name="T24">עמדים</text:span><text:span text:style-name="T4"> </text:span><text:span text:style-name="T24">ממעל</text:span><text:span text:style-name="T4"> </text:span><text:span text:style-name="T24">לו]</text:span><text:span text:style-name="T22"> שש</text:span><text:span text:style-name="T1"> </text:span><text:span text:style-name="T22">כנפים</text:span><text:span text:style-name="T1"> </text:span><text:span text:style-name="T22">שש</text:span><text:span text:style-name="T1"> </text:span><text:span text:style-name="T22">כנפים</text:span><text:span text:style-name="T1"> </text:span><text:span text:style-name="T22">לאחד</text:span><text:span text:style-name="T1"> </text:span><text:span text:style-name="T24">[בשתים</text:span><text:span text:style-name="T4"> </text:span><text:span text:style-name="T24">יכסה</text:span><text:span text:style-name="T4"> </text:span><text:span text:style-name="T24">פניו</text:span><text:span text:style-name="T4"> </text:span><text:span text:style-name="T24">ובשתים</text:span><text:span text:style-name="T4"> </text:span><text:span text:style-name="T24">יכסה</text:span><text:span text:style-name="T4"> </text:span><text:span text:style-name="T24">רגליו</text:span><text:span text:style-name="T4"> </text:span><text:span text:style-name="T24">ובשתים</text:span><text:span text:style-name="T4"> </text:span><text:span text:style-name="T24">יעופף]</text:span> וכתוב<text:span text:style-name="T1"> </text:span>אחד<text:span text:style-name="T1"> </text:span>אומר<text:span text:style-name="T1"> </text:span><text:span text:style-name="T19">(יחזקאל</text:span><text:span text:style-name="T3"> </text:span><text:span text:style-name="T19">א,ו)</text:span><text:span text:style-name="T22"> וארבעה</text:span><text:span text:style-name="T1"> </text:span><text:span text:style-name="T22">פנים</text:span><text:span text:style-name="T1"> </text:span><text:span text:style-name="T22">לאחת</text:span><text:span text:style-name="T1"> </text:span><text:span text:style-name="T22">וארבע</text:span><text:span text:style-name="T1"> </text:span><text:span text:style-name="T22">כנפים</text:span><text:span text:style-name="T1"> </text:span><text:span text:style-name="T22">לאחת</text:span><text:span text:style-name="T1"> </text:span><text:span text:style-name="T22">להם</text:span>!?</text:p>
      <text:p text:style-name="P4">לא<text:span text:style-name="T1"> </text:span>קשיא: כאן<text:span text:style-name="T1"> </text:span>בזמן<text:span text:style-name="T1"> </text:span>שבית<text:span text:style-name="T1"> </text:span>המקדש<text:span text:style-name="T1"> </text:span>קיים, כאן<text:span text:style-name="T1"> </text:span>בזמן<text:span text:style-name="T1"> </text:span>שאין<text:span text:style-name="T1"> </text:span>בית<text:span text:style-name="T1"> </text:span>המקדש<text:span text:style-name="T1"> </text:span>קיים: כביכול<text:span text:style-name="T1"> </text:span>שנתמעטו<text:span text:style-name="T1"> </text:span>כנפי<text:span text:style-name="T1"> </text:span>החיות<text:span text:style-name="T1"> </text:span><text:span text:style-name="T18">(בימי</text:span><text:span text:style-name="T4"> </text:span><text:span text:style-name="T18">ישעיה</text:span><text:span text:style-name="T4"> </text:span><text:span text:style-name="T18">היה</text:span><text:span text:style-name="T4"> </text:span><text:span text:style-name="T18">המקדש</text:span><text:span text:style-name="T4"> </text:span><text:span text:style-name="T18">קיים</text:span><text:span text:style-name="T4"> </text:span><text:span text:style-name="T18">במכונו, ובימי</text:span><text:span text:style-name="T4"> </text:span><text:span text:style-name="T18">יחזקאל</text:span><text:span text:style-name="T4"> </text:span><text:span text:style-name="T18">כבר</text:span><text:span text:style-name="T4"> </text:span><text:span text:style-name="T18">הגיע</text:span><text:span text:style-name="T4"> </text:span><text:span text:style-name="T18">זמן</text:span><text:span text:style-name="T4"> </text:span><text:span text:style-name="T18">שיחרב, ונתמעטה</text:span><text:span text:style-name="T4"> </text:span><text:span text:style-name="T18">פמליא</text:span><text:span text:style-name="T4"> </text:span><text:span text:style-name="T18">של</text:span><text:span text:style-name="T4"> </text:span><text:span text:style-name="T18">מעלה)</text:span>.</text:p>
      <text:p text:style-name="P4">הי<text:span text:style-name="T1"> </text:span>מינייהו<text:span text:style-name="T1"> </text:span>אימעוט?</text:p>
      <text:p text:style-name="P4">אמר<text:span text:style-name="T1"> </text:span>רב<text:span text:style-name="T1"> </text:span>חננאל<text:span text:style-name="T1"> </text:span>אמר<text:span text:style-name="T1"> </text:span>רב: אותן<text:span text:style-name="T1"> </text:span>שאומרות<text:span text:style-name="T1"> </text:span>שירה<text:span text:style-name="T1"> </text:span>בהן: כתיב<text:span text:style-name="T1"> </text:span>הכא<text:span text:style-name="T1"> </text:span><text:span text:style-name="T24">[</text:span><text:span text:style-name="T19">ישעיהו</text:span><text:span text:style-name="T3"> </text:span><text:span text:style-name="T19">ו,ב: </text:span><text:span text:style-name="T24">שרפים</text:span><text:span text:style-name="T4"> </text:span><text:span text:style-name="T24">עמדים</text:span><text:span text:style-name="T4"> </text:span><text:span text:style-name="T24">ממעל</text:span><text:span text:style-name="T4"> </text:span><text:span text:style-name="T24">לו]</text:span><text:span text:style-name="T22"> שש</text:span><text:span text:style-name="T1"> </text:span><text:span text:style-name="T22">כנפים</text:span><text:span text:style-name="T1"> </text:span><text:span text:style-name="T22">שש</text:span><text:span text:style-name="T1"> </text:span><text:span text:style-name="T22">כנפים</text:span><text:span text:style-name="T1"> </text:span><text:span text:style-name="T22">לאחד</text:span><text:span text:style-name="T1"> </text:span><text:span text:style-name="T24">[בשתים</text:span><text:span text:style-name="T4"> </text:span><text:span text:style-name="T24">יכסה</text:span><text:span text:style-name="T4"> </text:span><text:span text:style-name="T24">פניו</text:span><text:span text:style-name="T4"> </text:span><text:span text:style-name="T24">ובשתים</text:span><text:span text:style-name="T4"> </text:span><text:span text:style-name="T24">יכסה</text:span><text:span text:style-name="T4"> </text:span><text:span text:style-name="T24">רגליו]</text:span><text:span text:style-name="T22"> ובשתים</text:span><text:span text:style-name="T1"> </text:span><text:span text:style-name="T22">יעופף</text:span><text:span text:style-name="T1"> </text:span><text:span text:style-name="T18">(וסמיך</text:span><text:span text:style-name="T4"> </text:span><text:span text:style-name="T18">ליה</text:span><text:span text:style-name="T4"> </text:span><text:span text:style-name="T19">[בפסוק</text:span><text:span text:style-name="T3"> </text:span><text:span text:style-name="T19">ג]</text:span><text:span text:style-name="T18">)</text:span><text:span text:style-name="T22"> <text:s/>וקרא</text:span><text:span text:style-name="T1"> </text:span><text:span text:style-name="T22">זה</text:span><text:span text:style-name="T1"> </text:span><text:span text:style-name="T22">אל</text:span><text:span text:style-name="T1"> </text:span><text:span text:style-name="T22">זה</text:span><text:span text:style-name="T1"> </text:span><text:span text:style-name="T22">ואמר</text:span><text:span text:style-name="T1"> </text:span><text:span text:style-name="T24">[קדוש</text:span><text:span text:style-name="T4"> </text:span><text:span text:style-name="T24">קדוש</text:span><text:span text:style-name="T4"> </text:span><text:span text:style-name="T24">קדוש</text:span><text:span text:style-name="T4"> </text:span><text:span text:style-name="T24">ה' צבאות</text:span><text:span text:style-name="T4"> </text:span><text:span text:style-name="T24">מלא</text:span><text:span text:style-name="T4"> </text:span><text:span text:style-name="T24">כל</text:span><text:span text:style-name="T4"> </text:span><text:span text:style-name="T24">הארץ</text:span><text:span text:style-name="T4"> </text:span><text:span text:style-name="T24">כבודו]</text:span> <text:span text:style-name="T18">(אלמא</text:span><text:span text:style-name="T4"> </text:span><text:span text:style-name="T18">הנך</text:span><text:span text:style-name="T4"> </text:span><text:span text:style-name="T18">נינהו</text:span><text:span text:style-name="T4"> </text:span><text:span text:style-name="T18">דאמרי</text:span><text:span text:style-name="T4"> </text:span><text:span text:style-name="T18">בהו</text:span><text:span text:style-name="T4"> </text:span><text:span text:style-name="T18">שירה: שמקשקשות</text:span><text:span text:style-name="T4"> </text:span><text:span text:style-name="T18">בקול</text:span><text:span text:style-name="T4"> </text:span><text:span text:style-name="T18">כנפיהם, ובהנך</text:span><text:span text:style-name="T4"> </text:span><text:span text:style-name="T18">כתיב</text:span><text:span text:style-name="T4"> </text:span><text:span text:style-name="T24">ואיננו</text:span><text:span text:style-name="T4"> </text:span><text:span text:style-name="T18">גבי</text:span><text:span text:style-name="T4"> </text:span><text:span text:style-name="T24">התעיף</text:span><text:span text:style-name="T18">:)</text:span> וכתיב<text:span text:style-name="T1"> </text:span><text:span text:style-name="T19">(משלי</text:span><text:span text:style-name="T3"> </text:span><text:span text:style-name="T19">כג,ה)</text:span><text:span text:style-name="T22"> התעיף</text:span><text:span text:style-name="T1"> </text:span><text:span text:style-name="T22">עיניך</text:span><text:span text:style-name="T1"> </text:span><text:span text:style-name="T22">בו</text:span><text:span text:style-name="T1"> </text:span><text:span text:style-name="T22">ואיננו</text:span><text:span text:style-name="T1"> </text:span><text:span text:style-name="T24">[כי</text:span><text:span text:style-name="T4"> </text:span><text:span text:style-name="T24">עשה</text:span><text:span text:style-name="T4"> </text:span><text:span text:style-name="T24">יעשה</text:span><text:span text:style-name="T4"> </text:span><text:span text:style-name="T24">לו</text:span><text:span text:style-name="T4"> </text:span><text:span text:style-name="T24">כנפים</text:span><text:span text:style-name="T4"> </text:span><text:span text:style-name="T24">כנשר</text:span><text:span text:style-name="T4"> </text:span><text:span text:style-name="T24">ועיף</text:span><text:span text:style-name="T4"> </text:span><text:span text:style-name="T24">יעוף</text:span><text:span text:style-name="T4"> </text:span><text:span text:style-name="T24">השמים]</text:span>! </text:p>
      <text:p text:style-name="P4">ורבנן<text:span text:style-name="T1"> </text:span>אמרי: אותן<text:span text:style-name="T1"> </text:span>שמכסות<text:span text:style-name="T1"> </text:span>בהן<text:span text:style-name="T1"> </text:span>רגליהם, שנאמר<text:span text:style-name="T1"> </text:span><text:span text:style-name="T19">(יחזקאל</text:span><text:span text:style-name="T3"> </text:span><text:span text:style-name="T19">א,ז)</text:span><text:span text:style-name="T22"> ורגליהם</text:span><text:span text:style-name="T1"> </text:span><text:span text:style-name="T22">רגל</text:span><text:span text:style-name="T1"> </text:span><text:span text:style-name="T22">ישרה</text:span><text:span text:style-name="T1"> </text:span><text:span text:style-name="T24">[וכף</text:span><text:span text:style-name="T4"> </text:span><text:span text:style-name="T24">רגליהם</text:span><text:span text:style-name="T4"> </text:span><text:span text:style-name="T24">ככף</text:span><text:span text:style-name="T4"> </text:span><text:span text:style-name="T24">רגל</text:span><text:span text:style-name="T4"> </text:span><text:span text:style-name="T24">עגל</text:span><text:span text:style-name="T4"> </text:span><text:span text:style-name="T24">ונצצים</text:span><text:span text:style-name="T4"> </text:span><text:span text:style-name="T24">כעין</text:span><text:span text:style-name="T4"> </text:span><text:span text:style-name="T24">נחשת</text:span><text:span text:style-name="T4"> </text:span><text:span text:style-name="T24">קלל]</text:span>, ואי<text:span text:style-name="T1"> </text:span>לאו<text:span text:style-name="T1"> </text:span>דאימעוט<text:span text:style-name="T1"> </text:span>- מנא<text:span text:style-name="T1"> </text:span>הוה<text:span text:style-name="T1"> </text:span>ידע?</text:p>
      <text:p text:style-name="P4"><text:soft-page-break/>דלמא<text:span text:style-name="T1"> </text:span>דאיגלאי<text:span text:style-name="T1"> </text:span>וחזיא<text:span text:style-name="T1"> </text:span>ליה, דאי<text:span text:style-name="T1"> </text:span>לא<text:span text:style-name="T1"> </text:span>תימא<text:span text:style-name="T1"> </text:span>הכי<text:span text:style-name="T1"> </text:span>'<text:span text:style-name="T22">ודמות</text:span><text:span text:style-name="T1"> </text:span><text:span text:style-name="T22">פניהם</text:span><text:span text:style-name="T1"> </text:span><text:span text:style-name="T22">פני</text:span><text:span text:style-name="T1"> </text:span><text:span text:style-name="T22">אדם</text:span>' הכי<text:span text:style-name="T1"> </text:span>נמי<text:span text:style-name="T1"> </text:span>דאימעוט! אלא<text:span text:style-name="T1"> </text:span>דאיגלאי<text:span text:style-name="T1"> </text:span>וחזיא<text:span text:style-name="T1"> </text:span>ליה<text:span text:style-name="T1"> </text:span>- הכא<text:span text:style-name="T1"> </text:span>נמי<text:span text:style-name="T1"> </text:span>דאיגלאי<text:span text:style-name="T1"> </text:span>וחזיא<text:span text:style-name="T1"> </text:span>ליה.</text:p>
      <text:p text:style-name="P4">הכי? השתא: בשלמא<text:span text:style-name="T1"> </text:span>אפיה<text:span text:style-name="T1"> </text:span>- אורח<text:span text:style-name="T1"> </text:span>ארעא<text:span text:style-name="T1"> </text:span>לגלויי<text:span text:style-name="T1"> </text:span>קמיה<text:span text:style-name="T1"> </text:span>רביה, כרעיה<text:span text:style-name="T1"> </text:span>לאו<text:span text:style-name="T1"> </text:span>אורח<text:span text:style-name="T1"> </text:span>ארעא<text:span text:style-name="T1"> </text:span>לגלויי<text:span text:style-name="T1"> </text:span>קמיה<text:span text:style-name="T1"> </text:span>רביה!</text:p>
      <text:p text:style-name="P5"/>
      <text:p text:style-name="P4">כתוב<text:span text:style-name="T1"> </text:span>אחד<text:span text:style-name="T1"> </text:span>אומר<text:span text:style-name="T1"> </text:span><text:span text:style-name="T24">[</text:span><text:span text:style-name="T19">דניאל</text:span><text:span text:style-name="T3"> </text:span><text:span text:style-name="T19">ז,י: </text:span><text:span text:style-name="T24">נהר</text:span><text:span text:style-name="T4"> </text:span><text:span text:style-name="T24">די</text:span><text:span text:style-name="T4"> </text:span><text:span text:style-name="T24">נור</text:span><text:span text:style-name="T4"> </text:span><text:span text:style-name="T24">נגד</text:span><text:span text:style-name="T4"> </text:span><text:span text:style-name="T24">ונפק</text:span><text:span text:style-name="T4"> </text:span><text:span text:style-name="T24">מן</text:span><text:span text:style-name="T4"> </text:span><text:span text:style-name="T24">קדמוהי]</text:span><text:span text:style-name="T22"> אלף</text:span><text:span text:style-name="T1"> </text:span><text:span text:style-name="T22">אלפין</text:span><text:span text:style-name="T1"> </text:span><text:span text:style-name="T22">ישמשוניה</text:span><text:span text:style-name="T1"> </text:span><text:span text:style-name="T22">ורבו</text:span><text:span text:style-name="T1"> </text:span><text:span text:style-name="T22">רבבן</text:span><text:span text:style-name="T1"> </text:span><text:span text:style-name="T22">קדמוהי</text:span><text:span text:style-name="T1"> </text:span><text:span text:style-name="T22">יקומון</text:span><text:span text:style-name="T1"> </text:span><text:span text:style-name="T24">[דינא</text:span><text:span text:style-name="T4"> </text:span><text:span text:style-name="T24">יתב</text:span><text:span text:style-name="T4"> </text:span><text:span text:style-name="T24">וספרין</text:span><text:span text:style-name="T4"> </text:span><text:span text:style-name="T24">פתיחו]</text:span> וכתוב<text:span text:style-name="T1"> </text:span>אחד<text:span text:style-name="T1"> </text:span>אומר<text:span text:style-name="T1"> </text:span><text:span text:style-name="T19">(איוב</text:span><text:span text:style-name="T3"> </text:span><text:span text:style-name="T19">כה,ג)</text:span><text:span text:style-name="T22"> היש</text:span><text:span text:style-name="T1"> </text:span><text:span text:style-name="T22">מספר</text:span><text:span text:style-name="T1"> </text:span><text:span text:style-name="T22">לגדודיו</text:span><text:span text:style-name="T1"> </text:span><text:span text:style-name="T24">[ועל</text:span><text:span text:style-name="T4"> </text:span><text:span text:style-name="T24">מי</text:span><text:span text:style-name="T4"> </text:span><text:span text:style-name="T24">לא</text:span><text:span text:style-name="T4"> </text:span><text:span text:style-name="T24">יקום</text:span><text:span text:style-name="T4"> </text:span><text:span text:style-name="T24">אורהו]</text:span> ?</text:p>
      <text:p text:style-name="P4">לא<text:span text:style-name="T1"> </text:span>קשיא: כאן<text:span text:style-name="T1"> </text:span>בזמן<text:span text:style-name="T1"> </text:span>שבית<text:span text:style-name="T1"> </text:span>המקדש<text:span text:style-name="T1"> </text:span>קיים, כאן<text:span text:style-name="T1"> </text:span>בזמן<text:span text:style-name="T1"> </text:span>שאין<text:span text:style-name="T1"> </text:span>בית<text:span text:style-name="T1"> </text:span>המקדש<text:span text:style-name="T1"> </text:span>קיים<text:span text:style-name="T1"> </text:span><text:span text:style-name="T18">(בימי</text:span><text:span text:style-name="T4"> </text:span><text:span text:style-name="T18">דניאל</text:span><text:span text:style-name="T4"> </text:span><text:span text:style-name="T18">כבר</text:span><text:span text:style-name="T4"> </text:span><text:span text:style-name="T18">חרב</text:span><text:span text:style-name="T4"> </text:span><text:span text:style-name="T18">הבית)</text:span>, כביכול<text:span text:style-name="T1"> </text:span>שנתמעטה<text:span text:style-name="T1"> </text:span>פמליא<text:span text:style-name="T1"> </text:span>של<text:span text:style-name="T1"> </text:span>מעלה<text:span text:style-name="T1"> </text:span><text:span text:style-name="T18">(אף</text:span><text:span text:style-name="T4"> </text:span><text:span text:style-name="T18">כלפי</text:span><text:span text:style-name="T4"> </text:span><text:span text:style-name="T18">צבא</text:span><text:span text:style-name="T4"> </text:span><text:span text:style-name="T18">שכינה</text:span><text:span text:style-name="T4"> </text:span><text:span text:style-name="T18">הוזקקנו</text:span><text:span text:style-name="T4"> </text:span><text:span text:style-name="T18">לומר</text:span><text:span text:style-name="T4"> </text:span><text:span text:style-name="T18">כך, כמו</text:span><text:span text:style-name="T4"> </text:span><text:span text:style-name="T18">בבשר</text:span><text:span text:style-name="T4"> </text:span><text:span text:style-name="T18">ודם, שיכול</text:span><text:span text:style-name="T4"> </text:span><text:span text:style-name="T18">לומר</text:span><text:span text:style-name="T4"> </text:span><text:span text:style-name="T18">בו</text:span><text:span text:style-name="T4"> </text:span><text:span text:style-name="T18">מיעוט)</text:span>.</text:p>
      <text:p text:style-name="P4">תניא: '<text:span text:style-name="T26">רבי</text:span><text:span text:style-name="T27"> </text:span><text:span text:style-name="T26">אומר</text:span><text:span text:style-name="T27"> </text:span><text:span text:style-name="T26">משום</text:span><text:span text:style-name="T27"> </text:span><text:span text:style-name="T26">אבא</text:span><text:span text:style-name="T27"> </text:span><text:span text:style-name="T26">יוסי</text:span><text:span text:style-name="T27"> </text:span><text:span text:style-name="T26">בן</text:span><text:span text:style-name="T27"> </text:span><text:span text:style-name="T26">דוסאי: '</text:span><text:span text:style-name="T30">אלף</text:span><text:span text:style-name="T27"> </text:span><text:span text:style-name="T30">אלפין</text:span><text:span text:style-name="T27"> </text:span><text:span text:style-name="T30">ישמשוניה</text:span><text:span text:style-name="T26">' - מספר</text:span><text:span text:style-name="T27"> </text:span><text:span text:style-name="T26">גדוד</text:span><text:span text:style-name="T27"> </text:span><text:span text:style-name="T26">אחד, ולגדודיו</text:span><text:span text:style-name="T27"> </text:span><text:span text:style-name="T26">אין</text:span><text:span text:style-name="T27"> </text:span><text:span text:style-name="T26">מספר</text:span><text:span text:style-name="T21">' </text:span><text:span text:style-name="T18">(</text:span><text:span text:style-name="T24">אלף</text:span><text:span text:style-name="T4"> </text:span><text:span text:style-name="T24">אלפין</text:span><text:span text:style-name="T4"> </text:span><text:span text:style-name="T18">- הוא</text:span><text:span text:style-name="T4"> </text:span><text:span text:style-name="T18">מספר</text:span><text:span text:style-name="T4"> </text:span><text:span text:style-name="T18">של</text:span><text:span text:style-name="T4"> </text:span><text:span text:style-name="T18">כל</text:span><text:span text:style-name="T4"> </text:span><text:span text:style-name="T18">גדוד</text:span><text:span text:style-name="T4"> </text:span><text:span text:style-name="T18">וגדוד, אבל</text:span><text:span text:style-name="T4"> </text:span><text:span text:style-name="T18">אין</text:span><text:span text:style-name="T4"> </text:span><text:span text:style-name="T18">מספר</text:span><text:span text:style-name="T4"> </text:span><text:span text:style-name="T18">כמה</text:span><text:span text:style-name="T4"> </text:span><text:span text:style-name="T18">גדודין</text:span><text:span text:style-name="T4"> </text:span><text:span text:style-name="T18">יש)</text:span>! </text:p>
      <text:p text:style-name="P4">ורבי<text:span text:style-name="T1"> </text:span>ירמיה<text:span text:style-name="T1"> </text:span>בר<text:span text:style-name="T1"> </text:span>אבא<text:span text:style-name="T1"> </text:span>אמר: '<text:span text:style-name="T22">אלף</text:span><text:span text:style-name="T1"> </text:span><text:span text:style-name="T22">אלפין</text:span><text:span text:style-name="T1"> </text:span><text:span text:style-name="T22">ישמשוניה</text:span>' – לנהר<text:span text:style-name="T1"> </text:span>דינור<text:span text:style-name="T1"> </text:span><text:span text:style-name="T18">(דהאי</text:span><text:span text:style-name="T4"> </text:span><text:span text:style-name="T18">קרא</text:span><text:span text:style-name="T4"> </text:span><text:span text:style-name="T18">נמי</text:span><text:span text:style-name="T4"> </text:span><text:span text:style-name="T18">גבי</text:span><text:span text:style-name="T4"> </text:span><text:span text:style-name="T18">נהר</text:span><text:span text:style-name="T4"> </text:span><text:span text:style-name="T18">דינור</text:span><text:span text:style-name="T4"> </text:span><text:span text:style-name="T18">כתיב)</text:span>, שנאמר<text:span text:style-name="T1"> </text:span><text:span text:style-name="T19">(דניאל</text:span><text:span text:style-name="T3"> </text:span><text:span text:style-name="T19">ז,י)</text:span><text:span text:style-name="T22"> נהר</text:span><text:span text:style-name="T1"> </text:span><text:span text:style-name="T22">דינור</text:span><text:span text:style-name="T1"> </text:span><text:span text:style-name="T22">נגד</text:span><text:span text:style-name="T1"> </text:span><text:span text:style-name="T22">ונפק</text:span><text:span text:style-name="T1"> </text:span><text:span text:style-name="T22">מן</text:span><text:span text:style-name="T1"> </text:span><text:span text:style-name="T22">קדמוהי</text:span><text:span text:style-name="T1"> </text:span><text:span text:style-name="T22">אלף</text:span><text:span text:style-name="T1"> </text:span><text:span text:style-name="T22">אלפין</text:span><text:span text:style-name="T1"> </text:span><text:span text:style-name="T22">ישמשוניה</text:span><text:span text:style-name="T1"> </text:span><text:span text:style-name="T22">ורבו</text:span><text:span text:style-name="T1"> </text:span><text:span text:style-name="T22">רבבן</text:span><text:span text:style-name="T1"> </text:span><text:span text:style-name="T22">קדמוהי</text:span><text:span text:style-name="T1"> </text:span><text:span text:style-name="T22">יקומון</text:span><text:span text:style-name="T1"> </text:span><text:span text:style-name="T24">[דינא</text:span><text:span text:style-name="T4"> </text:span><text:span text:style-name="T24">יתב</text:span><text:span text:style-name="T4"> </text:span><text:span text:style-name="T24">וספרין</text:span><text:span text:style-name="T4"> </text:span><text:span text:style-name="T24">פתיחו]ר,</text:span> מהיכן<text:span text:style-name="T1"> </text:span>נפיק? </text:p>
      <text:p text:style-name="P4">מזיעתן<text:span text:style-name="T1"> </text:span>של<text:span text:style-name="T1"> </text:span>חיות;</text:p>
      <text:p text:style-name="P4">ולהיכן<text:span text:style-name="T1"> </text:span>שפיך?</text:p>
      <text:p text:style-name="P4">אמר<text:span text:style-name="T1"> </text:span>רב<text:span text:style-name="T1"> </text:span>זוטרא<text:span text:style-name="T1"> </text:span>בר<text:span text:style-name="T1"> </text:span>טוביה<text:span text:style-name="T1"> </text:span>אמר<text:span text:style-name="T1"> </text:span>רב: על<text:span text:style-name="T1"> </text:span>ראש<text:span text:style-name="T1"> </text:span>רשעים<text:span text:style-name="T1"> </text:span>בגיהנם, שנאמר<text:span text:style-name="T1"> </text:span><text:span text:style-name="T19">(ירמיהו</text:span><text:span text:style-name="T3"> </text:span><text:span text:style-name="T19">כג,יט)</text:span><text:span text:style-name="T22"> הנה</text:span><text:span text:style-name="T1"> </text:span><text:span text:style-name="T22">סערת</text:span><text:span text:style-name="T1"> </text:span><text:span text:style-name="T22">ה' חמה</text:span><text:span text:style-name="T1"> </text:span><text:span text:style-name="T22">יצאה</text:span><text:span text:style-name="T1"> </text:span><text:span text:style-name="T22">וסער</text:span><text:span text:style-name="T1"> </text:span><text:span text:style-name="T22">מתחולל</text:span><text:span text:style-name="T1"> </text:span><text:span text:style-name="T22">על</text:span><text:span text:style-name="T1"> </text:span><text:span text:style-name="T22">ראש</text:span><text:span text:style-name="T1"> </text:span><text:span text:style-name="T22">רשעים</text:span><text:span text:style-name="T1"> </text:span><text:span text:style-name="T22">יחול</text:span>;</text:p>
      <text:p text:style-name="P4">ורב<text:span text:style-name="T1"> </text:span>אחא<text:span text:style-name="T1"> </text:span>בר<text:span text:style-name="T1"> </text:span>יעקב<text:span text:style-name="T1"> </text:span>אמר: על<text:span text:style-name="T1"> </text:span>'<text:span text:style-name="T22">אשר</text:span><text:span text:style-name="T1"> </text:span><text:span text:style-name="T22">קומטו</text:span>' <text:span text:style-name="T18">(על</text:span><text:span text:style-name="T4"> </text:span><text:span text:style-name="T18">תתקע"ד</text:span><text:span text:style-name="T4"> </text:span><text:span text:style-name="T18">דורות</text:span><text:span text:style-name="T4"> </text:span><text:span text:style-name="T18">שהעביר</text:span><text:span text:style-name="T4"> </text:span><text:span text:style-name="T18">מן</text:span><text:span text:style-name="T4"> </text:span><text:span text:style-name="T18">העולם</text:span><text:span text:style-name="T4"> </text:span><text:span text:style-name="T18">קודם</text:span><text:span text:style-name="T4"> </text:span><text:span text:style-name="T18">מתן</text:span><text:span text:style-name="T4"> </text:span><text:span text:style-name="T18">תורה</text:span><text:span text:style-name="T4"> </text:span><text:span text:style-name="T18">ולא</text:span><text:span text:style-name="T4"> </text:span><text:span text:style-name="T18">בראן, כדקתני</text:span><text:span text:style-name="T4"> </text:span><text:span text:style-name="T18">לקמן, ונתנן</text:span><text:span text:style-name="T4"> </text:span><text:span text:style-name="T18">בגיהנם, ועליהם</text:span><text:span text:style-name="T4"> </text:span><text:span text:style-name="T18">נופל)</text:span>, שנאמר<text:span text:style-name="T1"> </text:span><text:span text:style-name="T18">(בהן)</text:span> <text:span text:style-name="T19">(איוב</text:span><text:span text:style-name="T3"> </text:span><text:span text:style-name="T19">כב,טז)</text:span><text:span text:style-name="T22"> אשר</text:span><text:span text:style-name="T1"> </text:span><text:span text:style-name="T22">קומטו</text:span><text:span text:style-name="T1"> </text:span><text:span text:style-name="T22">ולא</text:span><text:span text:style-name="T1"> </text:span><text:span text:style-name="T22">עת</text:span><text:span text:style-name="T1"> </text:span><text:span text:style-name="T22">נהר</text:span><text:span text:style-name="T1"> </text:span><text:span text:style-name="T22">יוצק</text:span><text:span text:style-name="T1"> </text:span><text:span text:style-name="T22">יסודם</text:span><text:span text:style-name="T1"> </text:span><text:span text:style-name="T18">('ונהר</text:span><text:span text:style-name="T4"> </text:span><text:span text:style-name="T18">יוצק</text:span><text:span text:style-name="T4"> </text:span><text:span text:style-name="T18">יסודם', והיינו</text:span><text:span text:style-name="T4"> </text:span><text:span text:style-name="T18">נהר</text:span><text:span text:style-name="T4"> </text:span><text:span text:style-name="T18">דינור, שמוצק</text:span><text:span text:style-name="T4"> </text:span><text:span text:style-name="T18">עליהם)</text:span>.</text:p>
      <text:p text:style-name="P4">תניא: '<text:span text:style-name="T26">אמר</text:span><text:span text:style-name="T27"> </text:span><text:span text:style-name="T26">רבי</text:span><text:span text:style-name="T27"> </text:span><text:span text:style-name="T26">שמעון</text:span><text:span text:style-name="T27"> </text:span><text:span text:style-name="T26">החסיד: אלו</text:span><text:span text:style-name="T27"> </text:span><text:span text:style-name="T26">תשע</text:span><text:span text:style-name="T27"> </text:span><text:span text:style-name="T26">מאות</text:span><text:span text:style-name="T27"> </text:span><text:span text:style-name="T26">ושבעים</text:span><text:span text:style-name="T27"> </text:span><text:span text:style-name="T26">וארבע</text:span><text:span text:style-name="T27"> </text:span><text:span text:style-name="T26">דורות</text:span><text:span text:style-name="T27"> </text:span><text:span text:style-name="T26">שקומטו</text:span><text:span text:style-name="T27"> </text:span><text:span text:style-name="T26">להיבראות</text:span><text:span text:style-name="T27"> </text:span><text:span text:style-name="T18">(נגזרו</text:span><text:span text:style-name="T4"> </text:span><text:span text:style-name="T18">להיבראות, לשון</text:span><text:span text:style-name="T4"> </text:span><text:span text:style-name="T24">ותקמטני</text:span><text:span text:style-name="T4"> </text:span><text:span text:style-name="T24">לעד</text:span><text:span text:style-name="T4"> </text:span><text:span text:style-name="T24">היה</text:span><text:span text:style-name="T4"> </text:span><text:span text:style-name="T19">[איוב</text:span><text:span text:style-name="T3"> </text:span><text:span text:style-name="T19">ט"ז,ח]</text:span><text:span text:style-name="T18">)</text:span></text:p>
      <text:p text:style-name="P4"/>
      <text:p text:style-name="P4">(חגיגה<text:span text:style-name="T1"> </text:span>יד,א)</text:p>
      <text:p text:style-name="P4"><text:span text:style-name="T26">קודם</text:span><text:span text:style-name="T27"> </text:span><text:span text:style-name="T26">שנברא</text:span><text:span text:style-name="T27"> </text:span><text:span text:style-name="T26">העולם</text:span><text:span text:style-name="T27"> </text:span><text:span text:style-name="T26">ולא</text:span><text:span text:style-name="T27"> </text:span><text:span text:style-name="T26">נבראו</text:span><text:span text:style-name="T27"> </text:span><text:span text:style-name="T18">(נגזר</text:span><text:span text:style-name="T4"> </text:span><text:span text:style-name="T18">עליהם</text:span><text:span text:style-name="T4"> </text:span><text:span text:style-name="T18">להבראות</text:span><text:span text:style-name="T4"> </text:span><text:span text:style-name="T18">להיות</text:span><text:span text:style-name="T4"> </text:span><text:span text:style-name="T18">קודם</text:span><text:span text:style-name="T4"> </text:span><text:span text:style-name="T18">מתן</text:span><text:span text:style-name="T4"> </text:span><text:span text:style-name="T18">תורה, לקיים</text:span><text:span text:style-name="T4"> </text:span><text:span text:style-name="T18">מה</text:span><text:span text:style-name="T4"> </text:span><text:span text:style-name="T18">שנאמר</text:span><text:span text:style-name="T4"> </text:span><text:span text:style-name="T24">דבר</text:span><text:span text:style-name="T4"> </text:span><text:span text:style-name="T24">צוה</text:span><text:span text:style-name="T4"> </text:span><text:span text:style-name="T24">לאלף</text:span><text:span text:style-name="T4"> </text:span><text:span text:style-name="T24">דור</text:span><text:span text:style-name="T4"> </text:span><text:span text:style-name="T19">(תהלים</text:span><text:span text:style-name="T3"> </text:span><text:span text:style-name="T19">קה,ח)</text:span><text:span text:style-name="T18">: ראויה</text:span><text:span text:style-name="T4"> </text:span><text:span text:style-name="T18">היתה</text:span><text:span text:style-name="T4"> </text:span><text:span text:style-name="T18">תורה</text:span><text:span text:style-name="T4"> </text:span><text:span text:style-name="T18">להינתן</text:span><text:span text:style-name="T4"> </text:span><text:span text:style-name="T18">לסוף</text:span><text:span text:style-name="T4"> </text:span><text:span text:style-name="T18">אלף</text:span><text:span text:style-name="T4"> </text:span><text:span text:style-name="T18">דור, וכשראה</text:span><text:span text:style-name="T4"> </text:span><text:span text:style-name="T18">שאין</text:span><text:span text:style-name="T4"> </text:span><text:span text:style-name="T18">העולם</text:span><text:span text:style-name="T4"> </text:span><text:span text:style-name="T18">מתקיים</text:span><text:span text:style-name="T4"> </text:span><text:span text:style-name="T18">בלא</text:span><text:span text:style-name="T4"> </text:span><text:span text:style-name="T18">תורה</text:span><text:span text:style-name="T4"> </text:span><text:span text:style-name="T18">- עמד</text:span><text:span text:style-name="T4"> </text:span><text:span text:style-name="T18">וטרדן, ונתנה</text:span><text:span text:style-name="T4"> </text:span><text:span text:style-name="T18">לסוף</text:span><text:span text:style-name="T4"> </text:span><text:span text:style-name="T18">עשרים</text:span><text:span text:style-name="T4"> </text:span><text:span text:style-name="T18">וששה</text:span><text:span text:style-name="T4"> </text:span><text:span text:style-name="T18">דורות</text:span><text:span text:style-name="T4"> </text:span><text:span text:style-name="T18">מאדם</text:span><text:span text:style-name="T4"> </text:span><text:span text:style-name="T18">הראשון</text:span><text:span text:style-name="T4"> </text:span><text:span text:style-name="T18">עד</text:span><text:span text:style-name="T4"> </text:span><text:span text:style-name="T18">משה</text:span><text:span text:style-name="T4"> </text:span><text:span text:style-name="T18">רבינו)</text:span><text:span text:style-name="T26">; עמד</text:span><text:span text:style-name="T27"> </text:span><text:span text:style-name="T26">הקב"ה</text:span><text:span text:style-name="T27"> </text:span><text:span text:style-name="T26">ושתלן</text:span><text:span text:style-name="T27"> </text:span><text:span text:style-name="T26">בכל</text:span><text:span text:style-name="T27"> </text:span><text:span text:style-name="T26">דור</text:span><text:span text:style-name="T27"> </text:span><text:span text:style-name="T26">ודור, והן</text:span><text:span text:style-name="T27"> </text:span><text:span text:style-name="T26">הן</text:span><text:span text:style-name="T27"> </text:span><text:span text:style-name="T26">עזי</text:span><text:span text:style-name="T27"> </text:span><text:span text:style-name="T26">פנים</text:span><text:span text:style-name="T27"> </text:span><text:span text:style-name="T26">שבדור</text:span>';</text:p>
      <text:p text:style-name="P4">ורב<text:span text:style-name="T1"> </text:span>נחמן<text:span text:style-name="T1"> </text:span>בר<text:span text:style-name="T1"> </text:span>יצחק<text:span text:style-name="T1"> </text:span>אמר: '<text:span text:style-name="T22">אשר</text:span><text:span text:style-name="T1"> </text:span><text:span text:style-name="T22">קומטו</text:span>' - לברכה<text:span text:style-name="T1"> </text:span>הוא<text:span text:style-name="T1"> </text:span>דכתיב: אלו<text:span text:style-name="T1"> </text:span>תלמידי<text:span text:style-name="T1"> </text:span>חכמים<text:span text:style-name="T1"> </text:span>שמקמטין<text:span text:style-name="T1"> </text:span>עצמן<text:span text:style-name="T1"> </text:span>על<text:span text:style-name="T1"> </text:span>דברי<text:span text:style-name="T1"> </text:span>תורה<text:span text:style-name="T1"> </text:span>בעולם<text:span text:style-name="T1"> </text:span>הזה<text:span text:style-name="T1"> </text:span>- הקב"ה<text:span text:style-name="T1"> </text:span>מגלה<text:span text:style-name="T1"> </text:span>להם<text:span text:style-name="T1"> </text:span>סוד<text:span text:style-name="T1"> </text:span>לעולם<text:span text:style-name="T1"> </text:span>הבא, שנאמר<text:span text:style-name="T1"> </text:span><text:span text:style-name="T19">(באותו</text:span><text:span text:style-name="T3"> </text:span><text:span text:style-name="T19">פסוק: איוב</text:span><text:span text:style-name="T3"> </text:span><text:span text:style-name="T19">כב,טז)</text:span> '<text:span text:style-name="T22">נהר</text:span><text:span text:style-name="T1"> </text:span><text:span text:style-name="T22">יוצק</text:span><text:span text:style-name="T1"> </text:span><text:span text:style-name="T22">יסודם</text:span>'. </text:p>
      <text:p text:style-name="P6"/>
      <text:p text:style-name="P4">אמר<text:span text:style-name="T1"> </text:span>ליה<text:span text:style-name="T1"> </text:span>שמואל<text:span text:style-name="T1"> </text:span>לחייא<text:span text:style-name="T1"> </text:span>בר<text:span text:style-name="T1"> </text:span>רב: בר<text:span text:style-name="T1"> </text:span>אריא! תא<text:span text:style-name="T1"> </text:span>אימא<text:span text:style-name="T1"> </text:span>לך<text:span text:style-name="T1"> </text:span>מילתא<text:span text:style-name="T1"> </text:span>מהני<text:span text:style-name="T1"> </text:span>מילי<text:span text:style-name="T1"> </text:span>מעליותא<text:span text:style-name="T1"> </text:span>דהוה<text:span text:style-name="T1"> </text:span>אמר<text:span text:style-name="T1"> </text:span>אבוך: כל<text:span text:style-name="T1"> </text:span>יומא<text:span text:style-name="T1"> </text:span>ויומא<text:span text:style-name="T1"> </text:span>נבראין<text:span text:style-name="T1"> </text:span>מלאכי<text:span text:style-name="T1"> </text:span>השרת<text:span text:style-name="T1"> </text:span>מנהר<text:span text:style-name="T1"> </text:span>דינור<text:span text:style-name="T1"> </text:span>ואמרי<text:span text:style-name="T1"> </text:span>שירה<text:span text:style-name="T1"> – </text:span>ובטלי, שנאמר<text:span text:style-name="T1"> </text:span><text:span text:style-name="T19">(איכה</text:span><text:span text:style-name="T3"> </text:span><text:span text:style-name="T19">ג,כג)</text:span><text:span text:style-name="T22"> חדשים</text:span><text:span text:style-name="T1"> </text:span><text:span text:style-name="T22">לבקרים</text:span><text:span text:style-name="T1"> </text:span><text:span text:style-name="T22">רבה</text:span><text:span text:style-name="T1"> </text:span><text:span text:style-name="T22">אמונתך</text:span><text:span text:style-name="T1"> </text:span><text:span text:style-name="T18">(רבה</text:span><text:span text:style-name="T4"> </text:span><text:span text:style-name="T18">תהלתך</text:span><text:span text:style-name="T4"> </text:span><text:span text:style-name="T18">עליהן)</text:span>.</text:p>
      <text:p text:style-name="P4">ופליגא<text:span text:style-name="T1"> </text:span>דרבי<text:span text:style-name="T1"> </text:span>שמואל<text:span text:style-name="T1"> </text:span>בר<text:span text:style-name="T1"> </text:span>נחמני<text:span text:style-name="T1"> </text:span>דאמר<text:span text:style-name="T1"> </text:span>רבי<text:span text:style-name="T1"> </text:span>שמואל<text:span text:style-name="T1"> </text:span>בר<text:span text:style-name="T1"> </text:span>נחמני<text:span text:style-name="T1"> </text:span>אמר<text:span text:style-name="T1"> </text:span>רבי<text:span text:style-name="T1"> </text:span>יונתן: כל<text:span text:style-name="T1"> </text:span>דיבור<text:span text:style-name="T1"> </text:span>ודיבור<text:span text:style-name="T1"> </text:span>שיוצא<text:span text:style-name="T1"> </text:span>מפי<text:span text:style-name="T1"> </text:span>הקב"ה<text:span text:style-name="T1"> </text:span>- נברא<text:span text:style-name="T1"> </text:span>ממנו<text:span text:style-name="T1"> </text:span>מלאך<text:span text:style-name="T1"> </text:span>אחד, שנאמר<text:span text:style-name="T1"> </text:span><text:span text:style-name="T19">(תהלים</text:span><text:span text:style-name="T3"> </text:span><text:span text:style-name="T19">לג,ו)</text:span><text:span text:style-name="T22"> בדבר</text:span><text:span text:style-name="T1"> </text:span><text:span text:style-name="T22">ה' שמים</text:span><text:span text:style-name="T1"> </text:span><text:span text:style-name="T22">נעשו</text:span><text:span text:style-name="T1"> </text:span><text:span text:style-name="T22">וברוח</text:span><text:span text:style-name="T1"> </text:span><text:span text:style-name="T22">פיו</text:span><text:span text:style-name="T1"> </text:span><text:span text:style-name="T22">כל</text:span><text:span text:style-name="T1"> </text:span><text:span text:style-name="T22">צבאם</text:span>.</text:p>
      <text:p text:style-name="P6"/>
      <text:p text:style-name="P4">כתוב<text:span text:style-name="T1"> </text:span>אחד<text:span text:style-name="T1"> </text:span>אומר<text:span text:style-name="T1"> </text:span><text:span text:style-name="T24">[</text:span><text:span text:style-name="T19">דניאל</text:span><text:span text:style-name="T3"> </text:span><text:span text:style-name="T19">ז,ט:</text:span><text:span text:style-name="T24"> חזה</text:span><text:span text:style-name="T4"> </text:span><text:span text:style-name="T24">הוית</text:span><text:span text:style-name="T4"> </text:span><text:span text:style-name="T24">עד</text:span><text:span text:style-name="T4"> </text:span><text:span text:style-name="T24">די</text:span><text:span text:style-name="T4"> </text:span><text:span text:style-name="T24">כרסון</text:span><text:span text:style-name="T4"> </text:span><text:span text:style-name="T24">רמיו</text:span><text:span text:style-name="T4"> </text:span><text:span text:style-name="T24">ועתיק</text:span><text:span text:style-name="T4"> </text:span><text:span text:style-name="T24">יומין</text:span><text:span text:style-name="T4"> </text:span><text:span text:style-name="T24">יתב]</text:span><text:span text:style-name="T22"> לבושיה</text:span><text:span text:style-name="T1"> </text:span><text:span text:style-name="T22">כתלג</text:span><text:span text:style-name="T1"> </text:span><text:span text:style-name="T22">חיור</text:span><text:span text:style-name="T1"> </text:span><text:span text:style-name="T22">ושער</text:span><text:span text:style-name="T1"> </text:span><text:span text:style-name="T22">ראשה</text:span><text:span text:style-name="T1"> </text:span><text:span text:style-name="T22">כעמר</text:span><text:span text:style-name="T1"> </text:span><text:span text:style-name="T22">נקא</text:span><text:span text:style-name="T1"> </text:span><text:span text:style-name="T24">[כרסיה</text:span><text:span text:style-name="T4"> </text:span><text:span text:style-name="T24">שביבין</text:span><text:span text:style-name="T4"> </text:span><text:span text:style-name="T24">די</text:span><text:span text:style-name="T4"> </text:span><text:span text:style-name="T24">נור</text:span><text:span text:style-name="T4"> </text:span><text:span text:style-name="T24">גלגלוהי</text:span><text:span text:style-name="T4"> </text:span><text:span text:style-name="T24">נור</text:span><text:span text:style-name="T4"> </text:span><text:span text:style-name="T24">דלק]</text:span> וכתיב<text:span text:style-name="T1"> </text:span><text:span text:style-name="T24">[</text:span><text:span text:style-name="T19">שיר</text:span><text:span text:style-name="T3"> </text:span><text:span text:style-name="T19">השירים</text:span><text:span text:style-name="T3"> </text:span><text:span text:style-name="T19">ה,יא:</text:span><text:span text:style-name="T24"> ראשו</text:span><text:span text:style-name="T4"> </text:span><text:span text:style-name="T24">כתם</text:span><text:span text:style-name="T4"> </text:span><text:span text:style-name="T24">פז]</text:span><text:span text:style-name="T22"> קוצותיו</text:span><text:span text:style-name="T1"> </text:span><text:span text:style-name="T22">תלתלים</text:span><text:span text:style-name="T1"> </text:span><text:span text:style-name="T22">שחורות</text:span><text:span text:style-name="T1"> </text:span><text:span text:style-name="T22">כעורב</text:span>? </text:p>
      <text:p text:style-name="P4">לא<text:span text:style-name="T1"> </text:span>קשיא: כאן<text:span text:style-name="T1"> </text:span>בישיבה<text:span text:style-name="T1"> </text:span>כאן<text:span text:style-name="T1"> </text:span>במלחמה, דאמר<text:span text:style-name="T1"> </text:span>מר: אין<text:span text:style-name="T1"> </text:span>לך<text:span text:style-name="T1"> </text:span>נאה<text:span text:style-name="T1"> </text:span>בישיבה<text:span text:style-name="T1"> </text:span>אלא<text:span text:style-name="T1"> </text:span>זקן, ואין<text:span text:style-name="T1"> </text:span>לך<text:span text:style-name="T1"> </text:span>נאה<text:span text:style-name="T1"> </text:span>במלחמה<text:span text:style-name="T1"> </text:span>אלא<text:span text:style-name="T1"> </text:span>בחור.</text:p>
      <text:p text:style-name="P6"/>
      <text:p text:style-name="P4"><text:soft-page-break/>כתוב<text:span text:style-name="T1"> </text:span>אחד<text:span text:style-name="T1"> </text:span>אומר<text:span text:style-name="T1"> </text:span><text:span text:style-name="T24">[</text:span><text:span text:style-name="T19">דניאל</text:span><text:span text:style-name="T3"> </text:span><text:span text:style-name="T19">ז,ט:</text:span><text:span text:style-name="T24"> חזה</text:span><text:span text:style-name="T4"> </text:span><text:span text:style-name="T24">הוית</text:span><text:span text:style-name="T4"> </text:span><text:span text:style-name="T57">עד</text:span><text:span text:style-name="T60"> </text:span><text:span text:style-name="T57">די</text:span><text:span text:style-name="T60"> </text:span><text:span text:style-name="T57">כרסון</text:span><text:span text:style-name="T60"> </text:span><text:span text:style-name="T57">רמיו</text:span><text:span text:style-name="T60"> </text:span><text:span text:style-name="T57">ועתיק</text:span><text:span text:style-name="T60"> </text:span><text:span text:style-name="T57">יומין</text:span><text:span text:style-name="T60"> </text:span><text:span text:style-name="T57">יתב</text:span><text:span text:style-name="T4"> </text:span><text:span text:style-name="T24">לבושה</text:span><text:span text:style-name="T4"> </text:span><text:span text:style-name="T24">כתלג</text:span><text:span text:style-name="T4"> </text:span><text:span text:style-name="T24">חור</text:span><text:span text:style-name="T4"> </text:span><text:span text:style-name="T24">ושער</text:span><text:span text:style-name="T4"> </text:span><text:span text:style-name="T24">ראשה</text:span><text:span text:style-name="T4"> </text:span><text:span text:style-name="T24">כעמר</text:span><text:span text:style-name="T4"> </text:span><text:span text:style-name="T24">נקא]</text:span><text:span text:style-name="T22"> כרסיה</text:span><text:span text:style-name="T1"> </text:span><text:span text:style-name="T22">שביבין</text:span><text:span text:style-name="T1"> </text:span><text:span text:style-name="T22">דינור</text:span><text:span text:style-name="T1"> </text:span><text:span text:style-name="T24">[גלגלוהי</text:span><text:span text:style-name="T4"> </text:span><text:span text:style-name="T24">נור</text:span><text:span text:style-name="T4"> </text:span><text:span text:style-name="T24">דלק]</text:span> וכתוב<text:span text:style-name="T1"> </text:span>אחד<text:span text:style-name="T1"> </text:span>אומר<text:span text:style-name="T1"> </text:span>'<text:span text:style-name="T22">עד</text:span><text:span text:style-name="T1"> </text:span><text:span text:style-name="T22">די</text:span><text:span text:style-name="T1"> </text:span><text:span text:style-name="T22">כרסון</text:span><text:span text:style-name="T1"> </text:span><text:span text:style-name="T22">רמיו</text:span><text:span text:style-name="T1"> </text:span><text:span text:style-name="T22">ועתיק</text:span><text:span text:style-name="T1"> </text:span><text:span text:style-name="T22">יומין</text:span><text:span text:style-name="T1"> </text:span><text:span text:style-name="T22">יתיב</text:span>' <text:span text:style-name="T18">(</text:span><text:span text:style-name="T24">כרסיה</text:span><text:span text:style-name="T4"> </text:span><text:span text:style-name="T18">- משמע</text:span><text:span text:style-name="T4"> </text:span><text:span text:style-name="T18">כסא</text:span><text:span text:style-name="T4"> </text:span><text:span text:style-name="T63">אחד</text:span><text:span text:style-name="T18">; </text:span><text:span text:style-name="T24">כרסון</text:span><text:span text:style-name="T4"> </text:span><text:span text:style-name="T24">רמיו</text:span><text:span text:style-name="T4"> </text:span><text:span text:style-name="T18">- </text:span><text:span text:style-name="T63">שני</text:span><text:span text:style-name="T4"> </text:span><text:span text:style-name="T18">כסאות</text:span><text:span text:style-name="T4"> </text:span><text:span text:style-name="T18">הוטלו, נתקנו</text:span><text:span text:style-name="T4"> </text:span><text:span text:style-name="T18">לישב</text:span><text:span text:style-name="T4"> </text:span><text:span text:style-name="T18">עליהן)</text:span>? </text:p>
      <text:p text:style-name="P31">לא<text:span text:style-name="T1"> </text:span>קשיא: אחד<text:span text:style-name="T1"> </text:span>לו<text:span text:style-name="T1"> </text:span>ואחד<text:span text:style-name="T1"> </text:span>לדוד, כדתניא: 'אחד<text:span text:style-name="T1"> </text:span>לו<text:span text:style-name="T1"> </text:span>ואחד<text:span text:style-name="T1"> </text:span>לדוד<text:span text:style-name="T1"> </text:span>- דברי<text:span text:style-name="T1"> </text:span>רבי<text:span text:style-name="T1"> </text:span>עקיבא; אמר<text:span text:style-name="T1"> </text:span>לו<text:span text:style-name="T1"> </text:span>רבי<text:span text:style-name="T1"> </text:span>יוסי<text:span text:style-name="T1"> </text:span>הגלילי: עקיבא! עד<text:span text:style-name="T1"> </text:span>מתי<text:span text:style-name="T1"> </text:span>אתה<text:span text:style-name="T1"> </text:span>עושה<text:span text:style-name="T1"> </text:span>שכינה<text:span text:style-name="T1"> </text:span>חול<text:span text:style-name="T1"> </text:span><text:span text:style-name="T18">(</text:span><text:span text:style-name="T73">להושיב</text:span><text:span text:style-name="T76"> </text:span><text:span text:style-name="T73">אדם</text:span><text:span text:style-name="T76"> </text:span><text:span text:style-name="T73">בצידו</text:span><text:span text:style-name="T18">)</text:span>!? אלא<text:span text:style-name="T1"> </text:span>אחד<text:span text:style-name="T1"> </text:span>לדין<text:span text:style-name="T1"> </text:span>ואחד<text:span text:style-name="T1"> </text:span>לצדקה!'</text:p>
      <text:p text:style-name="P4">קיבלה<text:span text:style-name="T1"> </text:span>מיניה<text:span text:style-name="T1"> </text:span>או<text:span text:style-name="T1"> </text:span>לא<text:span text:style-name="T1"> </text:span>קיבלה<text:span text:style-name="T1"> </text:span>מיניה?</text:p>
      <text:p text:style-name="P4">תא<text:span text:style-name="T1"> </text:span>שמע: '<text:span text:style-name="T26">אחד</text:span><text:span text:style-name="T27"> </text:span><text:span text:style-name="T26">לדין</text:span><text:span text:style-name="T27"> </text:span><text:span text:style-name="T26">ואחד</text:span><text:span text:style-name="T27"> </text:span><text:span text:style-name="T26">לצדקה</text:span><text:span text:style-name="T27"> </text:span><text:span text:style-name="T26">- דברי</text:span><text:span text:style-name="T27"> </text:span><text:span text:style-name="T26">רבי</text:span><text:span text:style-name="T27"> </text:span><text:span text:style-name="T26">עקיבא; אמר</text:span><text:span text:style-name="T27"> </text:span><text:span text:style-name="T26">לו</text:span><text:span text:style-name="T27"> </text:span><text:span text:style-name="T26">רבי</text:span><text:span text:style-name="T27"> </text:span><text:span text:style-name="T26">אלעזר</text:span><text:span text:style-name="T27"> </text:span><text:span text:style-name="T26">בן</text:span><text:span text:style-name="T27"> </text:span><text:span text:style-name="T26">עזריה: עקיבא! מה</text:span><text:span text:style-name="T27"> </text:span><text:span text:style-name="T26">לך</text:span><text:span text:style-name="T27"> </text:span><text:span text:style-name="T26">אצל</text:span><text:span text:style-name="T27"> </text:span><text:span text:style-name="T26">הגדה? כלך</text:span><text:span text:style-name="T27"> </text:span><text:span text:style-name="T26">מדברותיך</text:span><text:span text:style-name="T27"> </text:span><text:span text:style-name="T26">אצל</text:span><text:span text:style-name="T27"> </text:span><text:span text:style-name="T26">נגעים</text:span><text:span text:style-name="T27"> </text:span><text:span text:style-name="T26">ואהלות</text:span><text:span text:style-name="T27"> </text:span><text:span text:style-name="T18">(חדל</text:span><text:span text:style-name="T4"> </text:span><text:span text:style-name="T18">מדבריך</text:span><text:span text:style-name="T4"> </text:span><text:span text:style-name="T18">עד</text:span><text:span text:style-name="T4"> </text:span><text:span text:style-name="T18">שתגיע</text:span><text:span text:style-name="T4"> </text:span><text:span text:style-name="T18">אצל</text:span><text:span text:style-name="T4"> </text:span><text:span text:style-name="T18">נגעים</text:span><text:span text:style-name="T4"> </text:span><text:span text:style-name="T18">ואהלות, שהן</text:span><text:span text:style-name="T4"> </text:span><text:span text:style-name="T18">הלכות</text:span><text:span text:style-name="T4"> </text:span><text:span text:style-name="T18">עמוקות)</text:span><text:span text:style-name="T26">, אלא</text:span><text:span text:style-name="T27"> </text:span><text:span text:style-name="T26">אחד</text:span><text:span text:style-name="T27"> </text:span><text:span text:style-name="T26">לכסא</text:span><text:span text:style-name="T27"> </text:span><text:span text:style-name="T26">ואחד</text:span><text:span text:style-name="T27"> </text:span><text:span text:style-name="T26">לשרפרף: כסא</text:span><text:span text:style-name="T27"> </text:span><text:span text:style-name="T26">לישב</text:span><text:span text:style-name="T27"> </text:span><text:span text:style-name="T26">עליו, שרפרף</text:span><text:span text:style-name="T27"> </text:span><text:span text:style-name="T26">להדום</text:span><text:span text:style-name="T27"> </text:span><text:span text:style-name="T26">רגליו, שנאמר</text:span><text:span text:style-name="T27"> </text:span><text:span text:style-name="T24">[</text:span><text:span text:style-name="T19">ישעיהו</text:span><text:span text:style-name="T3"> </text:span><text:span text:style-name="T19">סו,א:</text:span><text:span text:style-name="T24"> כה</text:span><text:span text:style-name="T4"> </text:span><text:span text:style-name="T24">אמר</text:span><text:span text:style-name="T4"> </text:span><text:span text:style-name="T24">ה']</text:span><text:span text:style-name="T30"> השמים</text:span><text:span text:style-name="T27"> </text:span><text:span text:style-name="T30">כסאי</text:span><text:span text:style-name="T27"> </text:span><text:span text:style-name="T30">והארץ</text:span><text:span text:style-name="T27"> </text:span><text:span text:style-name="T30">הדום</text:span><text:span text:style-name="T27"> </text:span><text:span text:style-name="T30">רגלי</text:span><text:span text:style-name="T27"> </text:span><text:span text:style-name="T24">[אי</text:span><text:span text:style-name="T4"> </text:span><text:span text:style-name="T24">זה</text:span><text:span text:style-name="T4"> </text:span><text:span text:style-name="T24">בית</text:span><text:span text:style-name="T4"> </text:span><text:span text:style-name="T24">אשר</text:span><text:span text:style-name="T4"> </text:span><text:span text:style-name="T24">תבנו</text:span><text:span text:style-name="T4"> </text:span><text:span text:style-name="T24">לי</text:span><text:span text:style-name="T4"> </text:span><text:span text:style-name="T24">ואי</text:span><text:span text:style-name="T4"> </text:span><text:span text:style-name="T24">זה</text:span><text:span text:style-name="T4"> </text:span><text:span text:style-name="T24">מקום</text:span><text:span text:style-name="T4"> </text:span><text:span text:style-name="T24">מנוחתי]</text:span>.</text:p>
      <text:p text:style-name="P4"/>
      <text:p text:style-name="P4">כי<text:span text:style-name="T1"> </text:span>אתא<text:span text:style-name="T1"> </text:span>רב<text:span text:style-name="T1"> </text:span>דימי<text:span text:style-name="T1"> – </text:span>אמר: שמונה<text:span text:style-name="T1"> </text:span>עשרה<text:span text:style-name="T1"> </text:span>קללות<text:span text:style-name="T1"> </text:span>קילל<text:span text:style-name="T1"> </text:span>ישעיה<text:span text:style-name="T1"> </text:span>את<text:span text:style-name="T1"> </text:span>ישראל<text:span text:style-name="T1"> </text:span><text:span text:style-name="T18">(כלומר: נתנבא</text:span><text:span text:style-name="T4"> </text:span><text:span text:style-name="T18">עליהן</text:span><text:span text:style-name="T4"> </text:span><text:span text:style-name="T18">שמונה</text:span><text:span text:style-name="T4"> </text:span><text:span text:style-name="T18">עשרה</text:span><text:span text:style-name="T4"> </text:span><text:span text:style-name="T18">פורעניות)</text:span> ולא<text:span text:style-name="T1"> </text:span>נתקררה<text:span text:style-name="T1"> </text:span>דעתו<text:span text:style-name="T1"> </text:span>עד<text:span text:style-name="T1"> </text:span>שאמר<text:span text:style-name="T1"> </text:span>להם<text:span text:style-name="T1"> </text:span>המקרא<text:span text:style-name="T1"> </text:span>הזה<text:span text:style-name="T1"> </text:span><text:span text:style-name="T24">[</text:span><text:span text:style-name="T19">ישעיהו</text:span><text:span text:style-name="T3"> </text:span><text:span text:style-name="T19">ג,ה:</text:span><text:span text:style-name="T24"> ונגש</text:span><text:span text:style-name="T4"> </text:span><text:span text:style-name="T24">העם</text:span><text:span text:style-name="T4"> </text:span><text:span text:style-name="T24">איש</text:span><text:span text:style-name="T4"> </text:span><text:span text:style-name="T24">באיש</text:span><text:span text:style-name="T4"> </text:span><text:span text:style-name="T24">ואיש</text:span><text:span text:style-name="T4"> </text:span><text:span text:style-name="T24">ברעה]</text:span><text:span text:style-name="T22"> ירהבו</text:span><text:span text:style-name="T1"> </text:span><text:span text:style-name="T22">הנער</text:span><text:span text:style-name="T1"> </text:span><text:span text:style-name="T22">בזקן</text:span><text:span text:style-name="T1"> </text:span><text:span text:style-name="T22">והנקלה</text:span><text:span text:style-name="T1"> </text:span><text:span text:style-name="T22">בנכבד</text:span><text:span text:style-name="T1"> </text:span><text:span text:style-name="T18">(</text:span><text:span text:style-name="T24">ירהבו</text:span><text:span text:style-name="T4"> </text:span><text:span text:style-name="T18">= יתגאו)</text:span>!</text:p>
      <text:p text:style-name="P4">שמונה<text:span text:style-name="T1"> </text:span>עשרה<text:span text:style-name="T1"> </text:span>קללות<text:span text:style-name="T1"> </text:span>מאי<text:span text:style-name="T1"> </text:span>נינהו?</text:p>
      <text:p text:style-name="P4">דכתיב<text:span text:style-name="T1"> </text:span><text:span text:style-name="T19">(ישעיהו</text:span><text:span text:style-name="T3"> </text:span><text:span text:style-name="T19">ג,א]ד)</text:span><text:span text:style-name="T22"> כי</text:span><text:span text:style-name="T1"> </text:span><text:span text:style-name="T22">הנה</text:span><text:span text:style-name="T1"> </text:span><text:span text:style-name="T22">האדון</text:span><text:span text:style-name="T1"> </text:span><text:span text:style-name="T22">ה' צבאות</text:span><text:span text:style-name="T1"> </text:span><text:span text:style-name="T22">מסיר</text:span><text:span text:style-name="T1"> </text:span><text:span text:style-name="T22">מירושלם</text:span><text:span text:style-name="T1"> </text:span><text:span text:style-name="T22">ומיהודה</text:span><text:span text:style-name="T1"> </text:span><text:span text:style-name="T22">משען</text:span><text:span text:style-name="T1"> </text:span><text:span text:style-name="T22">ומשענה</text:span><text:span text:style-name="T1"> </text:span><text:span text:style-name="T22">כל</text:span><text:span text:style-name="T1"> </text:span><text:span text:style-name="T22">משען</text:span><text:span text:style-name="T1"> </text:span><text:span text:style-name="T22">לחם</text:span><text:span text:style-name="T1"> </text:span><text:span text:style-name="T22">וכל</text:span><text:span text:style-name="T1"> </text:span><text:span text:style-name="T22">משען</text:span><text:span text:style-name="T1"> </text:span><text:span text:style-name="T22">מים</text:span><text:span text:style-name="T1"> </text:span><text:span text:style-name="T19">[פסוק</text:span><text:span text:style-name="T3"> </text:span><text:span text:style-name="T19">ב]</text:span><text:span text:style-name="T22"> גבור</text:span><text:span text:style-name="T1"> </text:span><text:span text:style-name="T22">ואיש</text:span><text:span text:style-name="T1"> </text:span><text:span text:style-name="T22">מלחמה</text:span><text:span text:style-name="T1"> </text:span><text:span text:style-name="T22">שופט</text:span><text:span text:style-name="T1"> </text:span><text:span text:style-name="T22">ונביא</text:span><text:span text:style-name="T1"> </text:span><text:span text:style-name="T22">וקוסם</text:span><text:span text:style-name="T1"> </text:span><text:span text:style-name="T22">וזקן</text:span><text:span text:style-name="T1"> </text:span><text:span text:style-name="T19">[פסוק</text:span><text:span text:style-name="T3"> </text:span><text:span text:style-name="T19">ג]</text:span><text:span text:style-name="T22"> שר</text:span><text:span text:style-name="T1"> </text:span><text:span text:style-name="T22">חמשים</text:span><text:span text:style-name="T1"> </text:span><text:span text:style-name="T22">ונשוא</text:span><text:span text:style-name="T1"> </text:span><text:span text:style-name="T22">פנים</text:span><text:span text:style-name="T1"> </text:span><text:span text:style-name="T22">ויועץ</text:span><text:span text:style-name="T1"> </text:span><text:span text:style-name="T22">וחכם</text:span><text:span text:style-name="T1"> </text:span><text:span text:style-name="T22">חרשים</text:span><text:span text:style-name="T1"> </text:span><text:span text:style-name="T22">ונבון</text:span><text:span text:style-name="T1"> </text:span><text:span text:style-name="T22">לחש</text:span><text:span text:style-name="T1"> </text:span><text:span text:style-name="T19">[פסוק</text:span><text:span text:style-name="T3"> </text:span><text:span text:style-name="T19">ד]</text:span><text:span text:style-name="T22"> ונתתי</text:span><text:span text:style-name="T1"> </text:span><text:span text:style-name="T22">נערים</text:span><text:span text:style-name="T1"> </text:span><text:span text:style-name="T22">שריהם</text:span><text:span text:style-name="T1"> </text:span><text:span text:style-name="T22">ותעלולים</text:span><text:span text:style-name="T1"> </text:span><text:span text:style-name="T22">ימשלו</text:span><text:span text:style-name="T1"> </text:span><text:span text:style-name="T22">בם</text:span><text:span text:style-name="T1"> </text:span>וגו' <text:span text:style-name="T24">[ונגש</text:span><text:span text:style-name="T4"> </text:span><text:span text:style-name="T24">העם</text:span><text:span text:style-name="T4"> </text:span><text:span text:style-name="T18">,,,</text:span><text:span text:style-name="T24">]</text:span> </text:p>
      <text:p text:style-name="P4">'<text:span text:style-name="T22">משען</text:span>' - אלו<text:span text:style-name="T1"> </text:span>בעלי<text:span text:style-name="T1"> </text:span>מקרא; </text:p>
      <text:p text:style-name="P4">'<text:span text:style-name="T22">משענה</text:span>' - אלו<text:span text:style-name="T1"> </text:span>בעלי<text:span text:style-name="T1"> </text:span>משנה, כגון<text:span text:style-name="T1"> </text:span>רבי<text:span text:style-name="T1"> </text:span>יהודה<text:span text:style-name="T1"> </text:span>בן<text:span text:style-name="T1"> </text:span>תימא<text:span text:style-name="T1"> </text:span>וחביריו.</text:p>
      <text:p text:style-name="P18">פליגו<text:span text:style-name="T1"> </text:span>בה<text:span text:style-name="T1"> </text:span>רב<text:span text:style-name="T1"> </text:span>פפא<text:span text:style-name="T1"> </text:span>ורבנן: חד<text:span text:style-name="T1"> </text:span>אמר<text:span text:style-name="T1"> </text:span>שש<text:span text:style-name="T1"> </text:span>מאות<text:span text:style-name="T1"> </text:span>סדרי<text:span text:style-name="T1"> </text:span>משנה<text:span text:style-name="T1"> </text:span><text:span text:style-name="T18">(היו</text:span><text:span text:style-name="T4"> </text:span><text:span text:style-name="T18">בימיהן)</text:span>, וחד<text:span text:style-name="T1"> </text:span>אמר<text:span text:style-name="T1"> </text:span>שבע<text:span text:style-name="T1"> </text:span>מאות<text:span text:style-name="T1"> </text:span>סדרי<text:span text:style-name="T1"> </text:span>משנה;</text:p>
      <text:p text:style-name="P4">'<text:span text:style-name="T22">כל</text:span><text:span text:style-name="T1"> </text:span><text:span text:style-name="T22">משען</text:span><text:span text:style-name="T1"> </text:span><text:span text:style-name="T22">לחם</text:span>' - אלו<text:span text:style-name="T1"> </text:span>בעלי<text:span text:style-name="T1"> </text:span>תלמוד<text:span text:style-name="T1"> </text:span><text:span text:style-name="T18">(שיש</text:span><text:span text:style-name="T4"> </text:span><text:span text:style-name="T18">לסמוך</text:span><text:span text:style-name="T4"> </text:span><text:span text:style-name="T18">על</text:span><text:span text:style-name="T4"> </text:span><text:span text:style-name="T18">הוראתן</text:span><text:span text:style-name="T4"> </text:span><text:span text:style-name="T18">כסמיכת</text:span><text:span text:style-name="T4"> </text:span><text:span text:style-name="T18">לחם)</text:span>, שנאמר<text:span text:style-name="T1"> </text:span><text:span text:style-name="T19">(משלי</text:span><text:span text:style-name="T3"> </text:span><text:span text:style-name="T19">ט,ה)</text:span><text:span text:style-name="T22"> לכו</text:span><text:span text:style-name="T1"> </text:span><text:span text:style-name="T22">לחמו</text:span><text:span text:style-name="T1"> </text:span><text:span text:style-name="T22">בלחמי</text:span><text:span text:style-name="T1"> </text:span><text:span text:style-name="T22">ושתו</text:span><text:span text:style-name="T1"> </text:span><text:span text:style-name="T22">ביין</text:span><text:span text:style-name="T1"> </text:span><text:span text:style-name="T22">מסכתי</text:span>; </text:p>
      <text:p text:style-name="P4">'<text:span text:style-name="T22">וכל</text:span><text:span text:style-name="T1"> </text:span><text:span text:style-name="T22">משען</text:span><text:span text:style-name="T1"> </text:span><text:span text:style-name="T22">מים</text:span>' - אלו<text:span text:style-name="T1"> </text:span>בעלי<text:span text:style-name="T1"> </text:span>אגדה, שמושכין<text:span text:style-name="T1"> </text:span>לבו<text:span text:style-name="T1"> </text:span>של<text:span text:style-name="T1"> </text:span>אדם<text:span text:style-name="T1"> </text:span>כמים<text:span text:style-name="T1"> </text:span>באגדה;</text:p>
      <text:p text:style-name="P4">'<text:span text:style-name="T22">גבור</text:span>' - זה<text:span text:style-name="T1"> </text:span>בעל<text:span text:style-name="T1"> </text:span>שמועות<text:span text:style-name="T1"> </text:span><text:span text:style-name="T18">(ששמע</text:span><text:span text:style-name="T4"> </text:span><text:span text:style-name="T18">הלכות</text:span><text:span text:style-name="T4"> </text:span><text:span text:style-name="T18">פסוקות</text:span><text:span text:style-name="T4"> </text:span><text:span text:style-name="T18">מרבותיו, ושגורות</text:span><text:span text:style-name="T4"> </text:span><text:span text:style-name="T18">בפיו)</text:span>,</text:p>
      <text:p text:style-name="P4">'<text:span text:style-name="T22">ואיש</text:span><text:span text:style-name="T1"> </text:span><text:span text:style-name="T22">מלחמה</text:span>' - זה<text:span text:style-name="T1"> </text:span>שיודע<text:span text:style-name="T1"> </text:span>לישא<text:span text:style-name="T1"> </text:span>וליתן<text:span text:style-name="T1"> </text:span>במלחמתה<text:span text:style-name="T1"> </text:span>של<text:span text:style-name="T1"> </text:span>תורה;</text:p>
      <text:p text:style-name="P4">'<text:span text:style-name="T22">שופט</text:span>' - זה<text:span text:style-name="T1"> </text:span>דיין<text:span text:style-name="T1"> </text:span>שדן<text:span text:style-name="T1"> </text:span>דין<text:span text:style-name="T1"> </text:span>אמת<text:span text:style-name="T1"> </text:span>לאמיתו;</text:p>
      <text:p text:style-name="P4">'<text:span text:style-name="T22">נביא</text:span>' – כמשמעו;</text:p>
      <text:p text:style-name="P4">'<text:span text:style-name="T22">קוסם</text:span>' - זה<text:span text:style-name="T1"> </text:span>מלך, שנאמר<text:span text:style-name="T1"> </text:span><text:span text:style-name="T19">(משלי</text:span><text:span text:style-name="T3"> </text:span><text:span text:style-name="T19">טז,י)</text:span><text:span text:style-name="T22"> קסם</text:span><text:span text:style-name="T1"> </text:span><text:span text:style-name="T22">על</text:span><text:span text:style-name="T1"> </text:span><text:span text:style-name="T22">שפתי</text:span><text:span text:style-name="T1"> </text:span><text:span text:style-name="T22">מלך</text:span><text:span text:style-name="T1"> </text:span><text:span text:style-name="T24">[במשפט</text:span><text:span text:style-name="T4"> </text:span><text:span text:style-name="T24">לא</text:span><text:span text:style-name="T4"> </text:span><text:span text:style-name="T24">ימעל</text:span><text:span text:style-name="T4"> </text:span><text:span text:style-name="T24">פיו]</text:span>;</text:p>
      <text:p text:style-name="P4">'<text:span text:style-name="T22">זקן</text:span>' זה<text:span text:style-name="T1"> </text:span>שראוי<text:span text:style-name="T1"> </text:span>לישיבה<text:span text:style-name="T1"> </text:span><text:span text:style-name="T18">(ראוי</text:span><text:span text:style-name="T4"> </text:span><text:span text:style-name="T18">לישב</text:span><text:span text:style-name="T4"> </text:span><text:span text:style-name="T18">בישיבה</text:span><text:span text:style-name="T4"> </text:span><text:span text:style-name="T18">- וליטול</text:span><text:span text:style-name="T4"> </text:span><text:span text:style-name="T18">ממנו</text:span><text:span text:style-name="T4"> </text:span><text:span text:style-name="T18">עצה</text:span><text:span text:style-name="T4"> </text:span><text:span text:style-name="T18">בכל</text:span><text:span text:style-name="T4"> </text:span><text:span text:style-name="T18">דבר</text:span><text:span text:style-name="T4"> </text:span><text:span text:style-name="T18">חכמה)</text:span>;</text:p>
      <text:p text:style-name="P4">'<text:span text:style-name="T22">שַׁר</text:span><text:span text:style-name="T1"> </text:span><text:span text:style-name="T22">חֲמִשִּׁים</text:span>' - אל<text:span text:style-name="T1"> </text:span>תקרי<text:span text:style-name="T1"> </text:span>'<text:span text:style-name="T22">שַׁר</text:span><text:span text:style-name="T1"> </text:span><text:span text:style-name="T22">חֲמִשִּׁים</text:span>' אלא<text:span text:style-name="T1"> </text:span>שר<text:span text:style-name="T1"> </text:span>חוּמָשִין: זה<text:span text:style-name="T1"> </text:span>שיודע<text:span text:style-name="T1"> </text:span>לישא<text:span text:style-name="T1"> </text:span>וליתן<text:span text:style-name="T1"> </text:span>בחמשה<text:span text:style-name="T1"> </text:span>חומשי<text:span text:style-name="T1"> </text:span>תורה;</text:p>
      <text:p text:style-name="P4">דבר<text:span text:style-name="T1"> </text:span>אחר<text:span text:style-name="T1"> </text:span>'<text:span text:style-name="T22">שר</text:span><text:span text:style-name="T1"> </text:span><text:span text:style-name="T22">חמשים</text:span>' - כדרבי<text:span text:style-name="T1"> </text:span>אבהו<text:span text:style-name="T1"> </text:span><text:span text:style-name="T18">(להעמיד</text:span><text:span text:style-name="T4"> </text:span><text:span text:style-name="T18">לפניו</text:span><text:span text:style-name="T4"> </text:span><text:span text:style-name="T18">מתורגמן</text:span><text:span text:style-name="T4"> </text:span><text:span text:style-name="T18">לדרוש</text:span><text:span text:style-name="T4"> </text:span><text:span text:style-name="T18">ברבים)</text:span>, דאמר<text:span text:style-name="T1"> </text:span>רבי<text:span text:style-name="T1"> </text:span>אבהו: מכאן<text:span text:style-name="T1"> </text:span>שאין<text:span text:style-name="T1"> </text:span>מעמידין<text:span text:style-name="T1"> </text:span>מתורגמן<text:span text:style-name="T1"> </text:span>על<text:span text:style-name="T1"> </text:span>הצבור<text:span text:style-name="T1"> </text:span>פחות<text:span text:style-name="T1"> </text:span>מחמשים<text:span text:style-name="T1"> </text:span>שנה;</text:p>
      <text:p text:style-name="P4">'<text:span text:style-name="T22">ונשוא</text:span><text:span text:style-name="T1"> </text:span><text:span text:style-name="T22">פנים</text:span>' - זה<text:span text:style-name="T1"> </text:span>שנושאין<text:span text:style-name="T1"> </text:span>פנים<text:span text:style-name="T1"> </text:span>לדורו<text:span text:style-name="T1"> </text:span>בעבורו: למעלה<text:span text:style-name="T1"> </text:span><text:span text:style-name="T18">(שהכל</text:span><text:span text:style-name="T4"> </text:span><text:span text:style-name="T18">ניזונין</text:span><text:span text:style-name="T4"> </text:span><text:span text:style-name="T18">בזכותו)</text:span> - כגון<text:span text:style-name="T1"> </text:span>רבי<text:span text:style-name="T1"> </text:span>חנינא<text:span text:style-name="T1"> </text:span>בן<text:span text:style-name="T1"> </text:span>דוסא<text:span text:style-name="T1"> </text:span><text:span text:style-name="T18">(כדאמרינן</text:span><text:span text:style-name="T4"> </text:span><text:span text:style-name="T18">בעלמא</text:span><text:span text:style-name="T4"> </text:span><text:span text:style-name="T19">(תענית</text:span><text:span text:style-name="T3"> </text:span><text:span text:style-name="T19">כד,ב)</text:span><text:span text:style-name="T18">: כל</text:span><text:span text:style-name="T4"> </text:span><text:span text:style-name="T18">העולם</text:span><text:span text:style-name="T4"> </text:span><text:span text:style-name="T18">אינו</text:span><text:span text:style-name="T4"> </text:span><text:span text:style-name="T18">ניזון</text:span><text:span text:style-name="T4"> </text:span><text:span text:style-name="T18">אלא</text:span><text:span text:style-name="T4"> </text:span><text:span text:style-name="T18">בשביל</text:span><text:span text:style-name="T4"> </text:span><text:span text:style-name="T18">חנינא</text:span><text:span text:style-name="T4"> </text:span><text:span text:style-name="T18">בני)</text:span>; למטה<text:span text:style-name="T1"> </text:span><text:span text:style-name="T18">(מלכי</text:span><text:span text:style-name="T4"> </text:span><text:span text:style-name="T18">האומות</text:span><text:span text:style-name="T4"> </text:span><text:span text:style-name="T18">מכבדין</text:span><text:span text:style-name="T4"> </text:span><text:span text:style-name="T18">אותן</text:span><text:span text:style-name="T4"> </text:span><text:span text:style-name="T18">בשבילו)</text:span> - כגון<text:span text:style-name="T1"> </text:span>רבי<text:span text:style-name="T1"> </text:span>אבהו<text:span text:style-name="T1"> </text:span>בי<text:span text:style-name="T1"> </text:span>קיסר<text:span text:style-name="T1"> </text:span><text:span text:style-name="T18">(שהיה</text:span><text:span text:style-name="T4"> </text:span><text:span text:style-name="T18">חשוב</text:span><text:span text:style-name="T4"> </text:span><text:span text:style-name="T18">בבית</text:span><text:span text:style-name="T4"> </text:span><text:span text:style-name="T18">המלך, כדאמרינן</text:span><text:span text:style-name="T4"> </text:span><text:span text:style-name="T18">במסכת</text:span><text:span text:style-name="T4"> </text:span><text:span text:style-name="T18">סנהדרין</text:span><text:span text:style-name="T4"> </text:span><text:span text:style-name="T19">(יד,א)</text:span><text:span text:style-name="T18">: דהוו</text:span><text:span text:style-name="T4"> </text:span><text:span text:style-name="T18">נפקי</text:span><text:span text:style-name="T4"> </text:span><text:span text:style-name="T18">אמהתא</text:span><text:span text:style-name="T4"> </text:span><text:span text:style-name="T18">דבי</text:span><text:span text:style-name="T4"> </text:span><text:span text:style-name="T18">קיסר</text:span><text:span text:style-name="T4"> </text:span><text:span text:style-name="T18">לאפיה</text:span><text:span text:style-name="T4"> </text:span><text:span text:style-name="T18">כו')</text:span>;</text:p>
      <text:p text:style-name="P4">'<text:span text:style-name="T22">יועץ</text:span>' - שיודע<text:span text:style-name="T1"> </text:span>לעבר<text:span text:style-name="T1"> </text:span>שנים<text:span text:style-name="T1"> </text:span>ולקבוע<text:span text:style-name="T1"> </text:span>חדשים; </text:p>
      <text:p text:style-name="P4">'<text:span text:style-name="T22">וחכם</text:span>' - זה<text:span text:style-name="T1"> </text:span>תלמיד<text:span text:style-name="T1"> </text:span>המחכים<text:span text:style-name="T1"> </text:span>את<text:span text:style-name="T1"> </text:span>רבותיו; </text:p>
      <text:p text:style-name="P4">'<text:span text:style-name="T22">חרשים</text:span>' - בשעה<text:span text:style-name="T1"> </text:span>שפותח<text:span text:style-name="T1"> </text:span>בדברי<text:span text:style-name="T1"> </text:span>תורה<text:span text:style-name="T1"> </text:span>הכל<text:span text:style-name="T1"> </text:span>נעשין<text:span text:style-name="T1"> </text:span>כחרשין; </text:p>
      <text:p text:style-name="P4">'<text:span text:style-name="T22">ונבון</text:span>' - זה<text:span text:style-name="T1"> </text:span>המבין<text:span text:style-name="T1"> </text:span>דבר<text:span text:style-name="T1"> </text:span>מתוך<text:span text:style-name="T1"> </text:span>דבר; </text:p>
      <text:p text:style-name="P4">'<text:span text:style-name="T22">לחש</text:span>' - זה<text:span text:style-name="T1"> </text:span>שראוי<text:span text:style-name="T1"> </text:span>למסור<text:span text:style-name="T1"> </text:span>לו<text:span text:style-name="T1"> </text:span>דברי<text:span text:style-name="T1"> </text:span>תורה<text:span text:style-name="T1"> </text:span>שניתנה<text:span text:style-name="T1"> </text:span>בלחש<text:span text:style-name="T1"> </text:span><text:span text:style-name="T18">(כגון</text:span><text:span text:style-name="T4"> </text:span><text:span text:style-name="T18">אב</text:span><text:span text:style-name="T4"> </text:span><text:span text:style-name="T18">בית</text:span><text:span text:style-name="T4"> </text:span><text:span text:style-name="T18">דין</text:span><text:span text:style-name="T4"> </text:span><text:span text:style-name="T18">ולבו</text:span><text:span text:style-name="T4"> </text:span><text:span text:style-name="T18">דואג</text:span><text:span text:style-name="T4"> </text:span><text:span text:style-name="T18">בקרבו)</text:span>;</text:p>
      <text:p text:style-name="P4">'<text:span text:style-name="T22">ונתתי</text:span><text:span text:style-name="T1"> </text:span><text:span text:style-name="T22">נערים</text:span><text:span text:style-name="T1"> </text:span><text:span text:style-name="T22">שריהם</text:span>' - מאי<text:span text:style-name="T1"> </text:span>'<text:span text:style-name="T22">ונתתי</text:span><text:span text:style-name="T1"> </text:span><text:span text:style-name="T22">נערים</text:span><text:span text:style-name="T1"> </text:span><text:span text:style-name="T22">שריהם</text:span>'?</text:p>
      <text:p text:style-name="P4">אמר<text:span text:style-name="T1"> </text:span>רבי<text:span text:style-name="T1"> </text:span>אלעזר: אלו<text:span text:style-name="T1"> </text:span>בני<text:span text:style-name="T1"> </text:span>אדם<text:span text:style-name="T1"> </text:span>שמנוערין<text:span text:style-name="T1"> </text:span>מן<text:span text:style-name="T1"> </text:span>המצות; </text:p>
      <text:p text:style-name="P4"><text:soft-page-break/>'<text:span text:style-name="T22">ותעלולים</text:span><text:span text:style-name="T1"> </text:span><text:span text:style-name="T22">ימשלו</text:span><text:span text:style-name="T1"> </text:span><text:span text:style-name="T22">בם</text:span>' - אמר<text:span text:style-name="T1"> </text:span>רב<text:span text:style-name="T1"> </text:span>אחא<text:span text:style-name="T1"> </text:span>בר<text:span text:style-name="T1"> </text:span>יעקב: תעלי<text:span text:style-name="T1"> </text:span><text:span text:style-name="T18">(שועלים)</text:span> בני<text:span text:style-name="T1"> </text:span>תעלי,</text:p>
      <text:p text:style-name="P4">ולא<text:span text:style-name="T1"> </text:span>נתקררה<text:span text:style-name="T1"> </text:span>דעתו<text:span text:style-name="T1"> </text:span>עד<text:span text:style-name="T1"> </text:span>שאמר<text:span text:style-name="T1"> </text:span>להם<text:span text:style-name="T1"> </text:span>'<text:span text:style-name="T22">ירהבו</text:span><text:span text:style-name="T1"> </text:span><text:span text:style-name="T22">הנער</text:span><text:span text:style-name="T1"> </text:span><text:span text:style-name="T22">בזקן</text:span>' - אלו<text:span text:style-name="T1"> </text:span>בני<text:span text:style-name="T1"> </text:span>אדם<text:span text:style-name="T1"> </text:span>שמנוערין<text:span text:style-name="T1"> </text:span>מן<text:span text:style-name="T1"> </text:span>המצות<text:span text:style-name="T1"> </text:span>ירהבו<text:span text:style-name="T1"> </text:span>במי<text:span text:style-name="T1"> </text:span>שממולא<text:span text:style-name="T1"> </text:span>במצות<text:span text:style-name="T1"> </text:span>כרמון;</text:p>
      <text:p text:style-name="P4">'<text:span text:style-name="T22">והנקלה</text:span><text:span text:style-name="T1"> </text:span><text:span text:style-name="T22">בנכבד</text:span>' - יבא<text:span text:style-name="T1"> </text:span>מי<text:span text:style-name="T1"> </text:span>שחמורות<text:span text:style-name="T1"> </text:span>דומות<text:span text:style-name="T1"> </text:span>עליו<text:span text:style-name="T1"> </text:span>כקלות<text:span text:style-name="T1"> </text:span>וירהבו<text:span text:style-name="T1"> </text:span>במי<text:span text:style-name="T1"> </text:span>שקלות<text:span text:style-name="T1"> </text:span>דומות<text:span text:style-name="T1"> </text:span>עליו<text:span text:style-name="T1"> </text:span>כחמורות.</text:p>
      <text:p text:style-name="P4">אמר<text:span text:style-name="T1"> </text:span>רב<text:span text:style-name="T1"> </text:span>קטינא: אפילו<text:span text:style-name="T1"> </text:span>בשעת<text:span text:style-name="T1"> </text:span>כשלונה<text:span text:style-name="T1"> </text:span>של<text:span text:style-name="T1"> </text:span>ירושלים<text:span text:style-name="T1"> </text:span>לא<text:span text:style-name="T1"> </text:span>פסקו<text:span text:style-name="T1"> </text:span>מהם<text:span text:style-name="T1"> </text:span>בעלי<text:span text:style-name="T1"> </text:span>אמנה, שנאמר: <text:span text:style-name="T19">(ישעיהו</text:span><text:span text:style-name="T3"> </text:span><text:span text:style-name="T19">ג,ו)</text:span><text:span text:style-name="T22"> כי</text:span><text:span text:style-name="T1"> </text:span><text:span text:style-name="T22">יתפש</text:span><text:span text:style-name="T1"> </text:span><text:span text:style-name="T22">איש</text:span><text:span text:style-name="T1"> </text:span><text:span text:style-name="T22">באחיו</text:span><text:span text:style-name="T1"> </text:span><text:span text:style-name="T22">בית</text:span><text:span text:style-name="T1"> </text:span><text:span text:style-name="T22">אביו</text:span><text:span text:style-name="T1"> </text:span><text:span text:style-name="T22">שמלה</text:span><text:span text:style-name="T1"> </text:span><text:span text:style-name="T22">לך</text:span><text:span text:style-name="T1"> </text:span><text:span text:style-name="T22">קצין</text:span><text:span text:style-name="T1"> </text:span><text:span text:style-name="T22">תהיה</text:span><text:span text:style-name="T1"> </text:span><text:span text:style-name="T22">לנו</text:span><text:span text:style-name="T1"> </text:span><text:span text:style-name="T24">[והמכשלה</text:span><text:span text:style-name="T4"> </text:span><text:span text:style-name="T24">הזאת</text:span><text:span text:style-name="T4"> </text:span><text:span text:style-name="T57">תחת</text:span><text:span text:style-name="T60"> </text:span><text:span text:style-name="T57">ידך</text:span><text:span text:style-name="T24">]</text:span> <text:span text:style-name="T18">(הכתוב</text:span><text:span text:style-name="T4"> </text:span><text:span text:style-name="T18">היה</text:span><text:span text:style-name="T4"> </text:span><text:span text:style-name="T18">מגנן</text:span><text:span text:style-name="T4"> </text:span><text:span text:style-name="T18">לומר</text:span><text:span text:style-name="T4"> </text:span><text:span text:style-name="T18">שלא</text:span><text:span text:style-name="T4"> </text:span><text:span text:style-name="T18">היו</text:span><text:span text:style-name="T4"> </text:span><text:span text:style-name="T18">יודעין</text:span><text:span text:style-name="T4"> </text:span><text:span text:style-name="T18">להשיב</text:span><text:span text:style-name="T4"> </text:span><text:span text:style-name="T18">לשואלים</text:span><text:span text:style-name="T4"> </text:span><text:span text:style-name="T18">הלכה)</text:span> - דברים<text:span text:style-name="T1"> </text:span>שבני<text:span text:style-name="T1"> </text:span>אדם<text:span text:style-name="T1"> </text:span>מתכסין<text:span text:style-name="T1"> </text:span>כשמלה<text:span text:style-name="T1"> </text:span><text:span text:style-name="T18">(נחבאין</text:span><text:span text:style-name="T4"> </text:span><text:span text:style-name="T18">שלא</text:span><text:span text:style-name="T4"> </text:span><text:span text:style-name="T18">ישאלו</text:span><text:span text:style-name="T4"> </text:span><text:span text:style-name="T18">להן, לפי</text:span><text:span text:style-name="T4"> </text:span><text:span text:style-name="T18">שאין</text:span><text:span text:style-name="T4"> </text:span><text:span text:style-name="T18">בקיאין</text:span><text:span text:style-name="T4"> </text:span><text:span text:style-name="T18">בהן)</text:span> - ישנן<text:span text:style-name="T1"> </text:span><text:span text:style-name="T22">תחת</text:span><text:span text:style-name="T1"> </text:span><text:span text:style-name="T22">ידך</text:span><text:span text:style-name="T1"> </text:span><text:span text:style-name="T18">(כלומר: אתה</text:span><text:span text:style-name="T4"> </text:span><text:span text:style-name="T18">בקי</text:span><text:span text:style-name="T4"> </text:span><text:span text:style-name="T18">בהן)</text:span>.</text:p>
      <text:p text:style-name="P4">'<text:span text:style-name="T22">והמכשלה</text:span><text:span text:style-name="T1"> </text:span><text:span text:style-name="T22">הזאת</text:span>' - מאי<text:span text:style-name="T1"> </text:span>'<text:span text:style-name="T22">והמכשלה</text:span><text:span text:style-name="T1"> </text:span><text:span text:style-name="T22">הזאת</text:span>'? </text:p>
      <text:p text:style-name="P4">דברים<text:span text:style-name="T1"> </text:span>שאין<text:span text:style-name="T1"> </text:span>בני<text:span text:style-name="T1"> </text:span>אדם<text:span text:style-name="T1"> </text:span>עומדין<text:span text:style-name="T1"> </text:span>עליהן<text:span text:style-name="T1"> </text:span>אלא<text:span text:style-name="T1"> </text:span>אם<text:span text:style-name="T1"> </text:span>כן<text:span text:style-name="T1"> </text:span>נכשל<text:span text:style-name="T1"> </text:span>בהן<text:span text:style-name="T1"> </text:span><text:span text:style-name="T18">(כשהתלמיד</text:span><text:span text:style-name="T4"> </text:span><text:span text:style-name="T18">נכשל</text:span><text:span text:style-name="T4"> </text:span><text:span text:style-name="T18">בשמועתו</text:span><text:span text:style-name="T4"> </text:span><text:span text:style-name="T18">פעם</text:span><text:span text:style-name="T4"> </text:span><text:span text:style-name="T18">ראשונה</text:span><text:span text:style-name="T4"> </text:span><text:span text:style-name="T18">ושניה, הוא</text:span><text:span text:style-name="T4"> </text:span><text:span text:style-name="T18">נותן</text:span><text:span text:style-name="T4"> </text:span><text:span text:style-name="T18">לב</text:span><text:span text:style-name="T4"> </text:span><text:span text:style-name="T18">לעמוד</text:span><text:span text:style-name="T4"> </text:span><text:span text:style-name="T18">על</text:span><text:span text:style-name="T4"> </text:span><text:span text:style-name="T18">שמועתו)</text:span> - ישנן<text:span text:style-name="T1"> </text:span><text:span text:style-name="T22">תחת</text:span><text:span text:style-name="T1"> </text:span><text:span text:style-name="T22">ידך</text:span>.</text:p>
      <text:p text:style-name="P4"/>
      <text:p text:style-name="P4"><text:span text:style-name="T19">(ישעיהו</text:span><text:span text:style-name="T3"> </text:span><text:span text:style-name="T19">ג,ז)</text:span><text:span text:style-name="T22"> ישא</text:span><text:span text:style-name="T1"> </text:span><text:span text:style-name="T22">ביום</text:span><text:span text:style-name="T1"> </text:span><text:span text:style-name="T22">ההוא</text:span><text:span text:style-name="T1"> </text:span><text:span text:style-name="T22">לאמר</text:span><text:span text:style-name="T1"> </text:span><text:span text:style-name="T22">לא</text:span><text:span text:style-name="T1"> </text:span><text:span text:style-name="T22">אהיה</text:span><text:span text:style-name="T1"> </text:span><text:span text:style-name="T22">חובש</text:span><text:span text:style-name="T1"> </text:span><text:span text:style-name="T22">ובביתי</text:span><text:span text:style-name="T1"> </text:span><text:span text:style-name="T22">אין</text:span><text:span text:style-name="T1"> </text:span><text:span text:style-name="T22">לחם</text:span><text:span text:style-name="T1"> </text:span><text:span text:style-name="T22">ואין</text:span><text:span text:style-name="T1"> </text:span><text:span text:style-name="T22">שמלה</text:span><text:span text:style-name="T1"> </text:span><text:span text:style-name="T22">לא</text:span><text:span text:style-name="T1"> </text:span><text:span text:style-name="T22">תשימוני</text:span><text:span text:style-name="T1"> </text:span><text:span text:style-name="T22">קצין</text:span><text:span text:style-name="T1"> </text:span><text:span text:style-name="T22">עם</text:span>:</text:p>
      <text:p text:style-name="P4">'<text:span text:style-name="T22">ישא</text:span>' - אין<text:span text:style-name="T1"> </text:span>'ישא' אלא<text:span text:style-name="T1"> </text:span>לשון<text:span text:style-name="T1"> </text:span>שבועה, שנאמר<text:span text:style-name="T1"> </text:span><text:span text:style-name="T19">(שמות</text:span><text:span text:style-name="T3"> </text:span><text:span text:style-name="T19">כ,ו)</text:span><text:span text:style-name="T22"> לא</text:span><text:span text:style-name="T1"> </text:span><text:span text:style-name="T22">תשא</text:span><text:span text:style-name="T1"> </text:span><text:span text:style-name="T22">את</text:span><text:span text:style-name="T1"> </text:span><text:span text:style-name="T22">שם</text:span><text:span text:style-name="T1"> </text:span><text:span text:style-name="T22">ה' אלהיך</text:span><text:span text:style-name="T1"> </text:span><text:span text:style-name="T24">[לשוא</text:span><text:span text:style-name="T4"> </text:span><text:span text:style-name="T24">כי</text:span><text:span text:style-name="T4"> </text:span><text:span text:style-name="T24">לא</text:span><text:span text:style-name="T4"> </text:span><text:span text:style-name="T24">ינקה</text:span><text:span text:style-name="T4"> </text:span><text:span text:style-name="T24">ה' את</text:span><text:span text:style-name="T4"> </text:span><text:span text:style-name="T24">אשר</text:span><text:span text:style-name="T4"> </text:span><text:span text:style-name="T24">ישא</text:span><text:span text:style-name="T4"> </text:span><text:span text:style-name="T24">את</text:span><text:span text:style-name="T4"> </text:span><text:span text:style-name="T24">שמו</text:span><text:span text:style-name="T4"> </text:span><text:span text:style-name="T24">לשוא]</text:span>;</text:p>
      <text:p text:style-name="P4">'<text:span text:style-name="T22">לא</text:span><text:span text:style-name="T1"> </text:span><text:span text:style-name="T22">אהיה</text:span><text:span text:style-name="T1"> </text:span><text:span text:style-name="T22">חובש</text:span>' <text:span text:style-name="T18">(</text:span><text:span text:style-name="T24">לא</text:span><text:span text:style-name="T4"> </text:span><text:span text:style-name="T24">אהיה</text:span><text:span text:style-name="T4"> <text:s/></text:span><text:span text:style-name="T18">= איני</text:span><text:span text:style-name="T4"> </text:span><text:span text:style-name="T18">רגיל</text:span><text:span text:style-name="T4"> </text:span><text:span text:style-name="T18">להיות)</text:span> - לא<text:span text:style-name="T1"> </text:span>הייתי<text:span text:style-name="T1"> </text:span>מחובשי<text:span text:style-name="T1"> </text:span>בית<text:span text:style-name="T1"> </text:span>המדרש;</text:p>
      <text:p text:style-name="P4">'<text:span text:style-name="T22">ובביתי</text:span><text:span text:style-name="T1"> </text:span><text:span text:style-name="T22">אין</text:span><text:span text:style-name="T1"> </text:span><text:span text:style-name="T22">לחם</text:span><text:span text:style-name="T1"> </text:span><text:span text:style-name="T22">ואין</text:span><text:span text:style-name="T1"> </text:span><text:span text:style-name="T22">שמלה</text:span>' - שאין<text:span text:style-name="T1"> </text:span>בידי<text:span text:style-name="T1"> </text:span>לא<text:span text:style-name="T1"> </text:span>מקרא<text:span text:style-name="T1"> </text:span>ולא<text:span text:style-name="T1"> </text:span>משנה<text:span text:style-name="T1"> </text:span>ולא<text:span text:style-name="T1"> </text:span>תלמוד;</text:p>
      <text:p text:style-name="P4">ודלמא<text:span text:style-name="T1"> </text:span>שאני<text:span text:style-name="T1"> </text:span>התם<text:span text:style-name="T1"> </text:span><text:span text:style-name="T18">(האי</text:span><text:span text:style-name="T4"> </text:span><text:span text:style-name="T18">נמי</text:span><text:span text:style-name="T4"> </text:span><text:span text:style-name="T18">לאו</text:span><text:span text:style-name="T4"> </text:span><text:span text:style-name="T18">משום</text:span><text:span text:style-name="T4"> </text:span><text:span text:style-name="T18">דאנשי</text:span><text:span text:style-name="T4"> </text:span><text:span text:style-name="T18">אמנה</text:span><text:span text:style-name="T4"> </text:span><text:span text:style-name="T18">היו)</text:span>, <text:span text:style-name="T18">(אלא)</text:span> דאי<text:span text:style-name="T1"> </text:span>אמר<text:span text:style-name="T1"> </text:span>להו<text:span text:style-name="T1"> </text:span>"גמירנא" אמרי<text:span text:style-name="T1"> </text:span>ליה<text:span text:style-name="T1"> </text:span>"אימא<text:span text:style-name="T1"> </text:span>לן" <text:span text:style-name="T18">(והוא</text:span><text:span text:style-name="T4"> </text:span><text:span text:style-name="T18">לא</text:span><text:span text:style-name="T4"> </text:span><text:span text:style-name="T18">הוה</text:span><text:span text:style-name="T4"> </text:span><text:span text:style-name="T18">ידע)</text:span>.</text:p>
      <text:p text:style-name="P4">הוה<text:span text:style-name="T1"> </text:span>ליה<text:span text:style-name="T1"> </text:span>למימר<text:span text:style-name="T1"> </text:span>גמר<text:span text:style-name="T1"> </text:span>ושכח. </text:p>
      <text:p text:style-name="P4">מאי<text:span text:style-name="T1"> </text:span>'<text:span text:style-name="T22">לא</text:span><text:span text:style-name="T1"> </text:span><text:span text:style-name="T22">אהיה</text:span><text:span text:style-name="T1"> </text:span><text:span text:style-name="T22">חובש</text:span>'? </text:p>
      <text:p text:style-name="P4">לא<text:span text:style-name="T1"> </text:span>אהיה<text:span text:style-name="T1"> </text:span>חובש<text:span text:style-name="T1"> </text:span>כלל! </text:p>
      <text:p text:style-name="P4">איני! והאמר<text:span text:style-name="T1"> </text:span>רבא: לא<text:span text:style-name="T1"> </text:span>חרבה<text:span text:style-name="T1"> </text:span>ירושלים<text:span text:style-name="T1"> </text:span>עד<text:span text:style-name="T1"> </text:span>שפסקו<text:span text:style-name="T1"> </text:span>ממנה<text:span text:style-name="T1"> </text:span>בעלי<text:span text:style-name="T1"> </text:span>אמנה, שנאמר<text:span text:style-name="T1"> </text:span><text:span text:style-name="T19">(ירמיהו</text:span><text:span text:style-name="T3"> </text:span><text:span text:style-name="T19">ה,א)</text:span><text:span text:style-name="T22"> שוטטו</text:span><text:span text:style-name="T1"> </text:span><text:span text:style-name="T22">בחוצות</text:span><text:span text:style-name="T1"> </text:span><text:span text:style-name="T22">ירושלם</text:span><text:span text:style-name="T1"> </text:span><text:span text:style-name="T22">וראו</text:span><text:span text:style-name="T1"> </text:span><text:span text:style-name="T22">נא</text:span><text:span text:style-name="T1"> </text:span><text:span text:style-name="T22">ודעו</text:span><text:span text:style-name="T1"> </text:span><text:span text:style-name="T22">ובקשו</text:span><text:span text:style-name="T1"> </text:span><text:span text:style-name="T22">ברחובותיה</text:span><text:span text:style-name="T1"> </text:span><text:span text:style-name="T22">אם</text:span><text:span text:style-name="T1"> </text:span><text:span text:style-name="T22">תמצאו</text:span><text:span text:style-name="T1"> </text:span><text:span text:style-name="T22">איש</text:span><text:span text:style-name="T1"> </text:span><text:span text:style-name="T22">אם</text:span><text:span text:style-name="T1"> </text:span><text:span text:style-name="T22">יש</text:span><text:span text:style-name="T1"> </text:span><text:span text:style-name="T22">עושה</text:span><text:span text:style-name="T1"> </text:span><text:span text:style-name="T22">משפט</text:span><text:span text:style-name="T1"> </text:span><text:span text:style-name="T22">מבקש</text:span><text:span text:style-name="T1"> </text:span><text:span text:style-name="T22">אמונה</text:span><text:span text:style-name="T1"> </text:span><text:span text:style-name="T22">ואסלח</text:span><text:span text:style-name="T1"> </text:span><text:span text:style-name="T22">לה</text:span>?</text:p>
      <text:p text:style-name="P4">לא<text:span text:style-name="T1"> </text:span>קשיא:</text:p>
      <text:p text:style-name="P4"/>
      <text:p text:style-name="P4">(חגיגה<text:span text:style-name="T1"> </text:span>יד,ב)</text:p>
      <text:p text:style-name="P4">הא<text:span text:style-name="T1"> </text:span>בדברי<text:span text:style-name="T1"> </text:span>תורה, הא<text:span text:style-name="T1"> </text:span>במשא<text:span text:style-name="T1"> </text:span>ומתן: בדברי<text:span text:style-name="T1"> </text:span>תורה<text:span text:style-name="T1"> </text:span>הוו, במשא<text:span text:style-name="T1"> </text:span>ומתן<text:span text:style-name="T1"> </text:span>לא<text:span text:style-name="T1"> </text:span>הוו.</text:p>
      <text:p text:style-name="P5"/>
      <text:p text:style-name="P4">תנו<text:span text:style-name="T1"> </text:span>רבנן: '<text:span text:style-name="T35">מעשה</text:span><text:span text:style-name="T6"> </text:span><text:span text:style-name="T35">ברבן</text:span><text:span text:style-name="T6"> </text:span><text:span text:style-name="T35">יוחנן</text:span><text:span text:style-name="T6"> </text:span><text:span text:style-name="T35">בן</text:span><text:span text:style-name="T6"> </text:span><text:span text:style-name="T35">זכאי</text:span><text:span text:style-name="T6"> </text:span><text:span text:style-name="T35">שהיה</text:span><text:span text:style-name="T6"> </text:span><text:span text:style-name="T35">רוכב</text:span><text:span text:style-name="T6"> </text:span><text:span text:style-name="T35">על</text:span><text:span text:style-name="T6"> </text:span><text:span text:style-name="T35">החמור</text:span><text:span text:style-name="T6"> </text:span><text:span text:style-name="T35">והיה</text:span><text:span text:style-name="T6"> </text:span><text:span text:style-name="T35">מהלך</text:span><text:span text:style-name="T6"> </text:span><text:span text:style-name="T35">בדרך, ורבי</text:span><text:span text:style-name="T6"> </text:span><text:span text:style-name="T35">אלעזר</text:span><text:span text:style-name="T6"> </text:span><text:span text:style-name="T35">בן</text:span><text:span text:style-name="T6"> </text:span><text:span text:style-name="T35">ערך</text:span><text:span text:style-name="T6"> </text:span><text:span text:style-name="T35">מחמר</text:span><text:span text:style-name="T6"> </text:span><text:span text:style-name="T35">אחריו; אמר</text:span><text:span text:style-name="T6"> </text:span><text:span text:style-name="T35">לו: רבי! שנה</text:span><text:span text:style-name="T6"> </text:span><text:span text:style-name="T35">לי</text:span><text:span text:style-name="T6"> </text:span><text:span text:style-name="T35">פרק</text:span><text:span text:style-name="T6"> </text:span><text:span text:style-name="T35">אחד</text:span><text:span text:style-name="T6"> </text:span><text:span text:style-name="T35">במעשה</text:span><text:span text:style-name="T6"> </text:span><text:span text:style-name="T35">מרכבה!</text:span></text:p>
      <text:p text:style-name="P7">אמר<text:span text:style-name="T1"> </text:span>לו: לא! כך<text:span text:style-name="T1"> </text:span>שניתי<text:span text:style-name="T1"> </text:span>לכם: 'ולא<text:span text:style-name="T1"> </text:span>במרכבה<text:span text:style-name="T1"> </text:span>ביחיד<text:span text:style-name="T1"> </text:span>אלא<text:span text:style-name="T1"> </text:span>אם<text:span text:style-name="T1"> </text:span>כן<text:span text:style-name="T1"> </text:span>היה<text:span text:style-name="T1"> </text:span>חכם<text:span text:style-name="T1"> </text:span>מבין<text:span text:style-name="T1"> </text:span>מדעתו'!</text:p>
      <text:p text:style-name="P7">אמר<text:span text:style-name="T1"> </text:span>לו: רבי! תרשיני<text:span text:style-name="T1"> </text:span>לומר<text:span text:style-name="T1"> </text:span>לפניך<text:span text:style-name="T1"> </text:span>דבר<text:span text:style-name="T1"> </text:span>אחד<text:span text:style-name="T1"> </text:span>שלמדתני!</text:p>
      <text:p text:style-name="P7">אמר<text:span text:style-name="T1"> </text:span>לו: אמור! מיד<text:span text:style-name="T1"> </text:span>ירד<text:span text:style-name="T1"> </text:span>רבן<text:span text:style-name="T1"> </text:span>יוחנן<text:span text:style-name="T1"> </text:span>בן<text:span text:style-name="T1"> </text:span>זכאי<text:span text:style-name="T1"> </text:span>מעל<text:span text:style-name="T1"> </text:span>החמור<text:span text:style-name="T1"> </text:span>ונתעטף<text:span text:style-name="T1"> </text:span>וישב<text:span text:style-name="T1"> </text:span>על<text:span text:style-name="T1"> </text:span>האבן<text:span text:style-name="T1"> </text:span>תחת<text:span text:style-name="T1"> </text:span>הזית, אמר<text:span text:style-name="T1"> </text:span>לו: רבי! מפני<text:span text:style-name="T1"> </text:span>מה<text:span text:style-name="T1"> </text:span>ירדת<text:span text:style-name="T1"> </text:span>מעל<text:span text:style-name="T1"> </text:span>החמור?</text:p>
      <text:p text:style-name="P7">אמר: אפשר<text:span text:style-name="T1"> </text:span>אתה<text:span text:style-name="T1"> </text:span>דורש<text:span text:style-name="T1"> </text:span>במעשה<text:span text:style-name="T1"> </text:span>מרכבה<text:span text:style-name="T1"> </text:span>ושכינה<text:span text:style-name="T1"> </text:span>עמנו<text:span text:style-name="T1"> </text:span>ומלאכי<text:span text:style-name="T1"> </text:span>השרת<text:span text:style-name="T1"> </text:span>מלוין<text:span text:style-name="T1"> </text:span>אותנו, ואני<text:span text:style-name="T1"> </text:span>ארכב<text:span text:style-name="T1"> </text:span>על<text:span text:style-name="T1"> </text:span>החמור?</text:p>
      <text:p text:style-name="P7">מיד<text:span text:style-name="T1"> </text:span>פתח<text:span text:style-name="T1"> </text:span>רבי<text:span text:style-name="T1"> </text:span>אלעזר<text:span text:style-name="T1"> </text:span>בן<text:span text:style-name="T1"> </text:span>ערך<text:span text:style-name="T1"> </text:span>במעשה<text:span text:style-name="T1"> </text:span>המרכבה, ודרש, וירדה<text:span text:style-name="T1"> </text:span>אש<text:span text:style-name="T1"> </text:span>מן<text:span text:style-name="T1"> </text:span>השמים<text:span text:style-name="T1"> </text:span>וסיבבה<text:span text:style-name="T1"> </text:span>כל<text:span text:style-name="T1"> </text:span>האילנות<text:span text:style-name="T1"> </text:span>שבשדה, פתחו<text:span text:style-name="T1"> </text:span>כולן<text:span text:style-name="T1"> </text:span>ואמרו<text:span text:style-name="T1"> </text:span>שירה.</text:p>
      <text:p text:style-name="P7">מה<text:span text:style-name="T1"> </text:span>שירה<text:span text:style-name="T1"> </text:span>אמרו?</text:p>
      <text:p text:style-name="P4"><text:span text:style-name="T19">(תהלים</text:span><text:span text:style-name="T3"> </text:span><text:span text:style-name="T19">קמח)</text:span><text:span text:style-name="T35"> </text:span><text:span text:style-name="T19">[פסוק</text:span><text:span text:style-name="T3"> </text:span><text:span text:style-name="T19">ז]</text:span><text:span text:style-name="T25"> הללו</text:span><text:span text:style-name="T6"> </text:span><text:span text:style-name="T25">את</text:span><text:span text:style-name="T6"> </text:span><text:span text:style-name="T25">ה' מן</text:span><text:span text:style-name="T6"> </text:span><text:span text:style-name="T25">הארץ</text:span><text:span text:style-name="T6"> </text:span><text:span text:style-name="T25">תנינים</text:span><text:span text:style-name="T6"> </text:span><text:span text:style-name="T25">וכל</text:span><text:span text:style-name="T6"> </text:span><text:span text:style-name="T25">תהומות</text:span><text:span text:style-name="T6"> </text:span><text:span text:style-name="T19">[פסוק</text:span><text:span text:style-name="T3"> </text:span><text:span text:style-name="T19">ט]</text:span><text:span text:style-name="T25"> <text:s/>עץ</text:span><text:span text:style-name="T6"> </text:span><text:span text:style-name="T25">פרי</text:span><text:span text:style-name="T6"> </text:span><text:span text:style-name="T25">וכל</text:span><text:span text:style-name="T6"> </text:span><text:span text:style-name="T25">ארזים</text:span><text:span text:style-name="T6"> </text:span><text:span text:style-name="T19">[פסוק</text:span><text:span text:style-name="T3"> </text:span><text:span text:style-name="T19">יד]</text:span><text:span text:style-name="T25"> <text:s/>הללויה</text:span><text:span text:style-name="T6"> </text:span></text:p>
      <text:p text:style-name="P7">נענה<text:span text:style-name="T1"> </text:span>מלאך<text:span text:style-name="T1"> </text:span>מן<text:span text:style-name="T1"> </text:span>האש<text:span text:style-name="T1"> </text:span>ואמר: הן<text:span text:style-name="T1"> </text:span>הן<text:span text:style-name="T1"> </text:span>מעשה<text:span text:style-name="T1"> </text:span>המרכבה!</text:p>
      <text:p text:style-name="P7">עמד<text:span text:style-name="T1"> </text:span>רבן<text:span text:style-name="T1"> </text:span>יוחנן<text:span text:style-name="T1"> </text:span>בן<text:span text:style-name="T1"> </text:span>זכאי<text:span text:style-name="T1"> </text:span>ונשקו<text:span text:style-name="T1"> </text:span>על<text:span text:style-name="T1"> </text:span>ראשו, ואמר: "ברוך<text:span text:style-name="T1"> </text:span>ה' אלהי<text:span text:style-name="T1"> </text:span>ישראל<text:span text:style-name="T1"> </text:span>שנתן<text:span text:style-name="T1"> </text:span>בן<text:span text:style-name="T1"> </text:span>לאברהם<text:span text:style-name="T1"> </text:span>אבינו<text:span text:style-name="T1"> </text:span>שיודע<text:span text:style-name="T1"> </text:span>להבין<text:span text:style-name="T1"> </text:span>ולחקור<text:span text:style-name="T1"> </text:span>ולדרוש<text:span text:style-name="T1"> </text:span>במעשה<text:span text:style-name="T1"> </text:span>מרכבה; יש<text:span text:style-name="T1"> </text:span>נאה<text:span text:style-name="T1"> </text:span>דורש<text:span text:style-name="T1"> </text:span>ואין<text:span text:style-name="T1"> </text:span>נאה<text:span text:style-name="T1"> </text:span><text:soft-page-break/>מקיים, נאה<text:span text:style-name="T1"> </text:span>מקיים<text:span text:style-name="T1"> </text:span>ואין<text:span text:style-name="T1"> </text:span>נאה<text:span text:style-name="T1"> </text:span>דורש; אתה<text:span text:style-name="T1"> </text:span>נאה<text:span text:style-name="T1"> </text:span>דורש<text:span text:style-name="T1"> </text:span>ונאה<text:span text:style-name="T1"> </text:span>מקיים! אשריך<text:span text:style-name="T1"> </text:span>אברהם<text:span text:style-name="T1"> </text:span>אבינו<text:span text:style-name="T1"> </text:span>שאלעזר<text:span text:style-name="T1"> </text:span>בן<text:span text:style-name="T1"> </text:span>ערך<text:span text:style-name="T1"> </text:span>יצא<text:span text:style-name="T1"> </text:span>מחלציך."</text:p>
      <text:p text:style-name="P4"><text:span text:style-name="T35">וכשנאמרו</text:span><text:span text:style-name="T6"> </text:span><text:span text:style-name="T35">הדברים</text:span><text:span text:style-name="T6"> </text:span><text:span text:style-name="T35">לפני</text:span><text:span text:style-name="T6"> </text:span><text:span text:style-name="T35">רבי</text:span><text:span text:style-name="T6"> </text:span><text:span text:style-name="T35">יהושע, היה</text:span><text:span text:style-name="T6"> </text:span><text:span text:style-name="T35">הוא</text:span><text:span text:style-name="T6"> </text:span><text:span text:style-name="T35">ורבי</text:span><text:span text:style-name="T6"> </text:span><text:span text:style-name="T35">יוסי</text:span><text:span text:style-name="T6"> </text:span><text:span text:style-name="T35">הכהן</text:span><text:span text:style-name="T6"> </text:span><text:span text:style-name="T35">מהלכים</text:span><text:span text:style-name="T6"> </text:span><text:span text:style-name="T35">בדרך; אמרו: אף</text:span><text:span text:style-name="T6"> </text:span><text:span text:style-name="T35">אנו</text:span><text:span text:style-name="T6"> </text:span><text:span text:style-name="T35">נדרוש</text:span><text:span text:style-name="T6"> </text:span><text:span text:style-name="T35">במעשה</text:span><text:span text:style-name="T6"> </text:span><text:span text:style-name="T35">מרכבה! פתח</text:span><text:span text:style-name="T6"> </text:span><text:span text:style-name="T35">רבי</text:span><text:span text:style-name="T6"> </text:span><text:span text:style-name="T35">יהושע</text:span><text:span text:style-name="T6"> </text:span><text:span text:style-name="T35">ודרש, ואותו</text:span><text:span text:style-name="T6"> </text:span><text:span text:style-name="T35">היום</text:span><text:span text:style-name="T6"> </text:span><text:span text:style-name="T35">תקופת</text:span><text:span text:style-name="T6"> </text:span><text:span text:style-name="T35">תמוז</text:span><text:span text:style-name="T6"> </text:span><text:span text:style-name="T35">היה</text:span><text:span text:style-name="T6"> </text:span><text:span text:style-name="T18">(דאין</text:span><text:span text:style-name="T4"> </text:span><text:span text:style-name="T18">דרך</text:span><text:span text:style-name="T4"> </text:span><text:span text:style-name="T18">להתקשר</text:span><text:span text:style-name="T4"> </text:span><text:span text:style-name="T18">שמים</text:span><text:span text:style-name="T4"> </text:span><text:span text:style-name="T18">בעבים)</text:span><text:span text:style-name="T35">; נתקשרו</text:span><text:span text:style-name="T6"> </text:span><text:span text:style-name="T35">שמים</text:span><text:span text:style-name="T6"> </text:span><text:span text:style-name="T35">בעבים</text:span><text:span text:style-name="T6"> </text:span><text:span text:style-name="T35">ונראה</text:span><text:span text:style-name="T6"> </text:span><text:span text:style-name="T35">כמין</text:span><text:span text:style-name="T6"> </text:span><text:span text:style-name="T35">קשת</text:span><text:span text:style-name="T6"> </text:span><text:span text:style-name="T35">בענן, והיו</text:span><text:span text:style-name="T6"> </text:span><text:span text:style-name="T35">מלאכי</text:span><text:span text:style-name="T6"> </text:span><text:span text:style-name="T35">השרת</text:span><text:span text:style-name="T6"> </text:span><text:span text:style-name="T35">מתקבצין</text:span><text:span text:style-name="T6"> </text:span><text:span text:style-name="T35">ובאין</text:span><text:span text:style-name="T6"> </text:span><text:span text:style-name="T35">לשמוע</text:span><text:span text:style-name="T6"> </text:span><text:span text:style-name="T35">כבני</text:span><text:span text:style-name="T6"> </text:span><text:span text:style-name="T35">אדם</text:span><text:span text:style-name="T6"> </text:span><text:span text:style-name="T35">שמתקבצין</text:span><text:span text:style-name="T6"> </text:span><text:span text:style-name="T35">ובאין</text:span><text:span text:style-name="T6"> </text:span><text:span text:style-name="T35">לראות</text:span><text:span text:style-name="T6"> </text:span><text:span text:style-name="T35">במזמוטי</text:span><text:span text:style-name="T6"> </text:span><text:span text:style-name="T35">חתן</text:span><text:span text:style-name="T6"> </text:span><text:span text:style-name="T35">וכלה</text:span><text:span text:style-name="T6"> </text:span><text:span text:style-name="T18">(מיני</text:span><text:span text:style-name="T4"> </text:span><text:span text:style-name="T18">שחוק</text:span><text:span text:style-name="T4"> </text:span><text:span text:style-name="T18">שמשחקין</text:span><text:span text:style-name="T4"> </text:span><text:span text:style-name="T18">לפניהן)</text:span><text:span text:style-name="T35">!</text:span></text:p>
      <text:p text:style-name="P4"><text:span text:style-name="T35">הלך</text:span><text:span text:style-name="T6"> </text:span><text:span text:style-name="T35">רבי</text:span><text:span text:style-name="T6"> </text:span><text:span text:style-name="T35">יוסי</text:span><text:span text:style-name="T6"> </text:span><text:span text:style-name="T35">הכהן</text:span><text:span text:style-name="T6"> </text:span><text:span text:style-name="T35">וסיפר</text:span><text:span text:style-name="T6"> </text:span><text:span text:style-name="T35">דברים</text:span><text:span text:style-name="T6"> </text:span><text:span text:style-name="T18">(הללו)</text:span><text:span text:style-name="T35"> לפני</text:span><text:span text:style-name="T6"> </text:span><text:span text:style-name="T35">רבן</text:span><text:span text:style-name="T6"> </text:span><text:span text:style-name="T35">יוחנן</text:span><text:span text:style-name="T6"> </text:span><text:span text:style-name="T35">בן</text:span><text:span text:style-name="T6"> </text:span><text:span text:style-name="T35">זכאי, ואמר</text:span><text:span text:style-name="T6"> </text:span><text:span text:style-name="T35">"אשריכם</text:span><text:span text:style-name="T6"> </text:span><text:span text:style-name="T35">ואשרי</text:span><text:span text:style-name="T6"> </text:span><text:span text:style-name="T35">יולדתכם! אשרי</text:span><text:span text:style-name="T6"> </text:span><text:span text:style-name="T35">עיני</text:span><text:span text:style-name="T6"> </text:span><text:span text:style-name="T35">שכך</text:span><text:span text:style-name="T6"> </text:span><text:span text:style-name="T35">ראו! ואף</text:span><text:span text:style-name="T6"> </text:span><text:span text:style-name="T35">אני</text:span><text:span text:style-name="T6"> </text:span><text:span text:style-name="T35">ואתם</text:span><text:span text:style-name="T6"> </text:span><text:span text:style-name="T35">בחלומי</text:span><text:span text:style-name="T6"> </text:span><text:span text:style-name="T35">מסובין</text:span><text:span text:style-name="T6"> </text:span><text:span text:style-name="T35">היינו</text:span><text:span text:style-name="T6"> </text:span><text:span text:style-name="T35">על</text:span><text:span text:style-name="T6"> </text:span><text:span text:style-name="T35">הר</text:span><text:span text:style-name="T6"> </text:span><text:span text:style-name="T35">סיני, ונתנה</text:span><text:span text:style-name="T6"> </text:span><text:span text:style-name="T35">עלינו</text:span><text:span text:style-name="T6"> </text:span><text:span text:style-name="T35">בת</text:span><text:span text:style-name="T6"> </text:span><text:span text:style-name="T35">קול</text:span><text:span text:style-name="T6"> </text:span><text:span text:style-name="T35">מן</text:span><text:span text:style-name="T6"> </text:span><text:span text:style-name="T35">השמים: "עלו</text:span><text:span text:style-name="T6"> </text:span><text:span text:style-name="T35">לכאן</text:span><text:span text:style-name="T6"> </text:span><text:span text:style-name="T35">עלו</text:span><text:span text:style-name="T6"> </text:span><text:span text:style-name="T35">לכאן! טרקלין</text:span><text:span text:style-name="T6"> </text:span><text:span text:style-name="T35">גדולים</text:span><text:span text:style-name="T6"> </text:span><text:span text:style-name="T35">ומצעות</text:span><text:span text:style-name="T6"> </text:span><text:span text:style-name="T35">נאות</text:span><text:span text:style-name="T6"> </text:span><text:span text:style-name="T35">מוצעות</text:span><text:span text:style-name="T6"> </text:span><text:span text:style-name="T35">לכם, אתם</text:span><text:span text:style-name="T6"> </text:span><text:span text:style-name="T35">ותלמידיכם</text:span><text:span text:style-name="T6"> </text:span><text:span text:style-name="T35">ותלמידי</text:span><text:span text:style-name="T6"> </text:span><text:span text:style-name="T35">תלמידיכם</text:span><text:span text:style-name="T6"> </text:span><text:span text:style-name="T35">מזומנין</text:span><text:span text:style-name="T6"> </text:span><text:span text:style-name="T35">לכת</text:span><text:span text:style-name="T6"> </text:span><text:span text:style-name="T35">שלישית</text:span><text:span text:style-name="T6"> </text:span><text:span text:style-name="T18">(של</text:span><text:span text:style-name="T4"> </text:span><text:span text:style-name="T18">כיתות</text:span><text:span text:style-name="T4"> </text:span><text:span text:style-name="T18">היושבות</text:span><text:span text:style-name="T4"> </text:span><text:span text:style-name="T18">לפני</text:span><text:span text:style-name="T4"> </text:span><text:span text:style-name="T18">השכינה)</text:span>"!</text:p>
      <text:p text:style-name="P4">איני, והתניא: '<text:span text:style-name="T35">רבי</text:span><text:span text:style-name="T6"> </text:span><text:span text:style-name="T35">יוסי</text:span><text:span text:style-name="T6"> </text:span><text:span text:style-name="T35">ברבי</text:span><text:span text:style-name="T6"> </text:span><text:span text:style-name="T35">יהודה</text:span><text:span text:style-name="T6"> </text:span><text:span text:style-name="T35">אומר: שלשה</text:span><text:span text:style-name="T6"> </text:span><text:span text:style-name="T35">הרצאות</text:span><text:span text:style-name="T6"> </text:span><text:span text:style-name="T35">הן: רבי</text:span><text:span text:style-name="T6"> </text:span><text:span text:style-name="T35">יהושע</text:span><text:span text:style-name="T6"> </text:span><text:span text:style-name="T35">הרצה</text:span><text:span text:style-name="T6"> </text:span><text:span text:style-name="T35">דברים</text:span><text:span text:style-name="T6"> </text:span><text:span text:style-name="T18">(דרש</text:span><text:span text:style-name="T4"> </text:span><text:span text:style-name="T18">במעשה</text:span><text:span text:style-name="T4"> </text:span><text:span text:style-name="T18">המרכבה)</text:span><text:span text:style-name="T35"> לפני</text:span><text:span text:style-name="T6"> </text:span><text:span text:style-name="T35">רבן</text:span><text:span text:style-name="T6"> </text:span><text:span text:style-name="T35">יוחנן</text:span><text:span text:style-name="T6"> </text:span><text:span text:style-name="T35">בן</text:span><text:span text:style-name="T6"> </text:span><text:span text:style-name="T35">זכאי, רבי</text:span><text:span text:style-name="T6"> </text:span><text:span text:style-name="T35">עקיבא</text:span><text:span text:style-name="T6"> </text:span><text:span text:style-name="T35">הרצה</text:span><text:span text:style-name="T6"> </text:span><text:span text:style-name="T35">לפני</text:span><text:span text:style-name="T6"> </text:span><text:span text:style-name="T35">רבי</text:span><text:span text:style-name="T6"> </text:span><text:span text:style-name="T35">יהושע, חנניא</text:span><text:span text:style-name="T6"> </text:span><text:span text:style-name="T35">בן</text:span><text:span text:style-name="T6"> </text:span><text:span text:style-name="T35">חכינאי</text:span><text:span text:style-name="T6"> </text:span><text:span text:style-name="T35">הרצה</text:span><text:span text:style-name="T6"> </text:span><text:span text:style-name="T35">לפני</text:span><text:span text:style-name="T6"> </text:span><text:span text:style-name="T35">רבי</text:span><text:span text:style-name="T6"> </text:span><text:span text:style-name="T35">עקיבא</text:span>'; ואילו<text:span text:style-name="T1"> </text:span>רבי<text:span text:style-name="T1"> </text:span>אלעזר<text:span text:style-name="T1"> </text:span>בן<text:span text:style-name="T1"> </text:span>ערך<text:span text:style-name="T1"> </text:span>לא<text:span text:style-name="T1"> </text:span>קא<text:span text:style-name="T1"> </text:span>חשיב!?</text:p>
      <text:p text:style-name="P4">דארצי<text:span text:style-name="T1"> </text:span>וארצו<text:span text:style-name="T1"> </text:span>קמיה<text:span text:style-name="T1"> </text:span><text:span text:style-name="T18">(שהרצה</text:span><text:span text:style-name="T4"> </text:span><text:span text:style-name="T18">לפני</text:span><text:span text:style-name="T4"> </text:span><text:span text:style-name="T18">אחרים</text:span><text:span text:style-name="T4"> </text:span><text:span text:style-name="T18">ואחרים</text:span><text:span text:style-name="T4"> </text:span><text:span text:style-name="T18">הרצו</text:span><text:span text:style-name="T4"> </text:span><text:span text:style-name="T18">לפניו)</text:span> קחשיב, דארצי<text:span text:style-name="T1"> </text:span>ולא<text:span text:style-name="T1"> </text:span>ארצו<text:span text:style-name="T1"> </text:span>קמיה<text:span text:style-name="T1"> </text:span>לא<text:span text:style-name="T1"> </text:span>קא<text:span text:style-name="T1"> </text:span>חשיב.</text:p>
      <text:p text:style-name="P4">והא<text:span text:style-name="T1"> </text:span>חנניא<text:span text:style-name="T1"> </text:span>בן<text:span text:style-name="T1"> </text:span>חכינאי<text:span text:style-name="T1"> </text:span>דלא<text:span text:style-name="T1"> </text:span>ארצו<text:span text:style-name="T1"> </text:span>קמיה<text:span text:style-name="T1"> </text:span>וקא<text:span text:style-name="T1"> </text:span>חשיב?</text:p>
      <text:p text:style-name="P4">דארצי<text:span text:style-name="T1"> </text:span>מיהא<text:span text:style-name="T1"> </text:span>קמיה<text:span text:style-name="T1"> </text:span>מאן<text:span text:style-name="T1"> </text:span>דארצי<text:span text:style-name="T1"> </text:span><text:span text:style-name="T18">(אם</text:span><text:span text:style-name="T4"> </text:span><text:span text:style-name="T18">לא</text:span><text:span text:style-name="T4"> </text:span><text:span text:style-name="T18">הרצו</text:span><text:span text:style-name="T4"> </text:span><text:span text:style-name="T18">אחרים</text:span><text:span text:style-name="T4"> </text:span><text:span text:style-name="T18">לפניו</text:span><text:span text:style-name="T4"> </text:span><text:span text:style-name="T18">- הוא</text:span><text:span text:style-name="T4"> </text:span><text:span text:style-name="T18">הרצה</text:span><text:span text:style-name="T4"> </text:span><text:span text:style-name="T18">לפני</text:span><text:span text:style-name="T4"> </text:span><text:span text:style-name="T18">מי</text:span><text:span text:style-name="T4"> </text:span><text:span text:style-name="T18">שחזר</text:span><text:span text:style-name="T4"> </text:span><text:span text:style-name="T18">והרצה</text:span><text:span text:style-name="T4"> </text:span><text:span text:style-name="T18">לפני</text:span><text:span text:style-name="T4"> </text:span><text:span text:style-name="T18">אחרים; לכך</text:span><text:span text:style-name="T4"> </text:span><text:span text:style-name="T18">הוזקק</text:span><text:span text:style-name="T4"> </text:span><text:span text:style-name="T18">להימנות</text:span><text:span text:style-name="T4"> </text:span><text:span text:style-name="T18">כאן</text:span><text:span text:style-name="T4"> </text:span><text:span text:style-name="T18">משום</text:span><text:span text:style-name="T4"> </text:span><text:span text:style-name="T18">דרבי</text:span><text:span text:style-name="T4"> </text:span><text:span text:style-name="T18">עקיבא, להודיע</text:span><text:span text:style-name="T4"> </text:span><text:span text:style-name="T18">שהוא</text:span><text:span text:style-name="T4"> </text:span><text:span text:style-name="T18">הרצה</text:span><text:span text:style-name="T4"> </text:span><text:span text:style-name="T18">ואחרים</text:span><text:span text:style-name="T4"> </text:span><text:span text:style-name="T18">הרצו</text:span><text:span text:style-name="T4"> </text:span><text:span text:style-name="T18">לפניו, אבל</text:span><text:span text:style-name="T4"> </text:span><text:span text:style-name="T18">רבי</text:span><text:span text:style-name="T4"> </text:span><text:span text:style-name="T18">אלעזר</text:span><text:span text:style-name="T4"> </text:span><text:span text:style-name="T18">לא</text:span><text:span text:style-name="T4"> </text:span><text:span text:style-name="T18">אחרים</text:span><text:span text:style-name="T4"> </text:span><text:span text:style-name="T18">הרצו</text:span><text:span text:style-name="T4"> </text:span><text:span text:style-name="T18">לפניו</text:span><text:span text:style-name="T4"> </text:span><text:span text:style-name="T18">ולא</text:span><text:span text:style-name="T4"> </text:span><text:span text:style-name="T18">הוא</text:span><text:span text:style-name="T4"> </text:span><text:span text:style-name="T18">הרצה</text:span><text:span text:style-name="T4"> </text:span><text:span text:style-name="T18">לפני</text:span><text:span text:style-name="T4"> </text:span><text:span text:style-name="T18">מי</text:span><text:span text:style-name="T4"> </text:span><text:span text:style-name="T18">שהרצה</text:span><text:span text:style-name="T4"> </text:span><text:span text:style-name="T18">לפני</text:span><text:span text:style-name="T4"> </text:span><text:span text:style-name="T18">אחרים)</text:span>.</text:p>
      <text:p text:style-name="P4"/>
      <text:p text:style-name="P4">תנו<text:span text:style-name="T1"> </text:span>רבנן: '<text:span text:style-name="T35">ארבעה</text:span><text:span text:style-name="T6"> </text:span><text:span text:style-name="T35">נכנסו</text:span><text:span text:style-name="T6"> </text:span><text:span text:style-name="T35">בפרדס</text:span><text:span text:style-name="T6"> </text:span><text:span text:style-name="T18">(עלו</text:span><text:span text:style-name="T4"> </text:span><text:span text:style-name="T18">לרקיע</text:span><text:span text:style-name="T4"> </text:span><text:span text:style-name="T18">על</text:span><text:span text:style-name="T4"> </text:span><text:span text:style-name="T18">ידי</text:span><text:span text:style-name="T4"> </text:span><text:span text:style-name="T18">שם)</text:span><text:span text:style-name="T35">, ואלו</text:span><text:span text:style-name="T6"> </text:span><text:span text:style-name="T35">הן: בן</text:span><text:span text:style-name="T6"> </text:span><text:span text:style-name="T35">עזאי, ובן</text:span><text:span text:style-name="T6"> </text:span><text:span text:style-name="T35">זומא, אחר, ורבי</text:span><text:span text:style-name="T6"> </text:span><text:span text:style-name="T35">עקיבא; אמר</text:span><text:span text:style-name="T6"> </text:span><text:span text:style-name="T35">להם</text:span><text:span text:style-name="T6"> </text:span><text:span text:style-name="T35">רבי</text:span><text:span text:style-name="T6"> </text:span><text:span text:style-name="T35">עקיבא: כשאתם</text:span><text:span text:style-name="T6"> </text:span><text:span text:style-name="T35">מגיעין</text:span><text:span text:style-name="T6"> </text:span><text:span text:style-name="T35">אצל</text:span><text:span text:style-name="T6"> </text:span><text:span text:style-name="T35">אבני</text:span><text:span text:style-name="T6"> </text:span><text:span text:style-name="T35">שיש</text:span><text:span text:style-name="T6"> </text:span><text:span text:style-name="T35">טהור</text:span><text:span text:style-name="T6"> </text:span><text:span text:style-name="T18">(מבהיק</text:span><text:span text:style-name="T4"> </text:span><text:span text:style-name="T18">כמים</text:span><text:span text:style-name="T4"> </text:span><text:span text:style-name="T18">צלולין)</text:span><text:span text:style-name="T35"> - אל</text:span><text:span text:style-name="T6"> </text:span><text:span text:style-name="T35">תאמרו</text:span><text:span text:style-name="T6"> </text:span><text:span text:style-name="T35">"מים</text:span><text:span text:style-name="T6"> </text:span><text:span text:style-name="T35">מים</text:span><text:span text:style-name="T6"> </text:span><text:span text:style-name="T18">(יש</text:span><text:span text:style-name="T4"> </text:span><text:span text:style-name="T18">כאן, איך</text:span><text:span text:style-name="T4"> </text:span><text:span text:style-name="T18">נלך)</text:span><text:span text:style-name="T35">" משום</text:span><text:span text:style-name="T6"> </text:span><text:span text:style-name="T35">שנאמר</text:span><text:span text:style-name="T6"> </text:span><text:span text:style-name="T24">[</text:span><text:span text:style-name="T19">תהלים</text:span><text:span text:style-name="T3"> </text:span><text:span text:style-name="T19">קא,ז:</text:span><text:span text:style-name="T24"> לא</text:span><text:span text:style-name="T4"> </text:span><text:span text:style-name="T24">ישב</text:span><text:span text:style-name="T4"> </text:span><text:span text:style-name="T24">בקרב</text:span><text:span text:style-name="T4"> </text:span><text:span text:style-name="T24">ביתי</text:span><text:span text:style-name="T4"> </text:span><text:span text:style-name="T24">עשה</text:span><text:span text:style-name="T4"> </text:span><text:span text:style-name="T24">רמיה]</text:span><text:span text:style-name="T25"> דובר</text:span><text:span text:style-name="T6"> </text:span><text:span text:style-name="T25">שקרים</text:span><text:span text:style-name="T6"> </text:span><text:span text:style-name="T25">לא</text:span><text:span text:style-name="T6"> </text:span><text:span text:style-name="T25">יכון</text:span><text:span text:style-name="T6"> </text:span><text:span text:style-name="T25">לנגד</text:span><text:span text:style-name="T6"> </text:span><text:span text:style-name="T25">עיני</text:span><text:span text:style-name="T35">; </text:span></text:p>
      <text:p text:style-name="P4"><text:span text:style-name="T35">בן</text:span><text:span text:style-name="T6"> </text:span><text:span text:style-name="T35">עזאי</text:span><text:span text:style-name="T6"> </text:span><text:span text:style-name="T35">הציץ</text:span><text:span text:style-name="T6"> </text:span><text:span text:style-name="T18">(לצד</text:span><text:span text:style-name="T4"> </text:span><text:span text:style-name="T18">השכינה)</text:span><text:span text:style-name="T35"> ומת; עליו</text:span><text:span text:style-name="T6"> </text:span><text:span text:style-name="T35">הכתוב</text:span><text:span text:style-name="T6"> </text:span><text:span text:style-name="T35">אומר</text:span><text:span text:style-name="T6"> </text:span><text:span text:style-name="T19">(תהלים</text:span><text:span text:style-name="T3"> </text:span><text:span text:style-name="T19">קטז,טו)</text:span><text:span text:style-name="T25"> יקר</text:span><text:span text:style-name="T6"> </text:span><text:span text:style-name="T25">בעיני</text:span><text:span text:style-name="T6"> </text:span><text:span text:style-name="T25">ה' המותה</text:span><text:span text:style-name="T6"> </text:span><text:span text:style-name="T25">לחסידיו</text:span><text:span text:style-name="T6"> </text:span><text:span text:style-name="T18">(הוקשה</text:span><text:span text:style-name="T4"> </text:span><text:span text:style-name="T18">מיתתו</text:span><text:span text:style-name="T4"> </text:span><text:span text:style-name="T18">לפניו, לפי</text:span><text:span text:style-name="T4"> </text:span><text:span text:style-name="T18">שמת</text:span><text:span text:style-name="T4"> </text:span><text:span text:style-name="T18">בחור; ואף</text:span><text:span text:style-name="T4"> </text:span><text:span text:style-name="T18">על</text:span><text:span text:style-name="T4"> </text:span><text:span text:style-name="T18">פי</text:span><text:span text:style-name="T4"> </text:span><text:span text:style-name="T18">כן</text:span><text:span text:style-name="T4"> </text:span><text:span text:style-name="T18">אי</text:span><text:span text:style-name="T4"> </text:span><text:span text:style-name="T18">אפשר</text:span><text:span text:style-name="T4"> </text:span><text:span text:style-name="T18">שלא</text:span><text:span text:style-name="T4"> </text:span><text:span text:style-name="T18">ימות, משום</text:span><text:span text:style-name="T4"> </text:span><text:span text:style-name="T18">שנאמר</text:span><text:span text:style-name="T4"> </text:span><text:span text:style-name="T24">כי</text:span><text:span text:style-name="T4"> </text:span><text:span text:style-name="T24">לא</text:span><text:span text:style-name="T4"> </text:span><text:span text:style-name="T24">יראני</text:span><text:span text:style-name="T4"> </text:span><text:span text:style-name="T24">האדם</text:span><text:span text:style-name="T4"> </text:span><text:span text:style-name="T24">וחי</text:span><text:span text:style-name="T4"> </text:span><text:span text:style-name="T19">(שמות</text:span><text:span text:style-name="T3"> </text:span><text:span text:style-name="T19">לג,כ)</text:span><text:span text:style-name="T18">)</text:span><text:span text:style-name="T35">;</text:span></text:p>
      <text:p text:style-name="P4"><text:span text:style-name="T35">בן</text:span><text:span text:style-name="T6"> </text:span><text:span text:style-name="T35">זומא</text:span><text:span text:style-name="T6"> </text:span><text:span text:style-name="T35">הציץ</text:span><text:span text:style-name="T6"> </text:span><text:span text:style-name="T35">ונפגע</text:span><text:span text:style-name="T6"> </text:span><text:span text:style-name="T18">(נטרפה</text:span><text:span text:style-name="T4"> </text:span><text:span text:style-name="T18">דעתו)</text:span><text:span text:style-name="T35">, ועליו</text:span><text:span text:style-name="T6"> </text:span><text:span text:style-name="T35">הכתוב</text:span><text:span text:style-name="T6"> </text:span><text:span text:style-name="T35">אומר</text:span><text:span text:style-name="T6"> </text:span><text:span text:style-name="T19">(משלי</text:span><text:span text:style-name="T3"> </text:span><text:span text:style-name="T19">כה,טז)</text:span><text:span text:style-name="T25"> דבש</text:span><text:span text:style-name="T6"> </text:span><text:span text:style-name="T25">מצאת</text:span><text:span text:style-name="T6"> </text:span><text:span text:style-name="T25">אכול</text:span><text:span text:style-name="T6"> </text:span><text:span text:style-name="T25">דייך</text:span><text:span text:style-name="T6"> </text:span><text:span text:style-name="T25">פן</text:span><text:span text:style-name="T6"> </text:span><text:span text:style-name="T25">תשבענו</text:span><text:span text:style-name="T6"> </text:span><text:span text:style-name="T25">והקאתו</text:span><text:span text:style-name="T35">;</text:span></text:p>
      <text:p text:style-name="P7">אחר<text:span text:style-name="T1"> </text:span>קיצץ<text:span text:style-name="T1"> </text:span>בנטיעות;</text:p>
      <text:p text:style-name="P7">רבי<text:span text:style-name="T1"> </text:span>עקיבא<text:span text:style-name="T1"> </text:span>יצא<text:span text:style-name="T1"> </text:span>בשלום.</text:p>
      <text:p text:style-name="P4"><text:span text:style-name="T35">שאלו</text:span><text:span text:style-name="T6"> </text:span><text:span text:style-name="T35">את</text:span><text:span text:style-name="T6"> </text:span><text:span text:style-name="T35">בן</text:span><text:span text:style-name="T6"> </text:span><text:span text:style-name="T35">זומא: מהו</text:span><text:span text:style-name="T6"> </text:span><text:span text:style-name="T35">לסרוסי</text:span><text:span text:style-name="T6"> </text:span><text:span text:style-name="T35">כלבא</text:span><text:span text:style-name="T6"> </text:span><text:span text:style-name="T18">(הואיל</text:span><text:span text:style-name="T4"> </text:span><text:span text:style-name="T18">וסירוס</text:span><text:span text:style-name="T4"> </text:span><text:span text:style-name="T18">כתיב</text:span><text:span text:style-name="T4"> </text:span><text:span text:style-name="T18">אצל</text:span><text:span text:style-name="T4"> </text:span><text:span text:style-name="T18">מומי</text:span><text:span text:style-name="T4"> </text:span><text:span text:style-name="T18">קרבן, וכלב</text:span><text:span text:style-name="T4"> </text:span><text:span text:style-name="T18">אפילו</text:span><text:span text:style-name="T4"> </text:span><text:span text:style-name="T18">חליפיו</text:span><text:span text:style-name="T4"> </text:span><text:span text:style-name="T18">אסור</text:span><text:span text:style-name="T4"> </text:span><text:span text:style-name="T18">למזבח</text:span><text:span text:style-name="T4"> </text:span><text:span text:style-name="T18">משום</text:span><text:span text:style-name="T4"> </text:span><text:span text:style-name="T18">'מחיר</text:span><text:span text:style-name="T4"> </text:span><text:span text:style-name="T18">כלב', אסור</text:span><text:span text:style-name="T4"> </text:span><text:span text:style-name="T18">לסרסו</text:span><text:span text:style-name="T4"> </text:span><text:span text:style-name="T18">או</text:span><text:span text:style-name="T4"> </text:span><text:span text:style-name="T18">לא)</text:span><text:span text:style-name="T35">? </text:span></text:p>
      <text:p text:style-name="P4"><text:span text:style-name="T35">אמר</text:span><text:span text:style-name="T6"> </text:span><text:span text:style-name="T35">להם: </text:span><text:span text:style-name="T24">[</text:span><text:span text:style-name="T19">ויקרא</text:span><text:span text:style-name="T3"> </text:span><text:span text:style-name="T19">כב,כד: </text:span><text:span text:style-name="T24">ומעוך</text:span><text:span text:style-name="T4"> </text:span><text:span text:style-name="T24">וכתות</text:span><text:span text:style-name="T4"> </text:span><text:span text:style-name="T24">ונתוק</text:span><text:span text:style-name="T4"> </text:span><text:span text:style-name="T24">וכרות</text:span><text:span text:style-name="T4"> </text:span><text:span text:style-name="T24">לא</text:span><text:span text:style-name="T4"> </text:span><text:span text:style-name="T24">תקריבו</text:span><text:span text:style-name="T4"> </text:span><text:span text:style-name="T24">לה']</text:span><text:span text:style-name="T25"> ובארצכם</text:span><text:span text:style-name="T6"> </text:span><text:span text:style-name="T25">לא</text:span><text:span text:style-name="T6"> </text:span><text:span text:style-name="T25">תעשו</text:span><text:span text:style-name="T35">: כל</text:span><text:span text:style-name="T6"> </text:span><text:span text:style-name="T35">שבארצכם</text:span><text:span text:style-name="T6"> </text:span><text:span text:style-name="T35">לא</text:span><text:span text:style-name="T6"> </text:span><text:span text:style-name="T35">תעשו;</text:span></text:p>
      <text:p text:style-name="P4"><text:span text:style-name="T35">שאלו</text:span><text:span text:style-name="T6"> </text:span><text:span text:style-name="T35">את</text:span><text:span text:style-name="T6"> </text:span><text:span text:style-name="T35">בן</text:span><text:span text:style-name="T6"> </text:span><text:span text:style-name="T35">זומא: בתולה</text:span><text:span text:style-name="T6"> </text:span><text:span text:style-name="T35">שעיברה</text:span><text:span text:style-name="T6"> </text:span><text:span text:style-name="T35">מהו</text:span><text:span text:style-name="T6"> </text:span><text:span text:style-name="T35">לכהן</text:span><text:span text:style-name="T6"> </text:span><text:span text:style-name="T35">גדול</text:span><text:span text:style-name="T1"> </text:span><text:span text:style-name="T18">(והיא</text:span><text:span text:style-name="T4"> </text:span><text:span text:style-name="T18">אומרת</text:span><text:span text:style-name="T4"> </text:span><text:span text:style-name="T18">שימצאו</text:span><text:span text:style-name="T4"> </text:span><text:span text:style-name="T18">לה</text:span><text:span text:style-name="T4"> </text:span><text:span text:style-name="T18">בתולים, אי</text:span><text:span text:style-name="T4"> </text:span><text:span text:style-name="T18">נמי, כהן</text:span><text:span text:style-name="T4"> </text:span><text:span text:style-name="T18">גדול</text:span><text:span text:style-name="T4"> </text:span><text:span text:style-name="T18">נשאה</text:span><text:span text:style-name="T4"> </text:span><text:span text:style-name="T18">ולא</text:span><text:span text:style-name="T4"> </text:span><text:span text:style-name="T18">ידע</text:span><text:span text:style-name="T4"> </text:span><text:span text:style-name="T18">שהיא</text:span><text:span text:style-name="T4"> </text:span><text:span text:style-name="T18">מעוברת, ומצא</text:span><text:span text:style-name="T4"> </text:span><text:span text:style-name="T18">לה</text:span><text:span text:style-name="T4"> </text:span><text:span text:style-name="T18">בתולים, ואחר</text:span><text:span text:style-name="T4"> </text:span><text:span text:style-name="T18">כך</text:span><text:span text:style-name="T4"> </text:span><text:span text:style-name="T18">נמצאת</text:span><text:span text:style-name="T4"> </text:span><text:span text:style-name="T18">מעוברת, מהו</text:span><text:span text:style-name="T4"> </text:span><text:span text:style-name="T18">לקיימה</text:span><text:span text:style-name="T4"> </text:span><text:span text:style-name="T18">משום</text:span><text:span text:style-name="T4"> </text:span><text:span text:style-name="T24">בתולה</text:span><text:span text:style-name="T4"> </text:span><text:span text:style-name="T24">מעמיו</text:span><text:span text:style-name="T4"> </text:span><text:span text:style-name="T24">יקח</text:span><text:span text:style-name="T4"> </text:span><text:span text:style-name="T19">(ויקרא</text:span><text:span text:style-name="T3"> </text:span><text:span text:style-name="T19">כא,יד)</text:span><text:span text:style-name="T18">)</text:span>? מי<text:span text:style-name="T1"> </text:span>חיישינן<text:span text:style-name="T1"> </text:span>לדשמואל, דאמר<text:span text:style-name="T1"> </text:span>שמואל:</text:p>
      <text:p text:style-name="P4"/>
      <text:p text:style-name="P4">(חגיגה<text:span text:style-name="T1"> </text:span>טו,א)</text:p>
      <text:p text:style-name="P4">יכול<text:span text:style-name="T1"> </text:span>אני<text:span text:style-name="T1"> </text:span>לבעול<text:span text:style-name="T1"> </text:span>כמה<text:span text:style-name="T1"> </text:span>בעילות<text:span text:style-name="T1"> </text:span>בלא<text:span text:style-name="T1"> </text:span>דם<text:span text:style-name="T1"> </text:span><text:span text:style-name="T18">(שהיה</text:span><text:span text:style-name="T4"> </text:span><text:span text:style-name="T18">בקי</text:span><text:span text:style-name="T4"> </text:span><text:span text:style-name="T18">בהטייה, וזו</text:span><text:span text:style-name="T4"> </text:span><text:span text:style-name="T18">נמי</text:span><text:span text:style-name="T4"> </text:span><text:span text:style-name="T18">נבעלת</text:span><text:span text:style-name="T4"> </text:span><text:span text:style-name="T18">כן)</text:span>? או<text:span text:style-name="T1"> </text:span>דלמא<text:span text:style-name="T1"> </text:span>דשמואל<text:span text:style-name="T1"> </text:span>לא<text:span text:style-name="T1"> </text:span>שכיחא?</text:p>
      <text:p text:style-name="P4">אמר<text:span text:style-name="T1"> </text:span>להו: דשמואל<text:span text:style-name="T1"> </text:span>לא<text:span text:style-name="T1"> </text:span>שכיח, וחיישינן<text:span text:style-name="T1"> </text:span>שמא<text:span text:style-name="T1"> </text:span>באמבטי<text:span text:style-name="T1"> </text:span><text:span text:style-name="T18">(כלי</text:span><text:span text:style-name="T4"> </text:span><text:span text:style-name="T18">שרוחצין</text:span><text:span text:style-name="T4"> </text:span><text:span text:style-name="T18">בו</text:span><text:span text:style-name="T4"> </text:span><text:span text:style-name="T18">כל</text:span><text:span text:style-name="T4"> </text:span><text:span text:style-name="T18">הגוף)</text:span> עיברה<text:span text:style-name="T1"> </text:span><text:span text:style-name="T18">(ויש</text:span><text:span text:style-name="T4"> </text:span><text:span text:style-name="T18">לומר</text:span><text:span text:style-name="T4"> </text:span><text:span text:style-name="T18">שהטיח</text:span><text:span text:style-name="T4"> </text:span><text:span text:style-name="T18">שם</text:span><text:span text:style-name="T4"> </text:span><text:span text:style-name="T18">אדם</text:span><text:span text:style-name="T4"> </text:span><text:span text:style-name="T18">שכבת</text:span><text:span text:style-name="T4"> </text:span><text:span text:style-name="T18">זרע</text:span><text:span text:style-name="T4"> </text:span><text:span text:style-name="T18">ונכנס</text:span><text:span text:style-name="T4"> </text:span><text:span text:style-name="T18">במעיה)</text:span>;</text:p>
      <text:p text:style-name="P4">והאמר<text:span text:style-name="T1"> </text:span>שמואל<text:span text:style-name="T1"> </text:span>'כל<text:span text:style-name="T1"> </text:span>שכבת<text:span text:style-name="T1"> </text:span>זרע<text:span text:style-name="T1"> </text:span>שאינו<text:span text:style-name="T1"> </text:span>יורה<text:span text:style-name="T1"> </text:span>כחץ<text:span text:style-name="T1"> </text:span>אינו<text:span text:style-name="T1"> </text:span>מזרעת'?</text:p>
      <text:p text:style-name="P4">מעיקרא<text:span text:style-name="T1"> </text:span><text:span text:style-name="T18">(כשיצאת</text:span><text:span text:style-name="T4"> </text:span><text:span text:style-name="T18">מן</text:span><text:span text:style-name="T4"> </text:span><text:span text:style-name="T18">האדם)</text:span> נמי<text:span text:style-name="T1"> </text:span>יורה<text:span text:style-name="T1"> </text:span>כחץ<text:span text:style-name="T1"> </text:span>הוה. </text:p>
      <text:p text:style-name="P4"/>
      <text:p text:style-name="P4"><text:soft-page-break/>תנו<text:span text:style-name="T1"> </text:span>רבנן: '<text:span text:style-name="T35">מעשה</text:span><text:span text:style-name="T6"> </text:span><text:span text:style-name="T35">ברבי</text:span><text:span text:style-name="T6"> </text:span><text:span text:style-name="T35">יהושע</text:span><text:span text:style-name="T6"> </text:span><text:span text:style-name="T35">בן</text:span><text:span text:style-name="T6"> </text:span><text:span text:style-name="T35">חנניה</text:span><text:span text:style-name="T6"> </text:span><text:span text:style-name="T35">שהיה</text:span><text:span text:style-name="T6"> </text:span><text:span text:style-name="T35">עומד</text:span><text:span text:style-name="T6"> </text:span><text:span text:style-name="T35">על</text:span><text:span text:style-name="T6"> </text:span><text:span text:style-name="T35">גב</text:span><text:span text:style-name="T6"> </text:span><text:span text:style-name="T35">מעלה</text:span><text:span text:style-name="T6"> </text:span><text:span text:style-name="T35">בהר</text:span><text:span text:style-name="T6"> </text:span><text:span text:style-name="T35">הבית, וראהו</text:span><text:span text:style-name="T6"> </text:span><text:span text:style-name="T35">בן</text:span><text:span text:style-name="T6"> </text:span><text:span text:style-name="T35">זומא</text:span><text:span text:style-name="T6"> </text:span><text:span text:style-name="T35">ולא</text:span><text:span text:style-name="T6"> </text:span><text:span text:style-name="T35">עמד</text:span><text:span text:style-name="T6"> </text:span><text:span text:style-name="T35">מלפניו; אמר</text:span><text:span text:style-name="T6"> </text:span><text:span text:style-name="T35">לו</text:span><text:span text:style-name="T6"> </text:span><text:span text:style-name="T35">מאין</text:span><text:span text:style-name="T6"> </text:span><text:span text:style-name="T35">ולאין</text:span><text:span text:style-name="T6"> </text:span><text:span text:style-name="T35">בן</text:span><text:span text:style-name="T6"> </text:span><text:span text:style-name="T35">זומא</text:span><text:span text:style-name="T6"> </text:span><text:span text:style-name="T18">(מאין</text:span><text:span text:style-name="T4"> </text:span><text:span text:style-name="T18">תבא, ואין</text:span><text:span text:style-name="T4"> </text:span><text:span text:style-name="T18">לבך</text:span><text:span text:style-name="T4"> </text:span><text:span text:style-name="T18">טרוד)</text:span><text:span text:style-name="T35">? </text:span></text:p>
      <text:p text:style-name="P4"><text:span text:style-name="T35">אמר</text:span><text:span text:style-name="T6"> </text:span><text:span text:style-name="T35">לו: צופה</text:span><text:span text:style-name="T6"> </text:span><text:span text:style-name="T35">הייתי</text:span><text:span text:style-name="T6"> </text:span><text:span text:style-name="T18">(מתבונן</text:span><text:span text:style-name="T4"> </text:span><text:span text:style-name="T18">הייתי</text:span><text:span text:style-name="T4"> </text:span><text:span text:style-name="T18">במעשה</text:span><text:span text:style-name="T4"> </text:span><text:span text:style-name="T18">בראשית)</text:span><text:span text:style-name="T35"> בין</text:span><text:span text:style-name="T6"> </text:span><text:span text:style-name="T35">מים</text:span><text:span text:style-name="T6"> </text:span><text:span text:style-name="T35">העליונים</text:span><text:span text:style-name="T6"> </text:span><text:span text:style-name="T35">למים</text:span><text:span text:style-name="T6"> </text:span><text:span text:style-name="T35">התחתונים</text:span><text:span text:style-name="T6"> </text:span><text:span text:style-name="T35">ואין</text:span><text:span text:style-name="T6"> </text:span><text:span text:style-name="T35">בין</text:span><text:span text:style-name="T6"> </text:span><text:span text:style-name="T35">זה</text:span><text:span text:style-name="T6"> </text:span><text:span text:style-name="T35">לזה</text:span><text:span text:style-name="T6"> </text:span><text:span text:style-name="T18">(במקום</text:span><text:span text:style-name="T4"> </text:span><text:span text:style-name="T18">חיבורן, מקום</text:span><text:span text:style-name="T4"> </text:span><text:span text:style-name="T18">קשרי</text:span><text:span text:style-name="T4"> </text:span><text:span text:style-name="T18">כיפת</text:span><text:span text:style-name="T4"> </text:span><text:span text:style-name="T18">הרקיע</text:span><text:span text:style-name="T4"> </text:span><text:span text:style-name="T18">בקרקע)</text:span><text:span text:style-name="T35"> אלא</text:span><text:span text:style-name="T6"> </text:span><text:span text:style-name="T35">שלש</text:span><text:span text:style-name="T6"> </text:span><text:span text:style-name="T35">אצבעות</text:span><text:span text:style-name="T6"> </text:span><text:span text:style-name="T35">בלבד, שנאמר</text:span><text:span text:style-name="T6"> </text:span><text:span text:style-name="T24">[</text:span><text:span text:style-name="T19">בראשית</text:span><text:span text:style-name="T3"> </text:span><text:span text:style-name="T19">א,ב:</text:span><text:span text:style-name="T24"> והארץ</text:span><text:span text:style-name="T4"> </text:span><text:span text:style-name="T24">היתה</text:span><text:span text:style-name="T4"> </text:span><text:span text:style-name="T24">תהו</text:span><text:span text:style-name="T4"> </text:span><text:span text:style-name="T24">ובהו</text:span><text:span text:style-name="T4"> </text:span><text:span text:style-name="T24">וחשך</text:span><text:span text:style-name="T4"> </text:span><text:span text:style-name="T24">על</text:span><text:span text:style-name="T4"> </text:span><text:span text:style-name="T24">פני</text:span><text:span text:style-name="T4"> </text:span><text:span text:style-name="T24">תהו]</text:span><text:span text:style-name="T25"> ורוח</text:span><text:span text:style-name="T6"> </text:span><text:span text:style-name="T25">אלהים</text:span><text:span text:style-name="T6"> </text:span><text:span text:style-name="T25">מרחפת</text:span><text:span text:style-name="T6"> </text:span><text:span text:style-name="T25">על</text:span><text:span text:style-name="T6"> </text:span><text:span text:style-name="T25">פני</text:span><text:span text:style-name="T6"> </text:span><text:span text:style-name="T25">המים</text:span><text:span text:style-name="T6"> </text:span><text:span text:style-name="T35">- כיונה</text:span><text:span text:style-name="T6"> </text:span><text:span text:style-name="T35">שמרחפת</text:span><text:span text:style-name="T6"> </text:span><text:span text:style-name="T35">על</text:span><text:span text:style-name="T6"> </text:span><text:span text:style-name="T35">בניה</text:span><text:span text:style-name="T6"> </text:span><text:span text:style-name="T35">ואינה</text:span><text:span text:style-name="T6"> </text:span><text:span text:style-name="T35">נוגעת.</text:span></text:p>
      <text:p text:style-name="P4"><text:span text:style-name="T35">אמר</text:span><text:span text:style-name="T6"> </text:span><text:span text:style-name="T35">להן</text:span><text:span text:style-name="T6"> </text:span><text:span text:style-name="T35">רבי</text:span><text:span text:style-name="T6"> </text:span><text:span text:style-name="T35">יהושע</text:span><text:span text:style-name="T6"> </text:span><text:span text:style-name="T35">לתלמידיו: עדיין</text:span><text:span text:style-name="T6"> </text:span><text:span text:style-name="T35">בן</text:span><text:span text:style-name="T6"> </text:span><text:span text:style-name="T35">זומא</text:span><text:span text:style-name="T6"> </text:span><text:span text:style-name="T35">מבחוץ: מכדי</text:span><text:span text:style-name="T6"> </text:span><text:span text:style-name="T25">ורוח</text:span><text:span text:style-name="T6"> </text:span><text:span text:style-name="T25">אלהים</text:span><text:span text:style-name="T6"> </text:span><text:span text:style-name="T25">מרחפת</text:span><text:span text:style-name="T6"> </text:span><text:span text:style-name="T25">על</text:span><text:span text:style-name="T6"> </text:span><text:span text:style-name="T25">פני</text:span><text:span text:style-name="T6"> </text:span><text:span text:style-name="T25">המים</text:span><text:span text:style-name="T6"> </text:span><text:span text:style-name="T35">- אימת</text:span><text:span text:style-name="T6"> </text:span><text:span text:style-name="T35">הוי? - ביום</text:span><text:span text:style-name="T6"> </text:span><text:span text:style-name="T35">הראשון; הבדלה</text:span><text:span text:style-name="T6"> </text:span><text:span text:style-name="T35">ביום</text:span><text:span text:style-name="T6"> </text:span><text:span text:style-name="T35">שני</text:span><text:span text:style-name="T6"> </text:span><text:span text:style-name="T35">הוא</text:span><text:span text:style-name="T6"> </text:span><text:span text:style-name="T35">דהואי, דכתיב</text:span><text:span text:style-name="T6"> </text:span><text:span text:style-name="T24">[</text:span><text:span text:style-name="T19">בראשית</text:span><text:span text:style-name="T3"> </text:span><text:span text:style-name="T19">א,ו:</text:span><text:span text:style-name="T24"> ויאמר</text:span><text:span text:style-name="T4"> </text:span><text:span text:style-name="T24">אלהים</text:span><text:span text:style-name="T4"> </text:span><text:span text:style-name="T24">יהי</text:span><text:span text:style-name="T4"> </text:span><text:span text:style-name="T24">רקיע</text:span><text:span text:style-name="T4"> </text:span><text:span text:style-name="T24">בתוך</text:span><text:span text:style-name="T4"> </text:span><text:span text:style-name="T24">המים]</text:span><text:span text:style-name="T25"> ויהי</text:span><text:span text:style-name="T6"> </text:span><text:span text:style-name="T25">מבדיל</text:span><text:span text:style-name="T6"> </text:span><text:span text:style-name="T25">בין</text:span><text:span text:style-name="T6"> </text:span><text:span text:style-name="T25">מים</text:span><text:span text:style-name="T6"> </text:span><text:span text:style-name="T25">למים</text:span><text:span text:style-name="T35">!</text:span>'</text:p>
      <text:p text:style-name="P18">וכמה?</text:p>
      <text:p text:style-name="P18">אמר<text:span text:style-name="T1"> </text:span>רב<text:span text:style-name="T1"> </text:span>אחא<text:span text:style-name="T1"> </text:span>בר<text:span text:style-name="T1"> </text:span>יעקב: כמלא<text:span text:style-name="T1"> </text:span>נימא.</text:p>
      <text:p text:style-name="P18">ורבנן<text:span text:style-name="T1"> </text:span>אמרי: כי<text:span text:style-name="T1"> </text:span>גודא<text:span text:style-name="T1"> </text:span>דגמלא<text:span text:style-name="T1"> </text:span><text:span text:style-name="T43">[קרשים</text:span><text:span text:style-name="T48"> </text:span><text:span text:style-name="T43">של</text:span><text:span text:style-name="T48"> </text:span><text:span text:style-name="T43">גשר]</text:span>; מר<text:span text:style-name="T1"> </text:span>זוטרא, ואיתימא<text:span text:style-name="T1"> </text:span>רב<text:span text:style-name="T1"> </text:span>אסי, אמר: כתרי<text:span text:style-name="T1"> </text:span>גלימי<text:span text:style-name="T1"> </text:span>דפריסי<text:span text:style-name="T1"> </text:span>אהדדי<text:span text:style-name="T1"> </text:span><text:span text:style-name="T43">[שתי</text:span><text:span text:style-name="T48"> </text:span><text:span text:style-name="T43">גלימות</text:span><text:span text:style-name="T48"> </text:span><text:span text:style-name="T43">המונחות</text:span><text:span text:style-name="T48"> </text:span><text:span text:style-name="T43">זו</text:span><text:span text:style-name="T48"> </text:span><text:span text:style-name="T43">על</text:span><text:span text:style-name="T48"> </text:span><text:span text:style-name="T43">גבי</text:span><text:span text:style-name="T48"> </text:span><text:span text:style-name="T43">זו]</text:span>; ואמרי<text:span text:style-name="T1"> </text:span>לה<text:span text:style-name="T1"> </text:span>כתרי<text:span text:style-name="T1"> </text:span>כסי<text:span text:style-name="T1"> </text:span>דסחיפי<text:span text:style-name="T1"> </text:span>אהדדי<text:span text:style-name="T1"> </text:span><text:span text:style-name="T43">[שתי</text:span><text:span text:style-name="T48"> </text:span><text:span text:style-name="T43">כוסות</text:span><text:span text:style-name="T48"> </text:span><text:span text:style-name="T43">שהפכו</text:span><text:span text:style-name="T48"> </text:span><text:span text:style-name="T43">אחת</text:span><text:span text:style-name="T48"> </text:span><text:span text:style-name="T43">מהן</text:span><text:span text:style-name="T48"> </text:span><text:span text:style-name="T43">והעמידוה</text:span><text:span text:style-name="T48"> </text:span><text:span text:style-name="T43">על</text:span><text:span text:style-name="T48"> </text:span><text:span text:style-name="T43">פי</text:span><text:span text:style-name="T48"> </text:span><text:span text:style-name="T43">השניה]</text:span> <text:span text:style-name="T18">(גודא</text:span><text:span text:style-name="T4"> </text:span><text:span text:style-name="T18">דגמלא</text:span><text:span text:style-name="T4"> </text:span><text:span text:style-name="T18">= כשמסדרין</text:span><text:span text:style-name="T4"> </text:span><text:span text:style-name="T18">לווחין</text:span><text:span text:style-name="T4"> </text:span><text:span text:style-name="T18">של</text:span><text:span text:style-name="T4"> </text:span><text:span text:style-name="T18">גשר</text:span><text:span text:style-name="T4"> </text:span><text:span text:style-name="T18">זו</text:span><text:span text:style-name="T4"> </text:span><text:span text:style-name="T18">אצל</text:span><text:span text:style-name="T4"> </text:span><text:span text:style-name="T18">זו, אי</text:span><text:span text:style-name="T4"> </text:span><text:span text:style-name="T18">אפשר</text:span><text:span text:style-name="T4"> </text:span><text:span text:style-name="T18">שלא</text:span><text:span text:style-name="T4"> </text:span><text:span text:style-name="T18">תהא</text:span><text:span text:style-name="T4"> </text:span><text:span text:style-name="T18">ריוח</text:span><text:span text:style-name="T4"> </text:span><text:span text:style-name="T18">בינתים, וכן</text:span><text:span text:style-name="T4"> </text:span><text:span text:style-name="T18">גלימי, וכן</text:span><text:span text:style-name="T4"> </text:span><text:span text:style-name="T18">כסי; סחופין</text:span><text:span text:style-name="T4"> </text:span><text:span text:style-name="T18">= כפופי.)</text:span> </text:p>
      <text:p text:style-name="P4">'<text:span text:style-name="T35">אֲחֵר</text:span><text:span text:style-name="T6"> </text:span><text:span text:style-name="T43">[אלישע</text:span><text:span text:style-name="T48"> </text:span><text:span text:style-name="T43">בן</text:span><text:span text:style-name="T48"> </text:span><text:span text:style-name="T43">אבויה, ואין</text:span><text:span text:style-name="T48"> </text:span><text:span text:style-name="T43">רוצים</text:span><text:span text:style-name="T48"> </text:span><text:span text:style-name="T43">להזכיר</text:span><text:span text:style-name="T48"> </text:span><text:span text:style-name="T43">שמו</text:span><text:span text:style-name="T48"> </text:span><text:span text:style-name="T43">וקראו</text:span><text:span text:style-name="T48"> </text:span><text:span text:style-name="T43">לו</text:span><text:span text:style-name="T48"> </text:span><text:span text:style-name="T43">'אחר']</text:span><text:span text:style-name="T35"> קיצץ</text:span><text:span text:style-name="T6"> </text:span><text:span text:style-name="T35">בנטיעות</text:span><text:span text:style-name="T6"> </text:span><text:span text:style-name="T18">(קלקל</text:span><text:span text:style-name="T4"> </text:span><text:span text:style-name="T18">ועיוֵת</text:span><text:span text:style-name="T4"> </text:span><text:span text:style-name="T18">כשנכנס</text:span><text:span text:style-name="T4"> </text:span><text:span text:style-name="T18">לפרדס</text:span><text:span text:style-name="T4"> </text:span><text:span text:style-name="T42">[כמו</text:span><text:span text:style-name="T47"> </text:span><text:span text:style-name="T42">אדם</text:span><text:span text:style-name="T47"> </text:span><text:span text:style-name="T42">שנכנס</text:span><text:span text:style-name="T47"> </text:span><text:span text:style-name="T42">לפרדס]</text:span><text:span text:style-name="T18"> ומקצץ</text:span><text:span text:style-name="T4"> </text:span><text:span text:style-name="T18">הנטיעות; ולפי</text:span><text:span text:style-name="T4"> </text:span><text:span text:style-name="T18">שדימה</text:span><text:span text:style-name="T4"> </text:span><text:span text:style-name="T18">אותן</text:span><text:span text:style-name="T4"> </text:span><text:span text:style-name="T18">בתחלת</text:span><text:span text:style-name="T4"> </text:span><text:span text:style-name="T18">הדברים</text:span><text:span text:style-name="T4"> </text:span><text:span text:style-name="T18">לנכנס</text:span><text:span text:style-name="T4"> </text:span><text:span text:style-name="T18">לפרדס</text:span><text:span text:style-name="T4"> </text:span><text:span text:style-name="T18">- נקט</text:span><text:span text:style-name="T4"> </text:span><text:span text:style-name="T18">לישנא</text:span><text:span text:style-name="T4"> </text:span><text:span text:style-name="T18">דקיצץ</text:span><text:span text:style-name="T4"> </text:span><text:span text:style-name="T18">בנטיעות)</text:span><text:span text:style-name="T35">; עליו</text:span><text:span text:style-name="T6"> </text:span><text:span text:style-name="T35">הכתוב</text:span><text:span text:style-name="T6"> </text:span><text:span text:style-name="T35">אומר</text:span><text:span text:style-name="T6"> </text:span><text:span text:style-name="T19">(קהלת</text:span><text:span text:style-name="T3"> </text:span><text:span text:style-name="T19">ה,ה)</text:span><text:span text:style-name="T25"> אל</text:span><text:span text:style-name="T6"> </text:span><text:span text:style-name="T25">תתן</text:span><text:span text:style-name="T6"> </text:span><text:span text:style-name="T25">את</text:span><text:span text:style-name="T6"> </text:span><text:span text:style-name="T25">פיך</text:span><text:span text:style-name="T6"> </text:span><text:span text:style-name="T25">לחטיא</text:span><text:span text:style-name="T6"> </text:span><text:span text:style-name="T25">את</text:span><text:span text:style-name="T6"> </text:span><text:span text:style-name="T25">בשרך</text:span><text:span text:style-name="T6"> </text:span><text:span text:style-name="T24">[ואל</text:span><text:span text:style-name="T4"> </text:span><text:span text:style-name="T24">תאמר</text:span><text:span text:style-name="T4"> </text:span><text:span text:style-name="T24">לפני</text:span><text:span text:style-name="T4"> </text:span><text:span text:style-name="T24">המלאך</text:span><text:span text:style-name="T4"> </text:span><text:span text:style-name="T24">כי</text:span><text:span text:style-name="T4"> </text:span><text:span text:style-name="T24">שגגה</text:span><text:span text:style-name="T4"> </text:span><text:span text:style-name="T24">היא</text:span><text:span text:style-name="T4"> </text:span><text:span text:style-name="T24">למה</text:span><text:span text:style-name="T4"> </text:span><text:span text:style-name="T24">יקצף</text:span><text:span text:style-name="T4"> </text:span><text:span text:style-name="T24">האלהים</text:span><text:span text:style-name="T4"> </text:span><text:span text:style-name="T24">על</text:span><text:span text:style-name="T4"> </text:span><text:span text:style-name="T24">קולך</text:span><text:span text:style-name="T4"> </text:span><text:span text:style-name="T24">וחִבֵּל</text:span><text:span text:style-name="T4"> </text:span><text:span text:style-name="T24">את</text:span><text:span text:style-name="T4"> </text:span><text:span text:style-name="T24">מעשה</text:span><text:span text:style-name="T4"> </text:span><text:span text:style-name="T24">ידיך]</text:span>'?</text:p>
      <text:p text:style-name="P4">מאי<text:span text:style-name="T1"> </text:span>היא?</text:p>
      <text:p text:style-name="P4">חזא<text:span text:style-name="T1"> </text:span>מיטטרון<text:span text:style-name="T1"> </text:span><text:span text:style-name="T43">[שם</text:span><text:span text:style-name="T48"> </text:span><text:span text:style-name="T43">שר</text:span><text:span text:style-name="T48"> </text:span><text:span text:style-name="T43">של</text:span><text:span text:style-name="T48"> </text:span><text:span text:style-name="T43">מעלה]</text:span> דאתיהבא<text:span text:style-name="T1"> </text:span>ליה<text:span text:style-name="T1"> </text:span>רשותא<text:span text:style-name="T1"> </text:span>למיתב<text:span text:style-name="T1"> </text:span><text:span text:style-name="T43">[שניתנה</text:span><text:span text:style-name="T48"> </text:span><text:span text:style-name="T43">לו</text:span><text:span text:style-name="T48"> </text:span><text:span text:style-name="T43">רשות</text:span><text:span text:style-name="T48"> </text:span><text:span text:style-name="T43">לשבת]</text:span> למיכתב<text:span text:style-name="T1"> </text:span>זכוותא<text:span text:style-name="T1"> </text:span>דישראל<text:span text:style-name="T1"> </text:span><text:span text:style-name="T43">[לכתוב</text:span><text:span text:style-name="T48"> </text:span><text:span text:style-name="T43">זכויותיהם</text:span><text:span text:style-name="T48"> </text:span><text:span text:style-name="T43">של</text:span><text:span text:style-name="T48"> </text:span><text:span text:style-name="T43">ישראל]</text:span>, אמר: גמירא<text:span text:style-name="T1"> </text:span>דלמעלה<text:span text:style-name="T1"> </text:span>לא<text:span text:style-name="T1"> </text:span>הוי<text:span text:style-name="T1"> </text:span>לא<text:span text:style-name="T1"> </text:span>ישיבה<text:span text:style-name="T1"> </text:span>ולא<text:span text:style-name="T1"> </text:span>תחרות<text:span text:style-name="T1"> </text:span>ולא<text:span text:style-name="T1"> </text:span>עורף<text:span text:style-name="T1"> </text:span><text:span text:style-name="T18">(דבכל</text:span><text:span text:style-name="T4"> </text:span><text:span text:style-name="T18">צדיהן</text:span><text:span text:style-name="T4"> </text:span><text:span text:style-name="T18">יש</text:span><text:span text:style-name="T4"> </text:span><text:span text:style-name="T18">להם</text:span><text:span text:style-name="T4"> </text:span><text:span text:style-name="T18">פנים)</text:span> ולא<text:span text:style-name="T1"> </text:span>עיפוי<text:span text:style-name="T1"> </text:span><text:span text:style-name="T18">(עיפות)</text:span>, <text:span text:style-name="T43">[אמר]</text:span> "שמא<text:span text:style-name="T1"> </text:span>[חס<text:span text:style-name="T1"> </text:span>ושלום<text:span text:style-name="T1"> </text:span><text:span text:style-name="T43">[הערת</text:span><text:span text:style-name="T48"> </text:span><text:span text:style-name="T43">עורכי</text:span><text:span text:style-name="T48"> </text:span><text:span text:style-name="T43">הגמרא]</text:span>] שתי<text:span text:style-name="T1"> </text:span>רשויות<text:span text:style-name="T1"> </text:span>הן!" </text:p>
      <text:p text:style-name="P4"><text:span text:style-name="T43">[בגלל</text:span><text:span text:style-name="T48"> </text:span><text:span text:style-name="T43">טעות</text:span><text:span text:style-name="T48"> </text:span><text:span text:style-name="T43">זו</text:span><text:span text:style-name="T48"> </text:span><text:span text:style-name="T43">של</text:span><text:span text:style-name="T48"> </text:span><text:span text:style-name="T43">אחר]</text:span> אפקוהו<text:span text:style-name="T1"> </text:span>למיטטרון<text:span text:style-name="T1"> </text:span>ומחיוהו<text:span text:style-name="T1"> </text:span>שיתין<text:span text:style-name="T1"> </text:span>פולסי<text:span text:style-name="T1"> </text:span><text:span text:style-name="T18">(מכת</text:span><text:span text:style-name="T4"> </text:span><text:span text:style-name="T18">מקל, בשטונאד"י)</text:span> דנורא<text:span text:style-name="T1"> </text:span><text:span text:style-name="T43">[הכוהו</text:span><text:span text:style-name="T48"> </text:span><text:span text:style-name="T43">ששים</text:span><text:span text:style-name="T48"> </text:span><text:span text:style-name="T43">מכות</text:span><text:span text:style-name="T48"> </text:span><text:span text:style-name="T43">של</text:span><text:span text:style-name="T48"> </text:span><text:span text:style-name="T43">אש]</text:span>, אמרו<text:span text:style-name="T1"> </text:span>ליה: מאי<text:span text:style-name="T1"> </text:span>טעמא<text:span text:style-name="T1"> </text:span>כי<text:span text:style-name="T1"> </text:span>חזיתיה<text:span text:style-name="T1"> </text:span>לא<text:span text:style-name="T1"> </text:span>קמת<text:span text:style-name="T1"> </text:span>מקמיה<text:span text:style-name="T1"> </text:span><text:span text:style-name="T43">[מדוע</text:span><text:span text:style-name="T48"> </text:span><text:span text:style-name="T43">לא</text:span><text:span text:style-name="T48"> </text:span><text:span text:style-name="T43">קמת</text:span><text:span text:style-name="T48"> </text:span><text:span text:style-name="T43">לפני</text:span><text:span text:style-name="T48"> </text:span><text:span text:style-name="T43">אחר? – כנראה</text:span><text:span text:style-name="T48"> </text:span><text:span text:style-name="T43">היה</text:span><text:span text:style-name="T48"> </text:span><text:span text:style-name="T43">למטטרון</text:span><text:span text:style-name="T48"> </text:span><text:span text:style-name="T43">רשות</text:span><text:span text:style-name="T48"> </text:span><text:span text:style-name="T43">לשבת, אך</text:span><text:span text:style-name="T48"> </text:span><text:span text:style-name="T43">לא</text:span><text:span text:style-name="T48"> </text:span><text:span text:style-name="T43">בזמן</text:span><text:span text:style-name="T48"> </text:span><text:span text:style-name="T43">שרואים</text:span><text:span text:style-name="T48"> </text:span><text:span text:style-name="T43">אותו, כמו</text:span><text:span text:style-name="T48"> </text:span><text:span text:style-name="T43">שבמקום</text:span><text:span text:style-name="T48"> </text:span><text:span text:style-name="T43">שעומדים</text:span><text:span text:style-name="T48"> </text:span><text:span text:style-name="T43">לפני</text:span><text:span text:style-name="T48"> </text:span><text:span text:style-name="T43">המלך</text:span><text:span text:style-name="T48"> </text:span><text:span text:style-name="T43">בצבור, אך</text:span><text:span text:style-name="T48"> </text:span><text:span text:style-name="T43">כאשר</text:span><text:span text:style-name="T48"> </text:span><text:span text:style-name="T43">הלבלר</text:span><text:span text:style-name="T48"> </text:span><text:span text:style-name="T43">של</text:span><text:span text:style-name="T48"> </text:span><text:span text:style-name="T43">המלך</text:span><text:span text:style-name="T48"> </text:span><text:span text:style-name="T43">כותב</text:span><text:span text:style-name="T48"> </text:span><text:span text:style-name="T43">הוא</text:span><text:span text:style-name="T48"> </text:span><text:span text:style-name="T43">צריך</text:span><text:span text:style-name="T48"> </text:span><text:span text:style-name="T43">לשבת</text:span><text:span text:style-name="T48"> </text:span><text:span text:style-name="T43">כי</text:span><text:span text:style-name="T48"> </text:span><text:span text:style-name="T43">קשה</text:span><text:span text:style-name="T48"> </text:span><text:span text:style-name="T43">לכתוב</text:span><text:span text:style-name="T48"> </text:span><text:span text:style-name="T43">בעמידה]</text:span>!</text:p>
      <text:p text:style-name="P4">איתיהיבא<text:span text:style-name="T1"> </text:span>ליה<text:span text:style-name="T1"> </text:span>רשותא<text:span text:style-name="T1"> </text:span>למימחק<text:span text:style-name="T1"> </text:span>זכוותא<text:span text:style-name="T1"> </text:span>דאֲחֵר<text:span text:style-name="T1"> </text:span><text:span text:style-name="T43">[ניתנה</text:span><text:span text:style-name="T48"> </text:span><text:span text:style-name="T43">למטטרון</text:span><text:span text:style-name="T48"> </text:span><text:span text:style-name="T43">רשות</text:span><text:span text:style-name="T48"> </text:span><text:span text:style-name="T43">למחוק</text:span><text:span text:style-name="T48"> </text:span><text:span text:style-name="T43">את</text:span><text:span text:style-name="T48"> </text:span><text:span text:style-name="T43">זכויותיו</text:span><text:span text:style-name="T48"> </text:span><text:span text:style-name="T43">של</text:span><text:span text:style-name="T48"> </text:span><text:span text:style-name="T43">אחר]</text:span>. יצתה<text:span text:style-name="T1"> </text:span>בת<text:span text:style-name="T1"> </text:span>קול<text:span text:style-name="T1"> </text:span>ואמרה: "<text:span text:style-name="T22">'שובו</text:span><text:span text:style-name="T1"> </text:span><text:span text:style-name="T22">בנים</text:span><text:span text:style-name="T1"> </text:span><text:span text:style-name="T22">שובבים'</text:span> - חוץ<text:span text:style-name="T1"> </text:span>מאחר" <text:span text:style-name="T24">[</text:span><text:span text:style-name="T19">ירמיהו</text:span><text:span text:style-name="T3"> </text:span><text:span text:style-name="T19">ג,יד: </text:span><text:span text:style-name="T24">שובו</text:span><text:span text:style-name="T4"> </text:span><text:span text:style-name="T24">בנים</text:span><text:span text:style-name="T4"> </text:span><text:span text:style-name="T24">שובבים</text:span><text:span text:style-name="T4"> </text:span><text:span text:style-name="T24">נאם</text:span><text:span text:style-name="T4"> </text:span><text:span text:style-name="T24">ה' כי</text:span><text:span text:style-name="T4"> </text:span><text:span text:style-name="T24">אנכי</text:span><text:span text:style-name="T4"> </text:span><text:span text:style-name="T24">בעלתי</text:span><text:span text:style-name="T4"> </text:span><text:span text:style-name="T24">בכם</text:span><text:span text:style-name="T4"> </text:span><text:span text:style-name="T24">ולקחתי</text:span><text:span text:style-name="T4"> </text:span><text:span text:style-name="T24">אתכם</text:span><text:span text:style-name="T4"> </text:span><text:span text:style-name="T24">אחד</text:span><text:span text:style-name="T4"> </text:span><text:span text:style-name="T24">מעיר</text:span><text:span text:style-name="T4"> </text:span><text:span text:style-name="T24">ושנים</text:span><text:span text:style-name="T4"> </text:span><text:span text:style-name="T24">ממשפחה</text:span><text:span text:style-name="T4"> </text:span><text:span text:style-name="T24">והבאתי</text:span><text:span text:style-name="T4"> </text:span><text:span text:style-name="T24">אתכם</text:span><text:span text:style-name="T4"> </text:span><text:span text:style-name="T24">ציון]</text:span> <text:span text:style-name="T43">[כלומר: לכל</text:span><text:span text:style-name="T48"> </text:span><text:span text:style-name="T43">ישראל</text:span><text:span text:style-name="T48"> </text:span><text:span text:style-name="T43">ניתנה</text:span><text:span text:style-name="T48"> </text:span><text:span text:style-name="T43">אפשרות</text:span><text:span text:style-name="T48"> </text:span><text:span text:style-name="T43">לשוב</text:span><text:span text:style-name="T48"> </text:span><text:span text:style-name="T43">בתשובה</text:span><text:span text:style-name="T48"> </text:span><text:span text:style-name="T43">חוץ</text:span><text:span text:style-name="T48"> </text:span><text:span text:style-name="T43">מאחר]</text:span>; אמר: הואיל<text:span text:style-name="T1"> </text:span>ואיטריד<text:span text:style-name="T1"> </text:span>ההוא<text:span text:style-name="T1"> </text:span>גברא<text:span text:style-name="T1"> </text:span>מההוא<text:span text:style-name="T1"> </text:span>עלמא<text:span text:style-name="T1"> </text:span>- ליפוק<text:span text:style-name="T1"> </text:span>ליתהני<text:span text:style-name="T1"> </text:span>בהאי<text:span text:style-name="T1"> </text:span>עלמא<text:span text:style-name="T1"> </text:span><text:span text:style-name="T43">[היות</text:span><text:span text:style-name="T48"> </text:span><text:span text:style-name="T43">והוציאו</text:span><text:span text:style-name="T48"> </text:span><text:span text:style-name="T43">אותי</text:span><text:span text:style-name="T48"> </text:span><text:span text:style-name="T43">מהעולם</text:span><text:span text:style-name="T48"> </text:span><text:span text:style-name="T43">ההוא</text:span><text:span text:style-name="T48"> – </text:span><text:span text:style-name="T43">אהנה</text:span><text:span text:style-name="T48"> </text:span><text:span text:style-name="T43">לפחות</text:span><text:span text:style-name="T48"> </text:span><text:span text:style-name="T43">בעולם</text:span><text:span text:style-name="T48"> </text:span><text:span text:style-name="T43">הזה]</text:span>! </text:p>
      <text:p text:style-name="P4">נפק<text:span text:style-name="T1"> </text:span>אֲחֵר<text:span text:style-name="T1"> </text:span>לתרבות<text:span text:style-name="T1"> </text:span>רעה: נפק, אשכח<text:span text:style-name="T1"> </text:span>זונה, תבעה; אמרה<text:span text:style-name="T1"> </text:span>ליה: ולאו<text:span text:style-name="T1"> </text:span>אלישע<text:span text:style-name="T1"> </text:span>בן<text:span text:style-name="T1"> </text:span>אבויה<text:span text:style-name="T1"> </text:span>את!? עקר<text:span text:style-name="T1"> </text:span>פוגלא<text:span text:style-name="T1"> </text:span><text:span text:style-name="T18">(צנון)</text:span> ממישרא<text:span text:style-name="T1"> </text:span><text:span text:style-name="T18">(ערוגה)</text:span> בשבת, ויהב<text:span text:style-name="T1"> </text:span>לה; אמרה: אחר<text:span text:style-name="T1"> </text:span>הוא<text:span text:style-name="T1"> </text:span><text:span text:style-name="T43">[ודאי</text:span><text:span text:style-name="T48"> </text:span><text:span text:style-name="T43">אין</text:span><text:span text:style-name="T48"> </text:span><text:span text:style-name="T43">זה</text:span><text:span text:style-name="T48"> </text:span><text:span text:style-name="T43">אלישע</text:span><text:span text:style-name="T48"> </text:span><text:span text:style-name="T43">בן</text:span><text:span text:style-name="T48"> </text:span><text:span text:style-name="T43">אבויה]</text:span>. </text:p>
      <text:p text:style-name="P4"><text:span text:style-name="T35">שאל</text:span><text:span text:style-name="T6"> </text:span><text:span text:style-name="T35">אֲחֵר</text:span><text:span text:style-name="T6"> </text:span><text:span text:style-name="T35">את</text:span><text:span text:style-name="T6"> </text:span><text:span text:style-name="T35">רבי</text:span><text:span text:style-name="T6"> </text:span><text:span text:style-name="T35">מאיר, לאחר</text:span><text:span text:style-name="T6"> </text:span><text:span text:style-name="T35">שיצא</text:span><text:span text:style-name="T6"> </text:span><text:span text:style-name="T35">לתרבות</text:span><text:span text:style-name="T6"> </text:span><text:span text:style-name="T35">רעה, אמר</text:span><text:span text:style-name="T6"> </text:span><text:span text:style-name="T35">ליה: מאי</text:span><text:span text:style-name="T6"> </text:span><text:span text:style-name="T35">דכתיב</text:span><text:span text:style-name="T6"> </text:span><text:span text:style-name="T24">[</text:span><text:span text:style-name="T19">קהלת</text:span><text:span text:style-name="T3"> </text:span><text:span text:style-name="T19">ז,יד:</text:span><text:span text:style-name="T24"> ביום</text:span><text:span text:style-name="T4"> </text:span><text:span text:style-name="T24">טובה</text:span><text:span text:style-name="T4"> </text:span><text:span text:style-name="T24">היה</text:span><text:span text:style-name="T4"> </text:span><text:span text:style-name="T24">בטוב</text:span><text:span text:style-name="T4"> </text:span><text:span text:style-name="T24">וביום</text:span><text:span text:style-name="T4"> </text:span><text:span text:style-name="T24">רעה</text:span><text:span text:style-name="T4"> </text:span><text:span text:style-name="T24">ראה]</text:span><text:span text:style-name="T25"> גם</text:span><text:span text:style-name="T6"> </text:span><text:span text:style-name="T25">את</text:span><text:span text:style-name="T6"> </text:span><text:span text:style-name="T25">זה</text:span><text:span text:style-name="T6"> </text:span><text:span text:style-name="T25">לעומת</text:span><text:span text:style-name="T6"> </text:span><text:span text:style-name="T25">זה</text:span><text:span text:style-name="T6"> </text:span><text:span text:style-name="T25">עשה</text:span><text:span text:style-name="T6"> </text:span><text:span text:style-name="T25">האלהים</text:span><text:span text:style-name="T6"> </text:span><text:span text:style-name="T24">[על</text:span><text:span text:style-name="T4"> </text:span><text:span text:style-name="T24">דברת</text:span><text:span text:style-name="T4"> </text:span><text:span text:style-name="T24">שלא</text:span><text:span text:style-name="T4"> </text:span><text:span text:style-name="T24">ימצא</text:span><text:span text:style-name="T4"> </text:span><text:span text:style-name="T24">האדם</text:span><text:span text:style-name="T4"> </text:span><text:span text:style-name="T24">אחריו</text:span><text:span text:style-name="T4"> </text:span><text:span text:style-name="T24">מאומה]</text:span><text:span text:style-name="T35">? אמר</text:span><text:span text:style-name="T6"> </text:span><text:span text:style-name="T35">לו: כל</text:span><text:span text:style-name="T6"> </text:span><text:span text:style-name="T35">מה</text:span><text:span text:style-name="T6"> </text:span><text:span text:style-name="T35">שברא</text:span><text:span text:style-name="T6"> </text:span><text:span text:style-name="T35">הקב"ה</text:span><text:span text:style-name="T6"> </text:span><text:span text:style-name="T35">- ברא</text:span><text:span text:style-name="T6"> </text:span><text:span text:style-name="T35">כנגדו: ברא</text:span><text:span text:style-name="T6"> </text:span><text:span text:style-name="T35">הרים</text:span><text:span text:style-name="T6"> </text:span><text:span text:style-name="T35">- ברא</text:span><text:span text:style-name="T6"> </text:span><text:span text:style-name="T35">גבעות; ברא</text:span><text:span text:style-name="T6"> </text:span><text:span text:style-name="T35">ימים</text:span><text:span text:style-name="T6"> </text:span><text:span text:style-name="T35">- ברא</text:span><text:span text:style-name="T6"> </text:span><text:span text:style-name="T35">נהרות; </text:span></text:p>
      <text:p text:style-name="P7">אמר<text:span text:style-name="T1"> </text:span>לו: רבי<text:span text:style-name="T1"> </text:span>עקיבא<text:span text:style-name="T1"> </text:span>רבך<text:span text:style-name="T1"> </text:span>לא<text:span text:style-name="T1"> </text:span>אמר<text:span text:style-name="T1"> </text:span>כך, אלא: ברא<text:span text:style-name="T1"> </text:span>צדיקים<text:span text:style-name="T1"> </text:span>- ברא<text:span text:style-name="T1"> </text:span>רשעים, ברא<text:span text:style-name="T1"> </text:span>גן<text:span text:style-name="T1"> </text:span>עדן<text:span text:style-name="T1"> </text:span>- ברא<text:span text:style-name="T1"> </text:span>גיהנם; כל<text:span text:style-name="T1"> </text:span>אחד<text:span text:style-name="T1"> </text:span>ואחד<text:span text:style-name="T1"> </text:span>יש<text:span text:style-name="T1"> </text:span>לו<text:span text:style-name="T1"> </text:span>שני<text:span text:style-name="T1"> </text:span>חלקים: אחד<text:span text:style-name="T1"> </text:span>בגן<text:span text:style-name="T1"> </text:span>עדן<text:span text:style-name="T1"> </text:span>ואחד<text:span text:style-name="T1"> </text:span>בגיהנם; זכה<text:span text:style-name="T1"> </text:span>צדיק<text:span text:style-name="T1"> </text:span>- נטל<text:span text:style-name="T1"> </text:span>חלקו<text:span text:style-name="T1"> </text:span>וחלק<text:span text:style-name="T1"> </text:span>חברו<text:span text:style-name="T1"> </text:span>בגן<text:span text:style-name="T1"> </text:span>עדן; נתחייב<text:span text:style-name="T1"> </text:span>רשע<text:span text:style-name="T1"> </text:span>- נטל<text:span text:style-name="T1"> </text:span>חלקו<text:span text:style-name="T1"> </text:span>וחלק<text:span text:style-name="T1"> </text:span>חברו<text:span text:style-name="T1"> </text:span>בגיהנם.</text:p>
      <text:p text:style-name="P4">אמר<text:span text:style-name="T1"> </text:span>רב<text:span text:style-name="T1"> </text:span>משרשיא: מאי<text:span text:style-name="T1"> </text:span>קראה? - גבי<text:span text:style-name="T1"> </text:span>צדיקים<text:span text:style-name="T1"> </text:span>כתיב<text:span text:style-name="T1"> </text:span><text:span text:style-name="T24">[</text:span><text:span text:style-name="T19">ישעיהו</text:span><text:span text:style-name="T3"> </text:span><text:span text:style-name="T19">סא,ז:</text:span><text:span text:style-name="T24"> תחת</text:span><text:span text:style-name="T4"> </text:span><text:span text:style-name="T24">בשתכם</text:span><text:span text:style-name="T4"> </text:span><text:span text:style-name="T24">משנה</text:span><text:span text:style-name="T4"> </text:span><text:span text:style-name="T24">וכלמה</text:span><text:span text:style-name="T4"> </text:span><text:span text:style-name="T24">ירנו</text:span><text:span text:style-name="T4"> </text:span><text:span text:style-name="T24">חלקם]</text:span><text:span text:style-name="T22"> לכן</text:span><text:span text:style-name="T1"> </text:span><text:span text:style-name="T22">בארצם</text:span><text:span text:style-name="T1"> </text:span><text:span text:style-name="T22">משנה</text:span><text:span text:style-name="T1"> </text:span><text:span text:style-name="T22">יירשו</text:span><text:span text:style-name="T1"> </text:span><text:span text:style-name="T24">[שמחת</text:span><text:span text:style-name="T4"> </text:span><text:span text:style-name="T24">עולם</text:span><text:span text:style-name="T4"> </text:span><text:span text:style-name="T24">תהיה</text:span><text:span text:style-name="T4"> </text:span><text:span text:style-name="T24">להם]</text:span>; גבי<text:span text:style-name="T1"> </text:span>רשעים<text:span text:style-name="T1"> </text:span>כתיב<text:span text:style-name="T1"> </text:span><text:span text:style-name="T24">[</text:span><text:span text:style-name="T19">ירמיהו</text:span><text:span text:style-name="T3"> </text:span><text:span text:style-name="T19">יז,יח: </text:span><text:span text:style-name="T107">יֵבֹשׁוּ</text:span><text:span text:style-name="T109"> </text:span><text:span text:style-name="T107">רֹדְפַי</text:span><text:span text:style-name="T109"> </text:span><text:span text:style-name="T107">וְאַל</text:span><text:span text:style-name="T109"> </text:span><text:span text:style-name="T107">אֵבֹשָׁה</text:span><text:span text:style-name="T109"> </text:span><text:span text:style-name="T107">אָנִי</text:span><text:span text:style-name="T109"> </text:span><text:span text:style-name="T107">יֵחַתּוּ</text:span><text:span text:style-name="T109"> </text:span><text:span text:style-name="T107">הֵמָּה</text:span><text:span text:style-name="T109"> </text:span><text:span text:style-name="T107">וְאַל</text:span><text:span text:style-name="T109"> </text:span><text:span text:style-name="T107">אֵחַתָּה</text:span><text:span text:style-name="T109"> </text:span><text:span text:style-name="T107">אָנִי</text:span><text:span text:style-name="T109"> </text:span><text:span text:style-name="T107">הָבִיא</text:span><text:span text:style-name="T109"> </text:span><text:span text:style-name="T107">עֲלֵיהֶם</text:span><text:span text:style-name="T109"> </text:span><text:span text:style-name="T107">יוֹם</text:span><text:span text:style-name="T109"> </text:span><text:span text:style-name="T107">רָעָה]</text:span><text:span text:style-name="T106"> וּמִשְׁנֶה</text:span><text:span text:style-name="T108"> </text:span><text:span text:style-name="T106">שִׁבָּרוֹן</text:span><text:span text:style-name="T108"> </text:span><text:span text:style-name="T106">שָׁבְרֵם</text:span>.</text:p>
      <text:p text:style-name="P4"><text:soft-page-break/>שאל<text:span text:style-name="T1"> </text:span>אחר<text:span text:style-name="T1"> </text:span>את<text:span text:style-name="T1"> </text:span>רבי<text:span text:style-name="T1"> </text:span>מאיר<text:span text:style-name="T1"> </text:span>לאחר<text:span text:style-name="T1"> </text:span>שיצא<text:span text:style-name="T1"> </text:span>לתרבות<text:span text:style-name="T1"> </text:span>רעה: מאי<text:span text:style-name="T1"> </text:span>דכתיב<text:span text:style-name="T1"> </text:span><text:span text:style-name="T19">(איוב</text:span><text:span text:style-name="T3"> </text:span><text:span text:style-name="T19">כח,יז)</text:span><text:span text:style-name="T22"> לא</text:span><text:span text:style-name="T1"> </text:span><text:span text:style-name="T22">יערכנה</text:span><text:span text:style-name="T1"> </text:span><text:span text:style-name="T22">זהב</text:span><text:span text:style-name="T1"> </text:span><text:span text:style-name="T22">וזכוכית</text:span><text:span text:style-name="T1"> </text:span><text:span text:style-name="T22">ותמורתה</text:span><text:span text:style-name="T1"> </text:span><text:span text:style-name="T22">כלִי</text:span><text:span text:style-name="T1"> </text:span><text:span text:style-name="T22">פז</text:span>? </text:p>
      <text:p text:style-name="P4">אמר<text:span text:style-name="T1"> </text:span>לו: אלו<text:span text:style-name="T1"> </text:span>דברי<text:span text:style-name="T1"> </text:span>תורה<text:span text:style-name="T1"> </text:span>שקשין<text:span text:style-name="T1"> </text:span>לקנותן<text:span text:style-name="T1"> </text:span>ככלי<text:span text:style-name="T1"> </text:span>זהב<text:span text:style-name="T1"> </text:span>וכלי<text:span text:style-name="T1"> </text:span>פז, ונוחין<text:span text:style-name="T1"> </text:span>לאבדן<text:span text:style-name="T1"> </text:span><text:span text:style-name="T18">(על</text:span><text:span text:style-name="T4"> </text:span><text:span text:style-name="T18">ידי</text:span><text:span text:style-name="T4"> </text:span><text:span text:style-name="T18">שכחה)</text:span> ככלי<text:span text:style-name="T1"> </text:span>זכוכית.</text:p>
      <text:p text:style-name="P4">אמר<text:span text:style-name="T1"> </text:span>לו: רבי<text:span text:style-name="T1"> </text:span>עקיבא<text:span text:style-name="T1"> </text:span>רבך<text:span text:style-name="T1"> </text:span>לא<text:span text:style-name="T1"> </text:span>אמר<text:span text:style-name="T1"> </text:span>כך, אלא: מה<text:span text:style-name="T1"> </text:span>כלי<text:span text:style-name="T1"> </text:span>זהב<text:span text:style-name="T1"> </text:span>וכלי<text:span text:style-name="T1"> </text:span>זכוכית, אף<text:span text:style-name="T1"> </text:span>על<text:span text:style-name="T1"> </text:span>פי<text:span text:style-name="T1"> </text:span>שנשברו<text:span text:style-name="T1"> </text:span>יש<text:span text:style-name="T1"> </text:span>להם<text:span text:style-name="T1"> </text:span>תקנה<text:span text:style-name="T1"> </text:span>- אף<text:span text:style-name="T1"> </text:span>תלמיד<text:span text:style-name="T1"> </text:span>חכם, אף<text:span text:style-name="T1"> </text:span>על<text:span text:style-name="T1"> </text:span>פי<text:span text:style-name="T1"> </text:span>שסרח<text:span text:style-name="T1"> </text:span>- יש<text:span text:style-name="T1"> </text:span>לו<text:span text:style-name="T1"> </text:span>תקנה.</text:p>
      <text:p text:style-name="P4">אמר<text:span text:style-name="T1"> </text:span>לו: אף<text:span text:style-name="T1"> </text:span>אתה<text:span text:style-name="T1"> </text:span>חזור<text:span text:style-name="T1"> </text:span>בך!</text:p>
      <text:p text:style-name="P4">אמר<text:span text:style-name="T1"> </text:span>לו: כבר<text:span text:style-name="T1"> </text:span>שמעתי<text:span text:style-name="T1"> </text:span>מאחורי<text:span text:style-name="T1"> </text:span>הפרגוד<text:span text:style-name="T1"> </text:span>'<text:span text:style-name="T22">שובו</text:span><text:span text:style-name="T1"> </text:span><text:span text:style-name="T22">בנים</text:span><text:span text:style-name="T1"> </text:span><text:span text:style-name="T22">שובבים</text:span><text:span text:style-name="T1"> </text:span>חוץ<text:span text:style-name="T1"> </text:span>מאחר'.</text:p>
      <text:p text:style-name="P4"/>
      <text:p text:style-name="P4">תנו<text:span text:style-name="T1"> </text:span>רבנן: 'מעשה<text:span text:style-name="T1"> </text:span>באחר<text:span text:style-name="T1"> </text:span>שהיה<text:span text:style-name="T1"> </text:span>רוכב<text:span text:style-name="T1"> </text:span>על<text:span text:style-name="T1"> </text:span>הסוס<text:span text:style-name="T1"> </text:span>בשבת, והיה<text:span text:style-name="T1"> </text:span>רבי<text:span text:style-name="T1"> </text:span>מאיר<text:span text:style-name="T1"> </text:span>מהלך<text:span text:style-name="T1"> </text:span>אחריו<text:span text:style-name="T1"> </text:span>ללמוד<text:span text:style-name="T1"> </text:span>תורה<text:span text:style-name="T1"> </text:span>מפיו; אמר<text:span text:style-name="T1"> </text:span>לו: מאיר! חזור<text:span text:style-name="T1"> </text:span>לאחריך, שכבר<text:span text:style-name="T1"> </text:span>שיערתי<text:span text:style-name="T1"> </text:span>בעקבי<text:span text:style-name="T1"> </text:span>סוסי<text:span text:style-name="T1"> </text:span>עד<text:span text:style-name="T1"> </text:span>כאן<text:span text:style-name="T1"> </text:span>תחום<text:span text:style-name="T1"> </text:span>שבת!</text:p>
      <text:p text:style-name="P4">אמר<text:span text:style-name="T1"> </text:span>לו: אף<text:span text:style-name="T1"> </text:span>אתה<text:span text:style-name="T1"> </text:span>חזור<text:span text:style-name="T1"> </text:span>בך!</text:p>
      <text:p text:style-name="P4">אמר<text:span text:style-name="T1"> </text:span>לו: ולא<text:span text:style-name="T1"> </text:span>כבר<text:span text:style-name="T1"> </text:span>אמרתי<text:span text:style-name="T1"> </text:span>לך: כבר<text:span text:style-name="T1"> </text:span>שמעתי<text:span text:style-name="T1"> </text:span>מאחורי<text:span text:style-name="T1"> </text:span>הפרגוד<text:span text:style-name="T1"> </text:span>'<text:span text:style-name="T22">שובו</text:span><text:span text:style-name="T1"> </text:span><text:span text:style-name="T22">בנים</text:span><text:span text:style-name="T1"> </text:span><text:span text:style-name="T22">שובבים</text:span><text:span text:style-name="T1"> </text:span>חוץ<text:span text:style-name="T1"> </text:span>מאחר'?</text:p>
      <text:p text:style-name="P4">תקפיה, עייליה<text:span text:style-name="T1"> </text:span>לבי<text:span text:style-name="T1"> </text:span>מדרשא, אמר<text:span text:style-name="T1"> </text:span>ליה<text:span text:style-name="T1"> </text:span>לינוקא: פסוק<text:span text:style-name="T1"> </text:span>לי<text:span text:style-name="T1"> </text:span>פסוקך!</text:p>
      <text:p text:style-name="P4">אמר<text:span text:style-name="T1"> </text:span>לו: <text:span text:style-name="T19">(ישעיהו</text:span><text:span text:style-name="T3"> </text:span><text:span text:style-name="T19">מח,כב)</text:span><text:span text:style-name="T22"> אין</text:span><text:span text:style-name="T1"> </text:span><text:span text:style-name="T22">שלום</text:span><text:span text:style-name="T1"> </text:span><text:span text:style-name="T22">אמר</text:span><text:span text:style-name="T1"> </text:span><text:span text:style-name="T22">ה' לרשעים</text:span>! </text:p>
      <text:p text:style-name="P4">עייליה<text:span text:style-name="T1"> </text:span>לבי<text:span text:style-name="T1"> </text:span>כנישתא<text:span text:style-name="T1"> </text:span>אחריתי, אמר<text:span text:style-name="T1"> </text:span>ליה<text:span text:style-name="T1"> </text:span>לינוקא: פסוק<text:span text:style-name="T1"> </text:span>לי<text:span text:style-name="T1"> </text:span>פסוקך!</text:p>
      <text:p text:style-name="P4">אמר<text:span text:style-name="T1"> </text:span>לו: <text:span text:style-name="T19">(ירמיהו</text:span><text:span text:style-name="T3"> </text:span><text:span text:style-name="T19">ב,כב)</text:span><text:span text:style-name="T22"> כי</text:span><text:span text:style-name="T1"> </text:span><text:span text:style-name="T22">אם</text:span><text:span text:style-name="T1"> </text:span><text:span text:style-name="T22">תכבסי</text:span><text:span text:style-name="T1"> </text:span><text:span text:style-name="T22">בנתר</text:span><text:span text:style-name="T1"> </text:span><text:span text:style-name="T22">ותרבי</text:span><text:span text:style-name="T1"> </text:span><text:span text:style-name="T22">לך</text:span><text:span text:style-name="T1"> </text:span><text:span text:style-name="T22">בורית</text:span><text:span text:style-name="T1"> </text:span><text:span text:style-name="T22">נכתם</text:span><text:span text:style-name="T1"> </text:span><text:span text:style-name="T22">עונך</text:span><text:span text:style-name="T1"> </text:span><text:span text:style-name="T22">לפני</text:span><text:span text:style-name="T1"> </text:span><text:span text:style-name="T24">[נאם</text:span><text:span text:style-name="T4"> </text:span><text:span text:style-name="T24">ה' אלקים]</text:span>;</text:p>
      <text:p text:style-name="P4">עייליה<text:span text:style-name="T1"> </text:span>לבי<text:span text:style-name="T1"> </text:span>כנישתא<text:span text:style-name="T1"> </text:span>אחריתי, אמר<text:span text:style-name="T1"> </text:span>ליה<text:span text:style-name="T1"> </text:span></text:p>
      <text:p text:style-name="P4"/>
      <text:p text:style-name="P4">(חגיגה<text:span text:style-name="T1"> </text:span>טו,ב)</text:p>
      <text:p text:style-name="P4">לינוקא: פסוק<text:span text:style-name="T1"> </text:span>לי<text:span text:style-name="T1"> </text:span>פסוקך!</text:p>
      <text:p text:style-name="P4">אמר<text:span text:style-name="T1"> </text:span>ליה<text:span text:style-name="T1"> </text:span><text:span text:style-name="T19">(ירמיהו</text:span><text:span text:style-name="T3"> </text:span><text:span text:style-name="T19">ד,ל)</text:span><text:span text:style-name="T22"> ואת</text:span><text:span text:style-name="T1"> </text:span><text:span text:style-name="T22">שדוד</text:span><text:span text:style-name="T1"> </text:span><text:span text:style-name="T22">מה</text:span><text:span text:style-name="T1"> </text:span><text:span text:style-name="T22">תעשי</text:span><text:span text:style-name="T1"> </text:span><text:span text:style-name="T22">כי</text:span><text:span text:style-name="T1"> </text:span><text:span text:style-name="T22">תלבשי</text:span><text:span text:style-name="T1"> </text:span><text:span text:style-name="T22">שני</text:span><text:span text:style-name="T1"> </text:span><text:span text:style-name="T22">כי</text:span><text:span text:style-name="T1"> </text:span><text:span text:style-name="T22">תעדי</text:span><text:span text:style-name="T1"> </text:span><text:span text:style-name="T22">עדי</text:span><text:span text:style-name="T1"> </text:span><text:span text:style-name="T22">זהב</text:span><text:span text:style-name="T1"> </text:span><text:span text:style-name="T22">כי</text:span><text:span text:style-name="T1"> </text:span><text:span text:style-name="T22">תקרעי</text:span><text:span text:style-name="T1"> </text:span><text:span text:style-name="T22">בפוך</text:span><text:span text:style-name="T1"> </text:span><text:span text:style-name="T22">עיניך</text:span><text:span text:style-name="T1"> </text:span><text:span text:style-name="T22">לשוא</text:span><text:span text:style-name="T1"> </text:span><text:span text:style-name="T22">תתיפי</text:span><text:span text:style-name="T1"> </text:span><text:span text:style-name="T24">[מאסו</text:span><text:span text:style-name="T4"> </text:span><text:span text:style-name="T24">בך</text:span><text:span text:style-name="T4"> </text:span><text:span text:style-name="T24">עגבים</text:span><text:span text:style-name="T4"> </text:span><text:span text:style-name="T24">נפשך</text:span><text:span text:style-name="T4"> </text:span><text:span text:style-name="T24">יבקשו]</text:span>;</text:p>
      <text:p text:style-name="P4">עייליה<text:span text:style-name="T1"> </text:span>לבי<text:span text:style-name="T1"> </text:span>כנישתא<text:span text:style-name="T1"> </text:span>אחריתי<text:span text:style-name="T1"> </text:span>עד<text:span text:style-name="T1"> </text:span>דעייליה<text:span text:style-name="T1"> </text:span>לתליסר<text:span text:style-name="T1"> </text:span>בי<text:span text:style-name="T1"> </text:span>כנישתא; כולהו<text:span text:style-name="T1"> </text:span>פסקו<text:span text:style-name="T1"> </text:span>ליה<text:span text:style-name="T1"> </text:span>כי<text:span text:style-name="T1"> </text:span>האי<text:span text:style-name="T1"> </text:span>גוונא; לבתרא<text:span text:style-name="T1"> </text:span>אמר<text:span text:style-name="T1"> </text:span>ליה: פסוק<text:span text:style-name="T1"> </text:span>לי<text:span text:style-name="T1"> </text:span>פסוקך! </text:p>
      <text:p text:style-name="P4">אמר<text:span text:style-name="T1"> </text:span>ליה: <text:span text:style-name="T19">(תהלים</text:span><text:span text:style-name="T3"> </text:span><text:span text:style-name="T19">נ,טז)</text:span><text:span text:style-name="T22"> ולרשע</text:span><text:span text:style-name="T1"> </text:span><text:span text:style-name="T22">אמר</text:span><text:span text:style-name="T1"> </text:span><text:span text:style-name="T22">אלהים</text:span><text:span text:style-name="T1"> </text:span><text:span text:style-name="T22">מה</text:span><text:span text:style-name="T1"> </text:span><text:span text:style-name="T22">לך</text:span><text:span text:style-name="T1"> </text:span><text:span text:style-name="T22">לספר</text:span><text:span text:style-name="T1"> </text:span><text:span text:style-name="T22">חקי</text:span><text:span text:style-name="T1"> </text:span><text:span text:style-name="T24">[ותשא</text:span><text:span text:style-name="T4"> </text:span><text:span text:style-name="T24">בריתי</text:span><text:span text:style-name="T4"> </text:span><text:span text:style-name="T24">עלי</text:span><text:span text:style-name="T4"> </text:span><text:span text:style-name="T24">פיך]</text:span>;</text:p>
      <text:p text:style-name="P4">ההוא<text:span text:style-name="T1"> </text:span>ינוקא<text:span text:style-name="T1"> </text:span>הוה<text:span text:style-name="T1"> </text:span>מגמגם<text:span text:style-name="T1"> </text:span>בלישניה, אשתמע<text:span text:style-name="T1"> </text:span>כמה<text:span text:style-name="T1"> </text:span>דאמר<text:span text:style-name="T1"> </text:span>ליה<text:span text:style-name="T1"> </text:span>'ולאלישע<text:span text:style-name="T1"> </text:span>אמר<text:span text:style-name="T1"> </text:span>אלהים';</text:p>
      <text:p text:style-name="P4">איכא<text:span text:style-name="T1"> </text:span>דאמרי<text:span text:style-name="T1"> </text:span>סכינא<text:span text:style-name="T1"> </text:span>הוה<text:span text:style-name="T1"> </text:span>בהדיה, וקרעיה<text:span text:style-name="T1"> </text:span>ושדריה<text:span text:style-name="T1"> </text:span>לתליסר<text:span text:style-name="T1"> </text:span>בי<text:span text:style-name="T1"> </text:span>כנישתי, ואיכא<text:span text:style-name="T1"> </text:span>דאמרי<text:span text:style-name="T1"> – </text:span>אמר: אי<text:span text:style-name="T1"> </text:span>הואי<text:span text:style-name="T1"> </text:span>בידי<text:span text:style-name="T1"> </text:span>סכינא<text:span text:style-name="T1"> </text:span>- הוה<text:span text:style-name="T1"> </text:span>קרענא<text:span text:style-name="T1"> </text:span>ליה.</text:p>
      <text:p text:style-name="P4">כי<text:span text:style-name="T1"> </text:span>נח<text:span text:style-name="T1"> </text:span>נפשיה<text:span text:style-name="T1"> </text:span>דאֲחֵר<text:span text:style-name="T1"> </text:span><text:span text:style-name="T18">(כי</text:span><text:span text:style-name="T4"> </text:span><text:span text:style-name="T18">שכיב</text:span><text:span text:style-name="T4"> </text:span><text:span text:style-name="T18">אחר)</text:span>, אמרי<text:span text:style-name="T1"> </text:span><text:span text:style-name="T18">(ברקיע)</text:span>: לא<text:span text:style-name="T1"> </text:span>מידן<text:span text:style-name="T1"> </text:span>לידייניה<text:span text:style-name="T1"> </text:span>ולא<text:span text:style-name="T1"> </text:span>לעלמא<text:span text:style-name="T1"> </text:span>דאתי<text:span text:style-name="T1"> </text:span>ליתי: לא<text:span text:style-name="T1"> </text:span>מידן<text:span text:style-name="T1"> </text:span>לידייניה<text:span text:style-name="T1"> </text:span>- משום<text:span text:style-name="T1"> </text:span>דעסק<text:span text:style-name="T1"> </text:span>באורייתא, ולא<text:span text:style-name="T1"> </text:span>לעלמא<text:span text:style-name="T1"> </text:span>דאתי<text:span text:style-name="T1"> </text:span>ליתי<text:span text:style-name="T1"> </text:span>- משום<text:span text:style-name="T1"> </text:span>דחטא.</text:p>
      <text:p text:style-name="P4">אמר<text:span text:style-name="T1"> </text:span>רבי<text:span text:style-name="T1"> </text:span>מאיר: מוטב<text:span text:style-name="T1"> </text:span>דלידייניה<text:span text:style-name="T1"> </text:span><text:span text:style-name="T43">[ויכפר</text:span><text:span text:style-name="T48"> </text:span><text:span text:style-name="T43">על</text:span><text:span text:style-name="T48"> </text:span><text:span text:style-name="T43">עוונותיו]</text:span> וליתי<text:span text:style-name="T1"> </text:span>לעלמא<text:span text:style-name="T1"> </text:span>דאתי; מתי<text:span text:style-name="T1"> </text:span>אמות<text:span text:style-name="T1"> </text:span><text:span text:style-name="T43">[ואבקש</text:span><text:span text:style-name="T48"> </text:span><text:span text:style-name="T43">שידונו</text:span><text:span text:style-name="T48"> </text:span><text:span text:style-name="T43">אותו]</text:span> ואעלה<text:span text:style-name="T1"> </text:span>עשן<text:span text:style-name="T1"> </text:span>מקברו<text:span text:style-name="T1"> </text:span><text:span text:style-name="T43">[ויראו</text:span><text:span text:style-name="T48"> </text:span><text:span text:style-name="T43">כולם</text:span><text:span text:style-name="T48"> </text:span><text:span text:style-name="T43">שהוא</text:span><text:span text:style-name="T48"> </text:span><text:span text:style-name="T43">נענש</text:span><text:span text:style-name="T48"> </text:span><text:span text:style-name="T43">בגהינום, ואחרכך</text:span><text:span text:style-name="T48"> </text:span><text:span text:style-name="T43">יתכפרו</text:span><text:span text:style-name="T48"> </text:span><text:span text:style-name="T43">עוונותיו</text:span><text:span text:style-name="T48"> </text:span><text:span text:style-name="T43">ויגיע</text:span><text:span text:style-name="T48"> </text:span><text:span text:style-name="T43">לעולם</text:span><text:span text:style-name="T48"> </text:span><text:span text:style-name="T43">הבא]</text:span>!</text:p>
      <text:p text:style-name="P4">כי<text:span text:style-name="T1"> </text:span>נח<text:span text:style-name="T1"> </text:span>נפשיה<text:span text:style-name="T1"> </text:span>דרבי<text:span text:style-name="T1"> </text:span>מאיר<text:span text:style-name="T1"> </text:span>- סליק<text:span text:style-name="T1"> </text:span>קוטרא<text:span text:style-name="T1"> </text:span>מקבריה<text:span text:style-name="T1"> </text:span>דאחר.</text:p>
      <text:p text:style-name="P4">אמר<text:span text:style-name="T1"> </text:span>רבי<text:span text:style-name="T1"> </text:span>יוחנן: גבורתא<text:span text:style-name="T1"> </text:span>למיקלא<text:span text:style-name="T1"> </text:span>רביה! חד<text:span text:style-name="T1"> </text:span>הוה<text:span text:style-name="T1"> </text:span>ביננא<text:span text:style-name="T1"> </text:span>ולא<text:span text:style-name="T1"> </text:span>מצינן<text:span text:style-name="T1"> </text:span>לאצוליה<text:span text:style-name="T1"> </text:span><text:span text:style-name="T18">(תלמיד</text:span><text:span text:style-name="T4"> </text:span><text:span text:style-name="T18">אחד</text:span><text:span text:style-name="T4"> </text:span><text:span text:style-name="T18">היה</text:span><text:span text:style-name="T4"> </text:span><text:span text:style-name="T18">בינינו, ונכשל</text:span><text:span text:style-name="T4"> </text:span><text:span text:style-name="T18">ויצא</text:span><text:span text:style-name="T4"> </text:span><text:span text:style-name="T18">לתרבות</text:span><text:span text:style-name="T4"> </text:span><text:span text:style-name="T18">רעה, ואין</text:span><text:span text:style-name="T4"> </text:span><text:span text:style-name="T18">כח</text:span><text:span text:style-name="T4"> </text:span><text:span text:style-name="T18">בין</text:span><text:span text:style-name="T4"> </text:span><text:span text:style-name="T18">כולנו</text:span><text:span text:style-name="T4"> </text:span><text:span text:style-name="T18">להביאו</text:span><text:span text:style-name="T4"> </text:span><text:span text:style-name="T18">לעולם</text:span><text:span text:style-name="T4"> </text:span><text:span text:style-name="T18">הבא)</text:span>? אי<text:span text:style-name="T1"> </text:span>נקטיה<text:span text:style-name="T1"> </text:span>ביד<text:span text:style-name="T1"> </text:span><text:span text:style-name="T18">(אם</text:span><text:span text:style-name="T4"> </text:span><text:span text:style-name="T18">אוחז</text:span><text:span text:style-name="T4"> </text:span><text:span text:style-name="T18">אני</text:span><text:span text:style-name="T4"> </text:span><text:span text:style-name="T18">בידו</text:span><text:span text:style-name="T4"> </text:span><text:span text:style-name="T18">להביאו</text:span><text:span text:style-name="T4"> </text:span><text:span text:style-name="T18">לעולם</text:span><text:span text:style-name="T4"> </text:span><text:span text:style-name="T18">הבא)</text:span> - מאן<text:span text:style-name="T1"> </text:span>מרמי<text:span text:style-name="T1"> </text:span>ליה<text:span text:style-name="T1"> </text:span><text:span text:style-name="T18">(מי</text:span><text:span text:style-name="T4"> </text:span><text:span text:style-name="T18">יקחנו</text:span><text:span text:style-name="T4"> </text:span><text:span text:style-name="T18">מידי? 'מרמי' - לשון</text:span><text:span text:style-name="T4"> </text:span><text:span text:style-name="T18">נוטל</text:span><text:span text:style-name="T4"> </text:span><text:span text:style-name="T18">מידי, ויש</text:span><text:span text:style-name="T4"> </text:span><text:span text:style-name="T18">לו</text:span><text:span text:style-name="T4"> </text:span><text:span text:style-name="T18">דוגמא</text:span><text:span text:style-name="T4"> </text:span><text:span text:style-name="T18">בפסחים</text:span><text:span text:style-name="T4"> </text:span><text:span text:style-name="T19">(י,ב)</text:span><text:span text:style-name="T18">: ארמויי</text:span><text:span text:style-name="T4"> </text:span><text:span text:style-name="T18">ארמייה</text:span><text:span text:style-name="T4"> </text:span><text:span text:style-name="T18">מיניה, גבי</text:span><text:span text:style-name="T4"> </text:span><text:span text:style-name="T18">ככר</text:span><text:span text:style-name="T4"> </text:span><text:span text:style-name="T18">בפי</text:span><text:span text:style-name="T4"> </text:span><text:span text:style-name="T18">עכבר)</text:span> מאן<text:span text:style-name="T1"> </text:span><text:span text:style-name="T18">(כמו</text:span><text:span text:style-name="T4"> </text:span><text:span text:style-name="T18">'מנאי'; לשון</text:span><text:span text:style-name="T4"> </text:span><text:span text:style-name="T18">קצר</text:span><text:span text:style-name="T4"> </text:span><text:span text:style-name="T18">הוא)</text:span>? מר<text:span text:style-name="T1"> </text:span>מתי<text:span text:style-name="T1"> </text:span>אמות<text:span text:style-name="T1"> </text:span><text:span text:style-name="T55">ואכבה</text:span><text:span text:style-name="T1"> </text:span>עשן<text:span text:style-name="T1"> </text:span>מקברו!</text:p>
      <text:p text:style-name="P4">כי<text:span text:style-name="T1"> </text:span>נח<text:span text:style-name="T1"> </text:span>נפשיה<text:span text:style-name="T1"> </text:span>דרבי<text:span text:style-name="T1"> </text:span>יוחנן<text:span text:style-name="T1"> </text:span>- פסק<text:span text:style-name="T1"> </text:span>קוטרא<text:span text:style-name="T1"> </text:span>מקבריה<text:span text:style-name="T1"> </text:span>דאחר!</text:p>
      <text:p text:style-name="P4">פתח<text:span text:style-name="T1"> </text:span>עליה<text:span text:style-name="T1"> </text:span>ההוא<text:span text:style-name="T1"> </text:span>ספדנא: אפילו<text:span text:style-name="T1"> </text:span>שומר<text:span text:style-name="T1"> </text:span>הפתח<text:span text:style-name="T1"> </text:span><text:span text:style-name="T18">(של</text:span><text:span text:style-name="T4"> </text:span><text:span text:style-name="T18">גיהנם)</text:span> לא<text:span text:style-name="T1"> </text:span>עמד<text:span text:style-name="T1"> </text:span>לפניך<text:span text:style-name="T1"> </text:span>רבינו<text:span text:style-name="T1"> </text:span><text:span text:style-name="T18">(בבואך</text:span><text:span text:style-name="T4"> </text:span><text:span text:style-name="T18">להוציא</text:span><text:span text:style-name="T4"> </text:span><text:span text:style-name="T18">אֲחֵר</text:span><text:span text:style-name="T4"> </text:span><text:span text:style-name="T18">משם)</text:span>!</text:p>
      <text:p text:style-name="P4">בתו<text:span text:style-name="T1"> </text:span>של<text:span text:style-name="T1"> </text:span>אֲחֵר<text:span text:style-name="T1"> </text:span>אתיא<text:span text:style-name="T1"> </text:span>לקמיה<text:span text:style-name="T1"> </text:span>דרבי, אמרה<text:span text:style-name="T1"> </text:span>ליה: רבי, פרנסני!</text:p>
      <text:p text:style-name="P4">אמר<text:span text:style-name="T1"> </text:span>לה: בת<text:span text:style-name="T1"> </text:span>מי<text:span text:style-name="T1"> </text:span>את?</text:p>
      <text:p text:style-name="P4">אמרה<text:span text:style-name="T1"> </text:span>לו: בתו<text:span text:style-name="T1"> </text:span>של<text:span text:style-name="T1"> </text:span>אחר<text:span text:style-name="T1"> </text:span>אני.</text:p>
      <text:p text:style-name="P4"><text:soft-page-break/>אמר<text:span text:style-name="T1"> </text:span>לה: עדיין<text:span text:style-name="T1"> </text:span>יש<text:span text:style-name="T1"> </text:span>מזרעו<text:span text:style-name="T1"> </text:span>בעולם? והא<text:span text:style-name="T1"> </text:span>כתיב<text:span text:style-name="T1"> </text:span><text:span text:style-name="T19">(איוב</text:span><text:span text:style-name="T3"> </text:span><text:span text:style-name="T19">יח,ט)</text:span><text:span text:style-name="T22"> לא</text:span><text:span text:style-name="T1"> </text:span><text:span text:style-name="T22">נין</text:span><text:span text:style-name="T1"> </text:span><text:span text:style-name="T22">לו</text:span><text:span text:style-name="T1"> </text:span><text:span text:style-name="T22">ולא</text:span><text:span text:style-name="T1"> </text:span><text:span text:style-name="T22">נכד</text:span><text:span text:style-name="T1"> </text:span><text:span text:style-name="T22">בְּעַמּוֹ</text:span><text:span text:style-name="T1"> </text:span><text:span text:style-name="T22">ואין</text:span><text:span text:style-name="T1"> </text:span><text:span text:style-name="T22">שריד</text:span><text:span text:style-name="T1"> </text:span><text:span text:style-name="T22">במגוריו</text:span>!?</text:p>
      <text:p text:style-name="P4">אמרה<text:span text:style-name="T1"> </text:span>לו: זכור<text:span text:style-name="T1"> </text:span>לתורתו<text:span text:style-name="T1"> </text:span>ואל<text:span text:style-name="T1"> </text:span>תזכור<text:span text:style-name="T1"> </text:span>מעשיו.</text:p>
      <text:p text:style-name="P4">מיד<text:span text:style-name="T1"> </text:span>ירדה<text:span text:style-name="T1"> </text:span>אש<text:span text:style-name="T1"> </text:span>וסכסכה<text:span text:style-name="T1"> </text:span>ספסלו<text:span text:style-name="T1"> </text:span>של<text:span text:style-name="T1"> </text:span>רבי; בכה<text:span text:style-name="T1"> </text:span>ואמר<text:span text:style-name="T1"> </text:span>רבי: ומה<text:span text:style-name="T1"> </text:span>למתגנין<text:span text:style-name="T1"> </text:span>בה<text:span text:style-name="T1"> </text:span>כך<text:span text:style-name="T1"> </text:span>- למשתבחין<text:span text:style-name="T1"> </text:span>בה<text:span text:style-name="T1"> </text:span>על<text:span text:style-name="T1"> </text:span>אחת<text:span text:style-name="T1"> </text:span>כמה<text:span text:style-name="T1"> </text:span>וכמה!</text:p>
      <text:p text:style-name="P6"/>
      <text:p text:style-name="P4">ורבי<text:span text:style-name="T1"> </text:span>מאיר, היכי<text:span text:style-name="T1"> </text:span>גמר<text:span text:style-name="T1"> </text:span>תורה<text:span text:style-name="T1"> </text:span>מפומיה<text:span text:style-name="T1"> </text:span>דאחר?: והאמר<text:span text:style-name="T1"> </text:span>רבה<text:span text:style-name="T1"> </text:span>בר<text:span text:style-name="T1"> </text:span>בר<text:span text:style-name="T1"> </text:span>חנה<text:span text:style-name="T1"> </text:span>אמר<text:span text:style-name="T1"> </text:span>רבי<text:span text:style-name="T1"> </text:span>יוחנן: 'מאי<text:span text:style-name="T1"> </text:span>דכתיב: <text:span text:style-name="T19">(מלאכי</text:span><text:span text:style-name="T3"> </text:span><text:span text:style-name="T19">ב,ז)</text:span><text:span text:style-name="T22"> כי</text:span><text:span text:style-name="T1"> </text:span><text:span text:style-name="T22">שפתי</text:span><text:span text:style-name="T1"> </text:span><text:span text:style-name="T22">כהן</text:span><text:span text:style-name="T1"> </text:span><text:span text:style-name="T22">ישמרו</text:span><text:span text:style-name="T1"> </text:span><text:span text:style-name="T22">דעת</text:span><text:span text:style-name="T1"> </text:span><text:span text:style-name="T22">ותורה</text:span><text:span text:style-name="T1"> </text:span><text:span text:style-name="T22">יבקשו</text:span><text:span text:style-name="T1"> </text:span><text:span text:style-name="T22">מפיהו</text:span><text:span text:style-name="T1"> </text:span><text:span text:style-name="T22">כי</text:span><text:span text:style-name="T1"> </text:span><text:span text:style-name="T22">מלאך</text:span><text:span text:style-name="T1"> </text:span><text:span text:style-name="T22">ה' צבאות</text:span><text:span text:style-name="T1"> </text:span><text:span text:style-name="T22">הוא</text:span>: אם<text:span text:style-name="T1"> </text:span>דומה<text:span text:style-name="T1"> </text:span>הרב<text:span text:style-name="T1"> </text:span>למלאך<text:span text:style-name="T1"> </text:span>ה' צבאות<text:span text:style-name="T1"> </text:span>- יבקשו<text:span text:style-name="T1"> </text:span>תורה<text:span text:style-name="T1"> </text:span>מפיהו, ואם<text:span text:style-name="T1"> </text:span>לאו<text:span text:style-name="T1"> </text:span>- אל<text:span text:style-name="T1"> </text:span>יבקשו<text:span text:style-name="T1"> </text:span>תורה<text:span text:style-name="T1"> </text:span>מפיהו'!?</text:p>
      <text:p text:style-name="P4">אמר<text:span text:style-name="T1"> </text:span>ריש<text:span text:style-name="T1"> </text:span>לקיש: רבי<text:span text:style-name="T1"> </text:span>מאיר<text:span text:style-name="T1"> </text:span>- קרא<text:span text:style-name="T1"> </text:span>אשכח<text:span text:style-name="T1"> </text:span>ודרש: <text:span text:style-name="T19">(משלי</text:span><text:span text:style-name="T3"> </text:span><text:span text:style-name="T19">כב,יז)</text:span><text:span text:style-name="T22"> הט</text:span><text:span text:style-name="T1"> </text:span><text:span text:style-name="T22">אזנך</text:span><text:span text:style-name="T1"> </text:span><text:span text:style-name="T22">ושמע</text:span><text:span text:style-name="T1"> </text:span><text:span text:style-name="T22">דברי</text:span><text:span text:style-name="T1"> </text:span><text:span text:style-name="T22">חכמים</text:span><text:span text:style-name="T1"> </text:span><text:span text:style-name="T22">ולבך</text:span><text:span text:style-name="T1"> </text:span><text:span text:style-name="T22">תשית</text:span><text:span text:style-name="T1"> </text:span><text:span text:style-name="T22">לדעתי</text:span>; 'לדעתם' לא<text:span text:style-name="T1"> </text:span>נאמר, אלא<text:span text:style-name="T1"> </text:span>'<text:span text:style-name="T22">לדעתי</text:span>' <text:span text:style-name="T18">('לדעתם' לא</text:span><text:span text:style-name="T4"> </text:span><text:span text:style-name="T18">נאמר' - אלמא</text:span><text:span text:style-name="T4"> </text:span><text:span text:style-name="T18">ברשיעי</text:span><text:span text:style-name="T4"> </text:span><text:span text:style-name="T18">עסיקינן, וקאמר: </text:span><text:span text:style-name="T24">הט</text:span><text:span text:style-name="T4"> </text:span><text:span text:style-name="T24">אזנך</text:span><text:span text:style-name="T18">)</text:span>!</text:p>
      <text:p text:style-name="P4">רב<text:span text:style-name="T1"> </text:span>חנינא<text:span text:style-name="T1"> </text:span>אמר<text:span text:style-name="T1"> </text:span>מהכא: <text:span text:style-name="T19">(תהלים</text:span><text:span text:style-name="T3"> </text:span><text:span text:style-name="T19">מה,יא)</text:span><text:span text:style-name="T22"> שמעי</text:span><text:span text:style-name="T1"> </text:span><text:span text:style-name="T22">בת</text:span><text:span text:style-name="T1"> </text:span><text:span text:style-name="T22">וראי</text:span><text:span text:style-name="T1"> </text:span><text:span text:style-name="T22">והטי</text:span><text:span text:style-name="T1"> </text:span><text:span text:style-name="T22">אזנך</text:span><text:span text:style-name="T1"> </text:span><text:span text:style-name="T22">ושכחי</text:span><text:span text:style-name="T1"> </text:span><text:span text:style-name="T22">עמך</text:span><text:span text:style-name="T1"> </text:span><text:span text:style-name="T22">ובית</text:span><text:span text:style-name="T1"> </text:span><text:span text:style-name="T22">אביך</text:span><text:span text:style-name="T1"> </text:span><text:span text:style-name="T18">(</text:span><text:span text:style-name="T24">הטי</text:span><text:span text:style-name="T4"> </text:span><text:span text:style-name="T24">אזנך</text:span><text:span text:style-name="T4"> </text:span><text:span text:style-name="T18">לשמוע, ואת</text:span><text:span text:style-name="T4"> </text:span><text:span text:style-name="T18">מעשיהם</text:span><text:span text:style-name="T4"> </text:span><text:span text:style-name="T18">שכחי</text:span><text:span text:style-name="T4"> </text:span><text:span text:style-name="T18">ואל</text:span><text:span text:style-name="T4"> </text:span><text:span text:style-name="T18">תלמדי</text:span><text:span text:style-name="T4"> </text:span><text:span text:style-name="T18">אותן)</text:span>!</text:p>
      <text:p text:style-name="P4">קשו<text:span text:style-name="T1"> </text:span>קראי<text:span text:style-name="T1"> </text:span>אהדדי?</text:p>
      <text:p text:style-name="P4">לא<text:span text:style-name="T1"> </text:span>קשיא: הא<text:span text:style-name="T1"> </text:span>בגדול<text:span text:style-name="T1"> </text:span><text:span text:style-name="T18">(היודע</text:span><text:span text:style-name="T4"> </text:span><text:span text:style-name="T18">ליזהר</text:span><text:span text:style-name="T4"> </text:span><text:span text:style-name="T18">[שלא</text:span><text:span text:style-name="T4"> </text:span><text:span text:style-name="T18">ילמוד] מעשיו</text:span><text:span text:style-name="T4"> </text:span><text:span text:style-name="T18">- יכול</text:span><text:span text:style-name="T4"> </text:span><text:span text:style-name="T18">ללמוד</text:span><text:span text:style-name="T4"> </text:span><text:span text:style-name="T18">תורה</text:span><text:span text:style-name="T4"> </text:span><text:span text:style-name="T18">מפיו)</text:span>, הא<text:span text:style-name="T1"> </text:span>בקטן.</text:p>
      <text:p text:style-name="P4">כי<text:span text:style-name="T1"> </text:span>אתא<text:span text:style-name="T1"> </text:span>רב<text:span text:style-name="T1"> </text:span>דימי<text:span text:style-name="T1"> – </text:span>אמר: אמרי<text:span text:style-name="T1"> </text:span>במערבא: רבי<text:span text:style-name="T1"> </text:span>מאיר<text:span text:style-name="T1"> </text:span>אכל<text:span text:style-name="T1"> </text:span>תחלא<text:span text:style-name="T1"> </text:span><text:span text:style-name="T18">(פרי</text:span><text:span text:style-name="T4"> </text:span><text:span text:style-name="T18">החיצון</text:span><text:span text:style-name="T4"> </text:span><text:span text:style-name="T18">הנאכל</text:span><text:span text:style-name="T4"> </text:span><text:span text:style-name="T18">בתמרה)</text:span> ושדא<text:span text:style-name="T1"> </text:span>שיחלא<text:span text:style-name="T1"> </text:span><text:span text:style-name="T18">(גרעינה</text:span><text:span text:style-name="T4"> </text:span><text:span text:style-name="T18">הנזרקת)</text:span> לברא<text:span text:style-name="T1"> </text:span><text:span text:style-name="T43">[החוצה]</text:span>.</text:p>
      <text:p text:style-name="P5"/>
      <text:p text:style-name="P4">דרש<text:span text:style-name="T1"> </text:span>רבא: מאי<text:span text:style-name="T1"> </text:span>דכתיב<text:span text:style-name="T1"> </text:span><text:span text:style-name="T19">(שיר</text:span><text:span text:style-name="T3"> </text:span><text:span text:style-name="T19">השירים</text:span><text:span text:style-name="T3"> </text:span><text:span text:style-name="T19">ו,יא)</text:span><text:span text:style-name="T22"> אל</text:span><text:span text:style-name="T1"> </text:span><text:span text:style-name="T22">גנת</text:span><text:span text:style-name="T1"> </text:span><text:span text:style-name="T22">אגוז</text:span><text:span text:style-name="T1"> </text:span><text:span text:style-name="T22">ירדתי</text:span><text:span text:style-name="T1"> </text:span><text:span text:style-name="T22">לראות</text:span><text:span text:style-name="T1"> </text:span><text:span text:style-name="T22">באבי</text:span><text:span text:style-name="T1"> </text:span><text:span text:style-name="T22">הנחל</text:span><text:span text:style-name="T1"> </text:span><text:span text:style-name="T24">[לראות</text:span><text:span text:style-name="T4"> </text:span><text:span text:style-name="T24">הפרחה</text:span><text:span text:style-name="T4"> </text:span><text:span text:style-name="T24">הגפן</text:span><text:span text:style-name="T4"> </text:span><text:span text:style-name="T24">הנצו</text:span><text:span text:style-name="T4"> </text:span><text:span text:style-name="T24">הרמנים]</text:span> - למה<text:span text:style-name="T1"> </text:span>נמשלו<text:span text:style-name="T1"> </text:span>תלמידי<text:span text:style-name="T1"> </text:span>חכמים<text:span text:style-name="T1"> </text:span>לאגוז? - לומר<text:span text:style-name="T1"> </text:span>לך: מה<text:span text:style-name="T1"> </text:span>אגוז<text:span text:style-name="T1"> </text:span>זה, אף<text:span text:style-name="T1"> </text:span>על<text:span text:style-name="T1"> </text:span>פי<text:span text:style-name="T1"> </text:span>שמלוכלך<text:span text:style-name="T1"> </text:span>בטיט<text:span text:style-name="T1"> </text:span>ובצואה<text:span text:style-name="T1"> </text:span>- אין<text:span text:style-name="T1"> </text:span>מה<text:span text:style-name="T1"> </text:span>שבתוכו<text:span text:style-name="T1"> </text:span>נמאס, אף<text:span text:style-name="T1"> </text:span>תלמיד<text:span text:style-name="T1"> </text:span>חכם: אף<text:span text:style-name="T1"> </text:span>על<text:span text:style-name="T1"> </text:span>פי<text:span text:style-name="T1"> </text:span>שסרח<text:span text:style-name="T1"> </text:span>- אין<text:span text:style-name="T1"> </text:span>תורתו<text:span text:style-name="T1"> </text:span>נמאסת.</text:p>
      <text:p text:style-name="P5"/>
      <text:p text:style-name="P4">אשכחיה<text:span text:style-name="T1"> </text:span>רבה<text:span text:style-name="T1"> </text:span>בר<text:span text:style-name="T1"> </text:span>שילא<text:span text:style-name="T1"> </text:span>לאליהו, אמר<text:span text:style-name="T1"> </text:span>ליה: מאי<text:span text:style-name="T1"> </text:span>קא<text:span text:style-name="T1"> </text:span>עביד<text:span text:style-name="T1"> </text:span>הקב"ה?</text:p>
      <text:p text:style-name="P4">אמר<text:span text:style-name="T1"> </text:span>ליה: קאמר<text:span text:style-name="T1"> </text:span>שמעתא<text:span text:style-name="T1"> </text:span>מפומייהו<text:span text:style-name="T1"> </text:span>דכולהו<text:span text:style-name="T1"> </text:span>רבנן, ומפומיה<text:span text:style-name="T1"> </text:span>דרבי<text:span text:style-name="T1"> </text:span>מאיר<text:span text:style-name="T1"> </text:span>לא<text:span text:style-name="T1"> </text:span>קאמר.</text:p>
      <text:p text:style-name="P4">אמר<text:span text:style-name="T1"> </text:span>ליה: אמאי?</text:p>
      <text:p text:style-name="P4">משום<text:span text:style-name="T1"> </text:span>דקא<text:span text:style-name="T1"> </text:span>גמר<text:span text:style-name="T1"> </text:span>שמעתא<text:span text:style-name="T1"> </text:span>מפומיה<text:span text:style-name="T1"> </text:span>דאחר.</text:p>
      <text:p text:style-name="P4">אמר<text:span text:style-name="T1"> </text:span>ליה: אמאי?: רבי<text:span text:style-name="T1"> </text:span>מאיר<text:span text:style-name="T1"> </text:span>רמון<text:span text:style-name="T1"> </text:span>מצא, תוכו<text:span text:style-name="T1"> </text:span>אכל<text:span text:style-name="T1"> </text:span>קליפתו<text:span text:style-name="T1"> </text:span>זרק!? </text:p>
      <text:p text:style-name="P4">אמר<text:span text:style-name="T1"> </text:span>ליה: השתא<text:span text:style-name="T1"> </text:span>קאמר<text:span text:style-name="T1"> </text:span><text:span text:style-name="T18">(עכשיו</text:span><text:span text:style-name="T4"> </text:span><text:span text:style-name="T18">שמע</text:span><text:span text:style-name="T4"> </text:span><text:span text:style-name="T18">לקולך</text:span><text:span text:style-name="T4"> </text:span><text:span text:style-name="T18">ואמר</text:span><text:span text:style-name="T4"> </text:span><text:span text:style-name="T18">שמועה</text:span><text:span text:style-name="T4"> </text:span><text:span text:style-name="T18">מפיו)</text:span>: מאיר<text:span text:style-name="T1"> </text:span>בני<text:span text:style-name="T1"> </text:span>אומר: בזמן<text:span text:style-name="T1"> </text:span>שאדם<text:span text:style-name="T1"> </text:span>מצטער<text:span text:style-name="T1"> </text:span>- שכינה<text:span text:style-name="T1"> </text:span>מה<text:span text:style-name="T1"> </text:span>לשון<text:span text:style-name="T1"> </text:span>אומרת? קלני<text:span text:style-name="T1"> </text:span>מראשי<text:span text:style-name="T1"> </text:span><text:span text:style-name="T18">(רבי</text:span><text:span text:style-name="T4"> </text:span><text:span text:style-name="T18">מאיר</text:span><text:span text:style-name="T4"> </text:span><text:span text:style-name="T18">אמרה</text:span><text:span text:style-name="T4"> </text:span><text:span text:style-name="T18">במסכת</text:span><text:span text:style-name="T4"> </text:span><text:span text:style-name="T18">סנהדרין</text:span><text:span text:style-name="T4"> </text:span><text:span text:style-name="T19">(מו,א)</text:span><text:span text:style-name="T18">, במדרש</text:span><text:span text:style-name="T4"> </text:span><text:span text:style-name="T24">כי</text:span><text:span text:style-name="T4"> </text:span><text:span text:style-name="T24">קללת</text:span><text:span text:style-name="T4"> </text:span><text:span text:style-name="T24">אלהים</text:span><text:span text:style-name="T4"> </text:span><text:span text:style-name="T24">תלוי</text:span><text:span text:style-name="T4"> </text:span><text:span text:style-name="T19">(דברים</text:span><text:span text:style-name="T3"> </text:span><text:span text:style-name="T19">כא,כג)</text:span><text:span text:style-name="T18">: קל</text:span><text:span text:style-name="T4"> </text:span><text:span text:style-name="T18">לית: איני</text:span><text:span text:style-name="T4"> </text:span><text:span text:style-name="T18">קל, ולישנא</text:span><text:span text:style-name="T4"> </text:span><text:span text:style-name="T18">מעליא</text:span><text:span text:style-name="T4"> </text:span><text:span text:style-name="T18">כינה</text:span><text:span text:style-name="T4"> </text:span><text:span text:style-name="T18">הדבר</text:span><text:span text:style-name="T4"> </text:span><text:span text:style-name="T18">כלפי</text:span><text:span text:style-name="T4"> </text:span><text:span text:style-name="T18">מעלה)</text:span> קלני<text:span text:style-name="T1"> </text:span>מזרועי<text:span text:style-name="T1"> </text:span><text:span text:style-name="T18">(כבד</text:span><text:span text:style-name="T4"> </text:span><text:span text:style-name="T18">אני</text:span><text:span text:style-name="T4"> </text:span><text:span text:style-name="T18">מזרועי</text:span><text:span text:style-name="T4"> </text:span><text:span text:style-name="T18">שיצרתי</text:span><text:span text:style-name="T4"> </text:span><text:span text:style-name="T18">= זה</text:span><text:span text:style-name="T4"> </text:span><text:span text:style-name="T18">שמת</text:span><text:span text:style-name="T4"> </text:span><text:span text:style-name="T18">בעונו)</text:span>; אם<text:span text:style-name="T1"> </text:span>כך<text:span text:style-name="T1"> </text:span>הקב"ה<text:span text:style-name="T1"> </text:span>מצטער<text:span text:style-name="T1"> </text:span>על<text:span text:style-name="T1"> </text:span>דמן<text:span text:style-name="T1"> </text:span>של<text:span text:style-name="T1"> </text:span>רשעים<text:span text:style-name="T1"> </text:span>- קל<text:span text:style-name="T1"> </text:span>וחומר<text:span text:style-name="T1"> </text:span>על<text:span text:style-name="T1"> </text:span>דמן<text:span text:style-name="T1"> </text:span>של<text:span text:style-name="T1"> </text:span>צדיקים<text:span text:style-name="T1"> </text:span>שנשפך.</text:p>
      <text:p text:style-name="P5"/>
      <text:p text:style-name="P4">אשכחיה<text:span text:style-name="T1"> </text:span>שמואל<text:span text:style-name="T1"> </text:span>לרב<text:span text:style-name="T1"> </text:span>יהודה<text:span text:style-name="T1"> </text:span>דתלי<text:span text:style-name="T1"> </text:span>בעיברא<text:span text:style-name="T1"> </text:span>דדשא<text:span text:style-name="T1"> </text:span><text:span text:style-name="T18">(נשען</text:span><text:span text:style-name="T4"> </text:span><text:span text:style-name="T18">על</text:span><text:span text:style-name="T4"> </text:span><text:span text:style-name="T18">הבריח)</text:span> וקא<text:span text:style-name="T1"> </text:span>בכי; אמר<text:span text:style-name="T1"> </text:span>ליה: שיננא! מאי<text:span text:style-name="T1"> </text:span>קא<text:span text:style-name="T1"> </text:span>בכית?</text:p>
      <text:p text:style-name="P4">אמר<text:span text:style-name="T1"> </text:span>ליה: מי<text:span text:style-name="T1"> </text:span>זוטרא<text:span text:style-name="T1"> </text:span>מאי<text:span text:style-name="T1"> </text:span>דכתיב<text:span text:style-name="T1"> </text:span>בהו<text:span text:style-name="T1"> </text:span>ברבנן<text:span text:style-name="T1"> </text:span><text:span text:style-name="T18">(בתלמידים</text:span><text:span text:style-name="T4"> </text:span><text:span text:style-name="T18">היוצאין</text:span><text:span text:style-name="T4"> </text:span><text:span text:style-name="T18">לתרבות</text:span><text:span text:style-name="T4"> </text:span><text:span text:style-name="T18">רעה)</text:span>: <text:span text:style-name="T24">[</text:span><text:span text:style-name="T19">ישעיהו</text:span><text:span text:style-name="T3"> </text:span><text:span text:style-name="T19">לג,יח: </text:span><text:span text:style-name="T24">לבך</text:span><text:span text:style-name="T4"> </text:span><text:span text:style-name="T24">יהגה</text:span><text:span text:style-name="T4"> </text:span><text:span text:style-name="T24">אימה]</text:span><text:span text:style-name="T22"> איה</text:span><text:span text:style-name="T1"> </text:span><text:span text:style-name="T22">סופר</text:span><text:span text:style-name="T1"> </text:span><text:span text:style-name="T22">איה</text:span><text:span text:style-name="T1"> </text:span><text:span text:style-name="T22">שוקל</text:span><text:span text:style-name="T1"> </text:span><text:span text:style-name="T22">איה</text:span><text:span text:style-name="T1"> </text:span><text:span text:style-name="T22">סופר</text:span><text:span text:style-name="T1"> </text:span><text:span text:style-name="T22">את</text:span><text:span text:style-name="T1"> </text:span><text:span text:style-name="T22">המגדלים</text:span>: '<text:span text:style-name="T22">איה</text:span><text:span text:style-name="T1"> </text:span><text:span text:style-name="T22">סופר</text:span>' - שהיו<text:span text:style-name="T1"> </text:span>סופרים<text:span text:style-name="T1"> </text:span>כל<text:span text:style-name="T1"> </text:span>אותיות<text:span text:style-name="T1"> </text:span>שבתורה; '<text:span text:style-name="T22">איה</text:span><text:span text:style-name="T1"> </text:span><text:span text:style-name="T22">שוקל</text:span>' - שהיו<text:span text:style-name="T1"> </text:span>שוקלים<text:span text:style-name="T1"> </text:span>קלין<text:span text:style-name="T1"> </text:span>וחמורין<text:span text:style-name="T1"> </text:span>שבתורה<text:span text:style-name="T1"> </text:span><text:span text:style-name="T18">(לדרוש</text:span><text:span text:style-name="T4"> </text:span><text:span text:style-name="T18">קל</text:span><text:span text:style-name="T4"> </text:span><text:span text:style-name="T18">מחמור</text:span><text:span text:style-name="T4"> </text:span><text:span text:style-name="T18">וחמור</text:span><text:span text:style-name="T4"> </text:span><text:span text:style-name="T18">מקל, לפי</text:span><text:span text:style-name="T4"> </text:span><text:span text:style-name="T18">המשקולת</text:span><text:span text:style-name="T4"> </text:span><text:span text:style-name="T18">של</text:span><text:span text:style-name="T4"> </text:span><text:span text:style-name="T18">קל</text:span><text:span text:style-name="T4"> </text:span><text:span text:style-name="T18">וחומר)</text:span>; '<text:span text:style-name="T22">איה</text:span><text:span text:style-name="T1"> </text:span><text:span text:style-name="T22">סופר</text:span><text:span text:style-name="T1"> </text:span><text:span text:style-name="T22">את</text:span><text:span text:style-name="T1"> </text:span><text:span text:style-name="T22">המגדלים</text:span>' - שהיו<text:span text:style-name="T1"> </text:span>שונין<text:span text:style-name="T1"> </text:span>שלש<text:span text:style-name="T1"> </text:span>מאות<text:span text:style-name="T1"> </text:span>הלכות<text:span text:style-name="T1"> </text:span>במגדל<text:span text:style-name="T1"> </text:span>הפורח<text:span text:style-name="T1"> </text:span>באויר<text:span text:style-name="T1"> </text:span><text:span text:style-name="T18">(יש</text:span><text:span text:style-name="T4"> </text:span><text:span text:style-name="T18">מפרשים: שדורשין</text:span><text:span text:style-name="T4"> </text:span><text:span text:style-name="T18">גובהו</text:span><text:span text:style-name="T4"> </text:span><text:span text:style-name="T18">של</text:span><text:span text:style-name="T4"> </text:span><text:span text:style-name="T18">למ"ד</text:span><text:span text:style-name="T4"> </text:span><text:span text:style-name="T18">ודורשין</text:span><text:span text:style-name="T4"> </text:span><text:span text:style-name="T18">בו</text:span><text:span text:style-name="T4"> </text:span><text:span text:style-name="T18">כל</text:span><text:span text:style-name="T4"> </text:span><text:span text:style-name="T18">זאת, ויש</text:span><text:span text:style-name="T4"> </text:span><text:span text:style-name="T18">אומרים: מגדל</text:span><text:span text:style-name="T4"> </text:span><text:span text:style-name="T18">דור</text:span><text:span text:style-name="T4"> </text:span><text:span text:style-name="T18">הפלגה; ולי</text:span><text:span text:style-name="T4"> </text:span><text:span text:style-name="T18">נראה: מגדל</text:span><text:span text:style-name="T4"> </text:span><text:span text:style-name="T18">הפתוח</text:span><text:span text:style-name="T4"> </text:span><text:span text:style-name="T18">לאויר</text:span><text:span text:style-name="T4"> </text:span><text:span text:style-name="T18">גרסינן, והן</text:span><text:span text:style-name="T4"> </text:span><text:span text:style-name="T18">מהלכות</text:span><text:span text:style-name="T4"> </text:span><text:span text:style-name="T18">אהלות: מגדל</text:span><text:span text:style-name="T4"> </text:span><text:span text:style-name="T18">של</text:span><text:span text:style-name="T4"> </text:span><text:span text:style-name="T18">עץ, שקורין</text:span><text:span text:style-name="T4"> </text:span><text:span text:style-name="T18">משטיי"ר</text:span><text:span text:style-name="T4"> </text:span><text:span text:style-name="T42">[ארון]</text:span><text:span text:style-name="T18">, ועומד</text:span><text:span text:style-name="T4"> </text:span><text:span text:style-name="T18">בפתח, ופתחו</text:span><text:span text:style-name="T4"> </text:span><text:span text:style-name="T18">פתוח</text:span><text:span text:style-name="T4"> </text:span><text:span text:style-name="T18">לבקעה</text:span><text:span text:style-name="T4"> </text:span><text:span text:style-name="T18">או</text:span><text:span text:style-name="T4"> </text:span><text:span text:style-name="T18">לחצר</text:span><text:span text:style-name="T4"> </text:span><text:span text:style-name="T18">שהוא</text:span><text:span text:style-name="T4"> </text:span><text:span text:style-name="T18">אויר; במסכת</text:span><text:span text:style-name="T4"> </text:span><text:span text:style-name="T18">אהלות</text:span><text:span text:style-name="T4"> </text:span><text:span text:style-name="T19">(פ"ד</text:span><text:span text:style-name="T3"> </text:span><text:span text:style-name="T19">מ"א)</text:span><text:span text:style-name="T18"> ישנה</text:span><text:span text:style-name="T4"> </text:span><text:span text:style-name="T18">משנה: '</text:span><text:span text:style-name="T33">מגדל</text:span><text:span text:style-name="T28"> </text:span><text:span text:style-name="T33">העומד</text:span><text:span text:style-name="T28"> </text:span><text:span text:style-name="T33">באויר</text:span><text:span text:style-name="T18">')</text:span>, ואמר<text:span text:style-name="T1"> </text:span>רבי<text:span text:style-name="T1"> </text:span>אמי: תלת<text:span text:style-name="T1"> </text:span>מאה<text:span text:style-name="T1"> </text:span>בעיי<text:span text:style-name="T1"> </text:span>בעו<text:span text:style-name="T1"> </text:span>דואג<text:span text:style-name="T1"> </text:span>ואחיתופל<text:span text:style-name="T1"> </text:span>במגדל<text:span text:style-name="T1"> </text:span>הפורח<text:span text:style-name="T1"> </text:span>באויר, ותנן<text:span text:style-name="T1"> </text:span><text:span text:style-name="T19">[סנהדרין</text:span><text:span text:style-name="T3"> </text:span><text:span text:style-name="T19">פ"י</text:span><text:span text:style-name="T3"> </text:span><text:span text:style-name="T19">מ"ב]</text:span>: '<text:span text:style-name="T26">שלשה</text:span><text:span text:style-name="T27"> </text:span><text:span text:style-name="T26">מלכים</text:span><text:span text:style-name="T27"> </text:span><text:span text:style-name="T26">וארבעה</text:span><text:span text:style-name="T27"> </text:span><text:span text:style-name="T26">הדיוטות</text:span><text:span text:style-name="T27"> </text:span><text:span text:style-name="T18">(בלעם</text:span><text:span text:style-name="T4"> </text:span><text:span text:style-name="T18">ודואג</text:span><text:span text:style-name="T4"> </text:span><text:span text:style-name="T18">ואחיתופל</text:span><text:span text:style-name="T4"> </text:span><text:span text:style-name="T18">וגחזי, בפרק</text:span><text:span text:style-name="T4"> </text:span><text:span text:style-name="T18">'חלק')</text:span><text:span text:style-name="T26"> - אין</text:span><text:span text:style-name="T27"> </text:span><text:span text:style-name="T26">להם</text:span><text:span text:style-name="T27"> </text:span><text:span text:style-name="T26">חלק</text:span><text:span text:style-name="T27"> </text:span><text:span text:style-name="T26">לעולם</text:span><text:span text:style-name="T27"> </text:span><text:span text:style-name="T26">הבא</text:span>', אנן<text:span text:style-name="T1"> </text:span>מה<text:span text:style-name="T1"> </text:span>תהוי<text:span text:style-name="T1"> </text:span>עלן? </text:p>
      <text:p text:style-name="P4">אמר<text:span text:style-name="T1"> </text:span>ליה: שיננא! טינא<text:span text:style-name="T1"> </text:span>היתה<text:span text:style-name="T1"> </text:span>בלבם<text:span text:style-name="T1"> </text:span><text:span text:style-name="T18">(רשעים</text:span><text:span text:style-name="T4"> </text:span><text:span text:style-name="T18">היו</text:span><text:span text:style-name="T4"> </text:span><text:span text:style-name="T18">מימיהם)</text:span>.</text:p>
      <text:p text:style-name="P4">אֲחֵר<text:span text:style-name="T1"> – </text:span>מאי<text:span text:style-name="T1"> </text:span><text:span text:style-name="T18">(מפני</text:span><text:span text:style-name="T4"> </text:span><text:span text:style-name="T18">מה</text:span><text:span text:style-name="T4"> </text:span><text:span text:style-name="T18">בא</text:span><text:span text:style-name="T4"> </text:span><text:span text:style-name="T18">לידי</text:span><text:span text:style-name="T4"> </text:span><text:span text:style-name="T18">כך, ולא</text:span><text:span text:style-name="T4"> </text:span><text:span text:style-name="T18">הגינה</text:span><text:span text:style-name="T4"> </text:span><text:span text:style-name="T18">תורתו</text:span><text:span text:style-name="T4"> </text:span><text:span text:style-name="T18">עליו)</text:span>?</text:p>
      <text:p text:style-name="P4"><text:soft-page-break/>זמר<text:span text:style-name="T1"> </text:span>יווני<text:span text:style-name="T1"> </text:span>לא<text:span text:style-name="T1"> </text:span>פסק<text:span text:style-name="T1"> </text:span>מפומיה<text:span text:style-name="T1"> </text:span><text:span text:style-name="T18">(גירסת</text:span><text:span text:style-name="T4"> </text:span><text:span text:style-name="T18">רש"י: מביתו, והיה</text:span><text:span text:style-name="T4"> </text:span><text:span text:style-name="T18">לו</text:span><text:span text:style-name="T4"> </text:span><text:span text:style-name="T18">להניח</text:span><text:span text:style-name="T4"> </text:span><text:span text:style-name="T18">בשביל</text:span><text:span text:style-name="T4"> </text:span><text:span text:style-name="T18">חורבן</text:span><text:span text:style-name="T4"> </text:span><text:span text:style-name="T18">הבית, דכתיב</text:span><text:span text:style-name="T4"> </text:span><text:span text:style-name="T24">בשיר</text:span><text:span text:style-name="T4"> </text:span><text:span text:style-name="T24">לא</text:span><text:span text:style-name="T4"> </text:span><text:span text:style-name="T24">ישתו</text:span><text:span text:style-name="T4"> </text:span><text:span text:style-name="T24">יין</text:span><text:span text:style-name="T4"> </text:span><text:span text:style-name="T19">(ישעיהו</text:span><text:span text:style-name="T3"> </text:span><text:span text:style-name="T19">כד,ט)</text:span><text:span text:style-name="T18">)</text:span>; אמרו<text:span text:style-name="T1"> </text:span>עליו<text:span text:style-name="T1"> </text:span>על<text:span text:style-name="T1"> </text:span>אחר: בשעה<text:span text:style-name="T1"> </text:span>שהיה<text:span text:style-name="T1"> </text:span>עומד<text:span text:style-name="T1"> </text:span>מבית<text:span text:style-name="T1"> </text:span>המדרש<text:span text:style-name="T1"> </text:span><text:span text:style-name="T18">(קודם</text:span><text:span text:style-name="T4"> </text:span><text:span text:style-name="T18">שהפקיר</text:span><text:span text:style-name="T4"> </text:span><text:span text:style-name="T18">עצמו</text:span><text:span text:style-name="T4"> </text:span><text:span text:style-name="T18">לתרבות</text:span><text:span text:style-name="T4"> </text:span><text:span text:style-name="T18">רעה)</text:span> - הרבה<text:span text:style-name="T1"> </text:span>ספרי<text:span text:style-name="T1"> </text:span>מינין<text:span text:style-name="T1"> </text:span>נושרין<text:span text:style-name="T1"> </text:span>מחיקו<text:span text:style-name="T1"> </text:span><text:span text:style-name="T18">(אלמא: טינא</text:span><text:span text:style-name="T4"> </text:span><text:span text:style-name="T18">הוות</text:span><text:span text:style-name="T4"> </text:span><text:span text:style-name="T18">בלבו)</text:span>.</text:p>
      <text:p text:style-name="P4">שאל<text:span text:style-name="T1"> </text:span>נימוס<text:span text:style-name="T1"> </text:span>הגרדי<text:span text:style-name="T1"> </text:span>את<text:span text:style-name="T1"> </text:span>רבי<text:span text:style-name="T1"> </text:span>מאיר: כל<text:span text:style-name="T1"> </text:span>עמר<text:span text:style-name="T1"> </text:span>דנחית<text:span text:style-name="T1"> </text:span>ליורה<text:span text:style-name="T1"> </text:span><text:span text:style-name="T18">(כל</text:span><text:span text:style-name="T4"> </text:span><text:span text:style-name="T18">צמר</text:span><text:span text:style-name="T4"> </text:span><text:span text:style-name="T18">שניתן</text:span><text:span text:style-name="T4"> </text:span><text:span text:style-name="T18">ליורה</text:span><text:span text:style-name="T4"> </text:span><text:span text:style-name="T18">של</text:span><text:span text:style-name="T4"> </text:span><text:span text:style-name="T18">סממנין</text:span><text:span text:style-name="T4"> </text:span><text:span text:style-name="T18">לצבוע)</text:span> – סליק<text:span text:style-name="T1"> </text:span><text:span text:style-name="T18">(עולה</text:span><text:span text:style-name="T4"> </text:span><text:span text:style-name="T18">לו</text:span><text:span text:style-name="T4"> </text:span><text:span text:style-name="T18">צבעו, או</text:span><text:span text:style-name="T4"> </text:span><text:span text:style-name="T18">אינו</text:span><text:span text:style-name="T4"> </text:span><text:span text:style-name="T18">עולה? כלומר: כל</text:span><text:span text:style-name="T4"> </text:span><text:span text:style-name="T18">הלומדים</text:span><text:span text:style-name="T4"> </text:span><text:span text:style-name="T18">לפני</text:span><text:span text:style-name="T4"> </text:span><text:span text:style-name="T18">חכמים, עולה</text:span><text:span text:style-name="T4"> </text:span><text:span text:style-name="T18">להן</text:span><text:span text:style-name="T4"> </text:span><text:span text:style-name="T18">תורתן</text:span><text:span text:style-name="T4"> </text:span><text:span text:style-name="T18">להגין</text:span><text:span text:style-name="T4"> </text:span><text:span text:style-name="T18">עליהן</text:span><text:span text:style-name="T4"> </text:span><text:span text:style-name="T18">מן</text:span><text:span text:style-name="T4"> </text:span><text:span text:style-name="T18">החטא)</text:span>? </text:p>
      <text:p text:style-name="P4">אמר<text:span text:style-name="T1"> </text:span>ליה: כל<text:span text:style-name="T1"> </text:span>מאן<text:span text:style-name="T1"> </text:span>דהוה<text:span text:style-name="T1"> </text:span>נקי<text:span text:style-name="T1"> </text:span>אגב<text:span text:style-name="T1"> </text:span>אימיה<text:span text:style-name="T1"> </text:span><text:span text:style-name="T18">(שלא</text:span><text:span text:style-name="T4"> </text:span><text:span text:style-name="T18">נתלכלך</text:span><text:span text:style-name="T4"> </text:span><text:span text:style-name="T18">בגיזה)</text:span> – סליק<text:span text:style-name="T1"> </text:span><text:span text:style-name="T18">(עולה</text:span><text:span text:style-name="T4"> </text:span><text:span text:style-name="T18">לו</text:span><text:span text:style-name="T4"> </text:span><text:span text:style-name="T18">צבעו, כלומר: כל</text:span><text:span text:style-name="T4"> </text:span><text:span text:style-name="T18">שיראת</text:span><text:span text:style-name="T4"> </text:span><text:span text:style-name="T18">חטאו</text:span><text:span text:style-name="T4"> </text:span><text:span text:style-name="T18">קודמת</text:span><text:span text:style-name="T4"> </text:span><text:span text:style-name="T18">לחכמתו</text:span><text:span text:style-name="T4"> </text:span><text:span text:style-name="T18">- עולה</text:span><text:span text:style-name="T4"> </text:span><text:span text:style-name="T18">לו)</text:span>, כל<text:span text:style-name="T1"> </text:span>דלא<text:span text:style-name="T1"> </text:span>הוה<text:span text:style-name="T1"> </text:span>נקי<text:span text:style-name="T1"> </text:span>אגב<text:span text:style-name="T1"> </text:span>אימיה<text:span text:style-name="T1"> </text:span>- לא<text:span text:style-name="T1"> </text:span>סליק. <text:span text:style-name="T18">(כן</text:span><text:span text:style-name="T4"> </text:span><text:span text:style-name="T18">נראה</text:span><text:span text:style-name="T4"> </text:span><text:span text:style-name="T18">בעיני, ורבותי</text:span><text:span text:style-name="T4"> </text:span><text:span text:style-name="T18">מפרשין: </text:span><text:span text:style-name="T10">כל</text:span><text:span text:style-name="T12"> </text:span><text:span text:style-name="T10">עמר</text:span><text:span text:style-name="T12"> </text:span><text:span text:style-name="T10">דנחית</text:span><text:span text:style-name="T12"> </text:span><text:span text:style-name="T10">ליורה</text:span><text:span text:style-name="T12"> </text:span><text:span text:style-name="T10">סליק</text:span><text:span text:style-name="T4"> </text:span><text:span text:style-name="T18">- כל</text:span><text:span text:style-name="T4"> </text:span><text:span text:style-name="T18">שירד</text:span><text:span text:style-name="T4"> </text:span><text:span text:style-name="T18">לידון</text:span><text:span text:style-name="T4"> </text:span><text:span text:style-name="T18">בגיהנם</text:span><text:span text:style-name="T4"> </text:span><text:span text:style-name="T18">עולה, </text:span><text:span text:style-name="T10">אגב</text:span><text:span text:style-name="T12"> </text:span><text:span text:style-name="T10">אמו</text:span><text:span text:style-name="T4"> </text:span><text:span text:style-name="T18">- צמר</text:span><text:span text:style-name="T4"> </text:span><text:span text:style-name="T18">בן</text:span><text:span text:style-name="T4"> </text:span><text:span text:style-name="T18">יומו</text:span><text:span text:style-name="T4"> </text:span><text:span text:style-name="T18">שלא</text:span><text:span text:style-name="T4"> </text:span><text:span text:style-name="T18">נרמס</text:span><text:span text:style-name="T4"> </text:span><text:span text:style-name="T18">בטיט</text:span><text:span text:style-name="T4"> </text:span><text:span text:style-name="T18">- עולה</text:span><text:span text:style-name="T4"> </text:span><text:span text:style-name="T18">לו</text:span><text:span text:style-name="T4"> </text:span><text:span text:style-name="T18">הצבע, כלומר: שיש</text:span><text:span text:style-name="T4"> </text:span><text:span text:style-name="T18">זכיות</text:span><text:span text:style-name="T4"> </text:span><text:span text:style-name="T18">בידו</text:span><text:span text:style-name="T4"> </text:span><text:span text:style-name="T18">עולה.)</text:span> </text:p>
      <text:p text:style-name="P4">רבי<text:span text:style-name="T1"> </text:span>עקיבא<text:span text:style-name="T1"> </text:span>עלה<text:span text:style-name="T1"> </text:span>בשלום<text:span text:style-name="T1"> </text:span>וירד<text:span text:style-name="T1"> </text:span>בשלום, ועליו<text:span text:style-name="T1"> </text:span>הכתוב<text:span text:style-name="T1"> </text:span>אומר<text:span text:style-name="T1"> </text:span><text:span text:style-name="T19">(שיר</text:span><text:span text:style-name="T3"> </text:span><text:span text:style-name="T19">השירים</text:span><text:span text:style-name="T3"> </text:span><text:span text:style-name="T19">א,ד)</text:span><text:span text:style-name="T22"> משכני</text:span><text:span text:style-name="T1"> </text:span><text:span text:style-name="T22">אחריך</text:span><text:span text:style-name="T1"> </text:span><text:span text:style-name="T22">נרוצה</text:span><text:span text:style-name="T1"> </text:span><text:span text:style-name="T24">[הביאני</text:span><text:span text:style-name="T4"> </text:span><text:span text:style-name="T24">המלך</text:span><text:span text:style-name="T4"> </text:span><text:span text:style-name="T24">חדריו</text:span><text:span text:style-name="T4"> </text:span><text:span text:style-name="T24">נגילה</text:span><text:span text:style-name="T4"> </text:span><text:span text:style-name="T24">ונשמחה</text:span><text:span text:style-name="T4"> </text:span><text:span text:style-name="T24">בך</text:span><text:span text:style-name="T4"> </text:span><text:span text:style-name="T24">נזכירה</text:span><text:span text:style-name="T4"> </text:span><text:span text:style-name="T24">דדיך</text:span><text:span text:style-name="T4"> </text:span><text:span text:style-name="T24">מיין</text:span><text:span text:style-name="T4"> </text:span><text:span text:style-name="T24">מישרים</text:span><text:span text:style-name="T4"> </text:span><text:span text:style-name="T24">אהבוך]</text:span>; ואף<text:span text:style-name="T1"> </text:span>רבי<text:span text:style-name="T1"> </text:span>עקיבא<text:span text:style-name="T1"> </text:span>בקשו<text:span text:style-name="T1"> </text:span>מלאכי<text:span text:style-name="T1"> </text:span>השרת<text:span text:style-name="T1"> </text:span>לדוחפו; אמר<text:span text:style-name="T1"> </text:span>להם<text:span text:style-name="T1"> </text:span>הקב"ה: הניחו<text:span text:style-name="T1"> </text:span>לזקן<text:span text:style-name="T1"> </text:span>זה<text:span text:style-name="T1"> </text:span>שראוי<text:span text:style-name="T1"> </text:span>להשתמש<text:span text:style-name="T1"> </text:span>בכבודי.</text:p>
      <text:p text:style-name="P4"/>
      <text:p text:style-name="P4">(חגיגה<text:span text:style-name="T1"> </text:span>טז,א)</text:p>
      <text:p text:style-name="P4">מאי<text:span text:style-name="T1"> </text:span>דרש<text:span text:style-name="T1"> </text:span><text:span text:style-name="T18">(מהיכן</text:span><text:span text:style-name="T4"> </text:span><text:span text:style-name="T18">הבין</text:span><text:span text:style-name="T4"> </text:span><text:span text:style-name="T18">מקום</text:span><text:span text:style-name="T4"> </text:span><text:span text:style-name="T18">השכינה</text:span><text:span text:style-name="T4"> </text:span><text:span text:style-name="T18">שנזהר</text:span><text:span text:style-name="T4"> </text:span><text:span text:style-name="T18">שלא</text:span><text:span text:style-name="T4"> </text:span><text:span text:style-name="T18">הציץ</text:span><text:span text:style-name="T4"> </text:span><text:span text:style-name="T18">שם? אי</text:span><text:span text:style-name="T4"> </text:span><text:span text:style-name="T18">נמי: שלא</text:span><text:span text:style-name="T4"> </text:span><text:span text:style-name="T18">טעה</text:span><text:span text:style-name="T4"> </text:span><text:span text:style-name="T18">כמו</text:span><text:span text:style-name="T4"> </text:span><text:span text:style-name="T18">שטעה</text:span><text:span text:style-name="T4"> </text:span><text:span text:style-name="T18">אֲחֵר)</text:span>?</text:p>
      <text:p text:style-name="P4">אמר<text:span text:style-name="T1"> </text:span>רבה<text:span text:style-name="T1"> </text:span>בר<text:span text:style-name="T1"> </text:span>בר<text:span text:style-name="T1"> </text:span>חנה<text:span text:style-name="T1"> </text:span>אמר<text:span text:style-name="T1"> </text:span>רבי<text:span text:style-name="T1"> </text:span>יוחנן: <text:span text:style-name="T24">[</text:span><text:span text:style-name="T19">דברים</text:span><text:span text:style-name="T3"> </text:span><text:span text:style-name="T19">לג,ב: </text:span><text:span text:style-name="T24">ויאמר</text:span><text:span text:style-name="T4"> </text:span><text:span text:style-name="T24">ה' מסיני</text:span><text:span text:style-name="T4"> </text:span><text:span text:style-name="T24">בא</text:span><text:span text:style-name="T4"> </text:span><text:span text:style-name="T24">וזרח</text:span><text:span text:style-name="T4"> </text:span><text:span text:style-name="T24">משעיר</text:span><text:span text:style-name="T4"> </text:span><text:span text:style-name="T24">למו</text:span><text:span text:style-name="T4"> </text:span><text:span text:style-name="T24">הופיע</text:span><text:span text:style-name="T4"> </text:span><text:span text:style-name="T24">מהר</text:span><text:span text:style-name="T4"> </text:span><text:span text:style-name="T24">פארן]</text:span><text:span text:style-name="T22"> ואתה</text:span><text:span text:style-name="T1"> </text:span><text:span text:style-name="T22">מרבבות</text:span><text:span text:style-name="T1"> </text:span><text:span text:style-name="T22">קדש</text:span><text:span text:style-name="T1"> </text:span><text:span text:style-name="T24">[מימינו</text:span><text:span text:style-name="T4"> </text:span><text:span text:style-name="T38">אשדת</text:span><text:span text:style-name="T4"> </text:span><text:span text:style-name="T24">אש</text:span><text:span text:style-name="T4"> </text:span><text:span text:style-name="T24">דת</text:span><text:span text:style-name="T4"> </text:span><text:span text:style-name="T24">למו]</text:span>: אות<text:span text:style-name="T1"> </text:span>הוא<text:span text:style-name="T1"> </text:span>ברבבה<text:span text:style-name="T1"> </text:span>שלו; ורבי<text:span text:style-name="T1"> </text:span>אבהו<text:span text:style-name="T1"> </text:span>אמר: <text:span text:style-name="T24">[</text:span><text:span text:style-name="T19">שיר</text:span><text:span text:style-name="T3"> </text:span><text:span text:style-name="T19">השירים</text:span><text:span text:style-name="T3"> </text:span><text:span text:style-name="T19">ה,י:</text:span><text:span text:style-name="T24"> דודי</text:span><text:span text:style-name="T4"> </text:span><text:span text:style-name="T24">צח</text:span><text:span text:style-name="T4"> </text:span><text:span text:style-name="T24">ואדום]</text:span><text:span text:style-name="T22"> דגול</text:span><text:span text:style-name="T1"> </text:span><text:span text:style-name="T22">מרבבה</text:span><text:span text:style-name="T1"> </text:span>- דוגמא<text:span text:style-name="T1"> </text:span>הוא<text:span text:style-name="T1"> </text:span>ברבבה<text:span text:style-name="T1"> </text:span>שלו<text:span text:style-name="T1"> </text:span><text:span text:style-name="T18">(דבר</text:span><text:span text:style-name="T4"> </text:span><text:span text:style-name="T18">היכר</text:span><text:span text:style-name="T4"> </text:span><text:span text:style-name="T18">העומד</text:span><text:span text:style-name="T4"> </text:span><text:span text:style-name="T18">לדוגמא</text:span><text:span text:style-name="T4"> </text:span><text:span text:style-name="T18">להראותו, לומר: "כזה</text:span><text:span text:style-name="T4"> </text:span><text:span text:style-name="T18">עשה</text:span><text:span text:style-name="T4"> </text:span><text:span text:style-name="T18">לי" ואין</text:span><text:span text:style-name="T4"> </text:span><text:span text:style-name="T18">זה</text:span><text:span text:style-name="T4"> </text:span><text:span text:style-name="T18">אלא</text:span><text:span text:style-name="T4"> </text:span><text:span text:style-name="T18">דבר</text:span><text:span text:style-name="T4"> </text:span><text:span text:style-name="T18">הניכר; אף</text:span><text:span text:style-name="T4"> </text:span><text:span text:style-name="T18">כאן</text:span><text:span text:style-name="T4"> </text:span><text:span text:style-name="T18">מקומו</text:span><text:span text:style-name="T4"> </text:span><text:span text:style-name="T18">ניכר)</text:span>;</text:p>
      <text:p text:style-name="P4">וריש<text:span text:style-name="T1"> </text:span>לקיש<text:span text:style-name="T1"> </text:span>אמר: '<text:span text:style-name="T22">ה' צבאות</text:span><text:span text:style-name="T1"> </text:span><text:span text:style-name="T22">שמו</text:span>' - אדון<text:span text:style-name="T1"> </text:span>הוא<text:span text:style-name="T1"> </text:span>בצבא<text:span text:style-name="T1"> </text:span>שלו;</text:p>
      <text:p text:style-name="P4">ורבי<text:span text:style-name="T1"> </text:span>חייא<text:span text:style-name="T1"> </text:span>בר<text:span text:style-name="T1"> </text:span>אבא<text:span text:style-name="T1"> </text:span>אמר<text:span text:style-name="T1"> </text:span>רבי<text:span text:style-name="T1"> </text:span>יוחנן: <text:span text:style-name="T24">[</text:span><text:span text:style-name="T19">מלכים</text:span><text:span text:style-name="T3"> </text:span><text:span text:style-name="T19">א</text:span><text:span text:style-name="T3"> </text:span><text:span text:style-name="T19">יט,יא: </text:span><text:span text:style-name="T24">ויאמר</text:span><text:span text:style-name="T4"> </text:span><text:span text:style-name="T24">צא</text:span><text:span text:style-name="T4"> </text:span><text:span text:style-name="T24">ועמדת</text:span><text:span text:style-name="T4"> </text:span><text:span text:style-name="T24">בהר</text:span><text:span text:style-name="T4"> </text:span><text:span text:style-name="T24">לפני</text:span><text:span text:style-name="T4"> </text:span><text:span text:style-name="T24">ה' </text:span><text:span text:style-name="T57">והנה</text:span><text:span text:style-name="T60"> </text:span><text:span text:style-name="T57">ה' עבר</text:span><text:span text:style-name="T4"> </text:span><text:span text:style-name="T24">ורוח</text:span><text:span text:style-name="T4"> </text:span><text:span text:style-name="T24">גדולה</text:span><text:span text:style-name="T4"> </text:span><text:span text:style-name="T24">וחזק</text:span><text:span text:style-name="T4"> </text:span><text:span text:style-name="T24">מפרק</text:span><text:span text:style-name="T4"> </text:span><text:span text:style-name="T24">הרים</text:span><text:span text:style-name="T4"> </text:span><text:span text:style-name="T24">ומשבר</text:span><text:span text:style-name="T4"> </text:span><text:span text:style-name="T24">סלעים</text:span><text:span text:style-name="T4"> </text:span><text:span text:style-name="T24">לפני</text:span><text:span text:style-name="T4"> </text:span><text:span text:style-name="T24">ה']</text:span><text:span text:style-name="T22"> לא</text:span><text:span text:style-name="T1"> </text:span><text:span text:style-name="T22">ברוח</text:span><text:span text:style-name="T1"> </text:span><text:span text:style-name="T22">ה' ואחר</text:span><text:span text:style-name="T1"> </text:span><text:span text:style-name="T22">הרוח</text:span><text:span text:style-name="T1"> </text:span><text:span text:style-name="T22">רעש</text:span><text:span text:style-name="T1"> </text:span><text:span text:style-name="T22">לא</text:span><text:span text:style-name="T1"> </text:span><text:span text:style-name="T22">ברעש</text:span><text:span text:style-name="T1"> </text:span><text:span text:style-name="T22">ה' </text:span><text:span text:style-name="T19">[פסוק</text:span><text:span text:style-name="T3"> </text:span><text:span text:style-name="T19">יב]</text:span><text:span text:style-name="T22"> ואחר</text:span><text:span text:style-name="T1"> </text:span><text:span text:style-name="T22">הרעש</text:span><text:span text:style-name="T1"> </text:span><text:span text:style-name="T22">אש</text:span><text:span text:style-name="T1"> </text:span><text:span text:style-name="T22">לא</text:span><text:span text:style-name="T1"> </text:span><text:span text:style-name="T22">באש</text:span><text:span text:style-name="T1"> </text:span><text:span text:style-name="T22">ה' ואחר</text:span><text:span text:style-name="T1"> </text:span><text:span text:style-name="T22">האש</text:span><text:span text:style-name="T1"> </text:span><text:span text:style-name="T22">קול</text:span><text:span text:style-name="T1"> </text:span><text:span text:style-name="T22">דממה</text:span><text:span text:style-name="T1"> </text:span><text:span text:style-name="T22">דקה</text:span><text:span text:style-name="T1"> – </text:span><text:span text:style-name="T43">[הבין</text:span><text:span text:style-name="T48"> </text:span><text:span text:style-name="T43">רבי</text:span><text:span text:style-name="T48"> </text:span><text:span text:style-name="T43">עקיבא</text:span><text:span text:style-name="T48"> </text:span><text:span text:style-name="T43">שאחרי</text:span><text:span text:style-name="T48"> </text:span><text:span text:style-name="T43">זה]</text:span> <text:span text:style-name="T22">והנה</text:span><text:span text:style-name="T1"> </text:span><text:span text:style-name="T22">ה' עובר</text:span>.</text:p>
      <text:p text:style-name="P5"/>
      <text:p text:style-name="P4">תנו<text:span text:style-name="T1"> </text:span>רבנן: '<text:span text:style-name="T26">ששה</text:span><text:span text:style-name="T27"> </text:span><text:span text:style-name="T26">דברים</text:span><text:span text:style-name="T27"> </text:span><text:span text:style-name="T26">נאמרו</text:span><text:span text:style-name="T27"> </text:span><text:span text:style-name="T26">בשדים: שלשה</text:span><text:span text:style-name="T27"> </text:span><text:span text:style-name="T26">כמלאכי</text:span><text:span text:style-name="T27"> </text:span><text:span text:style-name="T26">השרת, ושלשה</text:span><text:span text:style-name="T27"> </text:span><text:span text:style-name="T26">כבני</text:span><text:span text:style-name="T27"> </text:span><text:span text:style-name="T26">אדם: </text:span></text:p>
      <text:p text:style-name="P8">שלשה<text:span text:style-name="T1"> </text:span>כמלאכי<text:span text:style-name="T1"> </text:span>השרת: יש<text:span text:style-name="T1"> </text:span>להם<text:span text:style-name="T1"> </text:span>כנפים<text:span text:style-name="T1"> </text:span>כמלאכי<text:span text:style-name="T1"> </text:span>השרת, וטסין<text:span text:style-name="T1"> </text:span>מסוף<text:span text:style-name="T1"> </text:span>העולם<text:span text:style-name="T1"> </text:span>ועד<text:span text:style-name="T1"> </text:span>סופו<text:span text:style-name="T1"> </text:span>כמלאכי<text:span text:style-name="T1"> </text:span>השרת, ויודעין<text:span text:style-name="T1"> </text:span>מה<text:span text:style-name="T1"> </text:span>שעתיד<text:span text:style-name="T1"> </text:span>להיות<text:span text:style-name="T1"> </text:span>כמלאכי<text:span text:style-name="T1"> </text:span>השרת.</text:p>
      <text:p text:style-name="P18">'<text:span text:style-name="T26">יודעין</text:span>'? סלקא<text:span text:style-name="T1"> </text:span>דעתא? </text:p>
      <text:p text:style-name="P18">אלא: <text:span text:style-name="T26">שומעין</text:span><text:span text:style-name="T27"> </text:span><text:span text:style-name="T26">מאחורי</text:span><text:span text:style-name="T27"> </text:span><text:span text:style-name="T26">הפרגוד</text:span><text:span text:style-name="T27"> </text:span><text:span text:style-name="T26">כמלאכי</text:span><text:span text:style-name="T27"> </text:span><text:span text:style-name="T26">השרת; </text:span></text:p>
      <text:p text:style-name="P8">ושלשה<text:span text:style-name="T1"> </text:span>כבני<text:span text:style-name="T1"> </text:span>אדם: אוכלין<text:span text:style-name="T1"> </text:span>ושותין<text:span text:style-name="T1"> </text:span>כבני<text:span text:style-name="T1"> </text:span>אדם, פרין<text:span text:style-name="T1"> </text:span>ורבין<text:span text:style-name="T1"> </text:span>כבני<text:span text:style-name="T1"> </text:span>אדם, ומתים<text:span text:style-name="T1"> </text:span>כבני<text:span text:style-name="T1"> </text:span>אדם;</text:p>
      <text:p text:style-name="P8">ששה<text:span text:style-name="T1"> </text:span>דברים<text:span text:style-name="T1"> </text:span>נאמרו<text:span text:style-name="T1"> </text:span>בבני<text:span text:style-name="T1"> </text:span>אדם: שלשה<text:span text:style-name="T1"> </text:span>כמלאכי<text:span text:style-name="T1"> </text:span>השרת, שלשה<text:span text:style-name="T1"> </text:span>כבהמה:</text:p>
      <text:p text:style-name="P8">שלשה<text:span text:style-name="T1"> </text:span>כמלאכי<text:span text:style-name="T1"> </text:span>השרת: יש<text:span text:style-name="T1"> </text:span>להם<text:span text:style-name="T1"> </text:span>דעת<text:span text:style-name="T1"> </text:span>כמלאכי<text:span text:style-name="T1"> </text:span>השרת, ומהלכין<text:span text:style-name="T1"> </text:span>בקומה<text:span text:style-name="T1"> </text:span>זקופה<text:span text:style-name="T1"> </text:span>כמלאכי<text:span text:style-name="T1"> </text:span>השרת, ומספרים<text:span text:style-name="T1"> </text:span>בלשון<text:span text:style-name="T1"> </text:span>הקדש<text:span text:style-name="T1"> </text:span>כמלאכי<text:span text:style-name="T1"> </text:span>השרת;</text:p>
      <text:p text:style-name="P4"><text:span text:style-name="T26">שלשה</text:span><text:span text:style-name="T27"> </text:span><text:span text:style-name="T26">כבהמה: אוכלין</text:span><text:span text:style-name="T27"> </text:span><text:span text:style-name="T26">ושותין</text:span><text:span text:style-name="T27"> </text:span><text:span text:style-name="T26">כבהמה, ופרין</text:span><text:span text:style-name="T27"> </text:span><text:span text:style-name="T26">ורבין</text:span><text:span text:style-name="T27"> </text:span><text:span text:style-name="T26">כבהמה, ומוציאין</text:span><text:span text:style-name="T27"> </text:span><text:span text:style-name="T26">רעי</text:span><text:span text:style-name="T27"> </text:span><text:span text:style-name="T26">כבהמה.</text:span>'</text:p>
      <text:p text:style-name="P4"/>
      <text:p text:style-name="P4">כל<text:span text:style-name="T1"> </text:span>המסתכל<text:span text:style-name="T1"> </text:span>בד' דברים<text:span text:style-name="T1"> </text:span>רתוי<text:span text:style-name="T1"> </text:span>לו<text:span text:style-name="T1"> </text:span>שלא<text:span text:style-name="T1"> </text:span>בא<text:span text:style-name="T1"> </text:span>לעולם<text:span text:style-name="T1"> </text:span><text:span text:style-name="T21">[מה</text:span><text:span text:style-name="T4"> </text:span><text:span text:style-name="T21">למעלה, מה</text:span><text:span text:style-name="T4"> </text:span><text:span text:style-name="T21">למטה, מה</text:span><text:span text:style-name="T4"> </text:span><text:span text:style-name="T21">לפנים, ומה</text:span><text:span text:style-name="T4"> </text:span><text:span text:style-name="T21">לאחור]</text:span>: <text:s/></text:p>
      <text:p text:style-name="P4">בשלמא<text:span text:style-name="T1"> </text:span>'<text:span text:style-name="T26">מה</text:span><text:span text:style-name="T27"> </text:span><text:span text:style-name="T26">למעלה</text:span><text:span text:style-name="T27"> </text:span><text:span text:style-name="T26">מה</text:span><text:span text:style-name="T27"> </text:span><text:span text:style-name="T26">למטה</text:span><text:span text:style-name="T27"> </text:span><text:span text:style-name="T18">(והרי</text:span><text:span text:style-name="T4"> </text:span><text:span text:style-name="T18">אמר</text:span><text:span text:style-name="T4"> </text:span><text:span text:style-name="T24">ומתחת</text:span><text:span text:style-name="T4"> </text:span><text:span text:style-name="T24">זרועות</text:span><text:span text:style-name="T4"> </text:span><text:span text:style-name="T24">עולם</text:span><text:span text:style-name="T4"> </text:span><text:span text:style-name="T19">(דברים</text:span><text:span text:style-name="T3"> </text:span><text:span text:style-name="T19">לג,כז)</text:span><text:span text:style-name="T18">, ואם</text:span><text:span text:style-name="T4"> </text:span><text:span text:style-name="T18">שאל</text:span><text:span text:style-name="T4"> </text:span><text:span text:style-name="T18">מי</text:span><text:span text:style-name="T4"> </text:span><text:span text:style-name="T18">סבלן</text:span><text:span text:style-name="T4"> </text:span><text:span text:style-name="T18">- לא</text:span><text:span text:style-name="T4"> </text:span><text:span text:style-name="T18">חס</text:span><text:span text:style-name="T4"> </text:span><text:span text:style-name="T18">על</text:span><text:span text:style-name="T4"> </text:span><text:span text:style-name="T18">כבוד</text:span><text:span text:style-name="T4"> </text:span><text:span text:style-name="T18">קונו)</text:span><text:span text:style-name="T26"> מה</text:span><text:span text:style-name="T27"> </text:span><text:span text:style-name="T26">לאחור</text:span>' – לחיי<text:span text:style-name="T1"> </text:span><text:span text:style-name="T18">('לייטי</text:span><text:span text:style-name="T4"> </text:span><text:span text:style-name="T18">עלה</text:span><text:span text:style-name="T4"> </text:span><text:span text:style-name="T18">במערבא' לא</text:span><text:span text:style-name="T4"> </text:span><text:span text:style-name="T18">גרסינן</text:span><text:span text:style-name="T4"> </text:span><text:span text:style-name="T18">לה)</text:span>; אלא<text:span text:style-name="T1"> </text:span>לפנים?: מה<text:span text:style-name="T1"> </text:span>דהוה<text:span text:style-name="T1"> </text:span>הוה?</text:p>
      <text:p text:style-name="P4">רבי<text:span text:style-name="T1"> </text:span>יוחנן<text:span text:style-name="T1"> </text:span>ורבי<text:span text:style-name="T1"> </text:span>אלעזר, דאמרי<text:span text:style-name="T1"> </text:span>תרוייהו: משל<text:span text:style-name="T1"> </text:span>למלך<text:span text:style-name="T1"> </text:span>בשר<text:span text:style-name="T1"> </text:span>ודם<text:span text:style-name="T1"> </text:span>שאמר<text:span text:style-name="T1"> </text:span>לעבדיו: "בנו<text:span text:style-name="T1"> </text:span>לי<text:span text:style-name="T1"> </text:span>פלטירין<text:span text:style-name="T1"> </text:span>גדולין<text:span text:style-name="T1"> </text:span>על<text:span text:style-name="T1"> </text:span>האשפה"! הלכו<text:span text:style-name="T1"> </text:span>ובנו<text:span text:style-name="T1"> </text:span>לו<text:span text:style-name="T1"> </text:span>- אין<text:span text:style-name="T1"> </text:span>רצונו<text:span text:style-name="T1"> </text:span>של<text:span text:style-name="T1"> </text:span>מלך<text:span text:style-name="T1"> </text:span>להזכיר<text:span text:style-name="T1"> </text:span>שם<text:span text:style-name="T1"> </text:span>אשפה.</text:p>
      <text:p text:style-name="P4"><text:span text:style-name="T18">('לייטי</text:span><text:span text:style-name="T4"> </text:span><text:span text:style-name="T18">עלה</text:span><text:span text:style-name="T4"> </text:span><text:span text:style-name="T18">במערבא' לא</text:span><text:span text:style-name="T4"> </text:span><text:span text:style-name="T18">גרסינן</text:span><text:span text:style-name="T4"> </text:span><text:span text:style-name="T18">לה.)</text:span> </text:p>
      <text:p text:style-name="P4"/>
      <text:p text:style-name="P4">כל<text:span text:style-name="T1"> </text:span>שלא<text:span text:style-name="T1"> </text:span>חס<text:span text:style-name="T1"> </text:span>על<text:span text:style-name="T1"> </text:span>כבוד<text:span text:style-name="T1"> </text:span>קונו<text:span text:style-name="T1"> </text:span>רתוי<text:span text:style-name="T1"> </text:span>לו<text:span text:style-name="T1"> </text:span>שלא<text:span text:style-name="T1"> </text:span>בא<text:span text:style-name="T1"> </text:span>לעולם: <text:s/></text:p>
      <text:p text:style-name="P4">מאי<text:span text:style-name="T1"> </text:span>היא?</text:p>
      <text:p text:style-name="P4">רבי<text:span text:style-name="T1"> </text:span>אבא<text:span text:style-name="T1"> </text:span>אמר: זה<text:span text:style-name="T1"> </text:span>המסתכל<text:span text:style-name="T1"> </text:span>בקשת.</text:p>
      <text:p text:style-name="P4"><text:soft-page-break/>רב<text:span text:style-name="T1"> </text:span>יוסף<text:span text:style-name="T1"> </text:span>אמר: זה<text:span text:style-name="T1"> </text:span>העובר<text:span text:style-name="T1"> </text:span>עבירה<text:span text:style-name="T1"> </text:span>בסתר.</text:p>
      <text:p text:style-name="P4">מסתכל<text:span text:style-name="T1"> </text:span>בקשת<text:span text:style-name="T1"> </text:span>- דכתיב<text:span text:style-name="T1"> </text:span><text:span text:style-name="T19">(יחזקאל</text:span><text:span text:style-name="T3"> </text:span><text:span text:style-name="T19">א,כח)</text:span><text:span text:style-name="T22"> כמראה</text:span><text:span text:style-name="T1"> </text:span><text:span text:style-name="T22">הקשת</text:span><text:span text:style-name="T1"> </text:span><text:span text:style-name="T22">אשר</text:span><text:span text:style-name="T1"> </text:span><text:span text:style-name="T22">יהיה</text:span><text:span text:style-name="T1"> </text:span><text:span text:style-name="T22">בענן</text:span><text:span text:style-name="T1"> </text:span><text:span text:style-name="T22">ביום</text:span><text:span text:style-name="T1"> </text:span><text:span text:style-name="T22">הגשם</text:span><text:span text:style-name="T1"> </text:span><text:span text:style-name="T22">כן</text:span><text:span text:style-name="T1"> </text:span><text:span text:style-name="T22">מראה</text:span><text:span text:style-name="T1"> </text:span><text:span text:style-name="T22">הנגה</text:span><text:span text:style-name="T1"> </text:span><text:span text:style-name="T22">סביב</text:span><text:span text:style-name="T1"> </text:span><text:span text:style-name="T22">הוא</text:span><text:span text:style-name="T1"> </text:span><text:span text:style-name="T22">מראה</text:span><text:span text:style-name="T1"> </text:span><text:span text:style-name="T22">דמות</text:span><text:span text:style-name="T1"> </text:span><text:span text:style-name="T22">כבוד</text:span><text:span text:style-name="T1"> </text:span><text:span text:style-name="T22">ה' </text:span><text:span text:style-name="T24">[ואראה</text:span><text:span text:style-name="T4"> </text:span><text:span text:style-name="T24">ואפל</text:span><text:span text:style-name="T4"> </text:span><text:span text:style-name="T24">על</text:span><text:span text:style-name="T4"> </text:span><text:span text:style-name="T24">פני</text:span><text:span text:style-name="T4"> </text:span><text:span text:style-name="T24">ואשמע</text:span><text:span text:style-name="T4"> </text:span><text:span text:style-name="T24">קול</text:span><text:span text:style-name="T4"> </text:span><text:span text:style-name="T24">מדבר]</text:span>;</text:p>
      <text:p text:style-name="P4">רב<text:span text:style-name="T1"> </text:span>יוסף<text:span text:style-name="T1"> </text:span>אמר: זה<text:span text:style-name="T1"> </text:span>העובר<text:span text:style-name="T1"> </text:span>עבירה<text:span text:style-name="T1"> </text:span>בסתר, כדרבי<text:span text:style-name="T1"> </text:span>יצחק, דאמר<text:span text:style-name="T1"> </text:span>רבי<text:span text:style-name="T1"> </text:span>יצחק: כל<text:span text:style-name="T1"> </text:span>העובר<text:span text:style-name="T1"> </text:span>עבירה<text:span text:style-name="T1"> </text:span>בסתר<text:span text:style-name="T1"> </text:span>- כאילו<text:span text:style-name="T1"> </text:span>דוחק<text:span text:style-name="T1"> </text:span>רגלי<text:span text:style-name="T1"> </text:span>שכינה<text:span text:style-name="T1"> </text:span><text:span text:style-name="T18">(אומר</text:span><text:span text:style-name="T4"> </text:span><text:span text:style-name="T18">בלבו: אין</text:span><text:span text:style-name="T4"> </text:span><text:span text:style-name="T18">השכינה</text:span><text:span text:style-name="T4"> </text:span><text:span text:style-name="T18">כאן)</text:span>, שנאמר<text:span text:style-name="T1"> </text:span><text:span text:style-name="T19">(ישעיהו</text:span><text:span text:style-name="T3"> </text:span><text:span text:style-name="T19">סו,א)</text:span><text:span text:style-name="T22"> כה</text:span><text:span text:style-name="T1"> </text:span><text:span text:style-name="T22">אמר</text:span><text:span text:style-name="T1"> </text:span><text:span text:style-name="T22">ה' השמים</text:span><text:span text:style-name="T1"> </text:span><text:span text:style-name="T22">כסאי</text:span><text:span text:style-name="T1"> </text:span><text:span text:style-name="T22">והארץ</text:span><text:span text:style-name="T1"> </text:span><text:span text:style-name="T22">הדום</text:span><text:span text:style-name="T1"> </text:span><text:span text:style-name="T22">רגלי</text:span><text:span text:style-name="T1"> </text:span><text:span text:style-name="T24">[אי</text:span><text:span text:style-name="T4"> </text:span><text:span text:style-name="T24">זה</text:span><text:span text:style-name="T4"> </text:span><text:span text:style-name="T24">בית</text:span><text:span text:style-name="T4"> </text:span><text:span text:style-name="T24">אשר</text:span><text:span text:style-name="T4"> </text:span><text:span text:style-name="T24">תבנו</text:span><text:span text:style-name="T4"> </text:span><text:span text:style-name="T24">לי</text:span><text:span text:style-name="T4"> </text:span><text:span text:style-name="T24">ואי</text:span><text:span text:style-name="T4"> </text:span><text:span text:style-name="T24">זה</text:span><text:span text:style-name="T4"> </text:span><text:span text:style-name="T24">מקום</text:span><text:span text:style-name="T4"> </text:span><text:span text:style-name="T24">מנוחתי]</text:span>.</text:p>
      <text:p text:style-name="P4">איני! והאמר<text:span text:style-name="T1"> </text:span>רבי<text:span text:style-name="T1"> </text:span>אלעא<text:span text:style-name="T1"> </text:span>הזקן: 'אם<text:span text:style-name="T1"> </text:span>רואה<text:span text:style-name="T1"> </text:span>אדם<text:span text:style-name="T1"> </text:span>שיצרו<text:span text:style-name="T1"> </text:span>מתגבר<text:span text:style-name="T1"> </text:span>עליו<text:span text:style-name="T1"> </text:span>- ילך<text:span text:style-name="T1"> </text:span>למקום<text:span text:style-name="T1"> </text:span>שאין<text:span text:style-name="T1"> </text:span>מכירין<text:span text:style-name="T1"> </text:span>אותו, וילבש<text:span text:style-name="T1"> </text:span>שחורין, ויתעטף<text:span text:style-name="T1"> </text:span>שחורין<text:span text:style-name="T1"> </text:span><text:span text:style-name="T18">(אין</text:span><text:span text:style-name="T4"> </text:span><text:span text:style-name="T18">דעתו</text:span><text:span text:style-name="T4"> </text:span><text:span text:style-name="T18">גסה</text:span><text:span text:style-name="T4"> </text:span><text:span text:style-name="T18">עליו, ושמא</text:span><text:span text:style-name="T4"> </text:span><text:span text:style-name="T18">יקל</text:span><text:span text:style-name="T4"> </text:span><text:span text:style-name="T18">כח</text:span><text:span text:style-name="T4"> </text:span><text:span text:style-name="T18">יצרו, וגם</text:span><text:span text:style-name="T4"> </text:span><text:span text:style-name="T18">אם</text:span><text:span text:style-name="T4"> </text:span><text:span text:style-name="T18">יחטא</text:span><text:span text:style-name="T4"> </text:span><text:span text:style-name="T18">- אין</text:span><text:span text:style-name="T4"> </text:span><text:span text:style-name="T18">אדם</text:span><text:span text:style-name="T4"> </text:span><text:span text:style-name="T18">נותן</text:span><text:span text:style-name="T4"> </text:span><text:span text:style-name="T18">לב, לפי</text:span><text:span text:style-name="T4"> </text:span><text:span text:style-name="T18">שאינו</text:span><text:span text:style-name="T4"> </text:span><text:span text:style-name="T18">חשוב</text:span><text:span text:style-name="T4"> </text:span><text:span text:style-name="T18">בעיניהם, וכן</text:span><text:span text:style-name="T4"> </text:span><text:span text:style-name="T18">בלבוש</text:span><text:span text:style-name="T4"> </text:span><text:span text:style-name="T18">שחורים)</text:span>, ויעשה<text:span text:style-name="T1"> </text:span>מה<text:span text:style-name="T1"> </text:span>שלבו<text:span text:style-name="T1"> </text:span>חפץ, ואל<text:span text:style-name="T1"> </text:span>יחלל<text:span text:style-name="T1"> </text:span>שם<text:span text:style-name="T1"> </text:span>שמים<text:span text:style-name="T1"> </text:span>בפרהסיא'! </text:p>
      <text:p text:style-name="P4">לא<text:span text:style-name="T1"> </text:span>קשיא: הא<text:span text:style-name="T1"> </text:span>דמצי<text:span text:style-name="T1"> </text:span>כייף<text:span text:style-name="T1"> </text:span>ליה<text:span text:style-name="T1"> </text:span>ליצריה<text:span text:style-name="T1"> </text:span><text:span text:style-name="T18">(ובוטח</text:span><text:span text:style-name="T4"> </text:span><text:span text:style-name="T18">על</text:span><text:span text:style-name="T4"> </text:span><text:span text:style-name="T18">שהוא</text:span><text:span text:style-name="T4"> </text:span><text:span text:style-name="T18">נחבא</text:span><text:span text:style-name="T4"> </text:span><text:span text:style-name="T18">בסתר, כאילו</text:span><text:span text:style-name="T4"> </text:span><text:span text:style-name="T18">דוחק</text:span><text:span text:style-name="T4"> </text:span><text:span text:style-name="T18">הרגלים)</text:span>, הא<text:span text:style-name="T1"> </text:span>דלא<text:span text:style-name="T1"> </text:span>מצי<text:span text:style-name="T1"> </text:span>כייף<text:span text:style-name="T1"> </text:span>ליצריה<text:span text:style-name="T1"> </text:span><text:span text:style-name="T18">(טוב</text:span><text:span text:style-name="T4"> </text:span><text:span text:style-name="T18">לו</text:span><text:span text:style-name="T4"> </text:span><text:span text:style-name="T18">בצינעא</text:span><text:span text:style-name="T4"> </text:span><text:span text:style-name="T18">מפרהסיא)</text:span>.</text:p>
      <text:p text:style-name="P4"/>
      <text:p text:style-name="P4">דרש<text:span text:style-name="T1"> </text:span>רבי<text:span text:style-name="T1"> </text:span>יהודה<text:span text:style-name="T1"> </text:span>ברבי<text:span text:style-name="T1"> </text:span>נחמני, מתורגמניה<text:span text:style-name="T1"> </text:span>דריש<text:span text:style-name="T1"> </text:span>לקיש: כל<text:span text:style-name="T1"> </text:span>המסתכל<text:span text:style-name="T1"> </text:span>בשלשה<text:span text:style-name="T1"> </text:span>דברים<text:span text:style-name="T1"> </text:span>- עיניו<text:span text:style-name="T1"> </text:span>כהות: בקשת, ובנשיא, ובכהנים:</text:p>
      <text:p text:style-name="P4">בקשת<text:span text:style-name="T1"> </text:span>- דכתיב<text:span text:style-name="T1"> </text:span>'<text:span text:style-name="T22">כמראה</text:span><text:span text:style-name="T1"> </text:span><text:span text:style-name="T22">הקשת</text:span><text:span text:style-name="T1"> </text:span><text:span text:style-name="T22">אשר</text:span><text:span text:style-name="T1"> </text:span><text:span text:style-name="T22">יהיה</text:span><text:span text:style-name="T1"> </text:span><text:span text:style-name="T22">בענן</text:span><text:span text:style-name="T1"> </text:span><text:span text:style-name="T22">ביום</text:span><text:span text:style-name="T1"> </text:span><text:span text:style-name="T22">הגשם</text:span><text:span text:style-name="T1"> </text:span><text:span text:style-name="T22">הוא</text:span><text:span text:style-name="T1"> </text:span><text:span text:style-name="T22">מראה</text:span><text:span text:style-name="T1"> </text:span><text:span text:style-name="T22">דמות</text:span><text:span text:style-name="T1"> </text:span><text:span text:style-name="T22">כבוד</text:span><text:span text:style-name="T1"> </text:span><text:span text:style-name="T22">ה'</text:span>';</text:p>
      <text:p text:style-name="P4">בנשיא<text:span text:style-name="T1"> </text:span>- דכתיב<text:span text:style-name="T1"> </text:span><text:span text:style-name="T19">(במדבר</text:span><text:span text:style-name="T3"> </text:span><text:span text:style-name="T19">כז,כ)</text:span><text:span text:style-name="T22"> ונתת</text:span><text:span text:style-name="T24">[ה]</text:span><text:span text:style-name="T22"> מהודך</text:span><text:span text:style-name="T1"> </text:span><text:span text:style-name="T22">עליו</text:span><text:span text:style-name="T1"> </text:span><text:span text:style-name="T24">[למען</text:span><text:span text:style-name="T4"> </text:span><text:span text:style-name="T24">ישמעו</text:span><text:span text:style-name="T4"> </text:span><text:span text:style-name="T24">כל</text:span><text:span text:style-name="T4"> </text:span><text:span text:style-name="T24">עדת</text:span><text:span text:style-name="T4"> </text:span><text:span text:style-name="T24">בני</text:span><text:span text:style-name="T4"> </text:span><text:span text:style-name="T24">ישראל]</text:span>;</text:p>
      <text:p text:style-name="P4">המסתכל<text:span text:style-name="T1"> </text:span>בכהנים<text:span text:style-name="T1"> </text:span>- בזמן<text:span text:style-name="T1"> </text:span>שבית<text:span text:style-name="T1"> </text:span>המקדש<text:span text:style-name="T1"> </text:span>קיים, שהיו<text:span text:style-name="T1"> </text:span>עומדין<text:span text:style-name="T1"> </text:span>על<text:span text:style-name="T1"> </text:span>דוכנן<text:span text:style-name="T1"> </text:span>ומברכין<text:span text:style-name="T1"> </text:span>את<text:span text:style-name="T1"> </text:span>ישראל<text:span text:style-name="T1"> </text:span>בשם<text:span text:style-name="T1"> </text:span>המפורש<text:span text:style-name="T1"> </text:span><text:span text:style-name="T18">(שהשכינה</text:span><text:span text:style-name="T4"> </text:span><text:span text:style-name="T18">שורה</text:span><text:span text:style-name="T4"> </text:span><text:span text:style-name="T18">על</text:span><text:span text:style-name="T4"> </text:span><text:span text:style-name="T18">קשרי</text:span><text:span text:style-name="T4"> </text:span><text:span text:style-name="T18">אצבעותיהם)</text:span>.</text:p>
      <text:p text:style-name="P6"/>
      <text:p text:style-name="P4">דרש<text:span text:style-name="T1"> </text:span>רבי<text:span text:style-name="T1"> </text:span>יהודה<text:span text:style-name="T1"> </text:span>ברבי<text:span text:style-name="T1"> </text:span>נחמני<text:span text:style-name="T1"> </text:span>מתורגמניה<text:span text:style-name="T1"> </text:span>דריש<text:span text:style-name="T1"> </text:span>לקיש: מאי<text:span text:style-name="T1"> </text:span>דכתיב<text:span text:style-name="T1"> </text:span><text:span text:style-name="T19">(מיכה</text:span><text:span text:style-name="T3"> </text:span><text:span text:style-name="T19">ז,ה)</text:span><text:span text:style-name="T22"> אל</text:span><text:span text:style-name="T1"> </text:span><text:span text:style-name="T22">תאמינו</text:span><text:span text:style-name="T1"> </text:span><text:span text:style-name="T22">ברע</text:span><text:span text:style-name="T1"> </text:span><text:span text:style-name="T22">אל</text:span><text:span text:style-name="T1"> </text:span><text:span text:style-name="T22">תבטחו</text:span><text:span text:style-name="T1"> </text:span><text:span text:style-name="T22">באלוף</text:span><text:span text:style-name="T1"> </text:span><text:span text:style-name="T24">[משכבת</text:span><text:span text:style-name="T4"> </text:span><text:span text:style-name="T24">חיקך</text:span><text:span text:style-name="T4"> </text:span><text:span text:style-name="T24">שמר</text:span><text:span text:style-name="T4"> </text:span><text:span text:style-name="T24">פתחי</text:span><text:span text:style-name="T4"> </text:span><text:span text:style-name="T24">פיך]</text:span>: אם<text:span text:style-name="T1"> </text:span>יאמר<text:span text:style-name="T1"> </text:span>לך<text:span text:style-name="T1"> </text:span>יצר<text:span text:style-name="T1"> </text:span>הרע<text:span text:style-name="T1"> </text:span>חטוא<text:span text:style-name="T1"> </text:span>והקב"ה<text:span text:style-name="T1"> </text:span>מוחל<text:span text:style-name="T1"> </text:span>- אל<text:span text:style-name="T1"> </text:span>תאמן<text:span text:style-name="T1"> </text:span><text:span text:style-name="T18">(</text:span><text:span text:style-name="T24">אל</text:span><text:span text:style-name="T4"> </text:span><text:span text:style-name="T24">תבטחו</text:span><text:span text:style-name="T4"> </text:span><text:span text:style-name="T24">באלוף</text:span><text:span text:style-name="T4"> </text:span><text:span text:style-name="T18">-. לומר</text:span><text:span text:style-name="T4"> </text:span><text:span text:style-name="T18">שימחול)</text:span>, שנאמר<text:span text:style-name="T1"> </text:span>'<text:span text:style-name="T22">אל</text:span><text:span text:style-name="T1"> </text:span><text:span text:style-name="T22">תאמן</text:span><text:span text:style-name="T1"> </text:span><text:span text:style-name="T22">ברע</text:span>', ואין<text:span text:style-name="T1"> </text:span>'רע' אלא<text:span text:style-name="T1"> </text:span>יצר<text:span text:style-name="T1"> </text:span>הרע, שנאמר<text:span text:style-name="T1"> </text:span><text:span text:style-name="T24">[</text:span><text:span text:style-name="T19">בראשית</text:span><text:span text:style-name="T3"> </text:span><text:span text:style-name="T19">ח,כא:</text:span><text:span text:style-name="T24"> וירח</text:span><text:span text:style-name="T4"> </text:span><text:span text:style-name="T24">ה' את</text:span><text:span text:style-name="T4"> </text:span><text:span text:style-name="T24">ריח</text:span><text:span text:style-name="T4"> </text:span><text:span text:style-name="T24">הניחח</text:span><text:span text:style-name="T4"> </text:span><text:span text:style-name="T24">ויאמר</text:span><text:span text:style-name="T4"> </text:span><text:span text:style-name="T24">ה' אל</text:span><text:span text:style-name="T4"> </text:span><text:span text:style-name="T24">לבו</text:span><text:span text:style-name="T4"> </text:span><text:span text:style-name="T24">לא</text:span><text:span text:style-name="T4"> </text:span><text:span text:style-name="T24">אסף</text:span><text:span text:style-name="T4"> </text:span><text:span text:style-name="T24">לקלל</text:span><text:span text:style-name="T4"> </text:span><text:span text:style-name="T24">עוד</text:span><text:span text:style-name="T4"> </text:span><text:span text:style-name="T24">את</text:span><text:span text:style-name="T4"> </text:span><text:span text:style-name="T24">האדמה</text:span><text:span text:style-name="T4"> </text:span><text:span text:style-name="T24">בעבור</text:span><text:span text:style-name="T4"> </text:span><text:span text:style-name="T24">האדם</text:span><text:span text:style-name="T4"> </text:span><text:span text:style-name="T24">]</text:span><text:span text:style-name="T22"> כי</text:span><text:span text:style-name="T1"> </text:span><text:span text:style-name="T22">יצר</text:span><text:span text:style-name="T1"> </text:span><text:span text:style-name="T22">לב</text:span><text:span text:style-name="T1"> </text:span><text:span text:style-name="T22">האדם</text:span><text:span text:style-name="T1"> </text:span><text:span text:style-name="T22">רע</text:span><text:span text:style-name="T1"> </text:span><text:span text:style-name="T24">[מנעריו</text:span><text:span text:style-name="T4"> </text:span><text:span text:style-name="T24">ולא</text:span><text:span text:style-name="T4"> </text:span><text:span text:style-name="T24">אסף</text:span><text:span text:style-name="T4"> </text:span><text:span text:style-name="T24">עוד</text:span><text:span text:style-name="T4"> </text:span><text:span text:style-name="T24">להכות</text:span><text:span text:style-name="T4"> </text:span><text:span text:style-name="T24">את</text:span><text:span text:style-name="T4"> </text:span><text:span text:style-name="T24">כל</text:span><text:span text:style-name="T4"> </text:span><text:span text:style-name="T24">חי</text:span><text:span text:style-name="T4"> </text:span><text:span text:style-name="T24">כאשר</text:span><text:span text:style-name="T4"> </text:span><text:span text:style-name="T24">עשיתי]</text:span>, ואין<text:span text:style-name="T1"> </text:span>'אלוף' אלא<text:span text:style-name="T1"> </text:span>הקב"ה, שנאמר<text:span text:style-name="T1"> </text:span><text:span text:style-name="T24">[</text:span><text:span text:style-name="T19">ירמיהו</text:span><text:span text:style-name="T3"> </text:span><text:span text:style-name="T19">ג,ד:</text:span><text:span text:style-name="T24"> הלוא</text:span><text:span text:style-name="T4"> </text:span><text:span text:style-name="T24">מעתה</text:span><text:span text:style-name="T4"> </text:span><text:span text:style-name="T24">קראתי</text:span><text:span text:style-name="T4"> </text:span><text:span text:style-name="T24">קראת</text:span><text:span text:style-name="T4"> </text:span><text:span text:style-name="T24">לי</text:span><text:span text:style-name="T4"> </text:span><text:span text:style-name="T24">אבי]</text:span><text:span text:style-name="T22"> אלוף</text:span><text:span text:style-name="T1"> </text:span><text:span text:style-name="T22">נעורי</text:span><text:span text:style-name="T1"> </text:span><text:span text:style-name="T22">אתה</text:span>; שמא<text:span text:style-name="T1"> </text:span>תאמר<text:span text:style-name="T1"> </text:span>"מי<text:span text:style-name="T1"> </text:span>מעיד<text:span text:style-name="T1"> </text:span>בי"? - אבני<text:span text:style-name="T1"> </text:span>ביתו<text:span text:style-name="T1"> </text:span>וקורות<text:span text:style-name="T1"> </text:span>ביתו<text:span text:style-name="T1"> </text:span>של<text:span text:style-name="T1"> </text:span>אדם<text:span text:style-name="T1"> </text:span>הם<text:span text:style-name="T1"> </text:span>מעידין<text:span text:style-name="T1"> </text:span>בו, שנאמר<text:span text:style-name="T1"> </text:span><text:span text:style-name="T19">(חבקוק</text:span><text:span text:style-name="T3"> </text:span><text:span text:style-name="T19">ב,יא)</text:span><text:span text:style-name="T22"> כי</text:span><text:span text:style-name="T1"> </text:span><text:span text:style-name="T22">אבן</text:span><text:span text:style-name="T1"> </text:span><text:span text:style-name="T22">מקיר</text:span><text:span text:style-name="T1"> </text:span><text:span text:style-name="T22">תזעק</text:span><text:span text:style-name="T1"> </text:span><text:span text:style-name="T22">וכפיס</text:span><text:span text:style-name="T1"> </text:span><text:span text:style-name="T18">(חתיכת</text:span><text:span text:style-name="T4"> </text:span><text:span text:style-name="T18">עץ, כמו</text:span><text:span text:style-name="T4"> </text:span><text:span text:style-name="T18">כפיסין</text:span><text:span text:style-name="T4"> </text:span><text:span text:style-name="T18">בבבא</text:span><text:span text:style-name="T4"> </text:span><text:span text:style-name="T18">בתרא</text:span><text:span text:style-name="T4"> </text:span><text:span text:style-name="T19">(ב,א)</text:span><text:span text:style-name="T18">)</text:span><text:span text:style-name="T22"> מעץ</text:span><text:span text:style-name="T1"> </text:span><text:span text:style-name="T22">יעננה</text:span>;</text:p>
      <text:p text:style-name="P4">וחכמים<text:span text:style-name="T1"> </text:span>אומרים: נשמתו<text:span text:style-name="T1"> </text:span>של<text:span text:style-name="T1"> </text:span>אדם<text:span text:style-name="T1"> </text:span>מעידה<text:span text:style-name="T1"> </text:span>בו, שנאמר<text:span text:style-name="T1"> </text:span><text:span text:style-name="T24">[</text:span><text:span text:style-name="T19">מיכה</text:span><text:span text:style-name="T3"> </text:span><text:span text:style-name="T19">ז,ה:</text:span><text:span text:style-name="T24"> אל</text:span><text:span text:style-name="T4"> </text:span><text:span text:style-name="T24">תאמינו</text:span><text:span text:style-name="T4"> </text:span><text:span text:style-name="T24">ברע</text:span><text:span text:style-name="T4"> </text:span><text:span text:style-name="T24">אל</text:span><text:span text:style-name="T4"> </text:span><text:span text:style-name="T24">תבטחו</text:span><text:span text:style-name="T4"> </text:span><text:span text:style-name="T24">באלוף]</text:span><text:span text:style-name="T22"> משכבת</text:span><text:span text:style-name="T1"> </text:span><text:span text:style-name="T22">חיקך</text:span><text:span text:style-name="T1"> </text:span><text:span text:style-name="T22">שמור</text:span><text:span text:style-name="T1"> </text:span><text:span text:style-name="T22">פתחי</text:span><text:span text:style-name="T1"> </text:span><text:span text:style-name="T22">פיך</text:span>? אי<text:span text:style-name="T1"> </text:span>זו<text:span text:style-name="T1"> </text:span>היא<text:span text:style-name="T1"> </text:span>דבר<text:span text:style-name="T1"> </text:span>ששוכבת<text:span text:style-name="T1"> </text:span>בחיקו<text:span text:style-name="T1"> </text:span>של<text:span text:style-name="T1"> </text:span>אדם? - הוי<text:span text:style-name="T1"> </text:span>אומר<text:span text:style-name="T1"> </text:span>זו<text:span text:style-name="T1"> </text:span>נשמה.</text:p>
      <text:p text:style-name="P4">רבי<text:span text:style-name="T1"> </text:span>זריקא<text:span text:style-name="T1"> </text:span>אמר: שני<text:span text:style-name="T1"> </text:span>מלאכי<text:span text:style-name="T1"> </text:span>השרת<text:span text:style-name="T1"> </text:span>המלוין<text:span text:style-name="T1"> </text:span>אותו<text:span text:style-name="T1"> </text:span>- הן<text:span text:style-name="T1"> </text:span>מעידין<text:span text:style-name="T1"> </text:span>בו, שנאמר<text:span text:style-name="T1"> </text:span><text:span text:style-name="T19">(תהלים</text:span><text:span text:style-name="T3"> </text:span><text:span text:style-name="T19">צא,יא)</text:span><text:span text:style-name="T22"> כי</text:span><text:span text:style-name="T1"> </text:span><text:span text:style-name="T22">מלאכיו</text:span><text:span text:style-name="T1"> </text:span><text:span text:style-name="T22">יצוה</text:span><text:span text:style-name="T1"> </text:span><text:span text:style-name="T22">לך</text:span><text:span text:style-name="T1"> </text:span><text:span text:style-name="T22">לשמרך</text:span><text:span text:style-name="T1"> </text:span><text:span text:style-name="T22">בכל</text:span><text:span text:style-name="T1"> </text:span><text:span text:style-name="T22">דרכיך</text:span>; ויש<text:span text:style-name="T1"> </text:span>אומרים: אבריו<text:span text:style-name="T1"> </text:span>של<text:span text:style-name="T1"> </text:span>אדם<text:span text:style-name="T1"> </text:span>מעידין<text:span text:style-name="T1"> </text:span>בו, שנאמר<text:span text:style-name="T1"> </text:span><text:span text:style-name="T24">[</text:span><text:span text:style-name="T19">ישעיהו</text:span><text:span text:style-name="T3"> </text:span><text:span text:style-name="T19">מג,יב: </text:span><text:span text:style-name="T24">אנכי</text:span><text:span text:style-name="T4"> </text:span><text:span text:style-name="T24">הגדתי</text:span><text:span text:style-name="T4"> </text:span><text:span text:style-name="T24">והושעתי</text:span><text:span text:style-name="T4"> </text:span><text:span text:style-name="T24">והשמעתי</text:span><text:span text:style-name="T4"> </text:span><text:span text:style-name="T24">ואין</text:span><text:span text:style-name="T4"> </text:span><text:span text:style-name="T24">בכם</text:span><text:span text:style-name="T4"> </text:span><text:span text:style-name="T24">זר]</text:span><text:span text:style-name="T22"> ואתם</text:span><text:span text:style-name="T1"> </text:span><text:span text:style-name="T22">עדי</text:span><text:span text:style-name="T1"> </text:span><text:span text:style-name="T22">נאם</text:span><text:span text:style-name="T1"> </text:span><text:span text:style-name="T22">ה' </text:span><text:span text:style-name="T18">(הוא</text:span><text:span text:style-name="T4"> </text:span><text:span text:style-name="T18">מעיד</text:span><text:span text:style-name="T4"> </text:span><text:span text:style-name="T18">בעצמו</text:span><text:span text:style-name="T4"> </text:span><text:span text:style-name="T18">בכל</text:span><text:span text:style-name="T4"> </text:span><text:span text:style-name="T18">עונות</text:span><text:span text:style-name="T4"> </text:span><text:span text:style-name="T18">שאוכיח</text:span><text:span text:style-name="T4"> </text:span><text:span text:style-name="T18">בפניו)</text:span><text:span text:style-name="T22"> <text:s/>ואני</text:span><text:span text:style-name="T1"> </text:span><text:span text:style-name="T22">אל</text:span>.<text:span text:style-name="T18"> </text:span></text:p>
      <text:p text:style-name="P4"/>
      <text:p text:style-name="P4"/>
      <text:p text:style-name="P4">משנה:</text:p>
      <text:p text:style-name="P4">יוסי<text:span text:style-name="T1"> </text:span>בן<text:span text:style-name="T1"> </text:span>יועזר<text:span text:style-name="T1"> </text:span>אומר<text:span text:style-name="T1"> </text:span>שלא<text:span text:style-name="T1"> </text:span>לסמוך, יוסף<text:span text:style-name="T1"> </text:span>בן<text:span text:style-name="T1"> </text:span>יוחנן<text:span text:style-name="T1"> </text:span>אומר<text:span text:style-name="T1"> </text:span>לסמוך<text:span text:style-name="T1"> </text:span><text:span text:style-name="T18">(ביום</text:span><text:span text:style-name="T4"> </text:span><text:span text:style-name="T18">טוב; וזו</text:span><text:span text:style-name="T4"> </text:span><text:span text:style-name="T18">היא</text:span><text:span text:style-name="T4"> </text:span><text:span text:style-name="T18">מחלוקת</text:span><text:span text:style-name="T4"> </text:span><text:span text:style-name="T18">ראשונה</text:span><text:span text:style-name="T4"> </text:span><text:span text:style-name="T18">שהיתה</text:span><text:span text:style-name="T4"> </text:span><text:span text:style-name="T18">בחכמי</text:span><text:span text:style-name="T4"> </text:span><text:span text:style-name="T18">ישראל)</text:span>;</text:p>
      <text:p text:style-name="P4">יהושע<text:span text:style-name="T1"> </text:span>בן<text:span text:style-name="T1"> </text:span>פרחיה<text:span text:style-name="T1"> </text:span>אומר<text:span text:style-name="T1"> </text:span>שלא<text:span text:style-name="T1"> </text:span>לסמוך, ניתאי<text:span text:style-name="T1"> </text:span>הארבלי<text:span text:style-name="T1"> </text:span>אומר<text:span text:style-name="T1"> </text:span>לסמוך;</text:p>
      <text:p text:style-name="P4">יהודה<text:span text:style-name="T1"> </text:span>בן<text:span text:style-name="T1"> </text:span>טבאי<text:span text:style-name="T1"> </text:span>אומר<text:span text:style-name="T1"> </text:span>שלא<text:span text:style-name="T1"> </text:span>לסמוך, שמעון<text:span text:style-name="T1"> </text:span>בן<text:span text:style-name="T1"> </text:span>שטח<text:span text:style-name="T1"> </text:span>אומר<text:span text:style-name="T1"> </text:span>לסמוך;</text:p>
      <text:p text:style-name="P4">שמעיה<text:span text:style-name="T1"> </text:span>אומר<text:span text:style-name="T1"> </text:span>לסמוך, אבטליון<text:span text:style-name="T1"> </text:span>אומר<text:span text:style-name="T1"> </text:span>שלא<text:span text:style-name="T1"> </text:span>לסמוך; <text:span text:style-name="T18">(כולן</text:span><text:span text:style-name="T4"> </text:span><text:span text:style-name="T18">דור</text:span><text:span text:style-name="T4"> </text:span><text:span text:style-name="T18">אחר</text:span><text:span text:style-name="T4"> </text:span><text:span text:style-name="T18">דור;)</text:span> </text:p>
      <text:p text:style-name="P4">הלל<text:span text:style-name="T1"> </text:span>ומנחם<text:span text:style-name="T1"> </text:span>לא<text:span text:style-name="T1"> </text:span>נחלקו; יצא<text:span text:style-name="T1"> </text:span>מנחם<text:span text:style-name="T1"> </text:span><text:span text:style-name="T18">(בגמרא</text:span><text:span text:style-name="T4"> </text:span><text:span text:style-name="T18">מפרש</text:span><text:span text:style-name="T4"> </text:span><text:span text:style-name="T18">להיכן</text:span><text:span text:style-name="T4"> </text:span><text:span text:style-name="T18">יצא)</text:span> נכנס<text:span text:style-name="T1"> </text:span>שמאי<text:span text:style-name="T1"> </text:span><text:span text:style-name="T18">(להיות</text:span><text:span text:style-name="T4"> </text:span><text:span text:style-name="T18">אב</text:span><text:span text:style-name="T4"> </text:span><text:span text:style-name="T18">בית</text:span><text:span text:style-name="T4"> </text:span><text:span text:style-name="T18">דין</text:span><text:span text:style-name="T4"> </text:span><text:span text:style-name="T18">תחתיו)</text:span>, שמאי<text:span text:style-name="T1"> </text:span>אומר<text:span text:style-name="T1"> </text:span>שלא<text:span text:style-name="T1"> </text:span>לסמוך, הלל<text:span text:style-name="T1"> </text:span>אומר<text:span text:style-name="T1"> </text:span>לסמוך.</text:p>
      <text:p text:style-name="P15"><text:span text:style-name="T17">תוספות</text:span><text:span text:style-name="T1"> </text:span><text:span text:style-name="T17">מסכת</text:span><text:span text:style-name="T1"> </text:span><text:span text:style-name="T17">חגיגה</text:span><text:span text:style-name="T1"> </text:span><text:span text:style-name="T17">דף</text:span><text:span text:style-name="T1"> </text:span><text:span text:style-name="T17">טז</text:span><text:span text:style-name="T1"> </text:span><text:span text:style-name="T17">עמוד</text:span><text:span text:style-name="T1"> </text:span><text:span text:style-name="T17">א</text:span><text:span text:style-name="T1"> </text:span><text:span text:style-name="T17">ד"ה</text:span><text:span text:style-name="T1"> </text:span><text:span text:style-name="T111">יוסי</text:span><text:span text:style-name="T112"> </text:span><text:span text:style-name="T111">בן</text:span><text:span text:style-name="T112"> </text:span><text:span text:style-name="T111">יועזר</text:span><text:span text:style-name="T112"> </text:span><text:span text:style-name="T111">כו'</text:span><text:span text:style-name="T17"> - בירושלמי</text:span><text:span text:style-name="T1"> </text:span><text:span text:style-name="T17">אמר</text:span><text:span text:style-name="T1"> </text:span><text:span text:style-name="T17">בראשונה</text:span><text:span text:style-name="T1"> </text:span><text:span text:style-name="T17">לא</text:span><text:span text:style-name="T1"> </text:span><text:span text:style-name="T17">היה</text:span><text:span text:style-name="T1"> </text:span><text:span text:style-name="T17">מחלוקת</text:span><text:span text:style-name="T1"> </text:span><text:span text:style-name="T17">אלא</text:span><text:span text:style-name="T1"> </text:span><text:span text:style-name="T17">על</text:span><text:span text:style-name="T1"> </text:span><text:span text:style-name="T17">הסמיכה</text:span><text:span text:style-name="T1"> </text:span><text:span text:style-name="T17">בלבד</text:span><text:span text:style-name="T1"> </text:span><text:span text:style-name="T17">ועמדו</text:span><text:span text:style-name="T1"> </text:span><text:span text:style-name="T17">שמאי</text:span><text:span text:style-name="T1"> </text:span><text:span text:style-name="T17">והלל</text:span><text:span text:style-name="T1"> </text:span><text:span text:style-name="T17">ועשו</text:span><text:span text:style-name="T1"> </text:span><text:span text:style-name="T17">ד' משרבו</text:span><text:span text:style-name="T1"> </text:span><text:span text:style-name="T17">תלמידי</text:span><text:span text:style-name="T1"> </text:span><text:span text:style-name="T17">שמאי</text:span><text:span text:style-name="T1"> </text:span><text:span text:style-name="T17">והלל</text:span><text:span text:style-name="T1"> </text:span><text:span text:style-name="T17">שלא</text:span><text:span text:style-name="T1"> </text:span><text:span text:style-name="T17">שמשו</text:span><text:span text:style-name="T1"> </text:span><text:span text:style-name="T17">כל</text:span><text:span text:style-name="T1"> </text:span><text:span text:style-name="T17">צורכן</text:span><text:span text:style-name="T1"> </text:span><text:span text:style-name="T17">רבו</text:span><text:span text:style-name="T1"> </text:span><text:span text:style-name="T17">מחלוקות</text:span><text:span text:style-name="T1"> </text:span><text:span text:style-name="T17">בישראל</text:span><text:span text:style-name="T1"> </text:span><text:span text:style-name="T17">ונחלקו</text:span><text:span text:style-name="T1"> </text:span><text:span text:style-name="T17">לב' כיתות</text:span><text:span text:style-name="T1"> </text:span><text:span text:style-name="T17">ויש</text:span><text:span text:style-name="T1"> </text:span><text:span text:style-name="T17">לתמוה</text:span><text:span text:style-name="T1"> </text:span><text:span text:style-name="T17">הרי</text:span><text:span text:style-name="T1"> </text:span><text:span text:style-name="T17">נחלקו</text:span><text:span text:style-name="T1"> </text:span><text:span text:style-name="T17">כבר</text:span><text:span text:style-name="T1"> </text:span><text:span text:style-name="T17">בימי</text:span><text:span text:style-name="T1"> </text:span><text:span text:style-name="T17">שאול</text:span><text:span text:style-name="T1"> </text:span><text:span text:style-name="T17">על</text:span><text:span text:style-name="T1"> </text:span><text:span text:style-name="T17">מלוה</text:span><text:span text:style-name="T1"> </text:span><text:span text:style-name="T17">ופרוטה</text:span><text:span text:style-name="T1"> </text:span><text:span text:style-name="T17">(סנהדרין</text:span><text:span text:style-name="T1"> </text:span><text:span text:style-name="T17">יט.) ושמא</text:span><text:span text:style-name="T1"> </text:span><text:span text:style-name="T17">כיון</text:span><text:span text:style-name="T1"> </text:span><text:soft-page-break/><text:span text:style-name="T17">דשאול</text:span><text:span text:style-name="T1"> </text:span><text:span text:style-name="T17">ובית</text:span><text:span text:style-name="T1"> </text:span><text:span text:style-name="T17">דינו</text:span><text:span text:style-name="T1"> </text:span><text:span text:style-name="T17">הוו</text:span><text:span text:style-name="T1"> </text:span><text:span text:style-name="T17">סברי</text:span><text:span text:style-name="T1"> </text:span><text:span text:style-name="T17">דעתו</text:span><text:span text:style-name="T1"> </text:span><text:span text:style-name="T17">אמלוה</text:span><text:span text:style-name="T1"> </text:span><text:span text:style-name="T17">ולא</text:span><text:span text:style-name="T1"> </text:span><text:span text:style-name="T17">היה</text:span><text:span text:style-name="T1"> </text:span><text:span text:style-name="T17">אדם</text:span><text:span text:style-name="T1"> </text:span><text:span text:style-name="T17">חולק</text:span><text:span text:style-name="T1"> </text:span><text:span text:style-name="T17">עליו</text:span><text:span text:style-name="T1"> </text:span><text:span text:style-name="T17">רק</text:span><text:span text:style-name="T1"> </text:span><text:span text:style-name="T17">לפי</text:span><text:span text:style-name="T1"> </text:span><text:span text:style-name="T17">סברת</text:span><text:span text:style-name="T1"> </text:span><text:span text:style-name="T17">דוד</text:span><text:span text:style-name="T1"> </text:span><text:span text:style-name="T17">לא</text:span><text:span text:style-name="T1"> </text:span><text:span text:style-name="T17">מתקרי</text:span><text:span text:style-name="T1"> </text:span><text:span text:style-name="T17">מחלוקת</text:span><text:span text:style-name="T1"> </text:span><text:span text:style-name="T17">ומה</text:span><text:span text:style-name="T1"> </text:span><text:span text:style-name="T17">שאמר</text:span><text:span text:style-name="T1"> </text:span><text:span text:style-name="T17">בירושלמי</text:span><text:span text:style-name="T1"> </text:span><text:span text:style-name="T17">ועמדו</text:span><text:span text:style-name="T1"> </text:span><text:span text:style-name="T17">שמאי</text:span><text:span text:style-name="T1"> </text:span><text:span text:style-name="T17">והלל</text:span><text:span text:style-name="T1"> </text:span><text:span text:style-name="T17">ועשו</text:span><text:span text:style-name="T1"> </text:span><text:span text:style-name="T17">ד' לא</text:span><text:span text:style-name="T1"> </text:span><text:span text:style-name="T17">מצינו</text:span><text:span text:style-name="T1"> </text:span><text:span text:style-name="T17">בפ"ק</text:span><text:span text:style-name="T1"> </text:span><text:span text:style-name="T17">דשבת</text:span><text:span text:style-name="T1"> </text:span><text:span text:style-name="T17">(דף</text:span><text:span text:style-name="T1"> </text:span><text:span text:style-name="T17">יד:) רק</text:span><text:span text:style-name="T1"> </text:span><text:span text:style-name="T17">שלשה</text:span><text:span text:style-name="T1"> </text:span><text:span text:style-name="T17">דברים</text:span><text:span text:style-name="T1"> </text:span><text:span text:style-name="T17">שנחלקו</text:span><text:span text:style-name="T1"> </text:span><text:span text:style-name="T17">בהן.</text:span></text:p>
      <text:p text:style-name="P16"/>
      <text:p text:style-name="P5"/>
      <text:p text:style-name="P4"/>
      <text:p text:style-name="P4">(חגיגה<text:span text:style-name="T1"> </text:span>טז,ב)</text:p>
      <text:p text:style-name="P9">המשך<text:span text:style-name="T36"> </text:span>המשנה</text:p>
      <text:p text:style-name="P4">הראשונים<text:span text:style-name="T1"> </text:span><text:span text:style-name="T18">(שהוזכרו</text:span><text:span text:style-name="T4"> </text:span><text:span text:style-name="T18">ראשון</text:span><text:span text:style-name="T4"> </text:span><text:span text:style-name="T18">בכל</text:span><text:span text:style-name="T4"> </text:span><text:span text:style-name="T18">זוג</text:span><text:span text:style-name="T4"> </text:span><text:span text:style-name="T18">וזוג)</text:span> היו<text:span text:style-name="T1"> </text:span>נשיאים, ושניים<text:span text:style-name="T1"> </text:span>להם<text:span text:style-name="T1"> </text:span>אבות<text:span text:style-name="T1"> </text:span>בית<text:span text:style-name="T1"> </text:span>דין.</text:p>
      <text:p text:style-name="P4"/>
      <text:p text:style-name="P4">גמרא:</text:p>
      <text:p text:style-name="P4">תנו<text:span text:style-name="T1"> </text:span>רבנן<text:span text:style-name="T1"> </text:span><text:span text:style-name="T19">[תוספתא</text:span><text:span text:style-name="T3"> </text:span><text:span text:style-name="T19">חגיגה</text:span><text:span text:style-name="T3"> </text:span><text:span text:style-name="T19">פ"ב</text:span><text:span text:style-name="T3"> </text:span><text:span text:style-name="T19">מ"ח</text:span><text:span text:style-name="T3"> </text:span><text:span text:style-name="T19">[ליברמן]]</text:span>: '<text:span text:style-name="T26">שלשה</text:span><text:span text:style-name="T27"> </text:span><text:span text:style-name="T26">מזוגות</text:span><text:span text:style-name="T27"> </text:span><text:span text:style-name="T26">הראשונים</text:span><text:span text:style-name="T27"> </text:span><text:span text:style-name="T26">שאמרו</text:span><text:span text:style-name="T27"> </text:span><text:span text:style-name="T26">שלא</text:span><text:span text:style-name="T27"> </text:span><text:span text:style-name="T26">לסמוך, ושנים</text:span><text:span text:style-name="T27"> </text:span><text:span text:style-name="T26">מזוגות</text:span><text:span text:style-name="T27"> </text:span><text:span text:style-name="T26">האחרונים</text:span><text:span text:style-name="T27"> </text:span><text:span text:style-name="T26">שאמרו</text:span><text:span text:style-name="T27"> </text:span><text:span text:style-name="T26">לסמוך</text:span><text:span text:style-name="T27"> </text:span><text:span text:style-name="T26">היו</text:span><text:span text:style-name="T27"> </text:span><text:span text:style-name="T26">נשיאים, ושניים</text:span><text:span text:style-name="T27"> </text:span><text:span text:style-name="T26">להם</text:span><text:span text:style-name="T27"> </text:span><text:span text:style-name="T26">אבות</text:span><text:span text:style-name="T27"> </text:span><text:span text:style-name="T26">בית</text:span><text:span text:style-name="T27"> </text:span><text:span text:style-name="T26">דין</text:span><text:span text:style-name="T27"> </text:span><text:span text:style-name="T26">- דברי</text:span><text:span text:style-name="T27"> </text:span><text:span text:style-name="T26">רבי</text:span><text:span text:style-name="T27"> </text:span><text:span text:style-name="T26">מאיר; וחכמים</text:span><text:span text:style-name="T27"> </text:span><text:span text:style-name="T26">אומרים: יהודה</text:span><text:span text:style-name="T27"> </text:span><text:span text:style-name="T26">בן</text:span><text:span text:style-name="T27"> </text:span><text:span text:style-name="T26">טבאי</text:span><text:span text:style-name="T27"> </text:span><text:span text:style-name="T26">אב</text:span><text:span text:style-name="T27"> </text:span><text:span text:style-name="T26">בית</text:span><text:span text:style-name="T27"> </text:span><text:span text:style-name="T26">דין, ושמעון</text:span><text:span text:style-name="T27"> </text:span><text:span text:style-name="T26">בן</text:span><text:span text:style-name="T27"> </text:span><text:span text:style-name="T26">שטח</text:span><text:span text:style-name="T27"> </text:span><text:span text:style-name="T26">נשיא.</text:span>'</text:p>
      <text:p text:style-name="P4"/>
      <text:p text:style-name="P4">מאן<text:span text:style-name="T1"> </text:span>תנא<text:span text:style-name="T1"> </text:span>להא, דתנו<text:span text:style-name="T1"> </text:span>רבנן: '<text:span text:style-name="T35">אמר</text:span><text:span text:style-name="T6"> </text:span><text:span text:style-name="T35">רבי</text:span><text:span text:style-name="T6"> </text:span><text:span text:style-name="T35">יהודה</text:span><text:span text:style-name="T6"> </text:span><text:span text:style-name="T35">בן</text:span><text:span text:style-name="T6"> </text:span><text:span text:style-name="T35">טבאי: אראה</text:span><text:span text:style-name="T6"> </text:span><text:span text:style-name="T35">בנחמה</text:span><text:span text:style-name="T6"> </text:span><text:span text:style-name="T35">אם</text:span><text:span text:style-name="T6"> </text:span><text:span text:style-name="T35">לא</text:span><text:span text:style-name="T6"> </text:span><text:span text:style-name="T35">הרגתי</text:span><text:span text:style-name="T6"> </text:span><text:span text:style-name="T35">עד</text:span><text:span text:style-name="T6"> </text:span><text:span text:style-name="T35">זומם</text:span><text:span text:style-name="T6"> </text:span><text:span text:style-name="T18">(שלא</text:span><text:span text:style-name="T4"> </text:span><text:span text:style-name="T18">הוזם</text:span><text:span text:style-name="T4"> </text:span><text:span text:style-name="T18">אלא</text:span><text:span text:style-name="T4"> </text:span><text:span text:style-name="T18">הוא</text:span><text:span text:style-name="T4"> </text:span><text:span text:style-name="T18">לבדו)</text:span><text:span text:style-name="T35"> להוציא</text:span><text:span text:style-name="T6"> </text:span><text:span text:style-name="T35">מלבן</text:span><text:span text:style-name="T6"> </text:span><text:span text:style-name="T35">של</text:span><text:span text:style-name="T6"> </text:span><text:span text:style-name="T35">צדוקין</text:span><text:span text:style-name="T6"> </text:span><text:span text:style-name="T35">שהיו</text:span><text:span text:style-name="T6"> </text:span><text:span text:style-name="T35">אומרים</text:span><text:span text:style-name="T6"> </text:span><text:span text:style-name="T35">'אין</text:span><text:span text:style-name="T6"> </text:span><text:span text:style-name="T35">עדים</text:span><text:span text:style-name="T6"> </text:span><text:span text:style-name="T35">זוממין</text:span><text:span text:style-name="T6"> </text:span><text:span text:style-name="T35">נהרגין</text:span><text:span text:style-name="T6"> </text:span><text:span text:style-name="T35">עד</text:span><text:span text:style-name="T6"> </text:span><text:span text:style-name="T35">שיהרג</text:span><text:span text:style-name="T6"> </text:span><text:span text:style-name="T35">הנידון</text:span><text:span text:style-name="T6"> </text:span><text:span text:style-name="T18">(קודם</text:span><text:span text:style-name="T4"> </text:span><text:span text:style-name="T18">הזמה, ואחר</text:span><text:span text:style-name="T4"> </text:span><text:span text:style-name="T18">כך</text:span><text:span text:style-name="T4"> </text:span><text:span text:style-name="T18">הוזמו; שהיו</text:span><text:span text:style-name="T4"> </text:span><text:span text:style-name="T18">דורשין</text:span><text:span text:style-name="T4"> </text:span><text:span text:style-name="T24">נפש</text:span><text:span text:style-name="T4"> </text:span><text:span text:style-name="T24">בנפש</text:span><text:span text:style-name="T4"> </text:span><text:span text:style-name="T18">האמור</text:span><text:span text:style-name="T4"> </text:span><text:span text:style-name="T18">בעדים</text:span><text:span text:style-name="T4"> </text:span><text:span text:style-name="T18">זוממין</text:span><text:span text:style-name="T4"> </text:span><text:span text:style-name="T19">[דברים</text:span><text:span text:style-name="T3"> </text:span><text:span text:style-name="T19">יט,כא]</text:span><text:span text:style-name="T18">; אמרו</text:span><text:span text:style-name="T4"> </text:span><text:span text:style-name="T18">להן</text:span><text:span text:style-name="T4"> </text:span><text:span text:style-name="T18">חכמים: והלא</text:span><text:span text:style-name="T4"> </text:span><text:span text:style-name="T18">כבר</text:span><text:span text:style-name="T4"> </text:span><text:span text:style-name="T18">נאמר</text:span><text:span text:style-name="T4"> </text:span><text:span text:style-name="T24">כאשר</text:span><text:span text:style-name="T4"> </text:span><text:span text:style-name="T24">זמם</text:span><text:span text:style-name="T4"> </text:span><text:span text:style-name="T24">לעשות</text:span><text:span text:style-name="T4"> </text:span><text:span text:style-name="T24">לאחיו</text:span><text:span text:style-name="T4"> </text:span><text:span text:style-name="T19">[דברים</text:span><text:span text:style-name="T3"> </text:span><text:span text:style-name="T19">יט,יט]</text:span><text:span text:style-name="T18"> ועדיין</text:span><text:span text:style-name="T4"> </text:span><text:span text:style-name="T18">אחיו</text:span><text:span text:style-name="T4"> </text:span><text:span text:style-name="T18">קיים; ולמה</text:span><text:span text:style-name="T4"> </text:span><text:span text:style-name="T18">נאמר</text:span><text:span text:style-name="T4"> </text:span><text:span text:style-name="T24">נפש</text:span><text:span text:style-name="T4"> </text:span><text:span text:style-name="T24">בנפש</text:span><text:span text:style-name="T18">? - שאין</text:span><text:span text:style-name="T4"> </text:span><text:span text:style-name="T18">נהרגין</text:span><text:span text:style-name="T4"> </text:span><text:span text:style-name="T18">עד</text:span><text:span text:style-name="T4"> </text:span><text:span text:style-name="T18">שיגמר</text:span><text:span text:style-name="T4"> </text:span><text:span text:style-name="T18">הדין</text:span><text:span text:style-name="T4"> </text:span><text:span text:style-name="T18">של</text:span><text:span text:style-name="T4"> </text:span><text:span text:style-name="T18">נידון</text:span><text:span text:style-name="T4"> </text:span><text:span text:style-name="T18">קודם</text:span><text:span text:style-name="T4"> </text:span><text:span text:style-name="T18">שהוזמו)</text:span><text:span text:style-name="T35">'; אמר</text:span><text:span text:style-name="T6"> </text:span><text:span text:style-name="T35">לו</text:span><text:span text:style-name="T6"> </text:span><text:span text:style-name="T35">שמעון</text:span><text:span text:style-name="T6"> </text:span><text:span text:style-name="T35">בן</text:span><text:span text:style-name="T6"> </text:span><text:span text:style-name="T35">שטח: אראה</text:span><text:span text:style-name="T6"> </text:span><text:span text:style-name="T35">בנחמה</text:span><text:span text:style-name="T6"> </text:span><text:span text:style-name="T35">אם</text:span><text:span text:style-name="T6"> </text:span><text:span text:style-name="T35">לא</text:span><text:span text:style-name="T6"> </text:span><text:span text:style-name="T35">שפכת</text:span><text:span text:style-name="T6"> </text:span><text:span text:style-name="T35">דם</text:span><text:span text:style-name="T6"> </text:span><text:span text:style-name="T35">נקי, שהרי</text:span><text:span text:style-name="T6"> </text:span><text:span text:style-name="T35">אמרו</text:span><text:span text:style-name="T6"> </text:span><text:span text:style-name="T35">חכמים: אין</text:span><text:span text:style-name="T6"> </text:span><text:span text:style-name="T35">עדים</text:span><text:span text:style-name="T6"> </text:span><text:span text:style-name="T35">זוממין</text:span><text:span text:style-name="T6"> </text:span><text:span text:style-name="T35">נהרגין</text:span><text:span text:style-name="T6"> </text:span><text:span text:style-name="T35">עד</text:span><text:span text:style-name="T6"> </text:span><text:span text:style-name="T35">שיזומו</text:span><text:span text:style-name="T6"> </text:span><text:span text:style-name="T35">שניהם, ואין</text:span><text:span text:style-name="T6"> </text:span><text:span text:style-name="T35">לוקין</text:span><text:span text:style-name="T6"> </text:span><text:span text:style-name="T18">(אם</text:span><text:span text:style-name="T4"> </text:span><text:span text:style-name="T18">העידוהו</text:span><text:span text:style-name="T4"> </text:span><text:span text:style-name="T18">שחייב</text:span><text:span text:style-name="T4"> </text:span><text:span text:style-name="T18">מלקות)</text:span><text:span text:style-name="T35"> עד</text:span><text:span text:style-name="T6"> </text:span><text:span text:style-name="T35">שיזומו</text:span><text:span text:style-name="T6"> </text:span><text:span text:style-name="T35">שניהם, ואין</text:span><text:span text:style-name="T6"> </text:span><text:span text:style-name="T35">משלמין</text:span><text:span text:style-name="T6"> </text:span><text:span text:style-name="T35">ממון</text:span><text:span text:style-name="T6"> </text:span><text:span text:style-name="T35">עד</text:span><text:span text:style-name="T6"> </text:span><text:span text:style-name="T35">שיזומו</text:span><text:span text:style-name="T6"> </text:span><text:span text:style-name="T35">שניהם</text:span><text:span text:style-name="T6"> </text:span><text:span text:style-name="T18">(בכולהו</text:span><text:span text:style-name="T4"> </text:span><text:span text:style-name="T18">גרסינן</text:span><text:span text:style-name="T4"> </text:span><text:span text:style-name="T18">'</text:span><text:span text:style-name="T33">עד</text:span><text:span text:style-name="T28"> </text:span><text:span text:style-name="T33">שיזומו</text:span><text:span text:style-name="T28"> </text:span><text:span text:style-name="T33">שניהן</text:span><text:span text:style-name="T18">', ובמסכת</text:span><text:span text:style-name="T4"> </text:span><text:span text:style-name="T18">מכות</text:span><text:span text:style-name="T4"> </text:span><text:span text:style-name="T18">יליף</text:span><text:span text:style-name="T4"> </text:span><text:span text:style-name="T18">לה</text:span><text:span text:style-name="T4"> </text:span><text:span text:style-name="T18">מקראי: </text:span><text:span text:style-name="T24">והנה</text:span><text:span text:style-name="T4"> </text:span><text:span text:style-name="T24">עד</text:span><text:span text:style-name="T4"> </text:span><text:span text:style-name="T24">שקר</text:span><text:span text:style-name="T4"> </text:span><text:span text:style-name="T24">העד</text:span><text:span text:style-name="T4"> <text:s/></text:span><text:span text:style-name="T19">[דברים</text:span><text:span text:style-name="T3"> </text:span><text:span text:style-name="T19">יט,יח]</text:span><text:span text:style-name="T18"> ואמר</text:span><text:span text:style-name="T4"> </text:span><text:span text:style-name="T18">מר: כל</text:span><text:span text:style-name="T4"> </text:span><text:span text:style-name="T18">מקום</text:span><text:span text:style-name="T4"> </text:span><text:span text:style-name="T18">שנאמר</text:span><text:span text:style-name="T4"> </text:span><text:span text:style-name="T18">'</text:span><text:span text:style-name="T24">עד</text:span><text:span text:style-name="T18">' - הרי</text:span><text:span text:style-name="T4"> </text:span><text:span text:style-name="T18">כאן</text:span><text:span text:style-name="T4"> </text:span><text:span text:style-name="T18">שנים)</text:span><text:span text:style-name="T35">; מיד</text:span><text:span text:style-name="T6"> </text:span><text:span text:style-name="T35">קבל</text:span><text:span text:style-name="T6"> </text:span><text:span text:style-name="T35">עליו</text:span><text:span text:style-name="T6"> </text:span><text:span text:style-name="T35">יהודה</text:span><text:span text:style-name="T6"> </text:span><text:span text:style-name="T35">בן</text:span><text:span text:style-name="T6"> </text:span><text:span text:style-name="T35">טבאי</text:span><text:span text:style-name="T6"> </text:span><text:span text:style-name="T35">שאינו</text:span><text:span text:style-name="T6"> </text:span><text:span text:style-name="T35">מורה</text:span><text:span text:style-name="T6"> </text:span><text:span text:style-name="T35">הלכה</text:span><text:span text:style-name="T6"> </text:span><text:span text:style-name="T35">אלא</text:span><text:span text:style-name="T6"> </text:span><text:span text:style-name="T35">בפני</text:span><text:span text:style-name="T6"> </text:span><text:span text:style-name="T35">שמעון</text:span><text:span text:style-name="T6"> </text:span><text:span text:style-name="T35">בן</text:span><text:span text:style-name="T6"> </text:span><text:span text:style-name="T35">שטח</text:span><text:span text:style-name="T6"> </text:span><text:span text:style-name="T18">(שאם</text:span><text:span text:style-name="T4"> </text:span><text:span text:style-name="T18">יטעה</text:span><text:span text:style-name="T4"> </text:span><text:span text:style-name="T18">- ילמדהו)</text:span><text:span text:style-name="T35">.</text:span></text:p>
      <text:p text:style-name="P4"><text:span text:style-name="T35">כל</text:span><text:span text:style-name="T6"> </text:span><text:span text:style-name="T35">ימיו</text:span><text:span text:style-name="T6"> </text:span><text:span text:style-name="T35">של</text:span><text:span text:style-name="T6"> </text:span><text:span text:style-name="T35">יהודה</text:span><text:span text:style-name="T6"> </text:span><text:span text:style-name="T35">בן</text:span><text:span text:style-name="T6"> </text:span><text:span text:style-name="T35">טבאי</text:span><text:span text:style-name="T6"> </text:span><text:span text:style-name="T35">היה</text:span><text:span text:style-name="T6"> </text:span><text:span text:style-name="T35">משתטח</text:span><text:span text:style-name="T6"> </text:span><text:span text:style-name="T35">על</text:span><text:span text:style-name="T6"> </text:span><text:span text:style-name="T35">קברו</text:span><text:span text:style-name="T6"> </text:span><text:span text:style-name="T35">של</text:span><text:span text:style-name="T6"> </text:span><text:span text:style-name="T35">אותו</text:span><text:span text:style-name="T6"> </text:span><text:span text:style-name="T35">הרוג, והיה</text:span><text:span text:style-name="T6"> </text:span><text:span text:style-name="T35">קולו</text:span><text:span text:style-name="T6"> </text:span><text:span text:style-name="T35">נשמע; כסבורין</text:span><text:span text:style-name="T6"> </text:span><text:span text:style-name="T35">העם</text:span><text:span text:style-name="T6"> </text:span><text:span text:style-name="T35">לומר</text:span><text:span text:style-name="T6"> </text:span><text:span text:style-name="T35">שקולו</text:span><text:span text:style-name="T6"> </text:span><text:span text:style-name="T35">של</text:span><text:span text:style-name="T6"> </text:span><text:span text:style-name="T35">הרוג</text:span><text:span text:style-name="T6"> </text:span><text:span text:style-name="T35">הוא; אמר</text:span><text:span text:style-name="T6"> </text:span><text:span text:style-name="T35">להם: קולי</text:span><text:span text:style-name="T6"> </text:span><text:span text:style-name="T35">הוא; תדעו</text:span><text:span text:style-name="T6"> </text:span><text:span text:style-name="T35">שלמחר</text:span><text:span text:style-name="T6"> </text:span><text:span text:style-name="T35">הוא</text:span><text:span text:style-name="T6"> </text:span><text:span text:style-name="T35">מת</text:span><text:span text:style-name="T6"> </text:span><text:span text:style-name="T35">ואין</text:span><text:span text:style-name="T6"> </text:span><text:span text:style-name="T35">קולו</text:span><text:span text:style-name="T6"> </text:span><text:span text:style-name="T35">נשמע.</text:span>'</text:p>
      <text:p text:style-name="P4">אמר<text:span text:style-name="T1"> </text:span>ליה<text:span text:style-name="T1"> </text:span>רב<text:span text:style-name="T1"> </text:span>אחא<text:span text:style-name="T1"> </text:span>בריה<text:span text:style-name="T1"> </text:span>דרבא<text:span text:style-name="T1"> </text:span>לרב<text:span text:style-name="T1"> </text:span>אשי: ודלמא<text:span text:style-name="T1"> </text:span>פיוסי<text:span text:style-name="T1"> </text:span>פייסיה, או<text:span text:style-name="T1"> </text:span>בדינא<text:span text:style-name="T1"> </text:span>תבעיה? מני<text:span text:style-name="T1"> </text:span>הא? אי<text:span text:style-name="T1"> </text:span>אמרת<text:span text:style-name="T1"> </text:span>בשלמא<text:span text:style-name="T1"> </text:span>רבי<text:span text:style-name="T1"> </text:span>מאיר, דאמר<text:span text:style-name="T1"> </text:span>'שמעון<text:span text:style-name="T1"> </text:span>בן<text:span text:style-name="T1"> </text:span>שטח<text:span text:style-name="T1"> </text:span>אב<text:span text:style-name="T1"> </text:span>בית<text:span text:style-name="T1"> </text:span>דין, רבי<text:span text:style-name="T1"> </text:span>יהודה<text:span text:style-name="T1"> </text:span>בן<text:span text:style-name="T1"> </text:span>טבאי<text:span text:style-name="T1"> </text:span>נשיא' - היינו<text:span text:style-name="T1"> </text:span>דקא<text:span text:style-name="T1"> </text:span>מורי<text:span text:style-name="T1"> </text:span>הלכה<text:span text:style-name="T1"> </text:span>בפני<text:span text:style-name="T1"> </text:span>שמעון<text:span text:style-name="T1"> </text:span>בן<text:span text:style-name="T1"> </text:span>שטח<text:span text:style-name="T1"> </text:span><text:span text:style-name="T18">(דמדקאמר</text:span><text:span text:style-name="T4"> </text:span><text:span text:style-name="T18">'</text:span><text:span text:style-name="T33">מיד</text:span><text:span text:style-name="T28"> </text:span><text:span text:style-name="T33">קיבל</text:span><text:span text:style-name="T4"> </text:span><text:span text:style-name="T18">כו', שמע</text:span><text:span text:style-name="T4"> </text:span><text:span text:style-name="T18">מינה</text:span><text:span text:style-name="T4"> </text:span><text:span text:style-name="T18">דעד</text:span><text:span text:style-name="T4"> </text:span><text:span text:style-name="T18">השתא</text:span><text:span text:style-name="T4"> </text:span><text:span text:style-name="T18">אורי</text:span><text:span text:style-name="T4"> </text:span><text:span text:style-name="T18">בפניו)</text:span>, אלא<text:span text:style-name="T1"> </text:span>אי<text:span text:style-name="T1"> </text:span>אמרת<text:span text:style-name="T1"> </text:span>רבנן, דאמרי<text:span text:style-name="T1"> </text:span>'יהודה<text:span text:style-name="T1"> </text:span>בן<text:span text:style-name="T1"> </text:span>טבאי<text:span text:style-name="T1"> </text:span>אב<text:span text:style-name="T1"> </text:span>בית<text:span text:style-name="T1"> </text:span>דין, שמעון<text:span text:style-name="T1"> </text:span>בן<text:span text:style-name="T1"> </text:span>שטח<text:span text:style-name="T1"> </text:span>נשיא' - אב<text:span text:style-name="T1"> </text:span>בית<text:span text:style-name="T1"> </text:span>דין<text:span text:style-name="T1"> </text:span>בפני<text:span text:style-name="T1"> </text:span>נשיא, מי<text:span text:style-name="T1"> </text:span>מורה<text:span text:style-name="T1"> </text:span>הלכה?</text:p>
      <text:p text:style-name="P4">לא! מאי<text:span text:style-name="T1"> </text:span>'<text:span text:style-name="T26">קבל</text:span><text:span text:style-name="T27"> </text:span><text:span text:style-name="T26">עליו</text:span>' דקאמר<text:span text:style-name="T1"> </text:span><text:span text:style-name="T18">(לאו</text:span><text:span text:style-name="T4"> </text:span><text:span text:style-name="T18">דעד</text:span><text:span text:style-name="T4"> </text:span><text:span text:style-name="T18">השתא</text:span><text:span text:style-name="T4"> </text:span><text:span text:style-name="T18">הורה, דודאי</text:span><text:span text:style-name="T4"> </text:span><text:span text:style-name="T18">לא</text:span><text:span text:style-name="T4"> </text:span><text:span text:style-name="T18">הורה</text:span><text:span text:style-name="T4"> </text:span><text:span text:style-name="T18">בפניו</text:span><text:span text:style-name="T4"> </text:span><text:span text:style-name="T18">מימיו, וכשהרגו</text:span><text:span text:style-name="T4"> </text:span><text:span text:style-name="T18">לעד</text:span><text:span text:style-name="T4"> </text:span><text:span text:style-name="T18">זומם</text:span><text:span text:style-name="T4"> </text:span><text:span text:style-name="T18">לא</text:span><text:span text:style-name="T4"> </text:span><text:span text:style-name="T18">היה</text:span><text:span text:style-name="T4"> </text:span><text:span text:style-name="T18">שמעון</text:span><text:span text:style-name="T4"> </text:span><text:span text:style-name="T18">שם)</text:span>? – לאצטרופי: דאפילו<text:span text:style-name="T1"> </text:span>אצטרופי<text:span text:style-name="T1"> </text:span>נמי<text:span text:style-name="T1"> </text:span>לא<text:span text:style-name="T1"> </text:span>מצטריפנא<text:span text:style-name="T1"> </text:span><text:span text:style-name="T18">(לישב</text:span><text:span text:style-name="T4"> </text:span><text:span text:style-name="T18">בדין</text:span><text:span text:style-name="T4"> </text:span><text:span text:style-name="T18">אלא</text:span><text:span text:style-name="T4"> </text:span><text:span text:style-name="T18">בהדי</text:span><text:span text:style-name="T4"> </text:span><text:span text:style-name="T18">שמעון)</text:span>.</text:p>
      <text:p text:style-name="P4"/>
      <text:p text:style-name="P4">יצא<text:span text:style-name="T1"> </text:span>מנחם<text:span text:style-name="T1"> </text:span>ונכנס<text:span text:style-name="T1"> </text:span>שמאי<text:span text:style-name="T1"> </text:span>כו': <text:s/></text:p>
      <text:p text:style-name="P4">להיכן<text:span text:style-name="T1"> </text:span>יצא?</text:p>
      <text:p text:style-name="P4">אביי<text:span text:style-name="T1"> </text:span>אמר: יצא<text:span text:style-name="T1"> </text:span>לתרבות<text:span text:style-name="T1"> </text:span>רעה;</text:p>
      <text:p text:style-name="P4">רבא<text:span text:style-name="T1"> </text:span>אמר: יצא<text:span text:style-name="T1"> </text:span>לעבודת<text:span text:style-name="T1"> </text:span>המלך.</text:p>
      <text:p text:style-name="P4">תניא<text:span text:style-name="T1"> </text:span>נמי<text:span text:style-name="T1"> </text:span>הכי: '<text:span text:style-name="T26">יצא</text:span><text:span text:style-name="T27"> </text:span><text:span text:style-name="T26">מנחם</text:span><text:span text:style-name="T27"> </text:span><text:span text:style-name="T26">לעבודת</text:span><text:span text:style-name="T27"> </text:span><text:span text:style-name="T26">המלך, ויצאו</text:span><text:span text:style-name="T27"> </text:span><text:span text:style-name="T26">עמו</text:span><text:span text:style-name="T27"> </text:span><text:span text:style-name="T26">שמונים</text:span><text:span text:style-name="T27"> </text:span><text:span text:style-name="T26">זוגות</text:span><text:span text:style-name="T27"> </text:span><text:span text:style-name="T26">תלמידים</text:span><text:span text:style-name="T27"> </text:span><text:span text:style-name="T26">לבושין</text:span><text:span text:style-name="T27"> </text:span><text:span text:style-name="T26">סיריקון</text:span><text:span text:style-name="T27"> </text:span><text:span text:style-name="T18">(לבוש</text:span><text:span text:style-name="T4"> </text:span><text:span text:style-name="T18">בגדי</text:span><text:span text:style-name="T4"> </text:span><text:span text:style-name="T18">מלכות)</text:span>'.</text:p>
      <text:p text:style-name="P6"/>
      <text:p text:style-name="P4">אמר<text:span text:style-name="T1"> </text:span>רב<text:span text:style-name="T1"> </text:span>שִׁמְן<text:span text:style-name="T1"> </text:span>בר<text:span text:style-name="T1"> </text:span>אבא<text:span text:style-name="T1"> </text:span>אמר<text:span text:style-name="T1"> </text:span>רבי<text:span text:style-name="T1"> </text:span>יוחנן: לעולם<text:span text:style-name="T1"> </text:span>אל<text:span text:style-name="T1"> </text:span>תהא<text:span text:style-name="T1"> </text:span>שבות<text:span text:style-name="T1"> </text:span>קלה<text:span text:style-name="T1"> </text:span>בעיניך, שהרי<text:span text:style-name="T1"> </text:span>סמיכה<text:span text:style-name="T1"> </text:span>אינה<text:span text:style-name="T1"> </text:span>אלא<text:span text:style-name="T1"> </text:span>משום<text:span text:style-name="T1"> </text:span>שבות<text:span text:style-name="T1"> </text:span><text:span text:style-name="T18">(דתנן</text:span><text:span text:style-name="T4"> </text:span><text:span text:style-name="T19">[ביצה</text:span><text:span text:style-name="T3"> </text:span><text:span text:style-name="T19">פ"ה</text:span><text:span text:style-name="T3"> </text:span><text:span text:style-name="T19">מ"ב]</text:span><text:span text:style-name="T18">: '</text:span><text:span text:style-name="T33">אלו</text:span><text:span text:style-name="T28"> </text:span><text:span text:style-name="T33">הן</text:span><text:span text:style-name="T28"> </text:span><text:span text:style-name="T33">משום</text:span><text:span text:style-name="T28"> </text:span><text:span text:style-name="T33">שבות: לא</text:span><text:span text:style-name="T28"> </text:span><text:span text:style-name="T33">עולין</text:span><text:span text:style-name="T28"> </text:span><text:span text:style-name="T33">באילן, ולא</text:span><text:span text:style-name="T28"> </text:span><text:span text:style-name="T33">רוכבין</text:span><text:span text:style-name="T28"> </text:span><text:span text:style-name="T33">על</text:span><text:span text:style-name="T28"> </text:span><text:span text:style-name="T33">גבי</text:span><text:span text:style-name="T28"> </text:span><text:span text:style-name="T33">בהמה</text:span><text:span text:style-name="T18">' </text:span><text:span text:style-name="T19">(ביצה</text:span><text:span text:style-name="T3"> </text:span><text:span text:style-name="T19">לו,ב)</text:span><text:span text:style-name="T18">, והאי</text:span><text:span text:style-name="T4"> </text:span><text:span text:style-name="T18">נמי</text:span><text:span text:style-name="T4"> </text:span><text:span text:style-name="T18">משתמש</text:span><text:span text:style-name="T4"> </text:span><text:span text:style-name="T18">בבעלי</text:span><text:span text:style-name="T4"> </text:span><text:span text:style-name="T18">חיים</text:span><text:span text:style-name="T4"> </text:span><text:span text:style-name="T18">הוא: שסומך</text:span><text:span text:style-name="T4"> </text:span><text:span text:style-name="T18">עליה</text:span><text:span text:style-name="T4"> </text:span><text:span text:style-name="T18">בכל</text:span><text:span text:style-name="T4"> </text:span><text:span text:style-name="T18">כחו, כדאמרינן</text:span><text:span text:style-name="T4"> </text:span><text:span text:style-name="T18">לקמן)</text:span> - ונחלקו<text:span text:style-name="T1"> </text:span>בה<text:span text:style-name="T1"> </text:span>גדולי<text:span text:style-name="T1"> </text:span>הדור.</text:p>
      <text:p text:style-name="P4">פשיטא!?</text:p>
      <text:p text:style-name="P4">שבות<text:span text:style-name="T1"> </text:span>מצוה<text:span text:style-name="T1"> </text:span>אצטריכא<text:span text:style-name="T1"> </text:span>ליה.</text:p>
      <text:p text:style-name="P4">הא<text:span text:style-name="T1"> </text:span>נמי<text:span text:style-name="T1"> </text:span>פשיטא<text:span text:style-name="T1"> </text:span><text:span text:style-name="T18">(נמי</text:span><text:span text:style-name="T4"> </text:span><text:span text:style-name="T18">תנינא</text:span><text:span text:style-name="T4"> </text:span><text:span text:style-name="T18">במתניתין, ומאי</text:span><text:span text:style-name="T4"> </text:span><text:span text:style-name="T18">אשמעינן</text:span><text:span text:style-name="T4"> </text:span><text:span text:style-name="T18">רבי</text:span><text:span text:style-name="T4"> </text:span><text:span text:style-name="T18">יוחנן)</text:span>!?</text:p>
      <text:p text:style-name="P4"><text:soft-page-break/>לאפוקי<text:span text:style-name="T1"> </text:span>ממאן<text:span text:style-name="T1"> </text:span>דאמר<text:span text:style-name="T1"> </text:span>בסמיכה<text:span text:style-name="T1"> </text:span>גופה<text:span text:style-name="T1"> </text:span>פליגי<text:span text:style-name="T1"> </text:span><text:span text:style-name="T18">(במסכת</text:span><text:span text:style-name="T4"> </text:span><text:span text:style-name="T18">ביצה</text:span><text:span text:style-name="T4"> </text:span><text:span text:style-name="T19">(כ,א)</text:span><text:span text:style-name="T18"> בסמיכה</text:span><text:span text:style-name="T4"> </text:span><text:span text:style-name="T18">עצמה</text:span><text:span text:style-name="T4"> </text:span><text:span text:style-name="T18">פליגי, ומאן</text:span><text:span text:style-name="T4"> </text:span><text:span text:style-name="T18">דאסר</text:span><text:span text:style-name="T4"> </text:span><text:span text:style-name="T18">- לאו</text:span><text:span text:style-name="T4"> </text:span><text:span text:style-name="T18">משום</text:span><text:span text:style-name="T4"> </text:span><text:span text:style-name="T18">שבות</text:span><text:span text:style-name="T4"> </text:span><text:span text:style-name="T18">אסר, אלא</text:span><text:span text:style-name="T4"> </text:span><text:span text:style-name="T18">משום</text:span><text:span text:style-name="T4"> </text:span><text:span text:style-name="T18">דסבירא</text:span><text:span text:style-name="T4"> </text:span><text:span text:style-name="T18">ליה</text:span><text:span text:style-name="T4"> </text:span><text:span text:style-name="T18">דשלמי</text:span><text:span text:style-name="T4"> </text:span><text:span text:style-name="T18">חובה</text:span><text:span text:style-name="T4"> </text:span><text:span text:style-name="T18">לא</text:span><text:span text:style-name="T4"> </text:span><text:span text:style-name="T18">בעו</text:span><text:span text:style-name="T4"> </text:span><text:span text:style-name="T18">סמיכה, דכי</text:span><text:span text:style-name="T4"> </text:span><text:span text:style-name="T18">כתב</text:span><text:span text:style-name="T4"> </text:span><text:span text:style-name="T18">'</text:span><text:span text:style-name="T24">וסמך</text:span><text:span text:style-name="T18">' - בשלמי</text:span><text:span text:style-name="T4"> </text:span><text:span text:style-name="T18">נדבה</text:span><text:span text:style-name="T4"> </text:span><text:span text:style-name="T18">כתיב, וחובה</text:span><text:span text:style-name="T4"> </text:span><text:span text:style-name="T18">מנדבה</text:span><text:span text:style-name="T4"> </text:span><text:span text:style-name="T18">לא</text:span><text:span text:style-name="T4"> </text:span><text:span text:style-name="T18">גמרינן)</text:span> - קא<text:span text:style-name="T1"> </text:span>משמע<text:span text:style-name="T1"> </text:span>לן<text:span text:style-name="T1"> </text:span><text:span text:style-name="T18">(רבי</text:span><text:span text:style-name="T4"> </text:span><text:span text:style-name="T18">יוחנן</text:span><text:span text:style-name="T4"> </text:span><text:span text:style-name="T18">דטעמא)</text:span> בשבות<text:span text:style-name="T1"> </text:span>הוא<text:span text:style-name="T1"> </text:span>דפליגי<text:span text:style-name="T1"> </text:span><text:span text:style-name="T18">(וסמיכתן</text:span><text:span text:style-name="T4"> </text:span><text:span text:style-name="T18">לעולם</text:span><text:span text:style-name="T4"> </text:span><text:span text:style-name="T18">מצוה)</text:span>.</text:p>
      <text:p text:style-name="P4">אמר<text:span text:style-name="T1"> </text:span>רמי<text:span text:style-name="T1"> </text:span>בר<text:span text:style-name="T1"> </text:span>חמא: שמע<text:span text:style-name="T1"> </text:span>מינה<text:span text:style-name="T1"> </text:span><text:span text:style-name="T18">(מדאוקי</text:span><text:span text:style-name="T4"> </text:span><text:span text:style-name="T18">רבי</text:span><text:span text:style-name="T4"> </text:span><text:span text:style-name="T18">יוחנן</text:span><text:span text:style-name="T4"> </text:span><text:span text:style-name="T18">טעמא</text:span><text:span text:style-name="T4"> </text:span><text:span text:style-name="T18">משום</text:span><text:span text:style-name="T4"> </text:span><text:span text:style-name="T18">שבות)</text:span>: סמיכה<text:span text:style-name="T1"> </text:span><text:span text:style-name="T18">(דקדשים)</text:span> בכל<text:span text:style-name="T1"> </text:span>כחו<text:span text:style-name="T1"> </text:span>בעינן<text:span text:style-name="T1"> </text:span><text:span text:style-name="T18">(והוה</text:span><text:span text:style-name="T4"> </text:span><text:span text:style-name="T18">ליה</text:span><text:span text:style-name="T4"> </text:span><text:span text:style-name="T18">משתמש</text:span><text:span text:style-name="T4"> </text:span><text:span text:style-name="T18">בבעלי</text:span><text:span text:style-name="T4"> </text:span><text:span text:style-name="T18">חיים)</text:span>, דאי<text:span text:style-name="T1"> </text:span>סלקא<text:span text:style-name="T1"> </text:span>דעתא<text:span text:style-name="T1"> </text:span>לא<text:span text:style-name="T1"> </text:span>בעינן<text:span text:style-name="T1"> </text:span>בכל<text:span text:style-name="T1"> </text:span>כחו<text:span text:style-name="T1"> </text:span>- מאי<text:span text:style-name="T1"> </text:span>קא<text:span text:style-name="T1"> </text:span>עביד? ליסמוך!?</text:p>
      <text:p text:style-name="P4">מיתיבי<text:span text:style-name="T1"> </text:span><text:span text:style-name="T19">[דומה</text:span><text:span text:style-name="T3"> </text:span><text:span text:style-name="T19">לספרא</text:span><text:span text:style-name="T3"> </text:span><text:span text:style-name="T19">ויקרא</text:span><text:span text:style-name="T3"> </text:span><text:span text:style-name="T19">דבורא</text:span><text:span text:style-name="T3"> </text:span><text:span text:style-name="T19">דנדנה</text:span><text:span text:style-name="T3"> </text:span><text:span text:style-name="T19">פרשתא</text:span><text:span text:style-name="T3"> </text:span><text:span text:style-name="T19">ב</text:span><text:span text:style-name="T3"> </text:span><text:span text:style-name="T19">מ"א-מ"ב]</text:span>: '<text:span text:style-name="T19">(ויקרא</text:span><text:span text:style-name="T3"> </text:span><text:span text:style-name="T19">א,ב)</text:span><text:span text:style-name="T30"> דבר</text:span><text:span text:style-name="T27"> </text:span><text:span text:style-name="T30">אל</text:span><text:span text:style-name="T27"> </text:span><text:span text:style-name="T30">בני</text:span><text:span text:style-name="T27"> </text:span><text:span text:style-name="T30">ישראל</text:span><text:span text:style-name="T27"> </text:span><text:span text:style-name="T24">[ואמרת</text:span><text:span text:style-name="T4"> </text:span><text:span text:style-name="T24">אלהם</text:span><text:span text:style-name="T4"> </text:span><text:span text:style-name="T24">אדם</text:span><text:span text:style-name="T4"> </text:span><text:span text:style-name="T24">כי</text:span><text:span text:style-name="T4"> </text:span><text:span text:style-name="T24">יקריב</text:span><text:span text:style-name="T4"> </text:span><text:span text:style-name="T24">מכם</text:span><text:span text:style-name="T4"> </text:span><text:span text:style-name="T24">קרבן</text:span><text:span text:style-name="T4"> </text:span><text:span text:style-name="T24">לה' מן</text:span><text:span text:style-name="T4"> </text:span><text:span text:style-name="T24">הבהמה</text:span><text:span text:style-name="T4"> </text:span><text:span text:style-name="T24">מן</text:span><text:span text:style-name="T4"> </text:span><text:span text:style-name="T24">הבקר</text:span><text:span text:style-name="T4"> </text:span><text:span text:style-name="T24">ומן</text:span><text:span text:style-name="T4"> </text:span><text:span text:style-name="T24">הצאן</text:span><text:span text:style-name="T4"> </text:span><text:span text:style-name="T24">תקריבו</text:span><text:span text:style-name="T4"> </text:span><text:span text:style-name="T24">את</text:span><text:span text:style-name="T4"> </text:span><text:span text:style-name="T24">קרבנכם]</text:span> <text:span text:style-name="T18">(וכתיב</text:span><text:span text:style-name="T4"> </text:span><text:span text:style-name="T18">בההוא</text:span><text:span text:style-name="T4"> </text:span><text:span text:style-name="T18">עניינא)</text:span><text:span text:style-name="T26"> '</text:span><text:span text:style-name="T30">וסמך</text:span><text:span text:style-name="T26">'</text:span><text:span text:style-name="Footnote_20_Symbol"><text:note text:id="ftn2" text:note-class="footnote"><text:note-citation>2</text:note-citation><text:note-body><text:p text:style-name="P32"><text:span text:style-name="T1"><text:s/></text:span><text:span text:style-name="T41">רש"י</text:span><text:span text:style-name="T46"> </text:span><text:span text:style-name="T41">מצטט</text:span><text:span text:style-name="T46"> </text:span><text:span text:style-name="T41">פסוק</text:span><text:span text:style-name="T46"> </text:span><text:span text:style-name="T41">'</text:span><text:span text:style-name="T71">בההוא</text:span><text:span text:style-name="T74"> </text:span><text:span text:style-name="T71">עניינא</text:span><text:span text:style-name="T41">': </text:span><text:span text:style-name="T72">[ויקרא</text:span><text:span text:style-name="T75"> </text:span><text:span text:style-name="T72">א,ד]</text:span><text:span text:style-name="T71"> </text:span><text:span text:style-name="T77">וסמך</text:span><text:span text:style-name="T74"> </text:span><text:span text:style-name="T77">ידו</text:span><text:span text:style-name="T74"> </text:span><text:span text:style-name="T77">על</text:span><text:span text:style-name="T74"> </text:span><text:span text:style-name="T77">ראש</text:span><text:span text:style-name="T74"> </text:span><text:span text:style-name="T77">העולה</text:span><text:span text:style-name="T41">; אך</text:span><text:span text:style-name="T46"> </text:span><text:span text:style-name="T41">קשה: שהרי</text:span><text:span text:style-name="T46"> </text:span><text:span text:style-name="T41">פסוק</text:span><text:span text:style-name="T46"> </text:span><text:span text:style-name="T41">זה</text:span><text:span text:style-name="T46"> </text:span><text:span text:style-name="T41">דן</text:span><text:span text:style-name="T46"> </text:span><text:span text:style-name="T41">בעולה, ואנו</text:span><text:span text:style-name="T46"> </text:span><text:span text:style-name="T41">עוסקים</text:span><text:span text:style-name="T46"> </text:span><text:span text:style-name="T41">בשלמי</text:span><text:span text:style-name="T46"> </text:span><text:span text:style-name="T41">נדבה, שהרי</text:span><text:span text:style-name="T46"> </text:span><text:span text:style-name="T41">להלן</text:span><text:span text:style-name="T46"> </text:span><text:span text:style-name="T41">מדובר</text:span><text:span text:style-name="T46"> </text:span><text:span text:style-name="T41">בבנות</text:span><text:span text:style-name="T46"> </text:span><text:span text:style-name="T41">ישראל</text:span><text:span text:style-name="T46"> </text:span><text:span text:style-name="T41">שודאי</text:span><text:span text:style-name="T46"> </text:span><text:span text:style-name="T41">אינן</text:span><text:span text:style-name="T46"> </text:span><text:span text:style-name="T41">סומכות</text:span><text:span text:style-name="T46"> </text:span><text:span text:style-name="T41">אלא</text:span><text:span text:style-name="T46"> </text:span><text:span text:style-name="T41">בשלמי</text:span><text:span text:style-name="T46"> </text:span><text:span text:style-name="T41">נדבה, שהרי</text:span><text:span text:style-name="T46"> </text:span><text:span text:style-name="T41">אין</text:span><text:span text:style-name="T46"> </text:span><text:span text:style-name="T41">שלמי</text:span><text:span text:style-name="T46"> </text:span><text:span text:style-name="T41">חובה</text:span><text:span text:style-name="T46"> </text:span><text:span text:style-name="T41">על</text:span><text:span text:style-name="T46"> </text:span><text:span text:style-name="T41">נשים! יותר</text:span><text:span text:style-name="T46"> </text:span><text:span text:style-name="T41">נראה</text:span><text:span text:style-name="T46"> </text:span><text:span text:style-name="T41">שהפסוק</text:span><text:span text:style-name="T46"> </text:span><text:span text:style-name="T41">הוא</text:span><text:span text:style-name="T46"> </text:span><text:span text:style-name="T41">ויקרא</text:span><text:span text:style-name="T46"> </text:span><text:span text:style-name="T41">ג,ב:</text:span><text:span text:style-name="T22"> וסמך</text:span><text:span text:style-name="T1"> </text:span><text:span text:style-name="T22">ידו</text:span><text:span text:style-name="T1"> </text:span><text:span text:style-name="T22">על</text:span><text:span text:style-name="T1"> </text:span><text:span text:style-name="T22">ראש</text:span><text:span text:style-name="T1"> </text:span><text:span text:style-name="T22">קרבנו</text:span><text:span text:style-name="T1"> </text:span><text:span text:style-name="T22">ושחטו</text:span><text:span text:style-name="T1"> </text:span><text:span text:style-name="T22">פתח</text:span><text:span text:style-name="T1"> </text:span><text:span text:style-name="T22">אהל</text:span><text:span text:style-name="T1"> </text:span><text:span text:style-name="T22">מועד</text:span><text:span text:style-name="T1"> </text:span><text:span text:style-name="T22">וזרקו</text:span><text:span text:style-name="T1"> </text:span><text:span text:style-name="T22">בני</text:span><text:span text:style-name="T1"> </text:span><text:span text:style-name="T22">אהרן</text:span><text:span text:style-name="T1"> </text:span><text:span text:style-name="T22">הכהנים</text:span><text:span text:style-name="T1"> </text:span><text:span text:style-name="T22">את</text:span><text:span text:style-name="T1"> </text:span><text:span text:style-name="T22">הדם</text:span><text:span text:style-name="T1"> </text:span><text:span text:style-name="T22">על</text:span><text:span text:style-name="T1"> </text:span><text:span text:style-name="T22">המזבח</text:span><text:span text:style-name="T1"> </text:span><text:span text:style-name="T22">סביב</text:span><text:span text:style-name="T41">, ובכל</text:span><text:span text:style-name="T46"> </text:span><text:span text:style-name="T41">הפרשה</text:span><text:span text:style-name="T46"> </text:span><text:span text:style-name="T41">של</text:span><text:span text:style-name="T46"> </text:span><text:span text:style-name="T41">שלמים</text:span><text:span text:style-name="T46"> </text:span><text:span text:style-name="T41">לא</text:span><text:span text:style-name="T46"> </text:span><text:span text:style-name="T41">מוזכר</text:span><text:span text:style-name="T46"> </text:span><text:span text:style-name="T41">'</text:span><text:span text:style-name="T44">דבר</text:span><text:span text:style-name="T46"> </text:span><text:span text:style-name="T44">אל</text:span><text:span text:style-name="T46"> </text:span><text:span text:style-name="T44">בני</text:span><text:span text:style-name="T46"> </text:span><text:span text:style-name="T44">ישראל</text:span><text:span text:style-name="T41">'; אך</text:span><text:span text:style-name="T46"> </text:span><text:span text:style-name="T41">נראה</text:span><text:span text:style-name="T46"> </text:span><text:span text:style-name="T41">שהפסוק</text:span><text:span text:style-name="T46"> </text:span><text:span text:style-name="T41">בויקרא</text:span><text:span text:style-name="T46"> </text:span><text:span text:style-name="T41">א,ד: </text:span><text:span text:style-name="T44">דבר</text:span><text:span text:style-name="T46"> </text:span><text:span text:style-name="T44">אל</text:span><text:span text:style-name="T46"> </text:span><text:span text:style-name="T44">בני</text:span><text:span text:style-name="T46"> </text:span><text:span text:style-name="T44">ישראל</text:span><text:span text:style-name="T46"> </text:span><text:span text:style-name="T41">אינו</text:span><text:span text:style-name="T46"> </text:span><text:span text:style-name="T41">מיוחד</text:span><text:span text:style-name="T46"> </text:span><text:span text:style-name="T41">לעולה, אלא</text:span><text:span text:style-name="T46"> </text:span><text:span text:style-name="T41">הקדמה</text:span><text:span text:style-name="T46"> </text:span><text:span text:style-name="T41">כללית</text:span><text:span text:style-name="T46"> </text:span><text:span text:style-name="T41">לכל</text:span><text:span text:style-name="T46"> </text:span><text:span text:style-name="T41">הקרבנות</text:span><text:span text:style-name="T46"> </text:span><text:span text:style-name="T41">של</text:span><text:span text:style-name="T46"> </text:span><text:span text:style-name="T41">ישראל.</text:span></text:p></text:note-body></text:note></text:span><text:span text:style-name="T26"> - בני</text:span><text:span text:style-name="T27"> </text:span><text:span text:style-name="T26">ישראל</text:span><text:span text:style-name="T27"> </text:span><text:span text:style-name="T26">סומכין</text:span><text:span text:style-name="T27"> </text:span><text:span text:style-name="T26">ואין</text:span><text:span text:style-name="T27"> </text:span><text:span text:style-name="T26">בנות</text:span><text:span text:style-name="T27"> </text:span><text:span text:style-name="T26">ישראל</text:span><text:span text:style-name="T27"> </text:span><text:span text:style-name="T26">סומכות; רבי</text:span><text:span text:style-name="T27"> </text:span><text:span text:style-name="T26">יוסי</text:span><text:span text:style-name="T27"> </text:span><text:span text:style-name="T26">ורבי</text:span><text:span text:style-name="T27"> </text:span><text:span text:style-name="T26">שמעון</text:span><text:span text:style-name="T27"> </text:span><text:span text:style-name="T26">אומרים: בנות</text:span><text:span text:style-name="T27"> </text:span><text:span text:style-name="T26">ישראל</text:span><text:span text:style-name="T27"> </text:span><text:span text:style-name="T26">סומכות</text:span><text:span text:style-name="T27"> </text:span><text:span text:style-name="T26">רשות; אמר</text:span><text:span text:style-name="T27"> </text:span><text:span text:style-name="T26">רבי</text:span><text:span text:style-name="T27"> </text:span><text:span text:style-name="T26">יוסי: סח</text:span><text:span text:style-name="T27"> </text:span><text:span text:style-name="T26">לי</text:span><text:span text:style-name="T27"> </text:span><text:span text:style-name="T26">אבא</text:span><text:span text:style-name="T27"> </text:span><text:span text:style-name="T26">אלעזר</text:span><text:span text:style-name="T27"> </text:span><text:span text:style-name="T18">(כך</text:span><text:span text:style-name="T4"> </text:span><text:span text:style-name="T18">שמו)</text:span><text:span text:style-name="T26">: פעם</text:span><text:span text:style-name="T27"> </text:span><text:span text:style-name="T26">אחת</text:span><text:span text:style-name="T27"> </text:span><text:span text:style-name="T26">היה</text:span><text:span text:style-name="T27"> </text:span><text:span text:style-name="T26">לנו</text:span><text:span text:style-name="T27"> </text:span><text:span text:style-name="T26">עגל</text:span><text:span text:style-name="T27"> </text:span><text:span text:style-name="T26">של</text:span><text:span text:style-name="T27"> </text:span><text:span text:style-name="T26">זבחי</text:span><text:span text:style-name="T27"> </text:span><text:span text:style-name="T26">שלמים, והביאנוהו</text:span><text:span text:style-name="T27"> </text:span><text:span text:style-name="T26">לעזרת</text:span><text:span text:style-name="T27"> </text:span><text:span text:style-name="T26">נשים, וסמכו</text:span><text:span text:style-name="T27"> </text:span><text:span text:style-name="T26">עליו</text:span><text:span text:style-name="T27"> </text:span><text:span text:style-name="T26">נשים</text:span><text:span text:style-name="T27"> </text:span><text:span text:style-name="T26">- לא</text:span><text:span text:style-name="T27"> </text:span><text:span text:style-name="T26">מפני</text:span><text:span text:style-name="T27"> </text:span><text:span text:style-name="T26">שסמיכה</text:span><text:span text:style-name="T27"> </text:span><text:span text:style-name="T26">בנשים, אלא</text:span><text:span text:style-name="T27"> </text:span><text:span text:style-name="T26">כדי</text:span><text:span text:style-name="T27"> </text:span><text:span text:style-name="T26">לעשות</text:span><text:span text:style-name="T27"> </text:span><text:span text:style-name="T26">נחת</text:span><text:span text:style-name="T27"> </text:span><text:span text:style-name="T26">רוח</text:span><text:span text:style-name="T27"> </text:span><text:span text:style-name="T26">לנשים</text:span>' - ואי<text:span text:style-name="T1"> </text:span>סלקא<text:span text:style-name="T1"> </text:span>דעתא<text:span text:style-name="T1"> </text:span>סמיכה<text:span text:style-name="T1"> </text:span>בכל<text:span text:style-name="T1"> </text:span>כחו<text:span text:style-name="T1"> </text:span>בעינן, משום<text:span text:style-name="T1"> </text:span>נחת<text:span text:style-name="T1"> </text:span>רוח<text:span text:style-name="T1"> </text:span>דנשים<text:span text:style-name="T1"> </text:span>עבדינן<text:span text:style-name="T1"> </text:span>עבודה<text:span text:style-name="T1"> </text:span>בקדשים? אלא<text:span text:style-name="T1"> </text:span>לאו<text:span text:style-name="T1"> </text:span>שמע<text:span text:style-name="T1"> </text:span>מינה<text:span text:style-name="T1"> </text:span>לא<text:span text:style-name="T1"> </text:span>בעינן<text:span text:style-name="T1"> </text:span>בכל<text:span text:style-name="T1"> </text:span>כחו!?</text:p>
      <text:p text:style-name="P4">לעולם<text:span text:style-name="T1"> </text:span>אימא<text:span text:style-name="T1"> </text:span>לך<text:span text:style-name="T1"> </text:span>בעינן<text:span text:style-name="T1"> </text:span>בכל<text:span text:style-name="T1"> </text:span>כחו; דאמר<text:span text:style-name="T1"> </text:span>להו<text:span text:style-name="T1"> </text:span>"אקפו<text:span text:style-name="T1"> </text:span>ידייכו" <text:span text:style-name="T18">(לשון</text:span><text:span text:style-name="T4"> </text:span><text:span text:style-name="T18">'וקפא': הקילו</text:span><text:span text:style-name="T4"> </text:span><text:span text:style-name="T18">ידיכם; אקפו</text:span><text:span text:style-name="T4"> </text:span><text:span text:style-name="T18">- לשון</text:span><text:span text:style-name="T4"> </text:span><text:span text:style-name="T18">דבר</text:span><text:span text:style-name="T4"> </text:span><text:span text:style-name="T18">הצף</text:span><text:span text:style-name="T4"> </text:span><text:span text:style-name="T18">ואין</text:span><text:span text:style-name="T4"> </text:span><text:span text:style-name="T18">מכביד, כדמתרגמינן</text:span><text:span text:style-name="T4"> </text:span><text:span text:style-name="T24">ויצף</text:span><text:span text:style-name="T4"> </text:span><text:span text:style-name="T24">הברזל</text:span><text:span text:style-name="T4"> </text:span><text:span text:style-name="T18">- וקפא</text:span><text:span text:style-name="T4"> </text:span><text:span text:style-name="T18">ברזלא</text:span><text:span text:style-name="T4"> </text:span><text:span text:style-name="T19">(מלכים</text:span><text:span text:style-name="T3"> </text:span><text:span text:style-name="T19">ב</text:span><text:span text:style-name="T3"> </text:span><text:span text:style-name="T19">ו,ו)</text:span><text:span text:style-name="T18">)</text:span>!</text:p>
      <text:p text:style-name="P4">אי<text:span text:style-name="T1"> </text:span>הכי<text:span text:style-name="T1"> – </text:span>'<text:span text:style-name="T26">לא</text:span><text:span text:style-name="T27"> </text:span><text:span text:style-name="T26">מפני</text:span><text:span text:style-name="T27"> </text:span><text:span text:style-name="T26">שסמיכה</text:span><text:span text:style-name="T27"> </text:span><text:span text:style-name="T26">בנשים</text:span>'? תיפוק<text:span text:style-name="T1"> </text:span>ליה<text:span text:style-name="T1"> </text:span>דאינה<text:span text:style-name="T1"> </text:span><text:span text:style-name="T21">[ל]</text:span>סמיכה<text:span text:style-name="T1"> </text:span>כלל!?</text:p>
      <text:p text:style-name="P4">אמר<text:span text:style-name="T1"> </text:span>רבי<text:span text:style-name="T1"> </text:span>אמי: חדא<text:span text:style-name="T1"> </text:span>ועוד<text:span text:style-name="T1"> </text:span>קאמר: חדא<text:span text:style-name="T1"> </text:span>- דליתא<text:span text:style-name="T1"> </text:span><text:span text:style-name="T21">[ל]</text:span>סמיכה<text:span text:style-name="T1"> </text:span>כלל; ועוד: כדי<text:span text:style-name="T1"> </text:span>לעשות<text:span text:style-name="T1"> </text:span>נחת<text:span text:style-name="T1"> </text:span>רוח<text:span text:style-name="T1"> </text:span>לנשים.</text:p>
      <text:p text:style-name="P4">אמר<text:span text:style-name="T1"> </text:span>רב<text:span text:style-name="T1"> </text:span>פפא: שמע<text:span text:style-name="T1"> </text:span>מינה<text:span text:style-name="T1"> </text:span><text:span text:style-name="T18">(מדרבי</text:span><text:span text:style-name="T4"> </text:span><text:span text:style-name="T18">יוחנן, דאוקי</text:span><text:span text:style-name="T4"> </text:span><text:span text:style-name="T18">טעמא</text:span><text:span text:style-name="T4"> </text:span><text:span text:style-name="T18">משום</text:span><text:span text:style-name="T4"> </text:span><text:span text:style-name="T18">שבות)</text:span>: צדדין<text:span text:style-name="T1"> </text:span>אסורין<text:span text:style-name="T1"> </text:span><text:span text:style-name="T18">(ואף</text:span><text:span text:style-name="T4"> </text:span><text:span text:style-name="T18">על</text:span><text:span text:style-name="T4"> </text:span><text:span text:style-name="T18">גב</text:span><text:span text:style-name="T4"> </text:span><text:span text:style-name="T18">דגבי</text:span><text:span text:style-name="T4"> </text:span><text:span text:style-name="T18">שבות</text:span><text:span text:style-name="T4"> </text:span><text:span text:style-name="T18">רכיבה</text:span><text:span text:style-name="T4"> </text:span><text:span text:style-name="T18">אמרינן</text:span><text:span text:style-name="T4"> </text:span><text:span text:style-name="T18">- הוא</text:span><text:span text:style-name="T4"> </text:span><text:span text:style-name="T18">הדין</text:span><text:span text:style-name="T4"> </text:span><text:span text:style-name="T18">לכל</text:span><text:span text:style-name="T4"> </text:span><text:span text:style-name="T18">שימוש, ואפילו</text:span><text:span text:style-name="T4"> </text:span><text:span text:style-name="T18">במקום</text:span><text:span text:style-name="T4"> </text:span><text:span text:style-name="T18">שאינו</text:span><text:span text:style-name="T4"> </text:span><text:span text:style-name="T18">עשוי</text:span><text:span text:style-name="T4"> </text:span><text:span text:style-name="T18">להשתמש, כגון</text:span><text:span text:style-name="T4"> </text:span><text:span text:style-name="T18">צידי</text:span><text:span text:style-name="T4"> </text:span><text:span text:style-name="T18">הבהמה, והוא</text:span><text:span text:style-name="T4"> </text:span><text:span text:style-name="T18">הדין</text:span><text:span text:style-name="T4"> </text:span><text:span text:style-name="T18">צידי</text:span><text:span text:style-name="T4"> </text:span><text:span text:style-name="T18">האילן, ופליגי</text:span><text:span text:style-name="T4"> </text:span><text:span text:style-name="T18">אמוראי</text:span><text:span text:style-name="T4"> </text:span><text:span text:style-name="T18">בהא</text:span><text:span text:style-name="T4"> </text:span><text:span text:style-name="T18">מילתא</text:span><text:span text:style-name="T4"> </text:span><text:span text:style-name="T18">במסכת</text:span><text:span text:style-name="T4"> </text:span><text:span text:style-name="T18">שבת</text:span><text:span text:style-name="T4"> </text:span><text:span text:style-name="T18">בפרק</text:span><text:span text:style-name="T4"> </text:span><text:span text:style-name="T18">בתרא</text:span><text:span text:style-name="T4"> </text:span><text:span text:style-name="T19">(קנד,ב)</text:span><text:span text:style-name="T18">)</text:span>, דאי<text:span text:style-name="T1"> </text:span>סלקא<text:span text:style-name="T1"> </text:span>דעתא<text:span text:style-name="T1"> </text:span>צדדין<text:span text:style-name="T1"> </text:span>מותרין<text:span text:style-name="T1"> </text:span>- לסמוך<text:span text:style-name="T1"> </text:span>לצדדין<text:span text:style-name="T1"> </text:span><text:span text:style-name="T18">(דהא</text:span><text:span text:style-name="T4"> </text:span><text:span text:style-name="T18">ראש</text:span><text:span text:style-name="T4"> </text:span><text:span text:style-name="T18">הבהמה</text:span><text:span text:style-name="T4"> </text:span><text:span text:style-name="T18">כצדדין</text:span><text:span text:style-name="T4"> </text:span><text:span text:style-name="T18">דמי)</text:span>! אלא<text:span text:style-name="T1"> </text:span>לאו<text:span text:style-name="T1"> </text:span>שמע<text:span text:style-name="T1"> </text:span>מינה<text:span text:style-name="T1"> </text:span>צדדין<text:span text:style-name="T1"> </text:span>אסורין!</text:p>
      <text:p text:style-name="P4"/>
      <text:p text:style-name="P4">(חגיגה<text:span text:style-name="T1"> </text:span>יז,א)</text:p>
      <text:p text:style-name="P4">רב<text:span text:style-name="T1"> </text:span>אשי<text:span text:style-name="T1"> </text:span>אמר: אפילו<text:span text:style-name="T1"> </text:span>תימא<text:span text:style-name="T1"> </text:span>צדדין<text:span text:style-name="T1"> </text:span>מותרין: כל<text:span text:style-name="T1"> </text:span>דבהדי<text:span text:style-name="T1"> </text:span>גבהּ<text:span text:style-name="T1"> </text:span><text:span text:style-name="T18">(ששוה</text:span><text:span text:style-name="T4"> </text:span><text:span text:style-name="T18">לגובה</text:span><text:span text:style-name="T4"> </text:span><text:span text:style-name="T18">הגב</text:span><text:span text:style-name="T4"> </text:span><text:span text:style-name="T18">של</text:span><text:span text:style-name="T4"> </text:span><text:span text:style-name="T18">בהמה)</text:span> - כגבה<text:span text:style-name="T1"> </text:span>דמי<text:span text:style-name="T1"> </text:span><text:span text:style-name="T18">(והראש</text:span><text:span text:style-name="T4"> </text:span><text:span text:style-name="T18">שוה</text:span><text:span text:style-name="T4"> </text:span><text:span text:style-name="T18">בגובה</text:span><text:span text:style-name="T4"> </text:span><text:span text:style-name="T18">לגב</text:span><text:span text:style-name="T4"> </text:span><text:span text:style-name="T18">הבהמה)</text:span>.</text:p>
      <text:p text:style-name="P4"/>
      <text:p text:style-name="P5"/>
      <text:p text:style-name="P4">משנה:</text:p>
      <text:p text:style-name="P4">בית<text:span text:style-name="T1"> </text:span>שמאי<text:span text:style-name="T1"> </text:span>אומרים: מביאין<text:span text:style-name="T1"> </text:span>שלמים<text:span text:style-name="T1"> </text:span><text:span text:style-name="T18">(ביום</text:span><text:span text:style-name="T4"> </text:span><text:span text:style-name="T18">טוב, שהן</text:span><text:span text:style-name="T4"> </text:span><text:span text:style-name="T18">אכילת</text:span><text:span text:style-name="T4"> </text:span><text:span text:style-name="T18">הדיוט)</text:span> ואין<text:span text:style-name="T1"> </text:span>סומכין<text:span text:style-name="T1"> </text:span>עליהם<text:span text:style-name="T1"> </text:span><text:span text:style-name="T18">(כדאמרינן, אלא</text:span><text:span text:style-name="T4"> </text:span><text:span text:style-name="T18">סומך</text:span><text:span text:style-name="T4"> </text:span><text:span text:style-name="T18">עליהן</text:span><text:span text:style-name="T4"> </text:span><text:span text:style-name="T18">מערב</text:span><text:span text:style-name="T4"> </text:span><text:span text:style-name="T18">יום</text:span><text:span text:style-name="T4"> </text:span><text:span text:style-name="T18">טוב, ושוחטן</text:span><text:span text:style-name="T4"> </text:span><text:span text:style-name="T18">ביום</text:span><text:span text:style-name="T4"> </text:span><text:span text:style-name="T18">טוב, דלא</text:span><text:span text:style-name="T4"> </text:span><text:span text:style-name="T18">בעינן</text:span><text:span text:style-name="T4"> </text:span><text:span text:style-name="T18">תכף</text:span><text:span text:style-name="T4"> </text:span><text:span text:style-name="T18">לסמיכה</text:span><text:span text:style-name="T4"> </text:span><text:span text:style-name="T18">שחיטה)</text:span>, אבל<text:span text:style-name="T1"> </text:span>לא<text:span text:style-name="T1"> </text:span>עולות<text:span text:style-name="T1"> </text:span><text:span text:style-name="T18">(אבל</text:span><text:span text:style-name="T4"> </text:span><text:span text:style-name="T18">לא</text:span><text:span text:style-name="T4"> </text:span><text:span text:style-name="T18">מביאין</text:span><text:span text:style-name="T4"> </text:span><text:span text:style-name="T18">עולות</text:span><text:span text:style-name="T4"> </text:span><text:span text:style-name="T18">באותן</text:span><text:span text:style-name="T4"> </text:span><text:span text:style-name="T18">שיכול</text:span><text:span text:style-name="T4"> </text:span><text:span text:style-name="T18">להביא</text:span><text:span text:style-name="T4"> </text:span><text:span text:style-name="T18">לאחר</text:span><text:span text:style-name="T4"> </text:span><text:span text:style-name="T18">יום</text:span><text:span text:style-name="T4"> </text:span><text:span text:style-name="T18">טוב, דכתיב</text:span><text:span text:style-name="T4"> </text:span><text:span text:style-name="T24">הוא</text:span><text:span text:style-name="T4"> </text:span><text:span text:style-name="T24">לבדו</text:span><text:span text:style-name="T4"> </text:span><text:span text:style-name="T24">יעשה</text:span><text:span text:style-name="T4"> </text:span><text:span text:style-name="T24">לכם</text:span><text:span text:style-name="T4"> </text:span><text:span text:style-name="T19">(שמות</text:span><text:span text:style-name="T3"> </text:span><text:span text:style-name="T19">יב,טז)</text:span><text:span text:style-name="T18"> - לכם</text:span><text:span text:style-name="T4"> </text:span><text:span text:style-name="T18">ולא</text:span><text:span text:style-name="T4"> </text:span><text:span text:style-name="T18">לגבוה</text:span><text:span text:style-name="T4"> </text:span><text:span text:style-name="T19">[מכילתא</text:span><text:span text:style-name="T3"> </text:span><text:span text:style-name="T19">דרבי</text:span><text:span text:style-name="T3"> </text:span><text:span text:style-name="T19">שמעון</text:span><text:span text:style-name="T3"> </text:span><text:span text:style-name="T19">בר</text:span><text:span text:style-name="T3"> </text:span><text:span text:style-name="T19">יוחאי</text:span><text:span text:style-name="T3"> </text:span><text:span text:style-name="T19">פרק</text:span><text:span text:style-name="T3"> </text:span><text:span text:style-name="T19">יב</text:span><text:span text:style-name="T3"> </text:span><text:span text:style-name="T19">פסוק</text:span><text:span text:style-name="T3"> </text:span><text:span text:style-name="T19">טז]</text:span><text:span text:style-name="T18">)</text:span>;</text:p>
      <text:p text:style-name="P4">ובית<text:span text:style-name="T1"> </text:span>הלל<text:span text:style-name="T1"> </text:span>אומרים: מביאין<text:span text:style-name="T1"> </text:span>שלמים<text:span text:style-name="T1"> </text:span>ועולות, וסומכין<text:span text:style-name="T1"> </text:span>עליהם.</text:p>
      <text:p text:style-name="P4">עצרת<text:span text:style-name="T1"> </text:span>שחל<text:span text:style-name="T1"> </text:span>להיות<text:span text:style-name="T1"> </text:span>בערב<text:span text:style-name="T1"> </text:span>שבת, בית<text:span text:style-name="T1"> </text:span>שמאי<text:span text:style-name="T1"> </text:span>אומרים: יום<text:span text:style-name="T1"> </text:span>טבוח<text:span text:style-name="T1"> </text:span><text:span text:style-name="T18">(של</text:span><text:span text:style-name="T4"> </text:span><text:span text:style-name="T18">קרבנות</text:span><text:span text:style-name="T4"> </text:span><text:span text:style-name="T18">ראייה</text:span><text:span text:style-name="T4"> </text:span><text:span text:style-name="T18">וחגיגה</text:span><text:span text:style-name="T4"> </text:span><text:span text:style-name="T18">של</text:span><text:span text:style-name="T4"> </text:span><text:span text:style-name="T18">יום</text:span><text:span text:style-name="T4"> </text:span><text:span text:style-name="T18">טוב)</text:span> אחר<text:span text:style-name="T1"> </text:span>השבת<text:span text:style-name="T1"> </text:span><text:span text:style-name="T18">(שאין</text:span><text:span text:style-name="T4"> </text:span><text:span text:style-name="T18">קריבין</text:span><text:span text:style-name="T4"> </text:span><text:span text:style-name="T18">לא</text:span><text:span text:style-name="T4"> </text:span><text:span text:style-name="T18">ביום</text:span><text:span text:style-name="T4"> </text:span><text:span text:style-name="T18">טוב</text:span><text:span text:style-name="T4"> </text:span><text:span text:style-name="T18">ולא</text:span><text:span text:style-name="T4"> </text:span><text:span text:style-name="T18">בשבת)</text:span>, ובית<text:span text:style-name="T1"> </text:span>הלל<text:span text:style-name="T1"> </text:span>אומרים: אין<text:span text:style-name="T1"> </text:span>יום<text:span text:style-name="T1"> </text:span>טבוח<text:span text:style-name="T1"> </text:span>אחר<text:span text:style-name="T1"> </text:span>השבת<text:span text:style-name="T1"> </text:span><text:span text:style-name="T18">(אינה</text:span><text:span text:style-name="T4"> </text:span><text:span text:style-name="T18">צריכה</text:span><text:span text:style-name="T4"> </text:span><text:span text:style-name="T18">יום</text:span><text:span text:style-name="T4"> </text:span><text:span text:style-name="T18">טבוח, שמותר</text:span><text:span text:style-name="T4"> </text:span><text:span text:style-name="T18">להקריבן</text:span><text:span text:style-name="T4"> </text:span><text:span text:style-name="T18">ביום</text:span><text:span text:style-name="T4"> </text:span><text:span text:style-name="T18">טוב)</text:span>, ומודים<text:span text:style-name="T1"> </text:span>שאם<text:span text:style-name="T1"> </text:span>חלה<text:span text:style-name="T1"> </text:span>להיות<text:span text:style-name="T1"> </text:span>בשבת<text:span text:style-name="T1"> </text:span>- שיום<text:span text:style-name="T1"> </text:span>טבוח<text:span text:style-name="T1"> </text:span>אחר<text:span text:style-name="T1"> </text:span>השבת.</text:p>
      <text:p text:style-name="P4">אין<text:span text:style-name="T1"> </text:span>כהן<text:span text:style-name="T1"> </text:span>גדול<text:span text:style-name="T1"> </text:span>מתלבש<text:span text:style-name="T1"> </text:span>בכליו<text:span text:style-name="T1"> </text:span><text:span text:style-name="T18">(בכלים</text:span><text:span text:style-name="T4"> </text:span><text:span text:style-name="T18">נאים</text:span><text:span text:style-name="T4"> </text:span><text:span text:style-name="T18">בביתו</text:span><text:span text:style-name="T4"> </text:span><text:span text:style-name="T18">ובשוק; ולאו</text:span><text:span text:style-name="T4"> </text:span><text:span text:style-name="T18">בשעת</text:span><text:span text:style-name="T4"> </text:span><text:span text:style-name="T18">עבודה</text:span><text:span text:style-name="T4"> </text:span><text:span text:style-name="T18">קאמר, ולא</text:span><text:span text:style-name="T4"> </text:span><text:span text:style-name="T18">בבגדי</text:span><text:span text:style-name="T4"> </text:span><text:span text:style-name="T18">כהונה</text:span><text:span text:style-name="T4"> </text:span><text:span text:style-name="T18">קאי, אלא</text:span><text:span text:style-name="T4"> </text:span><text:span text:style-name="T18">שלא</text:span><text:span text:style-name="T4"> </text:span><text:span text:style-name="T18">יתנאה</text:span><text:span text:style-name="T4"> </text:span><text:span text:style-name="T18">באותו</text:span><text:span text:style-name="T4"> </text:span><text:span text:style-name="T18">היום</text:span><text:span text:style-name="T4"> </text:span><text:span text:style-name="T18">שיום</text:span><text:span text:style-name="T4"> </text:span><text:span text:style-name="T18">טבוח</text:span><text:span text:style-name="T4"> </text:span><text:span text:style-name="T18">של</text:span><text:span text:style-name="T4"> </text:span><text:span text:style-name="T18">עצרת</text:span><text:span text:style-name="T4"> </text:span><text:span text:style-name="T18">אחר</text:span><text:span text:style-name="T4"> </text:span><text:span text:style-name="T18">שבת, שיבינו</text:span><text:span text:style-name="T4"> </text:span><text:span text:style-name="T18">הכל</text:span><text:span text:style-name="T4"> </text:span><text:span text:style-name="T18">שאינו</text:span><text:span text:style-name="T4"> </text:span><text:span text:style-name="T18">היום</text:span><text:span text:style-name="T4"> </text:span><text:span text:style-name="T18">יום</text:span><text:span text:style-name="T4"> </text:span><text:span text:style-name="T18">טוב)</text:span>, ומותרין<text:span text:style-name="T1"> </text:span>בהספד<text:span text:style-name="T1"> </text:span>ובתענית, שלא<text:span text:style-name="T1"> </text:span>לקיים<text:span text:style-name="T1"> </text:span>דברי<text:span text:style-name="T1"> </text:span>האומרין<text:span text:style-name="T1"> </text:span><text:span text:style-name="T18">(מפני</text:span><text:span text:style-name="T4"> </text:span><text:span text:style-name="T18">הצדוקין</text:span><text:span text:style-name="T4"> </text:span><text:span text:style-name="T18">שהיו</text:span><text:span text:style-name="T4"> </text:span><text:span text:style-name="T18">אומרים)</text:span> עצרת<text:span text:style-name="T1"> </text:span>אחר<text:span text:style-name="T1"> </text:span>השבת.</text:p>
      <text:p text:style-name="P5"><text:soft-page-break/></text:p>
      <text:p text:style-name="P4"/>
      <text:p text:style-name="P4">גמרא:</text:p>
      <text:p text:style-name="P4">אמר<text:span text:style-name="T1"> </text:span>רבי<text:span text:style-name="T1"> </text:span>אלעזר<text:span text:style-name="T1"> </text:span>אמר<text:span text:style-name="T1"> </text:span>רבי<text:span text:style-name="T1"> </text:span>אושעיא: מניין<text:span text:style-name="T1"> </text:span>לעצרת<text:span text:style-name="T1"> </text:span>שיש<text:span text:style-name="T1"> </text:span>לה<text:span text:style-name="T1"> </text:span>תשלומין<text:span text:style-name="T1"> </text:span>כל<text:span text:style-name="T1"> </text:span>שבעה? - שנאמר<text:span text:style-name="T1"> </text:span><text:span text:style-name="T24">[</text:span><text:span text:style-name="T19">דברים</text:span><text:span text:style-name="T3"> </text:span><text:span text:style-name="T19">טז,טז:</text:span><text:span text:style-name="T24"> שלוש</text:span><text:span text:style-name="T4"> </text:span><text:span text:style-name="T24">פעמים</text:span><text:span text:style-name="T4"> </text:span><text:span text:style-name="T24">בשנה</text:span><text:span text:style-name="T4"> </text:span><text:span text:style-name="T24">יראה</text:span><text:span text:style-name="T4"> </text:span><text:span text:style-name="T24">כל</text:span><text:span text:style-name="T4"> </text:span><text:span text:style-name="T24">זכורך</text:span><text:span text:style-name="T4"> </text:span><text:span text:style-name="T24">את</text:span><text:span text:style-name="T4"> </text:span><text:span text:style-name="T24">פני</text:span><text:span text:style-name="T4"> </text:span><text:span text:style-name="T24">ה' אלהיך</text:span><text:span text:style-name="T4"> </text:span><text:span text:style-name="T24">במקום</text:span><text:span text:style-name="T4"> </text:span><text:span text:style-name="T24">אשר</text:span><text:span text:style-name="T4"> </text:span><text:span text:style-name="T24">יבחר]</text:span><text:span text:style-name="T22"> בחג</text:span><text:span text:style-name="T1"> </text:span><text:span text:style-name="T22">המצות</text:span><text:span text:style-name="T1"> </text:span><text:span text:style-name="T22">ובחג</text:span><text:span text:style-name="T1"> </text:span><text:span text:style-name="T22">השבעות</text:span><text:span text:style-name="T1"> </text:span><text:span text:style-name="T22">ובחג</text:span><text:span text:style-name="T1"> </text:span><text:span text:style-name="T22">הסוכות</text:span><text:span text:style-name="T1"> </text:span><text:span text:style-name="T24">[ולא</text:span><text:span text:style-name="T4"> </text:span><text:span text:style-name="T24">יראה</text:span><text:span text:style-name="T4"> </text:span><text:span text:style-name="T24">את</text:span><text:span text:style-name="T4"> </text:span><text:span text:style-name="T24">פני</text:span><text:span text:style-name="T4"> </text:span><text:span text:style-name="T24">ה' ריקם]</text:span>: מקיש<text:span text:style-name="T1"> </text:span>חג<text:span text:style-name="T1"> </text:span>השבועות<text:span text:style-name="T1"> </text:span>לחג<text:span text:style-name="T1"> </text:span>המצות: מה<text:span text:style-name="T1"> </text:span>חג<text:span text:style-name="T1"> </text:span>המצות<text:span text:style-name="T1"> </text:span>יש<text:span text:style-name="T1"> </text:span>לה<text:span text:style-name="T1"> </text:span>תשלומין<text:span text:style-name="T1"> </text:span>כל<text:span text:style-name="T1"> </text:span>שבעה<text:span text:style-name="T1"> </text:span><text:span text:style-name="T18">(כדרבינן</text:span><text:span text:style-name="T4"> </text:span><text:span text:style-name="T18">קראי</text:span><text:span text:style-name="T4"> </text:span><text:span text:style-name="T18">בפרק</text:span><text:span text:style-name="T4"> </text:span><text:span text:style-name="T18">קמא</text:span><text:span text:style-name="T4"> </text:span><text:span text:style-name="T19">[חגיגה</text:span><text:span text:style-name="T3"> </text:span><text:span text:style-name="T19">ט,א]</text:span><text:span text:style-name="T18"> לחג</text:span><text:span text:style-name="T4"> </text:span><text:span text:style-name="T18">הסוכות, והוא</text:span><text:span text:style-name="T4"> </text:span><text:span text:style-name="T18">הדין</text:span><text:span text:style-name="T4"> </text:span><text:span text:style-name="T18">לחג</text:span><text:span text:style-name="T4"> </text:span><text:span text:style-name="T18">המצות, שהרי</text:span><text:span text:style-name="T4"> </text:span><text:span text:style-name="T18">אף</text:span><text:span text:style-name="T4"> </text:span><text:span text:style-name="T18">הוא</text:span><text:span text:style-name="T4"> </text:span><text:span text:style-name="T18">שבעת</text:span><text:span text:style-name="T4"> </text:span><text:span text:style-name="T18">ימים)</text:span> - אף<text:span text:style-name="T1"> </text:span>חג<text:span text:style-name="T1"> </text:span>השבועות<text:span text:style-name="T1"> </text:span>יש<text:span text:style-name="T1"> </text:span>לה<text:span text:style-name="T1"> </text:span>תשלומין<text:span text:style-name="T1"> </text:span>כל<text:span text:style-name="T1"> </text:span>שבעה. </text:p>
      <text:p text:style-name="P4">ואימא<text:span text:style-name="T1"> </text:span>'מקיש<text:span text:style-name="T1"> </text:span>לחג<text:span text:style-name="T1"> </text:span>הסוכות: מה<text:span text:style-name="T1"> </text:span>חג<text:span text:style-name="T1"> </text:span>הסוכות<text:span text:style-name="T1"> </text:span>יש<text:span text:style-name="T1"> </text:span>לה<text:span text:style-name="T1"> </text:span>תשלומין<text:span text:style-name="T1"> </text:span>כל<text:span text:style-name="T1"> </text:span>שמונה<text:span text:style-name="T1"> </text:span>- אף<text:span text:style-name="T1"> </text:span>חג<text:span text:style-name="T1"> </text:span>השבועות<text:span text:style-name="T1"> </text:span>יש<text:span text:style-name="T1"> </text:span>לה<text:span text:style-name="T1"> </text:span>תשלומין<text:span text:style-name="T1"> </text:span>כל<text:span text:style-name="T1"> </text:span>שמונה'?</text:p>
      <text:p text:style-name="P4">שמיני<text:span text:style-name="T1"> </text:span>רגל<text:span text:style-name="T1"> </text:span>בפני<text:span text:style-name="T1"> </text:span>עצמו<text:span text:style-name="T1"> </text:span>הוא.</text:p>
      <text:p text:style-name="P4">אימור<text:span text:style-name="T1"> </text:span>דאמרי<text:span text:style-name="T1"> </text:span>שמיני<text:span text:style-name="T1"> </text:span>רגל<text:span text:style-name="T1"> </text:span>בפני<text:span text:style-name="T1"> </text:span>עצמו<text:span text:style-name="T1"> </text:span>הוא<text:span text:style-name="T1"> </text:span>- הני<text:span text:style-name="T1"> </text:span>מילי<text:span text:style-name="T1"> </text:span>לענין<text:span text:style-name="T1"> </text:span>פז"ר<text:span text:style-name="T1"> </text:span>קש"ב<text:span text:style-name="T1"> </text:span><text:span text:style-name="T18">(</text:span><text:span text:style-name="T10">פ</text:span><text:span text:style-name="T18">ייס</text:span><text:span text:style-name="T4"> </text:span><text:span text:style-name="T10">ז</text:span><text:span text:style-name="T18">מן</text:span><text:span text:style-name="T4"> </text:span><text:span text:style-name="T10">ר</text:span><text:span text:style-name="T18">גל</text:span><text:span text:style-name="T4"> </text:span><text:span text:style-name="T10">ק</text:span><text:span text:style-name="T18">רבן</text:span><text:span text:style-name="T4"> </text:span><text:span text:style-name="T10">ש</text:span><text:span text:style-name="T18">יר</text:span><text:span text:style-name="T4"> </text:span><text:span text:style-name="T10">ב</text:span><text:span text:style-name="T18">רכה: </text:span><text:span text:style-name="T10">פייס</text:span><text:span text:style-name="T4"> </text:span><text:span text:style-name="T18">- לענין</text:span><text:span text:style-name="T4"> </text:span><text:span text:style-name="T18">פָּרֵי</text:span><text:span text:style-name="T4"> </text:span><text:span text:style-name="T18">החג: כל</text:span><text:span text:style-name="T4"> </text:span><text:span text:style-name="T18">שבעת</text:span><text:span text:style-name="T4"> </text:span><text:span text:style-name="T18">ימי</text:span><text:span text:style-name="T4"> </text:span><text:span text:style-name="T18">החג</text:span><text:span text:style-name="T4"> </text:span><text:span text:style-name="T18">אין</text:span><text:span text:style-name="T4"> </text:span><text:span text:style-name="T18">מפייסין</text:span><text:span text:style-name="T4"> </text:span><text:span text:style-name="T18">עליהן, אלא</text:span><text:span text:style-name="T4"> </text:span><text:span text:style-name="T18">לפי</text:span><text:span text:style-name="T4"> </text:span><text:span text:style-name="T18">חשבון</text:span><text:span text:style-name="T4"> </text:span><text:span text:style-name="T18">המשמרות</text:span><text:span text:style-name="T4"> </text:span><text:span text:style-name="T18">לפי</text:span><text:span text:style-name="T4"> </text:span><text:span text:style-name="T18">סידרן</text:span><text:span text:style-name="T4"> </text:span><text:span text:style-name="T18">מקריבין</text:span><text:span text:style-name="T4"> </text:span><text:span text:style-name="T18">אותן, כדתנן</text:span><text:span text:style-name="T4"> </text:span><text:span text:style-name="T18">במסכת</text:span><text:span text:style-name="T4"> </text:span><text:span text:style-name="T18">סוכה</text:span><text:span text:style-name="T4"> </text:span><text:span text:style-name="T19">(פ"ה</text:span><text:span text:style-name="T3"> </text:span><text:span text:style-name="T19">מ"ו, דף</text:span><text:span text:style-name="T3"> </text:span><text:span text:style-name="T19">נה,ב)</text:span><text:span text:style-name="T18">: '</text:span><text:span text:style-name="T33">מי</text:span><text:span text:style-name="T28"> </text:span><text:span text:style-name="T33">שהיה</text:span><text:span text:style-name="T28"> </text:span><text:span text:style-name="T33">מקריב</text:span><text:span text:style-name="T28"> </text:span><text:span text:style-name="T33">פרים</text:span><text:span text:style-name="T28"> </text:span><text:span text:style-name="T33">היום</text:span><text:span text:style-name="T28"> </text:span><text:span text:style-name="T33">לא</text:span><text:span text:style-name="T28"> </text:span><text:span text:style-name="T33">היה</text:span><text:span text:style-name="T28"> </text:span><text:span text:style-name="T33">מקריב</text:span><text:span text:style-name="T28"> </text:span><text:span text:style-name="T33">למחר</text:span><text:span text:style-name="T18">', ופר</text:span><text:span text:style-name="T4"> </text:span><text:span text:style-name="T18">של</text:span><text:span text:style-name="T4"> </text:span><text:span text:style-name="T18">שמיני</text:span><text:span text:style-name="T4"> </text:span><text:span text:style-name="T18">מפייסין</text:span><text:span text:style-name="T4"> </text:span><text:span text:style-name="T18">עליו</text:span><text:span text:style-name="T4"> </text:span><text:span text:style-name="T18">איזהו</text:span><text:span text:style-name="T4"> </text:span><text:span text:style-name="T18">מן</text:span><text:span text:style-name="T4"> </text:span><text:span text:style-name="T18">המשמרות</text:span><text:span text:style-name="T4"> </text:span><text:span text:style-name="T18">יקריבנו; </text:span><text:span text:style-name="T10">זמן</text:span><text:span text:style-name="T4"> – </text:span><text:span text:style-name="T18">שהחיינו; </text:span><text:span text:style-name="T10">רגל</text:span><text:span text:style-name="T4"> </text:span><text:span text:style-name="T18">- שיש</text:span><text:span text:style-name="T4"> </text:span><text:span text:style-name="T18">לו</text:span><text:span text:style-name="T4"> </text:span><text:span text:style-name="T18">שם</text:span><text:span text:style-name="T4"> </text:span><text:span text:style-name="T18">רגל</text:span><text:span text:style-name="T4"> </text:span><text:span text:style-name="T18">בפני</text:span><text:span text:style-name="T4"> </text:span><text:span text:style-name="T18">עצמו, ואינו</text:span><text:span text:style-name="T4"> </text:span><text:span text:style-name="T18">קרוי</text:span><text:span text:style-name="T4"> </text:span><text:span text:style-name="T18">'סוכות'; </text:span><text:span text:style-name="T10">קרבן</text:span><text:span text:style-name="T4"> </text:span><text:span text:style-name="T18">- שאין</text:span><text:span text:style-name="T4"> </text:span><text:span text:style-name="T18">בהמות</text:span><text:span text:style-name="T4"> </text:span><text:span text:style-name="T18">קרבנותיו</text:span><text:span text:style-name="T4"> </text:span><text:span text:style-name="T18">כסדר</text:span><text:span text:style-name="T4"> </text:span><text:span text:style-name="T18">פרי</text:span><text:span text:style-name="T4"> </text:span><text:span text:style-name="T18">החג: שפרי</text:span><text:span text:style-name="T4"> </text:span><text:span text:style-name="T18">החג</text:span><text:span text:style-name="T4"> </text:span><text:span text:style-name="T18">מתמעטין</text:span><text:span text:style-name="T4"> </text:span><text:span text:style-name="T18">והולכין</text:span><text:span text:style-name="T4"> </text:span><text:span text:style-name="T18">וכבשיהן</text:span><text:span text:style-name="T4"> </text:span><text:span text:style-name="T18">ארבעה</text:span><text:span text:style-name="T4"> </text:span><text:span text:style-name="T18">עשר</text:span><text:span text:style-name="T4"> </text:span><text:span text:style-name="T18">בכל</text:span><text:span text:style-name="T4"> </text:span><text:span text:style-name="T18">יום</text:span><text:span text:style-name="T4"> </text:span><text:span text:style-name="T18">ואילים</text:span><text:span text:style-name="T4"> </text:span><text:span text:style-name="T18">שנים, ובשמיני</text:span><text:span text:style-name="T4"> </text:span><text:span text:style-name="T18">- פר</text:span><text:span text:style-name="T4"> </text:span><text:span text:style-name="T18">אחד</text:span><text:span text:style-name="T4"> </text:span><text:span text:style-name="T18">איל</text:span><text:span text:style-name="T4"> </text:span><text:span text:style-name="T18">אחד</text:span><text:span text:style-name="T4"> </text:span><text:span text:style-name="T18">ושבעה</text:span><text:span text:style-name="T4"> </text:span><text:span text:style-name="T18">כבשים; </text:span><text:span text:style-name="T10">שיר</text:span><text:span text:style-name="T4"> </text:span><text:span text:style-name="T18">- אין</text:span><text:span text:style-name="T4"> </text:span><text:span text:style-name="T18">שיר</text:span><text:span text:style-name="T4"> </text:span><text:span text:style-name="T18">קרבנותיו</text:span><text:span text:style-name="T4"> </text:span><text:span text:style-name="T18">כסדר</text:span><text:span text:style-name="T4"> </text:span><text:span text:style-name="T18">שיר</text:span><text:span text:style-name="T4"> </text:span><text:span text:style-name="T18">של</text:span><text:span text:style-name="T4"> </text:span><text:span text:style-name="T18">ימות</text:span><text:span text:style-name="T4"> </text:span><text:span text:style-name="T18">החג, ואינו</text:span><text:span text:style-name="T4"> </text:span><text:span text:style-name="T18">מדבר</text:span><text:span text:style-name="T4"> </text:span><text:span text:style-name="T18">מענין</text:span><text:span text:style-name="T4"> </text:span><text:span text:style-name="T18">פרשיות</text:span><text:span text:style-name="T4"> </text:span><text:span text:style-name="T18">של</text:span><text:span text:style-name="T4"> </text:span><text:span text:style-name="T18">הומבה"י</text:span><text:span text:style-name="T4"> </text:span><text:span text:style-name="T19">(סוכה</text:span><text:span text:style-name="T3"> </text:span><text:span text:style-name="T19">נה,א)</text:span><text:span text:style-name="T18"> שהוא</text:span><text:span text:style-name="T4"> </text:span><text:span text:style-name="T18">סימן</text:span><text:span text:style-name="T4"> </text:span><text:span text:style-name="T18">לשיר</text:span><text:span text:style-name="T4"> </text:span><text:span text:style-name="T18">של</text:span><text:span text:style-name="T4"> </text:span><text:span text:style-name="T18">ימות</text:span><text:span text:style-name="T4"> </text:span><text:span text:style-name="T18">החג; </text:span><text:span text:style-name="T10">ברכה</text:span><text:span text:style-name="T4"> </text:span><text:span text:style-name="T18">- שהיו</text:span><text:span text:style-name="T4"> </text:span><text:span text:style-name="T18">מברכים</text:span><text:span text:style-name="T4"> </text:span><text:span text:style-name="T18">את</text:span><text:span text:style-name="T4"> </text:span><text:span text:style-name="T18">המלך, זכר</text:span><text:span text:style-name="T4"> </text:span><text:span text:style-name="T18">לשלמה</text:span><text:span text:style-name="T4"> </text:span><text:span text:style-name="T18">שנאמר</text:span><text:span text:style-name="T4"> </text:span><text:span text:style-name="T18">בו</text:span><text:span text:style-name="T4"> </text:span><text:span text:style-name="T24">ביום</text:span><text:span text:style-name="T4"> </text:span><text:span text:style-name="T24">השמיני</text:span><text:span text:style-name="T4"> </text:span><text:span text:style-name="T24">שלח</text:span><text:span text:style-name="T4"> </text:span><text:span text:style-name="T24">את</text:span><text:span text:style-name="T4"> </text:span><text:span text:style-name="T24">העם</text:span><text:span text:style-name="T4"> </text:span><text:span text:style-name="T24">ויברכו</text:span><text:span text:style-name="T4"> </text:span><text:span text:style-name="T24">את</text:span><text:span text:style-name="T4"> </text:span><text:span text:style-name="T24">המלך</text:span><text:span text:style-name="T4"> </text:span><text:span text:style-name="T19">(מלכים</text:span><text:span text:style-name="T3"> </text:span><text:span text:style-name="T19">א' ח,טו)</text:span><text:span text:style-name="T18">)</text:span>, אבל<text:span text:style-name="T1"> </text:span>לענין<text:span text:style-name="T1"> </text:span>תשלומין<text:span text:style-name="T1"> </text:span>- תשלומין<text:span text:style-name="T1"> </text:span>דראשון<text:span text:style-name="T1"> </text:span>הוא, דתנן<text:span text:style-name="T1"> </text:span><text:span text:style-name="T19">[חגיגה</text:span><text:span text:style-name="T3"> </text:span><text:span text:style-name="T19">פ"א</text:span><text:span text:style-name="T3"> </text:span><text:span text:style-name="T19">מ"ו]</text:span>: '<text:span text:style-name="T26">מי</text:span><text:span text:style-name="T27"> </text:span><text:span text:style-name="T26">שלא</text:span><text:span text:style-name="T27"> </text:span><text:span text:style-name="T26">חג</text:span><text:span text:style-name="T27"> </text:span><text:span text:style-name="T26">ביום</text:span><text:span text:style-name="T27"> </text:span><text:span text:style-name="T26">טוב</text:span><text:span text:style-name="T27"> </text:span><text:span text:style-name="T26">הראשון</text:span><text:span text:style-name="T27"> </text:span><text:span text:style-name="T26">של</text:span><text:span text:style-name="T27"> </text:span><text:span text:style-name="T26">חג</text:span><text:span text:style-name="T27"> </text:span><text:span text:style-name="T26">- חוגג</text:span><text:span text:style-name="T27"> </text:span><text:span text:style-name="T26">את</text:span><text:span text:style-name="T27"> </text:span><text:span text:style-name="T26">כל</text:span><text:span text:style-name="T27"> </text:span><text:span text:style-name="T26">הרגל</text:span><text:span text:style-name="T27"> </text:span><text:span text:style-name="T26">ויום</text:span><text:span text:style-name="T27"> </text:span><text:span text:style-name="T26">טוב</text:span><text:span text:style-name="T27"> </text:span><text:span text:style-name="T26">האחרון</text:span>'!?</text:p>
      <text:p text:style-name="P4">תפשת<text:span text:style-name="T1"> </text:span>מרובה<text:span text:style-name="T1"> </text:span>- לא<text:span text:style-name="T1"> </text:span>תפשת, תפשת<text:span text:style-name="T1"> </text:span>מועט<text:span text:style-name="T1"> </text:span>- תפשת<text:span text:style-name="T1"> </text:span><text:span text:style-name="T18">(תפשת</text:span><text:span text:style-name="T4"> </text:span><text:span text:style-name="T18">מרובה</text:span><text:span text:style-name="T4"> </text:span><text:span text:style-name="T18">לא</text:span><text:span text:style-name="T4"> </text:span><text:span text:style-name="T18">תפשת</text:span><text:span text:style-name="T4"> </text:span><text:span text:style-name="T18">- כל</text:span><text:span text:style-name="T4"> </text:span><text:span text:style-name="T18">מקום</text:span><text:span text:style-name="T4"> </text:span><text:span text:style-name="T18">שתמצא</text:span><text:span text:style-name="T4"> </text:span><text:span text:style-name="T18">שני</text:span><text:span text:style-name="T4"> </text:span><text:span text:style-name="T18">דרכים, אחד</text:span><text:span text:style-name="T4"> </text:span><text:span text:style-name="T18">תופש</text:span><text:span text:style-name="T4"> </text:span><text:span text:style-name="T18">מרובה</text:span><text:span text:style-name="T4"> </text:span><text:span text:style-name="T18">ואחד</text:span><text:span text:style-name="T4"> </text:span><text:span text:style-name="T18">תופש</text:span><text:span text:style-name="T4"> </text:span><text:span text:style-name="T18">מועט</text:span><text:span text:style-name="T4"> </text:span><text:span text:style-name="T18">- טוב</text:span><text:span text:style-name="T4"> </text:span><text:span text:style-name="T18">לך</text:span><text:span text:style-name="T4"> </text:span><text:span text:style-name="T18">לתפוש</text:span><text:span text:style-name="T4"> </text:span><text:span text:style-name="T18">את</text:span><text:span text:style-name="T4"> </text:span><text:span text:style-name="T18">המועט: שאפילו</text:span><text:span text:style-name="T4"> </text:span><text:span text:style-name="T18">היה</text:span><text:span text:style-name="T4"> </text:span><text:span text:style-name="T18">לך</text:span><text:span text:style-name="T4"> </text:span><text:span text:style-name="T18">לתפוש</text:span><text:span text:style-name="T4"> </text:span><text:span text:style-name="T18">את</text:span><text:span text:style-name="T4"> </text:span><text:span text:style-name="T18">המרובה</text:span><text:span text:style-name="T4"> </text:span><text:span text:style-name="T18">ותתפוש</text:span><text:span text:style-name="T4"> </text:span><text:span text:style-name="T18">את</text:span><text:span text:style-name="T4"> </text:span><text:span text:style-name="T18">המועט</text:span><text:span text:style-name="T4"> </text:span><text:span text:style-name="T18">- תפיסתך</text:span><text:span text:style-name="T4"> </text:span><text:span text:style-name="T18">תפיסה, שיש</text:span><text:span text:style-name="T4"> </text:span><text:span text:style-name="T18">בכלל</text:span><text:span text:style-name="T4"> </text:span><text:span text:style-name="T18">המרובה</text:span><text:span text:style-name="T4"> </text:span><text:span text:style-name="T18">המועט; אבל</text:span><text:span text:style-name="T4"> </text:span><text:span text:style-name="T18">אם</text:span><text:span text:style-name="T4"> </text:span><text:span text:style-name="T18">תתפוש</text:span><text:span text:style-name="T4"> </text:span><text:span text:style-name="T18">המרובה, והיה</text:span><text:span text:style-name="T4"> </text:span><text:span text:style-name="T18">לך</text:span><text:span text:style-name="T4"> </text:span><text:span text:style-name="T18">לתפוש</text:span><text:span text:style-name="T4"> </text:span><text:span text:style-name="T18">המועט</text:span><text:span text:style-name="T4"> </text:span><text:span text:style-name="T18">- נמצאת</text:span><text:span text:style-name="T4"> </text:span><text:span text:style-name="T18">שתפשת</text:span><text:span text:style-name="T4"> </text:span><text:span text:style-name="T18">שלא</text:span><text:span text:style-name="T4"> </text:span><text:span text:style-name="T18">כדת)</text:span>;</text:p>
      <text:p text:style-name="P4">אלא<text:span text:style-name="T1"> </text:span>למאי<text:span text:style-name="T1"> </text:span>הלכתא<text:span text:style-name="T1"> </text:span>כתביה<text:span text:style-name="T1"> </text:span>רחמנא<text:span text:style-name="T1"> </text:span>'<text:span text:style-name="T22">לחג</text:span><text:span text:style-name="T1"> </text:span><text:span text:style-name="T22">הסוכות</text:span>'?</text:p>
      <text:p text:style-name="P4">לאקושי<text:span text:style-name="T1"> </text:span>לחג<text:span text:style-name="T1"> </text:span>המצות: מה<text:span text:style-name="T1"> </text:span>חג<text:span text:style-name="T1"> </text:span>המצות<text:span text:style-name="T1"> </text:span>טעון<text:span text:style-name="T1"> </text:span>לינה<text:span text:style-name="T1"> </text:span><text:span text:style-name="T18">(מוצאי</text:span><text:span text:style-name="T4"> </text:span><text:span text:style-name="T18">יום</text:span><text:span text:style-name="T4"> </text:span><text:span text:style-name="T18">טוב</text:span><text:span text:style-name="T4"> </text:span><text:span text:style-name="T42">[שאין</text:span><text:span text:style-name="T47"> </text:span><text:span text:style-name="T42">לחזור</text:span><text:span text:style-name="T47"> </text:span><text:span text:style-name="T42">לביתם</text:span><text:span text:style-name="T47"> </text:span><text:span text:style-name="T42">מוצאי</text:span><text:span text:style-name="T47"> </text:span><text:span text:style-name="T42">החג</text:span><text:span text:style-name="T47"> </text:span><text:span text:style-name="T42">אלא</text:span><text:span text:style-name="T47"> </text:span><text:span text:style-name="T42">למחרת]</text:span><text:span text:style-name="T18">)</text:span> - אף<text:span text:style-name="T1"> </text:span>חג<text:span text:style-name="T1"> </text:span>הסוכות<text:span text:style-name="T1"> </text:span>טעון<text:span text:style-name="T1"> </text:span>לינה.</text:p>
      <text:p text:style-name="P4">והתם<text:span text:style-name="T1"> </text:span>מנלן?</text:p>
      <text:p text:style-name="P4">צצצ</text:p>
      <text:p text:style-name="P4">(חגיגה<text:span text:style-name="T1"> </text:span>יז,ב)</text:p>
      <text:p text:style-name="P4">דכתיב<text:span text:style-name="T1"> </text:span><text:span text:style-name="T24">[</text:span><text:span text:style-name="T19">דברים</text:span><text:span text:style-name="T3"> </text:span><text:span text:style-name="T19">טז,ז:</text:span><text:span text:style-name="T24"> ובשלת</text:span><text:span text:style-name="T4"> </text:span><text:span text:style-name="T24">ואכלת</text:span><text:span text:style-name="T4"> </text:span><text:span text:style-name="T24">במקום</text:span><text:span text:style-name="T4"> </text:span><text:span text:style-name="T24">אשר</text:span><text:span text:style-name="T4"> </text:span><text:span text:style-name="T24">יבחר</text:span><text:span text:style-name="T4"> </text:span><text:span text:style-name="T24">ה' אלהיך</text:span><text:span text:style-name="T4"> </text:span><text:span text:style-name="T24">בו]</text:span><text:span text:style-name="T22"> ופנית</text:span><text:span text:style-name="T1"> </text:span><text:span text:style-name="T22">בבקר</text:span><text:span text:style-name="T1"> </text:span><text:span text:style-name="T22">והלכת</text:span><text:span text:style-name="T1"> </text:span><text:span text:style-name="T22">לאהליך</text:span><text:span text:style-name="T1"> </text:span><text:span text:style-name="T18">(</text:span><text:span text:style-name="T24">בבקר</text:span><text:span text:style-name="T4"> </text:span><text:span text:style-name="T18">שהוא</text:span><text:span text:style-name="T4"> </text:span><text:span text:style-name="T18">חול</text:span><text:span text:style-name="T4"> </text:span><text:span text:style-name="T18">המועד, דאילו</text:span><text:span text:style-name="T4"> </text:span><text:span text:style-name="T18">ביום</text:span><text:span text:style-name="T4"> </text:span><text:span text:style-name="T18">טוב</text:span><text:span text:style-name="T4"> </text:span><text:span text:style-name="T18">תחומין</text:span><text:span text:style-name="T4"> </text:span><text:span text:style-name="T18">אסור)</text:span>.</text:p>
      <text:p text:style-name="P15"><text:span text:style-name="T17">תוספות</text:span><text:span text:style-name="T1"> </text:span><text:span text:style-name="T17">מסכת</text:span><text:span text:style-name="T1"> </text:span><text:span text:style-name="T17">חגיגה</text:span><text:span text:style-name="T1"> </text:span><text:span text:style-name="T17">דף</text:span><text:span text:style-name="T1"> </text:span><text:span text:style-name="T17">יז</text:span><text:span text:style-name="T1"> </text:span><text:span text:style-name="T17">עמוד</text:span><text:span text:style-name="T1"> </text:span><text:span text:style-name="T17">ב</text:span><text:span text:style-name="T1"> </text:span><text:span text:style-name="T17">ד"ה</text:span><text:span text:style-name="T1"> </text:span><text:span text:style-name="T111">דכתיב</text:span><text:span text:style-name="T112"> </text:span><text:span text:style-name="T111">ופנית</text:span><text:span text:style-name="T112"> </text:span><text:span text:style-name="T111">בבקר</text:span><text:span text:style-name="T1"> </text:span><text:span text:style-name="T17">- פרש"י</text:span><text:span text:style-name="T1"> </text:span><text:span text:style-name="T17">בחוש"מ</text:span><text:span text:style-name="T1"> </text:span><text:span text:style-name="T17">דאי</text:span><text:span text:style-name="T1"> </text:span><text:span text:style-name="T17">ביו"ט</text:span><text:span text:style-name="T1"> </text:span><text:span text:style-name="T17">אסור</text:span><text:span text:style-name="T1"> </text:span><text:span text:style-name="T17">משום</text:span><text:span text:style-name="T1"> </text:span><text:span text:style-name="T17">תחומין; ולא</text:span><text:span text:style-name="T1"> </text:span><text:span text:style-name="T17">יתכן: דהתינח</text:span><text:span text:style-name="T1"> </text:span><text:span text:style-name="T17">לרבי</text:span><text:span text:style-name="T1"> </text:span><text:span text:style-name="T17">עקיבא, לרבנן</text:span><text:span text:style-name="T1"> </text:span><text:span text:style-name="T17">מאי</text:span><text:span text:style-name="T1"> </text:span><text:span text:style-name="T17">איכא</text:span><text:span text:style-name="T1"> </text:span><text:span text:style-name="T17">למימר, דליכא</text:span><text:span text:style-name="T1"> </text:span><text:span text:style-name="T17">איסור</text:span><text:span text:style-name="T1"> </text:span><text:span text:style-name="T17">תחומין</text:span><text:span text:style-name="T1"> </text:span><text:span text:style-name="T17">דאורייתא!? </text:span></text:p>
      <text:p text:style-name="P15"><text:span text:style-name="T17">וי"מ</text:span><text:span text:style-name="T1"> </text:span><text:span text:style-name="T17">די"ב</text:span><text:span text:style-name="T1"> </text:span><text:span text:style-name="T17">מילין</text:span><text:span text:style-name="T1"> </text:span><text:span text:style-name="T17">אית</text:span><text:span text:style-name="T1"> </text:span><text:span text:style-name="T17">להו</text:span><text:span text:style-name="T1"> </text:span><text:span text:style-name="T17">שפיר</text:span><text:span text:style-name="T1"> </text:span><text:span text:style-name="T17">לרבנן</text:span><text:span text:style-name="T1"> </text:span><text:span text:style-name="T17">תחומין, והכי</text:span><text:span text:style-name="T1"> </text:span><text:span text:style-name="T17">איתא</text:span><text:span text:style-name="T1"> </text:span><text:span text:style-name="T17">בירושלמי: המחוור</text:span><text:span text:style-name="T1"> </text:span><text:span text:style-name="T17">מכולן</text:span><text:span text:style-name="T1"> </text:span><text:span text:style-name="T17">י"ב</text:span><text:span text:style-name="T1"> </text:span><text:span text:style-name="T17">מילין</text:span><text:span text:style-name="T1"> </text:span><text:span text:style-name="T17">כנגד</text:span><text:span text:style-name="T1"> </text:span><text:span text:style-name="T17">מחנה</text:span><text:span text:style-name="T1"> </text:span><text:span text:style-name="T17">ישראל; והש"ס</text:span><text:span text:style-name="T1"> </text:span><text:span text:style-name="T17">שלנו</text:span><text:span text:style-name="T1"> </text:span><text:span text:style-name="T17">לא</text:span><text:span text:style-name="T1"> </text:span><text:span text:style-name="T17">סבירא</text:span><text:span text:style-name="T1"> </text:span><text:span text:style-name="T17">להו, דהא</text:span><text:span text:style-name="T1"> </text:span><text:span text:style-name="T17">בפרק</text:span><text:span text:style-name="T1"> </text:span><text:span text:style-name="T17">'כלל</text:span><text:span text:style-name="T1"> </text:span><text:span text:style-name="T17">גדול' (שבת</text:span><text:span text:style-name="T1"> </text:span><text:span text:style-name="T17">סט.) גבי</text:span><text:span text:style-name="T1"> </text:span><text:span text:style-name="T17">שכח</text:span><text:span text:style-name="T1"> </text:span><text:span text:style-name="T17">עיקר</text:span><text:span text:style-name="T1"> </text:span><text:span text:style-name="T17">שבת, דבעי</text:span><text:span text:style-name="T1"> </text:span><text:span text:style-name="T17">דידע</text:span><text:span text:style-name="T1"> </text:span><text:span text:style-name="T17">ליה</text:span><text:span text:style-name="T1"> </text:span><text:span text:style-name="T17">לשבת, במאי</text:span><text:span text:style-name="T1"> </text:span><text:span text:style-name="T17">דידע</text:span><text:span text:style-name="T1"> </text:span><text:span text:style-name="T17">לה? – בתחומין, ואליבא</text:span><text:span text:style-name="T1"> </text:span><text:span text:style-name="T17">דרבי</text:span><text:span text:style-name="T1"> </text:span><text:span text:style-name="T17">עקיבא, ולא</text:span><text:span text:style-name="T1"> </text:span><text:span text:style-name="T17">קאמר</text:span><text:span text:style-name="T1"> </text:span><text:span text:style-name="T17">לדברי</text:span><text:span text:style-name="T1"> </text:span><text:span text:style-name="T17">הכל;</text:span></text:p>
      <text:p text:style-name="P15"><text:span text:style-name="T17">וכן</text:span><text:span text:style-name="T1"> </text:span><text:span text:style-name="T17">בפ' בתרא</text:span><text:span text:style-name="T1"> </text:span><text:span text:style-name="T17">דביצה</text:span><text:span text:style-name="T1"> </text:span><text:span text:style-name="T17">(דף</text:span><text:span text:style-name="T1"> </text:span><text:span text:style-name="T17">לו:) גבי</text:span><text:span text:style-name="T1"> </text:span><text:span text:style-name="T17">אין</text:span><text:span text:style-name="T1"> </text:span><text:span text:style-name="T17">רוכבין</text:span><text:span text:style-name="T1"> </text:span><text:span text:style-name="T17">- מוקי</text:span><text:span text:style-name="T1"> </text:span><text:span text:style-name="T17">טעמא</text:span><text:span text:style-name="T1"> </text:span><text:span text:style-name="T17">בגמרא</text:span><text:span text:style-name="T1"> </text:span><text:span text:style-name="T17">שמא</text:span><text:span text:style-name="T1"> </text:span><text:span text:style-name="T17">ילך</text:span><text:span text:style-name="T1"> </text:span><text:span text:style-name="T17">מחוץ</text:span><text:span text:style-name="T1"> </text:span><text:span text:style-name="T17">לתחום, ופריך: 'ש"מ</text:span><text:span text:style-name="T1"> </text:span><text:span text:style-name="T17">תחומין</text:span><text:span text:style-name="T1"> </text:span><text:span text:style-name="T17">דאורייתא? אלא</text:span><text:span text:style-name="T1"> </text:span><text:span text:style-name="T17">גזירה</text:span><text:span text:style-name="T1"> </text:span><text:span text:style-name="T17">שמא</text:span><text:span text:style-name="T1"> </text:span><text:span text:style-name="T17">יחתוך</text:span><text:span text:style-name="T1"> </text:span><text:span text:style-name="T17">זמורה!' - אלמא</text:span><text:span text:style-name="T1"> </text:span><text:span text:style-name="T17">דרבנן</text:span><text:span text:style-name="T1"> </text:span><text:span text:style-name="T17">לא</text:span><text:span text:style-name="T1"> </text:span><text:span text:style-name="T17">מודו</text:span><text:span text:style-name="T1"> </text:span><text:span text:style-name="T17">כלל</text:span><text:span text:style-name="T1"> </text:span><text:span text:style-name="T17">בתחומין! ובפ"ק</text:span><text:span text:style-name="T1"> </text:span><text:span text:style-name="T17">דר"ה</text:span><text:span text:style-name="T1"> </text:span><text:span text:style-name="T17">(ד' ה.) פרש"י</text:span><text:span text:style-name="T1"> </text:span><text:span text:style-name="T17">דאי</text:span><text:span text:style-name="T1"> </text:span><text:span text:style-name="T17">משום</text:span><text:span text:style-name="T1"> </text:span><text:span text:style-name="T17">יום</text:span><text:span text:style-name="T1"> </text:span><text:span text:style-name="T17">טוב</text:span><text:span text:style-name="T1"> </text:span><text:span text:style-name="T17">- פשיטא</text:span><text:span text:style-name="T1"> </text:span><text:span text:style-name="T17">[שהרי</text:span><text:span text:style-name="T1"> </text:span><text:span text:style-name="T17">הוא</text:span><text:span text:style-name="T1"> </text:span><text:span text:style-name="T17">יום] שיתחייב</text:span><text:span text:style-name="T1"> </text:span><text:span text:style-name="T17">להתראות</text:span><text:span text:style-name="T1"> </text:span><text:span text:style-name="T17">פנים</text:span><text:span text:style-name="T1"> </text:span><text:span text:style-name="T17">בעזרה!</text:span></text:p>
      <text:p text:style-name="P15"><text:span text:style-name="T17">ור' עזריאל</text:span><text:span text:style-name="T1"> </text:span><text:span text:style-name="T17">מצא</text:span><text:span text:style-name="T1"> </text:span><text:span text:style-name="T17">בתוספתא</text:span><text:span text:style-name="T1"> </text:span><text:span text:style-name="T17">דתניא</text:span><text:span text:style-name="T1"> </text:span><text:span text:style-name="T17">בליל</text:span><text:span text:style-name="T1"> </text:span><text:span text:style-name="T17">יו"ט</text:span><text:span text:style-name="T1"> </text:span><text:span text:style-name="T17">האחרון</text:span><text:span text:style-name="T1"> </text:span><text:span text:style-name="T17">חוזרין</text:span><text:span text:style-name="T1"> </text:span><text:span text:style-name="T17">לבתיהן, כדכתיב</text:span><text:span text:style-name="T1"> </text:span><text:span text:style-name="T17">ביום</text:span><text:span text:style-name="T1"> </text:span><text:span text:style-name="T17">השמיני</text:span><text:span text:style-name="T1"> </text:span><text:span text:style-name="T17">שלח</text:span><text:span text:style-name="T1"> </text:span><text:span text:style-name="T17">את</text:span><text:span text:style-name="T1"> </text:span><text:span text:style-name="T17">העם</text:span><text:span text:style-name="T1"> </text:span><text:span text:style-name="T17">(מלכים</text:span><text:span text:style-name="T1"> </text:span><text:span text:style-name="T17">א</text:span><text:span text:style-name="T1"> </text:span><text:span text:style-name="T17">ח) יכול</text:span><text:span text:style-name="T1"> </text:span><text:span text:style-name="T17">שאין</text:span><text:span text:style-name="T1"> </text:span><text:span text:style-name="T17">טעונים</text:span><text:span text:style-name="T1"> </text:span><text:span text:style-name="T17">לינה</text:span><text:span text:style-name="T1"> </text:span><text:span text:style-name="T17">ת"ל</text:span><text:span text:style-name="T1"> </text:span><text:span text:style-name="T17">וביום</text:span><text:span text:style-name="T1"> </text:span><text:span text:style-name="T17">עשרים</text:span><text:span text:style-name="T1"> </text:span><text:span text:style-name="T17">ושלשה</text:span><text:span text:style-name="T1"> </text:span><text:span text:style-name="T17">לחדש</text:span><text:span text:style-name="T1"> </text:span><text:span text:style-name="T17">שלח</text:span><text:span text:style-name="T1"> </text:span><text:span text:style-name="T17">את</text:span><text:span text:style-name="T1"> </text:span><text:span text:style-name="T17">העם</text:span><text:span text:style-name="T1"> </text:span><text:span text:style-name="T17">הא</text:span><text:span text:style-name="T1"> </text:span><text:span text:style-name="T17">כיצד</text:span><text:span text:style-name="T1"> </text:span><text:span text:style-name="T17">נפטרו</text:span><text:span text:style-name="T1"> </text:span><text:span text:style-name="T17">והשכימו</text:span><text:span text:style-name="T1"> </text:span><text:span text:style-name="T17">והולכי' למחרת</text:span><text:span text:style-name="T1"> </text:span><text:span text:style-name="T17">יום</text:span><text:span text:style-name="T1"> </text:span><text:span text:style-name="T17">שמיני</text:span><text:span text:style-name="T1"> </text:span><text:span text:style-name="T17">שהוא</text:span><text:span text:style-name="T1"> </text:span><text:span text:style-name="T17">כ"ג</text:span><text:span text:style-name="T1"> </text:span><text:span text:style-name="T17">ועוד</text:span><text:span text:style-name="T1"> </text:span><text:span text:style-name="T17">הביא</text:span><text:span text:style-name="T1"> </text:span><text:span text:style-name="T17">הר"י</text:span><text:span text:style-name="T1"> </text:span><text:span text:style-name="T17">ראיה</text:span><text:span text:style-name="T1"> </text:span><text:span text:style-name="T17">מההיא</text:span><text:span text:style-name="T1"> </text:span><text:span text:style-name="T17">דלולב</text:span><text:span text:style-name="T1"> </text:span><text:span text:style-name="T17">וערבה</text:span><text:span text:style-name="T1"> </text:span><text:span text:style-name="T17">בשמעתין</text:span><text:span text:style-name="T1"> </text:span><text:span text:style-name="T17">דאמר</text:span><text:span text:style-name="T1"> </text:span><text:span text:style-name="T17">זמן</text:span><text:span text:style-name="T1"> </text:span><text:span text:style-name="T17">בשמיני</text:span><text:span text:style-name="T1"> </text:span><text:span text:style-name="T17">של</text:span><text:span text:style-name="T1"> </text:span><text:span text:style-name="T17">חג</text:span><text:span text:style-name="T1"> </text:span><text:span text:style-name="T17">שהבכורים</text:span><text:span text:style-name="T1"> </text:span><text:span text:style-name="T17">טעונין</text:span><text:span text:style-name="T1"> </text:span><text:span text:style-name="T17">לינה</text:span><text:span text:style-name="T1"> </text:span><text:span text:style-name="T17">משמע</text:span><text:span text:style-name="T1"> </text:span><text:span text:style-name="T17">לינה</text:span><text:span text:style-name="T1"> </text:span><text:span text:style-name="T17">דומיא</text:span><text:span text:style-name="T1"> </text:span><text:span text:style-name="T17">דבכורים</text:span><text:span text:style-name="T1"> </text:span><text:span text:style-name="T17">שהם</text:span><text:span text:style-name="T1"> </text:span><text:span text:style-name="T17">יום</text:span><text:span text:style-name="T1"> </text:span><text:span text:style-name="T17">אחד</text:span><text:span text:style-name="T1"> </text:span><text:span text:style-name="T17">ועוד</text:span><text:span text:style-name="T1"> </text:span><text:span text:style-name="T17">תני</text:span><text:span text:style-name="T1"> </text:span><text:span text:style-name="T17">בספרי</text:span><text:span text:style-name="T1"> </text:span><text:span text:style-name="T17">בפרשת</text:span><text:span text:style-name="T1"> </text:span><text:span text:style-name="T17">ראה</text:span><text:span text:style-name="T1"> </text:span><text:span text:style-name="T17">והלכת</text:span><text:span text:style-name="T1"> </text:span><text:span text:style-name="T17">לאהליך</text:span><text:span text:style-name="T1"> </text:span><text:span text:style-name="T17">מלמד</text:span><text:span text:style-name="T1"> </text:span><text:span text:style-name="T17">שטעונין</text:span><text:span text:style-name="T1"> </text:span><text:span text:style-name="T17">לינת</text:span><text:span text:style-name="T1"> </text:span><text:span text:style-name="T17">רגלים</text:span><text:span text:style-name="T1"> </text:span><text:span text:style-name="T17">אין</text:span><text:span text:style-name="T1"> </text:span><text:span text:style-name="T17">לי</text:span><text:span text:style-name="T1"> </text:span><text:span text:style-name="T17">אלא</text:span><text:span text:style-name="T1"> </text:span><text:span text:style-name="T17">אלו</text:span><text:span text:style-name="T1"> </text:span><text:span text:style-name="T17">מניין</text:span><text:span text:style-name="T1"> </text:span><text:span text:style-name="T17">לרבות</text:span><text:span text:style-name="T1"> </text:span><text:span text:style-name="T17">עופות</text:span><text:span text:style-name="T1"> </text:span><text:span text:style-name="T17">ומנחות</text:span><text:span text:style-name="T1"> </text:span><text:span text:style-name="T17">יין</text:span><text:span text:style-name="T1"> </text:span><text:span text:style-name="T17">לבונה</text:span><text:span text:style-name="T1"> </text:span><text:span text:style-name="T17">ועצים</text:span><text:span text:style-name="T1"> </text:span><text:span text:style-name="T17">תלמוד</text:span><text:span text:style-name="T1"> </text:span><text:span text:style-name="T17">לומר</text:span><text:span text:style-name="T1"> </text:span><text:span text:style-name="T17">ופנית</text:span><text:span text:style-name="T1"> </text:span><text:span text:style-name="T17">בבוקר</text:span><text:span text:style-name="T1"> </text:span><text:span text:style-name="T17">כל</text:span><text:span text:style-name="T1"> </text:span><text:span text:style-name="T17">פינות</text:span><text:span text:style-name="T1"> </text:span><text:span text:style-name="T17">שאתה</text:span><text:span text:style-name="T1"> </text:span><text:span text:style-name="T17">פונה</text:span><text:span text:style-name="T1"> </text:span><text:span text:style-name="T17">לא</text:span><text:span text:style-name="T1"> </text:span><text:span text:style-name="T17">יהיו</text:span><text:span text:style-name="T1"> </text:span><text:span text:style-name="T17">אלא</text:span><text:span text:style-name="T1"> </text:span><text:span text:style-name="T17">מן</text:span><text:span text:style-name="T1"> </text:span><text:span text:style-name="T17">הבקר</text:span><text:span text:style-name="T1"> </text:span><text:span text:style-name="T17">ואילך</text:span><text:span text:style-name="T1"> </text:span><text:span text:style-name="T17">רבי</text:span><text:span text:style-name="T1"> </text:span><text:span text:style-name="T17">יהודה</text:span><text:span text:style-name="T1"> </text:span><text:span text:style-name="T17">אומר</text:span><text:span text:style-name="T1"> </text:span><text:span text:style-name="T17">יכול</text:span><text:span text:style-name="T1"> </text:span><text:span text:style-name="T17">יהא</text:span><text:span text:style-name="T1"> </text:span><text:span text:style-name="T17">פסח</text:span><text:span text:style-name="T1"> </text:span><text:span text:style-name="T17">קטן</text:span><text:span text:style-name="T1"> </text:span><text:span text:style-name="T17">כו' ומשמע</text:span><text:span text:style-name="T1"> </text:span><text:span text:style-name="T17">מיהא</text:span><text:span text:style-name="T1"> </text:span><text:span text:style-name="T17">דלינת</text:span><text:span text:style-name="T1"> </text:span><text:span text:style-name="T17">רגלים</text:span><text:span text:style-name="T1"> </text:span><text:span text:style-name="T17">אינו</text:span><text:span text:style-name="T1"> </text:span><text:span text:style-name="T17">רק</text:span><text:span text:style-name="T1"> </text:span><text:span text:style-name="T17">דומיא</text:span><text:span text:style-name="T1"> </text:span><text:span text:style-name="T17">דהני</text:span><text:span text:style-name="T1"> </text:span><text:span text:style-name="T17">והיינו</text:span><text:span text:style-name="T1"> </text:span><text:span text:style-name="T17">יום</text:span><text:span text:style-name="T1"> </text:span><text:span text:style-name="T17">ולילה</text:span><text:span text:style-name="T1"> </text:span><text:span text:style-name="T17">וכי</text:span><text:span text:style-name="T1"> </text:span><text:span text:style-name="T17">מקשה</text:span><text:span text:style-name="T1"> </text:span><text:span text:style-name="T17">פ' לולב</text:span><text:span text:style-name="T1"> </text:span><text:span text:style-name="T17">וערבה</text:span><text:span text:style-name="T1"> </text:span><text:span text:style-name="T17">(סוכה</text:span><text:span text:style-name="T1"> </text:span><text:span text:style-name="T17">מז:) זמן</text:span><text:span text:style-name="T1"> </text:span><text:span text:style-name="T17">כל</text:span><text:span text:style-name="T1"> </text:span><text:span text:style-name="T17">ז' ימים</text:span><text:span text:style-name="T1"> </text:span><text:span text:style-name="T17">מי</text:span><text:span text:style-name="T1"> </text:span><text:span text:style-name="T17">איכא</text:span><text:span text:style-name="T1"> </text:span><text:span text:style-name="T17">הוה</text:span><text:span text:style-name="T1"> </text:span><text:span text:style-name="T17">מצי</text:span><text:span text:style-name="T1"> </text:span><text:span text:style-name="T17">לאקשויי</text:span><text:span text:style-name="T1"> </text:span><text:span text:style-name="T17">וליטעמיך</text:span><text:span text:style-name="T1"> </text:span><text:span text:style-name="T17">לינה</text:span><text:span text:style-name="T1"> </text:span><text:span text:style-name="T17">דלא</text:span><text:span text:style-name="T1"> </text:span><text:span text:style-name="T17">מקשי</text:span><text:span text:style-name="T1"> </text:span><text:span text:style-name="T17">כלל</text:span><text:span text:style-name="T1"> </text:span><text:span text:style-name="T17">ויש</text:span><text:span text:style-name="T1"> </text:span><text:span text:style-name="T17">להקשות</text:span><text:span text:style-name="T1"> </text:span><text:span text:style-name="T17">דאמרינן</text:span><text:span text:style-name="T1"> </text:span><text:span text:style-name="T17">בזבחים</text:span><text:span text:style-name="T1"> </text:span><text:span text:style-name="T17">פרק</text:span><text:span text:style-name="T1"> </text:span><text:span text:style-name="T17">דם</text:span><text:span text:style-name="T1"> </text:span><text:span text:style-name="T17">החטאת</text:span><text:span text:style-name="T1"> </text:span><text:span text:style-name="T17">(דף</text:span><text:span text:style-name="T1"> </text:span><text:span text:style-name="T17">צז.) דרבי</text:span><text:span text:style-name="T1"> </text:span><text:span text:style-name="T17">טרפון</text:span><text:span text:style-name="T1"> </text:span><text:span text:style-name="T17">אומר</text:span><text:span text:style-name="T1"> </text:span><text:span text:style-name="T17">אם</text:span><text:span text:style-name="T1"> </text:span><text:span text:style-name="T17">בשל</text:span><text:span text:style-name="T1"> </text:span><text:span text:style-name="T17">בה</text:span><text:span text:style-name="T1"> </text:span><text:span text:style-name="T17">מתחלת</text:span><text:span text:style-name="T1"> </text:span><text:span text:style-name="T17">הרגל</text:span><text:span text:style-name="T1"> </text:span><text:span text:style-name="T17">כו' מותר</text:span><text:span text:style-name="T1"> </text:span><text:span text:style-name="T17">לבשל</text:span><text:span text:style-name="T1"> </text:span><text:span text:style-name="T17">בה</text:span><text:span text:style-name="T1"> </text:span><text:span text:style-name="T17">בסוף</text:span><text:span text:style-name="T1"> </text:span><text:span text:style-name="T17">הרגל</text:span><text:span text:style-name="T1"> </text:span><text:span text:style-name="T17">מ"ט</text:span><text:span text:style-name="T1"> </text:span><text:span text:style-name="T17">דכתיב</text:span><text:span text:style-name="T1"> </text:span><text:span text:style-name="T17">ופנית</text:span><text:span text:style-name="T1"> </text:span><text:span text:style-name="T17">בבקר</text:span><text:span text:style-name="T1"> </text:span><text:span text:style-name="T17">הכתוב</text:span><text:span text:style-name="T1"> </text:span><text:span text:style-name="T17">עשאן</text:span><text:span text:style-name="T1"> </text:span><text:span text:style-name="T17">בקר</text:span><text:span text:style-name="T1"> </text:span><text:span text:style-name="T17">אחד</text:span><text:span text:style-name="T1"> </text:span><text:span text:style-name="T17">אלמא</text:span><text:span text:style-name="T1"> </text:span><text:span text:style-name="T17">מדלענין</text:span><text:span text:style-name="T1"> </text:span><text:span text:style-name="T17">נותר</text:span><text:span text:style-name="T1"> </text:span><text:span text:style-name="T17">מחשב</text:span><text:span text:style-name="T1"> </text:span><text:span text:style-name="T17">יום</text:span><text:span text:style-name="T1"> </text:span><text:span text:style-name="T17">אחד</text:span><text:span text:style-name="T1"> </text:span><text:span text:style-name="T17">משמע</text:span><text:span text:style-name="T1"> </text:span><text:span text:style-name="T17">שטעון</text:span><text:span text:style-name="T1"> </text:span><text:span text:style-name="T17">לינה</text:span><text:span text:style-name="T1"> </text:span><text:span text:style-name="T17">כל</text:span><text:span text:style-name="T1"> </text:span><text:span text:style-name="T17">ז' ותירץ</text:span><text:span text:style-name="T1"> </text:span><text:span text:style-name="T17">הר"י</text:span><text:span text:style-name="T1"> </text:span><text:span text:style-name="T17">דלפי</text:span><text:span text:style-name="T1"> </text:span><text:span text:style-name="T17">המסקנא</text:span><text:span text:style-name="T1"> </text:span><text:span text:style-name="T17">משני</text:span><text:span text:style-name="T1"> </text:span><text:span text:style-name="T17">התם</text:span><text:span text:style-name="T1"> </text:span><text:span text:style-name="T17">טעמא</text:span><text:span text:style-name="T1"> </text:span><text:span text:style-name="T17">אחרינא</text:span><text:span text:style-name="T1"> </text:span><text:span text:style-name="T17">משום</text:span><text:span text:style-name="T1"> </text:span><text:span text:style-name="T17">שכל</text:span><text:span text:style-name="T1"> </text:span><text:span text:style-name="T17">יום</text:span><text:span text:style-name="T1"> </text:span><text:span text:style-name="T17">ויום</text:span><text:span text:style-name="T1"> </text:span><text:span text:style-name="T17">נעשה</text:span><text:span text:style-name="T1"> </text:span><text:span text:style-name="T17">גיעול</text:span><text:span text:style-name="T1"> </text:span><text:span text:style-name="T17">לחברו</text:span><text:span text:style-name="T1"> </text:span><text:span text:style-name="T17">והר"ר</text:span><text:span text:style-name="T1"> </text:span><text:span text:style-name="T17">אלחנן</text:span><text:span text:style-name="T1"> </text:span><text:span text:style-name="T17">תירץ</text:span><text:span text:style-name="T1"> </text:span><text:span text:style-name="T17">דב' ענייני</text:span><text:span text:style-name="T1"> </text:span><text:span text:style-name="T17">לינה</text:span><text:span text:style-name="T1"> </text:span><text:span text:style-name="T17">הם</text:span><text:span text:style-name="T1"> </text:span><text:span text:style-name="T17">אחת</text:span><text:span text:style-name="T1"> </text:span><text:span text:style-name="T17">משום</text:span><text:span text:style-name="T1"> </text:span><text:span text:style-name="T17">יו"ט</text:span><text:span text:style-name="T1"> </text:span><text:span text:style-name="T17">והשנית</text:span><text:span text:style-name="T1"> </text:span><text:span text:style-name="T17">משום</text:span><text:span text:style-name="T1"> </text:span><text:span text:style-name="T17">קרבן</text:span><text:span text:style-name="T1"> </text:span><text:span text:style-name="T17">שטעון</text:span><text:span text:style-name="T1"> </text:span><text:span text:style-name="T17">לינה</text:span><text:span text:style-name="T1"> </text:span><text:span text:style-name="T17">והתם</text:span><text:span text:style-name="T1"> </text:span><text:span text:style-name="T17">אף</text:span><text:span text:style-name="T1"> </text:span><text:span text:style-name="T17">בחוש"מ</text:span><text:span text:style-name="T1"> </text:span><text:span text:style-name="T17">והכי</text:span><text:span text:style-name="T1"> </text:span><text:span text:style-name="T17">משמע</text:span><text:span text:style-name="T1"> </text:span><text:span text:style-name="T17">בההיא</text:span><text:span text:style-name="T1"> </text:span><text:span text:style-name="T17">דבכורים</text:span><text:span text:style-name="T1"> </text:span><text:span text:style-name="T17">לינה</text:span><text:span text:style-name="T1"> </text:span><text:span text:style-name="T17">וקרבן</text:span><text:span text:style-name="T1"> </text:span><text:span text:style-name="T17">משמע</text:span><text:span text:style-name="T1"> </text:span><text:span text:style-name="T17">שטעונין</text:span><text:span text:style-name="T1"> </text:span><text:span text:style-name="T17">לינה</text:span><text:span text:style-name="T1"> </text:span><text:span text:style-name="T17">משום</text:span><text:span text:style-name="T1"> </text:span><text:soft-page-break/><text:span text:style-name="T17">יו"ט</text:span><text:span text:style-name="T1"> </text:span><text:span text:style-name="T17">וכן</text:span><text:span text:style-name="T1"> </text:span><text:span text:style-name="T17">מצינו</text:span><text:span text:style-name="T1"> </text:span><text:span text:style-name="T17">בירושלמי</text:span><text:span text:style-name="T1"> </text:span><text:span text:style-name="T17">גבי</text:span><text:span text:style-name="T1"> </text:span><text:span text:style-name="T17">ההיא</text:span><text:span text:style-name="T1"> </text:span><text:span text:style-name="T17">משנה</text:span><text:span text:style-name="T1"> </text:span><text:span text:style-name="T17">דבכורים</text:span><text:span text:style-name="T1"> </text:span><text:span text:style-name="T17">הדא</text:span><text:span text:style-name="T1"> </text:span><text:span text:style-name="T17">איתמר</text:span><text:span text:style-name="T1"> </text:span><text:span text:style-name="T17">כשאין</text:span><text:span text:style-name="T1"> </text:span><text:span text:style-name="T17">עמהן</text:span><text:span text:style-name="T1"> </text:span><text:span text:style-name="T17">קרבן</text:span><text:span text:style-name="T1"> </text:span><text:span text:style-name="T17">אבל</text:span><text:span text:style-name="T1"> </text:span><text:span text:style-name="T17">יש</text:span><text:span text:style-name="T1"> </text:span><text:span text:style-name="T17">עמהן</text:span><text:span text:style-name="T1"> </text:span><text:span text:style-name="T17">קרבן</text:span><text:span text:style-name="T1"> </text:span><text:span text:style-name="T17">בלא</text:span><text:span text:style-name="T1"> </text:span><text:span text:style-name="T17">כך</text:span><text:span text:style-name="T1"> </text:span><text:span text:style-name="T17">טעונין</text:span><text:span text:style-name="T1"> </text:span><text:span text:style-name="T17">לינה</text:span><text:span text:style-name="T1"> </text:span><text:span text:style-name="T17">מחמת</text:span><text:span text:style-name="T1"> </text:span><text:span text:style-name="T17">הקרבן.</text:span></text:p>
      <text:p text:style-name="P16"/>
      <text:p text:style-name="P5"/>
      <text:p text:style-name="P4"/>
      <text:p text:style-name="P4">תנן<text:span text:style-name="T1"> </text:span><text:span text:style-name="T19">[חגיגה</text:span><text:span text:style-name="T3"> </text:span><text:span text:style-name="T19">פ"ב</text:span><text:span text:style-name="T3"> </text:span><text:span text:style-name="T19">מ"ד]</text:span>: '<text:span text:style-name="T26">עצרת</text:span><text:span text:style-name="T27"> </text:span><text:span text:style-name="T26">שחל</text:span><text:span text:style-name="T27"> </text:span><text:span text:style-name="T26">להיות</text:span><text:span text:style-name="T27"> </text:span><text:span text:style-name="T26">ערב</text:span><text:span text:style-name="T27"> </text:span><text:span text:style-name="T26">שבת, בית</text:span><text:span text:style-name="T27"> </text:span><text:span text:style-name="T26">שמאי</text:span><text:span text:style-name="T27"> </text:span><text:span text:style-name="T26">אומרים: יום</text:span><text:span text:style-name="T27"> </text:span><text:span text:style-name="T26">טבוח</text:span><text:span text:style-name="T27"> </text:span><text:span text:style-name="T26">אחר</text:span><text:span text:style-name="T27"> </text:span><text:span text:style-name="T26">השבת, ובית</text:span><text:span text:style-name="T27"> </text:span><text:span text:style-name="T26">הלל</text:span><text:span text:style-name="T27"> </text:span><text:span text:style-name="T26">אומרים: אין</text:span><text:span text:style-name="T27"> </text:span><text:span text:style-name="T26">לה</text:span><text:span text:style-name="T27"> </text:span><text:span text:style-name="T26">יום</text:span><text:span text:style-name="T27"> </text:span><text:span text:style-name="T26">טבוח</text:span>' – מאי? לאו<text:span text:style-name="T1"> </text:span>אין<text:span text:style-name="T1"> </text:span>לה<text:span text:style-name="T1"> </text:span>יום<text:span text:style-name="T1"> </text:span>טבוח<text:span text:style-name="T1"> </text:span>כלל<text:span text:style-name="T1"> </text:span><text:span text:style-name="T18">(אם</text:span><text:span text:style-name="T4"> </text:span><text:span text:style-name="T18">לא</text:span><text:span text:style-name="T4"> </text:span><text:span text:style-name="T18">הקריבם</text:span><text:span text:style-name="T4"> </text:span><text:span text:style-name="T18">ביום</text:span><text:span text:style-name="T4"> </text:span><text:span text:style-name="T18">טוב, עוד</text:span><text:span text:style-name="T4"> </text:span><text:span text:style-name="T18">אין</text:span><text:span text:style-name="T4"> </text:span><text:span text:style-name="T18">להן</text:span><text:span text:style-name="T4"> </text:span><text:span text:style-name="T18">תשלומין)</text:span>?</text:p>
      <text:p text:style-name="P4">לא! שאינה<text:span text:style-name="T1"> </text:span>צריכה<text:span text:style-name="T1"> </text:span>יום<text:span text:style-name="T1"> </text:span>טבוח.</text:p>
      <text:p text:style-name="P4">ומאי<text:span text:style-name="T1"> </text:span>קא<text:span text:style-name="T1"> </text:span>משמע<text:span text:style-name="T1"> </text:span>לן?</text:p>
      <text:p text:style-name="P4">דמקרבינן<text:span text:style-name="T1"> </text:span>ביומיה. </text:p>
      <text:p text:style-name="P4">הא<text:span text:style-name="T1"> </text:span>- איפליגו<text:span text:style-name="T1"> </text:span>בה<text:span text:style-name="T1"> </text:span>חדא<text:span text:style-name="T1"> </text:span>זימנא, דתנן<text:span text:style-name="T1"> </text:span><text:span text:style-name="T19">[משנתנו]</text:span>: '<text:span text:style-name="T26">בית</text:span><text:span text:style-name="T27"> </text:span><text:span text:style-name="T26">שמאי</text:span><text:span text:style-name="T27"> </text:span><text:span text:style-name="T26">אומרים: מביאין</text:span><text:span text:style-name="T27"> </text:span><text:span text:style-name="T26">שלמים</text:span><text:span text:style-name="T27"> </text:span><text:span text:style-name="T26">ואין</text:span><text:span text:style-name="T27"> </text:span><text:span text:style-name="T26">סומכין</text:span><text:span text:style-name="T27"> </text:span><text:span text:style-name="T26">עליהם, אבל</text:span><text:span text:style-name="T27"> </text:span><text:span text:style-name="T26">לא</text:span><text:span text:style-name="T27"> </text:span><text:span text:style-name="T26">עולות, ובית</text:span><text:span text:style-name="T27"> </text:span><text:span text:style-name="T26">הלל</text:span><text:span text:style-name="T27"> </text:span><text:span text:style-name="T26">אומרים: מביאין</text:span><text:span text:style-name="T27"> </text:span><text:span text:style-name="T26">שלמים</text:span><text:span text:style-name="T27"> </text:span><text:span text:style-name="T26">ועולות</text:span><text:span text:style-name="T27"> </text:span><text:span text:style-name="T26">וסומכין</text:span><text:span text:style-name="T27"> </text:span><text:span text:style-name="T26">עליהם</text:span>'!?</text:p>
      <text:p text:style-name="P4">צריכא: דאי<text:span text:style-name="T1"> </text:span>אשמעינן<text:span text:style-name="T1"> </text:span>בהא, בהא<text:span text:style-name="T1"> </text:span>קא<text:span text:style-name="T1"> </text:span>אמרי<text:span text:style-name="T1"> </text:span>בית<text:span text:style-name="T1"> </text:span>שמאי<text:span text:style-name="T1"> </text:span>משום<text:span text:style-name="T1"> </text:span>דאפשר<text:span text:style-name="T1"> </text:span>למחר, אבל<text:span text:style-name="T1"> </text:span>הכא<text:span text:style-name="T1"> </text:span><text:span text:style-name="T18">(בעצרת</text:span><text:span text:style-name="T4"> </text:span><text:span text:style-name="T18">שחל</text:span><text:span text:style-name="T4"> </text:span><text:span text:style-name="T18">להיות</text:span><text:span text:style-name="T4"> </text:span><text:span text:style-name="T18">בערב</text:span><text:span text:style-name="T4"> </text:span><text:span text:style-name="T18">שבת)</text:span> - אימא<text:span text:style-name="T1"> </text:span>מודו<text:span text:style-name="T1"> </text:span>להו<text:span text:style-name="T1"> </text:span>לבית<text:span text:style-name="T1"> </text:span>הלל<text:span text:style-name="T1"> </text:span><text:span text:style-name="T18">(ויקרבו</text:span><text:span text:style-name="T4"> </text:span><text:span text:style-name="T18">ביום</text:span><text:span text:style-name="T4"> </text:span><text:span text:style-name="T18">טוב, דהא</text:span><text:span text:style-name="T4"> </text:span><text:span text:style-name="T18">מחר</text:span><text:span text:style-name="T4"> </text:span><text:span text:style-name="T18">שבת</text:span><text:span text:style-name="T4"> </text:span><text:span text:style-name="T18">היא</text:span><text:span text:style-name="T4"> </text:span><text:span text:style-name="T18">ולא</text:span><text:span text:style-name="T4"> </text:span><text:span text:style-name="T18">קרבי; ומתוך</text:span><text:span text:style-name="T4"> </text:span><text:span text:style-name="T18">שאתה</text:span><text:span text:style-name="T4"> </text:span><text:span text:style-name="T18">מתייאש</text:span><text:span text:style-name="T4"> </text:span><text:span text:style-name="T18">מהן</text:span><text:span text:style-name="T4"> </text:span><text:span text:style-name="T18">- אתה</text:span><text:span text:style-name="T4"> </text:span><text:span text:style-name="T18">בא</text:span><text:span text:style-name="T4"> </text:span><text:span text:style-name="T18">לפשוע</text:span><text:span text:style-name="T4"> </text:span><text:span text:style-name="T18">שלא</text:span><text:span text:style-name="T4"> </text:span><text:span text:style-name="T18">תקריבם</text:span><text:span text:style-name="T4"> </text:span><text:span text:style-name="T18">עוד)</text:span>; ואי<text:span text:style-name="T1"> </text:span>אשמעינן<text:span text:style-name="T1"> </text:span>בהא<text:span text:style-name="T1"> </text:span>- בהא<text:span text:style-name="T1"> </text:span>קאמרי<text:span text:style-name="T1"> </text:span>בית<text:span text:style-name="T1"> </text:span>הלל, משום<text:span text:style-name="T1"> </text:span>דלא<text:span text:style-name="T1"> </text:span>אפשר<text:span text:style-name="T1"> </text:span>למחר, אבל<text:span text:style-name="T1"> </text:span>בהא<text:span text:style-name="T1"> </text:span>אימא<text:span text:style-name="T1"> </text:span>מודו<text:span text:style-name="T1"> </text:span>לבית<text:span text:style-name="T1"> </text:span>שמאי? – צריכא.</text:p>
      <text:p text:style-name="P4">תא<text:span text:style-name="T1"> </text:span>שמע: '<text:span text:style-name="T26">מי</text:span><text:span text:style-name="T27"> </text:span><text:span text:style-name="T26">שלא</text:span><text:span text:style-name="T27"> </text:span><text:span text:style-name="T26">חג</text:span><text:span text:style-name="T27"> </text:span><text:span text:style-name="T26">שבעת</text:span><text:span text:style-name="T27"> </text:span><text:span text:style-name="T26">ימי</text:span><text:span text:style-name="T27"> </text:span><text:span text:style-name="T26">הפסח</text:span><text:span text:style-name="T27"> </text:span><text:span text:style-name="T26">ושמונת</text:span><text:span text:style-name="T27"> </text:span><text:span text:style-name="T26">ימי</text:span><text:span text:style-name="T27"> </text:span><text:span text:style-name="T26">החג</text:span><text:span text:style-name="T27"> </text:span><text:span text:style-name="T26">ויום</text:span><text:span text:style-name="T27"> </text:span><text:span text:style-name="T26">טוב</text:span><text:span text:style-name="T27"> </text:span><text:span text:style-name="T26">הראשון</text:span><text:span text:style-name="T27"> </text:span><text:span text:style-name="T26">של</text:span><text:span text:style-name="T27"> </text:span><text:span text:style-name="T26">עצרת</text:span><text:span text:style-name="T27"> </text:span><text:span text:style-name="T26">- שוב</text:span><text:span text:style-name="T27"> </text:span><text:span text:style-name="T26">אינו</text:span><text:span text:style-name="T27"> </text:span><text:span text:style-name="T26">חוגג</text:span>'; מאי? לאו<text:span text:style-name="T1"> </text:span>יום<text:span text:style-name="T1"> </text:span>טוב<text:span text:style-name="T1"> </text:span>של<text:span text:style-name="T1"> </text:span>עצרת?!</text:p>
      <text:p text:style-name="P4">לא, יום<text:span text:style-name="T1"> </text:span>טבוח.</text:p>
      <text:p text:style-name="P4">אי<text:span text:style-name="T1"> </text:span>הכי<text:span text:style-name="T1"> </text:span>- ניפשוט<text:span text:style-name="T1"> </text:span>מינה<text:span text:style-name="T1"> </text:span>דחד<text:span text:style-name="T1"> </text:span>יום<text:span text:style-name="T1"> </text:span>טבוח!</text:p>
      <text:p text:style-name="P4">אימא<text:span text:style-name="T1"> </text:span>'ימי<text:span text:style-name="T1"> </text:span>טבוח'.</text:p>
      <text:p text:style-name="P4">תא<text:span text:style-name="T1"> </text:span>שמע<text:span text:style-name="T1"> </text:span>דתני<text:span text:style-name="T1"> </text:span>רבה<text:span text:style-name="T1"> </text:span>בר<text:span text:style-name="T1"> </text:span>שמואל: אמרה<text:span text:style-name="T1"> </text:span>תורה: 'מנה<text:span text:style-name="T1"> </text:span>ימים<text:span text:style-name="T1"> </text:span><text:span text:style-name="T18">(שלשים</text:span><text:span text:style-name="T4"> </text:span><text:span text:style-name="T18">יום)</text:span> וקדש<text:span text:style-name="T1"> </text:span>חדש<text:span text:style-name="T1"> </text:span><text:span text:style-name="T18">(למוספין)</text:span>, מנה<text:span text:style-name="T1"> </text:span>ימים<text:span text:style-name="T1"> </text:span><text:span text:style-name="T18">(חמשים</text:span><text:span text:style-name="T4"> </text:span><text:span text:style-name="T18">יום)</text:span> וקדש<text:span text:style-name="T1"> </text:span>עצרת<text:span text:style-name="T1"> </text:span><text:span text:style-name="T18">(בקרבנותיו)</text:span>: מה<text:span text:style-name="T1"> </text:span>חדש<text:span text:style-name="T1"> </text:span>למנוייו<text:span text:style-name="T1"> </text:span><text:span text:style-name="T18">(קדושתו</text:span><text:span text:style-name="T4"> </text:span><text:span text:style-name="T18">באחד</text:span><text:span text:style-name="T4"> </text:span><text:span text:style-name="T18">ממנוייו)</text:span> - אף<text:span text:style-name="T1"> </text:span>עצרת<text:span text:style-name="T1"> </text:span>למנוייה<text:span text:style-name="T1"> </text:span><text:span text:style-name="T18">(קדושתו</text:span><text:span text:style-name="T4"> </text:span><text:span text:style-name="T18">באחד</text:span><text:span text:style-name="T4"> </text:span><text:span text:style-name="T18">ממנוייה)</text:span>' מאי, לאו<text:span text:style-name="T1"> </text:span>גמר<text:span text:style-name="T1"> </text:span>מחדש: מה<text:span text:style-name="T1"> </text:span>חדש<text:span text:style-name="T1"> </text:span>יום<text:span text:style-name="T1"> </text:span>אחד<text:span text:style-name="T1"> </text:span>- אף<text:span text:style-name="T1"> </text:span>עצרת<text:span text:style-name="T1"> </text:span>יום<text:span text:style-name="T1"> </text:span>אחד!?</text:p>
      <text:p text:style-name="P4">אמר<text:span text:style-name="T1"> </text:span>רבא: ותסברא? אטו<text:span text:style-name="T1"> </text:span>עצרת<text:span text:style-name="T1"> </text:span>יומי<text:span text:style-name="T1"> </text:span>מנינן<text:span text:style-name="T1"> </text:span>שבועי<text:span text:style-name="T1"> </text:span>לא<text:span text:style-name="T1"> </text:span>מנינן? והאמר<text:span text:style-name="T1"> </text:span>אביי<text:span text:style-name="T1"> </text:span><text:span text:style-name="T18">(במסכת</text:span><text:span text:style-name="T4"> </text:span><text:span text:style-name="T18">מנחות)</text:span> 'מצוה<text:span text:style-name="T1"> </text:span>למימני<text:span text:style-name="T1"> </text:span>יומי<text:span text:style-name="T1"> </text:span>- דכתיב<text:span text:style-name="T1"> </text:span><text:span text:style-name="T24">[</text:span><text:span text:style-name="T19">ויקרא</text:span><text:span text:style-name="T3"> </text:span><text:span text:style-name="T19">כג,טז:</text:span><text:span text:style-name="T24"> עד</text:span><text:span text:style-name="T4"> </text:span><text:span text:style-name="T24">ממחרת</text:span><text:span text:style-name="T4"> </text:span><text:span text:style-name="T24">השבת</text:span><text:span text:style-name="T4"> </text:span><text:span text:style-name="T24">השביעת]</text:span><text:span text:style-name="T22"> תספרו</text:span><text:span text:style-name="T1"> </text:span><text:span text:style-name="T22">חמשים</text:span><text:span text:style-name="T1"> </text:span><text:span text:style-name="T22">יום</text:span><text:span text:style-name="T1"> </text:span><text:span text:style-name="T24">[והקרבתם</text:span><text:span text:style-name="T4"> </text:span><text:span text:style-name="T24">מנחה</text:span><text:span text:style-name="T4"> </text:span><text:span text:style-name="T24">חדשה</text:span><text:span text:style-name="T4"> </text:span><text:span text:style-name="T24">לה']</text:span>, ומצוה<text:span text:style-name="T1"> </text:span>למימני<text:span text:style-name="T1"> </text:span>שבועי, דכתיב<text:span text:style-name="T1"> </text:span><text:span text:style-name="T19">(דברים</text:span><text:span text:style-name="T3"> </text:span><text:span text:style-name="T19">טז,ט)</text:span><text:span text:style-name="T22"> שבעה</text:span><text:span text:style-name="T1"> </text:span><text:span text:style-name="T22">שבועות</text:span><text:span text:style-name="T1"> </text:span><text:span text:style-name="T22">תספר</text:span><text:span text:style-name="T1"> </text:span><text:span text:style-name="T22">לך</text:span><text:span text:style-name="T1"> </text:span><text:span text:style-name="T24">[מהחל</text:span><text:span text:style-name="T4"> </text:span><text:span text:style-name="T24">חרמש</text:span><text:span text:style-name="T4"> </text:span><text:span text:style-name="T24">בקמה</text:span><text:span text:style-name="T4"> </text:span><text:span text:style-name="T24">תחל</text:span><text:span text:style-name="T4"> </text:span><text:span text:style-name="T24">לספר</text:span><text:span text:style-name="T4"> </text:span><text:span text:style-name="T24">שבעה</text:span><text:span text:style-name="T4"> </text:span><text:span text:style-name="T24">שבעות]</text:span>', ועוד: '<text:span text:style-name="T22">חג</text:span><text:span text:style-name="T1"> </text:span><text:span text:style-name="T22">שבועות</text:span>' <text:span text:style-name="T24">[</text:span><text:span text:style-name="T19">דברים</text:span><text:span text:style-name="T3"> </text:span><text:span text:style-name="T19">טז,ט:</text:span><text:span text:style-name="T24"> ועשית</text:span><text:span text:style-name="T4"> </text:span><text:span text:style-name="T24">חג</text:span><text:span text:style-name="T4"> </text:span><text:span text:style-name="T24">שבעות</text:span><text:span text:style-name="T4"> </text:span><text:span text:style-name="T24">לה' אלהיך</text:span><text:span text:style-name="T4"> </text:span><text:span text:style-name="T24">מסת</text:span><text:span text:style-name="T4"> </text:span><text:span text:style-name="T24">נדבת</text:span><text:span text:style-name="T4"> </text:span><text:span text:style-name="T24">ידך</text:span><text:span text:style-name="T4"> </text:span><text:span text:style-name="T24">אשר</text:span><text:span text:style-name="T4"> </text:span><text:span text:style-name="T24">תתן</text:span><text:span text:style-name="T4"> </text:span><text:span text:style-name="T24">כאשר</text:span><text:span text:style-name="T4"> </text:span><text:span text:style-name="T24">יברכך</text:span><text:span text:style-name="T4"> </text:span><text:span text:style-name="T24">ה' אלהיך]</text:span> כתיב!</text:p>
      <text:p text:style-name="P4">דבי<text:span text:style-name="T1"> </text:span>רבי<text:span text:style-name="T1"> </text:span>אליעזר<text:span text:style-name="T1"> </text:span>בן<text:span text:style-name="T1"> </text:span>יעקב<text:span text:style-name="T1"> </text:span>תנא<text:span text:style-name="T1"> </text:span><text:span text:style-name="T18">(מהכא</text:span><text:span text:style-name="T4"> </text:span><text:span text:style-name="T18">נפקא</text:span><text:span text:style-name="T4"> </text:span><text:span text:style-name="T18">לן</text:span><text:span text:style-name="T4"> </text:span><text:span text:style-name="T18">תשלומין</text:span><text:span text:style-name="T4"> </text:span><text:span text:style-name="T18">לעצרת)</text:span>: אמר<text:span text:style-name="T1"> </text:span>קרא<text:span text:style-name="T1"> </text:span><text:span text:style-name="T19">(ויקרא</text:span><text:span text:style-name="T3"> </text:span><text:span text:style-name="T19">כג,כא)</text:span><text:span text:style-name="T22"> וקראתם</text:span><text:span text:style-name="T1"> </text:span><text:span text:style-name="T24">[בעצם</text:span><text:span text:style-name="T4"> </text:span><text:span text:style-name="T24">היום</text:span><text:span text:style-name="T4"> </text:span><text:span text:style-name="T24">הזה</text:span><text:span text:style-name="T4"> </text:span><text:span text:style-name="T24">מקרא</text:span><text:span text:style-name="T4"> </text:span><text:span text:style-name="T24">קדש</text:span><text:span text:style-name="T4"> </text:span><text:span text:style-name="T24">יהיה</text:span><text:span text:style-name="T4"> </text:span><text:span text:style-name="T24">לכם</text:span><text:span text:style-name="T4"> </text:span><text:span text:style-name="T24">כל</text:span><text:span text:style-name="T4"> </text:span><text:span text:style-name="T24">מלאכת</text:span><text:span text:style-name="T4"> </text:span><text:span text:style-name="T24">עבדה</text:span><text:span text:style-name="T4"> </text:span><text:span text:style-name="T24">לא</text:span><text:span text:style-name="T4"> </text:span><text:span text:style-name="T24">תעשו</text:span><text:span text:style-name="T4"> </text:span><text:span text:style-name="T24">חקת</text:span><text:span text:style-name="T4"> </text:span><text:span text:style-name="T24">עולם</text:span><text:span text:style-name="T4"> </text:span><text:span text:style-name="T24">בכל</text:span><text:span text:style-name="T4"> </text:span><text:span text:style-name="T24">מושבתיכם</text:span><text:span text:style-name="T4"> </text:span><text:span text:style-name="T24">לדרתיכם]</text:span> <text:span text:style-name="T18">(ובחג</text:span><text:span text:style-name="T4"> </text:span><text:span text:style-name="T18">השבועות</text:span><text:span text:style-name="T4"> </text:span><text:span text:style-name="T18">כתיב, וסמיך</text:span><text:span text:style-name="T4"> </text:span><text:span text:style-name="T18">ליה)</text:span> <text:span text:style-name="T19">(ויקרא</text:span><text:span text:style-name="T3"> </text:span><text:span text:style-name="T19">כג,כב)</text:span><text:span text:style-name="T22"> ובקצרכם</text:span><text:span text:style-name="T1"> </text:span><text:span text:style-name="T24">[את</text:span><text:span text:style-name="T4"> </text:span><text:span text:style-name="T24">קציר</text:span><text:span text:style-name="T4"> </text:span><text:span text:style-name="T24">ארצכם</text:span><text:span text:style-name="T4"> </text:span><text:span text:style-name="T24">לא</text:span><text:span text:style-name="T4"> </text:span><text:span text:style-name="T24">תכלה</text:span><text:span text:style-name="T4"> </text:span><text:span text:style-name="T24">פאת</text:span><text:span text:style-name="T4"> </text:span><text:span text:style-name="T24">שדך</text:span><text:span text:style-name="T4"> </text:span><text:span text:style-name="T24">בקצרך</text:span><text:span text:style-name="T4"> </text:span><text:span text:style-name="T24">ולקט</text:span><text:span text:style-name="T4"> </text:span><text:span text:style-name="T24">קצירך</text:span><text:span text:style-name="T4"> </text:span><text:span text:style-name="T24">לא</text:span><text:span text:style-name="T4"> </text:span><text:span text:style-name="T24">תלקט</text:span><text:span text:style-name="T4"> </text:span><text:span text:style-name="T24">לעני</text:span><text:span text:style-name="T4"> </text:span><text:span text:style-name="T24">ולגר</text:span><text:span text:style-name="T4"> </text:span><text:span text:style-name="T24">תעזב</text:span><text:span text:style-name="T4"> </text:span><text:span text:style-name="T24">אתם</text:span><text:span text:style-name="T4"> </text:span><text:span text:style-name="T24">אני</text:span><text:span text:style-name="T4"> </text:span><text:span text:style-name="T24">ה' אלהיכם]</text:span> <text:span text:style-name="T18">(שאתה</text:span><text:span text:style-name="T4"> </text:span><text:span text:style-name="T18">קורא</text:span><text:span text:style-name="T4"> </text:span><text:span text:style-name="T18">מקרא</text:span><text:span text:style-name="T4"> </text:span><text:span text:style-name="T18">קדש</text:span><text:span text:style-name="T4"> </text:span><text:span text:style-name="T18">וקוצר)</text:span>: איזהו<text:span text:style-name="T1"> </text:span>חג<text:span text:style-name="T1"> </text:span>שאתה<text:span text:style-name="T1"> </text:span>קורא<text:span text:style-name="T1"> </text:span>וקוצר<text:span text:style-name="T1"> </text:span>בו? הוי<text:span text:style-name="T1"> </text:span>אומר<text:span text:style-name="T1"> </text:span>זה<text:span text:style-name="T1"> </text:span>חג<text:span text:style-name="T1"> </text:span>עצרת<text:span text:style-name="T1"> </text:span><text:span text:style-name="T18">(דהני</text:span><text:span text:style-name="T4"> </text:span><text:span text:style-name="T18">קראי</text:span><text:span text:style-name="T4"> </text:span><text:span text:style-name="T18">- בעצרת</text:span><text:span text:style-name="T4"> </text:span><text:span text:style-name="T18">כתיבי)</text:span>; אימת?: אילימא<text:span text:style-name="T1"> </text:span>ביום<text:span text:style-name="T1"> </text:span>טוב<text:span text:style-name="T1"> </text:span>- קצירה<text:span text:style-name="T1"> </text:span>ביום<text:span text:style-name="T1"> </text:span>טוב<text:span text:style-name="T1"> </text:span>מי<text:span text:style-name="T1"> </text:span>שרי? אלא<text:span text:style-name="T1"> </text:span>לאו<text:span text:style-name="T1"> </text:span>לתשלומין<text:span text:style-name="T1"> </text:span><text:span text:style-name="T18">(לאחר</text:span><text:span text:style-name="T4"> </text:span><text:span text:style-name="T18">יום</text:span><text:span text:style-name="T4"> </text:span><text:span text:style-name="T18">טוב</text:span><text:span text:style-name="T4"> </text:span><text:span text:style-name="T18">קאי, וקורא</text:span><text:span text:style-name="T4"> </text:span><text:span text:style-name="T18">אותן</text:span><text:span text:style-name="T4"> </text:span><text:span text:style-name="T24">מקרא</text:span><text:span text:style-name="T4"> </text:span><text:span text:style-name="T24">קדש</text:span><text:span text:style-name="T4"> </text:span><text:span text:style-name="T18">לענין</text:span><text:span text:style-name="T4"> </text:span><text:span text:style-name="T18">תשלומין, ומותרין</text:span><text:span text:style-name="T4"> </text:span><text:span text:style-name="T18">במלאכה)</text:span>!</text:p>
      <text:p text:style-name="P4">ואף<text:span text:style-name="T1"> </text:span>על<text:span text:style-name="T1"> </text:span>גב<text:span text:style-name="T1"> </text:span>דאיתמר<text:span text:style-name="T1"> </text:span>דרבי<text:span text:style-name="T1"> </text:span>אלעזר<text:span text:style-name="T1"> </text:span>אמר<text:span text:style-name="T1"> </text:span>רבי<text:span text:style-name="T1"> </text:span>אושעיא<text:span text:style-name="T1"> </text:span>- אצטריך<text:span text:style-name="T1"> </text:span>דרבי<text:span text:style-name="T1"> </text:span>אליעזר<text:span text:style-name="T1"> </text:span>בן<text:span text:style-name="T1"> </text:span>יעקב: דאי<text:span text:style-name="T1"> </text:span>מדרבי<text:span text:style-name="T1"> </text:span>אלעזר<text:span text:style-name="T1"> </text:span>אמר<text:span text:style-name="T1"> </text:span>רבי<text:span text:style-name="T1"> </text:span>אושעיא, הוה<text:span text:style-name="T1"> </text:span>אמינא<text:span text:style-name="T1"> </text:span>'מה<text:span text:style-name="T1"> </text:span>תשלומין<text:span text:style-name="T1"> </text:span>של<text:span text:style-name="T1"> </text:span>חג<text:span text:style-name="T1"> </text:span>המצות<text:span text:style-name="T1"> </text:span>אסור<text:span text:style-name="T1"> </text:span>בעשיית<text:span text:style-name="T1"> </text:span>מלאכה<text:span text:style-name="T1"> </text:span>- אף<text:span text:style-name="T1"> </text:span>תשלומי<text:span text:style-name="T1"> </text:span>עצרת<text:span text:style-name="T1"> </text:span>נמי<text:span text:style-name="T1"> </text:span>אסור<text:span text:style-name="T1"> </text:span>בעשיית<text:span text:style-name="T1"> </text:span>מלאכה' - קמשמע<text:span text:style-name="T1"> </text:span>לן<text:span text:style-name="T1"> </text:span>דרבי<text:span text:style-name="T1"> </text:span>אליעזר<text:span text:style-name="T1"> </text:span>בן<text:span text:style-name="T1"> </text:span>יעקב; ואי<text:span text:style-name="T1"> </text:span>מדרבי<text:span text:style-name="T1"> </text:span>אליעזר<text:span text:style-name="T1"> </text:span>בן<text:span text:style-name="T1"> </text:span>יעקב</text:p>
      <text:p text:style-name="P4"/>
      <text:p text:style-name="P4">(חגיגה<text:span text:style-name="T1"> </text:span>יח,א)</text:p>
      <text:p text:style-name="P4">לא<text:span text:style-name="T1"> </text:span>ידענא<text:span text:style-name="T1"> </text:span>כמה<text:span text:style-name="T1"> </text:span><text:span text:style-name="T18">(לא</text:span><text:span text:style-name="T4"> </text:span><text:span text:style-name="T18">ידענא</text:span><text:span text:style-name="T4"> </text:span><text:span text:style-name="T18">כמה</text:span><text:span text:style-name="T4"> </text:span><text:span text:style-name="T18">ימים</text:span><text:span text:style-name="T4"> </text:span><text:span text:style-name="T18">יהיו</text:span><text:span text:style-name="T4"> </text:span><text:span text:style-name="T18">לתשלומין)</text:span>? קא<text:span text:style-name="T1"> </text:span>משמע<text:span text:style-name="T1"> </text:span>לן<text:span text:style-name="T1"> </text:span>דרבי<text:span text:style-name="T1"> </text:span>אלעזר<text:span text:style-name="T1"> </text:span>אמר<text:span text:style-name="T1"> </text:span>רבי<text:span text:style-name="T1"> </text:span>אושעיא<text:span text:style-name="T1"> </text:span><text:span text:style-name="T18">(מה</text:span><text:span text:style-name="T4"> </text:span><text:span text:style-name="T18">חג</text:span><text:span text:style-name="T4"> </text:span><text:span text:style-name="T18">המצות</text:span><text:span text:style-name="T4"> </text:span><text:span text:style-name="T18">שבעה</text:span><text:span text:style-name="T4"> </text:span><text:span text:style-name="T18">- אף</text:span><text:span text:style-name="T4"> </text:span><text:span text:style-name="T18">כאן</text:span><text:span text:style-name="T4"> </text:span><text:span text:style-name="T18">שבעה)</text:span>.</text:p>
      <text:p text:style-name="P4">וריש<text:span text:style-name="T1"> </text:span>לקיש<text:span text:style-name="T1"> </text:span>אמר: <text:span text:style-name="T19">(שמות</text:span><text:span text:style-name="T3"> </text:span><text:span text:style-name="T19">כג,טז)</text:span><text:span text:style-name="T22"> וחג</text:span><text:span text:style-name="T1"> </text:span><text:span text:style-name="T22">הקציר</text:span><text:span text:style-name="T1"> </text:span><text:span text:style-name="T24">[בכורי</text:span><text:span text:style-name="T4"> </text:span><text:span text:style-name="T24">מעשיך</text:span><text:span text:style-name="T4"> </text:span><text:span text:style-name="T24">אשר</text:span><text:span text:style-name="T4"> </text:span><text:span text:style-name="T24">תזרע</text:span><text:span text:style-name="T4"> </text:span><text:span text:style-name="T24">בשדה</text:span><text:span text:style-name="T4"> </text:span><text:span text:style-name="T24">וחג</text:span><text:span text:style-name="T4"> </text:span><text:span text:style-name="T24">האסף</text:span><text:span text:style-name="T4"> </text:span><text:span text:style-name="T24">בצאת</text:span><text:span text:style-name="T4"> </text:span><text:span text:style-name="T24">השנה</text:span><text:span text:style-name="T4"> </text:span><text:span text:style-name="T24">באספך</text:span><text:span text:style-name="T4"> </text:span><text:span text:style-name="T24">את</text:span><text:span text:style-name="T4"> </text:span><text:span text:style-name="T24">מעשיך</text:span><text:span text:style-name="T4"> </text:span><text:span text:style-name="T24">מן</text:span><text:span text:style-name="T4"> </text:span><text:span text:style-name="T24">השדה]</text:span> <text:span text:style-name="T18">(בחג</text:span><text:span text:style-name="T4"> </text:span><text:span text:style-name="T18">שבועות</text:span><text:span text:style-name="T4"> </text:span><text:span text:style-name="T18">כתיב)</text:span> - איזהו<text:span text:style-name="T1"> </text:span>חג<text:span text:style-name="T1"> </text:span>שאתה<text:span text:style-name="T1"> </text:span>חוגג<text:span text:style-name="T1"> </text:span>וקוצר<text:span text:style-name="T1"> </text:span>בו? - הוי<text:span text:style-name="T1"> </text:span><text:soft-page-break/>אומר<text:span text:style-name="T1"> </text:span>זה<text:span text:style-name="T1"> </text:span>עצרת; אימת? אילימא<text:span text:style-name="T1"> </text:span>ביום<text:span text:style-name="T1"> </text:span>טוב, קצירה<text:span text:style-name="T1"> </text:span>ביום<text:span text:style-name="T1"> </text:span>טוב<text:span text:style-name="T1"> </text:span>מי<text:span text:style-name="T1"> </text:span>שרי? אלא<text:span text:style-name="T1"> </text:span>לאו<text:span text:style-name="T1"> </text:span>לתשלומין.</text:p>
      <text:p text:style-name="P4">אמר<text:span text:style-name="T1"> </text:span>רבי<text:span text:style-name="T1"> </text:span>יוחנן: אלא<text:span text:style-name="T1"> </text:span>מעתה, '<text:span text:style-name="T22">חג</text:span><text:span text:style-name="T1"> </text:span><text:span text:style-name="T22">האסיף</text:span>' - אי<text:span text:style-name="T1"> </text:span>זהו<text:span text:style-name="T1"> </text:span>חג<text:span text:style-name="T1"> </text:span>שיש<text:span text:style-name="T1"> </text:span>בו<text:span text:style-name="T1"> </text:span>אסיפה? - הוי<text:span text:style-name="T1"> </text:span>אומר<text:span text:style-name="T1"> </text:span>זה<text:span text:style-name="T1"> </text:span>חג<text:span text:style-name="T1"> </text:span>הסוכות!? אימת?: אילימא<text:span text:style-name="T1"> </text:span>ביום<text:span text:style-name="T1"> </text:span>טוב<text:span text:style-name="T1"> </text:span>- מלאכה<text:span text:style-name="T1"> </text:span>ביום<text:span text:style-name="T1"> </text:span>טוב<text:span text:style-name="T1"> </text:span>מי<text:span text:style-name="T1"> </text:span>שרי? אלא<text:span text:style-name="T1"> </text:span>בחולו<text:span text:style-name="T1"> </text:span>של<text:span text:style-name="T1"> </text:span>מועד? חולו<text:span text:style-name="T1"> </text:span>של<text:span text:style-name="T1"> </text:span>מועד<text:span text:style-name="T1"> </text:span>מי<text:span text:style-name="T1"> </text:span>שרי? אלא<text:span text:style-name="T1"> </text:span>חג<text:span text:style-name="T1"> </text:span>הבא<text:span text:style-name="T1"> </text:span>בזמן<text:span text:style-name="T1"> </text:span>אסיפה<text:span text:style-name="T1"> </text:span>- הכא<text:span text:style-name="T1"> </text:span>נמי<text:span text:style-name="T1"> </text:span>חג<text:span text:style-name="T1"> </text:span>הבא<text:span text:style-name="T1"> </text:span>בזמן<text:span text:style-name="T1"> </text:span>קצירה<text:span text:style-name="T1"> </text:span><text:span text:style-name="T18">(קאמר, ולאו</text:span><text:span text:style-name="T4"> </text:span><text:span text:style-name="T18">חוגג</text:span><text:span text:style-name="T4"> </text:span><text:span text:style-name="T18">וקוצר</text:span><text:span text:style-name="T4"> </text:span><text:span text:style-name="T18">בו</text:span><text:span text:style-name="T4"> </text:span><text:span text:style-name="T18">אתא</text:span><text:span text:style-name="T4"> </text:span><text:span text:style-name="T18">לאשמועינן)</text:span>! </text:p>
      <text:p text:style-name="P4">מכלל<text:span text:style-name="T1"> </text:span>דתרוייהו<text:span text:style-name="T1"> </text:span>סבירא<text:span text:style-name="T1"> </text:span>להו<text:span text:style-name="T1"> </text:span>דחולו<text:span text:style-name="T1"> </text:span>של<text:span text:style-name="T1"> </text:span>מועד<text:span text:style-name="T1"> </text:span>אסור<text:span text:style-name="T1"> </text:span>בעשיית<text:span text:style-name="T1"> </text:span>מלאכה<text:span text:style-name="T1"> </text:span><text:span text:style-name="T18">(מדקאמר</text:span><text:span text:style-name="T4"> </text:span><text:span text:style-name="T18">רבי</text:span><text:span text:style-name="T4"> </text:span><text:span text:style-name="T18">יוחנן</text:span><text:span text:style-name="T4"> </text:span><text:span text:style-name="T18">'אסיפה</text:span><text:span text:style-name="T4"> </text:span><text:span text:style-name="T18">בחולו</text:span><text:span text:style-name="T4"> </text:span><text:span text:style-name="T18">של</text:span><text:span text:style-name="T4"> </text:span><text:span text:style-name="T18">מועד</text:span><text:span text:style-name="T4"> </text:span><text:span text:style-name="T18">מי</text:span><text:span text:style-name="T4"> </text:span><text:span text:style-name="T18">שרי', ולא</text:span><text:span text:style-name="T4"> </text:span><text:span text:style-name="T18">מהדר</text:span><text:span text:style-name="T4"> </text:span><text:span text:style-name="T18">ליה</text:span><text:span text:style-name="T4"> </text:span><text:span text:style-name="T18">ריש</text:span><text:span text:style-name="T4"> </text:span><text:span text:style-name="T18">לקיש</text:span><text:span text:style-name="T4"> </text:span><text:span text:style-name="T18">'אין' - מכלל</text:span><text:span text:style-name="T4"> </text:span><text:span text:style-name="T18">דתרוייהו</text:span><text:span text:style-name="T4"> </text:span><text:span text:style-name="T18">סבירא</text:span><text:span text:style-name="T4"> </text:span><text:span text:style-name="T18">להו</text:span><text:span text:style-name="T4"> </text:span><text:span text:style-name="T18">אסור)</text:span>; מנהני<text:span text:style-name="T1"> </text:span>מילי?</text:p>
      <text:p text:style-name="P4">דתנו<text:span text:style-name="T1"> </text:span>רבנן: '<text:span text:style-name="T19">(שמות</text:span><text:span text:style-name="T3"> </text:span><text:span text:style-name="T19">כג,טו)</text:span><text:span text:style-name="T25"> את</text:span><text:span text:style-name="T6"> </text:span><text:span text:style-name="T25">חג</text:span><text:span text:style-name="T6"> </text:span><text:span text:style-name="T25">המצות</text:span><text:span text:style-name="T6"> </text:span><text:span text:style-name="T25">תשמור</text:span><text:span text:style-name="T6"> </text:span><text:span text:style-name="T25">שבעת</text:span><text:span text:style-name="T6"> </text:span><text:span text:style-name="T25">ימים</text:span><text:span text:style-name="T6"> </text:span><text:span text:style-name="T24">[תאכל</text:span><text:span text:style-name="T4"> </text:span><text:span text:style-name="T24">מצות</text:span><text:span text:style-name="T4"> </text:span><text:span text:style-name="T24">כאשר</text:span><text:span text:style-name="T4"> </text:span><text:span text:style-name="T24">צויתך</text:span><text:span text:style-name="T4"> </text:span><text:span text:style-name="T24">למועד</text:span><text:span text:style-name="T4"> </text:span><text:span text:style-name="T24">חדש</text:span><text:span text:style-name="T4"> </text:span><text:span text:style-name="T24">האביב</text:span><text:span text:style-name="T4"> </text:span><text:span text:style-name="T24">כי</text:span><text:span text:style-name="T4"> </text:span><text:span text:style-name="T24">בו</text:span><text:span text:style-name="T4"> </text:span><text:span text:style-name="T24">יצאת</text:span><text:span text:style-name="T4"> </text:span><text:span text:style-name="T24">ממצרים</text:span><text:span text:style-name="T4"> </text:span><text:span text:style-name="T24">ולא</text:span><text:span text:style-name="T4"> </text:span><text:span text:style-name="T24">יראו</text:span><text:span text:style-name="T4"> </text:span><text:span text:style-name="T24">פני</text:span><text:span text:style-name="T4"> </text:span><text:span text:style-name="T24">ריקם]</text:span><text:span text:style-name="T35"> - לימד</text:span><text:span text:style-name="T6"> </text:span><text:span text:style-name="T35">על</text:span><text:span text:style-name="T6"> </text:span><text:span text:style-name="T35">חולו</text:span><text:span text:style-name="T6"> </text:span><text:span text:style-name="T35">של</text:span><text:span text:style-name="T6"> </text:span><text:span text:style-name="T35">מועד</text:span><text:span text:style-name="T6"> </text:span><text:span text:style-name="T35">שאסור</text:span><text:span text:style-name="T6"> </text:span><text:span text:style-name="T35">בעשיית</text:span><text:span text:style-name="T6"> </text:span><text:span text:style-name="T35">מלאכה</text:span><text:span text:style-name="T6"> </text:span><text:span text:style-name="T18">(דרוש</text:span><text:span text:style-name="T4"> </text:span><text:span text:style-name="T18">ביה</text:span><text:span text:style-name="T4"> </text:span><text:span text:style-name="T24">את</text:span><text:span text:style-name="T4"> </text:span><text:span text:style-name="T24">חג</text:span><text:span text:style-name="T4"> </text:span><text:span text:style-name="T24">המצות</text:span><text:span text:style-name="T4"> </text:span><text:span text:style-name="T24">תשמור</text:span><text:span text:style-name="T18">: וכל</text:span><text:span text:style-name="T4"> </text:span><text:span text:style-name="T18">'תשמור' = אזהרת</text:span><text:span text:style-name="T4"> </text:span><text:span text:style-name="T18">לא</text:span><text:span text:style-name="T4"> </text:span><text:span text:style-name="T18">תעשה</text:span><text:span text:style-name="T4"> </text:span><text:span text:style-name="T18">הוא: שומריהו</text:span><text:span text:style-name="T4"> </text:span><text:span text:style-name="T18">מן</text:span><text:span text:style-name="T4"> </text:span><text:span text:style-name="T18">המלאכה)</text:span><text:span text:style-name="T35"> - דברי</text:span><text:span text:style-name="T6"> </text:span><text:span text:style-name="T35">רבי</text:span><text:span text:style-name="T6"> </text:span><text:span text:style-name="T35">יאשיה;</text:span></text:p>
      <text:p text:style-name="P7">רבי<text:span text:style-name="T1"> </text:span>יונתן<text:span text:style-name="T1"> </text:span>אומר: אינו<text:span text:style-name="T1"> </text:span>צריך, קל<text:span text:style-name="T1"> </text:span>וחומר: ומה<text:span text:style-name="T1"> </text:span>ראשון<text:span text:style-name="T1"> </text:span>ושביעי, שאין<text:span text:style-name="T1"> </text:span>קדושה<text:span text:style-name="T1"> </text:span>לפניהן<text:span text:style-name="T1"> </text:span>ולאחריהן<text:span text:style-name="T1"> </text:span>אסור<text:span text:style-name="T1"> </text:span>בעשיית<text:span text:style-name="T1"> </text:span>מלאכה, חולו<text:span text:style-name="T1"> </text:span>של<text:span text:style-name="T1"> </text:span>מועד, שיש<text:span text:style-name="T1"> </text:span>קדושה<text:span text:style-name="T1"> </text:span>לפניהן<text:span text:style-name="T1"> </text:span>ולאחריהן<text:span text:style-name="T1"> </text:span>- אינו<text:span text:style-name="T1"> </text:span>דין<text:span text:style-name="T1"> </text:span>שיהא<text:span text:style-name="T1"> </text:span>אסור<text:span text:style-name="T1"> </text:span>בעשיית<text:span text:style-name="T1"> </text:span>מלאכה!</text:p>
      <text:p text:style-name="P4"><text:span text:style-name="T35">ששת</text:span><text:span text:style-name="T6"> </text:span><text:span text:style-name="T35">ימי</text:span><text:span text:style-name="T6"> </text:span><text:span text:style-name="T35">בראשית</text:span><text:span text:style-name="T6"> </text:span><text:span text:style-name="T18">(ימי</text:span><text:span text:style-name="T4"> </text:span><text:span text:style-name="T18">כל</text:span><text:span text:style-name="T4"> </text:span><text:span text:style-name="T18">שבוע</text:span><text:span text:style-name="T4"> </text:span><text:span text:style-name="T18">ושבוע)</text:span><text:span text:style-name="T35"> יוכיחו</text:span><text:span text:style-name="T6"> </text:span><text:span text:style-name="T18">(בין</text:span><text:span text:style-name="T4"> </text:span><text:span text:style-name="T18">שתי</text:span><text:span text:style-name="T4"> </text:span><text:span text:style-name="T18">שבתות</text:span><text:span text:style-name="T4"> </text:span><text:span text:style-name="T18">הן</text:span><text:span text:style-name="T4"> </text:span><text:span text:style-name="T18">יושבין)</text:span><text:span text:style-name="T35">: שיש</text:span><text:span text:style-name="T6"> </text:span><text:span text:style-name="T35">קדושה</text:span><text:span text:style-name="T6"> </text:span><text:span text:style-name="T35">לפניהן</text:span><text:span text:style-name="T6"> </text:span><text:span text:style-name="T35">ולאחריהן</text:span><text:span text:style-name="T6"> </text:span><text:span text:style-name="T35">ומותרין</text:span><text:span text:style-name="T6"> </text:span><text:span text:style-name="T35">בעשיית</text:span><text:span text:style-name="T6"> </text:span><text:span text:style-name="T35">מלאכה!?</text:span></text:p>
      <text:p text:style-name="P7">מה<text:span text:style-name="T1"> </text:span>לששת<text:span text:style-name="T1"> </text:span>ימי<text:span text:style-name="T1"> </text:span>בראשית<text:span text:style-name="T1"> </text:span>שאין<text:span text:style-name="T1"> </text:span>בהן<text:span text:style-name="T1"> </text:span>קרבן<text:span text:style-name="T1"> </text:span>מוסף<text:span text:style-name="T1"> </text:span>תאמר<text:span text:style-name="T1"> </text:span>בחולו<text:span text:style-name="T1"> </text:span>של<text:span text:style-name="T1"> </text:span>מועד<text:span text:style-name="T1"> </text:span>שיש<text:span text:style-name="T1"> </text:span>בו<text:span text:style-name="T1"> </text:span>קרבן<text:span text:style-name="T1"> </text:span>מוסף!</text:p>
      <text:p text:style-name="P4"><text:span text:style-name="T35">ראש</text:span><text:span text:style-name="T6"> </text:span><text:span text:style-name="T35">חדש</text:span><text:span text:style-name="T6"> </text:span><text:span text:style-name="T35">יוכיח, שיש</text:span><text:span text:style-name="T6"> </text:span><text:span text:style-name="T35">בו</text:span><text:span text:style-name="T6"> </text:span><text:span text:style-name="T35">קרבן</text:span><text:span text:style-name="T6"> </text:span><text:span text:style-name="T35">מוסף</text:span><text:span text:style-name="T6"> </text:span><text:span text:style-name="T35">ומותר</text:span><text:span text:style-name="T6"> </text:span><text:span text:style-name="T35">בעשיית</text:span><text:span text:style-name="T6"> </text:span><text:span text:style-name="T35">מלאכה</text:span><text:span text:style-name="T6"> </text:span><text:span text:style-name="T18">(אף</text:span><text:span text:style-name="T4"> </text:span><text:span text:style-name="T18">אתה</text:span><text:span text:style-name="T4"> </text:span><text:span text:style-name="T18">אל</text:span><text:span text:style-name="T4"> </text:span><text:span text:style-name="T18">תתמה</text:span><text:span text:style-name="T4"> </text:span><text:span text:style-name="T18">על</text:span><text:span text:style-name="T4"> </text:span><text:span text:style-name="T18">חולו</text:span><text:span text:style-name="T4"> </text:span><text:span text:style-name="T18">של</text:span><text:span text:style-name="T4"> </text:span><text:span text:style-name="T18">מועד)</text:span><text:span text:style-name="T35">?</text:span></text:p>
      <text:p text:style-name="P4"><text:span text:style-name="T35">מה</text:span><text:span text:style-name="T6"> </text:span><text:span text:style-name="T35">לראש</text:span><text:span text:style-name="T6"> </text:span><text:span text:style-name="T35">חדש</text:span><text:span text:style-name="T6"> </text:span><text:span text:style-name="T35">שאין</text:span><text:span text:style-name="T6"> </text:span><text:span text:style-name="T35">קרוי</text:span><text:span text:style-name="T6"> </text:span><text:span text:style-name="T35">'מקרא</text:span><text:span text:style-name="T6"> </text:span><text:span text:style-name="T35">קדש' תאמר</text:span><text:span text:style-name="T6"> </text:span><text:span text:style-name="T35">בחולו</text:span><text:span text:style-name="T6"> </text:span><text:span text:style-name="T35">של</text:span><text:span text:style-name="T6"> </text:span><text:span text:style-name="T35">מועד</text:span><text:span text:style-name="T6"> </text:span><text:span text:style-name="T35">שקרוי</text:span><text:span text:style-name="T6"> </text:span><text:span text:style-name="T35">'מקרא</text:span><text:span text:style-name="T6"> </text:span><text:span text:style-name="T35">קדש'; הואיל</text:span><text:span text:style-name="T6"> </text:span><text:span text:style-name="T35">וקרוי</text:span><text:span text:style-name="T6"> </text:span><text:span text:style-name="T35">'מקרא</text:span><text:span text:style-name="T6"> </text:span><text:span text:style-name="T35">קדש' - דין</text:span><text:span text:style-name="T6"> </text:span><text:span text:style-name="T35">הוא</text:span><text:span text:style-name="T6"> </text:span><text:span text:style-name="T35">שאסור</text:span><text:span text:style-name="T6"> </text:span><text:span text:style-name="T35">בעשיית</text:span><text:span text:style-name="T6"> </text:span><text:span text:style-name="T35">מלאכה.</text:span>' <text:span text:style-name="T43">[## היכן</text:span><text:span text:style-name="T48"> </text:span><text:span text:style-name="T43">קרוי</text:span><text:span text:style-name="T48"> </text:span><text:span text:style-name="T43">חולו</text:span><text:span text:style-name="T48"> </text:span><text:span text:style-name="T43">של</text:span><text:span text:style-name="T48"> </text:span><text:span text:style-name="T43">מועד</text:span><text:span text:style-name="T48"> </text:span><text:span text:style-name="T45">מקרא</text:span><text:span text:style-name="T48"> </text:span><text:span text:style-name="T45">קדש</text:span><text:span text:style-name="T43">? תשובה: על</text:span><text:span text:style-name="T48"> </text:span><text:span text:style-name="T43">פי</text:span><text:span text:style-name="T48"> </text:span><text:span text:style-name="T43">תחילת</text:span><text:span text:style-name="T48"> </text:span><text:span text:style-name="T43">הברייתא</text:span><text:span text:style-name="T48"> </text:span><text:span text:style-name="T43">להלן, לפי</text:span><text:span text:style-name="T48"> </text:span><text:span text:style-name="T43">רש"י]</text:span></text:p>
      <text:p text:style-name="P6"/>
      <text:p text:style-name="P4">תניא<text:span text:style-name="T1"> </text:span>אידך: '<text:span text:style-name="T24">[</text:span><text:span text:style-name="T19">ויקרא</text:span><text:span text:style-name="T3"> </text:span><text:span text:style-name="T19">כג, לה:</text:span><text:span text:style-name="T24"> ביום</text:span><text:span text:style-name="T4"> </text:span><text:span text:style-name="T24">הראשון</text:span><text:span text:style-name="T4"> </text:span><text:span text:style-name="T24">מקרא</text:span><text:span text:style-name="T4"> </text:span><text:span text:style-name="T24">קדש]</text:span><text:span text:style-name="T25"> כל</text:span><text:span text:style-name="T6"> </text:span><text:span text:style-name="T25">מלאכת</text:span><text:span text:style-name="T6"> </text:span><text:span text:style-name="T25">עבודה</text:span><text:span text:style-name="T6"> </text:span><text:span text:style-name="T25">לא</text:span><text:span text:style-name="T6"> </text:span><text:span text:style-name="T25">תעשו</text:span><text:span text:style-name="T6"> </text:span><text:span text:style-name="T18">(וסמיך</text:span><text:span text:style-name="T4"> </text:span><text:span text:style-name="T18">ליה</text:span><text:span text:style-name="T4"> </text:span><text:span text:style-name="T24">שבעת</text:span><text:span text:style-name="T4"> </text:span><text:span text:style-name="T24">ימים</text:span><text:span text:style-name="T4"> </text:span><text:span text:style-name="T24">תקריבו</text:span><text:span text:style-name="T4"> </text:span><text:span text:style-name="T24">אשה</text:span><text:span text:style-name="T4"> </text:span><text:span text:style-name="T19">[ויקרא</text:span><text:span text:style-name="T3"> </text:span><text:span text:style-name="T19">כז,לו]</text:span><text:span text:style-name="T18">)</text:span><text:span text:style-name="T35"> - לימד</text:span><text:span text:style-name="T6"> </text:span><text:span text:style-name="T35">על</text:span><text:span text:style-name="T6"> </text:span><text:span text:style-name="T35">חולו</text:span><text:span text:style-name="T6"> </text:span><text:span text:style-name="T35">של</text:span><text:span text:style-name="T6"> </text:span><text:span text:style-name="T35">מועד</text:span><text:span text:style-name="T6"> </text:span><text:span text:style-name="T35">שאסור</text:span><text:span text:style-name="T6"> </text:span><text:span text:style-name="T35">בעשיית</text:span><text:span text:style-name="T6"> </text:span><text:span text:style-name="T35">מלאכה, דברי</text:span><text:span text:style-name="T6"> </text:span><text:span text:style-name="T35">רבי</text:span><text:span text:style-name="T6"> </text:span><text:span text:style-name="T35">יוסי</text:span><text:span text:style-name="T6"> </text:span><text:span text:style-name="T35">הגלילי</text:span><text:span text:style-name="T6"> </text:span><text:span text:style-name="T18">(והכי</text:span><text:span text:style-name="T4"> </text:span><text:span text:style-name="T18">דריש</text:span><text:span text:style-name="T4"> </text:span><text:span text:style-name="T18">ביה: לא</text:span><text:span text:style-name="T4"> </text:span><text:span text:style-name="T18">תעשו</text:span><text:span text:style-name="T4"> </text:span><text:span text:style-name="T18">שבעת</text:span><text:span text:style-name="T4"> </text:span><text:span text:style-name="T18">ימים; ובחג</text:span><text:span text:style-name="T4"> </text:span><text:span text:style-name="T18">הסוכות</text:span><text:span text:style-name="T4"> </text:span><text:span text:style-name="T18">כתיב, ועליה</text:span><text:span text:style-name="T4"> </text:span><text:span text:style-name="T18">קיימא</text:span><text:span text:style-name="T4"> </text:span><text:span text:style-name="T18">הך</text:span><text:span text:style-name="T4"> </text:span><text:span text:style-name="T18">מתניתא</text:span><text:span text:style-name="T4"> </text:span><text:span text:style-name="T18">בתורת</text:span><text:span text:style-name="T4"> </text:span><text:span text:style-name="T18">כהנים</text:span><text:span text:style-name="T4"> </text:span><text:span text:style-name="T19">[ספרא</text:span><text:span text:style-name="T3"> </text:span><text:span text:style-name="T19">אמור</text:span><text:span text:style-name="T3"> </text:span><text:span text:style-name="T19">פרשתא</text:span><text:span text:style-name="T3"> </text:span><text:span text:style-name="T19">יב, משניות</text:span><text:span text:style-name="T3"> </text:span><text:span text:style-name="T19">ו,ז; בשנוי</text:span><text:span text:style-name="T3"> </text:span><text:span text:style-name="T19">משמעותי]</text:span><text:span text:style-name="T18">)</text:span><text:span text:style-name="T35">;</text:span></text:p>
      <text:p text:style-name="P4"><text:span text:style-name="T35">רבי</text:span><text:span text:style-name="T6"> </text:span><text:span text:style-name="T35">עקיבא</text:span><text:span text:style-name="T6"> </text:span><text:span text:style-name="T35">אומר: אינו</text:span><text:span text:style-name="T6"> </text:span><text:span text:style-name="T35">צריך: הרי</text:span><text:span text:style-name="T6"> </text:span><text:span text:style-name="T35">הוא</text:span><text:span text:style-name="T6"> </text:span><text:span text:style-name="T35">אומר</text:span><text:span text:style-name="T6"> </text:span><text:span text:style-name="T19">(ויקרא</text:span><text:span text:style-name="T3"> </text:span><text:span text:style-name="T19">כג,ד)</text:span><text:span text:style-name="T25"> אלה</text:span><text:span text:style-name="T6"> </text:span><text:span text:style-name="T25">מועדי</text:span><text:span text:style-name="T6"> </text:span><text:span text:style-name="T25">ה' </text:span><text:span text:style-name="T24">[</text:span><text:span text:style-name="T57">מקראי</text:span><text:span text:style-name="T60"> </text:span><text:span text:style-name="T57">קדש</text:span><text:span text:style-name="T4"> </text:span><text:span text:style-name="T24">אשר</text:span><text:span text:style-name="T4"> </text:span><text:span text:style-name="T24">תקראו</text:span><text:span text:style-name="T4"> </text:span><text:span text:style-name="T24">אתם</text:span><text:span text:style-name="T4"> </text:span><text:span text:style-name="T24">במועדם]</text:span><text:span text:style-name="T35"> </text:span><text:span text:style-name="T18">(</text:span><text:span text:style-name="T24">מקראי</text:span><text:span text:style-name="T4"> </text:span><text:span text:style-name="T24">קדש</text:span><text:span text:style-name="T4"> </text:span><text:span text:style-name="T18">-משמע: קדשיהו</text:span><text:span text:style-name="T4"> </text:span><text:span text:style-name="T18">בעשיית</text:span><text:span text:style-name="T4"> </text:span><text:span text:style-name="T18">מלאכה)</text:span><text:span text:style-name="T35">; <text:s/>במה</text:span><text:span text:style-name="T6"> </text:span><text:span text:style-name="T35">הכתוב</text:span><text:span text:style-name="T6"> </text:span><text:span text:style-name="T35">מדבר? אם</text:span><text:span text:style-name="T6"> </text:span><text:span text:style-name="T35">בראשון</text:span><text:span text:style-name="T6"> </text:span><text:span text:style-name="T35">- הרי</text:span><text:span text:style-name="T6"> </text:span><text:span text:style-name="T35">כבר</text:span><text:span text:style-name="T6"> </text:span><text:span text:style-name="T35">נאמר</text:span><text:span text:style-name="T6"> </text:span><text:span text:style-name="T35">'</text:span><text:span text:style-name="T25">שבתון</text:span><text:span text:style-name="T35">'; אם</text:span><text:span text:style-name="T6"> </text:span><text:span text:style-name="T35">בשביעי</text:span><text:span text:style-name="T6"> </text:span><text:span text:style-name="T35">- הרי</text:span><text:span text:style-name="T6"> </text:span><text:span text:style-name="T35">כבר</text:span><text:span text:style-name="T6"> </text:span><text:span text:style-name="T35">נאמר</text:span><text:span text:style-name="T6"> </text:span><text:span text:style-name="T35">'</text:span><text:span text:style-name="T25">שבתון</text:span><text:span text:style-name="T35">'</text:span><text:span text:style-name="T24"> <text:s/>[</text:span><text:span text:style-name="T19">ויקרא</text:span><text:span text:style-name="T3"> </text:span><text:span text:style-name="T19">כג,לט:</text:span><text:span text:style-name="T24"> אך</text:span><text:span text:style-name="T4"> </text:span><text:span text:style-name="T24">בחמשה</text:span><text:span text:style-name="T4"> </text:span><text:span text:style-name="T24">עשר</text:span><text:span text:style-name="T4"> </text:span><text:span text:style-name="T24">יום</text:span><text:span text:style-name="T4"> </text:span><text:span text:style-name="T24">לחדש</text:span><text:span text:style-name="T4"> </text:span><text:span text:style-name="T24">השביעי</text:span><text:span text:style-name="T4"> </text:span><text:span text:style-name="T24">באספכם</text:span><text:span text:style-name="T4"> </text:span><text:span text:style-name="T24">את</text:span><text:span text:style-name="T4"> </text:span><text:span text:style-name="T24">תבואת</text:span><text:span text:style-name="T4"> </text:span><text:span text:style-name="T24">הארץ</text:span><text:span text:style-name="T4"> </text:span><text:span text:style-name="T24">תחגו</text:span><text:span text:style-name="T4"> </text:span><text:span text:style-name="T24">את</text:span><text:span text:style-name="T4"> </text:span><text:span text:style-name="T24">חג</text:span><text:span text:style-name="T4"> </text:span><text:span text:style-name="T24">ה' שבעת</text:span><text:span text:style-name="T4"> </text:span><text:span text:style-name="T24">ימים</text:span><text:span text:style-name="T4"> </text:span><text:span text:style-name="T24">ביום</text:span><text:span text:style-name="T4"> </text:span><text:span text:style-name="T24">הראשון</text:span><text:span text:style-name="T4"> </text:span><text:span text:style-name="T24">שבתון</text:span><text:span text:style-name="T4"> </text:span><text:span text:style-name="T24">וביום</text:span><text:span text:style-name="T4"> </text:span><text:span text:style-name="T24">השמיני</text:span><text:span text:style-name="T4"> </text:span><text:span text:style-name="T24">שבתון]</text:span><text:span text:style-name="T35">; הא</text:span><text:span text:style-name="T6"> </text:span><text:span text:style-name="T35">אין</text:span><text:span text:style-name="T6"> </text:span><text:span text:style-name="T35">הכתוב</text:span><text:span text:style-name="T6"> </text:span><text:span text:style-name="T35">מדבר</text:span><text:span text:style-name="T6"> </text:span><text:span text:style-name="T35">אלא</text:span><text:span text:style-name="T6"> </text:span><text:span text:style-name="T35">בחולו</text:span><text:span text:style-name="T6"> </text:span><text:span text:style-name="T35">של</text:span><text:span text:style-name="T6"> </text:span><text:span text:style-name="T35">מועד, ללמדך</text:span><text:span text:style-name="T6"> </text:span><text:span text:style-name="T35">שאסור</text:span><text:span text:style-name="T6"> </text:span><text:span text:style-name="T35">בעשיית</text:span><text:span text:style-name="T6"> </text:span><text:span text:style-name="T35">מלאכה.</text:span>'</text:p>
      <text:p text:style-name="P6"/>
      <text:p text:style-name="P4">תניא<text:span text:style-name="T1"> </text:span>אידך: '<text:span text:style-name="T19">(דברים</text:span><text:span text:style-name="T3"> </text:span><text:span text:style-name="T19">טז,ח)</text:span><text:span text:style-name="T22"> ששת</text:span><text:span text:style-name="T1"> </text:span><text:span text:style-name="T22">ימים</text:span><text:span text:style-name="T1"> </text:span><text:span text:style-name="T22">תאכל</text:span><text:span text:style-name="T1"> </text:span><text:span text:style-name="T22">מצות</text:span><text:span text:style-name="T1"> </text:span><text:span text:style-name="T22">וביום</text:span><text:span text:style-name="T1"> </text:span><text:span text:style-name="T22">השביעי</text:span><text:span text:style-name="T1"> </text:span><text:span text:style-name="T22">עצרת</text:span><text:span text:style-name="T1"> </text:span><text:span text:style-name="T22">לה' </text:span><text:span text:style-name="T24">[אלהיך</text:span><text:span text:style-name="T4"> </text:span><text:span text:style-name="T24">לא</text:span><text:span text:style-name="T4"> </text:span><text:span text:style-name="T24">תעשה</text:span><text:span text:style-name="T4"> </text:span><text:span text:style-name="T24">מלאכה]</text:span><text:span text:style-name="T26">: מה</text:span><text:span text:style-name="T27"> </text:span><text:span text:style-name="T26">שביעי</text:span><text:span text:style-name="T27"> </text:span><text:span text:style-name="T26">עצור</text:span><text:span text:style-name="T27"> </text:span><text:span text:style-name="T18">(ממלאכה, כדכתיב</text:span><text:span text:style-name="T4"> </text:span><text:span text:style-name="T18">בהאי</text:span><text:span text:style-name="T4"> </text:span><text:span text:style-name="T18">קרא</text:span><text:span text:style-name="T4"> </text:span><text:span text:style-name="T18">גופיה: </text:span><text:span text:style-name="T24">לא</text:span><text:span text:style-name="T4"> </text:span><text:span text:style-name="T24">תעשה</text:span><text:span text:style-name="T4"> </text:span><text:span text:style-name="T24">מלאכה</text:span><text:span text:style-name="T18">)</text:span><text:span text:style-name="T26"> אף</text:span><text:span text:style-name="T27"> </text:span><text:span text:style-name="T26">ששת</text:span><text:span text:style-name="T27"> </text:span><text:span text:style-name="T26">ימים</text:span><text:span text:style-name="T27"> </text:span><text:span text:style-name="T26">עצורין.</text:span></text:p>
      <text:p text:style-name="P8">אי<text:span text:style-name="T1"> </text:span>מה<text:span text:style-name="T1"> </text:span>שביעי<text:span text:style-name="T1"> </text:span>עצור<text:span text:style-name="T1"> </text:span>בכל<text:span text:style-name="T1"> </text:span>מלאכה<text:span text:style-name="T1"> </text:span>אף<text:span text:style-name="T1"> </text:span>ששת<text:span text:style-name="T1"> </text:span>ימים<text:span text:style-name="T1"> </text:span>עצורין<text:span text:style-name="T1"> </text:span>בכל<text:span text:style-name="T1"> </text:span>מלאכה?</text:p>
      <text:p text:style-name="P4"><text:span text:style-name="T26">תלמוד</text:span><text:span text:style-name="T27"> </text:span><text:span text:style-name="T26">לומר: </text:span><text:span text:style-name="T30">וביום</text:span><text:span text:style-name="T27"> </text:span><text:span text:style-name="T30">השביעי</text:span><text:span text:style-name="T27"> </text:span><text:span text:style-name="T30">עצרת</text:span><text:span text:style-name="T26">: השביעי</text:span><text:span text:style-name="T27"> </text:span><text:span text:style-name="T26">עצור</text:span><text:span text:style-name="T27"> </text:span><text:span text:style-name="T26">בכל</text:span><text:span text:style-name="T27"> </text:span><text:span text:style-name="T26">מלאכה, ואין</text:span><text:span text:style-name="T27"> </text:span><text:span text:style-name="T26">ששה</text:span><text:span text:style-name="T27"> </text:span><text:span text:style-name="T26">ימים</text:span><text:span text:style-name="T27"> </text:span><text:span text:style-name="T26">עצורין</text:span><text:span text:style-name="T27"> </text:span><text:span text:style-name="T26">בכל</text:span><text:span text:style-name="T27"> </text:span><text:span text:style-name="T26">מלאכה; הא</text:span><text:span text:style-name="T27"> </text:span><text:span text:style-name="T26">לא</text:span><text:span text:style-name="T27"> </text:span><text:span text:style-name="T26">מסרן</text:span><text:span text:style-name="T27"> </text:span><text:span text:style-name="T26">הכתוב</text:span><text:span text:style-name="T27"> </text:span><text:span text:style-name="T26">אלא</text:span><text:span text:style-name="T27"> </text:span><text:span text:style-name="T26">לחכמים</text:span><text:span text:style-name="T27"> </text:span><text:span text:style-name="T26">לומר</text:span><text:span text:style-name="T27"> </text:span><text:span text:style-name="T26">לך</text:span><text:span text:style-name="T27"> </text:span><text:span text:style-name="T26">איזה</text:span><text:span text:style-name="T27"> </text:span><text:span text:style-name="T26">יום</text:span><text:span text:style-name="T27"> </text:span><text:span text:style-name="T26">אסור</text:span><text:span text:style-name="T27"> </text:span><text:span text:style-name="T26">ואי</text:span><text:span text:style-name="T27"> </text:span><text:span text:style-name="T26">זה</text:span><text:span text:style-name="T27"> </text:span><text:span text:style-name="T26">יום</text:span><text:span text:style-name="T27"> </text:span><text:span text:style-name="T26">מותר</text:span><text:span text:style-name="T27"> </text:span><text:span text:style-name="T26">אי</text:span><text:span text:style-name="T27"> </text:span><text:span text:style-name="T26">זו</text:span><text:span text:style-name="T27"> </text:span><text:span text:style-name="T26">מלאכה</text:span><text:span text:style-name="T27"> </text:span><text:span text:style-name="T26">אסורה</text:span><text:span text:style-name="T27"> </text:span><text:span text:style-name="T26">ואי</text:span><text:span text:style-name="T27"> </text:span><text:span text:style-name="T26">זו</text:span><text:span text:style-name="T27"> </text:span><text:span text:style-name="T26">מלאכה</text:span><text:span text:style-name="T27"> </text:span><text:span text:style-name="T26">מותרת</text:span>' <text:span text:style-name="T18">(כלומר: מאחר</text:span><text:span text:style-name="T4"> </text:span><text:span text:style-name="T18">שאמר</text:span><text:span text:style-name="T4"> </text:span><text:span text:style-name="T18">לך</text:span><text:span text:style-name="T4"> </text:span><text:span text:style-name="T18">הכתוב</text:span><text:span text:style-name="T4"> </text:span><text:span text:style-name="T18">שהן</text:span><text:span text:style-name="T4"> </text:span><text:span text:style-name="T18">עצורין</text:span><text:span text:style-name="T4"> </text:span><text:span text:style-name="T18">ממלאכה</text:span><text:span text:style-name="T4"> </text:span><text:span text:style-name="T18">ולא</text:span><text:span text:style-name="T4"> </text:span><text:span text:style-name="T18">בכולן, ולא</text:span><text:span text:style-name="T4"> </text:span><text:span text:style-name="T18">פירש</text:span><text:span text:style-name="T4"> </text:span><text:span text:style-name="T18">אי</text:span><text:span text:style-name="T4"> </text:span><text:span text:style-name="T18">זו</text:span><text:span text:style-name="T4"> </text:span><text:span text:style-name="T18">המותרת</text:span><text:span text:style-name="T4"> </text:span><text:span text:style-name="T18">ואי</text:span><text:span text:style-name="T4"> </text:span><text:span text:style-name="T18">זו</text:span><text:span text:style-name="T4"> </text:span><text:span text:style-name="T18">אסורה</text:span><text:span text:style-name="T4"> </text:span><text:span text:style-name="T18">- דע</text:span><text:span text:style-name="T4"> </text:span><text:span text:style-name="T18">וראה</text:span><text:span text:style-name="T4"> </text:span><text:span text:style-name="T18">שלא</text:span><text:span text:style-name="T4"> </text:span><text:span text:style-name="T18">מסרן</text:span><text:span text:style-name="T4"> </text:span><text:span text:style-name="T18">אלא</text:span><text:span text:style-name="T4"> </text:span><text:span text:style-name="T18">לחכמים, היודעים</text:span><text:span text:style-name="T4"> </text:span><text:span text:style-name="T18">להבין</text:span><text:span text:style-name="T4"> </text:span><text:span text:style-name="T18">על</text:span><text:span text:style-name="T4"> </text:span><text:span text:style-name="T18">איזהו</text:span><text:span text:style-name="T4"> </text:span><text:span text:style-name="T18">להטיל</text:span><text:span text:style-name="T4"> </text:span><text:span text:style-name="T18">ההיתר</text:span><text:span text:style-name="T4"> </text:span><text:span text:style-name="T18">ועל</text:span><text:span text:style-name="T4"> </text:span><text:span text:style-name="T18">אי</text:span><text:span text:style-name="T4"> </text:span><text:span text:style-name="T18">זו</text:span><text:span text:style-name="T4"> </text:span><text:span text:style-name="T18">להטיל</text:span><text:span text:style-name="T4"> </text:span><text:span text:style-name="T18">האיסור, והם</text:span><text:span text:style-name="T4"> </text:span><text:span text:style-name="T18">יאמרו</text:span><text:span text:style-name="T4"> </text:span><text:span text:style-name="T18">אי</text:span><text:span text:style-name="T4"> </text:span><text:span text:style-name="T18">זהו</text:span><text:span text:style-name="T4"> </text:span><text:span text:style-name="T18">יום</text:span><text:span text:style-name="T4"> </text:span><text:span text:style-name="T18">טוב</text:span><text:span text:style-name="T4"> </text:span><text:span text:style-name="T18">על</text:span><text:span text:style-name="T4"> </text:span><text:span text:style-name="T18">פי</text:span><text:span text:style-name="T4"> </text:span><text:span text:style-name="T18">קידוש</text:span><text:span text:style-name="T4"> </text:span><text:span text:style-name="T18">הראייה</text:span><text:span text:style-name="T4"> </text:span><text:span text:style-name="T18">ואסור</text:span><text:span text:style-name="T4"> </text:span><text:span text:style-name="T18">בכל</text:span><text:span text:style-name="T4"> </text:span><text:span text:style-name="T18">מלאכה, ואי</text:span><text:span text:style-name="T4"> </text:span><text:span text:style-name="T18">זהו</text:span><text:span text:style-name="T4"> </text:span><text:span text:style-name="T18">חולו</text:span><text:span text:style-name="T4"> </text:span><text:span text:style-name="T18">של</text:span><text:span text:style-name="T4"> </text:span><text:span text:style-name="T18">מועד</text:span><text:span text:style-name="T4"> </text:span><text:span text:style-name="T18">שאינו</text:span><text:span text:style-name="T4"> </text:span><text:span text:style-name="T18">אסור</text:span><text:span text:style-name="T4"> </text:span><text:span text:style-name="T18">בכל</text:span><text:span text:style-name="T4"> </text:span><text:span text:style-name="T18">מלאכה; ועל</text:span><text:span text:style-name="T4"> </text:span><text:span text:style-name="T18">חולו</text:span><text:span text:style-name="T4"> </text:span><text:span text:style-name="T18">של</text:span><text:span text:style-name="T4"> </text:span><text:span text:style-name="T18">מועד</text:span><text:span text:style-name="T4"> </text:span><text:span text:style-name="T18">יגידו</text:span><text:span text:style-name="T4"> </text:span><text:span text:style-name="T18">לך</text:span><text:span text:style-name="T4"> </text:span><text:span text:style-name="T18">אי</text:span><text:span text:style-name="T4"> </text:span><text:span text:style-name="T18">זו</text:span><text:span text:style-name="T4"> </text:span><text:span text:style-name="T18">מלאכה</text:span><text:span text:style-name="T4"> </text:span><text:span text:style-name="T18">אסורה: דבר</text:span><text:span text:style-name="T4"> </text:span><text:span text:style-name="T18">שאינו</text:span><text:span text:style-name="T4"> </text:span><text:span text:style-name="T18">אבד, ואיזו</text:span><text:span text:style-name="T4"> </text:span><text:span text:style-name="T18">מלאכה</text:span><text:span text:style-name="T4"> </text:span><text:span text:style-name="T18">מותרת: דבר</text:span><text:span text:style-name="T4"> </text:span><text:span text:style-name="T18">האבד)</text:span>. </text:p>
      <text:p text:style-name="P4"/>
      <text:p text:style-name="P4">ומותרין<text:span text:style-name="T1"> </text:span>בהספד<text:span text:style-name="T1"> </text:span>ותענית<text:span text:style-name="T1"> </text:span>שלא<text:span text:style-name="T1"> </text:span>לקיים<text:span text:style-name="T1"> </text:span>את<text:span text:style-name="T1"> </text:span>דברי<text:span text:style-name="T1"> </text:span>האומרין<text:span text:style-name="T1"> </text:span>עצרת<text:span text:style-name="T1"> </text:span>אחר<text:span text:style-name="T1"> </text:span>השבת: <text:s/></text:p>
      <text:p text:style-name="P4"><text:soft-page-break/>והתניא<text:span text:style-name="T1"> </text:span><text:span text:style-name="T19">[תוספתא</text:span><text:span text:style-name="T3"> </text:span><text:span text:style-name="T19">חגיגה</text:span><text:span text:style-name="T3"> </text:span><text:span text:style-name="T19">פ"ב</text:span><text:span text:style-name="T3"> </text:span><text:span text:style-name="T19">מ"יג</text:span><text:span text:style-name="T3"> </text:span><text:span text:style-name="T19">[ליברמן]]</text:span>: '<text:span text:style-name="T26">מעשה</text:span><text:span text:style-name="T27"> </text:span><text:span text:style-name="T26">ומת</text:span><text:span text:style-name="T27"> </text:span><text:span text:style-name="T26">אלכסא</text:span><text:span text:style-name="T27"> </text:span><text:span text:style-name="T26">בלוד, ונכנסו</text:span><text:span text:style-name="T27"> </text:span><text:span text:style-name="T26">כל</text:span><text:span text:style-name="T27"> </text:span><text:span text:style-name="T26">ישראל</text:span><text:span text:style-name="T27"> </text:span><text:span text:style-name="T26">לסופדו, ולא</text:span><text:span text:style-name="T27"> </text:span><text:span text:style-name="T26">הניחם</text:span><text:span text:style-name="T27"> </text:span><text:span text:style-name="T26">רבי</text:span><text:span text:style-name="T27"> </text:span><text:span text:style-name="T26">טרפון</text:span><text:span text:style-name="T27"> </text:span><text:span text:style-name="T26">מפני</text:span><text:span text:style-name="T27"> </text:span><text:span text:style-name="T26">שיום</text:span><text:span text:style-name="T27"> </text:span><text:span text:style-name="T26">טוב</text:span><text:span text:style-name="T27"> </text:span><text:span text:style-name="T26">של</text:span><text:span text:style-name="T27"> </text:span><text:span text:style-name="T26">עצרת</text:span><text:span text:style-name="T27"> </text:span><text:span text:style-name="T26">היה</text:span>'!?</text:p>
      <text:p text:style-name="P4">'<text:span text:style-name="T26">יום</text:span><text:span text:style-name="T27"> </text:span><text:span text:style-name="T26">טוב</text:span>'? <text:s/>סלקא<text:span text:style-name="T1"> </text:span>דעתא? אי<text:span text:style-name="T1"> </text:span>ביום<text:span text:style-name="T1"> </text:span>טוב<text:span text:style-name="T1"> </text:span>- מי<text:span text:style-name="T1"> </text:span>קאתו? אלא<text:span text:style-name="T1"> </text:span>אימא<text:span text:style-name="T1"> </text:span>'מפני<text:span text:style-name="T1"> </text:span>שיום<text:span text:style-name="T1"> </text:span><text:span text:style-name="T55">טבוח</text:span><text:span text:style-name="T1"> </text:span>היה' <text:span text:style-name="T18">('</text:span><text:span text:style-name="T33">ולא</text:span><text:span text:style-name="T28"> </text:span><text:span text:style-name="T33">הניחן</text:span><text:span text:style-name="T28"> </text:span><text:span text:style-name="T33">ר' טרפון</text:span><text:span text:style-name="T18">' - ומתניתין</text:span><text:span text:style-name="T4"> </text:span><text:span text:style-name="T18">תני</text:span><text:span text:style-name="T4"> </text:span><text:span text:style-name="T18">שמותרים</text:span><text:span text:style-name="T4"> </text:span><text:span text:style-name="T18">בהספד)</text:span>!?</text:p>
      <text:p text:style-name="P4">לא<text:span text:style-name="T1"> </text:span>קשיא: כאן<text:span text:style-name="T1"> </text:span>ביום<text:span text:style-name="T1"> </text:span>טוב<text:span text:style-name="T1"> </text:span>שחל<text:span text:style-name="T1"> </text:span>להיות<text:span text:style-name="T1"> </text:span>אחר<text:span text:style-name="T1"> </text:span>השבת, כאן<text:span text:style-name="T1"> </text:span>ביום<text:span text:style-name="T1"> </text:span>טוב<text:span text:style-name="T1"> </text:span>שחל<text:span text:style-name="T1"> </text:span>להיות<text:span text:style-name="T1"> </text:span>בשבת<text:span text:style-name="T1"> </text:span><text:span text:style-name="T18">(שיום</text:span><text:span text:style-name="T4"> </text:span><text:span text:style-name="T18">טבוח</text:span><text:span text:style-name="T4"> </text:span><text:span text:style-name="T18">אחר</text:span><text:span text:style-name="T4"> </text:span><text:span text:style-name="T18">שבת</text:span><text:span text:style-name="T4"> </text:span><text:span text:style-name="T18">- מותר</text:span><text:span text:style-name="T4"> </text:span><text:span text:style-name="T18">בהספד, מפני</text:span><text:span text:style-name="T4"> </text:span><text:span text:style-name="T18">האומרים</text:span><text:span text:style-name="T4"> </text:span><text:span text:style-name="T18">'עצרת</text:span><text:span text:style-name="T4"> </text:span><text:span text:style-name="T18">אחר</text:span><text:span text:style-name="T4"> </text:span><text:span text:style-name="T18">שבת', והאי</text:span><text:span text:style-name="T4"> </text:span><text:span text:style-name="T18">דאלכסא</text:span><text:span text:style-name="T4"> </text:span><text:span text:style-name="T18">בלוד</text:span><text:span text:style-name="T4"> </text:span><text:span text:style-name="T18">- יום</text:span><text:span text:style-name="T4"> </text:span><text:span text:style-name="T18">טוב</text:span><text:span text:style-name="T4"> </text:span><text:span text:style-name="T18">שחל</text:span><text:span text:style-name="T4"> </text:span><text:span text:style-name="T18">להיות</text:span><text:span text:style-name="T4"> </text:span><text:span text:style-name="T18">בחול</text:span><text:span text:style-name="T4"> </text:span><text:span text:style-name="T18">הוא, דאין</text:span><text:span text:style-name="T4"> </text:span><text:span text:style-name="T18">יום</text:span><text:span text:style-name="T4"> </text:span><text:span text:style-name="T18">טבוח</text:span><text:span text:style-name="T4"> </text:span><text:span text:style-name="T18">שלו</text:span><text:span text:style-name="T4"> </text:span><text:span text:style-name="T18">באחד</text:span><text:span text:style-name="T4"> </text:span><text:span text:style-name="T18">בשבת)</text:span>.</text:p>
      <text:p text:style-name="P4"/>
      <text:p text:style-name="P4">(חגיגה<text:span text:style-name="T1"> </text:span>יח,ב)</text:p>
      <text:p text:style-name="P4">משנה:</text:p>
      <text:p text:style-name="P4">נוטלין<text:span text:style-name="T1"> </text:span>לידים<text:span text:style-name="T1"> </text:span>לחולין<text:span text:style-name="T1"> </text:span>ולמעשר<text:span text:style-name="T1"> </text:span><text:span text:style-name="T53">[שני]</text:span> ולתרומה<text:span text:style-name="T1"> </text:span><text:span text:style-name="T18">(די</text:span><text:span text:style-name="T4"> </text:span><text:span text:style-name="T18">להן</text:span><text:span text:style-name="T4"> </text:span><text:span text:style-name="T18">בנטילה</text:span><text:span text:style-name="T4"> </text:span><text:span text:style-name="T18">דכלי</text:span><text:span text:style-name="T4"> </text:span><text:span text:style-name="T18">שאין</text:span><text:span text:style-name="T4"> </text:span><text:span text:style-name="T18">בו</text:span><text:span text:style-name="T4"> </text:span><text:span text:style-name="T18">אלא</text:span><text:span text:style-name="T4"> </text:span><text:span text:style-name="T18">רביעית</text:span><text:span text:style-name="T4"> </text:span><text:span text:style-name="T18">מים)</text:span>, ולקודש<text:span text:style-name="T1"> </text:span>מטבילין<text:span text:style-name="T1"> </text:span><text:span text:style-name="T18">(אבל</text:span><text:span text:style-name="T4"> </text:span><text:span text:style-name="T18">לאכול</text:span><text:span text:style-name="T4"> </text:span><text:span text:style-name="T18">שלמים, או</text:span><text:span text:style-name="T4"> </text:span><text:span text:style-name="T18">חטאת</text:span><text:span text:style-name="T4"> </text:span><text:span text:style-name="T18">ואשם</text:span><text:span text:style-name="T4"> </text:span><text:span text:style-name="T18">לכהנים</text:span><text:span text:style-name="T4"> </text:span><text:span text:style-name="T18">- יש</text:span><text:span text:style-name="T4"> </text:span><text:span text:style-name="T18">מעלה: שצריך</text:span><text:span text:style-name="T4"> </text:span><text:span text:style-name="T18">להטביל</text:span><text:span text:style-name="T4"> </text:span><text:span text:style-name="T18">ידים</text:span><text:span text:style-name="T4"> </text:span><text:span text:style-name="T18">בארבעים</text:span><text:span text:style-name="T4"> </text:span><text:span text:style-name="T18">סאה; ואף</text:span><text:span text:style-name="T4"> </text:span><text:span text:style-name="T18">על</text:span><text:span text:style-name="T4"> </text:span><text:span text:style-name="T18">פי</text:span><text:span text:style-name="T4"> </text:span><text:span text:style-name="T18">שאינן</text:span><text:span text:style-name="T4"> </text:span><text:span text:style-name="T18">אלא</text:span><text:span text:style-name="T4"> </text:span><text:span text:style-name="T18">סתם</text:span><text:span text:style-name="T4"> </text:span><text:span text:style-name="T18">ידים</text:span><text:span text:style-name="T4"> </text:span><text:span text:style-name="T18">שלא</text:span><text:span text:style-name="T4"> </text:span><text:span text:style-name="T18">נגעו</text:span><text:span text:style-name="T4"> </text:span><text:span text:style-name="T18">בטומאה</text:span><text:span text:style-name="T4"> </text:span><text:span text:style-name="T18">דאורייתא</text:span><text:span text:style-name="T4"> </text:span><text:span text:style-name="T18">המטמאה</text:span><text:span text:style-name="T4"> </text:span><text:span text:style-name="T18">את</text:span><text:span text:style-name="T4"> </text:span><text:span text:style-name="T18">כל</text:span><text:span text:style-name="T4"> </text:span><text:span text:style-name="T18">הגוף)</text:span>, ולחטאת<text:span text:style-name="T1"> </text:span><text:span text:style-name="T18">(ליגע</text:span><text:span text:style-name="T4"> </text:span><text:span text:style-name="T18">במי</text:span><text:span text:style-name="T4"> </text:span><text:span text:style-name="T18">חטאת: מים</text:span><text:span text:style-name="T4"> </text:span><text:span text:style-name="T18">המקודשים</text:span><text:span text:style-name="T4"> </text:span><text:span text:style-name="T18">באפר</text:span><text:span text:style-name="T4"> </text:span><text:span text:style-name="T18">פרה</text:span><text:span text:style-name="T4"> </text:span><text:span text:style-name="T18">להזות</text:span><text:span text:style-name="T4"> </text:span><text:span text:style-name="T18">מהן</text:span><text:span text:style-name="T4"> </text:span><text:span text:style-name="T18">על</text:span><text:span text:style-name="T4"> </text:span><text:span text:style-name="T18">טמאי</text:span><text:span text:style-name="T4"> </text:span><text:span text:style-name="T18">מתים)</text:span> - <text:span text:style-name="T18">(יש</text:span><text:span text:style-name="T4"> </text:span><text:span text:style-name="T18">מעלה</text:span><text:span text:style-name="T4"> </text:span><text:span text:style-name="T18">יתירה:)</text:span> אם<text:span text:style-name="T1"> </text:span>נטמאו<text:span text:style-name="T1"> </text:span>ידיו<text:span text:style-name="T1"> </text:span><text:span text:style-name="T18">(באחת</text:span><text:span text:style-name="T4"> </text:span><text:span text:style-name="T18">מן</text:span><text:span text:style-name="T4"> </text:span><text:span text:style-name="T18">הדברים</text:span><text:span text:style-name="T4"> </text:span><text:span text:style-name="T18">המטמאין</text:span><text:span text:style-name="T4"> </text:span><text:span text:style-name="T18">את</text:span><text:span text:style-name="T4"> </text:span><text:span text:style-name="T18">הידים</text:span><text:span text:style-name="T4"> </text:span><text:span text:style-name="T18">ולא</text:span><text:span text:style-name="T4"> </text:span><text:span text:style-name="T18">את</text:span><text:span text:style-name="T4"> </text:span><text:span text:style-name="T18">הגוף, כגון</text:span><text:span text:style-name="T4"> </text:span><text:span text:style-name="T18">וולד</text:span><text:span text:style-name="T4"> </text:span><text:span text:style-name="T18">הטומאה</text:span><text:span text:style-name="T4"> </text:span><text:span text:style-name="T18">וכגון</text:span><text:span text:style-name="T4"> </text:span><text:span text:style-name="T18">ספר, וכל</text:span><text:span text:style-name="T4"> </text:span><text:span text:style-name="T18">טומאות</text:span><text:span text:style-name="T4"> </text:span><text:span text:style-name="T18">שהן</text:span><text:span text:style-name="T4"> </text:span><text:span text:style-name="T18">מדברי</text:span><text:span text:style-name="T4"> </text:span><text:span text:style-name="T18">סופרים)</text:span> נטמא<text:span text:style-name="T1"> </text:span>גופו<text:span text:style-name="T1"> </text:span><text:span text:style-name="T18">(כל</text:span><text:span text:style-name="T4"> </text:span><text:span text:style-name="T18">הגוף</text:span><text:span text:style-name="T4"> </text:span><text:span text:style-name="T18">צריך</text:span><text:span text:style-name="T4"> </text:span><text:span text:style-name="T18">טבילה)</text:span>; <text:span text:style-name="T18">(וכל</text:span><text:span text:style-name="T4"> </text:span><text:span text:style-name="T18">מעלות</text:span><text:span text:style-name="T4"> </text:span><text:span text:style-name="T18">הללו</text:span><text:span text:style-name="T4"> </text:span><text:span text:style-name="T18">שזה</text:span><text:span text:style-name="T4"> </text:span><text:span text:style-name="T18">גבוה</text:span><text:span text:style-name="T4"> </text:span><text:span text:style-name="T18">מזה</text:span><text:span text:style-name="T4"> </text:span><text:span text:style-name="T18">- מדברי</text:span><text:span text:style-name="T4"> </text:span><text:span text:style-name="T18">סופרים; והאי</text:span><text:span text:style-name="T4"> </text:span><text:span text:style-name="T18">דנקט</text:span><text:span text:style-name="T4"> </text:span><text:span text:style-name="T18">להו</text:span><text:span text:style-name="T4"> </text:span><text:span text:style-name="T18">הכא</text:span><text:span text:style-name="T4"> </text:span><text:span text:style-name="T18">גבי</text:span><text:span text:style-name="T4"> </text:span><text:span text:style-name="T18">הלכות</text:span><text:span text:style-name="T4"> </text:span><text:span text:style-name="T18">הרגל</text:span><text:span text:style-name="T4"> </text:span><text:span text:style-name="T18">- לפי</text:span><text:span text:style-name="T4"> </text:span><text:span text:style-name="T18">שיש</text:span><text:span text:style-name="T4"> </text:span><text:span text:style-name="T18">בסופן</text:span><text:span text:style-name="T4"> </text:span><text:span text:style-name="T18">הלכות</text:span><text:span text:style-name="T4"> </text:span><text:span text:style-name="T18">רגל: שעמי</text:span><text:span text:style-name="T4"> </text:span><text:span text:style-name="T18">הארץ</text:span><text:span text:style-name="T4"> </text:span><text:span text:style-name="T18">חשובין</text:span><text:span text:style-name="T4"> </text:span><text:span text:style-name="T18">טהורים</text:span><text:span text:style-name="T4"> </text:span><text:span text:style-name="T18">ברגל</text:span><text:span text:style-name="T4"> </text:span><text:span text:style-name="T18">ולא</text:span><text:span text:style-name="T4"> </text:span><text:span text:style-name="T18">בשאר</text:span><text:span text:style-name="T4"> </text:span><text:span text:style-name="T18">ימות</text:span><text:span text:style-name="T4"> </text:span><text:span text:style-name="T18">השנה, בסוף</text:span><text:span text:style-name="T4"> </text:span><text:span text:style-name="T18">'חומר</text:span><text:span text:style-name="T4"> </text:span><text:span text:style-name="T18">בקדש' </text:span><text:span text:style-name="T42">[הפרק</text:span><text:span text:style-name="T47"> </text:span><text:span text:style-name="T42">הבא]</text:span><text:span text:style-name="T18">.)</text:span> </text:p>
      <text:p text:style-name="P4"/>
      <text:p text:style-name="P4"><text:span text:style-name="T18">(ועוד</text:span><text:span text:style-name="T4"> </text:span><text:span text:style-name="T18">זו</text:span><text:span text:style-name="T4"> </text:span><text:span text:style-name="T18">מעלה:)</text:span> טָבַל<text:span text:style-name="T1"> </text:span>לחולין<text:span text:style-name="T1"> </text:span><text:span text:style-name="T18">(כלומר: נתכוין</text:span><text:span text:style-name="T4"> </text:span><text:span text:style-name="T18">לטבול</text:span><text:span text:style-name="T4"> </text:span><text:span text:style-name="T18">לשם</text:span><text:span text:style-name="T4"> </text:span><text:span text:style-name="T18">חולין)</text:span> - הוחזק<text:span text:style-name="T1"> </text:span>לחולין<text:span text:style-name="T1"> </text:span><text:span text:style-name="T18">(הוחזק</text:span><text:span text:style-name="T4"> </text:span><text:span text:style-name="T18">- לשון</text:span><text:span text:style-name="T4"> </text:span><text:span text:style-name="T18">כוונה; כלומר: נתכוין</text:span><text:span text:style-name="T4"> </text:span><text:span text:style-name="T18">להעמיד</text:span><text:span text:style-name="T4"> </text:span><text:span text:style-name="T18">גופו</text:span><text:span text:style-name="T4"> </text:span><text:span text:style-name="T18">בחזקת</text:span><text:span text:style-name="T4"> </text:span><text:span text:style-name="T18">טהור</text:span><text:span text:style-name="T4"> </text:span><text:span text:style-name="T18">לחולין)</text:span>, אסור<text:span text:style-name="T1"> </text:span>למעשר<text:span text:style-name="T1"> </text:span><text:span text:style-name="T18">(למעשר</text:span><text:span text:style-name="T4"> </text:span><text:span text:style-name="T18">שני</text:span><text:span text:style-name="T4"> </text:span><text:span text:style-name="T18">הנאכל</text:span><text:span text:style-name="T4"> </text:span><text:span text:style-name="T18">בירושלים)</text:span>;</text:p>
      <text:p text:style-name="P4">טָבַל<text:span text:style-name="T1"> </text:span>למעשר<text:span text:style-name="T1"> </text:span>- הוחזק<text:span text:style-name="T1"> </text:span>למעשר, אסור<text:span text:style-name="T1"> </text:span>לתרומה;</text:p>
      <text:p text:style-name="P4">טבל<text:span text:style-name="T1"> </text:span>לתרומה<text:span text:style-name="T1"> </text:span>- הוחזק<text:span text:style-name="T1"> </text:span>לתרומה, אסור<text:span text:style-name="T1"> </text:span>לקודש;</text:p>
      <text:p text:style-name="P4">טבל<text:span text:style-name="T1"> </text:span>לקודש<text:span text:style-name="T1"> </text:span>- הוחזק<text:span text:style-name="T1"> </text:span>לקודש, אסור<text:span text:style-name="T1"> </text:span>לחטאת;</text:p>
      <text:p text:style-name="P4">טבל<text:span text:style-name="T1"> </text:span>לחמור<text:span text:style-name="T1"> </text:span>- מותר<text:span text:style-name="T1"> </text:span>לקל;</text:p>
      <text:p text:style-name="P4">טבל<text:span text:style-name="T1"> </text:span>ולא<text:span text:style-name="T1"> </text:span>הוחזק<text:span text:style-name="T1"> </text:span><text:span text:style-name="T18">(לא</text:span><text:span text:style-name="T4"> </text:span><text:span text:style-name="T18">נתכוון</text:span><text:span text:style-name="T4"> </text:span><text:span text:style-name="T18">לשם</text:span><text:span text:style-name="T4"> </text:span><text:span text:style-name="T18">טבילת</text:span><text:span text:style-name="T4"> </text:span><text:span text:style-name="T18">טהרה, אלא</text:span><text:span text:style-name="T4"> </text:span><text:span text:style-name="T18">לרחיצה</text:span><text:span text:style-name="T4"> </text:span><text:span text:style-name="T18">בעלמא)</text:span> - כאילו<text:span text:style-name="T1"> </text:span>לא<text:span text:style-name="T1"> </text:span>טבל.</text:p>
      <text:p text:style-name="P4"/>
      <text:p text:style-name="P4">בגדי<text:span text:style-name="T1"> </text:span>עם<text:span text:style-name="T1"> </text:span>הארץ<text:span text:style-name="T1"> – </text:span>מדרס<text:span text:style-name="T1"> </text:span><text:span text:style-name="T18">(אב</text:span><text:span text:style-name="T4"> </text:span><text:span text:style-name="T18">הטומאה</text:span><text:span text:style-name="T4"> </text:span><text:span text:style-name="T18">לטמא</text:span><text:span text:style-name="T4"> </text:span><text:span text:style-name="T18">אדם</text:span><text:span text:style-name="T4"> </text:span><text:span text:style-name="T18">וכלים, כמדרס</text:span><text:span text:style-name="T4"> </text:span><text:span text:style-name="T18">הזב</text:span><text:span text:style-name="T4"> </text:span><text:span text:style-name="T18">שמטמא</text:span><text:span text:style-name="T4"> </text:span><text:span text:style-name="T18">אדם</text:span><text:span text:style-name="T4"> </text:span><text:span text:style-name="T18">וכלים, כדכתיב</text:span><text:span text:style-name="T4"> </text:span><text:span text:style-name="T24">ואיש</text:span><text:span text:style-name="T4"> </text:span><text:span text:style-name="T24">אשר</text:span><text:span text:style-name="T4"> </text:span><text:span text:style-name="T24">יגע</text:span><text:span text:style-name="T4"> </text:span><text:span text:style-name="T24">במשכבו</text:span><text:span text:style-name="T4"> </text:span><text:span text:style-name="T24">יכבס</text:span><text:span text:style-name="T4"> </text:span><text:span text:style-name="T24">בגדיו</text:span><text:span text:style-name="T4"> </text:span><text:span text:style-name="T19">(ויקרא</text:span><text:span text:style-name="T3"> </text:span><text:span text:style-name="T19">טו,ה)</text:span><text:span text:style-name="T18">)</text:span> לפרושין<text:span text:style-name="T1"> </text:span><text:span text:style-name="T18">(לאוכלי</text:span><text:span text:style-name="T4"> </text:span><text:span text:style-name="T18">חוליהן</text:span><text:span text:style-name="T4"> </text:span><text:span text:style-name="T18">בטהרה)</text:span>;</text:p>
      <text:p text:style-name="P4">בגדי<text:span text:style-name="T1"> </text:span>פרושין<text:span text:style-name="T1"> </text:span>- מדרס<text:span text:style-name="T1"> </text:span>לאוכלי<text:span text:style-name="T1"> </text:span>תרומה<text:span text:style-name="T1"> </text:span><text:span text:style-name="T18">(כהנים)</text:span>;</text:p>
      <text:p text:style-name="P4">בגדי<text:span text:style-name="T1"> </text:span>אוכלי<text:span text:style-name="T1"> </text:span>תרומה<text:span text:style-name="T1"> </text:span>- מדרס<text:span text:style-name="T1"> </text:span>לקודש;</text:p>
      <text:p text:style-name="P4">בגדי<text:span text:style-name="T1"> </text:span>קודש<text:span text:style-name="T1"> </text:span>- מדרס<text:span text:style-name="T1"> </text:span>לחטאת;</text:p>
      <text:p text:style-name="P11"><text:span text:style-name="T17">(וכל</text:span><text:span text:style-name="T1"> </text:span><text:span text:style-name="T17">אלו</text:span><text:span text:style-name="T1"> </text:span><text:span text:style-name="T17">מעלות</text:span><text:span text:style-name="T1"> </text:span><text:span text:style-name="T17">- מדברי</text:span><text:span text:style-name="T1"> </text:span><text:span text:style-name="T17">סופרים, שאמרו</text:span><text:span text:style-name="T1"> </text:span><text:span text:style-name="T17">שאין</text:span><text:span text:style-name="T1"> </text:span><text:span text:style-name="T17">שמירת</text:span><text:span text:style-name="T1"> </text:span><text:span text:style-name="T17">טהרתן</text:span><text:span text:style-name="T1"> </text:span><text:span text:style-name="T17">של</text:span><text:span text:style-name="T1"> </text:span><text:span text:style-name="T17">אלו</text:span><text:span text:style-name="T1"> </text:span><text:span text:style-name="T17">חשובה</text:span><text:span text:style-name="T1"> </text:span><text:span text:style-name="T17">שמירה</text:span><text:span text:style-name="T1"> </text:span><text:span text:style-name="T17">אצל</text:span><text:span text:style-name="T1"> </text:span><text:span text:style-name="T17">אלו, ומתוך</text:span><text:span text:style-name="T1"> </text:span><text:span text:style-name="T17">שהן</text:span><text:span text:style-name="T1"> </text:span><text:span text:style-name="T17">אלו</text:span><text:span text:style-name="T1"> </text:span><text:span text:style-name="T17">אצל</text:span><text:span text:style-name="T1"> </text:span><text:span text:style-name="T17">אלו</text:span><text:span text:style-name="T1"> </text:span><text:span text:style-name="T17">- כאילו</text:span><text:span text:style-name="T1"> </text:span><text:span text:style-name="T17">לא</text:span><text:span text:style-name="T1"> </text:span><text:span text:style-name="T17">שמרוה, גזרו</text:span><text:span text:style-name="T1"> </text:span><text:span text:style-name="T17">בהן</text:span><text:span text:style-name="T1"> </text:span><text:span text:style-name="T17">בבגדיהן</text:span><text:span text:style-name="T1"> </text:span><text:span text:style-name="T17">שמא</text:span><text:span text:style-name="T1"> </text:span><text:span text:style-name="T17">ישבה</text:span><text:span text:style-name="T1"> </text:span><text:span text:style-name="T17">בהן</text:span><text:span text:style-name="T1"> </text:span><text:span text:style-name="T17">אשתו</text:span><text:span text:style-name="T1"> </text:span><text:span text:style-name="T17">נדה, והרי</text:span><text:span text:style-name="T1"> </text:span><text:span text:style-name="T17">הן</text:span><text:span text:style-name="T1"> </text:span><text:span text:style-name="T17">מדרס</text:span><text:span text:style-name="T1"> </text:span><text:span text:style-name="T17">הנדה; הכי</text:span><text:span text:style-name="T1"> </text:span><text:span text:style-name="T17">מפרש</text:span><text:span text:style-name="T1"> </text:span><text:span text:style-name="T17">לה</text:span><text:span text:style-name="T1"> </text:span><text:span text:style-name="T17">בפרק</text:span><text:span text:style-name="T1"> </text:span><text:span text:style-name="T17">'השוחט'.) </text:span></text:p>
      <text:p text:style-name="P4">יוסף<text:span text:style-name="T1"> </text:span>בן<text:span text:style-name="T1"> </text:span>יועזר<text:span text:style-name="T1"> </text:span>היה<text:span text:style-name="T1"> </text:span>חסיד<text:span text:style-name="T1"> </text:span>שבכהונה, והיתה<text:span text:style-name="T1"> </text:span>מטפחתו<text:span text:style-name="T1"> </text:span>מדרס<text:span text:style-name="T1"> </text:span>לקודש;</text:p>
      <text:p text:style-name="P4">יוחנן<text:span text:style-name="T1"> </text:span>בן<text:span text:style-name="T1"> </text:span>גודגדא<text:span text:style-name="T1"> </text:span>היה<text:span text:style-name="T1"> </text:span>אוכל<text:span text:style-name="T1"> </text:span>על<text:span text:style-name="T1"> </text:span>טהרת<text:span text:style-name="T1"> </text:span>הקודש<text:span text:style-name="T1"> </text:span>כל<text:span text:style-name="T1"> </text:span>ימיו, והיתה<text:span text:style-name="T1"> </text:span>מטפחתו<text:span text:style-name="T1"> </text:span>מדרס<text:span text:style-name="T1"> </text:span>לחטאת.</text:p>
      <text:p text:style-name="P5"/>
      <text:p text:style-name="P4">גמרא:</text:p>
      <text:p text:style-name="P4">חולין<text:span text:style-name="T1"> </text:span>ומעשר<text:span text:style-name="T1"> </text:span>מי<text:span text:style-name="T1"> </text:span>בעו<text:span text:style-name="T1"> </text:span>נטילת<text:span text:style-name="T1"> </text:span>ידים? ורמינהי<text:span text:style-name="T1"> </text:span><text:span text:style-name="T19">[בכורים</text:span><text:span text:style-name="T3"> </text:span><text:span text:style-name="T19">פ"ב</text:span><text:span text:style-name="T3"> </text:span><text:span text:style-name="T19">מ"א]</text:span>: '<text:span text:style-name="T35">התרומה</text:span><text:span text:style-name="T6"> </text:span><text:span text:style-name="T35">והביכורים</text:span><text:span text:style-name="T6"> </text:span><text:span text:style-name="T18">(בכורים</text:span><text:span text:style-name="T4"> </text:span><text:span text:style-name="T18">קרויין</text:span><text:span text:style-name="T4"> </text:span><text:span text:style-name="T18">תרומה, דאמר</text:span><text:span text:style-name="T4"> </text:span><text:span text:style-name="T18">מר</text:span><text:span text:style-name="T4"> </text:span><text:span text:style-name="T18">'</text:span><text:span text:style-name="T31">ותרומת</text:span><text:span text:style-name="T28"> </text:span><text:span text:style-name="T31">ידך</text:span><text:span text:style-name="T28"> </text:span><text:span text:style-name="T19">[דברים</text:span><text:span text:style-name="T3"> </text:span><text:span text:style-name="T19">יב,יז]</text:span><text:span text:style-name="T18"> </text:span><text:span text:style-name="T33">- אלו</text:span><text:span text:style-name="T28"> </text:span><text:span text:style-name="T33">הבכורים</text:span><text:span text:style-name="T18">' </text:span><text:span text:style-name="T19">(ספרי</text:span><text:span text:style-name="T3"> </text:span><text:span text:style-name="T19">דברים</text:span><text:span text:style-name="T3"> </text:span><text:span text:style-name="T19">פסקא</text:span><text:span text:style-name="T3"> </text:span><text:span text:style-name="T19">עב; מכות</text:span><text:span text:style-name="T3"> </text:span><text:span text:style-name="T19">יז,א)</text:span><text:span text:style-name="T18">, לכך</text:span><text:span text:style-name="T4"> </text:span><text:span text:style-name="T18">הן</text:span><text:span text:style-name="T4"> </text:span><text:span text:style-name="T18">כתרומה)</text:span><text:span text:style-name="T35"> חייבין</text:span><text:span text:style-name="T6"> </text:span><text:span text:style-name="T35">עליהן</text:span><text:span text:style-name="T6"> </text:span><text:span text:style-name="T18">(זר</text:span><text:span text:style-name="T4"> </text:span><text:span text:style-name="T18">האוכלן</text:span><text:span text:style-name="T4"> </text:span><text:span text:style-name="T18">מזיד)</text:span><text:span text:style-name="T35"> מיתה</text:span><text:span text:style-name="T6"> </text:span><text:span text:style-name="T18">(דכתיב</text:span><text:span text:style-name="T4"> </text:span><text:span text:style-name="T24">ומתו</text:span><text:span text:style-name="T4"> </text:span><text:span text:style-name="T24">בו</text:span><text:span text:style-name="T4"> </text:span><text:span text:style-name="T24">כי</text:span><text:span text:style-name="T4"> </text:span><text:span text:style-name="T24">יחללוהו</text:span><text:span text:style-name="T4"> </text:span><text:span text:style-name="T19">[ןיקרא</text:span><text:span text:style-name="T3"> </text:span><text:span text:style-name="T19">כב,ט]</text:span><text:span text:style-name="T18"> וסמיך</text:span><text:span text:style-name="T4"> </text:span><text:span text:style-name="T18">ליה</text:span><text:span text:style-name="T4"> </text:span><text:span text:style-name="T19">[פסוק</text:span><text:span text:style-name="T3"> </text:span><text:span text:style-name="T19">י]</text:span><text:span text:style-name="T18"> </text:span><text:span text:style-name="T24">וכל</text:span><text:span text:style-name="T4"> </text:span><text:span text:style-name="T24">זר</text:span><text:span text:style-name="T4"> </text:span><text:span text:style-name="T24">לא</text:span><text:span text:style-name="T4"> </text:span><text:span text:style-name="T24">יאכל</text:span><text:span text:style-name="T4"> </text:span><text:span text:style-name="T24">קדש</text:span><text:span text:style-name="T18">, וכל</text:span><text:span text:style-name="T4"> </text:span><text:span text:style-name="T18">הענין</text:span><text:span text:style-name="T4"> </text:span><text:span text:style-name="T18">מדבר</text:span><text:span text:style-name="T4"> </text:span><text:span text:style-name="T18">בתרומה)</text:span><text:span text:style-name="T35"> וחומש</text:span><text:span text:style-name="T6"> </text:span><text:span text:style-name="T18">(האוכלן</text:span><text:span text:style-name="T4"> </text:span><text:span text:style-name="T18">שוגג, דכתיב</text:span><text:span text:style-name="T4"> </text:span><text:span text:style-name="T24">ואיש</text:span><text:span text:style-name="T4"> </text:span><text:span text:style-name="T24">כי</text:span><text:span text:style-name="T4"> </text:span><text:span text:style-name="T24">יאכל</text:span><text:span text:style-name="T4"> </text:span><text:span text:style-name="T24">קדש</text:span><text:span text:style-name="T4"> </text:span><text:span text:style-name="T24">בשגגה</text:span><text:span text:style-name="T4"> </text:span><text:span text:style-name="T24">ויסף</text:span><text:span text:style-name="T4"> </text:span><text:span text:style-name="T24">חמישיתו</text:span><text:span text:style-name="T4"> </text:span><text:span text:style-name="T24">עליו</text:span><text:span text:style-name="T4"> </text:span><text:span text:style-name="T23">[ונתן</text:span><text:span text:style-name="T5"> </text:span><text:span text:style-name="T23">לכהן</text:span><text:span text:style-name="T5"> </text:span><text:span text:style-name="T23">את</text:span><text:span text:style-name="T5"> </text:span><text:span text:style-name="T23">הקדש]</text:span><text:span text:style-name="T24"> </text:span><text:span text:style-name="T19">(ויקרא</text:span><text:span text:style-name="T3"> </text:span><text:span text:style-name="T19">כב,יד)</text:span><text:span text:style-name="T18">)</text:span><text:span text:style-name="T35">, ואסור</text:span><text:span text:style-name="T6"> </text:span><text:span text:style-name="T35">לזרים</text:span><text:span text:style-name="T6"> </text:span><text:span text:style-name="T18">(בלאו)</text:span><text:span text:style-name="T35">, והן</text:span><text:span text:style-name="T6"> </text:span><text:span text:style-name="T35">נכסי</text:span><text:span text:style-name="T6"> </text:span><text:span text:style-name="T35">כהן</text:span><text:span text:style-name="T6"> </text:span><text:span text:style-name="T18">(לקדש</text:span><text:span text:style-name="T4"> </text:span><text:span text:style-name="T18">בהן</text:span><text:span text:style-name="T4"> </text:span><text:span text:style-name="T18">את</text:span><text:span text:style-name="T4"> </text:span><text:span text:style-name="T18">האשה, וליקח</text:span><text:span text:style-name="T4"> </text:span><text:span text:style-name="T18">בדמיהן</text:span><text:span text:style-name="T4"> </text:span><text:span text:style-name="T18">עבדים, וקרקעות, ובהמה</text:span><text:span text:style-name="T4"> </text:span><text:span text:style-name="T18">טמאה)</text:span><text:span text:style-name="T35">, ועולין</text:span><text:span text:style-name="T6"> </text:span><text:span text:style-name="T35">באחד</text:span><text:span text:style-name="T6"> </text:span><text:span text:style-name="T35">ומאה</text:span><text:span text:style-name="T6"> </text:span><text:span text:style-name="T18">(אבל</text:span><text:span text:style-name="T4"> </text:span><text:span text:style-name="T18">בפחות</text:span><text:span text:style-name="T4"> </text:span><text:span text:style-name="T18">אין</text:span><text:span text:style-name="T4"> </text:span><text:span text:style-name="T18">עולין, אלא</text:span><text:span text:style-name="T4"> </text:span><text:span text:style-name="T18">כל</text:span><text:span text:style-name="T4"> </text:span><text:span text:style-name="T18">החולין</text:span><text:span text:style-name="T4"> </text:span><text:span text:style-name="T18">אסור</text:span><text:span text:style-name="T4"> </text:span><text:span text:style-name="T18">לזרים)</text:span><text:span text:style-name="T35">, וטעונין</text:span><text:span text:style-name="T6"> </text:span><text:span text:style-name="T35">נטילת</text:span><text:span text:style-name="T6"> </text:span><text:span text:style-name="T35">ידים</text:span><text:span text:style-name="T6"> </text:span><text:span text:style-name="T18">(גירסת</text:span><text:span text:style-name="T4"> </text:span><text:span text:style-name="T18">רש"י: וטעונין</text:span><text:span text:style-name="T4"> </text:span><text:span text:style-name="T18">רחיצת</text:span><text:span text:style-name="T4"> </text:span><text:span text:style-name="T18">ידים</text:span><text:span text:style-name="T4"> </text:span><text:span text:style-name="T18">- לפי</text:span><text:span text:style-name="T4"> </text:span><text:span text:style-name="T18">שהשני</text:span><text:span text:style-name="T4"> </text:span><text:span text:style-name="T18">עושה</text:span><text:span text:style-name="T4"> </text:span><text:span text:style-name="T18">שלישי, וידים</text:span><text:span text:style-name="T4"> </text:span><text:span text:style-name="T18">גזרו</text:span><text:span text:style-name="T4"> </text:span><text:span text:style-name="T18">עליהם</text:span><text:span text:style-name="T4"> </text:span><text:span text:style-name="T18">טומאת</text:span><text:span text:style-name="T4"> </text:span><text:span text:style-name="T18">שני</text:span><text:span text:style-name="T4"> </text:span><text:span text:style-name="T18">- לפיכך</text:span><text:span text:style-name="T4"> </text:span><text:span text:style-name="T18">פוסלות</text:span><text:span text:style-name="T4"> </text:span><text:span text:style-name="T18">את</text:span><text:span text:style-name="T4"> </text:span><text:span text:style-name="T18">התרומה</text:span><text:span text:style-name="T4"> </text:span><text:span text:style-name="T18">אם</text:span><text:span text:style-name="T4"> </text:span><text:span text:style-name="T18">לא</text:span><text:span text:style-name="T4"> </text:span><text:span text:style-name="T18">נטלן)</text:span><text:span text:style-name="T35"> והערב</text:span><text:span text:style-name="T6"> </text:span><text:span text:style-name="T35">שמש</text:span><text:span text:style-name="T6"> </text:span><text:span text:style-name="T18">(אם</text:span><text:span text:style-name="T4"> </text:span><text:span text:style-name="T18">נטמא</text:span><text:span text:style-name="T4"> </text:span><text:span text:style-name="T18">טומאה</text:span><text:span text:style-name="T4"> </text:span><text:span text:style-name="T18">דאורייתא</text:span><text:span text:style-name="T4"> </text:span><text:span text:style-name="T18">וטבל</text:span><text:span text:style-name="T4"> </text:span><text:span text:style-name="T18">- אינו</text:span><text:span text:style-name="T4"> </text:span><text:span text:style-name="T18">אוכל</text:span><text:span text:style-name="T4"> </text:span><text:span text:style-name="T18">בתרומה</text:span><text:span text:style-name="T4"> </text:span><text:span text:style-name="T18">עד</text:span><text:span text:style-name="T4"> </text:span><text:span text:style-name="T18">שיעריב</text:span><text:span text:style-name="T4"> </text:span><text:span text:style-name="T18">שמשו; ביבמות</text:span><text:span text:style-name="T4"> </text:span><text:span text:style-name="T19">(עד,ב)</text:span><text:span text:style-name="T18"> ילפינן</text:span><text:span text:style-name="T4"> </text:span><text:span text:style-name="T18">מקראי)</text:span><text:span text:style-name="T35"> - הרי</text:span><text:span text:style-name="T6"> </text:span><text:span text:style-name="T35">אלו</text:span><text:span text:style-name="T6"> </text:span><text:span text:style-name="T35">בתרומה</text:span><text:span text:style-name="T6"> </text:span><text:span text:style-name="T35">וביכורים, מה</text:span><text:span text:style-name="T6"> </text:span><text:span text:style-name="T35">שאין</text:span><text:span text:style-name="T6"> </text:span><text:span text:style-name="T35">כן</text:span><text:span text:style-name="T6"> </text:span><text:span text:style-name="T35">במעשר</text:span><text:span text:style-name="T6"> </text:span><text:span text:style-name="T18">(אין</text:span><text:span text:style-name="T4"> </text:span><text:span text:style-name="T18">מיתה</text:span><text:span text:style-name="T4"> </text:span><text:span text:style-name="T18">ואין</text:span><text:span text:style-name="T4"> </text:span><text:span text:style-name="T18">חומש, ואין</text:span><text:span text:style-name="T4"> </text:span><text:span text:style-name="T18">אסור</text:span><text:span text:style-name="T4"> </text:span><text:span text:style-name="T18">לזרים</text:span><text:span text:style-name="T4"> </text:span><text:span text:style-name="T18">- שהרי</text:span><text:span text:style-name="T4"> </text:span><text:span text:style-name="T18">כל</text:span><text:span text:style-name="T4"> </text:span><text:span text:style-name="T18">עצמו</text:span><text:span text:style-name="T4"> </text:span><text:span text:style-name="T18">נאכל</text:span><text:span text:style-name="T4"> </text:span><text:span text:style-name="T18">לזרים, וחומש</text:span><text:span text:style-name="T4"> </text:span><text:span text:style-name="T18">שמוסיף</text:span><text:span text:style-name="T4"> </text:span><text:span text:style-name="T18">בפדיונו</text:span><text:span text:style-name="T4"> </text:span><text:span text:style-name="T18">לא</text:span><text:span text:style-name="T4"> </text:span><text:span text:style-name="T18">איירי</text:span><text:span text:style-name="T4"> </text:span><text:span text:style-name="T18">בחומש</text:span><text:span text:style-name="T4"> </text:span><text:span text:style-name="T18">הכא</text:span><text:span text:style-name="T4"> </text:span><text:span text:style-name="T18">כי</text:span><text:span text:style-name="T4"> </text:span><text:span text:style-name="T18">האי</text:span><text:span text:style-name="T4"> </text:span><text:span text:style-name="T18">גוונא</text:span><text:span text:style-name="T4"> </text:span><text:span text:style-name="T18">דאין</text:span><text:span text:style-name="T4"> </text:span><text:span text:style-name="T18">בתרומה</text:span><text:span text:style-name="T4"> </text:span><text:span text:style-name="T18">פדיון, ונכסי</text:span><text:span text:style-name="T4"> </text:span><text:span text:style-name="T18">הדיוט</text:span><text:span text:style-name="T4"> </text:span><text:span text:style-name="T18">נמי</text:span><text:span text:style-name="T4"> </text:span><text:span text:style-name="T18">לא</text:span><text:span text:style-name="T4"> </text:span><text:span text:style-name="T18">הוי</text:span><text:span text:style-name="T4"> </text:span><text:span text:style-name="T18">לקנות</text:span><text:span text:style-name="T4"> </text:span><text:span text:style-name="T18">בו</text:span><text:span text:style-name="T4"> </text:span><text:span text:style-name="T18">עבדים</text:span><text:span text:style-name="T4"> </text:span><text:span text:style-name="T18">וקרקעות: דלא</text:span><text:span text:style-name="T4"> </text:span><text:span text:style-name="T18">ניתן</text:span><text:span text:style-name="T4"> </text:span><text:span text:style-name="T18">אלא</text:span><text:span text:style-name="T4"> </text:span><text:span text:style-name="T18">לאכילה</text:span><text:span text:style-name="T4"> </text:span><text:span text:style-name="T18">ושתיה</text:span><text:span text:style-name="T4"> </text:span><text:span text:style-name="T18">וסיכה, ואין</text:span><text:span text:style-name="T4"> </text:span><text:span text:style-name="T18">טעון</text:span><text:span text:style-name="T4"> </text:span><text:span text:style-name="T18">רחיצת</text:span><text:span text:style-name="T4"> </text:span><text:span text:style-name="T18">ידים</text:span><text:span text:style-name="T4"> </text:span><text:span text:style-name="T18">- שאין</text:span><text:span text:style-name="T4"> </text:span><text:span text:style-name="T18">השני</text:span><text:span text:style-name="T4"> </text:span><text:span text:style-name="T18">פוסל</text:span><text:span text:style-name="T4"> </text:span><text:span text:style-name="T18">בו</text:span><text:span text:style-name="T4"> </text:span><text:span text:style-name="T18">לעשות</text:span><text:span text:style-name="T4"> </text:span><text:soft-page-break/><text:span text:style-name="T18">שלישי, ואינו</text:span><text:span text:style-name="T4"> </text:span><text:span text:style-name="T18">טעון</text:span><text:span text:style-name="T4"> </text:span><text:span text:style-name="T18">הערב</text:span><text:span text:style-name="T4"> </text:span><text:span text:style-name="T18">שמש, דקיימא</text:span><text:span text:style-name="T4"> </text:span><text:span text:style-name="T18">לן: טבל</text:span><text:span text:style-name="T4"> </text:span><text:span text:style-name="T18">ועלה</text:span><text:span text:style-name="T4"> </text:span><text:span text:style-name="T18">- אוכל</text:span><text:span text:style-name="T4"> </text:span><text:span text:style-name="T18">במעשר, ומקראי</text:span><text:span text:style-name="T4"> </text:span><text:span text:style-name="T18">ילפינן</text:span><text:span text:style-name="T4"> </text:span><text:span text:style-name="T18">לה</text:span><text:span text:style-name="T4"> </text:span><text:span text:style-name="T18">ביבמות</text:span><text:span text:style-name="T4"> </text:span><text:span text:style-name="T18">פרק</text:span><text:span text:style-name="T4"> </text:span><text:span text:style-name="T18">'הערל')</text:span><text:span text:style-name="T35">, וכל</text:span><text:span text:style-name="T6"> </text:span><text:span text:style-name="T35">שכן</text:span><text:span text:style-name="T6"> </text:span><text:span text:style-name="T35">בחולין.</text:span>' - קשיא<text:span text:style-name="T1"> </text:span>מעשר<text:span text:style-name="T1"> </text:span>אמעשר, קשיא<text:span text:style-name="T1"> </text:span>חולין<text:span text:style-name="T1"> </text:span>אחולין?</text:p>
      <text:p text:style-name="P4">בשלמא<text:span text:style-name="T1"> </text:span>מעשר<text:span text:style-name="T1"> </text:span>אמעשר<text:span text:style-name="T1"> </text:span>לא<text:span text:style-name="T1"> </text:span>קשיא: הא<text:span text:style-name="T1"> </text:span>רבי<text:span text:style-name="T1"> </text:span>מאיר<text:span text:style-name="T1"> </text:span>והא<text:span text:style-name="T1"> </text:span>רבנן, </text:p>
      <text:p text:style-name="P18">דתנן<text:span text:style-name="T1"> </text:span><text:span text:style-name="T19">[פרה</text:span><text:span text:style-name="T3"> </text:span><text:span text:style-name="T19">פ"יא</text:span><text:span text:style-name="T3"> </text:span><text:span text:style-name="T19">מ"ה]</text:span>: '<text:span text:style-name="T35">כל</text:span><text:span text:style-name="T6"> </text:span><text:span text:style-name="T35">הטעון</text:span><text:span text:style-name="T6"> </text:span><text:span text:style-name="T35">ביאת</text:span><text:span text:style-name="T6"> </text:span><text:span text:style-name="T35">מים</text:span><text:span text:style-name="T6"> </text:span><text:span text:style-name="T35">מדברי</text:span><text:span text:style-name="T6"> </text:span><text:span text:style-name="T35">סופרים</text:span><text:span text:style-name="T6"> </text:span><text:span text:style-name="T18">(כל</text:span><text:span text:style-name="T4"> </text:span><text:span text:style-name="T18">שהוא</text:span><text:span text:style-name="T4"> </text:span><text:span text:style-name="T18">טהור</text:span><text:span text:style-name="T4"> </text:span><text:span text:style-name="T18">מן</text:span><text:span text:style-name="T4"> </text:span><text:span text:style-name="T18">התורה, וחכמים</text:span><text:span text:style-name="T4"> </text:span><text:span text:style-name="T18">גזרו</text:span><text:span text:style-name="T4"> </text:span><text:span text:style-name="T18">עליו</text:span><text:span text:style-name="T4"> </text:span><text:span text:style-name="T18">טומאה, כל</text:span><text:span text:style-name="T4"> </text:span><text:span text:style-name="T18">הנך</text:span><text:span text:style-name="T4"> </text:span><text:span text:style-name="T18">דאמרי</text:span><text:span text:style-name="T4"> </text:span><text:span text:style-name="T18">במסכת</text:span><text:span text:style-name="T4"> </text:span><text:span text:style-name="T18">שבת</text:span><text:span text:style-name="T4"> </text:span><text:span text:style-name="T18">בפרק</text:span><text:span text:style-name="T4"> </text:span><text:span text:style-name="T18">קמא</text:span><text:span text:style-name="T4"> </text:span><text:span text:style-name="T19">(דף</text:span><text:span text:style-name="T3"> </text:span><text:span text:style-name="T19">יג,ב; משנה</text:span><text:span text:style-name="T3"> </text:span><text:span text:style-name="T19">ממסכת</text:span><text:span text:style-name="T3"> </text:span><text:span text:style-name="T19">זבים</text:span><text:span text:style-name="T3"> </text:span><text:span text:style-name="T19">פ"ה</text:span><text:span text:style-name="T3"> </text:span><text:span text:style-name="T19">מ"יב</text:span><text:span text:style-name="T3"> </text:span><text:span text:style-name="T19">)</text:span><text:span text:style-name="T18">: '</text:span><text:span text:style-name="T33">אלו</text:span><text:span text:style-name="T28"> </text:span><text:span text:style-name="T33">פוסלין</text:span><text:span text:style-name="T28"> </text:span><text:span text:style-name="T33">את</text:span><text:span text:style-name="T28"> </text:span><text:span text:style-name="T33">התרומה: האוכל</text:span><text:span text:style-name="T28"> </text:span><text:span text:style-name="T33">אוכל</text:span><text:span text:style-name="T28"> </text:span><text:span text:style-name="T33">ראשון</text:span><text:span text:style-name="T28"> </text:span><text:span text:style-name="T33">ואוכל</text:span><text:span text:style-name="T28"> </text:span><text:span text:style-name="T33">שני</text:span><text:span text:style-name="T4"> </text:span><text:span text:style-name="T18">כו')</text:span><text:span text:style-name="T35"> - מטמא</text:span><text:span text:style-name="T6"> </text:span><text:span text:style-name="T35">את</text:span><text:span text:style-name="T6"> </text:span><text:span text:style-name="T35">הקודש</text:span><text:span text:style-name="T6"> </text:span><text:span text:style-name="T18">(כלומר: נתנו</text:span><text:span text:style-name="T4"> </text:span><text:span text:style-name="T18">עליהן</text:span><text:span text:style-name="T4"> </text:span><text:span text:style-name="T18">טומאת</text:span><text:span text:style-name="T4"> </text:span><text:span text:style-name="T18">שני</text:span><text:span text:style-name="T4"> </text:span><text:span text:style-name="T18">לטומאה, והשני</text:span><text:span text:style-name="T4"> </text:span><text:span text:style-name="T18">מטמא</text:span><text:span text:style-name="T4"> </text:span><text:span text:style-name="T18">את</text:span><text:span text:style-name="T4"> </text:span><text:span text:style-name="T18">הקודש</text:span><text:span text:style-name="T4"> </text:span><text:span text:style-name="T18">להיות</text:span><text:span text:style-name="T4"> </text:span><text:span text:style-name="T18">קרוי</text:span><text:span text:style-name="T4"> </text:span><text:span text:style-name="T18">'טמא', ופוסל</text:span><text:span text:style-name="T4"> </text:span><text:span text:style-name="T18">עליהן</text:span><text:span text:style-name="T4"> </text:span><text:span text:style-name="T18">עוד</text:span><text:span text:style-name="T4"> </text:span><text:span text:style-name="T18">את</text:span><text:span text:style-name="T4"> </text:span><text:span text:style-name="T18">הרביעי)</text:span><text:span text:style-name="T35">, ופוסל</text:span><text:span text:style-name="T6"> </text:span><text:span text:style-name="T35">את</text:span><text:span text:style-name="T6"> </text:span><text:span text:style-name="T35">התרומה</text:span><text:span text:style-name="T6"> </text:span><text:span text:style-name="T18">(להיפסל</text:span><text:span text:style-name="T4"> </text:span><text:span text:style-name="T18">היא</text:span><text:span text:style-name="T4"> </text:span><text:span text:style-name="T18">עצמה, אבל</text:span><text:span text:style-name="T4"> </text:span><text:span text:style-name="T18">אינה</text:span><text:span text:style-name="T4"> </text:span><text:span text:style-name="T18">פוסלת</text:span><text:span text:style-name="T4"> </text:span><text:span text:style-name="T18">אחר</text:span><text:span text:style-name="T4"> </text:span><text:span text:style-name="T18">לעשות</text:span><text:span text:style-name="T4"> </text:span><text:span text:style-name="T18">רביעי)</text:span><text:span text:style-name="T35">, ומותר</text:span><text:span text:style-name="T6"> </text:span><text:span text:style-name="T35">לחולין</text:span><text:span text:style-name="T6"> </text:span><text:span text:style-name="T35">ולמעשר</text:span><text:span text:style-name="T6"> </text:span><text:span text:style-name="T18">(ומותר</text:span><text:span text:style-name="T4"> </text:span><text:span text:style-name="T18">לאכול</text:span><text:span text:style-name="T4"> </text:span><text:span text:style-name="T18">חולין, מדלא</text:span><text:span text:style-name="T4"> </text:span><text:span text:style-name="T18">קתני</text:span><text:span text:style-name="T4"> </text:span><text:span text:style-name="T18">'ואינו</text:span><text:span text:style-name="T4"> </text:span><text:span text:style-name="T18">פוסל</text:span><text:span text:style-name="T4"> </text:span><text:span text:style-name="T18">את</text:span><text:span text:style-name="T4"> </text:span><text:span text:style-name="T18">החולין' ונקט</text:span><text:span text:style-name="T4"> </text:span><text:span text:style-name="T18">לישנא</text:span><text:span text:style-name="T4"> </text:span><text:span text:style-name="T18">דמותר</text:span><text:span text:style-name="T4"> </text:span><text:span text:style-name="T18">- אפילו</text:span><text:span text:style-name="T4"> </text:span><text:span text:style-name="T18">לאוכלן</text:span><text:span text:style-name="T4"> </text:span><text:span text:style-name="T18">משמע)</text:span><text:span text:style-name="T35"> - דברי</text:span><text:span text:style-name="T6"> </text:span><text:span text:style-name="T35">רבי</text:span><text:span text:style-name="T6"> </text:span><text:span text:style-name="T35">מאיר; וחכמים</text:span><text:span text:style-name="T6"> </text:span><text:span text:style-name="T35">אוסרים</text:span><text:span text:style-name="T6"> </text:span><text:span text:style-name="T35">במעשר</text:span>', </text:p>
      <text:p text:style-name="P4">אלא<text:span text:style-name="T1"> </text:span>חולין<text:span text:style-name="T1"> </text:span>אחולין<text:span text:style-name="T1"> </text:span>קשיא!?</text:p>
      <text:p text:style-name="P4">לא<text:span text:style-name="T1"> </text:span>קשיא: כאן<text:span text:style-name="T1"> </text:span><text:span text:style-name="T18">(מתניתין</text:span><text:span text:style-name="T4"> </text:span><text:span text:style-name="T18">דמצריך</text:span><text:span text:style-name="T4"> </text:span><text:span text:style-name="T18">נטילה)</text:span> באכילה, כאן<text:span text:style-name="T1"> </text:span>בנגיעה.</text:p>
      <text:p text:style-name="P4">מתקיף<text:span text:style-name="T1"> </text:span>לה<text:span text:style-name="T1"> </text:span>רב<text:span text:style-name="T1"> </text:span>שימי<text:span text:style-name="T1"> </text:span>בר<text:span text:style-name="T1"> </text:span>אשי: עד<text:span text:style-name="T1"> </text:span>כאן<text:span text:style-name="T1"> </text:span>לא<text:span text:style-name="T1"> </text:span>פליגי<text:span text:style-name="T1"> </text:span>רבנן<text:span text:style-name="T1"> </text:span>עליה<text:span text:style-name="T1"> </text:span>דרבי<text:span text:style-name="T1"> </text:span>מאיר<text:span text:style-name="T1"> </text:span>אלא<text:span text:style-name="T1"> </text:span>באכילה<text:span text:style-name="T1"> </text:span>דמעשר<text:span text:style-name="T1"> </text:span><text:span text:style-name="T18">(דקתני</text:span><text:span text:style-name="T4"> </text:span><text:span text:style-name="T18">'אסור</text:span><text:span text:style-name="T4"> </text:span><text:span text:style-name="T18">במעשר' - לשון</text:span><text:span text:style-name="T4"> </text:span><text:span text:style-name="T18">אכילה</text:span><text:span text:style-name="T4"> </text:span><text:span text:style-name="T18">היא)</text:span>, אבל<text:span text:style-name="T1"> </text:span>בנגיעה<text:span text:style-name="T1"> </text:span>דמעשר<text:span text:style-name="T1"> </text:span>ובאכילה<text:span text:style-name="T1"> </text:span>דחולין<text:span text:style-name="T1"> </text:span>לא<text:span text:style-name="T1"> </text:span>פליגי<text:span text:style-name="T1"> </text:span><text:span text:style-name="T18">(דאי</text:span><text:span text:style-name="T4"> </text:span><text:span text:style-name="T18">בנגיעת</text:span><text:span text:style-name="T4"> </text:span><text:span text:style-name="T18">שֵׁנִי</text:span><text:span text:style-name="T4"> </text:span><text:span text:style-name="T18">- לא</text:span><text:span text:style-name="T4"> </text:span><text:span text:style-name="T18">פסיל</text:span><text:span text:style-name="T4"> </text:span><text:span text:style-name="T18">במעשר, דשמעינן</text:span><text:span text:style-name="T4"> </text:span><text:span text:style-name="T18">לרבי</text:span><text:span text:style-name="T4"> </text:span><text:span text:style-name="T18">מאיר</text:span><text:span text:style-name="T4"> </text:span><text:span text:style-name="T18">דאמר</text:span><text:span text:style-name="T4"> </text:span><text:span text:style-name="T18">מותר</text:span><text:span text:style-name="T4"> </text:span><text:span text:style-name="T18">באכילה, ואיפליג</text:span><text:span text:style-name="T4"> </text:span><text:span text:style-name="T18">עליה</text:span><text:span text:style-name="T4"> </text:span><text:span text:style-name="T18">באכילה</text:span><text:span text:style-name="T4"> </text:span><text:span text:style-name="T18">דמעשר, ואילו</text:span><text:span text:style-name="T4"> </text:span><text:span text:style-name="T18">בחולין</text:span><text:span text:style-name="T4"> </text:span><text:span text:style-name="T18">כולהו</text:span><text:span text:style-name="T4"> </text:span><text:span text:style-name="T18">מודו</text:span><text:span text:style-name="T4"> </text:span><text:span text:style-name="T18">דמותר</text:span><text:span text:style-name="T4"> </text:span><text:span text:style-name="T18">אפילו</text:span><text:span text:style-name="T4"> </text:span><text:span text:style-name="T18">באכילה, ומתניתין</text:span><text:span text:style-name="T4"> </text:span><text:span text:style-name="T18">מני)</text:span>!? </text:p>
      <text:p text:style-name="P4">אלא<text:span text:style-name="T1"> </text:span>אידי<text:span text:style-name="T1"> </text:span>ואידי<text:span text:style-name="T1"> </text:span>באכילה, ולא<text:span text:style-name="T1"> </text:span>קשיא: כאן<text:span text:style-name="T1"> </text:span>באכילה<text:span text:style-name="T1"> </text:span>דנהמא<text:span text:style-name="T1"> </text:span>כאן<text:span text:style-name="T1"> </text:span><text:span text:style-name="T18">(הא</text:span><text:span text:style-name="T4"> </text:span><text:span text:style-name="T18">דקתני</text:span><text:span text:style-name="T4"> </text:span><text:span text:style-name="T18">'</text:span><text:span text:style-name="T33">מה</text:span><text:span text:style-name="T28"> </text:span><text:span text:style-name="T33">שאין</text:span><text:span text:style-name="T28"> </text:span><text:span text:style-name="T33">כן</text:span><text:span text:style-name="T28"> </text:span><text:span text:style-name="T33">במעשר</text:span><text:span text:style-name="T18">')</text:span> באכילה<text:span text:style-name="T1"> </text:span>דפירי<text:span text:style-name="T1"> </text:span><text:span text:style-name="T18">(ומיהו</text:span><text:span text:style-name="T4"> </text:span><text:span text:style-name="T18">בתרומה</text:span><text:span text:style-name="T4"> </text:span><text:span text:style-name="T18">בעי</text:span><text:span text:style-name="T4"> </text:span><text:span text:style-name="T18">נטילה: שאפילו</text:span><text:span text:style-name="T4"> </text:span><text:span text:style-name="T18">במגעו</text:span><text:span text:style-name="T4"> </text:span><text:span text:style-name="T18">הוא</text:span><text:span text:style-name="T4"> </text:span><text:span text:style-name="T18">פוסל, דשֵׁנִי</text:span><text:span text:style-name="T4"> </text:span><text:span text:style-name="T18">פוסל</text:span><text:span text:style-name="T4"> </text:span><text:span text:style-name="T18">את</text:span><text:span text:style-name="T4"> </text:span><text:span text:style-name="T18">התרומה)</text:span>, דאמר<text:span text:style-name="T1"> </text:span>רב<text:span text:style-name="T1"> </text:span>נחמן: כל<text:span text:style-name="T1"> </text:span>הנוטל<text:span text:style-name="T1"> </text:span>ידיו<text:span text:style-name="T1"> </text:span>לפירות<text:span text:style-name="T1"> </text:span>- הרי<text:span text:style-name="T1"> </text:span>זה<text:span text:style-name="T1"> </text:span>מגסי<text:span text:style-name="T1"> </text:span>הרוח.</text:p>
      <text:p text:style-name="P4"/>
      <text:p text:style-name="P4">תנו<text:span text:style-name="T1"> </text:span>רבנן<text:span text:style-name="T1"> </text:span><text:span text:style-name="T19">[תוספתא</text:span><text:span text:style-name="T3"> </text:span><text:span text:style-name="T19">ידים</text:span><text:span text:style-name="T3"> </text:span><text:span text:style-name="T19">פ"ב</text:span><text:span text:style-name="T3"> </text:span><text:span text:style-name="T19">מ"ג</text:span><text:span text:style-name="T3"> </text:span><text:span text:style-name="T19">(צוקרמנדל)]</text:span>: '<text:span text:style-name="T26">הנוטל</text:span><text:span text:style-name="T27"> </text:span><text:span text:style-name="T26">ידיו: נתכוון</text:span><text:span text:style-name="T27"> </text:span><text:span text:style-name="T26">- ידיו</text:span><text:span text:style-name="T27"> </text:span><text:span text:style-name="T26">טהורות, לא</text:span><text:span text:style-name="T27"> </text:span><text:span text:style-name="T26">נתכוון</text:span><text:span text:style-name="T27"> </text:span><text:span text:style-name="T26">- ידיו</text:span><text:span text:style-name="T27"> </text:span><text:span text:style-name="T26">טמאות; וכן</text:span><text:span text:style-name="T27"> </text:span><text:span text:style-name="T26">המטביל</text:span><text:span text:style-name="T27"> </text:span><text:span text:style-name="T26">ידיו</text:span><text:span text:style-name="T27"> </text:span><text:span text:style-name="T18">(נוטל</text:span><text:span text:style-name="T4"> – </text:span><text:span text:style-name="T18">בכלי; מטביל</text:span><text:span text:style-name="T4"> </text:span><text:span text:style-name="T18">- בארבעים</text:span><text:span text:style-name="T4"> </text:span><text:span text:style-name="T18">סאה)</text:span><text:span text:style-name="T26">: נתכוון</text:span><text:span text:style-name="T27"> </text:span><text:span text:style-name="T26">- ידיו</text:span><text:span text:style-name="T27"> </text:span><text:span text:style-name="T26">טהורות, לא</text:span><text:span text:style-name="T27"> </text:span><text:span text:style-name="T26">נתכוון</text:span><text:span text:style-name="T27"> </text:span><text:span text:style-name="T26">- ידיו</text:span><text:span text:style-name="T27"> </text:span><text:span text:style-name="T26">טמאות</text:span>' והתניא: '<text:span text:style-name="T26">בין</text:span><text:span text:style-name="T27"> </text:span><text:span text:style-name="T26">נתכוון</text:span><text:span text:style-name="T27"> </text:span><text:span text:style-name="T26">בין</text:span><text:span text:style-name="T27"> </text:span><text:span text:style-name="T26">לא</text:span><text:span text:style-name="T27"> </text:span><text:span text:style-name="T26">נתכוון</text:span><text:span text:style-name="T27"> </text:span><text:span text:style-name="T26">- ידיו</text:span><text:span text:style-name="T27"> </text:span><text:span text:style-name="T26">טהורות</text:span>'?</text:p>
      <text:p text:style-name="P4">אמר<text:span text:style-name="T1"> </text:span>רב<text:span text:style-name="T1"> </text:span>נחמן: לא<text:span text:style-name="T1"> </text:span>קשיא: כאן<text:span text:style-name="T1"> </text:span>לחולין,</text:p>
      <text:p text:style-name="P4"/>
      <text:p text:style-name="P4">(חגיגה<text:span text:style-name="T1"> </text:span>יט,א)</text:p>
      <text:p text:style-name="P4">כאן<text:span text:style-name="T1"> </text:span>למעשר<text:span text:style-name="T1"> </text:span><text:span text:style-name="T18">(למעשר</text:span><text:span text:style-name="T4"> </text:span><text:span text:style-name="T18">בעי</text:span><text:span text:style-name="T4"> </text:span><text:span text:style-name="T18">כוונה, וכל</text:span><text:span text:style-name="T4"> </text:span><text:span text:style-name="T18">שכן</text:span><text:span text:style-name="T4"> </text:span><text:span text:style-name="T18">בתרומה; הכי</text:span><text:span text:style-name="T4"> </text:span><text:span text:style-name="T18">גרסינן: 'מה</text:span><text:span text:style-name="T4"> </text:span><text:span text:style-name="T18">כלים</text:span><text:span text:style-name="T4"> </text:span><text:span text:style-name="T18">דלא</text:span><text:span text:style-name="T4"> </text:span><text:span text:style-name="T18">מיכווני</text:span><text:span text:style-name="T4"> </text:span><text:span text:style-name="T18">- אף</text:span><text:span text:style-name="T4"> </text:span><text:span text:style-name="T18">אדם</text:span><text:span text:style-name="T4"> </text:span><text:span text:style-name="T18">נמי</text:span><text:span text:style-name="T4"> </text:span><text:span text:style-name="T18">דלא</text:span><text:span text:style-name="T4"> </text:span><text:span text:style-name="T18">מיכוון')</text:span>.</text:p>
      <text:p text:style-name="P4">ומנא<text:span text:style-name="T1"> </text:span>תימרא<text:span text:style-name="T1"> </text:span>דחולין<text:span text:style-name="T1"> </text:span>לא<text:span text:style-name="T1"> </text:span>בעו<text:span text:style-name="T1"> </text:span>כוונה?</text:p>
      <text:p text:style-name="P4">דתנן<text:span text:style-name="T1"> </text:span><text:span text:style-name="T19">[מקוואות</text:span><text:span text:style-name="T3"> </text:span><text:span text:style-name="T19">פ"ה</text:span><text:span text:style-name="T3"> </text:span><text:span text:style-name="T19">מ"ו]</text:span>: '<text:span text:style-name="T26">גל</text:span><text:span text:style-name="T27"> </text:span><text:span text:style-name="T26">שנתלש</text:span><text:span text:style-name="T27"> </text:span><text:span text:style-name="T26">ובו</text:span><text:span text:style-name="T27"> </text:span><text:span text:style-name="T26">ארבעים</text:span><text:span text:style-name="T27"> </text:span><text:span text:style-name="T26">סאה</text:span><text:span text:style-name="T27"> </text:span><text:span text:style-name="T26">ונפל</text:span><text:span text:style-name="T27"> </text:span><text:span text:style-name="T26">על</text:span><text:span text:style-name="T27"> </text:span><text:span text:style-name="T26">האדם</text:span><text:span text:style-name="T27"> </text:span><text:span text:style-name="T26">ועל</text:span><text:span text:style-name="T27"> </text:span><text:span text:style-name="T26">הכלים</text:span><text:span text:style-name="T27"> </text:span><text:span text:style-name="T26">- טהורין</text:span>'; קתני<text:span text:style-name="T1"> </text:span>אדם<text:span text:style-name="T1"> </text:span>דומיא<text:span text:style-name="T1"> </text:span>דכלים: מה<text:span text:style-name="T1"> </text:span>כלים<text:span text:style-name="T1"> </text:span>דלא<text:span text:style-name="T1"> </text:span>מכווני<text:span text:style-name="T1"> </text:span>- אף<text:span text:style-name="T1"> </text:span>אדם<text:span text:style-name="T1"> </text:span>דלא<text:span text:style-name="T1"> </text:span>מכוין.</text:p>
      <text:p text:style-name="P4">וממאי?: דלמא<text:span text:style-name="T1"> </text:span>ביושב<text:span text:style-name="T1"> </text:span>ומצפה<text:span text:style-name="T1"> </text:span>אימתי<text:span text:style-name="T1"> </text:span>יתלש<text:span text:style-name="T1"> </text:span>הגל<text:span text:style-name="T1"> </text:span>עסקינן, וכלים<text:span text:style-name="T1"> </text:span>דומיא<text:span text:style-name="T1"> </text:span>דאדם: מה<text:span text:style-name="T1"> </text:span>אדם<text:span text:style-name="T1"> </text:span>דבר<text:span text:style-name="T1"> </text:span>כוונה<text:span text:style-name="T1"> </text:span>אף<text:span text:style-name="T1"> </text:span>כלים<text:span text:style-name="T1"> </text:span>דמכוין<text:span text:style-name="T1"> </text:span>להו.</text:p>
      <text:p text:style-name="P4">וכי<text:span text:style-name="T1"> </text:span>תימא<text:span text:style-name="T1"> </text:span>ביושב<text:span text:style-name="T1"> </text:span>ומצפה, מאי<text:span text:style-name="T1"> </text:span>למימרא?</text:p>
      <text:p text:style-name="P4">סלקא<text:span text:style-name="T1"> </text:span>דעתך<text:span text:style-name="T1"> </text:span>אמינא<text:span text:style-name="T1"> </text:span>ליגזור<text:span text:style-name="T1"> </text:span>דלמא<text:span text:style-name="T1"> </text:span>אתי<text:span text:style-name="T1"> </text:span>למיטבל<text:span text:style-name="T1"> </text:span>בחרדלית<text:span text:style-name="T1"> </text:span>של<text:span text:style-name="T1"> </text:span>גשמים<text:span text:style-name="T1"> </text:span><text:span text:style-name="T18">(ששוטפת</text:span><text:span text:style-name="T4"> </text:span><text:span text:style-name="T18">ויורדת</text:span><text:span text:style-name="T4"> </text:span><text:span text:style-name="T18">ממקום</text:span><text:span text:style-name="T4"> </text:span><text:span text:style-name="T18">גבוה</text:span><text:span text:style-name="T4"> </text:span><text:span text:style-name="T18">ויש</text:span><text:span text:style-name="T4"> </text:span><text:span text:style-name="T18">בה</text:span><text:span text:style-name="T4"> </text:span><text:span text:style-name="T18">ארבעים</text:span><text:span text:style-name="T4"> </text:span><text:span text:style-name="T18">סאה, והטובל</text:span><text:span text:style-name="T4"> </text:span><text:span text:style-name="T18">בה</text:span><text:span text:style-name="T4"> </text:span><text:span text:style-name="T18">לא</text:span><text:span text:style-name="T4"> </text:span><text:span text:style-name="T18">עלתה</text:span><text:span text:style-name="T4"> </text:span><text:span text:style-name="T18">לו</text:span><text:span text:style-name="T4"> </text:span><text:span text:style-name="T18">טבילה</text:span><text:span text:style-name="T4"> </text:span><text:span text:style-name="T18">משום</text:span><text:span text:style-name="T4"> </text:span><text:span text:style-name="T18">דמקום</text:span><text:span text:style-name="T4"> </text:span><text:span text:style-name="T18">קטפרס</text:span><text:span text:style-name="T4"> </text:span><text:span text:style-name="T18">הוא: מקום</text:span><text:span text:style-name="T4"> </text:span><text:span text:style-name="T18">זקוף</text:span><text:span text:style-name="T4"> </text:span><text:span text:style-name="T18">יותר</text:span><text:span text:style-name="T4"> </text:span><text:span text:style-name="T18">מדאי, וארבעים</text:span><text:span text:style-name="T4"> </text:span><text:span text:style-name="T18">סאה</text:span><text:span text:style-name="T4"> </text:span><text:span text:style-name="T18">שבו</text:span><text:span text:style-name="T4"> </text:span><text:span text:style-name="T18">אינן</text:span><text:span text:style-name="T4"> </text:span><text:span text:style-name="T18">במקום</text:span><text:span text:style-name="T4"> </text:span><text:span text:style-name="T18">אחד, ותנן: '</text:span><text:span text:style-name="T33">הנצוק</text:span><text:span text:style-name="T28"> </text:span><text:span text:style-name="T33">והקטפרס</text:span><text:span text:style-name="T28"> </text:span><text:span text:style-name="T33">אינו</text:span><text:span text:style-name="T28"> </text:span><text:span text:style-name="T33">חיבור</text:span><text:span text:style-name="T18">' </text:span><text:span text:style-name="T19">(טהרות</text:span><text:span text:style-name="T3"> </text:span><text:span text:style-name="T19">פרק</text:span><text:span text:style-name="T3"> </text:span><text:span text:style-name="T19">ח</text:span><text:span text:style-name="T3"> </text:span><text:span text:style-name="T19">משנה</text:span><text:span text:style-name="T3"> </text:span><text:span text:style-name="T19">ט)</text:span><text:span text:style-name="T18">, ואף</text:span><text:span text:style-name="T4"> </text:span><text:span text:style-name="T18">אם</text:span><text:span text:style-name="T4"> </text:span><text:span text:style-name="T18">אינו</text:span><text:span text:style-name="T4"> </text:span><text:span text:style-name="T18">קטפרס</text:span><text:span text:style-name="T4"> </text:span><text:span text:style-name="T18">נמי</text:span><text:span text:style-name="T4"> </text:span><text:span text:style-name="T18">אין</text:span><text:span text:style-name="T4"> </text:span><text:span text:style-name="T18">טובלין</text:span><text:span text:style-name="T4"> </text:span><text:span text:style-name="T18">בו, לפי</text:span><text:span text:style-name="T4"> </text:span><text:span text:style-name="T18">שאין</text:span><text:span text:style-name="T4"> </text:span><text:span text:style-name="T18">מי</text:span><text:span text:style-name="T4"> </text:span><text:span text:style-name="T18">גשמים</text:span><text:span text:style-name="T4"> </text:span><text:span text:style-name="T18">מטהרים</text:span><text:span text:style-name="T4"> </text:span><text:span text:style-name="T18">דרך</text:span><text:span text:style-name="T4"> </text:span><text:span text:style-name="T18">זחילתן</text:span><text:span text:style-name="T4"> </text:span><text:span text:style-name="T18">- עד</text:span><text:span text:style-name="T4"> </text:span><text:span text:style-name="T18">שיהו</text:span><text:span text:style-name="T4"> </text:span><text:span text:style-name="T18">נקוין</text:span><text:span text:style-name="T4"> </text:span><text:span text:style-name="T18">דרך</text:span><text:span text:style-name="T4"> </text:span><text:span text:style-name="T18">אשבורן, דתניא</text:span><text:span text:style-name="T4"> </text:span><text:span text:style-name="T18">בתורת</text:span><text:span text:style-name="T4"> </text:span><text:span text:style-name="T18">כהנים</text:span><text:span text:style-name="T4"> </text:span><text:span text:style-name="T19">[ספרא</text:span><text:span text:style-name="T3"> </text:span><text:span text:style-name="T19">שמיני</text:span><text:span text:style-name="T3"> </text:span><text:span text:style-name="T19">פרשתא</text:span><text:span text:style-name="T3"> </text:span><text:span text:style-name="T19">ט</text:span><text:span text:style-name="T3"> </text:span><text:span text:style-name="T19">מ"ג]</text:span><text:span text:style-name="T18">: '</text:span><text:span text:style-name="T33">אי</text:span><text:span text:style-name="T28"> </text:span><text:span text:style-name="T33">מה</text:span><text:span text:style-name="T28"> </text:span><text:span text:style-name="T33">מעיין</text:span><text:span text:style-name="T28"> </text:span><text:span text:style-name="T33">מטהר</text:span><text:span text:style-name="T28"> </text:span><text:span text:style-name="T33">בזוחלין</text:span><text:span text:style-name="T28"> </text:span><text:span text:style-name="T33">- אף</text:span><text:span text:style-name="T28"> </text:span><text:span text:style-name="T33">מקוה</text:span><text:span text:style-name="T28"> </text:span><text:span text:style-name="T33">מטהר</text:span><text:span text:style-name="T28"> </text:span><text:span text:style-name="T33">בזוחלין</text:span><text:span text:style-name="T28"> </text:span><text:span text:style-name="T33">- תלמוד</text:span><text:span text:style-name="T28"> </text:span><text:span text:style-name="T33">לומר: </text:span><text:span text:style-name="T31">אך</text:span><text:span text:style-name="T28"> </text:span><text:span text:style-name="T31">מעין</text:span><text:span text:style-name="T28"> </text:span><text:span text:style-name="T31">ובור</text:span><text:span text:style-name="T28"> </text:span><text:span text:style-name="T31">מקוה</text:span><text:span text:style-name="T28"> </text:span><text:span text:style-name="T31">מים</text:span><text:span text:style-name="T28"> </text:span><text:span text:style-name="T31">יהיה</text:span><text:span text:style-name="T28"> </text:span><text:span text:style-name="T31">טהור</text:span><text:span text:style-name="T28"> </text:span><text:span text:style-name="T19">(ויקרא</text:span><text:span text:style-name="T3"> </text:span><text:span text:style-name="T19">יא,לו)</text:span><text:span text:style-name="T33"> המעיין</text:span><text:span text:style-name="T28"> </text:span><text:span text:style-name="T33">מטהר</text:span><text:span text:style-name="T28"> </text:span><text:span text:style-name="T33">בזוחלין, והמקוה</text:span><text:span text:style-name="T28"> </text:span><text:span text:style-name="T33">באשבורן</text:span><text:span text:style-name="T18">'; ורבינו</text:span><text:span text:style-name="T4"> </text:span><text:span text:style-name="T18">האי</text:span><text:span text:style-name="T4"> </text:span><text:span text:style-name="T18">גריס</text:span><text:span text:style-name="T4"> </text:span><text:span text:style-name="T18">'הרדלית')</text:span>, אי<text:span text:style-name="T1"> </text:span>נמי<text:span text:style-name="T1"> </text:span>נגזור<text:span text:style-name="T1"> </text:span>ראשין<text:span text:style-name="T1"> </text:span><text:span text:style-name="T18">(אחד</text:span><text:span text:style-name="T4"> </text:span><text:span text:style-name="T18">מראשי</text:span><text:span text:style-name="T4"> </text:span><text:span text:style-name="T18">הגל</text:span><text:span text:style-name="T4"> </text:span><text:span text:style-name="T18">כשהוא</text:span><text:span text:style-name="T4"> </text:span><text:span text:style-name="T18">מגיע</text:span><text:span text:style-name="T4"> </text:span><text:span text:style-name="T18">לארץ)</text:span> אטו<text:span text:style-name="T1"> </text:span>כיפין<text:span text:style-name="T1"> </text:span><text:span text:style-name="T18">(אמצעיתו</text:span><text:span text:style-name="T4"> </text:span><text:span text:style-name="T18">של</text:span><text:span text:style-name="T4"> </text:span><text:span text:style-name="T18">גל, שעומד</text:span><text:span text:style-name="T4"> </text:span><text:span text:style-name="T18">באויר</text:span><text:span text:style-name="T4"> </text:span><text:span text:style-name="T18">כמין</text:span><text:span text:style-name="T4"> </text:span><text:span text:style-name="T18">כיפה, ואם</text:span><text:span text:style-name="T4"> </text:span><text:span text:style-name="T18">הושיט</text:span><text:span text:style-name="T4"> </text:span><text:span text:style-name="T18">כלים</text:span><text:span text:style-name="T4"> </text:span><text:span text:style-name="T18">למעלה</text:span><text:span text:style-name="T4"> </text:span><text:span text:style-name="T18">והטבילן</text:span><text:span text:style-name="T4"> </text:span><text:span text:style-name="T18">בכיפה</text:span><text:span text:style-name="T4"> </text:span><text:span text:style-name="T18">- אינה</text:span><text:span text:style-name="T4"> </text:span><text:span text:style-name="T18">טבילה, כדמפרש</text:span><text:span text:style-name="T4"> </text:span><text:span text:style-name="T18">ואזיל)</text:span> - קא<text:span text:style-name="T1"> </text:span>משמע<text:span text:style-name="T1"> </text:span>לן<text:span text:style-name="T1"> </text:span>דלא<text:span text:style-name="T1"> </text:span>גזרינן.</text:p>
      <text:p text:style-name="P4">ומנא<text:span text:style-name="T1"> </text:span>תימרא<text:span text:style-name="T1"> </text:span>דלא<text:span text:style-name="T1"> </text:span>מטבילין<text:span text:style-name="T1"> </text:span>בכיפין?</text:p>
      <text:p text:style-name="P4">דתניא<text:span text:style-name="T1"> </text:span><text:span text:style-name="T19">[תוספתא</text:span><text:span text:style-name="T3"> </text:span><text:span text:style-name="T19">מקואות</text:span><text:span text:style-name="T3"> </text:span><text:span text:style-name="T19">פ"ד, צירוף</text:span><text:span text:style-name="T3"> </text:span><text:span text:style-name="T19">של</text:span><text:span text:style-name="T3"> </text:span><text:span text:style-name="T19">משנה</text:span><text:span text:style-name="T3"> </text:span><text:span text:style-name="T19">ה</text:span><text:span text:style-name="T3"> </text:span><text:span text:style-name="T19">ומשנה</text:span><text:span text:style-name="T3"> </text:span><text:span text:style-name="T19">ד</text:span><text:span text:style-name="T3"> </text:span><text:span text:style-name="T19">[צוקרמאנדל]]</text:span>: '<text:span text:style-name="T26">מטבילין</text:span><text:span text:style-name="T27"> </text:span><text:span text:style-name="T26">בראשין</text:span><text:span text:style-name="T27"> </text:span><text:span text:style-name="T26">ואין</text:span><text:span text:style-name="T27"> </text:span><text:span text:style-name="T26">מטבילין</text:span><text:span text:style-name="T27"> </text:span><text:span text:style-name="T26">בכיפין, לפי</text:span><text:span text:style-name="T27"> </text:span><text:span text:style-name="T26">שאין</text:span><text:span text:style-name="T27"> </text:span><text:span text:style-name="T26">מטבילין</text:span><text:span text:style-name="T27"> </text:span><text:span text:style-name="T26">באויר</text:span><text:span text:style-name="T27"> </text:span><text:span text:style-name="T18">(שלא</text:span><text:span text:style-name="T4"> </text:span><text:span text:style-name="T18">אמרה</text:span><text:span text:style-name="T4"> </text:span><text:span text:style-name="T18">תורה</text:span><text:span text:style-name="T4"> </text:span><text:span text:style-name="T18">מקוה</text:span><text:span text:style-name="T4"> </text:span><text:span text:style-name="T18">של</text:span><text:span text:style-name="T4"> </text:span><text:span text:style-name="T18">אויר</text:span><text:span text:style-name="T4"> </text:span><text:span text:style-name="T18">לטבילה)</text:span>'. </text:p>
      <text:p text:style-name="P4">אלא<text:span text:style-name="T1"> </text:span>מהא<text:span text:style-name="T1"> </text:span><text:span text:style-name="T43">[ההוכחה</text:span><text:span text:style-name="T48"> </text:span><text:span text:style-name="T43">שלחולין</text:span><text:span text:style-name="T48"> </text:span><text:span text:style-name="T43">אין</text:span><text:span text:style-name="T48"> </text:span><text:span text:style-name="T43">צורך</text:span><text:span text:style-name="T48"> </text:span><text:span text:style-name="T43">בכוונה</text:span><text:span text:style-name="T48"> </text:span><text:span text:style-name="T43">בטבילה]</text:span> דתנן<text:span text:style-name="T1"> </text:span><text:span text:style-name="T19">[מכשירין</text:span><text:span text:style-name="T3"> </text:span><text:span text:style-name="T19">פ"ד</text:span><text:span text:style-name="T3"> </text:span><text:span text:style-name="T19">מ"ז]</text:span>: '<text:span text:style-name="T26">פירות</text:span><text:span text:style-name="T27"> </text:span><text:span text:style-name="T26">שנפלו</text:span><text:span text:style-name="T27"> </text:span><text:span text:style-name="T26">לתוך</text:span><text:span text:style-name="T27"> </text:span><text:span text:style-name="T26">אמת</text:span><text:span text:style-name="T27"> </text:span><text:span text:style-name="T26">המים, ופשט</text:span><text:span text:style-name="T27"> </text:span><text:span text:style-name="T26">מי</text:span><text:span text:style-name="T27"> </text:span><text:span text:style-name="T26">שידיו</text:span><text:span text:style-name="T27"> </text:span><text:span text:style-name="T26">טמאות</text:span><text:span text:style-name="T27"> </text:span><text:span text:style-name="T26">ונטלן</text:span><text:span text:style-name="T27"> </text:span><text:span text:style-name="T26">- ידיו</text:span><text:span text:style-name="T27"> </text:span><text:span text:style-name="T26">טהורות</text:span><text:span text:style-name="T27"> </text:span><text:span text:style-name="T18">(</text:span><text:span text:style-name="T63">אף</text:span><text:span text:style-name="T60"> </text:span><text:span text:style-name="T63">על</text:span><text:span text:style-name="T60"> </text:span><text:span text:style-name="T63">פי</text:span><text:span text:style-name="T60"> </text:span><text:span text:style-name="T63">שלא</text:span><text:span text:style-name="T60"> </text:span><text:span text:style-name="T63">נתכוון</text:span><text:span text:style-name="T18">)</text:span><text:span text:style-name="T26"> ופירות</text:span><text:span text:style-name="T27"> </text:span><text:span text:style-name="T26">אינן</text:span><text:span text:style-name="T27"> </text:span><text:span text:style-name="T26">ב'כי</text:span><text:span text:style-name="T27"> </text:span><text:span text:style-name="T26">יותן' </text:span><text:span text:style-name="T18">(דבעינן</text:span><text:span text:style-name="T4"> </text:span><text:span text:style-name="T18">גבי</text:span><text:span text:style-name="T4"> </text:span><text:span text:style-name="T18">הכשר</text:span><text:span text:style-name="T4"> </text:span><text:span text:style-name="T18">'יותן</text:span><text:span text:style-name="T4"> </text:span><text:span text:style-name="T18">דומיא</text:span><text:span text:style-name="T4"> </text:span><text:span text:style-name="T18">ד</text:span><text:span text:style-name="T24">כי</text:span><text:span text:style-name="T4"> </text:span><text:span text:style-name="T24">יתן</text:span><text:span text:style-name="T18">' </text:span><text:span text:style-name="T19">[ויקרא</text:span><text:span text:style-name="T3"> </text:span><text:span text:style-name="T19">יא,לח]</text:span><text:span text:style-name="T18">: דניחא</text:span><text:span text:style-name="T4"> </text:span><text:span text:style-name="T18">ליה)</text:span><text:span text:style-name="T26">, ואם</text:span><text:span text:style-name="T27"> </text:span><text:span text:style-name="T26">בשביל</text:span><text:span text:style-name="T27"> </text:span><text:soft-page-break/><text:span text:style-name="T26">שיודחו</text:span><text:span text:style-name="T27"> </text:span><text:span text:style-name="T26">ידיו</text:span><text:span text:style-name="T27"> </text:span><text:span text:style-name="T18">(נתכוון</text:span><text:span text:style-name="T4"> </text:span><text:span text:style-name="T18">ליטול</text:span><text:span text:style-name="T4"> </text:span><text:span text:style-name="T18">פירות)</text:span><text:span text:style-name="T26"> - ידיו</text:span><text:span text:style-name="T27"> </text:span><text:span text:style-name="T26">טהורות</text:span><text:span text:style-name="T27"> </text:span><text:span text:style-name="T26">והפירות</text:span><text:span text:style-name="T27"> </text:span><text:span text:style-name="T26">הרי</text:span><text:span text:style-name="T27"> </text:span><text:span text:style-name="T26">הן</text:span><text:span text:style-name="T27"> </text:span><text:span text:style-name="T26">ב'כי</text:span><text:span text:style-name="T27"> </text:span><text:span text:style-name="T26">יותן' </text:span><text:span text:style-name="T18">(ומקבלין</text:span><text:span text:style-name="T4"> </text:span><text:span text:style-name="T18">טומאה</text:span><text:span text:style-name="T4"> </text:span><text:span text:style-name="T18">מעכשיו; וכיון</text:span><text:span text:style-name="T4"> </text:span><text:span text:style-name="T18">דנתכוון</text:span><text:span text:style-name="T4"> </text:span><text:span text:style-name="T18">להדיח</text:span><text:span text:style-name="T4"> </text:span><text:span text:style-name="T18">ידיו</text:span><text:span text:style-name="T4"> </text:span><text:span text:style-name="T18">- גלי</text:span><text:span text:style-name="T4"> </text:span><text:span text:style-name="T18">דעתיה</text:span><text:span text:style-name="T4"> </text:span><text:span text:style-name="T18">דניחא</text:span><text:span text:style-name="T4"> </text:span><text:span text:style-name="T18">ליה</text:span><text:span text:style-name="T4"> </text:span><text:span text:style-name="T18">בהך</text:span><text:span text:style-name="T4"> </text:span><text:span text:style-name="T18">נפילה, שעל</text:span><text:span text:style-name="T4"> </text:span><text:span text:style-name="T18">ידיה</text:span><text:span text:style-name="T4"> </text:span><text:span text:style-name="T18">הדיח</text:span><text:span text:style-name="T4"> </text:span><text:span text:style-name="T18">ידיו)</text:span>'.</text:p>
      <text:p text:style-name="P6"/>
      <text:p text:style-name="P4">איתיביה<text:span text:style-name="T1"> </text:span>רבה<text:span text:style-name="T1"> </text:span>לרב<text:span text:style-name="T1"> </text:span>נחמן<text:span text:style-name="T1"> </text:span><text:span text:style-name="T19">[ממשנתנו]</text:span>: '<text:span text:style-name="T26">הטובל</text:span><text:span text:style-name="T27"> </text:span><text:span text:style-name="T26">לחולין</text:span><text:span text:style-name="T27"> </text:span><text:span text:style-name="T26">והוחזק</text:span><text:span text:style-name="T27"> </text:span><text:span text:style-name="T26">לחולין</text:span><text:span text:style-name="T27"> </text:span><text:span text:style-name="T26">- אסור</text:span><text:span text:style-name="T27"> </text:span><text:span text:style-name="T26">למעשר</text:span>'; הוחזק<text:span text:style-name="T1"> – </text:span>אִין<text:span text:style-name="T1"> </text:span><text:span text:style-name="T18">(אם</text:span><text:span text:style-name="T4"> </text:span><text:span text:style-name="T18">נתכוון</text:span><text:span text:style-name="T4"> </text:span><text:span text:style-name="T18">הוא</text:span><text:span text:style-name="T4"> </text:span><text:span text:style-name="T18">דהויא</text:span><text:span text:style-name="T4"> </text:span><text:span text:style-name="T18">טבילה</text:span><text:span text:style-name="T4"> </text:span><text:span text:style-name="T18">לחולין)</text:span>, לא<text:span text:style-name="T1"> </text:span>הוחזק<text:span text:style-name="T1"> – </text:span>לא!</text:p>
      <text:p text:style-name="P4">הכי<text:span text:style-name="T1"> </text:span>קאמר: אף<text:span text:style-name="T1"> </text:span>על<text:span text:style-name="T1"> </text:span>פי<text:span text:style-name="T1"> </text:span>שהוחזק<text:span text:style-name="T1"> </text:span>לחולין<text:span text:style-name="T1"> </text:span>- אסור<text:span text:style-name="T1"> </text:span>למעשר.</text:p>
      <text:p text:style-name="P6"/>
      <text:p text:style-name="P4">איתיביה: '<text:span text:style-name="T26">טָבַל</text:span><text:span text:style-name="T27"> </text:span><text:span text:style-name="T18">(ויצא</text:span><text:span text:style-name="T4"> </text:span><text:span text:style-name="T18">ועלה</text:span><text:span text:style-name="T4"> </text:span><text:span text:style-name="T18">מן</text:span><text:span text:style-name="T4"> </text:span><text:span text:style-name="T18">המים)</text:span><text:span text:style-name="T26"> ולא</text:span><text:span text:style-name="T27"> </text:span><text:span text:style-name="T26">הוחזק</text:span><text:span text:style-name="T27"> </text:span><text:span text:style-name="T26">- כאילו</text:span><text:span text:style-name="T27"> </text:span><text:span text:style-name="T26">לא</text:span><text:span text:style-name="T27"> </text:span><text:span text:style-name="T26">טבל</text:span>'; מאי?: לאו<text:span text:style-name="T1"> </text:span>כאילו<text:span text:style-name="T1"> </text:span>לא<text:span text:style-name="T1"> </text:span>טבל<text:span text:style-name="T1"> </text:span>כלל!</text:p>
      <text:p text:style-name="P4">לא, כאילו<text:span text:style-name="T1"> </text:span>לא<text:span text:style-name="T1"> </text:span>טבל<text:span text:style-name="T1"> </text:span>למעשר<text:span text:style-name="T1"> </text:span>אבל<text:span text:style-name="T1"> </text:span>טבל<text:span text:style-name="T1"> </text:span>לחולין.</text:p>
      <text:p text:style-name="P4">הוא<text:span text:style-name="T1"> </text:span>סבר<text:span text:style-name="T1"> </text:span>דחי<text:span text:style-name="T1"> </text:span>קא<text:span text:style-name="T1"> </text:span>מדחי<text:span text:style-name="T1"> </text:span>ליה, נפק<text:span text:style-name="T1"> </text:span>דק<text:span text:style-name="T1"> </text:span>ואשכח<text:span text:style-name="T1"> </text:span>דתניא: '<text:span text:style-name="T26">טבל</text:span><text:span text:style-name="T27"> </text:span><text:span text:style-name="T26">ולא</text:span><text:span text:style-name="T27"> </text:span><text:span text:style-name="T26">הוחזק</text:span><text:span text:style-name="T27"> </text:span><text:span text:style-name="T26">- אסור</text:span><text:span text:style-name="T27"> </text:span><text:span text:style-name="T26">למעשר</text:span><text:span text:style-name="T27"> </text:span><text:span text:style-name="T26">ומותר</text:span><text:span text:style-name="T27"> </text:span><text:span text:style-name="T26">לחולין</text:span>'.</text:p>
      <text:p text:style-name="P4"/>
      <text:p text:style-name="P4">אמר<text:span text:style-name="T1"> </text:span>רבי<text:span text:style-name="T1"> </text:span>אלעזר: טבל<text:span text:style-name="T1"> </text:span>ועלה<text:span text:style-name="T1"> </text:span><text:span text:style-name="T100">(ויצא</text:span><text:span text:style-name="T99"> </text:span><text:span text:style-name="T100">ועלה</text:span><text:span text:style-name="T99"> </text:span><text:span text:style-name="T100">מן</text:span><text:span text:style-name="T99"> </text:span><text:span text:style-name="T100">המים)</text:span> - מחזיק<text:span text:style-name="T1"> </text:span>עצמו<text:span text:style-name="T1"> </text:span><text:span text:style-name="T18">(בטבילה</text:span><text:span text:style-name="T4"> </text:span><text:span text:style-name="T18">שטבל</text:span><text:span text:style-name="T4"> </text:span><text:span text:style-name="T18">כבר)</text:span> לכל<text:span text:style-name="T1"> </text:span>מה<text:span text:style-name="T1"> </text:span>שירצה.</text:p>
      <text:p text:style-name="P4">מיתיבי: '<text:span text:style-name="T26">עודהו</text:span><text:span text:style-name="T27"> </text:span><text:span text:style-name="T26">רגלו</text:span><text:span text:style-name="T27"> </text:span><text:span text:style-name="T26">אחת</text:span><text:span text:style-name="T27"> </text:span><text:span text:style-name="T26">במים</text:span><text:span text:style-name="T27"> </text:span><text:span text:style-name="T26">- הוחזק</text:span><text:span text:style-name="T27"> </text:span><text:span text:style-name="T26">לדבר</text:span><text:span text:style-name="T27"> </text:span><text:span text:style-name="T26">קל</text:span><text:span text:style-name="T27"> </text:span><text:span text:style-name="T26">מחזיק</text:span><text:span text:style-name="T27"> </text:span><text:span text:style-name="T26">עצמו</text:span><text:span text:style-name="T27"> </text:span><text:span text:style-name="T26">לדבר</text:span><text:span text:style-name="T27"> </text:span><text:span text:style-name="T26">חמור</text:span><text:span text:style-name="T27"> </text:span><text:span text:style-name="T18">(לכל</text:span><text:span text:style-name="T4"> </text:span><text:span text:style-name="T18">מה</text:span><text:span text:style-name="T4"> </text:span><text:span text:style-name="T18">שירצה)</text:span><text:span text:style-name="T26">; עלה</text:span><text:span text:style-name="T27"> </text:span><text:span text:style-name="T26">- שוב</text:span><text:span text:style-name="T27"> </text:span><text:span text:style-name="T26">אינו</text:span><text:span text:style-name="T27"> </text:span><text:span text:style-name="T26">מחזיק</text:span>'; מאי, לאו<text:span text:style-name="T1"> </text:span>'אינו<text:span text:style-name="T1"> </text:span>מחזיק<text:span text:style-name="T1"> </text:span>כלל'? <text:span text:style-name="T18">(כלומר: בין</text:span><text:span text:style-name="T4"> </text:span><text:span text:style-name="T18">שהחזיק</text:span><text:span text:style-name="T4"> </text:span><text:span text:style-name="T18">עצמו</text:span><text:span text:style-name="T4"> </text:span><text:span text:style-name="T18">בשעת</text:span><text:span text:style-name="T4"> </text:span><text:span text:style-name="T18">טבילה</text:span><text:span text:style-name="T4"> </text:span><text:span text:style-name="T18">בדבר</text:span><text:span text:style-name="T4"> </text:span><text:span text:style-name="T18">קל, בין</text:span><text:span text:style-name="T4"> </text:span><text:span text:style-name="T18">שלא</text:span><text:span text:style-name="T4"> </text:span><text:span text:style-name="T18">החזיק</text:span><text:span text:style-name="T4"> </text:span><text:span text:style-name="T18">עצמו</text:span><text:span text:style-name="T4"> </text:span><text:span text:style-name="T18">לכלום</text:span><text:span text:style-name="T4"> </text:span><text:span text:style-name="T18">- שוב</text:span><text:span text:style-name="T4"> </text:span><text:span text:style-name="T18">אינו</text:span><text:span text:style-name="T4"> </text:span><text:span text:style-name="T18">מחזיק)</text:span>!</text:p>
      <text:p text:style-name="P4">לא: <text:span text:style-name="T26">עודהו</text:span><text:span text:style-name="T1"> </text:span>- אף<text:span text:style-name="T1"> </text:span>על<text:span text:style-name="T1"> </text:span>פי<text:span text:style-name="T1"> </text:span>שהוחזק<text:span text:style-name="T1"> – </text:span><text:span text:style-name="T26">מחזיק; עלה</text:span><text:span text:style-name="T1"> </text:span>- אם<text:span text:style-name="T1"> </text:span>לא<text:span text:style-name="T1"> </text:span>הוחזק<text:span text:style-name="T1"> </text:span><text:span text:style-name="T18">(לשום</text:span><text:span text:style-name="T4"> </text:span><text:span text:style-name="T18">דבר, שטבל</text:span><text:span text:style-name="T4"> </text:span><text:span text:style-name="T18">סתם)</text:span> מחזיק<text:span text:style-name="T1"> </text:span><text:span text:style-name="T18">(לכל</text:span><text:span text:style-name="T4"> </text:span><text:span text:style-name="T18">מה</text:span><text:span text:style-name="T4"> </text:span><text:span text:style-name="T18">שירצה)</text:span>, ואם<text:span text:style-name="T1"> </text:span>הוחזק<text:span text:style-name="T1"> </text:span><text:span text:style-name="T18">(אבל</text:span><text:span text:style-name="T4"> </text:span><text:span text:style-name="T18">אם</text:span><text:span text:style-name="T4"> </text:span><text:span text:style-name="T18">הוחזק</text:span><text:span text:style-name="T4"> </text:span><text:span text:style-name="T18">לקל)</text:span> - אינו<text:span text:style-name="T1"> </text:span>מחזיק<text:span text:style-name="T1"> </text:span><text:span text:style-name="T18">(אינו</text:span><text:span text:style-name="T4"> </text:span><text:span text:style-name="T18">מוחזק</text:span><text:span text:style-name="T4"> </text:span><text:span text:style-name="T18">לחמור, דהא</text:span><text:span text:style-name="T4"> </text:span><text:span text:style-name="T18">אינתיק</text:span><text:span text:style-name="T4"> </text:span><text:span text:style-name="T18">ליה</text:span><text:span text:style-name="T4"> </text:span><text:span text:style-name="T18">לדבר</text:span><text:span text:style-name="T4"> </text:span><text:span text:style-name="T18">קל)</text:span>; </text:p>
      <text:p text:style-name="P4">מאן<text:span text:style-name="T1"> </text:span>תנא<text:span text:style-name="T1"> </text:span>'<text:span text:style-name="T26">עודהו</text:span><text:span text:style-name="T27"> </text:span><text:span text:style-name="T26">רגלו</text:span><text:span text:style-name="T27"> </text:span><text:span text:style-name="T26">אחת</text:span><text:span text:style-name="T27"> </text:span><text:span text:style-name="T26">במים</text:span>' <text:span text:style-name="T18">(מאן</text:span><text:span text:style-name="T4"> </text:span><text:span text:style-name="T18">תנא</text:span><text:span text:style-name="T4"> </text:span><text:span text:style-name="T18">דמשום</text:span><text:span text:style-name="T4"> </text:span><text:span text:style-name="T18">עודנו</text:span><text:span text:style-name="T4"> </text:span><text:span text:style-name="T18">במים</text:span><text:span text:style-name="T4"> </text:span><text:span text:style-name="T18">חשיב</text:span><text:span text:style-name="T4"> </text:span><text:span text:style-name="T18">ליה</text:span><text:span text:style-name="T4"> </text:span><text:span text:style-name="T18">כתחילת</text:span><text:span text:style-name="T4"> </text:span><text:span text:style-name="T18">טבילה, ואף</text:span><text:span text:style-name="T4"> </text:span><text:span text:style-name="T18">על</text:span><text:span text:style-name="T4"> </text:span><text:span text:style-name="T18">פי</text:span><text:span text:style-name="T4"> </text:span><text:span text:style-name="T18">שהוחזק</text:span><text:span text:style-name="T4"> </text:span><text:span text:style-name="T18">- מחזיק)</text:span>?</text:p>
      <text:p text:style-name="P4">אמר<text:span text:style-name="T1"> </text:span>רבי<text:span text:style-name="T1"> </text:span>פדת: רבי<text:span text:style-name="T1"> </text:span>יהודה<text:span text:style-name="T1"> </text:span>היא, דתנן<text:span text:style-name="T1"> </text:span><text:span text:style-name="T19">[מקוואות</text:span><text:span text:style-name="T3"> </text:span><text:span text:style-name="T19">פ"ז</text:span><text:span text:style-name="T3"> </text:span><text:span text:style-name="T19">מ"ו]</text:span>: '<text:span text:style-name="T26">מקוה</text:span><text:span text:style-name="T27"> </text:span><text:span text:style-name="T26">שנמדד</text:span><text:span text:style-name="T27"> </text:span><text:span text:style-name="T26">ויש</text:span><text:span text:style-name="T27"> </text:span><text:span text:style-name="T26">בו</text:span><text:span text:style-name="T27"> </text:span><text:span text:style-name="T26">ארבעים</text:span><text:span text:style-name="T27"> </text:span><text:span text:style-name="T26">סאה</text:span><text:span text:style-name="T27"> </text:span><text:span text:style-name="T26">מכוונות</text:span><text:span text:style-name="T27"> </text:span><text:span text:style-name="T26">וירדו</text:span><text:span text:style-name="T27"> </text:span><text:span text:style-name="T26">שנים</text:span><text:span text:style-name="T27"> </text:span><text:span text:style-name="T26">וטבלו</text:span><text:span text:style-name="T27"> </text:span><text:span text:style-name="T26">זה</text:span><text:span text:style-name="T27"> </text:span><text:span text:style-name="T26">אחר</text:span><text:span text:style-name="T27"> </text:span><text:span text:style-name="T26">זה, הראשון</text:span><text:span text:style-name="T27"> </text:span><text:span text:style-name="T26">טהור</text:span><text:span text:style-name="T27"> </text:span><text:span text:style-name="T26">והשני</text:span><text:span text:style-name="T27"> </text:span><text:span text:style-name="T26">טמא</text:span><text:span text:style-name="T27"> </text:span><text:span text:style-name="T18">(שהרי</text:span><text:span text:style-name="T4"> </text:span><text:span text:style-name="T18">חסר</text:span><text:span text:style-name="T4"> </text:span><text:span text:style-name="T18">השיעור</text:span><text:span text:style-name="T4"> </text:span><text:span text:style-name="T18">במים</text:span><text:span text:style-name="T4"> </text:span><text:span text:style-name="T18">שעל</text:span><text:span text:style-name="T4"> </text:span><text:span text:style-name="T18">הראשון)</text:span><text:span text:style-name="T26">; אמר</text:span><text:span text:style-name="T27"> </text:span><text:span text:style-name="T26">רבי</text:span><text:span text:style-name="T27"> </text:span><text:span text:style-name="T26">יהודה: אם</text:span><text:span text:style-name="T27"> </text:span><text:span text:style-name="T26">היו</text:span><text:span text:style-name="T27"> </text:span><text:span text:style-name="T26">רגליו</text:span><text:span text:style-name="T27"> </text:span><text:span text:style-name="T26">של</text:span><text:span text:style-name="T27"> </text:span><text:span text:style-name="T26">ראשון</text:span><text:span text:style-name="T27"> </text:span><text:span text:style-name="T26">נוגעות</text:span><text:span text:style-name="T27"> </text:span><text:span text:style-name="T26">במים</text:span><text:span text:style-name="T27"> </text:span><text:span text:style-name="T26">- אף</text:span><text:span text:style-name="T27"> </text:span><text:span text:style-name="T26">השני</text:span><text:span text:style-name="T27"> </text:span><text:span text:style-name="T26">טהור</text:span>'.</text:p>
      <text:p text:style-name="P4">אמר<text:span text:style-name="T1"> </text:span>רב<text:span text:style-name="T1"> </text:span>נחמן<text:span text:style-name="T1"> </text:span>אמר<text:span text:style-name="T1"> </text:span>רבה<text:span text:style-name="T1"> </text:span>בר<text:span text:style-name="T1"> </text:span>אבוה: מחלוקת<text:span text:style-name="T1"> </text:span><text:span text:style-name="T18">(דרבי</text:span><text:span text:style-name="T4"> </text:span><text:span text:style-name="T18">יהודה</text:span><text:span text:style-name="T4"> </text:span><text:span text:style-name="T18">ורבנן)</text:span> במעלות<text:span text:style-name="T1"> </text:span>דרבנן<text:span text:style-name="T1"> </text:span><text:span text:style-name="T18">(כשהיתה</text:span><text:span text:style-name="T4"> </text:span><text:span text:style-name="T18">טבילתו</text:span><text:span text:style-name="T4"> </text:span><text:span text:style-name="T18">בשביל</text:span><text:span text:style-name="T4"> </text:span><text:span text:style-name="T18">אחת</text:span><text:span text:style-name="T4"> </text:span><text:span text:style-name="T18">ממעלות</text:span><text:span text:style-name="T4"> </text:span><text:span text:style-name="T18">של</text:span><text:span text:style-name="T4"> </text:span><text:span text:style-name="T18">חכמים, כגון</text:span><text:span text:style-name="T4"> </text:span><text:span text:style-name="T18">האונן</text:span><text:span text:style-name="T4"> </text:span><text:span text:style-name="T18">והמחוסר</text:span><text:span text:style-name="T4"> </text:span><text:span text:style-name="T18">כפורים</text:span><text:span text:style-name="T4"> </text:span><text:span text:style-name="T18">שצריכין</text:span><text:span text:style-name="T4"> </text:span><text:span text:style-name="T18">טבילה</text:span><text:span text:style-name="T4"> </text:span><text:span text:style-name="T18">לקודש, ואינו</text:span><text:span text:style-name="T4"> </text:span><text:span text:style-name="T18">טמא</text:span><text:span text:style-name="T4"> </text:span><text:span text:style-name="T18">טומאה</text:span><text:span text:style-name="T4"> </text:span><text:span text:style-name="T18">דאורייתא</text:span><text:span text:style-name="T4"> </text:span><text:span text:style-name="T18">- בההיא</text:span><text:span text:style-name="T4"> </text:span><text:span text:style-name="T18">קאמר</text:span><text:span text:style-name="T4"> </text:span><text:span text:style-name="T18">רבי</text:span><text:span text:style-name="T4"> </text:span><text:span text:style-name="T18">יהודה</text:span><text:span text:style-name="T4"> </text:span><text:span text:style-name="T18">דמהני</text:span><text:span text:style-name="T4"> </text:span><text:span text:style-name="T18">ליה</text:span><text:span text:style-name="T4"> </text:span><text:span text:style-name="T18">רגליו</text:span><text:span text:style-name="T4"> </text:span><text:span text:style-name="T18">של</text:span><text:span text:style-name="T4"> </text:span><text:span text:style-name="T18">ראשון</text:span><text:span text:style-name="T4"> </text:span><text:span text:style-name="T18">נוגעות</text:span><text:span text:style-name="T4"> </text:span><text:span text:style-name="T18">במים, דאמרינן</text:span><text:span text:style-name="T4"> </text:span><text:span text:style-name="T18">'גוד</text:span><text:span text:style-name="T4"> </text:span><text:span text:style-name="T18">אחית': מים</text:span><text:span text:style-name="T4"> </text:span><text:span text:style-name="T18">שעליו</text:span><text:span text:style-name="T4"> </text:span><text:span text:style-name="T18">כאילו</text:span><text:span text:style-name="T4"> </text:span><text:span text:style-name="T18">הן</text:span><text:span text:style-name="T4"> </text:span><text:span text:style-name="T18">במקוה)</text:span>, אבל<text:span text:style-name="T1"> </text:span>מטומאה<text:span text:style-name="T1"> </text:span>לטהרה<text:span text:style-name="T1"> </text:span>- דברי<text:span text:style-name="T1"> </text:span>הכל<text:span text:style-name="T1"> </text:span>השני<text:span text:style-name="T1"> </text:span>טמא, והיינו<text:span text:style-name="T1"> </text:span>דרבי<text:span text:style-name="T1"> </text:span>פדת<text:span text:style-name="T1"> </text:span><text:span text:style-name="T18">(דאוקי</text:span><text:span text:style-name="T4"> </text:span><text:span text:style-name="T18">לעיל</text:span><text:span text:style-name="T4"> </text:span><text:span text:style-name="T18">הא</text:span><text:span text:style-name="T4"> </text:span><text:span text:style-name="T18">ד'</text:span><text:span text:style-name="T33">עודיהו</text:span><text:span text:style-name="T18">' כרבי</text:span><text:span text:style-name="T4"> </text:span><text:span text:style-name="T18">יהודה</text:span><text:span text:style-name="T4"> </text:span><text:span text:style-name="T18">ולא</text:span><text:span text:style-name="T4"> </text:span><text:span text:style-name="T18">כרבנן</text:span><text:span text:style-name="T4"> </text:span><text:span text:style-name="T18">- אלמא</text:span><text:span text:style-name="T4"> </text:span><text:span text:style-name="T18">לרבנן</text:span><text:span text:style-name="T4"> </text:span><text:span text:style-name="T18">אפילו</text:span><text:span text:style-name="T4"> </text:span><text:span text:style-name="T18">לגבי</text:span><text:span text:style-name="T4"> </text:span><text:span text:style-name="T18">מעלות</text:span><text:span text:style-name="T4"> </text:span><text:span text:style-name="T18">לא</text:span><text:span text:style-name="T4"> </text:span><text:span text:style-name="T18">מהני</text:span><text:span text:style-name="T4"> </text:span><text:span text:style-name="T18">'</text:span><text:span text:style-name="T33">עודיהו</text:span><text:span text:style-name="T18">', דהא</text:span><text:span text:style-name="T4"> </text:span><text:span text:style-name="T18">חזקה</text:span><text:span text:style-name="T4"> </text:span><text:span text:style-name="T18">דאמר</text:span><text:span text:style-name="T4"> </text:span><text:span text:style-name="T18">'הוחזק</text:span><text:span text:style-name="T4"> </text:span><text:span text:style-name="T18">לקל</text:span><text:span text:style-name="T4"> </text:span><text:span text:style-name="T18">אסור</text:span><text:span text:style-name="T4"> </text:span><text:span text:style-name="T18">לחמור' - מעלות</text:span><text:span text:style-name="T4"> </text:span><text:span text:style-name="T18">נינהו)</text:span>. </text:p>
      <text:p text:style-name="P4">איכא<text:span text:style-name="T1"> </text:span>דאמרי<text:span text:style-name="T1"> </text:span>אמר<text:span text:style-name="T1"> </text:span>רב<text:span text:style-name="T1"> </text:span>נחמן<text:span text:style-name="T1"> </text:span>אמר<text:span text:style-name="T1"> </text:span>רבה<text:span text:style-name="T1"> </text:span>בר<text:span text:style-name="T1"> </text:span>אבוה: מחלוקת<text:span text:style-name="T1"> </text:span>מטומאה<text:span text:style-name="T1"> </text:span>לטהרה, אבל<text:span text:style-name="T1"> </text:span>במעלות<text:span text:style-name="T1"> </text:span>דרבנן<text:span text:style-name="T1"> </text:span>דברי<text:span text:style-name="T1"> </text:span>הכל<text:span text:style-name="T1"> </text:span>אף<text:span text:style-name="T1"> </text:span>השני<text:span text:style-name="T1"> </text:span>טהור, ופליגא<text:span text:style-name="T1"> </text:span>דרבי<text:span text:style-name="T1"> </text:span>פדת<text:span text:style-name="T1"> </text:span><text:span text:style-name="T18">(הכא</text:span><text:span text:style-name="T4"> </text:span><text:span text:style-name="T18">גרסינן: ופליגא</text:span><text:span text:style-name="T4"> </text:span><text:span text:style-name="T18">דרבי</text:span><text:span text:style-name="T4"> </text:span><text:span text:style-name="T18">פדת: דאילו</text:span><text:span text:style-name="T4"> </text:span><text:span text:style-name="T18">לרב</text:span><text:span text:style-name="T4"> </text:span><text:span text:style-name="T18">נחמן</text:span><text:span text:style-name="T4"> </text:span><text:span text:style-name="T18">הא</text:span><text:span text:style-name="T4"> </text:span><text:span text:style-name="T18">דעודיהו</text:span><text:span text:style-name="T4"> </text:span><text:span text:style-name="T18">הוחזק</text:span><text:span text:style-name="T4"> </text:span><text:span text:style-name="T18">לקל</text:span><text:span text:style-name="T4"> </text:span><text:span text:style-name="T18">הוחזק</text:span><text:span text:style-name="T4"> </text:span><text:span text:style-name="T18">לחמור</text:span><text:span text:style-name="T4"> </text:span><text:span text:style-name="T18">- דברי</text:span><text:span text:style-name="T4"> </text:span><text:span text:style-name="T18">הכל</text:span><text:span text:style-name="T4"> </text:span><text:span text:style-name="T18">הוא, דהא</text:span><text:span text:style-name="T4"> </text:span><text:span text:style-name="T18">לא</text:span><text:span text:style-name="T4"> </text:span><text:span text:style-name="T18">פליגי</text:span><text:span text:style-name="T4"> </text:span><text:span text:style-name="T18">רבנן</text:span><text:span text:style-name="T4"> </text:span><text:span text:style-name="T18">עליה</text:span><text:span text:style-name="T4"> </text:span><text:span text:style-name="T18">דרבי</text:span><text:span text:style-name="T4"> </text:span><text:span text:style-name="T18">יהודה</text:span><text:span text:style-name="T4"> </text:span><text:span text:style-name="T18">אלא</text:span><text:span text:style-name="T4"> </text:span><text:span text:style-name="T18">מטומאה</text:span><text:span text:style-name="T4"> </text:span><text:span text:style-name="T18">דאורייתא</text:span><text:span text:style-name="T4"> </text:span><text:span text:style-name="T18">לטהרה)</text:span>.</text:p>
      <text:p text:style-name="P4"/>
      <text:p text:style-name="P4">אמר<text:span text:style-name="T1"> </text:span>עולא: בעי<text:span text:style-name="T1"> </text:span>מיניה<text:span text:style-name="T1"> </text:span>מרבי<text:span text:style-name="T1"> </text:span>יוחנן: לרבי<text:span text:style-name="T1"> </text:span>יהודה, מהו<text:span text:style-name="T1"> </text:span>להטביל<text:span text:style-name="T1"> </text:span>מחטין<text:span text:style-name="T1"> </text:span>וצינוריות<text:span text:style-name="T1"> </text:span><text:span text:style-name="T18">(שטווין</text:span><text:span text:style-name="T4"> </text:span><text:span text:style-name="T18">בו</text:span><text:span text:style-name="T4"> </text:span><text:span text:style-name="T18">זהב, ועשוין</text:span><text:span text:style-name="T4"> </text:span><text:span text:style-name="T18">כמין</text:span><text:span text:style-name="T4"> </text:span><text:span text:style-name="T18">מזלג</text:span><text:span text:style-name="T4"> </text:span><text:span text:style-name="T18">קטן</text:span><text:span text:style-name="T4"> </text:span><text:span text:style-name="T18">מאד)</text:span> בראשו<text:span text:style-name="T1"> </text:span>של<text:span text:style-name="T1"> </text:span>ראשון<text:span text:style-name="T1"> </text:span><text:span text:style-name="T18">(בעודו</text:span><text:span text:style-name="T4"> </text:span><text:span text:style-name="T18">במים)</text:span>?: גוד<text:span text:style-name="T1"> </text:span>אחית<text:span text:style-name="T1"> </text:span>אית<text:span text:style-name="T1"> </text:span>ליה<text:span text:style-name="T1"> </text:span>לרבי<text:span text:style-name="T1"> </text:span>יהודה, גוד<text:span text:style-name="T1"> </text:span>אסיק<text:span text:style-name="T1"> </text:span>לית<text:span text:style-name="T1"> </text:span>ליה? או<text:span text:style-name="T1"> </text:span>דלמא<text:span text:style-name="T1"> </text:span>גוד<text:span text:style-name="T1"> </text:span>אסיק<text:span text:style-name="T1"> </text:span>נמי<text:span text:style-name="T1"> </text:span>אית<text:span text:style-name="T1"> </text:span>ליה? </text:p>
      <text:p text:style-name="P4">אמר<text:span text:style-name="T1"> </text:span>ליה: תניתוה<text:span text:style-name="T1"> </text:span><text:span text:style-name="T19">[תוספתא</text:span><text:span text:style-name="T3"> </text:span><text:span text:style-name="T19">מקוואות</text:span><text:span text:style-name="T3"> </text:span><text:span text:style-name="T19">(צוקרמאנדל) פרק</text:span><text:span text:style-name="T3"> </text:span><text:span text:style-name="T19">ג</text:span><text:span text:style-name="T3"> </text:span><text:span text:style-name="T19">הלכה</text:span><text:span text:style-name="T3"> </text:span><text:span text:style-name="T19">ד]</text:span>: '<text:span text:style-name="T26">שלש</text:span><text:span text:style-name="T27"> </text:span><text:span text:style-name="T26">גממיות</text:span><text:span text:style-name="T27"> </text:span><text:span text:style-name="T18">(גומות)</text:span><text:span text:style-name="T26"> בנחל</text:span><text:span text:style-name="T27"> </text:span><text:span text:style-name="T18">(שיפולי</text:span><text:span text:style-name="T4"> </text:span><text:span text:style-name="T18">הרים</text:span><text:span text:style-name="T4"> </text:span><text:span text:style-name="T18">שקורין</text:span><text:span text:style-name="T4"> </text:span><text:span text:style-name="T18">וולור"א</text:span><text:span text:style-name="T4"> </text:span><text:span text:style-name="T18">בלעז</text:span><text:span text:style-name="T4"> </text:span><text:span text:style-name="T42">[בקיעים</text:span><text:span text:style-name="T47"> </text:span><text:span text:style-name="T42">בקרקע]</text:span><text:span text:style-name="T18"> וכן</text:span><text:span text:style-name="T4"> </text:span><text:span text:style-name="T18">'נחל</text:span><text:span text:style-name="T4"> </text:span><text:span text:style-name="T18">איתן' 'נחל</text:span><text:span text:style-name="T4"> </text:span><text:span text:style-name="T18">ארנון' </text:span><text:span text:style-name="T54">[שזורמים</text:span><text:span text:style-name="T3"> </text:span><text:span text:style-name="T54">שם</text:span><text:span text:style-name="T3"> </text:span><text:span text:style-name="T54">מים</text:span><text:span text:style-name="T3"> </text:span><text:span text:style-name="T54">תמיד]</text:span><text:span text:style-name="T18">)</text:span><text:span text:style-name="T26">, העליונה, התחתונה</text:span><text:span text:style-name="T27"> </text:span><text:span text:style-name="T26">והאמצעית</text:span><text:span text:style-name="T27"> </text:span><text:span text:style-name="T18">(שנחל</text:span><text:span text:style-name="T4"> </text:span><text:span text:style-name="T18">- מדרון</text:span><text:span text:style-name="T4"> </text:span><text:span text:style-name="T18">משופע</text:span><text:span text:style-name="T4"> </text:span><text:span text:style-name="T18">הוא)</text:span><text:span text:style-name="T26">: העליונה</text:span><text:span text:style-name="T27"> </text:span><text:span text:style-name="T26">והתחתונה</text:span><text:span text:style-name="T27"> </text:span><text:span text:style-name="T26">של</text:span><text:span text:style-name="T27"> </text:span><text:span text:style-name="T26">עשרים</text:span><text:span text:style-name="T27"> </text:span><text:span text:style-name="T26">עשרים</text:span><text:span text:style-name="T27"> </text:span><text:span text:style-name="T26">סאה, והאמצעית</text:span><text:span text:style-name="T27"> </text:span><text:span text:style-name="T26">של</text:span><text:span text:style-name="T27"> </text:span><text:span text:style-name="T26">ארבעים</text:span><text:span text:style-name="T27"> </text:span><text:span text:style-name="T26">סאה, וחרדלית</text:span><text:span text:style-name="T27"> </text:span><text:span text:style-name="T26">של</text:span><text:span text:style-name="T27"> </text:span><text:span text:style-name="T26">גשמים</text:span><text:span text:style-name="T27"> </text:span><text:span text:style-name="T26">עוברת</text:span><text:span text:style-name="T27"> </text:span><text:span text:style-name="T26">ביניהן</text:span><text:span text:style-name="T27"> </text:span><text:span text:style-name="T18">(ומחברתן)</text:span><text:span text:style-name="T26">: רבי</text:span><text:span text:style-name="T27"> </text:span><text:span text:style-name="T26">יהודה</text:span><text:span text:style-name="T27"> </text:span><text:span text:style-name="T26">אומר: מאיר</text:span><text:span text:style-name="T27"> </text:span><text:span text:style-name="T26">היה</text:span><text:span text:style-name="T27"> </text:span><text:span text:style-name="T26">אומר: מטביל</text:span><text:span text:style-name="T27"> </text:span><text:span text:style-name="T26">בעליונה</text:span>' <text:span text:style-name="T18">(הכי</text:span><text:span text:style-name="T4"> </text:span><text:span text:style-name="T18">גרסינן: '</text:span><text:span text:style-name="T33">מאיר</text:span><text:span text:style-name="T28"> </text:span><text:span text:style-name="T33">היה</text:span><text:span text:style-name="T28"> </text:span><text:span text:style-name="T33">אומר</text:span><text:span text:style-name="T28"> </text:span><text:span text:style-name="T33">מטבילין</text:span><text:span text:style-name="T28"> </text:span><text:span text:style-name="T33">בעליונה</text:span><text:span text:style-name="T18">' - ולא</text:span><text:span text:style-name="T4"> </text:span><text:span text:style-name="T18">גרס: 'מכלל</text:span><text:span text:style-name="T4"> </text:span><text:span text:style-name="T18">דרבי</text:span><text:span text:style-name="T4"> </text:span><text:span text:style-name="T18">יהודה', והכי</text:span><text:span text:style-name="T4"> </text:span><text:span text:style-name="T18">פירושו: </text:span><text:span text:style-name="T10">רבי</text:span><text:span text:style-name="T12"> </text:span><text:span text:style-name="T10">יהודה</text:span><text:span text:style-name="T12"> </text:span><text:span text:style-name="T10">אומר: מאיר</text:span><text:span text:style-name="T12"> </text:span><text:span text:style-name="T10">היה</text:span><text:span text:style-name="T12"> </text:span><text:span text:style-name="T10">אומר</text:span><text:span text:style-name="T12"> </text:span><text:span text:style-name="T10">מטבילין</text:span><text:span text:style-name="T12"> </text:span><text:span text:style-name="T10">בעליונה</text:span><text:span text:style-name="T18">, דאמר</text:span><text:span text:style-name="T4"> </text:span><text:span text:style-name="T18">גוד</text:span><text:span text:style-name="T4"> </text:span><text:span text:style-name="T18">אסיק</text:span><text:span text:style-name="T4"> </text:span><text:span text:style-name="T18">את</text:span><text:span text:style-name="T4"> </text:span><text:span text:style-name="T18">מי</text:span><text:span text:style-name="T4"> </text:span><text:span text:style-name="T18">אמצעיתה</text:span><text:span text:style-name="T4"> </text:span><text:span text:style-name="T18">למעלה</text:span><text:span text:style-name="T4"> </text:span><text:span text:style-name="T18">על</text:span><text:span text:style-name="T4"> </text:span><text:span text:style-name="T18">יד</text:span><text:span text:style-name="T4"> </text:span><text:span text:style-name="T18">חרדלית</text:span><text:span text:style-name="T4"> </text:span><text:span text:style-name="T18">של</text:span><text:span text:style-name="T4"> </text:span><text:span text:style-name="T18">גשמים, להכשיר</text:span><text:span text:style-name="T4"> </text:span><text:span text:style-name="T18">את</text:span><text:span text:style-name="T4"> </text:span><text:span text:style-name="T18">העליונה, וכל</text:span><text:span text:style-name="T4"> </text:span><text:span text:style-name="T18">שכן</text:span><text:span text:style-name="T4"> </text:span><text:span text:style-name="T18">דמטבילין</text:span><text:span text:style-name="T4"> </text:span><text:span text:style-name="T18">בתחתונה, דכיון</text:span><text:span text:style-name="T4"> </text:span><text:span text:style-name="T18">דאית</text:span><text:span text:style-name="T4"> </text:span><text:span text:style-name="T18">ליה</text:span><text:span text:style-name="T4"> </text:span><text:span text:style-name="T18">גוד</text:span><text:span text:style-name="T4"> </text:span><text:span text:style-name="T18">אסיק</text:span><text:span text:style-name="T4"> </text:span><text:span text:style-name="T18">- כל</text:span><text:span text:style-name="T4"> </text:span><text:span text:style-name="T18">שכן</text:span><text:span text:style-name="T4"> </text:span><text:span text:style-name="T18">דאית</text:span><text:span text:style-name="T4"> </text:span><text:span text:style-name="T18">ליה</text:span><text:span text:style-name="T4"> </text:span><text:span text:style-name="T18">גוד</text:span><text:span text:style-name="T4"> </text:span><text:span text:style-name="T18">אחית; ומדלא</text:span><text:span text:style-name="T4"> </text:span><text:span text:style-name="T18">קתני</text:span><text:span text:style-name="T4"> </text:span><text:span text:style-name="T18">'ואני</text:span><text:span text:style-name="T4"> </text:span><text:span text:style-name="T18">חולק</text:span><text:span text:style-name="T4"> </text:span><text:span text:style-name="T18">עליו</text:span><text:span text:style-name="T4"> </text:span><text:span text:style-name="T18">לומר</text:span><text:span text:style-name="T4"> </text:span><text:span text:style-name="T18">כך</text:span><text:span text:style-name="T4"> </text:span><text:span text:style-name="T18">וכך' - שמע</text:span><text:span text:style-name="T4"> </text:span><text:span text:style-name="T18">מינה</text:span><text:span text:style-name="T4"> </text:span><text:span text:style-name="T18">דרבי</text:span><text:span text:style-name="T4"> </text:span><text:span text:style-name="T18">יהודה</text:span><text:span text:style-name="T4"> </text:span><text:span text:style-name="T18">כרבי</text:span><text:span text:style-name="T4"> </text:span><text:span text:style-name="T18">מאיר</text:span><text:span text:style-name="T4"> </text:span><text:span text:style-name="T18">סבירא</text:span><text:span text:style-name="T4"> </text:span><text:span text:style-name="T18">ליה)</text:span>!</text:p>
      <text:p text:style-name="P4">והתניא<text:span text:style-name="T1"> </text:span><text:span text:style-name="T18">(דחלוק</text:span><text:span text:style-name="T4"> </text:span><text:span text:style-name="T18">עליו, והכי</text:span><text:span text:style-name="T4"> </text:span><text:span text:style-name="T18">גרסינן)</text:span>: '<text:span text:style-name="T26">רבי</text:span><text:span text:style-name="T27"> </text:span><text:span text:style-name="T26">יהודה</text:span><text:span text:style-name="T27"> </text:span><text:span text:style-name="T26">אומר:</text:span></text:p>
      <text:p text:style-name="P4"><text:soft-page-break/></text:p>
      <text:p text:style-name="P4">(חגיגה<text:span text:style-name="T1"> </text:span>יט,ב)</text:p>
      <text:p text:style-name="P4"><text:span text:style-name="T26">מאיר</text:span><text:span text:style-name="T27"> </text:span><text:span text:style-name="T26">היה</text:span><text:span text:style-name="T27"> </text:span><text:span text:style-name="T26">אומר</text:span><text:span text:style-name="T27"> </text:span><text:span text:style-name="T26">מטביל</text:span><text:span text:style-name="T27"> </text:span><text:span text:style-name="T26">בעליונה, ואני</text:span><text:span text:style-name="T27"> </text:span><text:span text:style-name="T26">אומר</text:span><text:span text:style-name="T27"> </text:span><text:span text:style-name="T26">בתחתונה</text:span><text:span text:style-name="T27"> </text:span><text:span text:style-name="T26">ולא</text:span><text:span text:style-name="T27"> </text:span><text:span text:style-name="T26">בעליונה</text:span>' <text:span text:style-name="T18">(אלמא: פליג</text:span><text:span text:style-name="T4"> </text:span><text:span text:style-name="T18">עליה)</text:span>!</text:p>
      <text:p text:style-name="P4">אמר<text:span text:style-name="T1"> </text:span>ליה: אי<text:span text:style-name="T1"> </text:span>תניא<text:span text:style-name="T1"> </text:span><text:span text:style-name="T18">(בהדיא</text:span><text:span text:style-name="T4"> </text:span><text:span text:style-name="T18">דחולקין)</text:span> – תניא<text:span text:style-name="T1"> </text:span><text:span text:style-name="T18">(ונלך</text:span><text:span text:style-name="T4"> </text:span><text:span text:style-name="T18">אחריה, וחוזר</text:span><text:span text:style-name="T4"> </text:span><text:span text:style-name="T18">אני</text:span><text:span text:style-name="T4"> </text:span><text:span text:style-name="T18">בי)</text:span>. <text:span text:style-name="T18">(ובלשון</text:span><text:span text:style-name="T4"> </text:span><text:span text:style-name="T18">הכתוב</text:span><text:span text:style-name="T4"> </text:span><text:span text:style-name="T18">בספרים</text:span><text:span text:style-name="T4"> </text:span><text:span text:style-name="T18">איני</text:span><text:span text:style-name="T4"> </text:span><text:span text:style-name="T18">יכול</text:span><text:span text:style-name="T4"> </text:span><text:span text:style-name="T18">להעמידה, דאם</text:span><text:span text:style-name="T4"> </text:span><text:span text:style-name="T18">כן</text:span><text:span text:style-name="T4"> </text:span><text:span text:style-name="T18">מתנייתא</text:span><text:span text:style-name="T4"> </text:span><text:span text:style-name="T18">קשיין</text:span><text:span text:style-name="T4"> </text:span><text:span text:style-name="T18">אהדדי, ומאי</text:span><text:span text:style-name="T4"> </text:span><text:span text:style-name="T18">חזית</text:span><text:span text:style-name="T4"> </text:span><text:span text:style-name="T18">דציית</text:span><text:span text:style-name="T4"> </text:span><text:span text:style-name="T18">לבתרייתא?)</text:span> <text:s/></text:p>
      <text:p text:style-name="P4"/>
      <text:p text:style-name="P4">הטובל<text:span text:style-name="T1"> </text:span>לחולין<text:span text:style-name="T1"> </text:span>והוחזק<text:span text:style-name="T1"> </text:span>לחולין<text:span text:style-name="T1"> </text:span><text:span text:style-name="T21">[אסור</text:span><text:span text:style-name="T4"> </text:span><text:span text:style-name="T21">למעשר]</text:span>: <text:s/></text:p>
      <text:p text:style-name="P4">מני<text:span text:style-name="T1"> </text:span>מתניתין?</text:p>
      <text:p text:style-name="P4">רבנן<text:span text:style-name="T1"> </text:span>היא, דשני<text:span text:style-name="T1"> </text:span>להו<text:span text:style-name="T1"> </text:span>בין<text:span text:style-name="T1"> </text:span>חולין<text:span text:style-name="T1"> </text:span>למעשר<text:span text:style-name="T1"> </text:span><text:span text:style-name="T18">(דפליגי</text:span><text:span text:style-name="T4"> </text:span><text:span text:style-name="T18">עליה</text:span><text:span text:style-name="T4"> </text:span><text:span text:style-name="T19">[לעיל</text:span><text:span text:style-name="T3"> </text:span><text:span text:style-name="T19">דף</text:span><text:span text:style-name="T3"> </text:span><text:span text:style-name="T19">יח,ב]</text:span><text:span text:style-name="T18"> דרבי</text:span><text:span text:style-name="T4"> </text:span><text:span text:style-name="T18">מאיר</text:span><text:span text:style-name="T4"> </text:span><text:span text:style-name="T18">בכל</text:span><text:span text:style-name="T4"> </text:span><text:span text:style-name="T18">הטעון</text:span><text:span text:style-name="T4"> </text:span><text:span text:style-name="T18">ביאת</text:span><text:span text:style-name="T4"> </text:span><text:span text:style-name="T18">מים</text:span><text:span text:style-name="T4"> </text:span><text:span text:style-name="T18">מדברי</text:span><text:span text:style-name="T4"> </text:span><text:span text:style-name="T18">סופרים, ואסרוהו</text:span><text:span text:style-name="T4"> </text:span><text:span text:style-name="T18">במעשר)</text:span>.</text:p>
      <text:p text:style-name="P4">אימא<text:span text:style-name="T1"> </text:span>סיפא: '<text:span text:style-name="T26">בגדי</text:span><text:span text:style-name="T27"> </text:span><text:span text:style-name="T26">עם</text:span><text:span text:style-name="T27"> </text:span><text:span text:style-name="T26">הארץ</text:span><text:span text:style-name="T27"> </text:span><text:span text:style-name="T26">מדרס</text:span><text:span text:style-name="T27"> </text:span><text:span text:style-name="T26">לפרושין, בגדי</text:span><text:span text:style-name="T27"> </text:span><text:span text:style-name="T26">פרושין</text:span><text:span text:style-name="T27"> </text:span><text:span text:style-name="T26">מדרס</text:span><text:span text:style-name="T27"> </text:span><text:span text:style-name="T26">לאוכלי</text:span><text:span text:style-name="T27"> </text:span><text:span text:style-name="T26">תרומה</text:span><text:span text:style-name="T27"> </text:span><text:span text:style-name="T18">(ולא</text:span><text:span text:style-name="T4"> </text:span><text:span text:style-name="T18">אמר</text:span><text:span text:style-name="T4"> </text:span><text:span text:style-name="T18">'מדרס</text:span><text:span text:style-name="T4"> </text:span><text:span text:style-name="T18">למעשר')</text:span>' - אתאן<text:span text:style-name="T1"> </text:span>לרבי<text:span text:style-name="T1"> </text:span>מאיר, דאמר<text:span text:style-name="T1"> </text:span>חולין<text:span text:style-name="T1"> </text:span>ומעשר<text:span text:style-name="T1"> </text:span>כהדדי<text:span text:style-name="T1"> </text:span>נינהו; רישא<text:span text:style-name="T1"> </text:span>רבנן<text:span text:style-name="T1"> </text:span>וסיפא<text:span text:style-name="T1"> </text:span>רבי<text:span text:style-name="T1"> </text:span>מאיר?</text:p>
      <text:p text:style-name="P4">אִין, רישא<text:span text:style-name="T1"> </text:span>רבנן<text:span text:style-name="T1"> </text:span>וסיפא<text:span text:style-name="T1"> </text:span>רבי<text:span text:style-name="T1"> </text:span>מאיר.</text:p>
      <text:p text:style-name="P4">רב<text:span text:style-name="T1"> </text:span>אחא<text:span text:style-name="T1"> </text:span>בר<text:span text:style-name="T1"> </text:span>אדא<text:span text:style-name="T1"> </text:span>מתני<text:span text:style-name="T1"> </text:span>לה<text:span text:style-name="T1"> </text:span>בסיפא<text:span text:style-name="T1"> </text:span>חמש<text:span text:style-name="T1"> </text:span>מעלות<text:span text:style-name="T1"> </text:span><text:span text:style-name="T18">(פרושים, ואוכלי</text:span><text:span text:style-name="T4"> </text:span><text:span text:style-name="T18">מעשר, ואוכלי</text:span><text:span text:style-name="T4"> </text:span><text:span text:style-name="T18">תרומה</text:span><text:span text:style-name="T4"> </text:span><text:span text:style-name="T18">ואוכלי</text:span><text:span text:style-name="T4"> </text:span><text:span text:style-name="T18">קודש, וחטאת)</text:span>, ומוקי<text:span text:style-name="T1"> </text:span>לה<text:span text:style-name="T1"> </text:span>כולה<text:span text:style-name="T1"> </text:span>כרבנן.</text:p>
      <text:p text:style-name="P4">אמר<text:span text:style-name="T1"> </text:span>רב<text:span text:style-name="T1"> </text:span>מרי: שמע<text:span text:style-name="T1"> </text:span>מינה<text:span text:style-name="T1"> </text:span>חולין<text:span text:style-name="T1"> </text:span>שנעשו<text:span text:style-name="T1"> </text:span>על<text:span text:style-name="T1"> </text:span>טהרת<text:span text:style-name="T1"> </text:span>הקודש<text:span text:style-name="T1"> </text:span>- כקודש<text:span text:style-name="T1"> </text:span>דמו<text:span text:style-name="T1"> </text:span><text:span text:style-name="T18">(אדם</text:span><text:span text:style-name="T4"> </text:span><text:span text:style-name="T18">הרגיל</text:span><text:span text:style-name="T4"> </text:span><text:span text:style-name="T18">לאכול</text:span><text:span text:style-name="T4"> </text:span><text:span text:style-name="T18">קדשים</text:span><text:span text:style-name="T4"> </text:span><text:span text:style-name="T18">- מקבל</text:span><text:span text:style-name="T4"> </text:span><text:span text:style-name="T18">עליו</text:span><text:span text:style-name="T4"> </text:span><text:span text:style-name="T18">לאכול</text:span><text:span text:style-name="T4"> </text:span><text:span text:style-name="T18">חוליו</text:span><text:span text:style-name="T4"> </text:span><text:span text:style-name="T18">בטהרת</text:span><text:span text:style-name="T4"> </text:span><text:span text:style-name="T18">הקודש, כדי</text:span><text:span text:style-name="T4"> </text:span><text:span text:style-name="T18">שיהו</text:span><text:span text:style-name="T4"> </text:span><text:span text:style-name="T18">בני</text:span><text:span text:style-name="T4"> </text:span><text:span text:style-name="T18">ביתו</text:span><text:span text:style-name="T4"> </text:span><text:span text:style-name="T18">זהירין</text:span><text:span text:style-name="T4"> </text:span><text:span text:style-name="T18">ובקיאין</text:span><text:span text:style-name="T4"> </text:span><text:span text:style-name="T18">בטהרת</text:span><text:span text:style-name="T4"> </text:span><text:span text:style-name="T18">הקודש)</text:span>.</text:p>
      <text:p text:style-name="P4">ממאי? </text:p>
      <text:p text:style-name="P4"/>
      <text:p text:style-name="P4">(חגיגה<text:span text:style-name="T1"> </text:span>כ,א)</text:p>
      <text:p text:style-name="P4">מדלא<text:span text:style-name="T1"> </text:span>קתני<text:span text:style-name="T1"> </text:span>בהו<text:span text:style-name="T1"> </text:span>מעלה<text:span text:style-name="T1"> </text:span><text:span text:style-name="T18">(לומר: 'בגדי</text:span><text:span text:style-name="T4"> </text:span><text:span text:style-name="T18">פרושין</text:span><text:span text:style-name="T4"> </text:span><text:span text:style-name="T18">האוכלין</text:span><text:span text:style-name="T4"> </text:span><text:span text:style-name="T18">חוליהן</text:span><text:span text:style-name="T4"> </text:span><text:span text:style-name="T18">בטהרת</text:span><text:span text:style-name="T4"> </text:span><text:span text:style-name="T18">חולין</text:span><text:span text:style-name="T4"> </text:span><text:span text:style-name="T18">- מדרס</text:span><text:span text:style-name="T4"> </text:span><text:span text:style-name="T18">לאוכלי</text:span><text:span text:style-name="T4"> </text:span><text:span text:style-name="T18">חוליהן</text:span><text:span text:style-name="T4"> </text:span><text:span text:style-name="T18">בטהרת</text:span><text:span text:style-name="T4"> </text:span><text:span text:style-name="T18">הקודש', שמע</text:span><text:span text:style-name="T4"> </text:span><text:span text:style-name="T18">מינה: בכלל</text:span><text:span text:style-name="T4"> </text:span><text:span text:style-name="T18">קודש</text:span><text:span text:style-name="T4"> </text:span><text:span text:style-name="T18">הן, והא</text:span><text:span text:style-name="T4"> </text:span><text:span text:style-name="T18">תנא</text:span><text:span text:style-name="T4"> </text:span><text:span text:style-name="T18">ליה</text:span><text:span text:style-name="T4"> </text:span><text:span text:style-name="T18">'קודש')</text:span>.</text:p>
      <text:p text:style-name="P4">ודלמא<text:span text:style-name="T1"> </text:span>האי<text:span text:style-name="T1"> </text:span>דלא<text:span text:style-name="T1"> </text:span>קתני<text:span text:style-name="T1"> </text:span>בהו<text:span text:style-name="T1"> </text:span>מעלה<text:span text:style-name="T1"> </text:span>- דאי<text:span text:style-name="T1"> </text:span>דמו<text:span text:style-name="T1"> </text:span>לתרומה<text:span text:style-name="T1"> </text:span>הא<text:span text:style-name="T1"> </text:span>תני<text:span text:style-name="T1"> </text:span>תרומה, ואי<text:span text:style-name="T1"> </text:span>דמו<text:span text:style-name="T1"> </text:span>לחולין<text:span text:style-name="T1"> </text:span>הא<text:span text:style-name="T1"> </text:span>תני<text:span text:style-name="T1"> </text:span>לחולין<text:span text:style-name="T1"> </text:span><text:span text:style-name="T18">(דלמא</text:span><text:span text:style-name="T4"> </text:span><text:span text:style-name="T18">או</text:span><text:span text:style-name="T4"> </text:span><text:span text:style-name="T18">כחולין</text:span><text:span text:style-name="T4"> </text:span><text:span text:style-name="T18">דמו, דלא</text:span><text:span text:style-name="T4"> </text:span><text:span text:style-name="T18">מהני</text:span><text:span text:style-name="T4"> </text:span><text:span text:style-name="T18">בהו</text:span><text:span text:style-name="T4"> </text:span><text:span text:style-name="T18">מאי</text:span><text:span text:style-name="T4"> </text:span><text:span text:style-name="T18">דאמר</text:span><text:span text:style-name="T4"> </text:span><text:span text:style-name="T18">האי</text:span><text:span text:style-name="T4"> </text:span><text:span text:style-name="T18">גברא, דבטלה</text:span><text:span text:style-name="T4"> </text:span><text:span text:style-name="T18">דעתו, או</text:span><text:span text:style-name="T4"> </text:span><text:span text:style-name="T18">כתרומה</text:span><text:span text:style-name="T4"> </text:span><text:span text:style-name="T18">דמו, דאיכא</text:span><text:span text:style-name="T4"> </text:span><text:span text:style-name="T18">תנאי</text:span><text:span text:style-name="T4"> </text:span><text:span text:style-name="T18">דפליגי</text:span><text:span text:style-name="T4"> </text:span><text:span text:style-name="T18">במילתא, כדמסיים</text:span><text:span text:style-name="T4"> </text:span><text:span text:style-name="T18">ואזיל, הלכך</text:span><text:span text:style-name="T4"> </text:span><text:span text:style-name="T18">לא</text:span><text:span text:style-name="T4"> </text:span><text:span text:style-name="T18">תנא</text:span><text:span text:style-name="T4"> </text:span><text:span text:style-name="T18">בהו</text:span><text:span text:style-name="T4"> </text:span><text:span text:style-name="T18">מעלה, דאי</text:span><text:span text:style-name="T4"> </text:span><text:span text:style-name="T18">דמו</text:span><text:span text:style-name="T4"> </text:span><text:span text:style-name="T18">לחולין</text:span><text:span text:style-name="T4"> </text:span><text:span text:style-name="T18">- הא</text:span><text:span text:style-name="T4"> </text:span><text:span text:style-name="T18">תני</text:span><text:span text:style-name="T4"> </text:span><text:span text:style-name="T18">ליה</text:span><text:span text:style-name="T4"> </text:span><text:span text:style-name="T18">חולין, ואי</text:span><text:span text:style-name="T4"> </text:span><text:span text:style-name="T18">דמו</text:span><text:span text:style-name="T4"> </text:span><text:span text:style-name="T18">לתרומה</text:span><text:span text:style-name="T4"> </text:span><text:span text:style-name="T18">- הא</text:span><text:span text:style-name="T4"> </text:span><text:span text:style-name="T18">תנן</text:span><text:span text:style-name="T4"> </text:span><text:span text:style-name="T18">ליה</text:span><text:span text:style-name="T4"> </text:span><text:span text:style-name="T18">במתניתין</text:span><text:span text:style-name="T4"> </text:span><text:span text:style-name="T18">תרומה)</text:span>, דתניא: '<text:span text:style-name="T26">חולין</text:span><text:span text:style-name="T27"> </text:span><text:span text:style-name="T26">שנעשו</text:span><text:span text:style-name="T27"> </text:span><text:span text:style-name="T26">על</text:span><text:span text:style-name="T27"> </text:span><text:span text:style-name="T26">טהרת</text:span><text:span text:style-name="T27"> </text:span><text:span text:style-name="T26">הקודש</text:span><text:span text:style-name="T27"> </text:span><text:span text:style-name="T26">הרי</text:span><text:span text:style-name="T27"> </text:span><text:span text:style-name="T26">הן</text:span><text:span text:style-name="T27"> </text:span><text:span text:style-name="T26">כחולין; רבי</text:span><text:span text:style-name="T27"> </text:span><text:span text:style-name="T26">אלעזר</text:span><text:span text:style-name="T27"> </text:span><text:span text:style-name="T26">ברבי</text:span><text:span text:style-name="T27"> </text:span><text:span text:style-name="T26">צדוק</text:span><text:span text:style-name="T27"> </text:span><text:span text:style-name="T26">אומר: הרי</text:span><text:span text:style-name="T27"> </text:span><text:span text:style-name="T26">הן</text:span><text:span text:style-name="T27"> </text:span><text:span text:style-name="T26">כתרומה</text:span>' <text:span text:style-name="T18">(כלומר: הא</text:span><text:span text:style-name="T4"> </text:span><text:span text:style-name="T18">אשכחן</text:span><text:span text:style-name="T4"> </text:span><text:span text:style-name="T18">תנאי</text:span><text:span text:style-name="T4"> </text:span><text:span text:style-name="T18">דפליגי</text:span><text:span text:style-name="T4"> </text:span><text:span text:style-name="T18">בה, חד</text:span><text:span text:style-name="T4"> </text:span><text:span text:style-name="T18">אמר: כחולין, וחד</text:span><text:span text:style-name="T4"> </text:span><text:span text:style-name="T18">אמר: כתרומה, אבל</text:span><text:span text:style-name="T4"> </text:span><text:span text:style-name="T18">כקודש</text:span><text:span text:style-name="T4"> </text:span><text:span text:style-name="T18">לא</text:span><text:span text:style-name="T4"> </text:span><text:span text:style-name="T18">אמרינן)</text:span>. </text:p>
      <text:p text:style-name="P4">אלא<text:span text:style-name="T1"> </text:span>מסיפא<text:span text:style-name="T1"> </text:span><text:span text:style-name="T19">[חגיגה</text:span><text:span text:style-name="T3"> </text:span><text:span text:style-name="T19">פ"ב</text:span><text:span text:style-name="T3"> </text:span><text:span text:style-name="T19">מ"ז]</text:span>: '<text:span text:style-name="T26">יוסי</text:span><text:span text:style-name="T27"> </text:span><text:span text:style-name="T26">בן</text:span><text:span text:style-name="T27"> </text:span><text:span text:style-name="T26">יועזר</text:span><text:span text:style-name="T27"> </text:span><text:span text:style-name="T26">היה</text:span><text:span text:style-name="T27"> </text:span><text:span text:style-name="T26">חסיד</text:span><text:span text:style-name="T27"> </text:span><text:span text:style-name="T26">שבכהונה, והיתה</text:span><text:span text:style-name="T27"> </text:span><text:span text:style-name="T26">מטפחתו</text:span><text:span text:style-name="T27"> </text:span><text:span text:style-name="T26">מדרס</text:span><text:span text:style-name="T27"> </text:span><text:span text:style-name="T26">לקודש; יוחנן</text:span><text:span text:style-name="T27"> </text:span><text:span text:style-name="T26">בן</text:span><text:span text:style-name="T27"> </text:span><text:span text:style-name="T26">גודגדא</text:span><text:span text:style-name="T27"> </text:span><text:span text:style-name="T26">היה</text:span><text:span text:style-name="T27"> </text:span><text:span text:style-name="T26">אוכל</text:span><text:span text:style-name="T27"> </text:span><text:span text:style-name="T26">על</text:span><text:span text:style-name="T27"> </text:span><text:span text:style-name="T26">טהרת</text:span><text:span text:style-name="T27"> </text:span><text:span text:style-name="T26">הקודש</text:span><text:span text:style-name="T27"> </text:span><text:span text:style-name="T26">כל</text:span><text:span text:style-name="T27"> </text:span><text:span text:style-name="T26">ימיו, והיתה</text:span><text:span text:style-name="T27"> </text:span><text:span text:style-name="T26">מטפחתו</text:span><text:span text:style-name="T27"> </text:span><text:span text:style-name="T26">מדרס</text:span><text:span text:style-name="T27"> </text:span><text:span text:style-name="T26">לחטאת</text:span>' - לחטאת<text:span text:style-name="T1"> </text:span>אִין, לקודש<text:span text:style-name="T1"> – </text:span>לא, אלמא<text:span text:style-name="T1"> </text:span>קסבר<text:span text:style-name="T1"> </text:span>חולין<text:span text:style-name="T1"> </text:span>שנעשו<text:span text:style-name="T1"> </text:span>על<text:span text:style-name="T1"> </text:span>טהרת<text:span text:style-name="T1"> </text:span>קודש<text:span text:style-name="T1"> </text:span>כקודש<text:span text:style-name="T1"> </text:span>דמו!</text:p>
      <text:p text:style-name="P5"/>
      <text:p text:style-name="P4">'<text:span text:style-name="T26">אמר</text:span><text:span text:style-name="T27"> </text:span><text:span text:style-name="T26">רבי</text:span><text:span text:style-name="T27"> </text:span><text:span text:style-name="T26">יונתן</text:span><text:span text:style-name="T27"> </text:span><text:span text:style-name="T26">בן</text:span><text:span text:style-name="T27"> </text:span><text:span text:style-name="T26">אלעזר: נפלה</text:span><text:span text:style-name="T27"> </text:span><text:span text:style-name="T26">מעפרתו</text:span><text:span text:style-name="T27"> </text:span><text:span text:style-name="T18">(סודר)</text:span><text:span text:style-name="T26"> הימנו, אמר</text:span><text:span text:style-name="T27"> </text:span><text:span text:style-name="T26">לחבירו: "תנה</text:span><text:span text:style-name="T27"> </text:span><text:span text:style-name="T26">לי" ונתנה</text:span><text:span text:style-name="T27"> </text:span><text:span text:style-name="T26">לו</text:span><text:span text:style-name="T27"> – </text:span><text:span text:style-name="T26">טמאה</text:span><text:span text:style-name="T27"> </text:span><text:span text:style-name="T18">(ואפילו</text:span><text:span text:style-name="T4"> </text:span><text:span text:style-name="T18">זה</text:span><text:span text:style-name="T4"> </text:span><text:span text:style-name="T54">[שהרימו</text:span><text:span text:style-name="T3"> </text:span><text:span text:style-name="T54">ונתנה</text:span><text:span text:style-name="T3"> </text:span><text:span text:style-name="T54">לו]</text:span><text:span text:style-name="T18"> טהור)</text:span><text:span text:style-name="T26">;</text:span><text:span text:style-name="T32"> </text:span><text:span text:style-name="T18">(ולקמן</text:span><text:span text:style-name="T4"> </text:span><text:span text:style-name="T18">מפרש</text:span><text:span text:style-name="T4"> </text:span><text:span text:style-name="T18">טעמא: חזקה</text:span><text:span text:style-name="T4"> </text:span><text:span text:style-name="T18">אין</text:span><text:span text:style-name="T4"> </text:span><text:span text:style-name="T18">אדם</text:span><text:span text:style-name="T4"> </text:span><text:span text:style-name="T18">משמר</text:span><text:span text:style-name="T4"> </text:span><text:span text:style-name="T18">מה</text:span><text:span text:style-name="T4"> </text:span><text:span text:style-name="T18">שביד</text:span><text:span text:style-name="T4"> </text:span><text:span text:style-name="T18">חבירו, לפיכך</text:span><text:span text:style-name="T4"> </text:span><text:span text:style-name="T18">הוא</text:span><text:span text:style-name="T4"> </text:span><text:span text:style-name="T18">לא</text:span><text:span text:style-name="T4"> </text:span><text:span text:style-name="T18">שמרה</text:span><text:span text:style-name="T4"> </text:span><text:span text:style-name="T18">ביד</text:span><text:span text:style-name="T4"> </text:span><text:span text:style-name="T18">חבירו, וגם</text:span><text:span text:style-name="T4"> </text:span><text:span text:style-name="T18">זה</text:span><text:span text:style-name="T4"> </text:span><text:span text:style-name="T18">שנתנה</text:span><text:span text:style-name="T4"> </text:span><text:span text:style-name="T18">לו</text:span><text:span text:style-name="T4"> </text:span><text:span text:style-name="T18">לא</text:span><text:span text:style-name="T4"> </text:span><text:span text:style-name="T18">היה</text:span><text:span text:style-name="T4"> </text:span><text:span text:style-name="T18">חש</text:span><text:span text:style-name="T4"> </text:span><text:span text:style-name="T18">לשומרה, דמימר</text:span><text:span text:style-name="T4"> </text:span><text:span text:style-name="T18">אמר: כיון</text:span><text:span text:style-name="T4"> </text:span><text:span text:style-name="T18">שאמר</text:span><text:span text:style-name="T4"> </text:span><text:span text:style-name="T18">ליה</text:span><text:span text:style-name="T4"> </text:span><text:span text:style-name="T18">"תנה</text:span><text:span text:style-name="T4"> </text:span><text:span text:style-name="T18">לי", והוא</text:span><text:span text:style-name="T4"> </text:span><text:span text:style-name="T18">אינו</text:span><text:span text:style-name="T4"> </text:span><text:span text:style-name="T18">יודע</text:span><text:span text:style-name="T4"> </text:span><text:span text:style-name="T18">אם</text:span><text:span text:style-name="T4"> </text:span><text:span text:style-name="T18">טמא</text:span><text:span text:style-name="T4"> </text:span><text:span text:style-name="T18">אני</text:span><text:span text:style-name="T4"> </text:span><text:span text:style-name="T18">אם</text:span><text:span text:style-name="T4"> </text:span><text:span text:style-name="T18">טהור</text:span><text:span text:style-name="T4"> </text:span><text:span text:style-name="T18">- לא</text:span><text:span text:style-name="T4"> </text:span><text:span text:style-name="T18">חש</text:span><text:span text:style-name="T4"> </text:span><text:span text:style-name="T18">לטהרתו, ויש</text:span><text:span text:style-name="T4"> </text:span><text:span text:style-name="T18">כאן</text:span><text:span text:style-name="T4"> </text:span><text:span text:style-name="T18">היסח</text:span><text:span text:style-name="T4"> </text:span><text:span text:style-name="T18">הדעת, ולמחמירין</text:span><text:span text:style-name="T4"> </text:span><text:span text:style-name="T18">בטהרות</text:span><text:span text:style-name="T4"> </text:span><text:span text:style-name="T18">הוי</text:span><text:span text:style-name="T4"> </text:span><text:span text:style-name="T18">היסח</text:span><text:span text:style-name="T4"> </text:span><text:span text:style-name="T18">הדעת</text:span><text:span text:style-name="T4"> </text:span><text:span text:style-name="T18">= טומאה)</text:span><text:span text:style-name="T26">;</text:span></text:p>
      <text:p text:style-name="P4"><text:span text:style-name="T26">אמר</text:span><text:span text:style-name="T27"> </text:span><text:span text:style-name="T26">רבי</text:span><text:span text:style-name="T27"> </text:span><text:span text:style-name="T26">יונתן</text:span><text:span text:style-name="T27"> </text:span><text:span text:style-name="T26">בן</text:span><text:span text:style-name="T27"> </text:span><text:span text:style-name="T26">עמרם: נתחלפו</text:span><text:span text:style-name="T27"> </text:span><text:span text:style-name="T26">לו</text:span><text:span text:style-name="T27"> </text:span><text:span text:style-name="T26">כלים</text:span><text:span text:style-name="T27"> </text:span><text:span text:style-name="T26">של</text:span><text:span text:style-name="T27"> </text:span><text:span text:style-name="T26">שבת</text:span><text:span text:style-name="T27"> </text:span><text:span text:style-name="T26">בכלים</text:span><text:span text:style-name="T27"> </text:span><text:span text:style-name="T26">של</text:span><text:span text:style-name="T27"> </text:span><text:span text:style-name="T26">חול</text:span><text:span text:style-name="T27"> </text:span><text:span text:style-name="T18">(כסבור</text:span><text:span text:style-name="T4"> </text:span><text:span text:style-name="T18">ליטול</text:span><text:span text:style-name="T4"> </text:span><text:span text:style-name="T18">בגדיו</text:span><text:span text:style-name="T4"> </text:span><text:span text:style-name="T18">של</text:span><text:span text:style-name="T4"> </text:span><text:span text:style-name="T18">חול</text:span><text:span text:style-name="T4"> </text:span><text:span text:style-name="T18">ונטל</text:span><text:span text:style-name="T4"> </text:span><text:span text:style-name="T18">של</text:span><text:span text:style-name="T4"> </text:span><text:span text:style-name="T18">שבת)</text:span><text:span text:style-name="T26">, ולבשן</text:span><text:span text:style-name="T27"> – </text:span><text:span text:style-name="T26">נטמאו</text:span><text:span text:style-name="T27"> </text:span><text:span text:style-name="T18">(קא</text:span><text:span text:style-name="T4"> </text:span><text:span text:style-name="T18">סלקא</text:span><text:span text:style-name="T4"> </text:span><text:span text:style-name="T18">דעתיה</text:span><text:span text:style-name="T4"> </text:span><text:span text:style-name="T18">השתא</text:span><text:span text:style-name="T4"> </text:span><text:span text:style-name="T18">דסבירא</text:span><text:span text:style-name="T4"> </text:span><text:span text:style-name="T18">ליה: משמר</text:span><text:span text:style-name="T4"> </text:span><text:span text:style-name="T18">הדבר</text:span><text:span text:style-name="T4"> </text:span><text:span text:style-name="T18">בחזקת</text:span><text:span text:style-name="T4"> </text:span><text:span text:style-name="T18">שהוא</text:span><text:span text:style-name="T4"> </text:span><text:span text:style-name="T18">דבר</text:span><text:span text:style-name="T4"> </text:span><text:span text:style-name="T18">זה</text:span><text:span text:style-name="T4"> </text:span><text:span text:style-name="T18">ונמצא</text:span><text:span text:style-name="T4"> </text:span><text:span text:style-name="T18">שהוא</text:span><text:span text:style-name="T4"> </text:span><text:span text:style-name="T18">דבר</text:span><text:span text:style-name="T4"> </text:span><text:span text:style-name="T18">אחר</text:span><text:span text:style-name="T4"> </text:span><text:span text:style-name="T18">- אינו</text:span><text:span text:style-name="T4"> </text:span><text:span text:style-name="T18">שמור)</text:span><text:span text:style-name="T26">;</text:span></text:p>
      <text:p text:style-name="P4"><text:span text:style-name="T26">אמר</text:span><text:span text:style-name="T27"> </text:span><text:span text:style-name="T26">רבי</text:span><text:span text:style-name="T27"> </text:span><text:span text:style-name="T26">אלעזר</text:span><text:span text:style-name="T27"> </text:span><text:span text:style-name="T26">בר</text:span><text:span text:style-name="T27"> </text:span><text:span text:style-name="T26">צדוק: מעשה</text:span><text:span text:style-name="T27"> </text:span><text:span text:style-name="T26">בשתי</text:span><text:span text:style-name="T27"> </text:span><text:span text:style-name="T26">נשים</text:span><text:span text:style-name="T27"> </text:span><text:span text:style-name="T26">חבירות</text:span><text:span text:style-name="T27"> </text:span><text:span text:style-name="T26">שנתחלפו</text:span><text:span text:style-name="T27"> </text:span><text:span text:style-name="T26">להן</text:span><text:span text:style-name="T27"> </text:span><text:span text:style-name="T26">כליהן</text:span><text:span text:style-name="T27"> </text:span><text:span text:style-name="T26">בבית</text:span><text:span text:style-name="T27"> </text:span><text:span text:style-name="T26">המרחץ, ובא</text:span><text:span text:style-name="T27"> </text:span><text:span text:style-name="T26">מעשה</text:span><text:span text:style-name="T27"> </text:span><text:span text:style-name="T26">לפני</text:span><text:span text:style-name="T27"> </text:span><text:span text:style-name="T26">רבי</text:span><text:span text:style-name="T27"> </text:span><text:span text:style-name="T26">עקיבא</text:span><text:span text:style-name="T27"> – </text:span><text:span text:style-name="T26">וטימאן.</text:span>'</text:p>
      <text:p text:style-name="P4">מתקיף<text:span text:style-name="T1"> </text:span>לה<text:span text:style-name="T1"> </text:span>רבי<text:span text:style-name="T1"> </text:span>אושעיא: אלא<text:span text:style-name="T1"> </text:span>מעתה, הושיט<text:span text:style-name="T1"> </text:span>ידו<text:span text:style-name="T1"> </text:span>לסל<text:span text:style-name="T1"> </text:span>ליטול<text:span text:style-name="T1"> </text:span>פת<text:span text:style-name="T1"> </text:span>חטין<text:span text:style-name="T1"> </text:span>ועלתה<text:span text:style-name="T1"> </text:span>בידו<text:span text:style-name="T1"> </text:span>פת<text:span text:style-name="T1"> </text:span>שעורים<text:span text:style-name="T1"> </text:span>הכי<text:span text:style-name="T1"> </text:span>נמי<text:span text:style-name="T1"> </text:span>דנטמאת? וכי<text:span text:style-name="T1"> </text:span>תימא<text:span text:style-name="T1"> </text:span>'הכי<text:span text:style-name="T1"> </text:span>נמי', והתניא<text:span text:style-name="T1"> </text:span>'<text:span text:style-name="T26">המשמר</text:span><text:span text:style-name="T27"> </text:span><text:span text:style-name="T26">את</text:span><text:span text:style-name="T27"> </text:span><text:span text:style-name="T26">החבית</text:span><text:span text:style-name="T27"> </text:span><text:span text:style-name="T26">בחזקת</text:span><text:span text:style-name="T27"> </text:span><text:span text:style-name="T26">של</text:span><text:span text:style-name="T27"> </text:span><text:span text:style-name="T26">יין</text:span><text:span text:style-name="T27"> </text:span><text:span text:style-name="T26">ונמצאת</text:span><text:span text:style-name="T27"> </text:span><text:span text:style-name="T26">של</text:span><text:span text:style-name="T27"> </text:span><text:span text:style-name="T26">שמן</text:span><text:span text:style-name="T27"> </text:span><text:span text:style-name="T26">- טהורה</text:span><text:span text:style-name="T27"> </text:span><text:span text:style-name="T26">מלטמא</text:span>'!?</text:p>
      <text:p text:style-name="P4">ולטעמיך<text:span text:style-name="T1"> </text:span>אימא<text:span text:style-name="T1"> </text:span>סיפא: '<text:span text:style-name="T26">ואסורה</text:span><text:span text:style-name="T27"> </text:span><text:span text:style-name="T26">מלאכול</text:span>' – אמאי?</text:p>
      <text:p text:style-name="P4"><text:soft-page-break/>אמר<text:span text:style-name="T1"> </text:span>רבי<text:span text:style-name="T1"> </text:span>ירמיה: <text:span text:style-name="T18">(הא</text:span><text:span text:style-name="T4"> </text:span><text:span text:style-name="T18">דפרכת</text:span><text:span text:style-name="T4"> </text:span><text:span text:style-name="T18">'אימא</text:span><text:span text:style-name="T4"> </text:span><text:span text:style-name="T18">סיפא</text:span><text:span text:style-name="T4"> </text:span><text:span text:style-name="T33">"אסורה</text:span><text:span text:style-name="T28"> </text:span><text:span text:style-name="T33">מלאכול"</text:span><text:span text:style-name="T18">' - לא</text:span><text:span text:style-name="T4"> </text:span><text:span text:style-name="T18">מסייע</text:span><text:span text:style-name="T4"> </text:span><text:span text:style-name="T18">ליה</text:span><text:span text:style-name="T4"> </text:span><text:span text:style-name="T18">מידי:)</text:span> באומר<text:span text:style-name="T1"> </text:span>"שמרתיה<text:span text:style-name="T1"> </text:span>מדבר<text:span text:style-name="T1"> </text:span>המטמאהּ, ולא<text:span text:style-name="T1"> </text:span>מדבר<text:span text:style-name="T1"> </text:span>הפוסלהּ" <text:span text:style-name="T18">(אבל</text:span><text:span text:style-name="T4"> </text:span><text:span text:style-name="T18">במה</text:span><text:span text:style-name="T4"> </text:span><text:span text:style-name="T18">שמשמרה</text:span><text:span text:style-name="T4"> </text:span><text:span text:style-name="T18">הימנו</text:span><text:span text:style-name="T4"> </text:span><text:span text:style-name="T18">- הויא</text:span><text:span text:style-name="T4"> </text:span><text:span text:style-name="T18">שמירתו</text:span><text:span text:style-name="T4"> </text:span><text:span text:style-name="T18">שמירה, ואף</text:span><text:span text:style-name="T4"> </text:span><text:span text:style-name="T18">על</text:span><text:span text:style-name="T4"> </text:span><text:span text:style-name="T18">פי</text:span><text:span text:style-name="T4"> </text:span><text:span text:style-name="T18">שאינו</text:span><text:span text:style-name="T4"> </text:span><text:span text:style-name="T18">זה)</text:span>.</text:p>
      <text:p text:style-name="P6"/>
      <text:p text:style-name="P4">ומי<text:span text:style-name="T1"> </text:span>איכא<text:span text:style-name="T1"> </text:span>נטירותא<text:span text:style-name="T1"> </text:span>לפלגא?</text:p>
      <text:p text:style-name="P4">אִין, והתניא: '<text:span text:style-name="T26">הושיט</text:span><text:span text:style-name="T27"> </text:span><text:span text:style-name="T26">ידו</text:span><text:span text:style-name="T27"> </text:span><text:span text:style-name="T26">בסל</text:span><text:span text:style-name="T27"> </text:span><text:span text:style-name="T18">(של</text:span><text:span text:style-name="T4"> </text:span><text:span text:style-name="T18">תאנים)</text:span><text:span text:style-name="T26"> והסל</text:span><text:span text:style-name="T27"> </text:span><text:span text:style-name="T26">על</text:span><text:span text:style-name="T27"> </text:span><text:span text:style-name="T26">כתיפו</text:span><text:span text:style-name="T27"> </text:span><text:span text:style-name="T26">והמגריפה</text:span><text:span text:style-name="T27"> </text:span><text:span text:style-name="T26">בתוך</text:span><text:span text:style-name="T27"> </text:span><text:span text:style-name="T26">הסל</text:span><text:span text:style-name="T27"> </text:span><text:span text:style-name="T18">(מגריפה</text:span><text:span text:style-name="T4"> </text:span><text:span text:style-name="T18">- כלי</text:span><text:span text:style-name="T4"> </text:span><text:span text:style-name="T18">ברזל</text:span><text:span text:style-name="T4"> </text:span><text:span text:style-name="T18">הוא, שקורין</text:span><text:span text:style-name="T4"> </text:span><text:span text:style-name="T18">וודי"ל</text:span><text:span text:style-name="T4"> </text:span><text:span text:style-name="T42">[מעין</text:span><text:span text:style-name="T47"> </text:span><text:span text:style-name="T42">את, לחתות</text:span><text:span text:style-name="T47"> </text:span><text:span text:style-name="T42">גחלים</text:span><text:span text:style-name="T47"> </text:span><text:span text:style-name="T42">מן</text:span><text:span text:style-name="T47"> </text:span><text:span text:style-name="T42">האש]</text:span><text:span text:style-name="T18">, שגופרין</text:span><text:span text:style-name="T4"> </text:span><text:span text:style-name="T18">בו</text:span><text:span text:style-name="T4"> </text:span><text:span text:style-name="T18">אפר</text:span><text:span text:style-name="T4"> </text:span><text:span text:style-name="T18">הכירה, וגם</text:span><text:span text:style-name="T4"> </text:span><text:span text:style-name="T18">מבדילין</text:span><text:span text:style-name="T4"> </text:span><text:span text:style-name="T18">בו</text:span><text:span text:style-name="T4"> </text:span><text:span text:style-name="T18">תאנים</text:span><text:span text:style-name="T4"> </text:span><text:span text:style-name="T18">המודבקות</text:span><text:span text:style-name="T4"> </text:span><text:span text:style-name="T18">זו</text:span><text:span text:style-name="T4"> </text:span><text:span text:style-name="T18">בזו)</text:span><text:span text:style-name="T26">, והיה</text:span><text:span text:style-name="T27"> </text:span><text:span text:style-name="T26">בלבו</text:span><text:span text:style-name="T27"> </text:span><text:span text:style-name="T26">על</text:span><text:span text:style-name="T27"> </text:span><text:span text:style-name="T26">הסל</text:span><text:span text:style-name="T27"> </text:span><text:span text:style-name="T26">ולא</text:span><text:span text:style-name="T27"> </text:span><text:span text:style-name="T26">היה</text:span><text:span text:style-name="T27"> </text:span><text:span text:style-name="T26">בלבו</text:span><text:span text:style-name="T27"> </text:span><text:span text:style-name="T26">על</text:span><text:span text:style-name="T27"> </text:span><text:span text:style-name="T26">המגריפה</text:span><text:span text:style-name="T27"> </text:span><text:span text:style-name="T26">- הסל</text:span><text:span text:style-name="T27"> </text:span><text:span text:style-name="T26">טהור</text:span><text:span text:style-name="T27"> </text:span><text:span text:style-name="T26">והמגריפה</text:span><text:span text:style-name="T27"> </text:span><text:span text:style-name="T26">טמאה</text:span>'.</text:p>
      <text:p text:style-name="P4">הסל<text:span text:style-name="T1"> </text:span>טהור? תטמא<text:span text:style-name="T1"> </text:span>המגריפה<text:span text:style-name="T1"> </text:span>לסל!?</text:p>
      <text:p text:style-name="P4">אין<text:span text:style-name="T1"> </text:span>כלי<text:span text:style-name="T1"> </text:span>מטמא<text:span text:style-name="T1"> </text:span>כלי.</text:p>
      <text:p text:style-name="P4">וליטמא<text:span text:style-name="T1"> </text:span>מה<text:span text:style-name="T1"> </text:span>שבסל?</text:p>
      <text:p text:style-name="P4">אמר<text:span text:style-name="T1"> </text:span>רבינא: באומר<text:span text:style-name="T1"> </text:span>"שמרתיו<text:span text:style-name="T1"> </text:span>מדבר<text:span text:style-name="T1"> </text:span>שמטמאו<text:span text:style-name="T1"> </text:span>ולא<text:span text:style-name="T1"> </text:span>מדבר<text:span text:style-name="T1"> </text:span>הפוסלו". <text:span text:style-name="T18">(המטמא</text:span><text:span text:style-name="T4"> </text:span><text:span text:style-name="T18">- הנותן</text:span><text:span text:style-name="T4"> </text:span><text:span text:style-name="T18">לה</text:span><text:span text:style-name="T4"> </text:span><text:span text:style-name="T18">טומאה</text:span><text:span text:style-name="T4"> </text:span><text:span text:style-name="T18">לטמא</text:span><text:span text:style-name="T4"> </text:span><text:span text:style-name="T18">אחרים; הפוסלה</text:span><text:span text:style-name="T4"> </text:span><text:span text:style-name="T18">- מלהשתמש</text:span><text:span text:style-name="T4"> </text:span><text:span text:style-name="T18">בה</text:span><text:span text:style-name="T4"> </text:span><text:span text:style-name="T18">טהרות</text:span><text:span text:style-name="T4"> </text:span><text:span text:style-name="T18">לכתחילה; אי</text:span><text:span text:style-name="T4"> </text:span><text:span text:style-name="T18">נמי: נפקא</text:span><text:span text:style-name="T4"> </text:span><text:span text:style-name="T18">מינה</text:span><text:span text:style-name="T4"> </text:span><text:span text:style-name="T18">לאוכל</text:span><text:span text:style-name="T4"> </text:span><text:span text:style-name="T18">הדבוק</text:span><text:span text:style-name="T4"> </text:span><text:span text:style-name="T18">בה, שהוא</text:span><text:span text:style-name="T4"> </text:span><text:span text:style-name="T18">פסול</text:span><text:span text:style-name="T4"> </text:span><text:span text:style-name="T18">באכילה, ומכל</text:span><text:span text:style-name="T4"> </text:span><text:span text:style-name="T18">מקום</text:span><text:span text:style-name="T4"> </text:span><text:span text:style-name="T18">- אם</text:span><text:span text:style-name="T4"> </text:span><text:span text:style-name="T18">נגעה</text:span><text:span text:style-name="T4"> </text:span><text:span text:style-name="T18">בטהרות</text:span><text:span text:style-name="T4"> </text:span><text:span text:style-name="T18">- אינה</text:span><text:span text:style-name="T4"> </text:span><text:span text:style-name="T18">פוסלתן, אלמא: איכא</text:span><text:span text:style-name="T4"> </text:span><text:span text:style-name="T18">נטירותא</text:span><text:span text:style-name="T4"> </text:span><text:span text:style-name="T18">לפלגא, ובכי</text:span><text:span text:style-name="T4"> </text:span><text:span text:style-name="T18">האי</text:span><text:span text:style-name="T4"> </text:span><text:span text:style-name="T18">גוונא</text:span><text:span text:style-name="T4"> </text:span><text:span text:style-name="T18">נמי</text:span><text:span text:style-name="T4"> </text:span><text:span text:style-name="T18">מיתרצא</text:span><text:span text:style-name="T4"> </text:span><text:span text:style-name="T18">מתניתין</text:span><text:span text:style-name="T4"> </text:span><text:span text:style-name="T18">דלעיל, ומיתקנא</text:span><text:span text:style-name="T4"> </text:span><text:span text:style-name="T18">היא!)</text:span> </text:p>
      <text:p text:style-name="P4">מכל<text:span text:style-name="T1"> </text:span>מקום<text:span text:style-name="T1"> </text:span>קשיא<text:span text:style-name="T1"> </text:span><text:span text:style-name="T18">(הך</text:span><text:span text:style-name="T4"> </text:span><text:span text:style-name="T18">דקתני</text:span><text:span text:style-name="T4"> </text:span><text:span text:style-name="T18">בה</text:span><text:span text:style-name="T4"> </text:span><text:span text:style-name="T18">טהורה</text:span><text:span text:style-name="T4"> </text:span><text:span text:style-name="T18">מלטמא)</text:span>! </text:p>
      <text:p text:style-name="P4">ועוד: מותיב<text:span text:style-name="T1"> </text:span>רבה<text:span text:style-name="T1"> </text:span>בר<text:span text:style-name="T1"> </text:span>אבוה:</text:p>
      <text:p text:style-name="P18">'<text:span text:style-name="T35">מעשה</text:span><text:span text:style-name="T6"> </text:span><text:span text:style-name="T35">באשה</text:span><text:span text:style-name="T6"> </text:span><text:span text:style-name="T35">אחת</text:span><text:span text:style-name="T6"> </text:span><text:span text:style-name="T35">שבאת</text:span><text:span text:style-name="T6"> </text:span><text:span text:style-name="T35">לפני</text:span><text:span text:style-name="T6"> </text:span><text:span text:style-name="T35">רבי</text:span><text:span text:style-name="T6"> </text:span><text:span text:style-name="T35">ישמעאל</text:span><text:span text:style-name="T6"> </text:span><text:span text:style-name="T35">ואמרה</text:span><text:span text:style-name="T6"> </text:span><text:span text:style-name="T35">לו</text:span><text:span text:style-name="T6"> </text:span><text:span text:style-name="T35">"רבי! בגד</text:span><text:span text:style-name="T6"> </text:span><text:span text:style-name="T35">זה</text:span><text:span text:style-name="T6"> </text:span><text:span text:style-name="T35">ארגתיו</text:span><text:span text:style-name="T6"> </text:span><text:span text:style-name="T35">בטהרה</text:span><text:span text:style-name="T6"> </text:span><text:span text:style-name="T18">(יודעת</text:span><text:span text:style-name="T4"> </text:span><text:span text:style-name="T18">אני</text:span><text:span text:style-name="T4"> </text:span><text:span text:style-name="T18">שמשעה</text:span><text:span text:style-name="T4"> </text:span><text:span text:style-name="T18">שנארג</text:span><text:span text:style-name="T4"> </text:span><text:span text:style-name="T18">בו</text:span><text:span text:style-name="T4"> </text:span><text:span text:style-name="T18">שלש</text:span><text:span text:style-name="T4"> </text:span><text:span text:style-name="T18">על</text:span><text:span text:style-name="T4"> </text:span><text:span text:style-name="T18">שלש</text:span><text:span text:style-name="T4"> </text:span><text:span text:style-name="T18">אצבעות</text:span><text:span text:style-name="T4"> </text:span><text:span text:style-name="T18">שנראה</text:span><text:span text:style-name="T4"> </text:span><text:span text:style-name="T18">לטומאה</text:span><text:span text:style-name="T4"> </text:span><text:span text:style-name="T18">- לא</text:span><text:span text:style-name="T4"> </text:span><text:span text:style-name="T18">נגעה</text:span><text:span text:style-name="T4"> </text:span><text:span text:style-name="T18">בו</text:span><text:span text:style-name="T4"> </text:span><text:span text:style-name="T18">טומאה)</text:span><text:span text:style-name="T35"> ולא</text:span><text:span text:style-name="T6"> </text:span><text:span text:style-name="T35">היה</text:span><text:span text:style-name="T6"> </text:span><text:span text:style-name="T35">בלבי</text:span><text:span text:style-name="T6"> </text:span><text:span text:style-name="T35">לשומרו</text:span><text:span text:style-name="T6"> </text:span><text:span text:style-name="T35">בטהרה" ומתוך</text:span><text:span text:style-name="T6"> </text:span><text:span text:style-name="T35">בדיקות</text:span><text:span text:style-name="T6"> </text:span><text:span text:style-name="T35">שהיה</text:span><text:span text:style-name="T6"> </text:span><text:span text:style-name="T35">רבי</text:span><text:span text:style-name="T6"> </text:span><text:span text:style-name="T35">ישמעאל</text:span><text:span text:style-name="T6"> </text:span><text:span text:style-name="T35">בודקה</text:span><text:span text:style-name="T6"> </text:span><text:span text:style-name="T18">("הואיל</text:span><text:span text:style-name="T4"> </text:span><text:span text:style-name="T18">ולא</text:span><text:span text:style-name="T4"> </text:span><text:span text:style-name="T18">היה</text:span><text:span text:style-name="T4"> </text:span><text:span text:style-name="T18">בלבך</text:span><text:span text:style-name="T4"> </text:span><text:span text:style-name="T18">לשומרו, שמא</text:span><text:span text:style-name="T4"> </text:span><text:span text:style-name="T18">אירע</text:span><text:span text:style-name="T4"> </text:span><text:span text:style-name="T18">בו</text:span><text:span text:style-name="T4"> </text:span><text:span text:style-name="T18">כך</text:span><text:span text:style-name="T4"> </text:span><text:span text:style-name="T18">וכך</text:span><text:span text:style-name="T4"> </text:span><text:span text:style-name="T18">ולא</text:span><text:span text:style-name="T4"> </text:span><text:span text:style-name="T18">נזהרת?")</text:span><text:span text:style-name="T35"> - אמרה</text:span><text:span text:style-name="T6"> </text:span><text:span text:style-name="T35">לו</text:span><text:span text:style-name="T6"> </text:span><text:span text:style-name="T35">"רבי! נדה</text:span><text:span text:style-name="T6"> </text:span><text:span text:style-name="T35">משכה</text:span><text:span text:style-name="T6"> </text:span><text:span text:style-name="T35">עמי</text:span><text:span text:style-name="T6"> </text:span><text:span text:style-name="T35">בחבל</text:span><text:span text:style-name="T6"> </text:span><text:span text:style-name="T18">(שקשרה</text:span><text:span text:style-name="T4"> </text:span><text:span text:style-name="T18">בו</text:span><text:span text:style-name="T4"> </text:span><text:span text:style-name="T18">החבל</text:span><text:span text:style-name="T4"> </text:span><text:span text:style-name="T18">בכלי</text:span><text:span text:style-name="T4"> </text:span><text:span text:style-name="T18">האריגה, ושמא</text:span><text:span text:style-name="T4"> </text:span><text:span text:style-name="T18">הסיטתו)</text:span><text:span text:style-name="T35">"! אמר</text:span><text:span text:style-name="T6"> </text:span><text:span text:style-name="T35">רבי</text:span><text:span text:style-name="T6"> </text:span><text:span text:style-name="T35">ישמעאל: כמה</text:span><text:span text:style-name="T6"> </text:span><text:span text:style-name="T35">גדולים</text:span><text:span text:style-name="T6"> </text:span><text:span text:style-name="T35">דברי</text:span><text:span text:style-name="T6"> </text:span><text:span text:style-name="T35">חכמים, שהיו</text:span><text:span text:style-name="T6"> </text:span><text:span text:style-name="T35">אומרים: 'בלבו</text:span><text:span text:style-name="T6"> </text:span><text:span text:style-name="T35">לשומרו</text:span><text:span text:style-name="T6"> – </text:span><text:span text:style-name="T35">טהור, אֵין</text:span><text:span text:style-name="T6"> </text:span><text:span text:style-name="T35">בלבו</text:span><text:span text:style-name="T6"> </text:span><text:span text:style-name="T35">לשומרו</text:span><text:span text:style-name="T6"> – </text:span><text:span text:style-name="T35">טמא'! </text:span></text:p>
      <text:p text:style-name="P18"><text:span text:style-name="T35">שוב</text:span><text:span text:style-name="T6"> </text:span><text:span text:style-name="T35">מעשה</text:span><text:span text:style-name="T6"> </text:span><text:span text:style-name="T35">באשה</text:span><text:span text:style-name="T6"> </text:span><text:span text:style-name="T35">אחת</text:span><text:span text:style-name="T6"> </text:span><text:span text:style-name="T35">שבאת</text:span><text:span text:style-name="T6"> </text:span><text:span text:style-name="T35">לפני</text:span><text:span text:style-name="T6"> </text:span><text:span text:style-name="T35">רבי</text:span><text:span text:style-name="T6"> </text:span><text:span text:style-name="T35">ישמעאל, אמרה</text:span><text:span text:style-name="T6"> </text:span><text:span text:style-name="T35">לו: "רבי! מפה</text:span><text:span text:style-name="T6"> </text:span><text:span text:style-name="T35">זו</text:span><text:span text:style-name="T6"> </text:span><text:span text:style-name="T35">ארגתיה</text:span><text:span text:style-name="T6"> </text:span><text:span text:style-name="T35">בטהרה, ולא</text:span><text:span text:style-name="T6"> </text:span><text:span text:style-name="T35">היה</text:span><text:span text:style-name="T6"> </text:span><text:span text:style-name="T35">בלבי</text:span><text:span text:style-name="T6"> </text:span><text:span text:style-name="T35">לשומרה", ומתוך</text:span><text:span text:style-name="T6"> </text:span><text:span text:style-name="T35">בדיקות</text:span><text:span text:style-name="T6"> </text:span><text:span text:style-name="T35">שהיה</text:span><text:span text:style-name="T6"> </text:span><text:span text:style-name="T35">רבי</text:span><text:span text:style-name="T6"> </text:span><text:span text:style-name="T35">ישמעאל</text:span><text:span text:style-name="T6"> </text:span><text:span text:style-name="T35">בודקה</text:span><text:span text:style-name="T6"> </text:span><text:span text:style-name="T35">- אמרה</text:span><text:span text:style-name="T6"> </text:span><text:span text:style-name="T35">לו</text:span><text:span text:style-name="T6"> </text:span><text:span text:style-name="T35">"רבי</text:span><text:span text:style-name="T6"> </text:span><text:span text:style-name="T35">נימא</text:span><text:span text:style-name="T6"> </text:span><text:span text:style-name="T35">נפסקה</text:span><text:span text:style-name="T6"> </text:span><text:span text:style-name="T35">לי</text:span><text:span text:style-name="T6"> </text:span><text:span text:style-name="T18">(קודם</text:span><text:span text:style-name="T4"> </text:span><text:span text:style-name="T18">שארגתי</text:span><text:span text:style-name="T4"> </text:span><text:span text:style-name="T18">בה</text:span><text:span text:style-name="T4"> </text:span><text:span text:style-name="T18">כלום)</text:span><text:span text:style-name="T35"> וקשרתיה</text:span><text:span text:style-name="T6"> </text:span><text:span text:style-name="T35">בפה</text:span><text:span text:style-name="T6"> </text:span><text:span text:style-name="T18">(קודם</text:span><text:span text:style-name="T4"> </text:span><text:span text:style-name="T18">שארגתי</text:span><text:span text:style-name="T4"> </text:span><text:span text:style-name="T18">בה</text:span><text:span text:style-name="T4"> </text:span><text:span text:style-name="T18">כלום, שלא</text:span><text:span text:style-name="T4"> </text:span><text:span text:style-name="T18">היתה</text:span><text:span text:style-name="T4"> </text:span><text:span text:style-name="T18">ראויה</text:span><text:span text:style-name="T4"> </text:span><text:span text:style-name="T18">לטומאה, ולא</text:span><text:span text:style-name="T4"> </text:span><text:span text:style-name="T18">נזהרתי</text:span><text:span text:style-name="T4"> </text:span><text:span text:style-name="T18">בה</text:span><text:span text:style-name="T4"> </text:span><text:span text:style-name="T18">ולא</text:span><text:span text:style-name="T4"> </text:span><text:span text:style-name="T18">הייתי</text:span><text:span text:style-name="T4"> </text:span><text:span text:style-name="T18">טבולה</text:span><text:span text:style-name="T4"> </text:span><text:span text:style-name="T18">לנדתי)</text:span>" <text:span text:style-name="T18">(ויש</text:span><text:span text:style-name="T4"> </text:span><text:span text:style-name="T18">לחוש</text:span><text:span text:style-name="T4"> </text:span><text:span text:style-name="T18">שמא</text:span><text:span text:style-name="T4"> </text:span><text:span text:style-name="T18">כשארגה</text:span><text:span text:style-name="T4"> </text:span><text:span text:style-name="T18">בה</text:span><text:span text:style-name="T4"> </text:span><text:span text:style-name="T18">שלש</text:span><text:span text:style-name="T4"> </text:span><text:span text:style-name="T18">אצבעות</text:span><text:span text:style-name="T4"> </text:span><text:span text:style-name="T18">- עדיין</text:span><text:span text:style-name="T4"> </text:span><text:span text:style-name="T18">הרוק</text:span><text:span text:style-name="T4"> </text:span><text:span text:style-name="T18">לח, ורוק</text:span><text:span text:style-name="T4"> </text:span><text:span text:style-name="T18">הנדה</text:span><text:span text:style-name="T4"> </text:span><text:span text:style-name="T18">אב</text:span><text:span text:style-name="T4"> </text:span><text:span text:style-name="T18">הטומאה</text:span><text:span text:style-name="T4"> </text:span><text:span text:style-name="T18">הוא; כך</text:span><text:span text:style-name="T4"> </text:span><text:span text:style-name="T18">נראה</text:span><text:span text:style-name="T4"> </text:span><text:span text:style-name="T18">בעיני; ורבותי</text:span><text:span text:style-name="T4"> </text:span><text:span text:style-name="T18">מפרשין: משום</text:span><text:span text:style-name="T4"> </text:span><text:span text:style-name="T18">צינורות</text:span><text:span text:style-name="T4"> </text:span><text:span text:style-name="T18">עם</text:span><text:span text:style-name="T4"> </text:span><text:span text:style-name="T18">הארץ</text:span><text:span text:style-name="T4"> </text:span><text:span text:style-name="T18">המטמאה</text:span><text:span text:style-name="T4"> </text:span><text:span text:style-name="T18">כל</text:span><text:span text:style-name="T4"> </text:span><text:span text:style-name="T18">זמן</text:span><text:span text:style-name="T4"> </text:span><text:span text:style-name="T18">שהיא</text:span><text:span text:style-name="T4"> </text:span><text:span text:style-name="T18">לחה; ואני</text:span><text:span text:style-name="T4"> </text:span><text:span text:style-name="T18">אומר: על</text:span><text:span text:style-name="T4"> </text:span><text:span text:style-name="T18">כרחך</text:span><text:span text:style-name="T4"> </text:span><text:span text:style-name="T18">האשה</text:span><text:span text:style-name="T4"> </text:span><text:span text:style-name="T18">זו</text:span><text:span text:style-name="T4"> </text:span><text:span text:style-name="T18">חבירה</text:span><text:span text:style-name="T4"> </text:span><text:span text:style-name="T18">היתה, דאי</text:span><text:span text:style-name="T4"> </text:span><text:span text:style-name="T18">לא</text:span><text:span text:style-name="T4"> </text:span><text:span text:style-name="T18">חבירה</text:span><text:span text:style-name="T4"> </text:span><text:span text:style-name="T18">היתה</text:span><text:span text:style-name="T4"> </text:span><text:span text:style-name="T18">- מי</text:span><text:span text:style-name="T4"> </text:span><text:span text:style-name="T18">אתיא</text:span><text:span text:style-name="T4"> </text:span><text:span text:style-name="T18">קמי</text:span><text:span text:style-name="T4"> </text:span><text:span text:style-name="T18">רבנן</text:span><text:span text:style-name="T4"> </text:span><text:span text:style-name="T18">לישאל</text:span><text:span text:style-name="T4"> </text:span><text:span text:style-name="T18">על</text:span><text:span text:style-name="T4"> </text:span><text:span text:style-name="T18">הטהרות? ועוד: מי</text:span><text:span text:style-name="T4"> </text:span><text:span text:style-name="T18">מהימנא</text:span><text:span text:style-name="T4"> </text:span><text:span text:style-name="T18">למימר</text:span><text:span text:style-name="T4"> </text:span><text:span text:style-name="T18">"ארגתיה</text:span><text:span text:style-name="T4"> </text:span><text:span text:style-name="T18">בטהרה"?)</text:span><text:span text:style-name="T26">!</text:span></text:p>
      <text:p text:style-name="P18"><text:span text:style-name="T26">אמר</text:span><text:span text:style-name="T27"> </text:span><text:span text:style-name="T26">רבי</text:span><text:span text:style-name="T27"> </text:span><text:span text:style-name="T26">ישמעאל: כמה</text:span><text:span text:style-name="T27"> </text:span><text:span text:style-name="T26">גדולים</text:span><text:span text:style-name="T27"> </text:span><text:span text:style-name="T26">דברי</text:span><text:span text:style-name="T27"> </text:span><text:span text:style-name="T26">חכמים</text:span><text:span text:style-name="T27"> </text:span><text:span text:style-name="T26">שהיו</text:span><text:span text:style-name="T27"> </text:span><text:span text:style-name="T26">אומרים</text:span><text:span text:style-name="T27"> </text:span><text:span text:style-name="T26">'בלבו</text:span><text:span text:style-name="T27"> </text:span><text:span text:style-name="T26">לשומרו</text:span><text:span text:style-name="T27"> – </text:span><text:span text:style-name="T26">טהור; אֵין</text:span><text:span text:style-name="T27"> </text:span><text:span text:style-name="T26">בלבו</text:span><text:span text:style-name="T27"> </text:span><text:span text:style-name="T26">לשומרו</text:span><text:span text:style-name="T27"> – </text:span><text:span text:style-name="T26">טמא</text:span>'; <text:span text:style-name="T18">(קתני</text:span><text:span text:style-name="T4"> </text:span><text:span text:style-name="T18">מיהת: בלבו</text:span><text:span text:style-name="T4"> </text:span><text:span text:style-name="T18">לשומרן</text:span><text:span text:style-name="T4"> </text:span><text:span text:style-name="T18">- טהור, כלומר: אחר</text:span><text:span text:style-name="T4"> </text:span><text:span text:style-name="T18">כוונת</text:span><text:span text:style-name="T4"> </text:span><text:span text:style-name="T18">השמירה</text:span><text:span text:style-name="T4"> </text:span><text:span text:style-name="T18">הן</text:span><text:span text:style-name="T4"> </text:span><text:span text:style-name="T18">הן</text:span><text:span text:style-name="T4"> </text:span><text:span text:style-name="T18">הדברים)</text:span> </text:p>
      <text:p text:style-name="P4">בשלמא<text:span text:style-name="T1"> </text:span>לרבי<text:span text:style-name="T1"> </text:span>אלעזר<text:span text:style-name="T1"> </text:span>בר<text:span text:style-name="T1"> </text:span>צדוק<text:span text:style-name="T1"> </text:span>- כל<text:span text:style-name="T1"> </text:span>אחת<text:span text:style-name="T1"> </text:span>ואחת<text:span text:style-name="T1"> </text:span>אומרת<text:span text:style-name="T1"> </text:span>"חברתי<text:span text:style-name="T1"> </text:span>אשת<text:span text:style-name="T1"> </text:span>עם<text:span text:style-name="T1"> </text:span>הארץ<text:span text:style-name="T1"> </text:span>ומסחה<text:span text:style-name="T1"> </text:span>דעתה<text:span text:style-name="T1"> </text:span>מינה";</text:p>
      <text:p text:style-name="P4">לרבי<text:span text:style-name="T1"> </text:span>יונתן<text:span text:style-name="T1"> </text:span>בן<text:span text:style-name="T1"> </text:span>עמרם<text:span text:style-name="T1"> </text:span>נמי: כיון<text:span text:style-name="T1"> </text:span>דכלים<text:span text:style-name="T1"> </text:span>דשבת<text:span text:style-name="T1"> </text:span>עביד<text:span text:style-name="T1"> </text:span>להו<text:span text:style-name="T1"> </text:span>שימור<text:span text:style-name="T1"> </text:span>טפי<text:span text:style-name="T1"> </text:span><text:span text:style-name="T18">(וזה</text:span><text:span text:style-name="T4"> </text:span><text:span text:style-name="T18">סבור</text:span><text:span text:style-name="T4"> </text:span><text:span text:style-name="T18">שאלו</text:span><text:span text:style-name="T4"> </text:span><text:span text:style-name="T18">של</text:span><text:span text:style-name="T4"> </text:span><text:span text:style-name="T18">חול)</text:span> - מסח<text:span text:style-name="T1"> </text:span>דעתיה<text:span text:style-name="T1"> </text:span>מינייהו<text:span text:style-name="T1"> </text:span><text:span text:style-name="T18">(אסחא</text:span><text:span text:style-name="T4"> </text:span><text:span text:style-name="T18">דעתיה</text:span><text:span text:style-name="T4"> </text:span><text:span text:style-name="T18">משמירה</text:span><text:span text:style-name="T4"> </text:span><text:span text:style-name="T18">מעלייתא</text:span><text:span text:style-name="T4"> </text:span><text:span text:style-name="T18">שהיה</text:span><text:span text:style-name="T4"> </text:span><text:span text:style-name="T18">רגיל</text:span><text:span text:style-name="T4"> </text:span><text:span text:style-name="T18">לשומרן, וכאין</text:span><text:span text:style-name="T4"> </text:span><text:span text:style-name="T18">בלבו</text:span><text:span text:style-name="T4"> </text:span><text:span text:style-name="T18">לשומרן</text:span><text:span text:style-name="T4"> </text:span><text:span text:style-name="T18">דמי)</text:span>;</text:p>
      <text:p text:style-name="P4">אלא<text:span text:style-name="T1"> </text:span>לרבי<text:span text:style-name="T1"> </text:span>יונתן<text:span text:style-name="T1"> </text:span>בן<text:span text:style-name="T1"> </text:span>אלעזר<text:span text:style-name="T1"> </text:span>- נעביד<text:span text:style-name="T1"> </text:span>להו<text:span text:style-name="T1"> </text:span>שימור<text:span text:style-name="T1"> </text:span>בידיה<text:span text:style-name="T1"> </text:span>דחבריה?</text:p>
      <text:p text:style-name="P4">אמר<text:span text:style-name="T1"> </text:span>רבי<text:span text:style-name="T1"> </text:span>יוחנן: חזקה<text:span text:style-name="T1"> </text:span>אין<text:span text:style-name="T1"> </text:span>אדם<text:span text:style-name="T1"> </text:span>משמר<text:span text:style-name="T1"> </text:span>מה<text:span text:style-name="T1"> </text:span>שביד<text:span text:style-name="T1"> </text:span>חברו.</text:p>
      <text:p text:style-name="P4">ולא?</text:p>
      <text:p text:style-name="P4"/>
      <text:p text:style-name="P4">(חגיגה<text:span text:style-name="T1"> </text:span>כ,ב)</text:p>
      <text:p text:style-name="P4">והתניא<text:span text:style-name="T1"> </text:span><text:span text:style-name="T19">[דומה</text:span><text:span text:style-name="T3"> </text:span><text:span text:style-name="T19">לתוספתא</text:span><text:span text:style-name="T3"> </text:span><text:span text:style-name="T19">טהרות</text:span><text:span text:style-name="T3"> </text:span><text:span text:style-name="T19">פ"ו</text:span><text:span text:style-name="T3"> </text:span><text:span text:style-name="T19">מ"טז</text:span><text:span text:style-name="T3"> </text:span><text:span text:style-name="T19">[צוקרמאנדל]</text:span>: '<text:span text:style-name="T26">הרי</text:span><text:span text:style-name="T27"> </text:span><text:span text:style-name="T26">שהיו</text:span><text:span text:style-name="T27"> </text:span><text:span text:style-name="T26">חמריו</text:span><text:span text:style-name="T27"> </text:span><text:span text:style-name="T26">ופועליו</text:span><text:span text:style-name="T27"> </text:span><text:span text:style-name="T18">(עמי</text:span><text:span text:style-name="T4"> </text:span><text:span text:style-name="T18">הארץ)</text:span><text:span text:style-name="T26"> טעונין</text:span><text:span text:style-name="T27"> </text:span><text:span text:style-name="T26">טהרות</text:span><text:span text:style-name="T27"> </text:span><text:span text:style-name="T18">(כגון</text:span><text:span text:style-name="T4"> </text:span><text:span text:style-name="T18">יין</text:span><text:span text:style-name="T4"> </text:span><text:span text:style-name="T18">בחביות</text:span><text:span text:style-name="T4"> </text:span><text:span text:style-name="T18">של</text:span><text:span text:style-name="T4"> </text:span><text:span text:style-name="T18">חרס, והן</text:span><text:span text:style-name="T4"> </text:span><text:span text:style-name="T18">אינן</text:span><text:span text:style-name="T4"> </text:span><text:span text:style-name="T18">נוגעין</text:span><text:span text:style-name="T4"> </text:span><text:span text:style-name="T18">בתוכן; וכלי</text:span><text:span text:style-name="T4"> </text:span><text:span text:style-name="T18">חרס</text:span><text:span text:style-name="T4"> </text:span><text:span text:style-name="T18">אינו</text:span><text:span text:style-name="T4"> </text:span><text:span text:style-name="T18">מיטמא</text:span><text:span text:style-name="T4"> </text:span><text:span text:style-name="T18">מגבו)</text:span><text:span text:style-name="T26">, אף</text:span><text:span text:style-name="T27"> </text:span><text:span text:style-name="T26">על</text:span><text:span text:style-name="T27"> </text:span><text:span text:style-name="T26">פי</text:span><text:span text:style-name="T27"> </text:span><text:span text:style-name="T26">שהפליג</text:span><text:span text:style-name="T27"> </text:span><text:span text:style-name="T26">מהן</text:span><text:span text:style-name="T27"> </text:span><text:span text:style-name="T26">יותר</text:span><text:span text:style-name="T27"> </text:span><text:span text:style-name="T26">ממיל</text:span><text:span text:style-name="T27"> </text:span><text:span text:style-name="T26">- טהרותיו</text:span><text:span text:style-name="T27"> </text:span><text:span text:style-name="T26">טהורות</text:span><text:span text:style-name="T27"> </text:span><text:span text:style-name="T18">(ואין</text:span><text:span text:style-name="T4"> </text:span><text:span text:style-name="T18">חוששין</text:span><text:span text:style-name="T4"> </text:span><text:span text:style-name="T18">שמא</text:span><text:span text:style-name="T4"> </text:span><text:span text:style-name="T18">נגעו: דכיון</text:span><text:span text:style-name="T4"> </text:span><text:span text:style-name="T18">דלא</text:span><text:span text:style-name="T4"> </text:span><text:span text:style-name="T18">הודיען</text:span><text:span text:style-name="T4"> </text:span><text:span text:style-name="T18">שהוא</text:span><text:span text:style-name="T4"> </text:span><text:span text:style-name="T18">מפליג</text:span><text:span text:style-name="T4"> </text:span><text:span text:style-name="T18">- כל</text:span><text:span text:style-name="T4"> </text:span><text:span text:style-name="T18">שעתא</text:span><text:span text:style-name="T4"> </text:span><text:span text:style-name="T18">סברי</text:span><text:span text:style-name="T4"> </text:span><text:span text:style-name="T18">'השתא</text:span><text:span text:style-name="T4"> </text:span><text:span text:style-name="T18">אתי', </text:span><text:span text:style-name="T63">אלמא: אדם</text:span><text:span text:style-name="T60"> </text:span><text:span text:style-name="T63">משמר</text:span><text:span text:style-name="T60"> </text:span><text:span text:style-name="T63">מה</text:span><text:span text:style-name="T60"> </text:span><text:span text:style-name="T63">שביד</text:span><text:span text:style-name="T60"> </text:span><text:span text:style-name="T63">חברו</text:span><text:span text:style-name="T18">)</text:span><text:span text:style-name="T26">; ואם</text:span><text:span text:style-name="T27"> </text:span><text:span text:style-name="T26">אמר</text:span><text:span text:style-name="T27"> </text:span><text:span text:style-name="T26">להם</text:span><text:span text:style-name="T27"> </text:span><text:span text:style-name="T26">"לכו</text:span><text:span text:style-name="T27"> </text:span><text:span text:style-name="T26">ואני</text:span><text:span text:style-name="T27"> </text:span><text:span text:style-name="T26">אבוא</text:span><text:span text:style-name="T27"> </text:span><text:span text:style-name="T26">אחריכם", כיון</text:span><text:span text:style-name="T27"> </text:span><text:span text:style-name="T26">שנתעלמו</text:span><text:span text:style-name="T27"> </text:span><text:span text:style-name="T26">עיניו</text:span><text:span text:style-name="T27"> </text:span><text:span text:style-name="T26">מהן</text:span><text:span text:style-name="T27"> </text:span><text:span text:style-name="T26">- טהרותיו</text:span><text:span text:style-name="T27"> </text:span><text:span text:style-name="T26">טמאות</text:span>'; מאי<text:span text:style-name="T1"> </text:span>שנא<text:span text:style-name="T1"> </text:span>רישא<text:span text:style-name="T1"> </text:span>ומאי<text:span text:style-name="T1"> </text:span>שנא<text:span text:style-name="T1"> </text:span>סיפא<text:span text:style-name="T1"> </text:span><text:span text:style-name="T18">('מאי</text:span><text:span text:style-name="T4"> </text:span><text:span text:style-name="T18">שנא</text:span><text:span text:style-name="T4"> </text:span><text:soft-page-break/><text:span text:style-name="T18">רישא</text:span><text:span text:style-name="T4"> </text:span><text:span text:style-name="T18">ומאי</text:span><text:span text:style-name="T4"> </text:span><text:span text:style-name="T18">שנא</text:span><text:span text:style-name="T4"> </text:span><text:span text:style-name="T18">סיפא' לא</text:span><text:span text:style-name="T4"> </text:span><text:span text:style-name="T18">גרסינן</text:span><text:span text:style-name="T4"> </text:span><text:span text:style-name="T18">ליה, ואי</text:span><text:span text:style-name="T4"> </text:span><text:span text:style-name="T18">גרסינן</text:span><text:span text:style-name="T4"> </text:span><text:span text:style-name="T18">- הכי</text:span><text:span text:style-name="T4"> </text:span><text:span text:style-name="T18">פירושו: ואי</text:span><text:span text:style-name="T4"> </text:span><text:span text:style-name="T18">סלקא</text:span><text:span text:style-name="T4"> </text:span><text:span text:style-name="T18">דעתך</text:span><text:span text:style-name="T4"> </text:span><text:span text:style-name="T18">אין</text:span><text:span text:style-name="T4"> </text:span><text:span text:style-name="T18">אדם</text:span><text:span text:style-name="T4"> </text:span><text:span text:style-name="T18">משמר</text:span><text:span text:style-name="T4"> </text:span><text:span text:style-name="T18">מה</text:span><text:span text:style-name="T4"> </text:span><text:span text:style-name="T18">שביד</text:span><text:span text:style-name="T4"> </text:span><text:span text:style-name="T18">חברו</text:span><text:span text:style-name="T4"> </text:span><text:span text:style-name="T18">- מאי</text:span><text:span text:style-name="T4"> </text:span><text:span text:style-name="T18">שנא</text:span><text:span text:style-name="T4"> </text:span><text:span text:style-name="T18">רישא</text:span><text:span text:style-name="T4"> </text:span><text:span text:style-name="T18">מאי</text:span><text:span text:style-name="T4"> </text:span><text:span text:style-name="T18">שנא</text:span><text:span text:style-name="T4"> </text:span><text:span text:style-name="T18">סיפא)</text:span>?</text:p>
      <text:p text:style-name="P4">אמר<text:span text:style-name="T1"> </text:span>רבי<text:span text:style-name="T1"> </text:span>יצחק<text:span text:style-name="T1"> </text:span>נפחא: רישא<text:span text:style-name="T1"> </text:span>- במטהר<text:span text:style-name="T1"> </text:span>חמריו<text:span text:style-name="T1"> </text:span>ופועליו<text:span text:style-name="T1"> </text:span>לכך<text:span text:style-name="T1"> </text:span><text:span text:style-name="T18">(לעולם</text:span><text:span text:style-name="T4"> </text:span><text:span text:style-name="T18">אין</text:span><text:span text:style-name="T4"> </text:span><text:span text:style-name="T18">אדם</text:span><text:span text:style-name="T4"> </text:span><text:span text:style-name="T18">משמר</text:span><text:span text:style-name="T4"> </text:span><text:span text:style-name="T18">מה</text:span><text:span text:style-name="T4"> </text:span><text:span text:style-name="T18">שביד</text:span><text:span text:style-name="T4"> </text:span><text:span text:style-name="T18">חברו, והני</text:span><text:span text:style-name="T4"> </text:span><text:span text:style-name="T18">- אֵין</text:span><text:span text:style-name="T4"> </text:span><text:span text:style-name="T18">צריכין</text:span><text:span text:style-name="T4"> </text:span><text:span text:style-name="T18">שימור, דאי</text:span><text:span text:style-name="T4"> </text:span><text:span text:style-name="T18">נמי</text:span><text:span text:style-name="T4"> </text:span><text:span text:style-name="T18">נגעו</text:span><text:span text:style-name="T4"> </text:span><text:span text:style-name="T18">לא</text:span><text:span text:style-name="T4"> </text:span><text:span text:style-name="T18">איכפת</text:span><text:span text:style-name="T4"> </text:span><text:span text:style-name="T18">להו, דכשהטבילן</text:span><text:span text:style-name="T4"> </text:span><text:span text:style-name="T18">לכך</text:span><text:span text:style-name="T4"> </text:span><text:span text:style-name="T18">עסקינן)</text:span>.</text:p>
      <text:p text:style-name="P4">אי<text:span text:style-name="T1"> </text:span>הכי<text:span text:style-name="T1"> </text:span>סיפא<text:span text:style-name="T1"> </text:span>נמי?</text:p>
      <text:p text:style-name="P4">אֵין<text:span text:style-name="T1"> </text:span>עם<text:span text:style-name="T1"> </text:span>הארץ<text:span text:style-name="T1"> </text:span>מקפיד<text:span text:style-name="T1"> </text:span>על<text:span text:style-name="T1"> </text:span>מגע<text:span text:style-name="T1"> </text:span>חבירו.</text:p>
      <text:p text:style-name="P4">אי<text:span text:style-name="T1"> </text:span>הכי<text:span text:style-name="T1"> </text:span>רישא<text:span text:style-name="T1"> </text:span>נמי?</text:p>
      <text:p text:style-name="P4">בבא<text:span text:style-name="T1"> </text:span>להם<text:span text:style-name="T1"> </text:span>דרך<text:span text:style-name="T1"> </text:span>עקלתון<text:span text:style-name="T1"> </text:span><text:span text:style-name="T18">(כשיכול</text:span><text:span text:style-name="T4"> </text:span><text:span text:style-name="T18">לבוא</text:span><text:span text:style-name="T4"> </text:span><text:span text:style-name="T18">להם</text:span><text:span text:style-name="T4"> </text:span><text:span text:style-name="T18">פתאום</text:span><text:span text:style-name="T4"> </text:span><text:span text:style-name="T18">דרך</text:span><text:span text:style-name="T4"> </text:span><text:span text:style-name="T18">עקלתון</text:span><text:span text:style-name="T4"> </text:span><text:span text:style-name="T18">שלא</text:span><text:span text:style-name="T4"> </text:span><text:span text:style-name="T18">יבינו; הלכך</text:span><text:span text:style-name="T4"> </text:span><text:span text:style-name="T18">דחלי</text:span><text:span text:style-name="T4"> </text:span><text:span text:style-name="T18">מיניה)</text:span>.</text:p>
      <text:p text:style-name="P4">אי<text:span text:style-name="T1"> </text:span>הכי<text:span text:style-name="T1"> </text:span>סיפא<text:span text:style-name="T1"> </text:span>נמי?</text:p>
      <text:p text:style-name="P4">כיון<text:span text:style-name="T1"> </text:span>דאמר<text:span text:style-name="T1"> </text:span>להו<text:span text:style-name="T1"> </text:span>"לכו<text:span text:style-name="T1"> </text:span>ואני<text:span text:style-name="T1"> </text:span>אבוא<text:span text:style-name="T1"> </text:span>אחריכם" - מיסמך<text:span text:style-name="T1"> </text:span>סמכא<text:span text:style-name="T1"> </text:span>דעתייהו.</text:p>
      <text:p text:style-name="P1"/>
      <text:p text:style-name="P1">הדרן<text:span text:style-name="T1"> </text:span>עלך<text:span text:style-name="T1"> </text:span>אין<text:span text:style-name="T1"> </text:span>דורשין</text:p>
      <text:p text:style-name="P1">=-=-=-=-=-=-=-=-=-=-=-=-=-=-=-=-=-=-=-=-=-=-=-=</text:p>
      <text:p text:style-name="P1">חגיגה<text:span text:style-name="T1"> </text:span>פרק<text:span text:style-name="T1"> </text:span>שלישי<text:span text:style-name="T1"> </text:span>חומר<text:span text:style-name="T1"> </text:span>בקדש</text:p>
      <text:p text:style-name="P4">(חגיגה<text:span text:style-name="T1"> </text:span>כ,ב)</text:p>
      <text:p text:style-name="P4"/>
      <text:p text:style-name="P4">משנה:</text:p>
      <text:p text:style-name="P4">חומר<text:span text:style-name="T1"> </text:span>בקדש<text:span text:style-name="T1"> </text:span>מבתרומה:</text:p>
      <text:p text:style-name="P4">שמטבילין<text:span text:style-name="T1"> </text:span>כלים<text:span text:style-name="T1"> </text:span>בתוך<text:span text:style-name="T1"> </text:span>כלים<text:span text:style-name="T1"> </text:span><text:span text:style-name="T18">(שמטבילים</text:span><text:span text:style-name="T4"> </text:span><text:span text:style-name="T18">כלי</text:span><text:span text:style-name="T4"> </text:span><text:span text:style-name="T18">בתוך</text:span><text:span text:style-name="T4"> </text:span><text:span text:style-name="T18">כלי</text:span><text:span text:style-name="T4"> </text:span><text:span text:style-name="T18">ששניהם</text:span><text:span text:style-name="T4"> </text:span><text:span text:style-name="T18">טמאים)</text:span> לתרומה<text:span text:style-name="T1"> </text:span>אבל<text:span text:style-name="T1"> </text:span>לא<text:span text:style-name="T1"> </text:span>לקדש<text:span text:style-name="T1"> </text:span><text:span text:style-name="T18">(בגמרא</text:span><text:span text:style-name="T4"> </text:span><text:span text:style-name="T18">מפרש</text:span><text:span text:style-name="T4"> </text:span><text:span text:style-name="T18">טעמא)</text:span>;</text:p>
      <text:p text:style-name="P4">אחוריים<text:span text:style-name="T1"> </text:span>ותוך<text:span text:style-name="T1"> </text:span>ובית<text:span text:style-name="T1"> </text:span>הצביטה<text:span text:style-name="T1"> </text:span>- בתרומה<text:span text:style-name="T1"> </text:span><text:span text:style-name="T18">(כלי</text:span><text:span text:style-name="T4"> </text:span><text:span text:style-name="T18">הראוי</text:span><text:span text:style-name="T4"> </text:span><text:span text:style-name="T18">להשתמש</text:span><text:span text:style-name="T4"> </text:span><text:span text:style-name="T18">בתוכו</text:span><text:span text:style-name="T4"> </text:span><text:span text:style-name="T18">ומאחוריו</text:span><text:span text:style-name="T4"> </text:span><text:span text:style-name="T18">ובית</text:span><text:span text:style-name="T4"> </text:span><text:span text:style-name="T18">צביטתו</text:span><text:span text:style-name="T4"> </text:span><text:span text:style-name="T18">= כל</text:span><text:span text:style-name="T4"> </text:span><text:span text:style-name="T18">תשמיש</text:span><text:span text:style-name="T4"> </text:span><text:span text:style-name="T18">ותשמיש</text:span><text:span text:style-name="T4"> </text:span><text:span text:style-name="T18">שבו</text:span><text:span text:style-name="T4"> </text:span><text:span text:style-name="T18">חשוב</text:span><text:span text:style-name="T4"> </text:span><text:span text:style-name="T18">כלי</text:span><text:span text:style-name="T4"> </text:span><text:span text:style-name="T18">בפני</text:span><text:span text:style-name="T4"> </text:span><text:span text:style-name="T18">עצמו</text:span><text:span text:style-name="T4"> </text:span><text:span text:style-name="T18">- לענין</text:span><text:span text:style-name="T4"> </text:span><text:span text:style-name="T18">תרומה: שאם</text:span><text:span text:style-name="T4"> </text:span><text:span text:style-name="T18">נטמא</text:span><text:span text:style-name="T4"> </text:span><text:span text:style-name="T18">זה</text:span><text:span text:style-name="T4"> </text:span><text:span text:style-name="T18">- לא</text:span><text:span text:style-name="T4"> </text:span><text:span text:style-name="T18">נטמא</text:span><text:span text:style-name="T4"> </text:span><text:span text:style-name="T18">זה, ובטומאות</text:span><text:span text:style-name="T4"> </text:span><text:span text:style-name="T18">דרבנן</text:span><text:span text:style-name="T4"> </text:span><text:span text:style-name="T18">קאמר, כדמפרש</text:span><text:span text:style-name="T4"> </text:span><text:span text:style-name="T18">בגמרא)</text:span>, אבל<text:span text:style-name="T1"> </text:span>לא<text:span text:style-name="T1"> </text:span>בקדש<text:span text:style-name="T1"> </text:span><text:span text:style-name="T18">(שאם</text:span><text:span text:style-name="T4"> </text:span><text:span text:style-name="T18">נטמא</text:span><text:span text:style-name="T4"> </text:span><text:span text:style-name="T18">אחד</text:span><text:span text:style-name="T4"> </text:span><text:span text:style-name="T18">מהן</text:span><text:span text:style-name="T4"> </text:span><text:span text:style-name="T18">- כולו</text:span><text:span text:style-name="T4"> </text:span><text:span text:style-name="T18">טמא</text:span><text:span text:style-name="T4"> </text:span><text:span text:style-name="T18">לקדש)</text:span>;</text:p>
      <text:p text:style-name="P4">הנושא<text:span text:style-name="T1"> </text:span>את<text:span text:style-name="T1"> </text:span>המדרס<text:span text:style-name="T1"> </text:span><text:span text:style-name="T18">(מנעל</text:span><text:span text:style-name="T4"> </text:span><text:span text:style-name="T18">של</text:span><text:span text:style-name="T4"> </text:span><text:span text:style-name="T18">זב)</text:span> - נושא<text:span text:style-name="T1"> </text:span>את<text:span text:style-name="T1"> </text:span>התרומה<text:span text:style-name="T1"> </text:span><text:span text:style-name="T18">(בחבית</text:span><text:span text:style-name="T4"> </text:span><text:span text:style-name="T18">שאינו</text:span><text:span text:style-name="T4"> </text:span><text:span text:style-name="T18">נוגע</text:span><text:span text:style-name="T4"> </text:span><text:span text:style-name="T18">באוירה)</text:span> אבל<text:span text:style-name="T1"> </text:span>לא<text:span text:style-name="T1"> </text:span>את<text:span text:style-name="T1"> </text:span>הקדש<text:span text:style-name="T1"> </text:span><text:span text:style-name="T18">(בגמרא</text:span><text:span text:style-name="T4"> </text:span><text:span text:style-name="T18">מפרש</text:span><text:span text:style-name="T4"> </text:span><text:span text:style-name="T18">טעמא)</text:span>;</text:p>
      <text:p text:style-name="P4">בגדי<text:span text:style-name="T1"> </text:span>אוכלי<text:span text:style-name="T1"> </text:span>תרומה<text:span text:style-name="T1"> </text:span>מדרס<text:span text:style-name="T1"> </text:span>לקדש;</text:p>
      <text:p text:style-name="P4">לא<text:span text:style-name="T1"> </text:span>כמדת<text:span text:style-name="T1"> </text:span>הקדש<text:span text:style-name="T1"> </text:span><text:span text:style-name="T18">(בחציצת</text:span><text:span text:style-name="T4"> </text:span><text:span text:style-name="T18">טבילותיו)</text:span> מדת<text:span text:style-name="T1"> </text:span>התרומה:</text:p>
      <text:p text:style-name="P4">שבקדש<text:span text:style-name="T1"> </text:span>- מתיר<text:span text:style-name="T1"> </text:span><text:span text:style-name="T18">(אם</text:span><text:span text:style-name="T4"> </text:span><text:span text:style-name="T18">יש</text:span><text:span text:style-name="T4"> </text:span><text:span text:style-name="T18">בגד</text:span><text:span text:style-name="T4"> </text:span><text:span text:style-name="T18">טמא</text:span><text:span text:style-name="T4"> </text:span><text:span text:style-name="T18">ובא</text:span><text:span text:style-name="T4"> </text:span><text:span text:style-name="T18">להטבילו, אם</text:span><text:span text:style-name="T4"> </text:span><text:span text:style-name="T18">קשור</text:span><text:span text:style-name="T4"> </text:span><text:span text:style-name="T18">הוא, מתיר</text:span><text:span text:style-name="T4"> </text:span><text:span text:style-name="T18">את</text:span><text:span text:style-name="T4"> </text:span><text:span text:style-name="T18">קשרו, משום</text:span><text:span text:style-name="T4"> </text:span><text:span text:style-name="T18">דדמי</text:span><text:span text:style-name="T4"> </text:span><text:span text:style-name="T18">לחציצה)</text:span> ומנגב<text:span text:style-name="T1"> </text:span><text:span text:style-name="T18">(אם</text:span><text:span text:style-name="T4"> </text:span><text:span text:style-name="T18">לח</text:span><text:span text:style-name="T4"> </text:span><text:span text:style-name="T18">הוא</text:span><text:span text:style-name="T4"> </text:span><text:span text:style-name="T18">- מנגבו</text:span><text:span text:style-name="T4"> </text:span><text:span text:style-name="T18">תחלה)</text:span> ומטביל<text:span text:style-name="T1"> </text:span><text:span text:style-name="T18">(ואחר</text:span><text:span text:style-name="T4"> </text:span><text:span text:style-name="T18">כך</text:span><text:span text:style-name="T4"> </text:span><text:span text:style-name="T18">מטבילו, וכל</text:span><text:span text:style-name="T4"> </text:span><text:span text:style-name="T18">זה</text:span><text:span text:style-name="T4"> </text:span><text:span text:style-name="T18">משום</text:span><text:span text:style-name="T4"> </text:span><text:span text:style-name="T18">דדמי</text:span><text:span text:style-name="T4"> </text:span><text:span text:style-name="T18">לחציצה</text:span><text:span text:style-name="T4"> </text:span><text:span text:style-name="T18">הוא)</text:span> ואחר<text:span text:style-name="T1"> </text:span>כך<text:span text:style-name="T1"> </text:span>קושר, ובתרומה<text:span text:style-name="T1"> </text:span><text:span text:style-name="T18">(אם</text:span><text:span text:style-name="T4"> </text:span><text:span text:style-name="T18">רצה</text:span><text:span text:style-name="T4"> </text:span><text:span text:style-name="T18">לקושרו)</text:span> - קושר<text:span text:style-name="T1"> </text:span>ואחר<text:span text:style-name="T1"> </text:span>כך<text:span text:style-name="T1"> </text:span>מטביל;</text:p>
      <text:p text:style-name="P4">כלים<text:span text:style-name="T1"> </text:span>הנגמרים<text:span text:style-name="T1"> </text:span>בטהרה<text:span text:style-name="T1"> </text:span><text:span text:style-name="T18">(שנזהר</text:span><text:span text:style-name="T4"> </text:span><text:span text:style-name="T18">בהן</text:span><text:span text:style-name="T4"> </text:span><text:span text:style-name="T18">משבאו</text:span><text:span text:style-name="T4"> </text:span><text:span text:style-name="T18">סמוך</text:span><text:span text:style-name="T4"> </text:span><text:span text:style-name="T18">לגמרן: שראויין</text:span><text:span text:style-name="T4"> </text:span><text:span text:style-name="T18">לקבל</text:span><text:span text:style-name="T4"> </text:span><text:span text:style-name="T18">טומאה)</text:span> - צריכין<text:span text:style-name="T1"> </text:span>טבילה<text:span text:style-name="T1"> </text:span>לקדש<text:span text:style-name="T1"> </text:span><text:span text:style-name="T18">(ובגמרא</text:span><text:span text:style-name="T4"> </text:span><text:span text:style-name="T18">מפרש</text:span><text:span text:style-name="T4"> </text:span><text:span text:style-name="T18">טעמא)</text:span>, אבל<text:span text:style-name="T1"> </text:span>לא<text:span text:style-name="T1"> </text:span>לתרומה;</text:p>
      <text:p text:style-name="P4"><text:span text:style-name="T18">(חתיכות</text:span><text:span text:style-name="T4"> </text:span><text:span text:style-name="T18">אוכלים</text:span><text:span text:style-name="T4"> </text:span><text:span text:style-name="T18">הרבה</text:span><text:span text:style-name="T4"> </text:span><text:span text:style-name="T18">בכלי</text:span><text:span text:style-name="T4"> </text:span><text:span text:style-name="T18">אחד, ונגע</text:span><text:span text:style-name="T4"> </text:span><text:span text:style-name="T18">טמא</text:span><text:span text:style-name="T4"> </text:span><text:span text:style-name="T18">באחד</text:span><text:span text:style-name="T4"> </text:span><text:span text:style-name="T18">מהן</text:span><text:span text:style-name="T4"> </text:span><text:span text:style-name="T18">-)</text:span> הכלי<text:span text:style-name="T1"> </text:span>מצרף<text:span text:style-name="T1"> </text:span>מה<text:span text:style-name="T1"> </text:span>שבתוכו<text:span text:style-name="T1"> </text:span>לקדש<text:span text:style-name="T1"> </text:span><text:span text:style-name="T18">(להיות</text:span><text:span text:style-name="T4"> </text:span><text:span text:style-name="T18">כולן</text:span><text:span text:style-name="T4"> </text:span><text:span text:style-name="T18">חתיכה</text:span><text:span text:style-name="T4"> </text:span><text:span text:style-name="T18">אחת, ונטמאו</text:span><text:span text:style-name="T4"> </text:span><text:span text:style-name="T18">כולן)</text:span>, אבל<text:span text:style-name="T1"> </text:span>לא<text:span text:style-name="T1"> </text:span>לתרומה<text:span text:style-name="T1"> </text:span><text:span text:style-name="T18">(אלא</text:span><text:span text:style-name="T4"> </text:span><text:span text:style-name="T18">אותה</text:span><text:span text:style-name="T4"> </text:span><text:span text:style-name="T18">שנגע</text:span><text:span text:style-name="T4"> </text:span><text:span text:style-name="T18">בה</text:span><text:span text:style-name="T4"> </text:span><text:span text:style-name="T18">הויא</text:span><text:span text:style-name="T4"> </text:span><text:span text:style-name="T18">ראשון, והנוגעת</text:span><text:span text:style-name="T4"> </text:span><text:span text:style-name="T18">בה</text:span><text:span text:style-name="T4"> </text:span><text:span text:style-name="T18">הויא</text:span><text:span text:style-name="T4"> </text:span><text:span text:style-name="T18">שניה, והנוגעת</text:span><text:span text:style-name="T4"> </text:span><text:span text:style-name="T18">בשניה</text:span><text:span text:style-name="T4"> </text:span><text:span text:style-name="T18">שלישית, והשאר</text:span><text:span text:style-name="T4"> </text:span><text:span text:style-name="T18">טהורות)</text:span>;</text:p>
      <text:p text:style-name="P4">הרביעי<text:span text:style-name="T1"> </text:span>בקדש<text:span text:style-name="T1"> </text:span>פסול<text:span text:style-name="T1"> </text:span><text:span text:style-name="T18">(ואינו</text:span><text:span text:style-name="T4"> </text:span><text:span text:style-name="T18">פוסל</text:span><text:span text:style-name="T4"> </text:span><text:span text:style-name="T18">עוד</text:span><text:span text:style-name="T4"> </text:span><text:span text:style-name="T18">אחר)</text:span>, והשלישי<text:span text:style-name="T1"> </text:span>בתרומה;</text:p>
      <text:p text:style-name="P4">ובתרומה, אם<text:span text:style-name="T1"> </text:span>נטמאת<text:span text:style-name="T1"> </text:span>אחת<text:span text:style-name="T1"> </text:span>מידיו<text:span text:style-name="T1"> </text:span><text:span text:style-name="T18">(בטומאה</text:span><text:span text:style-name="T4"> </text:span><text:span text:style-name="T18">דרבנן</text:span><text:span text:style-name="T4"> </text:span><text:span text:style-name="T18">שאינה</text:span><text:span text:style-name="T4"> </text:span><text:span text:style-name="T18">מטמאה</text:span><text:span text:style-name="T4"> </text:span><text:span text:style-name="T18">אלא</text:span><text:span text:style-name="T4"> </text:span><text:span text:style-name="T18">ידים</text:span><text:span text:style-name="T4"> </text:span><text:span text:style-name="T18">ולא</text:span><text:span text:style-name="T4"> </text:span><text:span text:style-name="T18">את</text:span><text:span text:style-name="T4"> </text:span><text:span text:style-name="T18">הגוף)</text:span> - חבירתה<text:span text:style-name="T1"> </text:span>טהורה, ובקדש<text:span text:style-name="T1"> </text:span>מטביל<text:span text:style-name="T1"> </text:span>שתיהן: שהיד<text:span text:style-name="T1"> </text:span>מטמא<text:span text:style-name="T1"> </text:span>את<text:span text:style-name="T1"> </text:span>חבירתה<text:span text:style-name="T1"> </text:span>בקדש<text:span text:style-name="T1"> </text:span>אבל<text:span text:style-name="T1"> </text:span>לא<text:span text:style-name="T1"> </text:span>בתרומה;</text:p>
      <text:p text:style-name="P4">אוכלין<text:span text:style-name="T1"> </text:span>אוכלים<text:span text:style-name="T1"> </text:span>נגובין<text:span text:style-name="T1"> </text:span><text:span text:style-name="T18">(שהיו</text:span><text:span text:style-name="T4"> </text:span><text:span text:style-name="T18">נגובין</text:span><text:span text:style-name="T4"> </text:span><text:span text:style-name="T18">מימיהן: שלא</text:span><text:span text:style-name="T4"> </text:span><text:span text:style-name="T18">הוכשרו</text:span><text:span text:style-name="T4"> </text:span><text:span text:style-name="T18">לטומאה</text:span><text:span text:style-name="T4"> </text:span><text:span text:style-name="T18">מעולם)</text:span> בידים<text:span text:style-name="T1"> </text:span>מסואבות<text:span text:style-name="T1"> </text:span><text:span text:style-name="T18">(שניות)</text:span> בתרומה<text:span text:style-name="T1"> </text:span><text:span text:style-name="T18">(דכיון</text:span><text:span text:style-name="T4"> </text:span><text:span text:style-name="T18">דלא</text:span><text:span text:style-name="T4"> </text:span><text:span text:style-name="T18">הוכשרה</text:span><text:span text:style-name="T4"> </text:span><text:span text:style-name="T18">- לא</text:span><text:span text:style-name="T4"> </text:span><text:span text:style-name="T18">מיפסלא)</text:span>, אבל<text:span text:style-name="T1"> </text:span>לא<text:span text:style-name="T1"> </text:span>בקדש<text:span text:style-name="T1"> </text:span><text:span text:style-name="T18">(בגמרא</text:span><text:span text:style-name="T4"> </text:span><text:span text:style-name="T18">מפרש</text:span><text:span text:style-name="T4"> </text:span><text:span text:style-name="T18">טעמא)</text:span>;</text:p>
      <text:p text:style-name="P4"/>
      <text:p text:style-name="P4">(חגיגה<text:span text:style-name="T1"> </text:span>כא,א)</text:p>
      <text:p text:style-name="P4"><text:span text:style-name="T43">המשך</text:span><text:span text:style-name="T48"> </text:span><text:span text:style-name="T43">המשנה</text:span><text:tab/></text:p>
      <text:p text:style-name="P4">האונן<text:span text:style-name="T1"> </text:span><text:span text:style-name="T18">(שלא</text:span><text:span text:style-name="T4"> </text:span><text:span text:style-name="T18">נטמא</text:span><text:span text:style-name="T4"> </text:span><text:span text:style-name="T18">במתו)</text:span> ומחוסר<text:span text:style-name="T1"> </text:span>כפורים<text:span text:style-name="T1"> </text:span><text:span text:style-name="T18">(כגון</text:span><text:span text:style-name="T4"> </text:span><text:span text:style-name="T18">זב</text:span><text:span text:style-name="T4"> </text:span><text:span text:style-name="T18">שטבל</text:span><text:span text:style-name="T4"> </text:span><text:span text:style-name="T18">ליום</text:span><text:span text:style-name="T4"> </text:span><text:span text:style-name="T18">שביעי</text:span><text:span text:style-name="T4"> </text:span><text:span text:style-name="T18">לספירתו</text:span><text:span text:style-name="T4"> </text:span><text:span text:style-name="T18">והעריב</text:span><text:span text:style-name="T4"> </text:span><text:span text:style-name="T18">שמשו; ולמחרת</text:span><text:span text:style-name="T4"> </text:span><text:span text:style-name="T54">[לאחר</text:span><text:span text:style-name="T3"> </text:span><text:span text:style-name="T54">חשיכה</text:span><text:span text:style-name="T3"> </text:span><text:span text:style-name="T54">בלילה</text:span><text:span text:style-name="T3"> </text:span><text:span text:style-name="T54">לאחר</text:span><text:span text:style-name="T3"> </text:span><text:span text:style-name="T54">טבילתו? או</text:span><text:span text:style-name="T3"> </text:span><text:span text:style-name="T54">רק</text:span><text:span text:style-name="T3"> </text:span><text:span text:style-name="T54">בבוקר]</text:span><text:span text:style-name="T18"> הוא</text:span><text:span text:style-name="T4"> </text:span><text:span text:style-name="T18">קרוי</text:span><text:span text:style-name="T4"> </text:span><text:span text:style-name="T18">'מחוסר</text:span><text:span text:style-name="T4"> </text:span><text:span text:style-name="T18">כפורים': שעדיין</text:span><text:span text:style-name="T4"> </text:span><text:span text:style-name="T18">גמר</text:span><text:span text:style-name="T4"> </text:span><text:span text:style-name="T18">טהרתו</text:span><text:span text:style-name="T4"> </text:span><text:span text:style-name="T18">תלויה</text:span><text:span text:style-name="T4"> </text:span><text:span text:style-name="T18">בקרבנו)</text:span> - צריכין<text:span text:style-name="T1"> </text:span>טבילה<text:span text:style-name="T1"> </text:span><text:span text:style-name="T18">(לאחר</text:span><text:span text:style-name="T4"> </text:span><text:span text:style-name="T18">שהביא</text:span><text:span text:style-name="T4"> </text:span><text:span text:style-name="T18">קרבנו)</text:span> לקדש<text:span text:style-name="T1"> </text:span><text:span text:style-name="T18">(אם</text:span><text:span text:style-name="T4"> </text:span><text:span text:style-name="T18">רצה</text:span><text:span text:style-name="T4"> </text:span><text:span text:style-name="T18">לאכול</text:span><text:span text:style-name="T4"> </text:span><text:span text:style-name="T18">קדש, ובגמרא</text:span><text:span text:style-name="T4"> </text:span><text:span text:style-name="T18">מפרש</text:span><text:span text:style-name="T4"> </text:span><text:span text:style-name="T18">טעמא)</text:span>, אבל<text:span text:style-name="T1"> </text:span>לא<text:span text:style-name="T1"> </text:span>לתרומה.</text:p>
      <text:p text:style-name="P4"/>
      <text:p text:style-name="P4">גמרא:</text:p>
      <text:p text:style-name="P4"><text:soft-page-break/>בקדש<text:span text:style-name="T1"> </text:span>מאי<text:span text:style-name="T1"> </text:span>טעמא<text:span text:style-name="T1"> </text:span>לא?</text:p>
      <text:p text:style-name="P4">אמר<text:span text:style-name="T1"> </text:span>רבי<text:span text:style-name="T1"> </text:span>אילא: מפני<text:span text:style-name="T1"> </text:span>שכבידו<text:span text:style-name="T1"> </text:span>של<text:span text:style-name="T1"> </text:span>כלי<text:span text:style-name="T1"> </text:span><text:span text:style-name="T18">(הפנימי, המכביד</text:span><text:span text:style-name="T4"> </text:span><text:span text:style-name="T18">על</text:span><text:span text:style-name="T4"> </text:span><text:span text:style-name="T18">החיצון</text:span><text:span text:style-name="T4"> </text:span><text:span text:style-name="T18">שהוא</text:span><text:span text:style-name="T4"> </text:span><text:span text:style-name="T18">מונח</text:span><text:span text:style-name="T4"> </text:span><text:span text:style-name="T18">בתוכו)</text:span> חוצץ<text:span text:style-name="T1"> </text:span><text:span text:style-name="T18">(בפני</text:span><text:span text:style-name="T4"> </text:span><text:span text:style-name="T18">המים, ואין</text:span><text:span text:style-name="T4"> </text:span><text:span text:style-name="T18">טבילה</text:span><text:span text:style-name="T4"> </text:span><text:span text:style-name="T18">עולה</text:span><text:span text:style-name="T4"> </text:span><text:span text:style-name="T18">לא</text:span><text:span text:style-name="T4"> </text:span><text:span text:style-name="T18">לזה</text:span><text:span text:style-name="T4"> </text:span><text:span text:style-name="T18">ולא</text:span><text:span text:style-name="T4"> </text:span><text:span text:style-name="T18">לזה)</text:span>. <text:span text:style-name="T18">(ולקמן</text:span><text:span text:style-name="T4"> </text:span><text:span text:style-name="T19">(חגיגה</text:span><text:span text:style-name="T3"> </text:span><text:span text:style-name="T19">כב,א)</text:span><text:span text:style-name="T18"> פריך: אי</text:span><text:span text:style-name="T4"> </text:span><text:span text:style-name="T18">הכי</text:span><text:span text:style-name="T4"> </text:span><text:span text:style-name="T18">- אפילו</text:span><text:span text:style-name="T4"> </text:span><text:span text:style-name="T18">תרומה</text:span><text:span text:style-name="T4"> </text:span><text:span text:style-name="T18">נמי!?)</text:span> </text:p>
      <text:p text:style-name="P4">והא<text:span text:style-name="T1"> </text:span>מדסיפא<text:span text:style-name="T1"> </text:span><text:span text:style-name="T18">(דמעלה</text:span><text:span text:style-name="T4"> </text:span><text:span text:style-name="T18">אחריתי</text:span><text:span text:style-name="T4"> </text:span><text:span text:style-name="T18">דחשיב</text:span><text:span text:style-name="T4"> </text:span><text:span text:style-name="T18">בסיפא</text:span><text:span text:style-name="T4"> </text:span><text:span text:style-name="T18">הוה</text:span><text:span text:style-name="T4"> </text:span><text:span text:style-name="T18">טעמא)</text:span> משום<text:span text:style-name="T1"> </text:span>חציצה, רישא<text:span text:style-name="T1"> </text:span>לאו<text:span text:style-name="T1"> </text:span>משום<text:span text:style-name="T1"> </text:span>חציצה<text:span text:style-name="T1"> </text:span><text:span text:style-name="T18">(דאי</text:span><text:span text:style-name="T4"> </text:span><text:span text:style-name="T18">טעמא</text:span><text:span text:style-name="T4"> </text:span><text:span text:style-name="T18">דתרוייהו</text:span><text:span text:style-name="T4"> </text:span><text:span text:style-name="T18">משום</text:span><text:span text:style-name="T4"> </text:span><text:span text:style-name="T18">חציצה, ולאשמעינן</text:span><text:span text:style-name="T4"> </text:span><text:span text:style-name="T18">דגבי</text:span><text:span text:style-name="T4"> </text:span><text:span text:style-name="T18">קדש</text:span><text:span text:style-name="T4"> </text:span><text:span text:style-name="T18">כל</text:span><text:span text:style-name="T4"> </text:span><text:span text:style-name="T18">דדמי</text:span><text:span text:style-name="T4"> </text:span><text:span text:style-name="T18">לחציצה</text:span><text:span text:style-name="T4"> </text:span><text:span text:style-name="T18">פוסל</text:span><text:span text:style-name="T4"> </text:span><text:span text:style-name="T18">בו, ובתרומה</text:span><text:span text:style-name="T4"> </text:span><text:span text:style-name="T18">לא</text:span><text:span text:style-name="T4"> </text:span><text:span text:style-name="T18">פסלה</text:span><text:span text:style-name="T4"> </text:span><text:span text:style-name="T18">אלא</text:span><text:span text:style-name="T4"> </text:span><text:span text:style-name="T18">חציצה</text:span><text:span text:style-name="T4"> </text:span><text:span text:style-name="T18">גמורה</text:span><text:span text:style-name="T4"> </text:span><text:span text:style-name="T18">דאורייתא</text:span><text:span text:style-name="T4"> </text:span><text:span text:style-name="T18">- ליתני</text:span><text:span text:style-name="T4"> </text:span><text:span text:style-name="T18">חדא</text:span><text:span text:style-name="T4"> </text:span><text:span text:style-name="T18">מינייהו!?)</text:span> - דקתני<text:span text:style-name="T1"> </text:span>סיפא<text:span text:style-name="T1"> </text:span>'<text:span text:style-name="T26">ולא</text:span><text:span text:style-name="T27"> </text:span><text:span text:style-name="T26">כמדת</text:span><text:span text:style-name="T27"> </text:span><text:span text:style-name="T26">הקדש</text:span><text:span text:style-name="T27"> </text:span><text:span text:style-name="T26">מדת</text:span><text:span text:style-name="T27"> </text:span><text:span text:style-name="T26">התרומה</text:span><text:span text:style-name="T27"> </text:span><text:span text:style-name="T26">שבקדש</text:span><text:span text:style-name="T27"> </text:span><text:span text:style-name="T26">מתיר</text:span><text:span text:style-name="T27"> </text:span><text:span text:style-name="T26">ומנגיב</text:span><text:span text:style-name="T27"> </text:span><text:span text:style-name="T26">ומטביל</text:span><text:span text:style-name="T27"> </text:span><text:span text:style-name="T26">ואחר</text:span><text:span text:style-name="T27"> </text:span><text:span text:style-name="T26">כך</text:span><text:span text:style-name="T27"> </text:span><text:span text:style-name="T26">קושר</text:span><text:span text:style-name="T27"> </text:span><text:span text:style-name="T26">ובתרומה</text:span><text:span text:style-name="T27"> </text:span><text:span text:style-name="T26">קושר</text:span><text:span text:style-name="T27"> </text:span><text:span text:style-name="T26">ואחר</text:span><text:span text:style-name="T27"> </text:span><text:span text:style-name="T26">כך</text:span><text:span text:style-name="T27"> </text:span><text:span text:style-name="T26">מטביל</text:span>'!?</text:p>
      <text:p text:style-name="P4">רישא<text:span text:style-name="T1"> </text:span>וסיפא<text:span text:style-name="T1"> </text:span>משום<text:span text:style-name="T1"> </text:span>חציצה, וצריכא: דאי<text:span text:style-name="T1"> </text:span>אשמעינן<text:span text:style-name="T1"> </text:span>רישא<text:span text:style-name="T1"> </text:span>- הוה<text:span text:style-name="T1"> </text:span>אמינא<text:span text:style-name="T1"> </text:span>'היינו<text:span text:style-name="T1"> </text:span>טעמא<text:span text:style-name="T1"> </text:span>דלקדש<text:span text:style-name="T1"> </text:span>לא: משום<text:span text:style-name="T1"> </text:span>כבידו<text:span text:style-name="T1"> </text:span>של<text:span text:style-name="T1"> </text:span>כלי, דאיכא, אבל<text:span text:style-name="T1"> </text:span>סיפא<text:span text:style-name="T1"> </text:span>- דליכא<text:span text:style-name="T1"> </text:span>כבידו<text:span text:style-name="T1"> </text:span>של<text:span text:style-name="T1"> </text:span>כלי<text:span text:style-name="T1"> </text:span>- אימא<text:span text:style-name="T1"> </text:span>לקדש<text:span text:style-name="T1"> </text:span>נמי<text:span text:style-name="T1"> </text:span>לא<text:span text:style-name="T1"> </text:span>הוי<text:span text:style-name="T1"> </text:span>חציצה'; ואי<text:span text:style-name="T1"> </text:span>אשמעינן<text:span text:style-name="T1"> </text:span>סיפא, הוה<text:span text:style-name="T1"> </text:span>אמינא<text:span text:style-name="T1"> </text:span>'היינו<text:span text:style-name="T1"> </text:span>טעמא<text:span text:style-name="T1"> </text:span>דלקדש<text:span text:style-name="T1"> </text:span>לא: משום</text:p>
      <text:p text:style-name="P4"/>
      <text:p text:style-name="P4">(חגיגה<text:span text:style-name="T1"> </text:span>כא,ב)</text:p>
      <text:p text:style-name="P4">דקיטרא<text:span text:style-name="T1"> </text:span>במיא<text:span text:style-name="T1"> </text:span>אהדוקי<text:span text:style-name="T1"> </text:span>מיהדק<text:span text:style-name="T1"> </text:span><text:span text:style-name="T18">(וקרוב</text:span><text:span text:style-name="T4"> </text:span><text:span text:style-name="T18">הוא</text:span><text:span text:style-name="T4"> </text:span><text:span text:style-name="T18">להיות</text:span><text:span text:style-name="T4"> </text:span><text:span text:style-name="T18">חוצץ)</text:span>, אבל<text:span text:style-name="T1"> </text:span>רישא, דמיא<text:span text:style-name="T1"> </text:span>אקפויי<text:span text:style-name="T1"> </text:span>מקפו<text:span text:style-name="T1"> </text:span>ליה<text:span text:style-name="T1"> </text:span>למנא<text:span text:style-name="T1"> </text:span><text:span text:style-name="T18">(מציפות</text:span><text:span text:style-name="T4"> </text:span><text:span text:style-name="T18">ומגביהות</text:span><text:span text:style-name="T4"> </text:span><text:span text:style-name="T18">אותו)</text:span> - לא<text:span text:style-name="T1"> </text:span>הויא<text:span text:style-name="T1"> </text:span>חציצה'! </text:p>
      <text:p text:style-name="P4">צריכא. </text:p>
      <text:p text:style-name="P4">רבי<text:span text:style-name="T1"> </text:span>אילא<text:span text:style-name="T1"> </text:span><text:span text:style-name="T18">(דאוקי</text:span><text:span text:style-name="T4"> </text:span><text:span text:style-name="T18">טעמא</text:span><text:span text:style-name="T4"> </text:span><text:span text:style-name="T18">דרישא</text:span><text:span text:style-name="T4"> </text:span><text:span text:style-name="T18">משום</text:span><text:span text:style-name="T4"> </text:span><text:span text:style-name="T18">חציצה)</text:span> לטעמיה, דאמר<text:span text:style-name="T1"> </text:span>רבי<text:span text:style-name="T1"> </text:span>אילא<text:span text:style-name="T1"> </text:span>אמר<text:span text:style-name="T1"> </text:span>רבי<text:span text:style-name="T1"> </text:span>חנינא<text:span text:style-name="T1"> </text:span>בר<text:span text:style-name="T1"> </text:span>פפא: עשר<text:span text:style-name="T1"> </text:span>מעלות<text:span text:style-name="T1"> </text:span>שנו<text:span text:style-name="T1"> </text:span>כאן<text:span text:style-name="T1"> </text:span><text:span text:style-name="T18">(אלו</text:span><text:span text:style-name="T4"> </text:span><text:span text:style-name="T18">שבין</text:span><text:span text:style-name="T4"> </text:span><text:span text:style-name="T18">תרומה</text:span><text:span text:style-name="T4"> </text:span><text:span text:style-name="T18">לקודש, ואנן</text:span><text:span text:style-name="T4"> </text:span><text:span text:style-name="T18">- אחת</text:span><text:span text:style-name="T4"> </text:span><text:span text:style-name="T18">עשרה</text:span><text:span text:style-name="T4"> </text:span><text:span text:style-name="T18">תנן</text:span><text:span text:style-name="T4"> </text:span><text:span text:style-name="T18">ביה, אלא</text:span><text:span text:style-name="T4"> </text:span><text:span text:style-name="T18">הני</text:span><text:span text:style-name="T4"> </text:span><text:span text:style-name="T18">תרתי</text:span><text:span text:style-name="T4"> </text:span><text:span text:style-name="T18">דחד</text:span><text:span text:style-name="T4"> </text:span><text:span text:style-name="T18">טעמא</text:span><text:span text:style-name="T4"> </text:span><text:span text:style-name="T18">חשיב</text:span><text:span text:style-name="T4"> </text:span><text:span text:style-name="T18">להו</text:span><text:span text:style-name="T4"> </text:span><text:span text:style-name="T18">כחדא)</text:span>: חמש<text:span text:style-name="T1"> </text:span>ראשונות<text:span text:style-name="T1"> </text:span>בין<text:span text:style-name="T1"> </text:span>לקדש<text:span text:style-name="T1"> </text:span>בין<text:span text:style-name="T1"> </text:span>לחולין<text:span text:style-name="T1"> </text:span>שנעשו<text:span text:style-name="T1"> </text:span>על<text:span text:style-name="T1"> </text:span>טהרת<text:span text:style-name="T1"> </text:span>הקדש<text:span text:style-name="T1"> </text:span><text:span text:style-name="T18">(אף</text:span><text:span text:style-name="T4"> </text:span><text:span text:style-name="T18">הן</text:span><text:span text:style-name="T4"> </text:span><text:span text:style-name="T18">נתעלו</text:span><text:span text:style-name="T4"> </text:span><text:span text:style-name="T18">יותר</text:span><text:span text:style-name="T4"> </text:span><text:span text:style-name="T18">מן</text:span><text:span text:style-name="T4"> </text:span><text:span text:style-name="T18">התרומה</text:span><text:span text:style-name="T4"> </text:span><text:span text:style-name="T18">במעלות</text:span><text:span text:style-name="T4"> </text:span><text:span text:style-name="T18">הללו)</text:span>, אחרונות<text:span text:style-name="T1"> – </text:span>לקדש, אבל<text:span text:style-name="T1"> </text:span>לא<text:span text:style-name="T1"> </text:span>לחולין<text:span text:style-name="T1"> </text:span>שנעשו<text:span text:style-name="T1"> </text:span>על<text:span text:style-name="T1"> </text:span>טהרת<text:span text:style-name="T1"> </text:span>הקדש. </text:p>
      <text:p text:style-name="P4">מאי<text:span text:style-name="T1"> </text:span>טעמא<text:span text:style-name="T1"> </text:span>חמש<text:span text:style-name="T1"> </text:span>קמייתא? - דאית<text:span text:style-name="T1"> </text:span>להו<text:span text:style-name="T1"> </text:span>דררא<text:span text:style-name="T1"> </text:span>דטומאה<text:span text:style-name="T1"> </text:span>מדאורייתא<text:span text:style-name="T1"> </text:span><text:span text:style-name="T18">(חשש</text:span><text:span text:style-name="T4"> </text:span><text:span text:style-name="T18">טומאה</text:span><text:span text:style-name="T4"> </text:span><text:span text:style-name="T18">דאורייתא: </text:span><text:span text:style-name="T63">כלי</text:span><text:span text:style-name="T60"> </text:span><text:span text:style-name="T63">בתוך</text:span><text:span text:style-name="T60"> </text:span><text:span text:style-name="T63">כלי</text:span><text:span text:style-name="T4"> </text:span><text:span text:style-name="T18">אי</text:span><text:span text:style-name="T4"> </text:span><text:span text:style-name="T18">איכא</text:span><text:span text:style-name="T4"> </text:span><text:span text:style-name="T18">חציצה</text:span><text:span text:style-name="T4"> </text:span><text:span text:style-name="T18">- טומאה</text:span><text:span text:style-name="T4"> </text:span><text:span text:style-name="T18">דאורייתא</text:span><text:span text:style-name="T4"> </text:span><text:span text:style-name="T18">היא, </text:span><text:span text:style-name="T63">אחוריים</text:span><text:span text:style-name="T60"> </text:span><text:span text:style-name="T63">ותוך</text:span><text:span text:style-name="T4"> </text:span><text:span text:style-name="T18">אף</text:span><text:span text:style-name="T4"> </text:span><text:span text:style-name="T18">על</text:span><text:span text:style-name="T4"> </text:span><text:span text:style-name="T18">גב</text:span><text:span text:style-name="T4"> </text:span><text:span text:style-name="T18">דבכלים</text:span><text:span text:style-name="T4"> </text:span><text:span text:style-name="T18">שנטמאו</text:span><text:span text:style-name="T4"> </text:span><text:span text:style-name="T18">אחוריו</text:span><text:span text:style-name="T4"> </text:span><text:span text:style-name="T18">במשקין, דטומאה</text:span><text:span text:style-name="T4"> </text:span><text:span text:style-name="T18">דרבנן</text:span><text:span text:style-name="T4"> </text:span><text:span text:style-name="T18">היא</text:span><text:span text:style-name="T4"> </text:span><text:span text:style-name="T18">עסקינן</text:span><text:span text:style-name="T4"> </text:span><text:span text:style-name="T18">- מיהו</text:span><text:span text:style-name="T4"> </text:span><text:span text:style-name="T18">הא</text:span><text:span text:style-name="T4"> </text:span><text:span text:style-name="T18">דאמור</text:span><text:span text:style-name="T4"> </text:span><text:span text:style-name="T18">רבנן</text:span><text:span text:style-name="T4"> </text:span><text:span text:style-name="T18">משקין</text:span><text:span text:style-name="T4"> </text:span><text:span text:style-name="T18">מטמאין</text:span><text:span text:style-name="T4"> </text:span><text:span text:style-name="T18">כלי</text:span><text:span text:style-name="T4"> </text:span><text:span text:style-name="T18">- משום</text:span><text:span text:style-name="T4"> </text:span><text:span text:style-name="T18">גזרה</text:span><text:span text:style-name="T4"> </text:span><text:span text:style-name="T18">דמשקה</text:span><text:span text:style-name="T4"> </text:span><text:span text:style-name="T18">זב</text:span><text:span text:style-name="T4"> </text:span><text:span text:style-name="T18">וזבה</text:span><text:span text:style-name="T4"> </text:span><text:span text:style-name="T18">הוא, כגון</text:span><text:span text:style-name="T4"> </text:span><text:span text:style-name="T18">רוקו</text:span><text:span text:style-name="T4"> </text:span><text:span text:style-name="T18">ומימי</text:span><text:span text:style-name="T4"> </text:span><text:span text:style-name="T18">רגליו, והני</text:span><text:span text:style-name="T4"> </text:span><text:span text:style-name="T18">מטמאין</text:span><text:span text:style-name="T4"> </text:span><text:span text:style-name="T18">כלי</text:span><text:span text:style-name="T4"> </text:span><text:span text:style-name="T18">מדאורייתא, ובטומאה</text:span><text:span text:style-name="T4"> </text:span><text:span text:style-name="T18">דאורייתא</text:span><text:span text:style-name="T4"> </text:span><text:span text:style-name="T18">אין</text:span><text:span text:style-name="T4"> </text:span><text:span text:style-name="T18">חילוק</text:span><text:span text:style-name="T4"> </text:span><text:span text:style-name="T18">בכלי</text:span><text:span text:style-name="T4"> </text:span><text:span text:style-name="T18">שטף</text:span><text:span text:style-name="T4"> </text:span><text:span text:style-name="T18">בין</text:span><text:span text:style-name="T4"> </text:span><text:span text:style-name="T18">אחוריים</text:span><text:span text:style-name="T4"> </text:span><text:span text:style-name="T18">לתוכו, שבכל</text:span><text:span text:style-name="T4"> </text:span><text:span text:style-name="T18">מקום</text:span><text:span text:style-name="T4"> </text:span><text:span text:style-name="T18">שטומאה</text:span><text:span text:style-name="T4"> </text:span><text:span text:style-name="T18">נוגעת</text:span><text:span text:style-name="T4"> </text:span><text:span text:style-name="T18">בו</text:span><text:span text:style-name="T4"> </text:span><text:span text:style-name="T18">נטמא</text:span><text:span text:style-name="T4"> </text:span><text:span text:style-name="T18">כולו; </text:span><text:span text:style-name="T63">נושא</text:span><text:span text:style-name="T60"> </text:span><text:span text:style-name="T63">את</text:span><text:span text:style-name="T60"> </text:span><text:span text:style-name="T63">המדרס</text:span><text:span text:style-name="T4"> </text:span><text:span text:style-name="T18">נמי</text:span><text:span text:style-name="T4"> </text:span><text:span text:style-name="T18">חשש</text:span><text:span text:style-name="T4"> </text:span><text:span text:style-name="T18">טומאה</text:span><text:span text:style-name="T4"> </text:span><text:span text:style-name="T18">דאורייתא</text:span><text:span text:style-name="T4"> </text:span><text:span text:style-name="T18">היא, כדמפרש</text:span><text:span text:style-name="T4"> </text:span><text:span text:style-name="T18">בגמרא: מעשה</text:span><text:span text:style-name="T4"> </text:span><text:span text:style-name="T18">היה</text:span><text:span text:style-name="T4"> </text:span><text:span text:style-name="T18">שנפלה</text:span><text:span text:style-name="T4"> </text:span><text:span text:style-name="T18">רצועת</text:span><text:span text:style-name="T4"> </text:span><text:span text:style-name="T18">הסנדל</text:span><text:span text:style-name="T4"> </text:span><text:span text:style-name="T18">לאויר</text:span><text:span text:style-name="T4"> </text:span><text:span text:style-name="T18">חבית; </text:span><text:span text:style-name="T63">בגדי</text:span><text:span text:style-name="T60"> </text:span><text:span text:style-name="T63">אוכלי</text:span><text:span text:style-name="T60"> </text:span><text:span text:style-name="T63">תרומה</text:span><text:span text:style-name="T60"> </text:span><text:span text:style-name="T63">מדרס</text:span><text:span text:style-name="T60"> </text:span><text:span text:style-name="T63">לקדש</text:span><text:span text:style-name="T4"> </text:span><text:span text:style-name="T18">- שמא</text:span><text:span text:style-name="T4"> </text:span><text:span text:style-name="T18">ישבה</text:span><text:span text:style-name="T4"> </text:span><text:span text:style-name="T18">עליהן</text:span><text:span text:style-name="T4"> </text:span><text:span text:style-name="T18">אשתו</text:span><text:span text:style-name="T4"> </text:span><text:span text:style-name="T18">נדה</text:span><text:span text:style-name="T4"> </text:span><text:span text:style-name="T18">- חשש</text:span><text:span text:style-name="T4"> </text:span><text:span text:style-name="T18">טומאה</text:span><text:span text:style-name="T4"> </text:span><text:span text:style-name="T18">דאורייתא</text:span><text:span text:style-name="T4"> </text:span><text:span text:style-name="T18">היא; </text:span><text:span text:style-name="T63">כלים</text:span><text:span text:style-name="T60"> </text:span><text:span text:style-name="T63">הנגמרים</text:span><text:span text:style-name="T4"> </text:span><text:span text:style-name="T18">כו' - משום</text:span><text:span text:style-name="T4"> </text:span><text:span text:style-name="T18">צינורא</text:span><text:span text:style-name="T4"> </text:span><text:span text:style-name="T18">דעם</text:span><text:span text:style-name="T4"> </text:span><text:span text:style-name="T18">הארץ, שמא</text:span><text:span text:style-name="T4"> </text:span><text:span text:style-name="T18">זב</text:span><text:span text:style-name="T4"> </text:span><text:span text:style-name="T18">הוא)</text:span> - גזרו<text:span text:style-name="T1"> </text:span>בהו<text:span text:style-name="T1"> </text:span>רבנן<text:span text:style-name="T1"> </text:span>בין<text:span text:style-name="T1"> </text:span>לקדש<text:span text:style-name="T1"> </text:span>בין<text:span text:style-name="T1"> </text:span>לחולין<text:span text:style-name="T1"> </text:span>שנעשו<text:span text:style-name="T1"> </text:span>על<text:span text:style-name="T1"> </text:span>טהרת<text:span text:style-name="T1"> </text:span>הקדש; בתרייתא<text:span text:style-name="T1"> </text:span>דלית<text:span text:style-name="T1"> </text:span>להו<text:span text:style-name="T1"> </text:span>דררא<text:span text:style-name="T1"> </text:span>דטומאה<text:span text:style-name="T1"> </text:span>מדאורייתא<text:span text:style-name="T1"> </text:span>- גזרו<text:span text:style-name="T1"> </text:span>בהו<text:span text:style-name="T1"> </text:span>רבנן<text:span text:style-name="T1"> </text:span>לקדש, לחולין<text:span text:style-name="T1"> </text:span>שנעשו<text:span text:style-name="T1"> </text:span>על<text:span text:style-name="T1"> </text:span>טהרת<text:span text:style-name="T1"> </text:span>הקדש<text:span text:style-name="T1"> </text:span>לא<text:span text:style-name="T1"> </text:span>גזרו<text:span text:style-name="T1"> </text:span>בהו<text:span text:style-name="T1"> </text:span>רבנן.</text:p>
      <text:p text:style-name="P4">רבא<text:span text:style-name="T1"> </text:span>אמר: מדסיפא<text:span text:style-name="T1"> </text:span>הוי<text:span text:style-name="T1"> </text:span>משום<text:span text:style-name="T1"> </text:span>חציצה<text:span text:style-name="T1"> </text:span>- רישא<text:span text:style-name="T1"> </text:span>לאו<text:span text:style-name="T1"> </text:span>משום<text:span text:style-name="T1"> </text:span>חציצה, ורישא<text:span text:style-name="T1"> </text:span>- היינו<text:span text:style-name="T1"> </text:span>טעמא: גזירה<text:span text:style-name="T1"> </text:span>שלא<text:span text:style-name="T1"> </text:span>יטביל<text:span text:style-name="T1"> </text:span>מחטין<text:span text:style-name="T1"> </text:span>וצינורות<text:span text:style-name="T1"> </text:span>בכלי<text:span text:style-name="T1"> </text:span>שאין<text:span text:style-name="T1"> </text:span>בפיו<text:span text:style-name="T1"> </text:span>כשפופרת<text:span text:style-name="T1"> </text:span>הנוד<text:span text:style-name="T1"> </text:span><text:span text:style-name="T18">(וההיא</text:span><text:span text:style-name="T4"> </text:span><text:span text:style-name="T18">לאו</text:span><text:span text:style-name="T4"> </text:span><text:span text:style-name="T18">טבילה</text:span><text:span text:style-name="T4"> </text:span><text:span text:style-name="T18">היא, שאין</text:span><text:span text:style-name="T4"> </text:span><text:span text:style-name="T18">המים</text:span><text:span text:style-name="T4"> </text:span><text:span text:style-name="T18">הנכנסין</text:span><text:span text:style-name="T4"> </text:span><text:span text:style-name="T18">לתוכו</text:span><text:span text:style-name="T4"> </text:span><text:span text:style-name="T18">חיבור</text:span><text:span text:style-name="T4"> </text:span><text:span text:style-name="T18">למי</text:span><text:span text:style-name="T4"> </text:span><text:span text:style-name="T18">המקוה, ולא</text:span><text:span text:style-name="T4"> </text:span><text:span text:style-name="T18">טבלו</text:span><text:span text:style-name="T4"> </text:span><text:span text:style-name="T18">המחטין</text:span><text:span text:style-name="T4"> </text:span><text:span text:style-name="T18">אלא</text:span><text:span text:style-name="T4"> </text:span><text:span text:style-name="T18">במיעוט</text:span><text:span text:style-name="T4"> </text:span><text:span text:style-name="T18">מים</text:span><text:span text:style-name="T4"> </text:span><text:span text:style-name="T18">שבכלי)</text:span>, כדתנן<text:span text:style-name="T1"> </text:span><text:span text:style-name="T18">(דלאו</text:span><text:span text:style-name="T4"> </text:span><text:span text:style-name="T18">חיבור</text:span><text:span text:style-name="T4"> </text:span><text:span text:style-name="T18">הוא)</text:span> <text:span text:style-name="T19">[מקואות</text:span><text:span text:style-name="T3"> </text:span><text:span text:style-name="T19">פ"ו</text:span><text:span text:style-name="T3"> </text:span><text:span text:style-name="T19">מ"ז]</text:span>: '<text:span text:style-name="T26">עירוב</text:span><text:span text:style-name="T27"> </text:span><text:span text:style-name="T26">מקוואות</text:span><text:span text:style-name="T27"> </text:span><text:span text:style-name="T18">(מקוה</text:span><text:span text:style-name="T4"> </text:span><text:span text:style-name="T18">חסר</text:span><text:span text:style-name="T4"> </text:span><text:span text:style-name="T18">בצד</text:span><text:span text:style-name="T4"> </text:span><text:span text:style-name="T18">מקוה</text:span><text:span text:style-name="T4"> </text:span><text:span text:style-name="T18">שלם, והצינור</text:span><text:span text:style-name="T4"> </text:span><text:span text:style-name="T18">ביניהן</text:span><text:span text:style-name="T4"> </text:span><text:span text:style-name="T18">המחברן)</text:span><text:span text:style-name="T26">: </text:span><text:span text:style-name="T18">(אם</text:span><text:span text:style-name="T4"> </text:span><text:span text:style-name="T18">יש</text:span><text:span text:style-name="T4"> </text:span><text:span text:style-name="T18">ברוחבו)</text:span><text:span text:style-name="T26"> כשפופרת</text:span><text:span text:style-name="T27"> </text:span><text:span text:style-name="T26">הנוד</text:span><text:span text:style-name="T27"> </text:span><text:span text:style-name="T18">(כקנה</text:span><text:span text:style-name="T4"> </text:span><text:span text:style-name="T18">שנותנין</text:span><text:span text:style-name="T4"> </text:span><text:span text:style-name="T18">בפי</text:span><text:span text:style-name="T4"> </text:span><text:span text:style-name="T18">הנוד</text:span><text:span text:style-name="T4"> </text:span><text:span text:style-name="T18">של</text:span><text:span text:style-name="T4"> </text:span><text:span text:style-name="T18">עור)</text:span><text:span text:style-name="T26"> כעוביה</text:span></text:p>
      <text:p text:style-name="P4"/>
      <text:p text:style-name="P4">(חגיגה<text:span text:style-name="T1"> </text:span>כב,א)</text:p>
      <text:p text:style-name="P4"><text:span text:style-name="T26">וכחללה</text:span><text:span text:style-name="T27"> </text:span><text:span text:style-name="T26">בשתי</text:span><text:span text:style-name="T27"> </text:span><text:span text:style-name="T26">אצבעות</text:span><text:span text:style-name="T27"> </text:span><text:span text:style-name="T18">(וכחללה</text:span><text:span text:style-name="T4"> </text:span><text:span text:style-name="T18">ועוביה</text:span><text:span text:style-name="T4"> </text:span><text:span text:style-name="T18">והן</text:span><text:span text:style-name="T4"> </text:span><text:span text:style-name="T18">שתי</text:span><text:span text:style-name="T4"> </text:span><text:span text:style-name="T18">אצבעות)</text:span><text:span text:style-name="T26"> חוזרות</text:span><text:span text:style-name="T27"> </text:span><text:span text:style-name="T26">למקומן</text:span><text:span text:style-name="T27"> </text:span><text:span text:style-name="T18">(שאדם</text:span><text:span text:style-name="T4"> </text:span><text:span text:style-name="T18">יכול</text:span><text:span text:style-name="T4"> </text:span><text:span text:style-name="T18">לגלגל</text:span><text:span text:style-name="T4"> </text:span><text:span text:style-name="T18">בתוך</text:span><text:span text:style-name="T4"> </text:span><text:span text:style-name="T18">חללו</text:span><text:span text:style-name="T4"> </text:span><text:span text:style-name="T18">שתי</text:span><text:span text:style-name="T4"> </text:span><text:span text:style-name="T18">אצבעות</text:span><text:span text:style-name="T4"> </text:span><text:span text:style-name="T18">לכל</text:span><text:span text:style-name="T4"> </text:span><text:span text:style-name="T18">צד</text:span><text:span text:style-name="T4"> </text:span><text:span text:style-name="T18">- הוי</text:span><text:span text:style-name="T4"> </text:span><text:span text:style-name="T18">עירוב, ומטבילין</text:span><text:span text:style-name="T4"> </text:span><text:span text:style-name="T18">אף</text:span><text:span text:style-name="T4"> </text:span><text:span text:style-name="T18">כלים)</text:span>' <text:span text:style-name="T18">(והאי</text:span><text:span text:style-name="T4"> </text:span><text:span text:style-name="T18">נמי</text:span><text:span text:style-name="T4"> </text:span><text:span text:style-name="T18">חשש</text:span><text:span text:style-name="T4"> </text:span><text:span text:style-name="T18">טומאה</text:span><text:span text:style-name="T4"> </text:span><text:span text:style-name="T18">דאורייתא</text:span><text:span text:style-name="T4"> </text:span><text:span text:style-name="T18">היא)</text:span>; סבר<text:span text:style-name="T1"> </text:span>לה<text:span text:style-name="T1"> </text:span>כהא<text:span text:style-name="T1"> </text:span>דאמר<text:span text:style-name="T1"> </text:span>רב<text:span text:style-name="T1"> </text:span>נחמן<text:span text:style-name="T1"> </text:span>אמר<text:span text:style-name="T1"> </text:span>רבה<text:span text:style-name="T1"> </text:span>בר<text:span text:style-name="T1"> </text:span>אבוה: אחת<text:span text:style-name="T1"> </text:span>עשרה<text:span text:style-name="T1"> </text:span>מעלות<text:span text:style-name="T1"> </text:span>שנו<text:span text:style-name="T1"> </text:span>כאן: שש<text:span text:style-name="T1"> </text:span>ראשונות<text:span text:style-name="T1"> </text:span>- בין<text:span text:style-name="T1"> </text:span>לקודש<text:span text:style-name="T1"> </text:span>בין<text:span text:style-name="T1"> </text:span>לחולין<text:span text:style-name="T1"> </text:span>שנעשו<text:span text:style-name="T1"> </text:span>על<text:span text:style-name="T1"> </text:span>טהרת<text:span text:style-name="T1"> </text:span>הקודש, אחרונות<text:span text:style-name="T1"> – </text:span>לקודש, אבל<text:span text:style-name="T1"> </text:span>לא<text:span text:style-name="T1"> </text:span>לחולין<text:span text:style-name="T1"> </text:span>שנעשו<text:span text:style-name="T1"> </text:span>על<text:span text:style-name="T1"> </text:span>טהרת<text:span text:style-name="T1"> </text:span>הקודש.</text:p>
      <text:p text:style-name="P4">מאי<text:span text:style-name="T1"> </text:span>איכא<text:span text:style-name="T1"> </text:span>בין<text:span text:style-name="T1"> </text:span>דרבא<text:span text:style-name="T1"> </text:span>לדרבי<text:span text:style-name="T1"> </text:span>אילא?</text:p>
      <text:p text:style-name="P4">איכא<text:span text:style-name="T1"> </text:span>בינייהו<text:span text:style-name="T1"> </text:span>סל<text:span text:style-name="T1"> </text:span>וגרגותני<text:span text:style-name="T1"> </text:span><text:span text:style-name="T18">(סל</text:span><text:span text:style-name="T4"> </text:span><text:span text:style-name="T18">גדול</text:span><text:span text:style-name="T4"> </text:span><text:span text:style-name="T18">מאד, שבו</text:span><text:span text:style-name="T4"> </text:span><text:span text:style-name="T18">מסננין</text:span><text:span text:style-name="T4"> </text:span><text:span text:style-name="T18">היין</text:span><text:span text:style-name="T4"> </text:span><text:span text:style-name="T18">בעת</text:span><text:span text:style-name="T4"> </text:span><text:span text:style-name="T18">הבציר, ונותנין</text:span><text:span text:style-name="T4"> </text:span><text:span text:style-name="T18">אותו</text:span><text:span text:style-name="T4"> </text:span><text:span text:style-name="T18">תחת</text:span><text:span text:style-name="T4"> </text:span><text:span text:style-name="T18">קילוח</text:span><text:span text:style-name="T4"> </text:span><text:span text:style-name="T18">הגת</text:span><text:span text:style-name="T4"> </text:span><text:span text:style-name="T18">והיין</text:span><text:span text:style-name="T4"> </text:span><text:span text:style-name="T18">מסתנן</text:span><text:span text:style-name="T4"> </text:span><text:span text:style-name="T18">בו</text:span><text:span text:style-name="T4"> </text:span><text:span text:style-name="T18">ויורד</text:span><text:span text:style-name="T4"> </text:span><text:span text:style-name="T18">לבור, כדאמרינן</text:span><text:span text:style-name="T4"> </text:span><text:span text:style-name="T18">במסכת</text:span><text:span text:style-name="T4"> </text:span><text:span text:style-name="T18">עבודה</text:span><text:span text:style-name="T4"> </text:span><text:span text:style-name="T18">זרה</text:span><text:span text:style-name="T4"> </text:span><text:span text:style-name="T19">(נו,ב)</text:span><text:span text:style-name="T18">: '</text:span><text:span text:style-name="T33">שלא</text:span><text:span text:style-name="T28"> </text:span><text:span text:style-name="T33">החזיר</text:span><text:span text:style-name="T28"> </text:span><text:span text:style-name="T33">גרגותני</text:span><text:span text:style-name="T28"> </text:span><text:span text:style-name="T33">לגת</text:span><text:span text:style-name="T18">')</text:span> שמילאן<text:span text:style-name="T1"> </text:span>כלים<text:span text:style-name="T1"> </text:span>והטבילן: למאן<text:span text:style-name="T1"> </text:span>דאמר<text:span text:style-name="T1"> </text:span>משום<text:span text:style-name="T1"> </text:span>חציצה<text:span text:style-name="T1"> – </text:span>איכא; למאן<text:span text:style-name="T1"> </text:span>דאמר<text:span text:style-name="T1"> </text:span>משום<text:span text:style-name="T1"> </text:span>גזירה<text:span text:style-name="T1"> </text:span>שמא<text:span text:style-name="T1"> </text:span>יטביל<text:span text:style-name="T1"> </text:span>מחטין<text:span text:style-name="T1"> </text:span>וצינוריות<text:span text:style-name="T1"> </text:span>בכלי<text:span text:style-name="T1"> </text:span>שאין<text:span text:style-name="T1"> </text:span>בפיו<text:span text:style-name="T1"> </text:span>כשפופרת<text:span text:style-name="T1"> </text:span>הנוד<text:span text:style-name="T1"> </text:span>- סל<text:span text:style-name="T1"> </text:span>וגרגותני<text:span text:style-name="T1"> </text:span>שאין<text:span text:style-name="T1"> </text:span>בפיהן<text:span text:style-name="T1"> </text:span>כשפופרת<text:span text:style-name="T1"> </text:span>הנוד<text:span text:style-name="T1"> </text:span>ליכא.</text:p>
      <text:p text:style-name="P5"/>
      <text:p text:style-name="P4"><text:soft-page-break/>ואזדא<text:span text:style-name="T1"> </text:span>רבא<text:span text:style-name="T1"> </text:span>לטעמיה, דאמר<text:span text:style-name="T1"> </text:span>רבא: סל<text:span text:style-name="T1"> </text:span>וגרגותני<text:span text:style-name="T1"> </text:span>שמילאן<text:span text:style-name="T1"> </text:span>כלים<text:span text:style-name="T1"> </text:span>והטבילן<text:span text:style-name="T1"> – </text:span>טהורין<text:span text:style-name="T1"> </text:span><text:span text:style-name="T18">(אף</text:span><text:span text:style-name="T4"> </text:span><text:span text:style-name="T18">לקודש, ורבא</text:span><text:span text:style-name="T4"> </text:span><text:span text:style-name="T18">לטעמיה, דאוקי</text:span><text:span text:style-name="T4"> </text:span><text:span text:style-name="T18">טעמא</text:span><text:span text:style-name="T4"> </text:span><text:span text:style-name="T18">גזירה</text:span><text:span text:style-name="T4"> </text:span><text:span text:style-name="T18">משום</text:span><text:span text:style-name="T4"> </text:span><text:span text:style-name="T18">כלי</text:span><text:span text:style-name="T4"> </text:span><text:span text:style-name="T18">שאין</text:span><text:span text:style-name="T4"> </text:span><text:span text:style-name="T18">בפיו</text:span><text:span text:style-name="T4"> </text:span><text:span text:style-name="T18">כשפופרת</text:span><text:span text:style-name="T4"> </text:span><text:span text:style-name="T18">הנוד, ובסל</text:span><text:span text:style-name="T4"> </text:span><text:span text:style-name="T18">ובגרגותני</text:span><text:span text:style-name="T4"> </text:span><text:span text:style-name="T18">ליכא</text:span><text:span text:style-name="T4"> </text:span><text:span text:style-name="T18">למיחש</text:span><text:span text:style-name="T4"> </text:span><text:span text:style-name="T18">להכי)</text:span>, ומקוה<text:span text:style-name="T1"> </text:span>שחלקו<text:span text:style-name="T1"> </text:span>בסל<text:span text:style-name="T1"> </text:span>וגרגותני<text:span text:style-name="T1"> </text:span>- הטובל<text:span text:style-name="T1"> </text:span>שם<text:span text:style-name="T1"> </text:span>לא<text:span text:style-name="T1"> </text:span>עלתה<text:span text:style-name="T1"> </text:span>לו<text:span text:style-name="T1"> </text:span>טבילה<text:span text:style-name="T1"> </text:span><text:span text:style-name="T18">(שעשאן</text:span><text:span text:style-name="T4"> </text:span><text:span text:style-name="T18">כשתי</text:span><text:span text:style-name="T4"> </text:span><text:span text:style-name="T18">מקואות, ואין</text:span><text:span text:style-name="T4"> </text:span><text:span text:style-name="T18">שיעור</text:span><text:span text:style-name="T4"> </text:span><text:span text:style-name="T18">לא</text:span><text:span text:style-name="T4"> </text:span><text:span text:style-name="T18">בזה</text:span><text:span text:style-name="T4"> </text:span><text:span text:style-name="T18">ולא</text:span><text:span text:style-name="T4"> </text:span><text:span text:style-name="T18">בזה, אף</text:span><text:span text:style-name="T4"> </text:span><text:span text:style-name="T18">על</text:span><text:span text:style-name="T4"> </text:span><text:span text:style-name="T18">פי</text:span><text:span text:style-name="T4"> </text:span><text:span text:style-name="T18">שהמים</text:span><text:span text:style-name="T4"> </text:span><text:span text:style-name="T18">מחברן</text:span><text:span text:style-name="T4"> </text:span><text:span text:style-name="T18">בין</text:span><text:span text:style-name="T4"> </text:span><text:span text:style-name="T18">אויר</text:span><text:span text:style-name="T4"> </text:span><text:span text:style-name="T18">הנצרים</text:span><text:span text:style-name="T4"> </text:span><text:span text:style-name="T18">- אין</text:span><text:span text:style-name="T4"> </text:span><text:span text:style-name="T18">זה</text:span><text:span text:style-name="T4"> </text:span><text:span text:style-name="T18">חיבור)</text:span>, דהא<text:span text:style-name="T1"> </text:span>ארעא<text:span text:style-name="T1"> </text:span>כולה<text:span text:style-name="T1"> </text:span>חלחולי<text:span text:style-name="T1"> </text:span>מחלחלא<text:span text:style-name="T1"> </text:span>ובעינן<text:span text:style-name="T1"> </text:span>דאיכא<text:span text:style-name="T1"> </text:span>ארבעים<text:span text:style-name="T1"> </text:span>סאה<text:span text:style-name="T1"> </text:span>במקום<text:span text:style-name="T1"> </text:span>אחד<text:span text:style-name="T1"> </text:span><text:span text:style-name="T18">(והמים</text:span><text:span text:style-name="T4"> </text:span><text:span text:style-name="T18">הנובעין</text:span><text:span text:style-name="T4"> </text:span><text:span text:style-name="T18">כאן</text:span><text:span text:style-name="T4"> </text:span><text:span text:style-name="T18">באין</text:span><text:span text:style-name="T4"> </text:span><text:span text:style-name="T18">מנהר</text:span><text:span text:style-name="T4"> </text:span><text:span text:style-name="T18">גדול, ולא</text:span><text:span text:style-name="T4"> </text:span><text:span text:style-name="T18">חשבינן</text:span><text:span text:style-name="T4"> </text:span><text:span text:style-name="T18">כמחובר, דבעינן</text:span><text:span text:style-name="T4"> </text:span><text:span text:style-name="T18">ארבעים</text:span><text:span text:style-name="T4"> </text:span><text:span text:style-name="T18">סאה</text:span><text:span text:style-name="T4"> </text:span><text:span text:style-name="T18">במקום</text:span><text:span text:style-name="T4"> </text:span><text:span text:style-name="T18">אחד)</text:span>; והני<text:span text:style-name="T1"> </text:span>מילי<text:span text:style-name="T1"> </text:span><text:span text:style-name="T18">(דאמרינן</text:span><text:span text:style-name="T4"> </text:span><text:span text:style-name="T18">המטביל</text:span><text:span text:style-name="T4"> </text:span><text:span text:style-name="T18">בכלי</text:span><text:span text:style-name="T4"> </text:span><text:span text:style-name="T18">שאין</text:span><text:span text:style-name="T4"> </text:span><text:span text:style-name="T18">בפיו</text:span><text:span text:style-name="T4"> </text:span><text:span text:style-name="T18">כשפופרת</text:span><text:span text:style-name="T4"> </text:span><text:span text:style-name="T18">הנוד</text:span><text:span text:style-name="T4"> </text:span><text:span text:style-name="T18">טמאים)</text:span> - בכלי<text:span text:style-name="T1"> </text:span>טהור<text:span text:style-name="T1"> </text:span><text:span text:style-name="T18">(שלא</text:span><text:span text:style-name="T4"> </text:span><text:span text:style-name="T18">היה</text:span><text:span text:style-name="T4"> </text:span><text:span text:style-name="T18">הכלי</text:span><text:span text:style-name="T4"> </text:span><text:span text:style-name="T18">החיצון</text:span><text:span text:style-name="T4"> </text:span><text:span text:style-name="T18">צריך</text:span><text:span text:style-name="T4"> </text:span><text:span text:style-name="T18">להטביל)</text:span>; אבל<text:span text:style-name="T1"> </text:span><text:span text:style-name="T18">(אם</text:span><text:span text:style-name="T4"> </text:span><text:span text:style-name="T18">הוא</text:span><text:span text:style-name="T4"> </text:span><text:span text:style-name="T18">צריך</text:span><text:span text:style-name="T4"> </text:span><text:span text:style-name="T18">להטביל)</text:span> בכלי<text:span text:style-name="T1"> </text:span>טמא, מיגו<text:span text:style-name="T1"> </text:span>דסלקא<text:span text:style-name="T1"> </text:span>טבילה<text:span text:style-name="T1"> </text:span>לכוליה<text:span text:style-name="T1"> </text:span>גופיה<text:span text:style-name="T1"> </text:span>דמנא<text:span text:style-name="T1"> </text:span><text:span text:style-name="T18">(ליטהר</text:span><text:span text:style-name="T4"> </text:span><text:span text:style-name="T18">תוכו</text:span><text:span text:style-name="T4"> </text:span><text:span text:style-name="T18">על</text:span><text:span text:style-name="T4"> </text:span><text:span text:style-name="T18">ידי</text:span><text:span text:style-name="T4"> </text:span><text:span text:style-name="T18">מים</text:span><text:span text:style-name="T4"> </text:span><text:span text:style-name="T18">הנכנסין</text:span><text:span text:style-name="T4"> </text:span><text:span text:style-name="T18">דרך</text:span><text:span text:style-name="T4"> </text:span><text:span text:style-name="T18">פיו, דכטומאתו</text:span><text:span text:style-name="T4"> </text:span><text:span text:style-name="T18">כן</text:span><text:span text:style-name="T4"> </text:span><text:span text:style-name="T18">טהרתו)</text:span> - סלקא<text:span text:style-name="T1"> </text:span>להו<text:span text:style-name="T1"> </text:span>נמי<text:span text:style-name="T1"> </text:span>לכלים<text:span text:style-name="T1"> </text:span>דאית<text:span text:style-name="T1"> </text:span>ביה<text:span text:style-name="T1"> </text:span><text:span text:style-name="T18">(סלקא</text:span><text:span text:style-name="T4"> </text:span><text:span text:style-name="T18">נמי</text:span><text:span text:style-name="T4"> </text:span><text:span text:style-name="T18">טבילה</text:span><text:span text:style-name="T4"> </text:span><text:span text:style-name="T18">לכלים</text:span><text:span text:style-name="T4"> </text:span><text:span text:style-name="T18">שבתוכו)</text:span>, דתנן<text:span text:style-name="T1"> </text:span><text:span text:style-name="T19">[מקואות</text:span><text:span text:style-name="T3"> </text:span><text:span text:style-name="T19">פ"ו</text:span><text:span text:style-name="T3"> </text:span><text:span text:style-name="T19">מ"ב]</text:span>: '<text:span text:style-name="T26">כלים</text:span><text:span text:style-name="T27"> </text:span><text:span text:style-name="T26">שמילאן</text:span><text:span text:style-name="T27"> </text:span><text:span text:style-name="T26">כלים</text:span><text:span text:style-name="T27"> </text:span><text:span text:style-name="T26">והטבילן</text:span><text:span text:style-name="T27"> </text:span><text:span text:style-name="T26">- הרי</text:span><text:span text:style-name="T27"> </text:span><text:span text:style-name="T26">אלו</text:span><text:span text:style-name="T27"> </text:span><text:span text:style-name="T26">טהורין</text:span><text:span text:style-name="T27"> </text:span><text:span text:style-name="T18">(לתרומה, ולא</text:span><text:span text:style-name="T4"> </text:span><text:span text:style-name="T18">חלק</text:span><text:span text:style-name="T4"> </text:span><text:span text:style-name="T18">בין</text:span><text:span text:style-name="T4"> </text:span><text:span text:style-name="T18">פיו</text:span><text:span text:style-name="T4"> </text:span><text:span text:style-name="T18">רחב</text:span><text:span text:style-name="T4"> </text:span><text:span text:style-name="T18">לפיו</text:span><text:span text:style-name="T4"> </text:span><text:span text:style-name="T18">קצר)</text:span><text:span text:style-name="T26">; ואם</text:span><text:span text:style-name="T27"> </text:span><text:span text:style-name="T26">לא</text:span><text:span text:style-name="T27"> </text:span><text:span text:style-name="T26">טבל</text:span><text:span text:style-name="T27"> </text:span><text:span text:style-name="T18">(כדמפרש</text:span><text:span text:style-name="T4"> </text:span><text:span text:style-name="T18">לה: ואם</text:span><text:span text:style-name="T4"> </text:span><text:span text:style-name="T18">אין</text:span><text:span text:style-name="T4"> </text:span><text:span text:style-name="T18">צריך</text:span><text:span text:style-name="T4"> </text:span><text:span text:style-name="T18">להטבילו)</text:span><text:span text:style-name="T26"> מים</text:span><text:span text:style-name="T27"> </text:span><text:span text:style-name="T26">המעורבים</text:span><text:span text:style-name="T27"> </text:span><text:span text:style-name="T18">(למקוה, ואתה</text:span><text:span text:style-name="T4"> </text:span><text:span text:style-name="T18">בא</text:span><text:span text:style-name="T4"> </text:span><text:span text:style-name="T18">לטהר</text:span><text:span text:style-name="T4"> </text:span><text:span text:style-name="T18">על</text:span><text:span text:style-name="T4"> </text:span><text:span text:style-name="T18">ידיהן</text:span><text:span text:style-name="T4"> </text:span><text:span text:style-name="T18">כלים</text:span><text:span text:style-name="T4"> </text:span><text:span text:style-name="T18">שבתוכם)</text:span><text:span text:style-name="T26"> - עד</text:span><text:span text:style-name="T27"> </text:span><text:span text:style-name="T26">שיהיו</text:span><text:span text:style-name="T27"> </text:span><text:span text:style-name="T26">מעורבין</text:span><text:span text:style-name="T27"> </text:span><text:span text:style-name="T18">(דרך</text:span><text:span text:style-name="T4"> </text:span><text:span text:style-name="T18">פה</text:span><text:span text:style-name="T4"> </text:span><text:span text:style-name="T18">רחב)</text:span><text:span text:style-name="T26"> כשפופרת</text:span><text:span text:style-name="T27"> </text:span><text:span text:style-name="T26">הנוד</text:span>'; מאי<text:span text:style-name="T1"> </text:span>קאמר<text:span text:style-name="T1"> </text:span>'<text:span text:style-name="T26">ואם</text:span><text:span text:style-name="T27"> </text:span><text:span text:style-name="T26">לא</text:span><text:span text:style-name="T27"> </text:span><text:span text:style-name="T26">טבל</text:span>'?</text:p>
      <text:p text:style-name="P31">הכי<text:span text:style-name="T1"> </text:span>קאמר: '<text:span text:style-name="T26">ואם</text:span><text:span text:style-name="T1"> </text:span><text:span text:style-name="T55">אינו</text:span><text:span text:style-name="T59"> </text:span><text:span text:style-name="T55">צריך</text:span><text:span text:style-name="T59"> </text:span><text:span text:style-name="T55">להטבילו</text:span><text:span text:style-name="T26">, ומים</text:span><text:span text:style-name="T27"> </text:span><text:span text:style-name="T26">המעורבין</text:span><text:span text:style-name="T27"> </text:span><text:span text:style-name="T26">- עד</text:span><text:span text:style-name="T27"> </text:span><text:span text:style-name="T26">שיהו</text:span><text:span text:style-name="T27"> </text:span><text:span text:style-name="T26">מעורבין</text:span><text:span text:style-name="T27"> </text:span><text:span text:style-name="T26">כשפופרת</text:span><text:span text:style-name="T27"> </text:span><text:span text:style-name="T26">הנוד</text:span>'.</text:p>
      <text:p text:style-name="P6"/>
      <text:p text:style-name="P4">והא<text:span text:style-name="T1"> </text:span>דרבא<text:span text:style-name="T1"> </text:span><text:span text:style-name="T18">(דאוקי</text:span><text:span text:style-name="T4"> </text:span><text:span text:style-name="T18">טעמא</text:span><text:span text:style-name="T4"> </text:span><text:span text:style-name="T18">דמתניתין</text:span><text:span text:style-name="T4"> </text:span><text:span text:style-name="T18">משום</text:span><text:span text:style-name="T4"> </text:span><text:span text:style-name="T18">עירוב</text:span><text:span text:style-name="T4"> </text:span><text:span text:style-name="T18">מקואות, והא</text:span><text:span text:style-name="T4"> </text:span><text:span text:style-name="T18">בסל</text:span><text:span text:style-name="T4"> </text:span><text:span text:style-name="T18">וגרגותני</text:span><text:span text:style-name="T4"> </text:span><text:span text:style-name="T18">ליכא</text:span><text:span text:style-name="T4"> </text:span><text:span text:style-name="T18">למיחש</text:span><text:span text:style-name="T4"> </text:span><text:span text:style-name="T18">וטהורין)</text:span> ודרבי<text:span text:style-name="T1"> </text:span>אילא<text:span text:style-name="T1"> </text:span><text:span text:style-name="T18">(דאוקי</text:span><text:span text:style-name="T4"> </text:span><text:span text:style-name="T18">טעמא</text:span><text:span text:style-name="T4"> </text:span><text:span text:style-name="T18">משום</text:span><text:span text:style-name="T4"> </text:span><text:span text:style-name="T18">חציצה, וסל</text:span><text:span text:style-name="T4"> </text:span><text:span text:style-name="T18">וגרגותני</text:span><text:span text:style-name="T4"> </text:span><text:span text:style-name="T18">נמי</text:span><text:span text:style-name="T4"> </text:span><text:span text:style-name="T18">כשאר</text:span><text:span text:style-name="T4"> </text:span><text:span text:style-name="T18">כלים</text:span><text:span text:style-name="T4"> </text:span><text:span text:style-name="T18">דמו, והמטביל</text:span><text:span text:style-name="T4"> </text:span><text:span text:style-name="T18">כלים</text:span><text:span text:style-name="T4"> </text:span><text:span text:style-name="T18">לתוכן</text:span><text:span text:style-name="T4"> </text:span><text:span text:style-name="T18">- אינן</text:span><text:span text:style-name="T4"> </text:span><text:span text:style-name="T18">טהורין</text:span><text:span text:style-name="T4"> </text:span><text:span text:style-name="T18">לקודש)</text:span> - תנאי<text:span text:style-name="T1"> </text:span>היא, דתניא: '<text:span text:style-name="T26">סל</text:span><text:span text:style-name="T27"> </text:span><text:span text:style-name="T26">וגרגותני</text:span><text:span text:style-name="T27"> </text:span><text:span text:style-name="T26">שמילאן</text:span><text:span text:style-name="T27"> </text:span><text:span text:style-name="T26">כלים</text:span><text:span text:style-name="T27"> </text:span><text:span text:style-name="T26">והטבילן</text:span><text:span text:style-name="T27"> </text:span><text:span text:style-name="T26">בין</text:span><text:span text:style-name="T27"> </text:span><text:span text:style-name="T26">לקודש</text:span><text:span text:style-name="T27"> </text:span><text:span text:style-name="T26">בין</text:span><text:span text:style-name="T27"> </text:span><text:span text:style-name="T26">לתרומה</text:span><text:span text:style-name="T27"> – </text:span><text:span text:style-name="T26">טהורין; אבא</text:span><text:span text:style-name="T27"> </text:span><text:span text:style-name="T26">שאול</text:span><text:span text:style-name="T27"> </text:span><text:span text:style-name="T26">אומר: לתרומה</text:span><text:span text:style-name="T27"> </text:span><text:span text:style-name="T26">אבל</text:span><text:span text:style-name="T27"> </text:span><text:span text:style-name="T26">לא</text:span><text:span text:style-name="T27"> </text:span><text:span text:style-name="T26">לקודש</text:span>';</text:p>
      <text:p text:style-name="P4">אי<text:span text:style-name="T1"> </text:span>הכי<text:span text:style-name="T1"> </text:span>- תרומה<text:span text:style-name="T1"> </text:span>נמי: למאן<text:span text:style-name="T1"> </text:span>קאמרינן<text:span text:style-name="T1"> </text:span><text:span text:style-name="T18">(למי</text:span><text:span text:style-name="T4"> </text:span><text:span text:style-name="T18">אנו</text:span><text:span text:style-name="T4"> </text:span><text:span text:style-name="T18">אומרים</text:span><text:span text:style-name="T4"> </text:span><text:span text:style-name="T18">הוראה</text:span><text:span text:style-name="T4"> </text:span><text:span text:style-name="T18">זו</text:span><text:span text:style-name="T4"> </text:span><text:span text:style-name="T18">שלא</text:span><text:span text:style-name="T4"> </text:span><text:span text:style-name="T18">יטביל</text:span><text:span text:style-name="T4"> </text:span><text:span text:style-name="T18">כלי</text:span><text:span text:style-name="T4"> </text:span><text:span text:style-name="T18">בתוך</text:span><text:span text:style-name="T4"> </text:span><text:span text:style-name="T18">כלי)</text:span>? – חברים<text:span text:style-name="T1"> </text:span><text:span text:style-name="T18">(דאילו</text:span><text:span text:style-name="T4"> </text:span><text:span text:style-name="T18">עם</text:span><text:span text:style-name="T4"> </text:span><text:span text:style-name="T18">הארץ</text:span><text:span text:style-name="T4"> </text:span><text:span text:style-name="T18">לא</text:span><text:span text:style-name="T4"> </text:span><text:span text:style-name="T18">אתי</text:span><text:span text:style-name="T4"> </text:span><text:span text:style-name="T18">קמן</text:span><text:span text:style-name="T4"> </text:span><text:span text:style-name="T18">למשאל)</text:span>; <text:span text:style-name="T18">(הלכך, לתרומה</text:span><text:span text:style-name="T4"> </text:span><text:span text:style-name="T18">ליכא</text:span><text:span text:style-name="T4"> </text:span><text:span text:style-name="T18">למיחש, דהא)</text:span> חברים<text:span text:style-name="T1"> </text:span>מידע<text:span text:style-name="T1"> </text:span>ידעי<text:span text:style-name="T1"> </text:span><text:span text:style-name="T18">(שיעור</text:span><text:span text:style-name="T4"> </text:span><text:span text:style-name="T18">עירוב</text:span><text:span text:style-name="T4"> </text:span><text:span text:style-name="T18">מקואות, ולענין</text:span><text:span text:style-name="T4"> </text:span><text:span text:style-name="T18">כבידו</text:span><text:span text:style-name="T4"> </text:span><text:span text:style-name="T18">של</text:span><text:span text:style-name="T4"> </text:span><text:span text:style-name="T18">כלי</text:span><text:span text:style-name="T4"> </text:span><text:span text:style-name="T18">נמי, אם</text:span><text:span text:style-name="T4"> </text:span><text:span text:style-name="T18">כבד</text:span><text:span text:style-name="T4"> </text:span><text:span text:style-name="T18">הוא</text:span><text:span text:style-name="T4"> </text:span><text:span text:style-name="T18">- מגביהין</text:span><text:span text:style-name="T4"> </text:span><text:span text:style-name="T18">אותו)</text:span>! </text:p>
      <text:p text:style-name="P4">אי<text:span text:style-name="T1"> </text:span>הכי<text:span text:style-name="T1"> </text:span>קודש<text:span text:style-name="T1"> </text:span>נמי<text:span text:style-name="T1"> </text:span><text:span text:style-name="T18">(על</text:span><text:span text:style-name="T4"> </text:span><text:span text:style-name="T18">כרחך</text:span><text:span text:style-name="T4"> </text:span><text:span text:style-name="T18">מתניתין</text:span><text:span text:style-name="T4"> </text:span><text:span text:style-name="T18">דקתני</text:span><text:span text:style-name="T4"> </text:span><text:span text:style-name="T18">'</text:span><text:span text:style-name="T33">אבל</text:span><text:span text:style-name="T28"> </text:span><text:span text:style-name="T33">לא</text:span><text:span text:style-name="T28"> </text:span><text:span text:style-name="T33">לקודש</text:span><text:span text:style-name="T18">' - בחבר</text:span><text:span text:style-name="T4"> </text:span><text:span text:style-name="T18">עסקינן, דאי</text:span><text:span text:style-name="T4"> </text:span><text:span text:style-name="T18">עם</text:span><text:span text:style-name="T4"> </text:span><text:span text:style-name="T18">הארץ</text:span><text:span text:style-name="T4"> </text:span><text:span text:style-name="T18">- מי</text:span><text:span text:style-name="T4"> </text:span><text:span text:style-name="T18">ציית</text:span><text:span text:style-name="T4"> </text:span><text:span text:style-name="T18">לך, ומי</text:span><text:span text:style-name="T4"> </text:span><text:span text:style-name="T18">אתי</text:span><text:span text:style-name="T4"> </text:span><text:span text:style-name="T18">קמן</text:span><text:span text:style-name="T4"> </text:span><text:span text:style-name="T18">למשאל</text:span><text:span text:style-name="T4"> </text:span><text:span text:style-name="T18">טעמא)</text:span>!?</text:p>
      <text:p text:style-name="P4">חזי<text:span text:style-name="T1"> </text:span>ליה<text:span text:style-name="T1"> </text:span>עם<text:span text:style-name="T1"> </text:span>הארץ<text:span text:style-name="T1"> </text:span>ואזיל<text:span text:style-name="T1"> </text:span>מטביל. </text:p>
      <text:p text:style-name="P4">תרומה<text:span text:style-name="T1"> </text:span>נמי<text:span text:style-name="T1"> </text:span>חזי<text:span text:style-name="T1"> </text:span>ליה<text:span text:style-name="T1"> </text:span><text:span text:style-name="T18">(ישראל)</text:span> עם<text:span text:style-name="T1"> </text:span>הארץ<text:span text:style-name="T1"> </text:span>ואזיל<text:span text:style-name="T1"> </text:span>מטביל<text:span text:style-name="T1"> </text:span><text:span text:style-name="T18">(ומטביל</text:span><text:span text:style-name="T4"> </text:span><text:span text:style-name="T18">ומשתמש</text:span><text:span text:style-name="T4"> </text:span><text:span text:style-name="T18">בו</text:span><text:span text:style-name="T4"> </text:span><text:span text:style-name="T18">תרומה, ואחר</text:span><text:span text:style-name="T4"> </text:span><text:span text:style-name="T18">כך</text:span><text:span text:style-name="T4"> </text:span><text:span text:style-name="T18">נותנה</text:span><text:span text:style-name="T4"> </text:span><text:span text:style-name="T18">לכהן)</text:span>!?</text:p>
      <text:p text:style-name="P4">לא<text:span text:style-name="T1"> </text:span>מקבלינן<text:span text:style-name="T1"> </text:span>מינייהו<text:span text:style-name="T1"> </text:span><text:span text:style-name="T18">(לא</text:span><text:span text:style-name="T4"> </text:span><text:span text:style-name="T18">מקבלינן</text:span><text:span text:style-name="T4"> </text:span><text:span text:style-name="T18">תרומה</text:span><text:span text:style-name="T4"> </text:span><text:span text:style-name="T18">מעם</text:span><text:span text:style-name="T4"> </text:span><text:span text:style-name="T18">הארץ</text:span><text:span text:style-name="T4"> </text:span><text:span text:style-name="T18">אלא</text:span><text:span text:style-name="T4"> </text:span><text:span text:style-name="T18">בשעת</text:span><text:span text:style-name="T4"> </text:span><text:span text:style-name="T18">הגיתות</text:span><text:span text:style-name="T4"> </text:span><text:span text:style-name="T18">והבדים, שהכל</text:span><text:span text:style-name="T4"> </text:span><text:span text:style-name="T18">מטהרים</text:span><text:span text:style-name="T4"> </text:span><text:span text:style-name="T18">את</text:span><text:span text:style-name="T4"> </text:span><text:span text:style-name="T18">כליהן</text:span><text:span text:style-name="T4"> </text:span><text:span text:style-name="T18">על</text:span><text:span text:style-name="T4"> </text:span><text:span text:style-name="T18">פי</text:span><text:span text:style-name="T4"> </text:span><text:span text:style-name="T18">חכמים, כדתנן</text:span><text:span text:style-name="T4"> </text:span><text:span text:style-name="T18">(לקמן</text:span><text:span text:style-name="T4"> </text:span><text:span text:style-name="T19">(חגיגה</text:span><text:span text:style-name="T3"> </text:span><text:span text:style-name="T19">פ"ג</text:span><text:span text:style-name="T3"> </text:span><text:span text:style-name="T19">מ"ד, דף</text:span><text:span text:style-name="T3"> </text:span><text:span text:style-name="T19">כד,ב)</text:span><text:span text:style-name="T18">): '</text:span><text:span text:style-name="T33">עברו</text:span><text:span text:style-name="T28"> </text:span><text:span text:style-name="T33">הגיתות</text:span><text:span text:style-name="T28"> </text:span><text:span text:style-name="T33">והבדים</text:span><text:span text:style-name="T28"> </text:span><text:span text:style-name="T33">והביאו</text:span><text:span text:style-name="T28"> </text:span><text:span text:style-name="T33">לו</text:span><text:span text:style-name="T28"> </text:span><text:span text:style-name="T33">חבית</text:span><text:span text:style-name="T28"> </text:span><text:span text:style-name="T33">של</text:span><text:span text:style-name="T28"> </text:span><text:span text:style-name="T33">תרומה</text:span><text:span text:style-name="T28"> </text:span><text:span text:style-name="T33">- לא</text:span><text:span text:style-name="T28"> </text:span><text:span text:style-name="T33">יקבלנה</text:span><text:span text:style-name="T28"> </text:span><text:span text:style-name="T33">ממנו</text:span><text:span text:style-name="T18">')</text:span>.</text:p>
      <text:p text:style-name="P4">קודש<text:span text:style-name="T1"> </text:span>נמי<text:span text:style-name="T1"> </text:span>לא<text:span text:style-name="T1"> </text:span>נקביל<text:span text:style-name="T1"> </text:span>מינייהו!?</text:p>
      <text:p text:style-name="P4">הויא<text:span text:style-name="T1"> </text:span>ליה<text:span text:style-name="T1"> </text:span>איבה.</text:p>
      <text:p text:style-name="P4">תרומה<text:span text:style-name="T1"> </text:span>נמי<text:span text:style-name="T1"> </text:span>הויא<text:span text:style-name="T1"> </text:span>ליה<text:span text:style-name="T1"> </text:span>איבה?</text:p>
      <text:p text:style-name="P4">לא<text:span text:style-name="T1"> </text:span>איכפת<text:span text:style-name="T1"> </text:span>ליה, דאזיל<text:span text:style-name="T1"> </text:span>יהיב<text:span text:style-name="T1"> </text:span>ליה<text:span text:style-name="T1"> </text:span>לכהן<text:span text:style-name="T1"> </text:span>עם<text:span text:style-name="T1"> </text:span>הארץ<text:span text:style-name="T1"> </text:span>חבריה.</text:p>
      <text:p text:style-name="P4">ומאן<text:span text:style-name="T1"> </text:span>תנא<text:span text:style-name="T1"> </text:span>דחייש<text:span text:style-name="T1"> </text:span>לאיבה?</text:p>
      <text:p text:style-name="P4">רבי<text:span text:style-name="T1"> </text:span>יוסי<text:span text:style-name="T1"> </text:span>היא, דתניא: '<text:span text:style-name="T26">אמר</text:span><text:span text:style-name="T27"> </text:span><text:span text:style-name="T26">רבי</text:span><text:span text:style-name="T27"> </text:span><text:span text:style-name="T26">יוסי: מפני</text:span><text:span text:style-name="T27"> </text:span><text:span text:style-name="T26">מה</text:span><text:span text:style-name="T27"> </text:span><text:span text:style-name="T26">הכל</text:span><text:span text:style-name="T27"> </text:span><text:span text:style-name="T26">נאמנין</text:span><text:span text:style-name="T27"> </text:span><text:span text:style-name="T26">על</text:span><text:span text:style-name="T27"> </text:span><text:span text:style-name="T26">טהרת</text:span><text:span text:style-name="T27"> </text:span><text:span text:style-name="T26">יין</text:span><text:span text:style-name="T27"> </text:span><text:span text:style-name="T26">ושמן</text:span><text:span text:style-name="T27"> </text:span><text:span text:style-name="T26">כל</text:span><text:span text:style-name="T27"> </text:span><text:span text:style-name="T26">ימות</text:span><text:span text:style-name="T27"> </text:span><text:span text:style-name="T26">השנה</text:span><text:span text:style-name="T27"> </text:span><text:span text:style-name="T18">(לקבל</text:span><text:span text:style-name="T4"> </text:span><text:span text:style-name="T18">מידם</text:span><text:span text:style-name="T4"> </text:span><text:span text:style-name="T18">יין</text:span><text:span text:style-name="T4"> </text:span><text:span text:style-name="T18">לנסכים</text:span><text:span text:style-name="T4"> </text:span><text:span text:style-name="T18">ושמן</text:span><text:span text:style-name="T4"> </text:span><text:span text:style-name="T18">למנחות, כדתנן</text:span><text:span text:style-name="T4"> </text:span><text:span text:style-name="T18">במתניתין</text:span><text:span text:style-name="T4"> </text:span><text:span text:style-name="T18">(לקמן</text:span><text:span text:style-name="T4"> </text:span><text:span text:style-name="T19">(חגיגה</text:span><text:span text:style-name="T3"> </text:span><text:span text:style-name="T19">פ"ג</text:span><text:span text:style-name="T3"> </text:span><text:span text:style-name="T19">מ"ד, דף</text:span><text:span text:style-name="T3"> </text:span><text:span text:style-name="T19">כד,ב)</text:span><text:span text:style-name="T18">): '</text:span><text:span text:style-name="T33">חומר</text:span><text:span text:style-name="T28"> </text:span><text:span text:style-name="T33">בתרומה, שביהודה</text:span><text:span text:style-name="T28"> </text:span><text:span text:style-name="T33">נאמנין</text:span><text:span text:style-name="T28"> </text:span><text:span text:style-name="T33">על</text:span><text:span text:style-name="T28"> </text:span><text:span text:style-name="T33">טהרת</text:span><text:span text:style-name="T28"> </text:span><text:span text:style-name="T33">יין</text:span><text:span text:style-name="T28"> </text:span><text:span text:style-name="T33">ושמן</text:span><text:span text:style-name="T18">')</text:span><text:span text:style-name="T26">? - כדי</text:span><text:span text:style-name="T27"> </text:span><text:span text:style-name="T26">שלא</text:span><text:span text:style-name="T27"> </text:span><text:span text:style-name="T26">יהא</text:span><text:span text:style-name="T27"> </text:span><text:span text:style-name="T26">כל</text:span><text:span text:style-name="T27"> </text:span><text:span text:style-name="T26">אחד</text:span><text:span text:style-name="T27"> </text:span><text:span text:style-name="T26">ואחד</text:span><text:span text:style-name="T27"> </text:span><text:span text:style-name="T26">הולך</text:span><text:span text:style-name="T27"> </text:span><text:span text:style-name="T26">ובונה</text:span><text:span text:style-name="T27"> </text:span><text:span text:style-name="T26">במה</text:span><text:span text:style-name="T27"> </text:span><text:span text:style-name="T26">לעצמו</text:span><text:span text:style-name="T27"> </text:span><text:span text:style-name="T18">(בשעת</text:span><text:span text:style-name="T4"> </text:span><text:span text:style-name="T18">איסור</text:span><text:span text:style-name="T4"> </text:span><text:span text:style-name="T18">הבמות, ומקטיר</text:span><text:span text:style-name="T4"> </text:span><text:span text:style-name="T18">לשמים)</text:span><text:span text:style-name="T26"> ושורף</text:span><text:span text:style-name="T27"> </text:span><text:span text:style-name="T26">פרה</text:span><text:span text:style-name="T27"> </text:span><text:span text:style-name="T26">אדומה</text:span><text:span text:style-name="T27"> </text:span><text:span text:style-name="T26">לעצמו</text:span>'.</text:p>
      <text:p text:style-name="P4">אמר<text:span text:style-name="T1"> </text:span>רב<text:span text:style-name="T1"> </text:span>פפא: כמאן<text:span text:style-name="T1"> </text:span>מקבלינן<text:span text:style-name="T1"> </text:span>האידנא<text:span text:style-name="T1"> </text:span>סהדותא<text:span text:style-name="T1"> </text:span>מעם<text:span text:style-name="T1"> </text:span>הארץ? כמאן? - כרבי<text:span text:style-name="T1"> </text:span>יוסי<text:span text:style-name="T1"> </text:span><text:span text:style-name="T18">(דאילו</text:span><text:span text:style-name="T4"> </text:span><text:span text:style-name="T18">לרבנן</text:span><text:span text:style-name="T4"> </text:span><text:span text:style-name="T18">לא</text:span><text:span text:style-name="T4"> </text:span><text:span text:style-name="T18">מקבלינן, כדאמר</text:span><text:span text:style-name="T4"> </text:span><text:span text:style-name="T18">בפסחים</text:span><text:span text:style-name="T4"> </text:span><text:span text:style-name="T19">(מט,ב)</text:span><text:span text:style-name="T18"> בפרק</text:span><text:span text:style-name="T4"> </text:span><text:span text:style-name="T18">'אלו</text:span><text:span text:style-name="T4"> </text:span><text:span text:style-name="T18">עוברין')</text:span>. </text:p>
      <text:p text:style-name="P6"/>
      <text:p text:style-name="P4">וניחוש<text:span text:style-name="T1"> </text:span>לשאלה<text:span text:style-name="T1"> </text:span><text:span text:style-name="T18">(לא</text:span><text:span text:style-name="T4"> </text:span><text:span text:style-name="T18">נטבול</text:span><text:span text:style-name="T4"> </text:span><text:span text:style-name="T18">כלי</text:span><text:span text:style-name="T4"> </text:span><text:span text:style-name="T18">בתוך</text:span><text:span text:style-name="T4"> </text:span><text:span text:style-name="T18">כלי</text:span><text:span text:style-name="T4"> </text:span><text:span text:style-name="T18">לתרומה, דלמא</text:span><text:span text:style-name="T4"> </text:span><text:span text:style-name="T18">חזי</text:span><text:span text:style-name="T4"> </text:span><text:span text:style-name="T18">עם</text:span><text:span text:style-name="T4"> </text:span><text:span text:style-name="T18">הארץ</text:span><text:span text:style-name="T4"> </text:span><text:span text:style-name="T18">ועביד</text:span><text:span text:style-name="T4"> </text:span><text:span text:style-name="T18">הכי, ואנו</text:span><text:span text:style-name="T4"> </text:span><text:span text:style-name="T18">שואלין</text:span><text:span text:style-name="T4"> </text:span><text:span text:style-name="T18">את</text:span><text:span text:style-name="T4"> </text:span><text:span text:style-name="T18">כליהן</text:span><text:span text:style-name="T4"> </text:span><text:span text:style-name="T18">ומשמשין</text:span><text:span text:style-name="T4"> </text:span><text:span text:style-name="T18">בהן)</text:span>, דתנן<text:span text:style-name="T1"> </text:span><text:span text:style-name="T18">(במתניתין</text:span><text:span text:style-name="T4"> </text:span><text:span text:style-name="T19">[עדויות</text:span><text:span text:style-name="T3"> </text:span><text:span text:style-name="T19">פ"א</text:span><text:span text:style-name="T3"> </text:span><text:span text:style-name="T19">מ"יד]</text:span><text:span text:style-name="T18"> דשיילינן</text:span><text:span text:style-name="T4"> </text:span><text:span text:style-name="T18">מנייהו)</text:span>: '<text:span text:style-name="T26">כלי</text:span><text:span text:style-name="T27"> </text:span><text:span text:style-name="T26">חרס</text:span><text:span text:style-name="T27"> </text:span><text:span text:style-name="T26">מציל</text:span><text:span text:style-name="T27"> </text:span><text:span text:style-name="T26">על</text:span><text:span text:style-name="T27"> </text:span><text:span text:style-name="T26">הכל</text:span><text:span text:style-name="T27"> </text:span><text:span text:style-name="T18">(אם</text:span><text:span text:style-name="T4"> </text:span><text:span text:style-name="T18">מוקף</text:span><text:span text:style-name="T4"> </text:span><text:span text:style-name="T18">צמיד</text:span><text:span text:style-name="T4"> </text:span><text:span text:style-name="T18">פתיל</text:span><text:span text:style-name="T4"> </text:span><text:span text:style-name="T18">באהל</text:span><text:span text:style-name="T4"> </text:span><text:span text:style-name="T18">המת, אי</text:span><text:span text:style-name="T4"> </text:span><text:span text:style-name="T18">נמי: המת</text:span><text:span text:style-name="T4"> </text:span><text:span text:style-name="T18">בבית</text:span><text:span text:style-name="T4"> </text:span><text:span text:style-name="T18">וטהרות</text:span><text:span text:style-name="T4"> </text:span><text:span text:style-name="T18">בעלייה, וארובה</text:span><text:span text:style-name="T4"> </text:span><text:span text:style-name="T18">פתוחה</text:span><text:span text:style-name="T4"> </text:span><text:span text:style-name="T18">מן</text:span><text:span text:style-name="T4"> </text:span><text:span text:style-name="T18">הבית</text:span><text:span text:style-name="T4"> </text:span><text:span text:style-name="T18">לעלייה, והשיבו</text:span><text:span text:style-name="T4"> </text:span><text:span text:style-name="T18">כלי</text:span><text:span text:style-name="T4"> </text:span><text:span text:style-name="T18">חרס</text:span><text:span text:style-name="T4"> </text:span><text:span text:style-name="T18">בפתחה, וכלי</text:span><text:span text:style-name="T4"> </text:span><text:span text:style-name="T18">חרס</text:span><text:span text:style-name="T4"> </text:span><text:span text:style-name="T18">חוצץ</text:span><text:span text:style-name="T4"> </text:span><text:span text:style-name="T18">בפני</text:span><text:span text:style-name="T4"> </text:span><text:span text:style-name="T18">הטומאה</text:span><text:span text:style-name="T4"> </text:span><text:span text:style-name="T18">- דאינו</text:span><text:span text:style-name="T4"> </text:span><text:span text:style-name="T18">מטמא</text:span><text:span text:style-name="T4"> </text:span><text:span text:style-name="T18">מגבו, ומציל</text:span><text:span text:style-name="T4"> </text:span><text:span text:style-name="T18">על</text:span><text:span text:style-name="T4"> </text:span><text:span text:style-name="T18">כל</text:span><text:span text:style-name="T4"> </text:span><text:span text:style-name="T18">מה</text:span><text:span text:style-name="T4"> </text:span><text:span text:style-name="T18">שבעלייה)</text:span><text:span text:style-name="T26"> - דברי</text:span><text:span text:style-name="T27"> </text:span><text:span text:style-name="T26">בית</text:span><text:span text:style-name="T27"> </text:span><text:span text:style-name="T26">הלל; בית</text:span><text:span text:style-name="T27"> </text:span><text:span text:style-name="T26">שמאי</text:span><text:span text:style-name="T27"> </text:span><text:span text:style-name="T26">אומרים: אינו</text:span><text:span text:style-name="T27"> </text:span><text:span text:style-name="T26">מציל</text:span><text:span text:style-name="T27"> </text:span><text:span text:style-name="T26">אלא</text:span><text:span text:style-name="T27"> </text:span><text:span text:style-name="T26">על</text:span><text:span text:style-name="T27"> </text:span><text:span text:style-name="T26">אוכלים</text:span><text:span text:style-name="T27"> </text:span><text:span text:style-name="T26">ועל</text:span><text:span text:style-name="T27"> </text:span><text:span text:style-name="T26">המשקים</text:span><text:span text:style-name="T27"> </text:span><text:span text:style-name="T26">ועל</text:span><text:span text:style-name="T27"> </text:span><text:span text:style-name="T26">כלי</text:span><text:span text:style-name="T27"> </text:span><text:span text:style-name="T26">חרס.</text:span></text:p>
      <text:p text:style-name="P8">אמרו<text:span text:style-name="T1"> </text:span>להם<text:span text:style-name="T1"> </text:span>בית<text:span text:style-name="T1"> </text:span>הלל<text:span text:style-name="T1"> </text:span>לבית<text:span text:style-name="T1"> </text:span>שמאי: מפני<text:span text:style-name="T1"> </text:span>מה?</text:p>
      <text:p text:style-name="P4"><text:soft-page-break/><text:span text:style-name="T26">אמרו</text:span><text:span text:style-name="T27"> </text:span><text:span text:style-name="T26">בית</text:span><text:span text:style-name="T27"> </text:span><text:span text:style-name="T26">שמאי: מפני</text:span><text:span text:style-name="T27"> </text:span><text:span text:style-name="T26">שהוא</text:span><text:span text:style-name="T27"> </text:span><text:span text:style-name="T26">טמא</text:span><text:span text:style-name="T27"> </text:span><text:span text:style-name="T26">על</text:span><text:span text:style-name="T27"> </text:span><text:span text:style-name="T26">גבי</text:span><text:span text:style-name="T27"> </text:span><text:span text:style-name="T26">עם</text:span><text:span text:style-name="T27"> </text:span><text:span text:style-name="T26">הארץ</text:span><text:span text:style-name="T27"> </text:span><text:span text:style-name="T18">(הכלי</text:span><text:span text:style-name="T4"> </text:span><text:span text:style-name="T18">הזה</text:span><text:span text:style-name="T4"> </text:span><text:span text:style-name="T18">היה</text:span><text:span text:style-name="T4"> </text:span><text:span text:style-name="T18">טמא</text:span><text:span text:style-name="T4"> </text:span><text:span text:style-name="T18">מתחילתו</text:span><text:span text:style-name="T4"> </text:span><text:span text:style-name="T18">קודם</text:span><text:span text:style-name="T4"> </text:span><text:span text:style-name="T18">שנתנו</text:span><text:span text:style-name="T4"> </text:span><text:span text:style-name="T18">עם</text:span><text:span text:style-name="T4"> </text:span><text:span text:style-name="T18">הארץ</text:span><text:span text:style-name="T4"> </text:span><text:span text:style-name="T18">על</text:span><text:span text:style-name="T4"> </text:span><text:span text:style-name="T18">פי</text:span><text:span text:style-name="T4"> </text:span><text:span text:style-name="T18">הארובה)</text:span><text:span text:style-name="T26">, ואין</text:span><text:span text:style-name="T27"> </text:span><text:span text:style-name="T26">כלי</text:span><text:span text:style-name="T27"> </text:span><text:span text:style-name="T26">טמא</text:span><text:span text:style-name="T27"> </text:span><text:span text:style-name="T26">חוצץ.</text:span></text:p>
      <text:p text:style-name="P4"><text:span text:style-name="T26">אמרו</text:span><text:span text:style-name="T27"> </text:span><text:span text:style-name="T26">להם</text:span><text:span text:style-name="T27"> </text:span><text:span text:style-name="T26">בית</text:span><text:span text:style-name="T27"> </text:span><text:span text:style-name="T26">הלל: והלא</text:span><text:span text:style-name="T27"> </text:span><text:span text:style-name="T26">טיהרתם</text:span><text:span text:style-name="T27"> </text:span><text:span text:style-name="T26">אוכלין</text:span><text:span text:style-name="T27"> </text:span><text:span text:style-name="T26">ומשקין</text:span><text:span text:style-name="T27"> </text:span><text:span text:style-name="T26">שבתוכו</text:span><text:span text:style-name="T27"> </text:span><text:span text:style-name="T18">(אם</text:span><text:span text:style-name="T4"> </text:span><text:span text:style-name="T18">היה</text:span><text:span text:style-name="T4"> </text:span><text:span text:style-name="T18">מוקף</text:span><text:span text:style-name="T4"> </text:span><text:span text:style-name="T18">צמיד</text:span><text:span text:style-name="T4"> </text:span><text:span text:style-name="T18">פתיל</text:span><text:span text:style-name="T4"> </text:span><text:span text:style-name="T18">באהל</text:span><text:span text:style-name="T4"> </text:span><text:span text:style-name="T18">המת, והיא</text:span><text:span text:style-name="T4"> </text:span><text:span text:style-name="T18">היא)</text:span><text:span text:style-name="T26">?</text:span></text:p>
      <text:p text:style-name="P8">אמרו<text:span text:style-name="T1"> </text:span>להם<text:span text:style-name="T1"> </text:span>בית<text:span text:style-name="T1"> </text:span>שמאי: כשטיהרנו<text:span text:style-name="T1"> </text:span>אוכלין<text:span text:style-name="T1"> </text:span>ומשקין<text:span text:style-name="T1"> </text:span>שבתוכו<text:span text:style-name="T1"> </text:span>- </text:p>
      <text:p text:style-name="P4"/>
      <text:p text:style-name="P4">(חגיגה<text:span text:style-name="T1"> </text:span>כב,ב)</text:p>
      <text:p text:style-name="P4"><text:span text:style-name="T26">לעצמו</text:span><text:span text:style-name="T27"> </text:span><text:span text:style-name="T26">טהרנו</text:span><text:span text:style-name="T27"> </text:span><text:span text:style-name="T18">(הוא</text:span><text:span text:style-name="T4"> </text:span><text:span text:style-name="T18">יאכלם, שהרי</text:span><text:span text:style-name="T4"> </text:span><text:span text:style-name="T18">החברים</text:span><text:span text:style-name="T4"> </text:span><text:span text:style-name="T18">בדלין</text:span><text:span text:style-name="T4"> </text:span><text:span text:style-name="T18">מהן</text:span><text:span text:style-name="T4"> </text:span><text:span text:style-name="T18">וממגען, ובלאו</text:span><text:span text:style-name="T4"> </text:span><text:span text:style-name="T18">הכי</text:span><text:span text:style-name="T4"> </text:span><text:span text:style-name="T18">מאכלו</text:span><text:span text:style-name="T4"> </text:span><text:span text:style-name="T18">טמא)</text:span><text:span text:style-name="T26">, אבל</text:span><text:span text:style-name="T27"> </text:span><text:span text:style-name="T26">נטהר</text:span><text:span text:style-name="T27"> </text:span><text:span text:style-name="T26">את</text:span><text:span text:style-name="T27"> </text:span><text:span text:style-name="T26">הכלי</text:span><text:span text:style-name="T27"> </text:span><text:span text:style-name="T26">שטהרתו</text:span><text:span text:style-name="T27"> </text:span><text:span text:style-name="T26">לך</text:span><text:span text:style-name="T27"> </text:span><text:span text:style-name="T26">ולו</text:span><text:span text:style-name="T27"> </text:span><text:span text:style-name="T18">(שמא</text:span><text:span text:style-name="T4"> </text:span><text:span text:style-name="T18">תשאלנו</text:span><text:span text:style-name="T4"> </text:span><text:span text:style-name="T18">ותשמש</text:span><text:span text:style-name="T4"> </text:span><text:span text:style-name="T18">בו)</text:span><text:span text:style-name="T26">? </text:span><text:span text:style-name="T21">[חזרו</text:span><text:span text:style-name="T4"> </text:span><text:span text:style-name="T21">בית</text:span><text:span text:style-name="T4"> </text:span><text:span text:style-name="T21">הלל</text:span><text:span text:style-name="T4"> </text:span><text:span text:style-name="T21">להורות</text:span><text:span text:style-name="T4"> </text:span><text:span text:style-name="T21">כדברי</text:span><text:span text:style-name="T4"> </text:span><text:span text:style-name="T21">בית</text:span><text:span text:style-name="T4"> </text:span><text:span text:style-name="T21">שמאי]</text:span>'.</text:p>
      <text:p text:style-name="P4">תניא: '<text:span text:style-name="T26">אמר</text:span><text:span text:style-name="T27"> </text:span><text:span text:style-name="T26">רבי</text:span><text:span text:style-name="T27"> </text:span><text:span text:style-name="T26">יהושע: בושני</text:span><text:span text:style-name="T27"> </text:span><text:span text:style-name="T26">מדבריכם</text:span><text:span text:style-name="T27"> </text:span><text:span text:style-name="T26">בית</text:span><text:span text:style-name="T27"> </text:span><text:span text:style-name="T26">שמאי: אפשר</text:span><text:span text:style-name="T27"> </text:span><text:span text:style-name="T26">אשה</text:span><text:span text:style-name="T27"> </text:span><text:span text:style-name="T26">לשה</text:span><text:span text:style-name="T27"> </text:span><text:span text:style-name="T26">בעריבה</text:span><text:span text:style-name="T27"> </text:span><text:span text:style-name="T18">(בעלייה</text:span><text:span text:style-name="T4"> </text:span><text:span text:style-name="T18">זו)</text:span><text:span text:style-name="T26"> אשה</text:span><text:span text:style-name="T27"> </text:span><text:span text:style-name="T26">ועריבה</text:span><text:span text:style-name="T27"> </text:span><text:span text:style-name="T26">טמאין</text:span><text:span text:style-name="T27"> </text:span><text:span text:style-name="T26">שבעה, ובצק</text:span><text:span text:style-name="T27"> </text:span><text:span text:style-name="T26">טהור? לוגין</text:span><text:span text:style-name="T27"> </text:span><text:span text:style-name="T26">מלא</text:span><text:span text:style-name="T27"> </text:span><text:span text:style-name="T26">משקין, [לוגין] טמא</text:span><text:span text:style-name="T27"> </text:span><text:span text:style-name="T26">טומאת</text:span><text:span text:style-name="T27"> </text:span><text:span text:style-name="T26">שבעה</text:span><text:span text:style-name="T27"> </text:span><text:span text:style-name="T26">ומשקין</text:span><text:span text:style-name="T27"> </text:span><text:span text:style-name="T26">טהורין!?</text:span></text:p>
      <text:p text:style-name="P8">נטפל<text:span text:style-name="T1"> </text:span>לו<text:span text:style-name="T1"> </text:span>תלמיד<text:span text:style-name="T1"> </text:span>אחד<text:span text:style-name="T1"> </text:span>מתלמידי<text:span text:style-name="T1"> </text:span>בית<text:span text:style-name="T1"> </text:span>שמאי, אמר<text:span text:style-name="T1"> </text:span>לו: אומר<text:span text:style-name="T1"> </text:span>לך<text:span text:style-name="T1"> </text:span>טעמן<text:span text:style-name="T1"> </text:span>של<text:span text:style-name="T1"> </text:span>בית<text:span text:style-name="T1"> </text:span>שמאי!</text:p>
      <text:p text:style-name="P8">אמר<text:span text:style-name="T1"> </text:span>לו: אמור! </text:p>
      <text:p text:style-name="P8">אמר<text:span text:style-name="T1"> </text:span>לו: כלי<text:span text:style-name="T1"> </text:span>טמא<text:span text:style-name="T1"> </text:span>חוצץ<text:span text:style-name="T1"> </text:span>או<text:span text:style-name="T1"> </text:span>אינו<text:span text:style-name="T1"> </text:span>חוצץ?</text:p>
      <text:p text:style-name="P8">אמר<text:span text:style-name="T1"> </text:span>לו: אינו<text:span text:style-name="T1"> </text:span>חוצץ.</text:p>
      <text:p text:style-name="P8">כלי<text:span text:style-name="T1"> </text:span>של<text:span text:style-name="T1"> </text:span>עם<text:span text:style-name="T1"> </text:span>הארץ<text:span text:style-name="T1"> </text:span>טמא<text:span text:style-name="T1"> </text:span>או<text:span text:style-name="T1"> </text:span>טהור? </text:p>
      <text:p text:style-name="P8">אמר<text:span text:style-name="T1"> </text:span>לו: טמא.</text:p>
      <text:p text:style-name="P4"><text:span text:style-name="T26">ואם</text:span><text:span text:style-name="T27"> </text:span><text:span text:style-name="T26">אתה</text:span><text:span text:style-name="T27"> </text:span><text:span text:style-name="T26">אומר</text:span><text:span text:style-name="T27"> </text:span><text:span text:style-name="T26">לו</text:span><text:span text:style-name="T27"> </text:span><text:span text:style-name="T26">"טמא" - כלום</text:span><text:span text:style-name="T27"> </text:span><text:span text:style-name="T26">משגיח</text:span><text:span text:style-name="T27"> </text:span><text:span text:style-name="T26">עליך? </text:span><text:span text:style-name="T18">(לפיכך</text:span><text:span text:style-name="T4"> </text:span><text:span text:style-name="T18">טהרו</text:span><text:span text:style-name="T4"> </text:span><text:span text:style-name="T18">לו</text:span><text:span text:style-name="T4"> </text:span><text:span text:style-name="T18">בית</text:span><text:span text:style-name="T4"> </text:span><text:span text:style-name="T18">שמאי</text:span><text:span text:style-name="T4"> </text:span><text:span text:style-name="T18">אוכלין</text:span><text:span text:style-name="T4"> </text:span><text:span text:style-name="T18">ומשקין</text:span><text:span text:style-name="T4"> </text:span><text:span text:style-name="T18">וכלי</text:span><text:span text:style-name="T4"> </text:span><text:span text:style-name="T18">חרס, שאין</text:span><text:span text:style-name="T4"> </text:span><text:span text:style-name="T18">להן</text:span><text:span text:style-name="T4"> </text:span><text:span text:style-name="T18">טהרה</text:span><text:span text:style-name="T4"> </text:span><text:span text:style-name="T18">אלא</text:span><text:span text:style-name="T4"> </text:span><text:span text:style-name="T18">שבירתן, ואם</text:span><text:span text:style-name="T4"> </text:span><text:span text:style-name="T18">באת</text:span><text:span text:style-name="T4"> </text:span><text:span text:style-name="T18">לאוסרן</text:span><text:span text:style-name="T4"> </text:span><text:span text:style-name="T18">עליו</text:span><text:span text:style-name="T4"> </text:span><text:span text:style-name="T18">לא</text:span><text:span text:style-name="T4"> </text:span><text:span text:style-name="T18">ישמע</text:span><text:span text:style-name="T4"> </text:span><text:span text:style-name="T18">לך, אבל</text:span><text:span text:style-name="T4"> </text:span><text:span text:style-name="T18">בכלי</text:span><text:span text:style-name="T4"> </text:span><text:span text:style-name="T18">שטף</text:span><text:span text:style-name="T4"> </text:span><text:span text:style-name="T18">- ישמע</text:span><text:span text:style-name="T4"> </text:span><text:span text:style-name="T18">לך, ויטבילנו;)</text:span><text:span text:style-name="T26"> ולא</text:span><text:span text:style-name="T27"> </text:span><text:span text:style-name="T26">עוד</text:span><text:span text:style-name="T27"> </text:span><text:span text:style-name="T26">אלא</text:span><text:span text:style-name="T27"> </text:span><text:span text:style-name="T26">שאם</text:span><text:span text:style-name="T27"> </text:span><text:span text:style-name="T26">אתה</text:span><text:span text:style-name="T27"> </text:span><text:span text:style-name="T26">אומר</text:span><text:span text:style-name="T27"> </text:span><text:span text:style-name="T26">לו</text:span><text:span text:style-name="T27"> </text:span><text:span text:style-name="T26">טמא</text:span><text:span text:style-name="T27"> </text:span><text:span text:style-name="T26">- אומר</text:span><text:span text:style-name="T27"> </text:span><text:span text:style-name="T26">לך</text:span><text:span text:style-name="T27"> </text:span><text:span text:style-name="T26">"שלי</text:span><text:span text:style-name="T27"> </text:span><text:span text:style-name="T26">טהור</text:span><text:span text:style-name="T27"> </text:span><text:span text:style-name="T26">ושלך</text:span><text:span text:style-name="T27"> </text:span><text:span text:style-name="T26">טמא" - וזהו</text:span><text:span text:style-name="T27"> </text:span><text:span text:style-name="T26">טעמן</text:span><text:span text:style-name="T27"> </text:span><text:span text:style-name="T26">של</text:span><text:span text:style-name="T27"> </text:span><text:span text:style-name="T26">בית</text:span><text:span text:style-name="T27"> </text:span><text:span text:style-name="T26">שמאי!</text:span></text:p>
      <text:p text:style-name="P8">מיד<text:span text:style-name="T1"> </text:span>הלך<text:span text:style-name="T1"> </text:span>רבי<text:span text:style-name="T1"> </text:span>יהושע<text:span text:style-name="T1"> </text:span>ונשתטח<text:span text:style-name="T1"> </text:span>על<text:span text:style-name="T1"> </text:span>קברי<text:span text:style-name="T1"> </text:span>בית<text:span text:style-name="T1"> </text:span>שמאי, אמר: נעניתי<text:span text:style-name="T1"> </text:span>לכם<text:span text:style-name="T1"> </text:span>עצמות<text:span text:style-name="T1"> </text:span>בית<text:span text:style-name="T1"> </text:span>שמאי; ומה<text:span text:style-name="T1"> </text:span>סתומות<text:span text:style-name="T1"> </text:span>שלכם<text:span text:style-name="T1"> </text:span>כך<text:span text:style-name="T1"> </text:span>- מפורשות<text:span text:style-name="T1"> </text:span>על<text:span text:style-name="T1"> </text:span>אחת<text:span text:style-name="T1"> </text:span>כמה<text:span text:style-name="T1"> </text:span>וכמה!</text:p>
      <text:p text:style-name="P4"><text:span text:style-name="T26">אמרו: כל</text:span><text:span text:style-name="T27"> </text:span><text:span text:style-name="T26">ימיו</text:span><text:span text:style-name="T27"> </text:span><text:span text:style-name="T26">הושחרו</text:span><text:span text:style-name="T27"> </text:span><text:span text:style-name="T26">שיניו</text:span><text:span text:style-name="T27"> </text:span><text:span text:style-name="T26">מפני</text:span><text:span text:style-name="T27"> </text:span><text:span text:style-name="T26">תעניותיו.</text:span>'</text:p>
      <text:p text:style-name="P4">קתני<text:span text:style-name="T1"> </text:span>מיהת<text:span text:style-name="T1"> </text:span>'<text:span text:style-name="T26">לך</text:span><text:span text:style-name="T27"> </text:span><text:span text:style-name="T26">ולו</text:span>', אלמא<text:span text:style-name="T1"> </text:span>שאלינן<text:span text:style-name="T1"> </text:span>מינייהו!? </text:p>
      <text:p text:style-name="P4">כי<text:span text:style-name="T1"> </text:span>שיילינן<text:span text:style-name="T1"> </text:span>מינייהו<text:span text:style-name="T1"> </text:span>- מטבלינן<text:span text:style-name="T1"> </text:span>להו<text:span text:style-name="T1"> </text:span><text:span text:style-name="T18">(שמא</text:span><text:span text:style-name="T4"> </text:span><text:span text:style-name="T18">הטבילם</text:span><text:span text:style-name="T4"> </text:span><text:span text:style-name="T18">כלי</text:span><text:span text:style-name="T4"> </text:span><text:span text:style-name="T18">בתוך</text:span><text:span text:style-name="T4"> </text:span><text:span text:style-name="T18">כלי)</text:span>.</text:p>
      <text:p text:style-name="P4">אי<text:span text:style-name="T1"> </text:span>הכי<text:span text:style-name="T1"> </text:span>- ניהדרו<text:span text:style-name="T1"> </text:span>להו<text:span text:style-name="T1"> </text:span>בית<text:span text:style-name="T1"> </text:span>הלל<text:span text:style-name="T1"> </text:span>לבית<text:span text:style-name="T1"> </text:span>שמאי: 'כי<text:span text:style-name="T1"> </text:span>שאלינן<text:span text:style-name="T1"> </text:span>מינייהו<text:span text:style-name="T1"> </text:span>מטבלינן<text:span text:style-name="T1"> </text:span>להו'!?</text:p>
      <text:p text:style-name="P4">טמא<text:span text:style-name="T1"> </text:span>מת<text:span text:style-name="T1"> </text:span>בעי<text:span text:style-name="T1"> </text:span>הזאה<text:span text:style-name="T1"> </text:span>שלישי<text:span text:style-name="T1"> </text:span>ושביעי, ומנא<text:span text:style-name="T1"> </text:span>לשבעה<text:span text:style-name="T1"> </text:span>יומי<text:span text:style-name="T1"> </text:span>לא<text:span text:style-name="T1"> </text:span>מושלי<text:span text:style-name="T1"> </text:span>אינשי<text:span text:style-name="T1"> </text:span><text:span text:style-name="T53">[ואנשים</text:span><text:span text:style-name="T4"> </text:span><text:span text:style-name="T53">אין</text:span><text:span text:style-name="T4"> </text:span><text:span text:style-name="T53">משאילין</text:span><text:span text:style-name="T4"> </text:span><text:span text:style-name="T53">כלי</text:span><text:span text:style-name="T4"> </text:span><text:span text:style-name="T53">לשבעה</text:span><text:span text:style-name="T4"> </text:span><text:span text:style-name="T53">ימים</text:span><text:span text:style-name="T4"> </text:span><text:span text:style-name="T53">ולכן</text:span><text:span text:style-name="T4"> </text:span><text:span text:style-name="T53">אי</text:span><text:span text:style-name="T4"> </text:span><text:span text:style-name="T53">אפשר</text:span><text:span text:style-name="T4"> </text:span><text:span text:style-name="T53">יהיה</text:span><text:span text:style-name="T4"> </text:span><text:span text:style-name="T53">לטהר</text:span><text:span text:style-name="T4"> </text:span><text:span text:style-name="T53">אותו]</text:span>.</text:p>
      <text:p text:style-name="P4">ואטבילה<text:span text:style-name="T1"> </text:span>לא<text:span text:style-name="T1"> </text:span>מהימני<text:span text:style-name="T1"> </text:span><text:span text:style-name="T18">(דאמר: השואל</text:span><text:span text:style-name="T4"> </text:span><text:span text:style-name="T18">ממנו</text:span><text:span text:style-name="T4"> </text:span><text:span text:style-name="T18">צריך</text:span><text:span text:style-name="T4"> </text:span><text:span text:style-name="T18">להטביל)</text:span>? והתניא: '<text:span text:style-name="T26">נאמנין</text:span><text:span text:style-name="T27"> </text:span><text:span text:style-name="T26">עמי</text:span><text:span text:style-name="T27"> </text:span><text:span text:style-name="T26">הארץ</text:span><text:span text:style-name="T27"> </text:span><text:span text:style-name="T26">על</text:span><text:span text:style-name="T27"> </text:span><text:span text:style-name="T26">טהרת</text:span><text:span text:style-name="T27"> </text:span><text:span text:style-name="T26">טבילת</text:span><text:span text:style-name="T27"> </text:span><text:span text:style-name="T26">טמא</text:span><text:span text:style-name="T27"> </text:span><text:span text:style-name="T26">מת</text:span>'? </text:p>
      <text:p text:style-name="P4">אמר<text:span text:style-name="T1"> </text:span>אביי: לא<text:span text:style-name="T1"> </text:span>קשיא: הא<text:span text:style-name="T1"> </text:span><text:span text:style-name="T18">(מהימן)</text:span> – בגופו; הא<text:span text:style-name="T1"> </text:span>- בכליו. </text:p>
      <text:p text:style-name="P4">רבא<text:span text:style-name="T1"> </text:span>אמר: אידי<text:span text:style-name="T1"> </text:span>ואידי<text:span text:style-name="T1"> </text:span>בכליו<text:span text:style-name="T1"> </text:span>ולא<text:span text:style-name="T1"> </text:span>קשיא: הא<text:span text:style-name="T1"> </text:span>דאמר<text:span text:style-name="T1"> </text:span>"מעולם<text:span text:style-name="T1"> </text:span>לא<text:span text:style-name="T1"> </text:span>הטבלתי<text:span text:style-name="T1"> </text:span>כלי<text:span text:style-name="T1"> </text:span>בתוך<text:span text:style-name="T1"> </text:span>כלי" והא<text:span text:style-name="T1"> </text:span>דאמר<text:span text:style-name="T1"> </text:span>"הטבלתי<text:span text:style-name="T1"> </text:span>אבל<text:span text:style-name="T1"> </text:span>לא<text:span text:style-name="T1"> </text:span>הטבלתי<text:span text:style-name="T1"> </text:span>בכלי<text:span text:style-name="T1"> </text:span>שאין<text:span text:style-name="T1"> </text:span>בפיו<text:span text:style-name="T1"> </text:span>כשפופרת<text:span text:style-name="T1"> </text:span>הנוד", והתניא<text:span text:style-name="T1"> </text:span><text:span text:style-name="T18">(בניחותא)</text:span>: '<text:span text:style-name="T26">נאמן</text:span><text:span text:style-name="T27"> </text:span><text:span text:style-name="T26">עם</text:span><text:span text:style-name="T27"> </text:span><text:span text:style-name="T26">הארץ</text:span><text:span text:style-name="T27"> </text:span><text:span text:style-name="T26">לומר</text:span><text:span text:style-name="T27"> </text:span><text:span text:style-name="T26">"פירות</text:span><text:span text:style-name="T27"> </text:span><text:span text:style-name="T26">לא</text:span><text:span text:style-name="T27"> </text:span><text:span text:style-name="T26">הוכשרו</text:span><text:span text:style-name="T27"> </text:span><text:span text:style-name="T18">(לא</text:span><text:span text:style-name="T4"> </text:span><text:span text:style-name="T18">נראו</text:span><text:span text:style-name="T4"> </text:span><text:span text:style-name="T18">לטומאה)</text:span><text:span text:style-name="T26">", אבל</text:span><text:span text:style-name="T27"> </text:span><text:span text:style-name="T26">אינו</text:span><text:span text:style-name="T27"> </text:span><text:span text:style-name="T26">נאמן</text:span><text:span text:style-name="T27"> </text:span><text:span text:style-name="T26">לומר</text:span><text:span text:style-name="T27"> </text:span><text:span text:style-name="T26">"פירות</text:span><text:span text:style-name="T27"> </text:span><text:span text:style-name="T26">הוכשרו</text:span><text:span text:style-name="T27"> </text:span><text:span text:style-name="T26">אבל</text:span><text:span text:style-name="T27"> </text:span><text:span text:style-name="T26">לא</text:span><text:span text:style-name="T27"> </text:span><text:span text:style-name="T26">נטמאו"</text:span>'.</text:p>
      <text:p text:style-name="P4">ואגופו<text:span text:style-name="T1"> </text:span>מי<text:span text:style-name="T1"> </text:span>מהימן? והתניא<text:span text:style-name="T1"> </text:span><text:span text:style-name="T19">[תוספתא</text:span><text:span text:style-name="T3"> </text:span><text:span text:style-name="T19">טהרות</text:span><text:span text:style-name="T3"> </text:span><text:span text:style-name="T19">פ"ח</text:span><text:span text:style-name="T3"> </text:span><text:span text:style-name="T19">מ"ב</text:span><text:span text:style-name="T3"> </text:span><text:span text:style-name="T19">[צוקרמאנדל]]</text:span>: '<text:span text:style-name="T26">חבר</text:span><text:span text:style-name="T27"> </text:span><text:span text:style-name="T26">שבא</text:span><text:span text:style-name="T27"> </text:span><text:span text:style-name="T26">להזות</text:span><text:span text:style-name="T27"> </text:span><text:span text:style-name="T18">(ואמר: ראוי</text:span><text:span text:style-name="T4"> </text:span><text:span text:style-name="T18">לקבל</text:span><text:span text:style-name="T4"> </text:span><text:span text:style-name="T18">הזאה</text:span><text:span text:style-name="T4"> </text:span><text:span text:style-name="T18">ראשונה, שכבר</text:span><text:span text:style-name="T4"> </text:span><text:span text:style-name="T18">עברו</text:span><text:span text:style-name="T4"> </text:span><text:span text:style-name="T18">שלשה</text:span><text:span text:style-name="T4"> </text:span><text:span text:style-name="T18">ימים</text:span><text:span text:style-name="T4"> </text:span><text:span text:style-name="T18">לטומאתו, שהיום</text:span><text:span text:style-name="T4"> </text:span><text:span text:style-name="T18">יום</text:span><text:span text:style-name="T4"> </text:span><text:span text:style-name="T18">שלישי)</text:span><text:span text:style-name="T26"> - מזין</text:span><text:span text:style-name="T27"> </text:span><text:span text:style-name="T26">עליו</text:span><text:span text:style-name="T27"> </text:span><text:span text:style-name="T26">מיד; עם</text:span><text:span text:style-name="T27"> </text:span><text:span text:style-name="T26">הארץ</text:span><text:span text:style-name="T27"> </text:span><text:span text:style-name="T26">שבא</text:span><text:span text:style-name="T27"> </text:span><text:span text:style-name="T26">להזות</text:span><text:span text:style-name="T27"> </text:span><text:span text:style-name="T26">- אין</text:span><text:span text:style-name="T27"> </text:span><text:span text:style-name="T26">מזין</text:span><text:span text:style-name="T27"> </text:span><text:span text:style-name="T26">עליו</text:span><text:span text:style-name="T27"> </text:span><text:span text:style-name="T26">עד</text:span><text:span text:style-name="T27"> </text:span><text:span text:style-name="T26">שיעשה</text:span><text:span text:style-name="T27"> </text:span><text:span text:style-name="T26">בפנינו</text:span><text:span text:style-name="T27"> </text:span><text:span text:style-name="T26">שלישי</text:span><text:span text:style-name="T27"> </text:span><text:span text:style-name="T26">ושביעי</text:span>'!?</text:p>
      <text:p text:style-name="P4">אלא<text:span text:style-name="T1"> </text:span>אמר<text:span text:style-name="T1"> </text:span>אביי: מתוך<text:span text:style-name="T1"> </text:span>חומר<text:span text:style-name="T1"> </text:span>שהחמרת<text:span text:style-name="T1"> </text:span>עליו<text:span text:style-name="T1"> </text:span>בתחילתו<text:span text:style-name="T1"> </text:span><text:span text:style-name="T18">(כשבא</text:span><text:span text:style-name="T4"> </text:span><text:span text:style-name="T18">לפניך</text:span><text:span text:style-name="T4"> </text:span><text:span text:style-name="T18">להזאותיו</text:span><text:span text:style-name="T4"> </text:span><text:span text:style-name="T18">ולא</text:span><text:span text:style-name="T4"> </text:span><text:span text:style-name="T18">האמנתו)</text:span> - הקלת<text:span text:style-name="T1"> </text:span>עליו<text:span text:style-name="T1"> </text:span>בסופו<text:span text:style-name="T1"> </text:span><text:span text:style-name="T18">(להאמינו</text:span><text:span text:style-name="T4"> </text:span><text:span text:style-name="T18">על</text:span><text:span text:style-name="T4"> </text:span><text:span text:style-name="T18">הטבילה, לפי</text:span><text:span text:style-name="T4"> </text:span><text:span text:style-name="T18">שהוא</text:span><text:span text:style-name="T4"> </text:span><text:span text:style-name="T18">נזהר</text:span><text:span text:style-name="T4"> </text:span><text:span text:style-name="T18">בטבילתו</text:span><text:span text:style-name="T4"> </text:span><text:span text:style-name="T18">שלא</text:span><text:span text:style-name="T4"> </text:span><text:span text:style-name="T18">יצטרך</text:span><text:span text:style-name="T4"> </text:span><text:span text:style-name="T18">לו</text:span><text:span text:style-name="T4"> </text:span><text:span text:style-name="T18">עוד)</text:span>.</text:p>
      <text:p text:style-name="P4"/>
      <text:p text:style-name="P4">אחורים<text:span text:style-name="T1"> </text:span>ותוך<text:span text:style-name="T1"> </text:span><text:span text:style-name="T21">[... בתרומה</text:span><text:span text:style-name="T4"> </text:span><text:span text:style-name="T21">אבל</text:span><text:span text:style-name="T4"> </text:span><text:span text:style-name="T21">לא</text:span><text:span text:style-name="T4"> </text:span><text:span text:style-name="T21">בקודש]</text:span>: <text:s/></text:p>
      <text:p text:style-name="P4">מאי<text:span text:style-name="T1"> </text:span>'אחורים<text:span text:style-name="T1"> </text:span>ותוך'?</text:p>
      <text:p text:style-name="P4">כדתנן<text:span text:style-name="T1"> </text:span><text:span text:style-name="T19">[כלים</text:span><text:span text:style-name="T3"> </text:span><text:span text:style-name="T19">פ"כה</text:span><text:span text:style-name="T3"> </text:span><text:span text:style-name="T19">מ"ו]</text:span>: '<text:span text:style-name="T35">כלי</text:span><text:span text:style-name="T6"> </text:span><text:span text:style-name="T35">שנטמא</text:span><text:span text:style-name="T6"> </text:span><text:span text:style-name="T35">אחוריו</text:span><text:span text:style-name="T6"> </text:span><text:span text:style-name="T18">(כלי</text:span><text:span text:style-name="T4"> </text:span><text:span text:style-name="T18">עץ</text:span><text:span text:style-name="T4"> </text:span><text:span text:style-name="T18">או</text:span><text:span text:style-name="T4"> </text:span><text:span text:style-name="T18">של</text:span><text:span text:style-name="T4"> </text:span><text:span text:style-name="T18">מתכת</text:span><text:span text:style-name="T4"> </text:span><text:span text:style-name="T18">קאמר, שמטמאין</text:span><text:span text:style-name="T4"> </text:span><text:span text:style-name="T18">מגבן)</text:span><text:span text:style-name="T35"> במשקין</text:span><text:span text:style-name="T6"> </text:span><text:span text:style-name="T18">(דטומאה</text:span><text:span text:style-name="T4"> </text:span><text:span text:style-name="T18">דרבנן</text:span><text:span text:style-name="T4"> </text:span><text:span text:style-name="T18">היא, דמדאורייתא</text:span><text:span text:style-name="T4"> </text:span><text:span text:style-name="T18">אין</text:span><text:span text:style-name="T4"> </text:span><text:span text:style-name="T18">אוכל</text:span><text:span text:style-name="T4"> </text:span><text:span text:style-name="T18">ומשקה</text:span><text:span text:style-name="T4"> </text:span><text:span text:style-name="T18">מטמא</text:span><text:span text:style-name="T4"> </text:span><text:span text:style-name="T18">כלי: שאין</text:span><text:span text:style-name="T4"> </text:span><text:span text:style-name="T18">כלי</text:span><text:span text:style-name="T4"> </text:span><text:span text:style-name="T18">מקבל</text:span><text:span text:style-name="T4"> </text:span><text:span text:style-name="T18">טומאה</text:span><text:span text:style-name="T4"> </text:span><text:span text:style-name="T18">אלא</text:span><text:span text:style-name="T4"> </text:span><text:span text:style-name="T18">מאב</text:span><text:span text:style-name="T4"> </text:span><text:span text:style-name="T18">הטומאה</text:span><text:span text:style-name="T4"> </text:span><text:span text:style-name="T18">וגזרו</text:span><text:span text:style-name="T4"> </text:span><text:span text:style-name="T18">חכמים</text:span><text:span text:style-name="T4"> </text:span><text:span text:style-name="T18">שיהו</text:span><text:span text:style-name="T4"> </text:span><text:span text:style-name="T18">משקין</text:span><text:span text:style-name="T4"> </text:span><text:span text:style-name="T18">מטמאין</text:span><text:span text:style-name="T4"> </text:span><text:span text:style-name="T18">כלי, לפי</text:span><text:span text:style-name="T4"> </text:span><text:span text:style-name="T18">שיש</text:span><text:span text:style-name="T4"> </text:span><text:span text:style-name="T18">משקה</text:span><text:span text:style-name="T4"> </text:span><text:span text:style-name="T18">שהוא</text:span><text:span text:style-name="T4"> </text:span><text:span text:style-name="T18">אב</text:span><text:span text:style-name="T4"> </text:span><text:span text:style-name="T18">הטומאה</text:span><text:span text:style-name="T4"> </text:span><text:span text:style-name="T18">ומטמא</text:span><text:span text:style-name="T4"> </text:span><text:span text:style-name="T18">כלי</text:span><text:span text:style-name="T4"> </text:span><text:span text:style-name="T18">מן</text:span><text:span text:style-name="T4"> </text:span><text:span text:style-name="T18">התורה, כגון</text:span><text:span text:style-name="T4"> </text:span><text:span text:style-name="T18">רוקו</text:span><text:span text:style-name="T4"> </text:span><text:span text:style-name="T18">של</text:span><text:span text:style-name="T4"> </text:span><text:span text:style-name="T18">זב</text:span><text:span text:style-name="T4"> </text:span><text:span text:style-name="T18">ומימי</text:span><text:span text:style-name="T4"> </text:span><text:span text:style-name="T18">רגליו; הלכך</text:span><text:span text:style-name="T4"> </text:span><text:span text:style-name="T18">- הואיל</text:span><text:span text:style-name="T4"> </text:span><text:span text:style-name="T18">וטומאה</text:span><text:span text:style-name="T4"> </text:span><text:span text:style-name="T18">זו</text:span><text:span text:style-name="T4"> </text:span><text:span text:style-name="T18">מדברי</text:span><text:span text:style-name="T4"> </text:span><text:span text:style-name="T18">סופרים</text:span><text:span text:style-name="T4"> </text:span><text:span text:style-name="T18">- אחוריו</text:span><text:span text:style-name="T4"> </text:span><text:span text:style-name="T18">טמאין, ושאר</text:span><text:span text:style-name="T4"> </text:span><text:span text:style-name="T18">תשמישין</text:span><text:span text:style-name="T4"> </text:span><text:span text:style-name="T18">שבו</text:span><text:span text:style-name="T4"> </text:span><text:span text:style-name="T18">טהורים: דעבדו</text:span><text:span text:style-name="T4"> </text:span><text:span text:style-name="T18">רבנן</text:span><text:span text:style-name="T4"> </text:span><text:span text:style-name="T18">היכר</text:span><text:span text:style-name="T4"> </text:span><text:span text:style-name="T18">להודיע</text:span><text:span text:style-name="T4"> </text:span><text:span text:style-name="T18">שטומאה</text:span><text:span text:style-name="T4"> </text:span><text:span text:style-name="T18">זו</text:span><text:span text:style-name="T4"> </text:span><text:span text:style-name="T18">מדבריהם, ולא</text:span><text:span text:style-name="T4"> </text:span><text:span text:style-name="T18">ישרפו</text:span><text:span text:style-name="T4"> </text:span><text:span text:style-name="T18">עליה</text:span><text:span text:style-name="T4"> </text:span><text:span text:style-name="T18">תרומה</text:span><text:span text:style-name="T4"> </text:span><text:span text:style-name="T18">וקדשים; כך</text:span><text:span text:style-name="T4"> </text:span><text:span text:style-name="T18">היא</text:span><text:span text:style-name="T4"> </text:span><text:span text:style-name="T18">מפורשת</text:span><text:span text:style-name="T4"> </text:span><text:span text:style-name="T18">במסכת</text:span><text:span text:style-name="T4"> </text:span><text:span text:style-name="T18">נדה</text:span><text:span text:style-name="T4"> </text:span><text:span text:style-name="T18">פרק</text:span><text:span text:style-name="T4"> </text:span><text:span text:style-name="T18">קמא)</text:span><text:span text:style-name="T35"> - </text:span><text:soft-page-break/><text:span text:style-name="T35">אחוריו</text:span><text:span text:style-name="T6"> </text:span><text:span text:style-name="T35">טמאין; תוכו, אוגנו</text:span><text:span text:style-name="T6"> </text:span><text:span text:style-name="T18">(שפתו</text:span><text:span text:style-name="T4"> </text:span><text:span text:style-name="T18">הכפולה</text:span><text:span text:style-name="T4"> </text:span><text:span text:style-name="T18">לצד</text:span><text:span text:style-name="T4"> </text:span><text:span text:style-name="T18">חוץ, וראוי</text:span><text:span text:style-name="T4"> </text:span><text:span text:style-name="T18">לתשמיש)</text:span><text:span text:style-name="T35">, אזנו</text:span><text:span text:style-name="T6"> </text:span><text:span text:style-name="T18">(כגון</text:span><text:span text:style-name="T4"> </text:span><text:span text:style-name="T18">אוזן</text:span><text:span text:style-name="T4"> </text:span><text:span text:style-name="T18">החבית)</text:span><text:span text:style-name="T35"> וידיו</text:span><text:span text:style-name="T6"> </text:span><text:span text:style-name="T18">(כלי</text:span><text:span text:style-name="T4"> </text:span><text:span text:style-name="T18">שיש</text:span><text:span text:style-name="T4"> </text:span><text:span text:style-name="T18">לו</text:span><text:span text:style-name="T4"> </text:span><text:span text:style-name="T18">בית</text:span><text:span text:style-name="T4"> </text:span><text:span text:style-name="T18">יד, כגון</text:span><text:span text:style-name="T4"> </text:span><text:span text:style-name="T18">מחבת)</text:span><text:span text:style-name="T35"> – טהורין; נטמא</text:span><text:span text:style-name="T6"> </text:span><text:span text:style-name="T35">תוכו</text:span><text:span text:style-name="T6"> </text:span><text:span text:style-name="T18">(אפילו</text:span><text:span text:style-name="T4"> </text:span><text:span text:style-name="T18">בטומאה</text:span><text:span text:style-name="T4"> </text:span><text:span text:style-name="T18">דרבנן)</text:span><text:span text:style-name="T35"> - כולו</text:span><text:span text:style-name="T6"> </text:span><text:span text:style-name="T35">טמא</text:span>'.</text:p>
      <text:p text:style-name="P4"/>
      <text:p text:style-name="P4">ובית<text:span text:style-name="T1"> </text:span>הצביטה<text:span text:style-name="T1"> </text:span><text:span text:style-name="T21">[בתרומה</text:span><text:span text:style-name="T4"> </text:span><text:span text:style-name="T21">אבל</text:span><text:span text:style-name="T4"> </text:span><text:span text:style-name="T21">לא</text:span><text:span text:style-name="T4"> </text:span><text:span text:style-name="T21">בקודש]</text:span>: <text:s/></text:p>
      <text:p text:style-name="P4">מאי<text:span text:style-name="T1"> </text:span>'<text:span text:style-name="T26">בית</text:span><text:span text:style-name="T27"> </text:span><text:span text:style-name="T26">הצביטה</text:span>'?</text:p>
      <text:list xml:id="list1769061393" text:style-name="WW8Num1">
        <text:list-item>
          <text:p text:style-name="P21">אמר<text:span text:style-name="T1"> </text:span>רב<text:span text:style-name="T1"> </text:span>יהודה<text:span text:style-name="T1"> </text:span>אמר<text:span text:style-name="T1"> </text:span>שמואל: מקום<text:span text:style-name="T1"> </text:span>שצובטו<text:span text:style-name="T1"> </text:span><text:span text:style-name="T18">(שאוחז</text:span><text:span text:style-name="T4"> </text:span><text:span text:style-name="T18">בו, ומושיטו</text:span><text:span text:style-name="T4"> </text:span><text:span text:style-name="T18">לאחרים)</text:span>, וכן<text:span text:style-name="T1"> </text:span>הוא<text:span text:style-name="T1"> </text:span>אומר<text:span text:style-name="T1"> </text:span><text:span text:style-name="T19">(רות</text:span><text:span text:style-name="T3"> </text:span><text:span text:style-name="T19">ב,יד)</text:span><text:span text:style-name="T22"> </text:span><text:span text:style-name="T24">[ויאמר</text:span><text:span text:style-name="T4"> </text:span><text:span text:style-name="T24">לה</text:span><text:span text:style-name="T4"> </text:span><text:span text:style-name="T24">בעז</text:span><text:span text:style-name="T4"> </text:span><text:span text:style-name="T24">לעת</text:span><text:span text:style-name="T4"> </text:span><text:span text:style-name="T24">האכל</text:span><text:span text:style-name="T4"> </text:span><text:span text:style-name="T24">גשי</text:span><text:span text:style-name="T4"> </text:span><text:span text:style-name="T24">הלם</text:span><text:span text:style-name="T4"> </text:span><text:span text:style-name="T24">ואכלת</text:span><text:span text:style-name="T4"> </text:span><text:span text:style-name="T24">מן</text:span><text:span text:style-name="T4"> </text:span><text:span text:style-name="T24">הלחם</text:span><text:span text:style-name="T4"> </text:span><text:span text:style-name="T24">וטבלת</text:span><text:span text:style-name="T4"> </text:span><text:span text:style-name="T24">פתך</text:span><text:span text:style-name="T4"> </text:span><text:span text:style-name="T24">בחמץ</text:span><text:span text:style-name="T4"> </text:span><text:span text:style-name="T24">ותשב</text:span><text:span text:style-name="T4"> </text:span><text:span text:style-name="T24">מצד</text:span><text:span text:style-name="T4"> </text:span><text:span text:style-name="T24">הקוצרים]</text:span><text:span text:style-name="T22"> ויצבט</text:span><text:span text:style-name="T1"> </text:span><text:span text:style-name="T22">לה</text:span><text:span text:style-name="T1"> </text:span><text:span text:style-name="T22">קלי</text:span><text:span text:style-name="T1"> </text:span><text:span text:style-name="T24">[ותאכל</text:span><text:span text:style-name="T4"> </text:span><text:span text:style-name="T24">ותשבע</text:span><text:span text:style-name="T4"> </text:span><text:span text:style-name="T24">ותתר]</text:span><text:span text:style-name="T21"> </text:span><text:span text:style-name="T18">(</text:span><text:span text:style-name="T24">ויצבט</text:span><text:span text:style-name="T4"> </text:span><text:span text:style-name="T24">לה</text:span><text:span text:style-name="T4"> </text:span><text:span text:style-name="T24">קלי</text:span><text:span text:style-name="T4"> </text:span><text:span text:style-name="T18">- תרגום: ואושיט</text:span><text:span text:style-name="T4"> </text:span><text:span text:style-name="T18">לה)</text:span>.</text:p>
        </text:list-item>
        <text:list-item>
          <text:p text:style-name="P21">רבי<text:span text:style-name="T1"> </text:span>אסי<text:span text:style-name="T1"> </text:span>אמר<text:span text:style-name="T1"> </text:span>רבי<text:span text:style-name="T1"> </text:span>יוחנן: מקום<text:span text:style-name="T1"> </text:span>שנקיי<text:span text:style-name="T1"> </text:span>הדעת<text:span text:style-name="T1"> </text:span><text:span text:style-name="T18">(אסתניסים)</text:span> צובעין<text:span text:style-name="T1"> </text:span><text:span text:style-name="T18">(מטבילין</text:span><text:span text:style-name="T4"> </text:span><text:span text:style-name="T18">אוכלין</text:span><text:span text:style-name="T4"> </text:span><text:span text:style-name="T18">בחרדל</text:span><text:span text:style-name="T4"> </text:span><text:span text:style-name="T18">או</text:span><text:span text:style-name="T4"> </text:span><text:span text:style-name="T18">בחומץ: שחוקקין</text:span><text:span text:style-name="T4"> </text:span><text:span text:style-name="T18">בשולי</text:span><text:span text:style-name="T4"> </text:span><text:span text:style-name="T18">הקערה</text:span><text:span text:style-name="T4"> </text:span><text:span text:style-name="T18">בית</text:span><text:span text:style-name="T4"> </text:span><text:span text:style-name="T18">קיבול</text:span><text:span text:style-name="T4"> </text:span><text:span text:style-name="T18">לעצמו, וגובה</text:span><text:span text:style-name="T4"> </text:span><text:span text:style-name="T18">לו</text:span><text:span text:style-name="T4"> </text:span><text:span text:style-name="T18">סביב, ונותנין</text:span><text:span text:style-name="T4"> </text:span><text:span text:style-name="T18">שם</text:span><text:span text:style-name="T4"> </text:span><text:span text:style-name="T18">חומץ</text:span><text:span text:style-name="T4"> </text:span><text:span text:style-name="T18">וחרדל)</text:span>.</text:p>
        </text:list-item>
      </text:list>
      <text:p text:style-name="P4"/>
      <text:p text:style-name="P4">תני<text:span text:style-name="T1"> </text:span>רב<text:span text:style-name="T1"> </text:span>ביבי<text:span text:style-name="T1"> </text:span>קמיה<text:span text:style-name="T1"> </text:span>דרב<text:span text:style-name="T1"> </text:span>נחמן: '<text:span text:style-name="T26">כל</text:span><text:span text:style-name="T27"> </text:span><text:span text:style-name="T26">הכלים</text:span><text:span text:style-name="T27"> </text:span><text:span text:style-name="T26">אין</text:span><text:span text:style-name="T27"> </text:span><text:span text:style-name="T26">להם</text:span><text:span text:style-name="T27"> </text:span><text:span text:style-name="T26">אחורים</text:span><text:span text:style-name="T27"> </text:span><text:span text:style-name="T26">ותוך</text:span><text:span text:style-name="T27"> </text:span><text:span text:style-name="T18">(אין</text:span><text:span text:style-name="T4"> </text:span><text:span text:style-name="T18">חילוק</text:span><text:span text:style-name="T4"> </text:span><text:span text:style-name="T18">להם</text:span><text:span text:style-name="T4"> </text:span><text:span text:style-name="T18">של</text:span><text:span text:style-name="T4"> </text:span><text:span text:style-name="T18">אחורים</text:span><text:span text:style-name="T4"> </text:span><text:span text:style-name="T18">ותוך, אלא</text:span><text:span text:style-name="T4"> </text:span><text:span text:style-name="T18">משנטמא</text:span><text:span text:style-name="T4"> </text:span><text:span text:style-name="T18">אחד</text:span><text:span text:style-name="T4"> </text:span><text:span text:style-name="T18">מהן</text:span><text:span text:style-name="T4"> </text:span><text:span text:style-name="T18">- הכל</text:span><text:span text:style-name="T4"> </text:span><text:span text:style-name="T18">טמא)</text:span><text:span text:style-name="T26">, אחד</text:span><text:span text:style-name="T27"> </text:span><text:span text:style-name="T26">קדשי</text:span><text:span text:style-name="T27"> </text:span><text:span text:style-name="T26">המקדש</text:span><text:span text:style-name="T27"> </text:span><text:span text:style-name="T26">ואחד</text:span><text:span text:style-name="T27"> </text:span><text:span text:style-name="T26">קדשי</text:span><text:span text:style-name="T27"> </text:span><text:span text:style-name="T26">הגבול</text:span>'!?</text:p>
      <text:p text:style-name="P4">אמר<text:span text:style-name="T1"> </text:span>ליה: '<text:span text:style-name="T26">קדשי</text:span><text:span text:style-name="T27"> </text:span><text:span text:style-name="T26">הגבול</text:span>' מאי<text:span text:style-name="T1"> </text:span>נינהו? - תרומה<text:span text:style-name="T1"> </text:span><text:span text:style-name="T18">(הנאכלת</text:span><text:span text:style-name="T4"> </text:span><text:span text:style-name="T18">בכל</text:span><text:span text:style-name="T4"> </text:span><text:span text:style-name="T18">גבול</text:span><text:span text:style-name="T4"> </text:span><text:span text:style-name="T18">ארץ</text:span><text:span text:style-name="T4"> </text:span><text:span text:style-name="T18">ישראל)</text:span>? והתנן: '<text:span text:style-name="T26">אחורים</text:span><text:span text:style-name="T27"> </text:span><text:span text:style-name="T26">ותוך</text:span><text:span text:style-name="T27"> </text:span><text:span text:style-name="T26">ובית</text:span><text:span text:style-name="T27"> </text:span><text:span text:style-name="T26">הצביטה</text:span><text:span text:style-name="T27"> </text:span><text:span text:style-name="T26">לתרומה</text:span>'?</text:p>
      <text:p text:style-name="P4">דלמא<text:span text:style-name="T1"> </text:span><text:span text:style-name="T53">[אולי</text:span><text:span text:style-name="T4"> </text:span><text:span text:style-name="T53">אפשר</text:span><text:span text:style-name="T4"> </text:span><text:span text:style-name="T53">להסביר]</text:span> <text:span text:style-name="T18">(האי</text:span><text:span text:style-name="T4"> </text:span><text:span text:style-name="T18">'</text:span><text:span text:style-name="T33">קדשי</text:span><text:span text:style-name="T28"> </text:span><text:span text:style-name="T33">גבול</text:span><text:span text:style-name="T18">')</text:span> לחולין<text:span text:style-name="T1"> </text:span>שנעשו<text:span text:style-name="T1"> </text:span>על<text:span text:style-name="T1"> </text:span>טהרת<text:span text:style-name="T1"> </text:span>הקודש<text:span text:style-name="T1"> </text:span>קאמרת? </text:p>
      <text:p text:style-name="P4"><text:span text:style-name="T53">[אמר</text:span><text:span text:style-name="T4"> </text:span><text:span text:style-name="T53">רב</text:span><text:span text:style-name="T4"> </text:span><text:span text:style-name="T53">נחמן:]</text:span><text:span text:style-name="T21"> </text:span>אדכרתן<text:span text:style-name="T1"> </text:span>מילתא<text:span text:style-name="T1"> </text:span>דאמר<text:span text:style-name="T1"> </text:span>רבה<text:span text:style-name="T1"> </text:span>בר<text:span text:style-name="T1"> </text:span>אבוה<text:span text:style-name="T1"> </text:span><text:span text:style-name="T18">(ועל</text:span><text:span text:style-name="T4"> </text:span><text:span text:style-name="T18">ידי</text:span><text:span text:style-name="T4"> </text:span><text:span text:style-name="T18">משנתך</text:span><text:span text:style-name="T4"> </text:span><text:span text:style-name="T18">זו</text:span><text:span text:style-name="T4"> </text:span><text:span text:style-name="T18">הוזכרתי</text:span><text:span text:style-name="T4"> </text:span><text:span text:style-name="T18">דבר</text:span><text:span text:style-name="T4"> </text:span><text:span text:style-name="T18">ששמעתי</text:span><text:span text:style-name="T4"> </text:span><text:span text:style-name="T18">מרבה</text:span><text:span text:style-name="T4"> </text:span><text:span text:style-name="T18">בר</text:span><text:span text:style-name="T4"> </text:span><text:span text:style-name="T18">אבוה</text:span><text:span text:style-name="T4"> </text:span><text:span text:style-name="T18">- רביה</text:span><text:span text:style-name="T4"> </text:span><text:span text:style-name="T18">דרב</text:span><text:span text:style-name="T4"> </text:span><text:span text:style-name="T18">נחמן)</text:span>: אחת<text:span text:style-name="T1"> </text:span>עשרה<text:span text:style-name="T1"> </text:span>מעלות<text:span text:style-name="T1"> </text:span>שנו<text:span text:style-name="T1"> </text:span>כאן; שש<text:span text:style-name="T1"> </text:span>ראשונות<text:span text:style-name="T1"> </text:span>בין<text:span text:style-name="T1"> </text:span>לקודש<text:span text:style-name="T1"> </text:span>בין<text:span text:style-name="T1"> </text:span>לחולין<text:span text:style-name="T1"> </text:span>שנעשו<text:span text:style-name="T1"> </text:span>על<text:span text:style-name="T1"> </text:span>טהרת<text:span text:style-name="T1"> </text:span>הקודש; אחרונות<text:span text:style-name="T1"> – </text:span>לקודש, אבל<text:span text:style-name="T1"> </text:span>לא<text:span text:style-name="T1"> </text:span>לחולין<text:span text:style-name="T1"> </text:span>שנעשו<text:span text:style-name="T1"> </text:span>על<text:span text:style-name="T1"> </text:span>טהרת<text:span text:style-name="T1"> </text:span>הקודש.</text:p>
      <text:p text:style-name="P13"><text:s text:c="2"/></text:p>
      <text:p text:style-name="P4">הנושא<text:span text:style-name="T1"> </text:span>את<text:span text:style-name="T1"> </text:span>המדרס<text:span text:style-name="T1"> </text:span>נושא<text:span text:style-name="T1"> </text:span>את<text:span text:style-name="T1"> </text:span>התרומה<text:span text:style-name="T1"> </text:span>אבל<text:span text:style-name="T1"> </text:span>לא<text:span text:style-name="T1"> </text:span>את<text:span text:style-name="T1"> </text:span>הקודש: <text:s/></text:p>
      <text:p text:style-name="P4">קודש, מאי<text:span text:style-name="T1"> </text:span>טעמא<text:span text:style-name="T1"> </text:span>לא? - משום<text:span text:style-name="T1"> </text:span>מעשה<text:span text:style-name="T1"> </text:span>שהיה, דאמר<text:span text:style-name="T1"> </text:span>רב<text:span text:style-name="T1"> </text:span>יהודה<text:span text:style-name="T1"> </text:span>אמר<text:span text:style-name="T1"> </text:span>שמואל: מעשה<text:span text:style-name="T1"> </text:span>באחד<text:span text:style-name="T1"> </text:span>שהיה<text:span text:style-name="T1"> </text:span>מעביר<text:span text:style-name="T1"> </text:span>חבית<text:span text:style-name="T1"> </text:span>של<text:span text:style-name="T1"> </text:span>יין<text:span text:style-name="T1"> </text:span>קודש<text:span text:style-name="T1"> </text:span>ממקום<text:span text:style-name="T1"> </text:span>למקום</text:p>
      <text:p text:style-name="P4"/>
      <text:p text:style-name="P4">(חגיגה<text:span text:style-name="T1"> </text:span>כג,א)</text:p>
      <text:p text:style-name="P4">ונפסקה<text:span text:style-name="T1"> </text:span>רצועה<text:span text:style-name="T1"> </text:span>של<text:span text:style-name="T1"> </text:span>סנדלו<text:span text:style-name="T1"> </text:span><text:span text:style-name="T18">(מדרס</text:span><text:span text:style-name="T4"> </text:span><text:span text:style-name="T18">הזב</text:span><text:span text:style-name="T4"> </text:span><text:span text:style-name="T18">היתה)</text:span> ונטלה<text:span text:style-name="T1"> </text:span><text:span text:style-name="T18">(בידו)</text:span> והניחה<text:span text:style-name="T1"> </text:span>על<text:span text:style-name="T1"> </text:span>פי<text:span text:style-name="T1"> </text:span>חבית, ונפלה<text:span text:style-name="T1"> </text:span>לאויר<text:span text:style-name="T1"> </text:span>החבית, ונטמאת; באותה<text:span text:style-name="T1"> </text:span>שעה<text:span text:style-name="T1"> </text:span>אמרו: הנושא<text:span text:style-name="T1"> </text:span>את<text:span text:style-name="T1"> </text:span>המדרס<text:span text:style-name="T1"> </text:span>נושא<text:span text:style-name="T1"> </text:span>את<text:span text:style-name="T1"> </text:span>התרומה<text:span text:style-name="T1"> </text:span>אבל<text:span text:style-name="T1"> </text:span>לא<text:span text:style-name="T1"> </text:span>את<text:span text:style-name="T1"> </text:span>הקדש.</text:p>
      <text:p text:style-name="P4">אי<text:span text:style-name="T1"> </text:span>הכי<text:span text:style-name="T1"> </text:span>תרומה<text:span text:style-name="T1"> </text:span>נמי!? </text:p>
      <text:p text:style-name="P4">הא<text:span text:style-name="T1"> </text:span>מני? - רבי<text:span text:style-name="T1"> </text:span>חנניה<text:span text:style-name="T1"> </text:span>בן<text:span text:style-name="T1"> </text:span>עקביא<text:span text:style-name="T1"> </text:span>היא, דאמר: לא<text:span text:style-name="T1"> </text:span>אסרו<text:span text:style-name="T1"> </text:span>אלא<text:span text:style-name="T1"> </text:span>בירדן<text:span text:style-name="T1"> </text:span>ובספינה<text:span text:style-name="T1"> </text:span>וכמעשה<text:span text:style-name="T1"> </text:span>שהיה<text:span text:style-name="T1"> </text:span><text:span text:style-name="T18">(כל</text:span><text:span text:style-name="T4"> </text:span><text:span text:style-name="T18">מקום</text:span><text:span text:style-name="T4"> </text:span><text:span text:style-name="T18">שגזרו</text:span><text:span text:style-name="T4"> </text:span><text:span text:style-name="T18">חכמים</text:span><text:span text:style-name="T4"> </text:span><text:span text:style-name="T18">על</text:span><text:span text:style-name="T4"> </text:span><text:span text:style-name="T18">דבר</text:span><text:span text:style-name="T4"> </text:span><text:span text:style-name="T18">על</text:span><text:span text:style-name="T4"> </text:span><text:span text:style-name="T18">מעשה</text:span><text:span text:style-name="T4"> </text:span><text:span text:style-name="T18">שהיה, לא</text:span><text:span text:style-name="T4"> </text:span><text:span text:style-name="T18">גזרו</text:span><text:span text:style-name="T4"> </text:span><text:span text:style-name="T18">אלא</text:span><text:span text:style-name="T4"> </text:span><text:span text:style-name="T18">כדוגמת</text:span><text:span text:style-name="T4"> </text:span><text:span text:style-name="T18">המעשה, וכאותו</text:span><text:span text:style-name="T4"> </text:span><text:span text:style-name="T18">דבר, הלכך: בקודש</text:span><text:span text:style-name="T4"> </text:span><text:span text:style-name="T18">היה</text:span><text:span text:style-name="T4"> </text:span><text:span text:style-name="T18">מעשה, ובקודש</text:span><text:span text:style-name="T4"> </text:span><text:span text:style-name="T18">גזרו)</text:span>.</text:p>
      <text:p text:style-name="P4">מאי<text:span text:style-name="T1"> </text:span>היא?</text:p>
      <text:p text:style-name="P4">דתניא: '<text:span text:style-name="T26">לא</text:span><text:span text:style-name="T27"> </text:span><text:span text:style-name="T26">ישא</text:span><text:span text:style-name="T27"> </text:span><text:span text:style-name="T26">אדם</text:span><text:span text:style-name="T27"> </text:span><text:span text:style-name="T26">מי</text:span><text:span text:style-name="T27"> </text:span><text:span text:style-name="T26">חטאת</text:span><text:span text:style-name="T27"> </text:span><text:span text:style-name="T26">ואפר</text:span><text:span text:style-name="T27"> </text:span><text:span text:style-name="T26">חטאת</text:span><text:span text:style-name="T27"> </text:span><text:span text:style-name="T26">ויעבירם</text:span><text:span text:style-name="T27"> </text:span><text:span text:style-name="T26">בירדן</text:span><text:span text:style-name="T27"> </text:span><text:span text:style-name="T26">ובספינה, ולא</text:span><text:span text:style-name="T27"> </text:span><text:span text:style-name="T26">יעמוד</text:span><text:span text:style-name="T27"> </text:span><text:span text:style-name="T26">בצד</text:span><text:span text:style-name="T27"> </text:span><text:span text:style-name="T26">זה</text:span><text:span text:style-name="T27"> </text:span><text:span text:style-name="T18">(של</text:span><text:span text:style-name="T4"> </text:span><text:span text:style-name="T18">נהר)</text:span><text:span text:style-name="T26"> ויזרקם</text:span><text:span text:style-name="T27"> </text:span><text:span text:style-name="T26">לצד</text:span><text:span text:style-name="T27"> </text:span><text:span text:style-name="T26">אחר, ולא</text:span><text:span text:style-name="T27"> </text:span><text:span text:style-name="T26">ישיטם</text:span><text:span text:style-name="T27"> </text:span><text:span text:style-name="T26">על</text:span><text:span text:style-name="T27"> </text:span><text:span text:style-name="T26">פני</text:span><text:span text:style-name="T27"> </text:span><text:span text:style-name="T26">המים, ולא</text:span><text:span text:style-name="T27"> </text:span><text:span text:style-name="T26">ירכב</text:span><text:span text:style-name="T27"> </text:span><text:span text:style-name="T26">על</text:span><text:span text:style-name="T27"> </text:span><text:span text:style-name="T26">גבי</text:span><text:span text:style-name="T27"> </text:span><text:span text:style-name="T26">בהמה</text:span><text:span text:style-name="T27"> </text:span><text:span text:style-name="T26">ולא</text:span><text:span text:style-name="T27"> </text:span><text:span text:style-name="T26">על</text:span><text:span text:style-name="T27"> </text:span><text:span text:style-name="T26">גבי</text:span><text:span text:style-name="T27"> </text:span><text:span text:style-name="T26">חבירו</text:span><text:span text:style-name="T27"> </text:span><text:span text:style-name="T26">אלא</text:span><text:span text:style-name="T27"> </text:span><text:span text:style-name="T26">אם</text:span><text:span text:style-name="T27"> </text:span><text:span text:style-name="T26">כן</text:span><text:span text:style-name="T27"> </text:span><text:span text:style-name="T26">היו</text:span><text:span text:style-name="T27"> </text:span><text:span text:style-name="T26">רגליו</text:span><text:span text:style-name="T27"> </text:span><text:span text:style-name="T26">נוגעות</text:span><text:span text:style-name="T27"> </text:span><text:span text:style-name="T26">בקרקע</text:span><text:span text:style-name="T1"> </text:span><text:span text:style-name="T18">(משום</text:span><text:span text:style-name="T4"> </text:span><text:span text:style-name="T18">מעשה</text:span><text:span text:style-name="T4"> </text:span><text:span text:style-name="T18">שהיה</text:span><text:span text:style-name="T4"> </text:span><text:span text:style-name="T18">בספינה, כדלקמן, וכל</text:span><text:span text:style-name="T4"> </text:span><text:span text:style-name="T18">ספינה</text:span><text:span text:style-name="T4"> </text:span><text:span text:style-name="T18">מהלכת</text:span><text:span text:style-name="T4"> </text:span><text:span text:style-name="T18">באויר, וגזרו</text:span><text:span text:style-name="T4"> </text:span><text:span text:style-name="T18">על</text:span><text:span text:style-name="T4"> </text:span><text:span text:style-name="T18">האוירות</text:span><text:span text:style-name="T4"> </text:span><text:span text:style-name="T18">כולן)</text:span><text:span text:style-name="T26">; אבל</text:span><text:span text:style-name="T27"> </text:span><text:span text:style-name="T26">מעבירן</text:span><text:span text:style-name="T27"> </text:span><text:span text:style-name="T26">על</text:span><text:span text:style-name="T27"> </text:span><text:span text:style-name="T26">גבי</text:span><text:span text:style-name="T27"> </text:span><text:span text:style-name="T26">הגשר</text:span><text:span text:style-name="T27"> </text:span><text:span text:style-name="T26">ואינו</text:span><text:span text:style-name="T27"> </text:span><text:span text:style-name="T26">חושש</text:span><text:span text:style-name="T27"> </text:span><text:span text:style-name="T18">(הואיל</text:span><text:span text:style-name="T4"> </text:span><text:span text:style-name="T18">ורגליו</text:span><text:span text:style-name="T4"> </text:span><text:span text:style-name="T18">נוגעות</text:span><text:span text:style-name="T4"> </text:span><text:span text:style-name="T18">בו)</text:span><text:span text:style-name="T26">, אחד</text:span><text:span text:style-name="T27"> </text:span><text:span text:style-name="T26">הירדן</text:span><text:span text:style-name="T27"> </text:span><text:span text:style-name="T26">ואחד</text:span><text:span text:style-name="T27"> </text:span><text:span text:style-name="T26">שאר</text:span><text:span text:style-name="T27"> </text:span><text:span text:style-name="T26">הנהרות; רבי</text:span><text:span text:style-name="T27"> </text:span><text:span text:style-name="T26">חנניה</text:span><text:span text:style-name="T27"> </text:span><text:span text:style-name="T26">בן</text:span><text:span text:style-name="T27"> </text:span><text:span text:style-name="T26">עקביא</text:span><text:span text:style-name="T27"> </text:span><text:span text:style-name="T26">אומר: לא</text:span><text:span text:style-name="T27"> </text:span><text:span text:style-name="T26">אסרו</text:span><text:span text:style-name="T27"> </text:span><text:span text:style-name="T26">אלא</text:span><text:span text:style-name="T27"> </text:span><text:span text:style-name="T26">בירדן</text:span><text:span text:style-name="T27"> </text:span><text:span text:style-name="T18">(ולא</text:span><text:span text:style-name="T4"> </text:span><text:span text:style-name="T18">בשאר</text:span><text:span text:style-name="T4"> </text:span><text:span text:style-name="T18">נהרות)</text:span><text:span text:style-name="T26"> ובספינה</text:span><text:span text:style-name="T27"> </text:span><text:span text:style-name="T26">וכמעשה</text:span><text:span text:style-name="T27"> </text:span><text:span text:style-name="T26">שהיה</text:span><text:span text:style-name="T27"> </text:span><text:span text:style-name="T18">(אבל</text:span><text:span text:style-name="T4"> </text:span><text:span text:style-name="T18">משיטן</text:span><text:span text:style-name="T4"> </text:span><text:span text:style-name="T18">על</text:span><text:span text:style-name="T4"> </text:span><text:span text:style-name="T18">פניו, ועומד</text:span><text:span text:style-name="T4"> </text:span><text:span text:style-name="T18">בצד</text:span><text:span text:style-name="T4"> </text:span><text:span text:style-name="T18">זה</text:span><text:span text:style-name="T4"> </text:span><text:span text:style-name="T18">ויזרקם</text:span><text:span text:style-name="T4"> </text:span><text:span text:style-name="T18">לצד</text:span><text:span text:style-name="T4"> </text:span><text:span text:style-name="T18">אחר)</text:span>. </text:p>
      <text:p text:style-name="P4">מאי<text:span text:style-name="T1"> </text:span>מעשה<text:span text:style-name="T1"> </text:span>שהיה?</text:p>
      <text:p text:style-name="P4">דאמר<text:span text:style-name="T1"> </text:span>רב<text:span text:style-name="T1"> </text:span>יהודה<text:span text:style-name="T1"> </text:span>אמר<text:span text:style-name="T1"> </text:span>רב: מעשה<text:span text:style-name="T1"> </text:span>באדם<text:span text:style-name="T1"> </text:span>אחד<text:span text:style-name="T1"> </text:span>שהיה<text:span text:style-name="T1"> </text:span>מעביר<text:span text:style-name="T1"> </text:span>מי<text:span text:style-name="T1"> </text:span>חטאת<text:span text:style-name="T1"> </text:span>ואפר<text:span text:style-name="T1"> </text:span>חטאת<text:span text:style-name="T1"> </text:span>בירדן<text:span text:style-name="T1"> </text:span>ובספינה<text:span text:style-name="T1"> </text:span>ונמצא<text:span text:style-name="T1"> </text:span>כזית<text:span text:style-name="T1"> </text:span>מת<text:span text:style-name="T1"> </text:span>תחוב<text:span text:style-name="T1"> </text:span>בקרקעיתה<text:span text:style-name="T1"> </text:span>של<text:span text:style-name="T1"> </text:span>ספינה<text:span text:style-name="T1"> </text:span><text:span text:style-name="T18">(והאהילו</text:span><text:span text:style-name="T4"> </text:span><text:span text:style-name="T18">עליו</text:span><text:span text:style-name="T4"> </text:span><text:span text:style-name="T18">ונטמאו)</text:span>; באותה<text:span text:style-name="T1"> </text:span>שעה<text:span text:style-name="T1"> </text:span>אמרו: לא<text:span text:style-name="T1"> </text:span>ישא<text:span text:style-name="T1"> </text:span>אדם<text:span text:style-name="T1"> </text:span>מי<text:span text:style-name="T1"> </text:span>חטאת<text:span text:style-name="T1"> </text:span>ואפר<text:span text:style-name="T1"> </text:span>חטאת<text:span text:style-name="T1"> </text:span>ויעבירם<text:span text:style-name="T1"> </text:span>בירדן<text:span text:style-name="T1"> </text:span>בספינה. </text:p>
      <text:p text:style-name="P4"/>
      <text:p text:style-name="P4"><text:soft-page-break/>איבעיא<text:span text:style-name="T1"> </text:span>להו: <text:span text:style-name="T18">(הא</text:span><text:span text:style-name="T4"> </text:span><text:span text:style-name="T18">דאמרת</text:span><text:span text:style-name="T4"> </text:span><text:span text:style-name="T18">דגזרו</text:span><text:span text:style-name="T4"> </text:span><text:span text:style-name="T18">עליו</text:span><text:span text:style-name="T4"> </text:span><text:span text:style-name="T18">שלא</text:span><text:span text:style-name="T4"> </text:span><text:span text:style-name="T18">ישא</text:span><text:span text:style-name="T4"> </text:span><text:span text:style-name="T18">קודש</text:span><text:span text:style-name="T4"> </text:span><text:span text:style-name="T18">עמו</text:span><text:span text:style-name="T4"> </text:span><text:span text:style-name="T18">- ב)</text:span>סנדל<text:span text:style-name="T1"> </text:span>טמא, סנדל<text:span text:style-name="T1"> </text:span>טהור<text:span text:style-name="T1"> </text:span>מהו<text:span text:style-name="T1"> </text:span><text:span text:style-name="T18">(מי</text:span><text:span text:style-name="T4"> </text:span><text:span text:style-name="T18">גזור</text:span><text:span text:style-name="T4"> </text:span><text:span text:style-name="T18">סנדל</text:span><text:span text:style-name="T4"> </text:span><text:span text:style-name="T18">טהור</text:span><text:span text:style-name="T4"> </text:span><text:span text:style-name="T18">אטו</text:span><text:span text:style-name="T4"> </text:span><text:span text:style-name="T18">טמא</text:span><text:span text:style-name="T4"> </text:span><text:span text:style-name="T18">או</text:span><text:span text:style-name="T4"> </text:span><text:span text:style-name="T18">לא)</text:span>? <text:span text:style-name="T18">(ודאי</text:span><text:span text:style-name="T4"> </text:span><text:span text:style-name="T18">גזור</text:span><text:span text:style-name="T4"> </text:span><text:span text:style-name="T18">עליו)</text:span> חבית<text:span text:style-name="T1"> </text:span>פתוחה, חבית<text:span text:style-name="T1"> </text:span>סתומה<text:span text:style-name="T1"> </text:span>מהו? עבר<text:span text:style-name="T1"> </text:span>ונשא<text:span text:style-name="T1"> </text:span>מהו?</text:p>
      <text:p text:style-name="P4">רבי<text:span text:style-name="T1"> </text:span>אילא<text:span text:style-name="T1"> </text:span>אמר: אם<text:span text:style-name="T1"> </text:span>עבר<text:span text:style-name="T1"> </text:span>ונשא<text:span text:style-name="T1"> – </text:span>טמא;</text:p>
      <text:p text:style-name="P4">רבי<text:span text:style-name="T1"> </text:span>זירא<text:span text:style-name="T1"> </text:span>אמר: עבר<text:span text:style-name="T1"> </text:span>ונשא<text:span text:style-name="T1"> – </text:span>טהור.</text:p>
      <text:p text:style-name="P4"/>
      <text:p text:style-name="P4">כלים<text:span text:style-name="T1"> </text:span>הנגמרים<text:span text:style-name="T1"> </text:span>בטהרה<text:span text:style-name="T1"> </text:span><text:span text:style-name="T21">[צריכין</text:span><text:span text:style-name="T4"> </text:span><text:span text:style-name="T21">טבילה</text:span><text:span text:style-name="T4"> </text:span><text:span text:style-name="T21">לקדש, אבל</text:span><text:span text:style-name="T4"> </text:span><text:span text:style-name="T21">לא</text:span><text:span text:style-name="T4"> </text:span><text:span text:style-name="T21">לתרומה; הכלי</text:span><text:span text:style-name="T4"> </text:span><text:span text:style-name="T21">מצרף</text:span><text:span text:style-name="T4"> </text:span><text:span text:style-name="T21">מה</text:span><text:span text:style-name="T4"> </text:span><text:span text:style-name="T21">שבתוכו</text:span><text:span text:style-name="T4"> </text:span><text:span text:style-name="T21">לקדש, אבל</text:span><text:span text:style-name="T4"> </text:span><text:span text:style-name="T21">לא</text:span><text:span text:style-name="T4"> </text:span><text:span text:style-name="T21">לתרומה]</text:span>: <text:s/></text:p>
      <text:p text:style-name="P4">דגמרינהו<text:span text:style-name="T1"> </text:span>מאן? אילימא<text:span text:style-name="T1"> </text:span>דגמרינהו<text:span text:style-name="T1"> </text:span>חבר<text:span text:style-name="T1"> </text:span>- למה<text:span text:style-name="T1"> </text:span>להו<text:span text:style-name="T1"> </text:span>טבילה? אלא<text:span text:style-name="T1"> </text:span>דגמרינהו<text:span text:style-name="T1"> </text:span>עם<text:span text:style-name="T1"> </text:span>הארץ? '<text:span text:style-name="T26">נגמרין</text:span><text:span text:style-name="T27"> </text:span><text:span text:style-name="T26">בטהרה</text:span>' קרי<text:span text:style-name="T1"> </text:span>להו?</text:p>
      <text:p text:style-name="P4">אמר<text:span text:style-name="T1"> </text:span>רבה<text:span text:style-name="T1"> </text:span>בר<text:span text:style-name="T1"> </text:span>שילא<text:span text:style-name="T1"> </text:span>אמר<text:span text:style-name="T1"> </text:span>רב<text:span text:style-name="T1"> </text:span>מתנה<text:span text:style-name="T1"> </text:span>אמר<text:span text:style-name="T1"> </text:span>שמואל: לעולם<text:span text:style-name="T1"> </text:span>דגמרינהו<text:span text:style-name="T1"> </text:span>חבר, ומשום<text:span text:style-name="T1"> </text:span>צינורא<text:span text:style-name="T1"> </text:span>דעם<text:span text:style-name="T1"> </text:span>הארץ<text:span text:style-name="T1"> </text:span><text:span text:style-name="T18">(שמא</text:span><text:span text:style-name="T4"> </text:span><text:span text:style-name="T18">ניתז</text:span><text:span text:style-name="T4"> </text:span><text:span text:style-name="T18">עליה</text:span><text:span text:style-name="T4"> </text:span><text:span text:style-name="T18">רוק</text:span><text:span text:style-name="T4"> </text:span><text:span text:style-name="T18">מפי</text:span><text:span text:style-name="T4"> </text:span><text:span text:style-name="T18">עם</text:span><text:span text:style-name="T4"> </text:span><text:span text:style-name="T18">הארץ</text:span><text:span text:style-name="T4"> </text:span><text:span text:style-name="T18">כשחבר</text:span><text:span text:style-name="T4"> </text:span><text:span text:style-name="T18">אוחז</text:span><text:span text:style-name="T4"> </text:span><text:span text:style-name="T18">בו)</text:span>.</text:p>
      <text:p text:style-name="P4">דנפל<text:span text:style-name="T1"> </text:span>אימת? אילימא<text:span text:style-name="T1"> </text:span>מקמי<text:span text:style-name="T1"> </text:span>דליגמריה<text:span text:style-name="T1"> </text:span>- הא<text:span text:style-name="T1"> </text:span>לאו<text:span text:style-name="T1"> </text:span>מנא<text:span text:style-name="T1"> </text:span>הוא<text:span text:style-name="T1"> </text:span><text:span text:style-name="T18">(ולא</text:span><text:span text:style-name="T4"> </text:span><text:span text:style-name="T18">ליטמא</text:span><text:span text:style-name="T4"> </text:span><text:span text:style-name="T18">בכך)</text:span>! אלא<text:span text:style-name="T1"> </text:span>בתר<text:span text:style-name="T1"> </text:span>דגמריה? מיזהר<text:span text:style-name="T1"> </text:span>זהיר<text:span text:style-name="T1"> </text:span>בהו!?</text:p>
      <text:p text:style-name="P4">לעולם<text:span text:style-name="T1"> </text:span>מקמיה<text:span text:style-name="T1"> </text:span>דגמריה, ודלמא<text:span text:style-name="T1"> </text:span>בעידנא<text:span text:style-name="T1"> </text:span>דגמריה<text:span text:style-name="T1"> </text:span>עדיין<text:span text:style-name="T1"> </text:span>לחה<text:span text:style-name="T1"> </text:span>היא<text:span text:style-name="T1"> </text:span><text:span text:style-name="T18">(ומטמאה</text:span><text:span text:style-name="T4"> </text:span><text:span text:style-name="T18">משום</text:span><text:span text:style-name="T4"> </text:span><text:span text:style-name="T18">שמא</text:span><text:span text:style-name="T4"> </text:span><text:span text:style-name="T18">זב</text:span><text:span text:style-name="T4"> </text:span><text:span text:style-name="T18">הוא, ובמסכת</text:span><text:span text:style-name="T4"> </text:span><text:span text:style-name="T18">נדה</text:span><text:span text:style-name="T4"> </text:span><text:span text:style-name="T19">(פ"ז</text:span><text:span text:style-name="T3"> </text:span><text:span text:style-name="T19">מ"א</text:span><text:span text:style-name="T3"> </text:span><text:span text:style-name="T19">דף</text:span><text:span text:style-name="T3"> </text:span><text:span text:style-name="T19">נד,ב)</text:span><text:span text:style-name="T18"> תנן: '</text:span><text:span text:style-name="T33">הזוב</text:span><text:span text:style-name="T28"> </text:span><text:span text:style-name="T33">והרוק... מטמאין</text:span><text:span text:style-name="T28"> </text:span><text:span text:style-name="T33">לחין</text:span><text:span text:style-name="T28"> </text:span><text:span text:style-name="T33">ואין</text:span><text:span text:style-name="T28"> </text:span><text:span text:style-name="T33">מטמאין</text:span><text:span text:style-name="T28"> </text:span><text:span text:style-name="T33">יבשין</text:span><text:span text:style-name="T18">')</text:span>.</text:p>
      <text:p text:style-name="P4">טבילה<text:span text:style-name="T1"> – </text:span>אִין, הערב<text:span text:style-name="T1"> </text:span>שמש<text:span text:style-name="T1"> </text:span>לא; מתניתין<text:span text:style-name="T1"> </text:span>דלא<text:span text:style-name="T1"> </text:span>כרבי<text:span text:style-name="T1"> </text:span>אליעזר, דתנן<text:span text:style-name="T1"> </text:span><text:span text:style-name="T19">[פרה</text:span><text:span text:style-name="T3"> </text:span><text:span text:style-name="T19">פ"ה</text:span><text:span text:style-name="T3"> </text:span><text:span text:style-name="T19">מ"ד]</text:span>: '<text:span text:style-name="T35">שפופרת</text:span><text:span text:style-name="T6"> </text:span><text:span text:style-name="T35">שחתכה</text:span><text:span text:style-name="T6"> </text:span><text:span text:style-name="T35">לחטאת</text:span><text:span text:style-name="T6"> </text:span><text:span text:style-name="T18">(לתת</text:span><text:span text:style-name="T4"> </text:span><text:span text:style-name="T18">בתוכו</text:span><text:span text:style-name="T4"> </text:span><text:span text:style-name="T18">אפר</text:span><text:span text:style-name="T4"> </text:span><text:span text:style-name="T18">פרה)</text:span><text:span text:style-name="T35">: רבי</text:span><text:span text:style-name="T6"> </text:span><text:span text:style-name="T35">אליעזר</text:span><text:span text:style-name="T6"> </text:span><text:span text:style-name="T35">אומר: יטבול</text:span><text:span text:style-name="T6"> </text:span><text:span text:style-name="T35">מיד</text:span><text:span text:style-name="T6"> </text:span><text:span text:style-name="T18">(שכל</text:span><text:span text:style-name="T4"> </text:span><text:span text:style-name="T18">תשמישי</text:span><text:span text:style-name="T4"> </text:span><text:span text:style-name="T18">פרה</text:span><text:span text:style-name="T4"> </text:span><text:span text:style-name="T18">העשויין</text:span><text:span text:style-name="T4"> </text:span><text:span text:style-name="T18">בכלי</text:span><text:span text:style-name="T4"> </text:span><text:span text:style-name="T18">המקבל</text:span><text:span text:style-name="T4"> </text:span><text:span text:style-name="T18">טומאה</text:span><text:span text:style-name="T4"> </text:span><text:span text:style-name="T18">טעונין</text:span><text:span text:style-name="T4"> </text:span><text:span text:style-name="T18">טבילה, וקודם</text:span><text:span text:style-name="T4"> </text:span><text:span text:style-name="T18">שיעריב</text:span><text:span text:style-name="T4"> </text:span><text:span text:style-name="T18">שמשו</text:span><text:span text:style-name="T4"> </text:span><text:span text:style-name="T18">ישתמשו</text:span><text:span text:style-name="T4"> </text:span><text:span text:style-name="T18">בהן</text:span><text:span text:style-name="T4"> </text:span><text:span text:style-name="T18">לפרה, כדלקמן)</text:span><text:span text:style-name="T35">; רבי</text:span><text:span text:style-name="T6"> </text:span><text:span text:style-name="T35">יהושע</text:span><text:span text:style-name="T6"> </text:span><text:span text:style-name="T35">אומר: יטמא</text:span><text:span text:style-name="T6"> </text:span><text:span text:style-name="T35">ואחר</text:span><text:span text:style-name="T6"> </text:span><text:span text:style-name="T35">כך</text:span><text:span text:style-name="T6"> </text:span><text:span text:style-name="T35">יטבול.</text:span>', והוינן<text:span text:style-name="T1"> </text:span>בה: דחתכה<text:span text:style-name="T1"> </text:span>מאן? אילימא<text:span text:style-name="T1"> </text:span>דחתכה<text:span text:style-name="T1"> </text:span>חבר<text:span text:style-name="T1"> </text:span>- למה<text:span text:style-name="T1"> </text:span>לי<text:span text:style-name="T1"> </text:span>טבילה<text:span text:style-name="T1"> </text:span><text:span text:style-name="T18">(וכיון</text:span><text:span text:style-name="T4"> </text:span><text:span text:style-name="T18">דאין</text:span><text:span text:style-name="T4"> </text:span><text:span text:style-name="T18">לה</text:span><text:span text:style-name="T4"> </text:span><text:span text:style-name="T18">טומאה</text:span><text:span text:style-name="T4"> </text:span><text:span text:style-name="T18">- אין</text:span><text:span text:style-name="T4"> </text:span><text:span text:style-name="T18">היכר</text:span><text:span text:style-name="T4"> </text:span><text:span text:style-name="T18">לצדוקים</text:span><text:span text:style-name="T4"> </text:span><text:span text:style-name="T18">בטבול</text:span><text:span text:style-name="T4"> </text:span><text:span text:style-name="T18">יום</text:span><text:span text:style-name="T4"> </text:span><text:span text:style-name="T18">שבה)</text:span>? ואלא<text:span text:style-name="T1"> </text:span>דחתכה<text:span text:style-name="T1"> </text:span>עם<text:span text:style-name="T1"> </text:span>הארץ? בהא<text:span text:style-name="T1"> </text:span>לימא<text:span text:style-name="T1"> </text:span>רבי<text:span text:style-name="T1"> </text:span>יהושע<text:span text:style-name="T1"> </text:span>'יטמא<text:span text:style-name="T1"> </text:span>ויטבול'? הא<text:span text:style-name="T1"> </text:span>טמא<text:span text:style-name="T1"> </text:span>וקאי!? - ואמר<text:span text:style-name="T1"> </text:span>רבה<text:span text:style-name="T1"> </text:span>בר<text:span text:style-name="T1"> </text:span>שילא<text:span text:style-name="T1"> </text:span>אמר<text:span text:style-name="T1"> </text:span>רב<text:span text:style-name="T1"> </text:span>מתנה<text:span text:style-name="T1"> </text:span>אמר<text:span text:style-name="T1"> </text:span>שמואל: לעולם<text:span text:style-name="T1"> </text:span>דחתכה<text:span text:style-name="T1"> </text:span>חבר, ומשום<text:span text:style-name="T1"> </text:span>צינורא<text:span text:style-name="T1"> </text:span>דעם<text:span text:style-name="T1"> </text:span>הארץ. דנפל<text:span text:style-name="T1"> </text:span>אימת? אילימא<text:span text:style-name="T1"> </text:span>מקמי<text:span text:style-name="T1"> </text:span>דליחתכה<text:span text:style-name="T1"> </text:span>- הא<text:span text:style-name="T1"> </text:span>לאו<text:span text:style-name="T1"> </text:span>מנא<text:span text:style-name="T1"> </text:span>הוא!? ואלא<text:span text:style-name="T1"> </text:span>בתר<text:span text:style-name="T1"> </text:span>דחתכה? מיזהר<text:span text:style-name="T1"> </text:span>זהיר<text:span text:style-name="T1"> </text:span>בה!? לעולם<text:span text:style-name="T1"> </text:span>מקמי<text:span text:style-name="T1"> </text:span>דליחתכה, דלמא<text:span text:style-name="T1"> </text:span>בעידנא<text:span text:style-name="T1"> </text:span>דחתכה<text:span text:style-name="T1"> </text:span>עדיין<text:span text:style-name="T1"> </text:span>לחה<text:span text:style-name="T1"> </text:span>היא. בשלמא<text:span text:style-name="T1"> </text:span>לרבי<text:span text:style-name="T1"> </text:span>יהושע<text:span text:style-name="T1"> </text:span><text:span text:style-name="T18">(המצריכה</text:span><text:span text:style-name="T4"> </text:span><text:span text:style-name="T18">לטמא)</text:span>, היינו<text:span text:style-name="T1"> </text:span>דאיכא<text:span text:style-name="T1"> </text:span>היכירא<text:span text:style-name="T1"> </text:span>לצדוקין<text:span text:style-name="T1"> </text:span><text:span text:style-name="T18">(שהרי</text:span><text:span text:style-name="T4"> </text:span><text:span text:style-name="T18">טימאוהו</text:span><text:span text:style-name="T4"> </text:span><text:span text:style-name="T18">טומאה</text:span><text:span text:style-name="T4"> </text:span><text:span text:style-name="T18">גמורה</text:span><text:span text:style-name="T4"> </text:span><text:span text:style-name="T18">הצריכה</text:span><text:span text:style-name="T4"> </text:span><text:span text:style-name="T18">הערב</text:span><text:span text:style-name="T4"> </text:span><text:span text:style-name="T18">שמש, וכאן</text:span><text:span text:style-name="T4"> </text:span><text:span text:style-name="T18">ישתמשו</text:span><text:span text:style-name="T4"> </text:span><text:span text:style-name="T18">בה</text:span><text:span text:style-name="T4"> </text:span><text:span text:style-name="T18">טבולת</text:span><text:span text:style-name="T4"> </text:span><text:span text:style-name="T18">יום</text:span><text:span text:style-name="T4"> </text:span><text:span text:style-name="T18">- הוי</text:span><text:span text:style-name="T4"> </text:span><text:span text:style-name="T18">היכר)</text:span>, דתנן<text:span text:style-name="T1"> </text:span><text:span text:style-name="T19">[פרה</text:span><text:span text:style-name="T3"> </text:span><text:span text:style-name="T19">פ"ג</text:span><text:span text:style-name="T3"> </text:span><text:span text:style-name="T19">מ"ז]</text:span>: '<text:span text:style-name="T26">מטמאין</text:span><text:span text:style-name="T27"> </text:span><text:span text:style-name="T26">היו</text:span><text:span text:style-name="T27"> </text:span><text:span text:style-name="T26">את</text:span><text:span text:style-name="T27"> </text:span><text:span text:style-name="T26">הכהן</text:span><text:span text:style-name="T27"> </text:span><text:span text:style-name="T26">השורף</text:span><text:span text:style-name="T27"> </text:span><text:span text:style-name="T26">את</text:span><text:span text:style-name="T27"> </text:span><text:span text:style-name="T26">הפרה</text:span><text:span text:style-name="T27"> </text:span><text:span text:style-name="T18">(נוגעין</text:span><text:span text:style-name="T4"> </text:span><text:span text:style-name="T18">היו</text:span><text:span text:style-name="T4"> </text:span><text:span text:style-name="T18">בו</text:span><text:span text:style-name="T4"> </text:span><text:span text:style-name="T18">שרץ)</text:span><text:span text:style-name="T26"> להוציא</text:span><text:span text:style-name="T27"> </text:span><text:span text:style-name="T26">מלבן</text:span><text:span text:style-name="T27"> </text:span><text:span text:style-name="T26">של</text:span><text:span text:style-name="T27"> </text:span><text:span text:style-name="T26">צדוקין</text:span><text:span text:style-name="T27"> </text:span><text:span text:style-name="T26">שהיו</text:span><text:span text:style-name="T27"> </text:span><text:span text:style-name="T26">אומרים</text:span><text:span text:style-name="T27"> </text:span><text:span text:style-name="T26">במעורבי</text:span><text:span text:style-name="T27"> </text:span><text:span text:style-name="T26">שמש</text:span><text:span text:style-name="T27"> </text:span><text:span text:style-name="T26">היתה</text:span><text:span text:style-name="T27"> </text:span><text:span text:style-name="T26">נעשית</text:span>' <text:span text:style-name="T18">(ולרבנן</text:span><text:span text:style-name="T4"> </text:span><text:span text:style-name="T18">טבול</text:span><text:span text:style-name="T4"> </text:span><text:span text:style-name="T18">יום</text:span><text:span text:style-name="T4"> </text:span><text:span text:style-name="T18">כשר</text:span><text:span text:style-name="T4"> </text:span><text:span text:style-name="T18">בה, דנפקא</text:span><text:span text:style-name="T4"> </text:span><text:span text:style-name="T18">להו</text:span><text:span text:style-name="T4"> </text:span><text:span text:style-name="T18">מריבויא</text:span><text:span text:style-name="T4"> </text:span><text:span text:style-name="T18">דקרא: </text:span><text:span text:style-name="T24">והזה</text:span><text:span text:style-name="T4"> </text:span><text:span text:style-name="T24">הטהור</text:span><text:span text:style-name="T4"> </text:span><text:span text:style-name="T24">על</text:span><text:span text:style-name="T4"> </text:span><text:span text:style-name="T24">הטמא</text:span><text:span text:style-name="T4"> </text:span><text:span text:style-name="T19">[במדבר</text:span><text:span text:style-name="T3"> </text:span><text:span text:style-name="T19">יט,יט]</text:span><text:span text:style-name="T18">, 'טהור' - מכלל</text:span><text:span text:style-name="T4"> </text:span><text:span text:style-name="T18">שהוא</text:span><text:span text:style-name="T4"> </text:span><text:span text:style-name="T18">טמא, לימד</text:span><text:span text:style-name="T4"> </text:span><text:span text:style-name="T18">על</text:span><text:span text:style-name="T4"> </text:span><text:span text:style-name="T18">טבול</text:span><text:span text:style-name="T4"> </text:span><text:span text:style-name="T18">יום</text:span><text:span text:style-name="T4"> </text:span><text:span text:style-name="T18">שכשר</text:span><text:span text:style-name="T4"> </text:span><text:span text:style-name="T18">בפרה, מכדי</text:span><text:span text:style-name="T4"> </text:span><text:span text:style-name="T18">בטהור</text:span><text:span text:style-name="T4"> </text:span><text:span text:style-name="T18">עסקינן</text:span><text:span text:style-name="T4"> </text:span><text:span text:style-name="T18">ואתי, דכתיב</text:span><text:span text:style-name="T4"> </text:span><text:span text:style-name="T18">לעיל</text:span><text:span text:style-name="T4"> </text:span><text:span text:style-name="T18">מיניה</text:span><text:span text:style-name="T4"> </text:span><text:span text:style-name="T24">ולקח</text:span><text:span text:style-name="T4"> </text:span><text:span text:style-name="T24">אזוב</text:span><text:span text:style-name="T4"> </text:span><text:span text:style-name="T24">וטבל</text:span><text:span text:style-name="T4"> </text:span><text:span text:style-name="T24">במים</text:span><text:span text:style-name="T4"> </text:span><text:span text:style-name="T24">איש</text:span><text:span text:style-name="T4"> </text:span><text:span text:style-name="T24">טהור</text:span><text:span text:style-name="T4"> </text:span><text:span text:style-name="T19">(במדבר</text:span><text:span text:style-name="T3"> </text:span><text:span text:style-name="T19">יט,יח)</text:span><text:span text:style-name="T18"> למה</text:span><text:span text:style-name="T4"> </text:span><text:span text:style-name="T18">לי</text:span><text:span text:style-name="T4"> </text:span><text:span text:style-name="T18">למהדר</text:span><text:span text:style-name="T4"> </text:span><text:span text:style-name="T18">ולמיכתב</text:span><text:span text:style-name="T4"> </text:span><text:span text:style-name="T18">'</text:span><text:span text:style-name="T24">והזה</text:span><text:span text:style-name="T4"> </text:span><text:span text:style-name="T24">הטהור</text:span><text:span text:style-name="T18">' ליכתוב</text:span><text:span text:style-name="T4"> </text:span><text:span text:style-name="T18">'והזה</text:span><text:span text:style-name="T4"> </text:span><text:span text:style-name="T18">על</text:span><text:span text:style-name="T4"> </text:span><text:span text:style-name="T18">הטמא'? אלא: טהור</text:span><text:span text:style-name="T4"> </text:span><text:span text:style-name="T18">כל</text:span><text:span text:style-name="T4"> </text:span><text:span text:style-name="T18">דהו, ואשכחן</text:span><text:span text:style-name="T4"> </text:span><text:span text:style-name="T18">טבול</text:span><text:span text:style-name="T4"> </text:span><text:span text:style-name="T18">יום</text:span><text:span text:style-name="T4"> </text:span><text:span text:style-name="T18">דאיקרי</text:span><text:span text:style-name="T4"> </text:span><text:span text:style-name="T18">טהור, דכתיב</text:span><text:span text:style-name="T4"> </text:span><text:span text:style-name="T24">ורחץ</text:span><text:span text:style-name="T4"> </text:span><text:span text:style-name="T24">במים</text:span><text:span text:style-name="T4"> </text:span><text:span text:style-name="T24">וטהר</text:span><text:span text:style-name="T4"> </text:span><text:span text:style-name="T19">[ויקרא</text:span><text:span text:style-name="T3"> </text:span><text:span text:style-name="T19">יד,ח]</text:span><text:span text:style-name="T18">)</text:span>; אלא<text:span text:style-name="T1"> </text:span>לרבי<text:span text:style-name="T1"> </text:span>אליעזר<text:span text:style-name="T1"> </text:span><text:span text:style-name="T18">(שאינו</text:span><text:span text:style-name="T4"> </text:span><text:span text:style-name="T18">מצריכה</text:span><text:span text:style-name="T4"> </text:span><text:span text:style-name="T18">אלא</text:span><text:span text:style-name="T4"> </text:span><text:span text:style-name="T18">טומאה</text:span><text:span text:style-name="T4"> </text:span><text:span text:style-name="T18">זו)</text:span>, אי<text:span text:style-name="T1"> </text:span>אמרת<text:span text:style-name="T1"> </text:span>בשלמא<text:span text:style-name="T1"> </text:span>בעלמא<text:span text:style-name="T1"> </text:span>בָעינן<text:span text:style-name="T1"> </text:span>הערב<text:span text:style-name="T1"> </text:span>שמש<text:span text:style-name="T1"> </text:span><text:span text:style-name="T18">(בעלמא</text:span><text:span text:style-name="T4"> </text:span><text:span text:style-name="T18">= בטבילת</text:span><text:span text:style-name="T4"> </text:span><text:span text:style-name="T18">כלים</text:span><text:span text:style-name="T4"> </text:span><text:span text:style-name="T18">הנגמרים</text:span><text:span text:style-name="T4"> </text:span><text:span text:style-name="T18">בטהרה, ודלא</text:span><text:span text:style-name="T4"> </text:span><text:span text:style-name="T18">כמתניתין, היינו</text:span><text:span text:style-name="T4"> </text:span><text:span text:style-name="T18">דהכא</text:span><text:span text:style-name="T4"> </text:span><text:span text:style-name="T18">לא</text:span><text:span text:style-name="T4"> </text:span><text:span text:style-name="T18">מצרכינן</text:span><text:span text:style-name="T4"> </text:span><text:span text:style-name="T18">לה</text:span><text:span text:style-name="T4"> </text:span><text:span text:style-name="T18">- איכא</text:span><text:span text:style-name="T4"> </text:span><text:span text:style-name="T18">היכירא)</text:span> - היינו<text:span text:style-name="T1"> </text:span>דאיכא<text:span text:style-name="T1"> </text:span>היכירא<text:span text:style-name="T1"> </text:span>לצדוקין, אלא<text:span text:style-name="T1"> </text:span>אי<text:span text:style-name="T1"> </text:span>אמרת<text:span text:style-name="T1"> </text:span>בעלמא<text:span text:style-name="T1"> </text:span>לא<text:span text:style-name="T1"> </text:span>בעינן<text:span text:style-name="T1"> </text:span>הערב<text:span text:style-name="T1"> </text:span>שמש<text:span text:style-name="T1"> </text:span>- מאי<text:span text:style-name="T1"> </text:span>היכירא<text:span text:style-name="T1"> </text:span>לצדוקין<text:span text:style-name="T1"> </text:span>איכא?</text:p>
      <text:p text:style-name="P4">אמר<text:span text:style-name="T1"> </text:span>רב:</text:p>
      <text:p text:style-name="P4"/>
      <text:p text:style-name="P4">(חגיגה<text:span text:style-name="T1"> </text:span>כג,ב)</text:p>
      <text:p text:style-name="P4">עשאוה<text:span text:style-name="T1"> </text:span>כטמא<text:span text:style-name="T1"> </text:span>שרץ<text:span text:style-name="T1"> </text:span><text:span text:style-name="T18">(לעולם</text:span><text:span text:style-name="T4"> </text:span><text:span text:style-name="T18">בעלמא</text:span><text:span text:style-name="T4"> </text:span><text:span text:style-name="T18">לא</text:span><text:span text:style-name="T4"> </text:span><text:span text:style-name="T18">בעי</text:span><text:span text:style-name="T4"> </text:span><text:span text:style-name="T18">הערב</text:span><text:span text:style-name="T4"> </text:span><text:span text:style-name="T18">שמש</text:span><text:span text:style-name="T4"> </text:span><text:span text:style-name="T18">רבי</text:span><text:span text:style-name="T4"> </text:span><text:span text:style-name="T18">אליעזר</text:span><text:span text:style-name="T4"> </text:span><text:span text:style-name="T18">לכלים</text:span><text:span text:style-name="T4"> </text:span><text:span text:style-name="T18">הנגמרים</text:span><text:span text:style-name="T4"> </text:span><text:span text:style-name="T18">בטהרה, ואפילו</text:span><text:span text:style-name="T4"> </text:span><text:span text:style-name="T18">הכי</text:span><text:span text:style-name="T4"> </text:span><text:span text:style-name="T18">איכא</text:span><text:span text:style-name="T4"> </text:span><text:span text:style-name="T18">היכירא, לפי</text:span><text:span text:style-name="T4"> </text:span><text:span text:style-name="T18">ששפופרת</text:span><text:span text:style-name="T4"> </text:span><text:span text:style-name="T18">של</text:span><text:span text:style-name="T4"> </text:span><text:span text:style-name="T18">חטאת</text:span><text:span text:style-name="T4"> </text:span><text:span text:style-name="T18">עשאן</text:span><text:span text:style-name="T4"> </text:span><text:span text:style-name="T18">כאילו</text:span><text:span text:style-name="T4"> </text:span><text:span text:style-name="T18">נגעו</text:span><text:span text:style-name="T4"> </text:span><text:span text:style-name="T18">בשרץ</text:span><text:span text:style-name="T4"> </text:span><text:span text:style-name="T18">לענין</text:span><text:span text:style-name="T4"> </text:span><text:span text:style-name="T18">מנין</text:span><text:span text:style-name="T4"> </text:span><text:span text:style-name="T18">ראשון</text:span><text:span text:style-name="T4"> </text:span><text:span text:style-name="T18">ושני</text:span><text:span text:style-name="T4"> </text:span><text:span text:style-name="T54">[לטומאה]</text:span><text:span text:style-name="T18">, הלכך: אי</text:span><text:span text:style-name="T4"> </text:span><text:span text:style-name="T18">לאו</text:span><text:span text:style-name="T4"> </text:span><text:span text:style-name="T18">דפרה</text:span><text:span text:style-name="T4"> </text:span><text:span text:style-name="T18">נעשית</text:span><text:span text:style-name="T4"> </text:span><text:span text:style-name="T18">בטבולי</text:span><text:span text:style-name="T4"> </text:span><text:span text:style-name="T18">יום</text:span><text:span text:style-name="T4"> </text:span><text:span text:style-name="T18">- זו</text:span><text:span text:style-name="T4"> </text:span><text:span text:style-name="T18">היתה</text:span><text:span text:style-name="T4"> </text:span><text:span text:style-name="T18">צריכה</text:span><text:span text:style-name="T4"> </text:span><text:span text:style-name="T18">הערב</text:span><text:span text:style-name="T4"> </text:span><text:span text:style-name="T18">שמש)</text:span><text:span text:style-name="T21">.</text:span></text:p>
      <text:p text:style-name="P4">אלא<text:span text:style-name="T1"> </text:span>מעתה<text:span text:style-name="T1"> </text:span><text:span text:style-name="T18">(דלא</text:span><text:span text:style-name="T4"> </text:span><text:span text:style-name="T18">עשאוה</text:span><text:span text:style-name="T4"> </text:span><text:span text:style-name="T18">אלא</text:span><text:span text:style-name="T4"> </text:span><text:span text:style-name="T18">כטמא</text:span><text:span text:style-name="T4"> </text:span><text:span text:style-name="T18">שרץ)</text:span> לא<text:span text:style-name="T1"> </text:span>תטמא<text:span text:style-name="T1"> </text:span>אדם<text:span text:style-name="T1"> </text:span><text:span text:style-name="T18">(דהא</text:span><text:span text:style-name="T4"> </text:span><text:span text:style-name="T18">טמא</text:span><text:span text:style-name="T4"> </text:span><text:span text:style-name="T18">שרץ</text:span><text:span text:style-name="T4"> </text:span><text:span text:style-name="T18">- לאו</text:span><text:span text:style-name="T4"> </text:span><text:span text:style-name="T18">אב</text:span><text:span text:style-name="T4"> </text:span><text:span text:style-name="T18">הטומאה</text:span><text:span text:style-name="T4"> </text:span><text:span text:style-name="T18">הוא, ואינו</text:span><text:span text:style-name="T4"> </text:span><text:span text:style-name="T18">מטמא</text:span><text:span text:style-name="T4"> </text:span><text:span text:style-name="T18">אדם, שלא</text:span><text:span text:style-name="T4"> </text:span><text:span text:style-name="T18">מצינו</text:span><text:span text:style-name="T4"> </text:span><text:span text:style-name="T18">טומאה</text:span><text:span text:style-name="T4"> </text:span><text:span text:style-name="T18">לאדם</text:span><text:span text:style-name="T4"> </text:span><text:span text:style-name="T18">וכלים</text:span><text:span text:style-name="T4"> </text:span><text:span text:style-name="T18">הנוגעין</text:span><text:span text:style-name="T4"> </text:span><text:span text:style-name="T18">בטמא</text:span><text:span text:style-name="T4"> </text:span><text:span text:style-name="T18">שקיבל</text:span><text:span text:style-name="T4"> </text:span><text:span text:style-name="T18">טומאה</text:span><text:span text:style-name="T4"> </text:span><text:span text:style-name="T18">מאחרים</text:span><text:span text:style-name="T4"> </text:span><text:span text:style-name="T18">חוץ</text:span><text:span text:style-name="T4"> </text:span><text:span text:style-name="T18">מטמא</text:span><text:span text:style-name="T4"> </text:span><text:span text:style-name="T18">מת, שנאמר</text:span><text:span text:style-name="T4"> </text:span><text:span text:style-name="T24">והנפש</text:span><text:span text:style-name="T4"> </text:span><text:span text:style-name="T24">הנוגעת</text:span><text:span text:style-name="T4"> </text:span><text:span text:style-name="T24">תטמא</text:span><text:span text:style-name="T4"> </text:span><text:span text:style-name="T24">עד</text:span><text:span text:style-name="T4"> </text:span><text:span text:style-name="T24">הערב</text:span><text:span text:style-name="T4"> </text:span><text:span text:style-name="T19">(במדבר</text:span><text:span text:style-name="T3"> </text:span><text:span text:style-name="T19">יט,כב)</text:span><text:span text:style-name="T18">)</text:span>, אלמה<text:span text:style-name="T1"> </text:span>תניא<text:span text:style-name="T1"> </text:span>'<text:span text:style-name="T26">חותכה</text:span><text:span text:style-name="T27"> </text:span><text:span text:style-name="T26">ומטבילה</text:span><text:span text:style-name="T27"> </text:span><text:span text:style-name="T26">טעון</text:span><text:span text:style-name="T27"> </text:span><text:span text:style-name="T26">טבילה</text:span>'!?</text:p>
      <text:p text:style-name="P4">ואלא<text:span text:style-name="T1"> </text:span>עשאוה<text:span text:style-name="T1"> </text:span>כטמא<text:span text:style-name="T1"> </text:span>מת<text:span text:style-name="T1"> </text:span><text:span text:style-name="T18">(כאילו</text:span><text:span text:style-name="T4"> </text:span><text:span text:style-name="T18">נטמא</text:span><text:span text:style-name="T4"> </text:span><text:span text:style-name="T18">במת</text:span><text:span text:style-name="T4"> </text:span><text:span text:style-name="T18">שמטמא</text:span><text:span text:style-name="T4"> </text:span><text:span text:style-name="T18">אדם)</text:span>.</text:p>
      <text:p text:style-name="P4">אי<text:span text:style-name="T1"> </text:span>הכי<text:span text:style-name="T1"> </text:span>תיבעי<text:span text:style-name="T1"> </text:span>הזאת<text:span text:style-name="T1"> </text:span>שלישי<text:span text:style-name="T1"> </text:span>ושביעי, אלמה<text:span text:style-name="T1"> </text:span>תניא<text:span text:style-name="T1"> </text:span>'<text:span text:style-name="T26">חותכה</text:span><text:span text:style-name="T27"> </text:span><text:span text:style-name="T26">ומטבילה</text:span><text:span text:style-name="T27"> </text:span><text:span text:style-name="T26">טעון</text:span><text:span text:style-name="T27"> </text:span><text:span text:style-name="T26">טבילה</text:span>': טבילה<text:span text:style-name="T1"> – </text:span>אִין, הזאת<text:span text:style-name="T1"> </text:span>שלישי<text:span text:style-name="T1"> </text:span>ושביעי<text:span text:style-name="T1"> </text:span>- לא?</text:p>
      <text:p text:style-name="P4">אלא<text:span text:style-name="T1"> </text:span>עשאוה<text:span text:style-name="T1"> </text:span>כטמא<text:span text:style-name="T1"> </text:span>מת<text:span text:style-name="T1"> </text:span>בשביעי<text:span text:style-name="T1"> </text:span>שלו.</text:p>
      <text:p text:style-name="P4"><text:soft-page-break/>והתניא: '<text:span text:style-name="T26">מעולם</text:span><text:span text:style-name="T27"> </text:span><text:span text:style-name="T26">לא</text:span><text:span text:style-name="T27"> </text:span><text:span text:style-name="T26">חידשו</text:span><text:span text:style-name="T27"> </text:span><text:span text:style-name="T26">דבר</text:span><text:span text:style-name="T27"> </text:span><text:span text:style-name="T26">בפרה</text:span><text:span text:style-name="T1"> </text:span><text:span text:style-name="T18">(אף</text:span><text:span text:style-name="T4"> </text:span><text:span text:style-name="T18">על</text:span><text:span text:style-name="T4"> </text:span><text:span text:style-name="T18">פי</text:span><text:span text:style-name="T4"> </text:span><text:span text:style-name="T18">שעשו</text:span><text:span text:style-name="T4"> </text:span><text:span text:style-name="T18">בה</text:span><text:span text:style-name="T4"> </text:span><text:span text:style-name="T18">מעלות</text:span><text:span text:style-name="T4"> </text:span><text:span text:style-name="T18">הרבה, בשביל</text:span><text:span text:style-name="T4"> </text:span><text:span text:style-name="T18">הזלזול</text:span><text:span text:style-name="T4"> </text:span><text:span text:style-name="T18">הזה</text:span><text:span text:style-name="T4"> </text:span><text:span text:style-name="T18">שהיו</text:span><text:span text:style-name="T4"> </text:span><text:span text:style-name="T18">מטמאין</text:span><text:span text:style-name="T4"> </text:span><text:span text:style-name="T18">כהן</text:span><text:span text:style-name="T4"> </text:span><text:span text:style-name="T18">השורפה</text:span><text:span text:style-name="T4"> </text:span><text:span text:style-name="T18">לעשותו</text:span><text:span text:style-name="T4"> </text:span><text:span text:style-name="T18">טבול</text:span><text:span text:style-name="T4"> </text:span><text:span text:style-name="T18">יום</text:span><text:span text:style-name="T4"> </text:span><text:span text:style-name="T18">- לא</text:span><text:span text:style-name="T4"> </text:span><text:span text:style-name="T18">חידשו</text:span><text:span text:style-name="T4"> </text:span><text:span text:style-name="T18">בגזרות</text:span><text:span text:style-name="T4"> </text:span><text:span text:style-name="T18">מעלותיה</text:span><text:span text:style-name="T4"> </text:span><text:span text:style-name="T18">דבר</text:span><text:span text:style-name="T4"> </text:span><text:span text:style-name="T18">שאינו</text:span><text:span text:style-name="T4"> </text:span><text:span text:style-name="T18">מצוי</text:span><text:span text:style-name="T4"> </text:span><text:span text:style-name="T18">בשום</text:span><text:span text:style-name="T4"> </text:span><text:span text:style-name="T18">מקום)</text:span>'; <text:span text:style-name="T18">(ואם</text:span><text:span text:style-name="T4"> </text:span><text:span text:style-name="T18">כשאמרת</text:span><text:span text:style-name="T4"> </text:span><text:span text:style-name="T18">שעשו</text:span><text:span text:style-name="T4"> </text:span><text:span text:style-name="T18">בה</text:span><text:span text:style-name="T4"> </text:span><text:span text:style-name="T18">כלים</text:span><text:span text:style-name="T4"> </text:span><text:span text:style-name="T18">הנגמרין</text:span><text:span text:style-name="T4"> </text:span><text:span text:style-name="T18">בטהרה</text:span><text:span text:style-name="T4"> </text:span><text:span text:style-name="T18">כטמא</text:span><text:span text:style-name="T4"> </text:span><text:span text:style-name="T18">מת</text:span><text:span text:style-name="T4"> </text:span><text:span text:style-name="T18">- הרי</text:span><text:span text:style-name="T4"> </text:span><text:span text:style-name="T18">אין</text:span><text:span text:style-name="T4"> </text:span><text:span text:style-name="T18">לך</text:span><text:span text:style-name="T4"> </text:span><text:span text:style-name="T18">חדוש</text:span><text:span text:style-name="T4"> </text:span><text:span text:style-name="T18">גדול</text:span><text:span text:style-name="T4"> </text:span><text:span text:style-name="T18">מזה)</text:span>!?</text:p>
      <text:p text:style-name="P4">אמר<text:span text:style-name="T1"> </text:span>אביי: שלא<text:span text:style-name="T1"> </text:span>אמרו<text:span text:style-name="T1"> </text:span>קורדום<text:span text:style-name="T1"> </text:span>מטמא<text:span text:style-name="T1"> </text:span>מושב<text:span text:style-name="T1"> </text:span><text:span text:style-name="T18">(כלומר: לא</text:span><text:span text:style-name="T4"> </text:span><text:span text:style-name="T18">נתנו</text:span><text:span text:style-name="T4"> </text:span><text:span text:style-name="T18">טומאה</text:span><text:span text:style-name="T4"> </text:span><text:span text:style-name="T18">בפרה</text:span><text:span text:style-name="T4"> </text:span><text:span text:style-name="T18">לכלי</text:span><text:span text:style-name="T4"> </text:span><text:span text:style-name="T18">שאינו</text:span><text:span text:style-name="T4"> </text:span><text:span text:style-name="T18">ראוי</text:span><text:span text:style-name="T4"> </text:span><text:span text:style-name="T18">לטומאה, כגון</text:span><text:span text:style-name="T4"> </text:span><text:span text:style-name="T18">לומר</text:span><text:span text:style-name="T4"> </text:span><text:span text:style-name="T18">קורדום</text:span><text:span text:style-name="T4"> </text:span><text:span text:style-name="T18">שאינו</text:span><text:span text:style-name="T4"> </text:span><text:span text:style-name="T18">מיוחד</text:span><text:span text:style-name="T4"> </text:span><text:span text:style-name="T18">לישיבה</text:span><text:span text:style-name="T4"> </text:span><text:span text:style-name="T18">ואינו</text:span><text:span text:style-name="T4"> </text:span><text:span text:style-name="T18">נעשה</text:span><text:span text:style-name="T4"> </text:span><text:span text:style-name="T18">אב</text:span><text:span text:style-name="T4"> </text:span><text:span text:style-name="T18">הטומאה</text:span><text:span text:style-name="T4"> </text:span><text:span text:style-name="T18">במושב</text:span><text:span text:style-name="T4"> </text:span><text:span text:style-name="T18">הזב</text:span><text:span text:style-name="T4"> </text:span><text:span text:style-name="T18">- בפרה, אבל</text:span><text:span text:style-name="T4"> </text:span><text:span text:style-name="T18">בכלי</text:span><text:span text:style-name="T4"> </text:span><text:span text:style-name="T18">הראוי</text:span><text:span text:style-name="T4"> </text:span><text:span text:style-name="T18">לקבל</text:span><text:span text:style-name="T4"> </text:span><text:span text:style-name="T18">טומאה</text:span><text:span text:style-name="T4"> </text:span><text:span text:style-name="T18">- חידשו</text:span><text:span text:style-name="T4"> </text:span><text:span text:style-name="T18">בה</text:span><text:span text:style-name="T4"> </text:span><text:span text:style-name="T18">לעשות</text:span><text:span text:style-name="T4"> </text:span><text:span text:style-name="T18">שאינו</text:span><text:span text:style-name="T4"> </text:span><text:span text:style-name="T18">נוגע</text:span><text:span text:style-name="T4"> </text:span><text:span text:style-name="T18">במת</text:span><text:span text:style-name="T4"> </text:span><text:span text:style-name="T18">כנוגע</text:span><text:span text:style-name="T4"> </text:span><text:span text:style-name="T18">במת)</text:span>, כדתניא<text:span text:style-name="T1"> </text:span><text:span text:style-name="T19">[ספרא</text:span><text:span text:style-name="T3"> </text:span><text:span text:style-name="T19">מצורע</text:span><text:span text:style-name="T3"> </text:span><text:span text:style-name="T19">פרשת</text:span><text:span text:style-name="T3"> </text:span><text:span text:style-name="T19">זבים</text:span><text:span text:style-name="T3"> </text:span><text:span text:style-name="T19">פרשתא</text:span><text:span text:style-name="T3"> </text:span><text:span text:style-name="T19">א</text:span><text:span text:style-name="T3"> </text:span><text:span text:style-name="T19">פרק</text:span><text:span text:style-name="T3"> </text:span><text:span text:style-name="T19">ב</text:span><text:span text:style-name="T3"> </text:span><text:span text:style-name="T19">מ"ה]</text:span>: '<text:span text:style-name="T19">(ויקרא</text:span><text:span text:style-name="T3"> </text:span><text:span text:style-name="T19">טו,ו)</text:span><text:span text:style-name="T30"> והיושב</text:span><text:span text:style-name="T27"> </text:span><text:span text:style-name="T30">על</text:span><text:span text:style-name="T27"> </text:span><text:span text:style-name="T30">הכלי</text:span><text:span text:style-name="T27"> </text:span><text:span text:style-name="T24">[אשר</text:span><text:span text:style-name="T4"> </text:span><text:span text:style-name="T24">יֵשֵב</text:span><text:span text:style-name="T4"> </text:span><text:span text:style-name="T24">עליו</text:span><text:span text:style-name="T4"> </text:span><text:span text:style-name="T24">הזב</text:span><text:span text:style-name="T4"> </text:span><text:span text:style-name="T24">יכבס</text:span><text:span text:style-name="T4"> </text:span><text:span text:style-name="T24">בגדיו</text:span><text:span text:style-name="T4"> </text:span><text:span text:style-name="T24">ורחץ</text:span><text:span text:style-name="T4"> </text:span><text:span text:style-name="T24">במים</text:span><text:span text:style-name="T4"> </text:span><text:span text:style-name="T24">וטמא</text:span><text:span text:style-name="T4"> </text:span><text:span text:style-name="T24">עד</text:span><text:span text:style-name="T4"> </text:span><text:span text:style-name="T24">הערב]</text:span><text:span text:style-name="T26"> - יכול</text:span><text:span text:style-name="T27"> </text:span><text:span text:style-name="T26">כפה</text:span><text:span text:style-name="T27"> </text:span><text:span text:style-name="T26">סאה</text:span><text:span text:style-name="T27"> </text:span><text:span text:style-name="T26">וישב</text:span><text:span text:style-name="T27"> </text:span><text:span text:style-name="T26">עליה, תרקב</text:span><text:span text:style-name="T27"> </text:span><text:span text:style-name="T18">(חצי</text:span><text:span text:style-name="T4"> </text:span><text:span text:style-name="T18">סאה)</text:span><text:span text:style-name="T26"> וישב</text:span><text:span text:style-name="T27"> </text:span><text:span text:style-name="T26">עליה</text:span><text:span text:style-name="T27"> </text:span><text:span text:style-name="T26">- יהא</text:span><text:span text:style-name="T27"> </text:span><text:span text:style-name="T26">טמא? תלמוד</text:span><text:span text:style-name="T27"> </text:span><text:span text:style-name="T26">לומר: </text:span><text:span text:style-name="T30">והיושב</text:span><text:span text:style-name="T27"> </text:span><text:span text:style-name="T30">על</text:span><text:span text:style-name="T27"> </text:span><text:span text:style-name="T30">הכלי</text:span><text:span text:style-name="T27"> </text:span><text:span text:style-name="T30">אשר</text:span><text:span text:style-name="T27"> </text:span><text:span text:style-name="T30">יֵשֵׁב</text:span><text:span text:style-name="T27"> </text:span><text:span text:style-name="T30">עליו</text:span><text:span text:style-name="T27"> </text:span><text:span text:style-name="T66">[יטמא]</text:span> <text:span text:style-name="T24">[... טמא</text:span><text:span text:style-name="T4"> </text:span><text:span text:style-name="T24">עד</text:span><text:span text:style-name="T4"> </text:span><text:span text:style-name="T24">הערב]</text:span> - <text:span text:style-name="T18">(</text:span><text:span text:style-name="T24">אשר</text:span><text:span text:style-name="T4"> </text:span><text:span text:style-name="T24">יֵשֵב</text:span><text:span text:style-name="T4"> </text:span><text:span text:style-name="T18">- מדלא</text:span><text:span text:style-name="T4"> </text:span><text:span text:style-name="T18">קרינן</text:span><text:span text:style-name="T4"> </text:span><text:span text:style-name="T18">'אשר</text:span><text:span text:style-name="T4"> </text:span><text:span text:style-name="T18">יָשָב' למדנו</text:span><text:span text:style-name="T4"> </text:span><text:span text:style-name="T18">שאינו</text:span><text:span text:style-name="T4"> </text:span><text:span text:style-name="T18">מדבר</text:span><text:span text:style-name="T4"> </text:span><text:span text:style-name="T18">אלא</text:span><text:span text:style-name="T4"> </text:span><text:span text:style-name="T18">באשר</text:span><text:span text:style-name="T4"> </text:span><text:span text:style-name="T18">מיוחד</text:span><text:span text:style-name="T4"> </text:span><text:span text:style-name="T18">לישב</text:span><text:span text:style-name="T4"> </text:span><text:span text:style-name="T18">שם</text:span><text:span text:style-name="T4"> </text:span><text:span text:style-name="T18">תמיד:)</text:span><text:span text:style-name="T26"> מי</text:span><text:span text:style-name="T27"> </text:span><text:span text:style-name="T26">שמיוחד</text:span><text:span text:style-name="T27"> </text:span><text:span text:style-name="T26">לישיבה, יצא</text:span><text:span text:style-name="T27"> </text:span><text:span text:style-name="T26">זה</text:span><text:span text:style-name="T27"> </text:span><text:span text:style-name="T26">שאומרים</text:span><text:span text:style-name="T27"> </text:span><text:span text:style-name="T26">לו</text:span><text:span text:style-name="T27"> </text:span><text:span text:style-name="T26">"עמוד</text:span><text:span text:style-name="T27"> </text:span><text:span text:style-name="T26">ונעשה</text:span><text:span text:style-name="T27"> </text:span><text:span text:style-name="T26">מלאכתנו"</text:span>'.</text:p>
      <text:p text:style-name="P4"/>
      <text:p text:style-name="P4">הכלי<text:span text:style-name="T1"> </text:span>מצרף<text:span text:style-name="T1"> </text:span>מה<text:span text:style-name="T1"> </text:span>שבתוכו<text:span text:style-name="T1"> </text:span>לקדש<text:span text:style-name="T1"> </text:span>אבל<text:span text:style-name="T1"> </text:span>לא<text:span text:style-name="T1"> </text:span>לתרומה: <text:s/></text:p>
      <text:p text:style-name="P4">מנא<text:span text:style-name="T1"> </text:span>הני<text:span text:style-name="T1"> </text:span>מילי? </text:p>
      <text:p text:style-name="P4">אמר<text:span text:style-name="T1"> </text:span>רב<text:span text:style-name="T1"> </text:span>חנין: דאמר<text:span text:style-name="T1"> </text:span>קרא<text:span text:style-name="T1"> </text:span><text:span text:style-name="T19">(במדבר</text:span><text:span text:style-name="T3"> </text:span><text:span text:style-name="T19">ז,יד</text:span><text:span text:style-name="T3"> </text:span><text:span text:style-name="T19">ועוד)</text:span><text:span text:style-name="T22"> כף</text:span><text:span text:style-name="T1"> </text:span><text:span text:style-name="T22">אחת</text:span><text:span text:style-name="T1"> </text:span><text:span text:style-name="T22">עשרה</text:span><text:span text:style-name="T1"> </text:span><text:span text:style-name="T22">זהב</text:span><text:span text:style-name="T1"> </text:span><text:span text:style-name="T22">מלאה</text:span><text:span text:style-name="T1"> </text:span><text:span text:style-name="T22">קטרת</text:span><text:span text:style-name="T1"> </text:span>- הכתוב<text:span text:style-name="T1"> </text:span>עשאו<text:span text:style-name="T1"> </text:span>לכל<text:span text:style-name="T1"> </text:span>מה<text:span text:style-name="T1"> </text:span>שבכף<text:span text:style-name="T1"> – </text:span>אחת;</text:p>
      <text:p text:style-name="P4">מתיב<text:span text:style-name="T1"> </text:span>רב<text:span text:style-name="T1"> </text:span>כהנא<text:span text:style-name="T1"> </text:span><text:span text:style-name="T19">[עדויות</text:span><text:span text:style-name="T3"> </text:span><text:span text:style-name="T19">פ"ח</text:span><text:span text:style-name="T3"> </text:span><text:span text:style-name="T19">מ"א]</text:span>: '<text:span text:style-name="T21">[העיד</text:span><text:span text:style-name="T4"> </text:span><text:span text:style-name="T21">רבי</text:span><text:span text:style-name="T4"> </text:span><text:span text:style-name="T21">שמעון</text:span><text:span text:style-name="T4"> </text:span><text:span text:style-name="T21">בן</text:span><text:span text:style-name="T4"> </text:span><text:span text:style-name="T21">בתירא</text:span><text:span text:style-name="T4"> </text:span><text:span text:style-name="T21">על</text:span><text:span text:style-name="T4"> </text:span><text:span text:style-name="T21">אפר</text:span><text:span text:style-name="T4"> </text:span><text:span text:style-name="T21">חטאת</text:span><text:span text:style-name="T4"> </text:span><text:span text:style-name="T21">שנגע</text:span><text:span text:style-name="T4"> </text:span><text:span text:style-name="T21">טמא</text:span><text:span text:style-name="T4"> </text:span><text:span text:style-name="T21">במקצתו</text:span><text:span text:style-name="T4"> </text:span><text:span text:style-name="T21">שטימא</text:span><text:span text:style-name="T4"> </text:span><text:span text:style-name="T21">את</text:span><text:span text:style-name="T4"> </text:span><text:span text:style-name="T21">כולו]</text:span> <text:span text:style-name="T26">הוסיף</text:span><text:span text:style-name="T27"> </text:span><text:span text:style-name="T26">רבי</text:span><text:span text:style-name="T27"> </text:span><text:span text:style-name="T26">עקיבא</text:span><text:span text:style-name="T27"> </text:span><text:span text:style-name="T26">הסלת</text:span><text:span text:style-name="T27"> </text:span><text:span text:style-name="T26">והקטרת</text:span><text:span text:style-name="T27"> </text:span><text:span text:style-name="T26">והלבונה</text:span><text:span text:style-name="T27"> </text:span><text:span text:style-name="T26">והגחלים</text:span><text:span text:style-name="T1"> </text:span><text:span text:style-name="T18">(לבונה</text:span><text:span text:style-name="T4"> </text:span><text:span text:style-name="T18">וגחלים, אף</text:span><text:span text:style-name="T4"> </text:span><text:span text:style-name="T18">על</text:span><text:span text:style-name="T4"> </text:span><text:span text:style-name="T18">גב</text:span><text:span text:style-name="T4"> </text:span><text:span text:style-name="T18">דלאו</text:span><text:span text:style-name="T4"> </text:span><text:span text:style-name="T18">אוכל</text:span><text:span text:style-name="T4"> </text:span><text:span text:style-name="T18">נינהו</text:span><text:span text:style-name="T4"> </text:span><text:span text:style-name="T18">- חיבת</text:span><text:span text:style-name="T4"> </text:span><text:span text:style-name="T18">הקדש</text:span><text:span text:style-name="T4"> </text:span><text:span text:style-name="T18">מכשרתן</text:span><text:span text:style-name="T4"> </text:span><text:span text:style-name="T18">לטומאה)</text:span><text:span text:style-name="T26">, שאם</text:span><text:span text:style-name="T27"> </text:span><text:span text:style-name="T26">נגע</text:span><text:span text:style-name="T27"> </text:span><text:span text:style-name="T26">טבול</text:span><text:span text:style-name="T27"> </text:span><text:span text:style-name="T26">יום</text:span><text:span text:style-name="T27"> </text:span><text:span text:style-name="T26">במקצתו</text:span><text:span text:style-name="T27"> </text:span><text:span text:style-name="T26">- פסל</text:span><text:span text:style-name="T27"> </text:span><text:span text:style-name="T26">את</text:span><text:span text:style-name="T27"> </text:span><text:span text:style-name="T26">כולו</text:span><text:span text:style-name="T27"> </text:span><text:span text:style-name="T18">(לפי</text:span><text:span text:style-name="T4"> </text:span><text:span text:style-name="T18">שהכלי</text:span><text:span text:style-name="T4"> </text:span><text:span text:style-name="T18">מצרפן</text:span><text:span text:style-name="T4"> </text:span><text:span text:style-name="T18">יחד)</text:span>' והא<text:span text:style-name="T1"> </text:span><text:span text:style-name="T18">(והך</text:span><text:span text:style-name="T4"> </text:span><text:span text:style-name="T18">עדות)</text:span> דרבנן<text:span text:style-name="T1"> </text:span>היא!</text:p>
      <text:p text:style-name="P4">ממאי?</text:p>
      <text:p text:style-name="P4">מדקתני<text:span text:style-name="T1"> </text:span>רישא<text:span text:style-name="T1"> </text:span><text:span text:style-name="T19">[עדויות</text:span><text:span text:style-name="T3"> </text:span><text:span text:style-name="T19">פ"ח</text:span><text:span text:style-name="T3"> </text:span><text:span text:style-name="T19">מ"א]</text:span> '<text:span text:style-name="T26">העיד</text:span><text:span text:style-name="T27"> </text:span><text:span text:style-name="T26">רבי</text:span><text:span text:style-name="T27"> </text:span><text:span text:style-name="T26">שמעון</text:span><text:span text:style-name="T27"> </text:span><text:span text:style-name="T26">בן</text:span><text:span text:style-name="T27"> </text:span><text:span text:style-name="T26">בתירא</text:span><text:span text:style-name="T27"> </text:span><text:span text:style-name="T26">על</text:span><text:span text:style-name="T27"> </text:span><text:span text:style-name="T26">אפר</text:span><text:span text:style-name="T27"> </text:span><text:span text:style-name="T26">חטאת</text:span><text:span text:style-name="T27"> </text:span><text:span text:style-name="T26">שנגע</text:span><text:span text:style-name="T27"> </text:span><text:span text:style-name="T26">הטמא</text:span><text:span text:style-name="T27"> </text:span><text:span text:style-name="T26">במקצתו</text:span><text:span text:style-name="T27"> </text:span><text:span text:style-name="T26">שטימא</text:span><text:span text:style-name="T27"> </text:span><text:span text:style-name="T26">את</text:span><text:span text:style-name="T27"> </text:span><text:span text:style-name="T26">כולו</text:span>' <text:span text:style-name="T18">(וההיא</text:span><text:span text:style-name="T4"> </text:span><text:span text:style-name="T18">ודאי</text:span><text:span text:style-name="T4"> </text:span><text:span text:style-name="T18">על</text:span><text:span text:style-name="T4"> </text:span><text:span text:style-name="T18">כרחך</text:span><text:span text:style-name="T4"> </text:span><text:span text:style-name="T18">דרבנן</text:span><text:span text:style-name="T4"> </text:span><text:span text:style-name="T18">היא, דאי</text:span><text:span text:style-name="T4"> </text:span><text:span text:style-name="T18">מקרא</text:span><text:span text:style-name="T4"> </text:span><text:span text:style-name="T18">דרבי</text:span><text:span text:style-name="T4"> </text:span><text:span text:style-name="T18">חנין</text:span><text:span text:style-name="T4"> </text:span><text:span text:style-name="T18">- ליכא</text:span><text:span text:style-name="T4"> </text:span><text:span text:style-name="T18">למילף</text:span><text:span text:style-name="T4"> </text:span><text:span text:style-name="T18">אלא</text:span><text:span text:style-name="T4"> </text:span><text:span text:style-name="T18">קדשי</text:span><text:span text:style-name="T4"> </text:span><text:span text:style-name="T18">מזבח, אבל</text:span><text:span text:style-name="T4"> </text:span><text:span text:style-name="T18">אפר</text:span><text:span text:style-name="T4"> </text:span><text:span text:style-name="T18">פרה</text:span><text:span text:style-name="T4"> – </text:span><text:span text:style-name="T18">לא)</text:span> וקתני<text:span text:style-name="T1"> </text:span>'<text:span text:style-name="T26">הוסיף</text:span><text:span text:style-name="T27"> </text:span><text:span text:style-name="T26">רבי</text:span><text:span text:style-name="T27"> </text:span><text:span text:style-name="T26">עקיבא</text:span>'! </text:p>
      <text:p text:style-name="P4">אמר<text:span text:style-name="T1"> </text:span>ריש<text:span text:style-name="T1"> </text:span>לקיש<text:span text:style-name="T1"> </text:span>משום<text:span text:style-name="T1"> </text:span>בר<text:span text:style-name="T1"> </text:span>קפרא:</text:p>
      <text:p text:style-name="P4"/>
      <text:p text:style-name="P4">(חגיגה<text:span text:style-name="T1"> </text:span>כד,א)</text:p>
      <text:p text:style-name="P4">לא<text:span text:style-name="T1"> </text:span>נצרכא<text:span text:style-name="T1"> </text:span><text:span text:style-name="T18">(להאי</text:span><text:span text:style-name="T4"> </text:span><text:span text:style-name="T18">עדות</text:span><text:span text:style-name="T4"> </text:span><text:span text:style-name="T18">דרבי</text:span><text:span text:style-name="T4"> </text:span><text:span text:style-name="T18">עקיבא</text:span><text:span text:style-name="T4"> </text:span><text:span text:style-name="T18">דמדרבנן)</text:span> אלא<text:span text:style-name="T1"> </text:span>לשירי<text:span text:style-name="T1"> </text:span>מנחה<text:span text:style-name="T1"> </text:span><text:span text:style-name="T18">(לסולת</text:span><text:span text:style-name="T4"> </text:span><text:span text:style-name="T18">של</text:span><text:span text:style-name="T4"> </text:span><text:span text:style-name="T18">שירי</text:span><text:span text:style-name="T4"> </text:span><text:span text:style-name="T18">מנחה)</text:span>, <text:span text:style-name="T53">[שבדין]</text:span> דאורייתא<text:span text:style-name="T1"> </text:span>צריך<text:span text:style-name="T1"> </text:span>לכלי<text:span text:style-name="T1"> </text:span><text:span text:style-name="T18">(דומיא</text:span><text:span text:style-name="T4"> </text:span><text:span text:style-name="T18">דקטורת</text:span><text:span text:style-name="T4"> </text:span><text:span text:style-name="T18">שבכף, דאיירי</text:span><text:span text:style-name="T4"> </text:span><text:span text:style-name="T18">בה</text:span><text:span text:style-name="T4"> </text:span><text:span text:style-name="T18">קרא)</text:span> - הכלי<text:span text:style-name="T1"> </text:span>מצרפו, שאינו<text:span text:style-name="T1"> </text:span>צריך<text:span text:style-name="T1"> </text:span>לכלי<text:span text:style-name="T1"> </text:span><text:span text:style-name="T18">(כגון</text:span><text:span text:style-name="T4"> </text:span><text:span text:style-name="T18">שירי</text:span><text:span text:style-name="T4"> </text:span><text:span text:style-name="T18">מנחה</text:span><text:span text:style-name="T4"> </text:span><text:span text:style-name="T18">שהן</text:span><text:span text:style-name="T4"> </text:span><text:span text:style-name="T18">אכילת</text:span><text:span text:style-name="T4"> </text:span><text:span text:style-name="T18">כהן)</text:span> - אין<text:span text:style-name="T1"> </text:span>כלי<text:span text:style-name="T1"> </text:span>מצרפו, ואתו<text:span text:style-name="T1"> </text:span>רבנן<text:span text:style-name="T1"> </text:span>וגזרו<text:span text:style-name="T1"> </text:span>דאף<text:span text:style-name="T1"> </text:span>על<text:span text:style-name="T1"> </text:span>גב<text:span text:style-name="T1"> </text:span>דאינו<text:span text:style-name="T1"> </text:span>צריך<text:span text:style-name="T1"> </text:span>לכלי<text:span text:style-name="T1"> </text:span>- כלי<text:span text:style-name="T1"> </text:span>מצרפו.</text:p>
      <text:p text:style-name="P4">תינח<text:span text:style-name="T1"> </text:span>סלת, קטורת<text:span text:style-name="T1"> </text:span>ולבונה<text:span text:style-name="T1"> </text:span>מאי<text:span text:style-name="T1"> </text:span>איכא<text:span text:style-name="T1"> </text:span>למימר<text:span text:style-name="T1"> </text:span><text:span text:style-name="T18">(הרי</text:span><text:span text:style-name="T4"> </text:span><text:span text:style-name="T18">צריכין</text:span><text:span text:style-name="T4"> </text:span><text:span text:style-name="T18">לכלי)</text:span>?</text:p>
      <text:p text:style-name="P4">אמר<text:span text:style-name="T1"> </text:span>רב<text:span text:style-name="T1"> </text:span>נחמן<text:span text:style-name="T1"> </text:span>אמר<text:span text:style-name="T1"> </text:span>רבה<text:span text:style-name="T1"> </text:span>בר<text:span text:style-name="T1"> </text:span>אבוה: כגון<text:span text:style-name="T1"> </text:span>שצברן<text:span text:style-name="T1"> </text:span>על<text:span text:style-name="T1"> </text:span>גבי<text:span text:style-name="T1"> </text:span>קרטבלא<text:span text:style-name="T1"> </text:span><text:span text:style-name="T18">(עור</text:span><text:span text:style-name="T4"> </text:span><text:span text:style-name="T18">שלוק)</text:span>: דאורייתא<text:span text:style-name="T1"> </text:span>יש<text:span text:style-name="T1"> </text:span>לו<text:span text:style-name="T1"> </text:span>תוך<text:span text:style-name="T1"> – </text:span>מצרף, אין<text:span text:style-name="T1"> </text:span>לו<text:span text:style-name="T1"> </text:span>תוך<text:span text:style-name="T1"> </text:span>- אינו<text:span text:style-name="T1"> </text:span>מצרף, ואתו<text:span text:style-name="T1"> </text:span>רבנן<text:span text:style-name="T1"> </text:span>ותיקנו<text:span text:style-name="T1"> </text:span>דאף<text:span text:style-name="T1"> </text:span>על<text:span text:style-name="T1"> </text:span>גב<text:span text:style-name="T1"> </text:span>דאין<text:span text:style-name="T1"> </text:span>לו<text:span text:style-name="T1"> </text:span>תוך<text:span text:style-name="T1"> – </text:span>מצרף.</text:p>
      <text:p text:style-name="P4">ופליגא<text:span text:style-name="T1"> </text:span><text:span text:style-name="T18">(הא)</text:span> דרב<text:span text:style-name="T1"> </text:span>חנין<text:span text:style-name="T1"> </text:span><text:span text:style-name="T18">(דאמר</text:span><text:span text:style-name="T4"> </text:span><text:span text:style-name="T18">לעיל: צירוף</text:span><text:span text:style-name="T4"> </text:span><text:span text:style-name="T18">דאורייתא)</text:span> אדרבי<text:span text:style-name="T1"> </text:span>חייא<text:span text:style-name="T1"> </text:span>בר<text:span text:style-name="T1"> </text:span>אבא, דאמר<text:span text:style-name="T1"> </text:span>רבי<text:span text:style-name="T1"> </text:span>חייא<text:span text:style-name="T1"> </text:span>בר<text:span text:style-name="T1"> </text:span>אבא<text:span text:style-name="T1"> </text:span>אמר<text:span text:style-name="T1"> </text:span>רבי<text:span text:style-name="T1"> </text:span>יוחנן: מעדותו<text:span text:style-name="T1"> </text:span>של<text:span text:style-name="T1"> </text:span>רבי<text:span text:style-name="T1"> </text:span>עקיבא<text:span text:style-name="T1"> </text:span>נשנית<text:span text:style-name="T1"> </text:span>משנה<text:span text:style-name="T1"> </text:span>זו<text:span text:style-name="T1"> </text:span><text:span text:style-name="T21">['הכלי</text:span><text:span text:style-name="T4"> </text:span><text:span text:style-name="T21">מצרף</text:span><text:span text:style-name="T4"> </text:span><text:span text:style-name="T21">מה</text:span><text:span text:style-name="T4"> </text:span><text:span text:style-name="T21">שבתוכו</text:span><text:span text:style-name="T4"> </text:span><text:span text:style-name="T21">לקדש</text:span><text:span text:style-name="T4"> </text:span><text:span text:style-name="T21">אבל</text:span><text:span text:style-name="T4"> </text:span><text:span text:style-name="T21">לא</text:span><text:span text:style-name="T4"> </text:span><text:span text:style-name="T21">לתרומה']</text:span>.</text:p>
      <text:p text:style-name="P5"/>
      <text:p text:style-name="P5"/>
      <text:p text:style-name="P4">הרביעי<text:span text:style-name="T1"> </text:span>בקדש<text:span text:style-name="T1"> </text:span>פסול: <text:s/></text:p>
      <text:p text:style-name="P4">תניא<text:span text:style-name="T1"> </text:span><text:span text:style-name="T19">[תוספתא</text:span><text:span text:style-name="T3"> </text:span><text:span text:style-name="T19">חגיגה</text:span><text:span text:style-name="T3"> </text:span><text:span text:style-name="T19">פ"ג</text:span><text:span text:style-name="T3"> </text:span><text:span text:style-name="T19">ה"יח</text:span><text:span text:style-name="T3"> </text:span><text:span text:style-name="T19">[ליברמן]]</text:span>: '<text:span text:style-name="T26">אמר</text:span><text:span text:style-name="T27"> </text:span><text:span text:style-name="T26">רבי</text:span><text:span text:style-name="T27"> </text:span><text:span text:style-name="T26">יוסי: מנין</text:span><text:span text:style-name="T27"> </text:span><text:span text:style-name="T26">לרביעי</text:span><text:span text:style-name="T27"> </text:span><text:span text:style-name="T26">בקדש</text:span><text:span text:style-name="T27"> </text:span><text:span text:style-name="T26">שהוא</text:span><text:span text:style-name="T27"> </text:span><text:span text:style-name="T26">פסול? </text:span></text:p>
      <text:p text:style-name="P4"><text:span text:style-name="T26">ודין</text:span><text:span text:style-name="T27"> </text:span><text:span text:style-name="T26">הוא: ומה</text:span><text:span text:style-name="T27"> </text:span><text:span text:style-name="T26">מחוסר</text:span><text:span text:style-name="T27"> </text:span><text:span text:style-name="T26">כפורים</text:span><text:span text:style-name="T27"> </text:span><text:span text:style-name="T26">שמותר</text:span><text:span text:style-name="T27"> </text:span><text:span text:style-name="T26">בתרומה</text:span><text:span text:style-name="T27"> </text:span><text:span text:style-name="T26">פסול</text:span><text:span text:style-name="T27"> </text:span><text:span text:style-name="T26">בקדש</text:span><text:span text:style-name="T27"> </text:span><text:span text:style-name="T18">(ביבמות</text:span><text:span text:style-name="T4"> </text:span><text:span text:style-name="T18">ילפינן</text:span><text:span text:style-name="T4"> </text:span><text:span text:style-name="T18">לה</text:span><text:span text:style-name="T4"> </text:span><text:span text:style-name="T18">מקראי, בפרק</text:span><text:span text:style-name="T4"> </text:span><text:span text:style-name="T18">'הערל' </text:span><text:span text:style-name="T19">(דף</text:span><text:span text:style-name="T3"> </text:span><text:span text:style-name="T19">עד,ב)</text:span><text:span text:style-name="T18">)</text:span><text:span text:style-name="T26">, שלישי</text:span><text:span text:style-name="T27"> </text:span><text:span text:style-name="T26">שפסול</text:span><text:span text:style-name="T27"> </text:span><text:span text:style-name="T26">בתרומה</text:span><text:span text:style-name="T27"> </text:span><text:span text:style-name="T18">(כדנפקא</text:span><text:span text:style-name="T4"> </text:span><text:span text:style-name="T18">לן</text:span><text:span text:style-name="T4"> </text:span><text:span text:style-name="T18">קל</text:span><text:span text:style-name="T4"> </text:span><text:span text:style-name="T18">וחומר</text:span><text:span text:style-name="T4"> </text:span><text:span text:style-name="T18">במסכת</text:span><text:span text:style-name="T4"> </text:span><text:span text:style-name="T18">סוטה</text:span><text:span text:style-name="T4"> </text:span><text:span text:style-name="T19">(כט,א)</text:span><text:span text:style-name="T18">: ומה</text:span><text:span text:style-name="T4"> </text:span><text:span text:style-name="T18">טבול</text:span><text:span text:style-name="T4"> </text:span><text:span text:style-name="T18">יום</text:span><text:span text:style-name="T4"> </text:span><text:span text:style-name="T18">שמותר</text:span><text:span text:style-name="T4"> </text:span><text:span text:style-name="T18">במעשר</text:span><text:span text:style-name="T4"> </text:span><text:span text:style-name="T18">- אסור</text:span><text:span text:style-name="T4"> </text:span><text:span text:style-name="T18">בתרומה, שני</text:span><text:span text:style-name="T4"> </text:span><text:span text:style-name="T18">שפסול</text:span><text:span text:style-name="T4"> </text:span><text:span text:style-name="T18">במעשר</text:span><text:span text:style-name="T4"> </text:span><text:span text:style-name="T18">- אינו</text:span><text:span text:style-name="T4"> </text:span><text:span text:style-name="T18">דין</text:span><text:span text:style-name="T4"> </text:span><text:span text:style-name="T18">שיעשה</text:span><text:span text:style-name="T4"> </text:span><text:span text:style-name="T18">שלישי</text:span><text:span text:style-name="T4"> </text:span><text:span text:style-name="T18">בתרומה?)</text:span><text:span text:style-name="T21"> </text:span><text:span text:style-name="T26">אינו</text:span><text:span text:style-name="T27"> </text:span><text:span text:style-name="T26">דין</text:span><text:span text:style-name="T27"> </text:span><text:span text:style-name="T26">שיעשה</text:span><text:span text:style-name="T27"> </text:span><text:span text:style-name="T26">רביעי</text:span><text:span text:style-name="T27"> </text:span><text:span text:style-name="T26">לקדש! <text:s/></text:span></text:p>
      <text:p text:style-name="P4"><text:span text:style-name="T18">(ואם</text:span><text:span text:style-name="T4"> </text:span><text:span text:style-name="T18">תאמר: 'דיו</text:span><text:span text:style-name="T4"> </text:span><text:span text:style-name="T18">לבא</text:span><text:span text:style-name="T4"> </text:span><text:span text:style-name="T18">מן</text:span><text:span text:style-name="T4"> </text:span><text:span text:style-name="T18">הדין</text:span><text:span text:style-name="T4"> </text:span><text:span text:style-name="T18">להיות</text:span><text:span text:style-name="T4"> </text:span><text:span text:style-name="T18">כנדון'!? אם</text:span><text:span text:style-name="T4"> </text:span><text:span text:style-name="T18">כן</text:span><text:span text:style-name="T4"> </text:span><text:span text:style-name="T18">קל</text:span><text:span text:style-name="T4"> </text:span><text:span text:style-name="T18">וחומר</text:span><text:span text:style-name="T4"> </text:span><text:span text:style-name="T18">לא</text:span><text:span text:style-name="T4"> </text:span><text:span text:style-name="T18">צריך, שהרי</text:span><text:span text:style-name="T4"> </text:span><text:span text:style-name="T18">למדנו</text:span><text:span text:style-name="T4"> </text:span><text:span text:style-name="T18">שלישי</text:span><text:span text:style-name="T4"> </text:span><text:span text:style-name="T18">לקדש</text:span><text:span text:style-name="T4"> </text:span><text:span text:style-name="T18">מן</text:span><text:span text:style-name="T4"> </text:span><text:span text:style-name="T18">התורה, והיכא</text:span><text:span text:style-name="T4"> </text:span><text:span text:style-name="T18">דמיפריך</text:span><text:span text:style-name="T4"> </text:span><text:span text:style-name="T18">קל</text:span><text:span text:style-name="T4"> </text:span><text:span text:style-name="T18">וחומר</text:span><text:span text:style-name="T4"> </text:span><text:span text:style-name="T18">- לא</text:span><text:span text:style-name="T4"> </text:span><text:span text:style-name="T18">אמרינן</text:span><text:span text:style-name="T4"> </text:span><text:span text:style-name="T18">'דיו</text:span><text:span text:style-name="T4"> </text:span><text:span text:style-name="T18">לבא</text:span><text:span text:style-name="T4"> </text:span><text:span text:style-name="T18">מן</text:span><text:span text:style-name="T4"> </text:span><text:span text:style-name="T18">הדין</text:span><text:span text:style-name="T4"> </text:span><text:span text:style-name="T18">להיות</text:span><text:span text:style-name="T4"> </text:span><text:span text:style-name="T18">כנדון', כדאמרינן</text:span><text:span text:style-name="T4"> </text:span><text:span text:style-name="T18">בבבא</text:span><text:span text:style-name="T4"> </text:span><text:span text:style-name="T18">קמא</text:span><text:span text:style-name="T4"> </text:span><text:span text:style-name="T19">(כה,א)</text:span><text:span text:style-name="T18">; ולמאן</text:span><text:span text:style-name="T4"> </text:span><text:span text:style-name="T18">דאמר</text:span><text:span text:style-name="T4"> </text:span><text:span text:style-name="T18">נמי</text:span><text:span text:style-name="T4"> </text:span><text:span text:style-name="T18">אמרינן</text:span><text:span text:style-name="T4"> </text:span><text:span text:style-name="T18">'דיו' - הני</text:span><text:span text:style-name="T4"> </text:span><text:span text:style-name="T18">מעלות</text:span><text:span text:style-name="T4"> </text:span><text:span text:style-name="T18">דרבנן</text:span><text:span text:style-name="T4"> </text:span><text:span text:style-name="T18">נינהו, ולאו</text:span><text:span text:style-name="T4"> </text:span><text:span text:style-name="T18">דאורייתא, והאי</text:span><text:span text:style-name="T4"> </text:span><text:span text:style-name="T18">דנקט</text:span><text:span text:style-name="T4"> </text:span><text:span text:style-name="T18">'</text:span><text:span text:style-name="T33">ולמדנו</text:span><text:span text:style-name="T28"> </text:span><text:span text:style-name="T33">שלישי</text:span><text:span text:style-name="T28"> </text:span><text:span text:style-name="T33">לקדש</text:span><text:span text:style-name="T18">' - מלתא</text:span><text:span text:style-name="T4"> </text:span><text:span text:style-name="T18">בעלמא</text:span><text:span text:style-name="T4"> </text:span><text:span text:style-name="T18">היא, דאשמעינן</text:span><text:span text:style-name="T4"> </text:span><text:span text:style-name="T18">דשלישי</text:span><text:span text:style-name="T4"> </text:span><text:span text:style-name="T18">לקדש</text:span><text:span text:style-name="T4"> </text:span><text:span text:style-name="T18">מן</text:span><text:span text:style-name="T4"> </text:span><text:span text:style-name="T18">התורה</text:span><text:span text:style-name="T4"> </text:span><text:span text:style-name="T18">הוא.)</text:span></text:p>
      <text:p text:style-name="P4"><text:soft-page-break/><text:span text:style-name="T26">ולמדנו</text:span><text:span text:style-name="T27"> </text:span><text:span text:style-name="T26">שלישי</text:span><text:span text:style-name="T27"> </text:span><text:span text:style-name="T26">לקדש</text:span><text:span text:style-name="T27"> </text:span><text:span text:style-name="T26">מן</text:span><text:span text:style-name="T27"> </text:span><text:span text:style-name="T26">התורה, ורביעי</text:span><text:span text:style-name="T27"> </text:span><text:span text:style-name="T26">בקל</text:span><text:span text:style-name="T27"> </text:span><text:span text:style-name="T26">וחומר</text:span>'; </text:p>
      <text:p text:style-name="P4">שלישי<text:span text:style-name="T1"> </text:span>לקדש<text:span text:style-name="T1"> </text:span>מן<text:span text:style-name="T1"> </text:span>התורה<text:span text:style-name="T1"> </text:span>מנין?</text:p>
      <text:p text:style-name="P4">דכתיב<text:span text:style-name="T1"> </text:span><text:span text:style-name="T19">(ויקרא</text:span><text:span text:style-name="T3"> </text:span><text:span text:style-name="T19">ז,יט)</text:span><text:span text:style-name="T22"> והבשר</text:span><text:span text:style-name="T1"> </text:span><text:span text:style-name="T22">אשר</text:span><text:span text:style-name="T1"> </text:span><text:span text:style-name="T22">יגע</text:span><text:span text:style-name="T1"> </text:span><text:span text:style-name="T56">בכל</text:span><text:span text:style-name="T1"> </text:span><text:span text:style-name="T22">טמא</text:span><text:span text:style-name="T1"> </text:span><text:span text:style-name="T22">לא</text:span><text:span text:style-name="T1"> </text:span><text:span text:style-name="T22">יֵאָכֵל</text:span><text:span text:style-name="T1"> </text:span><text:span text:style-name="T24">[באש</text:span><text:span text:style-name="T4"> </text:span><text:span text:style-name="T24">ישרף</text:span><text:span text:style-name="T4"> </text:span><text:span text:style-name="T24">והבשר</text:span><text:span text:style-name="T4"> </text:span><text:span text:style-name="T24">כל</text:span><text:span text:style-name="T4"> </text:span><text:span text:style-name="T24">טהור</text:span><text:span text:style-name="T4"> </text:span><text:span text:style-name="T24">יאכל</text:span><text:span text:style-name="T4"> </text:span><text:span text:style-name="T24">בשר]</text:span>; מי<text:span text:style-name="T1"> </text:span>לא<text:span text:style-name="T1"> </text:span>עסקינן<text:span text:style-name="T1"> </text:span><text:span text:style-name="T18">(מי</text:span><text:span text:style-name="T4"> </text:span><text:span text:style-name="T18">לא</text:span><text:span text:style-name="T4"> </text:span><text:span text:style-name="T18">משתמע</text:span><text:span text:style-name="T4"> </text:span><text:span text:style-name="T18">נמי</text:span><text:span text:style-name="T4"> </text:span><text:span text:style-name="T18">מהאי</text:span><text:span text:style-name="T4"> </text:span><text:span text:style-name="T18">קרא)</text:span> דנגע<text:span text:style-name="T1"> </text:span>בשני, וקאמר<text:span text:style-name="T1"> </text:span>רחמנא<text:span text:style-name="T1"> </text:span>'<text:span text:style-name="T22">לא</text:span><text:span text:style-name="T1"> </text:span><text:span text:style-name="T22">יֵאָכֵל</text:span>'! <text:span text:style-name="T18">(דהא</text:span><text:span text:style-name="T4"> </text:span><text:span text:style-name="T18">אשכחן</text:span><text:span text:style-name="T4"> </text:span><text:span text:style-name="T18">דאיקרי</text:span><text:span text:style-name="T4"> </text:span><text:span text:style-name="T18">שני</text:span><text:span text:style-name="T4"> </text:span><text:span text:style-name="T18">'טמא', דכתיב</text:span><text:span text:style-name="T4"> </text:span><text:span text:style-name="T19">[ויקרא</text:span><text:span text:style-name="T3"> </text:span><text:span text:style-name="T19">לא,יג]</text:span><text:span text:style-name="T18"> </text:span><text:span text:style-name="T24">כל</text:span><text:span text:style-name="T4"> </text:span><text:span text:style-name="T24">אשר</text:span><text:span text:style-name="T4"> </text:span><text:span text:style-name="T24">בתוכו</text:span><text:span text:style-name="T4"> </text:span><text:span text:style-name="T24">יטמא</text:span><text:span text:style-name="T18">, והוה</text:span><text:span text:style-name="T4"> </text:span><text:span text:style-name="T18">ליה</text:span><text:span text:style-name="T4"> </text:span><text:span text:style-name="T18">הכלי</text:span><text:span text:style-name="T4"> </text:span><text:span text:style-name="T18">ראשון</text:span><text:span text:style-name="T4"> </text:span><text:span text:style-name="T18">ומה</text:span><text:span text:style-name="T4"> </text:span><text:span text:style-name="T18">שבתוכו</text:span><text:span text:style-name="T4"> </text:span><text:span text:style-name="T18">שני, וקרי</text:span><text:span text:style-name="T4"> </text:span><text:span text:style-name="T18">ליה</text:span><text:span text:style-name="T4"> </text:span><text:span text:style-name="T18">'טמא', וקאמר</text:span><text:span text:style-name="T4"> </text:span><text:span text:style-name="T18">רחמנא: </text:span><text:span text:style-name="T24">והבשר</text:span><text:span text:style-name="T4"> </text:span><text:span text:style-name="T24">אשר</text:span><text:span text:style-name="T4"> </text:span><text:span text:style-name="T24">יגע</text:span><text:span text:style-name="T4"> </text:span><text:span text:style-name="T24">ב</text:span><text:span text:style-name="T57">כל</text:span><text:span text:style-name="T4"> </text:span><text:span text:style-name="T24">טמא</text:span><text:span text:style-name="T4"> </text:span><text:span text:style-name="T18">- בשני, והוה</text:span><text:span text:style-name="T4"> </text:span><text:span text:style-name="T18">ליה</text:span><text:span text:style-name="T4"> </text:span><text:span text:style-name="T18">שלישי</text:span><text:span text:style-name="T4"> </text:span><text:span text:style-name="T18">- </text:span><text:span text:style-name="T24">לא</text:span><text:span text:style-name="T4"> </text:span><text:span text:style-name="T24">יאכל</text:span><text:span text:style-name="T18">; והאי</text:span><text:span text:style-name="T4"> </text:span><text:span text:style-name="T18">קרא</text:span><text:span text:style-name="T4"> </text:span><text:span text:style-name="T18">- בבשר</text:span><text:span text:style-name="T4"> </text:span><text:span text:style-name="T18">שלמים</text:span><text:span text:style-name="T4"> </text:span><text:span text:style-name="T18">כתיב)</text:span>; <text:s/></text:p>
      <text:p text:style-name="P4">רביעי<text:span text:style-name="T1"> </text:span>מקל<text:span text:style-name="T1"> </text:span>וחומר<text:span text:style-name="T1"> </text:span>- הא<text:span text:style-name="T1"> </text:span>דאמרן.</text:p>
      <text:p text:style-name="P4"/>
      <text:p text:style-name="P4">ובתרומה<text:span text:style-name="T1"> </text:span>אם<text:span text:style-name="T1"> </text:span>נטמאת<text:span text:style-name="T1"> </text:span><text:span text:style-name="T21">[אחת</text:span><text:span text:style-name="T4"> </text:span><text:span text:style-name="T21">מידיו</text:span><text:span text:style-name="T4"> </text:span><text:span text:style-name="T21">- חבירתה</text:span><text:span text:style-name="T4"> </text:span><text:span text:style-name="T21">טהורה, ובקדש</text:span><text:span text:style-name="T4"> </text:span><text:span text:style-name="T21">- מטביל</text:span><text:span text:style-name="T4"> </text:span><text:span text:style-name="T21">שתיהן: שהיד</text:span><text:span text:style-name="T4"> </text:span><text:span text:style-name="T21">מטמא</text:span><text:span text:style-name="T4"> </text:span><text:span text:style-name="T21">את</text:span><text:span text:style-name="T4"> </text:span><text:span text:style-name="T21">חבירתה</text:span><text:span text:style-name="T4"> </text:span><text:span text:style-name="T21">בקדש, אבל</text:span><text:span text:style-name="T4"> </text:span><text:span text:style-name="T21">לא</text:span><text:span text:style-name="T4"> </text:span><text:span text:style-name="T21">בתרומה]</text:span>: <text:s/></text:p>
      <text:p text:style-name="P4">אמר<text:span text:style-name="T1"> </text:span>רב<text:span text:style-name="T1"> </text:span>שיזבי: <text:span text:style-name="T18">(מתניתין, דקתני</text:span><text:span text:style-name="T4"> </text:span><text:span text:style-name="T18">'</text:span><text:span text:style-name="T33">יד</text:span><text:span text:style-name="T28"> </text:span><text:span text:style-name="T33">מטמאה</text:span><text:span text:style-name="T28"> </text:span><text:span text:style-name="T33">את</text:span><text:span text:style-name="T28"> </text:span><text:span text:style-name="T33">חבירתה</text:span><text:span text:style-name="T28"> </text:span><text:span text:style-name="T33">לקדש</text:span><text:span text:style-name="T18">')</text:span> בחיבורין<text:span text:style-name="T1"> </text:span>שנו<text:span text:style-name="T1"> </text:span><text:span text:style-name="T18">(כגון</text:span><text:span text:style-name="T4"> </text:span><text:span text:style-name="T18">שבעוד</text:span><text:span text:style-name="T4"> </text:span><text:span text:style-name="T18">שהיד</text:span><text:span text:style-name="T4"> </text:span><text:span text:style-name="T18">הטמאה</text:span><text:span text:style-name="T4"> </text:span><text:span text:style-name="T18">נוגעת</text:span><text:span text:style-name="T4"> </text:span><text:span text:style-name="T18">לטהורה</text:span><text:span text:style-name="T4"> </text:span><text:span text:style-name="T18">- היתה</text:span><text:span text:style-name="T4"> </text:span><text:span text:style-name="T18">טהורה</text:span><text:span text:style-name="T4"> </text:span><text:span text:style-name="T18">נוגעת</text:span><text:span text:style-name="T4"> </text:span><text:span text:style-name="T18">בקדש, דגזור</text:span><text:span text:style-name="T4"> </text:span><text:span text:style-name="T18">רבנן</text:span><text:span text:style-name="T4"> </text:span><text:span text:style-name="T18">דלמא</text:span><text:span text:style-name="T4"> </text:span><text:span text:style-name="T18">אתי</text:span><text:span text:style-name="T4"> </text:span><text:span text:style-name="T18">למינגע</text:span><text:span text:style-name="T4"> </text:span><text:span text:style-name="T18">טמאה</text:span><text:span text:style-name="T4"> </text:span><text:span text:style-name="T18">בקדש; ולמאן</text:span><text:span text:style-name="T4"> </text:span><text:span text:style-name="T18">דאמר</text:span><text:span text:style-name="T4"> </text:span><text:span text:style-name="T18">'פסוּל', לקמן</text:span><text:span text:style-name="T4"> </text:span><text:span text:style-name="T54">[רבי</text:span><text:span text:style-name="T3"> </text:span><text:span text:style-name="T54">יוסי</text:span><text:span text:style-name="T3"> </text:span><text:span text:style-name="T54">ברבי</text:span><text:span text:style-name="T3"> </text:span><text:span text:style-name="T54">יהודה]</text:span><text:span text:style-name="T18"> - לפסוֹל, דמעלה</text:span><text:span text:style-name="T4"> </text:span><text:span text:style-name="T18">בעלמא</text:span><text:span text:style-name="T4"> </text:span><text:span text:style-name="T18">היא)</text:span>, אבל<text:span text:style-name="T1"> </text:span>שלא<text:span text:style-name="T1"> </text:span>בחיבורין<text:span text:style-name="T1"> – </text:span>לא<text:span text:style-name="T1"> </text:span><text:span text:style-name="T18">(שלאחר</text:span><text:span text:style-name="T4"> </text:span><text:span text:style-name="T18">שפירשה</text:span><text:span text:style-name="T4"> </text:span><text:span text:style-name="T18">מן</text:span><text:span text:style-name="T4"> </text:span><text:span text:style-name="T18">הטהורה</text:span><text:span text:style-name="T4"> </text:span><text:span text:style-name="T18">חזרה</text:span><text:span text:style-name="T4"> </text:span><text:span text:style-name="T18">טהורה</text:span><text:span text:style-name="T4"> </text:span><text:span text:style-name="T18">ונגעה</text:span><text:span text:style-name="T4"> </text:span><text:span text:style-name="T18">בקדש</text:span><text:span text:style-name="T4"> </text:span><text:span text:style-name="T18">- טהור, ואין</text:span><text:span text:style-name="T4"> </text:span><text:span text:style-name="T18">יד</text:span><text:span text:style-name="T4"> </text:span><text:span text:style-name="T18">מטמאה</text:span><text:span text:style-name="T4"> </text:span><text:span text:style-name="T18">חבירתה</text:span><text:span text:style-name="T4"> </text:span><text:span text:style-name="T18">לעשותה</text:span><text:span text:style-name="T4"> </text:span><text:span text:style-name="T18">אפילו</text:span><text:span text:style-name="T4"> </text:span><text:span text:style-name="T18">שלישית</text:span><text:span text:style-name="T4"> </text:span><text:span text:style-name="T18">לפסול)</text:span>. </text:p>
      <text:p text:style-name="P4">איתיביה<text:span text:style-name="T1"> </text:span>אביי: '<text:span text:style-name="T26">יד</text:span><text:span text:style-name="T27"> </text:span><text:span text:style-name="T26">נגובה</text:span><text:span text:style-name="T27"> </text:span><text:span text:style-name="T18">(אף</text:span><text:span text:style-name="T4"> </text:span><text:span text:style-name="T18">על</text:span><text:span text:style-name="T4"> </text:span><text:span text:style-name="T18">פי</text:span><text:span text:style-name="T4"> </text:span><text:span text:style-name="T18">שאין</text:span><text:span text:style-name="T4"> </text:span><text:span text:style-name="T18">בה</text:span><text:span text:style-name="T4"> </text:span><text:span text:style-name="T18">משקין)</text:span><text:span text:style-name="T26"> - מטמא</text:span><text:span text:style-name="T27"> </text:span><text:span text:style-name="T26">חבירתה</text:span><text:span text:style-name="T27"> </text:span><text:span text:style-name="T26">לטמא</text:span><text:span text:style-name="T27"> </text:span><text:span text:style-name="T26">לקדש</text:span><text:span text:style-name="T27"> </text:span><text:span text:style-name="T18">(לעשות</text:span><text:span text:style-name="T4"> </text:span><text:span text:style-name="T18">רביעי)</text:span><text:span text:style-name="T26">, אבל</text:span><text:span text:style-name="T27"> </text:span><text:span text:style-name="T26">לא</text:span><text:span text:style-name="T27"> </text:span><text:span text:style-name="T26">לתרומה</text:span><text:span text:style-name="T27"> </text:span><text:span text:style-name="T26">- דברי</text:span><text:span text:style-name="T27"> </text:span><text:span text:style-name="T26">רבי; רבי</text:span><text:span text:style-name="T27"> </text:span><text:span text:style-name="T26">יוסי</text:span><text:span text:style-name="T27"> </text:span><text:span text:style-name="T26">ברבי</text:span><text:span text:style-name="T27"> </text:span><text:span text:style-name="T26">יהודה</text:span><text:span text:style-name="T27"> </text:span><text:span text:style-name="T26">אומר: לפסול</text:span><text:span text:style-name="T27"> </text:span><text:span text:style-name="T18">(חבירתה</text:span><text:span text:style-name="T4"> </text:span><text:span text:style-name="T18">פוסלת</text:span><text:span text:style-name="T4"> </text:span><text:span text:style-name="T18">את</text:span><text:span text:style-name="T4"> </text:span><text:span text:style-name="T18">הקדש)</text:span><text:span text:style-name="T26">, אבל</text:span><text:span text:style-name="T27"> </text:span><text:span text:style-name="T26">לא</text:span><text:span text:style-name="T27"> </text:span><text:span text:style-name="T26">לטמא</text:span><text:span text:style-name="T27"> </text:span><text:span text:style-name="T18">(אבל</text:span><text:span text:style-name="T4"> </text:span><text:span text:style-name="T18">לא</text:span><text:span text:style-name="T4"> </text:span><text:span text:style-name="T18">מטמאה)</text:span>'; אי<text:span text:style-name="T1"> </text:span>אמרת<text:span text:style-name="T1"> </text:span>בשלמא<text:span text:style-name="T1"> </text:span>שלא<text:span text:style-name="T1"> </text:span>בחיבורין<text:span text:style-name="T1"> </text:span><text:span text:style-name="T18">(קאמר</text:span><text:span text:style-name="T4"> </text:span><text:span text:style-name="T18">דמטמאה)</text:span> - היינו<text:span text:style-name="T1"> </text:span>רבותיה<text:span text:style-name="T1"> </text:span>דנגובה<text:span text:style-name="T1"> </text:span><text:span text:style-name="T18">(ואף</text:span><text:span text:style-name="T4"> </text:span><text:span text:style-name="T18">על</text:span><text:span text:style-name="T4"> </text:span><text:span text:style-name="T18">גב</text:span><text:span text:style-name="T4"> </text:span><text:span text:style-name="T18">דנגובה</text:span><text:span text:style-name="T4"> </text:span><text:span text:style-name="T18">היא</text:span><text:span text:style-name="T4"> </text:span><text:span text:style-name="T18">כשנגעה</text:span><text:span text:style-name="T4"> </text:span><text:span text:style-name="T18">בזו, ואין</text:span><text:span text:style-name="T4"> </text:span><text:span text:style-name="T18">לחוש</text:span><text:span text:style-name="T4"> </text:span><text:span text:style-name="T18">שמא</text:span><text:span text:style-name="T4"> </text:span><text:span text:style-name="T18">נגעה</text:span><text:span text:style-name="T4"> </text:span><text:span text:style-name="T18">היד</text:span><text:span text:style-name="T4"> </text:span><text:span text:style-name="T18">הטהורה</text:span><text:span text:style-name="T4"> </text:span><text:span text:style-name="T18">במשקין</text:span><text:span text:style-name="T4"> </text:span><text:span text:style-name="T18">שבטמאה</text:span><text:span text:style-name="T4"> </text:span><text:span text:style-name="T18">שהן</text:span><text:span text:style-name="T4"> </text:span><text:span text:style-name="T18">ראשונים, דכל</text:span><text:span text:style-name="T4"> </text:span><text:span text:style-name="T18">הפוסל</text:span><text:span text:style-name="T4"> </text:span><text:span text:style-name="T18">את</text:span><text:span text:style-name="T4"> </text:span><text:span text:style-name="T18">התרומה</text:span><text:span text:style-name="T4"> </text:span><text:span text:style-name="T18">מטמא</text:span><text:span text:style-name="T4"> </text:span><text:span text:style-name="T18">משקין</text:span><text:span text:style-name="T4"> </text:span><text:span text:style-name="T18">להיות</text:span><text:span text:style-name="T4"> </text:span><text:span text:style-name="T18">תחילה, והויא</text:span><text:span text:style-name="T4"> </text:span><text:span text:style-name="T18">לה</text:span><text:span text:style-name="T4"> </text:span><text:span text:style-name="T18">הך</text:span><text:span text:style-name="T4"> </text:span><text:span text:style-name="T18">יד</text:span><text:span text:style-name="T4"> </text:span><text:span text:style-name="T18">נמי</text:span><text:span text:style-name="T4"> </text:span><text:span text:style-name="T18">שניה</text:span><text:span text:style-name="T4"> </text:span><text:span text:style-name="T18">מחמת</text:span><text:span text:style-name="T4"> </text:span><text:span text:style-name="T18">המשקין</text:span><text:span text:style-name="T4"> </text:span><text:span text:style-name="T18">כמו</text:span><text:span text:style-name="T4"> </text:span><text:span text:style-name="T18">חבירתה</text:span><text:span text:style-name="T4"> </text:span><text:span text:style-name="T18">- אפילו</text:span><text:span text:style-name="T4"> </text:span><text:span text:style-name="T18">הכי</text:span><text:span text:style-name="T4"> </text:span><text:span text:style-name="T18">מטמאה, דמעלה</text:span><text:span text:style-name="T4"> </text:span><text:span text:style-name="T18">דרבנן</text:span><text:span text:style-name="T4"> </text:span><text:span text:style-name="T18">היא</text:span><text:span text:style-name="T4"> </text:span><text:span text:style-name="T18">שהיד</text:span><text:span text:style-name="T4"> </text:span><text:span text:style-name="T18">מטמאה</text:span><text:span text:style-name="T4"> </text:span><text:span text:style-name="T18">את</text:span><text:span text:style-name="T4"> </text:span><text:span text:style-name="T18">חבירתה</text:span><text:span text:style-name="T4"> </text:span><text:span text:style-name="T18">להעשות</text:span><text:span text:style-name="T4"> </text:span><text:span text:style-name="T18">שניה</text:span><text:span text:style-name="T4"> </text:span><text:span text:style-name="T18">כמותה</text:span><text:span text:style-name="T4"> </text:span><text:span text:style-name="T18">לקדש)</text:span>, אלא<text:span text:style-name="T1"> </text:span>אי<text:span text:style-name="T1"> </text:span>אמרת<text:span text:style-name="T1"> </text:span>'בחיבורין<text:span text:style-name="T1"> </text:span>- אִין, שלא<text:span text:style-name="T1"> </text:span>בחיבורין<text:span text:style-name="T1"> </text:span>- לא' <text:span text:style-name="T18">(וטעמא</text:span><text:span text:style-name="T4"> </text:span><text:span text:style-name="T18">משום</text:span><text:span text:style-name="T4"> </text:span><text:span text:style-name="T18">דלמא</text:span><text:span text:style-name="T4"> </text:span><text:span text:style-name="T18">נגע</text:span><text:span text:style-name="T4"> </text:span><text:span text:style-name="T18">טמא</text:span><text:span text:style-name="T4"> </text:span><text:span text:style-name="T18">לקדש)</text:span>, מאי<text:span text:style-name="T1"> </text:span>רבותא<text:span text:style-name="T1"> </text:span>דנגובה<text:span text:style-name="T1"> </text:span><text:span text:style-name="T18">(אטו</text:span><text:span text:style-name="T4"> </text:span><text:span text:style-name="T18">יד</text:span><text:span text:style-name="T4"> </text:span><text:span text:style-name="T18">קמייתא</text:span><text:span text:style-name="T4"> </text:span><text:span text:style-name="T18">לא</text:span><text:span text:style-name="T4"> </text:span><text:span text:style-name="T18">מטמיא</text:span><text:span text:style-name="T4"> </text:span><text:span text:style-name="T18">לה</text:span><text:span text:style-name="T4"> </text:span><text:span text:style-name="T18">לקדש</text:span><text:span text:style-name="T4"> </text:span><text:span text:style-name="T18">בלא</text:span><text:span text:style-name="T4"> </text:span><text:span text:style-name="T18">משקין? הלא</text:span><text:span text:style-name="T4"> </text:span><text:span text:style-name="T18">שניה</text:span><text:span text:style-name="T4"> </text:span><text:span text:style-name="T18">היא!)</text:span>?</text:p>
      <text:p text:style-name="P4"/>
      <text:p text:style-name="P4">איתמר<text:span text:style-name="T1"> </text:span>נמי: אמר<text:span text:style-name="T1"> </text:span>ריש<text:span text:style-name="T1"> </text:span>לקיש: לא<text:span text:style-name="T1"> </text:span>שנו<text:span text:style-name="T1"> </text:span>אלא<text:span text:style-name="T1"> </text:span>ידו,</text:p>
      <text:p text:style-name="P4"/>
      <text:p text:style-name="P4">(חגיגה<text:span text:style-name="T1"> </text:span>כד,ב)</text:p>
      <text:p text:style-name="P4">אבל<text:span text:style-name="T1"> </text:span>יד<text:span text:style-name="T1"> </text:span>חבירו<text:span text:style-name="T1"> – </text:span>לא<text:span text:style-name="T1"> </text:span><text:span text:style-name="T18">(אם</text:span><text:span text:style-name="T4"> </text:span><text:span text:style-name="T18">נגעה</text:span><text:span text:style-name="T4"> </text:span><text:span text:style-name="T18">ביד</text:span><text:span text:style-name="T4"> </text:span><text:span text:style-name="T18">חברו</text:span><text:span text:style-name="T4"> </text:span><text:span text:style-name="T18">לא</text:span><text:span text:style-name="T4"> </text:span><text:span text:style-name="T18">טימאתה)</text:span>; </text:p>
      <text:p text:style-name="P4">ורבי<text:span text:style-name="T1"> </text:span>יוחנן<text:span text:style-name="T1"> </text:span>אמר: אחד<text:span text:style-name="T1"> </text:span>ידו<text:span text:style-name="T1"> </text:span>ואחד<text:span text:style-name="T1"> </text:span>יד<text:span text:style-name="T1"> </text:span>חבירו<text:span text:style-name="T1"> </text:span>- באותה<text:span text:style-name="T1"> </text:span>היד<text:span text:style-name="T1"> </text:span><text:span text:style-name="T18">(אם</text:span><text:span text:style-name="T4"> </text:span><text:span text:style-name="T18">נגע</text:span><text:span text:style-name="T4"> </text:span><text:span text:style-name="T18">ביד</text:span><text:span text:style-name="T4"> </text:span><text:span text:style-name="T18">הראשונה</text:span><text:span text:style-name="T4"> </text:span><text:span text:style-name="T18">ביד</text:span><text:span text:style-name="T4"> </text:span><text:span text:style-name="T18">חברו, אבל</text:span><text:span text:style-name="T4"> </text:span><text:span text:style-name="T18">השניה</text:span><text:span text:style-name="T4"> </text:span><text:span text:style-name="T18">אינה</text:span><text:span text:style-name="T4"> </text:span><text:span text:style-name="T18">מטמאה</text:span><text:span text:style-name="T4"> </text:span><text:span text:style-name="T18">יד</text:span><text:span text:style-name="T4"> </text:span><text:span text:style-name="T18">חברו)</text:span>; לפסול<text:span text:style-name="T1"> </text:span><text:span text:style-name="T18">(את</text:span><text:span text:style-name="T4"> </text:span><text:span text:style-name="T18">הקדש</text:span><text:span text:style-name="T4"> </text:span><text:span text:style-name="T18">- הוא</text:span><text:span text:style-name="T4"> </text:span><text:span text:style-name="T18">דאמר</text:span><text:span text:style-name="T4"> </text:span><text:span text:style-name="T18">'יד</text:span><text:span text:style-name="T4"> </text:span><text:span text:style-name="T18">מטמא</text:span><text:span text:style-name="T4"> </text:span><text:span text:style-name="T18">חבירתה')</text:span>, אבל<text:span text:style-name="T1"> </text:span>לא<text:span text:style-name="T1"> </text:span>לטמא. </text:p>
      <text:p text:style-name="P4">ממאי?</text:p>
      <text:p text:style-name="P4">מדקתני<text:span text:style-name="T1"> </text:span>סיפא<text:span text:style-name="T1"> </text:span>'<text:span text:style-name="T26">שהיד</text:span><text:span text:style-name="T27"> </text:span><text:span text:style-name="T26">מטמאה</text:span><text:span text:style-name="T27"> </text:span><text:span text:style-name="T26">חבירתה</text:span><text:span text:style-name="T27"> </text:span><text:span text:style-name="T26">לקדש</text:span><text:span text:style-name="T27"> </text:span><text:span text:style-name="T26">אבל</text:span><text:span text:style-name="T27"> </text:span><text:span text:style-name="T26">לא</text:span><text:span text:style-name="T27"> </text:span><text:span text:style-name="T26">לתרומה</text:span>', הא<text:span text:style-name="T1"> </text:span>תו<text:span text:style-name="T1"> </text:span>למה<text:span text:style-name="T1"> </text:span>לי? הא<text:span text:style-name="T1"> </text:span>תנא<text:span text:style-name="T1"> </text:span>ליה<text:span text:style-name="T1"> </text:span>רישא<text:span text:style-name="T1"> </text:span><text:span text:style-name="T18">('ולקדש</text:span><text:span text:style-name="T4"> </text:span><text:span text:style-name="T18">מטבילין</text:span><text:span text:style-name="T4"> </text:span><text:span text:style-name="T18">שניהן')</text:span>! אלא<text:span text:style-name="T1"> </text:span>לאו<text:span text:style-name="T1"> </text:span>שמע<text:span text:style-name="T1"> </text:span>מינה<text:span text:style-name="T1"> </text:span>לאתויי<text:span text:style-name="T1"> </text:span>יד<text:span text:style-name="T1"> </text:span>חבירו!</text:p>
      <text:p text:style-name="P4">ואף<text:span text:style-name="T1"> </text:span>ריש<text:span text:style-name="T1"> </text:span>לקיש<text:span text:style-name="T1"> </text:span>הדר<text:span text:style-name="T1"> </text:span>ביה, דאמר<text:span text:style-name="T1"> </text:span>רבי<text:span text:style-name="T1"> </text:span>יונה<text:span text:style-name="T1"> </text:span>אמר<text:span text:style-name="T1"> </text:span>רבי<text:span text:style-name="T1"> </text:span>אמי<text:span text:style-name="T1"> </text:span>אמר<text:span text:style-name="T1"> </text:span>ריש<text:span text:style-name="T1"> </text:span>לקיש: אחד<text:span text:style-name="T1"> </text:span>ידו<text:span text:style-name="T1"> </text:span>ואחד<text:span text:style-name="T1"> </text:span>יד<text:span text:style-name="T1"> </text:span>חבירו, באותה<text:span text:style-name="T1"> </text:span>היד<text:span text:style-name="T1"> </text:span>לפסול<text:span text:style-name="T1"> </text:span>אבל<text:span text:style-name="T1"> </text:span>לא<text:span text:style-name="T1"> </text:span>לטמא. </text:p>
      <text:p text:style-name="P6"/>
      <text:p text:style-name="P4">ולפסול<text:span text:style-name="T1"> </text:span>אבל<text:span text:style-name="T1"> </text:span>לא<text:span text:style-name="T1"> </text:span>לטמא<text:span text:style-name="T1"> </text:span>- תנאי<text:span text:style-name="T1"> </text:span>היא, דתנן<text:span text:style-name="T1"> </text:span><text:span text:style-name="T19">[ידים</text:span><text:span text:style-name="T3"> </text:span><text:span text:style-name="T19">פ"ג</text:span><text:span text:style-name="T3"> </text:span><text:span text:style-name="T19">מ"ב]</text:span>: '<text:span text:style-name="T26">כל</text:span><text:span text:style-name="T27"> </text:span><text:span text:style-name="T26">הפוסל</text:span><text:span text:style-name="T27"> </text:span><text:span text:style-name="T26">בתרומה</text:span><text:span text:style-name="T27"> </text:span><text:span text:style-name="T26">- מטמא</text:span><text:span text:style-name="T27"> </text:span><text:span text:style-name="T26">ידים</text:span><text:span text:style-name="T27"> </text:span><text:span text:style-name="T26">להיות</text:span><text:span text:style-name="T27"> </text:span><text:span text:style-name="T26">שניות, ויד</text:span><text:span text:style-name="T27"> </text:span><text:span text:style-name="T26">מטמא</text:span><text:span text:style-name="T27"> </text:span><text:span text:style-name="T26">חבירתה</text:span><text:span text:style-name="T27"> </text:span><text:span text:style-name="T26">- דברי</text:span><text:span text:style-name="T27"> </text:span><text:span text:style-name="T26">רבי</text:span><text:span text:style-name="T27"> </text:span><text:span text:style-name="T26">יהושע; וחכמים</text:span><text:span text:style-name="T27"> </text:span><text:span text:style-name="T26">אומרים: ידים</text:span><text:span text:style-name="T27"> </text:span><text:span text:style-name="T26">שניות</text:span><text:span text:style-name="T27"> </text:span><text:span text:style-name="T26">הן, ואין</text:span><text:span text:style-name="T27"> </text:span><text:span text:style-name="T26">שני</text:span><text:span text:style-name="T27"> </text:span><text:span text:style-name="T26">עושה</text:span><text:span text:style-name="T27"> </text:span><text:span text:style-name="T26">שני</text:span><text:span text:style-name="T27"> </text:span><text:span text:style-name="T21">&lt;בחולין&gt;</text:span> <text:span text:style-name="T18">(אין</text:span><text:span text:style-name="T4"> </text:span><text:span text:style-name="T18">יד</text:span><text:span text:style-name="T4"> </text:span><text:span text:style-name="T18">שהיא</text:span><text:span text:style-name="T4"> </text:span><text:span text:style-name="T18">שניה</text:span><text:span text:style-name="T4"> </text:span><text:span text:style-name="T18">עושה</text:span><text:span text:style-name="T4"> </text:span><text:span text:style-name="T18">את</text:span><text:span text:style-name="T4"> </text:span><text:span text:style-name="T18">חבירתה</text:span><text:span text:style-name="T4"> </text:span><text:span text:style-name="T18">שניה)</text:span>' <text:span text:style-name="T18">(מכלל</text:span><text:span text:style-name="T4"> </text:span><text:span text:style-name="T18">דשמעינן</text:span><text:span text:style-name="T4"> </text:span><text:span text:style-name="T18">לרבי</text:span><text:span text:style-name="T4"> </text:span><text:span text:style-name="T18">יהושע</text:span><text:span text:style-name="T4"> </text:span><text:span text:style-name="T18">דאמר</text:span><text:span text:style-name="T4"> </text:span><text:span text:style-name="T18">היד</text:span><text:span text:style-name="T4"> </text:span><text:span text:style-name="T18">מטמא</text:span><text:span text:style-name="T4"> </text:span><text:span text:style-name="T18">את</text:span><text:span text:style-name="T4"> </text:span><text:span text:style-name="T18">חבירתה</text:span><text:span text:style-name="T4"> </text:span><text:span text:style-name="T18">להיות</text:span><text:span text:style-name="T4"> </text:span><text:span text:style-name="T18">כמותה)</text:span>; - מאי<text:span text:style-name="T1"> </text:span>לאו<text:span text:style-name="T1"> </text:span>שני<text:span text:style-name="T1"> </text:span>הוא<text:span text:style-name="T1"> </text:span>דלא<text:span text:style-name="T1"> </text:span>עביד, הא<text:span text:style-name="T1"> </text:span>שלישי<text:span text:style-name="T1"> </text:span>עביד?</text:p>
      <text:p text:style-name="P4">דלמא<text:span text:style-name="T1"> </text:span>לא<text:span text:style-name="T1"> </text:span>שני<text:span text:style-name="T1"> </text:span>עביד<text:span text:style-name="T1"> </text:span>ולא<text:span text:style-name="T1"> </text:span>שלישי<text:span text:style-name="T1"> </text:span><text:span text:style-name="T18">(דלית</text:span><text:span text:style-name="T4"> </text:span><text:span text:style-name="T18">להו</text:span><text:span text:style-name="T4"> </text:span><text:span text:style-name="T18">הך</text:span><text:span text:style-name="T4"> </text:span><text:span text:style-name="T18">מעלה</text:span><text:span text:style-name="T4"> </text:span><text:span text:style-name="T18">דמתניתין, אבל</text:span><text:span text:style-name="T4"> </text:span><text:span text:style-name="T18">מאן</text:span><text:span text:style-name="T4"> </text:span><text:span text:style-name="T18">דאית</text:span><text:span text:style-name="T4"> </text:span><text:span text:style-name="T18">ליה</text:span><text:span text:style-name="T4"> </text:span><text:span text:style-name="T18">- אפילו</text:span><text:span text:style-name="T4"> </text:span><text:span text:style-name="T18">לטמא</text:span><text:span text:style-name="T4"> </text:span><text:span text:style-name="T18">אית</text:span><text:span text:style-name="T4"> </text:span><text:span text:style-name="T18">ליה, להכי</text:span><text:span text:style-name="T4"> </text:span><text:span text:style-name="T18">קאמר: </text:span><text:span text:style-name="T33">ידים</text:span><text:span text:style-name="T4"> </text:span><text:span text:style-name="T18">לעולם</text:span><text:span text:style-name="T4"> </text:span><text:span text:style-name="T33">שניות</text:span><text:span text:style-name="T28"> </text:span><text:span text:style-name="T33">הן</text:span><text:span text:style-name="T18">, לפיכך</text:span><text:span text:style-name="T4"> </text:span><text:span text:style-name="T18">אין</text:span><text:span text:style-name="T4"> </text:span><text:span text:style-name="T18">יד</text:span><text:span text:style-name="T4"> </text:span><text:span text:style-name="T18">מטמא</text:span><text:span text:style-name="T4"> </text:span><text:span text:style-name="T18">את</text:span><text:span text:style-name="T4"> </text:span><text:span text:style-name="T18">חבירתה)</text:span>!?</text:p>
      <text:p text:style-name="P4">אלא<text:span text:style-name="T1"> </text:span>כי<text:span text:style-name="T1"> </text:span>הני<text:span text:style-name="T1"> </text:span>תנאי, דתניא: '<text:span text:style-name="T26">יד</text:span><text:span text:style-name="T27"> </text:span><text:span text:style-name="T26">נגובה</text:span><text:span text:style-name="T27"> </text:span><text:span text:style-name="T26">מטמא</text:span><text:span text:style-name="T27"> </text:span><text:span text:style-name="T26">את</text:span><text:span text:style-name="T27"> </text:span><text:span text:style-name="T26">חבירתה</text:span><text:span text:style-name="T27"> </text:span><text:span text:style-name="T26">לטמא</text:span><text:span text:style-name="T27"> </text:span><text:span text:style-name="T26">בקדש</text:span><text:span text:style-name="T27"> </text:span><text:span text:style-name="T26">אבל</text:span><text:span text:style-name="T27"> </text:span><text:span text:style-name="T26">לא</text:span><text:span text:style-name="T27"> </text:span><text:span text:style-name="T26">לתרומה, דברי</text:span><text:span text:style-name="T27"> </text:span><text:span text:style-name="T26">רבי; רבי</text:span><text:span text:style-name="T27"> </text:span><text:span text:style-name="T26">יוסי</text:span><text:span text:style-name="T27"> </text:span><text:span text:style-name="T26">ברבי</text:span><text:span text:style-name="T27"> </text:span><text:span text:style-name="T26">יהודה</text:span><text:span text:style-name="T27"> </text:span><text:span text:style-name="T26">אומר: אותה</text:span><text:span text:style-name="T27"> </text:span><text:span text:style-name="T26">יד</text:span><text:span text:style-name="T27"> </text:span><text:span text:style-name="T26">לפסול</text:span><text:span text:style-name="T27"> </text:span><text:span text:style-name="T26">אבל</text:span><text:span text:style-name="T27"> </text:span><text:span text:style-name="T26">לא</text:span><text:span text:style-name="T27"> </text:span><text:span text:style-name="T26">לטמא.</text:span>'</text:p>
      <text:p text:style-name="P4"/>
      <text:p text:style-name="P4">אוכלין<text:span text:style-name="T1"> </text:span>אוכלים<text:span text:style-name="T1"> </text:span>נגובין<text:span text:style-name="T1"> </text:span>בידים<text:span text:style-name="T1"> </text:span>מסואבות<text:span text:style-name="T1"> </text:span>[<text:span text:style-name="T21">בתרומה</text:span><text:span text:style-name="T4"> </text:span><text:span text:style-name="T21">אבל</text:span><text:span text:style-name="T4"> </text:span><text:span text:style-name="T21">לא</text:span><text:span text:style-name="T4"> </text:span><text:span text:style-name="T21">בקדש</text:span>]: <text:s/></text:p>
      <text:p text:style-name="P4">תניא: '<text:span text:style-name="T26">אמר</text:span><text:span text:style-name="T27"> </text:span><text:span text:style-name="T26">רבי</text:span><text:span text:style-name="T27"> </text:span><text:span text:style-name="T26">חנינא</text:span><text:span text:style-name="T27"> </text:span><text:span text:style-name="T26">בן</text:span><text:span text:style-name="T27"> </text:span><text:span text:style-name="T26">אנטיגנוס: וכי</text:span><text:span text:style-name="T27"> </text:span><text:span text:style-name="T26">יש</text:span><text:span text:style-name="T27"> </text:span><text:span text:style-name="T26">נגובה</text:span><text:span text:style-name="T27"> </text:span><text:span text:style-name="T26">לקדש? והלא</text:span><text:span text:style-name="T27"> </text:span><text:span text:style-name="T26">חיבת</text:span><text:span text:style-name="T27"> </text:span><text:span text:style-name="T26">הקדש</text:span><text:span text:style-name="T27"> </text:span><text:span text:style-name="T26">מכשרתן</text:span><text:span text:style-name="T27"> </text:span><text:span text:style-name="T18">(אלא</text:span><text:span text:style-name="T4"> </text:span><text:span text:style-name="T18">אין</text:span><text:span text:style-name="T4"> </text:span><text:span text:style-name="T18">'נגובה' זו</text:span><text:span text:style-name="T4"> </text:span><text:span text:style-name="T18">לומר</text:span><text:span text:style-name="T4"> </text:span><text:span text:style-name="T18">כשלא</text:span><text:span text:style-name="T4"> </text:span><text:span text:style-name="T18">הוכשרו, אלא</text:span><text:span text:style-name="T4"> </text:span><text:span text:style-name="T18">כשהוכשרו</text:span><text:span text:style-name="T4"> </text:span><text:span text:style-name="T18">לטומאה</text:span><text:span text:style-name="T4"> </text:span><text:span text:style-name="T18">ועכשיו</text:span><text:span text:style-name="T4"> </text:span><text:span text:style-name="T18">הן</text:span><text:span text:style-name="T4"> </text:span><text:span text:style-name="T18">נגובין, וטומאה</text:span><text:span text:style-name="T4"> </text:span><text:span text:style-name="T18">הן</text:span><text:span text:style-name="T4"> </text:span><text:span text:style-name="T18">מקבלין, ולא</text:span><text:span text:style-name="T4"> </text:span><text:soft-page-break/><text:span text:style-name="T18">הוצרכה</text:span><text:span text:style-name="T4"> </text:span><text:span text:style-name="T18">משנתנו</text:span><text:span text:style-name="T4"> </text:span><text:span text:style-name="T18">לדבר</text:span><text:span text:style-name="T4"> </text:span><text:span text:style-name="T18">באוכלי</text:span><text:span text:style-name="T4"> </text:span><text:span text:style-name="T18">קדש</text:span><text:span text:style-name="T4"> </text:span><text:span text:style-name="T18">נגובין, אלא</text:span><text:span text:style-name="T4"> </text:span><text:span text:style-name="T18">באוכלי</text:span><text:span text:style-name="T4"> </text:span><text:span text:style-name="T18">חולין</text:span><text:span text:style-name="T4"> </text:span><text:span text:style-name="T18">נגובין</text:span><text:span text:style-name="T4"> </text:span><text:span text:style-name="T18">ואוכלין</text:span><text:span text:style-name="T4"> </text:span><text:span text:style-name="T18">קדש)</text:span>!? לא, צריכא<text:span text:style-name="T1"> </text:span>כגון<text:span text:style-name="T1"> </text:span>שתחב<text:span text:style-name="T1"> </text:span>לו<text:span text:style-name="T1"> </text:span>חבירו<text:span text:style-name="T1"> </text:span>לתוך<text:span text:style-name="T1"> </text:span>פיו<text:span text:style-name="T1"> </text:span><text:span text:style-name="T18">(בידים</text:span><text:span text:style-name="T4"> </text:span><text:span text:style-name="T18">טהורות, וזה</text:span><text:span text:style-name="T4"> </text:span><text:span text:style-name="T18">האוכל</text:span><text:span text:style-name="T4"> </text:span><text:span text:style-name="T18">- ידיו</text:span><text:span text:style-name="T4"> </text:span><text:span text:style-name="T18">מסואבות)</text:span> או<text:span text:style-name="T1"> </text:span>שתחב<text:span text:style-name="T1"> </text:span>הוא<text:span text:style-name="T1"> </text:span>לעצמו<text:span text:style-name="T1"> </text:span>בכוש<text:span text:style-name="T1"> </text:span>ובכרכר<text:span text:style-name="T1"> </text:span><text:span text:style-name="T18">(שהן</text:span><text:span text:style-name="T4"> </text:span><text:span text:style-name="T18">פשוטי</text:span><text:span text:style-name="T4"> </text:span><text:span text:style-name="T18">כלי</text:span><text:span text:style-name="T4"> </text:span><text:span text:style-name="T18">עץ, ואין</text:span><text:span text:style-name="T4"> </text:span><text:span text:style-name="T18">מקבלין</text:span><text:span text:style-name="T4"> </text:span><text:span text:style-name="T18">טומאה)</text:span> וביקש<text:span text:style-name="T1"> </text:span>לאכול<text:span text:style-name="T1"> </text:span>צנון<text:span text:style-name="T1"> </text:span>ובצל<text:span text:style-name="T1"> </text:span>של<text:span text:style-name="T1"> </text:span>חולין<text:span text:style-name="T1"> </text:span>עמהן<text:span text:style-name="T1"> </text:span><text:span text:style-name="T18">(שאין</text:span><text:span text:style-name="T4"> </text:span><text:span text:style-name="T18">ידים</text:span><text:span text:style-name="T4"> </text:span><text:span text:style-name="T18">מטמאות</text:span><text:span text:style-name="T4"> </text:span><text:span text:style-name="T18">את</text:span><text:span text:style-name="T4"> </text:span><text:span text:style-name="T18">החולין)</text:span>; לקדש<text:span text:style-name="T1"> </text:span>- <text:span text:style-name="T18">(ואפילו</text:span><text:span text:style-name="T4"> </text:span><text:span text:style-name="T18">הכי)</text:span> גזרו<text:span text:style-name="T1"> </text:span>בהו<text:span text:style-name="T1"> </text:span>רבנן<text:span text:style-name="T1"> </text:span><text:span text:style-name="T18">(שלא</text:span><text:span text:style-name="T4"> </text:span><text:span text:style-name="T18">יאכלם</text:span><text:span text:style-name="T4"> </text:span><text:span text:style-name="T18">עם</text:span><text:span text:style-name="T4"> </text:span><text:span text:style-name="T18">הקדש</text:span><text:span text:style-name="T4"> </text:span><text:span text:style-name="T18">- פן</text:span><text:span text:style-name="T4"> </text:span><text:span text:style-name="T18">תגע</text:span><text:span text:style-name="T4"> </text:span><text:span text:style-name="T18">ידו</text:span><text:span text:style-name="T4"> </text:span><text:span text:style-name="T18">מסואבת</text:span><text:span text:style-name="T4"> </text:span><text:span text:style-name="T18">באוכלי</text:span><text:span text:style-name="T4"> </text:span><text:span text:style-name="T18">קדש</text:span><text:span text:style-name="T4"> </text:span><text:span text:style-name="T18">שבפיו)</text:span>, לתרומה<text:span text:style-name="T1"> </text:span>- לא<text:span text:style-name="T1"> </text:span>גזרו<text:span text:style-name="T1"> </text:span>בהו<text:span text:style-name="T1"> </text:span>רבנן<text:span text:style-name="T1"> </text:span><text:span text:style-name="T18">(לענין</text:span><text:span text:style-name="T4"> </text:span><text:span text:style-name="T18">תרומה</text:span><text:span text:style-name="T4"> </text:span><text:span text:style-name="T18">- אף</text:span><text:span text:style-name="T4"> </text:span><text:span text:style-name="T18">על</text:span><text:span text:style-name="T4"> </text:span><text:span text:style-name="T18">פי</text:span><text:span text:style-name="T4"> </text:span><text:span text:style-name="T18">שהיד</text:span><text:span text:style-name="T4"> </text:span><text:span text:style-name="T18">מסואבת</text:span><text:span text:style-name="T4"> </text:span><text:span text:style-name="T18">פוסלתה</text:span><text:span text:style-name="T4"> </text:span><text:span text:style-name="T18">- לא</text:span><text:span text:style-name="T4"> </text:span><text:span text:style-name="T18">עשו</text:span><text:span text:style-name="T4"> </text:span><text:span text:style-name="T18">מעלה, אלא</text:span><text:span text:style-name="T4"> </text:span><text:span text:style-name="T18">אמרינן: זהיר</text:span><text:span text:style-name="T4"> </text:span><text:span text:style-name="T18">ולא</text:span><text:span text:style-name="T4"> </text:span><text:span text:style-name="T18">נגע, והכי</text:span><text:span text:style-name="T4"> </text:span><text:span text:style-name="T18">קתני</text:span><text:span text:style-name="T4"> </text:span><text:span text:style-name="T18">מתניתין: אוכלין</text:span><text:span text:style-name="T4"> </text:span><text:span text:style-name="T18">חולין</text:span><text:span text:style-name="T4"> </text:span><text:span text:style-name="T18">בידים</text:span><text:span text:style-name="T4"> </text:span><text:span text:style-name="T18">מסואבות</text:span><text:span text:style-name="T4"> </text:span><text:span text:style-name="T18">עם</text:span><text:span text:style-name="T4"> </text:span><text:span text:style-name="T18">התרומה, אבל</text:span><text:span text:style-name="T4"> </text:span><text:span text:style-name="T18">לא</text:span><text:span text:style-name="T4"> </text:span><text:span text:style-name="T18">עם</text:span><text:span text:style-name="T4"> </text:span><text:span text:style-name="T18">הקדש)</text:span>. <text:span text:style-name="T18">(ולהכי</text:span><text:span text:style-name="T4"> </text:span><text:span text:style-name="T18">נקט</text:span><text:span text:style-name="T4"> </text:span><text:span text:style-name="T18">'נגובין': שאילו</text:span><text:span text:style-name="T4"> </text:span><text:span text:style-name="T18">עכשיו</text:span><text:span text:style-name="T4"> </text:span><text:span text:style-name="T18">היו</text:span><text:span text:style-name="T4"> </text:span><text:span text:style-name="T18">משקין</text:span><text:span text:style-name="T4"> </text:span><text:span text:style-name="T18">עליהם</text:span><text:span text:style-name="T4"> </text:span><text:span text:style-name="T18">- היו</text:span><text:span text:style-name="T4"> </text:span><text:span text:style-name="T18">משקין</text:span><text:span text:style-name="T4"> </text:span><text:span text:style-name="T18">נעשין</text:span><text:span text:style-name="T4"> </text:span><text:span text:style-name="T18">ראשונים</text:span><text:span text:style-name="T4"> </text:span><text:span text:style-name="T18">מחמת</text:span><text:span text:style-name="T4"> </text:span><text:span text:style-name="T18">הידים, ועושין</text:span><text:span text:style-name="T4"> </text:span><text:span text:style-name="T18">את</text:span><text:span text:style-name="T4"> </text:span><text:span text:style-name="T18">החולין</text:span><text:span text:style-name="T4"> </text:span><text:span text:style-name="T18">שניים, וכשנוגעין</text:span><text:span text:style-name="T4"> </text:span><text:span text:style-name="T18">בתרומה</text:span><text:span text:style-name="T4"> </text:span><text:span text:style-name="T18">שבפיו</text:span><text:span text:style-name="T4"> </text:span><text:span text:style-name="T18">- פוסלין</text:span><text:span text:style-name="T4"> </text:span><text:span text:style-name="T18">אותם;<text:tab/>ואית</text:span><text:span text:style-name="T4"> </text:span><text:span text:style-name="T18">דמסיק</text:span><text:span text:style-name="T4"> </text:span><text:span text:style-name="T18">מלתא</text:span><text:span text:style-name="T4"> </text:span><text:span text:style-name="T18">בנגובין</text:span><text:span text:style-name="T4"> </text:span><text:span text:style-name="T18">שמעולם</text:span><text:span text:style-name="T4"> </text:span><text:span text:style-name="T18">לא</text:span><text:span text:style-name="T4"> </text:span><text:span text:style-name="T18">הוכשרו, וקשיא</text:span><text:span text:style-name="T4"> </text:span><text:span text:style-name="T18">לי: בחולין</text:span><text:span text:style-name="T4"> </text:span><text:span text:style-name="T18">מה</text:span><text:span text:style-name="T4"> </text:span><text:span text:style-name="T18">לי</text:span><text:span text:style-name="T4"> </text:span><text:span text:style-name="T18">הוכשרו</text:span><text:span text:style-name="T4"> </text:span><text:span text:style-name="T18">מה</text:span><text:span text:style-name="T4"> </text:span><text:span text:style-name="T18">לי</text:span><text:span text:style-name="T4"> </text:span><text:span text:style-name="T18">לא</text:span><text:span text:style-name="T4"> </text:span><text:span text:style-name="T18">הוכשרו, הלא</text:span><text:span text:style-name="T4"> </text:span><text:span text:style-name="T18">אין</text:span><text:span text:style-name="T4"> </text:span><text:span text:style-name="T18">ידים</text:span><text:span text:style-name="T4"> </text:span><text:span text:style-name="T18">מועילות</text:span><text:span text:style-name="T4"> </text:span><text:span text:style-name="T18">כלום</text:span><text:span text:style-name="T4"> </text:span><text:span text:style-name="T18">לחולין!?)</text:span> <text:s/></text:p>
      <text:p text:style-name="P4"/>
      <text:p text:style-name="P4">האונן<text:span text:style-name="T1"> </text:span>ומחוסר<text:span text:style-name="T1"> </text:span>כפורים<text:span text:style-name="T1"> </text:span><text:span text:style-name="T21">[צריכין</text:span><text:span text:style-name="T4"> </text:span><text:span text:style-name="T21">טבילה</text:span><text:span text:style-name="T4"> </text:span><text:span text:style-name="T21">לקדש, אבל</text:span><text:span text:style-name="T4"> </text:span><text:span text:style-name="T21">לא</text:span><text:span text:style-name="T4"> </text:span><text:span text:style-name="T21">לתרומה]</text:span>: <text:s/></text:p>
      <text:p text:style-name="P4">מאי<text:span text:style-name="T1"> </text:span>טעמא?</text:p>
      <text:p text:style-name="P4">כיון<text:span text:style-name="T1"> </text:span>דעד<text:span text:style-name="T1"> </text:span>האידנא<text:span text:style-name="T1"> </text:span>הוו<text:span text:style-name="T1"> </text:span>אסירי<text:span text:style-name="T1"> </text:span><text:span text:style-name="T18">(דמחוסר</text:span><text:span text:style-name="T4"> </text:span><text:span text:style-name="T18">כפורים</text:span><text:span text:style-name="T4"> </text:span><text:span text:style-name="T18">מותר</text:span><text:span text:style-name="T4"> </text:span><text:span text:style-name="T18">בתרומה</text:span><text:span text:style-name="T4"> </text:span><text:span text:style-name="T18">ואסור</text:span><text:span text:style-name="T4"> </text:span><text:span text:style-name="T18">בקדש, וכן</text:span><text:span text:style-name="T4"> </text:span><text:span text:style-name="T18">אונן, ואף</text:span><text:span text:style-name="T4"> </text:span><text:span text:style-name="T18">על</text:span><text:span text:style-name="T4"> </text:span><text:span text:style-name="T18">פי</text:span><text:span text:style-name="T4"> </text:span><text:span text:style-name="T18">שאסורים</text:span><text:span text:style-name="T4"> </text:span><text:span text:style-name="T18">במעשר</text:span><text:span text:style-name="T4"> </text:span><text:span text:style-name="T18">שני</text:span><text:span text:style-name="T4"> </text:span><text:span text:style-name="T18">- מותרין</text:span><text:span text:style-name="T4"> </text:span><text:span text:style-name="T18">בתרומה, כדאמרינן</text:span><text:span text:style-name="T4"> </text:span><text:span text:style-name="T18">במסכת</text:span><text:span text:style-name="T4"> </text:span><text:span text:style-name="T18">יבמות</text:span><text:span text:style-name="T4"> </text:span><text:span text:style-name="T18">מ'</text:span><text:span text:style-name="T24">וכל</text:span><text:span text:style-name="T4"> </text:span><text:span text:style-name="T24">זר</text:span><text:span text:style-name="T18">' </text:span><text:span text:style-name="T19">[ויקרא</text:span><text:span text:style-name="T3"> </text:span><text:span text:style-name="T19">כב, פסוקים</text:span><text:span text:style-name="T3"> </text:span><text:span text:style-name="T19">י,יג]</text:span><text:span text:style-name="T18"> יתירה: זרות</text:span><text:span text:style-name="T4"> </text:span><text:span text:style-name="T18">אסרתי</text:span><text:span text:style-name="T4"> </text:span><text:span text:style-name="T18">לך</text:span><text:span text:style-name="T4"> </text:span><text:span text:style-name="T18">ולא</text:span><text:span text:style-name="T4"> </text:span><text:span text:style-name="T18">אנינות)</text:span> - אצרכינהו<text:span text:style-name="T1"> </text:span>רבנן<text:span text:style-name="T1"> </text:span>טבילה.</text:p>
      <text:p text:style-name="P4"/>
      <text:p text:style-name="P4"/>
      <text:p text:style-name="P4">משנה:</text:p>
      <text:p text:style-name="P4">חומר<text:span text:style-name="T1"> </text:span>בתרומה: שביהודה<text:span text:style-name="T1"> </text:span>נאמנין<text:span text:style-name="T1"> </text:span><text:span text:style-name="T18">(עמי</text:span><text:span text:style-name="T4"> </text:span><text:span text:style-name="T18">הארץ)</text:span> על<text:span text:style-name="T1"> </text:span>טהרת<text:span text:style-name="T1"> </text:span>יין<text:span text:style-name="T1"> </text:span>ושמן<text:span text:style-name="T1"> </text:span>כל<text:span text:style-name="T1"> </text:span>ימות<text:span text:style-name="T1"> </text:span>השנה<text:span text:style-name="T1"> </text:span><text:span text:style-name="T18">(של</text:span><text:span text:style-name="T4"> </text:span><text:span text:style-name="T18">קודש: אם</text:span><text:span text:style-name="T4"> </text:span><text:span text:style-name="T18">הקדישוהו</text:span><text:span text:style-name="T4"> </text:span><text:span text:style-name="T18">למזבח</text:span><text:span text:style-name="T4"> </text:span><text:span text:style-name="T18">בשעת</text:span><text:span text:style-name="T4"> </text:span><text:span text:style-name="T18">הגיתות</text:span><text:span text:style-name="T4"> </text:span><text:span text:style-name="T18">והבדים</text:span><text:span text:style-name="T4"> </text:span><text:span text:style-name="T18">- נאמנין</text:span><text:span text:style-name="T4"> </text:span><text:span text:style-name="T18">על</text:span><text:span text:style-name="T4"> </text:span><text:span text:style-name="T18">שמירתן</text:span><text:span text:style-name="T4"> </text:span><text:span text:style-name="T18">כל</text:span><text:span text:style-name="T4"> </text:span><text:span text:style-name="T18">ימות</text:span><text:span text:style-name="T4"> </text:span><text:span text:style-name="T18">השנה; ובגמרא</text:span><text:span text:style-name="T4"> </text:span><text:span text:style-name="T18">מפרש</text:span><text:span text:style-name="T4"> </text:span><text:span text:style-name="T18">מאי</text:span><text:span text:style-name="T4"> </text:span><text:span text:style-name="T18">שנא</text:span><text:span text:style-name="T4"> </text:span><text:span text:style-name="T18">יהודה</text:span><text:span text:style-name="T4"> </text:span><text:span text:style-name="T18">דנקט)</text:span> ובשעת<text:span text:style-name="T1"> </text:span>הגיתות<text:span text:style-name="T1"> </text:span>והבדים<text:span text:style-name="T1"> </text:span><text:span text:style-name="T18">('גיתות' - של</text:span><text:span text:style-name="T4"> </text:span><text:span text:style-name="T18">יין, 'בדים' - של</text:span><text:span text:style-name="T4"> </text:span><text:span text:style-name="T18">שמן)</text:span> אף<text:span text:style-name="T1"> </text:span>על<text:span text:style-name="T1"> </text:span>התרומה<text:span text:style-name="T1"> </text:span><text:span text:style-name="T18">(ובשעת</text:span><text:span text:style-name="T4"> </text:span><text:span text:style-name="T18">הגיתות</text:span><text:span text:style-name="T4"> </text:span><text:span text:style-name="T18">והבדים</text:span><text:span text:style-name="T4"> </text:span><text:span text:style-name="T18">- הכל</text:span><text:span text:style-name="T4"> </text:span><text:span text:style-name="T18">מטהרין</text:span><text:span text:style-name="T4"> </text:span><text:span text:style-name="T18">את</text:span><text:span text:style-name="T4"> </text:span><text:span text:style-name="T18">כליהם)</text:span>; </text:p>
      <text:p text:style-name="P4">עברו<text:span text:style-name="T1"> </text:span>הגיתות<text:span text:style-name="T1"> </text:span>והבדים<text:span text:style-name="T1"> </text:span>והביאו<text:span text:style-name="T1"> </text:span><text:span text:style-name="T18">(עמי</text:span><text:span text:style-name="T4"> </text:span><text:span text:style-name="T18">הארץ)</text:span> לו<text:span text:style-name="T1"> </text:span><text:span text:style-name="T18">(לכהן</text:span><text:span text:style-name="T4"> </text:span><text:span text:style-name="T18">חבר)</text:span> חבית<text:span text:style-name="T1"> </text:span>של<text:span text:style-name="T1"> </text:span>יין<text:span text:style-name="T1"> </text:span>של<text:span text:style-name="T1"> </text:span>תרומה<text:span text:style-name="T1"> </text:span>- לא<text:span text:style-name="T1"> </text:span>יקבלנה<text:span text:style-name="T1"> </text:span>ממנו, אבל<text:span text:style-name="T1"> </text:span>מניחה<text:span text:style-name="T1"> </text:span><text:span text:style-name="T18">(עם</text:span><text:span text:style-name="T4"> </text:span><text:span text:style-name="T18">הארץ)</text:span> לגת<text:span text:style-name="T1"> </text:span>הבאה<text:span text:style-name="T1"> </text:span><text:span text:style-name="T18">(ואז</text:span><text:span text:style-name="T4"> </text:span><text:span text:style-name="T18">יתננה</text:span><text:span text:style-name="T4"> </text:span><text:span text:style-name="T18">לכהן)</text:span>;</text:p>
      <text:p text:style-name="P4">ואם<text:span text:style-name="T1"> </text:span>אמר<text:span text:style-name="T1"> </text:span>לו<text:span text:style-name="T1"> </text:span>"הפרשתי<text:span text:style-name="T1"> </text:span>לתוכה<text:span text:style-name="T1"> </text:span>רביעית<text:span text:style-name="T1"> </text:span><text:span text:style-name="T18">(הלוג)</text:span> קדש" – נאמן<text:span text:style-name="T1"> </text:span><text:span text:style-name="T18">(דמיגו</text:span><text:span text:style-name="T4"> </text:span><text:span text:style-name="T18">דנאמן</text:span><text:span text:style-name="T4"> </text:span><text:span text:style-name="T18">אקדש</text:span><text:span text:style-name="T4"> </text:span><text:span text:style-name="T18">- נאמן</text:span><text:span text:style-name="T4"> </text:span><text:span text:style-name="T18">אתרומה)</text:span>;</text:p>
      <text:p text:style-name="P4">כדי<text:span text:style-name="T1"> </text:span>יין<text:span text:style-name="T1"> </text:span>וכדי<text:span text:style-name="T1"> </text:span>שמן</text:p>
      <text:p text:style-name="P4"/>
      <text:p text:style-name="P4">(חגיגה<text:span text:style-name="T1"> </text:span>כה,א)</text:p>
      <text:p text:style-name="P4"><text:span text:style-name="T43">[המשך</text:span><text:span text:style-name="T48"> </text:span><text:span text:style-name="T43">המשנה]</text:span><text:tab/></text:p>
      <text:p text:style-name="P4">המדומעות<text:span text:style-name="T1"> </text:span><text:span text:style-name="T18">(מפרש</text:span><text:span text:style-name="T4"> </text:span><text:span text:style-name="T18">בגמרא, והשתא</text:span><text:span text:style-name="T4"> </text:span><text:span text:style-name="T18">משמע</text:span><text:span text:style-name="T4"> </text:span><text:span text:style-name="T18">של</text:span><text:span text:style-name="T4"> </text:span><text:span text:style-name="T18">'טבל' = תרומה</text:span><text:span text:style-name="T4"> </text:span><text:span text:style-name="T18">וחולין</text:span><text:span text:style-name="T4"> </text:span><text:span text:style-name="T18">מעורבין)</text:span> - נאמנין<text:span text:style-name="T1"> </text:span>עליהם<text:span text:style-name="T1"> </text:span>בשעת<text:span text:style-name="T1"> </text:span>הגיתות<text:span text:style-name="T1"> </text:span>והבדים, וקודם<text:span text:style-name="T1"> </text:span>לגיתות<text:span text:style-name="T1"> </text:span>שבעים<text:span text:style-name="T1"> </text:span>יום<text:span text:style-name="T1"> </text:span><text:span text:style-name="T18">(שבעים</text:span><text:span text:style-name="T4"> </text:span><text:span text:style-name="T18">יום</text:span><text:span text:style-name="T4"> </text:span><text:span text:style-name="T18">- מקדימין</text:span><text:span text:style-name="T4"> </text:span><text:span text:style-name="T18">לטהר</text:span><text:span text:style-name="T4"> </text:span><text:span text:style-name="T18">את</text:span><text:span text:style-name="T4"> </text:span><text:span text:style-name="T18">הכלים)</text:span>.</text:p>
      <text:p text:style-name="P4"/>
      <text:p text:style-name="P4">גמרא:</text:p>
      <text:p text:style-name="P4">ביהודה<text:span text:style-name="T1"> </text:span>אִין, ובגליל<text:span text:style-name="T1"> </text:span>לא? מאי<text:span text:style-name="T1"> </text:span>טעמא? </text:p>
      <text:p text:style-name="P4">אמר<text:span text:style-name="T1"> </text:span>ריש<text:span text:style-name="T1"> </text:span>לקיש: מפני<text:span text:style-name="T1"> </text:span>שרצועה<text:span text:style-name="T1"> </text:span>של<text:span text:style-name="T1"> </text:span>כותים<text:span text:style-name="T1"> </text:span>מפסקת<text:span text:style-name="T1"> </text:span>ביניהן<text:span text:style-name="T1"> </text:span><text:span text:style-name="T18">(רצועה</text:span><text:span text:style-name="T4"> </text:span><text:span text:style-name="T18">של</text:span><text:span text:style-name="T4"> </text:span><text:span text:style-name="T18">ארץ</text:span><text:span text:style-name="T4"> </text:span><text:span text:style-name="T18">העמים</text:span><text:span text:style-name="T4"> </text:span><text:span text:style-name="T18">מפסקת</text:span><text:span text:style-name="T4"> </text:span><text:span text:style-name="T18">בין</text:span><text:span text:style-name="T4"> </text:span><text:span text:style-name="T18">גליל</text:span><text:span text:style-name="T4"> </text:span><text:span text:style-name="T18">ליהודה, וירושלים</text:span><text:span text:style-name="T4"> </text:span><text:span text:style-name="T18">ביהודה</text:span><text:span text:style-name="T4"> </text:span><text:span text:style-name="T18">היא, ואי</text:span><text:span text:style-name="T4"> </text:span><text:span text:style-name="T18">אפשר</text:span><text:span text:style-name="T4"> </text:span><text:span text:style-name="T18">להביאן</text:span><text:span text:style-name="T4"> </text:span><text:span text:style-name="T18">לירושלים</text:span><text:span text:style-name="T4"> </text:span><text:span text:style-name="T18">בטהרה, לפי</text:span><text:span text:style-name="T4"> </text:span><text:span text:style-name="T18">שגזרו</text:span><text:span text:style-name="T4"> </text:span><text:span text:style-name="T18">חכמים</text:span><text:span text:style-name="T4"> </text:span><text:span text:style-name="T18">טומאה</text:span><text:span text:style-name="T4"> </text:span><text:span text:style-name="T18">על</text:span><text:span text:style-name="T4"> </text:span><text:span text:style-name="T18">ארץ</text:span><text:span text:style-name="T4"> </text:span><text:span text:style-name="T18">העמים, ואפילו</text:span><text:span text:style-name="T4"> </text:span><text:span text:style-name="T18">של</text:span><text:span text:style-name="T4"> </text:span><text:span text:style-name="T18">חברים</text:span><text:span text:style-name="T4"> </text:span><text:span text:style-name="T18">שמגליל</text:span><text:span text:style-name="T4"> </text:span><text:span text:style-name="T18">אינו</text:span><text:span text:style-name="T4"> </text:span><text:span text:style-name="T18">בא</text:span><text:span text:style-name="T4"> </text:span><text:span text:style-name="T18">לנסכים)</text:span>.</text:p>
      <text:p text:style-name="P4">וניתיב<text:span text:style-name="T1"> </text:span>בשידה<text:span text:style-name="T1"> </text:span>תיבה<text:span text:style-name="T1"> </text:span>ומגדל?</text:p>
      <text:p text:style-name="P4">הא<text:span text:style-name="T1"> </text:span>מני<text:span text:style-name="T1"> </text:span>רבי<text:span text:style-name="T1"> </text:span>היא, דאמר: אהל<text:span text:style-name="T1"> </text:span>זרוק<text:span text:style-name="T1"> </text:span><text:span text:style-name="T18">(אהל</text:span><text:span text:style-name="T4"> </text:span><text:span text:style-name="T18">המיטלטל</text:span><text:span text:style-name="T4"> </text:span><text:span text:style-name="T18">ונזרק)</text:span> לאו<text:span text:style-name="T1"> </text:span>שמיה<text:span text:style-name="T1"> </text:span>אהל<text:span text:style-name="T1"> </text:span><text:span text:style-name="T18">(להיות</text:span><text:span text:style-name="T4"> </text:span><text:span text:style-name="T18">מפסיק</text:span><text:span text:style-name="T4"> </text:span><text:span text:style-name="T18">בין</text:span><text:span text:style-name="T4"> </text:span><text:span text:style-name="T18">אוירה</text:span><text:span text:style-name="T4"> </text:span><text:span text:style-name="T18">של</text:span><text:span text:style-name="T4"> </text:span><text:span text:style-name="T18">ארץ</text:span><text:span text:style-name="T4"> </text:span><text:span text:style-name="T18">העמים, והם</text:span><text:span text:style-name="T4"> </text:span><text:span text:style-name="T18">גזרו</text:span><text:span text:style-name="T4"> </text:span><text:span text:style-name="T18">על</text:span><text:span text:style-name="T4"> </text:span><text:span text:style-name="T18">אוירה)</text:span>, דתניא: '<text:span text:style-name="T26">הנכנס</text:span><text:span text:style-name="T27"> </text:span><text:span text:style-name="T26">לארץ</text:span><text:span text:style-name="T27"> </text:span><text:span text:style-name="T26">העמים</text:span><text:span text:style-name="T27"> </text:span><text:span text:style-name="T26">בשידה</text:span><text:span text:style-name="T27"> </text:span><text:span text:style-name="T26">תיבה</text:span><text:span text:style-name="T27"> </text:span><text:span text:style-name="T26">ומגדל, רבי</text:span><text:span text:style-name="T27"> </text:span><text:span text:style-name="T26">מטמא</text:span><text:span text:style-name="T27"> </text:span><text:span text:style-name="T26">ורבי</text:span><text:span text:style-name="T27"> </text:span><text:span text:style-name="T26">יוסי</text:span><text:span text:style-name="T27"> </text:span><text:span text:style-name="T26">ברבי</text:span><text:span text:style-name="T27"> </text:span><text:span text:style-name="T26">יהודה</text:span><text:span text:style-name="T27"> </text:span><text:span text:style-name="T26">מטהר'</text:span>.</text:p>
      <text:p text:style-name="P4">ולייתוה<text:span text:style-name="T1"> </text:span>בכלי<text:span text:style-name="T1"> </text:span>חרס<text:span text:style-name="T1"> </text:span>המוקף<text:span text:style-name="T1"> </text:span>צמיד<text:span text:style-name="T1"> </text:span>פתיל?</text:p>
      <text:p text:style-name="P4">אמר<text:span text:style-name="T1"> </text:span>רבי<text:span text:style-name="T1"> </text:span>אליעזר: שונין<text:span text:style-name="T1"> </text:span><text:span text:style-name="T18">(תנאים</text:span><text:span text:style-name="T4"> </text:span><text:span text:style-name="T18">שונין</text:span><text:span text:style-name="T4"> </text:span><text:span text:style-name="T18">ברייתא)</text:span>: '<text:span text:style-name="T26">אין</text:span><text:span text:style-name="T27"> </text:span><text:span text:style-name="T26">הקדש</text:span><text:span text:style-name="T27"> </text:span><text:span text:style-name="T26">ניצול</text:span><text:span text:style-name="T27"> </text:span><text:span text:style-name="T26">בצמיד</text:span><text:span text:style-name="T27"> </text:span><text:span text:style-name="T26">פתיל</text:span>'.</text:p>
      <text:p text:style-name="P4">והא<text:span text:style-name="T1"> </text:span>תנן<text:span text:style-name="T1"> </text:span><text:span text:style-name="T18">[</text:span><text:span text:style-name="T19"> פרהפ"יא</text:span><text:span text:style-name="T3"> </text:span><text:span text:style-name="T19">מ"א]</text:span>: '<text:span text:style-name="T26">אין</text:span><text:span text:style-name="T27"> </text:span><text:span text:style-name="T26">חטאת</text:span><text:span text:style-name="T27"> </text:span><text:span text:style-name="T18">(מי</text:span><text:span text:style-name="T4"> </text:span><text:span text:style-name="T18">אפר</text:span><text:span text:style-name="T4"> </text:span><text:span text:style-name="T18">פרה)</text:span><text:span text:style-name="T26"> ניצלת</text:span><text:span text:style-name="T27"> </text:span><text:span text:style-name="T26">בצמיד</text:span><text:span text:style-name="T27"> </text:span><text:span text:style-name="T26">פתיל</text:span>', מאי, לאו<text:span text:style-name="T1"> </text:span>- הא<text:span text:style-name="T1"> </text:span>קדש<text:span text:style-name="T1"> </text:span>ניצול?</text:p>
      <text:p text:style-name="P4">לא, 'הא<text:span text:style-name="T1"> </text:span>מים<text:span text:style-name="T1"> </text:span>שאינן<text:span text:style-name="T1"> </text:span>מקודשים<text:span text:style-name="T1"> </text:span><text:span text:style-name="T18">(שלא</text:span><text:span text:style-name="T4"> </text:span><text:span text:style-name="T18">ניתן</text:span><text:span text:style-name="T4"> </text:span><text:span text:style-name="T18">האפר</text:span><text:span text:style-name="T4"> </text:span><text:span text:style-name="T18">עליהן</text:span><text:span text:style-name="T4"> </text:span><text:span text:style-name="T18">עדיין)</text:span> ניצולין<text:span text:style-name="T1"> </text:span>בצמיד<text:span text:style-name="T1"> </text:span>פתיל'.</text:p>
      <text:p text:style-name="P4">והאמר<text:span text:style-name="T1"> </text:span>עולא<text:span text:style-name="T1"> </text:span>'<text:span text:style-name="T26">חברייא</text:span><text:span text:style-name="T27"> </text:span><text:span text:style-name="T26">מדכן</text:span><text:span text:style-name="T27"> </text:span><text:span text:style-name="T18">(מטהרין</text:span><text:span text:style-name="T4"> </text:span><text:span text:style-name="T18">יינן</text:span><text:span text:style-name="T4"> </text:span><text:span text:style-name="T18">ושמנן</text:span><text:span text:style-name="T4"> </text:span><text:span text:style-name="T18">למזבח)</text:span><text:span text:style-name="T26"> בגלילא</text:span>' <text:span text:style-name="T18">(ואי</text:span><text:span text:style-name="T4"> </text:span><text:span text:style-name="T18">רצועה</text:span><text:span text:style-name="T4"> </text:span><text:span text:style-name="T18">מפסקת, למה</text:span><text:span text:style-name="T4"> </text:span><text:span text:style-name="T18">מטהרין)</text:span>?</text:p>
      <text:p text:style-name="P4">מניחין<text:span text:style-name="T1"> </text:span>ולכשיבא<text:span text:style-name="T1"> </text:span>אליהו<text:span text:style-name="T1"> </text:span>ויטהרנה<text:span text:style-name="T1"> </text:span><text:span text:style-name="T18">(שמא</text:span><text:span text:style-name="T4"> </text:span><text:span text:style-name="T18">יבא</text:span><text:span text:style-name="T4"> </text:span><text:span text:style-name="T18">אליהו</text:span><text:span text:style-name="T4"> </text:span><text:span text:style-name="T18">ויראה</text:span><text:span text:style-name="T4"> </text:span><text:span text:style-name="T18">להן</text:span><text:span text:style-name="T4"> </text:span><text:span text:style-name="T18">שביל</text:span><text:span text:style-name="T4"> </text:span><text:span text:style-name="T18">בה</text:span><text:span text:style-name="T4"> </text:span><text:span text:style-name="T18">שאינו</text:span><text:span text:style-name="T4"> </text:span><text:span text:style-name="T18">מארץ</text:span><text:span text:style-name="T4"> </text:span><text:span text:style-name="T18">העמים)</text:span>.</text:p>
      <text:p text:style-name="P4"/>
      <text:p text:style-name="P4"><text:soft-page-break/>ובשעת<text:span text:style-name="T1"> </text:span>הגיתות<text:span text:style-name="T1"> </text:span>נאמנין<text:span text:style-name="T1"> </text:span>אף<text:span text:style-name="T1"> </text:span>על<text:span text:style-name="T1"> </text:span>התרומה: <text:s/></text:p>
      <text:p text:style-name="P4">ורמינהי<text:span text:style-name="T1"> </text:span><text:span text:style-name="T19">[טהרות</text:span><text:span text:style-name="T3"> </text:span><text:span text:style-name="T19">פ"ט</text:span><text:span text:style-name="T3"> </text:span><text:span text:style-name="T19">מ"ד]</text:span>: '<text:span text:style-name="T35">הגומר</text:span><text:span text:style-name="T6"> </text:span><text:span text:style-name="T35">זיתיו</text:span><text:span text:style-name="T6"> </text:span><text:span text:style-name="T18">(עם</text:span><text:span text:style-name="T4"> </text:span><text:span text:style-name="T18">הארץ</text:span><text:span text:style-name="T4"> </text:span><text:span text:style-name="T18">שבא</text:span><text:span text:style-name="T4"> </text:span><text:span text:style-name="T18">לגמור</text:span><text:span text:style-name="T4"> </text:span><text:span text:style-name="T18">את</text:span><text:span text:style-name="T4"> </text:span><text:span text:style-name="T18">זיתיו)</text:span><text:span text:style-name="T35"> ישייר</text:span><text:span text:style-name="T6"> </text:span><text:span text:style-name="T35">קופה</text:span><text:span text:style-name="T6"> </text:span><text:span text:style-name="T35">אחת</text:span><text:span text:style-name="T6"> </text:span><text:span text:style-name="T18">(לצורך</text:span><text:span text:style-name="T4"> </text:span><text:span text:style-name="T18">תרומותיו)</text:span><text:span text:style-name="T35"> ויתננה</text:span><text:span text:style-name="T6"> </text:span><text:span text:style-name="T35">לעני</text:span><text:span text:style-name="T6"> </text:span><text:span text:style-name="T35">כהן</text:span><text:span text:style-name="T6"> </text:span><text:span text:style-name="T18">(גירסת</text:span><text:span text:style-name="T4"> </text:span><text:span text:style-name="T18">רש"י: ויתננה</text:span><text:span text:style-name="T4"> </text:span><text:span text:style-name="T63">לפני</text:span><text:span text:style-name="T4"> </text:span><text:span text:style-name="T18">כהן</text:span><text:span text:style-name="T4"> </text:span><text:span text:style-name="T18">- ויראנה</text:span><text:span text:style-name="T4"> </text:span><text:span text:style-name="T18">שלא</text:span><text:span text:style-name="T4"> </text:span><text:span text:style-name="T18">הוכשרו</text:span><text:span text:style-name="T4"> </text:span><text:span text:style-name="T18">הזיתים, והכהן</text:span><text:span text:style-name="T4"> </text:span><text:span text:style-name="T18">יעשנה</text:span><text:span text:style-name="T4"> </text:span><text:span text:style-name="T18">בטהרה)</text:span>' <text:span text:style-name="T18">(אלמא: בשעת</text:span><text:span text:style-name="T4"> </text:span><text:span text:style-name="T18">הגיתות</text:span><text:span text:style-name="T4"> </text:span><text:span text:style-name="T18">והבדים</text:span><text:span text:style-name="T4"> </text:span><text:span text:style-name="T18">אין</text:span><text:span text:style-name="T4"> </text:span><text:span text:style-name="T18">נאמנים)</text:span>!?</text:p>
      <text:p text:style-name="P4">אמר<text:span text:style-name="T1"> </text:span>רב<text:span text:style-name="T1"> </text:span>נחמן: לא<text:span text:style-name="T1"> </text:span>קשיא: הא<text:span text:style-name="T1"> </text:span>בחרפי, הא<text:span text:style-name="T1"> </text:span><text:span text:style-name="T18">(קאמר</text:span><text:span text:style-name="T4"> </text:span><text:span text:style-name="T18">דלא</text:span><text:span text:style-name="T4"> </text:span><text:span text:style-name="T18">מהימן)</text:span> באפלי<text:span text:style-name="T1"> </text:span><text:span text:style-name="T18">(שכבר</text:span><text:span text:style-name="T4"> </text:span><text:span text:style-name="T18">עבר</text:span><text:span text:style-name="T4"> </text:span><text:span text:style-name="T18">זמן</text:span><text:span text:style-name="T4"> </text:span><text:span text:style-name="T18">הגיתות</text:span><text:span text:style-name="T4"> </text:span><text:span text:style-name="T18">לרובא</text:span><text:span text:style-name="T4"> </text:span><text:span text:style-name="T18">דעלמא)</text:span>.</text:p>
      <text:p text:style-name="P4">אמר<text:span text:style-name="T1"> </text:span>ליה<text:span text:style-name="T1"> </text:span>רב<text:span text:style-name="T1"> </text:span>אדא<text:span text:style-name="T1"> </text:span>בר<text:span text:style-name="T1"> </text:span>אהבה: כגון<text:span text:style-name="T1"> </text:span>מאי?</text:p>
      <text:p text:style-name="P4">כאותן<text:span text:style-name="T1"> </text:span>של<text:span text:style-name="T1"> </text:span>בית<text:span text:style-name="T1"> </text:span>אביך<text:span text:style-name="T1"> </text:span><text:span text:style-name="T18">(אפלי</text:span><text:span text:style-name="T4"> </text:span><text:span text:style-name="T18">הוו)</text:span>.</text:p>
      <text:p text:style-name="P4">רב<text:span text:style-name="T1"> </text:span>יוסף<text:span text:style-name="T1"> </text:span>אמר: בגלילא<text:span text:style-name="T1"> </text:span>שנו; <text:span text:style-name="T18">(ומתניתין</text:span><text:span text:style-name="T4"> </text:span><text:span text:style-name="T18">דקא</text:span><text:span text:style-name="T4"> </text:span><text:span text:style-name="T18">תני</text:span><text:span text:style-name="T4"> </text:span><text:span text:style-name="T18">דמהימני</text:span><text:span text:style-name="T4"> </text:span><text:span text:style-name="T18">- ביהודה</text:span><text:span text:style-name="T4"> </text:span><text:span text:style-name="T18">קאי, דקתני</text:span><text:span text:style-name="T4"> </text:span><text:span text:style-name="T18">רישא</text:span><text:span text:style-name="T4"> </text:span><text:span text:style-name="T18">'</text:span><text:span text:style-name="T33">שביהודה</text:span><text:span text:style-name="T28"> </text:span><text:span text:style-name="T33">נאמנין</text:span><text:span text:style-name="T28"> </text:span><text:span text:style-name="T33">על</text:span><text:span text:style-name="T28"> </text:span><text:span text:style-name="T33">טהרות</text:span><text:span text:style-name="T28"> </text:span><text:span text:style-name="T33">יין</text:span><text:span text:style-name="T28"> </text:span><text:span text:style-name="T33">ושמן</text:span><text:span text:style-name="T18">', ועלה</text:span><text:span text:style-name="T4"> </text:span><text:span text:style-name="T18">קאי: '</text:span><text:span text:style-name="T33">ובשעת</text:span><text:span text:style-name="T28"> </text:span><text:span text:style-name="T33">הגיתות</text:span><text:span text:style-name="T28"> </text:span><text:span text:style-name="T33">והבדים</text:span><text:span text:style-name="T28"> </text:span><text:span text:style-name="T33">- אף</text:span><text:span text:style-name="T28"> </text:span><text:span text:style-name="T33">על</text:span><text:span text:style-name="T28"> </text:span><text:span text:style-name="T33">התרומה</text:span><text:span text:style-name="T18">')</text:span></text:p>
      <text:p text:style-name="P4">איתיביה<text:span text:style-name="T1"> </text:span>אביי<text:span text:style-name="T1"> </text:span><text:span text:style-name="T19">[תוספתא</text:span><text:span text:style-name="T3"> </text:span><text:span text:style-name="T19">חגיגה</text:span><text:span text:style-name="T3"> </text:span><text:span text:style-name="T19">פ"ג</text:span><text:span text:style-name="T3"> </text:span><text:span text:style-name="T19">ה"לא</text:span><text:span text:style-name="T3"> </text:span><text:span text:style-name="T19">[ליברמן]]</text:span>: '<text:span text:style-name="T26">עבר</text:span><text:span text:style-name="T27"> </text:span><text:span text:style-name="T26">הירדן</text:span><text:span text:style-name="T27"> </text:span><text:span text:style-name="T26">והגליל</text:span><text:span text:style-name="T27"> </text:span><text:span text:style-name="T26">הרי</text:span><text:span text:style-name="T27"> </text:span><text:span text:style-name="T26">הן</text:span><text:span text:style-name="T27"> </text:span><text:span text:style-name="T26">כיהודה: נאמנין</text:span><text:span text:style-name="T27"> </text:span><text:span text:style-name="T26">על</text:span><text:span text:style-name="T27"> </text:span><text:span text:style-name="T26">היין</text:span><text:span text:style-name="T27"> </text:span><text:span text:style-name="T26">בשעת</text:span><text:span text:style-name="T27"> </text:span><text:span text:style-name="T26">היין, ועל</text:span><text:span text:style-name="T27"> </text:span><text:span text:style-name="T26">השמן</text:span><text:span text:style-name="T27"> </text:span><text:span text:style-name="T26">בשעת</text:span><text:span text:style-name="T27"> </text:span><text:span text:style-name="T26">השמן, אבל</text:span><text:span text:style-name="T27"> </text:span><text:span text:style-name="T26">לא</text:span><text:span text:style-name="T27"> </text:span><text:span text:style-name="T26">על</text:span><text:span text:style-name="T27"> </text:span><text:span text:style-name="T26">היין</text:span><text:span text:style-name="T27"> </text:span><text:span text:style-name="T26">בשעת</text:span><text:span text:style-name="T27"> </text:span><text:span text:style-name="T26">השמן</text:span><text:span text:style-name="T27"> </text:span><text:span text:style-name="T26">ולא</text:span><text:span text:style-name="T27"> </text:span><text:span text:style-name="T26">על</text:span><text:span text:style-name="T27"> </text:span><text:span text:style-name="T26">השמן</text:span><text:span text:style-name="T27"> </text:span><text:span text:style-name="T26">בשעת</text:span><text:span text:style-name="T27"> </text:span><text:span text:style-name="T26">היין</text:span>'!?</text:p>
      <text:p text:style-name="P4">אלא<text:span text:style-name="T1"> </text:span>מחוורתא<text:span text:style-name="T1"> </text:span>כדשנין<text:span text:style-name="T1"> </text:span>מעיקרא<text:span text:style-name="T1"> </text:span><text:span text:style-name="T53">[בחרפי</text:span><text:span text:style-name="T4"> </text:span><text:span text:style-name="T53">נאמן</text:span><text:span text:style-name="T4"> </text:span><text:span text:style-name="T53">עם</text:span><text:span text:style-name="T4"> </text:span><text:span text:style-name="T53">הארץ</text:span><text:span text:style-name="T4"> </text:span><text:span text:style-name="T53">לומר</text:span><text:span text:style-name="T4"> </text:span><text:span text:style-name="T53">שהם</text:span><text:span text:style-name="T4"> </text:span><text:span text:style-name="T53">טהורים, באפלי</text:span><text:span text:style-name="T4"> – </text:span><text:span text:style-name="T53">אינו</text:span><text:span text:style-name="T4"> </text:span><text:span text:style-name="T53">נאמן]</text:span>.</text:p>
      <text:p text:style-name="P4"/>
      <text:p text:style-name="P4">עברו<text:span text:style-name="T1"> </text:span>הגיתות<text:span text:style-name="T1"> </text:span>והבדים<text:span text:style-name="T1"> </text:span>והביאו<text:span text:style-name="T1"> </text:span>לו<text:span text:style-name="T1"> </text:span>חבית<text:span text:style-name="T1"> </text:span>של<text:span text:style-name="T1"> </text:span>יין<text:span text:style-name="T1"> </text:span>לא<text:span text:style-name="T1"> </text:span>יקבלנה<text:span text:style-name="T1"> </text:span>הימנו<text:span text:style-name="T1"> </text:span>אבל<text:span text:style-name="T1"> </text:span>מניחה<text:span text:style-name="T1"> </text:span>לגת<text:span text:style-name="T1"> </text:span>הבאה: <text:s/></text:p>
      <text:p text:style-name="P4">בעו<text:span text:style-name="T1"> </text:span>מיניה<text:span text:style-name="T1"> </text:span>מרב<text:span text:style-name="T1"> </text:span>ששת: עבר<text:span text:style-name="T1"> </text:span>וקיבלה, מהו<text:span text:style-name="T1"> </text:span>שיניחנה<text:span text:style-name="T1"> </text:span>לגת<text:span text:style-name="T1"> </text:span>הבאה?</text:p>
      <text:p text:style-name="P4">אמר<text:span text:style-name="T1"> </text:span>להו: תניתוה<text:span text:style-name="T1"> </text:span><text:span text:style-name="T19">[דמאי</text:span><text:span text:style-name="T3"> </text:span><text:span text:style-name="T19">פ"ו</text:span><text:span text:style-name="T3"> </text:span><text:span text:style-name="T19">מ"ט]</text:span>:</text:p>
      <text:p text:style-name="P4"/>
      <text:p text:style-name="P4">(חגיגה<text:span text:style-name="T1"> </text:span>כה,ב)</text:p>
      <text:p text:style-name="P4">'<text:span text:style-name="T26">חבר</text:span><text:span text:style-name="T27"> </text:span><text:span text:style-name="T26">ועם</text:span><text:span text:style-name="T27"> </text:span><text:span text:style-name="T26">הארץ</text:span><text:span text:style-name="T27"> </text:span><text:span text:style-name="T26">שירשו</text:span><text:span text:style-name="T27"> </text:span><text:span text:style-name="T26">את</text:span><text:span text:style-name="T27"> </text:span><text:span text:style-name="T26">אביהם</text:span><text:span text:style-name="T27"> </text:span><text:span text:style-name="T26">עם</text:span><text:span text:style-name="T27"> </text:span><text:span text:style-name="T26">הארץ, יכול</text:span><text:span text:style-name="T27"> </text:span><text:span text:style-name="T26">לומר</text:span><text:span text:style-name="T27"> </text:span><text:span text:style-name="T26">לו</text:span><text:span text:style-name="T27"> </text:span><text:span text:style-name="T26">"טול</text:span><text:span text:style-name="T27"> </text:span><text:span text:style-name="T26">אתה</text:span><text:span text:style-name="T27"> </text:span><text:span text:style-name="T26">חטין</text:span><text:span text:style-name="T27"> </text:span><text:span text:style-name="T26">שבמקום</text:span><text:span text:style-name="T27"> </text:span><text:span text:style-name="T26">פלוני</text:span><text:span text:style-name="T27"> </text:span><text:span text:style-name="T18">(שיודע</text:span><text:span text:style-name="T4"> </text:span><text:span text:style-name="T18">בהן</text:span><text:span text:style-name="T4"> </text:span><text:span text:style-name="T18">שהוכשרו)</text:span><text:span text:style-name="T35"> ואני</text:span><text:span text:style-name="T6"> </text:span><text:span text:style-name="T18">(אטול)</text:span><text:span text:style-name="T35"> חטין</text:span><text:span text:style-name="T6"> </text:span><text:span text:style-name="T35">שבמקום</text:span><text:span text:style-name="T6"> </text:span><text:span text:style-name="T35">פלוני" </text:span><text:span text:style-name="T18">(שיודע</text:span><text:span text:style-name="T4"> </text:span><text:span text:style-name="T18">שלא</text:span><text:span text:style-name="T4"> </text:span><text:span text:style-name="T18">הוכשרו)</text:span><text:span text:style-name="T35">, "טול</text:span><text:span text:style-name="T6"> </text:span><text:span text:style-name="T35">אתה</text:span><text:span text:style-name="T6"> </text:span><text:span text:style-name="T35">יין</text:span><text:span text:style-name="T6"> </text:span><text:span text:style-name="T35">שבמקום</text:span><text:span text:style-name="T6"> </text:span><text:span text:style-name="T35">פלוני</text:span><text:span text:style-name="T6"> </text:span><text:span text:style-name="T35">ואני</text:span><text:span text:style-name="T6"> </text:span><text:span text:style-name="T35">יין</text:span><text:span text:style-name="T6"> </text:span><text:span text:style-name="T35">שבמקום</text:span><text:span text:style-name="T6"> </text:span><text:span text:style-name="T35">פלוני" </text:span><text:span text:style-name="T18">(דכיון</text:span><text:span text:style-name="T4"> </text:span><text:span text:style-name="T18">דחד</text:span><text:span text:style-name="T4"> </text:span><text:span text:style-name="T18">מינא</text:span><text:span text:style-name="T4"> </text:span><text:span text:style-name="T18">הן</text:span><text:span text:style-name="T4"> </text:span><text:span text:style-name="T18">- אמרינן: יש</text:span><text:span text:style-name="T4"> </text:span><text:span text:style-name="T18">ברירה, שאלו</text:span><text:span text:style-name="T4"> </text:span><text:span text:style-name="T18">הן</text:span><text:span text:style-name="T4"> </text:span><text:span text:style-name="T18">חלקו</text:span><text:span text:style-name="T4"> </text:span><text:span text:style-name="T18">של</text:span><text:span text:style-name="T4"> </text:span><text:span text:style-name="T18">זה, ואלו</text:span><text:span text:style-name="T4"> </text:span><text:span text:style-name="T18">הן</text:span><text:span text:style-name="T4"> </text:span><text:span text:style-name="T18">חלקו</text:span><text:span text:style-name="T4"> </text:span><text:span text:style-name="T18">של</text:span><text:span text:style-name="T4"> </text:span><text:span text:style-name="T18">זה, ולא</text:span><text:span text:style-name="T4"> </text:span><text:span text:style-name="T18">החליף</text:span><text:span text:style-name="T4"> </text:span><text:span text:style-name="T18">לו</text:span><text:span text:style-name="T4"> </text:span><text:span text:style-name="T18">חבר</text:span><text:span text:style-name="T4"> </text:span><text:span text:style-name="T18">לעם</text:span><text:span text:style-name="T4"> </text:span><text:span text:style-name="T18">הארץ</text:span><text:span text:style-name="T4"> </text:span><text:span text:style-name="T18">חלקו</text:span><text:span text:style-name="T4"> </text:span><text:span text:style-name="T18">שבטמאין</text:span><text:span text:style-name="T4"> </text:span><text:span text:style-name="T18">בשביל</text:span><text:span text:style-name="T4"> </text:span><text:span text:style-name="T18">חלקו</text:span><text:span text:style-name="T4"> </text:span><text:span text:style-name="T18">של</text:span><text:span text:style-name="T4"> </text:span><text:span text:style-name="T18">עם</text:span><text:span text:style-name="T4"> </text:span><text:span text:style-name="T18">הארץ</text:span><text:span text:style-name="T4"> </text:span><text:span text:style-name="T18">בטהורין)</text:span><text:span text:style-name="T35">, אבל</text:span><text:span text:style-name="T6"> </text:span><text:span text:style-name="T35">לא</text:span><text:span text:style-name="T6"> </text:span><text:span text:style-name="T35">יאמר</text:span><text:span text:style-name="T6"> </text:span><text:span text:style-name="T35">לו</text:span><text:span text:style-name="T6"> </text:span><text:span text:style-name="T35">"טול</text:span><text:span text:style-name="T6"> </text:span><text:span text:style-name="T35">אתה</text:span><text:span text:style-name="T6"> </text:span><text:span text:style-name="T35">לח</text:span><text:span text:style-name="T6"> </text:span><text:span text:style-name="T35">ואני</text:span><text:span text:style-name="T6"> </text:span><text:span text:style-name="T35">יבש", "טול</text:span><text:span text:style-name="T6"> </text:span><text:span text:style-name="T35">אתה</text:span><text:span text:style-name="T6"> </text:span><text:span text:style-name="T35">חטין</text:span><text:span text:style-name="T6"> </text:span><text:span text:style-name="T35">ואני</text:span><text:span text:style-name="T6"> </text:span><text:span text:style-name="T35">שעורים"</text:span>' <text:span text:style-name="T18">(אבל</text:span><text:span text:style-name="T4"> </text:span><text:span text:style-name="T18">בשני</text:span><text:span text:style-name="T4"> </text:span><text:span text:style-name="T18">מינין</text:span><text:span text:style-name="T4"> </text:span><text:span text:style-name="T18">- אין</text:span><text:span text:style-name="T4"> </text:span><text:span text:style-name="T18">לומר</text:span><text:span text:style-name="T4"> </text:span><text:span text:style-name="T18">ברירה, דכשמת</text:span><text:span text:style-name="T4"> </text:span><text:span text:style-name="T18">אביהן</text:span><text:span text:style-name="T4"> </text:span><text:span text:style-name="T18">נפל</text:span><text:span text:style-name="T4"> </text:span><text:span text:style-name="T18">חלק</text:span><text:span text:style-name="T4"> </text:span><text:span text:style-name="T18">לזה</text:span><text:span text:style-name="T4"> </text:span><text:span text:style-name="T18">וחלק</text:span><text:span text:style-name="T4"> </text:span><text:span text:style-name="T18">לזה</text:span><text:span text:style-name="T4"> </text:span><text:span text:style-name="T18">בכל</text:span><text:span text:style-name="T4"> </text:span><text:span text:style-name="T18">המינים, ונמצא</text:span><text:span text:style-name="T4"> </text:span><text:span text:style-name="T18">חבר</text:span><text:span text:style-name="T4"> </text:span><text:span text:style-name="T18">זה</text:span><text:span text:style-name="T4"> </text:span><text:span text:style-name="T18">מחליפה</text:span><text:span text:style-name="T4"> </text:span><text:span text:style-name="T18">לו, ועובר</text:span><text:span text:style-name="T4"> </text:span><text:span text:style-name="T18">ב'</text:span><text:span text:style-name="T24">לפני</text:span><text:span text:style-name="T4"> </text:span><text:span text:style-name="T24">עור</text:span><text:span text:style-name="T4"> </text:span><text:span text:style-name="T24">לא</text:span><text:span text:style-name="T4"> </text:span><text:span text:style-name="T24">תתן</text:span><text:span text:style-name="T4"> </text:span><text:span text:style-name="T24">מכשול</text:span><text:span text:style-name="T18">' </text:span><text:span text:style-name="T19">(ויקרא</text:span><text:span text:style-name="T3"> </text:span><text:span text:style-name="T19">יט,יד) </text:span><text:span text:style-name="T54">[## מה</text:span><text:span text:style-name="T3"> </text:span><text:span text:style-name="T54">האיסור</text:span><text:span text:style-name="T3"> </text:span><text:span text:style-name="T54">שעובר</text:span><text:span text:style-name="T3"> </text:span><text:span text:style-name="T54">עם</text:span><text:span text:style-name="T3"> </text:span><text:span text:style-name="T54">הארץ?]</text:span><text:span text:style-name="T18">)</text:span>; ותני<text:span text:style-name="T1"> </text:span>עלה: '<text:span text:style-name="T26">אותו</text:span><text:span text:style-name="T27"> </text:span><text:span text:style-name="T26">חבר</text:span><text:span text:style-name="T27"> </text:span><text:span text:style-name="T26">שורף</text:span><text:span text:style-name="T27"> </text:span><text:span text:style-name="T26">הלח</text:span><text:span text:style-name="T27"> </text:span><text:span text:style-name="T18">(אם</text:span><text:span text:style-name="T4"> </text:span><text:span text:style-name="T18">כהן</text:span><text:span text:style-name="T4"> </text:span><text:span text:style-name="T18">הוא, ויש</text:span><text:span text:style-name="T4"> </text:span><text:span text:style-name="T18">שמן</text:span><text:span text:style-name="T4"> </text:span><text:span text:style-name="T18">לתרומה</text:span><text:span text:style-name="T4"> </text:span><text:span text:style-name="T18">- מדליקו</text:span><text:span text:style-name="T4"> </text:span><text:span text:style-name="T18">לנרות)</text:span><text:span text:style-name="T26"> ומניח</text:span><text:span text:style-name="T27"> </text:span><text:span text:style-name="T26">את</text:span><text:span text:style-name="T27"> </text:span><text:span text:style-name="T26">היבש</text:span>' <text:span text:style-name="T18">(והאי</text:span><text:span text:style-name="T4"> </text:span><text:span text:style-name="T18">'</text:span><text:span text:style-name="T33">שורף</text:span><text:span text:style-name="T18">' - לשון</text:span><text:span text:style-name="T4"> </text:span><text:span text:style-name="T18">איבוד</text:span><text:span text:style-name="T4"> </text:span><text:span text:style-name="T18">הוא)</text:span>; אמאי? יניחנה<text:span text:style-name="T1"> </text:span>לגת<text:span text:style-name="T1"> </text:span>הבאה?</text:p>
      <text:p text:style-name="P4">בדבר<text:span text:style-name="T1"> </text:span>שאין<text:span text:style-name="T1"> </text:span>לו<text:span text:style-name="T1"> </text:span>גת<text:span text:style-name="T1"> </text:span><text:span text:style-name="T18">(כגון</text:span><text:span text:style-name="T4"> </text:span><text:span text:style-name="T18">שכר</text:span><text:span text:style-name="T4"> </text:span><text:span text:style-name="T18">תמרים</text:span><text:span text:style-name="T4"> </text:span><text:span text:style-name="T18">של</text:span><text:span text:style-name="T4"> </text:span><text:span text:style-name="T18">תרומה</text:span><text:span text:style-name="T4"> </text:span><text:span text:style-name="T54">[## שאין</text:span><text:span text:style-name="T3"> </text:span><text:span text:style-name="T54">זמן</text:span><text:span text:style-name="T3"> </text:span><text:span text:style-name="T54">ייצורו</text:span><text:span text:style-name="T3"> </text:span><text:span text:style-name="T54">קבוע]</text:span><text:span text:style-name="T18">)</text:span>. </text:p>
      <text:p text:style-name="P4">ויניחנו<text:span text:style-name="T1"> </text:span>לרגל<text:span text:style-name="T1"> </text:span><text:span text:style-name="T18">(שטומאת</text:span><text:span text:style-name="T4"> </text:span><text:span text:style-name="T18">עם</text:span><text:span text:style-name="T4"> </text:span><text:span text:style-name="T18">הארץ</text:span><text:span text:style-name="T4"> </text:span><text:span text:style-name="T18">אינה</text:span><text:span text:style-name="T4"> </text:span><text:span text:style-name="T18">ברגל, וימכרנה)</text:span>?</text:p>
      <text:p text:style-name="P4">בדבר<text:span text:style-name="T1"> </text:span>שאינו<text:span text:style-name="T1"> </text:span>משתמר<text:span text:style-name="T1"> </text:span>לרגל.</text:p>
      <text:p text:style-name="P4"/>
      <text:p text:style-name="P4">ואם<text:span text:style-name="T1"> </text:span>אמר<text:span text:style-name="T1"> </text:span>"הפרשתי<text:span text:style-name="T1"> </text:span>לתוכה<text:span text:style-name="T1"> </text:span>רביעית<text:span text:style-name="T1"> </text:span>קדש" - נאמן: <text:s/></text:p>
      <text:p text:style-name="P4">תנן<text:span text:style-name="T1"> </text:span>התם<text:span text:style-name="T1"> </text:span><text:span text:style-name="T19">[אהלות</text:span><text:span text:style-name="T3"> </text:span><text:span text:style-name="T19">פ"יח</text:span><text:span text:style-name="T3"> </text:span><text:span text:style-name="T19">מ"ד]</text:span>: '<text:span text:style-name="T35">מודין</text:span><text:span text:style-name="T6"> </text:span><text:span text:style-name="T35">בית</text:span><text:span text:style-name="T6"> </text:span><text:span text:style-name="T35">שמאי</text:span><text:span text:style-name="T6"> </text:span><text:span text:style-name="T35">ובית</text:span><text:span text:style-name="T6"> </text:span><text:span text:style-name="T35">הלל</text:span><text:span text:style-name="T6"> </text:span><text:span text:style-name="T35">שבודקין</text:span><text:span text:style-name="T6"> </text:span><text:span text:style-name="T18">(בית</text:span><text:span text:style-name="T4"> </text:span><text:span text:style-name="T18">הפרס)</text:span><text:span text:style-name="T35"> לעושי</text:span><text:span text:style-name="T6"> </text:span><text:span text:style-name="T35">פסח</text:span><text:span text:style-name="T6"> </text:span><text:span text:style-name="T18">(כדמפרש</text:span><text:span text:style-name="T4"> </text:span><text:span text:style-name="T18">ואזיל: היה</text:span><text:span text:style-name="T4"> </text:span><text:span text:style-name="T18">הולך</text:span><text:span text:style-name="T4"> </text:span><text:span text:style-name="T18">לעשות</text:span><text:span text:style-name="T4"> </text:span><text:span text:style-name="T18">פסחו, ובית</text:span><text:span text:style-name="T4"> </text:span><text:span text:style-name="T18">הפרס</text:span><text:span text:style-name="T4"> </text:span><text:span text:style-name="T18">של</text:span><text:span text:style-name="T4"> </text:span><text:span text:style-name="T18">שדה</text:span><text:span text:style-name="T4"> </text:span><text:span text:style-name="T18">שנחרש</text:span><text:span text:style-name="T4"> </text:span><text:span text:style-name="T18">בו</text:span><text:span text:style-name="T4"> </text:span><text:span text:style-name="T18">קבר</text:span><text:span text:style-name="T4"> </text:span><text:span text:style-name="T18">מפסיקו</text:span><text:span text:style-name="T4"> </text:span><text:span text:style-name="T18">- בודקו</text:span><text:span text:style-name="T4"> </text:span><text:span text:style-name="T18">בנפיחה, ואם</text:span><text:span text:style-name="T4"> </text:span><text:span text:style-name="T18">יש</text:span><text:span text:style-name="T4"> </text:span><text:span text:style-name="T18">עצם</text:span><text:span text:style-name="T4"> </text:span><text:span text:style-name="T18">כשעורה</text:span><text:span text:style-name="T4"> </text:span><text:span text:style-name="T18">- רואהו</text:span><text:span text:style-name="T4"> </text:span><text:span text:style-name="T18">ונשמט</text:span><text:span text:style-name="T4"> </text:span><text:span text:style-name="T18">ממנו, ועצם</text:span><text:span text:style-name="T4"> </text:span><text:span text:style-name="T18">כשעורה</text:span><text:span text:style-name="T4"> </text:span><text:span text:style-name="T18">אינו</text:span><text:span text:style-name="T4"> </text:span><text:span text:style-name="T18">מטמא</text:span><text:span text:style-name="T4"> </text:span><text:span text:style-name="T18">באהל</text:span><text:span text:style-name="T4"> </text:span><text:span text:style-name="T18">אלא</text:span><text:span text:style-name="T4"> </text:span><text:span text:style-name="T18">במגע</text:span><text:span text:style-name="T4"> </text:span><text:span text:style-name="T18">ובמשא, לפיכך</text:span><text:span text:style-name="T4"> </text:span><text:span text:style-name="T18">בודק</text:span><text:span text:style-name="T4"> </text:span><text:span text:style-name="T18">בנפיחה: שלא</text:span><text:span text:style-name="T4"> </text:span><text:span text:style-name="T18">יסיטנו</text:span><text:span text:style-name="T4"> </text:span><text:span text:style-name="T18">ברגלו)</text:span><text:span text:style-name="T35"> ואין</text:span><text:span text:style-name="T6"> </text:span><text:span text:style-name="T35">בודקין</text:span><text:span text:style-name="T6"> </text:span><text:span text:style-name="T35">לאוכלי</text:span><text:span text:style-name="T6"> </text:span><text:span text:style-name="T35">תרומה</text:span><text:span text:style-name="T6"> </text:span><text:span text:style-name="T18">(אין</text:span><text:span text:style-name="T4"> </text:span><text:span text:style-name="T18">סומכין</text:span><text:span text:style-name="T4"> </text:span><text:span text:style-name="T18">על</text:span><text:span text:style-name="T4"> </text:span><text:span text:style-name="T18">בדיקה</text:span><text:span text:style-name="T4"> </text:span><text:span text:style-name="T18">זו: דכיון</text:span><text:span text:style-name="T4"> </text:span><text:span text:style-name="T18">דאין</text:span><text:span text:style-name="T4"> </text:span><text:span text:style-name="T18">זמן</text:span><text:span text:style-name="T4"> </text:span><text:span text:style-name="T18">קבוע</text:span><text:span text:style-name="T4"> </text:span><text:span text:style-name="T18">לאכילה</text:span><text:span text:style-name="T4"> </text:span><text:span text:style-name="T18">- ימתין</text:span><text:span text:style-name="T4"> </text:span><text:span text:style-name="T18">שבעה</text:span><text:span text:style-name="T4"> </text:span><text:span text:style-name="T18">ימים</text:span><text:span text:style-name="T4"> </text:span><text:span text:style-name="T18">ויזה</text:span><text:span text:style-name="T4"> </text:span><text:span text:style-name="T18">שלישי</text:span><text:span text:style-name="T4"> </text:span><text:span text:style-name="T18">ושביעי</text:span><text:span text:style-name="T4"> </text:span><text:span text:style-name="T18">ויטבול, אבל</text:span><text:span text:style-name="T4"> </text:span><text:span text:style-name="T18">גבי</text:span><text:span text:style-name="T4"> </text:span><text:span text:style-name="T18">פסח, הואיל</text:span><text:span text:style-name="T4"> </text:span><text:span text:style-name="T18">ובית</text:span><text:span text:style-name="T4"> </text:span><text:span text:style-name="T18">הפרס</text:span><text:span text:style-name="T4"> </text:span><text:span text:style-name="T18">דרבנן</text:span><text:span text:style-name="T4"> </text:span><text:span text:style-name="T18">- לא</text:span><text:span text:style-name="T4"> </text:span><text:span text:style-name="T18">העמידו</text:span><text:span text:style-name="T4"> </text:span><text:span text:style-name="T18">דבריהם</text:span><text:span text:style-name="T4"> </text:span><text:span text:style-name="T18">במקום</text:span><text:span text:style-name="T4"> </text:span><text:span text:style-name="T18">כרת)</text:span>'; </text:p>
      <text:p text:style-name="P4">מאי<text:span text:style-name="T1"> </text:span>'<text:span text:style-name="T26">בודקין</text:span>'?</text:p>
      <text:p text:style-name="P4">אמר<text:span text:style-name="T1"> </text:span>רב<text:span text:style-name="T1"> </text:span>יהודה<text:span text:style-name="T1"> </text:span>אמר<text:span text:style-name="T1"> </text:span>שמואל: מנפח<text:span text:style-name="T1"> </text:span>אדם<text:span text:style-name="T1"> </text:span>בית<text:span text:style-name="T1"> </text:span>הפרס<text:span text:style-name="T1"> </text:span>והולך; </text:p>
      <text:p text:style-name="P4">ורבי<text:span text:style-name="T1"> </text:span>חייא<text:span text:style-name="T1"> </text:span>בר<text:span text:style-name="T1"> </text:span>אבא<text:span text:style-name="T1"> </text:span>משמיה<text:span text:style-name="T1"> </text:span>דעולא<text:span text:style-name="T1"> </text:span>אמר: בית<text:span text:style-name="T1"> </text:span>הפרס<text:span text:style-name="T1"> </text:span>שנִדַּש<text:span text:style-name="T1"> </text:span><text:span text:style-name="T18">(ברגל</text:span><text:span text:style-name="T4"> </text:span><text:span text:style-name="T54">[שהלכו</text:span><text:span text:style-name="T3"> </text:span><text:span text:style-name="T54">בו</text:span><text:span text:style-name="T3"> </text:span><text:span text:style-name="T54">הרבה]</text:span><text:span text:style-name="T18">, וזו</text:span><text:span text:style-name="T4"> </text:span><text:span text:style-name="T18">היא</text:span><text:span text:style-name="T4"> </text:span><text:span text:style-name="T18">בדיקתו: בודק</text:span><text:span text:style-name="T4"> </text:span><text:span text:style-name="T18">אם</text:span><text:span text:style-name="T4"> </text:span><text:span text:style-name="T18">נידש</text:span><text:span text:style-name="T4"> </text:span><text:span text:style-name="T18">או</text:span><text:span text:style-name="T4"> </text:span><text:span text:style-name="T18">לא</text:span><text:span text:style-name="T4"> </text:span><text:span text:style-name="T18">נידש)</text:span> - טהור<text:span text:style-name="T1"> </text:span>לעושי<text:span text:style-name="T1"> </text:span>פסח: לא<text:span text:style-name="T1"> </text:span>העמידו<text:span text:style-name="T1"> </text:span>דבריהן<text:span text:style-name="T1"> </text:span>במקום<text:span text:style-name="T1"> </text:span>כרת; לאוכלי<text:span text:style-name="T1"> </text:span>תרומה<text:span text:style-name="T1"> </text:span>העמידו<text:span text:style-name="T1"> </text:span>דבריהן<text:span text:style-name="T1"> </text:span>במקום<text:span text:style-name="T1"> </text:span>מיתה<text:span text:style-name="T1"> </text:span><text:span text:style-name="T54">[בידי</text:span><text:span text:style-name="T3"> </text:span><text:span text:style-name="T54">שמים]</text:span> <text:span text:style-name="T18">(כגון</text:span><text:span text:style-name="T4"> </text:span><text:span text:style-name="T18">טמא</text:span><text:span text:style-name="T4"> </text:span><text:span text:style-name="T18">האוכל</text:span><text:span text:style-name="T4"> </text:span><text:span text:style-name="T18">תרומה)</text:span>.</text:p>
      <text:p text:style-name="P4">איבעיא<text:span text:style-name="T1"> </text:span>להו: בדק<text:span text:style-name="T1"> </text:span>לפסחו<text:span text:style-name="T1"> </text:span>- מהו<text:span text:style-name="T1"> </text:span>שיאכל<text:span text:style-name="T1"> </text:span>בתרומתו?</text:p>
      <text:p text:style-name="P4">עולא<text:span text:style-name="T1"> </text:span>אמר: בדק<text:span text:style-name="T1"> </text:span>לפסחו<text:span text:style-name="T1"> </text:span>מותר<text:span text:style-name="T1"> </text:span>לאכול<text:span text:style-name="T1"> </text:span>בתרומתו;</text:p>
      <text:p text:style-name="P4">רבה<text:span text:style-name="T1"> </text:span>בר<text:span text:style-name="T1"> </text:span>עולא<text:span text:style-name="T1"> </text:span>אמר: בדק<text:span text:style-name="T1"> </text:span>לפסחו<text:span text:style-name="T1"> </text:span>- אסור<text:span text:style-name="T1"> </text:span>לאכול<text:span text:style-name="T1"> </text:span>בתרומתו.</text:p>
      <text:p text:style-name="P4"><text:soft-page-break/>אמר<text:span text:style-name="T1"> </text:span>ליה<text:span text:style-name="T1"> </text:span>ההוא<text:span text:style-name="T1"> </text:span>סבא: לא<text:span text:style-name="T1"> </text:span>תפלוג<text:span text:style-name="T1"> </text:span>עליה<text:span text:style-name="T1"> </text:span>דעולא, דתנן<text:span text:style-name="T1"> </text:span>כוותיה: '<text:span text:style-name="T26">ואם</text:span><text:span text:style-name="T27"> </text:span><text:span text:style-name="T26">אמר</text:span><text:span text:style-name="T27"> </text:span><text:span text:style-name="T26">"הפרשתי</text:span><text:span text:style-name="T27"> </text:span><text:span text:style-name="T26">לתוכה</text:span><text:span text:style-name="T27"> </text:span><text:span text:style-name="T26">רביעית</text:span><text:span text:style-name="T27"> </text:span><text:span text:style-name="T26">קדש" – נאמן</text:span>', אלמא<text:span text:style-name="T1"> </text:span>מדמהימן<text:span text:style-name="T1"> </text:span>אקדש<text:span text:style-name="T1"> </text:span>- מהימן<text:span text:style-name="T1"> </text:span>נמי<text:span text:style-name="T1"> </text:span>אתרומה; הכא<text:span text:style-name="T1"> </text:span>נמי<text:span text:style-name="T1"> </text:span>מדמהימן<text:span text:style-name="T1"> </text:span>אפסח<text:span text:style-name="T1"> </text:span>- מהימן<text:span text:style-name="T1"> </text:span>נמי<text:span text:style-name="T1"> </text:span>אתרומה<text:span text:style-name="T1"> </text:span><text:span text:style-name="T18">(שגנאי</text:span><text:span text:style-name="T4"> </text:span><text:span text:style-name="T18">הוא</text:span><text:span text:style-name="T4"> </text:span><text:span text:style-name="T18">למזבח</text:span><text:span text:style-name="T4"> </text:span><text:span text:style-name="T18">שתהא</text:span><text:span text:style-name="T4"> </text:span><text:span text:style-name="T18">תרומה</text:span><text:span text:style-name="T4"> </text:span><text:span text:style-name="T18">המחוברת</text:span><text:span text:style-name="T4"> </text:span><text:span text:style-name="T18">לו</text:span><text:span text:style-name="T4"> </text:span><text:span text:style-name="T18">בחזקת</text:span><text:span text:style-name="T4"> </text:span><text:span text:style-name="T18">טומאה, והקדש</text:span><text:span text:style-name="T4"> </text:span><text:span text:style-name="T18">יקרב</text:span><text:span text:style-name="T4"> </text:span><text:span text:style-name="T18">למזבח)</text:span>.</text:p>
      <text:p text:style-name="P5"/>
      <text:p text:style-name="P4">כדי<text:span text:style-name="T1"> </text:span>יין<text:span text:style-name="T1"> </text:span>וכדי<text:span text:style-name="T1"> </text:span>שמן<text:span text:style-name="T1"> </text:span><text:span text:style-name="T21">[המדומעות</text:span><text:span text:style-name="T4"> </text:span><text:span text:style-name="T21">- נאמנין</text:span><text:span text:style-name="T4"> </text:span><text:span text:style-name="T21">עליהם</text:span><text:span text:style-name="T4"> </text:span><text:span text:style-name="T21">בשעת</text:span><text:span text:style-name="T4"> </text:span><text:span text:style-name="T21">הגיתות</text:span><text:span text:style-name="T4"> </text:span><text:span text:style-name="T21">והבדים, וקודם</text:span><text:span text:style-name="T4"> </text:span><text:span text:style-name="T21">לגיתות</text:span><text:span text:style-name="T4"> </text:span><text:span text:style-name="T21">שבעים</text:span><text:span text:style-name="T4"> </text:span><text:span text:style-name="T21">יום]</text:span>: <text:s/></text:p>
      <text:p text:style-name="P4">תנא: '<text:span text:style-name="T26">אין</text:span><text:span text:style-name="T27"> </text:span><text:span text:style-name="T26">נאמנין</text:span><text:span text:style-name="T27"> </text:span><text:span text:style-name="T26">לא</text:span><text:span text:style-name="T27"> </text:span><text:span text:style-name="T26">על</text:span><text:span text:style-name="T27"> </text:span><text:span text:style-name="T26">הקנקנים</text:span><text:span text:style-name="T27"> </text:span><text:span text:style-name="T26">ולא</text:span><text:span text:style-name="T27"> </text:span><text:span text:style-name="T26">על</text:span><text:span text:style-name="T27"> </text:span><text:span text:style-name="T26">התרומה</text:span>' <text:span text:style-name="T53">[אל</text:span><text:span text:style-name="T4"> </text:span><text:span text:style-name="T53">החבר</text:span><text:span text:style-name="T4"> </text:span><text:span text:style-name="T53">יערה</text:span><text:span text:style-name="T4"> </text:span><text:span text:style-name="T53">מכלי</text:span><text:span text:style-name="T4"> </text:span><text:span text:style-name="T53">עם</text:span><text:span text:style-name="T4"> </text:span><text:span text:style-name="T53">הארץ</text:span><text:span text:style-name="T4"> </text:span><text:span text:style-name="T53">לכליו]</text:span>;</text:p>
      <text:p text:style-name="P4">קנקנים<text:span text:style-name="T1"> </text:span>דמאי?: אי<text:span text:style-name="T1"> </text:span>קנקנים<text:span text:style-name="T1"> </text:span>דקדש<text:span text:style-name="T1"> </text:span>- מיגו<text:span text:style-name="T1"> </text:span>דמהימן<text:span text:style-name="T1"> </text:span>אקדש<text:span text:style-name="T1"> </text:span>מהימן<text:span text:style-name="T1"> </text:span>נמי<text:span text:style-name="T1"> </text:span>אקנקנים! אלא<text:span text:style-name="T1"> </text:span>קנקנים<text:span text:style-name="T1"> </text:span>דתרומה? פשיטא: השתא<text:span text:style-name="T1"> </text:span>אתרומה<text:span text:style-name="T1"> </text:span>לא<text:span text:style-name="T1"> </text:span>מהימן, אקנקנים<text:span text:style-name="T1"> </text:span>מהימן? </text:p>
      <text:p text:style-name="P4">אלא<text:span text:style-name="T1"> </text:span>בריקנים<text:span text:style-name="T1"> </text:span>דקדש<text:span text:style-name="T1"> </text:span><text:span text:style-name="T18">(לאחר</text:span><text:span text:style-name="T4"> </text:span><text:span text:style-name="T18">שעירה</text:span><text:span text:style-name="T4"> </text:span><text:span text:style-name="T18">מהן</text:span><text:span text:style-name="T4"> </text:span><text:span text:style-name="T18">קודש</text:span><text:span text:style-name="T4"> </text:span><text:span text:style-name="T18">והיה</text:span><text:span text:style-name="T4"> </text:span><text:span text:style-name="T18">שומרן</text:span><text:span text:style-name="T4"> </text:span><text:span text:style-name="T18">לקדש</text:span><text:span text:style-name="T4"> </text:span><text:span text:style-name="T18">- אינו</text:span><text:span text:style-name="T4"> </text:span><text:span text:style-name="T18">נאמן</text:span><text:span text:style-name="T4"> </text:span><text:span text:style-name="T18">על</text:span><text:span text:style-name="T4"> </text:span><text:span text:style-name="T18">שמירתן)</text:span> ובשאר<text:span text:style-name="T1"> </text:span>ימות<text:span text:style-name="T1"> </text:span>השנה<text:span text:style-name="T1"> </text:span><text:span text:style-name="T18">(כלומר: כל</text:span><text:span text:style-name="T4"> </text:span><text:span text:style-name="T18">ימות</text:span><text:span text:style-name="T4"> </text:span><text:span text:style-name="T18">השנה; דלקדש</text:span><text:span text:style-name="T4"> </text:span><text:span text:style-name="T18">אין</text:span><text:span text:style-name="T4"> </text:span><text:span text:style-name="T18">חילוק</text:span><text:span text:style-name="T4"> </text:span><text:span text:style-name="T18">בין</text:span><text:span text:style-name="T4"> </text:span><text:span text:style-name="T18">שעת</text:span><text:span text:style-name="T4"> </text:span><text:span text:style-name="T18">הגיתות</text:span><text:span text:style-name="T4"> </text:span><text:span text:style-name="T18">לשאר</text:span><text:span text:style-name="T4"> </text:span><text:span text:style-name="T18">ימות</text:span><text:span text:style-name="T4"> </text:span><text:span text:style-name="T18">השנה)</text:span>, ובמלאין<text:span text:style-name="T1"> </text:span>דתרומה<text:span text:style-name="T1"> </text:span>ובשעת<text:span text:style-name="T1"> </text:span>הגיתות<text:span text:style-name="T1"> </text:span><text:span text:style-name="T18">(שאף</text:span><text:span text:style-name="T4"> </text:span><text:span text:style-name="T18">על</text:span><text:span text:style-name="T4"> </text:span><text:span text:style-name="T18">פי</text:span><text:span text:style-name="T4"> </text:span><text:span text:style-name="T18">שלא</text:span><text:span text:style-name="T4"> </text:span><text:span text:style-name="T18">גזרו</text:span><text:span text:style-name="T4"> </text:span><text:span text:style-name="T18">על</text:span><text:span text:style-name="T4"> </text:span><text:span text:style-name="T18">תרומתן</text:span><text:span text:style-name="T4"> </text:span><text:span text:style-name="T18">בשעת</text:span><text:span text:style-name="T4"> </text:span><text:span text:style-name="T18">הגיתות</text:span><text:span text:style-name="T4"> </text:span><text:span text:style-name="T18">מפני</text:span><text:span text:style-name="T4"> </text:span><text:span text:style-name="T18">הפסד</text:span><text:span text:style-name="T4"> </text:span><text:span text:style-name="T18">כהנים</text:span><text:span text:style-name="T4"> </text:span><text:span text:style-name="T18">חבירים: דנמצאת</text:span><text:span text:style-name="T4"> </text:span><text:span text:style-name="T18">מפסידן</text:span><text:span text:style-name="T4"> </text:span><text:span text:style-name="T18">מרוב</text:span><text:span text:style-name="T4"> </text:span><text:span text:style-name="T18">תרומות</text:span><text:span text:style-name="T4"> </text:span><text:span text:style-name="T18">ארץ</text:span><text:span text:style-name="T4"> </text:span><text:span text:style-name="T18">ישראל</text:span><text:span text:style-name="T4"> </text:span><text:span text:style-name="T18">- על</text:span><text:span text:style-name="T4"> </text:span><text:span text:style-name="T18">הקנקנים</text:span><text:span text:style-name="T4"> </text:span><text:span text:style-name="T18">לא</text:span><text:span text:style-name="T4"> </text:span><text:span text:style-name="T18">האמינום, ואין</text:span><text:span text:style-name="T4"> </text:span><text:span text:style-name="T18">הכהנים</text:span><text:span text:style-name="T4"> </text:span><text:span text:style-name="T18">חברים</text:span><text:span text:style-name="T4"> </text:span><text:span text:style-name="T18">מקבלין</text:span><text:span text:style-name="T4"> </text:span><text:span text:style-name="T18">מהן</text:span><text:span text:style-name="T4"> </text:span><text:span text:style-name="T18">הקנקנים</text:span><text:span text:style-name="T4"> </text:span><text:span text:style-name="T18">עם</text:span><text:span text:style-name="T4"> </text:span><text:span text:style-name="T18">התרומה, אבל</text:span><text:span text:style-name="T4"> </text:span><text:span text:style-name="T18">מערין</text:span><text:span text:style-name="T4"> </text:span><text:span text:style-name="T18">אותה</text:span><text:span text:style-name="T4"> </text:span><text:span text:style-name="T18">לכליהן, ודכוותה</text:span><text:span text:style-name="T4"> </text:span><text:span text:style-name="T18">אמרינן</text:span><text:span text:style-name="T4"> </text:span><text:span text:style-name="T18">לקמן</text:span><text:span text:style-name="T4"> </text:span><text:span text:style-name="T19">[עמוד</text:span><text:span text:style-name="T3"> </text:span><text:span text:style-name="T19">ב]</text:span><text:span text:style-name="T18">: '</text:span><text:span text:style-name="T33">אל</text:span><text:span text:style-name="T28"> </text:span><text:span text:style-name="T33">תתמה, שהרי</text:span><text:span text:style-name="T28"> </text:span><text:span text:style-name="T33">לגין</text:span><text:span text:style-name="T28"> </text:span><text:span text:style-name="T33">טמאין</text:span><text:span text:style-name="T28"> </text:span><text:span text:style-name="T33">טומאת</text:span><text:span text:style-name="T28"> </text:span><text:span text:style-name="T33">שבעה, ומשקין</text:span><text:span text:style-name="T28"> </text:span><text:span text:style-name="T33">טהורים</text:span><text:span text:style-name="T18">')</text:span>.</text:p>
      <text:p text:style-name="P4">תנן: '<text:span text:style-name="T26">כדי</text:span><text:span text:style-name="T27"> </text:span><text:span text:style-name="T26">יין</text:span><text:span text:style-name="T27"> </text:span><text:span text:style-name="T26">וכדי</text:span><text:span text:style-name="T27"> </text:span><text:span text:style-name="T26">שמן</text:span><text:span text:style-name="T27"> </text:span><text:span text:style-name="T26">המדומעות</text:span>'; מאי, לאו<text:span text:style-name="T1"> </text:span>מדומעות<text:span text:style-name="T1"> </text:span>דתרומה<text:span text:style-name="T1"> </text:span><text:span text:style-name="T18">(וקתני: נאמן</text:span><text:span text:style-name="T4"> </text:span><text:span text:style-name="T18">אכדין)</text:span>? </text:p>
      <text:p text:style-name="P4">אמרי<text:span text:style-name="T1"> </text:span>דבי<text:span text:style-name="T1"> </text:span>רבי<text:span text:style-name="T1"> </text:span>חייא: מדומעות<text:span text:style-name="T1"> </text:span>דקדש.</text:p>
      <text:p text:style-name="P4">ומי<text:span text:style-name="T1"> </text:span>איכא<text:span text:style-name="T1"> </text:span>דימוע<text:span text:style-name="T1"> </text:span>לקדש<text:span text:style-name="T1"> </text:span><text:span text:style-name="T18">(טבל</text:span><text:span text:style-name="T4"> </text:span><text:span text:style-name="T18">שלא</text:span><text:span text:style-name="T4"> </text:span><text:span text:style-name="T18">נתקן</text:span><text:span text:style-name="T4"> </text:span><text:span text:style-name="T18">- מדומע</text:span><text:span text:style-name="T4"> </text:span><text:span text:style-name="T18">בתרומה, אבל</text:span><text:span text:style-name="T4"> </text:span><text:span text:style-name="T18">קדש</text:span><text:span text:style-name="T4"> </text:span><text:span text:style-name="T18">לא</text:span><text:span text:style-name="T4"> </text:span><text:span text:style-name="T18">הוזקקנו</text:span><text:span text:style-name="T4"> </text:span><text:span text:style-name="T18">לפרוש</text:span><text:span text:style-name="T4"> </text:span><text:span text:style-name="T18">מתוכה</text:span><text:span text:style-name="T4"> </text:span><text:span text:style-name="T18">שיהא</text:span><text:span text:style-name="T4"> </text:span><text:span text:style-name="T18">הטבל</text:span><text:span text:style-name="T4"> </text:span><text:span text:style-name="T18">מדומע</text:span><text:span text:style-name="T4"> </text:span><text:span text:style-name="T18">בתוכו)</text:span>?</text:p>
      <text:p text:style-name="P4">אמרי<text:span text:style-name="T1"> </text:span>דבי<text:span text:style-name="T1"> </text:span>רבי<text:span text:style-name="T1"> </text:span>אלעאי: במטהר<text:span text:style-name="T1"> </text:span>את<text:span text:style-name="T1"> </text:span>טבלו<text:span text:style-name="T1"> </text:span><text:span text:style-name="T53">[שומר</text:span><text:span text:style-name="T4"> </text:span><text:span text:style-name="T53">את</text:span><text:span text:style-name="T4"> </text:span><text:span text:style-name="T53">טבלו</text:span><text:span text:style-name="T4"> </text:span><text:span text:style-name="T53">בטהרה]</text:span> ליטול<text:span text:style-name="T1"> </text:span>ממנו<text:span text:style-name="T1"> </text:span>נסכים<text:span text:style-name="T1"> </text:span><text:span text:style-name="T18">(דאיכא</text:span><text:span text:style-name="T4"> </text:span><text:span text:style-name="T18">חולין</text:span><text:span text:style-name="T4"> </text:span><text:span text:style-name="T18">וקדש</text:span><text:span text:style-name="T4"> </text:span><text:span text:style-name="T18">ותרומה; מיגו</text:span><text:span text:style-name="T4"> </text:span><text:span text:style-name="T18">דמהימן</text:span><text:span text:style-name="T4"> </text:span><text:span text:style-name="T18">אקדש</text:span><text:span text:style-name="T4"> </text:span><text:span text:style-name="T18">- מהימן</text:span><text:span text:style-name="T4"> </text:span><text:span text:style-name="T18">נמי</text:span><text:span text:style-name="T4"> </text:span><text:span text:style-name="T18">אתרומה</text:span><text:span text:style-name="T4"> </text:span><text:span text:style-name="T18">ואקנקנים: שגנאי</text:span><text:span text:style-name="T4"> </text:span><text:span text:style-name="T18">לקדש</text:span><text:span text:style-name="T4"> </text:span><text:span text:style-name="T18">שיהו</text:span><text:span text:style-name="T4"> </text:span><text:span text:style-name="T18">הקנקנים</text:span><text:span text:style-name="T4"> </text:span><text:span text:style-name="T18">שעירוהו</text:span><text:span text:style-name="T4"> </text:span><text:span text:style-name="T18">מהן</text:span><text:span text:style-name="T4"> </text:span><text:span text:style-name="T18">בחזקת</text:span><text:span text:style-name="T4"> </text:span><text:span text:style-name="T18">טומאה</text:span><text:span text:style-name="T4"> </text:span><text:span text:style-name="T18">והוא</text:span><text:span text:style-name="T4"> </text:span><text:span text:style-name="T18">קרב)</text:span>. <text:s/></text:p>
      <text:p text:style-name="P4"/>
      <text:p text:style-name="P4">קודם<text:span text:style-name="T1"> </text:span>לגיתות<text:span text:style-name="T1"> </text:span>שבעים<text:span text:style-name="T1"> </text:span>יום: <text:s/></text:p>
      <text:p text:style-name="P4">אמר<text:span text:style-name="T1"> </text:span>אביי: שמע<text:span text:style-name="T1"> </text:span>מינה: דינא<text:span text:style-name="T1"> </text:span>הוא<text:span text:style-name="T1"> </text:span>דעילויה<text:span text:style-name="T1"> </text:span>אריסא<text:span text:style-name="T1"> </text:span>למיטרח<text:span text:style-name="T1"> </text:span>אגולפי<text:span text:style-name="T1"> </text:span>שבעים<text:span text:style-name="T1"> </text:span>יומין<text:span text:style-name="T1"> </text:span>מקמי<text:span text:style-name="T1"> </text:span>מעצרתא<text:span text:style-name="T1"> </text:span><text:span text:style-name="T53">[שהרי</text:span><text:span text:style-name="T4"> </text:span><text:span text:style-name="T53">זהו</text:span><text:span text:style-name="T4"> </text:span><text:span text:style-name="T53">זמן</text:span><text:span text:style-name="T4"> </text:span><text:span text:style-name="T53">ההכנה</text:span><text:span text:style-name="T4"> </text:span><text:span text:style-name="T53">לשמן]</text:span>.</text:p>
      <text:p text:style-name="P4"/>
      <text:p text:style-name="P4"/>
      <text:p text:style-name="P4">משנה:</text:p>
      <text:p text:style-name="P4">מן<text:span text:style-name="T1"> </text:span>המודיעים<text:span text:style-name="T1"> </text:span>ולפנים<text:span text:style-name="T1"> </text:span>נאמנין<text:span text:style-name="T1"> </text:span>על<text:span text:style-name="T1"> </text:span>כלי<text:span text:style-name="T1"> </text:span>חרס, מן<text:span text:style-name="T1"> </text:span>המודיעים<text:span text:style-name="T1"> </text:span>ולחוץ<text:span text:style-name="T1"> </text:span>אין<text:span text:style-name="T1"> </text:span>נאמנין<text:span text:style-name="T1"> </text:span><text:span text:style-name="T18">('מודיעים' = שם</text:span><text:span text:style-name="T4"> </text:span><text:span text:style-name="T18">כרך</text:span><text:span text:style-name="T4"> </text:span><text:span text:style-name="T18">רחוק</text:span><text:span text:style-name="T4"> </text:span><text:span text:style-name="T18">מירושלים</text:span><text:span text:style-name="T4"> </text:span><text:span text:style-name="T18">חמשה</text:span><text:span text:style-name="T4"> </text:span><text:span text:style-name="T18">עשר</text:span><text:span text:style-name="T4"> </text:span><text:span text:style-name="T18">מיל, כדאמר</text:span><text:span text:style-name="T4"> </text:span><text:span text:style-name="T18">במסכת</text:span><text:span text:style-name="T4"> </text:span><text:span text:style-name="T18">פסחים</text:span><text:span text:style-name="T4"> </text:span><text:span text:style-name="T19">(צג,ב)</text:span><text:span text:style-name="T18">; ממנו</text:span><text:span text:style-name="T4"> </text:span><text:span text:style-name="T18">ולפנים</text:span><text:span text:style-name="T4"> </text:span><text:span text:style-name="T18">לצד</text:span><text:span text:style-name="T4"> </text:span><text:span text:style-name="T18">ירושלים</text:span><text:span text:style-name="T4"> </text:span><text:span text:style-name="T18">- נאמנין</text:span><text:span text:style-name="T4"> </text:span><text:span text:style-name="T18">קדרין</text:span><text:span text:style-name="T4"> </text:span><text:span text:style-name="T18">עמי</text:span><text:span text:style-name="T4"> </text:span><text:span text:style-name="T18">הארץ</text:span><text:span text:style-name="T4"> </text:span><text:span text:style-name="T18">ליקח</text:span><text:span text:style-name="T4"> </text:span><text:span text:style-name="T18">מהן</text:span><text:span text:style-name="T4"> </text:span><text:span text:style-name="T18">כלי</text:span><text:span text:style-name="T4"> </text:span><text:span text:style-name="T18">חרס</text:span><text:span text:style-name="T4"> </text:span><text:span text:style-name="T18">הדקין, כגון</text:span><text:span text:style-name="T4"> </text:span><text:span text:style-name="T18">קדרות</text:span><text:span text:style-name="T4"> </text:span><text:span text:style-name="T18">כוסות</text:span><text:span text:style-name="T4"> </text:span><text:span text:style-name="T18">וקיתוניות, שאי</text:span><text:span text:style-name="T4"> </text:span><text:span text:style-name="T18">אפשר</text:span><text:span text:style-name="T4"> </text:span><text:span text:style-name="T18">בלא</text:span><text:span text:style-name="T4"> </text:span><text:span text:style-name="T18">הם, ובירושלים</text:span><text:span text:style-name="T4"> </text:span><text:span text:style-name="T18">אין</text:span><text:span text:style-name="T4"> </text:span><text:span text:style-name="T18">עושין</text:span><text:span text:style-name="T4"> </text:span><text:span text:style-name="T18">כבשונות</text:span><text:span text:style-name="T4"> </text:span><text:span text:style-name="T18">מפני</text:span><text:span text:style-name="T4"> </text:span><text:span text:style-name="T18">העשן, לא</text:span><text:span text:style-name="T4"> </text:span><text:span text:style-name="T18">לסיד</text:span><text:span text:style-name="T4"> </text:span><text:span text:style-name="T18">ולא</text:span><text:span text:style-name="T4"> </text:span><text:span text:style-name="T18">לקדרות, ולפיכך</text:span><text:span text:style-name="T4"> </text:span><text:span text:style-name="T18">האמינום</text:span><text:span text:style-name="T4"> </text:span><text:span text:style-name="T18">שלא</text:span><text:span text:style-name="T4"> </text:span><text:span text:style-name="T18">לגזור</text:span><text:span text:style-name="T4"> </text:span><text:span text:style-name="T18">עליהן, שאין</text:span><text:span text:style-name="T4"> </text:span><text:span text:style-name="T18">גוזרין</text:span><text:span text:style-name="T4"> </text:span><text:span text:style-name="T18">גזירה</text:span><text:span text:style-name="T4"> </text:span><text:span text:style-name="T18">על</text:span><text:span text:style-name="T4"> </text:span><text:span text:style-name="T18">הצבור</text:span><text:span text:style-name="T4"> </text:span><text:span text:style-name="T18">שאין</text:span><text:span text:style-name="T4"> </text:span><text:span text:style-name="T18">רוב</text:span><text:span text:style-name="T4"> </text:span><text:span text:style-name="T18">הצבור</text:span><text:span text:style-name="T4"> </text:span><text:span text:style-name="T18">יכולין</text:span><text:span text:style-name="T4"> </text:span><text:span text:style-name="T18">לעמוד</text:span><text:span text:style-name="T4"> </text:span><text:span text:style-name="T18">בה)</text:span>;</text:p>
      <text:p text:style-name="P4">כיצד?</text:p>
      <text:p text:style-name="P4">הקדר<text:span text:style-name="T1"> </text:span>שהוא<text:span text:style-name="T1"> </text:span>מוכר<text:span text:style-name="T1"> </text:span>הקדרות, נכנס<text:span text:style-name="T1"> </text:span>לפנים<text:span text:style-name="T1"> </text:span>מן<text:span text:style-name="T1"> </text:span>המודיעים<text:span text:style-name="T1"> </text:span>- הוא<text:span text:style-name="T1"> </text:span>הקדר<text:span text:style-name="T1"> </text:span>והן<text:span text:style-name="T1"> </text:span>הקדרות<text:span text:style-name="T1"> </text:span>והן<text:span text:style-name="T1"> </text:span>הלוקחין<text:span text:style-name="T1"> </text:span>- נאמן; <text:span text:style-name="T18">(</text:span><text:span text:style-name="T10">הוא</text:span><text:span text:style-name="T12"> </text:span><text:span text:style-name="T10">הקדר</text:span><text:span text:style-name="T4"> </text:span><text:span text:style-name="T18">- מי</text:span><text:span text:style-name="T4"> </text:span><text:span text:style-name="T18">שהביאן</text:span><text:span text:style-name="T4"> </text:span><text:span text:style-name="T18">מחוץ</text:span><text:span text:style-name="T4"> </text:span><text:span text:style-name="T18">למודיעים</text:span><text:span text:style-name="T4"> </text:span><text:span text:style-name="T18">- האמינוהו, לפי</text:span><text:span text:style-name="T4"> </text:span><text:span text:style-name="T18">שאי</text:span><text:span text:style-name="T4"> </text:span><text:span text:style-name="T18">אפשר, אבל</text:span><text:span text:style-name="T4"> </text:span><text:span text:style-name="T18">אם</text:span><text:span text:style-name="T4"> </text:span><text:span text:style-name="T18">מסרן</text:span><text:span text:style-name="T4"> </text:span><text:span text:style-name="T18">ליד</text:span><text:span text:style-name="T4"> </text:span><text:span text:style-name="T18">קדר</text:span><text:span text:style-name="T4"> </text:span><text:span text:style-name="T18">עם</text:span><text:span text:style-name="T4"> </text:span><text:span text:style-name="T18">הארץ</text:span><text:span text:style-name="T4"> </text:span><text:span text:style-name="T18">היושב</text:span><text:span text:style-name="T4"> </text:span><text:span text:style-name="T18">במודיעים</text:span><text:span text:style-name="T4"> </text:span><text:span text:style-name="T18">או</text:span><text:span text:style-name="T4"> </text:span><text:span text:style-name="T18">לפנים</text:span><text:span text:style-name="T4"> </text:span><text:span text:style-name="T18">- לא</text:span><text:span text:style-name="T4"> </text:span><text:span text:style-name="T18">האמינוהו; </text:span><text:span text:style-name="T10">והן</text:span><text:span text:style-name="T12"> </text:span><text:span text:style-name="T10">הקדירות</text:span><text:span text:style-name="T4"> </text:span><text:span text:style-name="T18">- על</text:span><text:span text:style-name="T4"> </text:span><text:span text:style-name="T18">אותן</text:span><text:span text:style-name="T4"> </text:span><text:span text:style-name="T18">הקדירות</text:span><text:span text:style-name="T4"> </text:span><text:span text:style-name="T18">שהביא</text:span><text:span text:style-name="T4"> </text:span><text:span text:style-name="T18">הוא</text:span><text:span text:style-name="T4"> </text:span><text:span text:style-name="T18">- האמינוהו, ולא</text:span><text:span text:style-name="T4"> </text:span><text:span text:style-name="T18">לצרף</text:span><text:span text:style-name="T4"> </text:span><text:span text:style-name="T18">עמהן</text:span><text:span text:style-name="T4"> </text:span><text:span text:style-name="T18">קדירות</text:span><text:span text:style-name="T4"> </text:span><text:span text:style-name="T18">של</text:span><text:span text:style-name="T4"> </text:span><text:span text:style-name="T18">קדר</text:span><text:span text:style-name="T4"> </text:span><text:span text:style-name="T18">אחר</text:span><text:span text:style-name="T4"> </text:span><text:span text:style-name="T18">היושב</text:span><text:span text:style-name="T4"> </text:span><text:span text:style-name="T18">במודיעים; </text:span><text:span text:style-name="T10">והן</text:span><text:span text:style-name="T12"> </text:span><text:span text:style-name="T10">הלוקחין</text:span><text:span text:style-name="T4"> </text:span><text:span text:style-name="T18">- חברים</text:span><text:span text:style-name="T4"> </text:span><text:span text:style-name="T18">שראוהו</text:span><text:span text:style-name="T4"> </text:span><text:span text:style-name="T18">שהביאן</text:span><text:span text:style-name="T4"> </text:span><text:span text:style-name="T18">- נאמן</text:span><text:span text:style-name="T4"> </text:span><text:span text:style-name="T18">הקדר</text:span><text:span text:style-name="T4"> </text:span><text:span text:style-name="T18">אצלן, ולא</text:span><text:span text:style-name="T4"> </text:span><text:span text:style-name="T18">אצל</text:span><text:span text:style-name="T4"> </text:span><text:span text:style-name="T18">לוקחים</text:span><text:span text:style-name="T4"> </text:span><text:span text:style-name="T18">אחרים)</text:span>;</text:p>
      <text:p text:style-name="P4">יצא<text:span text:style-name="T1"> </text:span><text:span text:style-name="T18">(מן</text:span><text:span text:style-name="T4"> </text:span><text:span text:style-name="T18">המודיעים</text:span><text:span text:style-name="T4"> </text:span><text:span text:style-name="T18">לשוב</text:span><text:span text:style-name="T4"> </text:span><text:span text:style-name="T18">לאחוריו)</text:span> - אינו<text:span text:style-name="T1"> </text:span>נאמן.</text:p>
      <text:p text:style-name="P4"/>
      <text:p text:style-name="P4">גמרא:</text:p>
      <text:p text:style-name="P4">תנא: '<text:span text:style-name="T26">מודיעים</text:span><text:span text:style-name="T27"> </text:span><text:span text:style-name="T18">(הכרך</text:span><text:span text:style-name="T4"> </text:span><text:span text:style-name="T18">עצמו)</text:span><text:span text:style-name="T26"> - פעמים</text:span><text:span text:style-name="T27"> </text:span><text:span text:style-name="T26">כלפנים, פעמים</text:span><text:span text:style-name="T27"> </text:span><text:span text:style-name="T26">כלחוץ, כיצד? - קדר</text:span><text:span text:style-name="T27"> </text:span><text:span text:style-name="T26">יוצא</text:span><text:span text:style-name="T27"> </text:span><text:span text:style-name="T18">(מלפנים</text:span><text:span text:style-name="T4"> </text:span><text:span text:style-name="T18">מן</text:span><text:span text:style-name="T4"> </text:span><text:span text:style-name="T18">המודיעים, ונכנס</text:span><text:span text:style-name="T4"> </text:span><text:span text:style-name="T18">למודיעים)</text:span><text:span text:style-name="T26"> וחבר</text:span><text:span text:style-name="T27"> </text:span><text:span text:style-name="T18">(בא</text:span><text:span text:style-name="T4"> </text:span><text:span text:style-name="T18">מחוץ</text:span><text:span text:style-name="T4"> </text:span><text:span text:style-name="T18">למודיעים, ו)</text:span><text:span text:style-name="T26">נכנס</text:span><text:span text:style-name="T27"> </text:span><text:span text:style-name="T18">(למודיעים)</text:span><text:span text:style-name="T26"> - כלפנים</text:span><text:span text:style-name="T27"> </text:span><text:span text:style-name="T18">(מותר</text:span><text:span text:style-name="T4"> </text:span><text:span text:style-name="T18">ליקח</text:span><text:span text:style-name="T4"> </text:span><text:span text:style-name="T18">ממנו, שהקדר</text:span><text:span text:style-name="T4"> </text:span><text:span text:style-name="T18">לא</text:span><text:span text:style-name="T4"> </text:span><text:span text:style-name="T18">יחזור</text:span><text:span text:style-name="T4"> </text:span><text:span text:style-name="T18">עוד</text:span><text:span text:style-name="T4"> </text:span><text:span text:style-name="T18">לאחוריו, ואם</text:span><text:span text:style-name="T4"> </text:span><text:span text:style-name="T18">לא</text:span><text:span text:style-name="T4"> </text:span><text:span text:style-name="T18">עכשיו</text:span><text:span text:style-name="T4"> </text:span><text:span text:style-name="T18">יקח</text:span><text:span text:style-name="T4"> </text:span><text:span text:style-name="T18">- אימתי)</text:span><text:span text:style-name="T26">; שניהן</text:span><text:span text:style-name="T27"> </text:span><text:span text:style-name="T26">נכנסין</text:span><text:span text:style-name="T27"> </text:span></text:p>
      <text:p text:style-name="P4"/>
      <text:p text:style-name="P4">(חגיגה<text:span text:style-name="T1"> </text:span>כו,א)</text:p>
      <text:p text:style-name="P4"><text:soft-page-break/><text:span text:style-name="T26">או</text:span><text:span text:style-name="T27"> </text:span><text:span text:style-name="T26">שניהן</text:span><text:span text:style-name="T27"> </text:span><text:span text:style-name="T26">יוצאין</text:span><text:span text:style-name="T27"> </text:span><text:span text:style-name="T26">- כלחוץ</text:span><text:span text:style-name="T27"> </text:span><text:span text:style-name="T18">(</text:span><text:span text:style-name="T10">שניהן</text:span><text:span text:style-name="T12"> </text:span><text:span text:style-name="T10">נכנסין</text:span><text:span text:style-name="T4"> </text:span><text:span text:style-name="T18">מחוץ</text:span><text:span text:style-name="T4"> </text:span><text:span text:style-name="T18">למודיעים, ובאו</text:span><text:span text:style-name="T4"> </text:span><text:span text:style-name="T18">בתוך</text:span><text:span text:style-name="T4"> </text:span><text:span text:style-name="T18">הכרך</text:span><text:span text:style-name="T4"> </text:span><text:span text:style-name="T18">- </text:span><text:span text:style-name="T10">כלחוץ</text:span><text:span text:style-name="T18">, אלא</text:span><text:span text:style-name="T4"> </text:span><text:span text:style-name="T18">ימתין</text:span><text:span text:style-name="T4"> </text:span><text:span text:style-name="T18">עד</text:span><text:span text:style-name="T4"> </text:span><text:span text:style-name="T18">שיהא</text:span><text:span text:style-name="T4"> </text:span><text:span text:style-name="T18">מן</text:span><text:span text:style-name="T4"> </text:span><text:span text:style-name="T18">כרך</text:span><text:span text:style-name="T4"> </text:span><text:span text:style-name="T18">ולפנים; וכן</text:span><text:span text:style-name="T12"> </text:span><text:span text:style-name="T10">שניהם</text:span><text:span text:style-name="T12"> </text:span><text:span text:style-name="T10">יוצאין</text:span><text:span text:style-name="T4"> </text:span><text:span text:style-name="T18">- הואיל</text:span><text:span text:style-name="T4"> </text:span><text:span text:style-name="T18">ומצאו</text:span><text:span text:style-name="T4"> </text:span><text:span text:style-name="T18">לפנים</text:span><text:span text:style-name="T4"> </text:span><text:span text:style-name="T18">ושם</text:span><text:span text:style-name="T4"> </text:span><text:span text:style-name="T18">לא</text:span><text:span text:style-name="T4"> </text:span><text:span text:style-name="T18">לקח</text:span><text:span text:style-name="T4"> </text:span><text:span text:style-name="T18">ממנו</text:span><text:span text:style-name="T4"> </text:span><text:span text:style-name="T18">- לא</text:span><text:span text:style-name="T4"> </text:span><text:span text:style-name="T18">יקח</text:span><text:span text:style-name="T4"> </text:span><text:span text:style-name="T18">עוד; וכל</text:span><text:span text:style-name="T4"> </text:span><text:span text:style-name="T18">שכן</text:span><text:span text:style-name="T4"> </text:span><text:span text:style-name="T18">קדר</text:span><text:span text:style-name="T4"> </text:span><text:span text:style-name="T18">נכנס</text:span><text:span text:style-name="T4"> </text:span><text:span text:style-name="T18">וחבר</text:span><text:span text:style-name="T4"> </text:span><text:span text:style-name="T18">יוצא, הואיל</text:span><text:span text:style-name="T4"> </text:span><text:span text:style-name="T18">וסוף</text:span><text:span text:style-name="T4"> </text:span><text:span text:style-name="T18">הקדר</text:span><text:span text:style-name="T4"> </text:span><text:span text:style-name="T18">ליכנס</text:span><text:span text:style-name="T4"> </text:span><text:span text:style-name="T18">לפנים</text:span><text:span text:style-name="T4"> </text:span><text:span text:style-name="T18">- יחזור</text:span><text:span text:style-name="T4"> </text:span><text:span text:style-name="T18">החבר</text:span><text:span text:style-name="T4"> </text:span><text:span text:style-name="T18">הצריך</text:span><text:span text:style-name="T4"> </text:span><text:span text:style-name="T18">ליקח, ויקח)</text:span>.</text:p>
      <text:p text:style-name="P4">אמר<text:span text:style-name="T1"> </text:span>אביי: אף<text:span text:style-name="T1"> </text:span>אנן<text:span text:style-name="T1"> </text:span>נמי<text:span text:style-name="T1"> </text:span>תנינא: '<text:span text:style-name="T26">הקדר</text:span><text:span text:style-name="T27"> </text:span><text:span text:style-name="T26">שמכר</text:span><text:span text:style-name="T27"> </text:span><text:span text:style-name="T26">את</text:span><text:span text:style-name="T27"> </text:span><text:span text:style-name="T26">הקדירות</text:span><text:span text:style-name="T27"> </text:span><text:span text:style-name="T26">ונכנס</text:span><text:span text:style-name="T27"> </text:span><text:span text:style-name="T26">לפנים</text:span><text:span text:style-name="T27"> </text:span><text:span text:style-name="T26">מן</text:span><text:span text:style-name="T27"> </text:span><text:span text:style-name="T26">המודיעים</text:span>'; טעמא<text:span text:style-name="T1"> </text:span>דלפנים<text:span text:style-name="T1"> </text:span>מן<text:span text:style-name="T1"> </text:span>המודיעים, הא<text:span text:style-name="T1"> </text:span>מודיעים<text:span text:style-name="T1"> </text:span>גופה<text:span text:style-name="T1"> </text:span>- לא<text:span text:style-name="T1"> </text:span>מהימן; אימא<text:span text:style-name="T1"> </text:span>סיפא<text:span text:style-name="T1"> </text:span>'<text:span text:style-name="T26">יצא</text:span><text:span text:style-name="T27"> </text:span><text:span text:style-name="T26">- אינו</text:span><text:span text:style-name="T27"> </text:span><text:span text:style-name="T26">נאמן</text:span>' הא<text:span text:style-name="T1"> </text:span>מודיעים<text:span text:style-name="T1"> </text:span>גופה<text:span text:style-name="T1"> </text:span>נאמן! אלא<text:span text:style-name="T1"> </text:span>לאו<text:span text:style-name="T1"> </text:span>שמע<text:span text:style-name="T1"> </text:span>מינה<text:span text:style-name="T1"> </text:span>כאן<text:span text:style-name="T1"> </text:span>בקדר<text:span text:style-name="T1"> </text:span>יוצא<text:span text:style-name="T1"> </text:span>וחבר<text:span text:style-name="T1"> </text:span>נכנס<text:span text:style-name="T1"> </text:span>כאן<text:span text:style-name="T1"> </text:span>בששניהן<text:span text:style-name="T1"> </text:span>יוצאין<text:span text:style-name="T1"> </text:span>או<text:span text:style-name="T1"> </text:span>שניהן<text:span text:style-name="T1"> </text:span>נכנסין?</text:p>
      <text:p text:style-name="P4">שמע<text:span text:style-name="T1"> </text:span>מינה.</text:p>
      <text:p text:style-name="P5"/>
      <text:p text:style-name="P4">תנא: '<text:span text:style-name="T26">נאמנין</text:span><text:span text:style-name="T27"> </text:span><text:span text:style-name="T26">בכלי</text:span><text:span text:style-name="T27"> </text:span><text:span text:style-name="T26">חרס</text:span><text:span text:style-name="T27"> </text:span><text:span text:style-name="T26">הדקין</text:span><text:span text:style-name="T27"> </text:span><text:span text:style-name="T26">לקודש</text:span>' <text:span text:style-name="T18">(הא</text:span><text:span text:style-name="T4"> </text:span><text:span text:style-name="T18">דתנן</text:span><text:span text:style-name="T4"> </text:span><text:span text:style-name="T18">'</text:span><text:span text:style-name="T33">מן</text:span><text:span text:style-name="T28"> </text:span><text:span text:style-name="T33">המודיעים</text:span><text:span text:style-name="T28"> </text:span><text:span text:style-name="T33">ולפנים</text:span><text:span text:style-name="T28"> </text:span><text:span text:style-name="T33">נאמנין</text:span><text:span text:style-name="T28"> </text:span><text:span text:style-name="T33">על</text:span><text:span text:style-name="T28"> </text:span><text:span text:style-name="T33">כלי</text:span><text:span text:style-name="T28"> </text:span><text:span text:style-name="T33">חרס</text:span><text:span text:style-name="T18">' - בכלי</text:span><text:span text:style-name="T4"> </text:span><text:span text:style-name="T18">חרס</text:span><text:span text:style-name="T4"> </text:span><text:span text:style-name="T18">הדקין</text:span><text:span text:style-name="T4"> </text:span><text:span text:style-name="T18">אמרו, שאי</text:span><text:span text:style-name="T4"> </text:span><text:span text:style-name="T18">אפשר</text:span><text:span text:style-name="T4"> </text:span><text:span text:style-name="T18">בלא</text:span><text:span text:style-name="T4"> </text:span><text:span text:style-name="T18">הם, כדפרשינן</text:span><text:span text:style-name="T4"> </text:span><text:span text:style-name="T18">לעיל; אבל</text:span><text:span text:style-name="T4"> </text:span><text:span text:style-name="T18">גסין, כגון</text:span><text:span text:style-name="T4"> </text:span><text:span text:style-name="T18">חבית</text:span><text:span text:style-name="T4"> </text:span><text:span text:style-name="T18">ליין</text:span><text:span text:style-name="T4"> </text:span><text:span text:style-name="T18">- אין</text:span><text:span text:style-name="T4"> </text:span><text:span text:style-name="T18">נאמנין</text:span><text:span text:style-name="T4"> </text:span><text:span text:style-name="T18">אלא</text:span><text:span text:style-name="T4"> </text:span><text:span text:style-name="T18">בתוך</text:span><text:span text:style-name="T4"> </text:span><text:span text:style-name="T18">ירושלים, כדלקמן; ואני</text:span><text:span text:style-name="T4"> </text:span><text:span text:style-name="T18">לא</text:span><text:span text:style-name="T4"> </text:span><text:span text:style-name="T18">כך</text:span><text:span text:style-name="T4"> </text:span><text:span text:style-name="T18">שמעתי, ולבי</text:span><text:span text:style-name="T4"> </text:span><text:span text:style-name="T18">מגמגם</text:span><text:span text:style-name="T4"> </text:span><text:span text:style-name="T18">על</text:span><text:span text:style-name="T4"> </text:span><text:span text:style-name="T18">שמועתי</text:span><text:span text:style-name="T4"> </text:span><text:span text:style-name="T18">ששמעתי: כשפיהן</text:span><text:span text:style-name="T4"> </text:span><text:span text:style-name="T18">צר</text:span><text:span text:style-name="T4"> </text:span><text:span text:style-name="T18">שאין</text:span><text:span text:style-name="T4"> </text:span><text:span text:style-name="T18">אצבעו</text:span><text:span text:style-name="T4"> </text:span><text:span text:style-name="T18">נכנס</text:span><text:span text:style-name="T4"> </text:span><text:span text:style-name="T18">לתוכו, וסופינו</text:span><text:span text:style-name="T4"> </text:span><text:span text:style-name="T18">שאנו</text:span><text:span text:style-name="T4"> </text:span><text:span text:style-name="T18">מטהרין</text:span><text:span text:style-name="T4"> </text:span><text:span text:style-name="T18">אותם</text:span><text:span text:style-name="T4"> </text:span><text:span text:style-name="T18">אפילו</text:span><text:span text:style-name="T4"> </text:span><text:span text:style-name="T18">מליאים</text:span><text:span text:style-name="T4"> </text:span><text:span text:style-name="T18">משקין</text:span><text:span text:style-name="T4"> </text:span><text:span text:style-name="T18">טמאין)</text:span>;</text:p>
      <text:p text:style-name="P4">אמר<text:span text:style-name="T1"> </text:span>ריש<text:span text:style-name="T1"> </text:span>לקיש: והוא<text:span text:style-name="T1"> </text:span>שניטלין<text:span text:style-name="T1"> </text:span>בידו<text:span text:style-name="T1"> </text:span>אחת;</text:p>
      <text:p text:style-name="P4">ורבי<text:span text:style-name="T1"> </text:span>יוחנן<text:span text:style-name="T1"> </text:span>אמר: אפילו<text:span text:style-name="T1"> </text:span>שאין<text:span text:style-name="T1"> </text:span>ניטלין<text:span text:style-name="T1"> </text:span>בידו<text:span text:style-name="T1"> </text:span>אחת.</text:p>
      <text:p text:style-name="P4">אמר<text:span text:style-name="T1"> </text:span>ריש<text:span text:style-name="T1"> </text:span>לקיש: לא<text:span text:style-name="T1"> </text:span>שנו<text:span text:style-name="T1"> </text:span>אלא<text:span text:style-name="T1"> </text:span>ריקנין, אבל<text:span text:style-name="T1"> </text:span>מלאין<text:span text:style-name="T1"> – </text:span>לא;</text:p>
      <text:p text:style-name="P4">ורבי<text:span text:style-name="T1"> </text:span>יוחנן<text:span text:style-name="T1"> </text:span>אמר: אפילו<text:span text:style-name="T1"> </text:span>מלאים<text:span text:style-name="T1"> </text:span><text:span text:style-name="T18">(אפילו</text:span><text:span text:style-name="T4"> </text:span><text:span text:style-name="T18">מלאין</text:span><text:span text:style-name="T4"> </text:span><text:span text:style-name="T18">משקין</text:span><text:span text:style-name="T4"> </text:span><text:span text:style-name="T18">שלו, שאינן</text:span><text:span text:style-name="T4"> </text:span><text:span text:style-name="T18">של</text:span><text:span text:style-name="T4"> </text:span><text:span text:style-name="T18">קדש)</text:span>, ואפילו<text:span text:style-name="T1"> </text:span>אפיקרסותו<text:span text:style-name="T1"> </text:span>לתוכו;</text:p>
      <text:p text:style-name="P4">ואמר<text:span text:style-name="T1"> </text:span>רבא: ומודה<text:span text:style-name="T1"> </text:span>רבי<text:span text:style-name="T1"> </text:span>יוחנן<text:span text:style-name="T1"> </text:span>במשקין<text:span text:style-name="T1"> </text:span>עצמן<text:span text:style-name="T1"> </text:span>שהן<text:span text:style-name="T1"> </text:span>טמאין, ואל<text:span text:style-name="T1"> </text:span>תתמה<text:span text:style-name="T1"> </text:span><text:span text:style-name="T18">(שכל</text:span><text:span text:style-name="T4"> </text:span><text:span text:style-name="T18">דברי</text:span><text:span text:style-name="T4"> </text:span><text:span text:style-name="T18">חכמים</text:span><text:span text:style-name="T4"> </text:span><text:span text:style-name="T18">כך</text:span><text:span text:style-name="T4"> </text:span><text:span text:style-name="T18">הן)</text:span>: שהרי<text:span text:style-name="T1"> </text:span><text:span text:style-name="T18">(שמעתי</text:span><text:span text:style-name="T4"> </text:span><text:span text:style-name="T18">אצל</text:span><text:span text:style-name="T4"> </text:span><text:span text:style-name="T18">כלי</text:span><text:span text:style-name="T4"> </text:span><text:span text:style-name="T18">חרס</text:span><text:span text:style-name="T4"> </text:span><text:span text:style-name="T54">[המוקף</text:span><text:span text:style-name="T3"> </text:span><text:span text:style-name="T54">צמיד</text:span><text:span text:style-name="T3"> </text:span><text:span text:style-name="T54">פתיל]</text:span><text:span text:style-name="T18"> המציל</text:span><text:span text:style-name="T4"> </text:span><text:span text:style-name="T18">את</text:span><text:span text:style-name="T4"> </text:span><text:span text:style-name="T18">המשקין</text:span><text:span text:style-name="T4"> </text:span><text:span text:style-name="T18">שבתוכו</text:span><text:span text:style-name="T4"> </text:span><text:span text:style-name="T18">ואין</text:span><text:span text:style-name="T4"> </text:span><text:span text:style-name="T18">מציל</text:span><text:span text:style-name="T4"> </text:span><text:span text:style-name="T18">כל</text:span><text:span text:style-name="T4"> </text:span><text:span text:style-name="T18">כלי</text:span><text:span text:style-name="T4"> </text:span><text:span text:style-name="T18">שטף</text:span><text:span text:style-name="T4"> </text:span><text:span text:style-name="T54">[שבתוכו]</text:span><text:span text:style-name="T18">, הדין</text:span><text:span text:style-name="T4"> </text:span><text:span text:style-name="T18">הזה:)</text:span> לגין<text:span text:style-name="T1"> </text:span>מלא<text:span text:style-name="T1"> </text:span>משקין<text:span text:style-name="T1"> </text:span><text:span text:style-name="T53">[שבתוך</text:span><text:span text:style-name="T4"> </text:span><text:span text:style-name="T53">כלי</text:span><text:span text:style-name="T4"> </text:span><text:span text:style-name="T53">חרס</text:span><text:span text:style-name="T4"> </text:span><text:span text:style-name="T53">הסגור</text:span><text:span text:style-name="T4"> </text:span><text:span text:style-name="T53">בצמיד</text:span><text:span text:style-name="T4"> </text:span><text:span text:style-name="T53">פתיל]</text:span>: לגין<text:span text:style-name="T1"> </text:span>טמאין<text:span text:style-name="T1"> </text:span>טומאת<text:span text:style-name="T1"> </text:span>שבעה, ומשקין<text:span text:style-name="T1"> </text:span>טהורין.</text:p>
      <text:p text:style-name="P4"/>
      <text:p text:style-name="P4"/>
      <text:p text:style-name="P4">משנה:</text:p>
      <text:p text:style-name="P4">הגבאין<text:span text:style-name="T1"> </text:span><text:span text:style-name="T18">(ישראל</text:span><text:span text:style-name="T4"> </text:span><text:span text:style-name="T18">שהן</text:span><text:span text:style-name="T4"> </text:span><text:span text:style-name="T18">גבאין</text:span><text:span text:style-name="T4"> </text:span><text:span text:style-name="T18">למלך</text:span><text:span text:style-name="T4"> </text:span><text:span text:style-name="T18">נכרי, לגבות</text:span><text:span text:style-name="T4"> </text:span><text:span text:style-name="T18">מיד</text:span><text:span text:style-name="T4"> </text:span><text:span text:style-name="T18">ישראל</text:span><text:span text:style-name="T4"> </text:span><text:span text:style-name="T18">גולגליות</text:span><text:span text:style-name="T4"> </text:span><text:span text:style-name="T18">ומסין</text:span><text:span text:style-name="T4"> </text:span><text:span text:style-name="T18">וארנוניות)</text:span> שנכנסו<text:span text:style-name="T1"> </text:span>לתוך<text:span text:style-name="T1"> </text:span>הבית<text:span text:style-name="T1"> </text:span><text:span text:style-name="T18">(לעבוט</text:span><text:span text:style-name="T4"> </text:span><text:span text:style-name="T18">עבוטו)</text:span>, וכן<text:span text:style-name="T1"> </text:span>הגנבים<text:span text:style-name="T1"> </text:span><text:span text:style-name="T18">(שגנבו</text:span><text:span text:style-name="T4"> </text:span><text:span text:style-name="T18">כלי</text:span><text:span text:style-name="T4"> </text:span><text:span text:style-name="T18">חרס</text:span><text:span text:style-name="T4"> </text:span><text:span text:style-name="T18">ו)</text:span>שהחזירו<text:span text:style-name="T1"> </text:span>את<text:span text:style-name="T1"> </text:span>הכלים<text:span text:style-name="T1"> </text:span>- נאמנין<text:span text:style-name="T1"> </text:span>לומר<text:span text:style-name="T1"> </text:span>"לא<text:span text:style-name="T1"> </text:span>נגענו<text:span text:style-name="T1"> </text:span><text:span text:style-name="T18">(לתוכו)</text:span>" <text:span text:style-name="T18">(לקדש</text:span><text:span text:style-name="T4"> </text:span><text:span text:style-name="T18">- נאמנין, אבל</text:span><text:span text:style-name="T4"> </text:span><text:span text:style-name="T18">לא</text:span><text:span text:style-name="T4"> </text:span><text:span text:style-name="T18">לתרומה, דכולה</text:span><text:span text:style-name="T4"> </text:span><text:span text:style-name="T18">מתניתין</text:span><text:span text:style-name="T4"> </text:span><text:span text:style-name="T18">- אחוֹמר</text:span><text:span text:style-name="T4"> </text:span><text:span text:style-name="T18">בקדש</text:span><text:span text:style-name="T4"> </text:span><text:span text:style-name="T18">מתרומה</text:span><text:span text:style-name="T4"> </text:span><text:span text:style-name="T18">קיימא, ובהדיא</text:span><text:span text:style-name="T4"> </text:span><text:span text:style-name="T18">שנינו</text:span><text:span text:style-name="T4"> </text:span><text:span text:style-name="T18">בתוספתא</text:span><text:span text:style-name="T4"> </text:span><text:span text:style-name="T19">[</text:span><text:span text:style-name="T64">אינו</text:span><text:span text:style-name="T61"> </text:span><text:span text:style-name="T64">בתוספתא</text:span><text:span text:style-name="T61"> </text:span><text:span text:style-name="T64">שלנו</text:span><text:span text:style-name="T19">]</text:span><text:span text:style-name="T18">: '</text:span><text:span text:style-name="T33">הגבאין</text:span><text:span text:style-name="T28"> </text:span><text:span text:style-name="T33">שנכנסו</text:span><text:span text:style-name="T28"> </text:span><text:span text:style-name="T33">לתוך</text:span><text:span text:style-name="T28"> </text:span><text:span text:style-name="T33">הבית</text:span><text:span text:style-name="T28"> </text:span><text:span text:style-name="T33">- נאמנין</text:span><text:span text:style-name="T28"> </text:span><text:span text:style-name="T33">על</text:span><text:span text:style-name="T28"> </text:span><text:span text:style-name="T33">טהרת</text:span><text:span text:style-name="T28"> </text:span><text:span text:style-name="T33">חטאת, ואין</text:span><text:span text:style-name="T28"> </text:span><text:span text:style-name="T33">נאמנין</text:span><text:span text:style-name="T28"> </text:span><text:span text:style-name="T33">על</text:span><text:span text:style-name="T28"> </text:span><text:span text:style-name="T33">טהרת</text:span><text:span text:style-name="T28"> </text:span><text:span text:style-name="T33">תרומה</text:span><text:span text:style-name="T18">'; והאי</text:span><text:span text:style-name="T4"> </text:span><text:span text:style-name="T18">חטאת</text:span><text:span text:style-name="T4"> </text:span><text:span text:style-name="T18">- בשר</text:span><text:span text:style-name="T4"> </text:span><text:span text:style-name="T18">קדש, ולא</text:span><text:span text:style-name="T4"> </text:span><text:span text:style-name="T18">אפר</text:span><text:span text:style-name="T4"> </text:span><text:span text:style-name="T18">חטאת, כדמוכח</text:span><text:span text:style-name="T4"> </text:span><text:span text:style-name="T18">התם; אף</text:span><text:span text:style-name="T4"> </text:span><text:span text:style-name="T18">אם</text:span><text:span text:style-name="T4"> </text:span><text:span text:style-name="T18">עשו</text:span><text:span text:style-name="T4"> </text:span><text:span text:style-name="T18">תשובה</text:span><text:span text:style-name="T4"> </text:span><text:span text:style-name="T18">- דשין</text:span><text:span text:style-name="T4"> </text:span><text:span text:style-name="T18">בטומאה</text:span><text:span text:style-name="T4"> </text:span><text:span text:style-name="T18">היו)</text:span>;</text:p>
      <text:p text:style-name="P4">ובירושלים<text:span text:style-name="T1"> </text:span>נאמנין<text:span text:style-name="T1"> </text:span>על<text:span text:style-name="T1"> </text:span>הקודש, ובשעת<text:span text:style-name="T1"> </text:span>הרגל<text:span text:style-name="T1"> </text:span>- אף<text:span text:style-name="T1"> </text:span>על<text:span text:style-name="T1"> </text:span>התרומה<text:span text:style-name="T1"> </text:span><text:span text:style-name="T18">(מפרש</text:span><text:span text:style-name="T4"> </text:span><text:span text:style-name="T18">בגמרא)</text:span>!</text:p>
      <text:p text:style-name="P4"/>
      <text:p text:style-name="P4">גמרא:</text:p>
      <text:p text:style-name="P4">ורמינהי<text:span text:style-name="T1"> </text:span><text:span text:style-name="T3"><text:s/></text:span><text:span text:style-name="T19">[טהרות</text:span><text:span text:style-name="T3"> </text:span><text:span text:style-name="T19">פ"ז</text:span><text:span text:style-name="T3"> </text:span><text:span text:style-name="T19">מ"ו]</text:span>: '<text:span text:style-name="T26">הגבאין</text:span><text:span text:style-name="T27"> </text:span><text:span text:style-name="T26">שנכנסו</text:span><text:span text:style-name="T27"> </text:span><text:span text:style-name="T26">לתוך</text:span><text:span text:style-name="T27"> </text:span><text:span text:style-name="T26">הבית</text:span><text:span text:style-name="T27"> </text:span><text:span text:style-name="T26">- הבית</text:span><text:span text:style-name="T27"> </text:span><text:span text:style-name="T26">כולו</text:span><text:span text:style-name="T27"> </text:span><text:span text:style-name="T26">טמא</text:span><text:span text:style-name="T27"> </text:span><text:span text:style-name="T18">(כל</text:span><text:span text:style-name="T4"> </text:span><text:span text:style-name="T18">כלי</text:span><text:span text:style-name="T4"> </text:span><text:span text:style-name="T18">הבית</text:span><text:span text:style-name="T4"> </text:span><text:span text:style-name="T18">טמאין, שחזקה</text:span><text:span text:style-name="T4"> </text:span><text:span text:style-name="T18">הגבאין</text:span><text:span text:style-name="T4"> </text:span><text:span text:style-name="T18">ממשמשין</text:span><text:span text:style-name="T4"> </text:span><text:span text:style-name="T18">בכלים)</text:span>'!?</text:p>
      <text:p text:style-name="P4">לא<text:span text:style-name="T1"> </text:span>קשיא: הא<text:span text:style-name="T1"> </text:span>דאיכא<text:span text:style-name="T1"> </text:span>נכרי<text:span text:style-name="T1"> </text:span>בהדייהו<text:span text:style-name="T1"> </text:span><text:span text:style-name="T18">(אין</text:span><text:span text:style-name="T4"> </text:span><text:span text:style-name="T18">נאמנין</text:span><text:span text:style-name="T4"> </text:span><text:span text:style-name="T18">לומר</text:span><text:span text:style-name="T4"> </text:span><text:span text:style-name="T18">"לא</text:span><text:span text:style-name="T4"> </text:span><text:span text:style-name="T18">נגענו", דמרתתו</text:span><text:span text:style-name="T4"> </text:span><text:span text:style-name="T18">אם</text:span><text:span text:style-name="T4"> </text:span><text:span text:style-name="T18">לא</text:span><text:span text:style-name="T4"> </text:span><text:span text:style-name="T18">יחפשו</text:span><text:span text:style-name="T4"> </text:span><text:span text:style-name="T18">כל</text:span><text:span text:style-name="T4"> </text:span><text:span text:style-name="T18">הבית)</text:span>, הא<text:span text:style-name="T1"> </text:span>דליכא<text:span text:style-name="T1"> </text:span>נכרי<text:span text:style-name="T1"> </text:span>בהדייהו, דתנן<text:span text:style-name="T1"> </text:span><text:span text:style-name="T19">[שם]</text:span>: '<text:span text:style-name="T26">אם</text:span><text:span text:style-name="T27"> </text:span><text:span text:style-name="T26">יש</text:span><text:span text:style-name="T27"> </text:span><text:span text:style-name="T26">נכרי</text:span><text:span text:style-name="T27"> </text:span><text:span text:style-name="T26">עמהן</text:span><text:span text:style-name="T27"> </text:span><text:span text:style-name="T26">- נאמנין</text:span><text:span text:style-name="T27"> </text:span><text:span text:style-name="T26">לומר</text:span><text:span text:style-name="T27"> </text:span><text:span text:style-name="T26">"לא</text:span><text:span text:style-name="T27"> </text:span><text:span text:style-name="T26">נכנסנו", אבל</text:span><text:span text:style-name="T27"> </text:span><text:span text:style-name="T26">אין</text:span><text:span text:style-name="T27"> </text:span><text:span text:style-name="T26">נאמנים</text:span><text:span text:style-name="T27"> </text:span><text:span text:style-name="T26">לומר</text:span><text:span text:style-name="T27"> </text:span><text:span text:style-name="T26">"נכנסנו</text:span><text:span text:style-name="T27"> </text:span><text:span text:style-name="T26">אבל</text:span><text:span text:style-name="T27"> </text:span><text:span text:style-name="T26">לא</text:span><text:span text:style-name="T27"> </text:span><text:span text:style-name="T26">נגענו"</text:span>'.</text:p>
      <text:p text:style-name="P4">וכי<text:span text:style-name="T1"> </text:span>איכא<text:span text:style-name="T1"> </text:span>נכרי<text:span text:style-name="T1"> </text:span>בהדייהו<text:span text:style-name="T1"> </text:span>מאי<text:span text:style-name="T1"> </text:span>הוי?</text:p>
      <text:p text:style-name="P4">רבי<text:span text:style-name="T1"> </text:span>יוחנן<text:span text:style-name="T1"> </text:span>ורבי<text:span text:style-name="T1"> </text:span>אלעזר, חד<text:span text:style-name="T1"> </text:span>אמר<text:span text:style-name="T1"> </text:span>אימת<text:span text:style-name="T1"> </text:span>נכרי<text:span text:style-name="T1"> </text:span>עליהן<text:span text:style-name="T1"> </text:span><text:span text:style-name="T18">(פן</text:span><text:span text:style-name="T4"> </text:span><text:span text:style-name="T18">יענישם</text:span><text:span text:style-name="T4"> </text:span><text:span text:style-name="T18">בגוף</text:span><text:span text:style-name="T4"> </text:span><text:span text:style-name="T18">או</text:span><text:span text:style-name="T4"> </text:span><text:span text:style-name="T18">בממון)</text:span>, וחד<text:span text:style-name="T1"> </text:span>אמר<text:span text:style-name="T1"> </text:span>אימת<text:span text:style-name="T1"> </text:span>מלכות<text:span text:style-name="T1"> </text:span>עליהן<text:span text:style-name="T1"> </text:span><text:span text:style-name="T18">(שמא</text:span><text:span text:style-name="T4"> </text:span><text:span text:style-name="T18">ילשין</text:span><text:span text:style-name="T4"> </text:span><text:span text:style-name="T18">עליהן</text:span><text:span text:style-name="T4"> </text:span><text:span text:style-name="T18">נכרי</text:span><text:span text:style-name="T4"> </text:span><text:span text:style-name="T18">אצל</text:span><text:span text:style-name="T4"> </text:span><text:span text:style-name="T18">המלך)</text:span>.</text:p>
      <text:p text:style-name="P4">מאי<text:span text:style-name="T1"> </text:span>בינייהו?</text:p>
      <text:p text:style-name="P4">איכא<text:span text:style-name="T1"> </text:span>בינייהו<text:span text:style-name="T1"> </text:span>נכרי<text:span text:style-name="T1"> </text:span>שאינו<text:span text:style-name="T1"> </text:span>חשוב<text:span text:style-name="T1"> </text:span><text:span text:style-name="T18">(אימתו</text:span><text:span text:style-name="T4"> </text:span><text:span text:style-name="T18">ליכא, אימת</text:span><text:span text:style-name="T4"> </text:span><text:span text:style-name="T18">מלכות</text:span><text:span text:style-name="T4"> </text:span><text:span text:style-name="T18">- איכא)</text:span>. <text:s/></text:p>
      <text:p text:style-name="P4"/>
      <text:p text:style-name="P4">וכן<text:span text:style-name="T1"> </text:span>הגנבים<text:span text:style-name="T1"> </text:span>שהחזירו<text:span text:style-name="T1"> </text:span>את<text:span text:style-name="T1"> </text:span>הכלים: <text:s/></text:p>
      <text:p text:style-name="P4">ורמינהי<text:span text:style-name="T1"> </text:span><text:span text:style-name="T3"><text:s/></text:span><text:span text:style-name="T19">[טהרות</text:span><text:span text:style-name="T3"> </text:span><text:span text:style-name="T19">פ"ז</text:span><text:span text:style-name="T3"> </text:span><text:span text:style-name="T19">מ"ו]</text:span>: '<text:span text:style-name="T26">הגנבים</text:span><text:span text:style-name="T27"> </text:span><text:span text:style-name="T26">שנכנסו</text:span><text:span text:style-name="T27"> </text:span><text:span text:style-name="T26">לתוך</text:span><text:span text:style-name="T27"> </text:span><text:span text:style-name="T26">הבית</text:span><text:span text:style-name="T27"> </text:span><text:span text:style-name="T26">אינו</text:span><text:span text:style-name="T27"> </text:span><text:span text:style-name="T26">טמא</text:span><text:span text:style-name="T27"> </text:span><text:span text:style-name="T26">אלא</text:span><text:span text:style-name="T27"> </text:span><text:span text:style-name="T26">מקום</text:span><text:span text:style-name="T27"> </text:span><text:span text:style-name="T26">דריסת</text:span><text:span text:style-name="T27"> </text:span><text:span text:style-name="T26">רגלי</text:span><text:span text:style-name="T27"> </text:span><text:span text:style-name="T26">הגנבים</text:span>' <text:span text:style-name="T18">(מכל</text:span><text:span text:style-name="T4"> </text:span><text:span text:style-name="T18">מקום</text:span><text:span text:style-name="T4"> </text:span><text:span text:style-name="T18">דריסתו</text:span><text:span text:style-name="T4"> </text:span><text:span text:style-name="T18">מיהא</text:span><text:span text:style-name="T4"> </text:span><text:span text:style-name="T18">טמא, וכל</text:span><text:span text:style-name="T4"> </text:span><text:span text:style-name="T18">שכן</text:span><text:span text:style-name="T4"> </text:span><text:span text:style-name="T18">כלים</text:span><text:span text:style-name="T4"> </text:span><text:span text:style-name="T18">שגנבו</text:span><text:span text:style-name="T4"> </text:span><text:span text:style-name="T18">והחזירו)</text:span>!?</text:p>
      <text:p text:style-name="P4">אמר<text:span text:style-name="T1"> </text:span>רב<text:span text:style-name="T1"> </text:span>פנחס<text:span text:style-name="T1"> </text:span>משמיה<text:span text:style-name="T1"> </text:span>דרבה: כשעשו<text:span text:style-name="T1"> </text:span>תשובה<text:span text:style-name="T1"> </text:span><text:span text:style-name="T18">(ומחמת</text:span><text:span text:style-name="T4"> </text:span><text:span text:style-name="T18">תשובה</text:span><text:span text:style-name="T4"> </text:span><text:span text:style-name="T18">החזירום, הלכך</text:span><text:span text:style-name="T4"> </text:span><text:span text:style-name="T18">לא</text:span><text:span text:style-name="T4"> </text:span><text:span text:style-name="T18">משקרי)</text:span>; דיקא<text:span text:style-name="T1"> </text:span>נמי, דקתני<text:span text:style-name="T1"> </text:span>'<text:span text:style-name="T26">שהחזירו</text:span><text:span text:style-name="T27"> </text:span><text:span text:style-name="T26">את</text:span><text:span text:style-name="T27"> </text:span><text:span text:style-name="T26">הכלים</text:span>'! </text:p>
      <text:p text:style-name="P4">שמע<text:span text:style-name="T1"> </text:span>מינה.</text:p>
      <text:p text:style-name="P4"><text:soft-page-break/></text:p>
      <text:p text:style-name="P4">ובירושלים<text:span text:style-name="T1"> </text:span>נאמנין<text:span text:style-name="T1"> </text:span>על<text:span text:style-name="T1"> </text:span>הקודש: <text:s/></text:p>
      <text:p text:style-name="P4">תנא: '<text:span text:style-name="T26">נאמנין</text:span><text:span text:style-name="T27"> </text:span><text:span text:style-name="T26">על</text:span><text:span text:style-name="T27"> </text:span><text:span text:style-name="T26">כלי</text:span><text:span text:style-name="T27"> </text:span><text:span text:style-name="T26">חרס</text:span><text:span text:style-name="T27"> </text:span><text:span text:style-name="T26">גסין</text:span><text:span text:style-name="T27"> </text:span><text:span text:style-name="T26">לקודש</text:span><text:span text:style-name="T27"> </text:span><text:span text:style-name="T18">(וכל</text:span><text:span text:style-name="T4"> </text:span><text:span text:style-name="T18">שכן</text:span><text:span text:style-name="T4"> </text:span><text:span text:style-name="T18">הדקין, ובהדיא</text:span><text:span text:style-name="T4"> </text:span><text:span text:style-name="T18">תניא</text:span><text:span text:style-name="T4"> </text:span><text:span text:style-name="T18">בירושלמי: נאמנין</text:span><text:span text:style-name="T4"> </text:span><text:span text:style-name="T18">על</text:span><text:span text:style-name="T4"> </text:span><text:span text:style-name="T18">טהרת</text:span><text:span text:style-name="T4"> </text:span><text:span text:style-name="T63">כל</text:span><text:span text:style-name="T60"> </text:span><text:span text:style-name="T63">הכלים</text:span><text:span text:style-name="T4"> </text:span><text:span text:style-name="T18">לקדש)</text:span>'; וכל<text:span text:style-name="T1"> </text:span>כך<text:span text:style-name="T1"> </text:span>למה<text:span text:style-name="T1"> </text:span><text:span text:style-name="T18">(מהדר</text:span><text:span text:style-name="T4"> </text:span><text:span text:style-name="T18">אף</text:span><text:span text:style-name="T4"> </text:span><text:span text:style-name="T18">על</text:span><text:span text:style-name="T4"> </text:span><text:span text:style-name="T18">הדקים</text:span><text:span text:style-name="T4"> </text:span><text:span text:style-name="T18">מן</text:span><text:span text:style-name="T4"> </text:span><text:span text:style-name="T18">המודיעים</text:span><text:span text:style-name="T4"> </text:span><text:span text:style-name="T18">ולפנים)</text:span>? שאין<text:span text:style-name="T1"> </text:span>עושין<text:span text:style-name="T1"> </text:span>כבשונות<text:span text:style-name="T1"> </text:span>בירושלים<text:span text:style-name="T1"> </text:span><text:span text:style-name="T18">(לא</text:span><text:span text:style-name="T4"> </text:span><text:span text:style-name="T18">לדקים</text:span><text:span text:style-name="T4"> </text:span><text:span text:style-name="T18">ולא</text:span><text:span text:style-name="T4"> </text:span><text:span text:style-name="T18">לגסין; ומיהו, בדקים</text:span><text:span text:style-name="T4"> </text:span><text:span text:style-name="T18">הוצרך</text:span><text:span text:style-name="T4"> </text:span><text:span text:style-name="T18">לאנשי</text:span><text:span text:style-name="T4"> </text:span><text:span text:style-name="T18">ירושלים, שכל</text:span><text:span text:style-name="T4"> </text:span><text:span text:style-name="T18">יחיד</text:span><text:span text:style-name="T4"> </text:span><text:span text:style-name="T18">ויחיד</text:span><text:span text:style-name="T4"> </text:span><text:span text:style-name="T18">- נסכו</text:span><text:span text:style-name="T4"> </text:span><text:span text:style-name="T18">בביתו, לכך</text:span><text:span text:style-name="T4"> </text:span><text:span text:style-name="T18">הוסיפו</text:span><text:span text:style-name="T4"> </text:span><text:span text:style-name="T18">להן</text:span><text:span text:style-name="T4"> </text:span><text:span text:style-name="T18">טהרה</text:span><text:span text:style-name="T4"> </text:span><text:span text:style-name="T18">ליחידים</text:span><text:span text:style-name="T4"> </text:span><text:span text:style-name="T18">מגבול</text:span><text:span text:style-name="T4"> </text:span><text:span text:style-name="T18">מודיעים; אבל</text:span><text:span text:style-name="T4"> </text:span><text:span text:style-name="T18">בעלי</text:span><text:span text:style-name="T4"> </text:span><text:span text:style-name="T18">הלשכה</text:span><text:span text:style-name="T4"> </text:span><text:span text:style-name="T18">המוסרין</text:span><text:span text:style-name="T4"> </text:span><text:span text:style-name="T18">נסכים</text:span><text:span text:style-name="T4"> </text:span><text:span text:style-name="T18">לצבור</text:span><text:span text:style-name="T4"> </text:span><text:span text:style-name="T18">- די</text:span><text:span text:style-name="T4"> </text:span><text:span text:style-name="T18">להם</text:span><text:span text:style-name="T4"> </text:span><text:span text:style-name="T18">בנכנסין</text:span><text:span text:style-name="T4"> </text:span><text:span text:style-name="T18">לתוך</text:span><text:span text:style-name="T4"> </text:span><text:span text:style-name="T18">העיר, ולשם</text:span><text:span text:style-name="T4"> </text:span><text:span text:style-name="T18">בלבד</text:span><text:span text:style-name="T4"> </text:span><text:span text:style-name="T18">האמינום</text:span><text:span text:style-name="T4"> </text:span><text:span text:style-name="T18">על</text:span><text:span text:style-name="T4"> </text:span><text:span text:style-name="T18">החביות; אי</text:span><text:span text:style-name="T4"> </text:span><text:span text:style-name="T18">נמי: יחידים</text:span><text:span text:style-name="T4"> </text:span><text:span text:style-name="T18">צריכים</text:span><text:span text:style-name="T4"> </text:span><text:span text:style-name="T18">לדקים</text:span><text:span text:style-name="T4"> </text:span><text:span text:style-name="T18">אף</text:span><text:span text:style-name="T4"> </text:span><text:span text:style-name="T18">לבישול</text:span><text:span text:style-name="T4"> </text:span><text:span text:style-name="T18">שלמיהן</text:span><text:span text:style-name="T4"> </text:span><text:span text:style-name="T18">יום</text:span><text:span text:style-name="T4"> </text:span><text:span text:style-name="T18">יום)</text:span>.' <text:s/></text:p>
      <text:p text:style-name="P4"/>
      <text:p text:style-name="P4">ובשעת<text:span text:style-name="T1"> </text:span>הרגל<text:span text:style-name="T1"> </text:span>אף<text:span text:style-name="T1"> </text:span>על<text:span text:style-name="T1"> </text:span>התרומה: <text:s/></text:p>
      <text:p text:style-name="P4">מנהני<text:span text:style-name="T1"> </text:span>מילי?</text:p>
      <text:p text:style-name="P4">אמר<text:span text:style-name="T1"> </text:span>רבי<text:span text:style-name="T1"> </text:span>יהושע<text:span text:style-name="T1"> </text:span>בן<text:span text:style-name="T1"> </text:span>לוי: דאמר<text:span text:style-name="T1"> </text:span>קרא: <text:span text:style-name="T19">(שופטים</text:span><text:span text:style-name="T3"> </text:span><text:span text:style-name="T19">כ,יא)</text:span><text:span text:style-name="T22"> ויאסף</text:span><text:span text:style-name="T1"> </text:span><text:span text:style-name="T22">כל</text:span><text:span text:style-name="T1"> </text:span><text:span text:style-name="T22">איש</text:span><text:span text:style-name="T1"> </text:span><text:span text:style-name="T22">ישראל</text:span><text:span text:style-name="T1"> </text:span><text:span text:style-name="T22">אל</text:span><text:span text:style-name="T1"> </text:span><text:span text:style-name="T22">העיר</text:span><text:span text:style-name="T1"> </text:span><text:span text:style-name="T22">כאיש</text:span><text:span text:style-name="T1"> </text:span><text:span text:style-name="T22">אחד</text:span><text:span text:style-name="T1"> </text:span><text:span text:style-name="T22">חברים</text:span><text:span text:style-name="T1"> </text:span><text:span text:style-name="T18">(בפלגש</text:span><text:span text:style-name="T4"> </text:span><text:span text:style-name="T18">בגבעה</text:span><text:span text:style-name="T4"> </text:span><text:span text:style-name="T18">כתיב, שנאספו</text:span><text:span text:style-name="T4"> </text:span><text:span text:style-name="T18">כל</text:span><text:span text:style-name="T4"> </text:span><text:span text:style-name="T18">ישראל</text:span><text:span text:style-name="T4"> </text:span><text:span text:style-name="T18">בגבעה)</text:span> - הכתוב<text:span text:style-name="T1"> </text:span>עשאן<text:span text:style-name="T1"> </text:span>כולן<text:span text:style-name="T1"> </text:span>חברים<text:span text:style-name="T1"> </text:span><text:span text:style-name="T18">(ורגל</text:span><text:span text:style-name="T4"> </text:span><text:span text:style-name="T18">- שעת</text:span><text:span text:style-name="T4"> </text:span><text:span text:style-name="T18">אסיפה</text:span><text:span text:style-name="T4"> </text:span><text:span text:style-name="T18">הוא)</text:span>.</text:p>
      <text:p text:style-name="P4"/>
      <text:p text:style-name="P4"/>
      <text:p text:style-name="P4">משנה:</text:p>
      <text:p text:style-name="P4">הפותח<text:span text:style-name="T1"> </text:span>את<text:span text:style-name="T1"> </text:span>חביתו<text:span text:style-name="T1"> </text:span><text:span text:style-name="T18">(חבר</text:span><text:span text:style-name="T4"> </text:span><text:span text:style-name="T18">שפתח</text:span><text:span text:style-name="T4"> </text:span><text:span text:style-name="T18">את</text:span><text:span text:style-name="T4"> </text:span><text:span text:style-name="T18">חביתו</text:span><text:span text:style-name="T4"> </text:span><text:span text:style-name="T18">למכור</text:span><text:span text:style-name="T4"> </text:span><text:span text:style-name="T18">יין</text:span><text:span text:style-name="T4"> </text:span><text:span text:style-name="T18">בירושלים</text:span><text:span text:style-name="T4"> </text:span><text:span text:style-name="T18">ברגל, וכל</text:span><text:span text:style-name="T4"> </text:span><text:span text:style-name="T18">הבא</text:span><text:span text:style-name="T4"> </text:span><text:span text:style-name="T18">ליקח</text:span><text:span text:style-name="T4"> </text:span><text:span text:style-name="T18">- ממשמש, ואף</text:span><text:span text:style-name="T4"> </text:span><text:span text:style-name="T18">עמי</text:span><text:span text:style-name="T4"> </text:span><text:span text:style-name="T18">הארץ</text:span><text:span text:style-name="T4"> </text:span><text:span text:style-name="T18">ממשמשים)</text:span> והמתחיל<text:span text:style-name="T1"> </text:span>בעיסתו<text:span text:style-name="T1"> </text:span>על<text:span text:style-name="T1"> </text:span>גב<text:span text:style-name="T1"> </text:span>הרגל, רבי<text:span text:style-name="T1"> </text:span>יהודה<text:span text:style-name="T1"> </text:span>אומר: יגמור<text:span text:style-name="T1"> </text:span><text:span text:style-name="T18">(וטעמא</text:span><text:span text:style-name="T4"> </text:span><text:span text:style-name="T18">מפרש</text:span><text:span text:style-name="T4"> </text:span><text:span text:style-name="T18">במסכת</text:span><text:span text:style-name="T4"> </text:span><text:span text:style-name="T18">ביצה</text:span><text:span text:style-name="T4"> </text:span><text:span text:style-name="T19">(יא,ב)</text:span><text:span text:style-name="T18">: שלשה</text:span><text:span text:style-name="T4"> </text:span><text:span text:style-name="T18">דברים</text:span><text:span text:style-name="T4"> </text:span><text:span text:style-name="T18">הותרו</text:span><text:span text:style-name="T4"> </text:span><text:span text:style-name="T18">סופן</text:span><text:span text:style-name="T4"> </text:span><text:span text:style-name="T18">משום</text:span><text:span text:style-name="T4"> </text:span><text:span text:style-name="T18">תחילתם, וזה</text:span><text:span text:style-name="T4"> </text:span><text:span text:style-name="T18">כמו</text:span><text:span text:style-name="T4"> </text:span><text:span text:style-name="T18">כן: שאם</text:span><text:span text:style-name="T4"> </text:span><text:span text:style-name="T18">אתה</text:span><text:span text:style-name="T4"> </text:span><text:span text:style-name="T18">אומר</text:span><text:span text:style-name="T4"> </text:span><text:span text:style-name="T18">לא</text:span><text:span text:style-name="T4"> </text:span><text:span text:style-name="T18">יגמור</text:span><text:span text:style-name="T4"> </text:span><text:span text:style-name="T18">- אף</text:span><text:span text:style-name="T4"> </text:span><text:span text:style-name="T18">הוא</text:span><text:span text:style-name="T4"> </text:span><text:span text:style-name="T18">לא</text:span><text:span text:style-name="T4"> </text:span><text:span text:style-name="T18">יתחיל, ואין</text:span><text:span text:style-name="T4"> </text:span><text:span text:style-name="T18">מזון</text:span><text:span text:style-name="T4"> </text:span><text:span text:style-name="T18">מצוי</text:span><text:span text:style-name="T4"> </text:span><text:span text:style-name="T18">לעולי</text:span><text:span text:style-name="T4"> </text:span><text:span text:style-name="T18">רגלים)</text:span>; וחכמים<text:span text:style-name="T1"> </text:span>אומרים: לא<text:span text:style-name="T1"> </text:span>יגמור<text:span text:style-name="T1"> </text:span><text:span text:style-name="T18">(אחר</text:span><text:span text:style-name="T4"> </text:span><text:span text:style-name="T18">הרגל, אף</text:span><text:span text:style-name="T4"> </text:span><text:span text:style-name="T18">על</text:span><text:span text:style-name="T4"> </text:span><text:span text:style-name="T18">פי</text:span><text:span text:style-name="T4"> </text:span><text:span text:style-name="T18">שברגל</text:span><text:span text:style-name="T4"> </text:span><text:span text:style-name="T18">הן</text:span><text:span text:style-name="T4"> </text:span><text:span text:style-name="T18">טהורין</text:span><text:span text:style-name="T4"> </text:span><text:span text:style-name="T18">- לא</text:span><text:span text:style-name="T4"> </text:span><text:span text:style-name="T18">שטהרתן</text:span><text:span text:style-name="T4"> </text:span><text:span text:style-name="T18">טהרה, אלא</text:span><text:span text:style-name="T4"> </text:span><text:span text:style-name="T18">שברגל</text:span><text:span text:style-name="T4"> </text:span><text:span text:style-name="T18">הכל</text:span><text:span text:style-name="T4"> </text:span><text:span text:style-name="T18">חברים; אבל</text:span><text:span text:style-name="T4"> </text:span><text:span text:style-name="T18">לאחר</text:span><text:span text:style-name="T4"> </text:span><text:span text:style-name="T18">הרגל</text:span><text:span text:style-name="T4"> </text:span><text:span text:style-name="T18">- מגעו</text:span><text:span text:style-name="T4"> </text:span><text:span text:style-name="T18">טמא</text:span><text:span text:style-name="T4"> </text:span><text:span text:style-name="T18">למפרע, כדאמר</text:span><text:span text:style-name="T4"> </text:span><text:span text:style-name="T18">במתניתין</text:span><text:span text:style-name="T4"> </text:span><text:span text:style-name="T54">[להלן]</text:span><text:span text:style-name="T18">: עבר</text:span><text:span text:style-name="T4"> </text:span><text:span text:style-name="T18">הרגל</text:span><text:span text:style-name="T4"> </text:span><text:span text:style-name="T18">- מטבילין</text:span><text:span text:style-name="T4"> </text:span><text:span text:style-name="T18">כלי</text:span><text:span text:style-name="T4"> </text:span><text:span text:style-name="T18">העזרה</text:span><text:span text:style-name="T4"> </text:span><text:span text:style-name="T18">מפני</text:span><text:span text:style-name="T4"> </text:span><text:span text:style-name="T18">שנגעו</text:span><text:span text:style-name="T4"> </text:span><text:span text:style-name="T18">בהן</text:span><text:span text:style-name="T4"> </text:span><text:span text:style-name="T18">עמי</text:span><text:span text:style-name="T4"> </text:span><text:span text:style-name="T18">הארץ</text:span><text:span text:style-name="T4"> </text:span><text:span text:style-name="T18">ברגל)</text:span>.</text:p>
      <text:p text:style-name="P4"/>
      <text:p text:style-name="P4">גמרא:</text:p>
      <text:p text:style-name="P4">יתיב<text:span text:style-name="T1"> </text:span>רבי<text:span text:style-name="T1"> </text:span>אמי<text:span text:style-name="T1"> </text:span>ורבי<text:span text:style-name="T1"> </text:span>יצחק<text:span text:style-name="T1"> </text:span>נפחא<text:span text:style-name="T1"> </text:span>אקילעא<text:span text:style-name="T1"> </text:span>דרבי<text:span text:style-name="T1"> </text:span>יצחק<text:span text:style-name="T1"> </text:span>נפחא<text:span text:style-name="T1"> </text:span><text:span text:style-name="T18">(רש"י</text:span><text:span text:style-name="T4"> </text:span><text:span text:style-name="T18">ברכות</text:span><text:span text:style-name="T4"> </text:span><text:span text:style-name="T18">כב,ב</text:span><text:span text:style-name="T4"> </text:span><text:span text:style-name="T18">בקילעא</text:span><text:span text:style-name="T4"> </text:span><text:span text:style-name="T18">= כניסת</text:span><text:span text:style-name="T4"> </text:span><text:span text:style-name="T18">הבית, חדר</text:span><text:span text:style-name="T4"> </text:span><text:span text:style-name="T18">שלפני</text:span><text:span text:style-name="T4"> </text:span><text:span text:style-name="T18">הטרקלין</text:span><text:span text:style-name="T4"> </text:span><text:span text:style-name="T18">שקורין</text:span><text:span text:style-name="T4"> </text:span><text:span text:style-name="T18">פורטיג"ו</text:span><text:span text:style-name="T4"> </text:span><text:span text:style-name="T54">[מבוא, מסדרון]</text:span><text:span text:style-name="T18">)</text:span>, פתח<text:span text:style-name="T1"> </text:span>חד<text:span text:style-name="T1"> </text:span>ואמר: מהו<text:span text:style-name="T1"> </text:span>שיניחנה<text:span text:style-name="T1"> </text:span>לרגל<text:span text:style-name="T1"> </text:span>אחר? <text:span text:style-name="T18">(אליבא</text:span><text:span text:style-name="T4"> </text:span><text:span text:style-name="T18">דרבנן</text:span><text:span text:style-name="T4"> </text:span><text:span text:style-name="T18">בעי</text:span><text:span text:style-name="T4"> </text:span><text:span text:style-name="T18">לה</text:span><text:span text:style-name="T4"> </text:span><text:span text:style-name="T54">[שרבי</text:span><text:span text:style-name="T3"> </text:span><text:span text:style-name="T54">יהודה</text:span><text:span text:style-name="T3"> </text:span><text:span text:style-name="T54">אמר</text:span><text:span text:style-name="T3"> </text:span><text:span text:style-name="T54">יגמור!]</text:span><text:span text:style-name="T18">)</text:span></text:p>
      <text:p text:style-name="P4">אמר<text:span text:style-name="T1"> </text:span>ליה<text:span text:style-name="T1"> </text:span>אידך: יד<text:span text:style-name="T1"> </text:span>הכל<text:span text:style-name="T1"> </text:span>ממשמשין<text:span text:style-name="T1"> </text:span>בה<text:span text:style-name="T1"> </text:span>ואת<text:span text:style-name="T1"> </text:span>אמרת<text:span text:style-name="T1"> </text:span>יניחנה<text:span text:style-name="T1"> </text:span>לרגל<text:span text:style-name="T1"> </text:span>אחר?</text:p>
      <text:p text:style-name="P4">אמר<text:span text:style-name="T1"> </text:span>ליה: אטו<text:span text:style-name="T1"> </text:span>עד<text:span text:style-name="T1"> </text:span>האידנא<text:span text:style-name="T1"> </text:span><text:span text:style-name="T18">(כל</text:span><text:span text:style-name="T4"> </text:span><text:span text:style-name="T18">ימי</text:span><text:span text:style-name="T4"> </text:span><text:span text:style-name="T18">הרגל)</text:span> לאו<text:span text:style-name="T1"> </text:span>יד<text:span text:style-name="T1"> </text:span>הכל<text:span text:style-name="T1"> </text:span>ממשמשין<text:span text:style-name="T1"> </text:span>בה<text:span text:style-name="T1"> </text:span><text:span text:style-name="T18">(לא</text:span><text:span text:style-name="T4"> </text:span><text:span text:style-name="T18">ממשמשו</text:span><text:span text:style-name="T4"> </text:span><text:span text:style-name="T18">בה</text:span><text:span text:style-name="T4"> </text:span><text:span text:style-name="T18">הכל, והתרת</text:span><text:span text:style-name="T4"> </text:span><text:span text:style-name="T18">ברגל)</text:span>?</text:p>
      <text:p text:style-name="P4">אמר<text:span text:style-name="T1"> </text:span>ליה: הכי? השתא: בשלמא<text:span text:style-name="T1"> </text:span>עד<text:span text:style-name="T1"> </text:span>האידנא<text:span text:style-name="T1"> </text:span>טומאת<text:span text:style-name="T1"> </text:span>עם<text:span text:style-name="T1"> </text:span>הארץ<text:span text:style-name="T1"> </text:span>ברגל<text:span text:style-name="T1"> </text:span>רחמנא<text:span text:style-name="T1"> </text:span>טהרה, אלא<text:span text:style-name="T1"> </text:span>השתא<text:span text:style-name="T1"> </text:span>טמאה<text:span text:style-name="T1"> </text:span>היא<text:span text:style-name="T1"> </text:span><text:span text:style-name="T18">(למפרע, וחבר</text:span><text:span text:style-name="T4"> </text:span><text:span text:style-name="T18">אינו</text:span><text:span text:style-name="T4"> </text:span><text:span text:style-name="T18">רשאי</text:span><text:span text:style-name="T4"> </text:span><text:span text:style-name="T18">למכור</text:span><text:span text:style-name="T4"> </text:span><text:span text:style-name="T18">דבר</text:span><text:span text:style-name="T4"> </text:span><text:span text:style-name="T18">שהוא</text:span><text:span text:style-name="T4"> </text:span><text:span text:style-name="T18">טמא</text:span><text:span text:style-name="T4"> </text:span><text:span text:style-name="T18">לעולם)</text:span>! <text:span text:style-name="T18">(ויש</text:span><text:span text:style-name="T4"> </text:span><text:span text:style-name="T18">מפרשים</text:span><text:span text:style-name="T4"> </text:span><text:span text:style-name="T18">אותה</text:span><text:span text:style-name="T4"> </text:span><text:span text:style-name="T18">בעם</text:span><text:span text:style-name="T4"> </text:span><text:span text:style-name="T18">הארץ, ואי</text:span><text:span text:style-name="T4"> </text:span><text:span text:style-name="T18">אפשר</text:span><text:span text:style-name="T4"> </text:span><text:span text:style-name="T18">לומר</text:span><text:span text:style-name="T4"> </text:span><text:span text:style-name="T18">בעם</text:span><text:span text:style-name="T4"> </text:span><text:span text:style-name="T18">הארץ</text:span><text:span text:style-name="T4"> </text:span><text:span text:style-name="T18">'לא</text:span><text:span text:style-name="T4"> </text:span><text:span text:style-name="T18">יגמור' - דמי</text:span><text:span text:style-name="T4"> </text:span><text:span text:style-name="T18">ציית</text:span><text:span text:style-name="T4"> </text:span><text:span text:style-name="T18">לן? והלא</text:span><text:span text:style-name="T4"> </text:span><text:span text:style-name="T18">אומר</text:span><text:span text:style-name="T4"> </text:span><text:span text:style-name="T18">"שלך</text:span><text:span text:style-name="T4"> </text:span><text:span text:style-name="T18">טמא</text:span><text:span text:style-name="T4"> </text:span><text:span text:style-name="T18">ושלי</text:span><text:span text:style-name="T4"> </text:span><text:span text:style-name="T18">טהור", וימצא</text:span><text:span text:style-name="T4"> </text:span><text:span text:style-name="T18">לו</text:span><text:span text:style-name="T4"> </text:span><text:span text:style-name="T18">מחביריו</text:span><text:span text:style-name="T4"> </text:span><text:span text:style-name="T18">הרבה</text:span><text:span text:style-name="T4"> </text:span><text:span text:style-name="T18">שימכור</text:span><text:span text:style-name="T4"> </text:span><text:span text:style-name="T18">להם, ואם</text:span><text:span text:style-name="T4"> </text:span><text:span text:style-name="T18">בא</text:span><text:span text:style-name="T4"> </text:span><text:span text:style-name="T18">לאסור</text:span><text:span text:style-name="T4"> </text:span><text:span text:style-name="T18">שלא</text:span><text:span text:style-name="T4"> </text:span><text:span text:style-name="T18">יקחו</text:span><text:span text:style-name="T4"> </text:span><text:span text:style-name="T18">חברים</text:span><text:span text:style-name="T4"> </text:span><text:span text:style-name="T18">ממנו</text:span><text:span text:style-name="T4"> – </text:span><text:span text:style-name="T18">'יקחו' ו'לא</text:span><text:span text:style-name="T4"> </text:span><text:span text:style-name="T18">יקחו' מיבעי</text:span><text:span text:style-name="T4"> </text:span><text:span text:style-name="T18">ליה! ועוד: דאמר</text:span><text:span text:style-name="T4"> </text:span><text:span text:style-name="T18">במסכת</text:span><text:span text:style-name="T4"> </text:span><text:span text:style-name="T18">ביצה</text:span><text:span text:style-name="T4"> </text:span><text:span text:style-name="T18">שזו</text:span><text:span text:style-name="T4"> </text:span><text:span text:style-name="T18">היא</text:span><text:span text:style-name="T4"> </text:span><text:span text:style-name="T18">אחד</text:span><text:span text:style-name="T4"> </text:span><text:span text:style-name="T18">משלשה</text:span><text:span text:style-name="T4"> </text:span><text:span text:style-name="T18">דברים</text:span><text:span text:style-name="T4"> </text:span><text:span text:style-name="T18">שהותרו</text:span><text:span text:style-name="T4"> </text:span><text:span text:style-name="T18">סופן</text:span><text:span text:style-name="T4"> </text:span><text:span text:style-name="T18">משום</text:span><text:span text:style-name="T4"> </text:span><text:span text:style-name="T18">תחילתן, ואי</text:span><text:span text:style-name="T4"> </text:span><text:span text:style-name="T18">בעם</text:span><text:span text:style-name="T4"> </text:span><text:span text:style-name="T18">הארץ</text:span><text:span text:style-name="T4"> </text:span><text:span text:style-name="T18">אפילו</text:span><text:span text:style-name="T4"> </text:span><text:span text:style-name="T18">לא</text:span><text:span text:style-name="T4"> </text:span><text:span text:style-name="T18">שרית</text:span><text:span text:style-name="T4"> </text:span><text:span text:style-name="T18">ליה</text:span><text:span text:style-name="T4"> </text:span><text:span text:style-name="T18">לגמור</text:span><text:span text:style-name="T4"> </text:span><text:span text:style-name="T18">- ניחא</text:span><text:span text:style-name="T4"> </text:span><text:span text:style-name="T18">במאי</text:span><text:span text:style-name="T4"> </text:span><text:span text:style-name="T18">דמזבין</text:span><text:span text:style-name="T4"> </text:span><text:span text:style-name="T18">ברגל.)</text:span></text:p>
      <text:p text:style-name="P4">נימא<text:span text:style-name="T1"> </text:span>כתנאי, דתני<text:span text:style-name="T1"> </text:span>חדא<text:span text:style-name="T1"> </text:span>'<text:span text:style-name="T26">יניחנה</text:span><text:span text:style-name="T27"> </text:span><text:span text:style-name="T26">לרגל</text:span><text:span text:style-name="T27"> </text:span><text:span text:style-name="T26">אחר</text:span>' ותניא<text:span text:style-name="T1"> </text:span>אידך<text:span text:style-name="T1"> </text:span>'<text:span text:style-name="T26">לא</text:span><text:span text:style-name="T27"> </text:span><text:span text:style-name="T26">יניחנה</text:span><text:span text:style-name="T27"> </text:span><text:span text:style-name="T26">לרגל</text:span><text:span text:style-name="T27"> </text:span><text:span text:style-name="T26">אחר</text:span>'; מאי, לאו<text:span text:style-name="T1"> </text:span>תנאי<text:span text:style-name="T1"> </text:span>היא<text:span text:style-name="T1"> </text:span><text:span text:style-name="T18">(ואליבא</text:span><text:span text:style-name="T4"> </text:span><text:span text:style-name="T18">דרבנן, ותפשוט</text:span><text:span text:style-name="T4"> </text:span><text:span text:style-name="T18">בעיא</text:span><text:span text:style-name="T4"> </text:span><text:span text:style-name="T18">דלעיל</text:span><text:span text:style-name="T4"> </text:span><text:span text:style-name="T18">דפלוגתא</text:span><text:span text:style-name="T4"> </text:span><text:span text:style-name="T18">דתנאי</text:span><text:span text:style-name="T4"> </text:span><text:span text:style-name="T18">היא)</text:span>? </text:p>
      <text:p text:style-name="P4">לא! הא<text:span text:style-name="T1"> </text:span>דקתני<text:span text:style-name="T1"> </text:span>'<text:span text:style-name="T26">יניחנה</text:span>' - רבי<text:span text:style-name="T1"> </text:span>יהודה; והא<text:span text:style-name="T1"> </text:span>דקתני<text:span text:style-name="T1"> </text:span>'לא<text:span text:style-name="T1"> </text:span>יניחנה' – רבנן.</text:p>
      <text:p text:style-name="P4">ותסברא? הא<text:span text:style-name="T1"> </text:span>רבי<text:span text:style-name="T1"> </text:span>יהודה<text:span text:style-name="T1"> – </text:span>'יגמור' קאמר<text:span text:style-name="T1"> </text:span><text:span text:style-name="T53">[ולמה</text:span><text:span text:style-name="T4"> </text:span><text:span text:style-name="T53">יניחנה</text:span><text:span text:style-name="T4"> </text:span><text:span text:style-name="T53">לרגל</text:span><text:span text:style-name="T4"> </text:span><text:span text:style-name="T53">אחר]</text:span>? אלא<text:span text:style-name="T1"> </text:span>הא<text:span text:style-name="T1"> </text:span>דקתני<text:span text:style-name="T1"> </text:span>'<text:span text:style-name="T26">לא</text:span><text:span text:style-name="T27"> </text:span><text:span text:style-name="T26">יניחנה</text:span>' = רבי<text:span text:style-name="T1"> </text:span>יהודה, והא<text:span text:style-name="T1"> </text:span>דקתני<text:span text:style-name="T1"> </text:span>'<text:span text:style-name="T26">יניחנה</text:span>' = רבנן, ומאי<text:span text:style-name="T1"> </text:span>'<text:span text:style-name="T26">לא</text:span><text:span text:style-name="T27"> </text:span><text:span text:style-name="T26">יניחנה</text:span>'? - שאין<text:span text:style-name="T1"> </text:span>צריך<text:span text:style-name="T1"> </text:span>להניחה<text:span text:style-name="T1"> </text:span><text:span text:style-name="T53">[אלא</text:span><text:span text:style-name="T4"> </text:span><text:span text:style-name="T53">גומרה</text:span><text:span text:style-name="T4"> </text:span><text:span text:style-name="T53">גם</text:span><text:span text:style-name="T4"> </text:span><text:span text:style-name="T53">אחר</text:span><text:span text:style-name="T4"> </text:span><text:span text:style-name="T53">הרגל]</text:span>.</text:p>
      <text:p text:style-name="P4"/>
      <text:p text:style-name="P4"/>
      <text:p text:style-name="P4">משנה:</text:p>
      <text:p text:style-name="P4">משעבר<text:span text:style-name="T1"> </text:span>הרגל<text:span text:style-name="T1"> </text:span>- מעבירין<text:span text:style-name="T1"> </text:span>על<text:span text:style-name="T1"> </text:span>טהרת<text:span text:style-name="T1"> </text:span>העזרה<text:span text:style-name="T1"> </text:span><text:span text:style-name="T18">(מעבירין</text:span><text:span text:style-name="T4"> </text:span><text:span text:style-name="T18">את</text:span><text:span text:style-name="T4"> </text:span><text:span text:style-name="T18">הכלים</text:span><text:span text:style-name="T4"> </text:span><text:span text:style-name="T18">ממקומן</text:span><text:span text:style-name="T4"> </text:span><text:span text:style-name="T18">ולהטבילן, ולטהר</text:span><text:span text:style-name="T4"> </text:span><text:span text:style-name="T18">את</text:span><text:span text:style-name="T4"> </text:span><text:span text:style-name="T18">העזרה</text:span><text:span text:style-name="T4"> </text:span><text:span text:style-name="T18">מטומאת</text:span><text:span text:style-name="T4"> </text:span><text:span text:style-name="T18">עמי</text:span><text:span text:style-name="T4"> </text:span><text:span text:style-name="T18">הארץ</text:span><text:span text:style-name="T4"> </text:span><text:span text:style-name="T18">שנגעו</text:span><text:span text:style-name="T4"> </text:span><text:span text:style-name="T18">בהן</text:span><text:span text:style-name="T4"> </text:span><text:span text:style-name="T18">ברגל, שאף</text:span><text:span text:style-name="T4"> </text:span><text:span text:style-name="T18">על</text:span><text:span text:style-name="T4"> </text:span><text:span text:style-name="T18">פי</text:span><text:span text:style-name="T4"> </text:span><text:span text:style-name="T18">שעשאם</text:span><text:span text:style-name="T4"> </text:span><text:span text:style-name="T18">הכתוב</text:span><text:span text:style-name="T4"> </text:span><text:span text:style-name="T18">חברים</text:span><text:span text:style-name="T4"> </text:span><text:span text:style-name="T18">ברגל</text:span><text:span text:style-name="T4"> </text:span><text:span text:style-name="T18">- לא</text:span><text:span text:style-name="T4"> </text:span><text:span text:style-name="T18">מפני</text:span><text:span text:style-name="T4"> </text:span><text:span text:style-name="T18">שטהורין</text:span><text:span text:style-name="T4"> </text:span><text:span text:style-name="T18">הן; הלכך</text:span><text:span text:style-name="T4"> </text:span><text:span text:style-name="T18">לאחר</text:span><text:span text:style-name="T4"> </text:span><text:span text:style-name="T18">הרגל</text:span><text:span text:style-name="T4"> </text:span><text:span text:style-name="T18">- מגען</text:span><text:span text:style-name="T4"> </text:span><text:span text:style-name="T18">טמא</text:span><text:span text:style-name="T4"> </text:span><text:span text:style-name="T18">למפרע)</text:span>;</text:p>
      <text:p text:style-name="P4">עבר<text:span text:style-name="T1"> </text:span>הרגל<text:span text:style-name="T1"> </text:span>ליום<text:span text:style-name="T1"> </text:span>ששי<text:span text:style-name="T1"> </text:span>לא<text:span text:style-name="T1"> </text:span>היו<text:span text:style-name="T1"> </text:span>מעבירין<text:span text:style-name="T1"> </text:span>מפני<text:span text:style-name="T1"> </text:span>כבוד<text:span text:style-name="T1"> </text:span>השבת<text:span text:style-name="T1"> </text:span><text:span text:style-name="T18">(שהיו</text:span><text:span text:style-name="T4"> </text:span><text:span text:style-name="T18">הכהנים</text:span><text:span text:style-name="T4"> </text:span><text:span text:style-name="T18">צריכין</text:span><text:span text:style-name="T4"> </text:span><text:span text:style-name="T18">להתעסק</text:span><text:span text:style-name="T4"> </text:span><text:span text:style-name="T18">איש</text:span><text:span text:style-name="T4"> </text:span><text:span text:style-name="T18">בביתו</text:span><text:span text:style-name="T4"> </text:span><text:span text:style-name="T18">בצרכי</text:span><text:span text:style-name="T4"> </text:span><text:span text:style-name="T18">שבת)</text:span>;</text:p>
      <text:p text:style-name="P4"><text:soft-page-break/>רבי<text:span text:style-name="T1"> </text:span>יהודה<text:span text:style-name="T1"> </text:span>אומר: אף<text:span text:style-name="T1"> </text:span>לא<text:span text:style-name="T1"> </text:span>ביום<text:span text:style-name="T1"> </text:span>חמישי<text:span text:style-name="T1"> </text:span><text:span text:style-name="T18">(אם</text:span><text:span text:style-name="T4"> </text:span><text:span text:style-name="T18">עבר</text:span><text:span text:style-name="T4"> </text:span><text:span text:style-name="T18">הרגל</text:span><text:span text:style-name="T4"> </text:span><text:span text:style-name="T18">ליום</text:span><text:span text:style-name="T4"> </text:span><text:span text:style-name="T18">חמישי, אין</text:span><text:span text:style-name="T4"> </text:span><text:span text:style-name="T18">מטבילין</text:span><text:span text:style-name="T4"> </text:span><text:span text:style-name="T18">אותן</text:span><text:span text:style-name="T4"> </text:span><text:span text:style-name="T18">עד</text:span><text:span text:style-name="T4"> </text:span><text:span text:style-name="T18">לאחר</text:span><text:span text:style-name="T4"> </text:span><text:span text:style-name="T18">השבת)</text:span>, שאין<text:span text:style-name="T1"> </text:span>הכהנים<text:span text:style-name="T1"> </text:span>פנויין.</text:p>
      <text:p text:style-name="P4"/>
      <text:p text:style-name="P4">גמרא:</text:p>
      <text:p text:style-name="P4">תנא: '<text:span text:style-name="T26">שאין</text:span><text:span text:style-name="T27"> </text:span><text:span text:style-name="T26">הכהנים</text:span><text:span text:style-name="T27"> </text:span><text:span text:style-name="T26">פנויין</text:span><text:span text:style-name="T27"> </text:span><text:span text:style-name="T18">(במוצאי</text:span><text:span text:style-name="T4"> </text:span><text:span text:style-name="T18">יום</text:span><text:span text:style-name="T4"> </text:span><text:span text:style-name="T18">טוב</text:span><text:span text:style-name="T4"> </text:span><text:span text:style-name="T18">להטבילן)</text:span><text:span text:style-name="T26">, מלהוציא</text:span><text:span text:style-name="T27"> </text:span><text:span text:style-name="T26">בדשן</text:span><text:span text:style-name="T27"> </text:span><text:span text:style-name="T18">(שטרודין</text:span><text:span text:style-name="T4"> </text:span><text:span text:style-name="T18">להוציא</text:span><text:span text:style-name="T4"> </text:span><text:span text:style-name="T18">הדשן</text:span><text:span text:style-name="T4"> </text:span><text:span text:style-name="T18">שעל</text:span><text:span text:style-name="T4"> </text:span><text:span text:style-name="T18">התפוח</text:span><text:span text:style-name="T4"> </text:span><text:span text:style-name="T18">שבאמצע</text:span><text:span text:style-name="T4"> </text:span><text:span text:style-name="T18">המזבח, שקיבצו</text:span><text:span text:style-name="T4"> </text:span><text:span text:style-name="T18">שם</text:span><text:span text:style-name="T4"> </text:span><text:span text:style-name="T18">כל</text:span><text:span text:style-name="T4"> </text:span><text:span text:style-name="T18">ימות</text:span><text:span text:style-name="T4"> </text:span><text:span text:style-name="T18">הרגל</text:span><text:span text:style-name="T4"> </text:span><text:span text:style-name="T18">כל</text:span><text:span text:style-name="T4"> </text:span><text:span text:style-name="T18">דשן</text:span><text:span text:style-name="T4"> </text:span><text:span text:style-name="T18">של</text:span><text:span text:style-name="T4"> </text:span><text:span text:style-name="T18">מערכה)</text:span>'.</text:p>
      <text:p text:style-name="P4"/>
      <text:p text:style-name="P4"/>
      <text:p text:style-name="P4">משנה:</text:p>
      <text:p text:style-name="P4">כיצד<text:span text:style-name="T1"> </text:span>מעבירין<text:span text:style-name="T1"> </text:span>על<text:span text:style-name="T1"> </text:span>טהרת<text:span text:style-name="T1"> </text:span>עזרה?</text:p>
      <text:p text:style-name="P4">מטבילין<text:span text:style-name="T1"> </text:span>את<text:span text:style-name="T1"> </text:span>הכלים<text:span text:style-name="T1"> </text:span>שהיו<text:span text:style-name="T1"> </text:span>במקדש, ואומרין<text:span text:style-name="T1"> </text:span>להם<text:span text:style-name="T1"> </text:span><text:span text:style-name="T18">(לכהנים</text:span><text:span text:style-name="T4"> </text:span><text:span text:style-name="T18">עמי</text:span><text:span text:style-name="T4"> </text:span><text:span text:style-name="T18">הארץ</text:span><text:span text:style-name="T4"> </text:span><text:span text:style-name="T18">ברגל)</text:span>: "הזהרו</text:p>
      <text:p text:style-name="P4"/>
      <text:p text:style-name="P4">(חגיגה<text:span text:style-name="T1"> </text:span>כו,ב)</text:p>
      <text:p text:style-name="P9">המשך<text:span text:style-name="T36"> </text:span>המשנה</text:p>
      <text:p text:style-name="P4">שלא<text:span text:style-name="T1"> </text:span>תגעו<text:span text:style-name="T1"> </text:span>בשלחן" <text:span text:style-name="T18">(שלא</text:span><text:span text:style-name="T4"> </text:span><text:span text:style-name="T18">יוכלו</text:span><text:span text:style-name="T4"> </text:span><text:span text:style-name="T18">להטבילו</text:span><text:span text:style-name="T4"> </text:span><text:span text:style-name="T18">לאחר</text:span><text:span text:style-name="T4"> </text:span><text:span text:style-name="T18">הרגל, שאי</text:span><text:span text:style-name="T4"> </text:span><text:span text:style-name="T18">אפשר</text:span><text:span text:style-name="T4"> </text:span><text:span text:style-name="T18">לסלקו</text:span><text:span text:style-name="T4"> </text:span><text:span text:style-name="T18">ממקומו, דכתיב</text:span><text:span text:style-name="T4"> </text:span><text:span text:style-name="T18">ביה</text:span><text:span text:style-name="T4"> </text:span><text:span text:style-name="T18">'</text:span><text:span text:style-name="T24">לחם</text:span><text:span text:style-name="T4"> </text:span><text:span text:style-name="T24">פנים</text:span><text:span text:style-name="T4"> </text:span><text:span text:style-name="T24">לפני</text:span><text:span text:style-name="T4"> </text:span><text:span text:style-name="T24">תמיד</text:span><text:span text:style-name="T18">' </text:span><text:span text:style-name="T19">(שמות</text:span><text:span text:style-name="T3"> </text:span><text:span text:style-name="T19">כה,ל)</text:span><text:span text:style-name="T18">)</text:span>;</text:p>
      <text:p text:style-name="P4">כל<text:span text:style-name="T1"> </text:span>הכלים<text:span text:style-name="T1"> </text:span>שהיו<text:span text:style-name="T1"> </text:span>במקדש<text:span text:style-name="T1"> </text:span>- יש<text:span text:style-name="T1"> </text:span>להם<text:span text:style-name="T1"> </text:span>שניים<text:span text:style-name="T1"> </text:span>ושלישים, שאם<text:span text:style-name="T1"> </text:span>נטמאו<text:span text:style-name="T1"> </text:span>הראשונים<text:span text:style-name="T1"> </text:span>- יביאו<text:span text:style-name="T1"> </text:span>שניים<text:span text:style-name="T1"> </text:span>תחתיהן;</text:p>
      <text:p text:style-name="P4">כל<text:span text:style-name="T1"> </text:span>הכלים<text:span text:style-name="T1"> </text:span>שהיו<text:span text:style-name="T1"> </text:span>במקדש<text:span text:style-name="T1"> </text:span>טעונין<text:span text:style-name="T1"> </text:span>טבילה<text:span text:style-name="T1"> </text:span><text:span text:style-name="T18">(מפני</text:span><text:span text:style-name="T4"> </text:span><text:span text:style-name="T18">טומאת</text:span><text:span text:style-name="T4"> </text:span><text:span text:style-name="T18">הרגל)</text:span> חוץ<text:span text:style-name="T1"> </text:span>ממזבח<text:span text:style-name="T1"> </text:span>הזהב<text:span text:style-name="T1"> </text:span>ומזבח<text:span text:style-name="T1"> </text:span>הנחשת, מפני<text:span text:style-name="T1"> </text:span>שהן<text:span text:style-name="T1"> </text:span>כקרקע<text:span text:style-name="T1"> </text:span><text:span text:style-name="T18">(שהכתוב</text:span><text:span text:style-name="T4"> </text:span><text:span text:style-name="T18">קראו</text:span><text:span text:style-name="T4"> </text:span><text:span text:style-name="T24">מזבח</text:span><text:span text:style-name="T4"> </text:span><text:span text:style-name="T24">אדמה</text:span><text:span text:style-name="T4"> </text:span><text:span text:style-name="T19">[שמות</text:span><text:span text:style-name="T3"> </text:span><text:span text:style-name="T19">כ,כ]</text:span><text:span text:style-name="T18">, ושלחן</text:span><text:span text:style-name="T4"> </text:span><text:span text:style-name="T18">- הא</text:span><text:span text:style-name="T4"> </text:span><text:span text:style-name="T18">אמרן</text:span><text:span text:style-name="T4"> </text:span><text:span text:style-name="T18">דלא</text:span><text:span text:style-name="T4"> </text:span><text:span text:style-name="T18">נגעו</text:span><text:span text:style-name="T4"> </text:span><text:span text:style-name="T18">בו)</text:span> - דברי<text:span text:style-name="T1"> </text:span>רבי<text:span text:style-name="T1"> </text:span>אליעזר; וחכמים<text:span text:style-name="T1"> </text:span>אומרים: <text:s/>מפני<text:span text:style-name="T1"> </text:span>שהן<text:span text:style-name="T1"> </text:span>מצופין<text:span text:style-name="T1"> </text:span><text:span text:style-name="T18">(בגמרא</text:span><text:span text:style-name="T4"> </text:span><text:span text:style-name="T18">מפרש)</text:span>.</text:p>
      <text:p text:style-name="P5"/>
      <text:p text:style-name="P4">גמרא:</text:p>
      <text:p text:style-name="P4">תנא: '<text:span text:style-name="T26">"הזהרו</text:span><text:span text:style-name="T27"> </text:span><text:span text:style-name="T26">שמא</text:span><text:span text:style-name="T27"> </text:span><text:span text:style-name="T26">תגעו</text:span><text:span text:style-name="T27"> </text:span><text:span text:style-name="T26">בשולחן</text:span><text:span text:style-name="T27"> </text:span><text:span text:style-name="T26">ובמנורה"</text:span>'.</text:p>
      <text:p text:style-name="P4">ותנא<text:span text:style-name="T1"> </text:span>דידן, מאי<text:span text:style-name="T1"> </text:span>טעמא<text:span text:style-name="T1"> </text:span>לא<text:span text:style-name="T1"> </text:span>תני<text:span text:style-name="T1"> </text:span>'מנורה'?</text:p>
      <text:p text:style-name="P4">שלחן<text:span text:style-name="T1"> </text:span>כתיב<text:span text:style-name="T1"> </text:span>ביה<text:span text:style-name="T1"> </text:span>'תמיד', מנורה<text:span text:style-name="T1"> </text:span>לא<text:span text:style-name="T1"> </text:span>כתיב<text:span text:style-name="T1"> </text:span>בה<text:span text:style-name="T1"> </text:span>'תמיד' <text:span text:style-name="T18">(כלומר: 'תמיד'ין</text:span><text:span text:style-name="T4"> </text:span><text:span text:style-name="T18">האמורין</text:span><text:span text:style-name="T4"> </text:span><text:span text:style-name="T18">במנורה</text:span><text:span text:style-name="T4"> </text:span><text:span text:style-name="T18">- לא</text:span><text:span text:style-name="T4"> </text:span><text:span text:style-name="T18">תמיד</text:span><text:span text:style-name="T4"> </text:span><text:span text:style-name="T18">= יומם</text:span><text:span text:style-name="T4"> </text:span><text:span text:style-name="T18">ולילה</text:span><text:span text:style-name="T4"> </text:span><text:span text:style-name="T18">קאמר, אלא</text:span><text:span text:style-name="T4"> </text:span><text:span text:style-name="T18">תמיד</text:span><text:span text:style-name="T4"> </text:span><text:span text:style-name="T18">= מלילה</text:span><text:span text:style-name="T4"> </text:span><text:span text:style-name="T18">ללילה, כתמיד</text:span><text:span text:style-name="T4"> </text:span><text:span text:style-name="T18">האמור</text:span><text:span text:style-name="T4"> </text:span><text:span text:style-name="T18">בעולת</text:span><text:span text:style-name="T4"> </text:span><text:span text:style-name="T18">תמיד</text:span><text:span text:style-name="T4"> </text:span><text:span text:style-name="T18">ובחביתי</text:span><text:span text:style-name="T4"> </text:span><text:span text:style-name="T18">כהן</text:span><text:span text:style-name="T4"> </text:span><text:span text:style-name="T18">גדול, אבל</text:span><text:span text:style-name="T4"> </text:span><text:span text:style-name="T18">ביום</text:span><text:span text:style-name="T4"> </text:span><text:span text:style-name="T18">לא</text:span><text:span text:style-name="T4"> </text:span><text:span text:style-name="T18">היה</text:span><text:span text:style-name="T4"> </text:span><text:span text:style-name="T18">דולק, ד</text:span><text:span text:style-name="T24">מערב</text:span><text:span text:style-name="T4"> </text:span><text:span text:style-name="T24">עד</text:span><text:span text:style-name="T4"> </text:span><text:span text:style-name="T24">בוקר</text:span><text:span text:style-name="T4"> </text:span><text:span text:style-name="T18">כתיב</text:span><text:span text:style-name="T4"> </text:span><text:span text:style-name="T19">(שמות</text:span><text:span text:style-name="T3"> </text:span><text:span text:style-name="T19">כז,כא)</text:span><text:span text:style-name="T18">: תן</text:span><text:span text:style-name="T4"> </text:span><text:span text:style-name="T18">לה</text:span><text:span text:style-name="T4"> </text:span><text:span text:style-name="T18">מדת</text:span><text:span text:style-name="T4"> </text:span><text:span text:style-name="T18">השמן</text:span><text:span text:style-name="T4"> </text:span><text:span text:style-name="T18">שיש</text:span><text:span text:style-name="T4"> </text:span><text:span text:style-name="T18">בה</text:span><text:span text:style-name="T4"> </text:span><text:span text:style-name="T18">כדי</text:span><text:span text:style-name="T4"> </text:span><text:span text:style-name="T18">לידלק</text:span><text:span text:style-name="T4"> </text:span><text:span text:style-name="T18">מערב</text:span><text:span text:style-name="T4"> </text:span><text:span text:style-name="T18">עד</text:span><text:span text:style-name="T4"> </text:span><text:span text:style-name="T18">בוקר; לפיכך</text:span><text:span text:style-name="T4"> </text:span><text:span text:style-name="T18">כל</text:span><text:span text:style-name="T4"> </text:span><text:span text:style-name="T18">היום</text:span><text:span text:style-name="T4"> </text:span><text:span text:style-name="T18">אתה</text:span><text:span text:style-name="T4"> </text:span><text:span text:style-name="T18">יכול</text:span><text:span text:style-name="T4"> </text:span><text:span text:style-name="T18">לסלקה</text:span><text:span text:style-name="T4"> </text:span><text:span text:style-name="T18">ולהטבילה, אבל</text:span><text:span text:style-name="T4"> </text:span><text:span text:style-name="T18">'תמיד' האמור</text:span><text:span text:style-name="T4"> </text:span><text:span text:style-name="T18">בשלחן</text:span><text:span text:style-name="T4"> – </text:span><text:span text:style-name="T18">'תמיד' - יום</text:span><text:span text:style-name="T4"> </text:span><text:span text:style-name="T18">ולילה</text:span><text:span text:style-name="T4"> </text:span><text:span text:style-name="T18">הוא, דמשבת</text:span><text:span text:style-name="T4"> </text:span><text:span text:style-name="T18">לשבת</text:span><text:span text:style-name="T4"> </text:span><text:span text:style-name="T18">הוא</text:span><text:span text:style-name="T4"> </text:span><text:span text:style-name="T18">ערוך</text:span><text:span text:style-name="T4"> </text:span><text:span text:style-name="T18">עליו)</text:span>;</text:p>
      <text:p text:style-name="P4">ואידך?</text:p>
      <text:p text:style-name="P4">כיון<text:span text:style-name="T1"> </text:span>דכתיב<text:span text:style-name="T1"> </text:span><text:span text:style-name="T24">[</text:span><text:span text:style-name="T19">שמות</text:span><text:span text:style-name="T3"> </text:span><text:span text:style-name="T19">כו,לה:</text:span><text:span text:style-name="T24"> ושמת</text:span><text:span text:style-name="T4"> </text:span><text:span text:style-name="T24">את</text:span><text:span text:style-name="T4"> </text:span><text:span text:style-name="T24">השלחן</text:span><text:span text:style-name="T4"> </text:span><text:span text:style-name="T24">מחוץ</text:span><text:span text:style-name="T4"> </text:span><text:span text:style-name="T24">לפרכת]</text:span><text:span text:style-name="T22"> ואת</text:span><text:span text:style-name="T1"> </text:span><text:span text:style-name="T22">המנורה</text:span><text:span text:style-name="T1"> </text:span><text:span text:style-name="T22">נכח</text:span><text:span text:style-name="T1"> </text:span><text:span text:style-name="T22">השלחן</text:span><text:span text:style-name="T4"> </text:span><text:span text:style-name="T24">[על</text:span><text:span text:style-name="T4"> </text:span><text:span text:style-name="T24">צלע</text:span><text:span text:style-name="T4"> </text:span><text:span text:style-name="T24">המשכן</text:span><text:span text:style-name="T4"> </text:span><text:span text:style-name="T24">תימנה</text:span><text:span text:style-name="T4"> </text:span><text:span text:style-name="T24">והשלחן</text:span><text:span text:style-name="T4"> </text:span><text:span text:style-name="T24">תתן</text:span><text:span text:style-name="T4"> </text:span><text:span text:style-name="T24">על</text:span><text:span text:style-name="T4"> </text:span><text:span text:style-name="T24">צלע</text:span><text:span text:style-name="T4"> </text:span><text:span text:style-name="T24">צפון]</text:span> - כמאן<text:span text:style-name="T1"> </text:span>דכתיב<text:span text:style-name="T1"> </text:span>בה<text:span text:style-name="T1"> </text:span>'תמיד' דמי<text:span text:style-name="T1"> </text:span><text:span text:style-name="T18">(</text:span><text:span text:style-name="T24">נוכח</text:span><text:span text:style-name="T4"> </text:span><text:span text:style-name="T24">השלחן</text:span><text:span text:style-name="T4"> </text:span><text:span text:style-name="T18">= כל</text:span><text:span text:style-name="T4"> </text:span><text:span text:style-name="T18">זמן</text:span><text:span text:style-name="T4"> </text:span><text:span text:style-name="T18">שהשלחן</text:span><text:span text:style-name="T4"> </text:span><text:span text:style-name="T18">שם</text:span><text:span text:style-name="T4"> </text:span><text:span text:style-name="T18">תהא</text:span><text:span text:style-name="T4"> </text:span><text:span text:style-name="T18">מנורה</text:span><text:span text:style-name="T4"> </text:span><text:span text:style-name="T18">נוכחו)</text:span>.</text:p>
      <text:p text:style-name="P4">ואידך?</text:p>
      <text:p text:style-name="P4">ההוא<text:span text:style-name="T1"> </text:span>לקבוע<text:span text:style-name="T1"> </text:span>לה<text:span text:style-name="T1"> </text:span>מקום<text:span text:style-name="T1"> </text:span>הוא<text:span text:style-name="T1"> </text:span>דאתא.</text:p>
      <text:p text:style-name="P4">ותיפוק<text:span text:style-name="T1"> </text:span>לי<text:span text:style-name="T1"> </text:span><text:span text:style-name="T18">(דאי</text:span><text:span text:style-name="T4"> </text:span><text:span text:style-name="T18">נמי</text:span><text:span text:style-name="T4"> </text:span><text:span text:style-name="T18">נגעו</text:span><text:span text:style-name="T4"> </text:span><text:span text:style-name="T18">בשלחן</text:span><text:span text:style-name="T4"> </text:span><text:span text:style-name="T18">לא</text:span><text:span text:style-name="T4"> </text:span><text:span text:style-name="T18">מיטמאו</text:span><text:span text:style-name="T4"> </text:span><text:span text:style-name="T18">ליה)</text:span> דכלי<text:span text:style-name="T1"> </text:span>עץ<text:span text:style-name="T1"> </text:span>העשוי<text:span text:style-name="T1"> </text:span>לנחת<text:span text:style-name="T1"> </text:span><text:span text:style-name="T18">(במקום</text:span><text:span text:style-name="T4"> </text:span><text:span text:style-name="T18">אחד)</text:span> הוא, וכל<text:span text:style-name="T1"> </text:span>כלי<text:span text:style-name="T1"> </text:span>עץ<text:span text:style-name="T1"> </text:span>העשוי<text:span text:style-name="T1"> </text:span>לנחת<text:span text:style-name="T1"> </text:span>לא<text:span text:style-name="T1"> </text:span>מטמא, מאי<text:span text:style-name="T1"> </text:span>טעמא? - דומיא<text:span text:style-name="T1"> </text:span>דשק<text:span text:style-name="T1"> </text:span>בעינן<text:span text:style-name="T1"> </text:span><text:span text:style-name="T18">(לענין</text:span><text:span text:style-name="T4"> </text:span><text:span text:style-name="T18">טומאה</text:span><text:span text:style-name="T4"> </text:span><text:span text:style-name="T18">הוקשו</text:span><text:span text:style-name="T4"> </text:span><text:span text:style-name="T18">כלי</text:span><text:span text:style-name="T4"> </text:span><text:span text:style-name="T18">עץ</text:span><text:span text:style-name="T4"> </text:span><text:span text:style-name="T18">לשק, דכתיב</text:span><text:span text:style-name="T4"> </text:span><text:span text:style-name="T24">כל</text:span><text:span text:style-name="T4"> </text:span><text:span text:style-name="T24">אשר</text:span><text:span text:style-name="T4"> </text:span><text:span text:style-name="T24">יפול</text:span><text:span text:style-name="T4"> </text:span><text:span text:style-name="T24">עליו</text:span><text:span text:style-name="T4"> </text:span><text:span text:style-name="T24">מהם</text:span><text:span text:style-name="T4"> </text:span><text:span text:style-name="T24">במותם</text:span><text:span text:style-name="T4"> </text:span><text:span text:style-name="T24">יטמא</text:span><text:span text:style-name="T4"> </text:span><text:span text:style-name="T24">מכל</text:span><text:span text:style-name="T4"> </text:span><text:span text:style-name="T24">כלי</text:span><text:span text:style-name="T4"> </text:span><text:span text:style-name="T24">עץ</text:span><text:span text:style-name="T4"> </text:span><text:span text:style-name="T24">או</text:span><text:span text:style-name="T4"> </text:span><text:span text:style-name="T24">בגד</text:span><text:span text:style-name="T4"> </text:span><text:span text:style-name="T24">או</text:span><text:span text:style-name="T4"> </text:span><text:span text:style-name="T24">עור</text:span><text:span text:style-name="T4"> </text:span><text:span text:style-name="T24">או</text:span><text:span text:style-name="T4"> </text:span><text:span text:style-name="T24">שק</text:span><text:span text:style-name="T4"> </text:span><text:span text:style-name="T19">(ויקרא</text:span><text:span text:style-name="T3"> </text:span><text:span text:style-name="T19">יא,לב)</text:span><text:span text:style-name="T18">)</text:span>: מה<text:span text:style-name="T1"> </text:span>שק<text:span text:style-name="T1"> </text:span>מיטלטל<text:span text:style-name="T1"> </text:span>מלא<text:span text:style-name="T1"> </text:span>וריקם<text:span text:style-name="T1"> </text:span>- אף<text:span text:style-name="T1"> </text:span>כל<text:span text:style-name="T1"> </text:span>מיטלטל<text:span text:style-name="T1"> </text:span>מלא<text:span text:style-name="T1"> </text:span>וריקם<text:span text:style-name="T1"> </text:span><text:span text:style-name="T18">(יצא</text:span><text:span text:style-name="T4"> </text:span><text:span text:style-name="T18">העשוי</text:span><text:span text:style-name="T4"> </text:span><text:span text:style-name="T18">לנחת, דאינו</text:span><text:span text:style-name="T4"> </text:span><text:span text:style-name="T18">מיטלטל</text:span><text:span text:style-name="T4"> </text:span><text:span text:style-name="T18">מלא</text:span><text:span text:style-name="T4"> </text:span><text:span text:style-name="T18">וריקן, יצא</text:span><text:span text:style-name="T4"> </text:span><text:span text:style-name="T18">כלי</text:span><text:span text:style-name="T4"> </text:span><text:span text:style-name="T18">עץ</text:span><text:span text:style-name="T4"> </text:span><text:span text:style-name="T18">המחזיק</text:span><text:span text:style-name="T4"> </text:span><text:span text:style-name="T18">ארבעים</text:span><text:span text:style-name="T4"> </text:span><text:span text:style-name="T18">סאה</text:span><text:span text:style-name="T4"> </text:span><text:span text:style-name="T18">בלח, שהן</text:span><text:span text:style-name="T4"> </text:span><text:span text:style-name="T18">כוריים</text:span><text:span text:style-name="T4"> </text:span><text:span text:style-name="T18">ביבש, אף</text:span><text:span text:style-name="T4"> </text:span><text:span text:style-name="T18">על</text:span><text:span text:style-name="T4"> </text:span><text:span text:style-name="T18">פי</text:span><text:span text:style-name="T4"> </text:span><text:span text:style-name="T18">שמיטלטל</text:span><text:span text:style-name="T4"> </text:span><text:span text:style-name="T18">ריקן</text:span><text:span text:style-name="T4"> </text:span><text:span text:style-name="T18">- אינו</text:span><text:span text:style-name="T4"> </text:span><text:span text:style-name="T18">מיטלטל</text:span><text:span text:style-name="T4"> </text:span><text:span text:style-name="T18">מלא, שאם</text:span><text:span text:style-name="T4"> </text:span><text:span text:style-name="T18">יטלטלנו</text:span><text:span text:style-name="T4"> </text:span><text:span text:style-name="T18">מלא</text:span><text:span text:style-name="T4"> </text:span><text:span text:style-name="T18">- ישבר)</text:span>!?</text:p>
      <text:p text:style-name="P4">האי<text:span text:style-name="T1"> </text:span>נמי<text:span text:style-name="T1"> </text:span>מיטלטל<text:span text:style-name="T1"> </text:span>מלא<text:span text:style-name="T1"> </text:span>וריקם<text:span text:style-name="T1"> </text:span>הוא, כדריש<text:span text:style-name="T1"> </text:span>לקיש, דאמר<text:span text:style-name="T1"> </text:span>ריש<text:span text:style-name="T1"> </text:span>לקיש: מאי<text:span text:style-name="T1"> </text:span>דכתיב<text:span text:style-name="T1"> </text:span><text:span text:style-name="T24">[</text:span><text:span text:style-name="T19">ויקרא</text:span><text:span text:style-name="T3"> </text:span><text:span text:style-name="T19">כד,ו:</text:span><text:span text:style-name="T24"> ושמת</text:span><text:span text:style-name="T4"> </text:span><text:span text:style-name="T24">אותם</text:span><text:span text:style-name="T4"> </text:span><text:span text:style-name="T24">שתים</text:span><text:span text:style-name="T4"> </text:span><text:span text:style-name="T24">מערכות</text:span><text:span text:style-name="T4"> </text:span><text:span text:style-name="T24">שש</text:span><text:span text:style-name="T4"> </text:span><text:span text:style-name="T24">המערכת]</text:span><text:span text:style-name="T22"> על</text:span><text:span text:style-name="T1"> </text:span><text:span text:style-name="T22">השלחן</text:span><text:span text:style-name="T1"> </text:span><text:span text:style-name="T22">הטהור</text:span><text:span text:style-name="T1"> </text:span><text:span text:style-name="T24">[לפני</text:span><text:span text:style-name="T4"> </text:span><text:span text:style-name="T24">ה']</text:span> <text:span text:style-name="T18">(שאמרתי</text:span><text:span text:style-name="T4"> </text:span><text:span text:style-name="T18">שיהא</text:span><text:span text:style-name="T4"> </text:span><text:span text:style-name="T18">טהור)</text:span> מכלל<text:span text:style-name="T1"> </text:span>שהוא<text:span text:style-name="T1"> </text:span>טמא<text:span text:style-name="T1"> </text:span><text:span text:style-name="T18">(ראוי</text:span><text:span text:style-name="T4"> </text:span><text:span text:style-name="T18">לטומאה)</text:span>, ואמאי? כלי<text:span text:style-name="T1"> </text:span>עץ<text:span text:style-name="T1"> </text:span>העשוי<text:span text:style-name="T1"> </text:span>לנחת<text:span text:style-name="T1"> </text:span>הוא<text:span text:style-name="T1"> </text:span>ואינו<text:span text:style-name="T1"> </text:span>מקבל<text:span text:style-name="T1"> </text:span>טומאה? אלא<text:span text:style-name="T1"> </text:span>מלמד<text:span text:style-name="T1"> </text:span>שמגביהין<text:span text:style-name="T1"> </text:span>אותו<text:span text:style-name="T1"> </text:span>ומראין<text:span text:style-name="T1"> </text:span>בו<text:span text:style-name="T1"> </text:span>לעולי<text:span text:style-name="T1"> </text:span>רגלים<text:span text:style-name="T1"> </text:span>לחם<text:span text:style-name="T1"> </text:span>הפנים<text:span text:style-name="T1"> </text:span>ואומרים<text:span text:style-name="T1"> </text:span>להם<text:span text:style-name="T1"> </text:span>"ראו<text:span text:style-name="T1"> </text:span>חיבתכם<text:span text:style-name="T1"> </text:span>לפני<text:span text:style-name="T1"> </text:span>המקום: סילוקו<text:span text:style-name="T1"> </text:span>כסידורו<text:span text:style-name="T1"> </text:span><text:span text:style-name="T18">(שסילוקו</text:span><text:span text:style-name="T4"> </text:span><text:span text:style-name="T18">לשבת</text:span><text:span text:style-name="T4"> </text:span><text:span text:style-name="T18">הבאה</text:span><text:span text:style-name="T4"> </text:span><text:span text:style-name="T18">חם</text:span><text:span text:style-name="T4"> </text:span><text:span text:style-name="T18">כיום</text:span><text:span text:style-name="T4"> </text:span><text:span text:style-name="T18">סידורו)</text:span>", דאמר<text:span text:style-name="T1"> </text:span>רבי<text:span text:style-name="T1"> </text:span>יהושע<text:span text:style-name="T1"> </text:span>בן<text:span text:style-name="T1"> </text:span>לוי: נס<text:span text:style-name="T1"> </text:span>גדול<text:span text:style-name="T1"> </text:span>נעשה<text:span text:style-name="T1"> </text:span>בלחם<text:span text:style-name="T1"> </text:span>הפנים<text:span text:style-name="T1"> </text:span>כסידורו<text:span text:style-name="T1"> </text:span>כך<text:span text:style-name="T1"> </text:span>סילוקו, שנאמר<text:span text:style-name="T1"> </text:span><text:span text:style-name="T24">[</text:span><text:span text:style-name="T19">שמואל</text:span><text:span text:style-name="T3"> </text:span><text:span text:style-name="T19">א</text:span><text:span text:style-name="T3"> </text:span><text:span text:style-name="T19">כא,ז:</text:span><text:span text:style-name="T24"> ויתן</text:span><text:span text:style-name="T4"> </text:span><text:span text:style-name="T24">לו</text:span><text:span text:style-name="T4"> </text:span><text:span text:style-name="T24">הכהן</text:span><text:span text:style-name="T4"> </text:span><text:span text:style-name="T24">קדש</text:span><text:span text:style-name="T4"> </text:span><text:span text:style-name="T24">כי</text:span><text:span text:style-name="T4"> </text:span><text:span text:style-name="T24">לא</text:span><text:span text:style-name="T4"> </text:span><text:span text:style-name="T24">היה</text:span><text:span text:style-name="T4"> </text:span><text:span text:style-name="T24">שם</text:span><text:span text:style-name="T4"> </text:span><text:span text:style-name="T24">לחם</text:span><text:span text:style-name="T4"> </text:span><text:span text:style-name="T24">כי</text:span><text:span text:style-name="T4"> </text:span><text:span text:style-name="T24">אם</text:span><text:span text:style-name="T4"> </text:span><text:span text:style-name="T24">לחם</text:span><text:span text:style-name="T4"> </text:span><text:span text:style-name="T24">הפנים</text:span><text:span text:style-name="T4"> </text:span><text:span text:style-name="T24">המוסרים</text:span><text:span text:style-name="T4"> </text:span><text:span text:style-name="T24">מלפני</text:span><text:span text:style-name="T4"> </text:span><text:span text:style-name="T24">ה' לשום</text:span><text:span text:style-name="T4"> </text:span><text:span text:style-name="T24">לחם]</text:span><text:span text:style-name="T22"> לשום</text:span><text:span text:style-name="T1"> </text:span><text:span text:style-name="T22">לחם</text:span><text:span text:style-name="T1"> </text:span><text:span text:style-name="T22">חום</text:span><text:span text:style-name="T1"> </text:span><text:span text:style-name="T22">ביום</text:span><text:span text:style-name="T1"> </text:span><text:span text:style-name="T22">הלקחו</text:span><text:span text:style-name="T1"> </text:span><text:span text:style-name="T18">(שיהא</text:span><text:span text:style-name="T4"> </text:span><text:span text:style-name="T18">חם</text:span><text:span text:style-name="T4"> </text:span><text:span text:style-name="T18">ביום</text:span><text:span text:style-name="T4"> </text:span><text:span text:style-name="T18">הלקחו</text:span><text:span text:style-name="T4"> </text:span><text:span text:style-name="T18">מעל</text:span><text:span text:style-name="T4"> </text:span><text:span text:style-name="T18">השלחן)</text:span>.</text:p>
      <text:p text:style-name="P4"><text:soft-page-break/>ותיפוק<text:span text:style-name="T1"> </text:span>לי<text:span text:style-name="T1"> </text:span><text:span text:style-name="T18">(דמקבל</text:span><text:span text:style-name="T4"> </text:span><text:span text:style-name="T18">טומאה, ואפילו</text:span><text:span text:style-name="T4"> </text:span><text:span text:style-name="T18">הוא</text:span><text:span text:style-name="T4"> </text:span><text:span text:style-name="T18">עשוי</text:span><text:span text:style-name="T4"> </text:span><text:span text:style-name="T18">לנחת)</text:span> משום<text:span text:style-name="T1"> </text:span>ציפוי<text:span text:style-name="T1"> </text:span><text:span text:style-name="T18">(משום</text:span><text:span text:style-name="T4"> </text:span><text:span text:style-name="T18">ציפויו, שהוא</text:span><text:span text:style-name="T4"> </text:span><text:span text:style-name="T18">מתכת, דכלי</text:span><text:span text:style-name="T4"> </text:span><text:span text:style-name="T18">מתכת</text:span><text:span text:style-name="T4"> </text:span><text:span text:style-name="T18">לא</text:span><text:span text:style-name="T4"> </text:span><text:span text:style-name="T18">איתקש</text:span><text:span text:style-name="T4"> </text:span><text:span text:style-name="T18">לשק)</text:span>, דהתנן<text:span text:style-name="T1"> </text:span><text:span text:style-name="T18">(דבתר</text:span><text:span text:style-name="T4"> </text:span><text:span text:style-name="T18">ציפוי</text:span><text:span text:style-name="T4"> </text:span><text:span text:style-name="T18">אזלינן)</text:span> <text:span text:style-name="T19">[כלים</text:span><text:span text:style-name="T3"> </text:span><text:span text:style-name="T19">פ"כב</text:span><text:span text:style-name="T3"> </text:span><text:span text:style-name="T19">מ"א]</text:span>: '<text:span text:style-name="T35">השלחן</text:span><text:span text:style-name="T6"> </text:span><text:span text:style-name="T35">והדולפקי</text:span><text:span text:style-name="T6"> </text:span><text:span text:style-name="T18">(כסא</text:span><text:span text:style-name="T4"> </text:span><text:span text:style-name="T18">המתקפל</text:span><text:span text:style-name="T4"> </text:span><text:span text:style-name="T18">ומכוסה</text:span><text:span text:style-name="T4"> </text:span><text:span text:style-name="T18">עור)</text:span><text:span text:style-name="T35"> שנפחתו</text:span><text:span text:style-name="T6"> </text:span><text:span text:style-name="T35">או</text:span><text:span text:style-name="T6"> </text:span><text:span text:style-name="T35">שחיפן</text:span><text:span text:style-name="T6"> </text:span><text:span text:style-name="T35">בשייש</text:span><text:span text:style-name="T6"> </text:span><text:span text:style-name="T18">(דשוב</text:span><text:span text:style-name="T4"> </text:span><text:span text:style-name="T18">הוי</text:span><text:span text:style-name="T4"> </text:span><text:span text:style-name="T18">ככלי</text:span><text:span text:style-name="T4"> </text:span><text:span text:style-name="T18">אבנים, שאין</text:span><text:span text:style-name="T4"> </text:span><text:span text:style-name="T18">מקבלין</text:span><text:span text:style-name="T4"> </text:span><text:span text:style-name="T18">טומאה)</text:span><text:span text:style-name="T35"> ושייר</text:span><text:span text:style-name="T6"> </text:span><text:span text:style-name="T35">בהם</text:span><text:span text:style-name="T6"> </text:span><text:span text:style-name="T18">(מן</text:span><text:span text:style-name="T4"> </text:span><text:span text:style-name="T18">הפחיתה</text:span><text:span text:style-name="T4"> </text:span><text:span text:style-name="T18">או</text:span><text:span text:style-name="T4"> </text:span><text:span text:style-name="T18">מן</text:span><text:span text:style-name="T4"> </text:span><text:span text:style-name="T18">החיפוי)</text:span><text:span text:style-name="T35"> מקום</text:span><text:span text:style-name="T6"> </text:span><text:span text:style-name="T35">הנחת</text:span><text:span text:style-name="T6"> </text:span><text:span text:style-name="T35">כוסות</text:span><text:span text:style-name="T6"> – </text:span><text:span text:style-name="T35">טמא</text:span><text:span text:style-name="T6"> </text:span><text:span text:style-name="T18">(שעדיין</text:span><text:span text:style-name="T4"> </text:span><text:span text:style-name="T18">ראוי</text:span><text:span text:style-name="T4"> </text:span><text:span text:style-name="T18">למלאכתו</text:span><text:span text:style-name="T4"> </text:span><text:span text:style-name="T18">ראשונה)</text:span><text:span text:style-name="T35">; רבי</text:span><text:span text:style-name="T6"> </text:span><text:span text:style-name="T35">יהודה</text:span><text:span text:style-name="T6"> </text:span><text:span text:style-name="T35">אומר: מקום</text:span><text:span text:style-name="T6"> </text:span><text:span text:style-name="T35">הנחת</text:span><text:span text:style-name="T6"> </text:span><text:span text:style-name="T35">החתיכות</text:span><text:span text:style-name="T6"> </text:span><text:span text:style-name="T18">(צריך</text:span><text:span text:style-name="T4"> </text:span><text:span text:style-name="T18">אף</text:span><text:span text:style-name="T4"> </text:span><text:span text:style-name="T18">הנחת</text:span><text:span text:style-name="T4"> </text:span><text:span text:style-name="T18">חתיכות</text:span><text:span text:style-name="T4"> </text:span><text:span text:style-name="T18">לחם</text:span><text:span text:style-name="T4"> </text:span><text:span text:style-name="T18">ובשר, ואי</text:span><text:span text:style-name="T4"> </text:span><text:span text:style-name="T18">לא</text:span><text:span text:style-name="T4"> </text:span><text:span text:style-name="T18">- לאו</text:span><text:span text:style-name="T4"> </text:span><text:span text:style-name="T18">שלחן</text:span><text:span text:style-name="T4"> </text:span><text:span text:style-name="T18">הוא, אלמא: </text:span><text:span text:style-name="T63">ציפויו</text:span><text:span text:style-name="T60"> </text:span><text:span text:style-name="T63">מבטלו</text:span><text:span text:style-name="T60"> </text:span><text:span text:style-name="T63">אפילו</text:span><text:span text:style-name="T60"> </text:span><text:span text:style-name="T63">להקל, וכל</text:span><text:span text:style-name="T60"> </text:span><text:span text:style-name="T63">שכן</text:span><text:span text:style-name="T60"> </text:span><text:span text:style-name="T63">להחמיר</text:span><text:span text:style-name="T18">)</text:span>', וכי<text:span text:style-name="T1"> </text:span>תימא<text:span text:style-name="T1"> </text:span>'שאני<text:span text:style-name="T1"> </text:span>עצי<text:span text:style-name="T1"> </text:span>שטים<text:span text:style-name="T1"> </text:span>דחשיבי<text:span text:style-name="T1"> </text:span>ולא<text:span text:style-name="T1"> </text:span>בטלי' - הניחא<text:span text:style-name="T1"> </text:span>לריש<text:span text:style-name="T1"> </text:span>לקיש, דאמר: 'לא<text:span text:style-name="T1"> </text:span>שנו<text:span text:style-name="T1"> </text:span><text:span text:style-name="T18">(הך</text:span><text:span text:style-name="T4"> </text:span><text:span text:style-name="T18">דקתני</text:span><text:span text:style-name="T4"> </text:span><text:span text:style-name="T18">ציפויו</text:span><text:span text:style-name="T4"> </text:span><text:span text:style-name="T18">מבטלו)</text:span> אלא<text:span text:style-name="T1"> </text:span>בכלי<text:span text:style-name="T1"> </text:span>אכסלגים<text:span text:style-name="T1"> </text:span>הבאין<text:span text:style-name="T1"> </text:span>ממדינת<text:span text:style-name="T1"> </text:span>הים<text:span text:style-name="T1"> </text:span><text:span text:style-name="T18">(אלא</text:span><text:span text:style-name="T4"> </text:span><text:span text:style-name="T18">בעצי</text:span><text:span text:style-name="T4"> </text:span><text:span text:style-name="T18">אכסלגים, שאינו</text:span><text:span text:style-name="T4"> </text:span><text:span text:style-name="T18">חשוב</text:span><text:span text:style-name="T4"> </text:span><text:span text:style-name="T18">כל</text:span><text:span text:style-name="T4"> </text:span><text:span text:style-name="T18">כך)</text:span> אבל<text:span text:style-name="T1"> </text:span>בכלי<text:span text:style-name="T1"> </text:span>מסמים<text:span text:style-name="T1"> </text:span><text:span text:style-name="T53">[כלים</text:span><text:span text:style-name="T4"> </text:span><text:span text:style-name="T53">חשובים]</text:span> לא<text:span text:style-name="T1"> </text:span>בטלי' – שפיר; אלא<text:span text:style-name="T1"> </text:span>לרבי<text:span text:style-name="T1"> </text:span>יוחנן<text:span text:style-name="T1"> </text:span>דאמר<text:span text:style-name="T1"> </text:span>'אפילו<text:span text:style-name="T1"> </text:span>בכלי<text:span text:style-name="T1"> </text:span>מסמים<text:span text:style-name="T1"> </text:span>נמי<text:span text:style-name="T1"> </text:span>בטלי', מאי<text:span text:style-name="T1"> </text:span>איכא<text:span text:style-name="T1"> </text:span>למימר? וכי<text:span text:style-name="T1"> </text:span>תימא<text:span text:style-name="T1"> </text:span>'כאן<text:span text:style-name="T1"> </text:span>בציפוי<text:span text:style-name="T1"> </text:span>עומד<text:span text:style-name="T1"> </text:span>כאן<text:span text:style-name="T1"> </text:span>בציפוי<text:span text:style-name="T1"> </text:span>שאינו<text:span text:style-name="T1"> </text:span>עומד<text:span text:style-name="T1"> </text:span><text:span text:style-name="T18">(שאינו</text:span><text:span text:style-name="T4"> </text:span><text:span text:style-name="T18">מחוזק</text:span><text:span text:style-name="T4"> </text:span><text:span text:style-name="T18">במסמרים</text:span><text:span text:style-name="T4"> </text:span><text:span text:style-name="T18">יפה, ותאמר</text:span><text:span text:style-name="T4"> </text:span><text:span text:style-name="T18">דההוא</text:span><text:span text:style-name="T4"> </text:span><text:span text:style-name="T18">דמקדש</text:span><text:span text:style-name="T4"> </text:span><text:span text:style-name="T18">לאו</text:span><text:span text:style-name="T4"> </text:span><text:span text:style-name="T18">עומד</text:span><text:span text:style-name="T4"> </text:span><text:span text:style-name="T18">הוא)</text:span>' הא<text:span text:style-name="T1"> </text:span>בעא<text:span text:style-name="T1"> </text:span>מיניה<text:span text:style-name="T1"> </text:span>ריש<text:span text:style-name="T1"> </text:span>לקיש<text:span text:style-name="T1"> </text:span>מרבי<text:span text:style-name="T1"> </text:span>יוחנן: 'בציפוי<text:span text:style-name="T1"> </text:span>עומד<text:span text:style-name="T1"> </text:span>או<text:span text:style-name="T1"> </text:span>בציפוי<text:span text:style-name="T1"> </text:span>שאינו<text:span text:style-name="T1"> </text:span>עומד? בחופה<text:span text:style-name="T1"> </text:span>את<text:span text:style-name="T1"> </text:span>לבזבזיו<text:span text:style-name="T1"> </text:span><text:span text:style-name="T18">(לבזבזין</text:span><text:span text:style-name="T4"> </text:span><text:span text:style-name="T18">= שפה</text:span><text:span text:style-name="T4"> </text:span><text:span text:style-name="T18">לשלחן</text:span><text:span text:style-name="T4"> </text:span><text:span text:style-name="T18">סביב)</text:span> או<text:span text:style-name="T1"> </text:span>בשאינו<text:span text:style-name="T1"> </text:span>חופה<text:span text:style-name="T1"> </text:span>את<text:span text:style-name="T1"> </text:span>לבזבזיו?', ואמר<text:span text:style-name="T1"> </text:span>ליה<text:span text:style-name="T1"> </text:span>'לא<text:span text:style-name="T1"> </text:span>שנא<text:span text:style-name="T1"> </text:span>בציפוי<text:span text:style-name="T1"> </text:span>עומד<text:span text:style-name="T1"> </text:span>ולא<text:span text:style-name="T1"> </text:span>שנא<text:span text:style-name="T1"> </text:span>בציפוי<text:span text:style-name="T1"> </text:span>שאינו<text:span text:style-name="T1"> </text:span>עומד, לא<text:span text:style-name="T1"> </text:span>שנא<text:span text:style-name="T1"> </text:span>בחופה<text:span text:style-name="T1"> </text:span>את<text:span text:style-name="T1"> </text:span>לבזבזיו<text:span text:style-name="T1"> </text:span>ולא<text:span text:style-name="T1"> </text:span>שנא<text:span text:style-name="T1"> </text:span>בשאינו<text:span text:style-name="T1"> </text:span>חופה<text:span text:style-name="T1"> </text:span>את<text:span text:style-name="T1"> </text:span>לבזבזיו'!? </text:p>
      <text:p text:style-name="P4">אלא<text:span text:style-name="T1"> </text:span>שאני<text:span text:style-name="T1"> </text:span>שלחן</text:p>
      <text:p text:style-name="P4"/>
      <text:p text:style-name="P4">(חגיגה<text:span text:style-name="T1"> </text:span>כז,א)</text:p>
      <text:p text:style-name="P4">דרחמנא<text:span text:style-name="T1"> </text:span>קרייה<text:span text:style-name="T1"> </text:span>'עץ' <text:span text:style-name="T18">(אף</text:span><text:span text:style-name="T4"> </text:span><text:span text:style-name="T18">כשהוא</text:span><text:span text:style-name="T4"> </text:span><text:span text:style-name="T18">מצופה)</text:span>, דכתיב<text:span text:style-name="T1"> </text:span><text:span text:style-name="T19">(יחזקאל</text:span><text:span text:style-name="T3"> </text:span><text:span text:style-name="T19">מא,כב)</text:span><text:span text:style-name="T22"> המזבח</text:span><text:span text:style-name="T1"> </text:span><text:span text:style-name="T22">עץ</text:span><text:span text:style-name="T1"> </text:span><text:span text:style-name="T22">שלש</text:span><text:span text:style-name="T1"> </text:span><text:span text:style-name="T22">אמות</text:span><text:span text:style-name="T1"> </text:span><text:span text:style-name="T22">גבוה</text:span><text:span text:style-name="T1"> </text:span><text:span text:style-name="T22">וארכו</text:span><text:span text:style-name="T1"> </text:span><text:span text:style-name="T22">שתים</text:span><text:span text:style-name="T1"> </text:span><text:span text:style-name="T22">אמות</text:span><text:span text:style-name="T1"> </text:span><text:span text:style-name="T22">ומקצעותיו</text:span><text:span text:style-name="T1"> </text:span><text:span text:style-name="T22">לו</text:span><text:span text:style-name="T1"> </text:span><text:span text:style-name="T22">וארכו</text:span><text:span text:style-name="T1"> </text:span><text:span text:style-name="T22">וקירותיו</text:span><text:span text:style-name="T1"> </text:span><text:span text:style-name="T22">עץ</text:span><text:span text:style-name="T1"> </text:span><text:span text:style-name="T22">וידבר</text:span><text:span text:style-name="T1"> </text:span><text:span text:style-name="T22">אלי</text:span><text:span text:style-name="T1"> </text:span><text:span text:style-name="T22">זה</text:span><text:span text:style-name="T1"> </text:span><text:span text:style-name="T22">השלחן</text:span><text:span text:style-name="T1"> </text:span><text:span text:style-name="T22">אשר</text:span><text:span text:style-name="T1"> </text:span><text:span text:style-name="T22">לפני</text:span><text:span text:style-name="T1"> </text:span><text:span text:style-name="T22">ה'</text:span>; פתח<text:span text:style-name="T1"> </text:span>במזבח<text:span text:style-name="T1"> </text:span>וסיים<text:span text:style-name="T1"> </text:span>בשלחן!? רבי<text:span text:style-name="T1"> </text:span>יוחנן<text:span text:style-name="T1"> </text:span>וריש<text:span text:style-name="T1"> </text:span>לקיש, דאמרי<text:span text:style-name="T1"> </text:span>תרוייהו: בזמן<text:span text:style-name="T1"> </text:span>שבית<text:span text:style-name="T1"> </text:span>המקדש<text:span text:style-name="T1"> </text:span>קיים<text:span text:style-name="T1"> </text:span>- מזבח<text:span text:style-name="T1"> </text:span>מכפר<text:span text:style-name="T1"> </text:span>על<text:span text:style-name="T1"> </text:span>אדם; עכשיו<text:span text:style-name="T1"> </text:span>שלחנו<text:span text:style-name="T1"> </text:span>של<text:span text:style-name="T1"> </text:span>אדם<text:span text:style-name="T1"> </text:span>מכפר<text:span text:style-name="T1"> </text:span>עליו<text:span text:style-name="T1"> </text:span><text:span text:style-name="T18">(בהכנסת</text:span><text:span text:style-name="T4"> </text:span><text:span text:style-name="T18">אורחין)</text:span>.</text:p>
      <text:p text:style-name="P4"/>
      <text:p text:style-name="P4">כל<text:span text:style-name="T1"> </text:span>הכלים<text:span text:style-name="T1"> </text:span>שבמקדש<text:span text:style-name="T1"> </text:span>יש<text:span text:style-name="T1"> </text:span>להם<text:span text:style-name="T1"> </text:span>שניים<text:span text:style-name="T1"> </text:span><text:span text:style-name="T21">[ושלישים, שאם</text:span><text:span text:style-name="T4"> </text:span><text:span text:style-name="T21">נטמאו</text:span><text:span text:style-name="T4"> </text:span><text:span text:style-name="T21">הראשונים</text:span><text:span text:style-name="T4"> </text:span><text:span text:style-name="T21">- יביאו</text:span><text:span text:style-name="T4"> </text:span><text:span text:style-name="T21">שניים</text:span><text:span text:style-name="T4"> </text:span><text:span text:style-name="T21">תחתיהן; כל</text:span><text:span text:style-name="T4"> </text:span><text:span text:style-name="T21">הכלים</text:span><text:span text:style-name="T4"> </text:span><text:span text:style-name="T21">שהיו</text:span><text:span text:style-name="T4"> </text:span><text:span text:style-name="T21">במקדש</text:span><text:span text:style-name="T4"> </text:span><text:span text:style-name="T21">טעונין</text:span><text:span text:style-name="T4"> </text:span><text:span text:style-name="T21">טבילה</text:span><text:span text:style-name="T4"> </text:span><text:span text:style-name="T58">חוץ</text:span><text:span text:style-name="T60"> </text:span><text:span text:style-name="T58">ממזבח</text:span><text:span text:style-name="T60"> </text:span><text:span text:style-name="T58">הזהב</text:span><text:span text:style-name="T60"> </text:span><text:span text:style-name="T58">ומזבח</text:span><text:span text:style-name="T60"> </text:span><text:span text:style-name="T58">הנחשת, מפני</text:span><text:span text:style-name="T60"> </text:span><text:span text:style-name="T58">שהן</text:span><text:span text:style-name="T60"> </text:span><text:span text:style-name="T58">כקרקע</text:span><text:span text:style-name="T4"> <text:s/></text:span><text:span text:style-name="T21">- דברי</text:span><text:span text:style-name="T4"> </text:span><text:span text:style-name="T21">רבי</text:span><text:span text:style-name="T4"> </text:span><text:span text:style-name="T21">אליעזר]</text:span>: <text:s/></text:p>
      <text:p text:style-name="P4">מזבח<text:span text:style-name="T1"> </text:span>הנחושת<text:span text:style-name="T1"> </text:span>- דכתיב<text:span text:style-name="T1"> </text:span><text:span text:style-name="T19">(שמות</text:span><text:span text:style-name="T3"> </text:span><text:span text:style-name="T19">כ,כ)</text:span><text:span text:style-name="T22"> מזבח</text:span><text:span text:style-name="T1"> </text:span><text:span text:style-name="T22">אדמה</text:span><text:span text:style-name="T1"> </text:span><text:span text:style-name="T22">תעשה</text:span><text:span text:style-name="T1"> </text:span><text:span text:style-name="T22">לי</text:span><text:span text:style-name="T1"> </text:span><text:span text:style-name="T24">[וזבחת</text:span><text:span text:style-name="T4"> </text:span><text:span text:style-name="T24">עליו</text:span><text:span text:style-name="T4"> </text:span><text:span text:style-name="T24">את</text:span><text:span text:style-name="T4"> </text:span><text:span text:style-name="T24">עלתיך</text:span><text:span text:style-name="T4"> </text:span><text:span text:style-name="T24">ואת</text:span><text:span text:style-name="T4"> </text:span><text:span text:style-name="T24">שלמיך</text:span><text:span text:style-name="T4"> </text:span><text:span text:style-name="T24">את</text:span><text:span text:style-name="T4"> </text:span><text:span text:style-name="T24">צאנך</text:span><text:span text:style-name="T4"> </text:span><text:span text:style-name="T24">ואת</text:span><text:span text:style-name="T4"> </text:span><text:span text:style-name="T24">בקרך</text:span><text:span text:style-name="T4"> </text:span><text:span text:style-name="T24">בכל</text:span><text:span text:style-name="T4"> </text:span><text:span text:style-name="T24">המקום</text:span><text:span text:style-name="T4"> </text:span><text:span text:style-name="T24">אשר</text:span><text:span text:style-name="T4"> </text:span><text:span text:style-name="T24">אזכיר</text:span><text:span text:style-name="T4"> </text:span><text:span text:style-name="T24">את</text:span><text:span text:style-name="T4"> </text:span><text:span text:style-name="T24">שמי</text:span><text:span text:style-name="T4"> </text:span><text:span text:style-name="T24">אבוא</text:span><text:span text:style-name="T4"> </text:span><text:span text:style-name="T24">אליך</text:span><text:span text:style-name="T4"> </text:span><text:span text:style-name="T24">וברכתיך]</text:span> <text:span text:style-name="T18">(הכתוב</text:span><text:span text:style-name="T4"> </text:span><text:span text:style-name="T18">קראו</text:span><text:span text:style-name="T4"> </text:span><text:span text:style-name="T18">'אדמה' למזבח</text:span><text:span text:style-name="T4"> </text:span><text:span text:style-name="T18">שמעלין</text:span><text:span text:style-name="T4"> </text:span><text:span text:style-name="T18">עליו</text:span><text:span text:style-name="T4"> </text:span><text:span text:style-name="T18">העולות</text:span><text:span text:style-name="T4"> </text:span><text:span text:style-name="T18">והשלמים, והיינו</text:span><text:span text:style-name="T4"> </text:span><text:span text:style-name="T18">מזבח</text:span><text:span text:style-name="T4"> </text:span><text:span text:style-name="T18">הנחשת)</text:span>;</text:p>
      <text:p text:style-name="P4">מזבח<text:span text:style-name="T1"> </text:span>הזהב<text:span text:style-name="T1"> </text:span>- דכתיב<text:span text:style-name="T1"> </text:span><text:span text:style-name="T19">(במדבר</text:span><text:span text:style-name="T3"> </text:span><text:span text:style-name="T19">ג,לא)</text:span><text:span text:style-name="T22"> </text:span><text:span text:style-name="T24">[ומשמרתם</text:span><text:span text:style-name="T4"> </text:span><text:span text:style-name="T24">הארן</text:span><text:span text:style-name="T4"> </text:span><text:span text:style-name="T24">והשלחן]</text:span><text:span text:style-name="T22"> המנורה</text:span><text:span text:style-name="T1"> </text:span><text:span text:style-name="T22">והמזבחות</text:span><text:span text:style-name="T4"> </text:span><text:span text:style-name="T24">[וכלי</text:span><text:span text:style-name="T4"> </text:span><text:span text:style-name="T24">הקדש</text:span><text:span text:style-name="T4"> </text:span><text:span text:style-name="T24">אשר</text:span><text:span text:style-name="T4"> </text:span><text:span text:style-name="T24">ישרתו</text:span><text:span text:style-name="T4"> </text:span><text:span text:style-name="T24">בהם</text:span><text:span text:style-name="T4"> </text:span><text:span text:style-name="T24">והמסך</text:span><text:span text:style-name="T4"> </text:span><text:span text:style-name="T24">וכל</text:span><text:span text:style-name="T4"> </text:span><text:span text:style-name="T24">עבדתו]</text:span>: איתקוש<text:span text:style-name="T1"> </text:span>מזבחות<text:span text:style-name="T1"> </text:span>זה<text:span text:style-name="T1"> </text:span>לזה. <text:s/></text:p>
      <text:p text:style-name="P4"/>
      <text:p text:style-name="P4">וחכמים<text:span text:style-name="T1"> </text:span>אומרים: מפני<text:span text:style-name="T1"> </text:span>שהן<text:span text:style-name="T1"> </text:span>מצופין: <text:s/></text:p>
      <text:p text:style-name="P4">אדרבה: כיון<text:span text:style-name="T1"> </text:span>דמצופין<text:span text:style-name="T1"> </text:span>נינהו<text:span text:style-name="T1"> </text:span>- מיטמאו<text:span text:style-name="T1"> </text:span><text:span text:style-name="T18">(דאי</text:span><text:span text:style-name="T4"> </text:span><text:span text:style-name="T18">לאו</text:span><text:span text:style-name="T4"> </text:span><text:span text:style-name="T18">מצופה</text:span><text:span text:style-name="T4"> </text:span><text:span text:style-name="T18">- יש</text:span><text:span text:style-name="T4"> </text:span><text:span text:style-name="T18">להם</text:span><text:span text:style-name="T4"> </text:span><text:span text:style-name="T18">לטהרם</text:span><text:span text:style-name="T4"> </text:span><text:span text:style-name="T18">משום</text:span><text:span text:style-name="T4"> </text:span><text:span text:style-name="T18">כלי</text:span><text:span text:style-name="T4"> </text:span><text:span text:style-name="T18">עץ</text:span><text:span text:style-name="T4"> </text:span><text:span text:style-name="T18">העשוי</text:span><text:span text:style-name="T4"> </text:span><text:span text:style-name="T18">לנחת)</text:span>!?</text:p>
      <text:p text:style-name="P4">אימא<text:span text:style-name="T1"> </text:span>'וחכמים<text:span text:style-name="T1"> </text:span>מטמאין<text:span text:style-name="T1"> </text:span>מפני<text:span text:style-name="T1"> </text:span>שהן<text:span text:style-name="T1"> </text:span>מצופין';</text:p>
      <text:p text:style-name="P4">ואי<text:span text:style-name="T1"> </text:span>בעית<text:span text:style-name="T1"> </text:span>אימא<text:span text:style-name="T1"> </text:span>- רבנן<text:span text:style-name="T1"> </text:span>לרבי<text:span text:style-name="T1"> </text:span>אליעזר<text:span text:style-name="T1"> </text:span>קאמרי: מאי<text:span text:style-name="T1"> </text:span>דעתיך<text:span text:style-name="T1"> </text:span><text:span text:style-name="T18">(דילפת</text:span><text:span text:style-name="T4"> </text:span><text:span text:style-name="T18">טעמא</text:span><text:span text:style-name="T4"> </text:span><text:span text:style-name="T18">מדקרינהו</text:span><text:span text:style-name="T4"> </text:span><text:span text:style-name="T18">אדמה, הא</text:span><text:span text:style-name="T4"> </text:span><text:span text:style-name="T18">לאו</text:span><text:span text:style-name="T4"> </text:span><text:span text:style-name="T18">הכי</text:span><text:span text:style-name="T4"> </text:span><text:span text:style-name="T18">- טמאין, אף</text:span><text:span text:style-name="T4"> </text:span><text:span text:style-name="T18">על</text:span><text:span text:style-name="T4"> </text:span><text:span text:style-name="T18">גב</text:span><text:span text:style-name="T4"> </text:span><text:span text:style-name="T18">דעשוין</text:span><text:span text:style-name="T4"> </text:span><text:span text:style-name="T18">לנחת)</text:span>, משום<text:span text:style-name="T1"> </text:span>דמצופין<text:span text:style-name="T1"> </text:span><text:span text:style-name="T18">(ובעי</text:span><text:span text:style-name="T4"> </text:span><text:span text:style-name="T18">למימר</text:span><text:span text:style-name="T4"> </text:span><text:span text:style-name="T18">שהציפוי</text:span><text:span text:style-name="T4"> </text:span><text:span text:style-name="T18">מבטלן, והוי</text:span><text:span text:style-name="T4"> </text:span><text:span text:style-name="T18">להו</text:span><text:span text:style-name="T4"> </text:span><text:span text:style-name="T18">ככלי</text:span><text:span text:style-name="T4"> </text:span><text:span text:style-name="T18">מתכות)</text:span>? מיבטל<text:span text:style-name="T1"> </text:span>בטיל<text:span text:style-name="T1"> </text:span>צפויין<text:span text:style-name="T1"> </text:span>גבייהו<text:span text:style-name="T1"> </text:span><text:span text:style-name="T18">(דרחמנא</text:span><text:span text:style-name="T4"> </text:span><text:span text:style-name="T18">קרא</text:span><text:span text:style-name="T4"> </text:span><text:span text:style-name="T18">'עץ' לכולהו, ובלאו</text:span><text:span text:style-name="T4"> </text:span><text:span text:style-name="T18">האי</text:span><text:span text:style-name="T4"> </text:span><text:span text:style-name="T18">קרא</text:span><text:span text:style-name="T4"> </text:span><text:span text:style-name="T18">נמי</text:span><text:span text:style-name="T4"> </text:span><text:span text:style-name="T18">לא</text:span><text:span text:style-name="T4"> </text:span><text:span text:style-name="T18">מקבלי</text:span><text:span text:style-name="T4"> </text:span><text:span text:style-name="T18">טומאה)</text:span>.</text:p>
      <text:p text:style-name="P4"/>
      <text:p text:style-name="P4">אמר<text:span text:style-name="T1"> </text:span>רבי<text:span text:style-name="T1"> </text:span>אבהו<text:span text:style-name="T1"> </text:span>אמר<text:span text:style-name="T1"> </text:span>רבי<text:span text:style-name="T1"> </text:span>אליעזר: תלמיד<text:span text:style-name="T1"> </text:span>חכם<text:span text:style-name="T1"> </text:span>- אין<text:span text:style-name="T1"> </text:span>אור<text:span text:style-name="T1"> </text:span>של<text:span text:style-name="T1"> </text:span>גיהנם<text:span text:style-name="T1"> </text:span>שולטת<text:span text:style-name="T1"> </text:span>בהן, קל<text:span text:style-name="T1"> </text:span>וחומר<text:span text:style-name="T1"> </text:span>מסלמנדרא<text:span text:style-name="T1"> </text:span><text:span text:style-name="T18">(חיה</text:span><text:span text:style-name="T4"> </text:span><text:span text:style-name="T18">הנבראת</text:span><text:span text:style-name="T4"> </text:span><text:span text:style-name="T18">מן</text:span><text:span text:style-name="T4"> </text:span><text:span text:style-name="T18">האור, כשבוערין</text:span><text:span text:style-name="T4"> </text:span><text:span text:style-name="T18">אש</text:span><text:span text:style-name="T4"> </text:span><text:span text:style-name="T18">במקום</text:span><text:span text:style-name="T4"> </text:span><text:span text:style-name="T18">אחד</text:span><text:span text:style-name="T4"> </text:span><text:span text:style-name="T18">שבע</text:span><text:span text:style-name="T4"> </text:span><text:span text:style-name="T18">שנים</text:span><text:span text:style-name="T4"> </text:span><text:span text:style-name="T18">תמיד</text:span><text:span text:style-name="T4"> </text:span><text:span text:style-name="T18">בלי</text:span><text:span text:style-name="T4"> </text:span><text:span text:style-name="T18">הפסק)</text:span>: ומה<text:span text:style-name="T1"> </text:span>סלמנדרא<text:span text:style-name="T1"> </text:span>- שתולדת<text:span text:style-name="T1"> </text:span>אש<text:span text:style-name="T1"> </text:span>היא<text:span text:style-name="T1"> </text:span>- הסך<text:span text:style-name="T1"> </text:span>מדמה<text:span text:style-name="T1"> </text:span>אין<text:span text:style-name="T1"> </text:span>אור<text:span text:style-name="T1"> </text:span>שולטת<text:span text:style-name="T1"> </text:span>בו, תלמיד<text:span text:style-name="T1"> </text:span>חכם<text:span text:style-name="T1"> </text:span>שכל<text:span text:style-name="T1"> </text:span>גופן<text:span text:style-name="T1"> </text:span>אש, דכתיב<text:span text:style-name="T1"> </text:span><text:span text:style-name="T19">(ירמיהו</text:span><text:span text:style-name="T3"> </text:span><text:span text:style-name="T19">כג,כט)</text:span><text:span text:style-name="T22"> הלא</text:span><text:span text:style-name="T1"> </text:span><text:span text:style-name="T22">כה</text:span><text:span text:style-name="T1"> </text:span><text:span text:style-name="T22">דברי</text:span><text:span text:style-name="T1"> </text:span><text:span text:style-name="T22">כאש</text:span><text:span text:style-name="T1"> </text:span><text:span text:style-name="T22">נאם</text:span><text:span text:style-name="T1"> </text:span><text:span text:style-name="T22">ה' </text:span><text:span text:style-name="T24">[וכפטיש</text:span><text:span text:style-name="T4"> </text:span><text:span text:style-name="T24">יפצץ</text:span><text:span text:style-name="T4"> </text:span><text:span text:style-name="T24">סלע]</text:span> - על<text:span text:style-name="T1"> </text:span>אחת<text:span text:style-name="T1"> </text:span>כמה<text:span text:style-name="T1"> </text:span>וכמה!</text:p>
      <text:p text:style-name="P4">אמר<text:span text:style-name="T1"> </text:span>ריש<text:span text:style-name="T1"> </text:span>לקיש: אין<text:span text:style-name="T1"> </text:span>אור<text:span text:style-name="T1"> </text:span>של<text:span text:style-name="T1"> </text:span>גיהנם<text:span text:style-name="T1"> </text:span>שולטת<text:span text:style-name="T1"> </text:span>בפושעי<text:span text:style-name="T1"> </text:span>ישראל, קל<text:span text:style-name="T1"> </text:span>וחומר<text:span text:style-name="T1"> </text:span>ממזבח<text:span text:style-name="T1"> </text:span>הזהב: מה<text:span text:style-name="T1"> </text:span>מזבח<text:span text:style-name="T1"> </text:span>הזהב<text:span text:style-name="T1"> </text:span>שאין<text:span text:style-name="T1"> </text:span>עליו<text:span text:style-name="T1"> </text:span>אלא<text:span text:style-name="T1"> </text:span>כעובי<text:span text:style-name="T1"> </text:span>דינר<text:span text:style-name="T1"> </text:span>זהב<text:span text:style-name="T1"> </text:span><text:span text:style-name="T18">(דבר</text:span><text:span text:style-name="T4"> </text:span><text:span text:style-name="T18">מועט)</text:span>, כמה<text:span text:style-name="T1"> </text:span>שנים<text:span text:style-name="T1"> </text:span>אין<text:span text:style-name="T1"> </text:span>האור<text:span text:style-name="T1"> </text:span>שולטת<text:span text:style-name="T1"> </text:span>בו<text:span text:style-name="T1"> </text:span><text:span text:style-name="T18">(לא</text:span><text:span text:style-name="T4"> </text:span><text:span text:style-name="T18">חסר</text:span><text:span text:style-name="T4"> </text:span><text:span text:style-name="T18">זהבה, דנעשה</text:span><text:span text:style-name="T4"> </text:span><text:span text:style-name="T18">בו</text:span><text:span text:style-name="T4"> </text:span><text:span text:style-name="T18">נס)</text:span> - פושעי<text:span text:style-name="T1"> </text:span>ישראל<text:span text:style-name="T1"> </text:span>שמלאין<text:span text:style-name="T1"> </text:span>מצות<text:span text:style-name="T1"> </text:span>כרמון, דכתיב<text:span text:style-name="T1"> </text:span><text:span text:style-name="T19">(שיר</text:span><text:span text:style-name="T3"> </text:span><text:span text:style-name="T19">השירים</text:span><text:span text:style-name="T3"> </text:span><text:span text:style-name="T19">ד,ג; ו,ז)</text:span><text:span text:style-name="T22"> כפלח</text:span><text:span text:style-name="T1"> </text:span><text:span text:style-name="T22">הרמון</text:span><text:span text:style-name="T1"> </text:span><text:span text:style-name="T22">רקתך</text:span><text:span text:style-name="T1"> </text:span><text:span text:style-name="T24">[מבעד</text:span><text:span text:style-name="T4"> </text:span><text:span text:style-name="T24">לצמתך]</text:span> - אל<text:span text:style-name="T1"> </text:span>תקרי<text:span text:style-name="T1"> </text:span>רַקָּתֵךְ<text:span text:style-name="T1"> </text:span>אלא<text:span text:style-name="T1"> </text:span>רקנין<text:span text:style-name="T1"> </text:span>שבך<text:span text:style-name="T1"> </text:span>- על<text:span text:style-name="T1"> </text:span>אחת<text:span text:style-name="T1"> </text:span>כמה<text:span text:style-name="T1"> </text:span>וכמה.</text:p>
      <text:p text:style-name="P4"><text:soft-page-break/></text:p>
      <text:p text:style-name="P1">הדרן<text:span text:style-name="T1"> </text:span>עלך<text:span text:style-name="T1"> </text:span>חומר<text:span text:style-name="T1"> </text:span>בקודש<text:span text:style-name="T1"> </text:span>וסליקא<text:span text:style-name="T1"> </text:span>לה<text:span text:style-name="T1"> </text:span>מסכת<text:span text:style-name="T1"> </text:span>חגיגה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achlieli CLM1" svg:font-family="'Nachlieli CLM'"/>
    <style:font-face style:name="Courier New" svg:font-family="'Courier New'" style:font-family-generic="modern"/>
    <style:font-face style:name="Rod" svg:font-family="Rod" style:font-family-generic="modern"/>
    <style:font-face style:name="David Transparent" svg:font-family="'David Transparent'" style:font-pitch="variable"/>
    <style:font-face style:name="Miriam" svg:font-family="Miriam" style:font-pitch="variable"/>
    <style:font-face style:name="Narkisim" svg:font-family="Narkisim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text-align="end" style:justify-single-word="false" fo:orphans="2" fo:widows="2" fo:text-indent="0cm" style:auto-text-indent="false" style:writing-mode="rl-tb"/>
      <style:text-properties style:use-window-font-color="true" style:font-name="Times New Roman" fo:font-size="12pt" fo:language="en" fo:country="US" style:font-name-asian="Times New Roman" style:font-size-asian="12pt" style:font-name-complex="Rod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Nachlieli CLM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style:line-height-at-least="0.423cm" fo:text-align="end" style:justify-single-word="false" fo:text-indent="0cm" style:auto-text-indent="false" style:text-autospace="none" style:punctuation-wrap="simple" style:vertical-align="baseline"/>
      <style:text-properties fo:font-size="10pt" style:font-size-asian="10pt"/>
    </style:style>
    <style:style style:name="List" style:family="paragraph" style:parent-style-name="Text_20_body" style:class="list">
      <style:text-properties style:font-size-asian="12pt" style:font-name-complex="Nachlieli CLM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achlieli CLM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/>
    </style:style>
    <style:style style:name="Footer" style:family="paragraph" style:parent-style-name="Standard" style:class="extra">
      <style:paragraph-properties fo:margin="100%" fo:margin-left="0cm" fo:margin-right="0cm" fo:text-align="end" style:justify-single-word="false" fo:text-indent="0cm" style:auto-text-indent="false" style:text-autospace="none" style:punctuation-wrap="simple" style:vertical-align="baseli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Body_20_Text_20_2" style:display-name="Body Text 2" style:family="paragraph" style:parent-style-name="Standard">
      <style:paragraph-properties fo:margin="100%" fo:margin-left="0cm" fo:margin-right="0cm" fo:text-align="end" style:justify-single-word="false" fo:text-indent="0cm" style:auto-text-indent="false" style:text-autospace="none" style:punctuation-wrap="simple" style:vertical-align="baseline"/>
      <style:text-properties fo:font-size="10pt" style:font-size-asian="10pt"/>
    </style:style>
    <style:style style:name="Footnote" style:family="paragraph" style:parent-style-name="Standard" style:class="extra">
      <style:paragraph-properties fo:margin="100%" fo:margin-left="0cm" fo:margin-right="0cm" fo:text-align="end" style:justify-single-word="false" fo:text-indent="0cm" style:auto-text-indent="false" style:text-autospace="none" style:punctuation-wrap="simple" style:vertical-align="baseline"/>
      <style:text-properties fo:font-size="10pt" style:font-size-asian="10pt" style:font-size-complex="10pt"/>
    </style:style>
    <style:style style:name="Body_20_Text_20_3" style:display-name="Body Text 3" style:family="paragraph" style:parent-style-name="Standard">
      <style:paragraph-properties fo:margin="100%" fo:margin-left="0cm" fo:margin-right="0cm" fo:text-align="end" style:justify-single-word="false" fo:text-indent="0cm" style:auto-text-indent="false" style:text-autospace="none" style:punctuation-wrap="simple" style:vertical-align="baseline"/>
      <style:text-properties fo:font-size="10pt" style:font-size-asian="10pt"/>
    </style:style>
    <style:style style:name="Comment_20_Text" style:display-name="Comment Text" style:family="paragraph" style:parent-style-name="Standard">
      <style:paragraph-properties fo:margin="100%" fo:margin-left="0cm" fo:margin-right="0cm" fo:text-align="end" style:justify-single-word="false" fo:text-indent="0cm" style:auto-text-indent="false" style:text-autospace="none" style:punctuation-wrap="simple" style:vertical-align="baselin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fo:margin="100%" fo:margin-left="0cm" fo:margin-right="0cm" fo:text-align="end" style:justify-single-word="false" fo:text-indent="0cm" style:auto-text-indent="false" style:text-autospace="none" style:punctuation-wrap="simple" style:vertical-align="baseli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Balloon_20_Text" style:display-name="Balloon Text" style:family="paragraph" style:parent-style-name="Standard">
      <style:paragraph-properties fo:margin="100%" fo:margin-left="0cm" fo:margin-right="0cm" fo:text-align="end" style:justify-single-word="false" fo:text-indent="0cm" style:auto-text-indent="false" style:text-autospace="none" style:punctuation-wrap="simple" style:vertical-align="baseline"/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Times New Roman" style:font-name-asian="Times New Roman" style:font-name-complex="Rod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 text:list-tab-stop-position="1.402cm" fo:text-indent="-0.767cm" fo:margin-left="1.4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style:language-asian="en" style:country-asian="US"/>
    </style:style>
    <style:style style:name="MP3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3.175cm" fo:margin-right="3.175cm" style:writing-mode="rl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rl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draw:frame draw:style-name="Mfr1" draw:name="Frame1" text:anchor-type="paragraph" svg:y="0.002cm" draw:z-index="69"><draw:text-box fo:min-height="0.37cm" fo:min-width="0cm"><text:p text:style-name="MP3"><text:span text:style-name="Page_20_Number"><text:page-number text:select-page="current">70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shayahu Hollander</meta:initial-creator>
    <meta:creation-date>2009-10-12T01:52:00</meta:creation-date>
    <dc:creator>Yeshayahu Hollander</dc:creator>
    <dc:date>2009-10-12T01:55:00</dc:date>
    <meta:editing-cycles>2</meta:editing-cycles>
    <meta:editing-duration>PT3M</meta:editing-duration>
    <meta:document-statistic meta:table-count="0" meta:image-count="0" meta:object-count="0" meta:page-count="70" meta:paragraph-count="1331" meta:word-count="38844" meta:character-count="203115" meta:non-whitespace-character-count="165617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